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style-name="ce2"/>
          <table:table-cell office:value-type="string">
            <text:p>Zone 1</text:p>
          </table:table-cell>
          <table:table-cell/>
          <table:table-cell table:style-name="ce2" table:formula="of:=[.B2]" office:value-type="string" office:string-value="N8">
            <text:p>N8</text:p>
          </table:table-cell>
          <table:table-cell table:style-name="ce2" table:formula="of:=[.D2]" office:value-type="string" office:string-value="X989.2">
            <text:p>X989.2</text:p>
          </table:table-cell>
          <table:table-cell table:style-name="ce2" table:formula="of:=[.F2]" office:value-type="string" office:string-value="Y244.4">
            <text:p>Y244.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&quot;N&quot;&amp;[.A2]" office:value-type="string" office:string-value="N8">
            <text:p>N8</text:p>
          </table:table-cell>
          <table:table-cell office:value-type="float" office:value="989.2">
            <text:p>989.2</text:p>
          </table:table-cell>
          <table:table-cell table:formula="of:= &quot;X&quot;&amp; [.C2]" office:value-type="string" office:string-value="X989.2">
            <text:p>X989.2</text:p>
          </table:table-cell>
          <table:table-cell office:value-type="float" office:value="244.4">
            <text:p>244.4</text:p>
          </table:table-cell>
          <table:table-cell table:formula="of:=&quot;Y&quot; &amp; [.E2]" office:value-type="string" office:string-value="Y244.4">
            <text:p>Y244.4</text:p>
          </table:table-cell>
          <table:table-cell table:number-columns-repeated="2"/>
          <table:table-cell office:value-type="string">
            <text:p>X Position Head</text:p>
          </table:table-cell>
          <table:table-cell office:value-type="float" office:value="1096.6">
            <text:p>1096.6</text:p>
          </table:table-cell>
          <table:table-cell/>
          <table:table-cell table:style-name="ce3"/>
          <table:table-cell office:value-type="string">
            <text:p>Zone 2</text:p>
          </table:table-cell>
          <table:table-cell/>
          <table:table-cell table:style-name="ce2" table:formula="of:=[.B3]" office:value-type="string" office:string-value="N9">
            <text:p>N9</text:p>
          </table:table-cell>
          <table:table-cell table:style-name="ce2" table:formula="of:=[.D3]" office:value-type="string" office:string-value="X993.2">
            <text:p>X993.2</text:p>
          </table:table-cell>
          <table:table-cell table:style-name="ce2" table:formula="of:=[.F3]" office:value-type="string" office:string-value="Y247.275">
            <text:p>Y247.275</text:p>
          </table:table-cell>
        </table:table-row>
        <table:table-row table:style-name="ro1">
          <table:table-cell table:formula="of:=[.A2]+1" office:value-type="float" office:value="9">
            <text:p>9</text:p>
          </table:table-cell>
          <table:table-cell table:formula="of:=&quot;N&quot;&amp;[.A3]" office:value-type="string" office:string-value="N9">
            <text:p>N9</text:p>
          </table:table-cell>
          <table:table-cell table:formula="of:=[.C2]+[.$J$4]" office:value-type="float" office:value="993.2">
            <text:p>993.2</text:p>
          </table:table-cell>
          <table:table-cell table:formula="of:= &quot;X&quot;&amp; [.C3]" office:value-type="string" office:string-value="X993.2">
            <text:p>X993.2</text:p>
          </table:table-cell>
          <table:table-cell table:formula="of:=[.E2]+[.$J$5]" office:value-type="float" office:value="247.275">
            <text:p>247.275</text:p>
          </table:table-cell>
          <table:table-cell table:formula="of:=&quot;Y&quot; &amp; [.E3]" office:value-type="string" office:string-value="Y247.275">
            <text:p>Y247.275</text:p>
          </table:table-cell>
          <table:table-cell table:number-columns-repeated="2"/>
          <table:table-cell office:value-type="string">
            <text:p>Y Position Head</text:p>
          </table:table-cell>
          <table:table-cell office:value-type="float" office:value="2800">
            <text:p>2800</text:p>
          </table:table-cell>
          <table:table-cell/>
          <table:table-cell table:style-name="ce4"/>
          <table:table-cell office:value-type="string">
            <text:p>Zone 4</text:p>
          </table:table-cell>
          <table:table-cell/>
          <table:table-cell table:style-name="ce2" table:formula="of:=[.B4]" office:value-type="string" office:string-value="N10">
            <text:p>N10</text:p>
          </table:table-cell>
          <table:table-cell table:style-name="ce2" table:formula="of:=[.D4]" office:value-type="string" office:string-value="X997.2">
            <text:p>X997.2</text:p>
          </table:table-cell>
          <table:table-cell table:style-name="ce2" table:formula="of:=[.F4]" office:value-type="string" office:string-value="Y250.15">
            <text:p>Y250.15</text:p>
          </table:table-cell>
        </table:table-row>
        <table:table-row table:style-name="ro1">
          <table:table-cell table:formula="of:=[.A3]+1" office:value-type="float" office:value="10">
            <text:p>10</text:p>
          </table:table-cell>
          <table:table-cell table:formula="of:=&quot;N&quot;&amp;[.A4]" office:value-type="string" office:string-value="N10">
            <text:p>N10</text:p>
          </table:table-cell>
          <table:table-cell table:formula="of:=[.C3]+[.$J$4]" office:value-type="float" office:value="997.2">
            <text:p>997.2</text:p>
          </table:table-cell>
          <table:table-cell table:formula="of:= &quot;X&quot;&amp; [.C4]" office:value-type="string" office:string-value="X997.2">
            <text:p>X997.2</text:p>
          </table:table-cell>
          <table:table-cell table:formula="of:=[.E3]+[.$J$5]" office:value-type="float" office:value="250.15">
            <text:p>250.15</text:p>
          </table:table-cell>
          <table:table-cell table:formula="of:=&quot;Y&quot; &amp; [.E4]" office:value-type="string" office:string-value="Y250.15">
            <text:p>Y250.15</text:p>
          </table:table-cell>
          <table:table-cell table:number-columns-repeated="2"/>
          <table:table-cell office:value-type="string">
            <text:p>deltaX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office:value-type="string">
            <text:p>Zone 5</text:p>
          </table:table-cell>
          <table:table-cell/>
          <table:table-cell table:style-name="ce2" table:formula="of:=[.B5]" office:value-type="string" office:string-value="N11">
            <text:p>N11</text:p>
          </table:table-cell>
          <table:table-cell table:style-name="ce2" table:formula="of:=[.D5]" office:value-type="string" office:string-value="X1001.2">
            <text:p>X1001.2</text:p>
          </table:table-cell>
          <table:table-cell table:style-name="ce2" table:formula="of:=[.F5]" office:value-type="string" office:string-value="Y253.025">
            <text:p>Y253.025</text:p>
          </table:table-cell>
        </table:table-row>
        <table:table-row table:style-name="ro1">
          <table:table-cell table:formula="of:=[.A4]+1" office:value-type="float" office:value="11">
            <text:p>11</text:p>
          </table:table-cell>
          <table:table-cell table:formula="of:=&quot;N&quot;&amp;[.A5]" office:value-type="string" office:string-value="N11">
            <text:p>N11</text:p>
          </table:table-cell>
          <table:table-cell table:formula="of:=[.C4]+[.$J$4]" office:value-type="float" office:value="1001.2">
            <text:p>1001.2</text:p>
          </table:table-cell>
          <table:table-cell table:formula="of:= &quot;X&quot;&amp; [.C5]" office:value-type="string" office:string-value="X1001.2">
            <text:p>X1001.2</text:p>
          </table:table-cell>
          <table:table-cell table:formula="of:=[.E4]+[.$J$5]" office:value-type="float" office:value="253.025">
            <text:p>253.025</text:p>
          </table:table-cell>
          <table:table-cell table:formula="of:=&quot;Y&quot; &amp; [.E5]" office:value-type="string" office:string-value="Y253.025">
            <text:p>Y253.025</text:p>
          </table:table-cell>
          <table:table-cell table:number-columns-repeated="2"/>
          <table:table-cell office:value-type="string">
            <text:p>deltaY</text:p>
          </table:table-cell>
          <table:table-cell office:value-type="float" office:value="2.875">
            <text:p>2.875</text:p>
          </table:table-cell>
          <table:table-cell/>
          <table:table-cell table:style-name="ce6"/>
          <table:table-cell office:value-type="string">
            <text:p>Zone 3</text:p>
          </table:table-cell>
          <table:table-cell/>
          <table:table-cell table:style-name="ce2" table:formula="of:=[.B6]" office:value-type="string" office:string-value="N12">
            <text:p>N12</text:p>
          </table:table-cell>
          <table:table-cell table:style-name="ce2" table:formula="of:=[.D6]" office:value-type="string" office:string-value="X1005.2">
            <text:p>X1005.2</text:p>
          </table:table-cell>
          <table:table-cell table:style-name="ce2" table:formula="of:=[.F6]" office:value-type="string" office:string-value="Y255.9">
            <text:p>Y255.9</text:p>
          </table:table-cell>
        </table:table-row>
        <table:table-row table:style-name="ro1">
          <table:table-cell table:formula="of:=[.A5]+1" office:value-type="float" office:value="12">
            <text:p>12</text:p>
          </table:table-cell>
          <table:table-cell table:formula="of:=&quot;N&quot;&amp;[.A6]" office:value-type="string" office:string-value="N12">
            <text:p>N12</text:p>
          </table:table-cell>
          <table:table-cell table:formula="of:=[.C5]+[.$J$4]" office:value-type="float" office:value="1005.2">
            <text:p>1005.2</text:p>
          </table:table-cell>
          <table:table-cell table:formula="of:= &quot;X&quot;&amp; [.C6]" office:value-type="string" office:string-value="X1005.2">
            <text:p>X1005.2</text:p>
          </table:table-cell>
          <table:table-cell table:formula="of:=[.E5]+[.$J$5]" office:value-type="float" office:value="255.9">
            <text:p>255.9</text:p>
          </table:table-cell>
          <table:table-cell table:formula="of:=&quot;Y&quot; &amp; [.E6]" office:value-type="string" office:string-value="Y255.9">
            <text:p>Y255.9</text:p>
          </table:table-cell>
          <table:table-cell table:number-columns-repeated="2"/>
          <table:table-cell office:value-type="string">
            <text:p>Y delta</text:p>
          </table:table-cell>
          <table:table-cell office:value-type="float" office:value="5.75">
            <text:p>5.75</text:p>
          </table:table-cell>
          <table:table-cell table:number-columns-repeated="4"/>
          <table:table-cell table:style-name="ce2" table:formula="of:=[.B7]" office:value-type="string" office:string-value="N13">
            <text:p>N13</text:p>
          </table:table-cell>
          <table:table-cell table:style-name="ce2" table:formula="of:=[.D7]" office:value-type="string" office:string-value="X1009.2">
            <text:p>X1009.2</text:p>
          </table:table-cell>
          <table:table-cell table:style-name="ce2" table:formula="of:=[.F7]" office:value-type="string" office:string-value="Y258.775">
            <text:p>Y258.775</text:p>
          </table:table-cell>
        </table:table-row>
        <table:table-row table:style-name="ro1">
          <table:table-cell table:formula="of:=[.A6]+1" office:value-type="float" office:value="13">
            <text:p>13</text:p>
          </table:table-cell>
          <table:table-cell table:formula="of:=&quot;N&quot;&amp;[.A7]" office:value-type="string" office:string-value="N13">
            <text:p>N13</text:p>
          </table:table-cell>
          <table:table-cell table:formula="of:=[.C6]+[.$J$4]" office:value-type="float" office:value="1009.2">
            <text:p>1009.2</text:p>
          </table:table-cell>
          <table:table-cell table:formula="of:= &quot;X&quot;&amp; [.C7]" office:value-type="string" office:string-value="X1009.2">
            <text:p>X1009.2</text:p>
          </table:table-cell>
          <table:table-cell table:formula="of:=[.E6]+[.$J$5]" office:value-type="float" office:value="258.775">
            <text:p>258.775</text:p>
          </table:table-cell>
          <table:table-cell table:formula="of:=&quot;Y&quot; &amp; [.E7]" office:value-type="string" office:string-value="Y258.775">
            <text:p>Y258.775</text:p>
          </table:table-cell>
          <table:table-cell table:number-columns-repeated="2"/>
          <table:table-cell office:value-type="string">
            <text:p>X Position Foot</text:p>
          </table:table-cell>
          <table:table-cell office:value-type="float" office:value="6919.9">
            <text:p>6919.9</text:p>
          </table:table-cell>
          <table:table-cell table:number-columns-repeated="4"/>
          <table:table-cell table:style-name="ce2" table:formula="of:=[.B8]" office:value-type="string" office:string-value="N14">
            <text:p>N14</text:p>
          </table:table-cell>
          <table:table-cell table:style-name="ce2" table:formula="of:=[.D8]" office:value-type="string" office:string-value="X1013.2">
            <text:p>X1013.2</text:p>
          </table:table-cell>
          <table:table-cell table:style-name="ce2" table:formula="of:=[.F8]" office:value-type="string" office:string-value="Y261.65">
            <text:p>Y261.65</text:p>
          </table:table-cell>
        </table:table-row>
        <table:table-row table:style-name="ro1">
          <table:table-cell table:formula="of:=[.A7]+1" office:value-type="float" office:value="14">
            <text:p>14</text:p>
          </table:table-cell>
          <table:table-cell table:formula="of:=&quot;N&quot;&amp;[.A8]" office:value-type="string" office:string-value="N14">
            <text:p>N14</text:p>
          </table:table-cell>
          <table:table-cell table:formula="of:=[.C7]+[.$J$4]" office:value-type="float" office:value="1013.2">
            <text:p>1013.2</text:p>
          </table:table-cell>
          <table:table-cell table:formula="of:= &quot;X&quot;&amp; [.C8]" office:value-type="string" office:string-value="X1013.2">
            <text:p>X1013.2</text:p>
          </table:table-cell>
          <table:table-cell table:formula="of:=[.E7]+[.$J$5]" office:value-type="float" office:value="261.65">
            <text:p>261.65</text:p>
          </table:table-cell>
          <table:table-cell table:formula="of:=&quot;Y&quot; &amp; [.E8]" office:value-type="string" office:string-value="Y261.65">
            <text:p>Y261.65</text:p>
          </table:table-cell>
          <table:table-cell table:number-columns-repeated="2"/>
          <table:table-cell office:value-type="string">
            <text:p>Y Position Foot</text:p>
          </table:table-cell>
          <table:table-cell office:value-type="float" office:value="650.5">
            <text:p>650.5</text:p>
          </table:table-cell>
          <table:table-cell table:number-columns-repeated="4"/>
          <table:table-cell table:style-name="ce2" table:formula="of:=[.B9]" office:value-type="string" office:string-value="N15">
            <text:p>N15</text:p>
          </table:table-cell>
          <table:table-cell table:style-name="ce2" table:formula="of:=[.D9]" office:value-type="string" office:string-value="X1017.2">
            <text:p>X1017.2</text:p>
          </table:table-cell>
          <table:table-cell table:style-name="ce2" table:formula="of:=[.F9]" office:value-type="string" office:string-value="Y264.525">
            <text:p>Y264.525</text:p>
          </table:table-cell>
        </table:table-row>
        <table:table-row table:style-name="ro1">
          <table:table-cell table:formula="of:=[.A8]+1" office:value-type="float" office:value="15">
            <text:p>15</text:p>
          </table:table-cell>
          <table:table-cell table:formula="of:=&quot;N&quot;&amp;[.A9]" office:value-type="string" office:string-value="N15">
            <text:p>N15</text:p>
          </table:table-cell>
          <table:table-cell table:formula="of:=[.C8]+[.$J$4]" office:value-type="float" office:value="1017.2">
            <text:p>1017.2</text:p>
          </table:table-cell>
          <table:table-cell table:formula="of:= &quot;X&quot;&amp; [.C9]" office:value-type="string" office:string-value="X1017.2">
            <text:p>X1017.2</text:p>
          </table:table-cell>
          <table:table-cell table:formula="of:=[.E8]+[.$J$5]" office:value-type="float" office:value="264.525">
            <text:p>264.525</text:p>
          </table:table-cell>
          <table:table-cell table:formula="of:=&quot;Y&quot; &amp; [.E9]" office:value-type="string" office:string-value="Y264.525">
            <text:p>Y264.525</text:p>
          </table:table-cell>
          <table:table-cell table:number-columns-repeated="8"/>
          <table:table-cell table:style-name="ce2" table:formula="of:=[.B10]" office:value-type="string" office:string-value="N16">
            <text:p>N16</text:p>
          </table:table-cell>
          <table:table-cell table:style-name="ce2" table:formula="of:=[.D10]" office:value-type="string" office:string-value="X1021.2">
            <text:p>X1021.2</text:p>
          </table:table-cell>
          <table:table-cell table:style-name="ce2" table:formula="of:=[.F10]" office:value-type="string" office:string-value="Y267.4">
            <text:p>Y267.4</text:p>
          </table:table-cell>
        </table:table-row>
        <table:table-row table:style-name="ro1">
          <table:table-cell table:formula="of:=[.A9]+1" office:value-type="float" office:value="16">
            <text:p>16</text:p>
          </table:table-cell>
          <table:table-cell table:formula="of:=&quot;N&quot;&amp;[.A10]" office:value-type="string" office:string-value="N16">
            <text:p>N16</text:p>
          </table:table-cell>
          <table:table-cell table:formula="of:=[.C9]+[.$J$4]" office:value-type="float" office:value="1021.2">
            <text:p>1021.2</text:p>
          </table:table-cell>
          <table:table-cell table:formula="of:= &quot;X&quot;&amp; [.C10]" office:value-type="string" office:string-value="X1021.2">
            <text:p>X1021.2</text:p>
          </table:table-cell>
          <table:table-cell table:formula="of:=[.E9]+[.$J$5]" office:value-type="float" office:value="267.4">
            <text:p>267.4</text:p>
          </table:table-cell>
          <table:table-cell table:formula="of:=&quot;Y&quot; &amp; [.E10]" office:value-type="string" office:string-value="Y267.4">
            <text:p>Y267.4</text:p>
          </table:table-cell>
          <table:table-cell table:number-columns-repeated="2"/>
          <table:table-cell office:value-type="string">
            <text:p>Zone 2 X Position</text:p>
          </table:table-cell>
          <table:table-cell office:value-type="float" office:value="2800">
            <text:p>2800</text:p>
          </table:table-cell>
          <table:table-cell table:number-columns-repeated="4"/>
          <table:table-cell table:style-name="ce2" table:formula="of:=[.B11]" office:value-type="string" office:string-value="N17">
            <text:p>N17</text:p>
          </table:table-cell>
          <table:table-cell table:style-name="ce2" table:formula="of:=[.D11]" office:value-type="string" office:string-value="X1025.2">
            <text:p>X1025.2</text:p>
          </table:table-cell>
          <table:table-cell table:style-name="ce2" table:formula="of:=[.F11]" office:value-type="string" office:string-value="Y270.275">
            <text:p>Y270.275</text:p>
          </table:table-cell>
        </table:table-row>
        <table:table-row table:style-name="ro1">
          <table:table-cell table:formula="of:=[.A10]+1" office:value-type="float" office:value="17">
            <text:p>17</text:p>
          </table:table-cell>
          <table:table-cell table:formula="of:=&quot;N&quot;&amp;[.A11]" office:value-type="string" office:string-value="N17">
            <text:p>N17</text:p>
          </table:table-cell>
          <table:table-cell table:formula="of:=[.C10]+[.$J$4]" office:value-type="float" office:value="1025.2">
            <text:p>1025.2</text:p>
          </table:table-cell>
          <table:table-cell table:formula="of:= &quot;X&quot;&amp; [.C11]" office:value-type="string" office:string-value="X1025.2">
            <text:p>X1025.2</text:p>
          </table:table-cell>
          <table:table-cell table:formula="of:=[.E10]+[.$J$5]" office:value-type="float" office:value="270.275">
            <text:p>270.275</text:p>
          </table:table-cell>
          <table:table-cell table:formula="of:=&quot;Y&quot; &amp; [.E11]" office:value-type="string" office:string-value="Y270.275">
            <text:p>Y270.275</text:p>
          </table:table-cell>
          <table:table-cell table:number-columns-repeated="2"/>
          <table:table-cell office:value-type="string">
            <text:p>Zone 2 Y Position</text:p>
          </table:table-cell>
          <table:table-cell office:value-type="float" office:value="1900">
            <text:p>1900</text:p>
          </table:table-cell>
          <table:table-cell table:number-columns-repeated="4"/>
          <table:table-cell table:style-name="ce2" table:formula="of:=[.B12]" office:value-type="string" office:string-value="N18">
            <text:p>N18</text:p>
          </table:table-cell>
          <table:table-cell table:style-name="ce2" table:formula="of:=[.D12]" office:value-type="string" office:string-value="X1029.2">
            <text:p>X1029.2</text:p>
          </table:table-cell>
          <table:table-cell table:style-name="ce2" table:formula="of:=[.F12]" office:value-type="string" office:string-value="Y273.15">
            <text:p>Y273.15</text:p>
          </table:table-cell>
        </table:table-row>
        <table:table-row table:style-name="ro1">
          <table:table-cell table:formula="of:=[.A11]+1" office:value-type="float" office:value="18">
            <text:p>18</text:p>
          </table:table-cell>
          <table:table-cell table:formula="of:=&quot;N&quot;&amp;[.A12]" office:value-type="string" office:string-value="N18">
            <text:p>N18</text:p>
          </table:table-cell>
          <table:table-cell table:formula="of:=[.C11]+[.$J$4]" office:value-type="float" office:value="1029.2">
            <text:p>1029.2</text:p>
          </table:table-cell>
          <table:table-cell table:formula="of:= &quot;X&quot;&amp; [.C12]" office:value-type="string" office:string-value="X1029.2">
            <text:p>X1029.2</text:p>
          </table:table-cell>
          <table:table-cell table:formula="of:=[.E11]+[.$J$5]" office:value-type="float" office:value="273.15">
            <text:p>273.15</text:p>
          </table:table-cell>
          <table:table-cell table:formula="of:=&quot;Y&quot; &amp; [.E12]" office:value-type="string" office:string-value="Y273.15">
            <text:p>Y273.15</text:p>
          </table:table-cell>
          <table:table-cell table:number-columns-repeated="8"/>
          <table:table-cell table:style-name="ce2" table:formula="of:=[.B13]" office:value-type="string" office:string-value="N19">
            <text:p>N19</text:p>
          </table:table-cell>
          <table:table-cell table:style-name="ce2" table:formula="of:=[.D13]" office:value-type="string" office:string-value="X1033.2">
            <text:p>X1033.2</text:p>
          </table:table-cell>
          <table:table-cell table:style-name="ce2" table:formula="of:=[.F13]" office:value-type="string" office:string-value="Y276.025">
            <text:p>Y276.025</text:p>
          </table:table-cell>
        </table:table-row>
        <table:table-row table:style-name="ro1">
          <table:table-cell table:formula="of:=[.A12]+1" office:value-type="float" office:value="19">
            <text:p>19</text:p>
          </table:table-cell>
          <table:table-cell table:formula="of:=&quot;N&quot;&amp;[.A13]" office:value-type="string" office:string-value="N19">
            <text:p>N19</text:p>
          </table:table-cell>
          <table:table-cell table:formula="of:=[.C12]+[.$J$4]" office:value-type="float" office:value="1033.2">
            <text:p>1033.2</text:p>
          </table:table-cell>
          <table:table-cell table:formula="of:= &quot;X&quot;&amp; [.C13]" office:value-type="string" office:string-value="X1033.2">
            <text:p>X1033.2</text:p>
          </table:table-cell>
          <table:table-cell table:formula="of:=[.E12]+[.$J$5]" office:value-type="float" office:value="276.025">
            <text:p>276.025</text:p>
          </table:table-cell>
          <table:table-cell table:formula="of:=&quot;Y&quot; &amp; [.E13]" office:value-type="string" office:string-value="Y276.025">
            <text:p>Y276.025</text:p>
          </table:table-cell>
          <table:table-cell table:number-columns-repeated="2"/>
          <table:table-cell office:value-type="string">
            <text:p>Zone 3 X Position</text:p>
          </table:table-cell>
          <table:table-cell office:value-type="float" office:value="4000">
            <text:p>4000</text:p>
          </table:table-cell>
          <table:table-cell table:number-columns-repeated="4"/>
          <table:table-cell table:style-name="ce2" table:formula="of:=[.B14]" office:value-type="string" office:string-value="N20">
            <text:p>N20</text:p>
          </table:table-cell>
          <table:table-cell table:style-name="ce2" table:formula="of:=[.D14]" office:value-type="string" office:string-value="X1037.2">
            <text:p>X1037.2</text:p>
          </table:table-cell>
          <table:table-cell table:style-name="ce2" table:formula="of:=[.F14]" office:value-type="string" office:string-value="Y278.9">
            <text:p>Y278.9</text:p>
          </table:table-cell>
        </table:table-row>
        <table:table-row table:style-name="ro1">
          <table:table-cell table:formula="of:=[.A13]+1" office:value-type="float" office:value="20">
            <text:p>20</text:p>
          </table:table-cell>
          <table:table-cell table:formula="of:=&quot;N&quot;&amp;[.A14]" office:value-type="string" office:string-value="N20">
            <text:p>N20</text:p>
          </table:table-cell>
          <table:table-cell table:formula="of:=[.C13]+[.$J$4]" office:value-type="float" office:value="1037.2">
            <text:p>1037.2</text:p>
          </table:table-cell>
          <table:table-cell table:formula="of:= &quot;X&quot;&amp; [.C14]" office:value-type="string" office:string-value="X1037.2">
            <text:p>X1037.2</text:p>
          </table:table-cell>
          <table:table-cell table:formula="of:=[.E13]+[.$J$5]" office:value-type="float" office:value="278.9">
            <text:p>278.9</text:p>
          </table:table-cell>
          <table:table-cell table:formula="of:=&quot;Y&quot; &amp; [.E14]" office:value-type="string" office:string-value="Y278.9">
            <text:p>Y278.9</text:p>
          </table:table-cell>
          <table:table-cell table:number-columns-repeated="2"/>
          <table:table-cell office:value-type="string">
            <text:p>Zone 3 Y Position</text:p>
          </table:table-cell>
          <table:table-cell office:value-type="float" office:value="1900">
            <text:p>1900</text:p>
          </table:table-cell>
          <table:table-cell table:number-columns-repeated="4"/>
          <table:table-cell table:style-name="ce2" table:formula="of:=[.B15]" office:value-type="string" office:string-value="N21">
            <text:p>N21</text:p>
          </table:table-cell>
          <table:table-cell table:style-name="ce2" table:formula="of:=[.D15]" office:value-type="string" office:string-value="X1041.2">
            <text:p>X1041.2</text:p>
          </table:table-cell>
          <table:table-cell table:style-name="ce2" table:formula="of:=[.F15]" office:value-type="string" office:string-value="Y281.775">
            <text:p>Y281.775</text:p>
          </table:table-cell>
        </table:table-row>
        <table:table-row table:style-name="ro1">
          <table:table-cell table:formula="of:=[.A14]+1" office:value-type="float" office:value="21">
            <text:p>21</text:p>
          </table:table-cell>
          <table:table-cell table:formula="of:=&quot;N&quot;&amp;[.A15]" office:value-type="string" office:string-value="N21">
            <text:p>N21</text:p>
          </table:table-cell>
          <table:table-cell table:formula="of:=[.C14]+[.$J$4]" office:value-type="float" office:value="1041.2">
            <text:p>1041.2</text:p>
          </table:table-cell>
          <table:table-cell table:formula="of:= &quot;X&quot;&amp; [.C15]" office:value-type="string" office:string-value="X1041.2">
            <text:p>X1041.2</text:p>
          </table:table-cell>
          <table:table-cell table:formula="of:=[.E14]+[.$J$5]" office:value-type="float" office:value="281.775">
            <text:p>281.775</text:p>
          </table:table-cell>
          <table:table-cell table:formula="of:=&quot;Y&quot; &amp; [.E15]" office:value-type="string" office:string-value="Y281.775">
            <text:p>Y281.775</text:p>
          </table:table-cell>
          <table:table-cell table:number-columns-repeated="8"/>
          <table:table-cell table:style-name="ce2" table:formula="of:=[.B16]" office:value-type="string" office:string-value="N22">
            <text:p>N22</text:p>
          </table:table-cell>
          <table:table-cell table:style-name="ce2" table:formula="of:=[.D16]" office:value-type="string" office:string-value="X1045.2">
            <text:p>X1045.2</text:p>
          </table:table-cell>
          <table:table-cell table:style-name="ce2" table:formula="of:=[.F16]" office:value-type="string" office:string-value="Y284.65">
            <text:p>Y284.65</text:p>
          </table:table-cell>
        </table:table-row>
        <table:table-row table:style-name="ro1">
          <table:table-cell table:formula="of:=[.A15]+1" office:value-type="float" office:value="22">
            <text:p>22</text:p>
          </table:table-cell>
          <table:table-cell table:formula="of:=&quot;N&quot;&amp;[.A16]" office:value-type="string" office:string-value="N22">
            <text:p>N22</text:p>
          </table:table-cell>
          <table:table-cell table:formula="of:=[.C15]+[.$J$4]" office:value-type="float" office:value="1045.2">
            <text:p>1045.2</text:p>
          </table:table-cell>
          <table:table-cell table:formula="of:= &quot;X&quot;&amp; [.C16]" office:value-type="string" office:string-value="X1045.2">
            <text:p>X1045.2</text:p>
          </table:table-cell>
          <table:table-cell table:formula="of:=[.E15]+[.$J$5]" office:value-type="float" office:value="284.65">
            <text:p>284.65</text:p>
          </table:table-cell>
          <table:table-cell table:formula="of:=&quot;Y&quot; &amp; [.E16]" office:value-type="string" office:string-value="Y284.65">
            <text:p>Y284.65</text:p>
          </table:table-cell>
          <table:table-cell table:number-columns-repeated="8"/>
          <table:table-cell table:style-name="ce2" table:formula="of:=[.B17]" office:value-type="string" office:string-value="N23">
            <text:p>N23</text:p>
          </table:table-cell>
          <table:table-cell table:style-name="ce2" table:formula="of:=[.D17]" office:value-type="string" office:string-value="X1049.2">
            <text:p>X1049.2</text:p>
          </table:table-cell>
          <table:table-cell table:style-name="ce2" table:formula="of:=[.F17]" office:value-type="string" office:string-value="Y287.525">
            <text:p>Y287.525</text:p>
          </table:table-cell>
        </table:table-row>
        <table:table-row table:style-name="ro1">
          <table:table-cell table:formula="of:=[.A16]+1" office:value-type="float" office:value="23">
            <text:p>23</text:p>
          </table:table-cell>
          <table:table-cell table:formula="of:=&quot;N&quot;&amp;[.A17]" office:value-type="string" office:string-value="N23">
            <text:p>N23</text:p>
          </table:table-cell>
          <table:table-cell table:formula="of:=[.C16]+[.$J$4]" office:value-type="float" office:value="1049.2">
            <text:p>1049.2</text:p>
          </table:table-cell>
          <table:table-cell table:formula="of:= &quot;X&quot;&amp; [.C17]" office:value-type="string" office:string-value="X1049.2">
            <text:p>X1049.2</text:p>
          </table:table-cell>
          <table:table-cell table:formula="of:=[.E16]+[.$J$5]" office:value-type="float" office:value="287.525">
            <text:p>287.525</text:p>
          </table:table-cell>
          <table:table-cell table:formula="of:=&quot;Y&quot; &amp; [.E17]" office:value-type="string" office:string-value="Y287.525">
            <text:p>Y287.525</text:p>
          </table:table-cell>
          <table:table-cell table:number-columns-repeated="2"/>
          <table:table-cell office:value-type="string">
            <text:p>X zone1 A</text:p>
          </table:table-cell>
          <table:table-cell office:value-type="float" office:value="1172.8">
            <text:p>1172.8</text:p>
          </table:table-cell>
          <table:table-cell table:number-columns-repeated="4"/>
          <table:table-cell table:style-name="ce2" table:formula="of:=[.B18]" office:value-type="string" office:string-value="N24">
            <text:p>N24</text:p>
          </table:table-cell>
          <table:table-cell table:style-name="ce2" table:formula="of:=[.D18]" office:value-type="string" office:string-value="X1053.2">
            <text:p>X1053.2</text:p>
          </table:table-cell>
          <table:table-cell table:style-name="ce2" table:formula="of:=[.F18]" office:value-type="string" office:string-value="Y290.4">
            <text:p>Y290.4</text:p>
          </table:table-cell>
        </table:table-row>
        <table:table-row table:style-name="ro1">
          <table:table-cell table:formula="of:=[.A17]+1" office:value-type="float" office:value="24">
            <text:p>24</text:p>
          </table:table-cell>
          <table:table-cell table:formula="of:=&quot;N&quot;&amp;[.A18]" office:value-type="string" office:string-value="N24">
            <text:p>N24</text:p>
          </table:table-cell>
          <table:table-cell table:formula="of:=[.C17]+[.$J$4]" office:value-type="float" office:value="1053.2">
            <text:p>1053.2</text:p>
          </table:table-cell>
          <table:table-cell table:formula="of:= &quot;X&quot;&amp; [.C18]" office:value-type="string" office:string-value="X1053.2">
            <text:p>X1053.2</text:p>
          </table:table-cell>
          <table:table-cell table:formula="of:=[.E17]+[.$J$5]" office:value-type="float" office:value="290.4">
            <text:p>290.4</text:p>
          </table:table-cell>
          <table:table-cell table:formula="of:=&quot;Y&quot; &amp; [.E18]" office:value-type="string" office:string-value="Y290.4">
            <text:p>Y290.4</text:p>
          </table:table-cell>
          <table:table-cell table:number-columns-repeated="2"/>
          <table:table-cell office:value-type="string">
            <text:p>Y zone1 A</text:p>
          </table:table-cell>
          <table:table-cell office:value-type="float" office:value="374">
            <text:p>374</text:p>
          </table:table-cell>
          <table:table-cell table:number-columns-repeated="4"/>
          <table:table-cell table:style-name="ce2" table:formula="of:=[.B19]" office:value-type="string" office:string-value="N25">
            <text:p>N25</text:p>
          </table:table-cell>
          <table:table-cell table:style-name="ce2" table:formula="of:=[.D19]" office:value-type="string" office:string-value="X1057.2">
            <text:p>X1057.2</text:p>
          </table:table-cell>
          <table:table-cell table:style-name="ce2" table:formula="of:=[.F19]" office:value-type="string" office:string-value="Y293.275">
            <text:p>Y293.275</text:p>
          </table:table-cell>
        </table:table-row>
        <table:table-row table:style-name="ro1">
          <table:table-cell table:formula="of:=[.A18]+1" office:value-type="float" office:value="25">
            <text:p>25</text:p>
          </table:table-cell>
          <table:table-cell table:formula="of:=&quot;N&quot;&amp;[.A19]" office:value-type="string" office:string-value="N25">
            <text:p>N25</text:p>
          </table:table-cell>
          <table:table-cell table:formula="of:=[.C18]+[.$J$4]" office:value-type="float" office:value="1057.2">
            <text:p>1057.2</text:p>
          </table:table-cell>
          <table:table-cell table:formula="of:= &quot;X&quot;&amp; [.C19]" office:value-type="string" office:string-value="X1057.2">
            <text:p>X1057.2</text:p>
          </table:table-cell>
          <table:table-cell table:formula="of:=[.E18]+[.$J$5]" office:value-type="float" office:value="293.275">
            <text:p>293.275</text:p>
          </table:table-cell>
          <table:table-cell table:formula="of:=&quot;Y&quot; &amp; [.E19]" office:value-type="string" office:string-value="Y293.275">
            <text:p>Y293.275</text:p>
          </table:table-cell>
          <table:table-cell table:number-columns-repeated="8"/>
          <table:table-cell table:style-name="ce2" table:formula="of:=[.B20]" office:value-type="string" office:string-value="N26">
            <text:p>N26</text:p>
          </table:table-cell>
          <table:table-cell table:style-name="ce2" table:formula="of:=[.D20]" office:value-type="string" office:string-value="X1061.2">
            <text:p>X1061.2</text:p>
          </table:table-cell>
          <table:table-cell table:style-name="ce2" table:formula="of:=[.F20]" office:value-type="string" office:string-value="Y296.15">
            <text:p>Y296.15</text:p>
          </table:table-cell>
        </table:table-row>
        <table:table-row table:style-name="ro1">
          <table:table-cell table:formula="of:=[.A19]+1" office:value-type="float" office:value="26">
            <text:p>26</text:p>
          </table:table-cell>
          <table:table-cell table:formula="of:=&quot;N&quot;&amp;[.A20]" office:value-type="string" office:string-value="N26">
            <text:p>N26</text:p>
          </table:table-cell>
          <table:table-cell table:formula="of:=[.C19]+[.$J$4]" office:value-type="float" office:value="1061.2">
            <text:p>1061.2</text:p>
          </table:table-cell>
          <table:table-cell table:formula="of:= &quot;X&quot;&amp; [.C20]" office:value-type="string" office:string-value="X1061.2">
            <text:p>X1061.2</text:p>
          </table:table-cell>
          <table:table-cell table:formula="of:=[.E19]+[.$J$5]" office:value-type="float" office:value="296.15">
            <text:p>296.15</text:p>
          </table:table-cell>
          <table:table-cell table:formula="of:=&quot;Y&quot; &amp; [.E20]" office:value-type="string" office:string-value="Y296.15">
            <text:p>Y296.15</text:p>
          </table:table-cell>
          <table:table-cell table:number-columns-repeated="2"/>
          <table:table-cell office:value-type="string">
            <text:p>X zone5 A</text:p>
          </table:table-cell>
          <table:table-cell office:value-type="float" office:value="6930">
            <text:p>6930</text:p>
          </table:table-cell>
          <table:table-cell table:number-columns-repeated="4"/>
          <table:table-cell table:style-name="ce2" table:formula="of:=[.B21]" office:value-type="string" office:string-value="N27">
            <text:p>N27</text:p>
          </table:table-cell>
          <table:table-cell table:style-name="ce2" table:formula="of:=[.D21]" office:value-type="string" office:string-value="X1065.2">
            <text:p>X1065.2</text:p>
          </table:table-cell>
          <table:table-cell table:style-name="ce2" table:formula="of:=[.F21]" office:value-type="string" office:string-value="Y299.025">
            <text:p>Y299.025</text:p>
          </table:table-cell>
        </table:table-row>
        <table:table-row table:style-name="ro1">
          <table:table-cell table:formula="of:=[.A20]+1" office:value-type="float" office:value="27">
            <text:p>27</text:p>
          </table:table-cell>
          <table:table-cell table:formula="of:=&quot;N&quot;&amp;[.A21]" office:value-type="string" office:string-value="N27">
            <text:p>N27</text:p>
          </table:table-cell>
          <table:table-cell table:formula="of:=[.C20]+[.$J$4]" office:value-type="float" office:value="1065.2">
            <text:p>1065.2</text:p>
          </table:table-cell>
          <table:table-cell table:formula="of:= &quot;X&quot;&amp; [.C21]" office:value-type="string" office:string-value="X1065.2">
            <text:p>X1065.2</text:p>
          </table:table-cell>
          <table:table-cell table:formula="of:=[.E20]+[.$J$5]" office:value-type="float" office:value="299.025">
            <text:p>299.025</text:p>
          </table:table-cell>
          <table:table-cell table:formula="of:=&quot;Y&quot; &amp; [.E21]" office:value-type="string" office:string-value="Y299.025">
            <text:p>Y299.025</text:p>
          </table:table-cell>
          <table:table-cell table:number-columns-repeated="2"/>
          <table:table-cell office:value-type="string">
            <text:p>Y zone5 A</text:p>
          </table:table-cell>
          <table:table-cell office:value-type="float" office:value="2518">
            <text:p>2518</text:p>
          </table:table-cell>
          <table:table-cell table:number-columns-repeated="4"/>
          <table:table-cell table:style-name="ce2" table:formula="of:=[.B22]" office:value-type="string" office:string-value="N28">
            <text:p>N28</text:p>
          </table:table-cell>
          <table:table-cell table:style-name="ce2" table:formula="of:=[.D22]" office:value-type="string" office:string-value="X1069.2">
            <text:p>X1069.2</text:p>
          </table:table-cell>
          <table:table-cell table:style-name="ce2" table:formula="of:=[.F22]" office:value-type="string" office:string-value="Y301.9">
            <text:p>Y301.9</text:p>
          </table:table-cell>
        </table:table-row>
        <table:table-row table:style-name="ro1">
          <table:table-cell table:formula="of:=[.A21]+1" office:value-type="float" office:value="28">
            <text:p>28</text:p>
          </table:table-cell>
          <table:table-cell table:formula="of:=&quot;N&quot;&amp;[.A22]" office:value-type="string" office:string-value="N28">
            <text:p>N28</text:p>
          </table:table-cell>
          <table:table-cell table:formula="of:=[.C21]+[.$J$4]" office:value-type="float" office:value="1069.2">
            <text:p>1069.2</text:p>
          </table:table-cell>
          <table:table-cell table:formula="of:= &quot;X&quot;&amp; [.C22]" office:value-type="string" office:string-value="X1069.2">
            <text:p>X1069.2</text:p>
          </table:table-cell>
          <table:table-cell table:formula="of:=[.E21]+[.$J$5]" office:value-type="float" office:value="301.9">
            <text:p>301.9</text:p>
          </table:table-cell>
          <table:table-cell table:formula="of:=&quot;Y&quot; &amp; [.E22]" office:value-type="string" office:string-value="Y301.9">
            <text:p>Y301.9</text:p>
          </table:table-cell>
          <table:table-cell table:number-columns-repeated="8"/>
          <table:table-cell table:style-name="ce2" table:formula="of:=[.B23]" office:value-type="string" office:string-value="N29">
            <text:p>N29</text:p>
          </table:table-cell>
          <table:table-cell table:style-name="ce2" table:formula="of:=[.D23]" office:value-type="string" office:string-value="X1073.2">
            <text:p>X1073.2</text:p>
          </table:table-cell>
          <table:table-cell table:style-name="ce2" table:formula="of:=[.F23]" office:value-type="string" office:string-value="Y304.775">
            <text:p>Y304.775</text:p>
          </table:table-cell>
        </table:table-row>
        <table:table-row table:style-name="ro1">
          <table:table-cell table:formula="of:=[.A22]+1" office:value-type="float" office:value="29">
            <text:p>29</text:p>
          </table:table-cell>
          <table:table-cell table:formula="of:=&quot;N&quot;&amp;[.A23]" office:value-type="string" office:string-value="N29">
            <text:p>N29</text:p>
          </table:table-cell>
          <table:table-cell table:formula="of:=[.C22]+[.$J$4]" office:value-type="float" office:value="1073.2">
            <text:p>1073.2</text:p>
          </table:table-cell>
          <table:table-cell table:formula="of:= &quot;X&quot;&amp; [.C23]" office:value-type="string" office:string-value="X1073.2">
            <text:p>X1073.2</text:p>
          </table:table-cell>
          <table:table-cell table:formula="of:=[.E22]+[.$J$5]" office:value-type="float" office:value="304.775">
            <text:p>304.775</text:p>
          </table:table-cell>
          <table:table-cell table:formula="of:=&quot;Y&quot; &amp; [.E23]" office:value-type="string" office:string-value="Y304.775">
            <text:p>Y304.775</text:p>
          </table:table-cell>
          <table:table-cell table:number-columns-repeated="2"/>
          <table:table-cell office:value-type="string">
            <text:p>X zone5 B</text:p>
          </table:table-cell>
          <table:table-cell office:value-type="float" office:value="6958">
            <text:p>6958</text:p>
          </table:table-cell>
          <table:table-cell table:number-columns-repeated="4"/>
          <table:table-cell table:style-name="ce2" table:formula="of:=[.B24]" office:value-type="string" office:string-value="N30">
            <text:p>N30</text:p>
          </table:table-cell>
          <table:table-cell table:style-name="ce2" table:formula="of:=[.D24]" office:value-type="string" office:string-value="X1077.2">
            <text:p>X1077.2</text:p>
          </table:table-cell>
          <table:table-cell table:style-name="ce2" table:formula="of:=[.F24]" office:value-type="string" office:string-value="Y307.65">
            <text:p>Y307.65</text:p>
          </table:table-cell>
        </table:table-row>
        <table:table-row table:style-name="ro1">
          <table:table-cell table:formula="of:=[.A23]+1" office:value-type="float" office:value="30">
            <text:p>30</text:p>
          </table:table-cell>
          <table:table-cell table:formula="of:=&quot;N&quot;&amp;[.A24]" office:value-type="string" office:string-value="N30">
            <text:p>N30</text:p>
          </table:table-cell>
          <table:table-cell table:formula="of:=[.C23]+[.$J$4]" office:value-type="float" office:value="1077.2">
            <text:p>1077.2</text:p>
          </table:table-cell>
          <table:table-cell table:formula="of:= &quot;X&quot;&amp; [.C24]" office:value-type="string" office:string-value="X1077.2">
            <text:p>X1077.2</text:p>
          </table:table-cell>
          <table:table-cell table:formula="of:=[.E23]+[.$J$5]" office:value-type="float" office:value="307.65">
            <text:p>307.65</text:p>
          </table:table-cell>
          <table:table-cell table:formula="of:=&quot;Y&quot; &amp; [.E24]" office:value-type="string" office:string-value="Y307.65">
            <text:p>Y307.65</text:p>
          </table:table-cell>
          <table:table-cell table:number-columns-repeated="2"/>
          <table:table-cell office:value-type="string">
            <text:p>Yzone5 B</text:p>
          </table:table-cell>
          <table:table-cell office:value-type="float" office:value="250">
            <text:p>250</text:p>
          </table:table-cell>
          <table:table-cell table:number-columns-repeated="4"/>
          <table:table-cell table:style-name="ce2" table:formula="of:=[.B25]" office:value-type="string" office:string-value="N31">
            <text:p>N31</text:p>
          </table:table-cell>
          <table:table-cell table:style-name="ce2" table:formula="of:=[.D25]" office:value-type="string" office:string-value="X1081.2">
            <text:p>X1081.2</text:p>
          </table:table-cell>
          <table:table-cell table:style-name="ce2" table:formula="of:=[.F25]" office:value-type="string" office:string-value="Y310.525">
            <text:p>Y310.525</text:p>
          </table:table-cell>
        </table:table-row>
        <table:table-row table:style-name="ro1">
          <table:table-cell table:formula="of:=[.A24]+1" office:value-type="float" office:value="31">
            <text:p>31</text:p>
          </table:table-cell>
          <table:table-cell table:formula="of:=&quot;N&quot;&amp;[.A25]" office:value-type="string" office:string-value="N31">
            <text:p>N31</text:p>
          </table:table-cell>
          <table:table-cell table:formula="of:=[.C24]+[.$J$4]" office:value-type="float" office:value="1081.2">
            <text:p>1081.2</text:p>
          </table:table-cell>
          <table:table-cell table:formula="of:= &quot;X&quot;&amp; [.C25]" office:value-type="string" office:string-value="X1081.2">
            <text:p>X1081.2</text:p>
          </table:table-cell>
          <table:table-cell table:formula="of:=[.E24]+[.$J$5]" office:value-type="float" office:value="310.525">
            <text:p>310.525</text:p>
          </table:table-cell>
          <table:table-cell table:formula="of:=&quot;Y&quot; &amp; [.E25]" office:value-type="string" office:string-value="Y310.525">
            <text:p>Y310.525</text:p>
          </table:table-cell>
          <table:table-cell table:number-columns-repeated="8"/>
          <table:table-cell table:style-name="ce2" table:formula="of:=[.B26]" office:value-type="string" office:string-value="N32">
            <text:p>N32</text:p>
          </table:table-cell>
          <table:table-cell table:style-name="ce2" table:formula="of:=[.D26]" office:value-type="string" office:string-value="X1085.2">
            <text:p>X1085.2</text:p>
          </table:table-cell>
          <table:table-cell table:style-name="ce2" table:formula="of:=[.F26]" office:value-type="string" office:string-value="Y313.4">
            <text:p>Y313.4</text:p>
          </table:table-cell>
        </table:table-row>
        <table:table-row table:style-name="ro1">
          <table:table-cell table:formula="of:=[.A25]+1" office:value-type="float" office:value="32">
            <text:p>32</text:p>
          </table:table-cell>
          <table:table-cell table:formula="of:=&quot;N&quot;&amp;[.A26]" office:value-type="string" office:string-value="N32">
            <text:p>N32</text:p>
          </table:table-cell>
          <table:table-cell table:formula="of:=[.C25]+[.$J$4]" office:value-type="float" office:value="1085.2">
            <text:p>1085.2</text:p>
          </table:table-cell>
          <table:table-cell table:formula="of:= &quot;X&quot;&amp; [.C26]" office:value-type="string" office:string-value="X1085.2">
            <text:p>X1085.2</text:p>
          </table:table-cell>
          <table:table-cell table:formula="of:=[.E25]+[.$J$5]" office:value-type="float" office:value="313.4">
            <text:p>313.4</text:p>
          </table:table-cell>
          <table:table-cell table:formula="of:=&quot;Y&quot; &amp; [.E26]" office:value-type="string" office:string-value="Y313.4">
            <text:p>Y313.4</text:p>
          </table:table-cell>
          <table:table-cell table:number-columns-repeated="8"/>
          <table:table-cell table:style-name="ce2" table:formula="of:=[.B27]" office:value-type="string" office:string-value="N33">
            <text:p>N33</text:p>
          </table:table-cell>
          <table:table-cell table:style-name="ce2" table:formula="of:=[.D27]" office:value-type="string" office:string-value="X1089.2">
            <text:p>X1089.2</text:p>
          </table:table-cell>
          <table:table-cell table:style-name="ce2" table:formula="of:=[.F27]" office:value-type="string" office:string-value="Y316.275">
            <text:p>Y316.275</text:p>
          </table:table-cell>
        </table:table-row>
        <table:table-row table:style-name="ro1">
          <table:table-cell table:formula="of:=[.A26]+1" office:value-type="float" office:value="33">
            <text:p>33</text:p>
          </table:table-cell>
          <table:table-cell table:formula="of:=&quot;N&quot;&amp;[.A27]" office:value-type="string" office:string-value="N33">
            <text:p>N33</text:p>
          </table:table-cell>
          <table:table-cell table:formula="of:=[.C26]+[.$J$4]" office:value-type="float" office:value="1089.2">
            <text:p>1089.2</text:p>
          </table:table-cell>
          <table:table-cell table:formula="of:= &quot;X&quot;&amp; [.C27]" office:value-type="string" office:string-value="X1089.2">
            <text:p>X1089.2</text:p>
          </table:table-cell>
          <table:table-cell table:formula="of:=[.E26]+[.$J$5]" office:value-type="float" office:value="316.275">
            <text:p>316.275</text:p>
          </table:table-cell>
          <table:table-cell table:formula="of:=&quot;Y&quot; &amp; [.E27]" office:value-type="string" office:string-value="Y316.275">
            <text:p>Y316.275</text:p>
          </table:table-cell>
          <table:table-cell table:number-columns-repeated="8"/>
          <table:table-cell table:style-name="ce2" table:formula="of:=[.B28]" office:value-type="string" office:string-value="N34">
            <text:p>N34</text:p>
          </table:table-cell>
          <table:table-cell table:style-name="ce2" table:formula="of:=[.D28]" office:value-type="string" office:string-value="X1093.2">
            <text:p>X1093.2</text:p>
          </table:table-cell>
          <table:table-cell table:style-name="ce2" table:formula="of:=[.F28]" office:value-type="string" office:string-value="Y319.15">
            <text:p>Y319.15</text:p>
          </table:table-cell>
        </table:table-row>
        <table:table-row table:style-name="ro1">
          <table:table-cell table:formula="of:=[.A27]+1" office:value-type="float" office:value="34">
            <text:p>34</text:p>
          </table:table-cell>
          <table:table-cell table:formula="of:=&quot;N&quot;&amp;[.A28]" office:value-type="string" office:string-value="N34">
            <text:p>N34</text:p>
          </table:table-cell>
          <table:table-cell table:formula="of:=[.C27]+[.$J$4]" office:value-type="float" office:value="1093.2">
            <text:p>1093.2</text:p>
          </table:table-cell>
          <table:table-cell table:formula="of:= &quot;X&quot;&amp; [.C28]" office:value-type="string" office:string-value="X1093.2">
            <text:p>X1093.2</text:p>
          </table:table-cell>
          <table:table-cell table:formula="of:=[.E27]+[.$J$5]" office:value-type="float" office:value="319.15">
            <text:p>319.15</text:p>
          </table:table-cell>
          <table:table-cell table:formula="of:=&quot;Y&quot; &amp; [.E28]" office:value-type="string" office:string-value="Y319.15">
            <text:p>Y319.15</text:p>
          </table:table-cell>
          <table:table-cell table:number-columns-repeated="8"/>
          <table:table-cell table:style-name="ce2" table:formula="of:=[.B29]" office:value-type="string" office:string-value="N35">
            <text:p>N35</text:p>
          </table:table-cell>
          <table:table-cell table:style-name="ce2" table:formula="of:=[.D29]" office:value-type="string" office:string-value="X1097.2">
            <text:p>X1097.2</text:p>
          </table:table-cell>
          <table:table-cell table:style-name="ce2" table:formula="of:=[.F29]" office:value-type="string" office:string-value="Y322.025">
            <text:p>Y322.025</text:p>
          </table:table-cell>
        </table:table-row>
        <table:table-row table:style-name="ro1">
          <table:table-cell table:formula="of:=[.A28]+1" office:value-type="float" office:value="35">
            <text:p>35</text:p>
          </table:table-cell>
          <table:table-cell table:formula="of:=&quot;N&quot;&amp;[.A29]" office:value-type="string" office:string-value="N35">
            <text:p>N35</text:p>
          </table:table-cell>
          <table:table-cell table:formula="of:=[.C28]+[.$J$4]" office:value-type="float" office:value="1097.2">
            <text:p>1097.2</text:p>
          </table:table-cell>
          <table:table-cell table:formula="of:= &quot;X&quot;&amp; [.C29]" office:value-type="string" office:string-value="X1097.2">
            <text:p>X1097.2</text:p>
          </table:table-cell>
          <table:table-cell table:formula="of:=[.E28]+[.$J$5]" office:value-type="float" office:value="322.025">
            <text:p>322.025</text:p>
          </table:table-cell>
          <table:table-cell table:formula="of:=&quot;Y&quot; &amp; [.E29]" office:value-type="string" office:string-value="Y322.025">
            <text:p>Y322.025</text:p>
          </table:table-cell>
          <table:table-cell table:number-columns-repeated="8"/>
          <table:table-cell table:style-name="ce2" table:formula="of:=[.B30]" office:value-type="string" office:string-value="N36">
            <text:p>N36</text:p>
          </table:table-cell>
          <table:table-cell table:style-name="ce2" table:formula="of:=[.D30]" office:value-type="string" office:string-value="X1101.2">
            <text:p>X1101.2</text:p>
          </table:table-cell>
          <table:table-cell table:style-name="ce2" table:formula="of:=[.F30]" office:value-type="string" office:string-value="Y324.9">
            <text:p>Y324.9</text:p>
          </table:table-cell>
        </table:table-row>
        <table:table-row table:style-name="ro1">
          <table:table-cell table:formula="of:=[.A29]+1" office:value-type="float" office:value="36">
            <text:p>36</text:p>
          </table:table-cell>
          <table:table-cell table:formula="of:=&quot;N&quot;&amp;[.A30]" office:value-type="string" office:string-value="N36">
            <text:p>N36</text:p>
          </table:table-cell>
          <table:table-cell table:formula="of:=[.C29]+[.$J$4]" office:value-type="float" office:value="1101.2">
            <text:p>1101.2</text:p>
          </table:table-cell>
          <table:table-cell table:formula="of:= &quot;X&quot;&amp; [.C30]" office:value-type="string" office:string-value="X1101.2">
            <text:p>X1101.2</text:p>
          </table:table-cell>
          <table:table-cell table:formula="of:=[.E29]+[.$J$5]" office:value-type="float" office:value="324.9">
            <text:p>324.9</text:p>
          </table:table-cell>
          <table:table-cell table:formula="of:=&quot;Y&quot; &amp; [.E30]" office:value-type="string" office:string-value="Y324.9">
            <text:p>Y324.9</text:p>
          </table:table-cell>
          <table:table-cell table:number-columns-repeated="8"/>
          <table:table-cell table:style-name="ce2" table:formula="of:=[.B31]" office:value-type="string" office:string-value="N37">
            <text:p>N37</text:p>
          </table:table-cell>
          <table:table-cell table:style-name="ce2" table:formula="of:=[.D31]" office:value-type="string" office:string-value="X1105.2">
            <text:p>X1105.2</text:p>
          </table:table-cell>
          <table:table-cell table:style-name="ce2" table:formula="of:=[.F31]" office:value-type="string" office:string-value="Y327.775">
            <text:p>Y327.775</text:p>
          </table:table-cell>
        </table:table-row>
        <table:table-row table:style-name="ro1">
          <table:table-cell table:formula="of:=[.A30]+1" office:value-type="float" office:value="37">
            <text:p>37</text:p>
          </table:table-cell>
          <table:table-cell table:formula="of:=&quot;N&quot;&amp;[.A31]" office:value-type="string" office:string-value="N37">
            <text:p>N37</text:p>
          </table:table-cell>
          <table:table-cell table:formula="of:=[.C30]+[.$J$4]" office:value-type="float" office:value="1105.2">
            <text:p>1105.2</text:p>
          </table:table-cell>
          <table:table-cell table:formula="of:= &quot;X&quot;&amp; [.C31]" office:value-type="string" office:string-value="X1105.2">
            <text:p>X1105.2</text:p>
          </table:table-cell>
          <table:table-cell table:formula="of:=[.E30]+[.$J$5]" office:value-type="float" office:value="327.775">
            <text:p>327.775</text:p>
          </table:table-cell>
          <table:table-cell table:formula="of:=&quot;Y&quot; &amp; [.E31]" office:value-type="string" office:string-value="Y327.775">
            <text:p>Y327.775</text:p>
          </table:table-cell>
          <table:table-cell table:number-columns-repeated="8"/>
          <table:table-cell table:style-name="ce2" table:formula="of:=[.B32]" office:value-type="string" office:string-value="N38">
            <text:p>N38</text:p>
          </table:table-cell>
          <table:table-cell table:style-name="ce2" table:formula="of:=[.D32]" office:value-type="string" office:string-value="X1109.2">
            <text:p>X1109.2</text:p>
          </table:table-cell>
          <table:table-cell table:style-name="ce2" table:formula="of:=[.F32]" office:value-type="string" office:string-value="Y330.65">
            <text:p>Y330.65</text:p>
          </table:table-cell>
        </table:table-row>
        <table:table-row table:style-name="ro1">
          <table:table-cell table:formula="of:=[.A31]+1" office:value-type="float" office:value="38">
            <text:p>38</text:p>
          </table:table-cell>
          <table:table-cell table:formula="of:=&quot;N&quot;&amp;[.A32]" office:value-type="string" office:string-value="N38">
            <text:p>N38</text:p>
          </table:table-cell>
          <table:table-cell table:formula="of:=[.C31]+[.$J$4]" office:value-type="float" office:value="1109.2">
            <text:p>1109.2</text:p>
          </table:table-cell>
          <table:table-cell table:formula="of:= &quot;X&quot;&amp; [.C32]" office:value-type="string" office:string-value="X1109.2">
            <text:p>X1109.2</text:p>
          </table:table-cell>
          <table:table-cell table:formula="of:=[.E31]+[.$J$5]" office:value-type="float" office:value="330.65">
            <text:p>330.65</text:p>
          </table:table-cell>
          <table:table-cell table:formula="of:=&quot;Y&quot; &amp; [.E32]" office:value-type="string" office:string-value="Y330.65">
            <text:p>Y330.65</text:p>
          </table:table-cell>
          <table:table-cell table:number-columns-repeated="8"/>
          <table:table-cell table:style-name="ce2" table:formula="of:=[.B33]" office:value-type="string" office:string-value="N39">
            <text:p>N39</text:p>
          </table:table-cell>
          <table:table-cell table:style-name="ce2" table:formula="of:=[.D33]" office:value-type="string" office:string-value="X1113.2">
            <text:p>X1113.2</text:p>
          </table:table-cell>
          <table:table-cell table:style-name="ce2" table:formula="of:=[.F33]" office:value-type="string" office:string-value="Y333.525">
            <text:p>Y333.525</text:p>
          </table:table-cell>
        </table:table-row>
        <table:table-row table:style-name="ro1">
          <table:table-cell table:formula="of:=[.A32]+1" office:value-type="float" office:value="39">
            <text:p>39</text:p>
          </table:table-cell>
          <table:table-cell table:formula="of:=&quot;N&quot;&amp;[.A33]" office:value-type="string" office:string-value="N39">
            <text:p>N39</text:p>
          </table:table-cell>
          <table:table-cell table:formula="of:=[.C32]+[.$J$4]" office:value-type="float" office:value="1113.2">
            <text:p>1113.2</text:p>
          </table:table-cell>
          <table:table-cell table:formula="of:= &quot;X&quot;&amp; [.C33]" office:value-type="string" office:string-value="X1113.2">
            <text:p>X1113.2</text:p>
          </table:table-cell>
          <table:table-cell table:formula="of:=[.E32]+[.$J$5]" office:value-type="float" office:value="333.525">
            <text:p>333.525</text:p>
          </table:table-cell>
          <table:table-cell table:formula="of:=&quot;Y&quot; &amp; [.E33]" office:value-type="string" office:string-value="Y333.525">
            <text:p>Y333.525</text:p>
          </table:table-cell>
          <table:table-cell table:number-columns-repeated="8"/>
          <table:table-cell table:style-name="ce2" table:formula="of:=[.B34]" office:value-type="string" office:string-value="N40">
            <text:p>N40</text:p>
          </table:table-cell>
          <table:table-cell table:style-name="ce2" table:formula="of:=[.D34]" office:value-type="string" office:string-value="X1117.2">
            <text:p>X1117.2</text:p>
          </table:table-cell>
          <table:table-cell table:style-name="ce2" table:formula="of:=[.F34]" office:value-type="string" office:string-value="Y336.4">
            <text:p>Y336.4</text:p>
          </table:table-cell>
        </table:table-row>
        <table:table-row table:style-name="ro1">
          <table:table-cell table:formula="of:=[.A33]+1" office:value-type="float" office:value="40">
            <text:p>40</text:p>
          </table:table-cell>
          <table:table-cell table:formula="of:=&quot;N&quot;&amp;[.A34]" office:value-type="string" office:string-value="N40">
            <text:p>N40</text:p>
          </table:table-cell>
          <table:table-cell table:formula="of:=[.C33]+[.$J$4]" office:value-type="float" office:value="1117.2">
            <text:p>1117.2</text:p>
          </table:table-cell>
          <table:table-cell table:formula="of:= &quot;X&quot;&amp; [.C34]" office:value-type="string" office:string-value="X1117.2">
            <text:p>X1117.2</text:p>
          </table:table-cell>
          <table:table-cell table:formula="of:=[.E33]+[.$J$5]" office:value-type="float" office:value="336.4">
            <text:p>336.4</text:p>
          </table:table-cell>
          <table:table-cell table:formula="of:=&quot;Y&quot; &amp; [.E34]" office:value-type="string" office:string-value="Y336.4">
            <text:p>Y336.4</text:p>
          </table:table-cell>
          <table:table-cell table:number-columns-repeated="8"/>
          <table:table-cell table:style-name="ce2" table:formula="of:=[.B35]" office:value-type="string" office:string-value="N41">
            <text:p>N41</text:p>
          </table:table-cell>
          <table:table-cell table:style-name="ce2" table:formula="of:=[.D35]" office:value-type="string" office:string-value="X1121.2">
            <text:p>X1121.2</text:p>
          </table:table-cell>
          <table:table-cell table:style-name="ce2" table:formula="of:=[.F35]" office:value-type="string" office:string-value="Y339.275">
            <text:p>Y339.275</text:p>
          </table:table-cell>
        </table:table-row>
        <table:table-row table:style-name="ro1">
          <table:table-cell table:formula="of:=[.A34]+1" office:value-type="float" office:value="41">
            <text:p>41</text:p>
          </table:table-cell>
          <table:table-cell table:formula="of:=&quot;N&quot;&amp;[.A35]" office:value-type="string" office:string-value="N41">
            <text:p>N41</text:p>
          </table:table-cell>
          <table:table-cell table:formula="of:=[.C34]+[.$J$4]" office:value-type="float" office:value="1121.2">
            <text:p>1121.2</text:p>
          </table:table-cell>
          <table:table-cell table:formula="of:= &quot;X&quot;&amp; [.C35]" office:value-type="string" office:string-value="X1121.2">
            <text:p>X1121.2</text:p>
          </table:table-cell>
          <table:table-cell table:formula="of:=[.E34]+[.$J$5]" office:value-type="float" office:value="339.275">
            <text:p>339.275</text:p>
          </table:table-cell>
          <table:table-cell table:formula="of:=&quot;Y&quot; &amp; [.E35]" office:value-type="string" office:string-value="Y339.275">
            <text:p>Y339.275</text:p>
          </table:table-cell>
          <table:table-cell table:number-columns-repeated="8"/>
          <table:table-cell table:style-name="ce2" table:formula="of:=[.B36]" office:value-type="string" office:string-value="N42">
            <text:p>N42</text:p>
          </table:table-cell>
          <table:table-cell table:style-name="ce2" table:formula="of:=[.D36]" office:value-type="string" office:string-value="X1125.2">
            <text:p>X1125.2</text:p>
          </table:table-cell>
          <table:table-cell table:style-name="ce2" table:formula="of:=[.F36]" office:value-type="string" office:string-value="Y342.15">
            <text:p>Y342.15</text:p>
          </table:table-cell>
        </table:table-row>
        <table:table-row table:style-name="ro1">
          <table:table-cell table:formula="of:=[.A35]+1" office:value-type="float" office:value="42">
            <text:p>42</text:p>
          </table:table-cell>
          <table:table-cell table:formula="of:=&quot;N&quot;&amp;[.A36]" office:value-type="string" office:string-value="N42">
            <text:p>N42</text:p>
          </table:table-cell>
          <table:table-cell table:formula="of:=[.C35]+[.$J$4]" office:value-type="float" office:value="1125.2">
            <text:p>1125.2</text:p>
          </table:table-cell>
          <table:table-cell table:formula="of:= &quot;X&quot;&amp; [.C36]" office:value-type="string" office:string-value="X1125.2">
            <text:p>X1125.2</text:p>
          </table:table-cell>
          <table:table-cell table:formula="of:=[.E35]+[.$J$5]" office:value-type="float" office:value="342.15">
            <text:p>342.15</text:p>
          </table:table-cell>
          <table:table-cell table:formula="of:=&quot;Y&quot; &amp; [.E36]" office:value-type="string" office:string-value="Y342.15">
            <text:p>Y342.15</text:p>
          </table:table-cell>
          <table:table-cell table:number-columns-repeated="8"/>
          <table:table-cell table:style-name="ce2" table:formula="of:=[.B37]" office:value-type="string" office:string-value="N43">
            <text:p>N43</text:p>
          </table:table-cell>
          <table:table-cell table:style-name="ce2" table:formula="of:=[.D37]" office:value-type="string" office:string-value="X1129.2">
            <text:p>X1129.2</text:p>
          </table:table-cell>
          <table:table-cell table:style-name="ce2" table:formula="of:=[.F37]" office:value-type="string" office:string-value="Y345.025">
            <text:p>Y345.025</text:p>
          </table:table-cell>
        </table:table-row>
        <table:table-row table:style-name="ro1">
          <table:table-cell table:formula="of:=[.A36]+1" office:value-type="float" office:value="43">
            <text:p>43</text:p>
          </table:table-cell>
          <table:table-cell table:formula="of:=&quot;N&quot;&amp;[.A37]" office:value-type="string" office:string-value="N43">
            <text:p>N43</text:p>
          </table:table-cell>
          <table:table-cell table:formula="of:=[.C36]+[.$J$4]" office:value-type="float" office:value="1129.2">
            <text:p>1129.2</text:p>
          </table:table-cell>
          <table:table-cell table:formula="of:= &quot;X&quot;&amp; [.C37]" office:value-type="string" office:string-value="X1129.2">
            <text:p>X1129.2</text:p>
          </table:table-cell>
          <table:table-cell table:formula="of:=[.E36]+[.$J$5]" office:value-type="float" office:value="345.025">
            <text:p>345.025</text:p>
          </table:table-cell>
          <table:table-cell table:formula="of:=&quot;Y&quot; &amp; [.E37]" office:value-type="string" office:string-value="Y345.025">
            <text:p>Y345.025</text:p>
          </table:table-cell>
          <table:table-cell table:number-columns-repeated="8"/>
          <table:table-cell table:style-name="ce2" table:formula="of:=[.B38]" office:value-type="string" office:string-value="N44">
            <text:p>N44</text:p>
          </table:table-cell>
          <table:table-cell table:style-name="ce2" table:formula="of:=[.D38]" office:value-type="string" office:string-value="X1133.2">
            <text:p>X1133.2</text:p>
          </table:table-cell>
          <table:table-cell table:style-name="ce2" table:formula="of:=[.F38]" office:value-type="string" office:string-value="Y347.9">
            <text:p>Y347.9</text:p>
          </table:table-cell>
        </table:table-row>
        <table:table-row table:style-name="ro1">
          <table:table-cell table:formula="of:=[.A37]+1" office:value-type="float" office:value="44">
            <text:p>44</text:p>
          </table:table-cell>
          <table:table-cell table:formula="of:=&quot;N&quot;&amp;[.A38]" office:value-type="string" office:string-value="N44">
            <text:p>N44</text:p>
          </table:table-cell>
          <table:table-cell table:formula="of:=[.C37]+[.$J$4]" office:value-type="float" office:value="1133.2">
            <text:p>1133.2</text:p>
          </table:table-cell>
          <table:table-cell table:formula="of:= &quot;X&quot;&amp; [.C38]" office:value-type="string" office:string-value="X1133.2">
            <text:p>X1133.2</text:p>
          </table:table-cell>
          <table:table-cell table:formula="of:=[.E37]+[.$J$5]" office:value-type="float" office:value="347.9">
            <text:p>347.9</text:p>
          </table:table-cell>
          <table:table-cell table:formula="of:=&quot;Y&quot; &amp; [.E38]" office:value-type="string" office:string-value="Y347.9">
            <text:p>Y347.9</text:p>
          </table:table-cell>
          <table:table-cell table:number-columns-repeated="8"/>
          <table:table-cell table:style-name="ce2" table:formula="of:=[.B39]" office:value-type="string" office:string-value="N45">
            <text:p>N45</text:p>
          </table:table-cell>
          <table:table-cell table:style-name="ce2" table:formula="of:=[.D39]" office:value-type="string" office:string-value="X1137.2">
            <text:p>X1137.2</text:p>
          </table:table-cell>
          <table:table-cell table:style-name="ce2" table:formula="of:=[.F39]" office:value-type="string" office:string-value="Y350.775">
            <text:p>Y350.775</text:p>
          </table:table-cell>
        </table:table-row>
        <table:table-row table:style-name="ro1">
          <table:table-cell table:formula="of:=[.A38]+1" office:value-type="float" office:value="45">
            <text:p>45</text:p>
          </table:table-cell>
          <table:table-cell table:formula="of:=&quot;N&quot;&amp;[.A39]" office:value-type="string" office:string-value="N45">
            <text:p>N45</text:p>
          </table:table-cell>
          <table:table-cell table:formula="of:=[.C38]+[.$J$4]" office:value-type="float" office:value="1137.2">
            <text:p>1137.2</text:p>
          </table:table-cell>
          <table:table-cell table:formula="of:= &quot;X&quot;&amp; [.C39]" office:value-type="string" office:string-value="X1137.2">
            <text:p>X1137.2</text:p>
          </table:table-cell>
          <table:table-cell table:formula="of:=[.E38]+[.$J$5]" office:value-type="float" office:value="350.775">
            <text:p>350.775</text:p>
          </table:table-cell>
          <table:table-cell table:formula="of:=&quot;Y&quot; &amp; [.E39]" office:value-type="string" office:string-value="Y350.775">
            <text:p>Y350.775</text:p>
          </table:table-cell>
          <table:table-cell table:number-columns-repeated="8"/>
          <table:table-cell table:style-name="ce2" table:formula="of:=[.B40]" office:value-type="string" office:string-value="N46">
            <text:p>N46</text:p>
          </table:table-cell>
          <table:table-cell table:style-name="ce2" table:formula="of:=[.D40]" office:value-type="string" office:string-value="X1141.2">
            <text:p>X1141.2</text:p>
          </table:table-cell>
          <table:table-cell table:style-name="ce2" table:formula="of:=[.F40]" office:value-type="string" office:string-value="Y353.65">
            <text:p>Y353.65</text:p>
          </table:table-cell>
        </table:table-row>
        <table:table-row table:style-name="ro1">
          <table:table-cell table:formula="of:=[.A39]+1" office:value-type="float" office:value="46">
            <text:p>46</text:p>
          </table:table-cell>
          <table:table-cell table:formula="of:=&quot;N&quot;&amp;[.A40]" office:value-type="string" office:string-value="N46">
            <text:p>N46</text:p>
          </table:table-cell>
          <table:table-cell table:formula="of:=[.C39]+[.$J$4]" office:value-type="float" office:value="1141.2">
            <text:p>1141.2</text:p>
          </table:table-cell>
          <table:table-cell table:formula="of:= &quot;X&quot;&amp; [.C40]" office:value-type="string" office:string-value="X1141.2">
            <text:p>X1141.2</text:p>
          </table:table-cell>
          <table:table-cell table:formula="of:=[.E39]+[.$J$5]" office:value-type="float" office:value="353.65">
            <text:p>353.65</text:p>
          </table:table-cell>
          <table:table-cell table:formula="of:=&quot;Y&quot; &amp; [.E40]" office:value-type="string" office:string-value="Y353.65">
            <text:p>Y353.65</text:p>
          </table:table-cell>
          <table:table-cell table:number-columns-repeated="8"/>
          <table:table-cell table:style-name="ce2" table:formula="of:=[.B41]" office:value-type="string" office:string-value="N47">
            <text:p>N47</text:p>
          </table:table-cell>
          <table:table-cell table:style-name="ce2" table:formula="of:=[.D41]" office:value-type="string" office:string-value="X1145.2">
            <text:p>X1145.2</text:p>
          </table:table-cell>
          <table:table-cell table:style-name="ce2" table:formula="of:=[.F41]" office:value-type="string" office:string-value="Y356.525">
            <text:p>Y356.525</text:p>
          </table:table-cell>
        </table:table-row>
        <table:table-row table:style-name="ro1">
          <table:table-cell table:formula="of:=[.A40]+1" office:value-type="float" office:value="47">
            <text:p>47</text:p>
          </table:table-cell>
          <table:table-cell table:formula="of:=&quot;N&quot;&amp;[.A41]" office:value-type="string" office:string-value="N47">
            <text:p>N47</text:p>
          </table:table-cell>
          <table:table-cell table:formula="of:=[.C40]+[.$J$4]" office:value-type="float" office:value="1145.2">
            <text:p>1145.2</text:p>
          </table:table-cell>
          <table:table-cell table:formula="of:= &quot;X&quot;&amp; [.C41]" office:value-type="string" office:string-value="X1145.2">
            <text:p>X1145.2</text:p>
          </table:table-cell>
          <table:table-cell table:formula="of:=[.E40]+[.$J$5]" office:value-type="float" office:value="356.525">
            <text:p>356.525</text:p>
          </table:table-cell>
          <table:table-cell table:formula="of:=&quot;Y&quot; &amp; [.E41]" office:value-type="string" office:string-value="Y356.525">
            <text:p>Y356.525</text:p>
          </table:table-cell>
          <table:table-cell table:number-columns-repeated="8"/>
          <table:table-cell table:style-name="ce2" table:formula="of:=[.B42]" office:value-type="string" office:string-value="N48">
            <text:p>N48</text:p>
          </table:table-cell>
          <table:table-cell table:style-name="ce2" table:formula="of:=[.D42]" office:value-type="string" office:string-value="X1149.2">
            <text:p>X1149.2</text:p>
          </table:table-cell>
          <table:table-cell table:style-name="ce2" table:formula="of:=[.F42]" office:value-type="string" office:string-value="Y359.4">
            <text:p>Y359.4</text:p>
          </table:table-cell>
        </table:table-row>
        <table:table-row table:style-name="ro1">
          <table:table-cell table:formula="of:=[.A41]+1" office:value-type="float" office:value="48">
            <text:p>48</text:p>
          </table:table-cell>
          <table:table-cell table:formula="of:=&quot;N&quot;&amp;[.A42]" office:value-type="string" office:string-value="N48">
            <text:p>N48</text:p>
          </table:table-cell>
          <table:table-cell table:formula="of:=[.C41]+[.$J$4]" office:value-type="float" office:value="1149.2">
            <text:p>1149.2</text:p>
          </table:table-cell>
          <table:table-cell table:formula="of:= &quot;X&quot;&amp; [.C42]" office:value-type="string" office:string-value="X1149.2">
            <text:p>X1149.2</text:p>
          </table:table-cell>
          <table:table-cell table:formula="of:=[.E41]+[.$J$5]" office:value-type="float" office:value="359.4">
            <text:p>359.4</text:p>
          </table:table-cell>
          <table:table-cell table:formula="of:=&quot;Y&quot; &amp; [.E42]" office:value-type="string" office:string-value="Y359.4">
            <text:p>Y359.4</text:p>
          </table:table-cell>
          <table:table-cell table:number-columns-repeated="8"/>
          <table:table-cell table:style-name="ce2" table:formula="of:=[.B43]" office:value-type="string" office:string-value="N49">
            <text:p>N49</text:p>
          </table:table-cell>
          <table:table-cell table:style-name="ce2" table:formula="of:=[.D43]" office:value-type="string" office:string-value="X1153.2">
            <text:p>X1153.2</text:p>
          </table:table-cell>
          <table:table-cell table:style-name="ce2" table:formula="of:=[.F43]" office:value-type="string" office:string-value="Y362.275">
            <text:p>Y362.275</text:p>
          </table:table-cell>
        </table:table-row>
        <table:table-row table:style-name="ro1">
          <table:table-cell table:formula="of:=[.A42]+1" office:value-type="float" office:value="49">
            <text:p>49</text:p>
          </table:table-cell>
          <table:table-cell table:formula="of:=&quot;N&quot;&amp;[.A43]" office:value-type="string" office:string-value="N49">
            <text:p>N49</text:p>
          </table:table-cell>
          <table:table-cell table:formula="of:=[.C42]+[.$J$4]" office:value-type="float" office:value="1153.2">
            <text:p>1153.2</text:p>
          </table:table-cell>
          <table:table-cell table:formula="of:= &quot;X&quot;&amp; [.C43]" office:value-type="string" office:string-value="X1153.2">
            <text:p>X1153.2</text:p>
          </table:table-cell>
          <table:table-cell table:formula="of:=[.E42]+[.$J$5]" office:value-type="float" office:value="362.275">
            <text:p>362.275</text:p>
          </table:table-cell>
          <table:table-cell table:formula="of:=&quot;Y&quot; &amp; [.E43]" office:value-type="string" office:string-value="Y362.275">
            <text:p>Y362.275</text:p>
          </table:table-cell>
          <table:table-cell table:number-columns-repeated="8"/>
          <table:table-cell table:style-name="ce2" table:formula="of:=[.B44]" office:value-type="string" office:string-value="N50">
            <text:p>N50</text:p>
          </table:table-cell>
          <table:table-cell table:style-name="ce2" table:formula="of:=[.D44]" office:value-type="string" office:string-value="X1157.2">
            <text:p>X1157.2</text:p>
          </table:table-cell>
          <table:table-cell table:style-name="ce2" table:formula="of:=[.F44]" office:value-type="string" office:string-value="Y365.15">
            <text:p>Y365.15</text:p>
          </table:table-cell>
        </table:table-row>
        <table:table-row table:style-name="ro1">
          <table:table-cell table:formula="of:=[.A43]+1" office:value-type="float" office:value="50">
            <text:p>50</text:p>
          </table:table-cell>
          <table:table-cell table:formula="of:=&quot;N&quot;&amp;[.A44]" office:value-type="string" office:string-value="N50">
            <text:p>N50</text:p>
          </table:table-cell>
          <table:table-cell table:formula="of:=[.C43]+[.$J$4]" office:value-type="float" office:value="1157.2">
            <text:p>1157.2</text:p>
          </table:table-cell>
          <table:table-cell table:formula="of:= &quot;X&quot;&amp; [.C44]" office:value-type="string" office:string-value="X1157.2">
            <text:p>X1157.2</text:p>
          </table:table-cell>
          <table:table-cell table:formula="of:=[.E43]+[.$J$5]" office:value-type="float" office:value="365.15">
            <text:p>365.15</text:p>
          </table:table-cell>
          <table:table-cell table:formula="of:=&quot;Y&quot; &amp; [.E44]" office:value-type="string" office:string-value="Y365.15">
            <text:p>Y365.15</text:p>
          </table:table-cell>
          <table:table-cell table:number-columns-repeated="8"/>
          <table:table-cell table:style-name="ce2" table:formula="of:=[.B45]" office:value-type="string" office:string-value="N51">
            <text:p>N51</text:p>
          </table:table-cell>
          <table:table-cell table:style-name="ce2" table:formula="of:=[.D45]" office:value-type="string" office:string-value="X1161.2">
            <text:p>X1161.2</text:p>
          </table:table-cell>
          <table:table-cell table:style-name="ce2" table:formula="of:=[.F45]" office:value-type="string" office:string-value="Y368.025">
            <text:p>Y368.025</text:p>
          </table:table-cell>
        </table:table-row>
        <table:table-row table:style-name="ro1">
          <table:table-cell table:formula="of:=[.A44]+1" office:value-type="float" office:value="51">
            <text:p>51</text:p>
          </table:table-cell>
          <table:table-cell table:formula="of:=&quot;N&quot;&amp;[.A45]" office:value-type="string" office:string-value="N51">
            <text:p>N51</text:p>
          </table:table-cell>
          <table:table-cell table:formula="of:=[.C44]+[.$J$4]" office:value-type="float" office:value="1161.2">
            <text:p>1161.2</text:p>
          </table:table-cell>
          <table:table-cell table:formula="of:= &quot;X&quot;&amp; [.C45]" office:value-type="string" office:string-value="X1161.2">
            <text:p>X1161.2</text:p>
          </table:table-cell>
          <table:table-cell table:formula="of:=[.E44]+[.$J$5]" office:value-type="float" office:value="368.025">
            <text:p>368.025</text:p>
          </table:table-cell>
          <table:table-cell table:formula="of:=&quot;Y&quot; &amp; [.E45]" office:value-type="string" office:string-value="Y368.025">
            <text:p>Y368.025</text:p>
          </table:table-cell>
          <table:table-cell table:number-columns-repeated="8"/>
          <table:table-cell table:style-name="ce2" table:formula="of:=[.B46]" office:value-type="string" office:string-value="N52">
            <text:p>N52</text:p>
          </table:table-cell>
          <table:table-cell table:style-name="ce2" table:formula="of:=[.D46]" office:value-type="string" office:string-value="X1165.2">
            <text:p>X1165.2</text:p>
          </table:table-cell>
          <table:table-cell table:style-name="ce2" table:formula="of:=[.F46]" office:value-type="string" office:string-value="Y370.9">
            <text:p>Y370.9</text:p>
          </table:table-cell>
        </table:table-row>
        <table:table-row table:style-name="ro1">
          <table:table-cell table:formula="of:=[.A45]+1" office:value-type="float" office:value="52">
            <text:p>52</text:p>
          </table:table-cell>
          <table:table-cell table:formula="of:=&quot;N&quot;&amp;[.A46]" office:value-type="string" office:string-value="N52">
            <text:p>N52</text:p>
          </table:table-cell>
          <table:table-cell table:formula="of:=[.C45]+[.$J$4]" office:value-type="float" office:value="1165.2">
            <text:p>1165.2</text:p>
          </table:table-cell>
          <table:table-cell table:formula="of:= &quot;X&quot;&amp; [.C46]" office:value-type="string" office:string-value="X1165.2">
            <text:p>X1165.2</text:p>
          </table:table-cell>
          <table:table-cell table:formula="of:=[.E45]+[.$J$5]" office:value-type="float" office:value="370.9">
            <text:p>370.9</text:p>
          </table:table-cell>
          <table:table-cell table:formula="of:=&quot;Y&quot; &amp; [.E46]" office:value-type="string" office:string-value="Y370.9">
            <text:p>Y370.9</text:p>
          </table:table-cell>
          <table:table-cell table:number-columns-repeated="8"/>
          <table:table-cell table:style-name="ce2" table:formula="of:=[.B47]" office:value-type="string" office:string-value="N53">
            <text:p>N53</text:p>
          </table:table-cell>
          <table:table-cell table:style-name="ce2" table:formula="of:=[.D47]" office:value-type="string" office:string-value="X1172.8">
            <text:p>X1172.8</text:p>
          </table:table-cell>
          <table:table-cell table:style-name="ce2" table:formula="of:=[.F47]" office:value-type="string" office:string-value="Y373.775">
            <text:p>Y373.775</text:p>
          </table:table-cell>
        </table:table-row>
        <table:table-row table:style-name="ro1">
          <table:table-cell table:formula="of:=[.A46]+1" office:value-type="float" office:value="53">
            <text:p>53</text:p>
          </table:table-cell>
          <table:table-cell table:formula="of:=&quot;N&quot;&amp;[.A47]" office:value-type="string" office:string-value="N53">
            <text:p>N53</text:p>
          </table:table-cell>
          <table:table-cell table:formula="of:=[.J17]" office:value-type="float" office:value="1172.8">
            <text:p>1172.8</text:p>
          </table:table-cell>
          <table:table-cell table:formula="of:= &quot;X&quot;&amp; [.C47]" office:value-type="string" office:string-value="X1172.8">
            <text:p>X1172.8</text:p>
          </table:table-cell>
          <table:table-cell table:formula="of:=[.E46]+[.$J$5]" office:value-type="float" office:value="373.775">
            <text:p>373.775</text:p>
          </table:table-cell>
          <table:table-cell table:formula="of:=&quot;Y&quot; &amp; [.E47]" office:value-type="string" office:string-value="Y373.775">
            <text:p>Y373.775</text:p>
          </table:table-cell>
          <table:table-cell table:number-columns-repeated="8"/>
          <table:table-cell table:style-name="ce2" table:formula="of:=[.B48]" office:value-type="string" office:string-value="N54">
            <text:p>N54</text:p>
          </table:table-cell>
          <table:table-cell table:style-name="ce2" table:formula="of:=[.D48]" office:value-type="string" office:string-value="X1176.8">
            <text:p>X1176.8</text:p>
          </table:table-cell>
          <table:table-cell table:style-name="ce2" table:formula="of:=[.F48]" office:value-type="string" office:string-value="Y376.65">
            <text:p>Y376.65</text:p>
          </table:table-cell>
        </table:table-row>
        <table:table-row table:style-name="ro1">
          <table:table-cell table:formula="of:=[.A47]+1" office:value-type="float" office:value="54">
            <text:p>54</text:p>
          </table:table-cell>
          <table:table-cell table:formula="of:=&quot;N&quot;&amp;[.A48]" office:value-type="string" office:string-value="N54">
            <text:p>N54</text:p>
          </table:table-cell>
          <table:table-cell table:formula="of:=[.C47]+[.$J$4]" office:value-type="float" office:value="1176.8">
            <text:p>1176.8</text:p>
          </table:table-cell>
          <table:table-cell table:formula="of:= &quot;X&quot;&amp; [.C48]" office:value-type="string" office:string-value="X1176.8">
            <text:p>X1176.8</text:p>
          </table:table-cell>
          <table:table-cell table:formula="of:=[.E47]+[.$J$5]" office:value-type="float" office:value="376.65">
            <text:p>376.65</text:p>
          </table:table-cell>
          <table:table-cell table:formula="of:=&quot;Y&quot; &amp; [.E48]" office:value-type="string" office:string-value="Y376.65">
            <text:p>Y376.65</text:p>
          </table:table-cell>
          <table:table-cell table:number-columns-repeated="8"/>
          <table:table-cell table:style-name="ce2" table:formula="of:=[.B49]" office:value-type="string" office:string-value="N55">
            <text:p>N55</text:p>
          </table:table-cell>
          <table:table-cell table:style-name="ce2" table:formula="of:=[.D49]" office:value-type="string" office:string-value="X1180.8">
            <text:p>X1180.8</text:p>
          </table:table-cell>
          <table:table-cell table:style-name="ce2" table:formula="of:=[.F49]" office:value-type="string" office:string-value="Y379.525">
            <text:p>Y379.525</text:p>
          </table:table-cell>
        </table:table-row>
        <table:table-row table:style-name="ro1">
          <table:table-cell table:formula="of:=[.A48]+1" office:value-type="float" office:value="55">
            <text:p>55</text:p>
          </table:table-cell>
          <table:table-cell table:formula="of:=&quot;N&quot;&amp;[.A49]" office:value-type="string" office:string-value="N55">
            <text:p>N55</text:p>
          </table:table-cell>
          <table:table-cell table:formula="of:=[.C48]+[.$J$4]" office:value-type="float" office:value="1180.8">
            <text:p>1180.8</text:p>
          </table:table-cell>
          <table:table-cell table:formula="of:= &quot;X&quot;&amp; [.C49]" office:value-type="string" office:string-value="X1180.8">
            <text:p>X1180.8</text:p>
          </table:table-cell>
          <table:table-cell table:formula="of:=[.E48]+[.$J$5]" office:value-type="float" office:value="379.525">
            <text:p>379.525</text:p>
          </table:table-cell>
          <table:table-cell table:formula="of:=&quot;Y&quot; &amp; [.E49]" office:value-type="string" office:string-value="Y379.525">
            <text:p>Y379.525</text:p>
          </table:table-cell>
          <table:table-cell table:number-columns-repeated="8"/>
          <table:table-cell table:style-name="ce2" table:formula="of:=[.B50]" office:value-type="string" office:string-value="N56">
            <text:p>N56</text:p>
          </table:table-cell>
          <table:table-cell table:style-name="ce2" table:formula="of:=[.D50]" office:value-type="string" office:string-value="X1184.8">
            <text:p>X1184.8</text:p>
          </table:table-cell>
          <table:table-cell table:style-name="ce2" table:formula="of:=[.F50]" office:value-type="string" office:string-value="Y382.4">
            <text:p>Y382.4</text:p>
          </table:table-cell>
        </table:table-row>
        <table:table-row table:style-name="ro1">
          <table:table-cell table:formula="of:=[.A49]+1" office:value-type="float" office:value="56">
            <text:p>56</text:p>
          </table:table-cell>
          <table:table-cell table:formula="of:=&quot;N&quot;&amp;[.A50]" office:value-type="string" office:string-value="N56">
            <text:p>N56</text:p>
          </table:table-cell>
          <table:table-cell table:formula="of:=[.C49]+[.$J$4]" office:value-type="float" office:value="1184.8">
            <text:p>1184.8</text:p>
          </table:table-cell>
          <table:table-cell table:formula="of:= &quot;X&quot;&amp; [.C50]" office:value-type="string" office:string-value="X1184.8">
            <text:p>X1184.8</text:p>
          </table:table-cell>
          <table:table-cell table:formula="of:=[.E49]+[.$J$5]" office:value-type="float" office:value="382.4">
            <text:p>382.4</text:p>
          </table:table-cell>
          <table:table-cell table:formula="of:=&quot;Y&quot; &amp; [.E50]" office:value-type="string" office:string-value="Y382.4">
            <text:p>Y382.4</text:p>
          </table:table-cell>
          <table:table-cell table:number-columns-repeated="8"/>
          <table:table-cell table:style-name="ce2" table:formula="of:=[.B51]" office:value-type="string" office:string-value="N57">
            <text:p>N57</text:p>
          </table:table-cell>
          <table:table-cell table:style-name="ce2" table:formula="of:=[.D51]" office:value-type="string" office:string-value="X1188.8">
            <text:p>X1188.8</text:p>
          </table:table-cell>
          <table:table-cell table:style-name="ce2" table:formula="of:=[.F51]" office:value-type="string" office:string-value="Y385.275">
            <text:p>Y385.275</text:p>
          </table:table-cell>
        </table:table-row>
        <table:table-row table:style-name="ro1">
          <table:table-cell table:formula="of:=[.A50]+1" office:value-type="float" office:value="57">
            <text:p>57</text:p>
          </table:table-cell>
          <table:table-cell table:formula="of:=&quot;N&quot;&amp;[.A51]" office:value-type="string" office:string-value="N57">
            <text:p>N57</text:p>
          </table:table-cell>
          <table:table-cell table:formula="of:=[.C50]+[.$J$4]" office:value-type="float" office:value="1188.8">
            <text:p>1188.8</text:p>
          </table:table-cell>
          <table:table-cell table:formula="of:= &quot;X&quot;&amp; [.C51]" office:value-type="string" office:string-value="X1188.8">
            <text:p>X1188.8</text:p>
          </table:table-cell>
          <table:table-cell table:formula="of:=[.E50]+[.$J$5]" office:value-type="float" office:value="385.275">
            <text:p>385.275</text:p>
          </table:table-cell>
          <table:table-cell table:formula="of:=&quot;Y&quot; &amp; [.E51]" office:value-type="string" office:string-value="Y385.275">
            <text:p>Y385.275</text:p>
          </table:table-cell>
          <table:table-cell table:number-columns-repeated="8"/>
          <table:table-cell table:style-name="ce2" table:formula="of:=[.B52]" office:value-type="string" office:string-value="N58">
            <text:p>N58</text:p>
          </table:table-cell>
          <table:table-cell table:style-name="ce2" table:formula="of:=[.D52]" office:value-type="string" office:string-value="X1192.8">
            <text:p>X1192.8</text:p>
          </table:table-cell>
          <table:table-cell table:style-name="ce2" table:formula="of:=[.F52]" office:value-type="string" office:string-value="Y388.15">
            <text:p>Y388.15</text:p>
          </table:table-cell>
        </table:table-row>
        <table:table-row table:style-name="ro1">
          <table:table-cell table:formula="of:=[.A51]+1" office:value-type="float" office:value="58">
            <text:p>58</text:p>
          </table:table-cell>
          <table:table-cell table:formula="of:=&quot;N&quot;&amp;[.A52]" office:value-type="string" office:string-value="N58">
            <text:p>N58</text:p>
          </table:table-cell>
          <table:table-cell table:formula="of:=[.C51]+[.$J$4]" office:value-type="float" office:value="1192.8">
            <text:p>1192.8</text:p>
          </table:table-cell>
          <table:table-cell table:formula="of:= &quot;X&quot;&amp; [.C52]" office:value-type="string" office:string-value="X1192.8">
            <text:p>X1192.8</text:p>
          </table:table-cell>
          <table:table-cell table:formula="of:=[.E51]+[.$J$5]" office:value-type="float" office:value="388.15">
            <text:p>388.15</text:p>
          </table:table-cell>
          <table:table-cell table:formula="of:=&quot;Y&quot; &amp; [.E52]" office:value-type="string" office:string-value="Y388.15">
            <text:p>Y388.15</text:p>
          </table:table-cell>
          <table:table-cell table:number-columns-repeated="8"/>
          <table:table-cell table:style-name="ce2" table:formula="of:=[.B53]" office:value-type="string" office:string-value="N59">
            <text:p>N59</text:p>
          </table:table-cell>
          <table:table-cell table:style-name="ce2" table:formula="of:=[.D53]" office:value-type="string" office:string-value="X1196.8">
            <text:p>X1196.8</text:p>
          </table:table-cell>
          <table:table-cell table:style-name="ce2" table:formula="of:=[.F53]" office:value-type="string" office:string-value="Y391.025">
            <text:p>Y391.025</text:p>
          </table:table-cell>
        </table:table-row>
        <table:table-row table:style-name="ro1">
          <table:table-cell table:formula="of:=[.A52]+1" office:value-type="float" office:value="59">
            <text:p>59</text:p>
          </table:table-cell>
          <table:table-cell table:formula="of:=&quot;N&quot;&amp;[.A53]" office:value-type="string" office:string-value="N59">
            <text:p>N59</text:p>
          </table:table-cell>
          <table:table-cell table:formula="of:=[.C52]+[.$J$4]" office:value-type="float" office:value="1196.8">
            <text:p>1196.8</text:p>
          </table:table-cell>
          <table:table-cell table:formula="of:= &quot;X&quot;&amp; [.C53]" office:value-type="string" office:string-value="X1196.8">
            <text:p>X1196.8</text:p>
          </table:table-cell>
          <table:table-cell table:formula="of:=[.E52]+[.$J$5]" office:value-type="float" office:value="391.025">
            <text:p>391.025</text:p>
          </table:table-cell>
          <table:table-cell table:formula="of:=&quot;Y&quot; &amp; [.E53]" office:value-type="string" office:string-value="Y391.025">
            <text:p>Y391.025</text:p>
          </table:table-cell>
          <table:table-cell table:number-columns-repeated="8"/>
          <table:table-cell table:style-name="ce2" table:formula="of:=[.B54]" office:value-type="string" office:string-value="N60">
            <text:p>N60</text:p>
          </table:table-cell>
          <table:table-cell table:style-name="ce2" table:formula="of:=[.D54]" office:value-type="string" office:string-value="X1200.8">
            <text:p>X1200.8</text:p>
          </table:table-cell>
          <table:table-cell table:style-name="ce2" table:formula="of:=[.F54]" office:value-type="string" office:string-value="Y393.9">
            <text:p>Y393.9</text:p>
          </table:table-cell>
        </table:table-row>
        <table:table-row table:style-name="ro1">
          <table:table-cell table:formula="of:=[.A53]+1" office:value-type="float" office:value="60">
            <text:p>60</text:p>
          </table:table-cell>
          <table:table-cell table:formula="of:=&quot;N&quot;&amp;[.A54]" office:value-type="string" office:string-value="N60">
            <text:p>N60</text:p>
          </table:table-cell>
          <table:table-cell table:formula="of:=[.C53]+[.$J$4]" office:value-type="float" office:value="1200.8">
            <text:p>1200.8</text:p>
          </table:table-cell>
          <table:table-cell table:formula="of:= &quot;X&quot;&amp; [.C54]" office:value-type="string" office:string-value="X1200.8">
            <text:p>X1200.8</text:p>
          </table:table-cell>
          <table:table-cell table:formula="of:=[.E53]+[.$J$5]" office:value-type="float" office:value="393.9">
            <text:p>393.9</text:p>
          </table:table-cell>
          <table:table-cell table:formula="of:=&quot;Y&quot; &amp; [.E54]" office:value-type="string" office:string-value="Y393.9">
            <text:p>Y393.9</text:p>
          </table:table-cell>
          <table:table-cell table:number-columns-repeated="8"/>
          <table:table-cell table:style-name="ce2" table:formula="of:=[.B55]" office:value-type="string" office:string-value="N61">
            <text:p>N61</text:p>
          </table:table-cell>
          <table:table-cell table:style-name="ce2" table:formula="of:=[.D55]" office:value-type="string" office:string-value="X1204.8">
            <text:p>X1204.8</text:p>
          </table:table-cell>
          <table:table-cell table:style-name="ce2" table:formula="of:=[.F55]" office:value-type="string" office:string-value="Y396.775">
            <text:p>Y396.775</text:p>
          </table:table-cell>
        </table:table-row>
        <table:table-row table:style-name="ro1">
          <table:table-cell table:formula="of:=[.A54]+1" office:value-type="float" office:value="61">
            <text:p>61</text:p>
          </table:table-cell>
          <table:table-cell table:formula="of:=&quot;N&quot;&amp;[.A55]" office:value-type="string" office:string-value="N61">
            <text:p>N61</text:p>
          </table:table-cell>
          <table:table-cell table:formula="of:=[.C54]+[.$J$4]" office:value-type="float" office:value="1204.8">
            <text:p>1204.8</text:p>
          </table:table-cell>
          <table:table-cell table:formula="of:= &quot;X&quot;&amp; [.C55]" office:value-type="string" office:string-value="X1204.8">
            <text:p>X1204.8</text:p>
          </table:table-cell>
          <table:table-cell table:formula="of:=[.E54]+[.$J$5]" office:value-type="float" office:value="396.775">
            <text:p>396.775</text:p>
          </table:table-cell>
          <table:table-cell table:formula="of:=&quot;Y&quot; &amp; [.E55]" office:value-type="string" office:string-value="Y396.775">
            <text:p>Y396.775</text:p>
          </table:table-cell>
          <table:table-cell table:number-columns-repeated="8"/>
          <table:table-cell table:style-name="ce2" table:formula="of:=[.B56]" office:value-type="string" office:string-value="N62">
            <text:p>N62</text:p>
          </table:table-cell>
          <table:table-cell table:style-name="ce2" table:formula="of:=[.D56]" office:value-type="string" office:string-value="X1208.8">
            <text:p>X1208.8</text:p>
          </table:table-cell>
          <table:table-cell table:style-name="ce2" table:formula="of:=[.F56]" office:value-type="string" office:string-value="Y399.65">
            <text:p>Y399.65</text:p>
          </table:table-cell>
        </table:table-row>
        <table:table-row table:style-name="ro1">
          <table:table-cell table:formula="of:=[.A55]+1" office:value-type="float" office:value="62">
            <text:p>62</text:p>
          </table:table-cell>
          <table:table-cell table:formula="of:=&quot;N&quot;&amp;[.A56]" office:value-type="string" office:string-value="N62">
            <text:p>N62</text:p>
          </table:table-cell>
          <table:table-cell table:formula="of:=[.C55]+[.$J$4]" office:value-type="float" office:value="1208.8">
            <text:p>1208.8</text:p>
          </table:table-cell>
          <table:table-cell table:formula="of:= &quot;X&quot;&amp; [.C56]" office:value-type="string" office:string-value="X1208.8">
            <text:p>X1208.8</text:p>
          </table:table-cell>
          <table:table-cell table:formula="of:=[.E55]+[.$J$5]" office:value-type="float" office:value="399.65">
            <text:p>399.65</text:p>
          </table:table-cell>
          <table:table-cell table:formula="of:=&quot;Y&quot; &amp; [.E56]" office:value-type="string" office:string-value="Y399.65">
            <text:p>Y399.65</text:p>
          </table:table-cell>
          <table:table-cell table:number-columns-repeated="8"/>
          <table:table-cell table:style-name="ce2" table:formula="of:=[.B57]" office:value-type="string" office:string-value="N63">
            <text:p>N63</text:p>
          </table:table-cell>
          <table:table-cell table:style-name="ce2" table:formula="of:=[.D57]" office:value-type="string" office:string-value="X1212.8">
            <text:p>X1212.8</text:p>
          </table:table-cell>
          <table:table-cell table:style-name="ce2" table:formula="of:=[.F57]" office:value-type="string" office:string-value="Y402.525">
            <text:p>Y402.525</text:p>
          </table:table-cell>
        </table:table-row>
        <table:table-row table:style-name="ro1">
          <table:table-cell table:formula="of:=[.A56]+1" office:value-type="float" office:value="63">
            <text:p>63</text:p>
          </table:table-cell>
          <table:table-cell table:formula="of:=&quot;N&quot;&amp;[.A57]" office:value-type="string" office:string-value="N63">
            <text:p>N63</text:p>
          </table:table-cell>
          <table:table-cell table:formula="of:=[.C56]+[.$J$4]" office:value-type="float" office:value="1212.8">
            <text:p>1212.8</text:p>
          </table:table-cell>
          <table:table-cell table:formula="of:= &quot;X&quot;&amp; [.C57]" office:value-type="string" office:string-value="X1212.8">
            <text:p>X1212.8</text:p>
          </table:table-cell>
          <table:table-cell table:formula="of:=[.E56]+[.$J$5]" office:value-type="float" office:value="402.525">
            <text:p>402.525</text:p>
          </table:table-cell>
          <table:table-cell table:formula="of:=&quot;Y&quot; &amp; [.E57]" office:value-type="string" office:string-value="Y402.525">
            <text:p>Y402.525</text:p>
          </table:table-cell>
          <table:table-cell table:number-columns-repeated="8"/>
          <table:table-cell table:style-name="ce2" table:formula="of:=[.B58]" office:value-type="string" office:string-value="N64">
            <text:p>N64</text:p>
          </table:table-cell>
          <table:table-cell table:style-name="ce2" table:formula="of:=[.D58]" office:value-type="string" office:string-value="X1216.8">
            <text:p>X1216.8</text:p>
          </table:table-cell>
          <table:table-cell table:style-name="ce2" table:formula="of:=[.F58]" office:value-type="string" office:string-value="Y405.4">
            <text:p>Y405.4</text:p>
          </table:table-cell>
        </table:table-row>
        <table:table-row table:style-name="ro1">
          <table:table-cell table:formula="of:=[.A57]+1" office:value-type="float" office:value="64">
            <text:p>64</text:p>
          </table:table-cell>
          <table:table-cell table:formula="of:=&quot;N&quot;&amp;[.A58]" office:value-type="string" office:string-value="N64">
            <text:p>N64</text:p>
          </table:table-cell>
          <table:table-cell table:formula="of:=[.C57]+[.$J$4]" office:value-type="float" office:value="1216.8">
            <text:p>1216.8</text:p>
          </table:table-cell>
          <table:table-cell table:formula="of:= &quot;X&quot;&amp; [.C58]" office:value-type="string" office:string-value="X1216.8">
            <text:p>X1216.8</text:p>
          </table:table-cell>
          <table:table-cell table:formula="of:=[.E57]+[.$J$5]" office:value-type="float" office:value="405.4">
            <text:p>405.4</text:p>
          </table:table-cell>
          <table:table-cell table:formula="of:=&quot;Y&quot; &amp; [.E58]" office:value-type="string" office:string-value="Y405.4">
            <text:p>Y405.4</text:p>
          </table:table-cell>
          <table:table-cell table:number-columns-repeated="8"/>
          <table:table-cell table:style-name="ce2" table:formula="of:=[.B59]" office:value-type="string" office:string-value="N65">
            <text:p>N65</text:p>
          </table:table-cell>
          <table:table-cell table:style-name="ce2" table:formula="of:=[.D59]" office:value-type="string" office:string-value="X1220.8">
            <text:p>X1220.8</text:p>
          </table:table-cell>
          <table:table-cell table:style-name="ce2" table:formula="of:=[.F59]" office:value-type="string" office:string-value="Y408.275">
            <text:p>Y408.275</text:p>
          </table:table-cell>
        </table:table-row>
        <table:table-row table:style-name="ro1">
          <table:table-cell table:formula="of:=[.A58]+1" office:value-type="float" office:value="65">
            <text:p>65</text:p>
          </table:table-cell>
          <table:table-cell table:formula="of:=&quot;N&quot;&amp;[.A59]" office:value-type="string" office:string-value="N65">
            <text:p>N65</text:p>
          </table:table-cell>
          <table:table-cell table:formula="of:=[.C58]+[.$J$4]" office:value-type="float" office:value="1220.8">
            <text:p>1220.8</text:p>
          </table:table-cell>
          <table:table-cell table:formula="of:= &quot;X&quot;&amp; [.C59]" office:value-type="string" office:string-value="X1220.8">
            <text:p>X1220.8</text:p>
          </table:table-cell>
          <table:table-cell table:formula="of:=[.E58]+[.$J$5]" office:value-type="float" office:value="408.275">
            <text:p>408.275</text:p>
          </table:table-cell>
          <table:table-cell table:formula="of:=&quot;Y&quot; &amp; [.E59]" office:value-type="string" office:string-value="Y408.275">
            <text:p>Y408.275</text:p>
          </table:table-cell>
          <table:table-cell table:number-columns-repeated="8"/>
          <table:table-cell table:style-name="ce2" table:formula="of:=[.B60]" office:value-type="string" office:string-value="N66">
            <text:p>N66</text:p>
          </table:table-cell>
          <table:table-cell table:style-name="ce2" table:formula="of:=[.D60]" office:value-type="string" office:string-value="X1224.8">
            <text:p>X1224.8</text:p>
          </table:table-cell>
          <table:table-cell table:style-name="ce2" table:formula="of:=[.F60]" office:value-type="string" office:string-value="Y411.15">
            <text:p>Y411.15</text:p>
          </table:table-cell>
        </table:table-row>
        <table:table-row table:style-name="ro1">
          <table:table-cell table:formula="of:=[.A59]+1" office:value-type="float" office:value="66">
            <text:p>66</text:p>
          </table:table-cell>
          <table:table-cell table:formula="of:=&quot;N&quot;&amp;[.A60]" office:value-type="string" office:string-value="N66">
            <text:p>N66</text:p>
          </table:table-cell>
          <table:table-cell table:formula="of:=[.C59]+[.$J$4]" office:value-type="float" office:value="1224.8">
            <text:p>1224.8</text:p>
          </table:table-cell>
          <table:table-cell table:formula="of:= &quot;X&quot;&amp; [.C60]" office:value-type="string" office:string-value="X1224.8">
            <text:p>X1224.8</text:p>
          </table:table-cell>
          <table:table-cell table:formula="of:=[.E59]+[.$J$5]" office:value-type="float" office:value="411.15">
            <text:p>411.15</text:p>
          </table:table-cell>
          <table:table-cell table:formula="of:=&quot;Y&quot; &amp; [.E60]" office:value-type="string" office:string-value="Y411.15">
            <text:p>Y411.15</text:p>
          </table:table-cell>
          <table:table-cell table:number-columns-repeated="8"/>
          <table:table-cell table:style-name="ce2" table:formula="of:=[.B61]" office:value-type="string" office:string-value="N67">
            <text:p>N67</text:p>
          </table:table-cell>
          <table:table-cell table:style-name="ce2" table:formula="of:=[.D61]" office:value-type="string" office:string-value="X1228.8">
            <text:p>X1228.8</text:p>
          </table:table-cell>
          <table:table-cell table:style-name="ce2" table:formula="of:=[.F61]" office:value-type="string" office:string-value="Y414.025">
            <text:p>Y414.025</text:p>
          </table:table-cell>
        </table:table-row>
        <table:table-row table:style-name="ro1">
          <table:table-cell table:formula="of:=[.A60]+1" office:value-type="float" office:value="67">
            <text:p>67</text:p>
          </table:table-cell>
          <table:table-cell table:formula="of:=&quot;N&quot;&amp;[.A61]" office:value-type="string" office:string-value="N67">
            <text:p>N67</text:p>
          </table:table-cell>
          <table:table-cell table:formula="of:=[.C60]+[.$J$4]" office:value-type="float" office:value="1228.8">
            <text:p>1228.8</text:p>
          </table:table-cell>
          <table:table-cell table:formula="of:= &quot;X&quot;&amp; [.C61]" office:value-type="string" office:string-value="X1228.8">
            <text:p>X1228.8</text:p>
          </table:table-cell>
          <table:table-cell table:formula="of:=[.E60]+[.$J$5]" office:value-type="float" office:value="414.025">
            <text:p>414.025</text:p>
          </table:table-cell>
          <table:table-cell table:formula="of:=&quot;Y&quot; &amp; [.E61]" office:value-type="string" office:string-value="Y414.025">
            <text:p>Y414.025</text:p>
          </table:table-cell>
          <table:table-cell table:number-columns-repeated="8"/>
          <table:table-cell table:style-name="ce2" table:formula="of:=[.B62]" office:value-type="string" office:string-value="N68">
            <text:p>N68</text:p>
          </table:table-cell>
          <table:table-cell table:style-name="ce2" table:formula="of:=[.D62]" office:value-type="string" office:string-value="X1232.8">
            <text:p>X1232.8</text:p>
          </table:table-cell>
          <table:table-cell table:style-name="ce2" table:formula="of:=[.F62]" office:value-type="string" office:string-value="Y416.9">
            <text:p>Y416.9</text:p>
          </table:table-cell>
        </table:table-row>
        <table:table-row table:style-name="ro1">
          <table:table-cell table:formula="of:=[.A61]+1" office:value-type="float" office:value="68">
            <text:p>68</text:p>
          </table:table-cell>
          <table:table-cell table:formula="of:=&quot;N&quot;&amp;[.A62]" office:value-type="string" office:string-value="N68">
            <text:p>N68</text:p>
          </table:table-cell>
          <table:table-cell table:formula="of:=[.C61]+[.$J$4]" office:value-type="float" office:value="1232.8">
            <text:p>1232.8</text:p>
          </table:table-cell>
          <table:table-cell table:formula="of:= &quot;X&quot;&amp; [.C62]" office:value-type="string" office:string-value="X1232.8">
            <text:p>X1232.8</text:p>
          </table:table-cell>
          <table:table-cell table:formula="of:=[.E61]+[.$J$5]" office:value-type="float" office:value="416.9">
            <text:p>416.9</text:p>
          </table:table-cell>
          <table:table-cell table:formula="of:=&quot;Y&quot; &amp; [.E62]" office:value-type="string" office:string-value="Y416.9">
            <text:p>Y416.9</text:p>
          </table:table-cell>
          <table:table-cell table:number-columns-repeated="8"/>
          <table:table-cell table:style-name="ce2" table:formula="of:=[.B63]" office:value-type="string" office:string-value="N69">
            <text:p>N69</text:p>
          </table:table-cell>
          <table:table-cell table:style-name="ce2" table:formula="of:=[.D63]" office:value-type="string" office:string-value="X1236.8">
            <text:p>X1236.8</text:p>
          </table:table-cell>
          <table:table-cell table:style-name="ce2" table:formula="of:=[.F63]" office:value-type="string" office:string-value="Y419.775">
            <text:p>Y419.775</text:p>
          </table:table-cell>
        </table:table-row>
        <table:table-row table:style-name="ro1">
          <table:table-cell table:formula="of:=[.A62]+1" office:value-type="float" office:value="69">
            <text:p>69</text:p>
          </table:table-cell>
          <table:table-cell table:formula="of:=&quot;N&quot;&amp;[.A63]" office:value-type="string" office:string-value="N69">
            <text:p>N69</text:p>
          </table:table-cell>
          <table:table-cell table:formula="of:=[.C62]+[.$J$4]" office:value-type="float" office:value="1236.8">
            <text:p>1236.8</text:p>
          </table:table-cell>
          <table:table-cell table:formula="of:= &quot;X&quot;&amp; [.C63]" office:value-type="string" office:string-value="X1236.8">
            <text:p>X1236.8</text:p>
          </table:table-cell>
          <table:table-cell table:formula="of:=[.E62]+[.$J$5]" office:value-type="float" office:value="419.775">
            <text:p>419.775</text:p>
          </table:table-cell>
          <table:table-cell table:formula="of:=&quot;Y&quot; &amp; [.E63]" office:value-type="string" office:string-value="Y419.775">
            <text:p>Y419.775</text:p>
          </table:table-cell>
          <table:table-cell table:number-columns-repeated="8"/>
          <table:table-cell table:style-name="ce2" table:formula="of:=[.B64]" office:value-type="string" office:string-value="N70">
            <text:p>N70</text:p>
          </table:table-cell>
          <table:table-cell table:style-name="ce2" table:formula="of:=[.D64]" office:value-type="string" office:string-value="X1240.8">
            <text:p>X1240.8</text:p>
          </table:table-cell>
          <table:table-cell table:style-name="ce2" table:formula="of:=[.F64]" office:value-type="string" office:string-value="Y422.65">
            <text:p>Y422.65</text:p>
          </table:table-cell>
        </table:table-row>
        <table:table-row table:style-name="ro1">
          <table:table-cell table:formula="of:=[.A63]+1" office:value-type="float" office:value="70">
            <text:p>70</text:p>
          </table:table-cell>
          <table:table-cell table:formula="of:=&quot;N&quot;&amp;[.A64]" office:value-type="string" office:string-value="N70">
            <text:p>N70</text:p>
          </table:table-cell>
          <table:table-cell table:formula="of:=[.C63]+[.$J$4]" office:value-type="float" office:value="1240.8">
            <text:p>1240.8</text:p>
          </table:table-cell>
          <table:table-cell table:formula="of:= &quot;X&quot;&amp; [.C64]" office:value-type="string" office:string-value="X1240.8">
            <text:p>X1240.8</text:p>
          </table:table-cell>
          <table:table-cell table:formula="of:=[.E63]+[.$J$5]" office:value-type="float" office:value="422.65">
            <text:p>422.65</text:p>
          </table:table-cell>
          <table:table-cell table:formula="of:=&quot;Y&quot; &amp; [.E64]" office:value-type="string" office:string-value="Y422.65">
            <text:p>Y422.65</text:p>
          </table:table-cell>
          <table:table-cell table:number-columns-repeated="8"/>
          <table:table-cell table:style-name="ce2" table:formula="of:=[.B65]" office:value-type="string" office:string-value="N71">
            <text:p>N71</text:p>
          </table:table-cell>
          <table:table-cell table:style-name="ce2" table:formula="of:=[.D65]" office:value-type="string" office:string-value="X1244.8">
            <text:p>X1244.8</text:p>
          </table:table-cell>
          <table:table-cell table:style-name="ce2" table:formula="of:=[.F65]" office:value-type="string" office:string-value="Y425.525">
            <text:p>Y425.525</text:p>
          </table:table-cell>
        </table:table-row>
        <table:table-row table:style-name="ro1">
          <table:table-cell table:formula="of:=[.A64]+1" office:value-type="float" office:value="71">
            <text:p>71</text:p>
          </table:table-cell>
          <table:table-cell table:formula="of:=&quot;N&quot;&amp;[.A65]" office:value-type="string" office:string-value="N71">
            <text:p>N71</text:p>
          </table:table-cell>
          <table:table-cell table:formula="of:=[.C64]+[.$J$4]" office:value-type="float" office:value="1244.8">
            <text:p>1244.8</text:p>
          </table:table-cell>
          <table:table-cell table:formula="of:= &quot;X&quot;&amp; [.C65]" office:value-type="string" office:string-value="X1244.8">
            <text:p>X1244.8</text:p>
          </table:table-cell>
          <table:table-cell table:formula="of:=[.E64]+[.$J$5]" office:value-type="float" office:value="425.525">
            <text:p>425.525</text:p>
          </table:table-cell>
          <table:table-cell table:formula="of:=&quot;Y&quot; &amp; [.E65]" office:value-type="string" office:string-value="Y425.525">
            <text:p>Y425.525</text:p>
          </table:table-cell>
          <table:table-cell table:number-columns-repeated="8"/>
          <table:table-cell table:style-name="ce2" table:formula="of:=[.B66]" office:value-type="string" office:string-value="N72">
            <text:p>N72</text:p>
          </table:table-cell>
          <table:table-cell table:style-name="ce2" table:formula="of:=[.D66]" office:value-type="string" office:string-value="X1248.8">
            <text:p>X1248.8</text:p>
          </table:table-cell>
          <table:table-cell table:style-name="ce2" table:formula="of:=[.F66]" office:value-type="string" office:string-value="Y428.4">
            <text:p>Y428.4</text:p>
          </table:table-cell>
        </table:table-row>
        <table:table-row table:style-name="ro1">
          <table:table-cell table:formula="of:=[.A65]+1" office:value-type="float" office:value="72">
            <text:p>72</text:p>
          </table:table-cell>
          <table:table-cell table:formula="of:=&quot;N&quot;&amp;[.A66]" office:value-type="string" office:string-value="N72">
            <text:p>N72</text:p>
          </table:table-cell>
          <table:table-cell table:formula="of:=[.C65]+[.$J$4]" office:value-type="float" office:value="1248.8">
            <text:p>1248.8</text:p>
          </table:table-cell>
          <table:table-cell table:formula="of:= &quot;X&quot;&amp; [.C66]" office:value-type="string" office:string-value="X1248.8">
            <text:p>X1248.8</text:p>
          </table:table-cell>
          <table:table-cell table:formula="of:=[.E65]+[.$J$5]" office:value-type="float" office:value="428.4">
            <text:p>428.4</text:p>
          </table:table-cell>
          <table:table-cell table:formula="of:=&quot;Y&quot; &amp; [.E66]" office:value-type="string" office:string-value="Y428.4">
            <text:p>Y428.4</text:p>
          </table:table-cell>
          <table:table-cell table:number-columns-repeated="8"/>
          <table:table-cell table:style-name="ce2" table:formula="of:=[.B67]" office:value-type="string" office:string-value="N73">
            <text:p>N73</text:p>
          </table:table-cell>
          <table:table-cell table:style-name="ce2" table:formula="of:=[.D67]" office:value-type="string" office:string-value="X1252.8">
            <text:p>X1252.8</text:p>
          </table:table-cell>
          <table:table-cell table:style-name="ce2" table:formula="of:=[.F67]" office:value-type="string" office:string-value="Y431.275">
            <text:p>Y431.275</text:p>
          </table:table-cell>
        </table:table-row>
        <table:table-row table:style-name="ro1">
          <table:table-cell table:formula="of:=[.A66]+1" office:value-type="float" office:value="73">
            <text:p>73</text:p>
          </table:table-cell>
          <table:table-cell table:formula="of:=&quot;N&quot;&amp;[.A67]" office:value-type="string" office:string-value="N73">
            <text:p>N73</text:p>
          </table:table-cell>
          <table:table-cell table:formula="of:=[.C66]+[.$J$4]" office:value-type="float" office:value="1252.8">
            <text:p>1252.8</text:p>
          </table:table-cell>
          <table:table-cell table:formula="of:= &quot;X&quot;&amp; [.C67]" office:value-type="string" office:string-value="X1252.8">
            <text:p>X1252.8</text:p>
          </table:table-cell>
          <table:table-cell table:formula="of:=[.E66]+[.$J$5]" office:value-type="float" office:value="431.275">
            <text:p>431.275</text:p>
          </table:table-cell>
          <table:table-cell table:formula="of:=&quot;Y&quot; &amp; [.E67]" office:value-type="string" office:string-value="Y431.275">
            <text:p>Y431.275</text:p>
          </table:table-cell>
          <table:table-cell table:number-columns-repeated="8"/>
          <table:table-cell table:style-name="ce2" table:formula="of:=[.B68]" office:value-type="string" office:string-value="N74">
            <text:p>N74</text:p>
          </table:table-cell>
          <table:table-cell table:style-name="ce2" table:formula="of:=[.D68]" office:value-type="string" office:string-value="X1256.8">
            <text:p>X1256.8</text:p>
          </table:table-cell>
          <table:table-cell table:style-name="ce2" table:formula="of:=[.F68]" office:value-type="string" office:string-value="Y434.15">
            <text:p>Y434.15</text:p>
          </table:table-cell>
        </table:table-row>
        <table:table-row table:style-name="ro1">
          <table:table-cell table:formula="of:=[.A67]+1" office:value-type="float" office:value="74">
            <text:p>74</text:p>
          </table:table-cell>
          <table:table-cell table:formula="of:=&quot;N&quot;&amp;[.A68]" office:value-type="string" office:string-value="N74">
            <text:p>N74</text:p>
          </table:table-cell>
          <table:table-cell table:formula="of:=[.C67]+[.$J$4]" office:value-type="float" office:value="1256.8">
            <text:p>1256.8</text:p>
          </table:table-cell>
          <table:table-cell table:formula="of:= &quot;X&quot;&amp; [.C68]" office:value-type="string" office:string-value="X1256.8">
            <text:p>X1256.8</text:p>
          </table:table-cell>
          <table:table-cell table:formula="of:=[.E67]+[.$J$5]" office:value-type="float" office:value="434.15">
            <text:p>434.15</text:p>
          </table:table-cell>
          <table:table-cell table:formula="of:=&quot;Y&quot; &amp; [.E68]" office:value-type="string" office:string-value="Y434.15">
            <text:p>Y434.15</text:p>
          </table:table-cell>
          <table:table-cell table:number-columns-repeated="8"/>
          <table:table-cell table:style-name="ce2" table:formula="of:=[.B69]" office:value-type="string" office:string-value="N75">
            <text:p>N75</text:p>
          </table:table-cell>
          <table:table-cell table:style-name="ce2" table:formula="of:=[.D69]" office:value-type="string" office:string-value="X1260.8">
            <text:p>X1260.8</text:p>
          </table:table-cell>
          <table:table-cell table:style-name="ce2" table:formula="of:=[.F69]" office:value-type="string" office:string-value="Y437.025">
            <text:p>Y437.025</text:p>
          </table:table-cell>
        </table:table-row>
        <table:table-row table:style-name="ro1">
          <table:table-cell table:formula="of:=[.A68]+1" office:value-type="float" office:value="75">
            <text:p>75</text:p>
          </table:table-cell>
          <table:table-cell table:formula="of:=&quot;N&quot;&amp;[.A69]" office:value-type="string" office:string-value="N75">
            <text:p>N75</text:p>
          </table:table-cell>
          <table:table-cell table:formula="of:=[.C68]+[.$J$4]" office:value-type="float" office:value="1260.8">
            <text:p>1260.8</text:p>
          </table:table-cell>
          <table:table-cell table:formula="of:= &quot;X&quot;&amp; [.C69]" office:value-type="string" office:string-value="X1260.8">
            <text:p>X1260.8</text:p>
          </table:table-cell>
          <table:table-cell table:formula="of:=[.E68]+[.$J$5]" office:value-type="float" office:value="437.025">
            <text:p>437.025</text:p>
          </table:table-cell>
          <table:table-cell table:formula="of:=&quot;Y&quot; &amp; [.E69]" office:value-type="string" office:string-value="Y437.025">
            <text:p>Y437.025</text:p>
          </table:table-cell>
          <table:table-cell table:number-columns-repeated="8"/>
          <table:table-cell table:style-name="ce2" table:formula="of:=[.B70]" office:value-type="string" office:string-value="N76">
            <text:p>N76</text:p>
          </table:table-cell>
          <table:table-cell table:style-name="ce2" table:formula="of:=[.D70]" office:value-type="string" office:string-value="X1264.8">
            <text:p>X1264.8</text:p>
          </table:table-cell>
          <table:table-cell table:style-name="ce2" table:formula="of:=[.F70]" office:value-type="string" office:string-value="Y439.9">
            <text:p>Y439.9</text:p>
          </table:table-cell>
        </table:table-row>
        <table:table-row table:style-name="ro1">
          <table:table-cell table:formula="of:=[.A69]+1" office:value-type="float" office:value="76">
            <text:p>76</text:p>
          </table:table-cell>
          <table:table-cell table:formula="of:=&quot;N&quot;&amp;[.A70]" office:value-type="string" office:string-value="N76">
            <text:p>N76</text:p>
          </table:table-cell>
          <table:table-cell table:formula="of:=[.C69]+[.$J$4]" office:value-type="float" office:value="1264.8">
            <text:p>1264.8</text:p>
          </table:table-cell>
          <table:table-cell table:formula="of:= &quot;X&quot;&amp; [.C70]" office:value-type="string" office:string-value="X1264.8">
            <text:p>X1264.8</text:p>
          </table:table-cell>
          <table:table-cell table:formula="of:=[.E69]+[.$J$5]" office:value-type="float" office:value="439.9">
            <text:p>439.9</text:p>
          </table:table-cell>
          <table:table-cell table:formula="of:=&quot;Y&quot; &amp; [.E70]" office:value-type="string" office:string-value="Y439.9">
            <text:p>Y439.9</text:p>
          </table:table-cell>
          <table:table-cell table:number-columns-repeated="8"/>
          <table:table-cell table:style-name="ce2" table:formula="of:=[.B71]" office:value-type="string" office:string-value="N77">
            <text:p>N77</text:p>
          </table:table-cell>
          <table:table-cell table:style-name="ce2" table:formula="of:=[.D71]" office:value-type="string" office:string-value="X1268.8">
            <text:p>X1268.8</text:p>
          </table:table-cell>
          <table:table-cell table:style-name="ce2" table:formula="of:=[.F71]" office:value-type="string" office:string-value="Y442.775">
            <text:p>Y442.775</text:p>
          </table:table-cell>
        </table:table-row>
        <table:table-row table:style-name="ro1">
          <table:table-cell table:formula="of:=[.A70]+1" office:value-type="float" office:value="77">
            <text:p>77</text:p>
          </table:table-cell>
          <table:table-cell table:formula="of:=&quot;N&quot;&amp;[.A71]" office:value-type="string" office:string-value="N77">
            <text:p>N77</text:p>
          </table:table-cell>
          <table:table-cell table:formula="of:=[.C70]+[.$J$4]" office:value-type="float" office:value="1268.8">
            <text:p>1268.8</text:p>
          </table:table-cell>
          <table:table-cell table:formula="of:= &quot;X&quot;&amp; [.C71]" office:value-type="string" office:string-value="X1268.8">
            <text:p>X1268.8</text:p>
          </table:table-cell>
          <table:table-cell table:formula="of:=[.E70]+[.$J$5]" office:value-type="float" office:value="442.775">
            <text:p>442.775</text:p>
          </table:table-cell>
          <table:table-cell table:formula="of:=&quot;Y&quot; &amp; [.E71]" office:value-type="string" office:string-value="Y442.775">
            <text:p>Y442.775</text:p>
          </table:table-cell>
          <table:table-cell table:number-columns-repeated="8"/>
          <table:table-cell table:style-name="ce2" table:formula="of:=[.B72]" office:value-type="string" office:string-value="N78">
            <text:p>N78</text:p>
          </table:table-cell>
          <table:table-cell table:style-name="ce2" table:formula="of:=[.D72]" office:value-type="string" office:string-value="X1272.8">
            <text:p>X1272.8</text:p>
          </table:table-cell>
          <table:table-cell table:style-name="ce2" table:formula="of:=[.F72]" office:value-type="string" office:string-value="Y445.65">
            <text:p>Y445.65</text:p>
          </table:table-cell>
        </table:table-row>
        <table:table-row table:style-name="ro1">
          <table:table-cell table:formula="of:=[.A71]+1" office:value-type="float" office:value="78">
            <text:p>78</text:p>
          </table:table-cell>
          <table:table-cell table:formula="of:=&quot;N&quot;&amp;[.A72]" office:value-type="string" office:string-value="N78">
            <text:p>N78</text:p>
          </table:table-cell>
          <table:table-cell table:formula="of:=[.C71]+[.$J$4]" office:value-type="float" office:value="1272.8">
            <text:p>1272.8</text:p>
          </table:table-cell>
          <table:table-cell table:formula="of:= &quot;X&quot;&amp; [.C72]" office:value-type="string" office:string-value="X1272.8">
            <text:p>X1272.8</text:p>
          </table:table-cell>
          <table:table-cell table:formula="of:=[.E71]+[.$J$5]" office:value-type="float" office:value="445.65">
            <text:p>445.65</text:p>
          </table:table-cell>
          <table:table-cell table:formula="of:=&quot;Y&quot; &amp; [.E72]" office:value-type="string" office:string-value="Y445.65">
            <text:p>Y445.65</text:p>
          </table:table-cell>
          <table:table-cell table:number-columns-repeated="8"/>
          <table:table-cell table:style-name="ce2" table:formula="of:=[.B73]" office:value-type="string" office:string-value="N79">
            <text:p>N79</text:p>
          </table:table-cell>
          <table:table-cell table:style-name="ce2" table:formula="of:=[.D73]" office:value-type="string" office:string-value="X1276.8">
            <text:p>X1276.8</text:p>
          </table:table-cell>
          <table:table-cell table:style-name="ce2" table:formula="of:=[.F73]" office:value-type="string" office:string-value="Y448.525">
            <text:p>Y448.525</text:p>
          </table:table-cell>
        </table:table-row>
        <table:table-row table:style-name="ro1">
          <table:table-cell table:formula="of:=[.A72]+1" office:value-type="float" office:value="79">
            <text:p>79</text:p>
          </table:table-cell>
          <table:table-cell table:formula="of:=&quot;N&quot;&amp;[.A73]" office:value-type="string" office:string-value="N79">
            <text:p>N79</text:p>
          </table:table-cell>
          <table:table-cell table:formula="of:=[.C72]+[.$J$4]" office:value-type="float" office:value="1276.8">
            <text:p>1276.8</text:p>
          </table:table-cell>
          <table:table-cell table:formula="of:= &quot;X&quot;&amp; [.C73]" office:value-type="string" office:string-value="X1276.8">
            <text:p>X1276.8</text:p>
          </table:table-cell>
          <table:table-cell table:formula="of:=[.E72]+[.$J$5]" office:value-type="float" office:value="448.525">
            <text:p>448.525</text:p>
          </table:table-cell>
          <table:table-cell table:formula="of:=&quot;Y&quot; &amp; [.E73]" office:value-type="string" office:string-value="Y448.525">
            <text:p>Y448.525</text:p>
          </table:table-cell>
          <table:table-cell table:number-columns-repeated="8"/>
          <table:table-cell table:style-name="ce2" table:formula="of:=[.B74]" office:value-type="string" office:string-value="N80">
            <text:p>N80</text:p>
          </table:table-cell>
          <table:table-cell table:style-name="ce2" table:formula="of:=[.D74]" office:value-type="string" office:string-value="X1280.8">
            <text:p>X1280.8</text:p>
          </table:table-cell>
          <table:table-cell table:style-name="ce2" table:formula="of:=[.F74]" office:value-type="string" office:string-value="Y451.4">
            <text:p>Y451.4</text:p>
          </table:table-cell>
        </table:table-row>
        <table:table-row table:style-name="ro1">
          <table:table-cell table:formula="of:=[.A73]+1" office:value-type="float" office:value="80">
            <text:p>80</text:p>
          </table:table-cell>
          <table:table-cell table:formula="of:=&quot;N&quot;&amp;[.A74]" office:value-type="string" office:string-value="N80">
            <text:p>N80</text:p>
          </table:table-cell>
          <table:table-cell table:formula="of:=[.C73]+[.$J$4]" office:value-type="float" office:value="1280.8">
            <text:p>1280.8</text:p>
          </table:table-cell>
          <table:table-cell table:formula="of:= &quot;X&quot;&amp; [.C74]" office:value-type="string" office:string-value="X1280.8">
            <text:p>X1280.8</text:p>
          </table:table-cell>
          <table:table-cell table:formula="of:=[.E73]+[.$J$5]" office:value-type="float" office:value="451.4">
            <text:p>451.4</text:p>
          </table:table-cell>
          <table:table-cell table:formula="of:=&quot;Y&quot; &amp; [.E74]" office:value-type="string" office:string-value="Y451.4">
            <text:p>Y451.4</text:p>
          </table:table-cell>
          <table:table-cell table:number-columns-repeated="8"/>
          <table:table-cell table:style-name="ce2" table:formula="of:=[.B75]" office:value-type="string" office:string-value="N81">
            <text:p>N81</text:p>
          </table:table-cell>
          <table:table-cell table:style-name="ce2" table:formula="of:=[.D75]" office:value-type="string" office:string-value="X1284.8">
            <text:p>X1284.8</text:p>
          </table:table-cell>
          <table:table-cell table:style-name="ce2" table:formula="of:=[.F75]" office:value-type="string" office:string-value="Y454.275">
            <text:p>Y454.275</text:p>
          </table:table-cell>
        </table:table-row>
        <table:table-row table:style-name="ro1">
          <table:table-cell table:formula="of:=[.A74]+1" office:value-type="float" office:value="81">
            <text:p>81</text:p>
          </table:table-cell>
          <table:table-cell table:formula="of:=&quot;N&quot;&amp;[.A75]" office:value-type="string" office:string-value="N81">
            <text:p>N81</text:p>
          </table:table-cell>
          <table:table-cell table:formula="of:=[.C74]+[.$J$4]" office:value-type="float" office:value="1284.8">
            <text:p>1284.8</text:p>
          </table:table-cell>
          <table:table-cell table:formula="of:= &quot;X&quot;&amp; [.C75]" office:value-type="string" office:string-value="X1284.8">
            <text:p>X1284.8</text:p>
          </table:table-cell>
          <table:table-cell table:formula="of:=[.E74]+[.$J$5]" office:value-type="float" office:value="454.275">
            <text:p>454.275</text:p>
          </table:table-cell>
          <table:table-cell table:formula="of:=&quot;Y&quot; &amp; [.E75]" office:value-type="string" office:string-value="Y454.275">
            <text:p>Y454.275</text:p>
          </table:table-cell>
          <table:table-cell table:number-columns-repeated="8"/>
          <table:table-cell table:style-name="ce2" table:formula="of:=[.B76]" office:value-type="string" office:string-value="N82">
            <text:p>N82</text:p>
          </table:table-cell>
          <table:table-cell table:style-name="ce2" table:formula="of:=[.D76]" office:value-type="string" office:string-value="X1288.8">
            <text:p>X1288.8</text:p>
          </table:table-cell>
          <table:table-cell table:style-name="ce2" table:formula="of:=[.F76]" office:value-type="string" office:string-value="Y457.15">
            <text:p>Y457.15</text:p>
          </table:table-cell>
        </table:table-row>
        <table:table-row table:style-name="ro1">
          <table:table-cell table:formula="of:=[.A75]+1" office:value-type="float" office:value="82">
            <text:p>82</text:p>
          </table:table-cell>
          <table:table-cell table:formula="of:=&quot;N&quot;&amp;[.A76]" office:value-type="string" office:string-value="N82">
            <text:p>N82</text:p>
          </table:table-cell>
          <table:table-cell table:formula="of:=[.C75]+[.$J$4]" office:value-type="float" office:value="1288.8">
            <text:p>1288.8</text:p>
          </table:table-cell>
          <table:table-cell table:formula="of:= &quot;X&quot;&amp; [.C76]" office:value-type="string" office:string-value="X1288.8">
            <text:p>X1288.8</text:p>
          </table:table-cell>
          <table:table-cell table:formula="of:=[.E75]+[.$J$5]" office:value-type="float" office:value="457.15">
            <text:p>457.15</text:p>
          </table:table-cell>
          <table:table-cell table:formula="of:=&quot;Y&quot; &amp; [.E76]" office:value-type="string" office:string-value="Y457.15">
            <text:p>Y457.15</text:p>
          </table:table-cell>
          <table:table-cell table:number-columns-repeated="8"/>
          <table:table-cell table:style-name="ce2" table:formula="of:=[.B77]" office:value-type="string" office:string-value="N83">
            <text:p>N83</text:p>
          </table:table-cell>
          <table:table-cell table:style-name="ce2" table:formula="of:=[.D77]" office:value-type="string" office:string-value="X1292.8">
            <text:p>X1292.8</text:p>
          </table:table-cell>
          <table:table-cell table:style-name="ce2" table:formula="of:=[.F77]" office:value-type="string" office:string-value="Y460.025">
            <text:p>Y460.025</text:p>
          </table:table-cell>
        </table:table-row>
        <table:table-row table:style-name="ro1">
          <table:table-cell table:formula="of:=[.A76]+1" office:value-type="float" office:value="83">
            <text:p>83</text:p>
          </table:table-cell>
          <table:table-cell table:formula="of:=&quot;N&quot;&amp;[.A77]" office:value-type="string" office:string-value="N83">
            <text:p>N83</text:p>
          </table:table-cell>
          <table:table-cell table:formula="of:=[.C76]+[.$J$4]" office:value-type="float" office:value="1292.8">
            <text:p>1292.8</text:p>
          </table:table-cell>
          <table:table-cell table:formula="of:= &quot;X&quot;&amp; [.C77]" office:value-type="string" office:string-value="X1292.8">
            <text:p>X1292.8</text:p>
          </table:table-cell>
          <table:table-cell table:formula="of:=[.E76]+[.$J$5]" office:value-type="float" office:value="460.025">
            <text:p>460.025</text:p>
          </table:table-cell>
          <table:table-cell table:formula="of:=&quot;Y&quot; &amp; [.E77]" office:value-type="string" office:string-value="Y460.025">
            <text:p>Y460.025</text:p>
          </table:table-cell>
          <table:table-cell table:number-columns-repeated="8"/>
          <table:table-cell table:style-name="ce2" table:formula="of:=[.B78]" office:value-type="string" office:string-value="N84">
            <text:p>N84</text:p>
          </table:table-cell>
          <table:table-cell table:style-name="ce2" table:formula="of:=[.D78]" office:value-type="string" office:string-value="X1296.8">
            <text:p>X1296.8</text:p>
          </table:table-cell>
          <table:table-cell table:style-name="ce2" table:formula="of:=[.F78]" office:value-type="string" office:string-value="Y462.9">
            <text:p>Y462.9</text:p>
          </table:table-cell>
        </table:table-row>
        <table:table-row table:style-name="ro1">
          <table:table-cell table:formula="of:=[.A77]+1" office:value-type="float" office:value="84">
            <text:p>84</text:p>
          </table:table-cell>
          <table:table-cell table:formula="of:=&quot;N&quot;&amp;[.A78]" office:value-type="string" office:string-value="N84">
            <text:p>N84</text:p>
          </table:table-cell>
          <table:table-cell table:formula="of:=[.C77]+[.$J$4]" office:value-type="float" office:value="1296.8">
            <text:p>1296.8</text:p>
          </table:table-cell>
          <table:table-cell table:formula="of:= &quot;X&quot;&amp; [.C78]" office:value-type="string" office:string-value="X1296.8">
            <text:p>X1296.8</text:p>
          </table:table-cell>
          <table:table-cell table:formula="of:=[.E77]+[.$J$5]" office:value-type="float" office:value="462.9">
            <text:p>462.9</text:p>
          </table:table-cell>
          <table:table-cell table:formula="of:=&quot;Y&quot; &amp; [.E78]" office:value-type="string" office:string-value="Y462.9">
            <text:p>Y462.9</text:p>
          </table:table-cell>
          <table:table-cell table:number-columns-repeated="8"/>
          <table:table-cell table:style-name="ce2" table:formula="of:=[.B79]" office:value-type="string" office:string-value="N85">
            <text:p>N85</text:p>
          </table:table-cell>
          <table:table-cell table:style-name="ce2" table:formula="of:=[.D79]" office:value-type="string" office:string-value="X1300.8">
            <text:p>X1300.8</text:p>
          </table:table-cell>
          <table:table-cell table:style-name="ce2" table:formula="of:=[.F79]" office:value-type="string" office:string-value="Y465.775">
            <text:p>Y465.775</text:p>
          </table:table-cell>
        </table:table-row>
        <table:table-row table:style-name="ro1">
          <table:table-cell table:formula="of:=[.A78]+1" office:value-type="float" office:value="85">
            <text:p>85</text:p>
          </table:table-cell>
          <table:table-cell table:formula="of:=&quot;N&quot;&amp;[.A79]" office:value-type="string" office:string-value="N85">
            <text:p>N85</text:p>
          </table:table-cell>
          <table:table-cell table:formula="of:=[.C78]+[.$J$4]" office:value-type="float" office:value="1300.8">
            <text:p>1300.8</text:p>
          </table:table-cell>
          <table:table-cell table:formula="of:= &quot;X&quot;&amp; [.C79]" office:value-type="string" office:string-value="X1300.8">
            <text:p>X1300.8</text:p>
          </table:table-cell>
          <table:table-cell table:formula="of:=[.E78]+[.$J$5]" office:value-type="float" office:value="465.775">
            <text:p>465.775</text:p>
          </table:table-cell>
          <table:table-cell table:formula="of:=&quot;Y&quot; &amp; [.E79]" office:value-type="string" office:string-value="Y465.775">
            <text:p>Y465.775</text:p>
          </table:table-cell>
          <table:table-cell table:number-columns-repeated="8"/>
          <table:table-cell table:style-name="ce2" table:formula="of:=[.B80]" office:value-type="string" office:string-value="N86">
            <text:p>N86</text:p>
          </table:table-cell>
          <table:table-cell table:style-name="ce2" table:formula="of:=[.D80]" office:value-type="string" office:string-value="X1304.8">
            <text:p>X1304.8</text:p>
          </table:table-cell>
          <table:table-cell table:style-name="ce2" table:formula="of:=[.F80]" office:value-type="string" office:string-value="Y468.65">
            <text:p>Y468.65</text:p>
          </table:table-cell>
        </table:table-row>
        <table:table-row table:style-name="ro1">
          <table:table-cell table:formula="of:=[.A79]+1" office:value-type="float" office:value="86">
            <text:p>86</text:p>
          </table:table-cell>
          <table:table-cell table:formula="of:=&quot;N&quot;&amp;[.A80]" office:value-type="string" office:string-value="N86">
            <text:p>N86</text:p>
          </table:table-cell>
          <table:table-cell table:formula="of:=[.C79]+[.$J$4]" office:value-type="float" office:value="1304.8">
            <text:p>1304.8</text:p>
          </table:table-cell>
          <table:table-cell table:formula="of:= &quot;X&quot;&amp; [.C80]" office:value-type="string" office:string-value="X1304.8">
            <text:p>X1304.8</text:p>
          </table:table-cell>
          <table:table-cell table:formula="of:=[.E79]+[.$J$5]" office:value-type="float" office:value="468.65">
            <text:p>468.65</text:p>
          </table:table-cell>
          <table:table-cell table:formula="of:=&quot;Y&quot; &amp; [.E80]" office:value-type="string" office:string-value="Y468.65">
            <text:p>Y468.65</text:p>
          </table:table-cell>
          <table:table-cell table:number-columns-repeated="8"/>
          <table:table-cell table:style-name="ce2" table:formula="of:=[.B81]" office:value-type="string" office:string-value="N87">
            <text:p>N87</text:p>
          </table:table-cell>
          <table:table-cell table:style-name="ce2" table:formula="of:=[.D81]" office:value-type="string" office:string-value="X1308.8">
            <text:p>X1308.8</text:p>
          </table:table-cell>
          <table:table-cell table:style-name="ce2" table:formula="of:=[.F81]" office:value-type="string" office:string-value="Y471.525">
            <text:p>Y471.525</text:p>
          </table:table-cell>
        </table:table-row>
        <table:table-row table:style-name="ro1">
          <table:table-cell table:formula="of:=[.A80]+1" office:value-type="float" office:value="87">
            <text:p>87</text:p>
          </table:table-cell>
          <table:table-cell table:formula="of:=&quot;N&quot;&amp;[.A81]" office:value-type="string" office:string-value="N87">
            <text:p>N87</text:p>
          </table:table-cell>
          <table:table-cell table:formula="of:=[.C80]+[.$J$4]" office:value-type="float" office:value="1308.8">
            <text:p>1308.8</text:p>
          </table:table-cell>
          <table:table-cell table:formula="of:= &quot;X&quot;&amp; [.C81]" office:value-type="string" office:string-value="X1308.8">
            <text:p>X1308.8</text:p>
          </table:table-cell>
          <table:table-cell table:formula="of:=[.E80]+[.$J$5]" office:value-type="float" office:value="471.525">
            <text:p>471.525</text:p>
          </table:table-cell>
          <table:table-cell table:formula="of:=&quot;Y&quot; &amp; [.E81]" office:value-type="string" office:string-value="Y471.525">
            <text:p>Y471.525</text:p>
          </table:table-cell>
          <table:table-cell table:number-columns-repeated="8"/>
          <table:table-cell table:style-name="ce2" table:formula="of:=[.B82]" office:value-type="string" office:string-value="N88">
            <text:p>N88</text:p>
          </table:table-cell>
          <table:table-cell table:style-name="ce2" table:formula="of:=[.D82]" office:value-type="string" office:string-value="X1312.8">
            <text:p>X1312.8</text:p>
          </table:table-cell>
          <table:table-cell table:style-name="ce2" table:formula="of:=[.F82]" office:value-type="string" office:string-value="Y474.4">
            <text:p>Y474.4</text:p>
          </table:table-cell>
        </table:table-row>
        <table:table-row table:style-name="ro1">
          <table:table-cell table:formula="of:=[.A81]+1" office:value-type="float" office:value="88">
            <text:p>88</text:p>
          </table:table-cell>
          <table:table-cell table:formula="of:=&quot;N&quot;&amp;[.A82]" office:value-type="string" office:string-value="N88">
            <text:p>N88</text:p>
          </table:table-cell>
          <table:table-cell table:formula="of:=[.C81]+[.$J$4]" office:value-type="float" office:value="1312.8">
            <text:p>1312.8</text:p>
          </table:table-cell>
          <table:table-cell table:formula="of:= &quot;X&quot;&amp; [.C82]" office:value-type="string" office:string-value="X1312.8">
            <text:p>X1312.8</text:p>
          </table:table-cell>
          <table:table-cell table:formula="of:=[.E81]+[.$J$5]" office:value-type="float" office:value="474.4">
            <text:p>474.4</text:p>
          </table:table-cell>
          <table:table-cell table:formula="of:=&quot;Y&quot; &amp; [.E82]" office:value-type="string" office:string-value="Y474.4">
            <text:p>Y474.4</text:p>
          </table:table-cell>
          <table:table-cell table:number-columns-repeated="8"/>
          <table:table-cell table:style-name="ce2" table:formula="of:=[.B83]" office:value-type="string" office:string-value="N89">
            <text:p>N89</text:p>
          </table:table-cell>
          <table:table-cell table:style-name="ce2" table:formula="of:=[.D83]" office:value-type="string" office:string-value="X1316.8">
            <text:p>X1316.8</text:p>
          </table:table-cell>
          <table:table-cell table:style-name="ce2" table:formula="of:=[.F83]" office:value-type="string" office:string-value="Y477.275">
            <text:p>Y477.275</text:p>
          </table:table-cell>
        </table:table-row>
        <table:table-row table:style-name="ro1">
          <table:table-cell table:formula="of:=[.A82]+1" office:value-type="float" office:value="89">
            <text:p>89</text:p>
          </table:table-cell>
          <table:table-cell table:formula="of:=&quot;N&quot;&amp;[.A83]" office:value-type="string" office:string-value="N89">
            <text:p>N89</text:p>
          </table:table-cell>
          <table:table-cell table:formula="of:=[.C82]+[.$J$4]" office:value-type="float" office:value="1316.8">
            <text:p>1316.8</text:p>
          </table:table-cell>
          <table:table-cell table:formula="of:= &quot;X&quot;&amp; [.C83]" office:value-type="string" office:string-value="X1316.8">
            <text:p>X1316.8</text:p>
          </table:table-cell>
          <table:table-cell table:formula="of:=[.E82]+[.$J$5]" office:value-type="float" office:value="477.275">
            <text:p>477.275</text:p>
          </table:table-cell>
          <table:table-cell table:formula="of:=&quot;Y&quot; &amp; [.E83]" office:value-type="string" office:string-value="Y477.275">
            <text:p>Y477.275</text:p>
          </table:table-cell>
          <table:table-cell table:number-columns-repeated="8"/>
          <table:table-cell table:style-name="ce2" table:formula="of:=[.B84]" office:value-type="string" office:string-value="N90">
            <text:p>N90</text:p>
          </table:table-cell>
          <table:table-cell table:style-name="ce2" table:formula="of:=[.D84]" office:value-type="string" office:string-value="X1320.8">
            <text:p>X1320.8</text:p>
          </table:table-cell>
          <table:table-cell table:style-name="ce2" table:formula="of:=[.F84]" office:value-type="string" office:string-value="Y480.15">
            <text:p>Y480.15</text:p>
          </table:table-cell>
        </table:table-row>
        <table:table-row table:style-name="ro1">
          <table:table-cell table:formula="of:=[.A83]+1" office:value-type="float" office:value="90">
            <text:p>90</text:p>
          </table:table-cell>
          <table:table-cell table:formula="of:=&quot;N&quot;&amp;[.A84]" office:value-type="string" office:string-value="N90">
            <text:p>N90</text:p>
          </table:table-cell>
          <table:table-cell table:formula="of:=[.C83]+[.$J$4]" office:value-type="float" office:value="1320.8">
            <text:p>1320.8</text:p>
          </table:table-cell>
          <table:table-cell table:formula="of:= &quot;X&quot;&amp; [.C84]" office:value-type="string" office:string-value="X1320.8">
            <text:p>X1320.8</text:p>
          </table:table-cell>
          <table:table-cell table:formula="of:=[.E83]+[.$J$5]" office:value-type="float" office:value="480.15">
            <text:p>480.15</text:p>
          </table:table-cell>
          <table:table-cell table:formula="of:=&quot;Y&quot; &amp; [.E84]" office:value-type="string" office:string-value="Y480.15">
            <text:p>Y480.15</text:p>
          </table:table-cell>
          <table:table-cell table:number-columns-repeated="8"/>
          <table:table-cell table:style-name="ce2" table:formula="of:=[.B85]" office:value-type="string" office:string-value="N91">
            <text:p>N91</text:p>
          </table:table-cell>
          <table:table-cell table:style-name="ce2" table:formula="of:=[.D85]" office:value-type="string" office:string-value="X1324.8">
            <text:p>X1324.8</text:p>
          </table:table-cell>
          <table:table-cell table:style-name="ce2" table:formula="of:=[.F85]" office:value-type="string" office:string-value="Y483.025">
            <text:p>Y483.025</text:p>
          </table:table-cell>
        </table:table-row>
        <table:table-row table:style-name="ro1">
          <table:table-cell table:formula="of:=[.A84]+1" office:value-type="float" office:value="91">
            <text:p>91</text:p>
          </table:table-cell>
          <table:table-cell table:formula="of:=&quot;N&quot;&amp;[.A85]" office:value-type="string" office:string-value="N91">
            <text:p>N91</text:p>
          </table:table-cell>
          <table:table-cell table:formula="of:=[.C84]+[.$J$4]" office:value-type="float" office:value="1324.8">
            <text:p>1324.8</text:p>
          </table:table-cell>
          <table:table-cell table:formula="of:= &quot;X&quot;&amp; [.C85]" office:value-type="string" office:string-value="X1324.8">
            <text:p>X1324.8</text:p>
          </table:table-cell>
          <table:table-cell table:formula="of:=[.E84]+[.$J$5]" office:value-type="float" office:value="483.025">
            <text:p>483.025</text:p>
          </table:table-cell>
          <table:table-cell table:formula="of:=&quot;Y&quot; &amp; [.E85]" office:value-type="string" office:string-value="Y483.025">
            <text:p>Y483.025</text:p>
          </table:table-cell>
          <table:table-cell table:number-columns-repeated="8"/>
          <table:table-cell table:style-name="ce2" table:formula="of:=[.B86]" office:value-type="string" office:string-value="N92">
            <text:p>N92</text:p>
          </table:table-cell>
          <table:table-cell table:style-name="ce2" table:formula="of:=[.D86]" office:value-type="string" office:string-value="X1328.8">
            <text:p>X1328.8</text:p>
          </table:table-cell>
          <table:table-cell table:style-name="ce2" table:formula="of:=[.F86]" office:value-type="string" office:string-value="Y485.9">
            <text:p>Y485.9</text:p>
          </table:table-cell>
        </table:table-row>
        <table:table-row table:style-name="ro1">
          <table:table-cell table:formula="of:=[.A85]+1" office:value-type="float" office:value="92">
            <text:p>92</text:p>
          </table:table-cell>
          <table:table-cell table:formula="of:=&quot;N&quot;&amp;[.A86]" office:value-type="string" office:string-value="N92">
            <text:p>N92</text:p>
          </table:table-cell>
          <table:table-cell table:formula="of:=[.C85]+[.$J$4]" office:value-type="float" office:value="1328.8">
            <text:p>1328.8</text:p>
          </table:table-cell>
          <table:table-cell table:formula="of:= &quot;X&quot;&amp; [.C86]" office:value-type="string" office:string-value="X1328.8">
            <text:p>X1328.8</text:p>
          </table:table-cell>
          <table:table-cell table:formula="of:=[.E85]+[.$J$5]" office:value-type="float" office:value="485.9">
            <text:p>485.9</text:p>
          </table:table-cell>
          <table:table-cell table:formula="of:=&quot;Y&quot; &amp; [.E86]" office:value-type="string" office:string-value="Y485.9">
            <text:p>Y485.9</text:p>
          </table:table-cell>
          <table:table-cell table:number-columns-repeated="8"/>
          <table:table-cell table:style-name="ce2" table:formula="of:=[.B87]" office:value-type="string" office:string-value="N93">
            <text:p>N93</text:p>
          </table:table-cell>
          <table:table-cell table:style-name="ce2" table:formula="of:=[.D87]" office:value-type="string" office:string-value="X1332.8">
            <text:p>X1332.8</text:p>
          </table:table-cell>
          <table:table-cell table:style-name="ce2" table:formula="of:=[.F87]" office:value-type="string" office:string-value="Y488.775">
            <text:p>Y488.775</text:p>
          </table:table-cell>
        </table:table-row>
        <table:table-row table:style-name="ro1">
          <table:table-cell table:formula="of:=[.A86]+1" office:value-type="float" office:value="93">
            <text:p>93</text:p>
          </table:table-cell>
          <table:table-cell table:formula="of:=&quot;N&quot;&amp;[.A87]" office:value-type="string" office:string-value="N93">
            <text:p>N93</text:p>
          </table:table-cell>
          <table:table-cell table:formula="of:=[.C86]+[.$J$4]" office:value-type="float" office:value="1332.8">
            <text:p>1332.8</text:p>
          </table:table-cell>
          <table:table-cell table:formula="of:= &quot;X&quot;&amp; [.C87]" office:value-type="string" office:string-value="X1332.8">
            <text:p>X1332.8</text:p>
          </table:table-cell>
          <table:table-cell table:formula="of:=[.E86]+[.$J$5]" office:value-type="float" office:value="488.775">
            <text:p>488.775</text:p>
          </table:table-cell>
          <table:table-cell table:formula="of:=&quot;Y&quot; &amp; [.E87]" office:value-type="string" office:string-value="Y488.775">
            <text:p>Y488.775</text:p>
          </table:table-cell>
          <table:table-cell table:number-columns-repeated="8"/>
          <table:table-cell table:style-name="ce2" table:formula="of:=[.B88]" office:value-type="string" office:string-value="N94">
            <text:p>N94</text:p>
          </table:table-cell>
          <table:table-cell table:style-name="ce2" table:formula="of:=[.D88]" office:value-type="string" office:string-value="X1336.8">
            <text:p>X1336.8</text:p>
          </table:table-cell>
          <table:table-cell table:style-name="ce2" table:formula="of:=[.F88]" office:value-type="string" office:string-value="Y491.65">
            <text:p>Y491.65</text:p>
          </table:table-cell>
        </table:table-row>
        <table:table-row table:style-name="ro1">
          <table:table-cell table:formula="of:=[.A87]+1" office:value-type="float" office:value="94">
            <text:p>94</text:p>
          </table:table-cell>
          <table:table-cell table:formula="of:=&quot;N&quot;&amp;[.A88]" office:value-type="string" office:string-value="N94">
            <text:p>N94</text:p>
          </table:table-cell>
          <table:table-cell table:formula="of:=[.C87]+[.$J$4]" office:value-type="float" office:value="1336.8">
            <text:p>1336.8</text:p>
          </table:table-cell>
          <table:table-cell table:formula="of:= &quot;X&quot;&amp; [.C88]" office:value-type="string" office:string-value="X1336.8">
            <text:p>X1336.8</text:p>
          </table:table-cell>
          <table:table-cell table:formula="of:=[.E87]+[.$J$5]" office:value-type="float" office:value="491.65">
            <text:p>491.65</text:p>
          </table:table-cell>
          <table:table-cell table:formula="of:=&quot;Y&quot; &amp; [.E88]" office:value-type="string" office:string-value="Y491.65">
            <text:p>Y491.65</text:p>
          </table:table-cell>
          <table:table-cell table:number-columns-repeated="8"/>
          <table:table-cell table:style-name="ce2" table:formula="of:=[.B89]" office:value-type="string" office:string-value="N95">
            <text:p>N95</text:p>
          </table:table-cell>
          <table:table-cell table:style-name="ce2" table:formula="of:=[.D89]" office:value-type="string" office:string-value="X1340.8">
            <text:p>X1340.8</text:p>
          </table:table-cell>
          <table:table-cell table:style-name="ce2" table:formula="of:=[.F89]" office:value-type="string" office:string-value="Y494.525">
            <text:p>Y494.525</text:p>
          </table:table-cell>
        </table:table-row>
        <table:table-row table:style-name="ro1">
          <table:table-cell table:formula="of:=[.A88]+1" office:value-type="float" office:value="95">
            <text:p>95</text:p>
          </table:table-cell>
          <table:table-cell table:formula="of:=&quot;N&quot;&amp;[.A89]" office:value-type="string" office:string-value="N95">
            <text:p>N95</text:p>
          </table:table-cell>
          <table:table-cell table:formula="of:=[.C88]+[.$J$4]" office:value-type="float" office:value="1340.8">
            <text:p>1340.8</text:p>
          </table:table-cell>
          <table:table-cell table:formula="of:= &quot;X&quot;&amp; [.C89]" office:value-type="string" office:string-value="X1340.8">
            <text:p>X1340.8</text:p>
          </table:table-cell>
          <table:table-cell table:formula="of:=[.E88]+[.$J$5]" office:value-type="float" office:value="494.525">
            <text:p>494.525</text:p>
          </table:table-cell>
          <table:table-cell table:formula="of:=&quot;Y&quot; &amp; [.E89]" office:value-type="string" office:string-value="Y494.525">
            <text:p>Y494.525</text:p>
          </table:table-cell>
          <table:table-cell table:number-columns-repeated="8"/>
          <table:table-cell table:style-name="ce2" table:formula="of:=[.B90]" office:value-type="string" office:string-value="N96">
            <text:p>N96</text:p>
          </table:table-cell>
          <table:table-cell table:style-name="ce2" table:formula="of:=[.D90]" office:value-type="string" office:string-value="X1344.8">
            <text:p>X1344.8</text:p>
          </table:table-cell>
          <table:table-cell table:style-name="ce2" table:formula="of:=[.F90]" office:value-type="string" office:string-value="Y497.4">
            <text:p>Y497.4</text:p>
          </table:table-cell>
        </table:table-row>
        <table:table-row table:style-name="ro1">
          <table:table-cell table:formula="of:=[.A89]+1" office:value-type="float" office:value="96">
            <text:p>96</text:p>
          </table:table-cell>
          <table:table-cell table:formula="of:=&quot;N&quot;&amp;[.A90]" office:value-type="string" office:string-value="N96">
            <text:p>N96</text:p>
          </table:table-cell>
          <table:table-cell table:formula="of:=[.C89]+[.$J$4]" office:value-type="float" office:value="1344.8">
            <text:p>1344.8</text:p>
          </table:table-cell>
          <table:table-cell table:formula="of:= &quot;X&quot;&amp; [.C90]" office:value-type="string" office:string-value="X1344.8">
            <text:p>X1344.8</text:p>
          </table:table-cell>
          <table:table-cell table:formula="of:=[.E89]+[.$J$5]" office:value-type="float" office:value="497.4">
            <text:p>497.4</text:p>
          </table:table-cell>
          <table:table-cell table:formula="of:=&quot;Y&quot; &amp; [.E90]" office:value-type="string" office:string-value="Y497.4">
            <text:p>Y497.4</text:p>
          </table:table-cell>
          <table:table-cell table:number-columns-repeated="8"/>
          <table:table-cell table:style-name="ce2" table:formula="of:=[.B91]" office:value-type="string" office:string-value="N97">
            <text:p>N97</text:p>
          </table:table-cell>
          <table:table-cell table:style-name="ce2" table:formula="of:=[.D91]" office:value-type="string" office:string-value="X1348.8">
            <text:p>X1348.8</text:p>
          </table:table-cell>
          <table:table-cell table:style-name="ce2" table:formula="of:=[.F91]" office:value-type="string" office:string-value="Y500.275">
            <text:p>Y500.275</text:p>
          </table:table-cell>
        </table:table-row>
        <table:table-row table:style-name="ro1">
          <table:table-cell table:formula="of:=[.A90]+1" office:value-type="float" office:value="97">
            <text:p>97</text:p>
          </table:table-cell>
          <table:table-cell table:formula="of:=&quot;N&quot;&amp;[.A91]" office:value-type="string" office:string-value="N97">
            <text:p>N97</text:p>
          </table:table-cell>
          <table:table-cell table:formula="of:=[.C90]+[.$J$4]" office:value-type="float" office:value="1348.8">
            <text:p>1348.8</text:p>
          </table:table-cell>
          <table:table-cell table:formula="of:= &quot;X&quot;&amp; [.C91]" office:value-type="string" office:string-value="X1348.8">
            <text:p>X1348.8</text:p>
          </table:table-cell>
          <table:table-cell table:formula="of:=[.E90]+[.$J$5]" office:value-type="float" office:value="500.275">
            <text:p>500.275</text:p>
          </table:table-cell>
          <table:table-cell table:formula="of:=&quot;Y&quot; &amp; [.E91]" office:value-type="string" office:string-value="Y500.275">
            <text:p>Y500.275</text:p>
          </table:table-cell>
          <table:table-cell table:number-columns-repeated="8"/>
          <table:table-cell table:style-name="ce2" table:formula="of:=[.B92]" office:value-type="string" office:string-value="N98">
            <text:p>N98</text:p>
          </table:table-cell>
          <table:table-cell table:style-name="ce2" table:formula="of:=[.D92]" office:value-type="string" office:string-value="X1352.8">
            <text:p>X1352.8</text:p>
          </table:table-cell>
          <table:table-cell table:style-name="ce2" table:formula="of:=[.F92]" office:value-type="string" office:string-value="Y503.15">
            <text:p>Y503.15</text:p>
          </table:table-cell>
        </table:table-row>
        <table:table-row table:style-name="ro1">
          <table:table-cell table:formula="of:=[.A91]+1" office:value-type="float" office:value="98">
            <text:p>98</text:p>
          </table:table-cell>
          <table:table-cell table:formula="of:=&quot;N&quot;&amp;[.A92]" office:value-type="string" office:string-value="N98">
            <text:p>N98</text:p>
          </table:table-cell>
          <table:table-cell table:formula="of:=[.C91]+[.$J$4]" office:value-type="float" office:value="1352.8">
            <text:p>1352.8</text:p>
          </table:table-cell>
          <table:table-cell table:formula="of:= &quot;X&quot;&amp; [.C92]" office:value-type="string" office:string-value="X1352.8">
            <text:p>X1352.8</text:p>
          </table:table-cell>
          <table:table-cell table:formula="of:=[.E91]+[.$J$5]" office:value-type="float" office:value="503.15">
            <text:p>503.15</text:p>
          </table:table-cell>
          <table:table-cell table:formula="of:=&quot;Y&quot; &amp; [.E92]" office:value-type="string" office:string-value="Y503.15">
            <text:p>Y503.15</text:p>
          </table:table-cell>
          <table:table-cell table:number-columns-repeated="8"/>
          <table:table-cell table:style-name="ce2" table:formula="of:=[.B93]" office:value-type="string" office:string-value="N99">
            <text:p>N99</text:p>
          </table:table-cell>
          <table:table-cell table:style-name="ce2" table:formula="of:=[.D93]" office:value-type="string" office:string-value="X1356.8">
            <text:p>X1356.8</text:p>
          </table:table-cell>
          <table:table-cell table:style-name="ce2" table:formula="of:=[.F93]" office:value-type="string" office:string-value="Y506.025">
            <text:p>Y506.025</text:p>
          </table:table-cell>
        </table:table-row>
        <table:table-row table:style-name="ro1">
          <table:table-cell table:formula="of:=[.A92]+1" office:value-type="float" office:value="99">
            <text:p>99</text:p>
          </table:table-cell>
          <table:table-cell table:formula="of:=&quot;N&quot;&amp;[.A93]" office:value-type="string" office:string-value="N99">
            <text:p>N99</text:p>
          </table:table-cell>
          <table:table-cell table:formula="of:=[.C92]+[.$J$4]" office:value-type="float" office:value="1356.8">
            <text:p>1356.8</text:p>
          </table:table-cell>
          <table:table-cell table:formula="of:= &quot;X&quot;&amp; [.C93]" office:value-type="string" office:string-value="X1356.8">
            <text:p>X1356.8</text:p>
          </table:table-cell>
          <table:table-cell table:formula="of:=[.E92]+[.$J$5]" office:value-type="float" office:value="506.025">
            <text:p>506.025</text:p>
          </table:table-cell>
          <table:table-cell table:formula="of:=&quot;Y&quot; &amp; [.E93]" office:value-type="string" office:string-value="Y506.025">
            <text:p>Y506.025</text:p>
          </table:table-cell>
          <table:table-cell table:number-columns-repeated="8"/>
          <table:table-cell table:style-name="ce2" table:formula="of:=[.B94]" office:value-type="string" office:string-value="N100">
            <text:p>N100</text:p>
          </table:table-cell>
          <table:table-cell table:style-name="ce2" table:formula="of:=[.D94]" office:value-type="string" office:string-value="X1360.8">
            <text:p>X1360.8</text:p>
          </table:table-cell>
          <table:table-cell table:style-name="ce2" table:formula="of:=[.F94]" office:value-type="string" office:string-value="Y508.9">
            <text:p>Y508.9</text:p>
          </table:table-cell>
        </table:table-row>
        <table:table-row table:style-name="ro1">
          <table:table-cell table:formula="of:=[.A93]+1" office:value-type="float" office:value="100">
            <text:p>100</text:p>
          </table:table-cell>
          <table:table-cell table:formula="of:=&quot;N&quot;&amp;[.A94]" office:value-type="string" office:string-value="N100">
            <text:p>N100</text:p>
          </table:table-cell>
          <table:table-cell table:formula="of:=[.C93]+[.$J$4]" office:value-type="float" office:value="1360.8">
            <text:p>1360.8</text:p>
          </table:table-cell>
          <table:table-cell table:formula="of:= &quot;X&quot;&amp; [.C94]" office:value-type="string" office:string-value="X1360.8">
            <text:p>X1360.8</text:p>
          </table:table-cell>
          <table:table-cell table:formula="of:=[.E93]+[.$J$5]" office:value-type="float" office:value="508.9">
            <text:p>508.9</text:p>
          </table:table-cell>
          <table:table-cell table:formula="of:=&quot;Y&quot; &amp; [.E94]" office:value-type="string" office:string-value="Y508.9">
            <text:p>Y508.9</text:p>
          </table:table-cell>
          <table:table-cell table:number-columns-repeated="8"/>
          <table:table-cell table:style-name="ce2" table:formula="of:=[.B95]" office:value-type="string" office:string-value="N101">
            <text:p>N101</text:p>
          </table:table-cell>
          <table:table-cell table:style-name="ce2" table:formula="of:=[.D95]" office:value-type="string" office:string-value="X1364.8">
            <text:p>X1364.8</text:p>
          </table:table-cell>
          <table:table-cell table:style-name="ce2" table:formula="of:=[.F95]" office:value-type="string" office:string-value="Y511.775">
            <text:p>Y511.775</text:p>
          </table:table-cell>
        </table:table-row>
        <table:table-row table:style-name="ro1">
          <table:table-cell table:formula="of:=[.A94]+1" office:value-type="float" office:value="101">
            <text:p>101</text:p>
          </table:table-cell>
          <table:table-cell table:formula="of:=&quot;N&quot;&amp;[.A95]" office:value-type="string" office:string-value="N101">
            <text:p>N101</text:p>
          </table:table-cell>
          <table:table-cell table:formula="of:=[.C94]+[.$J$4]" office:value-type="float" office:value="1364.8">
            <text:p>1364.8</text:p>
          </table:table-cell>
          <table:table-cell table:formula="of:= &quot;X&quot;&amp; [.C95]" office:value-type="string" office:string-value="X1364.8">
            <text:p>X1364.8</text:p>
          </table:table-cell>
          <table:table-cell table:formula="of:=[.E94]+[.$J$5]" office:value-type="float" office:value="511.775">
            <text:p>511.775</text:p>
          </table:table-cell>
          <table:table-cell table:formula="of:=&quot;Y&quot; &amp; [.E95]" office:value-type="string" office:string-value="Y511.775">
            <text:p>Y511.775</text:p>
          </table:table-cell>
          <table:table-cell table:number-columns-repeated="8"/>
          <table:table-cell table:style-name="ce2" table:formula="of:=[.B96]" office:value-type="string" office:string-value="N102">
            <text:p>N102</text:p>
          </table:table-cell>
          <table:table-cell table:style-name="ce2" table:formula="of:=[.D96]" office:value-type="string" office:string-value="X1368.8">
            <text:p>X1368.8</text:p>
          </table:table-cell>
          <table:table-cell table:style-name="ce2" table:formula="of:=[.F96]" office:value-type="string" office:string-value="Y514.65">
            <text:p>Y514.65</text:p>
          </table:table-cell>
        </table:table-row>
        <table:table-row table:style-name="ro1">
          <table:table-cell table:formula="of:=[.A95]+1" office:value-type="float" office:value="102">
            <text:p>102</text:p>
          </table:table-cell>
          <table:table-cell table:formula="of:=&quot;N&quot;&amp;[.A96]" office:value-type="string" office:string-value="N102">
            <text:p>N102</text:p>
          </table:table-cell>
          <table:table-cell table:formula="of:=[.C95]+[.$J$4]" office:value-type="float" office:value="1368.8">
            <text:p>1368.8</text:p>
          </table:table-cell>
          <table:table-cell table:formula="of:= &quot;X&quot;&amp; [.C96]" office:value-type="string" office:string-value="X1368.8">
            <text:p>X1368.8</text:p>
          </table:table-cell>
          <table:table-cell table:formula="of:=[.E95]+[.$J$5]" office:value-type="float" office:value="514.65">
            <text:p>514.65</text:p>
          </table:table-cell>
          <table:table-cell table:formula="of:=&quot;Y&quot; &amp; [.E96]" office:value-type="string" office:string-value="Y514.65">
            <text:p>Y514.65</text:p>
          </table:table-cell>
          <table:table-cell table:number-columns-repeated="8"/>
          <table:table-cell table:style-name="ce2" table:formula="of:=[.B97]" office:value-type="string" office:string-value="N103">
            <text:p>N103</text:p>
          </table:table-cell>
          <table:table-cell table:style-name="ce2" table:formula="of:=[.D97]" office:value-type="string" office:string-value="X1372.8">
            <text:p>X1372.8</text:p>
          </table:table-cell>
          <table:table-cell table:style-name="ce2" table:formula="of:=[.F97]" office:value-type="string" office:string-value="Y517.525">
            <text:p>Y517.525</text:p>
          </table:table-cell>
        </table:table-row>
        <table:table-row table:style-name="ro1">
          <table:table-cell table:formula="of:=[.A96]+1" office:value-type="float" office:value="103">
            <text:p>103</text:p>
          </table:table-cell>
          <table:table-cell table:formula="of:=&quot;N&quot;&amp;[.A97]" office:value-type="string" office:string-value="N103">
            <text:p>N103</text:p>
          </table:table-cell>
          <table:table-cell table:formula="of:=[.C96]+[.$J$4]" office:value-type="float" office:value="1372.8">
            <text:p>1372.8</text:p>
          </table:table-cell>
          <table:table-cell table:formula="of:= &quot;X&quot;&amp; [.C97]" office:value-type="string" office:string-value="X1372.8">
            <text:p>X1372.8</text:p>
          </table:table-cell>
          <table:table-cell table:formula="of:=[.E96]+[.$J$5]" office:value-type="float" office:value="517.525">
            <text:p>517.525</text:p>
          </table:table-cell>
          <table:table-cell table:formula="of:=&quot;Y&quot; &amp; [.E97]" office:value-type="string" office:string-value="Y517.525">
            <text:p>Y517.525</text:p>
          </table:table-cell>
          <table:table-cell table:number-columns-repeated="8"/>
          <table:table-cell table:style-name="ce2" table:formula="of:=[.B98]" office:value-type="string" office:string-value="N104">
            <text:p>N104</text:p>
          </table:table-cell>
          <table:table-cell table:style-name="ce2" table:formula="of:=[.D98]" office:value-type="string" office:string-value="X1376.8">
            <text:p>X1376.8</text:p>
          </table:table-cell>
          <table:table-cell table:style-name="ce2" table:formula="of:=[.F98]" office:value-type="string" office:string-value="Y520.4">
            <text:p>Y520.4</text:p>
          </table:table-cell>
        </table:table-row>
        <table:table-row table:style-name="ro1">
          <table:table-cell table:formula="of:=[.A97]+1" office:value-type="float" office:value="104">
            <text:p>104</text:p>
          </table:table-cell>
          <table:table-cell table:formula="of:=&quot;N&quot;&amp;[.A98]" office:value-type="string" office:string-value="N104">
            <text:p>N104</text:p>
          </table:table-cell>
          <table:table-cell table:formula="of:=[.C97]+[.$J$4]" office:value-type="float" office:value="1376.8">
            <text:p>1376.8</text:p>
          </table:table-cell>
          <table:table-cell table:formula="of:= &quot;X&quot;&amp; [.C98]" office:value-type="string" office:string-value="X1376.8">
            <text:p>X1376.8</text:p>
          </table:table-cell>
          <table:table-cell table:formula="of:=[.E97]+[.$J$5]" office:value-type="float" office:value="520.4">
            <text:p>520.4</text:p>
          </table:table-cell>
          <table:table-cell table:formula="of:=&quot;Y&quot; &amp; [.E98]" office:value-type="string" office:string-value="Y520.4">
            <text:p>Y520.4</text:p>
          </table:table-cell>
          <table:table-cell table:number-columns-repeated="8"/>
          <table:table-cell table:style-name="ce2" table:formula="of:=[.B99]" office:value-type="string" office:string-value="N105">
            <text:p>N105</text:p>
          </table:table-cell>
          <table:table-cell table:style-name="ce2" table:formula="of:=[.D99]" office:value-type="string" office:string-value="X1380.8">
            <text:p>X1380.8</text:p>
          </table:table-cell>
          <table:table-cell table:style-name="ce2" table:formula="of:=[.F99]" office:value-type="string" office:string-value="Y523.275">
            <text:p>Y523.275</text:p>
          </table:table-cell>
        </table:table-row>
        <table:table-row table:style-name="ro1">
          <table:table-cell table:formula="of:=[.A98]+1" office:value-type="float" office:value="105">
            <text:p>105</text:p>
          </table:table-cell>
          <table:table-cell table:formula="of:=&quot;N&quot;&amp;[.A99]" office:value-type="string" office:string-value="N105">
            <text:p>N105</text:p>
          </table:table-cell>
          <table:table-cell table:formula="of:=[.C98]+[.$J$4]" office:value-type="float" office:value="1380.8">
            <text:p>1380.8</text:p>
          </table:table-cell>
          <table:table-cell table:formula="of:= &quot;X&quot;&amp; [.C99]" office:value-type="string" office:string-value="X1380.8">
            <text:p>X1380.8</text:p>
          </table:table-cell>
          <table:table-cell table:formula="of:=[.E98]+[.$J$5]" office:value-type="float" office:value="523.275">
            <text:p>523.275</text:p>
          </table:table-cell>
          <table:table-cell table:formula="of:=&quot;Y&quot; &amp; [.E99]" office:value-type="string" office:string-value="Y523.275">
            <text:p>Y523.275</text:p>
          </table:table-cell>
          <table:table-cell table:number-columns-repeated="8"/>
          <table:table-cell table:style-name="ce2" table:formula="of:=[.B100]" office:value-type="string" office:string-value="N106">
            <text:p>N106</text:p>
          </table:table-cell>
          <table:table-cell table:style-name="ce2" table:formula="of:=[.D100]" office:value-type="string" office:string-value="X1384.8">
            <text:p>X1384.8</text:p>
          </table:table-cell>
          <table:table-cell table:style-name="ce2" table:formula="of:=[.F100]" office:value-type="string" office:string-value="Y526.15">
            <text:p>Y526.15</text:p>
          </table:table-cell>
        </table:table-row>
        <table:table-row table:style-name="ro1">
          <table:table-cell table:formula="of:=[.A99]+1" office:value-type="float" office:value="106">
            <text:p>106</text:p>
          </table:table-cell>
          <table:table-cell table:formula="of:=&quot;N&quot;&amp;[.A100]" office:value-type="string" office:string-value="N106">
            <text:p>N106</text:p>
          </table:table-cell>
          <table:table-cell table:formula="of:=[.C99]+[.$J$4]" office:value-type="float" office:value="1384.8">
            <text:p>1384.8</text:p>
          </table:table-cell>
          <table:table-cell table:formula="of:= &quot;X&quot;&amp; [.C100]" office:value-type="string" office:string-value="X1384.8">
            <text:p>X1384.8</text:p>
          </table:table-cell>
          <table:table-cell table:formula="of:=[.E99]+[.$J$5]" office:value-type="float" office:value="526.15">
            <text:p>526.15</text:p>
          </table:table-cell>
          <table:table-cell table:formula="of:=&quot;Y&quot; &amp; [.E100]" office:value-type="string" office:string-value="Y526.15">
            <text:p>Y526.15</text:p>
          </table:table-cell>
          <table:table-cell table:number-columns-repeated="8"/>
          <table:table-cell table:style-name="ce2" table:formula="of:=[.B101]" office:value-type="string" office:string-value="N107">
            <text:p>N107</text:p>
          </table:table-cell>
          <table:table-cell table:style-name="ce2" table:formula="of:=[.D101]" office:value-type="string" office:string-value="X1388.8">
            <text:p>X1388.8</text:p>
          </table:table-cell>
          <table:table-cell table:style-name="ce2" table:formula="of:=[.F101]" office:value-type="string" office:string-value="Y529.025">
            <text:p>Y529.025</text:p>
          </table:table-cell>
        </table:table-row>
        <table:table-row table:style-name="ro1">
          <table:table-cell table:formula="of:=[.A100]+1" office:value-type="float" office:value="107">
            <text:p>107</text:p>
          </table:table-cell>
          <table:table-cell table:formula="of:=&quot;N&quot;&amp;[.A101]" office:value-type="string" office:string-value="N107">
            <text:p>N107</text:p>
          </table:table-cell>
          <table:table-cell table:formula="of:=[.C100]+[.$J$4]" office:value-type="float" office:value="1388.8">
            <text:p>1388.8</text:p>
          </table:table-cell>
          <table:table-cell table:formula="of:= &quot;X&quot;&amp; [.C101]" office:value-type="string" office:string-value="X1388.8">
            <text:p>X1388.8</text:p>
          </table:table-cell>
          <table:table-cell table:formula="of:=[.E100]+[.$J$5]" office:value-type="float" office:value="529.025">
            <text:p>529.025</text:p>
          </table:table-cell>
          <table:table-cell table:formula="of:=&quot;Y&quot; &amp; [.E101]" office:value-type="string" office:string-value="Y529.025">
            <text:p>Y529.025</text:p>
          </table:table-cell>
          <table:table-cell table:number-columns-repeated="8"/>
          <table:table-cell table:style-name="ce2" table:formula="of:=[.B102]" office:value-type="string" office:string-value="N108">
            <text:p>N108</text:p>
          </table:table-cell>
          <table:table-cell table:style-name="ce2" table:formula="of:=[.D102]" office:value-type="string" office:string-value="X1392.8">
            <text:p>X1392.8</text:p>
          </table:table-cell>
          <table:table-cell table:style-name="ce2" table:formula="of:=[.F102]" office:value-type="string" office:string-value="Y531.9">
            <text:p>Y531.9</text:p>
          </table:table-cell>
        </table:table-row>
        <table:table-row table:style-name="ro1">
          <table:table-cell table:formula="of:=[.A101]+1" office:value-type="float" office:value="108">
            <text:p>108</text:p>
          </table:table-cell>
          <table:table-cell table:formula="of:=&quot;N&quot;&amp;[.A102]" office:value-type="string" office:string-value="N108">
            <text:p>N108</text:p>
          </table:table-cell>
          <table:table-cell table:formula="of:=[.C101]+[.$J$4]" office:value-type="float" office:value="1392.8">
            <text:p>1392.8</text:p>
          </table:table-cell>
          <table:table-cell table:formula="of:= &quot;X&quot;&amp; [.C102]" office:value-type="string" office:string-value="X1392.8">
            <text:p>X1392.8</text:p>
          </table:table-cell>
          <table:table-cell table:formula="of:=[.E101]+[.$J$5]" office:value-type="float" office:value="531.9">
            <text:p>531.9</text:p>
          </table:table-cell>
          <table:table-cell table:formula="of:=&quot;Y&quot; &amp; [.E102]" office:value-type="string" office:string-value="Y531.9">
            <text:p>Y531.9</text:p>
          </table:table-cell>
          <table:table-cell table:number-columns-repeated="8"/>
          <table:table-cell table:style-name="ce2" table:formula="of:=[.B103]" office:value-type="string" office:string-value="N109">
            <text:p>N109</text:p>
          </table:table-cell>
          <table:table-cell table:style-name="ce2" table:formula="of:=[.D103]" office:value-type="string" office:string-value="X1396.8">
            <text:p>X1396.8</text:p>
          </table:table-cell>
          <table:table-cell table:style-name="ce2" table:formula="of:=[.F103]" office:value-type="string" office:string-value="Y534.775">
            <text:p>Y534.775</text:p>
          </table:table-cell>
        </table:table-row>
        <table:table-row table:style-name="ro1">
          <table:table-cell table:formula="of:=[.A102]+1" office:value-type="float" office:value="109">
            <text:p>109</text:p>
          </table:table-cell>
          <table:table-cell table:formula="of:=&quot;N&quot;&amp;[.A103]" office:value-type="string" office:string-value="N109">
            <text:p>N109</text:p>
          </table:table-cell>
          <table:table-cell table:formula="of:=[.C102]+[.$J$4]" office:value-type="float" office:value="1396.8">
            <text:p>1396.8</text:p>
          </table:table-cell>
          <table:table-cell table:formula="of:= &quot;X&quot;&amp; [.C103]" office:value-type="string" office:string-value="X1396.8">
            <text:p>X1396.8</text:p>
          </table:table-cell>
          <table:table-cell table:formula="of:=[.E102]+[.$J$5]" office:value-type="float" office:value="534.775">
            <text:p>534.775</text:p>
          </table:table-cell>
          <table:table-cell table:formula="of:=&quot;Y&quot; &amp; [.E103]" office:value-type="string" office:string-value="Y534.775">
            <text:p>Y534.775</text:p>
          </table:table-cell>
          <table:table-cell table:number-columns-repeated="8"/>
          <table:table-cell table:style-name="ce2" table:formula="of:=[.B104]" office:value-type="string" office:string-value="N110">
            <text:p>N110</text:p>
          </table:table-cell>
          <table:table-cell table:style-name="ce2" table:formula="of:=[.D104]" office:value-type="string" office:string-value="X1400.8">
            <text:p>X1400.8</text:p>
          </table:table-cell>
          <table:table-cell table:style-name="ce2" table:formula="of:=[.F104]" office:value-type="string" office:string-value="Y537.65">
            <text:p>Y537.65</text:p>
          </table:table-cell>
        </table:table-row>
        <table:table-row table:style-name="ro1">
          <table:table-cell table:formula="of:=[.A103]+1" office:value-type="float" office:value="110">
            <text:p>110</text:p>
          </table:table-cell>
          <table:table-cell table:formula="of:=&quot;N&quot;&amp;[.A104]" office:value-type="string" office:string-value="N110">
            <text:p>N110</text:p>
          </table:table-cell>
          <table:table-cell table:formula="of:=[.C103]+[.$J$4]" office:value-type="float" office:value="1400.8">
            <text:p>1400.8</text:p>
          </table:table-cell>
          <table:table-cell table:formula="of:= &quot;X&quot;&amp; [.C104]" office:value-type="string" office:string-value="X1400.8">
            <text:p>X1400.8</text:p>
          </table:table-cell>
          <table:table-cell table:formula="of:=[.E103]+[.$J$5]" office:value-type="float" office:value="537.65">
            <text:p>537.65</text:p>
          </table:table-cell>
          <table:table-cell table:formula="of:=&quot;Y&quot; &amp; [.E104]" office:value-type="string" office:string-value="Y537.65">
            <text:p>Y537.65</text:p>
          </table:table-cell>
          <table:table-cell table:number-columns-repeated="8"/>
          <table:table-cell table:style-name="ce2" table:formula="of:=[.B105]" office:value-type="string" office:string-value="N111">
            <text:p>N111</text:p>
          </table:table-cell>
          <table:table-cell table:style-name="ce2" table:formula="of:=[.D105]" office:value-type="string" office:string-value="X1404.8">
            <text:p>X1404.8</text:p>
          </table:table-cell>
          <table:table-cell table:style-name="ce2" table:formula="of:=[.F105]" office:value-type="string" office:string-value="Y540.525">
            <text:p>Y540.525</text:p>
          </table:table-cell>
        </table:table-row>
        <table:table-row table:style-name="ro1">
          <table:table-cell table:formula="of:=[.A104]+1" office:value-type="float" office:value="111">
            <text:p>111</text:p>
          </table:table-cell>
          <table:table-cell table:formula="of:=&quot;N&quot;&amp;[.A105]" office:value-type="string" office:string-value="N111">
            <text:p>N111</text:p>
          </table:table-cell>
          <table:table-cell table:formula="of:=[.C104]+[.$J$4]" office:value-type="float" office:value="1404.8">
            <text:p>1404.8</text:p>
          </table:table-cell>
          <table:table-cell table:formula="of:= &quot;X&quot;&amp; [.C105]" office:value-type="string" office:string-value="X1404.8">
            <text:p>X1404.8</text:p>
          </table:table-cell>
          <table:table-cell table:formula="of:=[.E104]+[.$J$5]" office:value-type="float" office:value="540.525">
            <text:p>540.525</text:p>
          </table:table-cell>
          <table:table-cell table:formula="of:=&quot;Y&quot; &amp; [.E105]" office:value-type="string" office:string-value="Y540.525">
            <text:p>Y540.525</text:p>
          </table:table-cell>
          <table:table-cell table:number-columns-repeated="8"/>
          <table:table-cell table:style-name="ce2" table:formula="of:=[.B106]" office:value-type="string" office:string-value="N112">
            <text:p>N112</text:p>
          </table:table-cell>
          <table:table-cell table:style-name="ce2" table:formula="of:=[.D106]" office:value-type="string" office:string-value="X1408.8">
            <text:p>X1408.8</text:p>
          </table:table-cell>
          <table:table-cell table:style-name="ce2" table:formula="of:=[.F106]" office:value-type="string" office:string-value="Y543.4">
            <text:p>Y543.4</text:p>
          </table:table-cell>
        </table:table-row>
        <table:table-row table:style-name="ro1">
          <table:table-cell table:formula="of:=[.A105]+1" office:value-type="float" office:value="112">
            <text:p>112</text:p>
          </table:table-cell>
          <table:table-cell table:formula="of:=&quot;N&quot;&amp;[.A106]" office:value-type="string" office:string-value="N112">
            <text:p>N112</text:p>
          </table:table-cell>
          <table:table-cell table:formula="of:=[.C105]+[.$J$4]" office:value-type="float" office:value="1408.8">
            <text:p>1408.8</text:p>
          </table:table-cell>
          <table:table-cell table:formula="of:= &quot;X&quot;&amp; [.C106]" office:value-type="string" office:string-value="X1408.8">
            <text:p>X1408.8</text:p>
          </table:table-cell>
          <table:table-cell table:formula="of:=[.E105]+[.$J$5]" office:value-type="float" office:value="543.4">
            <text:p>543.4</text:p>
          </table:table-cell>
          <table:table-cell table:formula="of:=&quot;Y&quot; &amp; [.E106]" office:value-type="string" office:string-value="Y543.4">
            <text:p>Y543.4</text:p>
          </table:table-cell>
          <table:table-cell table:number-columns-repeated="8"/>
          <table:table-cell table:style-name="ce2" table:formula="of:=[.B107]" office:value-type="string" office:string-value="N113">
            <text:p>N113</text:p>
          </table:table-cell>
          <table:table-cell table:style-name="ce2" table:formula="of:=[.D107]" office:value-type="string" office:string-value="X1412.8">
            <text:p>X1412.8</text:p>
          </table:table-cell>
          <table:table-cell table:style-name="ce2" table:formula="of:=[.F107]" office:value-type="string" office:string-value="Y546.275">
            <text:p>Y546.275</text:p>
          </table:table-cell>
        </table:table-row>
        <table:table-row table:style-name="ro1">
          <table:table-cell table:formula="of:=[.A106]+1" office:value-type="float" office:value="113">
            <text:p>113</text:p>
          </table:table-cell>
          <table:table-cell table:formula="of:=&quot;N&quot;&amp;[.A107]" office:value-type="string" office:string-value="N113">
            <text:p>N113</text:p>
          </table:table-cell>
          <table:table-cell table:formula="of:=[.C106]+[.$J$4]" office:value-type="float" office:value="1412.8">
            <text:p>1412.8</text:p>
          </table:table-cell>
          <table:table-cell table:formula="of:= &quot;X&quot;&amp; [.C107]" office:value-type="string" office:string-value="X1412.8">
            <text:p>X1412.8</text:p>
          </table:table-cell>
          <table:table-cell table:formula="of:=[.E106]+[.$J$5]" office:value-type="float" office:value="546.275">
            <text:p>546.275</text:p>
          </table:table-cell>
          <table:table-cell table:formula="of:=&quot;Y&quot; &amp; [.E107]" office:value-type="string" office:string-value="Y546.275">
            <text:p>Y546.275</text:p>
          </table:table-cell>
          <table:table-cell table:number-columns-repeated="8"/>
          <table:table-cell table:style-name="ce2" table:formula="of:=[.B108]" office:value-type="string" office:string-value="N114">
            <text:p>N114</text:p>
          </table:table-cell>
          <table:table-cell table:style-name="ce2" table:formula="of:=[.D108]" office:value-type="string" office:string-value="X1416.8">
            <text:p>X1416.8</text:p>
          </table:table-cell>
          <table:table-cell table:style-name="ce2" table:formula="of:=[.F108]" office:value-type="string" office:string-value="Y549.15">
            <text:p>Y549.15</text:p>
          </table:table-cell>
        </table:table-row>
        <table:table-row table:style-name="ro1">
          <table:table-cell table:formula="of:=[.A107]+1" office:value-type="float" office:value="114">
            <text:p>114</text:p>
          </table:table-cell>
          <table:table-cell table:formula="of:=&quot;N&quot;&amp;[.A108]" office:value-type="string" office:string-value="N114">
            <text:p>N114</text:p>
          </table:table-cell>
          <table:table-cell table:formula="of:=[.C107]+[.$J$4]" office:value-type="float" office:value="1416.8">
            <text:p>1416.8</text:p>
          </table:table-cell>
          <table:table-cell table:formula="of:= &quot;X&quot;&amp; [.C108]" office:value-type="string" office:string-value="X1416.8">
            <text:p>X1416.8</text:p>
          </table:table-cell>
          <table:table-cell table:formula="of:=[.E107]+[.$J$5]" office:value-type="float" office:value="549.15">
            <text:p>549.15</text:p>
          </table:table-cell>
          <table:table-cell table:formula="of:=&quot;Y&quot; &amp; [.E108]" office:value-type="string" office:string-value="Y549.15">
            <text:p>Y549.15</text:p>
          </table:table-cell>
          <table:table-cell table:number-columns-repeated="8"/>
          <table:table-cell table:style-name="ce2" table:formula="of:=[.B109]" office:value-type="string" office:string-value="N115">
            <text:p>N115</text:p>
          </table:table-cell>
          <table:table-cell table:style-name="ce2" table:formula="of:=[.D109]" office:value-type="string" office:string-value="X1420.8">
            <text:p>X1420.8</text:p>
          </table:table-cell>
          <table:table-cell table:style-name="ce2" table:formula="of:=[.F109]" office:value-type="string" office:string-value="Y552.025">
            <text:p>Y552.025</text:p>
          </table:table-cell>
        </table:table-row>
        <table:table-row table:style-name="ro1">
          <table:table-cell table:formula="of:=[.A108]+1" office:value-type="float" office:value="115">
            <text:p>115</text:p>
          </table:table-cell>
          <table:table-cell table:formula="of:=&quot;N&quot;&amp;[.A109]" office:value-type="string" office:string-value="N115">
            <text:p>N115</text:p>
          </table:table-cell>
          <table:table-cell table:formula="of:=[.C108]+[.$J$4]" office:value-type="float" office:value="1420.8">
            <text:p>1420.8</text:p>
          </table:table-cell>
          <table:table-cell table:formula="of:= &quot;X&quot;&amp; [.C109]" office:value-type="string" office:string-value="X1420.8">
            <text:p>X1420.8</text:p>
          </table:table-cell>
          <table:table-cell table:formula="of:=[.E108]+[.$J$5]" office:value-type="float" office:value="552.025">
            <text:p>552.025</text:p>
          </table:table-cell>
          <table:table-cell table:formula="of:=&quot;Y&quot; &amp; [.E109]" office:value-type="string" office:string-value="Y552.025">
            <text:p>Y552.025</text:p>
          </table:table-cell>
          <table:table-cell table:number-columns-repeated="8"/>
          <table:table-cell table:style-name="ce2" table:formula="of:=[.B110]" office:value-type="string" office:string-value="N116">
            <text:p>N116</text:p>
          </table:table-cell>
          <table:table-cell table:style-name="ce2" table:formula="of:=[.D110]" office:value-type="string" office:string-value="X1424.8">
            <text:p>X1424.8</text:p>
          </table:table-cell>
          <table:table-cell table:style-name="ce2" table:formula="of:=[.F110]" office:value-type="string" office:string-value="Y554.9">
            <text:p>Y554.9</text:p>
          </table:table-cell>
        </table:table-row>
        <table:table-row table:style-name="ro1">
          <table:table-cell table:formula="of:=[.A109]+1" office:value-type="float" office:value="116">
            <text:p>116</text:p>
          </table:table-cell>
          <table:table-cell table:formula="of:=&quot;N&quot;&amp;[.A110]" office:value-type="string" office:string-value="N116">
            <text:p>N116</text:p>
          </table:table-cell>
          <table:table-cell table:formula="of:=[.C109]+[.$J$4]" office:value-type="float" office:value="1424.8">
            <text:p>1424.8</text:p>
          </table:table-cell>
          <table:table-cell table:formula="of:= &quot;X&quot;&amp; [.C110]" office:value-type="string" office:string-value="X1424.8">
            <text:p>X1424.8</text:p>
          </table:table-cell>
          <table:table-cell table:formula="of:=[.E109]+[.$J$5]" office:value-type="float" office:value="554.9">
            <text:p>554.9</text:p>
          </table:table-cell>
          <table:table-cell table:formula="of:=&quot;Y&quot; &amp; [.E110]" office:value-type="string" office:string-value="Y554.9">
            <text:p>Y554.9</text:p>
          </table:table-cell>
          <table:table-cell table:number-columns-repeated="8"/>
          <table:table-cell table:style-name="ce2" table:formula="of:=[.B111]" office:value-type="string" office:string-value="N117">
            <text:p>N117</text:p>
          </table:table-cell>
          <table:table-cell table:style-name="ce2" table:formula="of:=[.D111]" office:value-type="string" office:string-value="X1428.8">
            <text:p>X1428.8</text:p>
          </table:table-cell>
          <table:table-cell table:style-name="ce2" table:formula="of:=[.F111]" office:value-type="string" office:string-value="Y557.775">
            <text:p>Y557.775</text:p>
          </table:table-cell>
        </table:table-row>
        <table:table-row table:style-name="ro1">
          <table:table-cell table:formula="of:=[.A110]+1" office:value-type="float" office:value="117">
            <text:p>117</text:p>
          </table:table-cell>
          <table:table-cell table:formula="of:=&quot;N&quot;&amp;[.A111]" office:value-type="string" office:string-value="N117">
            <text:p>N117</text:p>
          </table:table-cell>
          <table:table-cell table:formula="of:=[.C110]+[.$J$4]" office:value-type="float" office:value="1428.8">
            <text:p>1428.8</text:p>
          </table:table-cell>
          <table:table-cell table:formula="of:= &quot;X&quot;&amp; [.C111]" office:value-type="string" office:string-value="X1428.8">
            <text:p>X1428.8</text:p>
          </table:table-cell>
          <table:table-cell table:formula="of:=[.E110]+[.$J$5]" office:value-type="float" office:value="557.775">
            <text:p>557.775</text:p>
          </table:table-cell>
          <table:table-cell table:formula="of:=&quot;Y&quot; &amp; [.E111]" office:value-type="string" office:string-value="Y557.775">
            <text:p>Y557.775</text:p>
          </table:table-cell>
          <table:table-cell table:number-columns-repeated="8"/>
          <table:table-cell table:style-name="ce2" table:formula="of:=[.B112]" office:value-type="string" office:string-value="N118">
            <text:p>N118</text:p>
          </table:table-cell>
          <table:table-cell table:style-name="ce2" table:formula="of:=[.D112]" office:value-type="string" office:string-value="X1432.8">
            <text:p>X1432.8</text:p>
          </table:table-cell>
          <table:table-cell table:style-name="ce2" table:formula="of:=[.F112]" office:value-type="string" office:string-value="Y560.65">
            <text:p>Y560.65</text:p>
          </table:table-cell>
        </table:table-row>
        <table:table-row table:style-name="ro1">
          <table:table-cell table:formula="of:=[.A111]+1" office:value-type="float" office:value="118">
            <text:p>118</text:p>
          </table:table-cell>
          <table:table-cell table:formula="of:=&quot;N&quot;&amp;[.A112]" office:value-type="string" office:string-value="N118">
            <text:p>N118</text:p>
          </table:table-cell>
          <table:table-cell table:formula="of:=[.C111]+[.$J$4]" office:value-type="float" office:value="1432.8">
            <text:p>1432.8</text:p>
          </table:table-cell>
          <table:table-cell table:formula="of:= &quot;X&quot;&amp; [.C112]" office:value-type="string" office:string-value="X1432.8">
            <text:p>X1432.8</text:p>
          </table:table-cell>
          <table:table-cell table:formula="of:=[.E111]+[.$J$5]" office:value-type="float" office:value="560.65">
            <text:p>560.65</text:p>
          </table:table-cell>
          <table:table-cell table:formula="of:=&quot;Y&quot; &amp; [.E112]" office:value-type="string" office:string-value="Y560.65">
            <text:p>Y560.65</text:p>
          </table:table-cell>
          <table:table-cell table:number-columns-repeated="8"/>
          <table:table-cell table:style-name="ce2" table:formula="of:=[.B113]" office:value-type="string" office:string-value="N119">
            <text:p>N119</text:p>
          </table:table-cell>
          <table:table-cell table:style-name="ce2" table:formula="of:=[.D113]" office:value-type="string" office:string-value="X1436.8">
            <text:p>X1436.8</text:p>
          </table:table-cell>
          <table:table-cell table:style-name="ce2" table:formula="of:=[.F113]" office:value-type="string" office:string-value="Y563.525">
            <text:p>Y563.525</text:p>
          </table:table-cell>
        </table:table-row>
        <table:table-row table:style-name="ro1">
          <table:table-cell table:formula="of:=[.A112]+1" office:value-type="float" office:value="119">
            <text:p>119</text:p>
          </table:table-cell>
          <table:table-cell table:formula="of:=&quot;N&quot;&amp;[.A113]" office:value-type="string" office:string-value="N119">
            <text:p>N119</text:p>
          </table:table-cell>
          <table:table-cell table:formula="of:=[.C112]+[.$J$4]" office:value-type="float" office:value="1436.8">
            <text:p>1436.8</text:p>
          </table:table-cell>
          <table:table-cell table:formula="of:= &quot;X&quot;&amp; [.C113]" office:value-type="string" office:string-value="X1436.8">
            <text:p>X1436.8</text:p>
          </table:table-cell>
          <table:table-cell table:formula="of:=[.E112]+[.$J$5]" office:value-type="float" office:value="563.525">
            <text:p>563.525</text:p>
          </table:table-cell>
          <table:table-cell table:formula="of:=&quot;Y&quot; &amp; [.E113]" office:value-type="string" office:string-value="Y563.525">
            <text:p>Y563.525</text:p>
          </table:table-cell>
          <table:table-cell table:number-columns-repeated="8"/>
          <table:table-cell table:style-name="ce2" table:formula="of:=[.B114]" office:value-type="string" office:string-value="N120">
            <text:p>N120</text:p>
          </table:table-cell>
          <table:table-cell table:style-name="ce2" table:formula="of:=[.D114]" office:value-type="string" office:string-value="X1440.8">
            <text:p>X1440.8</text:p>
          </table:table-cell>
          <table:table-cell table:style-name="ce2" table:formula="of:=[.F114]" office:value-type="string" office:string-value="Y566.4">
            <text:p>Y566.4</text:p>
          </table:table-cell>
        </table:table-row>
        <table:table-row table:style-name="ro1">
          <table:table-cell table:formula="of:=[.A113]+1" office:value-type="float" office:value="120">
            <text:p>120</text:p>
          </table:table-cell>
          <table:table-cell table:formula="of:=&quot;N&quot;&amp;[.A114]" office:value-type="string" office:string-value="N120">
            <text:p>N120</text:p>
          </table:table-cell>
          <table:table-cell table:formula="of:=[.C113]+[.$J$4]" office:value-type="float" office:value="1440.8">
            <text:p>1440.8</text:p>
          </table:table-cell>
          <table:table-cell table:formula="of:= &quot;X&quot;&amp; [.C114]" office:value-type="string" office:string-value="X1440.8">
            <text:p>X1440.8</text:p>
          </table:table-cell>
          <table:table-cell table:formula="of:=[.E113]+[.$J$5]" office:value-type="float" office:value="566.4">
            <text:p>566.4</text:p>
          </table:table-cell>
          <table:table-cell table:formula="of:=&quot;Y&quot; &amp; [.E114]" office:value-type="string" office:string-value="Y566.4">
            <text:p>Y566.4</text:p>
          </table:table-cell>
          <table:table-cell table:number-columns-repeated="8"/>
          <table:table-cell table:style-name="ce2" table:formula="of:=[.B115]" office:value-type="string" office:string-value="N121">
            <text:p>N121</text:p>
          </table:table-cell>
          <table:table-cell table:style-name="ce2" table:formula="of:=[.D115]" office:value-type="string" office:string-value="X1444.8">
            <text:p>X1444.8</text:p>
          </table:table-cell>
          <table:table-cell table:style-name="ce2" table:formula="of:=[.F115]" office:value-type="string" office:string-value="Y569.275">
            <text:p>Y569.275</text:p>
          </table:table-cell>
        </table:table-row>
        <table:table-row table:style-name="ro1">
          <table:table-cell table:formula="of:=[.A114]+1" office:value-type="float" office:value="121">
            <text:p>121</text:p>
          </table:table-cell>
          <table:table-cell table:formula="of:=&quot;N&quot;&amp;[.A115]" office:value-type="string" office:string-value="N121">
            <text:p>N121</text:p>
          </table:table-cell>
          <table:table-cell table:formula="of:=[.C114]+[.$J$4]" office:value-type="float" office:value="1444.8">
            <text:p>1444.8</text:p>
          </table:table-cell>
          <table:table-cell table:formula="of:= &quot;X&quot;&amp; [.C115]" office:value-type="string" office:string-value="X1444.8">
            <text:p>X1444.8</text:p>
          </table:table-cell>
          <table:table-cell table:formula="of:=[.E114]+[.$J$5]" office:value-type="float" office:value="569.275">
            <text:p>569.275</text:p>
          </table:table-cell>
          <table:table-cell table:formula="of:=&quot;Y&quot; &amp; [.E115]" office:value-type="string" office:string-value="Y569.275">
            <text:p>Y569.275</text:p>
          </table:table-cell>
          <table:table-cell table:number-columns-repeated="8"/>
          <table:table-cell table:style-name="ce2" table:formula="of:=[.B116]" office:value-type="string" office:string-value="N122">
            <text:p>N122</text:p>
          </table:table-cell>
          <table:table-cell table:style-name="ce2" table:formula="of:=[.D116]" office:value-type="string" office:string-value="X1448.8">
            <text:p>X1448.8</text:p>
          </table:table-cell>
          <table:table-cell table:style-name="ce2" table:formula="of:=[.F116]" office:value-type="string" office:string-value="Y572.15">
            <text:p>Y572.15</text:p>
          </table:table-cell>
        </table:table-row>
        <table:table-row table:style-name="ro1">
          <table:table-cell table:formula="of:=[.A115]+1" office:value-type="float" office:value="122">
            <text:p>122</text:p>
          </table:table-cell>
          <table:table-cell table:formula="of:=&quot;N&quot;&amp;[.A116]" office:value-type="string" office:string-value="N122">
            <text:p>N122</text:p>
          </table:table-cell>
          <table:table-cell table:formula="of:=[.C115]+[.$J$4]" office:value-type="float" office:value="1448.8">
            <text:p>1448.8</text:p>
          </table:table-cell>
          <table:table-cell table:formula="of:= &quot;X&quot;&amp; [.C116]" office:value-type="string" office:string-value="X1448.8">
            <text:p>X1448.8</text:p>
          </table:table-cell>
          <table:table-cell table:formula="of:=[.E115]+[.$J$5]" office:value-type="float" office:value="572.15">
            <text:p>572.15</text:p>
          </table:table-cell>
          <table:table-cell table:formula="of:=&quot;Y&quot; &amp; [.E116]" office:value-type="string" office:string-value="Y572.15">
            <text:p>Y572.15</text:p>
          </table:table-cell>
          <table:table-cell table:number-columns-repeated="8"/>
          <table:table-cell table:style-name="ce2" table:formula="of:=[.B117]" office:value-type="string" office:string-value="N123">
            <text:p>N123</text:p>
          </table:table-cell>
          <table:table-cell table:style-name="ce2" table:formula="of:=[.D117]" office:value-type="string" office:string-value="X1452.8">
            <text:p>X1452.8</text:p>
          </table:table-cell>
          <table:table-cell table:style-name="ce2" table:formula="of:=[.F117]" office:value-type="string" office:string-value="Y575.025">
            <text:p>Y575.025</text:p>
          </table:table-cell>
        </table:table-row>
        <table:table-row table:style-name="ro1">
          <table:table-cell table:formula="of:=[.A116]+1" office:value-type="float" office:value="123">
            <text:p>123</text:p>
          </table:table-cell>
          <table:table-cell table:formula="of:=&quot;N&quot;&amp;[.A117]" office:value-type="string" office:string-value="N123">
            <text:p>N123</text:p>
          </table:table-cell>
          <table:table-cell table:formula="of:=[.C116]+[.$J$4]" office:value-type="float" office:value="1452.8">
            <text:p>1452.8</text:p>
          </table:table-cell>
          <table:table-cell table:formula="of:= &quot;X&quot;&amp; [.C117]" office:value-type="string" office:string-value="X1452.8">
            <text:p>X1452.8</text:p>
          </table:table-cell>
          <table:table-cell table:formula="of:=[.E116]+[.$J$5]" office:value-type="float" office:value="575.025">
            <text:p>575.025</text:p>
          </table:table-cell>
          <table:table-cell table:formula="of:=&quot;Y&quot; &amp; [.E117]" office:value-type="string" office:string-value="Y575.025">
            <text:p>Y575.025</text:p>
          </table:table-cell>
          <table:table-cell table:number-columns-repeated="8"/>
          <table:table-cell table:style-name="ce2" table:formula="of:=[.B118]" office:value-type="string" office:string-value="N124">
            <text:p>N124</text:p>
          </table:table-cell>
          <table:table-cell table:style-name="ce2" table:formula="of:=[.D118]" office:value-type="string" office:string-value="X1456.8">
            <text:p>X1456.8</text:p>
          </table:table-cell>
          <table:table-cell table:style-name="ce2" table:formula="of:=[.F118]" office:value-type="string" office:string-value="Y577.9">
            <text:p>Y577.9</text:p>
          </table:table-cell>
        </table:table-row>
        <table:table-row table:style-name="ro1">
          <table:table-cell table:formula="of:=[.A117]+1" office:value-type="float" office:value="124">
            <text:p>124</text:p>
          </table:table-cell>
          <table:table-cell table:formula="of:=&quot;N&quot;&amp;[.A118]" office:value-type="string" office:string-value="N124">
            <text:p>N124</text:p>
          </table:table-cell>
          <table:table-cell table:formula="of:=[.C117]+[.$J$4]" office:value-type="float" office:value="1456.8">
            <text:p>1456.8</text:p>
          </table:table-cell>
          <table:table-cell table:formula="of:= &quot;X&quot;&amp; [.C118]" office:value-type="string" office:string-value="X1456.8">
            <text:p>X1456.8</text:p>
          </table:table-cell>
          <table:table-cell table:formula="of:=[.E117]+[.$J$5]" office:value-type="float" office:value="577.9">
            <text:p>577.9</text:p>
          </table:table-cell>
          <table:table-cell table:formula="of:=&quot;Y&quot; &amp; [.E118]" office:value-type="string" office:string-value="Y577.9">
            <text:p>Y577.9</text:p>
          </table:table-cell>
          <table:table-cell table:number-columns-repeated="8"/>
          <table:table-cell table:style-name="ce2" table:formula="of:=[.B119]" office:value-type="string" office:string-value="N125">
            <text:p>N125</text:p>
          </table:table-cell>
          <table:table-cell table:style-name="ce2" table:formula="of:=[.D119]" office:value-type="string" office:string-value="X1460.8">
            <text:p>X1460.8</text:p>
          </table:table-cell>
          <table:table-cell table:style-name="ce2" table:formula="of:=[.F119]" office:value-type="string" office:string-value="Y580.775">
            <text:p>Y580.775</text:p>
          </table:table-cell>
        </table:table-row>
        <table:table-row table:style-name="ro1">
          <table:table-cell table:formula="of:=[.A118]+1" office:value-type="float" office:value="125">
            <text:p>125</text:p>
          </table:table-cell>
          <table:table-cell table:formula="of:=&quot;N&quot;&amp;[.A119]" office:value-type="string" office:string-value="N125">
            <text:p>N125</text:p>
          </table:table-cell>
          <table:table-cell table:formula="of:=[.C118]+[.$J$4]" office:value-type="float" office:value="1460.8">
            <text:p>1460.8</text:p>
          </table:table-cell>
          <table:table-cell table:formula="of:= &quot;X&quot;&amp; [.C119]" office:value-type="string" office:string-value="X1460.8">
            <text:p>X1460.8</text:p>
          </table:table-cell>
          <table:table-cell table:formula="of:=[.E118]+[.$J$5]" office:value-type="float" office:value="580.775">
            <text:p>580.775</text:p>
          </table:table-cell>
          <table:table-cell table:formula="of:=&quot;Y&quot; &amp; [.E119]" office:value-type="string" office:string-value="Y580.775">
            <text:p>Y580.775</text:p>
          </table:table-cell>
          <table:table-cell table:number-columns-repeated="8"/>
          <table:table-cell table:style-name="ce2" table:formula="of:=[.B120]" office:value-type="string" office:string-value="N126">
            <text:p>N126</text:p>
          </table:table-cell>
          <table:table-cell table:style-name="ce2" table:formula="of:=[.D120]" office:value-type="string" office:string-value="X1464.8">
            <text:p>X1464.8</text:p>
          </table:table-cell>
          <table:table-cell table:style-name="ce2" table:formula="of:=[.F120]" office:value-type="string" office:string-value="Y583.65">
            <text:p>Y583.65</text:p>
          </table:table-cell>
        </table:table-row>
        <table:table-row table:style-name="ro1">
          <table:table-cell table:formula="of:=[.A119]+1" office:value-type="float" office:value="126">
            <text:p>126</text:p>
          </table:table-cell>
          <table:table-cell table:formula="of:=&quot;N&quot;&amp;[.A120]" office:value-type="string" office:string-value="N126">
            <text:p>N126</text:p>
          </table:table-cell>
          <table:table-cell table:formula="of:=[.C119]+[.$J$4]" office:value-type="float" office:value="1464.8">
            <text:p>1464.8</text:p>
          </table:table-cell>
          <table:table-cell table:formula="of:= &quot;X&quot;&amp; [.C120]" office:value-type="string" office:string-value="X1464.8">
            <text:p>X1464.8</text:p>
          </table:table-cell>
          <table:table-cell table:formula="of:=[.E119]+[.$J$5]" office:value-type="float" office:value="583.65">
            <text:p>583.65</text:p>
          </table:table-cell>
          <table:table-cell table:formula="of:=&quot;Y&quot; &amp; [.E120]" office:value-type="string" office:string-value="Y583.65">
            <text:p>Y583.65</text:p>
          </table:table-cell>
          <table:table-cell table:number-columns-repeated="8"/>
          <table:table-cell table:style-name="ce2" table:formula="of:=[.B121]" office:value-type="string" office:string-value="N127">
            <text:p>N127</text:p>
          </table:table-cell>
          <table:table-cell table:style-name="ce2" table:formula="of:=[.D121]" office:value-type="string" office:string-value="X1468.8">
            <text:p>X1468.8</text:p>
          </table:table-cell>
          <table:table-cell table:style-name="ce2" table:formula="of:=[.F121]" office:value-type="string" office:string-value="Y586.525">
            <text:p>Y586.525</text:p>
          </table:table-cell>
        </table:table-row>
        <table:table-row table:style-name="ro1">
          <table:table-cell table:formula="of:=[.A120]+1" office:value-type="float" office:value="127">
            <text:p>127</text:p>
          </table:table-cell>
          <table:table-cell table:formula="of:=&quot;N&quot;&amp;[.A121]" office:value-type="string" office:string-value="N127">
            <text:p>N127</text:p>
          </table:table-cell>
          <table:table-cell table:formula="of:=[.C120]+[.$J$4]" office:value-type="float" office:value="1468.8">
            <text:p>1468.8</text:p>
          </table:table-cell>
          <table:table-cell table:formula="of:= &quot;X&quot;&amp; [.C121]" office:value-type="string" office:string-value="X1468.8">
            <text:p>X1468.8</text:p>
          </table:table-cell>
          <table:table-cell table:formula="of:=[.E120]+[.$J$5]" office:value-type="float" office:value="586.525">
            <text:p>586.525</text:p>
          </table:table-cell>
          <table:table-cell table:formula="of:=&quot;Y&quot; &amp; [.E121]" office:value-type="string" office:string-value="Y586.525">
            <text:p>Y586.525</text:p>
          </table:table-cell>
          <table:table-cell table:number-columns-repeated="8"/>
          <table:table-cell table:style-name="ce2" table:formula="of:=[.B122]" office:value-type="string" office:string-value="N128">
            <text:p>N128</text:p>
          </table:table-cell>
          <table:table-cell table:style-name="ce2" table:formula="of:=[.D122]" office:value-type="string" office:string-value="X1472.8">
            <text:p>X1472.8</text:p>
          </table:table-cell>
          <table:table-cell table:style-name="ce2" table:formula="of:=[.F122]" office:value-type="string" office:string-value="Y589.4">
            <text:p>Y589.4</text:p>
          </table:table-cell>
        </table:table-row>
        <table:table-row table:style-name="ro1">
          <table:table-cell table:formula="of:=[.A121]+1" office:value-type="float" office:value="128">
            <text:p>128</text:p>
          </table:table-cell>
          <table:table-cell table:formula="of:=&quot;N&quot;&amp;[.A122]" office:value-type="string" office:string-value="N128">
            <text:p>N128</text:p>
          </table:table-cell>
          <table:table-cell table:formula="of:=[.C121]+[.$J$4]" office:value-type="float" office:value="1472.8">
            <text:p>1472.8</text:p>
          </table:table-cell>
          <table:table-cell table:formula="of:= &quot;X&quot;&amp; [.C122]" office:value-type="string" office:string-value="X1472.8">
            <text:p>X1472.8</text:p>
          </table:table-cell>
          <table:table-cell table:formula="of:=[.E121]+[.$J$5]" office:value-type="float" office:value="589.4">
            <text:p>589.4</text:p>
          </table:table-cell>
          <table:table-cell table:formula="of:=&quot;Y&quot; &amp; [.E122]" office:value-type="string" office:string-value="Y589.4">
            <text:p>Y589.4</text:p>
          </table:table-cell>
          <table:table-cell table:number-columns-repeated="8"/>
          <table:table-cell table:style-name="ce2" table:formula="of:=[.B123]" office:value-type="string" office:string-value="N129">
            <text:p>N129</text:p>
          </table:table-cell>
          <table:table-cell table:style-name="ce2" table:formula="of:=[.D123]" office:value-type="string" office:string-value="X1476.8">
            <text:p>X1476.8</text:p>
          </table:table-cell>
          <table:table-cell table:style-name="ce2" table:formula="of:=[.F123]" office:value-type="string" office:string-value="Y592.275">
            <text:p>Y592.275</text:p>
          </table:table-cell>
        </table:table-row>
        <table:table-row table:style-name="ro1">
          <table:table-cell table:formula="of:=[.A122]+1" office:value-type="float" office:value="129">
            <text:p>129</text:p>
          </table:table-cell>
          <table:table-cell table:formula="of:=&quot;N&quot;&amp;[.A123]" office:value-type="string" office:string-value="N129">
            <text:p>N129</text:p>
          </table:table-cell>
          <table:table-cell table:formula="of:=[.C122]+[.$J$4]" office:value-type="float" office:value="1476.8">
            <text:p>1476.8</text:p>
          </table:table-cell>
          <table:table-cell table:formula="of:= &quot;X&quot;&amp; [.C123]" office:value-type="string" office:string-value="X1476.8">
            <text:p>X1476.8</text:p>
          </table:table-cell>
          <table:table-cell table:formula="of:=[.E122]+[.$J$5]" office:value-type="float" office:value="592.275">
            <text:p>592.275</text:p>
          </table:table-cell>
          <table:table-cell table:formula="of:=&quot;Y&quot; &amp; [.E123]" office:value-type="string" office:string-value="Y592.275">
            <text:p>Y592.275</text:p>
          </table:table-cell>
          <table:table-cell table:number-columns-repeated="8"/>
          <table:table-cell table:style-name="ce2" table:formula="of:=[.B124]" office:value-type="string" office:string-value="N130">
            <text:p>N130</text:p>
          </table:table-cell>
          <table:table-cell table:style-name="ce2" table:formula="of:=[.D124]" office:value-type="string" office:string-value="X1480.8">
            <text:p>X1480.8</text:p>
          </table:table-cell>
          <table:table-cell table:style-name="ce2" table:formula="of:=[.F124]" office:value-type="string" office:string-value="Y595.15">
            <text:p>Y595.15</text:p>
          </table:table-cell>
        </table:table-row>
        <table:table-row table:style-name="ro1">
          <table:table-cell table:formula="of:=[.A123]+1" office:value-type="float" office:value="130">
            <text:p>130</text:p>
          </table:table-cell>
          <table:table-cell table:formula="of:=&quot;N&quot;&amp;[.A124]" office:value-type="string" office:string-value="N130">
            <text:p>N130</text:p>
          </table:table-cell>
          <table:table-cell table:formula="of:=[.C123]+[.$J$4]" office:value-type="float" office:value="1480.8">
            <text:p>1480.8</text:p>
          </table:table-cell>
          <table:table-cell table:formula="of:= &quot;X&quot;&amp; [.C124]" office:value-type="string" office:string-value="X1480.8">
            <text:p>X1480.8</text:p>
          </table:table-cell>
          <table:table-cell table:formula="of:=[.E123]+[.$J$5]" office:value-type="float" office:value="595.15">
            <text:p>595.15</text:p>
          </table:table-cell>
          <table:table-cell table:formula="of:=&quot;Y&quot; &amp; [.E124]" office:value-type="string" office:string-value="Y595.15">
            <text:p>Y595.15</text:p>
          </table:table-cell>
          <table:table-cell table:number-columns-repeated="8"/>
          <table:table-cell table:style-name="ce2" table:formula="of:=[.B125]" office:value-type="string" office:string-value="N131">
            <text:p>N131</text:p>
          </table:table-cell>
          <table:table-cell table:style-name="ce2" table:formula="of:=[.D125]" office:value-type="string" office:string-value="X1484.8">
            <text:p>X1484.8</text:p>
          </table:table-cell>
          <table:table-cell table:style-name="ce2" table:formula="of:=[.F125]" office:value-type="string" office:string-value="Y598.025">
            <text:p>Y598.025</text:p>
          </table:table-cell>
        </table:table-row>
        <table:table-row table:style-name="ro1">
          <table:table-cell table:formula="of:=[.A124]+1" office:value-type="float" office:value="131">
            <text:p>131</text:p>
          </table:table-cell>
          <table:table-cell table:formula="of:=&quot;N&quot;&amp;[.A125]" office:value-type="string" office:string-value="N131">
            <text:p>N131</text:p>
          </table:table-cell>
          <table:table-cell table:formula="of:=[.C124]+[.$J$4]" office:value-type="float" office:value="1484.8">
            <text:p>1484.8</text:p>
          </table:table-cell>
          <table:table-cell table:formula="of:= &quot;X&quot;&amp; [.C125]" office:value-type="string" office:string-value="X1484.8">
            <text:p>X1484.8</text:p>
          </table:table-cell>
          <table:table-cell table:formula="of:=[.E124]+[.$J$5]" office:value-type="float" office:value="598.025">
            <text:p>598.025</text:p>
          </table:table-cell>
          <table:table-cell table:formula="of:=&quot;Y&quot; &amp; [.E125]" office:value-type="string" office:string-value="Y598.025">
            <text:p>Y598.025</text:p>
          </table:table-cell>
          <table:table-cell table:number-columns-repeated="8"/>
          <table:table-cell table:style-name="ce2" table:formula="of:=[.B126]" office:value-type="string" office:string-value="N132">
            <text:p>N132</text:p>
          </table:table-cell>
          <table:table-cell table:style-name="ce2" table:formula="of:=[.D126]" office:value-type="string" office:string-value="X1488.8">
            <text:p>X1488.8</text:p>
          </table:table-cell>
          <table:table-cell table:style-name="ce2" table:formula="of:=[.F126]" office:value-type="string" office:string-value="Y600.9">
            <text:p>Y600.9</text:p>
          </table:table-cell>
        </table:table-row>
        <table:table-row table:style-name="ro1">
          <table:table-cell table:formula="of:=[.A125]+1" office:value-type="float" office:value="132">
            <text:p>132</text:p>
          </table:table-cell>
          <table:table-cell table:formula="of:=&quot;N&quot;&amp;[.A126]" office:value-type="string" office:string-value="N132">
            <text:p>N132</text:p>
          </table:table-cell>
          <table:table-cell table:formula="of:=[.C125]+[.$J$4]" office:value-type="float" office:value="1488.8">
            <text:p>1488.8</text:p>
          </table:table-cell>
          <table:table-cell table:formula="of:= &quot;X&quot;&amp; [.C126]" office:value-type="string" office:string-value="X1488.8">
            <text:p>X1488.8</text:p>
          </table:table-cell>
          <table:table-cell table:formula="of:=[.E125]+[.$J$5]" office:value-type="float" office:value="600.9">
            <text:p>600.9</text:p>
          </table:table-cell>
          <table:table-cell table:formula="of:=&quot;Y&quot; &amp; [.E126]" office:value-type="string" office:string-value="Y600.9">
            <text:p>Y600.9</text:p>
          </table:table-cell>
          <table:table-cell table:number-columns-repeated="8"/>
          <table:table-cell table:style-name="ce2" table:formula="of:=[.B127]" office:value-type="string" office:string-value="N133">
            <text:p>N133</text:p>
          </table:table-cell>
          <table:table-cell table:style-name="ce2" table:formula="of:=[.D127]" office:value-type="string" office:string-value="X1492.8">
            <text:p>X1492.8</text:p>
          </table:table-cell>
          <table:table-cell table:style-name="ce2" table:formula="of:=[.F127]" office:value-type="string" office:string-value="Y603.775">
            <text:p>Y603.775</text:p>
          </table:table-cell>
        </table:table-row>
        <table:table-row table:style-name="ro1">
          <table:table-cell table:formula="of:=[.A126]+1" office:value-type="float" office:value="133">
            <text:p>133</text:p>
          </table:table-cell>
          <table:table-cell table:formula="of:=&quot;N&quot;&amp;[.A127]" office:value-type="string" office:string-value="N133">
            <text:p>N133</text:p>
          </table:table-cell>
          <table:table-cell table:formula="of:=[.C126]+[.$J$4]" office:value-type="float" office:value="1492.8">
            <text:p>1492.8</text:p>
          </table:table-cell>
          <table:table-cell table:formula="of:= &quot;X&quot;&amp; [.C127]" office:value-type="string" office:string-value="X1492.8">
            <text:p>X1492.8</text:p>
          </table:table-cell>
          <table:table-cell table:formula="of:=[.E126]+[.$J$5]" office:value-type="float" office:value="603.775">
            <text:p>603.775</text:p>
          </table:table-cell>
          <table:table-cell table:formula="of:=&quot;Y&quot; &amp; [.E127]" office:value-type="string" office:string-value="Y603.775">
            <text:p>Y603.775</text:p>
          </table:table-cell>
          <table:table-cell table:number-columns-repeated="8"/>
          <table:table-cell table:style-name="ce2" table:formula="of:=[.B128]" office:value-type="string" office:string-value="N134">
            <text:p>N134</text:p>
          </table:table-cell>
          <table:table-cell table:style-name="ce2" table:formula="of:=[.D128]" office:value-type="string" office:string-value="X1496.8">
            <text:p>X1496.8</text:p>
          </table:table-cell>
          <table:table-cell table:style-name="ce2" table:formula="of:=[.F128]" office:value-type="string" office:string-value="Y606.65">
            <text:p>Y606.65</text:p>
          </table:table-cell>
        </table:table-row>
        <table:table-row table:style-name="ro1">
          <table:table-cell table:formula="of:=[.A127]+1" office:value-type="float" office:value="134">
            <text:p>134</text:p>
          </table:table-cell>
          <table:table-cell table:formula="of:=&quot;N&quot;&amp;[.A128]" office:value-type="string" office:string-value="N134">
            <text:p>N134</text:p>
          </table:table-cell>
          <table:table-cell table:formula="of:=[.C127]+[.$J$4]" office:value-type="float" office:value="1496.8">
            <text:p>1496.8</text:p>
          </table:table-cell>
          <table:table-cell table:formula="of:= &quot;X&quot;&amp; [.C128]" office:value-type="string" office:string-value="X1496.8">
            <text:p>X1496.8</text:p>
          </table:table-cell>
          <table:table-cell table:formula="of:=[.E127]+[.$J$5]" office:value-type="float" office:value="606.65">
            <text:p>606.65</text:p>
          </table:table-cell>
          <table:table-cell table:formula="of:=&quot;Y&quot; &amp; [.E128]" office:value-type="string" office:string-value="Y606.65">
            <text:p>Y606.65</text:p>
          </table:table-cell>
          <table:table-cell table:number-columns-repeated="8"/>
          <table:table-cell table:style-name="ce2" table:formula="of:=[.B129]" office:value-type="string" office:string-value="N135">
            <text:p>N135</text:p>
          </table:table-cell>
          <table:table-cell table:style-name="ce2" table:formula="of:=[.D129]" office:value-type="string" office:string-value="X1500.8">
            <text:p>X1500.8</text:p>
          </table:table-cell>
          <table:table-cell table:style-name="ce2" table:formula="of:=[.F129]" office:value-type="string" office:string-value="Y609.525">
            <text:p>Y609.525</text:p>
          </table:table-cell>
        </table:table-row>
        <table:table-row table:style-name="ro1">
          <table:table-cell table:formula="of:=[.A128]+1" office:value-type="float" office:value="135">
            <text:p>135</text:p>
          </table:table-cell>
          <table:table-cell table:formula="of:=&quot;N&quot;&amp;[.A129]" office:value-type="string" office:string-value="N135">
            <text:p>N135</text:p>
          </table:table-cell>
          <table:table-cell table:formula="of:=[.C128]+[.$J$4]" office:value-type="float" office:value="1500.8">
            <text:p>1500.8</text:p>
          </table:table-cell>
          <table:table-cell table:formula="of:= &quot;X&quot;&amp; [.C129]" office:value-type="string" office:string-value="X1500.8">
            <text:p>X1500.8</text:p>
          </table:table-cell>
          <table:table-cell table:formula="of:=[.E128]+[.$J$5]" office:value-type="float" office:value="609.525">
            <text:p>609.525</text:p>
          </table:table-cell>
          <table:table-cell table:formula="of:=&quot;Y&quot; &amp; [.E129]" office:value-type="string" office:string-value="Y609.525">
            <text:p>Y609.525</text:p>
          </table:table-cell>
          <table:table-cell table:number-columns-repeated="8"/>
          <table:table-cell table:style-name="ce2" table:formula="of:=[.B130]" office:value-type="string" office:string-value="N136">
            <text:p>N136</text:p>
          </table:table-cell>
          <table:table-cell table:style-name="ce2" table:formula="of:=[.D130]" office:value-type="string" office:string-value="X1504.8">
            <text:p>X1504.8</text:p>
          </table:table-cell>
          <table:table-cell table:style-name="ce2" table:formula="of:=[.F130]" office:value-type="string" office:string-value="Y612.4">
            <text:p>Y612.4</text:p>
          </table:table-cell>
        </table:table-row>
        <table:table-row table:style-name="ro1">
          <table:table-cell table:formula="of:=[.A129]+1" office:value-type="float" office:value="136">
            <text:p>136</text:p>
          </table:table-cell>
          <table:table-cell table:formula="of:=&quot;N&quot;&amp;[.A130]" office:value-type="string" office:string-value="N136">
            <text:p>N136</text:p>
          </table:table-cell>
          <table:table-cell table:formula="of:=[.C129]+[.$J$4]" office:value-type="float" office:value="1504.8">
            <text:p>1504.8</text:p>
          </table:table-cell>
          <table:table-cell table:formula="of:= &quot;X&quot;&amp; [.C130]" office:value-type="string" office:string-value="X1504.8">
            <text:p>X1504.8</text:p>
          </table:table-cell>
          <table:table-cell table:formula="of:=[.E129]+[.$J$5]" office:value-type="float" office:value="612.4">
            <text:p>612.4</text:p>
          </table:table-cell>
          <table:table-cell table:formula="of:=&quot;Y&quot; &amp; [.E130]" office:value-type="string" office:string-value="Y612.4">
            <text:p>Y612.4</text:p>
          </table:table-cell>
          <table:table-cell table:number-columns-repeated="8"/>
          <table:table-cell table:style-name="ce2" table:formula="of:=[.B131]" office:value-type="string" office:string-value="N137">
            <text:p>N137</text:p>
          </table:table-cell>
          <table:table-cell table:style-name="ce2" table:formula="of:=[.D131]" office:value-type="string" office:string-value="X1508.8">
            <text:p>X1508.8</text:p>
          </table:table-cell>
          <table:table-cell table:style-name="ce2" table:formula="of:=[.F131]" office:value-type="string" office:string-value="Y615.275">
            <text:p>Y615.275</text:p>
          </table:table-cell>
        </table:table-row>
        <table:table-row table:style-name="ro1">
          <table:table-cell table:formula="of:=[.A130]+1" office:value-type="float" office:value="137">
            <text:p>137</text:p>
          </table:table-cell>
          <table:table-cell table:formula="of:=&quot;N&quot;&amp;[.A131]" office:value-type="string" office:string-value="N137">
            <text:p>N137</text:p>
          </table:table-cell>
          <table:table-cell table:formula="of:=[.C130]+[.$J$4]" office:value-type="float" office:value="1508.8">
            <text:p>1508.8</text:p>
          </table:table-cell>
          <table:table-cell table:formula="of:= &quot;X&quot;&amp; [.C131]" office:value-type="string" office:string-value="X1508.8">
            <text:p>X1508.8</text:p>
          </table:table-cell>
          <table:table-cell table:formula="of:=[.E130]+[.$J$5]" office:value-type="float" office:value="615.275">
            <text:p>615.275</text:p>
          </table:table-cell>
          <table:table-cell table:formula="of:=&quot;Y&quot; &amp; [.E131]" office:value-type="string" office:string-value="Y615.275">
            <text:p>Y615.275</text:p>
          </table:table-cell>
          <table:table-cell table:number-columns-repeated="8"/>
          <table:table-cell table:style-name="ce2" table:formula="of:=[.B132]" office:value-type="string" office:string-value="N138">
            <text:p>N138</text:p>
          </table:table-cell>
          <table:table-cell table:style-name="ce2" table:formula="of:=[.D132]" office:value-type="string" office:string-value="X1512.8">
            <text:p>X1512.8</text:p>
          </table:table-cell>
          <table:table-cell table:style-name="ce2" table:formula="of:=[.F132]" office:value-type="string" office:string-value="Y618.15">
            <text:p>Y618.15</text:p>
          </table:table-cell>
        </table:table-row>
        <table:table-row table:style-name="ro1">
          <table:table-cell table:formula="of:=[.A131]+1" office:value-type="float" office:value="138">
            <text:p>138</text:p>
          </table:table-cell>
          <table:table-cell table:formula="of:=&quot;N&quot;&amp;[.A132]" office:value-type="string" office:string-value="N138">
            <text:p>N138</text:p>
          </table:table-cell>
          <table:table-cell table:formula="of:=[.C131]+[.$J$4]" office:value-type="float" office:value="1512.8">
            <text:p>1512.8</text:p>
          </table:table-cell>
          <table:table-cell table:formula="of:= &quot;X&quot;&amp; [.C132]" office:value-type="string" office:string-value="X1512.8">
            <text:p>X1512.8</text:p>
          </table:table-cell>
          <table:table-cell table:formula="of:=[.E131]+[.$J$5]" office:value-type="float" office:value="618.15">
            <text:p>618.15</text:p>
          </table:table-cell>
          <table:table-cell table:formula="of:=&quot;Y&quot; &amp; [.E132]" office:value-type="string" office:string-value="Y618.15">
            <text:p>Y618.15</text:p>
          </table:table-cell>
          <table:table-cell table:number-columns-repeated="8"/>
          <table:table-cell table:style-name="ce2" table:formula="of:=[.B133]" office:value-type="string" office:string-value="N139">
            <text:p>N139</text:p>
          </table:table-cell>
          <table:table-cell table:style-name="ce2" table:formula="of:=[.D133]" office:value-type="string" office:string-value="X1516.8">
            <text:p>X1516.8</text:p>
          </table:table-cell>
          <table:table-cell table:style-name="ce2" table:formula="of:=[.F133]" office:value-type="string" office:string-value="Y621.025">
            <text:p>Y621.025</text:p>
          </table:table-cell>
        </table:table-row>
        <table:table-row table:style-name="ro1">
          <table:table-cell table:formula="of:=[.A132]+1" office:value-type="float" office:value="139">
            <text:p>139</text:p>
          </table:table-cell>
          <table:table-cell table:formula="of:=&quot;N&quot;&amp;[.A133]" office:value-type="string" office:string-value="N139">
            <text:p>N139</text:p>
          </table:table-cell>
          <table:table-cell table:formula="of:=[.C132]+[.$J$4]" office:value-type="float" office:value="1516.8">
            <text:p>1516.8</text:p>
          </table:table-cell>
          <table:table-cell table:formula="of:= &quot;X&quot;&amp; [.C133]" office:value-type="string" office:string-value="X1516.8">
            <text:p>X1516.8</text:p>
          </table:table-cell>
          <table:table-cell table:formula="of:=[.E132]+[.$J$5]" office:value-type="float" office:value="621.025">
            <text:p>621.025</text:p>
          </table:table-cell>
          <table:table-cell table:formula="of:=&quot;Y&quot; &amp; [.E133]" office:value-type="string" office:string-value="Y621.025">
            <text:p>Y621.025</text:p>
          </table:table-cell>
          <table:table-cell table:number-columns-repeated="8"/>
          <table:table-cell table:style-name="ce2" table:formula="of:=[.B134]" office:value-type="string" office:string-value="N140">
            <text:p>N140</text:p>
          </table:table-cell>
          <table:table-cell table:style-name="ce2" table:formula="of:=[.D134]" office:value-type="string" office:string-value="X1520.8">
            <text:p>X1520.8</text:p>
          </table:table-cell>
          <table:table-cell table:style-name="ce2" table:formula="of:=[.F134]" office:value-type="string" office:string-value="Y623.9">
            <text:p>Y623.9</text:p>
          </table:table-cell>
        </table:table-row>
        <table:table-row table:style-name="ro1">
          <table:table-cell table:formula="of:=[.A133]+1" office:value-type="float" office:value="140">
            <text:p>140</text:p>
          </table:table-cell>
          <table:table-cell table:formula="of:=&quot;N&quot;&amp;[.A134]" office:value-type="string" office:string-value="N140">
            <text:p>N140</text:p>
          </table:table-cell>
          <table:table-cell table:formula="of:=[.C133]+[.$J$4]" office:value-type="float" office:value="1520.8">
            <text:p>1520.8</text:p>
          </table:table-cell>
          <table:table-cell table:formula="of:= &quot;X&quot;&amp; [.C134]" office:value-type="string" office:string-value="X1520.8">
            <text:p>X1520.8</text:p>
          </table:table-cell>
          <table:table-cell table:formula="of:=[.E133]+[.$J$5]" office:value-type="float" office:value="623.9">
            <text:p>623.9</text:p>
          </table:table-cell>
          <table:table-cell table:formula="of:=&quot;Y&quot; &amp; [.E134]" office:value-type="string" office:string-value="Y623.9">
            <text:p>Y623.9</text:p>
          </table:table-cell>
          <table:table-cell table:number-columns-repeated="8"/>
          <table:table-cell table:style-name="ce2" table:formula="of:=[.B135]" office:value-type="string" office:string-value="N141">
            <text:p>N141</text:p>
          </table:table-cell>
          <table:table-cell table:style-name="ce2" table:formula="of:=[.D135]" office:value-type="string" office:string-value="X1524.8">
            <text:p>X1524.8</text:p>
          </table:table-cell>
          <table:table-cell table:style-name="ce2" table:formula="of:=[.F135]" office:value-type="string" office:string-value="Y626.775">
            <text:p>Y626.775</text:p>
          </table:table-cell>
        </table:table-row>
        <table:table-row table:style-name="ro1">
          <table:table-cell table:formula="of:=[.A134]+1" office:value-type="float" office:value="141">
            <text:p>141</text:p>
          </table:table-cell>
          <table:table-cell table:formula="of:=&quot;N&quot;&amp;[.A135]" office:value-type="string" office:string-value="N141">
            <text:p>N141</text:p>
          </table:table-cell>
          <table:table-cell table:formula="of:=[.C134]+[.$J$4]" office:value-type="float" office:value="1524.8">
            <text:p>1524.8</text:p>
          </table:table-cell>
          <table:table-cell table:formula="of:= &quot;X&quot;&amp; [.C135]" office:value-type="string" office:string-value="X1524.8">
            <text:p>X1524.8</text:p>
          </table:table-cell>
          <table:table-cell table:formula="of:=[.E134]+[.$J$5]" office:value-type="float" office:value="626.775">
            <text:p>626.775</text:p>
          </table:table-cell>
          <table:table-cell table:formula="of:=&quot;Y&quot; &amp; [.E135]" office:value-type="string" office:string-value="Y626.775">
            <text:p>Y626.775</text:p>
          </table:table-cell>
          <table:table-cell table:number-columns-repeated="8"/>
          <table:table-cell table:style-name="ce2" table:formula="of:=[.B136]" office:value-type="string" office:string-value="N142">
            <text:p>N142</text:p>
          </table:table-cell>
          <table:table-cell table:style-name="ce2" table:formula="of:=[.D136]" office:value-type="string" office:string-value="X1528.8">
            <text:p>X1528.8</text:p>
          </table:table-cell>
          <table:table-cell table:style-name="ce2" table:formula="of:=[.F136]" office:value-type="string" office:string-value="Y629.65">
            <text:p>Y629.65</text:p>
          </table:table-cell>
        </table:table-row>
        <table:table-row table:style-name="ro1">
          <table:table-cell table:formula="of:=[.A135]+1" office:value-type="float" office:value="142">
            <text:p>142</text:p>
          </table:table-cell>
          <table:table-cell table:formula="of:=&quot;N&quot;&amp;[.A136]" office:value-type="string" office:string-value="N142">
            <text:p>N142</text:p>
          </table:table-cell>
          <table:table-cell table:formula="of:=[.C135]+[.$J$4]" office:value-type="float" office:value="1528.8">
            <text:p>1528.8</text:p>
          </table:table-cell>
          <table:table-cell table:formula="of:= &quot;X&quot;&amp; [.C136]" office:value-type="string" office:string-value="X1528.8">
            <text:p>X1528.8</text:p>
          </table:table-cell>
          <table:table-cell table:formula="of:=[.E135]+[.$J$5]" office:value-type="float" office:value="629.65">
            <text:p>629.65</text:p>
          </table:table-cell>
          <table:table-cell table:formula="of:=&quot;Y&quot; &amp; [.E136]" office:value-type="string" office:string-value="Y629.65">
            <text:p>Y629.65</text:p>
          </table:table-cell>
          <table:table-cell table:number-columns-repeated="8"/>
          <table:table-cell table:style-name="ce2" table:formula="of:=[.B137]" office:value-type="string" office:string-value="N143">
            <text:p>N143</text:p>
          </table:table-cell>
          <table:table-cell table:style-name="ce2" table:formula="of:=[.D137]" office:value-type="string" office:string-value="X1532.8">
            <text:p>X1532.8</text:p>
          </table:table-cell>
          <table:table-cell table:style-name="ce2" table:formula="of:=[.F137]" office:value-type="string" office:string-value="Y632.525">
            <text:p>Y632.525</text:p>
          </table:table-cell>
        </table:table-row>
        <table:table-row table:style-name="ro1">
          <table:table-cell table:formula="of:=[.A136]+1" office:value-type="float" office:value="143">
            <text:p>143</text:p>
          </table:table-cell>
          <table:table-cell table:formula="of:=&quot;N&quot;&amp;[.A137]" office:value-type="string" office:string-value="N143">
            <text:p>N143</text:p>
          </table:table-cell>
          <table:table-cell table:formula="of:=[.C136]+[.$J$4]" office:value-type="float" office:value="1532.8">
            <text:p>1532.8</text:p>
          </table:table-cell>
          <table:table-cell table:formula="of:= &quot;X&quot;&amp; [.C137]" office:value-type="string" office:string-value="X1532.8">
            <text:p>X1532.8</text:p>
          </table:table-cell>
          <table:table-cell table:formula="of:=[.E136]+[.$J$5]" office:value-type="float" office:value="632.525">
            <text:p>632.525</text:p>
          </table:table-cell>
          <table:table-cell table:formula="of:=&quot;Y&quot; &amp; [.E137]" office:value-type="string" office:string-value="Y632.525">
            <text:p>Y632.525</text:p>
          </table:table-cell>
          <table:table-cell table:number-columns-repeated="8"/>
          <table:table-cell table:style-name="ce2" table:formula="of:=[.B138]" office:value-type="string" office:string-value="N144">
            <text:p>N144</text:p>
          </table:table-cell>
          <table:table-cell table:style-name="ce2" table:formula="of:=[.D138]" office:value-type="string" office:string-value="X1536.8">
            <text:p>X1536.8</text:p>
          </table:table-cell>
          <table:table-cell table:style-name="ce2" table:formula="of:=[.F138]" office:value-type="string" office:string-value="Y635.4">
            <text:p>Y635.4</text:p>
          </table:table-cell>
        </table:table-row>
        <table:table-row table:style-name="ro1">
          <table:table-cell table:formula="of:=[.A137]+1" office:value-type="float" office:value="144">
            <text:p>144</text:p>
          </table:table-cell>
          <table:table-cell table:formula="of:=&quot;N&quot;&amp;[.A138]" office:value-type="string" office:string-value="N144">
            <text:p>N144</text:p>
          </table:table-cell>
          <table:table-cell table:formula="of:=[.C137]+[.$J$4]" office:value-type="float" office:value="1536.8">
            <text:p>1536.8</text:p>
          </table:table-cell>
          <table:table-cell table:formula="of:= &quot;X&quot;&amp; [.C138]" office:value-type="string" office:string-value="X1536.8">
            <text:p>X1536.8</text:p>
          </table:table-cell>
          <table:table-cell table:formula="of:=[.E137]+[.$J$5]" office:value-type="float" office:value="635.4">
            <text:p>635.4</text:p>
          </table:table-cell>
          <table:table-cell table:formula="of:=&quot;Y&quot; &amp; [.E138]" office:value-type="string" office:string-value="Y635.4">
            <text:p>Y635.4</text:p>
          </table:table-cell>
          <table:table-cell table:number-columns-repeated="8"/>
          <table:table-cell table:style-name="ce2" table:formula="of:=[.B139]" office:value-type="string" office:string-value="N145">
            <text:p>N145</text:p>
          </table:table-cell>
          <table:table-cell table:style-name="ce2" table:formula="of:=[.D139]" office:value-type="string" office:string-value="X1540.8">
            <text:p>X1540.8</text:p>
          </table:table-cell>
          <table:table-cell table:style-name="ce2" table:formula="of:=[.F139]" office:value-type="string" office:string-value="Y638.275">
            <text:p>Y638.275</text:p>
          </table:table-cell>
        </table:table-row>
        <table:table-row table:style-name="ro1">
          <table:table-cell table:formula="of:=[.A138]+1" office:value-type="float" office:value="145">
            <text:p>145</text:p>
          </table:table-cell>
          <table:table-cell table:formula="of:=&quot;N&quot;&amp;[.A139]" office:value-type="string" office:string-value="N145">
            <text:p>N145</text:p>
          </table:table-cell>
          <table:table-cell table:formula="of:=[.C138]+[.$J$4]" office:value-type="float" office:value="1540.8">
            <text:p>1540.8</text:p>
          </table:table-cell>
          <table:table-cell table:formula="of:= &quot;X&quot;&amp; [.C139]" office:value-type="string" office:string-value="X1540.8">
            <text:p>X1540.8</text:p>
          </table:table-cell>
          <table:table-cell table:formula="of:=[.E138]+[.$J$5]" office:value-type="float" office:value="638.275">
            <text:p>638.275</text:p>
          </table:table-cell>
          <table:table-cell table:formula="of:=&quot;Y&quot; &amp; [.E139]" office:value-type="string" office:string-value="Y638.275">
            <text:p>Y638.275</text:p>
          </table:table-cell>
          <table:table-cell table:number-columns-repeated="8"/>
          <table:table-cell table:style-name="ce2" table:formula="of:=[.B140]" office:value-type="string" office:string-value="N146">
            <text:p>N146</text:p>
          </table:table-cell>
          <table:table-cell table:style-name="ce2" table:formula="of:=[.D140]" office:value-type="string" office:string-value="X1544.8">
            <text:p>X1544.8</text:p>
          </table:table-cell>
          <table:table-cell table:style-name="ce2" table:formula="of:=[.F140]" office:value-type="string" office:string-value="Y641.15">
            <text:p>Y641.15</text:p>
          </table:table-cell>
        </table:table-row>
        <table:table-row table:style-name="ro1">
          <table:table-cell table:formula="of:=[.A139]+1" office:value-type="float" office:value="146">
            <text:p>146</text:p>
          </table:table-cell>
          <table:table-cell table:formula="of:=&quot;N&quot;&amp;[.A140]" office:value-type="string" office:string-value="N146">
            <text:p>N146</text:p>
          </table:table-cell>
          <table:table-cell table:formula="of:=[.C139]+[.$J$4]" office:value-type="float" office:value="1544.8">
            <text:p>1544.8</text:p>
          </table:table-cell>
          <table:table-cell table:formula="of:= &quot;X&quot;&amp; [.C140]" office:value-type="string" office:string-value="X1544.8">
            <text:p>X1544.8</text:p>
          </table:table-cell>
          <table:table-cell table:formula="of:=[.E139]+[.$J$5]" office:value-type="float" office:value="641.15">
            <text:p>641.15</text:p>
          </table:table-cell>
          <table:table-cell table:formula="of:=&quot;Y&quot; &amp; [.E140]" office:value-type="string" office:string-value="Y641.15">
            <text:p>Y641.15</text:p>
          </table:table-cell>
          <table:table-cell table:number-columns-repeated="8"/>
          <table:table-cell table:style-name="ce2" table:formula="of:=[.B141]" office:value-type="string" office:string-value="N147">
            <text:p>N147</text:p>
          </table:table-cell>
          <table:table-cell table:style-name="ce2" table:formula="of:=[.D141]" office:value-type="string" office:string-value="X1548.8">
            <text:p>X1548.8</text:p>
          </table:table-cell>
          <table:table-cell table:style-name="ce2" table:formula="of:=[.F141]" office:value-type="string" office:string-value="Y644.025">
            <text:p>Y644.025</text:p>
          </table:table-cell>
        </table:table-row>
        <table:table-row table:style-name="ro1">
          <table:table-cell table:formula="of:=[.A140]+1" office:value-type="float" office:value="147">
            <text:p>147</text:p>
          </table:table-cell>
          <table:table-cell table:formula="of:=&quot;N&quot;&amp;[.A141]" office:value-type="string" office:string-value="N147">
            <text:p>N147</text:p>
          </table:table-cell>
          <table:table-cell table:formula="of:=[.C140]+[.$J$4]" office:value-type="float" office:value="1548.8">
            <text:p>1548.8</text:p>
          </table:table-cell>
          <table:table-cell table:formula="of:= &quot;X&quot;&amp; [.C141]" office:value-type="string" office:string-value="X1548.8">
            <text:p>X1548.8</text:p>
          </table:table-cell>
          <table:table-cell table:formula="of:=[.E140]+[.$J$5]" office:value-type="float" office:value="644.025">
            <text:p>644.025</text:p>
          </table:table-cell>
          <table:table-cell table:formula="of:=&quot;Y&quot; &amp; [.E141]" office:value-type="string" office:string-value="Y644.025">
            <text:p>Y644.025</text:p>
          </table:table-cell>
          <table:table-cell table:number-columns-repeated="8"/>
          <table:table-cell table:style-name="ce2" table:formula="of:=[.B142]" office:value-type="string" office:string-value="N148">
            <text:p>N148</text:p>
          </table:table-cell>
          <table:table-cell table:style-name="ce2" table:formula="of:=[.D142]" office:value-type="string" office:string-value="X1552.8">
            <text:p>X1552.8</text:p>
          </table:table-cell>
          <table:table-cell table:style-name="ce2" table:formula="of:=[.F142]" office:value-type="string" office:string-value="Y646.9">
            <text:p>Y646.9</text:p>
          </table:table-cell>
        </table:table-row>
        <table:table-row table:style-name="ro1">
          <table:table-cell table:formula="of:=[.A141]+1" office:value-type="float" office:value="148">
            <text:p>148</text:p>
          </table:table-cell>
          <table:table-cell table:formula="of:=&quot;N&quot;&amp;[.A142]" office:value-type="string" office:string-value="N148">
            <text:p>N14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2]" office:value-type="string" office:string-value="X1552.8">
            <text:p>X1552.8</text:p>
          </table:table-cell>
          <table:table-cell table:formula="of:=[.E141]+[.$J$5]" office:value-type="float" office:value="646.9">
            <text:p>646.9</text:p>
          </table:table-cell>
          <table:table-cell table:formula="of:=&quot;Y&quot; &amp; [.E142]" office:value-type="string" office:string-value="Y646.9">
            <text:p>Y646.9</text:p>
          </table:table-cell>
          <table:table-cell table:number-columns-repeated="8"/>
          <table:table-cell table:style-name="ce2" table:formula="of:=[.B143]" office:value-type="string" office:string-value="N149">
            <text:p>N149</text:p>
          </table:table-cell>
          <table:table-cell table:style-name="ce2" table:formula="of:=[.D143]" office:value-type="string" office:string-value="X1552.8">
            <text:p>X1552.8</text:p>
          </table:table-cell>
          <table:table-cell table:style-name="ce2" table:formula="of:=[.F143]" office:value-type="string" office:string-value="Y652.65">
            <text:p>Y652.65</text:p>
          </table:table-cell>
        </table:table-row>
        <table:table-row table:style-name="ro1">
          <table:table-cell table:formula="of:=[.A142]+1" office:value-type="float" office:value="149">
            <text:p>149</text:p>
          </table:table-cell>
          <table:table-cell table:formula="of:=&quot;N&quot;&amp;[.A143]" office:value-type="string" office:string-value="N149">
            <text:p>N14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3]" office:value-type="string" office:string-value="X1552.8">
            <text:p>X1552.8</text:p>
          </table:table-cell>
          <table:table-cell table:formula="of:=[.E142]+[.$J$6]" office:value-type="float" office:value="652.65">
            <text:p>652.65</text:p>
          </table:table-cell>
          <table:table-cell table:formula="of:=&quot;Y&quot; &amp; [.E143]" office:value-type="string" office:string-value="Y652.65">
            <text:p>Y652.65</text:p>
          </table:table-cell>
          <table:table-cell table:number-columns-repeated="8"/>
          <table:table-cell table:style-name="ce2" table:formula="of:=[.B144]" office:value-type="string" office:string-value="N150">
            <text:p>N150</text:p>
          </table:table-cell>
          <table:table-cell table:style-name="ce2" table:formula="of:=[.D144]" office:value-type="string" office:string-value="X1552.8">
            <text:p>X1552.8</text:p>
          </table:table-cell>
          <table:table-cell table:style-name="ce2" table:formula="of:=[.F144]" office:value-type="string" office:string-value="Y658.4">
            <text:p>Y658.4</text:p>
          </table:table-cell>
        </table:table-row>
        <table:table-row table:style-name="ro1">
          <table:table-cell table:formula="of:=[.A143]+1" office:value-type="float" office:value="150">
            <text:p>150</text:p>
          </table:table-cell>
          <table:table-cell table:formula="of:=&quot;N&quot;&amp;[.A144]" office:value-type="string" office:string-value="N150">
            <text:p>N15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4]" office:value-type="string" office:string-value="X1552.8">
            <text:p>X1552.8</text:p>
          </table:table-cell>
          <table:table-cell table:formula="of:=[.E143]+[.$J$6]" office:value-type="float" office:value="658.4">
            <text:p>658.4</text:p>
          </table:table-cell>
          <table:table-cell table:formula="of:=&quot;Y&quot; &amp; [.E144]" office:value-type="string" office:string-value="Y658.4">
            <text:p>Y658.4</text:p>
          </table:table-cell>
          <table:table-cell table:number-columns-repeated="8"/>
          <table:table-cell table:style-name="ce2" table:formula="of:=[.B145]" office:value-type="string" office:string-value="N151">
            <text:p>N151</text:p>
          </table:table-cell>
          <table:table-cell table:style-name="ce2" table:formula="of:=[.D145]" office:value-type="string" office:string-value="X1552.8">
            <text:p>X1552.8</text:p>
          </table:table-cell>
          <table:table-cell table:style-name="ce2" table:formula="of:=[.F145]" office:value-type="string" office:string-value="Y664.15">
            <text:p>Y664.15</text:p>
          </table:table-cell>
        </table:table-row>
        <table:table-row table:style-name="ro1">
          <table:table-cell table:formula="of:=[.A144]+1" office:value-type="float" office:value="151">
            <text:p>151</text:p>
          </table:table-cell>
          <table:table-cell table:formula="of:=&quot;N&quot;&amp;[.A145]" office:value-type="string" office:string-value="N151">
            <text:p>N15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5]" office:value-type="string" office:string-value="X1552.8">
            <text:p>X1552.8</text:p>
          </table:table-cell>
          <table:table-cell table:formula="of:=[.E144]+[.$J$6]" office:value-type="float" office:value="664.15">
            <text:p>664.15</text:p>
          </table:table-cell>
          <table:table-cell table:formula="of:=&quot;Y&quot; &amp; [.E145]" office:value-type="string" office:string-value="Y664.15">
            <text:p>Y664.15</text:p>
          </table:table-cell>
          <table:table-cell table:number-columns-repeated="8"/>
          <table:table-cell table:style-name="ce2" table:formula="of:=[.B146]" office:value-type="string" office:string-value="N152">
            <text:p>N152</text:p>
          </table:table-cell>
          <table:table-cell table:style-name="ce2" table:formula="of:=[.D146]" office:value-type="string" office:string-value="X1552.8">
            <text:p>X1552.8</text:p>
          </table:table-cell>
          <table:table-cell table:style-name="ce2" table:formula="of:=[.F146]" office:value-type="string" office:string-value="Y669.9">
            <text:p>Y669.9</text:p>
          </table:table-cell>
        </table:table-row>
        <table:table-row table:style-name="ro1">
          <table:table-cell table:formula="of:=[.A145]+1" office:value-type="float" office:value="152">
            <text:p>152</text:p>
          </table:table-cell>
          <table:table-cell table:formula="of:=&quot;N&quot;&amp;[.A146]" office:value-type="string" office:string-value="N152">
            <text:p>N15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6]" office:value-type="string" office:string-value="X1552.8">
            <text:p>X1552.8</text:p>
          </table:table-cell>
          <table:table-cell table:formula="of:=[.E145]+[.$J$6]" office:value-type="float" office:value="669.9">
            <text:p>669.9</text:p>
          </table:table-cell>
          <table:table-cell table:formula="of:=&quot;Y&quot; &amp; [.E146]" office:value-type="string" office:string-value="Y669.9">
            <text:p>Y669.9</text:p>
          </table:table-cell>
          <table:table-cell table:number-columns-repeated="8"/>
          <table:table-cell table:style-name="ce2" table:formula="of:=[.B147]" office:value-type="string" office:string-value="N153">
            <text:p>N153</text:p>
          </table:table-cell>
          <table:table-cell table:style-name="ce2" table:formula="of:=[.D147]" office:value-type="string" office:string-value="X1552.8">
            <text:p>X1552.8</text:p>
          </table:table-cell>
          <table:table-cell table:style-name="ce2" table:formula="of:=[.F147]" office:value-type="string" office:string-value="Y675.65">
            <text:p>Y675.65</text:p>
          </table:table-cell>
        </table:table-row>
        <table:table-row table:style-name="ro1">
          <table:table-cell table:formula="of:=[.A146]+1" office:value-type="float" office:value="153">
            <text:p>153</text:p>
          </table:table-cell>
          <table:table-cell table:formula="of:=&quot;N&quot;&amp;[.A147]" office:value-type="string" office:string-value="N153">
            <text:p>N15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7]" office:value-type="string" office:string-value="X1552.8">
            <text:p>X1552.8</text:p>
          </table:table-cell>
          <table:table-cell table:formula="of:=[.E146]+[.$J$6]" office:value-type="float" office:value="675.65">
            <text:p>675.65</text:p>
          </table:table-cell>
          <table:table-cell table:formula="of:=&quot;Y&quot; &amp; [.E147]" office:value-type="string" office:string-value="Y675.65">
            <text:p>Y675.65</text:p>
          </table:table-cell>
          <table:table-cell table:number-columns-repeated="8"/>
          <table:table-cell table:style-name="ce2" table:formula="of:=[.B148]" office:value-type="string" office:string-value="N154">
            <text:p>N154</text:p>
          </table:table-cell>
          <table:table-cell table:style-name="ce2" table:formula="of:=[.D148]" office:value-type="string" office:string-value="X1552.8">
            <text:p>X1552.8</text:p>
          </table:table-cell>
          <table:table-cell table:style-name="ce2" table:formula="of:=[.F148]" office:value-type="string" office:string-value="Y681.4">
            <text:p>Y681.4</text:p>
          </table:table-cell>
        </table:table-row>
        <table:table-row table:style-name="ro1">
          <table:table-cell table:formula="of:=[.A147]+1" office:value-type="float" office:value="154">
            <text:p>154</text:p>
          </table:table-cell>
          <table:table-cell table:formula="of:=&quot;N&quot;&amp;[.A148]" office:value-type="string" office:string-value="N154">
            <text:p>N15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8]" office:value-type="string" office:string-value="X1552.8">
            <text:p>X1552.8</text:p>
          </table:table-cell>
          <table:table-cell table:formula="of:=[.E147]+[.$J$6]" office:value-type="float" office:value="681.4">
            <text:p>681.4</text:p>
          </table:table-cell>
          <table:table-cell table:formula="of:=&quot;Y&quot; &amp; [.E148]" office:value-type="string" office:string-value="Y681.4">
            <text:p>Y681.4</text:p>
          </table:table-cell>
          <table:table-cell table:number-columns-repeated="8"/>
          <table:table-cell table:style-name="ce2" table:formula="of:=[.B149]" office:value-type="string" office:string-value="N155">
            <text:p>N155</text:p>
          </table:table-cell>
          <table:table-cell table:style-name="ce2" table:formula="of:=[.D149]" office:value-type="string" office:string-value="X1552.8">
            <text:p>X1552.8</text:p>
          </table:table-cell>
          <table:table-cell table:style-name="ce2" table:formula="of:=[.F149]" office:value-type="string" office:string-value="Y687.15">
            <text:p>Y687.15</text:p>
          </table:table-cell>
        </table:table-row>
        <table:table-row table:style-name="ro1">
          <table:table-cell table:formula="of:=[.A148]+1" office:value-type="float" office:value="155">
            <text:p>155</text:p>
          </table:table-cell>
          <table:table-cell table:formula="of:=&quot;N&quot;&amp;[.A149]" office:value-type="string" office:string-value="N155">
            <text:p>N15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49]" office:value-type="string" office:string-value="X1552.8">
            <text:p>X1552.8</text:p>
          </table:table-cell>
          <table:table-cell table:formula="of:=[.E148]+[.$J$6]" office:value-type="float" office:value="687.15">
            <text:p>687.15</text:p>
          </table:table-cell>
          <table:table-cell table:formula="of:=&quot;Y&quot; &amp; [.E149]" office:value-type="string" office:string-value="Y687.15">
            <text:p>Y687.15</text:p>
          </table:table-cell>
          <table:table-cell table:number-columns-repeated="8"/>
          <table:table-cell table:style-name="ce2" table:formula="of:=[.B150]" office:value-type="string" office:string-value="N156">
            <text:p>N156</text:p>
          </table:table-cell>
          <table:table-cell table:style-name="ce2" table:formula="of:=[.D150]" office:value-type="string" office:string-value="X1552.8">
            <text:p>X1552.8</text:p>
          </table:table-cell>
          <table:table-cell table:style-name="ce2" table:formula="of:=[.F150]" office:value-type="string" office:string-value="Y692.9">
            <text:p>Y692.9</text:p>
          </table:table-cell>
        </table:table-row>
        <table:table-row table:style-name="ro1">
          <table:table-cell table:formula="of:=[.A149]+1" office:value-type="float" office:value="156">
            <text:p>156</text:p>
          </table:table-cell>
          <table:table-cell table:formula="of:=&quot;N&quot;&amp;[.A150]" office:value-type="string" office:string-value="N156">
            <text:p>N15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0]" office:value-type="string" office:string-value="X1552.8">
            <text:p>X1552.8</text:p>
          </table:table-cell>
          <table:table-cell table:formula="of:=[.E149]+[.$J$6]" office:value-type="float" office:value="692.9">
            <text:p>692.9</text:p>
          </table:table-cell>
          <table:table-cell table:formula="of:=&quot;Y&quot; &amp; [.E150]" office:value-type="string" office:string-value="Y692.9">
            <text:p>Y692.9</text:p>
          </table:table-cell>
          <table:table-cell table:number-columns-repeated="8"/>
          <table:table-cell table:style-name="ce2" table:formula="of:=[.B151]" office:value-type="string" office:string-value="N157">
            <text:p>N157</text:p>
          </table:table-cell>
          <table:table-cell table:style-name="ce2" table:formula="of:=[.D151]" office:value-type="string" office:string-value="X1552.8">
            <text:p>X1552.8</text:p>
          </table:table-cell>
          <table:table-cell table:style-name="ce2" table:formula="of:=[.F151]" office:value-type="string" office:string-value="Y698.65">
            <text:p>Y698.65</text:p>
          </table:table-cell>
        </table:table-row>
        <table:table-row table:style-name="ro1">
          <table:table-cell table:formula="of:=[.A150]+1" office:value-type="float" office:value="157">
            <text:p>157</text:p>
          </table:table-cell>
          <table:table-cell table:formula="of:=&quot;N&quot;&amp;[.A151]" office:value-type="string" office:string-value="N157">
            <text:p>N15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1]" office:value-type="string" office:string-value="X1552.8">
            <text:p>X1552.8</text:p>
          </table:table-cell>
          <table:table-cell table:formula="of:=[.E150]+[.$J$6]" office:value-type="float" office:value="698.65">
            <text:p>698.65</text:p>
          </table:table-cell>
          <table:table-cell table:formula="of:=&quot;Y&quot; &amp; [.E151]" office:value-type="string" office:string-value="Y698.65">
            <text:p>Y698.65</text:p>
          </table:table-cell>
          <table:table-cell table:number-columns-repeated="8"/>
          <table:table-cell table:style-name="ce2" table:formula="of:=[.B152]" office:value-type="string" office:string-value="N158">
            <text:p>N158</text:p>
          </table:table-cell>
          <table:table-cell table:style-name="ce2" table:formula="of:=[.D152]" office:value-type="string" office:string-value="X1552.8">
            <text:p>X1552.8</text:p>
          </table:table-cell>
          <table:table-cell table:style-name="ce2" table:formula="of:=[.F152]" office:value-type="string" office:string-value="Y704.4">
            <text:p>Y704.4</text:p>
          </table:table-cell>
        </table:table-row>
        <table:table-row table:style-name="ro1">
          <table:table-cell table:formula="of:=[.A151]+1" office:value-type="float" office:value="158">
            <text:p>158</text:p>
          </table:table-cell>
          <table:table-cell table:formula="of:=&quot;N&quot;&amp;[.A152]" office:value-type="string" office:string-value="N158">
            <text:p>N15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2]" office:value-type="string" office:string-value="X1552.8">
            <text:p>X1552.8</text:p>
          </table:table-cell>
          <table:table-cell table:formula="of:=[.E151]+[.$J$6]" office:value-type="float" office:value="704.4">
            <text:p>704.4</text:p>
          </table:table-cell>
          <table:table-cell table:formula="of:=&quot;Y&quot; &amp; [.E152]" office:value-type="string" office:string-value="Y704.4">
            <text:p>Y704.4</text:p>
          </table:table-cell>
          <table:table-cell table:number-columns-repeated="8"/>
          <table:table-cell table:style-name="ce2" table:formula="of:=[.B153]" office:value-type="string" office:string-value="N159">
            <text:p>N159</text:p>
          </table:table-cell>
          <table:table-cell table:style-name="ce2" table:formula="of:=[.D153]" office:value-type="string" office:string-value="X1552.8">
            <text:p>X1552.8</text:p>
          </table:table-cell>
          <table:table-cell table:style-name="ce2" table:formula="of:=[.F153]" office:value-type="string" office:string-value="Y710.15">
            <text:p>Y710.15</text:p>
          </table:table-cell>
        </table:table-row>
        <table:table-row table:style-name="ro1">
          <table:table-cell table:formula="of:=[.A152]+1" office:value-type="float" office:value="159">
            <text:p>159</text:p>
          </table:table-cell>
          <table:table-cell table:formula="of:=&quot;N&quot;&amp;[.A153]" office:value-type="string" office:string-value="N159">
            <text:p>N15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3]" office:value-type="string" office:string-value="X1552.8">
            <text:p>X1552.8</text:p>
          </table:table-cell>
          <table:table-cell table:formula="of:=[.E152]+[.$J$6]" office:value-type="float" office:value="710.15">
            <text:p>710.15</text:p>
          </table:table-cell>
          <table:table-cell table:formula="of:=&quot;Y&quot; &amp; [.E153]" office:value-type="string" office:string-value="Y710.15">
            <text:p>Y710.15</text:p>
          </table:table-cell>
          <table:table-cell table:number-columns-repeated="8"/>
          <table:table-cell table:style-name="ce2" table:formula="of:=[.B154]" office:value-type="string" office:string-value="N160">
            <text:p>N160</text:p>
          </table:table-cell>
          <table:table-cell table:style-name="ce2" table:formula="of:=[.D154]" office:value-type="string" office:string-value="X1552.8">
            <text:p>X1552.8</text:p>
          </table:table-cell>
          <table:table-cell table:style-name="ce2" table:formula="of:=[.F154]" office:value-type="string" office:string-value="Y715.9">
            <text:p>Y715.9</text:p>
          </table:table-cell>
        </table:table-row>
        <table:table-row table:style-name="ro1">
          <table:table-cell table:formula="of:=[.A153]+1" office:value-type="float" office:value="160">
            <text:p>160</text:p>
          </table:table-cell>
          <table:table-cell table:formula="of:=&quot;N&quot;&amp;[.A154]" office:value-type="string" office:string-value="N160">
            <text:p>N16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4]" office:value-type="string" office:string-value="X1552.8">
            <text:p>X1552.8</text:p>
          </table:table-cell>
          <table:table-cell table:formula="of:=[.E153]+[.$J$6]" office:value-type="float" office:value="715.9">
            <text:p>715.9</text:p>
          </table:table-cell>
          <table:table-cell table:formula="of:=&quot;Y&quot; &amp; [.E154]" office:value-type="string" office:string-value="Y715.9">
            <text:p>Y715.9</text:p>
          </table:table-cell>
          <table:table-cell table:number-columns-repeated="8"/>
          <table:table-cell table:style-name="ce2" table:formula="of:=[.B155]" office:value-type="string" office:string-value="N161">
            <text:p>N161</text:p>
          </table:table-cell>
          <table:table-cell table:style-name="ce2" table:formula="of:=[.D155]" office:value-type="string" office:string-value="X1552.8">
            <text:p>X1552.8</text:p>
          </table:table-cell>
          <table:table-cell table:style-name="ce2" table:formula="of:=[.F155]" office:value-type="string" office:string-value="Y721.65">
            <text:p>Y721.65</text:p>
          </table:table-cell>
        </table:table-row>
        <table:table-row table:style-name="ro1">
          <table:table-cell table:formula="of:=[.A154]+1" office:value-type="float" office:value="161">
            <text:p>161</text:p>
          </table:table-cell>
          <table:table-cell table:formula="of:=&quot;N&quot;&amp;[.A155]" office:value-type="string" office:string-value="N161">
            <text:p>N16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5]" office:value-type="string" office:string-value="X1552.8">
            <text:p>X1552.8</text:p>
          </table:table-cell>
          <table:table-cell table:formula="of:=[.E154]+[.$J$6]" office:value-type="float" office:value="721.65">
            <text:p>721.65</text:p>
          </table:table-cell>
          <table:table-cell table:formula="of:=&quot;Y&quot; &amp; [.E155]" office:value-type="string" office:string-value="Y721.65">
            <text:p>Y721.65</text:p>
          </table:table-cell>
          <table:table-cell table:number-columns-repeated="8"/>
          <table:table-cell table:style-name="ce2" table:formula="of:=[.B156]" office:value-type="string" office:string-value="N162">
            <text:p>N162</text:p>
          </table:table-cell>
          <table:table-cell table:style-name="ce2" table:formula="of:=[.D156]" office:value-type="string" office:string-value="X1552.8">
            <text:p>X1552.8</text:p>
          </table:table-cell>
          <table:table-cell table:style-name="ce2" table:formula="of:=[.F156]" office:value-type="string" office:string-value="Y727.4">
            <text:p>Y727.4</text:p>
          </table:table-cell>
        </table:table-row>
        <table:table-row table:style-name="ro1">
          <table:table-cell table:formula="of:=[.A155]+1" office:value-type="float" office:value="162">
            <text:p>162</text:p>
          </table:table-cell>
          <table:table-cell table:formula="of:=&quot;N&quot;&amp;[.A156]" office:value-type="string" office:string-value="N162">
            <text:p>N16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6]" office:value-type="string" office:string-value="X1552.8">
            <text:p>X1552.8</text:p>
          </table:table-cell>
          <table:table-cell table:formula="of:=[.E155]+[.$J$6]" office:value-type="float" office:value="727.4">
            <text:p>727.4</text:p>
          </table:table-cell>
          <table:table-cell table:formula="of:=&quot;Y&quot; &amp; [.E156]" office:value-type="string" office:string-value="Y727.4">
            <text:p>Y727.4</text:p>
          </table:table-cell>
          <table:table-cell table:number-columns-repeated="8"/>
          <table:table-cell table:style-name="ce2" table:formula="of:=[.B157]" office:value-type="string" office:string-value="N163">
            <text:p>N163</text:p>
          </table:table-cell>
          <table:table-cell table:style-name="ce2" table:formula="of:=[.D157]" office:value-type="string" office:string-value="X1552.8">
            <text:p>X1552.8</text:p>
          </table:table-cell>
          <table:table-cell table:style-name="ce2" table:formula="of:=[.F157]" office:value-type="string" office:string-value="Y733.15">
            <text:p>Y733.15</text:p>
          </table:table-cell>
        </table:table-row>
        <table:table-row table:style-name="ro1">
          <table:table-cell table:formula="of:=[.A156]+1" office:value-type="float" office:value="163">
            <text:p>163</text:p>
          </table:table-cell>
          <table:table-cell table:formula="of:=&quot;N&quot;&amp;[.A157]" office:value-type="string" office:string-value="N163">
            <text:p>N16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7]" office:value-type="string" office:string-value="X1552.8">
            <text:p>X1552.8</text:p>
          </table:table-cell>
          <table:table-cell table:formula="of:=[.E156]+[.$J$6]" office:value-type="float" office:value="733.15">
            <text:p>733.15</text:p>
          </table:table-cell>
          <table:table-cell table:formula="of:=&quot;Y&quot; &amp; [.E157]" office:value-type="string" office:string-value="Y733.15">
            <text:p>Y733.15</text:p>
          </table:table-cell>
          <table:table-cell table:number-columns-repeated="8"/>
          <table:table-cell table:style-name="ce2" table:formula="of:=[.B158]" office:value-type="string" office:string-value="N164">
            <text:p>N164</text:p>
          </table:table-cell>
          <table:table-cell table:style-name="ce2" table:formula="of:=[.D158]" office:value-type="string" office:string-value="X1552.8">
            <text:p>X1552.8</text:p>
          </table:table-cell>
          <table:table-cell table:style-name="ce2" table:formula="of:=[.F158]" office:value-type="string" office:string-value="Y738.9">
            <text:p>Y738.9</text:p>
          </table:table-cell>
        </table:table-row>
        <table:table-row table:style-name="ro1">
          <table:table-cell table:formula="of:=[.A157]+1" office:value-type="float" office:value="164">
            <text:p>164</text:p>
          </table:table-cell>
          <table:table-cell table:formula="of:=&quot;N&quot;&amp;[.A158]" office:value-type="string" office:string-value="N164">
            <text:p>N16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8]" office:value-type="string" office:string-value="X1552.8">
            <text:p>X1552.8</text:p>
          </table:table-cell>
          <table:table-cell table:formula="of:=[.E157]+[.$J$6]" office:value-type="float" office:value="738.9">
            <text:p>738.9</text:p>
          </table:table-cell>
          <table:table-cell table:formula="of:=&quot;Y&quot; &amp; [.E158]" office:value-type="string" office:string-value="Y738.9">
            <text:p>Y738.9</text:p>
          </table:table-cell>
          <table:table-cell table:number-columns-repeated="8"/>
          <table:table-cell table:style-name="ce2" table:formula="of:=[.B159]" office:value-type="string" office:string-value="N165">
            <text:p>N165</text:p>
          </table:table-cell>
          <table:table-cell table:style-name="ce2" table:formula="of:=[.D159]" office:value-type="string" office:string-value="X1552.8">
            <text:p>X1552.8</text:p>
          </table:table-cell>
          <table:table-cell table:style-name="ce2" table:formula="of:=[.F159]" office:value-type="string" office:string-value="Y744.65">
            <text:p>Y744.65</text:p>
          </table:table-cell>
        </table:table-row>
        <table:table-row table:style-name="ro1">
          <table:table-cell table:formula="of:=[.A158]+1" office:value-type="float" office:value="165">
            <text:p>165</text:p>
          </table:table-cell>
          <table:table-cell table:formula="of:=&quot;N&quot;&amp;[.A159]" office:value-type="string" office:string-value="N165">
            <text:p>N16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59]" office:value-type="string" office:string-value="X1552.8">
            <text:p>X1552.8</text:p>
          </table:table-cell>
          <table:table-cell table:formula="of:=[.E158]+[.$J$6]" office:value-type="float" office:value="744.65">
            <text:p>744.65</text:p>
          </table:table-cell>
          <table:table-cell table:formula="of:=&quot;Y&quot; &amp; [.E159]" office:value-type="string" office:string-value="Y744.65">
            <text:p>Y744.65</text:p>
          </table:table-cell>
          <table:table-cell table:number-columns-repeated="8"/>
          <table:table-cell table:style-name="ce2" table:formula="of:=[.B160]" office:value-type="string" office:string-value="N166">
            <text:p>N166</text:p>
          </table:table-cell>
          <table:table-cell table:style-name="ce2" table:formula="of:=[.D160]" office:value-type="string" office:string-value="X1552.8">
            <text:p>X1552.8</text:p>
          </table:table-cell>
          <table:table-cell table:style-name="ce2" table:formula="of:=[.F160]" office:value-type="string" office:string-value="Y750.4">
            <text:p>Y750.4</text:p>
          </table:table-cell>
        </table:table-row>
        <table:table-row table:style-name="ro1">
          <table:table-cell table:formula="of:=[.A159]+1" office:value-type="float" office:value="166">
            <text:p>166</text:p>
          </table:table-cell>
          <table:table-cell table:formula="of:=&quot;N&quot;&amp;[.A160]" office:value-type="string" office:string-value="N166">
            <text:p>N16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0]" office:value-type="string" office:string-value="X1552.8">
            <text:p>X1552.8</text:p>
          </table:table-cell>
          <table:table-cell table:formula="of:=[.E159]+[.$J$6]" office:value-type="float" office:value="750.4">
            <text:p>750.4</text:p>
          </table:table-cell>
          <table:table-cell table:formula="of:=&quot;Y&quot; &amp; [.E160]" office:value-type="string" office:string-value="Y750.4">
            <text:p>Y750.4</text:p>
          </table:table-cell>
          <table:table-cell table:number-columns-repeated="8"/>
          <table:table-cell table:style-name="ce2" table:formula="of:=[.B161]" office:value-type="string" office:string-value="N167">
            <text:p>N167</text:p>
          </table:table-cell>
          <table:table-cell table:style-name="ce2" table:formula="of:=[.D161]" office:value-type="string" office:string-value="X1552.8">
            <text:p>X1552.8</text:p>
          </table:table-cell>
          <table:table-cell table:style-name="ce2" table:formula="of:=[.F161]" office:value-type="string" office:string-value="Y756.15">
            <text:p>Y756.15</text:p>
          </table:table-cell>
        </table:table-row>
        <table:table-row table:style-name="ro1">
          <table:table-cell table:formula="of:=[.A160]+1" office:value-type="float" office:value="167">
            <text:p>167</text:p>
          </table:table-cell>
          <table:table-cell table:formula="of:=&quot;N&quot;&amp;[.A161]" office:value-type="string" office:string-value="N167">
            <text:p>N16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1]" office:value-type="string" office:string-value="X1552.8">
            <text:p>X1552.8</text:p>
          </table:table-cell>
          <table:table-cell table:formula="of:=[.E160]+[.$J$6]" office:value-type="float" office:value="756.15">
            <text:p>756.15</text:p>
          </table:table-cell>
          <table:table-cell table:formula="of:=&quot;Y&quot; &amp; [.E161]" office:value-type="string" office:string-value="Y756.15">
            <text:p>Y756.15</text:p>
          </table:table-cell>
          <table:table-cell table:number-columns-repeated="8"/>
          <table:table-cell table:style-name="ce2" table:formula="of:=[.B162]" office:value-type="string" office:string-value="N168">
            <text:p>N168</text:p>
          </table:table-cell>
          <table:table-cell table:style-name="ce2" table:formula="of:=[.D162]" office:value-type="string" office:string-value="X1552.8">
            <text:p>X1552.8</text:p>
          </table:table-cell>
          <table:table-cell table:style-name="ce2" table:formula="of:=[.F162]" office:value-type="string" office:string-value="Y761.9">
            <text:p>Y761.9</text:p>
          </table:table-cell>
        </table:table-row>
        <table:table-row table:style-name="ro1">
          <table:table-cell table:formula="of:=[.A161]+1" office:value-type="float" office:value="168">
            <text:p>168</text:p>
          </table:table-cell>
          <table:table-cell table:formula="of:=&quot;N&quot;&amp;[.A162]" office:value-type="string" office:string-value="N168">
            <text:p>N16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2]" office:value-type="string" office:string-value="X1552.8">
            <text:p>X1552.8</text:p>
          </table:table-cell>
          <table:table-cell table:formula="of:=[.E161]+[.$J$6]" office:value-type="float" office:value="761.9">
            <text:p>761.9</text:p>
          </table:table-cell>
          <table:table-cell table:formula="of:=&quot;Y&quot; &amp; [.E162]" office:value-type="string" office:string-value="Y761.9">
            <text:p>Y761.9</text:p>
          </table:table-cell>
          <table:table-cell table:number-columns-repeated="8"/>
          <table:table-cell table:style-name="ce2" table:formula="of:=[.B163]" office:value-type="string" office:string-value="N169">
            <text:p>N169</text:p>
          </table:table-cell>
          <table:table-cell table:style-name="ce2" table:formula="of:=[.D163]" office:value-type="string" office:string-value="X1552.8">
            <text:p>X1552.8</text:p>
          </table:table-cell>
          <table:table-cell table:style-name="ce2" table:formula="of:=[.F163]" office:value-type="string" office:string-value="Y767.65">
            <text:p>Y767.65</text:p>
          </table:table-cell>
        </table:table-row>
        <table:table-row table:style-name="ro1">
          <table:table-cell table:formula="of:=[.A162]+1" office:value-type="float" office:value="169">
            <text:p>169</text:p>
          </table:table-cell>
          <table:table-cell table:formula="of:=&quot;N&quot;&amp;[.A163]" office:value-type="string" office:string-value="N169">
            <text:p>N16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3]" office:value-type="string" office:string-value="X1552.8">
            <text:p>X1552.8</text:p>
          </table:table-cell>
          <table:table-cell table:formula="of:=[.E162]+[.$J$6]" office:value-type="float" office:value="767.65">
            <text:p>767.65</text:p>
          </table:table-cell>
          <table:table-cell table:formula="of:=&quot;Y&quot; &amp; [.E163]" office:value-type="string" office:string-value="Y767.65">
            <text:p>Y767.65</text:p>
          </table:table-cell>
          <table:table-cell table:number-columns-repeated="8"/>
          <table:table-cell table:style-name="ce2" table:formula="of:=[.B164]" office:value-type="string" office:string-value="N170">
            <text:p>N170</text:p>
          </table:table-cell>
          <table:table-cell table:style-name="ce2" table:formula="of:=[.D164]" office:value-type="string" office:string-value="X1552.8">
            <text:p>X1552.8</text:p>
          </table:table-cell>
          <table:table-cell table:style-name="ce2" table:formula="of:=[.F164]" office:value-type="string" office:string-value="Y773.4">
            <text:p>Y773.4</text:p>
          </table:table-cell>
        </table:table-row>
        <table:table-row table:style-name="ro1">
          <table:table-cell table:formula="of:=[.A163]+1" office:value-type="float" office:value="170">
            <text:p>170</text:p>
          </table:table-cell>
          <table:table-cell table:formula="of:=&quot;N&quot;&amp;[.A164]" office:value-type="string" office:string-value="N170">
            <text:p>N17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4]" office:value-type="string" office:string-value="X1552.8">
            <text:p>X1552.8</text:p>
          </table:table-cell>
          <table:table-cell table:formula="of:=[.E163]+[.$J$6]" office:value-type="float" office:value="773.4">
            <text:p>773.4</text:p>
          </table:table-cell>
          <table:table-cell table:formula="of:=&quot;Y&quot; &amp; [.E164]" office:value-type="string" office:string-value="Y773.4">
            <text:p>Y773.4</text:p>
          </table:table-cell>
          <table:table-cell table:number-columns-repeated="8"/>
          <table:table-cell table:style-name="ce2" table:formula="of:=[.B165]" office:value-type="string" office:string-value="N171">
            <text:p>N171</text:p>
          </table:table-cell>
          <table:table-cell table:style-name="ce2" table:formula="of:=[.D165]" office:value-type="string" office:string-value="X1552.8">
            <text:p>X1552.8</text:p>
          </table:table-cell>
          <table:table-cell table:style-name="ce2" table:formula="of:=[.F165]" office:value-type="string" office:string-value="Y779.15">
            <text:p>Y779.15</text:p>
          </table:table-cell>
        </table:table-row>
        <table:table-row table:style-name="ro1">
          <table:table-cell table:formula="of:=[.A164]+1" office:value-type="float" office:value="171">
            <text:p>171</text:p>
          </table:table-cell>
          <table:table-cell table:formula="of:=&quot;N&quot;&amp;[.A165]" office:value-type="string" office:string-value="N171">
            <text:p>N17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5]" office:value-type="string" office:string-value="X1552.8">
            <text:p>X1552.8</text:p>
          </table:table-cell>
          <table:table-cell table:formula="of:=[.E164]+[.$J$6]" office:value-type="float" office:value="779.15">
            <text:p>779.15</text:p>
          </table:table-cell>
          <table:table-cell table:formula="of:=&quot;Y&quot; &amp; [.E165]" office:value-type="string" office:string-value="Y779.15">
            <text:p>Y779.15</text:p>
          </table:table-cell>
          <table:table-cell table:number-columns-repeated="8"/>
          <table:table-cell table:style-name="ce2" table:formula="of:=[.B166]" office:value-type="string" office:string-value="N172">
            <text:p>N172</text:p>
          </table:table-cell>
          <table:table-cell table:style-name="ce2" table:formula="of:=[.D166]" office:value-type="string" office:string-value="X1552.8">
            <text:p>X1552.8</text:p>
          </table:table-cell>
          <table:table-cell table:style-name="ce2" table:formula="of:=[.F166]" office:value-type="string" office:string-value="Y784.9">
            <text:p>Y784.9</text:p>
          </table:table-cell>
        </table:table-row>
        <table:table-row table:style-name="ro1">
          <table:table-cell table:formula="of:=[.A165]+1" office:value-type="float" office:value="172">
            <text:p>172</text:p>
          </table:table-cell>
          <table:table-cell table:formula="of:=&quot;N&quot;&amp;[.A166]" office:value-type="string" office:string-value="N172">
            <text:p>N17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6]" office:value-type="string" office:string-value="X1552.8">
            <text:p>X1552.8</text:p>
          </table:table-cell>
          <table:table-cell table:formula="of:=[.E165]+[.$J$6]" office:value-type="float" office:value="784.9">
            <text:p>784.9</text:p>
          </table:table-cell>
          <table:table-cell table:formula="of:=&quot;Y&quot; &amp; [.E166]" office:value-type="string" office:string-value="Y784.9">
            <text:p>Y784.9</text:p>
          </table:table-cell>
          <table:table-cell table:number-columns-repeated="8"/>
          <table:table-cell table:style-name="ce2" table:formula="of:=[.B167]" office:value-type="string" office:string-value="N173">
            <text:p>N173</text:p>
          </table:table-cell>
          <table:table-cell table:style-name="ce2" table:formula="of:=[.D167]" office:value-type="string" office:string-value="X1552.8">
            <text:p>X1552.8</text:p>
          </table:table-cell>
          <table:table-cell table:style-name="ce2" table:formula="of:=[.F167]" office:value-type="string" office:string-value="Y790.65">
            <text:p>Y790.65</text:p>
          </table:table-cell>
        </table:table-row>
        <table:table-row table:style-name="ro1">
          <table:table-cell table:formula="of:=[.A166]+1" office:value-type="float" office:value="173">
            <text:p>173</text:p>
          </table:table-cell>
          <table:table-cell table:formula="of:=&quot;N&quot;&amp;[.A167]" office:value-type="string" office:string-value="N173">
            <text:p>N17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7]" office:value-type="string" office:string-value="X1552.8">
            <text:p>X1552.8</text:p>
          </table:table-cell>
          <table:table-cell table:formula="of:=[.E166]+[.$J$6]" office:value-type="float" office:value="790.65">
            <text:p>790.65</text:p>
          </table:table-cell>
          <table:table-cell table:formula="of:=&quot;Y&quot; &amp; [.E167]" office:value-type="string" office:string-value="Y790.65">
            <text:p>Y790.65</text:p>
          </table:table-cell>
          <table:table-cell table:number-columns-repeated="8"/>
          <table:table-cell table:style-name="ce2" table:formula="of:=[.B168]" office:value-type="string" office:string-value="N174">
            <text:p>N174</text:p>
          </table:table-cell>
          <table:table-cell table:style-name="ce2" table:formula="of:=[.D168]" office:value-type="string" office:string-value="X1552.8">
            <text:p>X1552.8</text:p>
          </table:table-cell>
          <table:table-cell table:style-name="ce2" table:formula="of:=[.F168]" office:value-type="string" office:string-value="Y796.4">
            <text:p>Y796.4</text:p>
          </table:table-cell>
        </table:table-row>
        <table:table-row table:style-name="ro1">
          <table:table-cell table:formula="of:=[.A167]+1" office:value-type="float" office:value="174">
            <text:p>174</text:p>
          </table:table-cell>
          <table:table-cell table:formula="of:=&quot;N&quot;&amp;[.A168]" office:value-type="string" office:string-value="N174">
            <text:p>N17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8]" office:value-type="string" office:string-value="X1552.8">
            <text:p>X1552.8</text:p>
          </table:table-cell>
          <table:table-cell table:formula="of:=[.E167]+[.$J$6]" office:value-type="float" office:value="796.4">
            <text:p>796.4</text:p>
          </table:table-cell>
          <table:table-cell table:formula="of:=&quot;Y&quot; &amp; [.E168]" office:value-type="string" office:string-value="Y796.4">
            <text:p>Y796.4</text:p>
          </table:table-cell>
          <table:table-cell table:number-columns-repeated="8"/>
          <table:table-cell table:style-name="ce2" table:formula="of:=[.B169]" office:value-type="string" office:string-value="N175">
            <text:p>N175</text:p>
          </table:table-cell>
          <table:table-cell table:style-name="ce2" table:formula="of:=[.D169]" office:value-type="string" office:string-value="X1552.8">
            <text:p>X1552.8</text:p>
          </table:table-cell>
          <table:table-cell table:style-name="ce2" table:formula="of:=[.F169]" office:value-type="string" office:string-value="Y802.15">
            <text:p>Y802.15</text:p>
          </table:table-cell>
        </table:table-row>
        <table:table-row table:style-name="ro1">
          <table:table-cell table:formula="of:=[.A168]+1" office:value-type="float" office:value="175">
            <text:p>175</text:p>
          </table:table-cell>
          <table:table-cell table:formula="of:=&quot;N&quot;&amp;[.A169]" office:value-type="string" office:string-value="N175">
            <text:p>N17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69]" office:value-type="string" office:string-value="X1552.8">
            <text:p>X1552.8</text:p>
          </table:table-cell>
          <table:table-cell table:formula="of:=[.E168]+[.$J$6]" office:value-type="float" office:value="802.15">
            <text:p>802.15</text:p>
          </table:table-cell>
          <table:table-cell table:formula="of:=&quot;Y&quot; &amp; [.E169]" office:value-type="string" office:string-value="Y802.15">
            <text:p>Y802.15</text:p>
          </table:table-cell>
          <table:table-cell table:number-columns-repeated="8"/>
          <table:table-cell table:style-name="ce2" table:formula="of:=[.B170]" office:value-type="string" office:string-value="N176">
            <text:p>N176</text:p>
          </table:table-cell>
          <table:table-cell table:style-name="ce2" table:formula="of:=[.D170]" office:value-type="string" office:string-value="X1552.8">
            <text:p>X1552.8</text:p>
          </table:table-cell>
          <table:table-cell table:style-name="ce2" table:formula="of:=[.F170]" office:value-type="string" office:string-value="Y807.9">
            <text:p>Y807.9</text:p>
          </table:table-cell>
        </table:table-row>
        <table:table-row table:style-name="ro1">
          <table:table-cell table:formula="of:=[.A169]+1" office:value-type="float" office:value="176">
            <text:p>176</text:p>
          </table:table-cell>
          <table:table-cell table:formula="of:=&quot;N&quot;&amp;[.A170]" office:value-type="string" office:string-value="N176">
            <text:p>N17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0]" office:value-type="string" office:string-value="X1552.8">
            <text:p>X1552.8</text:p>
          </table:table-cell>
          <table:table-cell table:formula="of:=[.E169]+[.$J$6]" office:value-type="float" office:value="807.9">
            <text:p>807.9</text:p>
          </table:table-cell>
          <table:table-cell table:formula="of:=&quot;Y&quot; &amp; [.E170]" office:value-type="string" office:string-value="Y807.9">
            <text:p>Y807.9</text:p>
          </table:table-cell>
          <table:table-cell table:number-columns-repeated="8"/>
          <table:table-cell table:style-name="ce2" table:formula="of:=[.B171]" office:value-type="string" office:string-value="N177">
            <text:p>N177</text:p>
          </table:table-cell>
          <table:table-cell table:style-name="ce2" table:formula="of:=[.D171]" office:value-type="string" office:string-value="X1552.8">
            <text:p>X1552.8</text:p>
          </table:table-cell>
          <table:table-cell table:style-name="ce2" table:formula="of:=[.F171]" office:value-type="string" office:string-value="Y813.65">
            <text:p>Y813.65</text:p>
          </table:table-cell>
        </table:table-row>
        <table:table-row table:style-name="ro1">
          <table:table-cell table:formula="of:=[.A170]+1" office:value-type="float" office:value="177">
            <text:p>177</text:p>
          </table:table-cell>
          <table:table-cell table:formula="of:=&quot;N&quot;&amp;[.A171]" office:value-type="string" office:string-value="N177">
            <text:p>N17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1]" office:value-type="string" office:string-value="X1552.8">
            <text:p>X1552.8</text:p>
          </table:table-cell>
          <table:table-cell table:formula="of:=[.E170]+[.$J$6]" office:value-type="float" office:value="813.65">
            <text:p>813.65</text:p>
          </table:table-cell>
          <table:table-cell table:formula="of:=&quot;Y&quot; &amp; [.E171]" office:value-type="string" office:string-value="Y813.65">
            <text:p>Y813.65</text:p>
          </table:table-cell>
          <table:table-cell table:number-columns-repeated="8"/>
          <table:table-cell table:style-name="ce2" table:formula="of:=[.B172]" office:value-type="string" office:string-value="N178">
            <text:p>N178</text:p>
          </table:table-cell>
          <table:table-cell table:style-name="ce2" table:formula="of:=[.D172]" office:value-type="string" office:string-value="X1552.8">
            <text:p>X1552.8</text:p>
          </table:table-cell>
          <table:table-cell table:style-name="ce2" table:formula="of:=[.F172]" office:value-type="string" office:string-value="Y819.4">
            <text:p>Y819.4</text:p>
          </table:table-cell>
        </table:table-row>
        <table:table-row table:style-name="ro1">
          <table:table-cell table:formula="of:=[.A171]+1" office:value-type="float" office:value="178">
            <text:p>178</text:p>
          </table:table-cell>
          <table:table-cell table:formula="of:=&quot;N&quot;&amp;[.A172]" office:value-type="string" office:string-value="N178">
            <text:p>N17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2]" office:value-type="string" office:string-value="X1552.8">
            <text:p>X1552.8</text:p>
          </table:table-cell>
          <table:table-cell table:formula="of:=[.E171]+[.$J$6]" office:value-type="float" office:value="819.4">
            <text:p>819.4</text:p>
          </table:table-cell>
          <table:table-cell table:formula="of:=&quot;Y&quot; &amp; [.E172]" office:value-type="string" office:string-value="Y819.4">
            <text:p>Y819.4</text:p>
          </table:table-cell>
          <table:table-cell table:number-columns-repeated="8"/>
          <table:table-cell table:style-name="ce2" table:formula="of:=[.B173]" office:value-type="string" office:string-value="N179">
            <text:p>N179</text:p>
          </table:table-cell>
          <table:table-cell table:style-name="ce2" table:formula="of:=[.D173]" office:value-type="string" office:string-value="X1552.8">
            <text:p>X1552.8</text:p>
          </table:table-cell>
          <table:table-cell table:style-name="ce2" table:formula="of:=[.F173]" office:value-type="string" office:string-value="Y825.15">
            <text:p>Y825.15</text:p>
          </table:table-cell>
        </table:table-row>
        <table:table-row table:style-name="ro1">
          <table:table-cell table:formula="of:=[.A172]+1" office:value-type="float" office:value="179">
            <text:p>179</text:p>
          </table:table-cell>
          <table:table-cell table:formula="of:=&quot;N&quot;&amp;[.A173]" office:value-type="string" office:string-value="N179">
            <text:p>N17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3]" office:value-type="string" office:string-value="X1552.8">
            <text:p>X1552.8</text:p>
          </table:table-cell>
          <table:table-cell table:formula="of:=[.E172]+[.$J$6]" office:value-type="float" office:value="825.15">
            <text:p>825.15</text:p>
          </table:table-cell>
          <table:table-cell table:formula="of:=&quot;Y&quot; &amp; [.E173]" office:value-type="string" office:string-value="Y825.15">
            <text:p>Y825.15</text:p>
          </table:table-cell>
          <table:table-cell table:number-columns-repeated="8"/>
          <table:table-cell table:style-name="ce2" table:formula="of:=[.B174]" office:value-type="string" office:string-value="N180">
            <text:p>N180</text:p>
          </table:table-cell>
          <table:table-cell table:style-name="ce2" table:formula="of:=[.D174]" office:value-type="string" office:string-value="X1552.8">
            <text:p>X1552.8</text:p>
          </table:table-cell>
          <table:table-cell table:style-name="ce2" table:formula="of:=[.F174]" office:value-type="string" office:string-value="Y830.9">
            <text:p>Y830.9</text:p>
          </table:table-cell>
        </table:table-row>
        <table:table-row table:style-name="ro1">
          <table:table-cell table:formula="of:=[.A173]+1" office:value-type="float" office:value="180">
            <text:p>180</text:p>
          </table:table-cell>
          <table:table-cell table:formula="of:=&quot;N&quot;&amp;[.A174]" office:value-type="string" office:string-value="N180">
            <text:p>N18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4]" office:value-type="string" office:string-value="X1552.8">
            <text:p>X1552.8</text:p>
          </table:table-cell>
          <table:table-cell table:formula="of:=[.E173]+[.$J$6]" office:value-type="float" office:value="830.9">
            <text:p>830.9</text:p>
          </table:table-cell>
          <table:table-cell table:formula="of:=&quot;Y&quot; &amp; [.E174]" office:value-type="string" office:string-value="Y830.9">
            <text:p>Y830.9</text:p>
          </table:table-cell>
          <table:table-cell table:number-columns-repeated="8"/>
          <table:table-cell table:style-name="ce2" table:formula="of:=[.B175]" office:value-type="string" office:string-value="N181">
            <text:p>N181</text:p>
          </table:table-cell>
          <table:table-cell table:style-name="ce2" table:formula="of:=[.D175]" office:value-type="string" office:string-value="X1552.8">
            <text:p>X1552.8</text:p>
          </table:table-cell>
          <table:table-cell table:style-name="ce2" table:formula="of:=[.F175]" office:value-type="string" office:string-value="Y836.65">
            <text:p>Y836.65</text:p>
          </table:table-cell>
        </table:table-row>
        <table:table-row table:style-name="ro1">
          <table:table-cell table:formula="of:=[.A174]+1" office:value-type="float" office:value="181">
            <text:p>181</text:p>
          </table:table-cell>
          <table:table-cell table:formula="of:=&quot;N&quot;&amp;[.A175]" office:value-type="string" office:string-value="N181">
            <text:p>N18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5]" office:value-type="string" office:string-value="X1552.8">
            <text:p>X1552.8</text:p>
          </table:table-cell>
          <table:table-cell table:formula="of:=[.E174]+[.$J$6]" office:value-type="float" office:value="836.65">
            <text:p>836.65</text:p>
          </table:table-cell>
          <table:table-cell table:formula="of:=&quot;Y&quot; &amp; [.E175]" office:value-type="string" office:string-value="Y836.65">
            <text:p>Y836.65</text:p>
          </table:table-cell>
          <table:table-cell table:number-columns-repeated="8"/>
          <table:table-cell table:style-name="ce2" table:formula="of:=[.B176]" office:value-type="string" office:string-value="N182">
            <text:p>N182</text:p>
          </table:table-cell>
          <table:table-cell table:style-name="ce2" table:formula="of:=[.D176]" office:value-type="string" office:string-value="X1552.8">
            <text:p>X1552.8</text:p>
          </table:table-cell>
          <table:table-cell table:style-name="ce2" table:formula="of:=[.F176]" office:value-type="string" office:string-value="Y842.4">
            <text:p>Y842.4</text:p>
          </table:table-cell>
        </table:table-row>
        <table:table-row table:style-name="ro1">
          <table:table-cell table:formula="of:=[.A175]+1" office:value-type="float" office:value="182">
            <text:p>182</text:p>
          </table:table-cell>
          <table:table-cell table:formula="of:=&quot;N&quot;&amp;[.A176]" office:value-type="string" office:string-value="N182">
            <text:p>N18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6]" office:value-type="string" office:string-value="X1552.8">
            <text:p>X1552.8</text:p>
          </table:table-cell>
          <table:table-cell table:formula="of:=[.E175]+[.$J$6]" office:value-type="float" office:value="842.4">
            <text:p>842.4</text:p>
          </table:table-cell>
          <table:table-cell table:formula="of:=&quot;Y&quot; &amp; [.E176]" office:value-type="string" office:string-value="Y842.4">
            <text:p>Y842.4</text:p>
          </table:table-cell>
          <table:table-cell table:number-columns-repeated="8"/>
          <table:table-cell table:style-name="ce2" table:formula="of:=[.B177]" office:value-type="string" office:string-value="N183">
            <text:p>N183</text:p>
          </table:table-cell>
          <table:table-cell table:style-name="ce2" table:formula="of:=[.D177]" office:value-type="string" office:string-value="X1552.8">
            <text:p>X1552.8</text:p>
          </table:table-cell>
          <table:table-cell table:style-name="ce2" table:formula="of:=[.F177]" office:value-type="string" office:string-value="Y848.15">
            <text:p>Y848.15</text:p>
          </table:table-cell>
        </table:table-row>
        <table:table-row table:style-name="ro1">
          <table:table-cell table:formula="of:=[.A176]+1" office:value-type="float" office:value="183">
            <text:p>183</text:p>
          </table:table-cell>
          <table:table-cell table:formula="of:=&quot;N&quot;&amp;[.A177]" office:value-type="string" office:string-value="N183">
            <text:p>N18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7]" office:value-type="string" office:string-value="X1552.8">
            <text:p>X1552.8</text:p>
          </table:table-cell>
          <table:table-cell table:formula="of:=[.E176]+[.$J$6]" office:value-type="float" office:value="848.15">
            <text:p>848.15</text:p>
          </table:table-cell>
          <table:table-cell table:formula="of:=&quot;Y&quot; &amp; [.E177]" office:value-type="string" office:string-value="Y848.15">
            <text:p>Y848.15</text:p>
          </table:table-cell>
          <table:table-cell table:number-columns-repeated="8"/>
          <table:table-cell table:style-name="ce2" table:formula="of:=[.B178]" office:value-type="string" office:string-value="N184">
            <text:p>N184</text:p>
          </table:table-cell>
          <table:table-cell table:style-name="ce2" table:formula="of:=[.D178]" office:value-type="string" office:string-value="X1552.8">
            <text:p>X1552.8</text:p>
          </table:table-cell>
          <table:table-cell table:style-name="ce2" table:formula="of:=[.F178]" office:value-type="string" office:string-value="Y853.9">
            <text:p>Y853.9</text:p>
          </table:table-cell>
        </table:table-row>
        <table:table-row table:style-name="ro1">
          <table:table-cell table:formula="of:=[.A177]+1" office:value-type="float" office:value="184">
            <text:p>184</text:p>
          </table:table-cell>
          <table:table-cell table:formula="of:=&quot;N&quot;&amp;[.A178]" office:value-type="string" office:string-value="N184">
            <text:p>N18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8]" office:value-type="string" office:string-value="X1552.8">
            <text:p>X1552.8</text:p>
          </table:table-cell>
          <table:table-cell table:formula="of:=[.E177]+[.$J$6]" office:value-type="float" office:value="853.9">
            <text:p>853.9</text:p>
          </table:table-cell>
          <table:table-cell table:formula="of:=&quot;Y&quot; &amp; [.E178]" office:value-type="string" office:string-value="Y853.9">
            <text:p>Y853.9</text:p>
          </table:table-cell>
          <table:table-cell table:number-columns-repeated="8"/>
          <table:table-cell table:style-name="ce2" table:formula="of:=[.B179]" office:value-type="string" office:string-value="N185">
            <text:p>N185</text:p>
          </table:table-cell>
          <table:table-cell table:style-name="ce2" table:formula="of:=[.D179]" office:value-type="string" office:string-value="X1552.8">
            <text:p>X1552.8</text:p>
          </table:table-cell>
          <table:table-cell table:style-name="ce2" table:formula="of:=[.F179]" office:value-type="string" office:string-value="Y859.65">
            <text:p>Y859.65</text:p>
          </table:table-cell>
        </table:table-row>
        <table:table-row table:style-name="ro1">
          <table:table-cell table:formula="of:=[.A178]+1" office:value-type="float" office:value="185">
            <text:p>185</text:p>
          </table:table-cell>
          <table:table-cell table:formula="of:=&quot;N&quot;&amp;[.A179]" office:value-type="string" office:string-value="N185">
            <text:p>N18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79]" office:value-type="string" office:string-value="X1552.8">
            <text:p>X1552.8</text:p>
          </table:table-cell>
          <table:table-cell table:formula="of:=[.E178]+[.$J$6]" office:value-type="float" office:value="859.65">
            <text:p>859.65</text:p>
          </table:table-cell>
          <table:table-cell table:formula="of:=&quot;Y&quot; &amp; [.E179]" office:value-type="string" office:string-value="Y859.65">
            <text:p>Y859.65</text:p>
          </table:table-cell>
          <table:table-cell table:number-columns-repeated="8"/>
          <table:table-cell table:style-name="ce2" table:formula="of:=[.B180]" office:value-type="string" office:string-value="N186">
            <text:p>N186</text:p>
          </table:table-cell>
          <table:table-cell table:style-name="ce2" table:formula="of:=[.D180]" office:value-type="string" office:string-value="X1552.8">
            <text:p>X1552.8</text:p>
          </table:table-cell>
          <table:table-cell table:style-name="ce2" table:formula="of:=[.F180]" office:value-type="string" office:string-value="Y865.4">
            <text:p>Y865.4</text:p>
          </table:table-cell>
        </table:table-row>
        <table:table-row table:style-name="ro1">
          <table:table-cell table:formula="of:=[.A179]+1" office:value-type="float" office:value="186">
            <text:p>186</text:p>
          </table:table-cell>
          <table:table-cell table:formula="of:=&quot;N&quot;&amp;[.A180]" office:value-type="string" office:string-value="N186">
            <text:p>N18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0]" office:value-type="string" office:string-value="X1552.8">
            <text:p>X1552.8</text:p>
          </table:table-cell>
          <table:table-cell table:formula="of:=[.E179]+[.$J$6]" office:value-type="float" office:value="865.4">
            <text:p>865.4</text:p>
          </table:table-cell>
          <table:table-cell table:formula="of:=&quot;Y&quot; &amp; [.E180]" office:value-type="string" office:string-value="Y865.4">
            <text:p>Y865.4</text:p>
          </table:table-cell>
          <table:table-cell table:number-columns-repeated="8"/>
          <table:table-cell table:style-name="ce2" table:formula="of:=[.B181]" office:value-type="string" office:string-value="N187">
            <text:p>N187</text:p>
          </table:table-cell>
          <table:table-cell table:style-name="ce2" table:formula="of:=[.D181]" office:value-type="string" office:string-value="X1552.8">
            <text:p>X1552.8</text:p>
          </table:table-cell>
          <table:table-cell table:style-name="ce2" table:formula="of:=[.F181]" office:value-type="string" office:string-value="Y871.15">
            <text:p>Y871.15</text:p>
          </table:table-cell>
        </table:table-row>
        <table:table-row table:style-name="ro1">
          <table:table-cell table:formula="of:=[.A180]+1" office:value-type="float" office:value="187">
            <text:p>187</text:p>
          </table:table-cell>
          <table:table-cell table:formula="of:=&quot;N&quot;&amp;[.A181]" office:value-type="string" office:string-value="N187">
            <text:p>N18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1]" office:value-type="string" office:string-value="X1552.8">
            <text:p>X1552.8</text:p>
          </table:table-cell>
          <table:table-cell table:formula="of:=[.E180]+[.$J$6]" office:value-type="float" office:value="871.15">
            <text:p>871.15</text:p>
          </table:table-cell>
          <table:table-cell table:formula="of:=&quot;Y&quot; &amp; [.E181]" office:value-type="string" office:string-value="Y871.15">
            <text:p>Y871.15</text:p>
          </table:table-cell>
          <table:table-cell table:number-columns-repeated="8"/>
          <table:table-cell table:style-name="ce2" table:formula="of:=[.B182]" office:value-type="string" office:string-value="N188">
            <text:p>N188</text:p>
          </table:table-cell>
          <table:table-cell table:style-name="ce2" table:formula="of:=[.D182]" office:value-type="string" office:string-value="X1552.8">
            <text:p>X1552.8</text:p>
          </table:table-cell>
          <table:table-cell table:style-name="ce2" table:formula="of:=[.F182]" office:value-type="string" office:string-value="Y876.9">
            <text:p>Y876.9</text:p>
          </table:table-cell>
        </table:table-row>
        <table:table-row table:style-name="ro1">
          <table:table-cell table:formula="of:=[.A181]+1" office:value-type="float" office:value="188">
            <text:p>188</text:p>
          </table:table-cell>
          <table:table-cell table:formula="of:=&quot;N&quot;&amp;[.A182]" office:value-type="string" office:string-value="N188">
            <text:p>N18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2]" office:value-type="string" office:string-value="X1552.8">
            <text:p>X1552.8</text:p>
          </table:table-cell>
          <table:table-cell table:formula="of:=[.E181]+[.$J$6]" office:value-type="float" office:value="876.9">
            <text:p>876.9</text:p>
          </table:table-cell>
          <table:table-cell table:formula="of:=&quot;Y&quot; &amp; [.E182]" office:value-type="string" office:string-value="Y876.9">
            <text:p>Y876.9</text:p>
          </table:table-cell>
          <table:table-cell table:number-columns-repeated="8"/>
          <table:table-cell table:style-name="ce2" table:formula="of:=[.B183]" office:value-type="string" office:string-value="N189">
            <text:p>N189</text:p>
          </table:table-cell>
          <table:table-cell table:style-name="ce2" table:formula="of:=[.D183]" office:value-type="string" office:string-value="X1552.8">
            <text:p>X1552.8</text:p>
          </table:table-cell>
          <table:table-cell table:style-name="ce2" table:formula="of:=[.F183]" office:value-type="string" office:string-value="Y882.65">
            <text:p>Y882.65</text:p>
          </table:table-cell>
        </table:table-row>
        <table:table-row table:style-name="ro1">
          <table:table-cell table:formula="of:=[.A182]+1" office:value-type="float" office:value="189">
            <text:p>189</text:p>
          </table:table-cell>
          <table:table-cell table:formula="of:=&quot;N&quot;&amp;[.A183]" office:value-type="string" office:string-value="N189">
            <text:p>N18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3]" office:value-type="string" office:string-value="X1552.8">
            <text:p>X1552.8</text:p>
          </table:table-cell>
          <table:table-cell table:formula="of:=[.E182]+[.$J$6]" office:value-type="float" office:value="882.65">
            <text:p>882.65</text:p>
          </table:table-cell>
          <table:table-cell table:formula="of:=&quot;Y&quot; &amp; [.E183]" office:value-type="string" office:string-value="Y882.65">
            <text:p>Y882.65</text:p>
          </table:table-cell>
          <table:table-cell table:number-columns-repeated="8"/>
          <table:table-cell table:style-name="ce2" table:formula="of:=[.B184]" office:value-type="string" office:string-value="N190">
            <text:p>N190</text:p>
          </table:table-cell>
          <table:table-cell table:style-name="ce2" table:formula="of:=[.D184]" office:value-type="string" office:string-value="X1552.8">
            <text:p>X1552.8</text:p>
          </table:table-cell>
          <table:table-cell table:style-name="ce2" table:formula="of:=[.F184]" office:value-type="string" office:string-value="Y888.4">
            <text:p>Y888.4</text:p>
          </table:table-cell>
        </table:table-row>
        <table:table-row table:style-name="ro1">
          <table:table-cell table:formula="of:=[.A183]+1" office:value-type="float" office:value="190">
            <text:p>190</text:p>
          </table:table-cell>
          <table:table-cell table:formula="of:=&quot;N&quot;&amp;[.A184]" office:value-type="string" office:string-value="N190">
            <text:p>N19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4]" office:value-type="string" office:string-value="X1552.8">
            <text:p>X1552.8</text:p>
          </table:table-cell>
          <table:table-cell table:formula="of:=[.E183]+[.$J$6]" office:value-type="float" office:value="888.4">
            <text:p>888.4</text:p>
          </table:table-cell>
          <table:table-cell table:formula="of:=&quot;Y&quot; &amp; [.E184]" office:value-type="string" office:string-value="Y888.4">
            <text:p>Y888.4</text:p>
          </table:table-cell>
          <table:table-cell table:number-columns-repeated="8"/>
          <table:table-cell table:style-name="ce2" table:formula="of:=[.B185]" office:value-type="string" office:string-value="N191">
            <text:p>N191</text:p>
          </table:table-cell>
          <table:table-cell table:style-name="ce2" table:formula="of:=[.D185]" office:value-type="string" office:string-value="X1552.8">
            <text:p>X1552.8</text:p>
          </table:table-cell>
          <table:table-cell table:style-name="ce2" table:formula="of:=[.F185]" office:value-type="string" office:string-value="Y894.15">
            <text:p>Y894.15</text:p>
          </table:table-cell>
        </table:table-row>
        <table:table-row table:style-name="ro1">
          <table:table-cell table:formula="of:=[.A184]+1" office:value-type="float" office:value="191">
            <text:p>191</text:p>
          </table:table-cell>
          <table:table-cell table:formula="of:=&quot;N&quot;&amp;[.A185]" office:value-type="string" office:string-value="N191">
            <text:p>N19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5]" office:value-type="string" office:string-value="X1552.8">
            <text:p>X1552.8</text:p>
          </table:table-cell>
          <table:table-cell table:formula="of:=[.E184]+[.$J$6]" office:value-type="float" office:value="894.15">
            <text:p>894.15</text:p>
          </table:table-cell>
          <table:table-cell table:formula="of:=&quot;Y&quot; &amp; [.E185]" office:value-type="string" office:string-value="Y894.15">
            <text:p>Y894.15</text:p>
          </table:table-cell>
          <table:table-cell table:number-columns-repeated="8"/>
          <table:table-cell table:style-name="ce2" table:formula="of:=[.B186]" office:value-type="string" office:string-value="N192">
            <text:p>N192</text:p>
          </table:table-cell>
          <table:table-cell table:style-name="ce2" table:formula="of:=[.D186]" office:value-type="string" office:string-value="X1552.8">
            <text:p>X1552.8</text:p>
          </table:table-cell>
          <table:table-cell table:style-name="ce2" table:formula="of:=[.F186]" office:value-type="string" office:string-value="Y899.9">
            <text:p>Y899.9</text:p>
          </table:table-cell>
        </table:table-row>
        <table:table-row table:style-name="ro1">
          <table:table-cell table:formula="of:=[.A185]+1" office:value-type="float" office:value="192">
            <text:p>192</text:p>
          </table:table-cell>
          <table:table-cell table:formula="of:=&quot;N&quot;&amp;[.A186]" office:value-type="string" office:string-value="N192">
            <text:p>N19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6]" office:value-type="string" office:string-value="X1552.8">
            <text:p>X1552.8</text:p>
          </table:table-cell>
          <table:table-cell table:formula="of:=[.E185]+[.$J$6]" office:value-type="float" office:value="899.9">
            <text:p>899.9</text:p>
          </table:table-cell>
          <table:table-cell table:formula="of:=&quot;Y&quot; &amp; [.E186]" office:value-type="string" office:string-value="Y899.9">
            <text:p>Y899.9</text:p>
          </table:table-cell>
          <table:table-cell table:number-columns-repeated="8"/>
          <table:table-cell table:style-name="ce2" table:formula="of:=[.B187]" office:value-type="string" office:string-value="N193">
            <text:p>N193</text:p>
          </table:table-cell>
          <table:table-cell table:style-name="ce2" table:formula="of:=[.D187]" office:value-type="string" office:string-value="X1552.8">
            <text:p>X1552.8</text:p>
          </table:table-cell>
          <table:table-cell table:style-name="ce2" table:formula="of:=[.F187]" office:value-type="string" office:string-value="Y905.65">
            <text:p>Y905.65</text:p>
          </table:table-cell>
        </table:table-row>
        <table:table-row table:style-name="ro1">
          <table:table-cell table:formula="of:=[.A186]+1" office:value-type="float" office:value="193">
            <text:p>193</text:p>
          </table:table-cell>
          <table:table-cell table:formula="of:=&quot;N&quot;&amp;[.A187]" office:value-type="string" office:string-value="N193">
            <text:p>N19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7]" office:value-type="string" office:string-value="X1552.8">
            <text:p>X1552.8</text:p>
          </table:table-cell>
          <table:table-cell table:formula="of:=[.E186]+[.$J$6]" office:value-type="float" office:value="905.65">
            <text:p>905.65</text:p>
          </table:table-cell>
          <table:table-cell table:formula="of:=&quot;Y&quot; &amp; [.E187]" office:value-type="string" office:string-value="Y905.65">
            <text:p>Y905.65</text:p>
          </table:table-cell>
          <table:table-cell table:number-columns-repeated="8"/>
          <table:table-cell table:style-name="ce2" table:formula="of:=[.B188]" office:value-type="string" office:string-value="N194">
            <text:p>N194</text:p>
          </table:table-cell>
          <table:table-cell table:style-name="ce2" table:formula="of:=[.D188]" office:value-type="string" office:string-value="X1552.8">
            <text:p>X1552.8</text:p>
          </table:table-cell>
          <table:table-cell table:style-name="ce2" table:formula="of:=[.F188]" office:value-type="string" office:string-value="Y911.4">
            <text:p>Y911.4</text:p>
          </table:table-cell>
        </table:table-row>
        <table:table-row table:style-name="ro1">
          <table:table-cell table:formula="of:=[.A187]+1" office:value-type="float" office:value="194">
            <text:p>194</text:p>
          </table:table-cell>
          <table:table-cell table:formula="of:=&quot;N&quot;&amp;[.A188]" office:value-type="string" office:string-value="N194">
            <text:p>N19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8]" office:value-type="string" office:string-value="X1552.8">
            <text:p>X1552.8</text:p>
          </table:table-cell>
          <table:table-cell table:formula="of:=[.E187]+[.$J$6]" office:value-type="float" office:value="911.4">
            <text:p>911.4</text:p>
          </table:table-cell>
          <table:table-cell table:formula="of:=&quot;Y&quot; &amp; [.E188]" office:value-type="string" office:string-value="Y911.4">
            <text:p>Y911.4</text:p>
          </table:table-cell>
          <table:table-cell table:number-columns-repeated="8"/>
          <table:table-cell table:style-name="ce2" table:formula="of:=[.B189]" office:value-type="string" office:string-value="N195">
            <text:p>N195</text:p>
          </table:table-cell>
          <table:table-cell table:style-name="ce2" table:formula="of:=[.D189]" office:value-type="string" office:string-value="X1552.8">
            <text:p>X1552.8</text:p>
          </table:table-cell>
          <table:table-cell table:style-name="ce2" table:formula="of:=[.F189]" office:value-type="string" office:string-value="Y917.15">
            <text:p>Y917.15</text:p>
          </table:table-cell>
        </table:table-row>
        <table:table-row table:style-name="ro1">
          <table:table-cell table:formula="of:=[.A188]+1" office:value-type="float" office:value="195">
            <text:p>195</text:p>
          </table:table-cell>
          <table:table-cell table:formula="of:=&quot;N&quot;&amp;[.A189]" office:value-type="string" office:string-value="N195">
            <text:p>N19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89]" office:value-type="string" office:string-value="X1552.8">
            <text:p>X1552.8</text:p>
          </table:table-cell>
          <table:table-cell table:formula="of:=[.E188]+[.$J$6]" office:value-type="float" office:value="917.15">
            <text:p>917.15</text:p>
          </table:table-cell>
          <table:table-cell table:formula="of:=&quot;Y&quot; &amp; [.E189]" office:value-type="string" office:string-value="Y917.15">
            <text:p>Y917.15</text:p>
          </table:table-cell>
          <table:table-cell table:number-columns-repeated="8"/>
          <table:table-cell table:style-name="ce2" table:formula="of:=[.B190]" office:value-type="string" office:string-value="N196">
            <text:p>N196</text:p>
          </table:table-cell>
          <table:table-cell table:style-name="ce2" table:formula="of:=[.D190]" office:value-type="string" office:string-value="X1552.8">
            <text:p>X1552.8</text:p>
          </table:table-cell>
          <table:table-cell table:style-name="ce2" table:formula="of:=[.F190]" office:value-type="string" office:string-value="Y922.9">
            <text:p>Y922.9</text:p>
          </table:table-cell>
        </table:table-row>
        <table:table-row table:style-name="ro1">
          <table:table-cell table:formula="of:=[.A189]+1" office:value-type="float" office:value="196">
            <text:p>196</text:p>
          </table:table-cell>
          <table:table-cell table:formula="of:=&quot;N&quot;&amp;[.A190]" office:value-type="string" office:string-value="N196">
            <text:p>N19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0]" office:value-type="string" office:string-value="X1552.8">
            <text:p>X1552.8</text:p>
          </table:table-cell>
          <table:table-cell table:formula="of:=[.E189]+[.$J$6]" office:value-type="float" office:value="922.9">
            <text:p>922.9</text:p>
          </table:table-cell>
          <table:table-cell table:formula="of:=&quot;Y&quot; &amp; [.E190]" office:value-type="string" office:string-value="Y922.9">
            <text:p>Y922.9</text:p>
          </table:table-cell>
          <table:table-cell table:number-columns-repeated="8"/>
          <table:table-cell table:style-name="ce2" table:formula="of:=[.B191]" office:value-type="string" office:string-value="N197">
            <text:p>N197</text:p>
          </table:table-cell>
          <table:table-cell table:style-name="ce2" table:formula="of:=[.D191]" office:value-type="string" office:string-value="X1552.8">
            <text:p>X1552.8</text:p>
          </table:table-cell>
          <table:table-cell table:style-name="ce2" table:formula="of:=[.F191]" office:value-type="string" office:string-value="Y928.65">
            <text:p>Y928.65</text:p>
          </table:table-cell>
        </table:table-row>
        <table:table-row table:style-name="ro1">
          <table:table-cell table:formula="of:=[.A190]+1" office:value-type="float" office:value="197">
            <text:p>197</text:p>
          </table:table-cell>
          <table:table-cell table:formula="of:=&quot;N&quot;&amp;[.A191]" office:value-type="string" office:string-value="N197">
            <text:p>N19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1]" office:value-type="string" office:string-value="X1552.8">
            <text:p>X1552.8</text:p>
          </table:table-cell>
          <table:table-cell table:formula="of:=[.E190]+[.$J$6]" office:value-type="float" office:value="928.65">
            <text:p>928.65</text:p>
          </table:table-cell>
          <table:table-cell table:formula="of:=&quot;Y&quot; &amp; [.E191]" office:value-type="string" office:string-value="Y928.65">
            <text:p>Y928.65</text:p>
          </table:table-cell>
          <table:table-cell table:number-columns-repeated="8"/>
          <table:table-cell table:style-name="ce2" table:formula="of:=[.B192]" office:value-type="string" office:string-value="N198">
            <text:p>N198</text:p>
          </table:table-cell>
          <table:table-cell table:style-name="ce2" table:formula="of:=[.D192]" office:value-type="string" office:string-value="X1552.8">
            <text:p>X1552.8</text:p>
          </table:table-cell>
          <table:table-cell table:style-name="ce2" table:formula="of:=[.F192]" office:value-type="string" office:string-value="Y934.4">
            <text:p>Y934.4</text:p>
          </table:table-cell>
        </table:table-row>
        <table:table-row table:style-name="ro1">
          <table:table-cell table:formula="of:=[.A191]+1" office:value-type="float" office:value="198">
            <text:p>198</text:p>
          </table:table-cell>
          <table:table-cell table:formula="of:=&quot;N&quot;&amp;[.A192]" office:value-type="string" office:string-value="N198">
            <text:p>N19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2]" office:value-type="string" office:string-value="X1552.8">
            <text:p>X1552.8</text:p>
          </table:table-cell>
          <table:table-cell table:formula="of:=[.E191]+[.$J$6]" office:value-type="float" office:value="934.4">
            <text:p>934.4</text:p>
          </table:table-cell>
          <table:table-cell table:formula="of:=&quot;Y&quot; &amp; [.E192]" office:value-type="string" office:string-value="Y934.4">
            <text:p>Y934.4</text:p>
          </table:table-cell>
          <table:table-cell table:number-columns-repeated="8"/>
          <table:table-cell table:style-name="ce2" table:formula="of:=[.B193]" office:value-type="string" office:string-value="N199">
            <text:p>N199</text:p>
          </table:table-cell>
          <table:table-cell table:style-name="ce2" table:formula="of:=[.D193]" office:value-type="string" office:string-value="X1552.8">
            <text:p>X1552.8</text:p>
          </table:table-cell>
          <table:table-cell table:style-name="ce2" table:formula="of:=[.F193]" office:value-type="string" office:string-value="Y940.15">
            <text:p>Y940.15</text:p>
          </table:table-cell>
        </table:table-row>
        <table:table-row table:style-name="ro1">
          <table:table-cell table:formula="of:=[.A192]+1" office:value-type="float" office:value="199">
            <text:p>199</text:p>
          </table:table-cell>
          <table:table-cell table:formula="of:=&quot;N&quot;&amp;[.A193]" office:value-type="string" office:string-value="N199">
            <text:p>N19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3]" office:value-type="string" office:string-value="X1552.8">
            <text:p>X1552.8</text:p>
          </table:table-cell>
          <table:table-cell table:formula="of:=[.E192]+[.$J$6]" office:value-type="float" office:value="940.15">
            <text:p>940.15</text:p>
          </table:table-cell>
          <table:table-cell table:formula="of:=&quot;Y&quot; &amp; [.E193]" office:value-type="string" office:string-value="Y940.15">
            <text:p>Y940.15</text:p>
          </table:table-cell>
          <table:table-cell table:number-columns-repeated="8"/>
          <table:table-cell table:style-name="ce2" table:formula="of:=[.B194]" office:value-type="string" office:string-value="N200">
            <text:p>N200</text:p>
          </table:table-cell>
          <table:table-cell table:style-name="ce2" table:formula="of:=[.D194]" office:value-type="string" office:string-value="X1552.8">
            <text:p>X1552.8</text:p>
          </table:table-cell>
          <table:table-cell table:style-name="ce2" table:formula="of:=[.F194]" office:value-type="string" office:string-value="Y945.9">
            <text:p>Y945.9</text:p>
          </table:table-cell>
        </table:table-row>
        <table:table-row table:style-name="ro1">
          <table:table-cell table:formula="of:=[.A193]+1" office:value-type="float" office:value="200">
            <text:p>200</text:p>
          </table:table-cell>
          <table:table-cell table:formula="of:=&quot;N&quot;&amp;[.A194]" office:value-type="string" office:string-value="N200">
            <text:p>N20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4]" office:value-type="string" office:string-value="X1552.8">
            <text:p>X1552.8</text:p>
          </table:table-cell>
          <table:table-cell table:formula="of:=[.E193]+[.$J$6]" office:value-type="float" office:value="945.9">
            <text:p>945.9</text:p>
          </table:table-cell>
          <table:table-cell table:formula="of:=&quot;Y&quot; &amp; [.E194]" office:value-type="string" office:string-value="Y945.9">
            <text:p>Y945.9</text:p>
          </table:table-cell>
          <table:table-cell table:number-columns-repeated="8"/>
          <table:table-cell table:style-name="ce2" table:formula="of:=[.B195]" office:value-type="string" office:string-value="N201">
            <text:p>N201</text:p>
          </table:table-cell>
          <table:table-cell table:style-name="ce2" table:formula="of:=[.D195]" office:value-type="string" office:string-value="X1552.8">
            <text:p>X1552.8</text:p>
          </table:table-cell>
          <table:table-cell table:style-name="ce2" table:formula="of:=[.F195]" office:value-type="string" office:string-value="Y951.65">
            <text:p>Y951.65</text:p>
          </table:table-cell>
        </table:table-row>
        <table:table-row table:style-name="ro1">
          <table:table-cell table:formula="of:=[.A194]+1" office:value-type="float" office:value="201">
            <text:p>201</text:p>
          </table:table-cell>
          <table:table-cell table:formula="of:=&quot;N&quot;&amp;[.A195]" office:value-type="string" office:string-value="N201">
            <text:p>N20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5]" office:value-type="string" office:string-value="X1552.8">
            <text:p>X1552.8</text:p>
          </table:table-cell>
          <table:table-cell table:formula="of:=[.E194]+[.$J$6]" office:value-type="float" office:value="951.65">
            <text:p>951.65</text:p>
          </table:table-cell>
          <table:table-cell table:formula="of:=&quot;Y&quot; &amp; [.E195]" office:value-type="string" office:string-value="Y951.65">
            <text:p>Y951.65</text:p>
          </table:table-cell>
          <table:table-cell table:number-columns-repeated="8"/>
          <table:table-cell table:style-name="ce2" table:formula="of:=[.B196]" office:value-type="string" office:string-value="N202">
            <text:p>N202</text:p>
          </table:table-cell>
          <table:table-cell table:style-name="ce2" table:formula="of:=[.D196]" office:value-type="string" office:string-value="X1552.8">
            <text:p>X1552.8</text:p>
          </table:table-cell>
          <table:table-cell table:style-name="ce2" table:formula="of:=[.F196]" office:value-type="string" office:string-value="Y957.4">
            <text:p>Y957.4</text:p>
          </table:table-cell>
        </table:table-row>
        <table:table-row table:style-name="ro1">
          <table:table-cell table:formula="of:=[.A195]+1" office:value-type="float" office:value="202">
            <text:p>202</text:p>
          </table:table-cell>
          <table:table-cell table:formula="of:=&quot;N&quot;&amp;[.A196]" office:value-type="string" office:string-value="N202">
            <text:p>N20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6]" office:value-type="string" office:string-value="X1552.8">
            <text:p>X1552.8</text:p>
          </table:table-cell>
          <table:table-cell table:formula="of:=[.E195]+[.$J$6]" office:value-type="float" office:value="957.4">
            <text:p>957.4</text:p>
          </table:table-cell>
          <table:table-cell table:formula="of:=&quot;Y&quot; &amp; [.E196]" office:value-type="string" office:string-value="Y957.4">
            <text:p>Y957.4</text:p>
          </table:table-cell>
          <table:table-cell table:number-columns-repeated="8"/>
          <table:table-cell table:style-name="ce2" table:formula="of:=[.B197]" office:value-type="string" office:string-value="N203">
            <text:p>N203</text:p>
          </table:table-cell>
          <table:table-cell table:style-name="ce2" table:formula="of:=[.D197]" office:value-type="string" office:string-value="X1552.8">
            <text:p>X1552.8</text:p>
          </table:table-cell>
          <table:table-cell table:style-name="ce2" table:formula="of:=[.F197]" office:value-type="string" office:string-value="Y963.15">
            <text:p>Y963.15</text:p>
          </table:table-cell>
        </table:table-row>
        <table:table-row table:style-name="ro1">
          <table:table-cell table:formula="of:=[.A196]+1" office:value-type="float" office:value="203">
            <text:p>203</text:p>
          </table:table-cell>
          <table:table-cell table:formula="of:=&quot;N&quot;&amp;[.A197]" office:value-type="string" office:string-value="N203">
            <text:p>N20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7]" office:value-type="string" office:string-value="X1552.8">
            <text:p>X1552.8</text:p>
          </table:table-cell>
          <table:table-cell table:formula="of:=[.E196]+[.$J$6]" office:value-type="float" office:value="963.15">
            <text:p>963.15</text:p>
          </table:table-cell>
          <table:table-cell table:formula="of:=&quot;Y&quot; &amp; [.E197]" office:value-type="string" office:string-value="Y963.15">
            <text:p>Y963.15</text:p>
          </table:table-cell>
          <table:table-cell table:number-columns-repeated="8"/>
          <table:table-cell table:style-name="ce2" table:formula="of:=[.B198]" office:value-type="string" office:string-value="N204">
            <text:p>N204</text:p>
          </table:table-cell>
          <table:table-cell table:style-name="ce2" table:formula="of:=[.D198]" office:value-type="string" office:string-value="X1552.8">
            <text:p>X1552.8</text:p>
          </table:table-cell>
          <table:table-cell table:style-name="ce2" table:formula="of:=[.F198]" office:value-type="string" office:string-value="Y968.9">
            <text:p>Y968.9</text:p>
          </table:table-cell>
        </table:table-row>
        <table:table-row table:style-name="ro1">
          <table:table-cell table:formula="of:=[.A197]+1" office:value-type="float" office:value="204">
            <text:p>204</text:p>
          </table:table-cell>
          <table:table-cell table:formula="of:=&quot;N&quot;&amp;[.A198]" office:value-type="string" office:string-value="N204">
            <text:p>N20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8]" office:value-type="string" office:string-value="X1552.8">
            <text:p>X1552.8</text:p>
          </table:table-cell>
          <table:table-cell table:formula="of:=[.E197]+[.$J$6]" office:value-type="float" office:value="968.9">
            <text:p>968.9</text:p>
          </table:table-cell>
          <table:table-cell table:formula="of:=&quot;Y&quot; &amp; [.E198]" office:value-type="string" office:string-value="Y968.9">
            <text:p>Y968.9</text:p>
          </table:table-cell>
          <table:table-cell table:number-columns-repeated="8"/>
          <table:table-cell table:style-name="ce2" table:formula="of:=[.B199]" office:value-type="string" office:string-value="N205">
            <text:p>N205</text:p>
          </table:table-cell>
          <table:table-cell table:style-name="ce2" table:formula="of:=[.D199]" office:value-type="string" office:string-value="X1552.8">
            <text:p>X1552.8</text:p>
          </table:table-cell>
          <table:table-cell table:style-name="ce2" table:formula="of:=[.F199]" office:value-type="string" office:string-value="Y974.65">
            <text:p>Y974.65</text:p>
          </table:table-cell>
        </table:table-row>
        <table:table-row table:style-name="ro1">
          <table:table-cell table:formula="of:=[.A198]+1" office:value-type="float" office:value="205">
            <text:p>205</text:p>
          </table:table-cell>
          <table:table-cell table:formula="of:=&quot;N&quot;&amp;[.A199]" office:value-type="string" office:string-value="N205">
            <text:p>N20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199]" office:value-type="string" office:string-value="X1552.8">
            <text:p>X1552.8</text:p>
          </table:table-cell>
          <table:table-cell table:formula="of:=[.E198]+[.$J$6]" office:value-type="float" office:value="974.65">
            <text:p>974.65</text:p>
          </table:table-cell>
          <table:table-cell table:formula="of:=&quot;Y&quot; &amp; [.E199]" office:value-type="string" office:string-value="Y974.65">
            <text:p>Y974.65</text:p>
          </table:table-cell>
          <table:table-cell table:number-columns-repeated="8"/>
          <table:table-cell table:style-name="ce2" table:formula="of:=[.B200]" office:value-type="string" office:string-value="N206">
            <text:p>N206</text:p>
          </table:table-cell>
          <table:table-cell table:style-name="ce2" table:formula="of:=[.D200]" office:value-type="string" office:string-value="X1552.8">
            <text:p>X1552.8</text:p>
          </table:table-cell>
          <table:table-cell table:style-name="ce2" table:formula="of:=[.F200]" office:value-type="string" office:string-value="Y980.4">
            <text:p>Y980.4</text:p>
          </table:table-cell>
        </table:table-row>
        <table:table-row table:style-name="ro1">
          <table:table-cell table:formula="of:=[.A199]+1" office:value-type="float" office:value="206">
            <text:p>206</text:p>
          </table:table-cell>
          <table:table-cell table:formula="of:=&quot;N&quot;&amp;[.A200]" office:value-type="string" office:string-value="N206">
            <text:p>N20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0]" office:value-type="string" office:string-value="X1552.8">
            <text:p>X1552.8</text:p>
          </table:table-cell>
          <table:table-cell table:formula="of:=[.E199]+[.$J$6]" office:value-type="float" office:value="980.4">
            <text:p>980.4</text:p>
          </table:table-cell>
          <table:table-cell table:formula="of:=&quot;Y&quot; &amp; [.E200]" office:value-type="string" office:string-value="Y980.4">
            <text:p>Y980.4</text:p>
          </table:table-cell>
          <table:table-cell table:number-columns-repeated="8"/>
          <table:table-cell table:style-name="ce2" table:formula="of:=[.B201]" office:value-type="string" office:string-value="N207">
            <text:p>N207</text:p>
          </table:table-cell>
          <table:table-cell table:style-name="ce2" table:formula="of:=[.D201]" office:value-type="string" office:string-value="X1552.8">
            <text:p>X1552.8</text:p>
          </table:table-cell>
          <table:table-cell table:style-name="ce2" table:formula="of:=[.F201]" office:value-type="string" office:string-value="Y986.15">
            <text:p>Y986.15</text:p>
          </table:table-cell>
        </table:table-row>
        <table:table-row table:style-name="ro1">
          <table:table-cell table:formula="of:=[.A200]+1" office:value-type="float" office:value="207">
            <text:p>207</text:p>
          </table:table-cell>
          <table:table-cell table:formula="of:=&quot;N&quot;&amp;[.A201]" office:value-type="string" office:string-value="N207">
            <text:p>N20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1]" office:value-type="string" office:string-value="X1552.8">
            <text:p>X1552.8</text:p>
          </table:table-cell>
          <table:table-cell table:formula="of:=[.E200]+[.$J$6]" office:value-type="float" office:value="986.15">
            <text:p>986.15</text:p>
          </table:table-cell>
          <table:table-cell table:formula="of:=&quot;Y&quot; &amp; [.E201]" office:value-type="string" office:string-value="Y986.15">
            <text:p>Y986.15</text:p>
          </table:table-cell>
          <table:table-cell table:number-columns-repeated="8"/>
          <table:table-cell table:style-name="ce2" table:formula="of:=[.B202]" office:value-type="string" office:string-value="N208">
            <text:p>N208</text:p>
          </table:table-cell>
          <table:table-cell table:style-name="ce2" table:formula="of:=[.D202]" office:value-type="string" office:string-value="X1552.8">
            <text:p>X1552.8</text:p>
          </table:table-cell>
          <table:table-cell table:style-name="ce2" table:formula="of:=[.F202]" office:value-type="string" office:string-value="Y991.9">
            <text:p>Y991.9</text:p>
          </table:table-cell>
        </table:table-row>
        <table:table-row table:style-name="ro1">
          <table:table-cell table:formula="of:=[.A201]+1" office:value-type="float" office:value="208">
            <text:p>208</text:p>
          </table:table-cell>
          <table:table-cell table:formula="of:=&quot;N&quot;&amp;[.A202]" office:value-type="string" office:string-value="N208">
            <text:p>N20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2]" office:value-type="string" office:string-value="X1552.8">
            <text:p>X1552.8</text:p>
          </table:table-cell>
          <table:table-cell table:formula="of:=[.E201]+[.$J$6]" office:value-type="float" office:value="991.9">
            <text:p>991.9</text:p>
          </table:table-cell>
          <table:table-cell table:formula="of:=&quot;Y&quot; &amp; [.E202]" office:value-type="string" office:string-value="Y991.9">
            <text:p>Y991.9</text:p>
          </table:table-cell>
          <table:table-cell table:number-columns-repeated="8"/>
          <table:table-cell table:style-name="ce2" table:formula="of:=[.B203]" office:value-type="string" office:string-value="N209">
            <text:p>N209</text:p>
          </table:table-cell>
          <table:table-cell table:style-name="ce2" table:formula="of:=[.D203]" office:value-type="string" office:string-value="X1552.8">
            <text:p>X1552.8</text:p>
          </table:table-cell>
          <table:table-cell table:style-name="ce2" table:formula="of:=[.F203]" office:value-type="string" office:string-value="Y997.65">
            <text:p>Y997.65</text:p>
          </table:table-cell>
        </table:table-row>
        <table:table-row table:style-name="ro1">
          <table:table-cell table:formula="of:=[.A202]+1" office:value-type="float" office:value="209">
            <text:p>209</text:p>
          </table:table-cell>
          <table:table-cell table:formula="of:=&quot;N&quot;&amp;[.A203]" office:value-type="string" office:string-value="N209">
            <text:p>N20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3]" office:value-type="string" office:string-value="X1552.8">
            <text:p>X1552.8</text:p>
          </table:table-cell>
          <table:table-cell table:formula="of:=[.E202]+[.$J$6]" office:value-type="float" office:value="997.65">
            <text:p>997.65</text:p>
          </table:table-cell>
          <table:table-cell table:formula="of:=&quot;Y&quot; &amp; [.E203]" office:value-type="string" office:string-value="Y997.65">
            <text:p>Y997.65</text:p>
          </table:table-cell>
          <table:table-cell table:number-columns-repeated="8"/>
          <table:table-cell table:style-name="ce2" table:formula="of:=[.B204]" office:value-type="string" office:string-value="N210">
            <text:p>N210</text:p>
          </table:table-cell>
          <table:table-cell table:style-name="ce2" table:formula="of:=[.D204]" office:value-type="string" office:string-value="X1552.8">
            <text:p>X1552.8</text:p>
          </table:table-cell>
          <table:table-cell table:style-name="ce2" table:formula="of:=[.F204]" office:value-type="string" office:string-value="Y1003.4">
            <text:p>Y1003.4</text:p>
          </table:table-cell>
        </table:table-row>
        <table:table-row table:style-name="ro1">
          <table:table-cell table:formula="of:=[.A203]+1" office:value-type="float" office:value="210">
            <text:p>210</text:p>
          </table:table-cell>
          <table:table-cell table:formula="of:=&quot;N&quot;&amp;[.A204]" office:value-type="string" office:string-value="N210">
            <text:p>N21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4]" office:value-type="string" office:string-value="X1552.8">
            <text:p>X1552.8</text:p>
          </table:table-cell>
          <table:table-cell table:formula="of:=[.E203]+[.$J$6]" office:value-type="float" office:value="1003.4">
            <text:p>1003.4</text:p>
          </table:table-cell>
          <table:table-cell table:formula="of:=&quot;Y&quot; &amp; [.E204]" office:value-type="string" office:string-value="Y1003.4">
            <text:p>Y1003.4</text:p>
          </table:table-cell>
          <table:table-cell table:number-columns-repeated="8"/>
          <table:table-cell table:style-name="ce2" table:formula="of:=[.B205]" office:value-type="string" office:string-value="N211">
            <text:p>N211</text:p>
          </table:table-cell>
          <table:table-cell table:style-name="ce2" table:formula="of:=[.D205]" office:value-type="string" office:string-value="X1552.8">
            <text:p>X1552.8</text:p>
          </table:table-cell>
          <table:table-cell table:style-name="ce2" table:formula="of:=[.F205]" office:value-type="string" office:string-value="Y1009.15">
            <text:p>Y1009.15</text:p>
          </table:table-cell>
        </table:table-row>
        <table:table-row table:style-name="ro1">
          <table:table-cell table:formula="of:=[.A204]+1" office:value-type="float" office:value="211">
            <text:p>211</text:p>
          </table:table-cell>
          <table:table-cell table:formula="of:=&quot;N&quot;&amp;[.A205]" office:value-type="string" office:string-value="N211">
            <text:p>N21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5]" office:value-type="string" office:string-value="X1552.8">
            <text:p>X1552.8</text:p>
          </table:table-cell>
          <table:table-cell table:formula="of:=[.E204]+[.$J$6]" office:value-type="float" office:value="1009.15">
            <text:p>1009.15</text:p>
          </table:table-cell>
          <table:table-cell table:formula="of:=&quot;Y&quot; &amp; [.E205]" office:value-type="string" office:string-value="Y1009.15">
            <text:p>Y1009.15</text:p>
          </table:table-cell>
          <table:table-cell table:number-columns-repeated="8"/>
          <table:table-cell table:style-name="ce2" table:formula="of:=[.B206]" office:value-type="string" office:string-value="N212">
            <text:p>N212</text:p>
          </table:table-cell>
          <table:table-cell table:style-name="ce2" table:formula="of:=[.D206]" office:value-type="string" office:string-value="X1552.8">
            <text:p>X1552.8</text:p>
          </table:table-cell>
          <table:table-cell table:style-name="ce2" table:formula="of:=[.F206]" office:value-type="string" office:string-value="Y1014.9">
            <text:p>Y1014.9</text:p>
          </table:table-cell>
        </table:table-row>
        <table:table-row table:style-name="ro1">
          <table:table-cell table:formula="of:=[.A205]+1" office:value-type="float" office:value="212">
            <text:p>212</text:p>
          </table:table-cell>
          <table:table-cell table:formula="of:=&quot;N&quot;&amp;[.A206]" office:value-type="string" office:string-value="N212">
            <text:p>N21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6]" office:value-type="string" office:string-value="X1552.8">
            <text:p>X1552.8</text:p>
          </table:table-cell>
          <table:table-cell table:formula="of:=[.E205]+[.$J$6]" office:value-type="float" office:value="1014.9">
            <text:p>1014.9</text:p>
          </table:table-cell>
          <table:table-cell table:formula="of:=&quot;Y&quot; &amp; [.E206]" office:value-type="string" office:string-value="Y1014.9">
            <text:p>Y1014.9</text:p>
          </table:table-cell>
          <table:table-cell table:number-columns-repeated="8"/>
          <table:table-cell table:style-name="ce2" table:formula="of:=[.B207]" office:value-type="string" office:string-value="N213">
            <text:p>N213</text:p>
          </table:table-cell>
          <table:table-cell table:style-name="ce2" table:formula="of:=[.D207]" office:value-type="string" office:string-value="X1552.8">
            <text:p>X1552.8</text:p>
          </table:table-cell>
          <table:table-cell table:style-name="ce2" table:formula="of:=[.F207]" office:value-type="string" office:string-value="Y1020.65">
            <text:p>Y1020.65</text:p>
          </table:table-cell>
        </table:table-row>
        <table:table-row table:style-name="ro1">
          <table:table-cell table:formula="of:=[.A206]+1" office:value-type="float" office:value="213">
            <text:p>213</text:p>
          </table:table-cell>
          <table:table-cell table:formula="of:=&quot;N&quot;&amp;[.A207]" office:value-type="string" office:string-value="N213">
            <text:p>N21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7]" office:value-type="string" office:string-value="X1552.8">
            <text:p>X1552.8</text:p>
          </table:table-cell>
          <table:table-cell table:formula="of:=[.E206]+[.$J$6]" office:value-type="float" office:value="1020.65">
            <text:p>1020.65</text:p>
          </table:table-cell>
          <table:table-cell table:formula="of:=&quot;Y&quot; &amp; [.E207]" office:value-type="string" office:string-value="Y1020.65">
            <text:p>Y1020.65</text:p>
          </table:table-cell>
          <table:table-cell table:number-columns-repeated="8"/>
          <table:table-cell table:style-name="ce2" table:formula="of:=[.B208]" office:value-type="string" office:string-value="N214">
            <text:p>N214</text:p>
          </table:table-cell>
          <table:table-cell table:style-name="ce2" table:formula="of:=[.D208]" office:value-type="string" office:string-value="X1552.8">
            <text:p>X1552.8</text:p>
          </table:table-cell>
          <table:table-cell table:style-name="ce2" table:formula="of:=[.F208]" office:value-type="string" office:string-value="Y1026.4">
            <text:p>Y1026.4</text:p>
          </table:table-cell>
        </table:table-row>
        <table:table-row table:style-name="ro1">
          <table:table-cell table:formula="of:=[.A207]+1" office:value-type="float" office:value="214">
            <text:p>214</text:p>
          </table:table-cell>
          <table:table-cell table:formula="of:=&quot;N&quot;&amp;[.A208]" office:value-type="string" office:string-value="N214">
            <text:p>N21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8]" office:value-type="string" office:string-value="X1552.8">
            <text:p>X1552.8</text:p>
          </table:table-cell>
          <table:table-cell table:formula="of:=[.E207]+[.$J$6]" office:value-type="float" office:value="1026.4">
            <text:p>1026.4</text:p>
          </table:table-cell>
          <table:table-cell table:formula="of:=&quot;Y&quot; &amp; [.E208]" office:value-type="string" office:string-value="Y1026.4">
            <text:p>Y1026.4</text:p>
          </table:table-cell>
          <table:table-cell table:number-columns-repeated="8"/>
          <table:table-cell table:style-name="ce2" table:formula="of:=[.B209]" office:value-type="string" office:string-value="N215">
            <text:p>N215</text:p>
          </table:table-cell>
          <table:table-cell table:style-name="ce2" table:formula="of:=[.D209]" office:value-type="string" office:string-value="X1552.8">
            <text:p>X1552.8</text:p>
          </table:table-cell>
          <table:table-cell table:style-name="ce2" table:formula="of:=[.F209]" office:value-type="string" office:string-value="Y1032.15">
            <text:p>Y1032.15</text:p>
          </table:table-cell>
        </table:table-row>
        <table:table-row table:style-name="ro1">
          <table:table-cell table:formula="of:=[.A208]+1" office:value-type="float" office:value="215">
            <text:p>215</text:p>
          </table:table-cell>
          <table:table-cell table:formula="of:=&quot;N&quot;&amp;[.A209]" office:value-type="string" office:string-value="N215">
            <text:p>N21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09]" office:value-type="string" office:string-value="X1552.8">
            <text:p>X1552.8</text:p>
          </table:table-cell>
          <table:table-cell table:formula="of:=[.E208]+[.$J$6]" office:value-type="float" office:value="1032.15">
            <text:p>1032.15</text:p>
          </table:table-cell>
          <table:table-cell table:formula="of:=&quot;Y&quot; &amp; [.E209]" office:value-type="string" office:string-value="Y1032.15">
            <text:p>Y1032.15</text:p>
          </table:table-cell>
          <table:table-cell table:number-columns-repeated="8"/>
          <table:table-cell table:style-name="ce2" table:formula="of:=[.B210]" office:value-type="string" office:string-value="N216">
            <text:p>N216</text:p>
          </table:table-cell>
          <table:table-cell table:style-name="ce2" table:formula="of:=[.D210]" office:value-type="string" office:string-value="X1552.8">
            <text:p>X1552.8</text:p>
          </table:table-cell>
          <table:table-cell table:style-name="ce2" table:formula="of:=[.F210]" office:value-type="string" office:string-value="Y1037.9">
            <text:p>Y1037.9</text:p>
          </table:table-cell>
        </table:table-row>
        <table:table-row table:style-name="ro1">
          <table:table-cell table:formula="of:=[.A209]+1" office:value-type="float" office:value="216">
            <text:p>216</text:p>
          </table:table-cell>
          <table:table-cell table:formula="of:=&quot;N&quot;&amp;[.A210]" office:value-type="string" office:string-value="N216">
            <text:p>N21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0]" office:value-type="string" office:string-value="X1552.8">
            <text:p>X1552.8</text:p>
          </table:table-cell>
          <table:table-cell table:formula="of:=[.E209]+[.$J$6]" office:value-type="float" office:value="1037.9">
            <text:p>1037.9</text:p>
          </table:table-cell>
          <table:table-cell table:formula="of:=&quot;Y&quot; &amp; [.E210]" office:value-type="string" office:string-value="Y1037.9">
            <text:p>Y1037.9</text:p>
          </table:table-cell>
          <table:table-cell table:number-columns-repeated="8"/>
          <table:table-cell table:style-name="ce2" table:formula="of:=[.B211]" office:value-type="string" office:string-value="N217">
            <text:p>N217</text:p>
          </table:table-cell>
          <table:table-cell table:style-name="ce2" table:formula="of:=[.D211]" office:value-type="string" office:string-value="X1552.8">
            <text:p>X1552.8</text:p>
          </table:table-cell>
          <table:table-cell table:style-name="ce2" table:formula="of:=[.F211]" office:value-type="string" office:string-value="Y1043.65">
            <text:p>Y1043.65</text:p>
          </table:table-cell>
        </table:table-row>
        <table:table-row table:style-name="ro1">
          <table:table-cell table:formula="of:=[.A210]+1" office:value-type="float" office:value="217">
            <text:p>217</text:p>
          </table:table-cell>
          <table:table-cell table:formula="of:=&quot;N&quot;&amp;[.A211]" office:value-type="string" office:string-value="N217">
            <text:p>N21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1]" office:value-type="string" office:string-value="X1552.8">
            <text:p>X1552.8</text:p>
          </table:table-cell>
          <table:table-cell table:formula="of:=[.E210]+[.$J$6]" office:value-type="float" office:value="1043.65">
            <text:p>1043.65</text:p>
          </table:table-cell>
          <table:table-cell table:formula="of:=&quot;Y&quot; &amp; [.E211]" office:value-type="string" office:string-value="Y1043.65">
            <text:p>Y1043.65</text:p>
          </table:table-cell>
          <table:table-cell table:number-columns-repeated="8"/>
          <table:table-cell table:style-name="ce2" table:formula="of:=[.B212]" office:value-type="string" office:string-value="N218">
            <text:p>N218</text:p>
          </table:table-cell>
          <table:table-cell table:style-name="ce2" table:formula="of:=[.D212]" office:value-type="string" office:string-value="X1552.8">
            <text:p>X1552.8</text:p>
          </table:table-cell>
          <table:table-cell table:style-name="ce2" table:formula="of:=[.F212]" office:value-type="string" office:string-value="Y1049.4">
            <text:p>Y1049.4</text:p>
          </table:table-cell>
        </table:table-row>
        <table:table-row table:style-name="ro1">
          <table:table-cell table:formula="of:=[.A211]+1" office:value-type="float" office:value="218">
            <text:p>218</text:p>
          </table:table-cell>
          <table:table-cell table:formula="of:=&quot;N&quot;&amp;[.A212]" office:value-type="string" office:string-value="N218">
            <text:p>N21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2]" office:value-type="string" office:string-value="X1552.8">
            <text:p>X1552.8</text:p>
          </table:table-cell>
          <table:table-cell table:formula="of:=[.E211]+[.$J$6]" office:value-type="float" office:value="1049.4">
            <text:p>1049.4</text:p>
          </table:table-cell>
          <table:table-cell table:formula="of:=&quot;Y&quot; &amp; [.E212]" office:value-type="string" office:string-value="Y1049.4">
            <text:p>Y1049.4</text:p>
          </table:table-cell>
          <table:table-cell table:number-columns-repeated="8"/>
          <table:table-cell table:style-name="ce2" table:formula="of:=[.B213]" office:value-type="string" office:string-value="N219">
            <text:p>N219</text:p>
          </table:table-cell>
          <table:table-cell table:style-name="ce2" table:formula="of:=[.D213]" office:value-type="string" office:string-value="X1552.8">
            <text:p>X1552.8</text:p>
          </table:table-cell>
          <table:table-cell table:style-name="ce2" table:formula="of:=[.F213]" office:value-type="string" office:string-value="Y1055.15">
            <text:p>Y1055.15</text:p>
          </table:table-cell>
        </table:table-row>
        <table:table-row table:style-name="ro1">
          <table:table-cell table:formula="of:=[.A212]+1" office:value-type="float" office:value="219">
            <text:p>219</text:p>
          </table:table-cell>
          <table:table-cell table:formula="of:=&quot;N&quot;&amp;[.A213]" office:value-type="string" office:string-value="N219">
            <text:p>N21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3]" office:value-type="string" office:string-value="X1552.8">
            <text:p>X1552.8</text:p>
          </table:table-cell>
          <table:table-cell table:formula="of:=[.E212]+[.$J$6]" office:value-type="float" office:value="1055.15">
            <text:p>1055.15</text:p>
          </table:table-cell>
          <table:table-cell table:formula="of:=&quot;Y&quot; &amp; [.E213]" office:value-type="string" office:string-value="Y1055.15">
            <text:p>Y1055.15</text:p>
          </table:table-cell>
          <table:table-cell table:number-columns-repeated="8"/>
          <table:table-cell table:style-name="ce2" table:formula="of:=[.B214]" office:value-type="string" office:string-value="N220">
            <text:p>N220</text:p>
          </table:table-cell>
          <table:table-cell table:style-name="ce2" table:formula="of:=[.D214]" office:value-type="string" office:string-value="X1552.8">
            <text:p>X1552.8</text:p>
          </table:table-cell>
          <table:table-cell table:style-name="ce2" table:formula="of:=[.F214]" office:value-type="string" office:string-value="Y1060.9">
            <text:p>Y1060.9</text:p>
          </table:table-cell>
        </table:table-row>
        <table:table-row table:style-name="ro1">
          <table:table-cell table:formula="of:=[.A213]+1" office:value-type="float" office:value="220">
            <text:p>220</text:p>
          </table:table-cell>
          <table:table-cell table:formula="of:=&quot;N&quot;&amp;[.A214]" office:value-type="string" office:string-value="N220">
            <text:p>N22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4]" office:value-type="string" office:string-value="X1552.8">
            <text:p>X1552.8</text:p>
          </table:table-cell>
          <table:table-cell table:formula="of:=[.E213]+[.$J$6]" office:value-type="float" office:value="1060.9">
            <text:p>1060.9</text:p>
          </table:table-cell>
          <table:table-cell table:formula="of:=&quot;Y&quot; &amp; [.E214]" office:value-type="string" office:string-value="Y1060.9">
            <text:p>Y1060.9</text:p>
          </table:table-cell>
          <table:table-cell table:number-columns-repeated="8"/>
          <table:table-cell table:style-name="ce2" table:formula="of:=[.B215]" office:value-type="string" office:string-value="N221">
            <text:p>N221</text:p>
          </table:table-cell>
          <table:table-cell table:style-name="ce2" table:formula="of:=[.D215]" office:value-type="string" office:string-value="X1552.8">
            <text:p>X1552.8</text:p>
          </table:table-cell>
          <table:table-cell table:style-name="ce2" table:formula="of:=[.F215]" office:value-type="string" office:string-value="Y1066.65">
            <text:p>Y1066.65</text:p>
          </table:table-cell>
        </table:table-row>
        <table:table-row table:style-name="ro1">
          <table:table-cell table:formula="of:=[.A214]+1" office:value-type="float" office:value="221">
            <text:p>221</text:p>
          </table:table-cell>
          <table:table-cell table:formula="of:=&quot;N&quot;&amp;[.A215]" office:value-type="string" office:string-value="N221">
            <text:p>N22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5]" office:value-type="string" office:string-value="X1552.8">
            <text:p>X1552.8</text:p>
          </table:table-cell>
          <table:table-cell table:formula="of:=[.E214]+[.$J$6]" office:value-type="float" office:value="1066.65">
            <text:p>1066.65</text:p>
          </table:table-cell>
          <table:table-cell table:formula="of:=&quot;Y&quot; &amp; [.E215]" office:value-type="string" office:string-value="Y1066.65">
            <text:p>Y1066.65</text:p>
          </table:table-cell>
          <table:table-cell table:number-columns-repeated="8"/>
          <table:table-cell table:style-name="ce2" table:formula="of:=[.B216]" office:value-type="string" office:string-value="N222">
            <text:p>N222</text:p>
          </table:table-cell>
          <table:table-cell table:style-name="ce2" table:formula="of:=[.D216]" office:value-type="string" office:string-value="X1552.8">
            <text:p>X1552.8</text:p>
          </table:table-cell>
          <table:table-cell table:style-name="ce2" table:formula="of:=[.F216]" office:value-type="string" office:string-value="Y1072.4">
            <text:p>Y1072.4</text:p>
          </table:table-cell>
        </table:table-row>
        <table:table-row table:style-name="ro1">
          <table:table-cell table:formula="of:=[.A215]+1" office:value-type="float" office:value="222">
            <text:p>222</text:p>
          </table:table-cell>
          <table:table-cell table:formula="of:=&quot;N&quot;&amp;[.A216]" office:value-type="string" office:string-value="N222">
            <text:p>N22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6]" office:value-type="string" office:string-value="X1552.8">
            <text:p>X1552.8</text:p>
          </table:table-cell>
          <table:table-cell table:formula="of:=[.E215]+[.$J$6]" office:value-type="float" office:value="1072.4">
            <text:p>1072.4</text:p>
          </table:table-cell>
          <table:table-cell table:formula="of:=&quot;Y&quot; &amp; [.E216]" office:value-type="string" office:string-value="Y1072.4">
            <text:p>Y1072.4</text:p>
          </table:table-cell>
          <table:table-cell table:number-columns-repeated="8"/>
          <table:table-cell table:style-name="ce2" table:formula="of:=[.B217]" office:value-type="string" office:string-value="N223">
            <text:p>N223</text:p>
          </table:table-cell>
          <table:table-cell table:style-name="ce2" table:formula="of:=[.D217]" office:value-type="string" office:string-value="X1552.8">
            <text:p>X1552.8</text:p>
          </table:table-cell>
          <table:table-cell table:style-name="ce2" table:formula="of:=[.F217]" office:value-type="string" office:string-value="Y1078.15">
            <text:p>Y1078.15</text:p>
          </table:table-cell>
        </table:table-row>
        <table:table-row table:style-name="ro1">
          <table:table-cell table:formula="of:=[.A216]+1" office:value-type="float" office:value="223">
            <text:p>223</text:p>
          </table:table-cell>
          <table:table-cell table:formula="of:=&quot;N&quot;&amp;[.A217]" office:value-type="string" office:string-value="N223">
            <text:p>N22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7]" office:value-type="string" office:string-value="X1552.8">
            <text:p>X1552.8</text:p>
          </table:table-cell>
          <table:table-cell table:formula="of:=[.E216]+[.$J$6]" office:value-type="float" office:value="1078.15">
            <text:p>1078.15</text:p>
          </table:table-cell>
          <table:table-cell table:formula="of:=&quot;Y&quot; &amp; [.E217]" office:value-type="string" office:string-value="Y1078.15">
            <text:p>Y1078.15</text:p>
          </table:table-cell>
          <table:table-cell table:number-columns-repeated="8"/>
          <table:table-cell table:style-name="ce2" table:formula="of:=[.B218]" office:value-type="string" office:string-value="N224">
            <text:p>N224</text:p>
          </table:table-cell>
          <table:table-cell table:style-name="ce2" table:formula="of:=[.D218]" office:value-type="string" office:string-value="X1552.8">
            <text:p>X1552.8</text:p>
          </table:table-cell>
          <table:table-cell table:style-name="ce2" table:formula="of:=[.F218]" office:value-type="string" office:string-value="Y1083.9">
            <text:p>Y1083.9</text:p>
          </table:table-cell>
        </table:table-row>
        <table:table-row table:style-name="ro1">
          <table:table-cell table:formula="of:=[.A217]+1" office:value-type="float" office:value="224">
            <text:p>224</text:p>
          </table:table-cell>
          <table:table-cell table:formula="of:=&quot;N&quot;&amp;[.A218]" office:value-type="string" office:string-value="N224">
            <text:p>N22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8]" office:value-type="string" office:string-value="X1552.8">
            <text:p>X1552.8</text:p>
          </table:table-cell>
          <table:table-cell table:formula="of:=[.E217]+[.$J$6]" office:value-type="float" office:value="1083.9">
            <text:p>1083.9</text:p>
          </table:table-cell>
          <table:table-cell table:formula="of:=&quot;Y&quot; &amp; [.E218]" office:value-type="string" office:string-value="Y1083.9">
            <text:p>Y1083.9</text:p>
          </table:table-cell>
          <table:table-cell table:number-columns-repeated="8"/>
          <table:table-cell table:style-name="ce2" table:formula="of:=[.B219]" office:value-type="string" office:string-value="N225">
            <text:p>N225</text:p>
          </table:table-cell>
          <table:table-cell table:style-name="ce2" table:formula="of:=[.D219]" office:value-type="string" office:string-value="X1552.8">
            <text:p>X1552.8</text:p>
          </table:table-cell>
          <table:table-cell table:style-name="ce2" table:formula="of:=[.F219]" office:value-type="string" office:string-value="Y1089.65">
            <text:p>Y1089.65</text:p>
          </table:table-cell>
        </table:table-row>
        <table:table-row table:style-name="ro1">
          <table:table-cell table:formula="of:=[.A218]+1" office:value-type="float" office:value="225">
            <text:p>225</text:p>
          </table:table-cell>
          <table:table-cell table:formula="of:=&quot;N&quot;&amp;[.A219]" office:value-type="string" office:string-value="N225">
            <text:p>N22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19]" office:value-type="string" office:string-value="X1552.8">
            <text:p>X1552.8</text:p>
          </table:table-cell>
          <table:table-cell table:formula="of:=[.E218]+[.$J$6]" office:value-type="float" office:value="1089.65">
            <text:p>1089.65</text:p>
          </table:table-cell>
          <table:table-cell table:formula="of:=&quot;Y&quot; &amp; [.E219]" office:value-type="string" office:string-value="Y1089.65">
            <text:p>Y1089.65</text:p>
          </table:table-cell>
          <table:table-cell table:number-columns-repeated="8"/>
          <table:table-cell table:style-name="ce2" table:formula="of:=[.B220]" office:value-type="string" office:string-value="N226">
            <text:p>N226</text:p>
          </table:table-cell>
          <table:table-cell table:style-name="ce2" table:formula="of:=[.D220]" office:value-type="string" office:string-value="X1552.8">
            <text:p>X1552.8</text:p>
          </table:table-cell>
          <table:table-cell table:style-name="ce2" table:formula="of:=[.F220]" office:value-type="string" office:string-value="Y1095.4">
            <text:p>Y1095.4</text:p>
          </table:table-cell>
        </table:table-row>
        <table:table-row table:style-name="ro1">
          <table:table-cell table:formula="of:=[.A219]+1" office:value-type="float" office:value="226">
            <text:p>226</text:p>
          </table:table-cell>
          <table:table-cell table:formula="of:=&quot;N&quot;&amp;[.A220]" office:value-type="string" office:string-value="N226">
            <text:p>N22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0]" office:value-type="string" office:string-value="X1552.8">
            <text:p>X1552.8</text:p>
          </table:table-cell>
          <table:table-cell table:formula="of:=[.E219]+[.$J$6]" office:value-type="float" office:value="1095.4">
            <text:p>1095.4</text:p>
          </table:table-cell>
          <table:table-cell table:formula="of:=&quot;Y&quot; &amp; [.E220]" office:value-type="string" office:string-value="Y1095.4">
            <text:p>Y1095.4</text:p>
          </table:table-cell>
          <table:table-cell table:number-columns-repeated="8"/>
          <table:table-cell table:style-name="ce2" table:formula="of:=[.B221]" office:value-type="string" office:string-value="N227">
            <text:p>N227</text:p>
          </table:table-cell>
          <table:table-cell table:style-name="ce2" table:formula="of:=[.D221]" office:value-type="string" office:string-value="X1552.8">
            <text:p>X1552.8</text:p>
          </table:table-cell>
          <table:table-cell table:style-name="ce2" table:formula="of:=[.F221]" office:value-type="string" office:string-value="Y1101.15">
            <text:p>Y1101.15</text:p>
          </table:table-cell>
        </table:table-row>
        <table:table-row table:style-name="ro1">
          <table:table-cell table:formula="of:=[.A220]+1" office:value-type="float" office:value="227">
            <text:p>227</text:p>
          </table:table-cell>
          <table:table-cell table:formula="of:=&quot;N&quot;&amp;[.A221]" office:value-type="string" office:string-value="N227">
            <text:p>N22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1]" office:value-type="string" office:string-value="X1552.8">
            <text:p>X1552.8</text:p>
          </table:table-cell>
          <table:table-cell table:formula="of:=[.E220]+[.$J$6]" office:value-type="float" office:value="1101.15">
            <text:p>1101.15</text:p>
          </table:table-cell>
          <table:table-cell table:formula="of:=&quot;Y&quot; &amp; [.E221]" office:value-type="string" office:string-value="Y1101.15">
            <text:p>Y1101.15</text:p>
          </table:table-cell>
          <table:table-cell table:number-columns-repeated="8"/>
          <table:table-cell table:style-name="ce2" table:formula="of:=[.B222]" office:value-type="string" office:string-value="N228">
            <text:p>N228</text:p>
          </table:table-cell>
          <table:table-cell table:style-name="ce2" table:formula="of:=[.D222]" office:value-type="string" office:string-value="X1552.8">
            <text:p>X1552.8</text:p>
          </table:table-cell>
          <table:table-cell table:style-name="ce2" table:formula="of:=[.F222]" office:value-type="string" office:string-value="Y1106.9">
            <text:p>Y1106.9</text:p>
          </table:table-cell>
        </table:table-row>
        <table:table-row table:style-name="ro1">
          <table:table-cell table:formula="of:=[.A221]+1" office:value-type="float" office:value="228">
            <text:p>228</text:p>
          </table:table-cell>
          <table:table-cell table:formula="of:=&quot;N&quot;&amp;[.A222]" office:value-type="string" office:string-value="N228">
            <text:p>N22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2]" office:value-type="string" office:string-value="X1552.8">
            <text:p>X1552.8</text:p>
          </table:table-cell>
          <table:table-cell table:formula="of:=[.E221]+[.$J$6]" office:value-type="float" office:value="1106.9">
            <text:p>1106.9</text:p>
          </table:table-cell>
          <table:table-cell table:formula="of:=&quot;Y&quot; &amp; [.E222]" office:value-type="string" office:string-value="Y1106.9">
            <text:p>Y1106.9</text:p>
          </table:table-cell>
          <table:table-cell table:number-columns-repeated="8"/>
          <table:table-cell table:style-name="ce2" table:formula="of:=[.B223]" office:value-type="string" office:string-value="N229">
            <text:p>N229</text:p>
          </table:table-cell>
          <table:table-cell table:style-name="ce2" table:formula="of:=[.D223]" office:value-type="string" office:string-value="X1552.8">
            <text:p>X1552.8</text:p>
          </table:table-cell>
          <table:table-cell table:style-name="ce2" table:formula="of:=[.F223]" office:value-type="string" office:string-value="Y1112.65">
            <text:p>Y1112.65</text:p>
          </table:table-cell>
        </table:table-row>
        <table:table-row table:style-name="ro1">
          <table:table-cell table:formula="of:=[.A222]+1" office:value-type="float" office:value="229">
            <text:p>229</text:p>
          </table:table-cell>
          <table:table-cell table:formula="of:=&quot;N&quot;&amp;[.A223]" office:value-type="string" office:string-value="N229">
            <text:p>N22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3]" office:value-type="string" office:string-value="X1552.8">
            <text:p>X1552.8</text:p>
          </table:table-cell>
          <table:table-cell table:formula="of:=[.E222]+[.$J$6]" office:value-type="float" office:value="1112.65">
            <text:p>1112.65</text:p>
          </table:table-cell>
          <table:table-cell table:formula="of:=&quot;Y&quot; &amp; [.E223]" office:value-type="string" office:string-value="Y1112.65">
            <text:p>Y1112.65</text:p>
          </table:table-cell>
          <table:table-cell table:number-columns-repeated="8"/>
          <table:table-cell table:style-name="ce2" table:formula="of:=[.B224]" office:value-type="string" office:string-value="N230">
            <text:p>N230</text:p>
          </table:table-cell>
          <table:table-cell table:style-name="ce2" table:formula="of:=[.D224]" office:value-type="string" office:string-value="X1552.8">
            <text:p>X1552.8</text:p>
          </table:table-cell>
          <table:table-cell table:style-name="ce2" table:formula="of:=[.F224]" office:value-type="string" office:string-value="Y1118.4">
            <text:p>Y1118.4</text:p>
          </table:table-cell>
        </table:table-row>
        <table:table-row table:style-name="ro1">
          <table:table-cell table:formula="of:=[.A223]+1" office:value-type="float" office:value="230">
            <text:p>230</text:p>
          </table:table-cell>
          <table:table-cell table:formula="of:=&quot;N&quot;&amp;[.A224]" office:value-type="string" office:string-value="N230">
            <text:p>N23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4]" office:value-type="string" office:string-value="X1552.8">
            <text:p>X1552.8</text:p>
          </table:table-cell>
          <table:table-cell table:formula="of:=[.E223]+[.$J$6]" office:value-type="float" office:value="1118.4">
            <text:p>1118.4</text:p>
          </table:table-cell>
          <table:table-cell table:formula="of:=&quot;Y&quot; &amp; [.E224]" office:value-type="string" office:string-value="Y1118.4">
            <text:p>Y1118.4</text:p>
          </table:table-cell>
          <table:table-cell table:number-columns-repeated="8"/>
          <table:table-cell table:style-name="ce2" table:formula="of:=[.B225]" office:value-type="string" office:string-value="N231">
            <text:p>N231</text:p>
          </table:table-cell>
          <table:table-cell table:style-name="ce2" table:formula="of:=[.D225]" office:value-type="string" office:string-value="X1552.8">
            <text:p>X1552.8</text:p>
          </table:table-cell>
          <table:table-cell table:style-name="ce2" table:formula="of:=[.F225]" office:value-type="string" office:string-value="Y1124.15">
            <text:p>Y1124.15</text:p>
          </table:table-cell>
        </table:table-row>
        <table:table-row table:style-name="ro1">
          <table:table-cell table:formula="of:=[.A224]+1" office:value-type="float" office:value="231">
            <text:p>231</text:p>
          </table:table-cell>
          <table:table-cell table:formula="of:=&quot;N&quot;&amp;[.A225]" office:value-type="string" office:string-value="N231">
            <text:p>N23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5]" office:value-type="string" office:string-value="X1552.8">
            <text:p>X1552.8</text:p>
          </table:table-cell>
          <table:table-cell table:formula="of:=[.E224]+[.$J$6]" office:value-type="float" office:value="1124.15">
            <text:p>1124.15</text:p>
          </table:table-cell>
          <table:table-cell table:formula="of:=&quot;Y&quot; &amp; [.E225]" office:value-type="string" office:string-value="Y1124.15">
            <text:p>Y1124.15</text:p>
          </table:table-cell>
          <table:table-cell table:number-columns-repeated="8"/>
          <table:table-cell table:style-name="ce2" table:formula="of:=[.B226]" office:value-type="string" office:string-value="N232">
            <text:p>N232</text:p>
          </table:table-cell>
          <table:table-cell table:style-name="ce2" table:formula="of:=[.D226]" office:value-type="string" office:string-value="X1552.8">
            <text:p>X1552.8</text:p>
          </table:table-cell>
          <table:table-cell table:style-name="ce2" table:formula="of:=[.F226]" office:value-type="string" office:string-value="Y1129.9">
            <text:p>Y1129.9</text:p>
          </table:table-cell>
        </table:table-row>
        <table:table-row table:style-name="ro1">
          <table:table-cell table:formula="of:=[.A225]+1" office:value-type="float" office:value="232">
            <text:p>232</text:p>
          </table:table-cell>
          <table:table-cell table:formula="of:=&quot;N&quot;&amp;[.A226]" office:value-type="string" office:string-value="N232">
            <text:p>N23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6]" office:value-type="string" office:string-value="X1552.8">
            <text:p>X1552.8</text:p>
          </table:table-cell>
          <table:table-cell table:formula="of:=[.E225]+[.$J$6]" office:value-type="float" office:value="1129.9">
            <text:p>1129.9</text:p>
          </table:table-cell>
          <table:table-cell table:formula="of:=&quot;Y&quot; &amp; [.E226]" office:value-type="string" office:string-value="Y1129.9">
            <text:p>Y1129.9</text:p>
          </table:table-cell>
          <table:table-cell table:number-columns-repeated="8"/>
          <table:table-cell table:style-name="ce2" table:formula="of:=[.B227]" office:value-type="string" office:string-value="N233">
            <text:p>N233</text:p>
          </table:table-cell>
          <table:table-cell table:style-name="ce2" table:formula="of:=[.D227]" office:value-type="string" office:string-value="X1552.8">
            <text:p>X1552.8</text:p>
          </table:table-cell>
          <table:table-cell table:style-name="ce2" table:formula="of:=[.F227]" office:value-type="string" office:string-value="Y1135.65">
            <text:p>Y1135.65</text:p>
          </table:table-cell>
        </table:table-row>
        <table:table-row table:style-name="ro1">
          <table:table-cell table:formula="of:=[.A226]+1" office:value-type="float" office:value="233">
            <text:p>233</text:p>
          </table:table-cell>
          <table:table-cell table:formula="of:=&quot;N&quot;&amp;[.A227]" office:value-type="string" office:string-value="N233">
            <text:p>N23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7]" office:value-type="string" office:string-value="X1552.8">
            <text:p>X1552.8</text:p>
          </table:table-cell>
          <table:table-cell table:formula="of:=[.E226]+[.$J$6]" office:value-type="float" office:value="1135.65">
            <text:p>1135.65</text:p>
          </table:table-cell>
          <table:table-cell table:formula="of:=&quot;Y&quot; &amp; [.E227]" office:value-type="string" office:string-value="Y1135.65">
            <text:p>Y1135.65</text:p>
          </table:table-cell>
          <table:table-cell table:number-columns-repeated="8"/>
          <table:table-cell table:style-name="ce2" table:formula="of:=[.B228]" office:value-type="string" office:string-value="N234">
            <text:p>N234</text:p>
          </table:table-cell>
          <table:table-cell table:style-name="ce2" table:formula="of:=[.D228]" office:value-type="string" office:string-value="X1552.8">
            <text:p>X1552.8</text:p>
          </table:table-cell>
          <table:table-cell table:style-name="ce2" table:formula="of:=[.F228]" office:value-type="string" office:string-value="Y1141.4">
            <text:p>Y1141.4</text:p>
          </table:table-cell>
        </table:table-row>
        <table:table-row table:style-name="ro1">
          <table:table-cell table:formula="of:=[.A227]+1" office:value-type="float" office:value="234">
            <text:p>234</text:p>
          </table:table-cell>
          <table:table-cell table:formula="of:=&quot;N&quot;&amp;[.A228]" office:value-type="string" office:string-value="N234">
            <text:p>N23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8]" office:value-type="string" office:string-value="X1552.8">
            <text:p>X1552.8</text:p>
          </table:table-cell>
          <table:table-cell table:formula="of:=[.E227]+[.$J$6]" office:value-type="float" office:value="1141.4">
            <text:p>1141.4</text:p>
          </table:table-cell>
          <table:table-cell table:formula="of:=&quot;Y&quot; &amp; [.E228]" office:value-type="string" office:string-value="Y1141.4">
            <text:p>Y1141.4</text:p>
          </table:table-cell>
          <table:table-cell table:number-columns-repeated="8"/>
          <table:table-cell table:style-name="ce2" table:formula="of:=[.B229]" office:value-type="string" office:string-value="N235">
            <text:p>N235</text:p>
          </table:table-cell>
          <table:table-cell table:style-name="ce2" table:formula="of:=[.D229]" office:value-type="string" office:string-value="X1552.8">
            <text:p>X1552.8</text:p>
          </table:table-cell>
          <table:table-cell table:style-name="ce2" table:formula="of:=[.F229]" office:value-type="string" office:string-value="Y1147.15">
            <text:p>Y1147.15</text:p>
          </table:table-cell>
        </table:table-row>
        <table:table-row table:style-name="ro1">
          <table:table-cell table:formula="of:=[.A228]+1" office:value-type="float" office:value="235">
            <text:p>235</text:p>
          </table:table-cell>
          <table:table-cell table:formula="of:=&quot;N&quot;&amp;[.A229]" office:value-type="string" office:string-value="N235">
            <text:p>N23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29]" office:value-type="string" office:string-value="X1552.8">
            <text:p>X1552.8</text:p>
          </table:table-cell>
          <table:table-cell table:formula="of:=[.E228]+[.$J$6]" office:value-type="float" office:value="1147.15">
            <text:p>1147.15</text:p>
          </table:table-cell>
          <table:table-cell table:formula="of:=&quot;Y&quot; &amp; [.E229]" office:value-type="string" office:string-value="Y1147.15">
            <text:p>Y1147.15</text:p>
          </table:table-cell>
          <table:table-cell table:number-columns-repeated="8"/>
          <table:table-cell table:style-name="ce2" table:formula="of:=[.B230]" office:value-type="string" office:string-value="N236">
            <text:p>N236</text:p>
          </table:table-cell>
          <table:table-cell table:style-name="ce2" table:formula="of:=[.D230]" office:value-type="string" office:string-value="X1552.8">
            <text:p>X1552.8</text:p>
          </table:table-cell>
          <table:table-cell table:style-name="ce2" table:formula="of:=[.F230]" office:value-type="string" office:string-value="Y1152.9">
            <text:p>Y1152.9</text:p>
          </table:table-cell>
        </table:table-row>
        <table:table-row table:style-name="ro1">
          <table:table-cell table:formula="of:=[.A229]+1" office:value-type="float" office:value="236">
            <text:p>236</text:p>
          </table:table-cell>
          <table:table-cell table:formula="of:=&quot;N&quot;&amp;[.A230]" office:value-type="string" office:string-value="N236">
            <text:p>N23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0]" office:value-type="string" office:string-value="X1552.8">
            <text:p>X1552.8</text:p>
          </table:table-cell>
          <table:table-cell table:formula="of:=[.E229]+[.$J$6]" office:value-type="float" office:value="1152.9">
            <text:p>1152.9</text:p>
          </table:table-cell>
          <table:table-cell table:formula="of:=&quot;Y&quot; &amp; [.E230]" office:value-type="string" office:string-value="Y1152.9">
            <text:p>Y1152.9</text:p>
          </table:table-cell>
          <table:table-cell table:number-columns-repeated="8"/>
          <table:table-cell table:style-name="ce2" table:formula="of:=[.B231]" office:value-type="string" office:string-value="N237">
            <text:p>N237</text:p>
          </table:table-cell>
          <table:table-cell table:style-name="ce2" table:formula="of:=[.D231]" office:value-type="string" office:string-value="X1552.8">
            <text:p>X1552.8</text:p>
          </table:table-cell>
          <table:table-cell table:style-name="ce2" table:formula="of:=[.F231]" office:value-type="string" office:string-value="Y1158.65">
            <text:p>Y1158.65</text:p>
          </table:table-cell>
        </table:table-row>
        <table:table-row table:style-name="ro1">
          <table:table-cell table:formula="of:=[.A230]+1" office:value-type="float" office:value="237">
            <text:p>237</text:p>
          </table:table-cell>
          <table:table-cell table:formula="of:=&quot;N&quot;&amp;[.A231]" office:value-type="string" office:string-value="N237">
            <text:p>N23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1]" office:value-type="string" office:string-value="X1552.8">
            <text:p>X1552.8</text:p>
          </table:table-cell>
          <table:table-cell table:formula="of:=[.E230]+[.$J$6]" office:value-type="float" office:value="1158.65">
            <text:p>1158.65</text:p>
          </table:table-cell>
          <table:table-cell table:formula="of:=&quot;Y&quot; &amp; [.E231]" office:value-type="string" office:string-value="Y1158.65">
            <text:p>Y1158.65</text:p>
          </table:table-cell>
          <table:table-cell table:number-columns-repeated="8"/>
          <table:table-cell table:style-name="ce2" table:formula="of:=[.B232]" office:value-type="string" office:string-value="N238">
            <text:p>N238</text:p>
          </table:table-cell>
          <table:table-cell table:style-name="ce2" table:formula="of:=[.D232]" office:value-type="string" office:string-value="X1552.8">
            <text:p>X1552.8</text:p>
          </table:table-cell>
          <table:table-cell table:style-name="ce2" table:formula="of:=[.F232]" office:value-type="string" office:string-value="Y1164.4">
            <text:p>Y1164.4</text:p>
          </table:table-cell>
        </table:table-row>
        <table:table-row table:style-name="ro1">
          <table:table-cell table:formula="of:=[.A231]+1" office:value-type="float" office:value="238">
            <text:p>238</text:p>
          </table:table-cell>
          <table:table-cell table:formula="of:=&quot;N&quot;&amp;[.A232]" office:value-type="string" office:string-value="N238">
            <text:p>N23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2]" office:value-type="string" office:string-value="X1552.8">
            <text:p>X1552.8</text:p>
          </table:table-cell>
          <table:table-cell table:formula="of:=[.E231]+[.$J$6]" office:value-type="float" office:value="1164.4">
            <text:p>1164.4</text:p>
          </table:table-cell>
          <table:table-cell table:formula="of:=&quot;Y&quot; &amp; [.E232]" office:value-type="string" office:string-value="Y1164.4">
            <text:p>Y1164.4</text:p>
          </table:table-cell>
          <table:table-cell table:number-columns-repeated="8"/>
          <table:table-cell table:style-name="ce2" table:formula="of:=[.B233]" office:value-type="string" office:string-value="N239">
            <text:p>N239</text:p>
          </table:table-cell>
          <table:table-cell table:style-name="ce2" table:formula="of:=[.D233]" office:value-type="string" office:string-value="X1552.8">
            <text:p>X1552.8</text:p>
          </table:table-cell>
          <table:table-cell table:style-name="ce2" table:formula="of:=[.F233]" office:value-type="string" office:string-value="Y1170.15">
            <text:p>Y1170.15</text:p>
          </table:table-cell>
        </table:table-row>
        <table:table-row table:style-name="ro1">
          <table:table-cell table:formula="of:=[.A232]+1" office:value-type="float" office:value="239">
            <text:p>239</text:p>
          </table:table-cell>
          <table:table-cell table:formula="of:=&quot;N&quot;&amp;[.A233]" office:value-type="string" office:string-value="N239">
            <text:p>N23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3]" office:value-type="string" office:string-value="X1552.8">
            <text:p>X1552.8</text:p>
          </table:table-cell>
          <table:table-cell table:formula="of:=[.E232]+[.$J$6]" office:value-type="float" office:value="1170.15">
            <text:p>1170.15</text:p>
          </table:table-cell>
          <table:table-cell table:formula="of:=&quot;Y&quot; &amp; [.E233]" office:value-type="string" office:string-value="Y1170.15">
            <text:p>Y1170.15</text:p>
          </table:table-cell>
          <table:table-cell table:number-columns-repeated="8"/>
          <table:table-cell table:style-name="ce2" table:formula="of:=[.B234]" office:value-type="string" office:string-value="N240">
            <text:p>N240</text:p>
          </table:table-cell>
          <table:table-cell table:style-name="ce2" table:formula="of:=[.D234]" office:value-type="string" office:string-value="X1552.8">
            <text:p>X1552.8</text:p>
          </table:table-cell>
          <table:table-cell table:style-name="ce2" table:formula="of:=[.F234]" office:value-type="string" office:string-value="Y1175.9">
            <text:p>Y1175.9</text:p>
          </table:table-cell>
        </table:table-row>
        <table:table-row table:style-name="ro1">
          <table:table-cell table:formula="of:=[.A233]+1" office:value-type="float" office:value="240">
            <text:p>240</text:p>
          </table:table-cell>
          <table:table-cell table:formula="of:=&quot;N&quot;&amp;[.A234]" office:value-type="string" office:string-value="N240">
            <text:p>N24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4]" office:value-type="string" office:string-value="X1552.8">
            <text:p>X1552.8</text:p>
          </table:table-cell>
          <table:table-cell table:formula="of:=[.E233]+[.$J$6]" office:value-type="float" office:value="1175.9">
            <text:p>1175.9</text:p>
          </table:table-cell>
          <table:table-cell table:formula="of:=&quot;Y&quot; &amp; [.E234]" office:value-type="string" office:string-value="Y1175.9">
            <text:p>Y1175.9</text:p>
          </table:table-cell>
          <table:table-cell table:number-columns-repeated="8"/>
          <table:table-cell table:style-name="ce2" table:formula="of:=[.B235]" office:value-type="string" office:string-value="N241">
            <text:p>N241</text:p>
          </table:table-cell>
          <table:table-cell table:style-name="ce2" table:formula="of:=[.D235]" office:value-type="string" office:string-value="X1552.8">
            <text:p>X1552.8</text:p>
          </table:table-cell>
          <table:table-cell table:style-name="ce2" table:formula="of:=[.F235]" office:value-type="string" office:string-value="Y1181.65">
            <text:p>Y1181.65</text:p>
          </table:table-cell>
        </table:table-row>
        <table:table-row table:style-name="ro1">
          <table:table-cell table:formula="of:=[.A234]+1" office:value-type="float" office:value="241">
            <text:p>241</text:p>
          </table:table-cell>
          <table:table-cell table:formula="of:=&quot;N&quot;&amp;[.A235]" office:value-type="string" office:string-value="N241">
            <text:p>N24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5]" office:value-type="string" office:string-value="X1552.8">
            <text:p>X1552.8</text:p>
          </table:table-cell>
          <table:table-cell table:formula="of:=[.E234]+[.$J$6]" office:value-type="float" office:value="1181.65">
            <text:p>1181.65</text:p>
          </table:table-cell>
          <table:table-cell table:formula="of:=&quot;Y&quot; &amp; [.E235]" office:value-type="string" office:string-value="Y1181.65">
            <text:p>Y1181.65</text:p>
          </table:table-cell>
          <table:table-cell table:number-columns-repeated="8"/>
          <table:table-cell table:style-name="ce2" table:formula="of:=[.B236]" office:value-type="string" office:string-value="N242">
            <text:p>N242</text:p>
          </table:table-cell>
          <table:table-cell table:style-name="ce2" table:formula="of:=[.D236]" office:value-type="string" office:string-value="X1552.8">
            <text:p>X1552.8</text:p>
          </table:table-cell>
          <table:table-cell table:style-name="ce2" table:formula="of:=[.F236]" office:value-type="string" office:string-value="Y1187.4">
            <text:p>Y1187.4</text:p>
          </table:table-cell>
        </table:table-row>
        <table:table-row table:style-name="ro1">
          <table:table-cell table:formula="of:=[.A235]+1" office:value-type="float" office:value="242">
            <text:p>242</text:p>
          </table:table-cell>
          <table:table-cell table:formula="of:=&quot;N&quot;&amp;[.A236]" office:value-type="string" office:string-value="N242">
            <text:p>N24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6]" office:value-type="string" office:string-value="X1552.8">
            <text:p>X1552.8</text:p>
          </table:table-cell>
          <table:table-cell table:formula="of:=[.E235]+[.$J$6]" office:value-type="float" office:value="1187.4">
            <text:p>1187.4</text:p>
          </table:table-cell>
          <table:table-cell table:formula="of:=&quot;Y&quot; &amp; [.E236]" office:value-type="string" office:string-value="Y1187.4">
            <text:p>Y1187.4</text:p>
          </table:table-cell>
          <table:table-cell table:number-columns-repeated="8"/>
          <table:table-cell table:style-name="ce2" table:formula="of:=[.B237]" office:value-type="string" office:string-value="N243">
            <text:p>N243</text:p>
          </table:table-cell>
          <table:table-cell table:style-name="ce2" table:formula="of:=[.D237]" office:value-type="string" office:string-value="X1552.8">
            <text:p>X1552.8</text:p>
          </table:table-cell>
          <table:table-cell table:style-name="ce2" table:formula="of:=[.F237]" office:value-type="string" office:string-value="Y1193.15">
            <text:p>Y1193.15</text:p>
          </table:table-cell>
        </table:table-row>
        <table:table-row table:style-name="ro1">
          <table:table-cell table:formula="of:=[.A236]+1" office:value-type="float" office:value="243">
            <text:p>243</text:p>
          </table:table-cell>
          <table:table-cell table:formula="of:=&quot;N&quot;&amp;[.A237]" office:value-type="string" office:string-value="N243">
            <text:p>N24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7]" office:value-type="string" office:string-value="X1552.8">
            <text:p>X1552.8</text:p>
          </table:table-cell>
          <table:table-cell table:formula="of:=[.E236]+[.$J$6]" office:value-type="float" office:value="1193.15">
            <text:p>1193.15</text:p>
          </table:table-cell>
          <table:table-cell table:formula="of:=&quot;Y&quot; &amp; [.E237]" office:value-type="string" office:string-value="Y1193.15">
            <text:p>Y1193.15</text:p>
          </table:table-cell>
          <table:table-cell table:number-columns-repeated="8"/>
          <table:table-cell table:style-name="ce2" table:formula="of:=[.B238]" office:value-type="string" office:string-value="N244">
            <text:p>N244</text:p>
          </table:table-cell>
          <table:table-cell table:style-name="ce2" table:formula="of:=[.D238]" office:value-type="string" office:string-value="X1552.8">
            <text:p>X1552.8</text:p>
          </table:table-cell>
          <table:table-cell table:style-name="ce2" table:formula="of:=[.F238]" office:value-type="string" office:string-value="Y1198.9">
            <text:p>Y1198.9</text:p>
          </table:table-cell>
        </table:table-row>
        <table:table-row table:style-name="ro1">
          <table:table-cell table:formula="of:=[.A237]+1" office:value-type="float" office:value="244">
            <text:p>244</text:p>
          </table:table-cell>
          <table:table-cell table:formula="of:=&quot;N&quot;&amp;[.A238]" office:value-type="string" office:string-value="N244">
            <text:p>N24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8]" office:value-type="string" office:string-value="X1552.8">
            <text:p>X1552.8</text:p>
          </table:table-cell>
          <table:table-cell table:formula="of:=[.E237]+[.$J$6]" office:value-type="float" office:value="1198.9">
            <text:p>1198.9</text:p>
          </table:table-cell>
          <table:table-cell table:formula="of:=&quot;Y&quot; &amp; [.E238]" office:value-type="string" office:string-value="Y1198.9">
            <text:p>Y1198.9</text:p>
          </table:table-cell>
          <table:table-cell table:number-columns-repeated="8"/>
          <table:table-cell table:style-name="ce2" table:formula="of:=[.B239]" office:value-type="string" office:string-value="N245">
            <text:p>N245</text:p>
          </table:table-cell>
          <table:table-cell table:style-name="ce2" table:formula="of:=[.D239]" office:value-type="string" office:string-value="X1552.8">
            <text:p>X1552.8</text:p>
          </table:table-cell>
          <table:table-cell table:style-name="ce2" table:formula="of:=[.F239]" office:value-type="string" office:string-value="Y1204.65">
            <text:p>Y1204.65</text:p>
          </table:table-cell>
        </table:table-row>
        <table:table-row table:style-name="ro1">
          <table:table-cell table:formula="of:=[.A238]+1" office:value-type="float" office:value="245">
            <text:p>245</text:p>
          </table:table-cell>
          <table:table-cell table:formula="of:=&quot;N&quot;&amp;[.A239]" office:value-type="string" office:string-value="N245">
            <text:p>N24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39]" office:value-type="string" office:string-value="X1552.8">
            <text:p>X1552.8</text:p>
          </table:table-cell>
          <table:table-cell table:formula="of:=[.E238]+[.$J$6]" office:value-type="float" office:value="1204.65">
            <text:p>1204.65</text:p>
          </table:table-cell>
          <table:table-cell table:formula="of:=&quot;Y&quot; &amp; [.E239]" office:value-type="string" office:string-value="Y1204.65">
            <text:p>Y1204.65</text:p>
          </table:table-cell>
          <table:table-cell table:number-columns-repeated="8"/>
          <table:table-cell table:style-name="ce2" table:formula="of:=[.B240]" office:value-type="string" office:string-value="N246">
            <text:p>N246</text:p>
          </table:table-cell>
          <table:table-cell table:style-name="ce2" table:formula="of:=[.D240]" office:value-type="string" office:string-value="X1552.8">
            <text:p>X1552.8</text:p>
          </table:table-cell>
          <table:table-cell table:style-name="ce2" table:formula="of:=[.F240]" office:value-type="string" office:string-value="Y1210.4">
            <text:p>Y1210.4</text:p>
          </table:table-cell>
        </table:table-row>
        <table:table-row table:style-name="ro1">
          <table:table-cell table:formula="of:=[.A239]+1" office:value-type="float" office:value="246">
            <text:p>246</text:p>
          </table:table-cell>
          <table:table-cell table:formula="of:=&quot;N&quot;&amp;[.A240]" office:value-type="string" office:string-value="N246">
            <text:p>N24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0]" office:value-type="string" office:string-value="X1552.8">
            <text:p>X1552.8</text:p>
          </table:table-cell>
          <table:table-cell table:formula="of:=[.E239]+[.$J$6]" office:value-type="float" office:value="1210.4">
            <text:p>1210.4</text:p>
          </table:table-cell>
          <table:table-cell table:formula="of:=&quot;Y&quot; &amp; [.E240]" office:value-type="string" office:string-value="Y1210.4">
            <text:p>Y1210.4</text:p>
          </table:table-cell>
          <table:table-cell table:number-columns-repeated="8"/>
          <table:table-cell table:style-name="ce2" table:formula="of:=[.B241]" office:value-type="string" office:string-value="N247">
            <text:p>N247</text:p>
          </table:table-cell>
          <table:table-cell table:style-name="ce2" table:formula="of:=[.D241]" office:value-type="string" office:string-value="X1552.8">
            <text:p>X1552.8</text:p>
          </table:table-cell>
          <table:table-cell table:style-name="ce2" table:formula="of:=[.F241]" office:value-type="string" office:string-value="Y1216.15">
            <text:p>Y1216.15</text:p>
          </table:table-cell>
        </table:table-row>
        <table:table-row table:style-name="ro1">
          <table:table-cell table:formula="of:=[.A240]+1" office:value-type="float" office:value="247">
            <text:p>247</text:p>
          </table:table-cell>
          <table:table-cell table:formula="of:=&quot;N&quot;&amp;[.A241]" office:value-type="string" office:string-value="N247">
            <text:p>N24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1]" office:value-type="string" office:string-value="X1552.8">
            <text:p>X1552.8</text:p>
          </table:table-cell>
          <table:table-cell table:formula="of:=[.E240]+[.$J$6]" office:value-type="float" office:value="1216.15">
            <text:p>1216.15</text:p>
          </table:table-cell>
          <table:table-cell table:formula="of:=&quot;Y&quot; &amp; [.E241]" office:value-type="string" office:string-value="Y1216.15">
            <text:p>Y1216.15</text:p>
          </table:table-cell>
          <table:table-cell table:number-columns-repeated="8"/>
          <table:table-cell table:style-name="ce2" table:formula="of:=[.B242]" office:value-type="string" office:string-value="N248">
            <text:p>N248</text:p>
          </table:table-cell>
          <table:table-cell table:style-name="ce2" table:formula="of:=[.D242]" office:value-type="string" office:string-value="X1552.8">
            <text:p>X1552.8</text:p>
          </table:table-cell>
          <table:table-cell table:style-name="ce2" table:formula="of:=[.F242]" office:value-type="string" office:string-value="Y1221.9">
            <text:p>Y1221.9</text:p>
          </table:table-cell>
        </table:table-row>
        <table:table-row table:style-name="ro1">
          <table:table-cell table:formula="of:=[.A241]+1" office:value-type="float" office:value="248">
            <text:p>248</text:p>
          </table:table-cell>
          <table:table-cell table:formula="of:=&quot;N&quot;&amp;[.A242]" office:value-type="string" office:string-value="N248">
            <text:p>N24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2]" office:value-type="string" office:string-value="X1552.8">
            <text:p>X1552.8</text:p>
          </table:table-cell>
          <table:table-cell table:formula="of:=[.E241]+[.$J$6]" office:value-type="float" office:value="1221.9">
            <text:p>1221.9</text:p>
          </table:table-cell>
          <table:table-cell table:formula="of:=&quot;Y&quot; &amp; [.E242]" office:value-type="string" office:string-value="Y1221.9">
            <text:p>Y1221.9</text:p>
          </table:table-cell>
          <table:table-cell table:number-columns-repeated="8"/>
          <table:table-cell table:style-name="ce2" table:formula="of:=[.B243]" office:value-type="string" office:string-value="N249">
            <text:p>N249</text:p>
          </table:table-cell>
          <table:table-cell table:style-name="ce2" table:formula="of:=[.D243]" office:value-type="string" office:string-value="X1552.8">
            <text:p>X1552.8</text:p>
          </table:table-cell>
          <table:table-cell table:style-name="ce2" table:formula="of:=[.F243]" office:value-type="string" office:string-value="Y1227.65">
            <text:p>Y1227.65</text:p>
          </table:table-cell>
        </table:table-row>
        <table:table-row table:style-name="ro1">
          <table:table-cell table:formula="of:=[.A242]+1" office:value-type="float" office:value="249">
            <text:p>249</text:p>
          </table:table-cell>
          <table:table-cell table:formula="of:=&quot;N&quot;&amp;[.A243]" office:value-type="string" office:string-value="N249">
            <text:p>N24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3]" office:value-type="string" office:string-value="X1552.8">
            <text:p>X1552.8</text:p>
          </table:table-cell>
          <table:table-cell table:formula="of:=[.E242]+[.$J$6]" office:value-type="float" office:value="1227.65">
            <text:p>1227.65</text:p>
          </table:table-cell>
          <table:table-cell table:formula="of:=&quot;Y&quot; &amp; [.E243]" office:value-type="string" office:string-value="Y1227.65">
            <text:p>Y1227.65</text:p>
          </table:table-cell>
          <table:table-cell table:number-columns-repeated="8"/>
          <table:table-cell table:style-name="ce2" table:formula="of:=[.B244]" office:value-type="string" office:string-value="N250">
            <text:p>N250</text:p>
          </table:table-cell>
          <table:table-cell table:style-name="ce2" table:formula="of:=[.D244]" office:value-type="string" office:string-value="X1552.8">
            <text:p>X1552.8</text:p>
          </table:table-cell>
          <table:table-cell table:style-name="ce2" table:formula="of:=[.F244]" office:value-type="string" office:string-value="Y1233.4">
            <text:p>Y1233.4</text:p>
          </table:table-cell>
        </table:table-row>
        <table:table-row table:style-name="ro1">
          <table:table-cell table:formula="of:=[.A243]+1" office:value-type="float" office:value="250">
            <text:p>250</text:p>
          </table:table-cell>
          <table:table-cell table:formula="of:=&quot;N&quot;&amp;[.A244]" office:value-type="string" office:string-value="N250">
            <text:p>N25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4]" office:value-type="string" office:string-value="X1552.8">
            <text:p>X1552.8</text:p>
          </table:table-cell>
          <table:table-cell table:formula="of:=[.E243]+[.$J$6]" office:value-type="float" office:value="1233.4">
            <text:p>1233.4</text:p>
          </table:table-cell>
          <table:table-cell table:formula="of:=&quot;Y&quot; &amp; [.E244]" office:value-type="string" office:string-value="Y1233.4">
            <text:p>Y1233.4</text:p>
          </table:table-cell>
          <table:table-cell table:number-columns-repeated="8"/>
          <table:table-cell table:style-name="ce2" table:formula="of:=[.B245]" office:value-type="string" office:string-value="N251">
            <text:p>N251</text:p>
          </table:table-cell>
          <table:table-cell table:style-name="ce2" table:formula="of:=[.D245]" office:value-type="string" office:string-value="X1552.8">
            <text:p>X1552.8</text:p>
          </table:table-cell>
          <table:table-cell table:style-name="ce2" table:formula="of:=[.F245]" office:value-type="string" office:string-value="Y1239.15">
            <text:p>Y1239.15</text:p>
          </table:table-cell>
        </table:table-row>
        <table:table-row table:style-name="ro1">
          <table:table-cell table:formula="of:=[.A244]+1" office:value-type="float" office:value="251">
            <text:p>251</text:p>
          </table:table-cell>
          <table:table-cell table:formula="of:=&quot;N&quot;&amp;[.A245]" office:value-type="string" office:string-value="N251">
            <text:p>N25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5]" office:value-type="string" office:string-value="X1552.8">
            <text:p>X1552.8</text:p>
          </table:table-cell>
          <table:table-cell table:formula="of:=[.E244]+[.$J$6]" office:value-type="float" office:value="1239.15">
            <text:p>1239.15</text:p>
          </table:table-cell>
          <table:table-cell table:formula="of:=&quot;Y&quot; &amp; [.E245]" office:value-type="string" office:string-value="Y1239.15">
            <text:p>Y1239.15</text:p>
          </table:table-cell>
          <table:table-cell table:number-columns-repeated="8"/>
          <table:table-cell table:style-name="ce2" table:formula="of:=[.B246]" office:value-type="string" office:string-value="N252">
            <text:p>N252</text:p>
          </table:table-cell>
          <table:table-cell table:style-name="ce2" table:formula="of:=[.D246]" office:value-type="string" office:string-value="X1552.8">
            <text:p>X1552.8</text:p>
          </table:table-cell>
          <table:table-cell table:style-name="ce2" table:formula="of:=[.F246]" office:value-type="string" office:string-value="Y1244.9">
            <text:p>Y1244.9</text:p>
          </table:table-cell>
        </table:table-row>
        <table:table-row table:style-name="ro1">
          <table:table-cell table:formula="of:=[.A245]+1" office:value-type="float" office:value="252">
            <text:p>252</text:p>
          </table:table-cell>
          <table:table-cell table:formula="of:=&quot;N&quot;&amp;[.A246]" office:value-type="string" office:string-value="N252">
            <text:p>N25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6]" office:value-type="string" office:string-value="X1552.8">
            <text:p>X1552.8</text:p>
          </table:table-cell>
          <table:table-cell table:formula="of:=[.E245]+[.$J$6]" office:value-type="float" office:value="1244.9">
            <text:p>1244.9</text:p>
          </table:table-cell>
          <table:table-cell table:formula="of:=&quot;Y&quot; &amp; [.E246]" office:value-type="string" office:string-value="Y1244.9">
            <text:p>Y1244.9</text:p>
          </table:table-cell>
          <table:table-cell table:number-columns-repeated="8"/>
          <table:table-cell table:style-name="ce2" table:formula="of:=[.B247]" office:value-type="string" office:string-value="N253">
            <text:p>N253</text:p>
          </table:table-cell>
          <table:table-cell table:style-name="ce2" table:formula="of:=[.D247]" office:value-type="string" office:string-value="X1552.8">
            <text:p>X1552.8</text:p>
          </table:table-cell>
          <table:table-cell table:style-name="ce2" table:formula="of:=[.F247]" office:value-type="string" office:string-value="Y1250.65">
            <text:p>Y1250.65</text:p>
          </table:table-cell>
        </table:table-row>
        <table:table-row table:style-name="ro1">
          <table:table-cell table:formula="of:=[.A246]+1" office:value-type="float" office:value="253">
            <text:p>253</text:p>
          </table:table-cell>
          <table:table-cell table:formula="of:=&quot;N&quot;&amp;[.A247]" office:value-type="string" office:string-value="N253">
            <text:p>N25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7]" office:value-type="string" office:string-value="X1552.8">
            <text:p>X1552.8</text:p>
          </table:table-cell>
          <table:table-cell table:formula="of:=[.E246]+[.$J$6]" office:value-type="float" office:value="1250.65">
            <text:p>1250.65</text:p>
          </table:table-cell>
          <table:table-cell table:formula="of:=&quot;Y&quot; &amp; [.E247]" office:value-type="string" office:string-value="Y1250.65">
            <text:p>Y1250.65</text:p>
          </table:table-cell>
          <table:table-cell table:number-columns-repeated="8"/>
          <table:table-cell table:style-name="ce2" table:formula="of:=[.B248]" office:value-type="string" office:string-value="N254">
            <text:p>N254</text:p>
          </table:table-cell>
          <table:table-cell table:style-name="ce2" table:formula="of:=[.D248]" office:value-type="string" office:string-value="X1552.8">
            <text:p>X1552.8</text:p>
          </table:table-cell>
          <table:table-cell table:style-name="ce2" table:formula="of:=[.F248]" office:value-type="string" office:string-value="Y1256.4">
            <text:p>Y1256.4</text:p>
          </table:table-cell>
        </table:table-row>
        <table:table-row table:style-name="ro1">
          <table:table-cell table:formula="of:=[.A247]+1" office:value-type="float" office:value="254">
            <text:p>254</text:p>
          </table:table-cell>
          <table:table-cell table:formula="of:=&quot;N&quot;&amp;[.A248]" office:value-type="string" office:string-value="N254">
            <text:p>N25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8]" office:value-type="string" office:string-value="X1552.8">
            <text:p>X1552.8</text:p>
          </table:table-cell>
          <table:table-cell table:formula="of:=[.E247]+[.$J$6]" office:value-type="float" office:value="1256.4">
            <text:p>1256.4</text:p>
          </table:table-cell>
          <table:table-cell table:formula="of:=&quot;Y&quot; &amp; [.E248]" office:value-type="string" office:string-value="Y1256.4">
            <text:p>Y1256.4</text:p>
          </table:table-cell>
          <table:table-cell table:number-columns-repeated="8"/>
          <table:table-cell table:style-name="ce2" table:formula="of:=[.B249]" office:value-type="string" office:string-value="N255">
            <text:p>N255</text:p>
          </table:table-cell>
          <table:table-cell table:style-name="ce2" table:formula="of:=[.D249]" office:value-type="string" office:string-value="X1552.8">
            <text:p>X1552.8</text:p>
          </table:table-cell>
          <table:table-cell table:style-name="ce2" table:formula="of:=[.F249]" office:value-type="string" office:string-value="Y1262.15">
            <text:p>Y1262.15</text:p>
          </table:table-cell>
        </table:table-row>
        <table:table-row table:style-name="ro1">
          <table:table-cell table:formula="of:=[.A248]+1" office:value-type="float" office:value="255">
            <text:p>255</text:p>
          </table:table-cell>
          <table:table-cell table:formula="of:=&quot;N&quot;&amp;[.A249]" office:value-type="string" office:string-value="N255">
            <text:p>N25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49]" office:value-type="string" office:string-value="X1552.8">
            <text:p>X1552.8</text:p>
          </table:table-cell>
          <table:table-cell table:formula="of:=[.E248]+[.$J$6]" office:value-type="float" office:value="1262.15">
            <text:p>1262.15</text:p>
          </table:table-cell>
          <table:table-cell table:formula="of:=&quot;Y&quot; &amp; [.E249]" office:value-type="string" office:string-value="Y1262.15">
            <text:p>Y1262.15</text:p>
          </table:table-cell>
          <table:table-cell table:number-columns-repeated="8"/>
          <table:table-cell table:style-name="ce2" table:formula="of:=[.B250]" office:value-type="string" office:string-value="N256">
            <text:p>N256</text:p>
          </table:table-cell>
          <table:table-cell table:style-name="ce2" table:formula="of:=[.D250]" office:value-type="string" office:string-value="X1552.8">
            <text:p>X1552.8</text:p>
          </table:table-cell>
          <table:table-cell table:style-name="ce2" table:formula="of:=[.F250]" office:value-type="string" office:string-value="Y1267.9">
            <text:p>Y1267.9</text:p>
          </table:table-cell>
        </table:table-row>
        <table:table-row table:style-name="ro1">
          <table:table-cell table:formula="of:=[.A249]+1" office:value-type="float" office:value="256">
            <text:p>256</text:p>
          </table:table-cell>
          <table:table-cell table:formula="of:=&quot;N&quot;&amp;[.A250]" office:value-type="string" office:string-value="N256">
            <text:p>N25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0]" office:value-type="string" office:string-value="X1552.8">
            <text:p>X1552.8</text:p>
          </table:table-cell>
          <table:table-cell table:formula="of:=[.E249]+[.$J$6]" office:value-type="float" office:value="1267.9">
            <text:p>1267.9</text:p>
          </table:table-cell>
          <table:table-cell table:formula="of:=&quot;Y&quot; &amp; [.E250]" office:value-type="string" office:string-value="Y1267.9">
            <text:p>Y1267.9</text:p>
          </table:table-cell>
          <table:table-cell table:number-columns-repeated="8"/>
          <table:table-cell table:style-name="ce2" table:formula="of:=[.B251]" office:value-type="string" office:string-value="N257">
            <text:p>N257</text:p>
          </table:table-cell>
          <table:table-cell table:style-name="ce2" table:formula="of:=[.D251]" office:value-type="string" office:string-value="X1552.8">
            <text:p>X1552.8</text:p>
          </table:table-cell>
          <table:table-cell table:style-name="ce2" table:formula="of:=[.F251]" office:value-type="string" office:string-value="Y1273.65">
            <text:p>Y1273.65</text:p>
          </table:table-cell>
        </table:table-row>
        <table:table-row table:style-name="ro1">
          <table:table-cell table:formula="of:=[.A250]+1" office:value-type="float" office:value="257">
            <text:p>257</text:p>
          </table:table-cell>
          <table:table-cell table:formula="of:=&quot;N&quot;&amp;[.A251]" office:value-type="string" office:string-value="N257">
            <text:p>N25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1]" office:value-type="string" office:string-value="X1552.8">
            <text:p>X1552.8</text:p>
          </table:table-cell>
          <table:table-cell table:formula="of:=[.E250]+[.$J$6]" office:value-type="float" office:value="1273.65">
            <text:p>1273.65</text:p>
          </table:table-cell>
          <table:table-cell table:formula="of:=&quot;Y&quot; &amp; [.E251]" office:value-type="string" office:string-value="Y1273.65">
            <text:p>Y1273.65</text:p>
          </table:table-cell>
          <table:table-cell table:number-columns-repeated="8"/>
          <table:table-cell table:style-name="ce2" table:formula="of:=[.B252]" office:value-type="string" office:string-value="N258">
            <text:p>N258</text:p>
          </table:table-cell>
          <table:table-cell table:style-name="ce2" table:formula="of:=[.D252]" office:value-type="string" office:string-value="X1552.8">
            <text:p>X1552.8</text:p>
          </table:table-cell>
          <table:table-cell table:style-name="ce2" table:formula="of:=[.F252]" office:value-type="string" office:string-value="Y1279.4">
            <text:p>Y1279.4</text:p>
          </table:table-cell>
        </table:table-row>
        <table:table-row table:style-name="ro1">
          <table:table-cell table:formula="of:=[.A251]+1" office:value-type="float" office:value="258">
            <text:p>258</text:p>
          </table:table-cell>
          <table:table-cell table:formula="of:=&quot;N&quot;&amp;[.A252]" office:value-type="string" office:string-value="N258">
            <text:p>N25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2]" office:value-type="string" office:string-value="X1552.8">
            <text:p>X1552.8</text:p>
          </table:table-cell>
          <table:table-cell table:formula="of:=[.E251]+[.$J$6]" office:value-type="float" office:value="1279.4">
            <text:p>1279.4</text:p>
          </table:table-cell>
          <table:table-cell table:formula="of:=&quot;Y&quot; &amp; [.E252]" office:value-type="string" office:string-value="Y1279.4">
            <text:p>Y1279.4</text:p>
          </table:table-cell>
          <table:table-cell table:number-columns-repeated="8"/>
          <table:table-cell table:style-name="ce2" table:formula="of:=[.B253]" office:value-type="string" office:string-value="N259">
            <text:p>N259</text:p>
          </table:table-cell>
          <table:table-cell table:style-name="ce2" table:formula="of:=[.D253]" office:value-type="string" office:string-value="X1552.8">
            <text:p>X1552.8</text:p>
          </table:table-cell>
          <table:table-cell table:style-name="ce2" table:formula="of:=[.F253]" office:value-type="string" office:string-value="Y1285.15">
            <text:p>Y1285.15</text:p>
          </table:table-cell>
        </table:table-row>
        <table:table-row table:style-name="ro1">
          <table:table-cell table:formula="of:=[.A252]+1" office:value-type="float" office:value="259">
            <text:p>259</text:p>
          </table:table-cell>
          <table:table-cell table:formula="of:=&quot;N&quot;&amp;[.A253]" office:value-type="string" office:string-value="N259">
            <text:p>N25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3]" office:value-type="string" office:string-value="X1552.8">
            <text:p>X1552.8</text:p>
          </table:table-cell>
          <table:table-cell table:formula="of:=[.E252]+[.$J$6]" office:value-type="float" office:value="1285.15">
            <text:p>1285.15</text:p>
          </table:table-cell>
          <table:table-cell table:formula="of:=&quot;Y&quot; &amp; [.E253]" office:value-type="string" office:string-value="Y1285.15">
            <text:p>Y1285.15</text:p>
          </table:table-cell>
          <table:table-cell table:number-columns-repeated="8"/>
          <table:table-cell table:style-name="ce2" table:formula="of:=[.B254]" office:value-type="string" office:string-value="N260">
            <text:p>N260</text:p>
          </table:table-cell>
          <table:table-cell table:style-name="ce2" table:formula="of:=[.D254]" office:value-type="string" office:string-value="X1552.8">
            <text:p>X1552.8</text:p>
          </table:table-cell>
          <table:table-cell table:style-name="ce2" table:formula="of:=[.F254]" office:value-type="string" office:string-value="Y1290.9">
            <text:p>Y1290.9</text:p>
          </table:table-cell>
        </table:table-row>
        <table:table-row table:style-name="ro1">
          <table:table-cell table:formula="of:=[.A253]+1" office:value-type="float" office:value="260">
            <text:p>260</text:p>
          </table:table-cell>
          <table:table-cell table:formula="of:=&quot;N&quot;&amp;[.A254]" office:value-type="string" office:string-value="N260">
            <text:p>N26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4]" office:value-type="string" office:string-value="X1552.8">
            <text:p>X1552.8</text:p>
          </table:table-cell>
          <table:table-cell table:formula="of:=[.E253]+[.$J$6]" office:value-type="float" office:value="1290.9">
            <text:p>1290.9</text:p>
          </table:table-cell>
          <table:table-cell table:formula="of:=&quot;Y&quot; &amp; [.E254]" office:value-type="string" office:string-value="Y1290.9">
            <text:p>Y1290.9</text:p>
          </table:table-cell>
          <table:table-cell table:number-columns-repeated="8"/>
          <table:table-cell table:style-name="ce2" table:formula="of:=[.B255]" office:value-type="string" office:string-value="N261">
            <text:p>N261</text:p>
          </table:table-cell>
          <table:table-cell table:style-name="ce2" table:formula="of:=[.D255]" office:value-type="string" office:string-value="X1552.8">
            <text:p>X1552.8</text:p>
          </table:table-cell>
          <table:table-cell table:style-name="ce2" table:formula="of:=[.F255]" office:value-type="string" office:string-value="Y1296.65">
            <text:p>Y1296.65</text:p>
          </table:table-cell>
        </table:table-row>
        <table:table-row table:style-name="ro1">
          <table:table-cell table:formula="of:=[.A254]+1" office:value-type="float" office:value="261">
            <text:p>261</text:p>
          </table:table-cell>
          <table:table-cell table:formula="of:=&quot;N&quot;&amp;[.A255]" office:value-type="string" office:string-value="N261">
            <text:p>N26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5]" office:value-type="string" office:string-value="X1552.8">
            <text:p>X1552.8</text:p>
          </table:table-cell>
          <table:table-cell table:formula="of:=[.E254]+[.$J$6]" office:value-type="float" office:value="1296.65">
            <text:p>1296.65</text:p>
          </table:table-cell>
          <table:table-cell table:formula="of:=&quot;Y&quot; &amp; [.E255]" office:value-type="string" office:string-value="Y1296.65">
            <text:p>Y1296.65</text:p>
          </table:table-cell>
          <table:table-cell table:number-columns-repeated="8"/>
          <table:table-cell table:style-name="ce2" table:formula="of:=[.B256]" office:value-type="string" office:string-value="N262">
            <text:p>N262</text:p>
          </table:table-cell>
          <table:table-cell table:style-name="ce2" table:formula="of:=[.D256]" office:value-type="string" office:string-value="X1552.8">
            <text:p>X1552.8</text:p>
          </table:table-cell>
          <table:table-cell table:style-name="ce2" table:formula="of:=[.F256]" office:value-type="string" office:string-value="Y1302.4">
            <text:p>Y1302.4</text:p>
          </table:table-cell>
        </table:table-row>
        <table:table-row table:style-name="ro1">
          <table:table-cell table:formula="of:=[.A255]+1" office:value-type="float" office:value="262">
            <text:p>262</text:p>
          </table:table-cell>
          <table:table-cell table:formula="of:=&quot;N&quot;&amp;[.A256]" office:value-type="string" office:string-value="N262">
            <text:p>N26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6]" office:value-type="string" office:string-value="X1552.8">
            <text:p>X1552.8</text:p>
          </table:table-cell>
          <table:table-cell table:formula="of:=[.E255]+[.$J$6]" office:value-type="float" office:value="1302.4">
            <text:p>1302.4</text:p>
          </table:table-cell>
          <table:table-cell table:formula="of:=&quot;Y&quot; &amp; [.E256]" office:value-type="string" office:string-value="Y1302.4">
            <text:p>Y1302.4</text:p>
          </table:table-cell>
          <table:table-cell table:number-columns-repeated="8"/>
          <table:table-cell table:style-name="ce2" table:formula="of:=[.B257]" office:value-type="string" office:string-value="N263">
            <text:p>N263</text:p>
          </table:table-cell>
          <table:table-cell table:style-name="ce2" table:formula="of:=[.D257]" office:value-type="string" office:string-value="X1552.8">
            <text:p>X1552.8</text:p>
          </table:table-cell>
          <table:table-cell table:style-name="ce2" table:formula="of:=[.F257]" office:value-type="string" office:string-value="Y1308.15">
            <text:p>Y1308.15</text:p>
          </table:table-cell>
        </table:table-row>
        <table:table-row table:style-name="ro1">
          <table:table-cell table:formula="of:=[.A256]+1" office:value-type="float" office:value="263">
            <text:p>263</text:p>
          </table:table-cell>
          <table:table-cell table:formula="of:=&quot;N&quot;&amp;[.A257]" office:value-type="string" office:string-value="N263">
            <text:p>N26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7]" office:value-type="string" office:string-value="X1552.8">
            <text:p>X1552.8</text:p>
          </table:table-cell>
          <table:table-cell table:formula="of:=[.E256]+[.$J$6]" office:value-type="float" office:value="1308.15">
            <text:p>1308.15</text:p>
          </table:table-cell>
          <table:table-cell table:formula="of:=&quot;Y&quot; &amp; [.E257]" office:value-type="string" office:string-value="Y1308.15">
            <text:p>Y1308.15</text:p>
          </table:table-cell>
          <table:table-cell table:number-columns-repeated="8"/>
          <table:table-cell table:style-name="ce2" table:formula="of:=[.B258]" office:value-type="string" office:string-value="N264">
            <text:p>N264</text:p>
          </table:table-cell>
          <table:table-cell table:style-name="ce2" table:formula="of:=[.D258]" office:value-type="string" office:string-value="X1552.8">
            <text:p>X1552.8</text:p>
          </table:table-cell>
          <table:table-cell table:style-name="ce2" table:formula="of:=[.F258]" office:value-type="string" office:string-value="Y1313.9">
            <text:p>Y1313.9</text:p>
          </table:table-cell>
        </table:table-row>
        <table:table-row table:style-name="ro1">
          <table:table-cell table:formula="of:=[.A257]+1" office:value-type="float" office:value="264">
            <text:p>264</text:p>
          </table:table-cell>
          <table:table-cell table:formula="of:=&quot;N&quot;&amp;[.A258]" office:value-type="string" office:string-value="N264">
            <text:p>N26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8]" office:value-type="string" office:string-value="X1552.8">
            <text:p>X1552.8</text:p>
          </table:table-cell>
          <table:table-cell table:formula="of:=[.E257]+[.$J$6]" office:value-type="float" office:value="1313.9">
            <text:p>1313.9</text:p>
          </table:table-cell>
          <table:table-cell table:formula="of:=&quot;Y&quot; &amp; [.E258]" office:value-type="string" office:string-value="Y1313.9">
            <text:p>Y1313.9</text:p>
          </table:table-cell>
          <table:table-cell table:number-columns-repeated="8"/>
          <table:table-cell table:style-name="ce2" table:formula="of:=[.B259]" office:value-type="string" office:string-value="N265">
            <text:p>N265</text:p>
          </table:table-cell>
          <table:table-cell table:style-name="ce2" table:formula="of:=[.D259]" office:value-type="string" office:string-value="X1552.8">
            <text:p>X1552.8</text:p>
          </table:table-cell>
          <table:table-cell table:style-name="ce2" table:formula="of:=[.F259]" office:value-type="string" office:string-value="Y1319.65">
            <text:p>Y1319.65</text:p>
          </table:table-cell>
        </table:table-row>
        <table:table-row table:style-name="ro1">
          <table:table-cell table:formula="of:=[.A258]+1" office:value-type="float" office:value="265">
            <text:p>265</text:p>
          </table:table-cell>
          <table:table-cell table:formula="of:=&quot;N&quot;&amp;[.A259]" office:value-type="string" office:string-value="N265">
            <text:p>N26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59]" office:value-type="string" office:string-value="X1552.8">
            <text:p>X1552.8</text:p>
          </table:table-cell>
          <table:table-cell table:formula="of:=[.E258]+[.$J$6]" office:value-type="float" office:value="1319.65">
            <text:p>1319.65</text:p>
          </table:table-cell>
          <table:table-cell table:formula="of:=&quot;Y&quot; &amp; [.E259]" office:value-type="string" office:string-value="Y1319.65">
            <text:p>Y1319.65</text:p>
          </table:table-cell>
          <table:table-cell table:number-columns-repeated="8"/>
          <table:table-cell table:style-name="ce2" table:formula="of:=[.B260]" office:value-type="string" office:string-value="N266">
            <text:p>N266</text:p>
          </table:table-cell>
          <table:table-cell table:style-name="ce2" table:formula="of:=[.D260]" office:value-type="string" office:string-value="X1552.8">
            <text:p>X1552.8</text:p>
          </table:table-cell>
          <table:table-cell table:style-name="ce2" table:formula="of:=[.F260]" office:value-type="string" office:string-value="Y1325.4">
            <text:p>Y1325.4</text:p>
          </table:table-cell>
        </table:table-row>
        <table:table-row table:style-name="ro1">
          <table:table-cell table:formula="of:=[.A259]+1" office:value-type="float" office:value="266">
            <text:p>266</text:p>
          </table:table-cell>
          <table:table-cell table:formula="of:=&quot;N&quot;&amp;[.A260]" office:value-type="string" office:string-value="N266">
            <text:p>N26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0]" office:value-type="string" office:string-value="X1552.8">
            <text:p>X1552.8</text:p>
          </table:table-cell>
          <table:table-cell table:formula="of:=[.E259]+[.$J$6]" office:value-type="float" office:value="1325.4">
            <text:p>1325.4</text:p>
          </table:table-cell>
          <table:table-cell table:formula="of:=&quot;Y&quot; &amp; [.E260]" office:value-type="string" office:string-value="Y1325.4">
            <text:p>Y1325.4</text:p>
          </table:table-cell>
          <table:table-cell table:number-columns-repeated="8"/>
          <table:table-cell table:style-name="ce2" table:formula="of:=[.B261]" office:value-type="string" office:string-value="N267">
            <text:p>N267</text:p>
          </table:table-cell>
          <table:table-cell table:style-name="ce2" table:formula="of:=[.D261]" office:value-type="string" office:string-value="X1552.8">
            <text:p>X1552.8</text:p>
          </table:table-cell>
          <table:table-cell table:style-name="ce2" table:formula="of:=[.F261]" office:value-type="string" office:string-value="Y1331.15">
            <text:p>Y1331.15</text:p>
          </table:table-cell>
        </table:table-row>
        <table:table-row table:style-name="ro1">
          <table:table-cell table:formula="of:=[.A260]+1" office:value-type="float" office:value="267">
            <text:p>267</text:p>
          </table:table-cell>
          <table:table-cell table:formula="of:=&quot;N&quot;&amp;[.A261]" office:value-type="string" office:string-value="N267">
            <text:p>N26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1]" office:value-type="string" office:string-value="X1552.8">
            <text:p>X1552.8</text:p>
          </table:table-cell>
          <table:table-cell table:formula="of:=[.E260]+[.$J$6]" office:value-type="float" office:value="1331.15">
            <text:p>1331.15</text:p>
          </table:table-cell>
          <table:table-cell table:formula="of:=&quot;Y&quot; &amp; [.E261]" office:value-type="string" office:string-value="Y1331.15">
            <text:p>Y1331.15</text:p>
          </table:table-cell>
          <table:table-cell table:number-columns-repeated="8"/>
          <table:table-cell table:style-name="ce2" table:formula="of:=[.B262]" office:value-type="string" office:string-value="N268">
            <text:p>N268</text:p>
          </table:table-cell>
          <table:table-cell table:style-name="ce2" table:formula="of:=[.D262]" office:value-type="string" office:string-value="X1552.8">
            <text:p>X1552.8</text:p>
          </table:table-cell>
          <table:table-cell table:style-name="ce2" table:formula="of:=[.F262]" office:value-type="string" office:string-value="Y1336.9">
            <text:p>Y1336.9</text:p>
          </table:table-cell>
        </table:table-row>
        <table:table-row table:style-name="ro1">
          <table:table-cell table:formula="of:=[.A261]+1" office:value-type="float" office:value="268">
            <text:p>268</text:p>
          </table:table-cell>
          <table:table-cell table:formula="of:=&quot;N&quot;&amp;[.A262]" office:value-type="string" office:string-value="N268">
            <text:p>N26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2]" office:value-type="string" office:string-value="X1552.8">
            <text:p>X1552.8</text:p>
          </table:table-cell>
          <table:table-cell table:formula="of:=[.E261]+[.$J$6]" office:value-type="float" office:value="1336.9">
            <text:p>1336.9</text:p>
          </table:table-cell>
          <table:table-cell table:formula="of:=&quot;Y&quot; &amp; [.E262]" office:value-type="string" office:string-value="Y1336.9">
            <text:p>Y1336.9</text:p>
          </table:table-cell>
          <table:table-cell table:number-columns-repeated="8"/>
          <table:table-cell table:style-name="ce2" table:formula="of:=[.B263]" office:value-type="string" office:string-value="N269">
            <text:p>N269</text:p>
          </table:table-cell>
          <table:table-cell table:style-name="ce2" table:formula="of:=[.D263]" office:value-type="string" office:string-value="X1552.8">
            <text:p>X1552.8</text:p>
          </table:table-cell>
          <table:table-cell table:style-name="ce2" table:formula="of:=[.F263]" office:value-type="string" office:string-value="Y1342.65">
            <text:p>Y1342.65</text:p>
          </table:table-cell>
        </table:table-row>
        <table:table-row table:style-name="ro1">
          <table:table-cell table:formula="of:=[.A262]+1" office:value-type="float" office:value="269">
            <text:p>269</text:p>
          </table:table-cell>
          <table:table-cell table:formula="of:=&quot;N&quot;&amp;[.A263]" office:value-type="string" office:string-value="N269">
            <text:p>N26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3]" office:value-type="string" office:string-value="X1552.8">
            <text:p>X1552.8</text:p>
          </table:table-cell>
          <table:table-cell table:formula="of:=[.E262]+[.$J$6]" office:value-type="float" office:value="1342.65">
            <text:p>1342.65</text:p>
          </table:table-cell>
          <table:table-cell table:formula="of:=&quot;Y&quot; &amp; [.E263]" office:value-type="string" office:string-value="Y1342.65">
            <text:p>Y1342.65</text:p>
          </table:table-cell>
          <table:table-cell table:number-columns-repeated="8"/>
          <table:table-cell table:style-name="ce2" table:formula="of:=[.B264]" office:value-type="string" office:string-value="N270">
            <text:p>N270</text:p>
          </table:table-cell>
          <table:table-cell table:style-name="ce2" table:formula="of:=[.D264]" office:value-type="string" office:string-value="X1552.8">
            <text:p>X1552.8</text:p>
          </table:table-cell>
          <table:table-cell table:style-name="ce2" table:formula="of:=[.F264]" office:value-type="string" office:string-value="Y1348.4">
            <text:p>Y1348.4</text:p>
          </table:table-cell>
        </table:table-row>
        <table:table-row table:style-name="ro1">
          <table:table-cell table:formula="of:=[.A263]+1" office:value-type="float" office:value="270">
            <text:p>270</text:p>
          </table:table-cell>
          <table:table-cell table:formula="of:=&quot;N&quot;&amp;[.A264]" office:value-type="string" office:string-value="N270">
            <text:p>N27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4]" office:value-type="string" office:string-value="X1552.8">
            <text:p>X1552.8</text:p>
          </table:table-cell>
          <table:table-cell table:formula="of:=[.E263]+[.$J$6]" office:value-type="float" office:value="1348.4">
            <text:p>1348.4</text:p>
          </table:table-cell>
          <table:table-cell table:formula="of:=&quot;Y&quot; &amp; [.E264]" office:value-type="string" office:string-value="Y1348.4">
            <text:p>Y1348.4</text:p>
          </table:table-cell>
          <table:table-cell table:number-columns-repeated="8"/>
          <table:table-cell table:style-name="ce2" table:formula="of:=[.B265]" office:value-type="string" office:string-value="N271">
            <text:p>N271</text:p>
          </table:table-cell>
          <table:table-cell table:style-name="ce2" table:formula="of:=[.D265]" office:value-type="string" office:string-value="X1552.8">
            <text:p>X1552.8</text:p>
          </table:table-cell>
          <table:table-cell table:style-name="ce2" table:formula="of:=[.F265]" office:value-type="string" office:string-value="Y1354.15">
            <text:p>Y1354.15</text:p>
          </table:table-cell>
        </table:table-row>
        <table:table-row table:style-name="ro1">
          <table:table-cell table:formula="of:=[.A264]+1" office:value-type="float" office:value="271">
            <text:p>271</text:p>
          </table:table-cell>
          <table:table-cell table:formula="of:=&quot;N&quot;&amp;[.A265]" office:value-type="string" office:string-value="N271">
            <text:p>N27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5]" office:value-type="string" office:string-value="X1552.8">
            <text:p>X1552.8</text:p>
          </table:table-cell>
          <table:table-cell table:formula="of:=[.E264]+[.$J$6]" office:value-type="float" office:value="1354.15">
            <text:p>1354.15</text:p>
          </table:table-cell>
          <table:table-cell table:formula="of:=&quot;Y&quot; &amp; [.E265]" office:value-type="string" office:string-value="Y1354.15">
            <text:p>Y1354.15</text:p>
          </table:table-cell>
          <table:table-cell table:number-columns-repeated="8"/>
          <table:table-cell table:style-name="ce2" table:formula="of:=[.B266]" office:value-type="string" office:string-value="N272">
            <text:p>N272</text:p>
          </table:table-cell>
          <table:table-cell table:style-name="ce2" table:formula="of:=[.D266]" office:value-type="string" office:string-value="X1552.8">
            <text:p>X1552.8</text:p>
          </table:table-cell>
          <table:table-cell table:style-name="ce2" table:formula="of:=[.F266]" office:value-type="string" office:string-value="Y1359.9">
            <text:p>Y1359.9</text:p>
          </table:table-cell>
        </table:table-row>
        <table:table-row table:style-name="ro1">
          <table:table-cell table:formula="of:=[.A265]+1" office:value-type="float" office:value="272">
            <text:p>272</text:p>
          </table:table-cell>
          <table:table-cell table:formula="of:=&quot;N&quot;&amp;[.A266]" office:value-type="string" office:string-value="N272">
            <text:p>N27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6]" office:value-type="string" office:string-value="X1552.8">
            <text:p>X1552.8</text:p>
          </table:table-cell>
          <table:table-cell table:formula="of:=[.E265]+[.$J$6]" office:value-type="float" office:value="1359.9">
            <text:p>1359.9</text:p>
          </table:table-cell>
          <table:table-cell table:formula="of:=&quot;Y&quot; &amp; [.E266]" office:value-type="string" office:string-value="Y1359.9">
            <text:p>Y1359.9</text:p>
          </table:table-cell>
          <table:table-cell table:number-columns-repeated="8"/>
          <table:table-cell table:style-name="ce2" table:formula="of:=[.B267]" office:value-type="string" office:string-value="N273">
            <text:p>N273</text:p>
          </table:table-cell>
          <table:table-cell table:style-name="ce2" table:formula="of:=[.D267]" office:value-type="string" office:string-value="X1552.8">
            <text:p>X1552.8</text:p>
          </table:table-cell>
          <table:table-cell table:style-name="ce2" table:formula="of:=[.F267]" office:value-type="string" office:string-value="Y1365.65">
            <text:p>Y1365.65</text:p>
          </table:table-cell>
        </table:table-row>
        <table:table-row table:style-name="ro1">
          <table:table-cell table:formula="of:=[.A266]+1" office:value-type="float" office:value="273">
            <text:p>273</text:p>
          </table:table-cell>
          <table:table-cell table:formula="of:=&quot;N&quot;&amp;[.A267]" office:value-type="string" office:string-value="N273">
            <text:p>N27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7]" office:value-type="string" office:string-value="X1552.8">
            <text:p>X1552.8</text:p>
          </table:table-cell>
          <table:table-cell table:formula="of:=[.E266]+[.$J$6]" office:value-type="float" office:value="1365.65">
            <text:p>1365.65</text:p>
          </table:table-cell>
          <table:table-cell table:formula="of:=&quot;Y&quot; &amp; [.E267]" office:value-type="string" office:string-value="Y1365.65">
            <text:p>Y1365.65</text:p>
          </table:table-cell>
          <table:table-cell table:number-columns-repeated="8"/>
          <table:table-cell table:style-name="ce2" table:formula="of:=[.B268]" office:value-type="string" office:string-value="N274">
            <text:p>N274</text:p>
          </table:table-cell>
          <table:table-cell table:style-name="ce2" table:formula="of:=[.D268]" office:value-type="string" office:string-value="X1552.8">
            <text:p>X1552.8</text:p>
          </table:table-cell>
          <table:table-cell table:style-name="ce2" table:formula="of:=[.F268]" office:value-type="string" office:string-value="Y1371.4">
            <text:p>Y1371.4</text:p>
          </table:table-cell>
        </table:table-row>
        <table:table-row table:style-name="ro1">
          <table:table-cell table:formula="of:=[.A267]+1" office:value-type="float" office:value="274">
            <text:p>274</text:p>
          </table:table-cell>
          <table:table-cell table:formula="of:=&quot;N&quot;&amp;[.A268]" office:value-type="string" office:string-value="N274">
            <text:p>N27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8]" office:value-type="string" office:string-value="X1552.8">
            <text:p>X1552.8</text:p>
          </table:table-cell>
          <table:table-cell table:formula="of:=[.E267]+[.$J$6]" office:value-type="float" office:value="1371.4">
            <text:p>1371.4</text:p>
          </table:table-cell>
          <table:table-cell table:formula="of:=&quot;Y&quot; &amp; [.E268]" office:value-type="string" office:string-value="Y1371.4">
            <text:p>Y1371.4</text:p>
          </table:table-cell>
          <table:table-cell table:number-columns-repeated="8"/>
          <table:table-cell table:style-name="ce2" table:formula="of:=[.B269]" office:value-type="string" office:string-value="N275">
            <text:p>N275</text:p>
          </table:table-cell>
          <table:table-cell table:style-name="ce2" table:formula="of:=[.D269]" office:value-type="string" office:string-value="X1552.8">
            <text:p>X1552.8</text:p>
          </table:table-cell>
          <table:table-cell table:style-name="ce2" table:formula="of:=[.F269]" office:value-type="string" office:string-value="Y1377.15">
            <text:p>Y1377.15</text:p>
          </table:table-cell>
        </table:table-row>
        <table:table-row table:style-name="ro1">
          <table:table-cell table:formula="of:=[.A268]+1" office:value-type="float" office:value="275">
            <text:p>275</text:p>
          </table:table-cell>
          <table:table-cell table:formula="of:=&quot;N&quot;&amp;[.A269]" office:value-type="string" office:string-value="N275">
            <text:p>N27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69]" office:value-type="string" office:string-value="X1552.8">
            <text:p>X1552.8</text:p>
          </table:table-cell>
          <table:table-cell table:formula="of:=[.E268]+[.$J$6]" office:value-type="float" office:value="1377.15">
            <text:p>1377.15</text:p>
          </table:table-cell>
          <table:table-cell table:formula="of:=&quot;Y&quot; &amp; [.E269]" office:value-type="string" office:string-value="Y1377.15">
            <text:p>Y1377.15</text:p>
          </table:table-cell>
          <table:table-cell table:number-columns-repeated="8"/>
          <table:table-cell table:style-name="ce2" table:formula="of:=[.B270]" office:value-type="string" office:string-value="N276">
            <text:p>N276</text:p>
          </table:table-cell>
          <table:table-cell table:style-name="ce2" table:formula="of:=[.D270]" office:value-type="string" office:string-value="X1552.8">
            <text:p>X1552.8</text:p>
          </table:table-cell>
          <table:table-cell table:style-name="ce2" table:formula="of:=[.F270]" office:value-type="string" office:string-value="Y1382.9">
            <text:p>Y1382.9</text:p>
          </table:table-cell>
        </table:table-row>
        <table:table-row table:style-name="ro1">
          <table:table-cell table:formula="of:=[.A269]+1" office:value-type="float" office:value="276">
            <text:p>276</text:p>
          </table:table-cell>
          <table:table-cell table:formula="of:=&quot;N&quot;&amp;[.A270]" office:value-type="string" office:string-value="N276">
            <text:p>N27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0]" office:value-type="string" office:string-value="X1552.8">
            <text:p>X1552.8</text:p>
          </table:table-cell>
          <table:table-cell table:formula="of:=[.E269]+[.$J$6]" office:value-type="float" office:value="1382.9">
            <text:p>1382.9</text:p>
          </table:table-cell>
          <table:table-cell table:formula="of:=&quot;Y&quot; &amp; [.E270]" office:value-type="string" office:string-value="Y1382.9">
            <text:p>Y1382.9</text:p>
          </table:table-cell>
          <table:table-cell table:number-columns-repeated="8"/>
          <table:table-cell table:style-name="ce2" table:formula="of:=[.B271]" office:value-type="string" office:string-value="N277">
            <text:p>N277</text:p>
          </table:table-cell>
          <table:table-cell table:style-name="ce2" table:formula="of:=[.D271]" office:value-type="string" office:string-value="X1552.8">
            <text:p>X1552.8</text:p>
          </table:table-cell>
          <table:table-cell table:style-name="ce2" table:formula="of:=[.F271]" office:value-type="string" office:string-value="Y1388.65">
            <text:p>Y1388.65</text:p>
          </table:table-cell>
        </table:table-row>
        <table:table-row table:style-name="ro1">
          <table:table-cell table:formula="of:=[.A270]+1" office:value-type="float" office:value="277">
            <text:p>277</text:p>
          </table:table-cell>
          <table:table-cell table:formula="of:=&quot;N&quot;&amp;[.A271]" office:value-type="string" office:string-value="N277">
            <text:p>N27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1]" office:value-type="string" office:string-value="X1552.8">
            <text:p>X1552.8</text:p>
          </table:table-cell>
          <table:table-cell table:formula="of:=[.E270]+[.$J$6]" office:value-type="float" office:value="1388.65">
            <text:p>1388.65</text:p>
          </table:table-cell>
          <table:table-cell table:formula="of:=&quot;Y&quot; &amp; [.E271]" office:value-type="string" office:string-value="Y1388.65">
            <text:p>Y1388.65</text:p>
          </table:table-cell>
          <table:table-cell table:number-columns-repeated="8"/>
          <table:table-cell table:style-name="ce2" table:formula="of:=[.B272]" office:value-type="string" office:string-value="N278">
            <text:p>N278</text:p>
          </table:table-cell>
          <table:table-cell table:style-name="ce2" table:formula="of:=[.D272]" office:value-type="string" office:string-value="X1552.8">
            <text:p>X1552.8</text:p>
          </table:table-cell>
          <table:table-cell table:style-name="ce2" table:formula="of:=[.F272]" office:value-type="string" office:string-value="Y1394.4">
            <text:p>Y1394.4</text:p>
          </table:table-cell>
        </table:table-row>
        <table:table-row table:style-name="ro1">
          <table:table-cell table:formula="of:=[.A271]+1" office:value-type="float" office:value="278">
            <text:p>278</text:p>
          </table:table-cell>
          <table:table-cell table:formula="of:=&quot;N&quot;&amp;[.A272]" office:value-type="string" office:string-value="N278">
            <text:p>N27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2]" office:value-type="string" office:string-value="X1552.8">
            <text:p>X1552.8</text:p>
          </table:table-cell>
          <table:table-cell table:formula="of:=[.E271]+[.$J$6]" office:value-type="float" office:value="1394.4">
            <text:p>1394.4</text:p>
          </table:table-cell>
          <table:table-cell table:formula="of:=&quot;Y&quot; &amp; [.E272]" office:value-type="string" office:string-value="Y1394.4">
            <text:p>Y1394.4</text:p>
          </table:table-cell>
          <table:table-cell table:number-columns-repeated="8"/>
          <table:table-cell table:style-name="ce2" table:formula="of:=[.B273]" office:value-type="string" office:string-value="N279">
            <text:p>N279</text:p>
          </table:table-cell>
          <table:table-cell table:style-name="ce2" table:formula="of:=[.D273]" office:value-type="string" office:string-value="X1552.8">
            <text:p>X1552.8</text:p>
          </table:table-cell>
          <table:table-cell table:style-name="ce2" table:formula="of:=[.F273]" office:value-type="string" office:string-value="Y1400.15">
            <text:p>Y1400.15</text:p>
          </table:table-cell>
        </table:table-row>
        <table:table-row table:style-name="ro1">
          <table:table-cell table:formula="of:=[.A272]+1" office:value-type="float" office:value="279">
            <text:p>279</text:p>
          </table:table-cell>
          <table:table-cell table:formula="of:=&quot;N&quot;&amp;[.A273]" office:value-type="string" office:string-value="N279">
            <text:p>N27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3]" office:value-type="string" office:string-value="X1552.8">
            <text:p>X1552.8</text:p>
          </table:table-cell>
          <table:table-cell table:formula="of:=[.E272]+[.$J$6]" office:value-type="float" office:value="1400.15">
            <text:p>1400.15</text:p>
          </table:table-cell>
          <table:table-cell table:formula="of:=&quot;Y&quot; &amp; [.E273]" office:value-type="string" office:string-value="Y1400.15">
            <text:p>Y1400.15</text:p>
          </table:table-cell>
          <table:table-cell table:number-columns-repeated="8"/>
          <table:table-cell table:style-name="ce2" table:formula="of:=[.B274]" office:value-type="string" office:string-value="N280">
            <text:p>N280</text:p>
          </table:table-cell>
          <table:table-cell table:style-name="ce2" table:formula="of:=[.D274]" office:value-type="string" office:string-value="X1552.8">
            <text:p>X1552.8</text:p>
          </table:table-cell>
          <table:table-cell table:style-name="ce2" table:formula="of:=[.F274]" office:value-type="string" office:string-value="Y1405.9">
            <text:p>Y1405.9</text:p>
          </table:table-cell>
        </table:table-row>
        <table:table-row table:style-name="ro1">
          <table:table-cell table:formula="of:=[.A273]+1" office:value-type="float" office:value="280">
            <text:p>280</text:p>
          </table:table-cell>
          <table:table-cell table:formula="of:=&quot;N&quot;&amp;[.A274]" office:value-type="string" office:string-value="N280">
            <text:p>N28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4]" office:value-type="string" office:string-value="X1552.8">
            <text:p>X1552.8</text:p>
          </table:table-cell>
          <table:table-cell table:formula="of:=[.E273]+[.$J$6]" office:value-type="float" office:value="1405.9">
            <text:p>1405.9</text:p>
          </table:table-cell>
          <table:table-cell table:formula="of:=&quot;Y&quot; &amp; [.E274]" office:value-type="string" office:string-value="Y1405.9">
            <text:p>Y1405.9</text:p>
          </table:table-cell>
          <table:table-cell table:number-columns-repeated="8"/>
          <table:table-cell table:style-name="ce2" table:formula="of:=[.B275]" office:value-type="string" office:string-value="N281">
            <text:p>N281</text:p>
          </table:table-cell>
          <table:table-cell table:style-name="ce2" table:formula="of:=[.D275]" office:value-type="string" office:string-value="X1552.8">
            <text:p>X1552.8</text:p>
          </table:table-cell>
          <table:table-cell table:style-name="ce2" table:formula="of:=[.F275]" office:value-type="string" office:string-value="Y1411.65">
            <text:p>Y1411.65</text:p>
          </table:table-cell>
        </table:table-row>
        <table:table-row table:style-name="ro1">
          <table:table-cell table:formula="of:=[.A274]+1" office:value-type="float" office:value="281">
            <text:p>281</text:p>
          </table:table-cell>
          <table:table-cell table:formula="of:=&quot;N&quot;&amp;[.A275]" office:value-type="string" office:string-value="N281">
            <text:p>N28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5]" office:value-type="string" office:string-value="X1552.8">
            <text:p>X1552.8</text:p>
          </table:table-cell>
          <table:table-cell table:formula="of:=[.E274]+[.$J$6]" office:value-type="float" office:value="1411.65">
            <text:p>1411.65</text:p>
          </table:table-cell>
          <table:table-cell table:formula="of:=&quot;Y&quot; &amp; [.E275]" office:value-type="string" office:string-value="Y1411.65">
            <text:p>Y1411.65</text:p>
          </table:table-cell>
          <table:table-cell table:number-columns-repeated="8"/>
          <table:table-cell table:style-name="ce2" table:formula="of:=[.B276]" office:value-type="string" office:string-value="N282">
            <text:p>N282</text:p>
          </table:table-cell>
          <table:table-cell table:style-name="ce2" table:formula="of:=[.D276]" office:value-type="string" office:string-value="X1552.8">
            <text:p>X1552.8</text:p>
          </table:table-cell>
          <table:table-cell table:style-name="ce2" table:formula="of:=[.F276]" office:value-type="string" office:string-value="Y1417.4">
            <text:p>Y1417.4</text:p>
          </table:table-cell>
        </table:table-row>
        <table:table-row table:style-name="ro1">
          <table:table-cell table:formula="of:=[.A275]+1" office:value-type="float" office:value="282">
            <text:p>282</text:p>
          </table:table-cell>
          <table:table-cell table:formula="of:=&quot;N&quot;&amp;[.A276]" office:value-type="string" office:string-value="N282">
            <text:p>N28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6]" office:value-type="string" office:string-value="X1552.8">
            <text:p>X1552.8</text:p>
          </table:table-cell>
          <table:table-cell table:formula="of:=[.E275]+[.$J$6]" office:value-type="float" office:value="1417.4">
            <text:p>1417.4</text:p>
          </table:table-cell>
          <table:table-cell table:formula="of:=&quot;Y&quot; &amp; [.E276]" office:value-type="string" office:string-value="Y1417.4">
            <text:p>Y1417.4</text:p>
          </table:table-cell>
          <table:table-cell table:number-columns-repeated="8"/>
          <table:table-cell table:style-name="ce2" table:formula="of:=[.B277]" office:value-type="string" office:string-value="N283">
            <text:p>N283</text:p>
          </table:table-cell>
          <table:table-cell table:style-name="ce2" table:formula="of:=[.D277]" office:value-type="string" office:string-value="X1552.8">
            <text:p>X1552.8</text:p>
          </table:table-cell>
          <table:table-cell table:style-name="ce2" table:formula="of:=[.F277]" office:value-type="string" office:string-value="Y1423.15">
            <text:p>Y1423.15</text:p>
          </table:table-cell>
        </table:table-row>
        <table:table-row table:style-name="ro1">
          <table:table-cell table:formula="of:=[.A276]+1" office:value-type="float" office:value="283">
            <text:p>283</text:p>
          </table:table-cell>
          <table:table-cell table:formula="of:=&quot;N&quot;&amp;[.A277]" office:value-type="string" office:string-value="N283">
            <text:p>N28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7]" office:value-type="string" office:string-value="X1552.8">
            <text:p>X1552.8</text:p>
          </table:table-cell>
          <table:table-cell table:formula="of:=[.E276]+[.$J$6]" office:value-type="float" office:value="1423.15">
            <text:p>1423.15</text:p>
          </table:table-cell>
          <table:table-cell table:formula="of:=&quot;Y&quot; &amp; [.E277]" office:value-type="string" office:string-value="Y1423.15">
            <text:p>Y1423.15</text:p>
          </table:table-cell>
          <table:table-cell table:number-columns-repeated="8"/>
          <table:table-cell table:style-name="ce2" table:formula="of:=[.B278]" office:value-type="string" office:string-value="N284">
            <text:p>N284</text:p>
          </table:table-cell>
          <table:table-cell table:style-name="ce2" table:formula="of:=[.D278]" office:value-type="string" office:string-value="X1552.8">
            <text:p>X1552.8</text:p>
          </table:table-cell>
          <table:table-cell table:style-name="ce2" table:formula="of:=[.F278]" office:value-type="string" office:string-value="Y1428.9">
            <text:p>Y1428.9</text:p>
          </table:table-cell>
        </table:table-row>
        <table:table-row table:style-name="ro1">
          <table:table-cell table:formula="of:=[.A277]+1" office:value-type="float" office:value="284">
            <text:p>284</text:p>
          </table:table-cell>
          <table:table-cell table:formula="of:=&quot;N&quot;&amp;[.A278]" office:value-type="string" office:string-value="N284">
            <text:p>N28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8]" office:value-type="string" office:string-value="X1552.8">
            <text:p>X1552.8</text:p>
          </table:table-cell>
          <table:table-cell table:formula="of:=[.E277]+[.$J$6]" office:value-type="float" office:value="1428.9">
            <text:p>1428.9</text:p>
          </table:table-cell>
          <table:table-cell table:formula="of:=&quot;Y&quot; &amp; [.E278]" office:value-type="string" office:string-value="Y1428.9">
            <text:p>Y1428.9</text:p>
          </table:table-cell>
          <table:table-cell table:number-columns-repeated="8"/>
          <table:table-cell table:style-name="ce2" table:formula="of:=[.B279]" office:value-type="string" office:string-value="N285">
            <text:p>N285</text:p>
          </table:table-cell>
          <table:table-cell table:style-name="ce2" table:formula="of:=[.D279]" office:value-type="string" office:string-value="X1552.8">
            <text:p>X1552.8</text:p>
          </table:table-cell>
          <table:table-cell table:style-name="ce2" table:formula="of:=[.F279]" office:value-type="string" office:string-value="Y1434.65">
            <text:p>Y1434.65</text:p>
          </table:table-cell>
        </table:table-row>
        <table:table-row table:style-name="ro1">
          <table:table-cell table:formula="of:=[.A278]+1" office:value-type="float" office:value="285">
            <text:p>285</text:p>
          </table:table-cell>
          <table:table-cell table:formula="of:=&quot;N&quot;&amp;[.A279]" office:value-type="string" office:string-value="N285">
            <text:p>N28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79]" office:value-type="string" office:string-value="X1552.8">
            <text:p>X1552.8</text:p>
          </table:table-cell>
          <table:table-cell table:formula="of:=[.E278]+[.$J$6]" office:value-type="float" office:value="1434.65">
            <text:p>1434.65</text:p>
          </table:table-cell>
          <table:table-cell table:formula="of:=&quot;Y&quot; &amp; [.E279]" office:value-type="string" office:string-value="Y1434.65">
            <text:p>Y1434.65</text:p>
          </table:table-cell>
          <table:table-cell table:number-columns-repeated="8"/>
          <table:table-cell table:style-name="ce2" table:formula="of:=[.B280]" office:value-type="string" office:string-value="N286">
            <text:p>N286</text:p>
          </table:table-cell>
          <table:table-cell table:style-name="ce2" table:formula="of:=[.D280]" office:value-type="string" office:string-value="X1552.8">
            <text:p>X1552.8</text:p>
          </table:table-cell>
          <table:table-cell table:style-name="ce2" table:formula="of:=[.F280]" office:value-type="string" office:string-value="Y1440.4">
            <text:p>Y1440.4</text:p>
          </table:table-cell>
        </table:table-row>
        <table:table-row table:style-name="ro1">
          <table:table-cell table:formula="of:=[.A279]+1" office:value-type="float" office:value="286">
            <text:p>286</text:p>
          </table:table-cell>
          <table:table-cell table:formula="of:=&quot;N&quot;&amp;[.A280]" office:value-type="string" office:string-value="N286">
            <text:p>N28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0]" office:value-type="string" office:string-value="X1552.8">
            <text:p>X1552.8</text:p>
          </table:table-cell>
          <table:table-cell table:formula="of:=[.E279]+[.$J$6]" office:value-type="float" office:value="1440.4">
            <text:p>1440.4</text:p>
          </table:table-cell>
          <table:table-cell table:formula="of:=&quot;Y&quot; &amp; [.E280]" office:value-type="string" office:string-value="Y1440.4">
            <text:p>Y1440.4</text:p>
          </table:table-cell>
          <table:table-cell table:number-columns-repeated="8"/>
          <table:table-cell table:style-name="ce2" table:formula="of:=[.B281]" office:value-type="string" office:string-value="N287">
            <text:p>N287</text:p>
          </table:table-cell>
          <table:table-cell table:style-name="ce2" table:formula="of:=[.D281]" office:value-type="string" office:string-value="X1552.8">
            <text:p>X1552.8</text:p>
          </table:table-cell>
          <table:table-cell table:style-name="ce2" table:formula="of:=[.F281]" office:value-type="string" office:string-value="Y1446.15">
            <text:p>Y1446.15</text:p>
          </table:table-cell>
        </table:table-row>
        <table:table-row table:style-name="ro1">
          <table:table-cell table:formula="of:=[.A280]+1" office:value-type="float" office:value="287">
            <text:p>287</text:p>
          </table:table-cell>
          <table:table-cell table:formula="of:=&quot;N&quot;&amp;[.A281]" office:value-type="string" office:string-value="N287">
            <text:p>N28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1]" office:value-type="string" office:string-value="X1552.8">
            <text:p>X1552.8</text:p>
          </table:table-cell>
          <table:table-cell table:formula="of:=[.E280]+[.$J$6]" office:value-type="float" office:value="1446.15">
            <text:p>1446.15</text:p>
          </table:table-cell>
          <table:table-cell table:formula="of:=&quot;Y&quot; &amp; [.E281]" office:value-type="string" office:string-value="Y1446.15">
            <text:p>Y1446.15</text:p>
          </table:table-cell>
          <table:table-cell table:number-columns-repeated="8"/>
          <table:table-cell table:style-name="ce2" table:formula="of:=[.B282]" office:value-type="string" office:string-value="N288">
            <text:p>N288</text:p>
          </table:table-cell>
          <table:table-cell table:style-name="ce2" table:formula="of:=[.D282]" office:value-type="string" office:string-value="X1552.8">
            <text:p>X1552.8</text:p>
          </table:table-cell>
          <table:table-cell table:style-name="ce2" table:formula="of:=[.F282]" office:value-type="string" office:string-value="Y1451.9">
            <text:p>Y1451.9</text:p>
          </table:table-cell>
        </table:table-row>
        <table:table-row table:style-name="ro1">
          <table:table-cell table:formula="of:=[.A281]+1" office:value-type="float" office:value="288">
            <text:p>288</text:p>
          </table:table-cell>
          <table:table-cell table:formula="of:=&quot;N&quot;&amp;[.A282]" office:value-type="string" office:string-value="N288">
            <text:p>N28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2]" office:value-type="string" office:string-value="X1552.8">
            <text:p>X1552.8</text:p>
          </table:table-cell>
          <table:table-cell table:formula="of:=[.E281]+[.$J$6]" office:value-type="float" office:value="1451.9">
            <text:p>1451.9</text:p>
          </table:table-cell>
          <table:table-cell table:formula="of:=&quot;Y&quot; &amp; [.E282]" office:value-type="string" office:string-value="Y1451.9">
            <text:p>Y1451.9</text:p>
          </table:table-cell>
          <table:table-cell table:number-columns-repeated="8"/>
          <table:table-cell table:style-name="ce2" table:formula="of:=[.B283]" office:value-type="string" office:string-value="N289">
            <text:p>N289</text:p>
          </table:table-cell>
          <table:table-cell table:style-name="ce2" table:formula="of:=[.D283]" office:value-type="string" office:string-value="X1552.8">
            <text:p>X1552.8</text:p>
          </table:table-cell>
          <table:table-cell table:style-name="ce2" table:formula="of:=[.F283]" office:value-type="string" office:string-value="Y1457.65">
            <text:p>Y1457.65</text:p>
          </table:table-cell>
        </table:table-row>
        <table:table-row table:style-name="ro1">
          <table:table-cell table:formula="of:=[.A282]+1" office:value-type="float" office:value="289">
            <text:p>289</text:p>
          </table:table-cell>
          <table:table-cell table:formula="of:=&quot;N&quot;&amp;[.A283]" office:value-type="string" office:string-value="N289">
            <text:p>N28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3]" office:value-type="string" office:string-value="X1552.8">
            <text:p>X1552.8</text:p>
          </table:table-cell>
          <table:table-cell table:formula="of:=[.E282]+[.$J$6]" office:value-type="float" office:value="1457.65">
            <text:p>1457.65</text:p>
          </table:table-cell>
          <table:table-cell table:formula="of:=&quot;Y&quot; &amp; [.E283]" office:value-type="string" office:string-value="Y1457.65">
            <text:p>Y1457.65</text:p>
          </table:table-cell>
          <table:table-cell table:number-columns-repeated="8"/>
          <table:table-cell table:style-name="ce2" table:formula="of:=[.B284]" office:value-type="string" office:string-value="N290">
            <text:p>N290</text:p>
          </table:table-cell>
          <table:table-cell table:style-name="ce2" table:formula="of:=[.D284]" office:value-type="string" office:string-value="X1552.8">
            <text:p>X1552.8</text:p>
          </table:table-cell>
          <table:table-cell table:style-name="ce2" table:formula="of:=[.F284]" office:value-type="string" office:string-value="Y1463.4">
            <text:p>Y1463.4</text:p>
          </table:table-cell>
        </table:table-row>
        <table:table-row table:style-name="ro1">
          <table:table-cell table:formula="of:=[.A283]+1" office:value-type="float" office:value="290">
            <text:p>290</text:p>
          </table:table-cell>
          <table:table-cell table:formula="of:=&quot;N&quot;&amp;[.A284]" office:value-type="string" office:string-value="N290">
            <text:p>N29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4]" office:value-type="string" office:string-value="X1552.8">
            <text:p>X1552.8</text:p>
          </table:table-cell>
          <table:table-cell table:formula="of:=[.E283]+[.$J$6]" office:value-type="float" office:value="1463.4">
            <text:p>1463.4</text:p>
          </table:table-cell>
          <table:table-cell table:formula="of:=&quot;Y&quot; &amp; [.E284]" office:value-type="string" office:string-value="Y1463.4">
            <text:p>Y1463.4</text:p>
          </table:table-cell>
          <table:table-cell table:number-columns-repeated="8"/>
          <table:table-cell table:style-name="ce2" table:formula="of:=[.B285]" office:value-type="string" office:string-value="N291">
            <text:p>N291</text:p>
          </table:table-cell>
          <table:table-cell table:style-name="ce2" table:formula="of:=[.D285]" office:value-type="string" office:string-value="X1552.8">
            <text:p>X1552.8</text:p>
          </table:table-cell>
          <table:table-cell table:style-name="ce2" table:formula="of:=[.F285]" office:value-type="string" office:string-value="Y1469.15">
            <text:p>Y1469.15</text:p>
          </table:table-cell>
        </table:table-row>
        <table:table-row table:style-name="ro1">
          <table:table-cell table:formula="of:=[.A284]+1" office:value-type="float" office:value="291">
            <text:p>291</text:p>
          </table:table-cell>
          <table:table-cell table:formula="of:=&quot;N&quot;&amp;[.A285]" office:value-type="string" office:string-value="N291">
            <text:p>N29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5]" office:value-type="string" office:string-value="X1552.8">
            <text:p>X1552.8</text:p>
          </table:table-cell>
          <table:table-cell table:formula="of:=[.E284]+[.$J$6]" office:value-type="float" office:value="1469.15">
            <text:p>1469.15</text:p>
          </table:table-cell>
          <table:table-cell table:formula="of:=&quot;Y&quot; &amp; [.E285]" office:value-type="string" office:string-value="Y1469.15">
            <text:p>Y1469.15</text:p>
          </table:table-cell>
          <table:table-cell table:number-columns-repeated="8"/>
          <table:table-cell table:style-name="ce2" table:formula="of:=[.B286]" office:value-type="string" office:string-value="N292">
            <text:p>N292</text:p>
          </table:table-cell>
          <table:table-cell table:style-name="ce2" table:formula="of:=[.D286]" office:value-type="string" office:string-value="X1552.8">
            <text:p>X1552.8</text:p>
          </table:table-cell>
          <table:table-cell table:style-name="ce2" table:formula="of:=[.F286]" office:value-type="string" office:string-value="Y1474.9">
            <text:p>Y1474.9</text:p>
          </table:table-cell>
        </table:table-row>
        <table:table-row table:style-name="ro1">
          <table:table-cell table:formula="of:=[.A285]+1" office:value-type="float" office:value="292">
            <text:p>292</text:p>
          </table:table-cell>
          <table:table-cell table:formula="of:=&quot;N&quot;&amp;[.A286]" office:value-type="string" office:string-value="N292">
            <text:p>N29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6]" office:value-type="string" office:string-value="X1552.8">
            <text:p>X1552.8</text:p>
          </table:table-cell>
          <table:table-cell table:formula="of:=[.E285]+[.$J$6]" office:value-type="float" office:value="1474.9">
            <text:p>1474.9</text:p>
          </table:table-cell>
          <table:table-cell table:formula="of:=&quot;Y&quot; &amp; [.E286]" office:value-type="string" office:string-value="Y1474.9">
            <text:p>Y1474.9</text:p>
          </table:table-cell>
          <table:table-cell table:number-columns-repeated="8"/>
          <table:table-cell table:style-name="ce2" table:formula="of:=[.B287]" office:value-type="string" office:string-value="N293">
            <text:p>N293</text:p>
          </table:table-cell>
          <table:table-cell table:style-name="ce2" table:formula="of:=[.D287]" office:value-type="string" office:string-value="X1552.8">
            <text:p>X1552.8</text:p>
          </table:table-cell>
          <table:table-cell table:style-name="ce2" table:formula="of:=[.F287]" office:value-type="string" office:string-value="Y1480.65">
            <text:p>Y1480.65</text:p>
          </table:table-cell>
        </table:table-row>
        <table:table-row table:style-name="ro1">
          <table:table-cell table:formula="of:=[.A286]+1" office:value-type="float" office:value="293">
            <text:p>293</text:p>
          </table:table-cell>
          <table:table-cell table:formula="of:=&quot;N&quot;&amp;[.A287]" office:value-type="string" office:string-value="N293">
            <text:p>N29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7]" office:value-type="string" office:string-value="X1552.8">
            <text:p>X1552.8</text:p>
          </table:table-cell>
          <table:table-cell table:formula="of:=[.E286]+[.$J$6]" office:value-type="float" office:value="1480.65">
            <text:p>1480.65</text:p>
          </table:table-cell>
          <table:table-cell table:formula="of:=&quot;Y&quot; &amp; [.E287]" office:value-type="string" office:string-value="Y1480.65">
            <text:p>Y1480.65</text:p>
          </table:table-cell>
          <table:table-cell table:number-columns-repeated="8"/>
          <table:table-cell table:style-name="ce2" table:formula="of:=[.B288]" office:value-type="string" office:string-value="N294">
            <text:p>N294</text:p>
          </table:table-cell>
          <table:table-cell table:style-name="ce2" table:formula="of:=[.D288]" office:value-type="string" office:string-value="X1552.8">
            <text:p>X1552.8</text:p>
          </table:table-cell>
          <table:table-cell table:style-name="ce2" table:formula="of:=[.F288]" office:value-type="string" office:string-value="Y1486.4">
            <text:p>Y1486.4</text:p>
          </table:table-cell>
        </table:table-row>
        <table:table-row table:style-name="ro1">
          <table:table-cell table:formula="of:=[.A287]+1" office:value-type="float" office:value="294">
            <text:p>294</text:p>
          </table:table-cell>
          <table:table-cell table:formula="of:=&quot;N&quot;&amp;[.A288]" office:value-type="string" office:string-value="N294">
            <text:p>N29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8]" office:value-type="string" office:string-value="X1552.8">
            <text:p>X1552.8</text:p>
          </table:table-cell>
          <table:table-cell table:formula="of:=[.E287]+[.$J$6]" office:value-type="float" office:value="1486.4">
            <text:p>1486.4</text:p>
          </table:table-cell>
          <table:table-cell table:formula="of:=&quot;Y&quot; &amp; [.E288]" office:value-type="string" office:string-value="Y1486.4">
            <text:p>Y1486.4</text:p>
          </table:table-cell>
          <table:table-cell table:number-columns-repeated="8"/>
          <table:table-cell table:style-name="ce2" table:formula="of:=[.B289]" office:value-type="string" office:string-value="N295">
            <text:p>N295</text:p>
          </table:table-cell>
          <table:table-cell table:style-name="ce2" table:formula="of:=[.D289]" office:value-type="string" office:string-value="X1552.8">
            <text:p>X1552.8</text:p>
          </table:table-cell>
          <table:table-cell table:style-name="ce2" table:formula="of:=[.F289]" office:value-type="string" office:string-value="Y1492.15">
            <text:p>Y1492.15</text:p>
          </table:table-cell>
        </table:table-row>
        <table:table-row table:style-name="ro1">
          <table:table-cell table:formula="of:=[.A288]+1" office:value-type="float" office:value="295">
            <text:p>295</text:p>
          </table:table-cell>
          <table:table-cell table:formula="of:=&quot;N&quot;&amp;[.A289]" office:value-type="string" office:string-value="N295">
            <text:p>N29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89]" office:value-type="string" office:string-value="X1552.8">
            <text:p>X1552.8</text:p>
          </table:table-cell>
          <table:table-cell table:formula="of:=[.E288]+[.$J$6]" office:value-type="float" office:value="1492.15">
            <text:p>1492.15</text:p>
          </table:table-cell>
          <table:table-cell table:formula="of:=&quot;Y&quot; &amp; [.E289]" office:value-type="string" office:string-value="Y1492.15">
            <text:p>Y1492.15</text:p>
          </table:table-cell>
          <table:table-cell table:number-columns-repeated="8"/>
          <table:table-cell table:style-name="ce2" table:formula="of:=[.B290]" office:value-type="string" office:string-value="N296">
            <text:p>N296</text:p>
          </table:table-cell>
          <table:table-cell table:style-name="ce2" table:formula="of:=[.D290]" office:value-type="string" office:string-value="X1552.8">
            <text:p>X1552.8</text:p>
          </table:table-cell>
          <table:table-cell table:style-name="ce2" table:formula="of:=[.F290]" office:value-type="string" office:string-value="Y1497.9">
            <text:p>Y1497.9</text:p>
          </table:table-cell>
        </table:table-row>
        <table:table-row table:style-name="ro1">
          <table:table-cell table:formula="of:=[.A289]+1" office:value-type="float" office:value="296">
            <text:p>296</text:p>
          </table:table-cell>
          <table:table-cell table:formula="of:=&quot;N&quot;&amp;[.A290]" office:value-type="string" office:string-value="N296">
            <text:p>N29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0]" office:value-type="string" office:string-value="X1552.8">
            <text:p>X1552.8</text:p>
          </table:table-cell>
          <table:table-cell table:formula="of:=[.E289]+[.$J$6]" office:value-type="float" office:value="1497.9">
            <text:p>1497.9</text:p>
          </table:table-cell>
          <table:table-cell table:formula="of:=&quot;Y&quot; &amp; [.E290]" office:value-type="string" office:string-value="Y1497.9">
            <text:p>Y1497.9</text:p>
          </table:table-cell>
          <table:table-cell table:number-columns-repeated="8"/>
          <table:table-cell table:style-name="ce2" table:formula="of:=[.B291]" office:value-type="string" office:string-value="N297">
            <text:p>N297</text:p>
          </table:table-cell>
          <table:table-cell table:style-name="ce2" table:formula="of:=[.D291]" office:value-type="string" office:string-value="X1552.8">
            <text:p>X1552.8</text:p>
          </table:table-cell>
          <table:table-cell table:style-name="ce2" table:formula="of:=[.F291]" office:value-type="string" office:string-value="Y1503.65">
            <text:p>Y1503.65</text:p>
          </table:table-cell>
        </table:table-row>
        <table:table-row table:style-name="ro1">
          <table:table-cell table:formula="of:=[.A290]+1" office:value-type="float" office:value="297">
            <text:p>297</text:p>
          </table:table-cell>
          <table:table-cell table:formula="of:=&quot;N&quot;&amp;[.A291]" office:value-type="string" office:string-value="N297">
            <text:p>N29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1]" office:value-type="string" office:string-value="X1552.8">
            <text:p>X1552.8</text:p>
          </table:table-cell>
          <table:table-cell table:formula="of:=[.E290]+[.$J$6]" office:value-type="float" office:value="1503.65">
            <text:p>1503.65</text:p>
          </table:table-cell>
          <table:table-cell table:formula="of:=&quot;Y&quot; &amp; [.E291]" office:value-type="string" office:string-value="Y1503.65">
            <text:p>Y1503.65</text:p>
          </table:table-cell>
          <table:table-cell table:number-columns-repeated="8"/>
          <table:table-cell table:style-name="ce2" table:formula="of:=[.B292]" office:value-type="string" office:string-value="N298">
            <text:p>N298</text:p>
          </table:table-cell>
          <table:table-cell table:style-name="ce2" table:formula="of:=[.D292]" office:value-type="string" office:string-value="X1552.8">
            <text:p>X1552.8</text:p>
          </table:table-cell>
          <table:table-cell table:style-name="ce2" table:formula="of:=[.F292]" office:value-type="string" office:string-value="Y1509.4">
            <text:p>Y1509.4</text:p>
          </table:table-cell>
        </table:table-row>
        <table:table-row table:style-name="ro1">
          <table:table-cell table:formula="of:=[.A291]+1" office:value-type="float" office:value="298">
            <text:p>298</text:p>
          </table:table-cell>
          <table:table-cell table:formula="of:=&quot;N&quot;&amp;[.A292]" office:value-type="string" office:string-value="N298">
            <text:p>N29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2]" office:value-type="string" office:string-value="X1552.8">
            <text:p>X1552.8</text:p>
          </table:table-cell>
          <table:table-cell table:formula="of:=[.E291]+[.$J$6]" office:value-type="float" office:value="1509.4">
            <text:p>1509.4</text:p>
          </table:table-cell>
          <table:table-cell table:formula="of:=&quot;Y&quot; &amp; [.E292]" office:value-type="string" office:string-value="Y1509.4">
            <text:p>Y1509.4</text:p>
          </table:table-cell>
          <table:table-cell table:number-columns-repeated="8"/>
          <table:table-cell table:style-name="ce2" table:formula="of:=[.B293]" office:value-type="string" office:string-value="N299">
            <text:p>N299</text:p>
          </table:table-cell>
          <table:table-cell table:style-name="ce2" table:formula="of:=[.D293]" office:value-type="string" office:string-value="X1552.8">
            <text:p>X1552.8</text:p>
          </table:table-cell>
          <table:table-cell table:style-name="ce2" table:formula="of:=[.F293]" office:value-type="string" office:string-value="Y1515.15">
            <text:p>Y1515.15</text:p>
          </table:table-cell>
        </table:table-row>
        <table:table-row table:style-name="ro1">
          <table:table-cell table:formula="of:=[.A292]+1" office:value-type="float" office:value="299">
            <text:p>299</text:p>
          </table:table-cell>
          <table:table-cell table:formula="of:=&quot;N&quot;&amp;[.A293]" office:value-type="string" office:string-value="N299">
            <text:p>N29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3]" office:value-type="string" office:string-value="X1552.8">
            <text:p>X1552.8</text:p>
          </table:table-cell>
          <table:table-cell table:formula="of:=[.E292]+[.$J$6]" office:value-type="float" office:value="1515.15">
            <text:p>1515.15</text:p>
          </table:table-cell>
          <table:table-cell table:formula="of:=&quot;Y&quot; &amp; [.E293]" office:value-type="string" office:string-value="Y1515.15">
            <text:p>Y1515.15</text:p>
          </table:table-cell>
          <table:table-cell table:number-columns-repeated="8"/>
          <table:table-cell table:style-name="ce2" table:formula="of:=[.B294]" office:value-type="string" office:string-value="N300">
            <text:p>N300</text:p>
          </table:table-cell>
          <table:table-cell table:style-name="ce2" table:formula="of:=[.D294]" office:value-type="string" office:string-value="X1552.8">
            <text:p>X1552.8</text:p>
          </table:table-cell>
          <table:table-cell table:style-name="ce2" table:formula="of:=[.F294]" office:value-type="string" office:string-value="Y1520.9">
            <text:p>Y1520.9</text:p>
          </table:table-cell>
        </table:table-row>
        <table:table-row table:style-name="ro1">
          <table:table-cell table:formula="of:=[.A293]+1" office:value-type="float" office:value="300">
            <text:p>300</text:p>
          </table:table-cell>
          <table:table-cell table:formula="of:=&quot;N&quot;&amp;[.A294]" office:value-type="string" office:string-value="N300">
            <text:p>N30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4]" office:value-type="string" office:string-value="X1552.8">
            <text:p>X1552.8</text:p>
          </table:table-cell>
          <table:table-cell table:formula="of:=[.E293]+[.$J$6]" office:value-type="float" office:value="1520.9">
            <text:p>1520.9</text:p>
          </table:table-cell>
          <table:table-cell table:formula="of:=&quot;Y&quot; &amp; [.E294]" office:value-type="string" office:string-value="Y1520.9">
            <text:p>Y1520.9</text:p>
          </table:table-cell>
          <table:table-cell table:number-columns-repeated="8"/>
          <table:table-cell table:style-name="ce2" table:formula="of:=[.B295]" office:value-type="string" office:string-value="N301">
            <text:p>N301</text:p>
          </table:table-cell>
          <table:table-cell table:style-name="ce2" table:formula="of:=[.D295]" office:value-type="string" office:string-value="X1552.8">
            <text:p>X1552.8</text:p>
          </table:table-cell>
          <table:table-cell table:style-name="ce2" table:formula="of:=[.F295]" office:value-type="string" office:string-value="Y1526.65">
            <text:p>Y1526.65</text:p>
          </table:table-cell>
        </table:table-row>
        <table:table-row table:style-name="ro1">
          <table:table-cell table:formula="of:=[.A294]+1" office:value-type="float" office:value="301">
            <text:p>301</text:p>
          </table:table-cell>
          <table:table-cell table:formula="of:=&quot;N&quot;&amp;[.A295]" office:value-type="string" office:string-value="N301">
            <text:p>N30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5]" office:value-type="string" office:string-value="X1552.8">
            <text:p>X1552.8</text:p>
          </table:table-cell>
          <table:table-cell table:formula="of:=[.E294]+[.$J$6]" office:value-type="float" office:value="1526.65">
            <text:p>1526.65</text:p>
          </table:table-cell>
          <table:table-cell table:formula="of:=&quot;Y&quot; &amp; [.E295]" office:value-type="string" office:string-value="Y1526.65">
            <text:p>Y1526.65</text:p>
          </table:table-cell>
          <table:table-cell table:number-columns-repeated="8"/>
          <table:table-cell table:style-name="ce2" table:formula="of:=[.B296]" office:value-type="string" office:string-value="N302">
            <text:p>N302</text:p>
          </table:table-cell>
          <table:table-cell table:style-name="ce2" table:formula="of:=[.D296]" office:value-type="string" office:string-value="X1552.8">
            <text:p>X1552.8</text:p>
          </table:table-cell>
          <table:table-cell table:style-name="ce2" table:formula="of:=[.F296]" office:value-type="string" office:string-value="Y1532.4">
            <text:p>Y1532.4</text:p>
          </table:table-cell>
        </table:table-row>
        <table:table-row table:style-name="ro1">
          <table:table-cell table:formula="of:=[.A295]+1" office:value-type="float" office:value="302">
            <text:p>302</text:p>
          </table:table-cell>
          <table:table-cell table:formula="of:=&quot;N&quot;&amp;[.A296]" office:value-type="string" office:string-value="N302">
            <text:p>N30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6]" office:value-type="string" office:string-value="X1552.8">
            <text:p>X1552.8</text:p>
          </table:table-cell>
          <table:table-cell table:formula="of:=[.E295]+[.$J$6]" office:value-type="float" office:value="1532.4">
            <text:p>1532.4</text:p>
          </table:table-cell>
          <table:table-cell table:formula="of:=&quot;Y&quot; &amp; [.E296]" office:value-type="string" office:string-value="Y1532.4">
            <text:p>Y1532.4</text:p>
          </table:table-cell>
          <table:table-cell table:number-columns-repeated="8"/>
          <table:table-cell table:style-name="ce2" table:formula="of:=[.B297]" office:value-type="string" office:string-value="N303">
            <text:p>N303</text:p>
          </table:table-cell>
          <table:table-cell table:style-name="ce2" table:formula="of:=[.D297]" office:value-type="string" office:string-value="X1552.8">
            <text:p>X1552.8</text:p>
          </table:table-cell>
          <table:table-cell table:style-name="ce2" table:formula="of:=[.F297]" office:value-type="string" office:string-value="Y1538.15">
            <text:p>Y1538.15</text:p>
          </table:table-cell>
        </table:table-row>
        <table:table-row table:style-name="ro1">
          <table:table-cell table:formula="of:=[.A296]+1" office:value-type="float" office:value="303">
            <text:p>303</text:p>
          </table:table-cell>
          <table:table-cell table:formula="of:=&quot;N&quot;&amp;[.A297]" office:value-type="string" office:string-value="N303">
            <text:p>N30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7]" office:value-type="string" office:string-value="X1552.8">
            <text:p>X1552.8</text:p>
          </table:table-cell>
          <table:table-cell table:formula="of:=[.E296]+[.$J$6]" office:value-type="float" office:value="1538.15">
            <text:p>1538.15</text:p>
          </table:table-cell>
          <table:table-cell table:formula="of:=&quot;Y&quot; &amp; [.E297]" office:value-type="string" office:string-value="Y1538.15">
            <text:p>Y1538.15</text:p>
          </table:table-cell>
          <table:table-cell table:number-columns-repeated="8"/>
          <table:table-cell table:style-name="ce2" table:formula="of:=[.B298]" office:value-type="string" office:string-value="N304">
            <text:p>N304</text:p>
          </table:table-cell>
          <table:table-cell table:style-name="ce2" table:formula="of:=[.D298]" office:value-type="string" office:string-value="X1552.8">
            <text:p>X1552.8</text:p>
          </table:table-cell>
          <table:table-cell table:style-name="ce2" table:formula="of:=[.F298]" office:value-type="string" office:string-value="Y1543.9">
            <text:p>Y1543.9</text:p>
          </table:table-cell>
        </table:table-row>
        <table:table-row table:style-name="ro1">
          <table:table-cell table:formula="of:=[.A297]+1" office:value-type="float" office:value="304">
            <text:p>304</text:p>
          </table:table-cell>
          <table:table-cell table:formula="of:=&quot;N&quot;&amp;[.A298]" office:value-type="string" office:string-value="N304">
            <text:p>N30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8]" office:value-type="string" office:string-value="X1552.8">
            <text:p>X1552.8</text:p>
          </table:table-cell>
          <table:table-cell table:formula="of:=[.E297]+[.$J$6]" office:value-type="float" office:value="1543.9">
            <text:p>1543.9</text:p>
          </table:table-cell>
          <table:table-cell table:formula="of:=&quot;Y&quot; &amp; [.E298]" office:value-type="string" office:string-value="Y1543.9">
            <text:p>Y1543.9</text:p>
          </table:table-cell>
          <table:table-cell table:number-columns-repeated="8"/>
          <table:table-cell table:style-name="ce2" table:formula="of:=[.B299]" office:value-type="string" office:string-value="N305">
            <text:p>N305</text:p>
          </table:table-cell>
          <table:table-cell table:style-name="ce2" table:formula="of:=[.D299]" office:value-type="string" office:string-value="X1552.8">
            <text:p>X1552.8</text:p>
          </table:table-cell>
          <table:table-cell table:style-name="ce2" table:formula="of:=[.F299]" office:value-type="string" office:string-value="Y1549.65">
            <text:p>Y1549.65</text:p>
          </table:table-cell>
        </table:table-row>
        <table:table-row table:style-name="ro1">
          <table:table-cell table:formula="of:=[.A298]+1" office:value-type="float" office:value="305">
            <text:p>305</text:p>
          </table:table-cell>
          <table:table-cell table:formula="of:=&quot;N&quot;&amp;[.A299]" office:value-type="string" office:string-value="N305">
            <text:p>N30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299]" office:value-type="string" office:string-value="X1552.8">
            <text:p>X1552.8</text:p>
          </table:table-cell>
          <table:table-cell table:formula="of:=[.E298]+[.$J$6]" office:value-type="float" office:value="1549.65">
            <text:p>1549.65</text:p>
          </table:table-cell>
          <table:table-cell table:formula="of:=&quot;Y&quot; &amp; [.E299]" office:value-type="string" office:string-value="Y1549.65">
            <text:p>Y1549.65</text:p>
          </table:table-cell>
          <table:table-cell table:number-columns-repeated="8"/>
          <table:table-cell table:style-name="ce2" table:formula="of:=[.B300]" office:value-type="string" office:string-value="N306">
            <text:p>N306</text:p>
          </table:table-cell>
          <table:table-cell table:style-name="ce2" table:formula="of:=[.D300]" office:value-type="string" office:string-value="X1552.8">
            <text:p>X1552.8</text:p>
          </table:table-cell>
          <table:table-cell table:style-name="ce2" table:formula="of:=[.F300]" office:value-type="string" office:string-value="Y1555.4">
            <text:p>Y1555.4</text:p>
          </table:table-cell>
        </table:table-row>
        <table:table-row table:style-name="ro1">
          <table:table-cell table:formula="of:=[.A299]+1" office:value-type="float" office:value="306">
            <text:p>306</text:p>
          </table:table-cell>
          <table:table-cell table:formula="of:=&quot;N&quot;&amp;[.A300]" office:value-type="string" office:string-value="N306">
            <text:p>N30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0]" office:value-type="string" office:string-value="X1552.8">
            <text:p>X1552.8</text:p>
          </table:table-cell>
          <table:table-cell table:formula="of:=[.E299]+[.$J$6]" office:value-type="float" office:value="1555.4">
            <text:p>1555.4</text:p>
          </table:table-cell>
          <table:table-cell table:formula="of:=&quot;Y&quot; &amp; [.E300]" office:value-type="string" office:string-value="Y1555.4">
            <text:p>Y1555.4</text:p>
          </table:table-cell>
          <table:table-cell table:number-columns-repeated="8"/>
          <table:table-cell table:style-name="ce2" table:formula="of:=[.B301]" office:value-type="string" office:string-value="N307">
            <text:p>N307</text:p>
          </table:table-cell>
          <table:table-cell table:style-name="ce2" table:formula="of:=[.D301]" office:value-type="string" office:string-value="X1552.8">
            <text:p>X1552.8</text:p>
          </table:table-cell>
          <table:table-cell table:style-name="ce2" table:formula="of:=[.F301]" office:value-type="string" office:string-value="Y1561.15">
            <text:p>Y1561.15</text:p>
          </table:table-cell>
        </table:table-row>
        <table:table-row table:style-name="ro1">
          <table:table-cell table:formula="of:=[.A300]+1" office:value-type="float" office:value="307">
            <text:p>307</text:p>
          </table:table-cell>
          <table:table-cell table:formula="of:=&quot;N&quot;&amp;[.A301]" office:value-type="string" office:string-value="N307">
            <text:p>N30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1]" office:value-type="string" office:string-value="X1552.8">
            <text:p>X1552.8</text:p>
          </table:table-cell>
          <table:table-cell table:formula="of:=[.E300]+[.$J$6]" office:value-type="float" office:value="1561.15">
            <text:p>1561.15</text:p>
          </table:table-cell>
          <table:table-cell table:formula="of:=&quot;Y&quot; &amp; [.E301]" office:value-type="string" office:string-value="Y1561.15">
            <text:p>Y1561.15</text:p>
          </table:table-cell>
          <table:table-cell table:number-columns-repeated="8"/>
          <table:table-cell table:style-name="ce2" table:formula="of:=[.B302]" office:value-type="string" office:string-value="N308">
            <text:p>N308</text:p>
          </table:table-cell>
          <table:table-cell table:style-name="ce2" table:formula="of:=[.D302]" office:value-type="string" office:string-value="X1552.8">
            <text:p>X1552.8</text:p>
          </table:table-cell>
          <table:table-cell table:style-name="ce2" table:formula="of:=[.F302]" office:value-type="string" office:string-value="Y1566.9">
            <text:p>Y1566.9</text:p>
          </table:table-cell>
        </table:table-row>
        <table:table-row table:style-name="ro1">
          <table:table-cell table:formula="of:=[.A301]+1" office:value-type="float" office:value="308">
            <text:p>308</text:p>
          </table:table-cell>
          <table:table-cell table:formula="of:=&quot;N&quot;&amp;[.A302]" office:value-type="string" office:string-value="N308">
            <text:p>N30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2]" office:value-type="string" office:string-value="X1552.8">
            <text:p>X1552.8</text:p>
          </table:table-cell>
          <table:table-cell table:formula="of:=[.E301]+[.$J$6]" office:value-type="float" office:value="1566.9">
            <text:p>1566.9</text:p>
          </table:table-cell>
          <table:table-cell table:formula="of:=&quot;Y&quot; &amp; [.E302]" office:value-type="string" office:string-value="Y1566.9">
            <text:p>Y1566.9</text:p>
          </table:table-cell>
          <table:table-cell table:number-columns-repeated="8"/>
          <table:table-cell table:style-name="ce2" table:formula="of:=[.B303]" office:value-type="string" office:string-value="N309">
            <text:p>N309</text:p>
          </table:table-cell>
          <table:table-cell table:style-name="ce2" table:formula="of:=[.D303]" office:value-type="string" office:string-value="X1552.8">
            <text:p>X1552.8</text:p>
          </table:table-cell>
          <table:table-cell table:style-name="ce2" table:formula="of:=[.F303]" office:value-type="string" office:string-value="Y1572.65">
            <text:p>Y1572.65</text:p>
          </table:table-cell>
        </table:table-row>
        <table:table-row table:style-name="ro1">
          <table:table-cell table:formula="of:=[.A302]+1" office:value-type="float" office:value="309">
            <text:p>309</text:p>
          </table:table-cell>
          <table:table-cell table:formula="of:=&quot;N&quot;&amp;[.A303]" office:value-type="string" office:string-value="N309">
            <text:p>N30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3]" office:value-type="string" office:string-value="X1552.8">
            <text:p>X1552.8</text:p>
          </table:table-cell>
          <table:table-cell table:formula="of:=[.E302]+[.$J$6]" office:value-type="float" office:value="1572.65">
            <text:p>1572.65</text:p>
          </table:table-cell>
          <table:table-cell table:formula="of:=&quot;Y&quot; &amp; [.E303]" office:value-type="string" office:string-value="Y1572.65">
            <text:p>Y1572.65</text:p>
          </table:table-cell>
          <table:table-cell table:number-columns-repeated="8"/>
          <table:table-cell table:style-name="ce2" table:formula="of:=[.B304]" office:value-type="string" office:string-value="N310">
            <text:p>N310</text:p>
          </table:table-cell>
          <table:table-cell table:style-name="ce2" table:formula="of:=[.D304]" office:value-type="string" office:string-value="X1552.8">
            <text:p>X1552.8</text:p>
          </table:table-cell>
          <table:table-cell table:style-name="ce2" table:formula="of:=[.F304]" office:value-type="string" office:string-value="Y1578.4">
            <text:p>Y1578.4</text:p>
          </table:table-cell>
        </table:table-row>
        <table:table-row table:style-name="ro1">
          <table:table-cell table:formula="of:=[.A303]+1" office:value-type="float" office:value="310">
            <text:p>310</text:p>
          </table:table-cell>
          <table:table-cell table:formula="of:=&quot;N&quot;&amp;[.A304]" office:value-type="string" office:string-value="N310">
            <text:p>N31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4]" office:value-type="string" office:string-value="X1552.8">
            <text:p>X1552.8</text:p>
          </table:table-cell>
          <table:table-cell table:formula="of:=[.E303]+[.$J$6]" office:value-type="float" office:value="1578.4">
            <text:p>1578.4</text:p>
          </table:table-cell>
          <table:table-cell table:formula="of:=&quot;Y&quot; &amp; [.E304]" office:value-type="string" office:string-value="Y1578.4">
            <text:p>Y1578.4</text:p>
          </table:table-cell>
          <table:table-cell table:number-columns-repeated="8"/>
          <table:table-cell table:style-name="ce2" table:formula="of:=[.B305]" office:value-type="string" office:string-value="N311">
            <text:p>N311</text:p>
          </table:table-cell>
          <table:table-cell table:style-name="ce2" table:formula="of:=[.D305]" office:value-type="string" office:string-value="X1552.8">
            <text:p>X1552.8</text:p>
          </table:table-cell>
          <table:table-cell table:style-name="ce2" table:formula="of:=[.F305]" office:value-type="string" office:string-value="Y1584.15">
            <text:p>Y1584.15</text:p>
          </table:table-cell>
        </table:table-row>
        <table:table-row table:style-name="ro1">
          <table:table-cell table:formula="of:=[.A304]+1" office:value-type="float" office:value="311">
            <text:p>311</text:p>
          </table:table-cell>
          <table:table-cell table:formula="of:=&quot;N&quot;&amp;[.A305]" office:value-type="string" office:string-value="N311">
            <text:p>N31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5]" office:value-type="string" office:string-value="X1552.8">
            <text:p>X1552.8</text:p>
          </table:table-cell>
          <table:table-cell table:formula="of:=[.E304]+[.$J$6]" office:value-type="float" office:value="1584.15">
            <text:p>1584.15</text:p>
          </table:table-cell>
          <table:table-cell table:formula="of:=&quot;Y&quot; &amp; [.E305]" office:value-type="string" office:string-value="Y1584.15">
            <text:p>Y1584.15</text:p>
          </table:table-cell>
          <table:table-cell table:number-columns-repeated="8"/>
          <table:table-cell table:style-name="ce2" table:formula="of:=[.B306]" office:value-type="string" office:string-value="N312">
            <text:p>N312</text:p>
          </table:table-cell>
          <table:table-cell table:style-name="ce2" table:formula="of:=[.D306]" office:value-type="string" office:string-value="X1552.8">
            <text:p>X1552.8</text:p>
          </table:table-cell>
          <table:table-cell table:style-name="ce2" table:formula="of:=[.F306]" office:value-type="string" office:string-value="Y1589.9">
            <text:p>Y1589.9</text:p>
          </table:table-cell>
        </table:table-row>
        <table:table-row table:style-name="ro1">
          <table:table-cell table:formula="of:=[.A305]+1" office:value-type="float" office:value="312">
            <text:p>312</text:p>
          </table:table-cell>
          <table:table-cell table:formula="of:=&quot;N&quot;&amp;[.A306]" office:value-type="string" office:string-value="N312">
            <text:p>N31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6]" office:value-type="string" office:string-value="X1552.8">
            <text:p>X1552.8</text:p>
          </table:table-cell>
          <table:table-cell table:formula="of:=[.E305]+[.$J$6]" office:value-type="float" office:value="1589.9">
            <text:p>1589.9</text:p>
          </table:table-cell>
          <table:table-cell table:formula="of:=&quot;Y&quot; &amp; [.E306]" office:value-type="string" office:string-value="Y1589.9">
            <text:p>Y1589.9</text:p>
          </table:table-cell>
          <table:table-cell table:number-columns-repeated="8"/>
          <table:table-cell table:style-name="ce2" table:formula="of:=[.B307]" office:value-type="string" office:string-value="N313">
            <text:p>N313</text:p>
          </table:table-cell>
          <table:table-cell table:style-name="ce2" table:formula="of:=[.D307]" office:value-type="string" office:string-value="X1552.8">
            <text:p>X1552.8</text:p>
          </table:table-cell>
          <table:table-cell table:style-name="ce2" table:formula="of:=[.F307]" office:value-type="string" office:string-value="Y1595.65">
            <text:p>Y1595.65</text:p>
          </table:table-cell>
        </table:table-row>
        <table:table-row table:style-name="ro1">
          <table:table-cell table:formula="of:=[.A306]+1" office:value-type="float" office:value="313">
            <text:p>313</text:p>
          </table:table-cell>
          <table:table-cell table:formula="of:=&quot;N&quot;&amp;[.A307]" office:value-type="string" office:string-value="N313">
            <text:p>N31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7]" office:value-type="string" office:string-value="X1552.8">
            <text:p>X1552.8</text:p>
          </table:table-cell>
          <table:table-cell table:formula="of:=[.E306]+[.$J$6]" office:value-type="float" office:value="1595.65">
            <text:p>1595.65</text:p>
          </table:table-cell>
          <table:table-cell table:formula="of:=&quot;Y&quot; &amp; [.E307]" office:value-type="string" office:string-value="Y1595.65">
            <text:p>Y1595.65</text:p>
          </table:table-cell>
          <table:table-cell table:number-columns-repeated="8"/>
          <table:table-cell table:style-name="ce2" table:formula="of:=[.B308]" office:value-type="string" office:string-value="N314">
            <text:p>N314</text:p>
          </table:table-cell>
          <table:table-cell table:style-name="ce2" table:formula="of:=[.D308]" office:value-type="string" office:string-value="X1552.8">
            <text:p>X1552.8</text:p>
          </table:table-cell>
          <table:table-cell table:style-name="ce2" table:formula="of:=[.F308]" office:value-type="string" office:string-value="Y1601.4">
            <text:p>Y1601.4</text:p>
          </table:table-cell>
        </table:table-row>
        <table:table-row table:style-name="ro1">
          <table:table-cell table:formula="of:=[.A307]+1" office:value-type="float" office:value="314">
            <text:p>314</text:p>
          </table:table-cell>
          <table:table-cell table:formula="of:=&quot;N&quot;&amp;[.A308]" office:value-type="string" office:string-value="N314">
            <text:p>N31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8]" office:value-type="string" office:string-value="X1552.8">
            <text:p>X1552.8</text:p>
          </table:table-cell>
          <table:table-cell table:formula="of:=[.E307]+[.$J$6]" office:value-type="float" office:value="1601.4">
            <text:p>1601.4</text:p>
          </table:table-cell>
          <table:table-cell table:formula="of:=&quot;Y&quot; &amp; [.E308]" office:value-type="string" office:string-value="Y1601.4">
            <text:p>Y1601.4</text:p>
          </table:table-cell>
          <table:table-cell table:number-columns-repeated="8"/>
          <table:table-cell table:style-name="ce2" table:formula="of:=[.B309]" office:value-type="string" office:string-value="N315">
            <text:p>N315</text:p>
          </table:table-cell>
          <table:table-cell table:style-name="ce2" table:formula="of:=[.D309]" office:value-type="string" office:string-value="X1552.8">
            <text:p>X1552.8</text:p>
          </table:table-cell>
          <table:table-cell table:style-name="ce2" table:formula="of:=[.F309]" office:value-type="string" office:string-value="Y1607.15">
            <text:p>Y1607.15</text:p>
          </table:table-cell>
        </table:table-row>
        <table:table-row table:style-name="ro1">
          <table:table-cell table:formula="of:=[.A308]+1" office:value-type="float" office:value="315">
            <text:p>315</text:p>
          </table:table-cell>
          <table:table-cell table:formula="of:=&quot;N&quot;&amp;[.A309]" office:value-type="string" office:string-value="N315">
            <text:p>N31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09]" office:value-type="string" office:string-value="X1552.8">
            <text:p>X1552.8</text:p>
          </table:table-cell>
          <table:table-cell table:formula="of:=[.E308]+[.$J$6]" office:value-type="float" office:value="1607.15">
            <text:p>1607.15</text:p>
          </table:table-cell>
          <table:table-cell table:formula="of:=&quot;Y&quot; &amp; [.E309]" office:value-type="string" office:string-value="Y1607.15">
            <text:p>Y1607.15</text:p>
          </table:table-cell>
          <table:table-cell table:number-columns-repeated="8"/>
          <table:table-cell table:style-name="ce2" table:formula="of:=[.B310]" office:value-type="string" office:string-value="N316">
            <text:p>N316</text:p>
          </table:table-cell>
          <table:table-cell table:style-name="ce2" table:formula="of:=[.D310]" office:value-type="string" office:string-value="X1552.8">
            <text:p>X1552.8</text:p>
          </table:table-cell>
          <table:table-cell table:style-name="ce2" table:formula="of:=[.F310]" office:value-type="string" office:string-value="Y1612.9">
            <text:p>Y1612.9</text:p>
          </table:table-cell>
        </table:table-row>
        <table:table-row table:style-name="ro1">
          <table:table-cell table:formula="of:=[.A309]+1" office:value-type="float" office:value="316">
            <text:p>316</text:p>
          </table:table-cell>
          <table:table-cell table:formula="of:=&quot;N&quot;&amp;[.A310]" office:value-type="string" office:string-value="N316">
            <text:p>N31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0]" office:value-type="string" office:string-value="X1552.8">
            <text:p>X1552.8</text:p>
          </table:table-cell>
          <table:table-cell table:formula="of:=[.E309]+[.$J$6]" office:value-type="float" office:value="1612.9">
            <text:p>1612.9</text:p>
          </table:table-cell>
          <table:table-cell table:formula="of:=&quot;Y&quot; &amp; [.E310]" office:value-type="string" office:string-value="Y1612.9">
            <text:p>Y1612.9</text:p>
          </table:table-cell>
          <table:table-cell table:number-columns-repeated="8"/>
          <table:table-cell table:style-name="ce2" table:formula="of:=[.B311]" office:value-type="string" office:string-value="N317">
            <text:p>N317</text:p>
          </table:table-cell>
          <table:table-cell table:style-name="ce2" table:formula="of:=[.D311]" office:value-type="string" office:string-value="X1552.8">
            <text:p>X1552.8</text:p>
          </table:table-cell>
          <table:table-cell table:style-name="ce2" table:formula="of:=[.F311]" office:value-type="string" office:string-value="Y1618.65">
            <text:p>Y1618.65</text:p>
          </table:table-cell>
        </table:table-row>
        <table:table-row table:style-name="ro1">
          <table:table-cell table:formula="of:=[.A310]+1" office:value-type="float" office:value="317">
            <text:p>317</text:p>
          </table:table-cell>
          <table:table-cell table:formula="of:=&quot;N&quot;&amp;[.A311]" office:value-type="string" office:string-value="N317">
            <text:p>N31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1]" office:value-type="string" office:string-value="X1552.8">
            <text:p>X1552.8</text:p>
          </table:table-cell>
          <table:table-cell table:formula="of:=[.E310]+[.$J$6]" office:value-type="float" office:value="1618.65">
            <text:p>1618.65</text:p>
          </table:table-cell>
          <table:table-cell table:formula="of:=&quot;Y&quot; &amp; [.E311]" office:value-type="string" office:string-value="Y1618.65">
            <text:p>Y1618.65</text:p>
          </table:table-cell>
          <table:table-cell table:number-columns-repeated="8"/>
          <table:table-cell table:style-name="ce2" table:formula="of:=[.B312]" office:value-type="string" office:string-value="N318">
            <text:p>N318</text:p>
          </table:table-cell>
          <table:table-cell table:style-name="ce2" table:formula="of:=[.D312]" office:value-type="string" office:string-value="X1552.8">
            <text:p>X1552.8</text:p>
          </table:table-cell>
          <table:table-cell table:style-name="ce2" table:formula="of:=[.F312]" office:value-type="string" office:string-value="Y1624.4">
            <text:p>Y1624.4</text:p>
          </table:table-cell>
        </table:table-row>
        <table:table-row table:style-name="ro1">
          <table:table-cell table:formula="of:=[.A311]+1" office:value-type="float" office:value="318">
            <text:p>318</text:p>
          </table:table-cell>
          <table:table-cell table:formula="of:=&quot;N&quot;&amp;[.A312]" office:value-type="string" office:string-value="N318">
            <text:p>N31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2]" office:value-type="string" office:string-value="X1552.8">
            <text:p>X1552.8</text:p>
          </table:table-cell>
          <table:table-cell table:formula="of:=[.E311]+[.$J$6]" office:value-type="float" office:value="1624.4">
            <text:p>1624.4</text:p>
          </table:table-cell>
          <table:table-cell table:formula="of:=&quot;Y&quot; &amp; [.E312]" office:value-type="string" office:string-value="Y1624.4">
            <text:p>Y1624.4</text:p>
          </table:table-cell>
          <table:table-cell table:number-columns-repeated="8"/>
          <table:table-cell table:style-name="ce2" table:formula="of:=[.B313]" office:value-type="string" office:string-value="N319">
            <text:p>N319</text:p>
          </table:table-cell>
          <table:table-cell table:style-name="ce2" table:formula="of:=[.D313]" office:value-type="string" office:string-value="X1552.8">
            <text:p>X1552.8</text:p>
          </table:table-cell>
          <table:table-cell table:style-name="ce2" table:formula="of:=[.F313]" office:value-type="string" office:string-value="Y1630.15">
            <text:p>Y1630.15</text:p>
          </table:table-cell>
        </table:table-row>
        <table:table-row table:style-name="ro1">
          <table:table-cell table:formula="of:=[.A312]+1" office:value-type="float" office:value="319">
            <text:p>319</text:p>
          </table:table-cell>
          <table:table-cell table:formula="of:=&quot;N&quot;&amp;[.A313]" office:value-type="string" office:string-value="N319">
            <text:p>N31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3]" office:value-type="string" office:string-value="X1552.8">
            <text:p>X1552.8</text:p>
          </table:table-cell>
          <table:table-cell table:formula="of:=[.E312]+[.$J$6]" office:value-type="float" office:value="1630.15">
            <text:p>1630.15</text:p>
          </table:table-cell>
          <table:table-cell table:formula="of:=&quot;Y&quot; &amp; [.E313]" office:value-type="string" office:string-value="Y1630.15">
            <text:p>Y1630.15</text:p>
          </table:table-cell>
          <table:table-cell table:number-columns-repeated="8"/>
          <table:table-cell table:style-name="ce2" table:formula="of:=[.B314]" office:value-type="string" office:string-value="N320">
            <text:p>N320</text:p>
          </table:table-cell>
          <table:table-cell table:style-name="ce2" table:formula="of:=[.D314]" office:value-type="string" office:string-value="X1552.8">
            <text:p>X1552.8</text:p>
          </table:table-cell>
          <table:table-cell table:style-name="ce2" table:formula="of:=[.F314]" office:value-type="string" office:string-value="Y1635.9">
            <text:p>Y1635.9</text:p>
          </table:table-cell>
        </table:table-row>
        <table:table-row table:style-name="ro1">
          <table:table-cell table:formula="of:=[.A313]+1" office:value-type="float" office:value="320">
            <text:p>320</text:p>
          </table:table-cell>
          <table:table-cell table:formula="of:=&quot;N&quot;&amp;[.A314]" office:value-type="string" office:string-value="N320">
            <text:p>N32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4]" office:value-type="string" office:string-value="X1552.8">
            <text:p>X1552.8</text:p>
          </table:table-cell>
          <table:table-cell table:formula="of:=[.E313]+[.$J$6]" office:value-type="float" office:value="1635.9">
            <text:p>1635.9</text:p>
          </table:table-cell>
          <table:table-cell table:formula="of:=&quot;Y&quot; &amp; [.E314]" office:value-type="string" office:string-value="Y1635.9">
            <text:p>Y1635.9</text:p>
          </table:table-cell>
          <table:table-cell table:number-columns-repeated="8"/>
          <table:table-cell table:style-name="ce2" table:formula="of:=[.B315]" office:value-type="string" office:string-value="N321">
            <text:p>N321</text:p>
          </table:table-cell>
          <table:table-cell table:style-name="ce2" table:formula="of:=[.D315]" office:value-type="string" office:string-value="X1552.8">
            <text:p>X1552.8</text:p>
          </table:table-cell>
          <table:table-cell table:style-name="ce2" table:formula="of:=[.F315]" office:value-type="string" office:string-value="Y1641.65">
            <text:p>Y1641.65</text:p>
          </table:table-cell>
        </table:table-row>
        <table:table-row table:style-name="ro1">
          <table:table-cell table:formula="of:=[.A314]+1" office:value-type="float" office:value="321">
            <text:p>321</text:p>
          </table:table-cell>
          <table:table-cell table:formula="of:=&quot;N&quot;&amp;[.A315]" office:value-type="string" office:string-value="N321">
            <text:p>N32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5]" office:value-type="string" office:string-value="X1552.8">
            <text:p>X1552.8</text:p>
          </table:table-cell>
          <table:table-cell table:formula="of:=[.E314]+[.$J$6]" office:value-type="float" office:value="1641.65">
            <text:p>1641.65</text:p>
          </table:table-cell>
          <table:table-cell table:formula="of:=&quot;Y&quot; &amp; [.E315]" office:value-type="string" office:string-value="Y1641.65">
            <text:p>Y1641.65</text:p>
          </table:table-cell>
          <table:table-cell table:number-columns-repeated="8"/>
          <table:table-cell table:style-name="ce2" table:formula="of:=[.B316]" office:value-type="string" office:string-value="N322">
            <text:p>N322</text:p>
          </table:table-cell>
          <table:table-cell table:style-name="ce2" table:formula="of:=[.D316]" office:value-type="string" office:string-value="X1552.8">
            <text:p>X1552.8</text:p>
          </table:table-cell>
          <table:table-cell table:style-name="ce2" table:formula="of:=[.F316]" office:value-type="string" office:string-value="Y1647.4">
            <text:p>Y1647.4</text:p>
          </table:table-cell>
        </table:table-row>
        <table:table-row table:style-name="ro1">
          <table:table-cell table:formula="of:=[.A315]+1" office:value-type="float" office:value="322">
            <text:p>322</text:p>
          </table:table-cell>
          <table:table-cell table:formula="of:=&quot;N&quot;&amp;[.A316]" office:value-type="string" office:string-value="N322">
            <text:p>N32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6]" office:value-type="string" office:string-value="X1552.8">
            <text:p>X1552.8</text:p>
          </table:table-cell>
          <table:table-cell table:formula="of:=[.E315]+[.$J$6]" office:value-type="float" office:value="1647.4">
            <text:p>1647.4</text:p>
          </table:table-cell>
          <table:table-cell table:formula="of:=&quot;Y&quot; &amp; [.E316]" office:value-type="string" office:string-value="Y1647.4">
            <text:p>Y1647.4</text:p>
          </table:table-cell>
          <table:table-cell table:number-columns-repeated="8"/>
          <table:table-cell table:style-name="ce2" table:formula="of:=[.B317]" office:value-type="string" office:string-value="N323">
            <text:p>N323</text:p>
          </table:table-cell>
          <table:table-cell table:style-name="ce2" table:formula="of:=[.D317]" office:value-type="string" office:string-value="X1552.8">
            <text:p>X1552.8</text:p>
          </table:table-cell>
          <table:table-cell table:style-name="ce2" table:formula="of:=[.F317]" office:value-type="string" office:string-value="Y1653.15">
            <text:p>Y1653.15</text:p>
          </table:table-cell>
        </table:table-row>
        <table:table-row table:style-name="ro1">
          <table:table-cell table:formula="of:=[.A316]+1" office:value-type="float" office:value="323">
            <text:p>323</text:p>
          </table:table-cell>
          <table:table-cell table:formula="of:=&quot;N&quot;&amp;[.A317]" office:value-type="string" office:string-value="N323">
            <text:p>N32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7]" office:value-type="string" office:string-value="X1552.8">
            <text:p>X1552.8</text:p>
          </table:table-cell>
          <table:table-cell table:formula="of:=[.E316]+[.$J$6]" office:value-type="float" office:value="1653.15">
            <text:p>1653.15</text:p>
          </table:table-cell>
          <table:table-cell table:formula="of:=&quot;Y&quot; &amp; [.E317]" office:value-type="string" office:string-value="Y1653.15">
            <text:p>Y1653.15</text:p>
          </table:table-cell>
          <table:table-cell table:number-columns-repeated="8"/>
          <table:table-cell table:style-name="ce2" table:formula="of:=[.B318]" office:value-type="string" office:string-value="N324">
            <text:p>N324</text:p>
          </table:table-cell>
          <table:table-cell table:style-name="ce2" table:formula="of:=[.D318]" office:value-type="string" office:string-value="X1552.8">
            <text:p>X1552.8</text:p>
          </table:table-cell>
          <table:table-cell table:style-name="ce2" table:formula="of:=[.F318]" office:value-type="string" office:string-value="Y1658.9">
            <text:p>Y1658.9</text:p>
          </table:table-cell>
        </table:table-row>
        <table:table-row table:style-name="ro1">
          <table:table-cell table:formula="of:=[.A317]+1" office:value-type="float" office:value="324">
            <text:p>324</text:p>
          </table:table-cell>
          <table:table-cell table:formula="of:=&quot;N&quot;&amp;[.A318]" office:value-type="string" office:string-value="N324">
            <text:p>N32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8]" office:value-type="string" office:string-value="X1552.8">
            <text:p>X1552.8</text:p>
          </table:table-cell>
          <table:table-cell table:formula="of:=[.E317]+[.$J$6]" office:value-type="float" office:value="1658.9">
            <text:p>1658.9</text:p>
          </table:table-cell>
          <table:table-cell table:formula="of:=&quot;Y&quot; &amp; [.E318]" office:value-type="string" office:string-value="Y1658.9">
            <text:p>Y1658.9</text:p>
          </table:table-cell>
          <table:table-cell table:number-columns-repeated="8"/>
          <table:table-cell table:style-name="ce2" table:formula="of:=[.B319]" office:value-type="string" office:string-value="N325">
            <text:p>N325</text:p>
          </table:table-cell>
          <table:table-cell table:style-name="ce2" table:formula="of:=[.D319]" office:value-type="string" office:string-value="X1552.8">
            <text:p>X1552.8</text:p>
          </table:table-cell>
          <table:table-cell table:style-name="ce2" table:formula="of:=[.F319]" office:value-type="string" office:string-value="Y1664.65">
            <text:p>Y1664.65</text:p>
          </table:table-cell>
        </table:table-row>
        <table:table-row table:style-name="ro1">
          <table:table-cell table:formula="of:=[.A318]+1" office:value-type="float" office:value="325">
            <text:p>325</text:p>
          </table:table-cell>
          <table:table-cell table:formula="of:=&quot;N&quot;&amp;[.A319]" office:value-type="string" office:string-value="N325">
            <text:p>N32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19]" office:value-type="string" office:string-value="X1552.8">
            <text:p>X1552.8</text:p>
          </table:table-cell>
          <table:table-cell table:formula="of:=[.E318]+[.$J$6]" office:value-type="float" office:value="1664.65">
            <text:p>1664.65</text:p>
          </table:table-cell>
          <table:table-cell table:formula="of:=&quot;Y&quot; &amp; [.E319]" office:value-type="string" office:string-value="Y1664.65">
            <text:p>Y1664.65</text:p>
          </table:table-cell>
          <table:table-cell table:number-columns-repeated="8"/>
          <table:table-cell table:style-name="ce2" table:formula="of:=[.B320]" office:value-type="string" office:string-value="N326">
            <text:p>N326</text:p>
          </table:table-cell>
          <table:table-cell table:style-name="ce2" table:formula="of:=[.D320]" office:value-type="string" office:string-value="X1552.8">
            <text:p>X1552.8</text:p>
          </table:table-cell>
          <table:table-cell table:style-name="ce2" table:formula="of:=[.F320]" office:value-type="string" office:string-value="Y1670.4">
            <text:p>Y1670.4</text:p>
          </table:table-cell>
        </table:table-row>
        <table:table-row table:style-name="ro1">
          <table:table-cell table:formula="of:=[.A319]+1" office:value-type="float" office:value="326">
            <text:p>326</text:p>
          </table:table-cell>
          <table:table-cell table:formula="of:=&quot;N&quot;&amp;[.A320]" office:value-type="string" office:string-value="N326">
            <text:p>N32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0]" office:value-type="string" office:string-value="X1552.8">
            <text:p>X1552.8</text:p>
          </table:table-cell>
          <table:table-cell table:formula="of:=[.E319]+[.$J$6]" office:value-type="float" office:value="1670.4">
            <text:p>1670.4</text:p>
          </table:table-cell>
          <table:table-cell table:formula="of:=&quot;Y&quot; &amp; [.E320]" office:value-type="string" office:string-value="Y1670.4">
            <text:p>Y1670.4</text:p>
          </table:table-cell>
          <table:table-cell table:number-columns-repeated="8"/>
          <table:table-cell table:style-name="ce2" table:formula="of:=[.B321]" office:value-type="string" office:string-value="N327">
            <text:p>N327</text:p>
          </table:table-cell>
          <table:table-cell table:style-name="ce2" table:formula="of:=[.D321]" office:value-type="string" office:string-value="X1552.8">
            <text:p>X1552.8</text:p>
          </table:table-cell>
          <table:table-cell table:style-name="ce2" table:formula="of:=[.F321]" office:value-type="string" office:string-value="Y1676.15">
            <text:p>Y1676.15</text:p>
          </table:table-cell>
        </table:table-row>
        <table:table-row table:style-name="ro1">
          <table:table-cell table:formula="of:=[.A320]+1" office:value-type="float" office:value="327">
            <text:p>327</text:p>
          </table:table-cell>
          <table:table-cell table:formula="of:=&quot;N&quot;&amp;[.A321]" office:value-type="string" office:string-value="N327">
            <text:p>N32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1]" office:value-type="string" office:string-value="X1552.8">
            <text:p>X1552.8</text:p>
          </table:table-cell>
          <table:table-cell table:formula="of:=[.E320]+[.$J$6]" office:value-type="float" office:value="1676.15">
            <text:p>1676.15</text:p>
          </table:table-cell>
          <table:table-cell table:formula="of:=&quot;Y&quot; &amp; [.E321]" office:value-type="string" office:string-value="Y1676.15">
            <text:p>Y1676.15</text:p>
          </table:table-cell>
          <table:table-cell table:number-columns-repeated="8"/>
          <table:table-cell table:style-name="ce2" table:formula="of:=[.B322]" office:value-type="string" office:string-value="N328">
            <text:p>N328</text:p>
          </table:table-cell>
          <table:table-cell table:style-name="ce2" table:formula="of:=[.D322]" office:value-type="string" office:string-value="X1552.8">
            <text:p>X1552.8</text:p>
          </table:table-cell>
          <table:table-cell table:style-name="ce2" table:formula="of:=[.F322]" office:value-type="string" office:string-value="Y1681.9">
            <text:p>Y1681.9</text:p>
          </table:table-cell>
        </table:table-row>
        <table:table-row table:style-name="ro1">
          <table:table-cell table:formula="of:=[.A321]+1" office:value-type="float" office:value="328">
            <text:p>328</text:p>
          </table:table-cell>
          <table:table-cell table:formula="of:=&quot;N&quot;&amp;[.A322]" office:value-type="string" office:string-value="N328">
            <text:p>N32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2]" office:value-type="string" office:string-value="X1552.8">
            <text:p>X1552.8</text:p>
          </table:table-cell>
          <table:table-cell table:formula="of:=[.E321]+[.$J$6]" office:value-type="float" office:value="1681.9">
            <text:p>1681.9</text:p>
          </table:table-cell>
          <table:table-cell table:formula="of:=&quot;Y&quot; &amp; [.E322]" office:value-type="string" office:string-value="Y1681.9">
            <text:p>Y1681.9</text:p>
          </table:table-cell>
          <table:table-cell table:number-columns-repeated="8"/>
          <table:table-cell table:style-name="ce2" table:formula="of:=[.B323]" office:value-type="string" office:string-value="N329">
            <text:p>N329</text:p>
          </table:table-cell>
          <table:table-cell table:style-name="ce2" table:formula="of:=[.D323]" office:value-type="string" office:string-value="X1552.8">
            <text:p>X1552.8</text:p>
          </table:table-cell>
          <table:table-cell table:style-name="ce2" table:formula="of:=[.F323]" office:value-type="string" office:string-value="Y1687.65">
            <text:p>Y1687.65</text:p>
          </table:table-cell>
        </table:table-row>
        <table:table-row table:style-name="ro1">
          <table:table-cell table:formula="of:=[.A322]+1" office:value-type="float" office:value="329">
            <text:p>329</text:p>
          </table:table-cell>
          <table:table-cell table:formula="of:=&quot;N&quot;&amp;[.A323]" office:value-type="string" office:string-value="N329">
            <text:p>N32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3]" office:value-type="string" office:string-value="X1552.8">
            <text:p>X1552.8</text:p>
          </table:table-cell>
          <table:table-cell table:formula="of:=[.E322]+[.$J$6]" office:value-type="float" office:value="1687.65">
            <text:p>1687.65</text:p>
          </table:table-cell>
          <table:table-cell table:formula="of:=&quot;Y&quot; &amp; [.E323]" office:value-type="string" office:string-value="Y1687.65">
            <text:p>Y1687.65</text:p>
          </table:table-cell>
          <table:table-cell table:number-columns-repeated="8"/>
          <table:table-cell table:style-name="ce2" table:formula="of:=[.B324]" office:value-type="string" office:string-value="N330">
            <text:p>N330</text:p>
          </table:table-cell>
          <table:table-cell table:style-name="ce2" table:formula="of:=[.D324]" office:value-type="string" office:string-value="X1552.8">
            <text:p>X1552.8</text:p>
          </table:table-cell>
          <table:table-cell table:style-name="ce2" table:formula="of:=[.F324]" office:value-type="string" office:string-value="Y1693.4">
            <text:p>Y1693.4</text:p>
          </table:table-cell>
        </table:table-row>
        <table:table-row table:style-name="ro1">
          <table:table-cell table:formula="of:=[.A323]+1" office:value-type="float" office:value="330">
            <text:p>330</text:p>
          </table:table-cell>
          <table:table-cell table:formula="of:=&quot;N&quot;&amp;[.A324]" office:value-type="string" office:string-value="N330">
            <text:p>N33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4]" office:value-type="string" office:string-value="X1552.8">
            <text:p>X1552.8</text:p>
          </table:table-cell>
          <table:table-cell table:formula="of:=[.E323]+[.$J$6]" office:value-type="float" office:value="1693.4">
            <text:p>1693.4</text:p>
          </table:table-cell>
          <table:table-cell table:formula="of:=&quot;Y&quot; &amp; [.E324]" office:value-type="string" office:string-value="Y1693.4">
            <text:p>Y1693.4</text:p>
          </table:table-cell>
          <table:table-cell table:number-columns-repeated="8"/>
          <table:table-cell table:style-name="ce2" table:formula="of:=[.B325]" office:value-type="string" office:string-value="N331">
            <text:p>N331</text:p>
          </table:table-cell>
          <table:table-cell table:style-name="ce2" table:formula="of:=[.D325]" office:value-type="string" office:string-value="X1552.8">
            <text:p>X1552.8</text:p>
          </table:table-cell>
          <table:table-cell table:style-name="ce2" table:formula="of:=[.F325]" office:value-type="string" office:string-value="Y1699.15">
            <text:p>Y1699.15</text:p>
          </table:table-cell>
        </table:table-row>
        <table:table-row table:style-name="ro1">
          <table:table-cell table:formula="of:=[.A324]+1" office:value-type="float" office:value="331">
            <text:p>331</text:p>
          </table:table-cell>
          <table:table-cell table:formula="of:=&quot;N&quot;&amp;[.A325]" office:value-type="string" office:string-value="N331">
            <text:p>N33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5]" office:value-type="string" office:string-value="X1552.8">
            <text:p>X1552.8</text:p>
          </table:table-cell>
          <table:table-cell table:formula="of:=[.E324]+[.$J$6]" office:value-type="float" office:value="1699.15">
            <text:p>1699.15</text:p>
          </table:table-cell>
          <table:table-cell table:formula="of:=&quot;Y&quot; &amp; [.E325]" office:value-type="string" office:string-value="Y1699.15">
            <text:p>Y1699.15</text:p>
          </table:table-cell>
          <table:table-cell table:number-columns-repeated="8"/>
          <table:table-cell table:style-name="ce2" table:formula="of:=[.B326]" office:value-type="string" office:string-value="N332">
            <text:p>N332</text:p>
          </table:table-cell>
          <table:table-cell table:style-name="ce2" table:formula="of:=[.D326]" office:value-type="string" office:string-value="X1552.8">
            <text:p>X1552.8</text:p>
          </table:table-cell>
          <table:table-cell table:style-name="ce2" table:formula="of:=[.F326]" office:value-type="string" office:string-value="Y1704.9">
            <text:p>Y1704.9</text:p>
          </table:table-cell>
        </table:table-row>
        <table:table-row table:style-name="ro1">
          <table:table-cell table:formula="of:=[.A325]+1" office:value-type="float" office:value="332">
            <text:p>332</text:p>
          </table:table-cell>
          <table:table-cell table:formula="of:=&quot;N&quot;&amp;[.A326]" office:value-type="string" office:string-value="N332">
            <text:p>N33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6]" office:value-type="string" office:string-value="X1552.8">
            <text:p>X1552.8</text:p>
          </table:table-cell>
          <table:table-cell table:formula="of:=[.E325]+[.$J$6]" office:value-type="float" office:value="1704.9">
            <text:p>1704.9</text:p>
          </table:table-cell>
          <table:table-cell table:formula="of:=&quot;Y&quot; &amp; [.E326]" office:value-type="string" office:string-value="Y1704.9">
            <text:p>Y1704.9</text:p>
          </table:table-cell>
          <table:table-cell table:number-columns-repeated="8"/>
          <table:table-cell table:style-name="ce2" table:formula="of:=[.B327]" office:value-type="string" office:string-value="N333">
            <text:p>N333</text:p>
          </table:table-cell>
          <table:table-cell table:style-name="ce2" table:formula="of:=[.D327]" office:value-type="string" office:string-value="X1552.8">
            <text:p>X1552.8</text:p>
          </table:table-cell>
          <table:table-cell table:style-name="ce2" table:formula="of:=[.F327]" office:value-type="string" office:string-value="Y1710.65">
            <text:p>Y1710.65</text:p>
          </table:table-cell>
        </table:table-row>
        <table:table-row table:style-name="ro1">
          <table:table-cell table:formula="of:=[.A326]+1" office:value-type="float" office:value="333">
            <text:p>333</text:p>
          </table:table-cell>
          <table:table-cell table:formula="of:=&quot;N&quot;&amp;[.A327]" office:value-type="string" office:string-value="N333">
            <text:p>N33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7]" office:value-type="string" office:string-value="X1552.8">
            <text:p>X1552.8</text:p>
          </table:table-cell>
          <table:table-cell table:formula="of:=[.E326]+[.$J$6]" office:value-type="float" office:value="1710.65">
            <text:p>1710.65</text:p>
          </table:table-cell>
          <table:table-cell table:formula="of:=&quot;Y&quot; &amp; [.E327]" office:value-type="string" office:string-value="Y1710.65">
            <text:p>Y1710.65</text:p>
          </table:table-cell>
          <table:table-cell table:number-columns-repeated="8"/>
          <table:table-cell table:style-name="ce2" table:formula="of:=[.B328]" office:value-type="string" office:string-value="N334">
            <text:p>N334</text:p>
          </table:table-cell>
          <table:table-cell table:style-name="ce2" table:formula="of:=[.D328]" office:value-type="string" office:string-value="X1552.8">
            <text:p>X1552.8</text:p>
          </table:table-cell>
          <table:table-cell table:style-name="ce2" table:formula="of:=[.F328]" office:value-type="string" office:string-value="Y1716.4">
            <text:p>Y1716.4</text:p>
          </table:table-cell>
        </table:table-row>
        <table:table-row table:style-name="ro1">
          <table:table-cell table:formula="of:=[.A327]+1" office:value-type="float" office:value="334">
            <text:p>334</text:p>
          </table:table-cell>
          <table:table-cell table:formula="of:=&quot;N&quot;&amp;[.A328]" office:value-type="string" office:string-value="N334">
            <text:p>N33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8]" office:value-type="string" office:string-value="X1552.8">
            <text:p>X1552.8</text:p>
          </table:table-cell>
          <table:table-cell table:formula="of:=[.E327]+[.$J$6]" office:value-type="float" office:value="1716.4">
            <text:p>1716.4</text:p>
          </table:table-cell>
          <table:table-cell table:formula="of:=&quot;Y&quot; &amp; [.E328]" office:value-type="string" office:string-value="Y1716.4">
            <text:p>Y1716.4</text:p>
          </table:table-cell>
          <table:table-cell table:number-columns-repeated="8"/>
          <table:table-cell table:style-name="ce2" table:formula="of:=[.B329]" office:value-type="string" office:string-value="N335">
            <text:p>N335</text:p>
          </table:table-cell>
          <table:table-cell table:style-name="ce2" table:formula="of:=[.D329]" office:value-type="string" office:string-value="X1552.8">
            <text:p>X1552.8</text:p>
          </table:table-cell>
          <table:table-cell table:style-name="ce2" table:formula="of:=[.F329]" office:value-type="string" office:string-value="Y1722.15">
            <text:p>Y1722.15</text:p>
          </table:table-cell>
        </table:table-row>
        <table:table-row table:style-name="ro1">
          <table:table-cell table:formula="of:=[.A328]+1" office:value-type="float" office:value="335">
            <text:p>335</text:p>
          </table:table-cell>
          <table:table-cell table:formula="of:=&quot;N&quot;&amp;[.A329]" office:value-type="string" office:string-value="N335">
            <text:p>N33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29]" office:value-type="string" office:string-value="X1552.8">
            <text:p>X1552.8</text:p>
          </table:table-cell>
          <table:table-cell table:formula="of:=[.E328]+[.$J$6]" office:value-type="float" office:value="1722.15">
            <text:p>1722.15</text:p>
          </table:table-cell>
          <table:table-cell table:formula="of:=&quot;Y&quot; &amp; [.E329]" office:value-type="string" office:string-value="Y1722.15">
            <text:p>Y1722.15</text:p>
          </table:table-cell>
          <table:table-cell table:number-columns-repeated="8"/>
          <table:table-cell table:style-name="ce2" table:formula="of:=[.B330]" office:value-type="string" office:string-value="N336">
            <text:p>N336</text:p>
          </table:table-cell>
          <table:table-cell table:style-name="ce2" table:formula="of:=[.D330]" office:value-type="string" office:string-value="X1552.8">
            <text:p>X1552.8</text:p>
          </table:table-cell>
          <table:table-cell table:style-name="ce2" table:formula="of:=[.F330]" office:value-type="string" office:string-value="Y1727.9">
            <text:p>Y1727.9</text:p>
          </table:table-cell>
        </table:table-row>
        <table:table-row table:style-name="ro1">
          <table:table-cell table:formula="of:=[.A329]+1" office:value-type="float" office:value="336">
            <text:p>336</text:p>
          </table:table-cell>
          <table:table-cell table:formula="of:=&quot;N&quot;&amp;[.A330]" office:value-type="string" office:string-value="N336">
            <text:p>N33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0]" office:value-type="string" office:string-value="X1552.8">
            <text:p>X1552.8</text:p>
          </table:table-cell>
          <table:table-cell table:formula="of:=[.E329]+[.$J$6]" office:value-type="float" office:value="1727.9">
            <text:p>1727.9</text:p>
          </table:table-cell>
          <table:table-cell table:formula="of:=&quot;Y&quot; &amp; [.E330]" office:value-type="string" office:string-value="Y1727.9">
            <text:p>Y1727.9</text:p>
          </table:table-cell>
          <table:table-cell table:number-columns-repeated="8"/>
          <table:table-cell table:style-name="ce2" table:formula="of:=[.B331]" office:value-type="string" office:string-value="N337">
            <text:p>N337</text:p>
          </table:table-cell>
          <table:table-cell table:style-name="ce2" table:formula="of:=[.D331]" office:value-type="string" office:string-value="X1552.8">
            <text:p>X1552.8</text:p>
          </table:table-cell>
          <table:table-cell table:style-name="ce2" table:formula="of:=[.F331]" office:value-type="string" office:string-value="Y1733.65">
            <text:p>Y1733.65</text:p>
          </table:table-cell>
        </table:table-row>
        <table:table-row table:style-name="ro1">
          <table:table-cell table:formula="of:=[.A330]+1" office:value-type="float" office:value="337">
            <text:p>337</text:p>
          </table:table-cell>
          <table:table-cell table:formula="of:=&quot;N&quot;&amp;[.A331]" office:value-type="string" office:string-value="N337">
            <text:p>N33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1]" office:value-type="string" office:string-value="X1552.8">
            <text:p>X1552.8</text:p>
          </table:table-cell>
          <table:table-cell table:formula="of:=[.E330]+[.$J$6]" office:value-type="float" office:value="1733.65">
            <text:p>1733.65</text:p>
          </table:table-cell>
          <table:table-cell table:formula="of:=&quot;Y&quot; &amp; [.E331]" office:value-type="string" office:string-value="Y1733.65">
            <text:p>Y1733.65</text:p>
          </table:table-cell>
          <table:table-cell table:number-columns-repeated="8"/>
          <table:table-cell table:style-name="ce2" table:formula="of:=[.B332]" office:value-type="string" office:string-value="N338">
            <text:p>N338</text:p>
          </table:table-cell>
          <table:table-cell table:style-name="ce2" table:formula="of:=[.D332]" office:value-type="string" office:string-value="X1552.8">
            <text:p>X1552.8</text:p>
          </table:table-cell>
          <table:table-cell table:style-name="ce2" table:formula="of:=[.F332]" office:value-type="string" office:string-value="Y1739.4">
            <text:p>Y1739.4</text:p>
          </table:table-cell>
        </table:table-row>
        <table:table-row table:style-name="ro1">
          <table:table-cell table:formula="of:=[.A331]+1" office:value-type="float" office:value="338">
            <text:p>338</text:p>
          </table:table-cell>
          <table:table-cell table:formula="of:=&quot;N&quot;&amp;[.A332]" office:value-type="string" office:string-value="N338">
            <text:p>N33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2]" office:value-type="string" office:string-value="X1552.8">
            <text:p>X1552.8</text:p>
          </table:table-cell>
          <table:table-cell table:formula="of:=[.E331]+[.$J$6]" office:value-type="float" office:value="1739.4">
            <text:p>1739.4</text:p>
          </table:table-cell>
          <table:table-cell table:formula="of:=&quot;Y&quot; &amp; [.E332]" office:value-type="string" office:string-value="Y1739.4">
            <text:p>Y1739.4</text:p>
          </table:table-cell>
          <table:table-cell table:number-columns-repeated="8"/>
          <table:table-cell table:style-name="ce2" table:formula="of:=[.B333]" office:value-type="string" office:string-value="N339">
            <text:p>N339</text:p>
          </table:table-cell>
          <table:table-cell table:style-name="ce2" table:formula="of:=[.D333]" office:value-type="string" office:string-value="X1552.8">
            <text:p>X1552.8</text:p>
          </table:table-cell>
          <table:table-cell table:style-name="ce2" table:formula="of:=[.F333]" office:value-type="string" office:string-value="Y1745.15">
            <text:p>Y1745.15</text:p>
          </table:table-cell>
        </table:table-row>
        <table:table-row table:style-name="ro1">
          <table:table-cell table:formula="of:=[.A332]+1" office:value-type="float" office:value="339">
            <text:p>339</text:p>
          </table:table-cell>
          <table:table-cell table:formula="of:=&quot;N&quot;&amp;[.A333]" office:value-type="string" office:string-value="N339">
            <text:p>N33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3]" office:value-type="string" office:string-value="X1552.8">
            <text:p>X1552.8</text:p>
          </table:table-cell>
          <table:table-cell table:formula="of:=[.E332]+[.$J$6]" office:value-type="float" office:value="1745.15">
            <text:p>1745.15</text:p>
          </table:table-cell>
          <table:table-cell table:formula="of:=&quot;Y&quot; &amp; [.E333]" office:value-type="string" office:string-value="Y1745.15">
            <text:p>Y1745.15</text:p>
          </table:table-cell>
          <table:table-cell table:number-columns-repeated="8"/>
          <table:table-cell table:style-name="ce2" table:formula="of:=[.B334]" office:value-type="string" office:string-value="N340">
            <text:p>N340</text:p>
          </table:table-cell>
          <table:table-cell table:style-name="ce2" table:formula="of:=[.D334]" office:value-type="string" office:string-value="X1552.8">
            <text:p>X1552.8</text:p>
          </table:table-cell>
          <table:table-cell table:style-name="ce2" table:formula="of:=[.F334]" office:value-type="string" office:string-value="Y1750.9">
            <text:p>Y1750.9</text:p>
          </table:table-cell>
        </table:table-row>
        <table:table-row table:style-name="ro1">
          <table:table-cell table:formula="of:=[.A333]+1" office:value-type="float" office:value="340">
            <text:p>340</text:p>
          </table:table-cell>
          <table:table-cell table:formula="of:=&quot;N&quot;&amp;[.A334]" office:value-type="string" office:string-value="N340">
            <text:p>N34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4]" office:value-type="string" office:string-value="X1552.8">
            <text:p>X1552.8</text:p>
          </table:table-cell>
          <table:table-cell table:formula="of:=[.E333]+[.$J$6]" office:value-type="float" office:value="1750.9">
            <text:p>1750.9</text:p>
          </table:table-cell>
          <table:table-cell table:formula="of:=&quot;Y&quot; &amp; [.E334]" office:value-type="string" office:string-value="Y1750.9">
            <text:p>Y1750.9</text:p>
          </table:table-cell>
          <table:table-cell table:number-columns-repeated="8"/>
          <table:table-cell table:style-name="ce2" table:formula="of:=[.B335]" office:value-type="string" office:string-value="N341">
            <text:p>N341</text:p>
          </table:table-cell>
          <table:table-cell table:style-name="ce2" table:formula="of:=[.D335]" office:value-type="string" office:string-value="X1552.8">
            <text:p>X1552.8</text:p>
          </table:table-cell>
          <table:table-cell table:style-name="ce2" table:formula="of:=[.F335]" office:value-type="string" office:string-value="Y1756.65">
            <text:p>Y1756.65</text:p>
          </table:table-cell>
        </table:table-row>
        <table:table-row table:style-name="ro1">
          <table:table-cell table:formula="of:=[.A334]+1" office:value-type="float" office:value="341">
            <text:p>341</text:p>
          </table:table-cell>
          <table:table-cell table:formula="of:=&quot;N&quot;&amp;[.A335]" office:value-type="string" office:string-value="N341">
            <text:p>N34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5]" office:value-type="string" office:string-value="X1552.8">
            <text:p>X1552.8</text:p>
          </table:table-cell>
          <table:table-cell table:formula="of:=[.E334]+[.$J$6]" office:value-type="float" office:value="1756.65">
            <text:p>1756.65</text:p>
          </table:table-cell>
          <table:table-cell table:formula="of:=&quot;Y&quot; &amp; [.E335]" office:value-type="string" office:string-value="Y1756.65">
            <text:p>Y1756.65</text:p>
          </table:table-cell>
          <table:table-cell table:number-columns-repeated="8"/>
          <table:table-cell table:style-name="ce2" table:formula="of:=[.B336]" office:value-type="string" office:string-value="N342">
            <text:p>N342</text:p>
          </table:table-cell>
          <table:table-cell table:style-name="ce2" table:formula="of:=[.D336]" office:value-type="string" office:string-value="X1552.8">
            <text:p>X1552.8</text:p>
          </table:table-cell>
          <table:table-cell table:style-name="ce2" table:formula="of:=[.F336]" office:value-type="string" office:string-value="Y1762.4">
            <text:p>Y1762.4</text:p>
          </table:table-cell>
        </table:table-row>
        <table:table-row table:style-name="ro1">
          <table:table-cell table:formula="of:=[.A335]+1" office:value-type="float" office:value="342">
            <text:p>342</text:p>
          </table:table-cell>
          <table:table-cell table:formula="of:=&quot;N&quot;&amp;[.A336]" office:value-type="string" office:string-value="N342">
            <text:p>N34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6]" office:value-type="string" office:string-value="X1552.8">
            <text:p>X1552.8</text:p>
          </table:table-cell>
          <table:table-cell table:formula="of:=[.E335]+[.$J$6]" office:value-type="float" office:value="1762.4">
            <text:p>1762.4</text:p>
          </table:table-cell>
          <table:table-cell table:formula="of:=&quot;Y&quot; &amp; [.E336]" office:value-type="string" office:string-value="Y1762.4">
            <text:p>Y1762.4</text:p>
          </table:table-cell>
          <table:table-cell table:number-columns-repeated="8"/>
          <table:table-cell table:style-name="ce2" table:formula="of:=[.B337]" office:value-type="string" office:string-value="N343">
            <text:p>N343</text:p>
          </table:table-cell>
          <table:table-cell table:style-name="ce2" table:formula="of:=[.D337]" office:value-type="string" office:string-value="X1552.8">
            <text:p>X1552.8</text:p>
          </table:table-cell>
          <table:table-cell table:style-name="ce2" table:formula="of:=[.F337]" office:value-type="string" office:string-value="Y1768.15">
            <text:p>Y1768.15</text:p>
          </table:table-cell>
        </table:table-row>
        <table:table-row table:style-name="ro1">
          <table:table-cell table:formula="of:=[.A336]+1" office:value-type="float" office:value="343">
            <text:p>343</text:p>
          </table:table-cell>
          <table:table-cell table:formula="of:=&quot;N&quot;&amp;[.A337]" office:value-type="string" office:string-value="N343">
            <text:p>N34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7]" office:value-type="string" office:string-value="X1552.8">
            <text:p>X1552.8</text:p>
          </table:table-cell>
          <table:table-cell table:formula="of:=[.E336]+[.$J$6]" office:value-type="float" office:value="1768.15">
            <text:p>1768.15</text:p>
          </table:table-cell>
          <table:table-cell table:formula="of:=&quot;Y&quot; &amp; [.E337]" office:value-type="string" office:string-value="Y1768.15">
            <text:p>Y1768.15</text:p>
          </table:table-cell>
          <table:table-cell table:number-columns-repeated="8"/>
          <table:table-cell table:style-name="ce2" table:formula="of:=[.B338]" office:value-type="string" office:string-value="N344">
            <text:p>N344</text:p>
          </table:table-cell>
          <table:table-cell table:style-name="ce2" table:formula="of:=[.D338]" office:value-type="string" office:string-value="X1552.8">
            <text:p>X1552.8</text:p>
          </table:table-cell>
          <table:table-cell table:style-name="ce2" table:formula="of:=[.F338]" office:value-type="string" office:string-value="Y1773.9">
            <text:p>Y1773.9</text:p>
          </table:table-cell>
        </table:table-row>
        <table:table-row table:style-name="ro1">
          <table:table-cell table:formula="of:=[.A337]+1" office:value-type="float" office:value="344">
            <text:p>344</text:p>
          </table:table-cell>
          <table:table-cell table:formula="of:=&quot;N&quot;&amp;[.A338]" office:value-type="string" office:string-value="N344">
            <text:p>N34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8]" office:value-type="string" office:string-value="X1552.8">
            <text:p>X1552.8</text:p>
          </table:table-cell>
          <table:table-cell table:formula="of:=[.E337]+[.$J$6]" office:value-type="float" office:value="1773.9">
            <text:p>1773.9</text:p>
          </table:table-cell>
          <table:table-cell table:formula="of:=&quot;Y&quot; &amp; [.E338]" office:value-type="string" office:string-value="Y1773.9">
            <text:p>Y1773.9</text:p>
          </table:table-cell>
          <table:table-cell table:number-columns-repeated="8"/>
          <table:table-cell table:style-name="ce2" table:formula="of:=[.B339]" office:value-type="string" office:string-value="N345">
            <text:p>N345</text:p>
          </table:table-cell>
          <table:table-cell table:style-name="ce2" table:formula="of:=[.D339]" office:value-type="string" office:string-value="X1552.8">
            <text:p>X1552.8</text:p>
          </table:table-cell>
          <table:table-cell table:style-name="ce2" table:formula="of:=[.F339]" office:value-type="string" office:string-value="Y1779.65">
            <text:p>Y1779.65</text:p>
          </table:table-cell>
        </table:table-row>
        <table:table-row table:style-name="ro1">
          <table:table-cell table:formula="of:=[.A338]+1" office:value-type="float" office:value="345">
            <text:p>345</text:p>
          </table:table-cell>
          <table:table-cell table:formula="of:=&quot;N&quot;&amp;[.A339]" office:value-type="string" office:string-value="N345">
            <text:p>N34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39]" office:value-type="string" office:string-value="X1552.8">
            <text:p>X1552.8</text:p>
          </table:table-cell>
          <table:table-cell table:formula="of:=[.E338]+[.$J$6]" office:value-type="float" office:value="1779.65">
            <text:p>1779.65</text:p>
          </table:table-cell>
          <table:table-cell table:formula="of:=&quot;Y&quot; &amp; [.E339]" office:value-type="string" office:string-value="Y1779.65">
            <text:p>Y1779.65</text:p>
          </table:table-cell>
          <table:table-cell table:number-columns-repeated="8"/>
          <table:table-cell table:style-name="ce2" table:formula="of:=[.B340]" office:value-type="string" office:string-value="N346">
            <text:p>N346</text:p>
          </table:table-cell>
          <table:table-cell table:style-name="ce2" table:formula="of:=[.D340]" office:value-type="string" office:string-value="X1552.8">
            <text:p>X1552.8</text:p>
          </table:table-cell>
          <table:table-cell table:style-name="ce2" table:formula="of:=[.F340]" office:value-type="string" office:string-value="Y1785.4">
            <text:p>Y1785.4</text:p>
          </table:table-cell>
        </table:table-row>
        <table:table-row table:style-name="ro1">
          <table:table-cell table:formula="of:=[.A339]+1" office:value-type="float" office:value="346">
            <text:p>346</text:p>
          </table:table-cell>
          <table:table-cell table:formula="of:=&quot;N&quot;&amp;[.A340]" office:value-type="string" office:string-value="N346">
            <text:p>N34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0]" office:value-type="string" office:string-value="X1552.8">
            <text:p>X1552.8</text:p>
          </table:table-cell>
          <table:table-cell table:formula="of:=[.E339]+[.$J$6]" office:value-type="float" office:value="1785.4">
            <text:p>1785.4</text:p>
          </table:table-cell>
          <table:table-cell table:formula="of:=&quot;Y&quot; &amp; [.E340]" office:value-type="string" office:string-value="Y1785.4">
            <text:p>Y1785.4</text:p>
          </table:table-cell>
          <table:table-cell table:number-columns-repeated="8"/>
          <table:table-cell table:style-name="ce2" table:formula="of:=[.B341]" office:value-type="string" office:string-value="N347">
            <text:p>N347</text:p>
          </table:table-cell>
          <table:table-cell table:style-name="ce2" table:formula="of:=[.D341]" office:value-type="string" office:string-value="X1552.8">
            <text:p>X1552.8</text:p>
          </table:table-cell>
          <table:table-cell table:style-name="ce2" table:formula="of:=[.F341]" office:value-type="string" office:string-value="Y1791.15">
            <text:p>Y1791.15</text:p>
          </table:table-cell>
        </table:table-row>
        <table:table-row table:style-name="ro1">
          <table:table-cell table:formula="of:=[.A340]+1" office:value-type="float" office:value="347">
            <text:p>347</text:p>
          </table:table-cell>
          <table:table-cell table:formula="of:=&quot;N&quot;&amp;[.A341]" office:value-type="string" office:string-value="N347">
            <text:p>N34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1]" office:value-type="string" office:string-value="X1552.8">
            <text:p>X1552.8</text:p>
          </table:table-cell>
          <table:table-cell table:formula="of:=[.E340]+[.$J$6]" office:value-type="float" office:value="1791.15">
            <text:p>1791.15</text:p>
          </table:table-cell>
          <table:table-cell table:formula="of:=&quot;Y&quot; &amp; [.E341]" office:value-type="string" office:string-value="Y1791.15">
            <text:p>Y1791.15</text:p>
          </table:table-cell>
          <table:table-cell table:number-columns-repeated="8"/>
          <table:table-cell table:style-name="ce2" table:formula="of:=[.B342]" office:value-type="string" office:string-value="N348">
            <text:p>N348</text:p>
          </table:table-cell>
          <table:table-cell table:style-name="ce2" table:formula="of:=[.D342]" office:value-type="string" office:string-value="X1552.8">
            <text:p>X1552.8</text:p>
          </table:table-cell>
          <table:table-cell table:style-name="ce2" table:formula="of:=[.F342]" office:value-type="string" office:string-value="Y1796.9">
            <text:p>Y1796.9</text:p>
          </table:table-cell>
        </table:table-row>
        <table:table-row table:style-name="ro1">
          <table:table-cell table:formula="of:=[.A341]+1" office:value-type="float" office:value="348">
            <text:p>348</text:p>
          </table:table-cell>
          <table:table-cell table:formula="of:=&quot;N&quot;&amp;[.A342]" office:value-type="string" office:string-value="N348">
            <text:p>N34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2]" office:value-type="string" office:string-value="X1552.8">
            <text:p>X1552.8</text:p>
          </table:table-cell>
          <table:table-cell table:formula="of:=[.E341]+[.$J$6]" office:value-type="float" office:value="1796.9">
            <text:p>1796.9</text:p>
          </table:table-cell>
          <table:table-cell table:formula="of:=&quot;Y&quot; &amp; [.E342]" office:value-type="string" office:string-value="Y1796.9">
            <text:p>Y1796.9</text:p>
          </table:table-cell>
          <table:table-cell table:number-columns-repeated="8"/>
          <table:table-cell table:style-name="ce2" table:formula="of:=[.B343]" office:value-type="string" office:string-value="N349">
            <text:p>N349</text:p>
          </table:table-cell>
          <table:table-cell table:style-name="ce2" table:formula="of:=[.D343]" office:value-type="string" office:string-value="X1552.8">
            <text:p>X1552.8</text:p>
          </table:table-cell>
          <table:table-cell table:style-name="ce2" table:formula="of:=[.F343]" office:value-type="string" office:string-value="Y1802.65">
            <text:p>Y1802.65</text:p>
          </table:table-cell>
        </table:table-row>
        <table:table-row table:style-name="ro1">
          <table:table-cell table:formula="of:=[.A342]+1" office:value-type="float" office:value="349">
            <text:p>349</text:p>
          </table:table-cell>
          <table:table-cell table:formula="of:=&quot;N&quot;&amp;[.A343]" office:value-type="string" office:string-value="N349">
            <text:p>N34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3]" office:value-type="string" office:string-value="X1552.8">
            <text:p>X1552.8</text:p>
          </table:table-cell>
          <table:table-cell table:formula="of:=[.E342]+[.$J$6]" office:value-type="float" office:value="1802.65">
            <text:p>1802.65</text:p>
          </table:table-cell>
          <table:table-cell table:formula="of:=&quot;Y&quot; &amp; [.E343]" office:value-type="string" office:string-value="Y1802.65">
            <text:p>Y1802.65</text:p>
          </table:table-cell>
          <table:table-cell table:number-columns-repeated="8"/>
          <table:table-cell table:style-name="ce2" table:formula="of:=[.B344]" office:value-type="string" office:string-value="N350">
            <text:p>N350</text:p>
          </table:table-cell>
          <table:table-cell table:style-name="ce2" table:formula="of:=[.D344]" office:value-type="string" office:string-value="X1552.8">
            <text:p>X1552.8</text:p>
          </table:table-cell>
          <table:table-cell table:style-name="ce2" table:formula="of:=[.F344]" office:value-type="string" office:string-value="Y1808.4">
            <text:p>Y1808.4</text:p>
          </table:table-cell>
        </table:table-row>
        <table:table-row table:style-name="ro1">
          <table:table-cell table:formula="of:=[.A343]+1" office:value-type="float" office:value="350">
            <text:p>350</text:p>
          </table:table-cell>
          <table:table-cell table:formula="of:=&quot;N&quot;&amp;[.A344]" office:value-type="string" office:string-value="N350">
            <text:p>N35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4]" office:value-type="string" office:string-value="X1552.8">
            <text:p>X1552.8</text:p>
          </table:table-cell>
          <table:table-cell table:formula="of:=[.E343]+[.$J$6]" office:value-type="float" office:value="1808.4">
            <text:p>1808.4</text:p>
          </table:table-cell>
          <table:table-cell table:formula="of:=&quot;Y&quot; &amp; [.E344]" office:value-type="string" office:string-value="Y1808.4">
            <text:p>Y1808.4</text:p>
          </table:table-cell>
          <table:table-cell table:number-columns-repeated="8"/>
          <table:table-cell table:style-name="ce2" table:formula="of:=[.B345]" office:value-type="string" office:string-value="N351">
            <text:p>N351</text:p>
          </table:table-cell>
          <table:table-cell table:style-name="ce2" table:formula="of:=[.D345]" office:value-type="string" office:string-value="X1552.8">
            <text:p>X1552.8</text:p>
          </table:table-cell>
          <table:table-cell table:style-name="ce2" table:formula="of:=[.F345]" office:value-type="string" office:string-value="Y1814.15">
            <text:p>Y1814.15</text:p>
          </table:table-cell>
        </table:table-row>
        <table:table-row table:style-name="ro1">
          <table:table-cell table:formula="of:=[.A344]+1" office:value-type="float" office:value="351">
            <text:p>351</text:p>
          </table:table-cell>
          <table:table-cell table:formula="of:=&quot;N&quot;&amp;[.A345]" office:value-type="string" office:string-value="N351">
            <text:p>N35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5]" office:value-type="string" office:string-value="X1552.8">
            <text:p>X1552.8</text:p>
          </table:table-cell>
          <table:table-cell table:formula="of:=[.E344]+[.$J$6]" office:value-type="float" office:value="1814.15">
            <text:p>1814.15</text:p>
          </table:table-cell>
          <table:table-cell table:formula="of:=&quot;Y&quot; &amp; [.E345]" office:value-type="string" office:string-value="Y1814.15">
            <text:p>Y1814.15</text:p>
          </table:table-cell>
          <table:table-cell table:number-columns-repeated="8"/>
          <table:table-cell table:style-name="ce2" table:formula="of:=[.B346]" office:value-type="string" office:string-value="N352">
            <text:p>N352</text:p>
          </table:table-cell>
          <table:table-cell table:style-name="ce2" table:formula="of:=[.D346]" office:value-type="string" office:string-value="X1552.8">
            <text:p>X1552.8</text:p>
          </table:table-cell>
          <table:table-cell table:style-name="ce2" table:formula="of:=[.F346]" office:value-type="string" office:string-value="Y1819.9">
            <text:p>Y1819.9</text:p>
          </table:table-cell>
        </table:table-row>
        <table:table-row table:style-name="ro1">
          <table:table-cell table:formula="of:=[.A345]+1" office:value-type="float" office:value="352">
            <text:p>352</text:p>
          </table:table-cell>
          <table:table-cell table:formula="of:=&quot;N&quot;&amp;[.A346]" office:value-type="string" office:string-value="N352">
            <text:p>N35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6]" office:value-type="string" office:string-value="X1552.8">
            <text:p>X1552.8</text:p>
          </table:table-cell>
          <table:table-cell table:formula="of:=[.E345]+[.$J$6]" office:value-type="float" office:value="1819.9">
            <text:p>1819.9</text:p>
          </table:table-cell>
          <table:table-cell table:formula="of:=&quot;Y&quot; &amp; [.E346]" office:value-type="string" office:string-value="Y1819.9">
            <text:p>Y1819.9</text:p>
          </table:table-cell>
          <table:table-cell table:number-columns-repeated="8"/>
          <table:table-cell table:style-name="ce2" table:formula="of:=[.B347]" office:value-type="string" office:string-value="N353">
            <text:p>N353</text:p>
          </table:table-cell>
          <table:table-cell table:style-name="ce2" table:formula="of:=[.D347]" office:value-type="string" office:string-value="X1552.8">
            <text:p>X1552.8</text:p>
          </table:table-cell>
          <table:table-cell table:style-name="ce2" table:formula="of:=[.F347]" office:value-type="string" office:string-value="Y1825.65">
            <text:p>Y1825.65</text:p>
          </table:table-cell>
        </table:table-row>
        <table:table-row table:style-name="ro1">
          <table:table-cell table:formula="of:=[.A346]+1" office:value-type="float" office:value="353">
            <text:p>353</text:p>
          </table:table-cell>
          <table:table-cell table:formula="of:=&quot;N&quot;&amp;[.A347]" office:value-type="string" office:string-value="N353">
            <text:p>N35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7]" office:value-type="string" office:string-value="X1552.8">
            <text:p>X1552.8</text:p>
          </table:table-cell>
          <table:table-cell table:formula="of:=[.E346]+[.$J$6]" office:value-type="float" office:value="1825.65">
            <text:p>1825.65</text:p>
          </table:table-cell>
          <table:table-cell table:formula="of:=&quot;Y&quot; &amp; [.E347]" office:value-type="string" office:string-value="Y1825.65">
            <text:p>Y1825.65</text:p>
          </table:table-cell>
          <table:table-cell table:number-columns-repeated="8"/>
          <table:table-cell table:style-name="ce2" table:formula="of:=[.B348]" office:value-type="string" office:string-value="N354">
            <text:p>N354</text:p>
          </table:table-cell>
          <table:table-cell table:style-name="ce2" table:formula="of:=[.D348]" office:value-type="string" office:string-value="X1552.8">
            <text:p>X1552.8</text:p>
          </table:table-cell>
          <table:table-cell table:style-name="ce2" table:formula="of:=[.F348]" office:value-type="string" office:string-value="Y1831.4">
            <text:p>Y1831.4</text:p>
          </table:table-cell>
        </table:table-row>
        <table:table-row table:style-name="ro1">
          <table:table-cell table:formula="of:=[.A347]+1" office:value-type="float" office:value="354">
            <text:p>354</text:p>
          </table:table-cell>
          <table:table-cell table:formula="of:=&quot;N&quot;&amp;[.A348]" office:value-type="string" office:string-value="N354">
            <text:p>N35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8]" office:value-type="string" office:string-value="X1552.8">
            <text:p>X1552.8</text:p>
          </table:table-cell>
          <table:table-cell table:formula="of:=[.E347]+[.$J$6]" office:value-type="float" office:value="1831.4">
            <text:p>1831.4</text:p>
          </table:table-cell>
          <table:table-cell table:formula="of:=&quot;Y&quot; &amp; [.E348]" office:value-type="string" office:string-value="Y1831.4">
            <text:p>Y1831.4</text:p>
          </table:table-cell>
          <table:table-cell table:number-columns-repeated="8"/>
          <table:table-cell table:style-name="ce2" table:formula="of:=[.B349]" office:value-type="string" office:string-value="N355">
            <text:p>N355</text:p>
          </table:table-cell>
          <table:table-cell table:style-name="ce2" table:formula="of:=[.D349]" office:value-type="string" office:string-value="X1552.8">
            <text:p>X1552.8</text:p>
          </table:table-cell>
          <table:table-cell table:style-name="ce2" table:formula="of:=[.F349]" office:value-type="string" office:string-value="Y1837.15">
            <text:p>Y1837.15</text:p>
          </table:table-cell>
        </table:table-row>
        <table:table-row table:style-name="ro1">
          <table:table-cell table:formula="of:=[.A348]+1" office:value-type="float" office:value="355">
            <text:p>355</text:p>
          </table:table-cell>
          <table:table-cell table:formula="of:=&quot;N&quot;&amp;[.A349]" office:value-type="string" office:string-value="N355">
            <text:p>N35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49]" office:value-type="string" office:string-value="X1552.8">
            <text:p>X1552.8</text:p>
          </table:table-cell>
          <table:table-cell table:formula="of:=[.E348]+[.$J$6]" office:value-type="float" office:value="1837.15">
            <text:p>1837.15</text:p>
          </table:table-cell>
          <table:table-cell table:formula="of:=&quot;Y&quot; &amp; [.E349]" office:value-type="string" office:string-value="Y1837.15">
            <text:p>Y1837.15</text:p>
          </table:table-cell>
          <table:table-cell table:number-columns-repeated="8"/>
          <table:table-cell table:style-name="ce2" table:formula="of:=[.B350]" office:value-type="string" office:string-value="N356">
            <text:p>N356</text:p>
          </table:table-cell>
          <table:table-cell table:style-name="ce2" table:formula="of:=[.D350]" office:value-type="string" office:string-value="X1552.8">
            <text:p>X1552.8</text:p>
          </table:table-cell>
          <table:table-cell table:style-name="ce2" table:formula="of:=[.F350]" office:value-type="string" office:string-value="Y1842.9">
            <text:p>Y1842.9</text:p>
          </table:table-cell>
        </table:table-row>
        <table:table-row table:style-name="ro1">
          <table:table-cell table:formula="of:=[.A349]+1" office:value-type="float" office:value="356">
            <text:p>356</text:p>
          </table:table-cell>
          <table:table-cell table:formula="of:=&quot;N&quot;&amp;[.A350]" office:value-type="string" office:string-value="N356">
            <text:p>N35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0]" office:value-type="string" office:string-value="X1552.8">
            <text:p>X1552.8</text:p>
          </table:table-cell>
          <table:table-cell table:formula="of:=[.E349]+[.$J$6]" office:value-type="float" office:value="1842.9">
            <text:p>1842.9</text:p>
          </table:table-cell>
          <table:table-cell table:formula="of:=&quot;Y&quot; &amp; [.E350]" office:value-type="string" office:string-value="Y1842.9">
            <text:p>Y1842.9</text:p>
          </table:table-cell>
          <table:table-cell table:number-columns-repeated="8"/>
          <table:table-cell table:style-name="ce2" table:formula="of:=[.B351]" office:value-type="string" office:string-value="N357">
            <text:p>N357</text:p>
          </table:table-cell>
          <table:table-cell table:style-name="ce2" table:formula="of:=[.D351]" office:value-type="string" office:string-value="X1552.8">
            <text:p>X1552.8</text:p>
          </table:table-cell>
          <table:table-cell table:style-name="ce2" table:formula="of:=[.F351]" office:value-type="string" office:string-value="Y1848.65">
            <text:p>Y1848.65</text:p>
          </table:table-cell>
        </table:table-row>
        <table:table-row table:style-name="ro1">
          <table:table-cell table:formula="of:=[.A350]+1" office:value-type="float" office:value="357">
            <text:p>357</text:p>
          </table:table-cell>
          <table:table-cell table:formula="of:=&quot;N&quot;&amp;[.A351]" office:value-type="string" office:string-value="N357">
            <text:p>N35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1]" office:value-type="string" office:string-value="X1552.8">
            <text:p>X1552.8</text:p>
          </table:table-cell>
          <table:table-cell table:formula="of:=[.E350]+[.$J$6]" office:value-type="float" office:value="1848.65">
            <text:p>1848.65</text:p>
          </table:table-cell>
          <table:table-cell table:formula="of:=&quot;Y&quot; &amp; [.E351]" office:value-type="string" office:string-value="Y1848.65">
            <text:p>Y1848.65</text:p>
          </table:table-cell>
          <table:table-cell table:number-columns-repeated="8"/>
          <table:table-cell table:style-name="ce2" table:formula="of:=[.B352]" office:value-type="string" office:string-value="N358">
            <text:p>N358</text:p>
          </table:table-cell>
          <table:table-cell table:style-name="ce2" table:formula="of:=[.D352]" office:value-type="string" office:string-value="X1552.8">
            <text:p>X1552.8</text:p>
          </table:table-cell>
          <table:table-cell table:style-name="ce2" table:formula="of:=[.F352]" office:value-type="string" office:string-value="Y1854.4">
            <text:p>Y1854.4</text:p>
          </table:table-cell>
        </table:table-row>
        <table:table-row table:style-name="ro1">
          <table:table-cell table:formula="of:=[.A351]+1" office:value-type="float" office:value="358">
            <text:p>358</text:p>
          </table:table-cell>
          <table:table-cell table:formula="of:=&quot;N&quot;&amp;[.A352]" office:value-type="string" office:string-value="N358">
            <text:p>N35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2]" office:value-type="string" office:string-value="X1552.8">
            <text:p>X1552.8</text:p>
          </table:table-cell>
          <table:table-cell table:formula="of:=[.E351]+[.$J$6]" office:value-type="float" office:value="1854.4">
            <text:p>1854.4</text:p>
          </table:table-cell>
          <table:table-cell table:formula="of:=&quot;Y&quot; &amp; [.E352]" office:value-type="string" office:string-value="Y1854.4">
            <text:p>Y1854.4</text:p>
          </table:table-cell>
          <table:table-cell table:number-columns-repeated="8"/>
          <table:table-cell table:style-name="ce2" table:formula="of:=[.B353]" office:value-type="string" office:string-value="N359">
            <text:p>N359</text:p>
          </table:table-cell>
          <table:table-cell table:style-name="ce2" table:formula="of:=[.D353]" office:value-type="string" office:string-value="X1552.8">
            <text:p>X1552.8</text:p>
          </table:table-cell>
          <table:table-cell table:style-name="ce2" table:formula="of:=[.F353]" office:value-type="string" office:string-value="Y1860.15">
            <text:p>Y1860.15</text:p>
          </table:table-cell>
        </table:table-row>
        <table:table-row table:style-name="ro1">
          <table:table-cell table:formula="of:=[.A352]+1" office:value-type="float" office:value="359">
            <text:p>359</text:p>
          </table:table-cell>
          <table:table-cell table:formula="of:=&quot;N&quot;&amp;[.A353]" office:value-type="string" office:string-value="N359">
            <text:p>N35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3]" office:value-type="string" office:string-value="X1552.8">
            <text:p>X1552.8</text:p>
          </table:table-cell>
          <table:table-cell table:formula="of:=[.E352]+[.$J$6]" office:value-type="float" office:value="1860.15">
            <text:p>1860.15</text:p>
          </table:table-cell>
          <table:table-cell table:formula="of:=&quot;Y&quot; &amp; [.E353]" office:value-type="string" office:string-value="Y1860.15">
            <text:p>Y1860.15</text:p>
          </table:table-cell>
          <table:table-cell table:number-columns-repeated="8"/>
          <table:table-cell table:style-name="ce2" table:formula="of:=[.B354]" office:value-type="string" office:string-value="N360">
            <text:p>N360</text:p>
          </table:table-cell>
          <table:table-cell table:style-name="ce2" table:formula="of:=[.D354]" office:value-type="string" office:string-value="X1552.8">
            <text:p>X1552.8</text:p>
          </table:table-cell>
          <table:table-cell table:style-name="ce2" table:formula="of:=[.F354]" office:value-type="string" office:string-value="Y1865.9">
            <text:p>Y1865.9</text:p>
          </table:table-cell>
        </table:table-row>
        <table:table-row table:style-name="ro1">
          <table:table-cell table:formula="of:=[.A353]+1" office:value-type="float" office:value="360">
            <text:p>360</text:p>
          </table:table-cell>
          <table:table-cell table:formula="of:=&quot;N&quot;&amp;[.A354]" office:value-type="string" office:string-value="N360">
            <text:p>N36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4]" office:value-type="string" office:string-value="X1552.8">
            <text:p>X1552.8</text:p>
          </table:table-cell>
          <table:table-cell table:formula="of:=[.E353]+[.$J$6]" office:value-type="float" office:value="1865.9">
            <text:p>1865.9</text:p>
          </table:table-cell>
          <table:table-cell table:formula="of:=&quot;Y&quot; &amp; [.E354]" office:value-type="string" office:string-value="Y1865.9">
            <text:p>Y1865.9</text:p>
          </table:table-cell>
          <table:table-cell table:number-columns-repeated="8"/>
          <table:table-cell table:style-name="ce2" table:formula="of:=[.B355]" office:value-type="string" office:string-value="N361">
            <text:p>N361</text:p>
          </table:table-cell>
          <table:table-cell table:style-name="ce2" table:formula="of:=[.D355]" office:value-type="string" office:string-value="X1552.8">
            <text:p>X1552.8</text:p>
          </table:table-cell>
          <table:table-cell table:style-name="ce2" table:formula="of:=[.F355]" office:value-type="string" office:string-value="Y1871.65">
            <text:p>Y1871.65</text:p>
          </table:table-cell>
        </table:table-row>
        <table:table-row table:style-name="ro1">
          <table:table-cell table:formula="of:=[.A354]+1" office:value-type="float" office:value="361">
            <text:p>361</text:p>
          </table:table-cell>
          <table:table-cell table:formula="of:=&quot;N&quot;&amp;[.A355]" office:value-type="string" office:string-value="N361">
            <text:p>N36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5]" office:value-type="string" office:string-value="X1552.8">
            <text:p>X1552.8</text:p>
          </table:table-cell>
          <table:table-cell table:formula="of:=[.E354]+[.$J$6]" office:value-type="float" office:value="1871.65">
            <text:p>1871.65</text:p>
          </table:table-cell>
          <table:table-cell table:formula="of:=&quot;Y&quot; &amp; [.E355]" office:value-type="string" office:string-value="Y1871.65">
            <text:p>Y1871.65</text:p>
          </table:table-cell>
          <table:table-cell table:number-columns-repeated="8"/>
          <table:table-cell table:style-name="ce2" table:formula="of:=[.B356]" office:value-type="string" office:string-value="N362">
            <text:p>N362</text:p>
          </table:table-cell>
          <table:table-cell table:style-name="ce2" table:formula="of:=[.D356]" office:value-type="string" office:string-value="X1552.8">
            <text:p>X1552.8</text:p>
          </table:table-cell>
          <table:table-cell table:style-name="ce2" table:formula="of:=[.F356]" office:value-type="string" office:string-value="Y1877.4">
            <text:p>Y1877.4</text:p>
          </table:table-cell>
        </table:table-row>
        <table:table-row table:style-name="ro1">
          <table:table-cell table:formula="of:=[.A355]+1" office:value-type="float" office:value="362">
            <text:p>362</text:p>
          </table:table-cell>
          <table:table-cell table:formula="of:=&quot;N&quot;&amp;[.A356]" office:value-type="string" office:string-value="N362">
            <text:p>N36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6]" office:value-type="string" office:string-value="X1552.8">
            <text:p>X1552.8</text:p>
          </table:table-cell>
          <table:table-cell table:formula="of:=[.E355]+[.$J$6]" office:value-type="float" office:value="1877.4">
            <text:p>1877.4</text:p>
          </table:table-cell>
          <table:table-cell table:formula="of:=&quot;Y&quot; &amp; [.E356]" office:value-type="string" office:string-value="Y1877.4">
            <text:p>Y1877.4</text:p>
          </table:table-cell>
          <table:table-cell table:number-columns-repeated="8"/>
          <table:table-cell table:style-name="ce2" table:formula="of:=[.B357]" office:value-type="string" office:string-value="N363">
            <text:p>N363</text:p>
          </table:table-cell>
          <table:table-cell table:style-name="ce2" table:formula="of:=[.D357]" office:value-type="string" office:string-value="X1552.8">
            <text:p>X1552.8</text:p>
          </table:table-cell>
          <table:table-cell table:style-name="ce2" table:formula="of:=[.F357]" office:value-type="string" office:string-value="Y1883.15">
            <text:p>Y1883.15</text:p>
          </table:table-cell>
        </table:table-row>
        <table:table-row table:style-name="ro1">
          <table:table-cell table:formula="of:=[.A356]+1" office:value-type="float" office:value="363">
            <text:p>363</text:p>
          </table:table-cell>
          <table:table-cell table:formula="of:=&quot;N&quot;&amp;[.A357]" office:value-type="string" office:string-value="N363">
            <text:p>N36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7]" office:value-type="string" office:string-value="X1552.8">
            <text:p>X1552.8</text:p>
          </table:table-cell>
          <table:table-cell table:formula="of:=[.E356]+[.$J$6]" office:value-type="float" office:value="1883.15">
            <text:p>1883.15</text:p>
          </table:table-cell>
          <table:table-cell table:formula="of:=&quot;Y&quot; &amp; [.E357]" office:value-type="string" office:string-value="Y1883.15">
            <text:p>Y1883.15</text:p>
          </table:table-cell>
          <table:table-cell table:number-columns-repeated="8"/>
          <table:table-cell table:style-name="ce2" table:formula="of:=[.B358]" office:value-type="string" office:string-value="N364">
            <text:p>N364</text:p>
          </table:table-cell>
          <table:table-cell table:style-name="ce2" table:formula="of:=[.D358]" office:value-type="string" office:string-value="X1552.8">
            <text:p>X1552.8</text:p>
          </table:table-cell>
          <table:table-cell table:style-name="ce2" table:formula="of:=[.F358]" office:value-type="string" office:string-value="Y1888.9">
            <text:p>Y1888.9</text:p>
          </table:table-cell>
        </table:table-row>
        <table:table-row table:style-name="ro1">
          <table:table-cell table:formula="of:=[.A357]+1" office:value-type="float" office:value="364">
            <text:p>364</text:p>
          </table:table-cell>
          <table:table-cell table:formula="of:=&quot;N&quot;&amp;[.A358]" office:value-type="string" office:string-value="N364">
            <text:p>N36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8]" office:value-type="string" office:string-value="X1552.8">
            <text:p>X1552.8</text:p>
          </table:table-cell>
          <table:table-cell table:formula="of:=[.E357]+[.$J$6]" office:value-type="float" office:value="1888.9">
            <text:p>1888.9</text:p>
          </table:table-cell>
          <table:table-cell table:formula="of:=&quot;Y&quot; &amp; [.E358]" office:value-type="string" office:string-value="Y1888.9">
            <text:p>Y1888.9</text:p>
          </table:table-cell>
          <table:table-cell table:number-columns-repeated="8"/>
          <table:table-cell table:style-name="ce2" table:formula="of:=[.B359]" office:value-type="string" office:string-value="N365">
            <text:p>N365</text:p>
          </table:table-cell>
          <table:table-cell table:style-name="ce2" table:formula="of:=[.D359]" office:value-type="string" office:string-value="X1552.8">
            <text:p>X1552.8</text:p>
          </table:table-cell>
          <table:table-cell table:style-name="ce2" table:formula="of:=[.F359]" office:value-type="string" office:string-value="Y1894.65">
            <text:p>Y1894.65</text:p>
          </table:table-cell>
        </table:table-row>
        <table:table-row table:style-name="ro1">
          <table:table-cell table:formula="of:=[.A358]+1" office:value-type="float" office:value="365">
            <text:p>365</text:p>
          </table:table-cell>
          <table:table-cell table:formula="of:=&quot;N&quot;&amp;[.A359]" office:value-type="string" office:string-value="N365">
            <text:p>N36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59]" office:value-type="string" office:string-value="X1552.8">
            <text:p>X1552.8</text:p>
          </table:table-cell>
          <table:table-cell table:formula="of:=[.E358]+[.$J$6]" office:value-type="float" office:value="1894.65">
            <text:p>1894.65</text:p>
          </table:table-cell>
          <table:table-cell table:formula="of:=&quot;Y&quot; &amp; [.E359]" office:value-type="string" office:string-value="Y1894.65">
            <text:p>Y1894.65</text:p>
          </table:table-cell>
          <table:table-cell table:number-columns-repeated="8"/>
          <table:table-cell table:style-name="ce2" table:formula="of:=[.B360]" office:value-type="string" office:string-value="N366">
            <text:p>N366</text:p>
          </table:table-cell>
          <table:table-cell table:style-name="ce2" table:formula="of:=[.D360]" office:value-type="string" office:string-value="X1552.8">
            <text:p>X1552.8</text:p>
          </table:table-cell>
          <table:table-cell table:style-name="ce2" table:formula="of:=[.F360]" office:value-type="string" office:string-value="Y1900.4">
            <text:p>Y1900.4</text:p>
          </table:table-cell>
        </table:table-row>
        <table:table-row table:style-name="ro1">
          <table:table-cell table:formula="of:=[.A359]+1" office:value-type="float" office:value="366">
            <text:p>366</text:p>
          </table:table-cell>
          <table:table-cell table:formula="of:=&quot;N&quot;&amp;[.A360]" office:value-type="string" office:string-value="N366">
            <text:p>N36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0]" office:value-type="string" office:string-value="X1552.8">
            <text:p>X1552.8</text:p>
          </table:table-cell>
          <table:table-cell table:formula="of:=[.E359]+[.$J$6]" office:value-type="float" office:value="1900.4">
            <text:p>1900.4</text:p>
          </table:table-cell>
          <table:table-cell table:formula="of:=&quot;Y&quot; &amp; [.E360]" office:value-type="string" office:string-value="Y1900.4">
            <text:p>Y1900.4</text:p>
          </table:table-cell>
          <table:table-cell table:number-columns-repeated="8"/>
          <table:table-cell table:style-name="ce2" table:formula="of:=[.B361]" office:value-type="string" office:string-value="N367">
            <text:p>N367</text:p>
          </table:table-cell>
          <table:table-cell table:style-name="ce2" table:formula="of:=[.D361]" office:value-type="string" office:string-value="X1552.8">
            <text:p>X1552.8</text:p>
          </table:table-cell>
          <table:table-cell table:style-name="ce2" table:formula="of:=[.F361]" office:value-type="string" office:string-value="Y1906.15">
            <text:p>Y1906.15</text:p>
          </table:table-cell>
        </table:table-row>
        <table:table-row table:style-name="ro1">
          <table:table-cell table:formula="of:=[.A360]+1" office:value-type="float" office:value="367">
            <text:p>367</text:p>
          </table:table-cell>
          <table:table-cell table:formula="of:=&quot;N&quot;&amp;[.A361]" office:value-type="string" office:string-value="N367">
            <text:p>N36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1]" office:value-type="string" office:string-value="X1552.8">
            <text:p>X1552.8</text:p>
          </table:table-cell>
          <table:table-cell table:formula="of:=[.E360]+[.$J$6]" office:value-type="float" office:value="1906.15">
            <text:p>1906.15</text:p>
          </table:table-cell>
          <table:table-cell table:formula="of:=&quot;Y&quot; &amp; [.E361]" office:value-type="string" office:string-value="Y1906.15">
            <text:p>Y1906.15</text:p>
          </table:table-cell>
          <table:table-cell table:number-columns-repeated="8"/>
          <table:table-cell table:style-name="ce2" table:formula="of:=[.B362]" office:value-type="string" office:string-value="N368">
            <text:p>N368</text:p>
          </table:table-cell>
          <table:table-cell table:style-name="ce2" table:formula="of:=[.D362]" office:value-type="string" office:string-value="X1552.8">
            <text:p>X1552.8</text:p>
          </table:table-cell>
          <table:table-cell table:style-name="ce2" table:formula="of:=[.F362]" office:value-type="string" office:string-value="Y1911.9">
            <text:p>Y1911.9</text:p>
          </table:table-cell>
        </table:table-row>
        <table:table-row table:style-name="ro1">
          <table:table-cell table:formula="of:=[.A361]+1" office:value-type="float" office:value="368">
            <text:p>368</text:p>
          </table:table-cell>
          <table:table-cell table:formula="of:=&quot;N&quot;&amp;[.A362]" office:value-type="string" office:string-value="N368">
            <text:p>N36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2]" office:value-type="string" office:string-value="X1552.8">
            <text:p>X1552.8</text:p>
          </table:table-cell>
          <table:table-cell table:formula="of:=[.E361]+[.$J$6]" office:value-type="float" office:value="1911.9">
            <text:p>1911.9</text:p>
          </table:table-cell>
          <table:table-cell table:formula="of:=&quot;Y&quot; &amp; [.E362]" office:value-type="string" office:string-value="Y1911.9">
            <text:p>Y1911.9</text:p>
          </table:table-cell>
          <table:table-cell table:number-columns-repeated="8"/>
          <table:table-cell table:style-name="ce2" table:formula="of:=[.B363]" office:value-type="string" office:string-value="N369">
            <text:p>N369</text:p>
          </table:table-cell>
          <table:table-cell table:style-name="ce2" table:formula="of:=[.D363]" office:value-type="string" office:string-value="X1552.8">
            <text:p>X1552.8</text:p>
          </table:table-cell>
          <table:table-cell table:style-name="ce2" table:formula="of:=[.F363]" office:value-type="string" office:string-value="Y1917.65">
            <text:p>Y1917.65</text:p>
          </table:table-cell>
        </table:table-row>
        <table:table-row table:style-name="ro1">
          <table:table-cell table:formula="of:=[.A362]+1" office:value-type="float" office:value="369">
            <text:p>369</text:p>
          </table:table-cell>
          <table:table-cell table:formula="of:=&quot;N&quot;&amp;[.A363]" office:value-type="string" office:string-value="N369">
            <text:p>N36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3]" office:value-type="string" office:string-value="X1552.8">
            <text:p>X1552.8</text:p>
          </table:table-cell>
          <table:table-cell table:formula="of:=[.E362]+[.$J$6]" office:value-type="float" office:value="1917.65">
            <text:p>1917.65</text:p>
          </table:table-cell>
          <table:table-cell table:formula="of:=&quot;Y&quot; &amp; [.E363]" office:value-type="string" office:string-value="Y1917.65">
            <text:p>Y1917.65</text:p>
          </table:table-cell>
          <table:table-cell table:number-columns-repeated="8"/>
          <table:table-cell table:style-name="ce2" table:formula="of:=[.B364]" office:value-type="string" office:string-value="N370">
            <text:p>N370</text:p>
          </table:table-cell>
          <table:table-cell table:style-name="ce2" table:formula="of:=[.D364]" office:value-type="string" office:string-value="X1552.8">
            <text:p>X1552.8</text:p>
          </table:table-cell>
          <table:table-cell table:style-name="ce2" table:formula="of:=[.F364]" office:value-type="string" office:string-value="Y1923.4">
            <text:p>Y1923.4</text:p>
          </table:table-cell>
        </table:table-row>
        <table:table-row table:style-name="ro1">
          <table:table-cell table:formula="of:=[.A363]+1" office:value-type="float" office:value="370">
            <text:p>370</text:p>
          </table:table-cell>
          <table:table-cell table:formula="of:=&quot;N&quot;&amp;[.A364]" office:value-type="string" office:string-value="N370">
            <text:p>N37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4]" office:value-type="string" office:string-value="X1552.8">
            <text:p>X1552.8</text:p>
          </table:table-cell>
          <table:table-cell table:formula="of:=[.E363]+[.$J$6]" office:value-type="float" office:value="1923.4">
            <text:p>1923.4</text:p>
          </table:table-cell>
          <table:table-cell table:formula="of:=&quot;Y&quot; &amp; [.E364]" office:value-type="string" office:string-value="Y1923.4">
            <text:p>Y1923.4</text:p>
          </table:table-cell>
          <table:table-cell table:number-columns-repeated="8"/>
          <table:table-cell table:style-name="ce2" table:formula="of:=[.B365]" office:value-type="string" office:string-value="N371">
            <text:p>N371</text:p>
          </table:table-cell>
          <table:table-cell table:style-name="ce2" table:formula="of:=[.D365]" office:value-type="string" office:string-value="X1552.8">
            <text:p>X1552.8</text:p>
          </table:table-cell>
          <table:table-cell table:style-name="ce2" table:formula="of:=[.F365]" office:value-type="string" office:string-value="Y1929.15">
            <text:p>Y1929.15</text:p>
          </table:table-cell>
        </table:table-row>
        <table:table-row table:style-name="ro1">
          <table:table-cell table:formula="of:=[.A364]+1" office:value-type="float" office:value="371">
            <text:p>371</text:p>
          </table:table-cell>
          <table:table-cell table:formula="of:=&quot;N&quot;&amp;[.A365]" office:value-type="string" office:string-value="N371">
            <text:p>N37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5]" office:value-type="string" office:string-value="X1552.8">
            <text:p>X1552.8</text:p>
          </table:table-cell>
          <table:table-cell table:formula="of:=[.E364]+[.$J$6]" office:value-type="float" office:value="1929.15">
            <text:p>1929.15</text:p>
          </table:table-cell>
          <table:table-cell table:formula="of:=&quot;Y&quot; &amp; [.E365]" office:value-type="string" office:string-value="Y1929.15">
            <text:p>Y1929.15</text:p>
          </table:table-cell>
          <table:table-cell table:number-columns-repeated="8"/>
          <table:table-cell table:style-name="ce2" table:formula="of:=[.B366]" office:value-type="string" office:string-value="N372">
            <text:p>N372</text:p>
          </table:table-cell>
          <table:table-cell table:style-name="ce2" table:formula="of:=[.D366]" office:value-type="string" office:string-value="X1552.8">
            <text:p>X1552.8</text:p>
          </table:table-cell>
          <table:table-cell table:style-name="ce2" table:formula="of:=[.F366]" office:value-type="string" office:string-value="Y1934.9">
            <text:p>Y1934.9</text:p>
          </table:table-cell>
        </table:table-row>
        <table:table-row table:style-name="ro1">
          <table:table-cell table:formula="of:=[.A365]+1" office:value-type="float" office:value="372">
            <text:p>372</text:p>
          </table:table-cell>
          <table:table-cell table:formula="of:=&quot;N&quot;&amp;[.A366]" office:value-type="string" office:string-value="N372">
            <text:p>N37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6]" office:value-type="string" office:string-value="X1552.8">
            <text:p>X1552.8</text:p>
          </table:table-cell>
          <table:table-cell table:formula="of:=[.E365]+[.$J$6]" office:value-type="float" office:value="1934.9">
            <text:p>1934.9</text:p>
          </table:table-cell>
          <table:table-cell table:formula="of:=&quot;Y&quot; &amp; [.E366]" office:value-type="string" office:string-value="Y1934.9">
            <text:p>Y1934.9</text:p>
          </table:table-cell>
          <table:table-cell table:number-columns-repeated="8"/>
          <table:table-cell table:style-name="ce2" table:formula="of:=[.B367]" office:value-type="string" office:string-value="N373">
            <text:p>N373</text:p>
          </table:table-cell>
          <table:table-cell table:style-name="ce2" table:formula="of:=[.D367]" office:value-type="string" office:string-value="X1552.8">
            <text:p>X1552.8</text:p>
          </table:table-cell>
          <table:table-cell table:style-name="ce2" table:formula="of:=[.F367]" office:value-type="string" office:string-value="Y1940.65">
            <text:p>Y1940.65</text:p>
          </table:table-cell>
        </table:table-row>
        <table:table-row table:style-name="ro1">
          <table:table-cell table:formula="of:=[.A366]+1" office:value-type="float" office:value="373">
            <text:p>373</text:p>
          </table:table-cell>
          <table:table-cell table:formula="of:=&quot;N&quot;&amp;[.A367]" office:value-type="string" office:string-value="N373">
            <text:p>N37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7]" office:value-type="string" office:string-value="X1552.8">
            <text:p>X1552.8</text:p>
          </table:table-cell>
          <table:table-cell table:formula="of:=[.E366]+[.$J$6]" office:value-type="float" office:value="1940.65">
            <text:p>1940.65</text:p>
          </table:table-cell>
          <table:table-cell table:formula="of:=&quot;Y&quot; &amp; [.E367]" office:value-type="string" office:string-value="Y1940.65">
            <text:p>Y1940.65</text:p>
          </table:table-cell>
          <table:table-cell table:number-columns-repeated="8"/>
          <table:table-cell table:style-name="ce2" table:formula="of:=[.B368]" office:value-type="string" office:string-value="N374">
            <text:p>N374</text:p>
          </table:table-cell>
          <table:table-cell table:style-name="ce2" table:formula="of:=[.D368]" office:value-type="string" office:string-value="X1552.8">
            <text:p>X1552.8</text:p>
          </table:table-cell>
          <table:table-cell table:style-name="ce2" table:formula="of:=[.F368]" office:value-type="string" office:string-value="Y1946.4">
            <text:p>Y1946.4</text:p>
          </table:table-cell>
        </table:table-row>
        <table:table-row table:style-name="ro1">
          <table:table-cell table:formula="of:=[.A367]+1" office:value-type="float" office:value="374">
            <text:p>374</text:p>
          </table:table-cell>
          <table:table-cell table:formula="of:=&quot;N&quot;&amp;[.A368]" office:value-type="string" office:string-value="N374">
            <text:p>N37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8]" office:value-type="string" office:string-value="X1552.8">
            <text:p>X1552.8</text:p>
          </table:table-cell>
          <table:table-cell table:formula="of:=[.E367]+[.$J$6]" office:value-type="float" office:value="1946.4">
            <text:p>1946.4</text:p>
          </table:table-cell>
          <table:table-cell table:formula="of:=&quot;Y&quot; &amp; [.E368]" office:value-type="string" office:string-value="Y1946.4">
            <text:p>Y1946.4</text:p>
          </table:table-cell>
          <table:table-cell table:number-columns-repeated="8"/>
          <table:table-cell table:style-name="ce2" table:formula="of:=[.B369]" office:value-type="string" office:string-value="N375">
            <text:p>N375</text:p>
          </table:table-cell>
          <table:table-cell table:style-name="ce2" table:formula="of:=[.D369]" office:value-type="string" office:string-value="X1552.8">
            <text:p>X1552.8</text:p>
          </table:table-cell>
          <table:table-cell table:style-name="ce2" table:formula="of:=[.F369]" office:value-type="string" office:string-value="Y1952.15">
            <text:p>Y1952.15</text:p>
          </table:table-cell>
        </table:table-row>
        <table:table-row table:style-name="ro1">
          <table:table-cell table:formula="of:=[.A368]+1" office:value-type="float" office:value="375">
            <text:p>375</text:p>
          </table:table-cell>
          <table:table-cell table:formula="of:=&quot;N&quot;&amp;[.A369]" office:value-type="string" office:string-value="N375">
            <text:p>N37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69]" office:value-type="string" office:string-value="X1552.8">
            <text:p>X1552.8</text:p>
          </table:table-cell>
          <table:table-cell table:formula="of:=[.E368]+[.$J$6]" office:value-type="float" office:value="1952.15">
            <text:p>1952.15</text:p>
          </table:table-cell>
          <table:table-cell table:formula="of:=&quot;Y&quot; &amp; [.E369]" office:value-type="string" office:string-value="Y1952.15">
            <text:p>Y1952.15</text:p>
          </table:table-cell>
          <table:table-cell table:number-columns-repeated="8"/>
          <table:table-cell table:style-name="ce2" table:formula="of:=[.B370]" office:value-type="string" office:string-value="N376">
            <text:p>N376</text:p>
          </table:table-cell>
          <table:table-cell table:style-name="ce2" table:formula="of:=[.D370]" office:value-type="string" office:string-value="X1552.8">
            <text:p>X1552.8</text:p>
          </table:table-cell>
          <table:table-cell table:style-name="ce2" table:formula="of:=[.F370]" office:value-type="string" office:string-value="Y1957.9">
            <text:p>Y1957.9</text:p>
          </table:table-cell>
        </table:table-row>
        <table:table-row table:style-name="ro1">
          <table:table-cell table:formula="of:=[.A369]+1" office:value-type="float" office:value="376">
            <text:p>376</text:p>
          </table:table-cell>
          <table:table-cell table:formula="of:=&quot;N&quot;&amp;[.A370]" office:value-type="string" office:string-value="N376">
            <text:p>N37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0]" office:value-type="string" office:string-value="X1552.8">
            <text:p>X1552.8</text:p>
          </table:table-cell>
          <table:table-cell table:formula="of:=[.E369]+[.$J$6]" office:value-type="float" office:value="1957.9">
            <text:p>1957.9</text:p>
          </table:table-cell>
          <table:table-cell table:formula="of:=&quot;Y&quot; &amp; [.E370]" office:value-type="string" office:string-value="Y1957.9">
            <text:p>Y1957.9</text:p>
          </table:table-cell>
          <table:table-cell table:number-columns-repeated="8"/>
          <table:table-cell table:style-name="ce2" table:formula="of:=[.B371]" office:value-type="string" office:string-value="N377">
            <text:p>N377</text:p>
          </table:table-cell>
          <table:table-cell table:style-name="ce2" table:formula="of:=[.D371]" office:value-type="string" office:string-value="X1552.8">
            <text:p>X1552.8</text:p>
          </table:table-cell>
          <table:table-cell table:style-name="ce2" table:formula="of:=[.F371]" office:value-type="string" office:string-value="Y1963.65">
            <text:p>Y1963.65</text:p>
          </table:table-cell>
        </table:table-row>
        <table:table-row table:style-name="ro1">
          <table:table-cell table:formula="of:=[.A370]+1" office:value-type="float" office:value="377">
            <text:p>377</text:p>
          </table:table-cell>
          <table:table-cell table:formula="of:=&quot;N&quot;&amp;[.A371]" office:value-type="string" office:string-value="N377">
            <text:p>N37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1]" office:value-type="string" office:string-value="X1552.8">
            <text:p>X1552.8</text:p>
          </table:table-cell>
          <table:table-cell table:formula="of:=[.E370]+[.$J$6]" office:value-type="float" office:value="1963.65">
            <text:p>1963.65</text:p>
          </table:table-cell>
          <table:table-cell table:formula="of:=&quot;Y&quot; &amp; [.E371]" office:value-type="string" office:string-value="Y1963.65">
            <text:p>Y1963.65</text:p>
          </table:table-cell>
          <table:table-cell table:number-columns-repeated="8"/>
          <table:table-cell table:style-name="ce2" table:formula="of:=[.B372]" office:value-type="string" office:string-value="N378">
            <text:p>N378</text:p>
          </table:table-cell>
          <table:table-cell table:style-name="ce2" table:formula="of:=[.D372]" office:value-type="string" office:string-value="X1552.8">
            <text:p>X1552.8</text:p>
          </table:table-cell>
          <table:table-cell table:style-name="ce2" table:formula="of:=[.F372]" office:value-type="string" office:string-value="Y1969.4">
            <text:p>Y1969.4</text:p>
          </table:table-cell>
        </table:table-row>
        <table:table-row table:style-name="ro1">
          <table:table-cell table:formula="of:=[.A371]+1" office:value-type="float" office:value="378">
            <text:p>378</text:p>
          </table:table-cell>
          <table:table-cell table:formula="of:=&quot;N&quot;&amp;[.A372]" office:value-type="string" office:string-value="N378">
            <text:p>N37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2]" office:value-type="string" office:string-value="X1552.8">
            <text:p>X1552.8</text:p>
          </table:table-cell>
          <table:table-cell table:formula="of:=[.E371]+[.$J$6]" office:value-type="float" office:value="1969.4">
            <text:p>1969.4</text:p>
          </table:table-cell>
          <table:table-cell table:formula="of:=&quot;Y&quot; &amp; [.E372]" office:value-type="string" office:string-value="Y1969.4">
            <text:p>Y1969.4</text:p>
          </table:table-cell>
          <table:table-cell table:number-columns-repeated="8"/>
          <table:table-cell table:style-name="ce2" table:formula="of:=[.B373]" office:value-type="string" office:string-value="N379">
            <text:p>N379</text:p>
          </table:table-cell>
          <table:table-cell table:style-name="ce2" table:formula="of:=[.D373]" office:value-type="string" office:string-value="X1552.8">
            <text:p>X1552.8</text:p>
          </table:table-cell>
          <table:table-cell table:style-name="ce2" table:formula="of:=[.F373]" office:value-type="string" office:string-value="Y1975.15">
            <text:p>Y1975.15</text:p>
          </table:table-cell>
        </table:table-row>
        <table:table-row table:style-name="ro1">
          <table:table-cell table:formula="of:=[.A372]+1" office:value-type="float" office:value="379">
            <text:p>379</text:p>
          </table:table-cell>
          <table:table-cell table:formula="of:=&quot;N&quot;&amp;[.A373]" office:value-type="string" office:string-value="N379">
            <text:p>N37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3]" office:value-type="string" office:string-value="X1552.8">
            <text:p>X1552.8</text:p>
          </table:table-cell>
          <table:table-cell table:formula="of:=[.E372]+[.$J$6]" office:value-type="float" office:value="1975.15">
            <text:p>1975.15</text:p>
          </table:table-cell>
          <table:table-cell table:formula="of:=&quot;Y&quot; &amp; [.E373]" office:value-type="string" office:string-value="Y1975.15">
            <text:p>Y1975.15</text:p>
          </table:table-cell>
          <table:table-cell table:number-columns-repeated="8"/>
          <table:table-cell table:style-name="ce2" table:formula="of:=[.B374]" office:value-type="string" office:string-value="N380">
            <text:p>N380</text:p>
          </table:table-cell>
          <table:table-cell table:style-name="ce2" table:formula="of:=[.D374]" office:value-type="string" office:string-value="X1552.8">
            <text:p>X1552.8</text:p>
          </table:table-cell>
          <table:table-cell table:style-name="ce2" table:formula="of:=[.F374]" office:value-type="string" office:string-value="Y1980.9">
            <text:p>Y1980.9</text:p>
          </table:table-cell>
        </table:table-row>
        <table:table-row table:style-name="ro1">
          <table:table-cell table:formula="of:=[.A373]+1" office:value-type="float" office:value="380">
            <text:p>380</text:p>
          </table:table-cell>
          <table:table-cell table:formula="of:=&quot;N&quot;&amp;[.A374]" office:value-type="string" office:string-value="N380">
            <text:p>N38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4]" office:value-type="string" office:string-value="X1552.8">
            <text:p>X1552.8</text:p>
          </table:table-cell>
          <table:table-cell table:formula="of:=[.E373]+[.$J$6]" office:value-type="float" office:value="1980.9">
            <text:p>1980.9</text:p>
          </table:table-cell>
          <table:table-cell table:formula="of:=&quot;Y&quot; &amp; [.E374]" office:value-type="string" office:string-value="Y1980.9">
            <text:p>Y1980.9</text:p>
          </table:table-cell>
          <table:table-cell table:number-columns-repeated="8"/>
          <table:table-cell table:style-name="ce2" table:formula="of:=[.B375]" office:value-type="string" office:string-value="N381">
            <text:p>N381</text:p>
          </table:table-cell>
          <table:table-cell table:style-name="ce2" table:formula="of:=[.D375]" office:value-type="string" office:string-value="X1552.8">
            <text:p>X1552.8</text:p>
          </table:table-cell>
          <table:table-cell table:style-name="ce2" table:formula="of:=[.F375]" office:value-type="string" office:string-value="Y1986.65">
            <text:p>Y1986.65</text:p>
          </table:table-cell>
        </table:table-row>
        <table:table-row table:style-name="ro1">
          <table:table-cell table:formula="of:=[.A374]+1" office:value-type="float" office:value="381">
            <text:p>381</text:p>
          </table:table-cell>
          <table:table-cell table:formula="of:=&quot;N&quot;&amp;[.A375]" office:value-type="string" office:string-value="N381">
            <text:p>N38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5]" office:value-type="string" office:string-value="X1552.8">
            <text:p>X1552.8</text:p>
          </table:table-cell>
          <table:table-cell table:formula="of:=[.E374]+[.$J$6]" office:value-type="float" office:value="1986.65">
            <text:p>1986.65</text:p>
          </table:table-cell>
          <table:table-cell table:formula="of:=&quot;Y&quot; &amp; [.E375]" office:value-type="string" office:string-value="Y1986.65">
            <text:p>Y1986.65</text:p>
          </table:table-cell>
          <table:table-cell table:number-columns-repeated="8"/>
          <table:table-cell table:style-name="ce2" table:formula="of:=[.B376]" office:value-type="string" office:string-value="N382">
            <text:p>N382</text:p>
          </table:table-cell>
          <table:table-cell table:style-name="ce2" table:formula="of:=[.D376]" office:value-type="string" office:string-value="X1552.8">
            <text:p>X1552.8</text:p>
          </table:table-cell>
          <table:table-cell table:style-name="ce2" table:formula="of:=[.F376]" office:value-type="string" office:string-value="Y1992.4">
            <text:p>Y1992.4</text:p>
          </table:table-cell>
        </table:table-row>
        <table:table-row table:style-name="ro1">
          <table:table-cell table:formula="of:=[.A375]+1" office:value-type="float" office:value="382">
            <text:p>382</text:p>
          </table:table-cell>
          <table:table-cell table:formula="of:=&quot;N&quot;&amp;[.A376]" office:value-type="string" office:string-value="N382">
            <text:p>N38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6]" office:value-type="string" office:string-value="X1552.8">
            <text:p>X1552.8</text:p>
          </table:table-cell>
          <table:table-cell table:formula="of:=[.E375]+[.$J$6]" office:value-type="float" office:value="1992.4">
            <text:p>1992.4</text:p>
          </table:table-cell>
          <table:table-cell table:formula="of:=&quot;Y&quot; &amp; [.E376]" office:value-type="string" office:string-value="Y1992.4">
            <text:p>Y1992.4</text:p>
          </table:table-cell>
          <table:table-cell table:number-columns-repeated="8"/>
          <table:table-cell table:style-name="ce2" table:formula="of:=[.B377]" office:value-type="string" office:string-value="N383">
            <text:p>N383</text:p>
          </table:table-cell>
          <table:table-cell table:style-name="ce2" table:formula="of:=[.D377]" office:value-type="string" office:string-value="X1552.8">
            <text:p>X1552.8</text:p>
          </table:table-cell>
          <table:table-cell table:style-name="ce2" table:formula="of:=[.F377]" office:value-type="string" office:string-value="Y1998.15">
            <text:p>Y1998.15</text:p>
          </table:table-cell>
        </table:table-row>
        <table:table-row table:style-name="ro1">
          <table:table-cell table:formula="of:=[.A376]+1" office:value-type="float" office:value="383">
            <text:p>383</text:p>
          </table:table-cell>
          <table:table-cell table:formula="of:=&quot;N&quot;&amp;[.A377]" office:value-type="string" office:string-value="N383">
            <text:p>N38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7]" office:value-type="string" office:string-value="X1552.8">
            <text:p>X1552.8</text:p>
          </table:table-cell>
          <table:table-cell table:formula="of:=[.E376]+[.$J$6]" office:value-type="float" office:value="1998.15">
            <text:p>1998.15</text:p>
          </table:table-cell>
          <table:table-cell table:formula="of:=&quot;Y&quot; &amp; [.E377]" office:value-type="string" office:string-value="Y1998.15">
            <text:p>Y1998.15</text:p>
          </table:table-cell>
          <table:table-cell table:number-columns-repeated="8"/>
          <table:table-cell table:style-name="ce2" table:formula="of:=[.B378]" office:value-type="string" office:string-value="N384">
            <text:p>N384</text:p>
          </table:table-cell>
          <table:table-cell table:style-name="ce2" table:formula="of:=[.D378]" office:value-type="string" office:string-value="X1552.8">
            <text:p>X1552.8</text:p>
          </table:table-cell>
          <table:table-cell table:style-name="ce2" table:formula="of:=[.F378]" office:value-type="string" office:string-value="Y2003.9">
            <text:p>Y2003.9</text:p>
          </table:table-cell>
        </table:table-row>
        <table:table-row table:style-name="ro1">
          <table:table-cell table:formula="of:=[.A377]+1" office:value-type="float" office:value="384">
            <text:p>384</text:p>
          </table:table-cell>
          <table:table-cell table:formula="of:=&quot;N&quot;&amp;[.A378]" office:value-type="string" office:string-value="N384">
            <text:p>N38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8]" office:value-type="string" office:string-value="X1552.8">
            <text:p>X1552.8</text:p>
          </table:table-cell>
          <table:table-cell table:formula="of:=[.E377]+[.$J$6]" office:value-type="float" office:value="2003.9">
            <text:p>2003.9</text:p>
          </table:table-cell>
          <table:table-cell table:formula="of:=&quot;Y&quot; &amp; [.E378]" office:value-type="string" office:string-value="Y2003.9">
            <text:p>Y2003.9</text:p>
          </table:table-cell>
          <table:table-cell table:number-columns-repeated="8"/>
          <table:table-cell table:style-name="ce2" table:formula="of:=[.B379]" office:value-type="string" office:string-value="N385">
            <text:p>N385</text:p>
          </table:table-cell>
          <table:table-cell table:style-name="ce2" table:formula="of:=[.D379]" office:value-type="string" office:string-value="X1552.8">
            <text:p>X1552.8</text:p>
          </table:table-cell>
          <table:table-cell table:style-name="ce2" table:formula="of:=[.F379]" office:value-type="string" office:string-value="Y2009.65">
            <text:p>Y2009.65</text:p>
          </table:table-cell>
        </table:table-row>
        <table:table-row table:style-name="ro1">
          <table:table-cell table:formula="of:=[.A378]+1" office:value-type="float" office:value="385">
            <text:p>385</text:p>
          </table:table-cell>
          <table:table-cell table:formula="of:=&quot;N&quot;&amp;[.A379]" office:value-type="string" office:string-value="N385">
            <text:p>N38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79]" office:value-type="string" office:string-value="X1552.8">
            <text:p>X1552.8</text:p>
          </table:table-cell>
          <table:table-cell table:formula="of:=[.E378]+[.$J$6]" office:value-type="float" office:value="2009.65">
            <text:p>2009.65</text:p>
          </table:table-cell>
          <table:table-cell table:formula="of:=&quot;Y&quot; &amp; [.E379]" office:value-type="string" office:string-value="Y2009.65">
            <text:p>Y2009.65</text:p>
          </table:table-cell>
          <table:table-cell table:number-columns-repeated="8"/>
          <table:table-cell table:style-name="ce2" table:formula="of:=[.B380]" office:value-type="string" office:string-value="N386">
            <text:p>N386</text:p>
          </table:table-cell>
          <table:table-cell table:style-name="ce2" table:formula="of:=[.D380]" office:value-type="string" office:string-value="X1552.8">
            <text:p>X1552.8</text:p>
          </table:table-cell>
          <table:table-cell table:style-name="ce2" table:formula="of:=[.F380]" office:value-type="string" office:string-value="Y2015.4">
            <text:p>Y2015.4</text:p>
          </table:table-cell>
        </table:table-row>
        <table:table-row table:style-name="ro1">
          <table:table-cell table:formula="of:=[.A379]+1" office:value-type="float" office:value="386">
            <text:p>386</text:p>
          </table:table-cell>
          <table:table-cell table:formula="of:=&quot;N&quot;&amp;[.A380]" office:value-type="string" office:string-value="N386">
            <text:p>N38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0]" office:value-type="string" office:string-value="X1552.8">
            <text:p>X1552.8</text:p>
          </table:table-cell>
          <table:table-cell table:formula="of:=[.E379]+[.$J$6]" office:value-type="float" office:value="2015.4">
            <text:p>2015.4</text:p>
          </table:table-cell>
          <table:table-cell table:formula="of:=&quot;Y&quot; &amp; [.E380]" office:value-type="string" office:string-value="Y2015.4">
            <text:p>Y2015.4</text:p>
          </table:table-cell>
          <table:table-cell table:number-columns-repeated="8"/>
          <table:table-cell table:style-name="ce2" table:formula="of:=[.B381]" office:value-type="string" office:string-value="N387">
            <text:p>N387</text:p>
          </table:table-cell>
          <table:table-cell table:style-name="ce2" table:formula="of:=[.D381]" office:value-type="string" office:string-value="X1552.8">
            <text:p>X1552.8</text:p>
          </table:table-cell>
          <table:table-cell table:style-name="ce2" table:formula="of:=[.F381]" office:value-type="string" office:string-value="Y2021.15">
            <text:p>Y2021.15</text:p>
          </table:table-cell>
        </table:table-row>
        <table:table-row table:style-name="ro1">
          <table:table-cell table:formula="of:=[.A380]+1" office:value-type="float" office:value="387">
            <text:p>387</text:p>
          </table:table-cell>
          <table:table-cell table:formula="of:=&quot;N&quot;&amp;[.A381]" office:value-type="string" office:string-value="N387">
            <text:p>N38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1]" office:value-type="string" office:string-value="X1552.8">
            <text:p>X1552.8</text:p>
          </table:table-cell>
          <table:table-cell table:formula="of:=[.E380]+[.$J$6]" office:value-type="float" office:value="2021.15">
            <text:p>2021.15</text:p>
          </table:table-cell>
          <table:table-cell table:formula="of:=&quot;Y&quot; &amp; [.E381]" office:value-type="string" office:string-value="Y2021.15">
            <text:p>Y2021.15</text:p>
          </table:table-cell>
          <table:table-cell table:number-columns-repeated="8"/>
          <table:table-cell table:style-name="ce2" table:formula="of:=[.B382]" office:value-type="string" office:string-value="N388">
            <text:p>N388</text:p>
          </table:table-cell>
          <table:table-cell table:style-name="ce2" table:formula="of:=[.D382]" office:value-type="string" office:string-value="X1552.8">
            <text:p>X1552.8</text:p>
          </table:table-cell>
          <table:table-cell table:style-name="ce2" table:formula="of:=[.F382]" office:value-type="string" office:string-value="Y2026.9">
            <text:p>Y2026.9</text:p>
          </table:table-cell>
        </table:table-row>
        <table:table-row table:style-name="ro1">
          <table:table-cell table:formula="of:=[.A381]+1" office:value-type="float" office:value="388">
            <text:p>388</text:p>
          </table:table-cell>
          <table:table-cell table:formula="of:=&quot;N&quot;&amp;[.A382]" office:value-type="string" office:string-value="N388">
            <text:p>N38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2]" office:value-type="string" office:string-value="X1552.8">
            <text:p>X1552.8</text:p>
          </table:table-cell>
          <table:table-cell table:formula="of:=[.E381]+[.$J$6]" office:value-type="float" office:value="2026.9">
            <text:p>2026.9</text:p>
          </table:table-cell>
          <table:table-cell table:formula="of:=&quot;Y&quot; &amp; [.E382]" office:value-type="string" office:string-value="Y2026.9">
            <text:p>Y2026.9</text:p>
          </table:table-cell>
          <table:table-cell table:number-columns-repeated="8"/>
          <table:table-cell table:style-name="ce2" table:formula="of:=[.B383]" office:value-type="string" office:string-value="N389">
            <text:p>N389</text:p>
          </table:table-cell>
          <table:table-cell table:style-name="ce2" table:formula="of:=[.D383]" office:value-type="string" office:string-value="X1552.8">
            <text:p>X1552.8</text:p>
          </table:table-cell>
          <table:table-cell table:style-name="ce2" table:formula="of:=[.F383]" office:value-type="string" office:string-value="Y2032.65">
            <text:p>Y2032.65</text:p>
          </table:table-cell>
        </table:table-row>
        <table:table-row table:style-name="ro1">
          <table:table-cell table:formula="of:=[.A382]+1" office:value-type="float" office:value="389">
            <text:p>389</text:p>
          </table:table-cell>
          <table:table-cell table:formula="of:=&quot;N&quot;&amp;[.A383]" office:value-type="string" office:string-value="N389">
            <text:p>N38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3]" office:value-type="string" office:string-value="X1552.8">
            <text:p>X1552.8</text:p>
          </table:table-cell>
          <table:table-cell table:formula="of:=[.E382]+[.$J$6]" office:value-type="float" office:value="2032.65">
            <text:p>2032.65</text:p>
          </table:table-cell>
          <table:table-cell table:formula="of:=&quot;Y&quot; &amp; [.E383]" office:value-type="string" office:string-value="Y2032.65">
            <text:p>Y2032.65</text:p>
          </table:table-cell>
          <table:table-cell table:number-columns-repeated="8"/>
          <table:table-cell table:style-name="ce2" table:formula="of:=[.B384]" office:value-type="string" office:string-value="N390">
            <text:p>N390</text:p>
          </table:table-cell>
          <table:table-cell table:style-name="ce2" table:formula="of:=[.D384]" office:value-type="string" office:string-value="X1552.8">
            <text:p>X1552.8</text:p>
          </table:table-cell>
          <table:table-cell table:style-name="ce2" table:formula="of:=[.F384]" office:value-type="string" office:string-value="Y2038.4">
            <text:p>Y2038.4</text:p>
          </table:table-cell>
        </table:table-row>
        <table:table-row table:style-name="ro1">
          <table:table-cell table:formula="of:=[.A383]+1" office:value-type="float" office:value="390">
            <text:p>390</text:p>
          </table:table-cell>
          <table:table-cell table:formula="of:=&quot;N&quot;&amp;[.A384]" office:value-type="string" office:string-value="N390">
            <text:p>N39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4]" office:value-type="string" office:string-value="X1552.8">
            <text:p>X1552.8</text:p>
          </table:table-cell>
          <table:table-cell table:formula="of:=[.E383]+[.$J$6]" office:value-type="float" office:value="2038.4">
            <text:p>2038.4</text:p>
          </table:table-cell>
          <table:table-cell table:formula="of:=&quot;Y&quot; &amp; [.E384]" office:value-type="string" office:string-value="Y2038.4">
            <text:p>Y2038.4</text:p>
          </table:table-cell>
          <table:table-cell table:number-columns-repeated="8"/>
          <table:table-cell table:style-name="ce2" table:formula="of:=[.B385]" office:value-type="string" office:string-value="N391">
            <text:p>N391</text:p>
          </table:table-cell>
          <table:table-cell table:style-name="ce2" table:formula="of:=[.D385]" office:value-type="string" office:string-value="X1552.8">
            <text:p>X1552.8</text:p>
          </table:table-cell>
          <table:table-cell table:style-name="ce2" table:formula="of:=[.F385]" office:value-type="string" office:string-value="Y2044.15">
            <text:p>Y2044.15</text:p>
          </table:table-cell>
        </table:table-row>
        <table:table-row table:style-name="ro1">
          <table:table-cell table:formula="of:=[.A384]+1" office:value-type="float" office:value="391">
            <text:p>391</text:p>
          </table:table-cell>
          <table:table-cell table:formula="of:=&quot;N&quot;&amp;[.A385]" office:value-type="string" office:string-value="N391">
            <text:p>N391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5]" office:value-type="string" office:string-value="X1552.8">
            <text:p>X1552.8</text:p>
          </table:table-cell>
          <table:table-cell table:formula="of:=[.E384]+[.$J$6]" office:value-type="float" office:value="2044.15">
            <text:p>2044.15</text:p>
          </table:table-cell>
          <table:table-cell table:formula="of:=&quot;Y&quot; &amp; [.E385]" office:value-type="string" office:string-value="Y2044.15">
            <text:p>Y2044.15</text:p>
          </table:table-cell>
          <table:table-cell table:number-columns-repeated="8"/>
          <table:table-cell table:style-name="ce2" table:formula="of:=[.B386]" office:value-type="string" office:string-value="N392">
            <text:p>N392</text:p>
          </table:table-cell>
          <table:table-cell table:style-name="ce2" table:formula="of:=[.D386]" office:value-type="string" office:string-value="X1552.8">
            <text:p>X1552.8</text:p>
          </table:table-cell>
          <table:table-cell table:style-name="ce2" table:formula="of:=[.F386]" office:value-type="string" office:string-value="Y2049.9">
            <text:p>Y2049.9</text:p>
          </table:table-cell>
        </table:table-row>
        <table:table-row table:style-name="ro1">
          <table:table-cell table:formula="of:=[.A385]+1" office:value-type="float" office:value="392">
            <text:p>392</text:p>
          </table:table-cell>
          <table:table-cell table:formula="of:=&quot;N&quot;&amp;[.A386]" office:value-type="string" office:string-value="N392">
            <text:p>N392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6]" office:value-type="string" office:string-value="X1552.8">
            <text:p>X1552.8</text:p>
          </table:table-cell>
          <table:table-cell table:formula="of:=[.E385]+[.$J$6]" office:value-type="float" office:value="2049.9">
            <text:p>2049.9</text:p>
          </table:table-cell>
          <table:table-cell table:formula="of:=&quot;Y&quot; &amp; [.E386]" office:value-type="string" office:string-value="Y2049.9">
            <text:p>Y2049.9</text:p>
          </table:table-cell>
          <table:table-cell table:number-columns-repeated="8"/>
          <table:table-cell table:style-name="ce2" table:formula="of:=[.B387]" office:value-type="string" office:string-value="N393">
            <text:p>N393</text:p>
          </table:table-cell>
          <table:table-cell table:style-name="ce2" table:formula="of:=[.D387]" office:value-type="string" office:string-value="X1552.8">
            <text:p>X1552.8</text:p>
          </table:table-cell>
          <table:table-cell table:style-name="ce2" table:formula="of:=[.F387]" office:value-type="string" office:string-value="Y2055.65">
            <text:p>Y2055.65</text:p>
          </table:table-cell>
        </table:table-row>
        <table:table-row table:style-name="ro1">
          <table:table-cell table:formula="of:=[.A386]+1" office:value-type="float" office:value="393">
            <text:p>393</text:p>
          </table:table-cell>
          <table:table-cell table:formula="of:=&quot;N&quot;&amp;[.A387]" office:value-type="string" office:string-value="N393">
            <text:p>N393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7]" office:value-type="string" office:string-value="X1552.8">
            <text:p>X1552.8</text:p>
          </table:table-cell>
          <table:table-cell table:formula="of:=[.E386]+[.$J$6]" office:value-type="float" office:value="2055.65">
            <text:p>2055.65</text:p>
          </table:table-cell>
          <table:table-cell table:formula="of:=&quot;Y&quot; &amp; [.E387]" office:value-type="string" office:string-value="Y2055.65">
            <text:p>Y2055.65</text:p>
          </table:table-cell>
          <table:table-cell table:number-columns-repeated="8"/>
          <table:table-cell table:style-name="ce2" table:formula="of:=[.B388]" office:value-type="string" office:string-value="N394">
            <text:p>N394</text:p>
          </table:table-cell>
          <table:table-cell table:style-name="ce2" table:formula="of:=[.D388]" office:value-type="string" office:string-value="X1552.8">
            <text:p>X1552.8</text:p>
          </table:table-cell>
          <table:table-cell table:style-name="ce2" table:formula="of:=[.F388]" office:value-type="string" office:string-value="Y2061.4">
            <text:p>Y2061.4</text:p>
          </table:table-cell>
        </table:table-row>
        <table:table-row table:style-name="ro1">
          <table:table-cell table:formula="of:=[.A387]+1" office:value-type="float" office:value="394">
            <text:p>394</text:p>
          </table:table-cell>
          <table:table-cell table:formula="of:=&quot;N&quot;&amp;[.A388]" office:value-type="string" office:string-value="N394">
            <text:p>N394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8]" office:value-type="string" office:string-value="X1552.8">
            <text:p>X1552.8</text:p>
          </table:table-cell>
          <table:table-cell table:formula="of:=[.E387]+[.$J$6]" office:value-type="float" office:value="2061.4">
            <text:p>2061.4</text:p>
          </table:table-cell>
          <table:table-cell table:formula="of:=&quot;Y&quot; &amp; [.E388]" office:value-type="string" office:string-value="Y2061.4">
            <text:p>Y2061.4</text:p>
          </table:table-cell>
          <table:table-cell table:number-columns-repeated="8"/>
          <table:table-cell table:style-name="ce2" table:formula="of:=[.B389]" office:value-type="string" office:string-value="N395">
            <text:p>N395</text:p>
          </table:table-cell>
          <table:table-cell table:style-name="ce2" table:formula="of:=[.D389]" office:value-type="string" office:string-value="X1552.8">
            <text:p>X1552.8</text:p>
          </table:table-cell>
          <table:table-cell table:style-name="ce2" table:formula="of:=[.F389]" office:value-type="string" office:string-value="Y2067.15">
            <text:p>Y2067.15</text:p>
          </table:table-cell>
        </table:table-row>
        <table:table-row table:style-name="ro1">
          <table:table-cell table:formula="of:=[.A388]+1" office:value-type="float" office:value="395">
            <text:p>395</text:p>
          </table:table-cell>
          <table:table-cell table:formula="of:=&quot;N&quot;&amp;[.A389]" office:value-type="string" office:string-value="N395">
            <text:p>N395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89]" office:value-type="string" office:string-value="X1552.8">
            <text:p>X1552.8</text:p>
          </table:table-cell>
          <table:table-cell table:formula="of:=[.E388]+[.$J$6]" office:value-type="float" office:value="2067.15">
            <text:p>2067.15</text:p>
          </table:table-cell>
          <table:table-cell table:formula="of:=&quot;Y&quot; &amp; [.E389]" office:value-type="string" office:string-value="Y2067.15">
            <text:p>Y2067.15</text:p>
          </table:table-cell>
          <table:table-cell table:number-columns-repeated="8"/>
          <table:table-cell table:style-name="ce2" table:formula="of:=[.B390]" office:value-type="string" office:string-value="N396">
            <text:p>N396</text:p>
          </table:table-cell>
          <table:table-cell table:style-name="ce2" table:formula="of:=[.D390]" office:value-type="string" office:string-value="X1552.8">
            <text:p>X1552.8</text:p>
          </table:table-cell>
          <table:table-cell table:style-name="ce2" table:formula="of:=[.F390]" office:value-type="string" office:string-value="Y2072.9">
            <text:p>Y2072.9</text:p>
          </table:table-cell>
        </table:table-row>
        <table:table-row table:style-name="ro1">
          <table:table-cell table:formula="of:=[.A389]+1" office:value-type="float" office:value="396">
            <text:p>396</text:p>
          </table:table-cell>
          <table:table-cell table:formula="of:=&quot;N&quot;&amp;[.A390]" office:value-type="string" office:string-value="N396">
            <text:p>N396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90]" office:value-type="string" office:string-value="X1552.8">
            <text:p>X1552.8</text:p>
          </table:table-cell>
          <table:table-cell table:formula="of:=[.E389]+[.$J$6]" office:value-type="float" office:value="2072.9">
            <text:p>2072.9</text:p>
          </table:table-cell>
          <table:table-cell table:formula="of:=&quot;Y&quot; &amp; [.E390]" office:value-type="string" office:string-value="Y2072.9">
            <text:p>Y2072.9</text:p>
          </table:table-cell>
          <table:table-cell table:number-columns-repeated="8"/>
          <table:table-cell table:style-name="ce2" table:formula="of:=[.B391]" office:value-type="string" office:string-value="N397">
            <text:p>N397</text:p>
          </table:table-cell>
          <table:table-cell table:style-name="ce2" table:formula="of:=[.D391]" office:value-type="string" office:string-value="X1552.8">
            <text:p>X1552.8</text:p>
          </table:table-cell>
          <table:table-cell table:style-name="ce2" table:formula="of:=[.F391]" office:value-type="string" office:string-value="Y2078.65">
            <text:p>Y2078.65</text:p>
          </table:table-cell>
        </table:table-row>
        <table:table-row table:style-name="ro1">
          <table:table-cell table:formula="of:=[.A390]+1" office:value-type="float" office:value="397">
            <text:p>397</text:p>
          </table:table-cell>
          <table:table-cell table:formula="of:=&quot;N&quot;&amp;[.A391]" office:value-type="string" office:string-value="N397">
            <text:p>N397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91]" office:value-type="string" office:string-value="X1552.8">
            <text:p>X1552.8</text:p>
          </table:table-cell>
          <table:table-cell table:formula="of:=[.E390]+[.$J$6]" office:value-type="float" office:value="2078.65">
            <text:p>2078.65</text:p>
          </table:table-cell>
          <table:table-cell table:formula="of:=&quot;Y&quot; &amp; [.E391]" office:value-type="string" office:string-value="Y2078.65">
            <text:p>Y2078.65</text:p>
          </table:table-cell>
          <table:table-cell table:number-columns-repeated="8"/>
          <table:table-cell table:style-name="ce2" table:formula="of:=[.B392]" office:value-type="string" office:string-value="N398">
            <text:p>N398</text:p>
          </table:table-cell>
          <table:table-cell table:style-name="ce2" table:formula="of:=[.D392]" office:value-type="string" office:string-value="X1552.8">
            <text:p>X1552.8</text:p>
          </table:table-cell>
          <table:table-cell table:style-name="ce2" table:formula="of:=[.F392]" office:value-type="string" office:string-value="Y2084.4">
            <text:p>Y2084.4</text:p>
          </table:table-cell>
        </table:table-row>
        <table:table-row table:style-name="ro1">
          <table:table-cell table:formula="of:=[.A391]+1" office:value-type="float" office:value="398">
            <text:p>398</text:p>
          </table:table-cell>
          <table:table-cell table:formula="of:=&quot;N&quot;&amp;[.A392]" office:value-type="string" office:string-value="N398">
            <text:p>N398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92]" office:value-type="string" office:string-value="X1552.8">
            <text:p>X1552.8</text:p>
          </table:table-cell>
          <table:table-cell table:formula="of:=[.E391]+[.$J$6]" office:value-type="float" office:value="2084.4">
            <text:p>2084.4</text:p>
          </table:table-cell>
          <table:table-cell table:formula="of:=&quot;Y&quot; &amp; [.E392]" office:value-type="string" office:string-value="Y2084.4">
            <text:p>Y2084.4</text:p>
          </table:table-cell>
          <table:table-cell table:number-columns-repeated="8"/>
          <table:table-cell table:style-name="ce2" table:formula="of:=[.B393]" office:value-type="string" office:string-value="N399">
            <text:p>N399</text:p>
          </table:table-cell>
          <table:table-cell table:style-name="ce2" table:formula="of:=[.D393]" office:value-type="string" office:string-value="X1552.8">
            <text:p>X1552.8</text:p>
          </table:table-cell>
          <table:table-cell table:style-name="ce2" table:formula="of:=[.F393]" office:value-type="string" office:string-value="Y2090.15">
            <text:p>Y2090.15</text:p>
          </table:table-cell>
        </table:table-row>
        <table:table-row table:style-name="ro1">
          <table:table-cell table:formula="of:=[.A392]+1" office:value-type="float" office:value="399">
            <text:p>399</text:p>
          </table:table-cell>
          <table:table-cell table:formula="of:=&quot;N&quot;&amp;[.A393]" office:value-type="string" office:string-value="N399">
            <text:p>N399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93]" office:value-type="string" office:string-value="X1552.8">
            <text:p>X1552.8</text:p>
          </table:table-cell>
          <table:table-cell table:formula="of:=[.E392]+[.$J$6]" office:value-type="float" office:value="2090.15">
            <text:p>2090.15</text:p>
          </table:table-cell>
          <table:table-cell table:formula="of:=&quot;Y&quot; &amp; [.E393]" office:value-type="string" office:string-value="Y2090.15">
            <text:p>Y2090.15</text:p>
          </table:table-cell>
          <table:table-cell table:number-columns-repeated="8"/>
          <table:table-cell table:style-name="ce2" table:formula="of:=[.B394]" office:value-type="string" office:string-value="N400">
            <text:p>N400</text:p>
          </table:table-cell>
          <table:table-cell table:style-name="ce2" table:formula="of:=[.D394]" office:value-type="string" office:string-value="X1552.8">
            <text:p>X1552.8</text:p>
          </table:table-cell>
          <table:table-cell table:style-name="ce2" table:formula="of:=[.F394]" office:value-type="string" office:string-value="Y2095.9">
            <text:p>Y2095.9</text:p>
          </table:table-cell>
        </table:table-row>
        <table:table-row table:style-name="ro1">
          <table:table-cell table:formula="of:=[.A393]+1" office:value-type="float" office:value="400">
            <text:p>400</text:p>
          </table:table-cell>
          <table:table-cell table:formula="of:=&quot;N&quot;&amp;[.A394]" office:value-type="string" office:string-value="N400">
            <text:p>N400</text:p>
          </table:table-cell>
          <table:table-cell table:formula="of:=[.$C$141]+[.$J$4]" office:value-type="float" office:value="1552.8">
            <text:p>1552.8</text:p>
          </table:table-cell>
          <table:table-cell table:formula="of:= &quot;X&quot;&amp; [.C394]" office:value-type="string" office:string-value="X1552.8">
            <text:p>X1552.8</text:p>
          </table:table-cell>
          <table:table-cell table:formula="of:=[.E393]+[.$J$6]" office:value-type="float" office:value="2095.9">
            <text:p>2095.9</text:p>
          </table:table-cell>
          <table:table-cell table:formula="of:=&quot;Y&quot; &amp; [.E394]" office:value-type="string" office:string-value="Y2095.9">
            <text:p>Y2095.9</text:p>
          </table:table-cell>
          <table:table-cell table:number-columns-repeated="8"/>
          <table:table-cell table:style-name="ce7" table:formula="of:=[.B395]" office:value-type="string" office:string-value="N401">
            <text:p>N401</text:p>
          </table:table-cell>
          <table:table-cell table:style-name="ce7" table:formula="of:=[.D395]" office:value-type="string" office:string-value="X2800">
            <text:p>X2800</text:p>
          </table:table-cell>
          <table:table-cell table:style-name="ce7" table:formula="of:=[.F395]" office:value-type="string" office:string-value="Y1200">
            <text:p>Y1200</text:p>
          </table:table-cell>
        </table:table-row>
        <table:table-row table:style-name="ro1">
          <table:table-cell table:formula="of:=[.A394]+1" office:value-type="float" office:value="401">
            <text:p>401</text:p>
          </table:table-cell>
          <table:table-cell table:formula="of:=&quot;N&quot;&amp;[.A395]" office:value-type="string" office:string-value="N401">
            <text:p>N401</text:p>
          </table:table-cell>
          <table:table-cell table:formula="of:=[.$J$10]" office:value-type="float" office:value="2800">
            <text:p>2800</text:p>
          </table:table-cell>
          <table:table-cell table:formula="of:= &quot;X&quot;&amp; [.C395]" office:value-type="string" office:string-value="X2800">
            <text:p>X2800</text:p>
          </table:table-cell>
          <table:table-cell office:value-type="float" office:value="1200">
            <text:p>1200</text:p>
          </table:table-cell>
          <table:table-cell table:formula="of:=&quot;Y&quot; &amp; [.E395]" office:value-type="string" office:string-value="Y1200">
            <text:p>Y1200</text:p>
          </table:table-cell>
          <table:table-cell table:number-columns-repeated="8"/>
          <table:table-cell table:style-name="ce7" table:formula="of:=[.B396]" office:value-type="string" office:string-value="N402">
            <text:p>N402</text:p>
          </table:table-cell>
          <table:table-cell table:style-name="ce7" table:formula="of:=[.D396]" office:value-type="string" office:string-value="X2800">
            <text:p>X2800</text:p>
          </table:table-cell>
          <table:table-cell table:style-name="ce7" table:formula="of:=[.F396]" office:value-type="string" office:string-value="Y1205.75">
            <text:p>Y1205.75</text:p>
          </table:table-cell>
        </table:table-row>
        <table:table-row table:style-name="ro1">
          <table:table-cell table:formula="of:=[.A395]+1" office:value-type="float" office:value="402">
            <text:p>402</text:p>
          </table:table-cell>
          <table:table-cell table:formula="of:=&quot;N&quot;&amp;[.A396]" office:value-type="string" office:string-value="N402">
            <text:p>N402</text:p>
          </table:table-cell>
          <table:table-cell table:formula="of:=[.$J$10]" office:value-type="float" office:value="2800">
            <text:p>2800</text:p>
          </table:table-cell>
          <table:table-cell table:formula="of:= &quot;X&quot;&amp; [.C396]" office:value-type="string" office:string-value="X2800">
            <text:p>X2800</text:p>
          </table:table-cell>
          <table:table-cell table:formula="of:=[.E395]+5.75" office:value-type="float" office:value="1205.75">
            <text:p>1205.75</text:p>
          </table:table-cell>
          <table:table-cell table:formula="of:=&quot;Y&quot; &amp; [.E396]" office:value-type="string" office:string-value="Y1205.75">
            <text:p>Y1205.75</text:p>
          </table:table-cell>
          <table:table-cell table:number-columns-repeated="8"/>
          <table:table-cell table:style-name="ce7" table:formula="of:=[.B397]" office:value-type="string" office:string-value="N403">
            <text:p>N403</text:p>
          </table:table-cell>
          <table:table-cell table:style-name="ce7" table:formula="of:=[.D397]" office:value-type="string" office:string-value="X2800">
            <text:p>X2800</text:p>
          </table:table-cell>
          <table:table-cell table:style-name="ce7" table:formula="of:=[.F397]" office:value-type="string" office:string-value="Y1211.5">
            <text:p>Y1211.5</text:p>
          </table:table-cell>
        </table:table-row>
        <table:table-row table:style-name="ro1">
          <table:table-cell table:formula="of:=[.A396]+1" office:value-type="float" office:value="403">
            <text:p>403</text:p>
          </table:table-cell>
          <table:table-cell table:formula="of:=&quot;N&quot;&amp;[.A397]" office:value-type="string" office:string-value="N403">
            <text:p>N403</text:p>
          </table:table-cell>
          <table:table-cell table:formula="of:=[.$J$10]" office:value-type="float" office:value="2800">
            <text:p>2800</text:p>
          </table:table-cell>
          <table:table-cell table:formula="of:= &quot;X&quot;&amp; [.C397]" office:value-type="string" office:string-value="X2800">
            <text:p>X2800</text:p>
          </table:table-cell>
          <table:table-cell table:formula="of:=[.E396]+5.75" office:value-type="float" office:value="1211.5">
            <text:p>1211.5</text:p>
          </table:table-cell>
          <table:table-cell table:formula="of:=&quot;Y&quot; &amp; [.E397]" office:value-type="string" office:string-value="Y1211.5">
            <text:p>Y1211.5</text:p>
          </table:table-cell>
          <table:table-cell table:number-columns-repeated="8"/>
          <table:table-cell table:style-name="ce7" table:formula="of:=[.B398]" office:value-type="string" office:string-value="N404">
            <text:p>N404</text:p>
          </table:table-cell>
          <table:table-cell table:style-name="ce7" table:formula="of:=[.D398]" office:value-type="string" office:string-value="X2800">
            <text:p>X2800</text:p>
          </table:table-cell>
          <table:table-cell table:style-name="ce7" table:formula="of:=[.F398]" office:value-type="string" office:string-value="Y1217.25">
            <text:p>Y1217.25</text:p>
          </table:table-cell>
        </table:table-row>
        <table:table-row table:style-name="ro1">
          <table:table-cell table:formula="of:=[.A397]+1" office:value-type="float" office:value="404">
            <text:p>404</text:p>
          </table:table-cell>
          <table:table-cell table:formula="of:=&quot;N&quot;&amp;[.A398]" office:value-type="string" office:string-value="N404">
            <text:p>N404</text:p>
          </table:table-cell>
          <table:table-cell table:formula="of:=[.$J$10]" office:value-type="float" office:value="2800">
            <text:p>2800</text:p>
          </table:table-cell>
          <table:table-cell table:formula="of:= &quot;X&quot;&amp; [.C398]" office:value-type="string" office:string-value="X2800">
            <text:p>X2800</text:p>
          </table:table-cell>
          <table:table-cell table:formula="of:=[.E397]+5.75" office:value-type="float" office:value="1217.25">
            <text:p>1217.25</text:p>
          </table:table-cell>
          <table:table-cell table:formula="of:=&quot;Y&quot; &amp; [.E398]" office:value-type="string" office:string-value="Y1217.25">
            <text:p>Y1217.25</text:p>
          </table:table-cell>
          <table:table-cell table:number-columns-repeated="8"/>
          <table:table-cell table:style-name="ce7" table:formula="of:=[.B399]" office:value-type="string" office:string-value="N405">
            <text:p>N405</text:p>
          </table:table-cell>
          <table:table-cell table:style-name="ce7" table:formula="of:=[.D399]" office:value-type="string" office:string-value="X2800">
            <text:p>X2800</text:p>
          </table:table-cell>
          <table:table-cell table:style-name="ce7" table:formula="of:=[.F399]" office:value-type="string" office:string-value="Y1223">
            <text:p>Y1223</text:p>
          </table:table-cell>
        </table:table-row>
        <table:table-row table:style-name="ro1">
          <table:table-cell table:formula="of:=[.A398]+1" office:value-type="float" office:value="405">
            <text:p>405</text:p>
          </table:table-cell>
          <table:table-cell table:formula="of:=&quot;N&quot;&amp;[.A399]" office:value-type="string" office:string-value="N405">
            <text:p>N405</text:p>
          </table:table-cell>
          <table:table-cell table:formula="of:=[.$J$10]" office:value-type="float" office:value="2800">
            <text:p>2800</text:p>
          </table:table-cell>
          <table:table-cell table:formula="of:= &quot;X&quot;&amp; [.C399]" office:value-type="string" office:string-value="X2800">
            <text:p>X2800</text:p>
          </table:table-cell>
          <table:table-cell table:formula="of:=[.E398]+5.75" office:value-type="float" office:value="1223">
            <text:p>1223</text:p>
          </table:table-cell>
          <table:table-cell table:formula="of:=&quot;Y&quot; &amp; [.E399]" office:value-type="string" office:string-value="Y1223">
            <text:p>Y1223</text:p>
          </table:table-cell>
          <table:table-cell table:number-columns-repeated="8"/>
          <table:table-cell table:style-name="ce7" table:formula="of:=[.B400]" office:value-type="string" office:string-value="N406">
            <text:p>N406</text:p>
          </table:table-cell>
          <table:table-cell table:style-name="ce7" table:formula="of:=[.D400]" office:value-type="string" office:string-value="X2800">
            <text:p>X2800</text:p>
          </table:table-cell>
          <table:table-cell table:style-name="ce7" table:formula="of:=[.F400]" office:value-type="string" office:string-value="Y1228.75">
            <text:p>Y1228.75</text:p>
          </table:table-cell>
        </table:table-row>
        <table:table-row table:style-name="ro1">
          <table:table-cell table:formula="of:=[.A399]+1" office:value-type="float" office:value="406">
            <text:p>406</text:p>
          </table:table-cell>
          <table:table-cell table:formula="of:=&quot;N&quot;&amp;[.A400]" office:value-type="string" office:string-value="N406">
            <text:p>N40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0]" office:value-type="string" office:string-value="X2800">
            <text:p>X2800</text:p>
          </table:table-cell>
          <table:table-cell table:formula="of:=[.E399]+5.75" office:value-type="float" office:value="1228.75">
            <text:p>1228.75</text:p>
          </table:table-cell>
          <table:table-cell table:formula="of:=&quot;Y&quot; &amp; [.E400]" office:value-type="string" office:string-value="Y1228.75">
            <text:p>Y1228.75</text:p>
          </table:table-cell>
          <table:table-cell table:number-columns-repeated="8"/>
          <table:table-cell table:style-name="ce7" table:formula="of:=[.B401]" office:value-type="string" office:string-value="N407">
            <text:p>N407</text:p>
          </table:table-cell>
          <table:table-cell table:style-name="ce7" table:formula="of:=[.D401]" office:value-type="string" office:string-value="X2800">
            <text:p>X2800</text:p>
          </table:table-cell>
          <table:table-cell table:style-name="ce7" table:formula="of:=[.F401]" office:value-type="string" office:string-value="Y1234.5">
            <text:p>Y1234.5</text:p>
          </table:table-cell>
        </table:table-row>
        <table:table-row table:style-name="ro1">
          <table:table-cell table:formula="of:=[.A400]+1" office:value-type="float" office:value="407">
            <text:p>407</text:p>
          </table:table-cell>
          <table:table-cell table:formula="of:=&quot;N&quot;&amp;[.A401]" office:value-type="string" office:string-value="N407">
            <text:p>N40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1]" office:value-type="string" office:string-value="X2800">
            <text:p>X2800</text:p>
          </table:table-cell>
          <table:table-cell table:formula="of:=[.E400]+5.75" office:value-type="float" office:value="1234.5">
            <text:p>1234.5</text:p>
          </table:table-cell>
          <table:table-cell table:formula="of:=&quot;Y&quot; &amp; [.E401]" office:value-type="string" office:string-value="Y1234.5">
            <text:p>Y1234.5</text:p>
          </table:table-cell>
          <table:table-cell table:number-columns-repeated="8"/>
          <table:table-cell table:style-name="ce7" table:formula="of:=[.B402]" office:value-type="string" office:string-value="N408">
            <text:p>N408</text:p>
          </table:table-cell>
          <table:table-cell table:style-name="ce7" table:formula="of:=[.D402]" office:value-type="string" office:string-value="X2800">
            <text:p>X2800</text:p>
          </table:table-cell>
          <table:table-cell table:style-name="ce7" table:formula="of:=[.F402]" office:value-type="string" office:string-value="Y1240.25">
            <text:p>Y1240.25</text:p>
          </table:table-cell>
        </table:table-row>
        <table:table-row table:style-name="ro1">
          <table:table-cell table:formula="of:=[.A401]+1" office:value-type="float" office:value="408">
            <text:p>408</text:p>
          </table:table-cell>
          <table:table-cell table:formula="of:=&quot;N&quot;&amp;[.A402]" office:value-type="string" office:string-value="N408">
            <text:p>N40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2]" office:value-type="string" office:string-value="X2800">
            <text:p>X2800</text:p>
          </table:table-cell>
          <table:table-cell table:formula="of:=[.E401]+5.75" office:value-type="float" office:value="1240.25">
            <text:p>1240.25</text:p>
          </table:table-cell>
          <table:table-cell table:formula="of:=&quot;Y&quot; &amp; [.E402]" office:value-type="string" office:string-value="Y1240.25">
            <text:p>Y1240.25</text:p>
          </table:table-cell>
          <table:table-cell table:number-columns-repeated="8"/>
          <table:table-cell table:style-name="ce7" table:formula="of:=[.B403]" office:value-type="string" office:string-value="N409">
            <text:p>N409</text:p>
          </table:table-cell>
          <table:table-cell table:style-name="ce7" table:formula="of:=[.D403]" office:value-type="string" office:string-value="X2800">
            <text:p>X2800</text:p>
          </table:table-cell>
          <table:table-cell table:style-name="ce7" table:formula="of:=[.F403]" office:value-type="string" office:string-value="Y1246">
            <text:p>Y1246</text:p>
          </table:table-cell>
        </table:table-row>
        <table:table-row table:style-name="ro1">
          <table:table-cell table:formula="of:=[.A402]+1" office:value-type="float" office:value="409">
            <text:p>409</text:p>
          </table:table-cell>
          <table:table-cell table:formula="of:=&quot;N&quot;&amp;[.A403]" office:value-type="string" office:string-value="N409">
            <text:p>N40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3]" office:value-type="string" office:string-value="X2800">
            <text:p>X2800</text:p>
          </table:table-cell>
          <table:table-cell table:formula="of:=[.E402]+5.75" office:value-type="float" office:value="1246">
            <text:p>1246</text:p>
          </table:table-cell>
          <table:table-cell table:formula="of:=&quot;Y&quot; &amp; [.E403]" office:value-type="string" office:string-value="Y1246">
            <text:p>Y1246</text:p>
          </table:table-cell>
          <table:table-cell table:number-columns-repeated="8"/>
          <table:table-cell table:style-name="ce7" table:formula="of:=[.B404]" office:value-type="string" office:string-value="N410">
            <text:p>N410</text:p>
          </table:table-cell>
          <table:table-cell table:style-name="ce7" table:formula="of:=[.D404]" office:value-type="string" office:string-value="X2800">
            <text:p>X2800</text:p>
          </table:table-cell>
          <table:table-cell table:style-name="ce7" table:formula="of:=[.F404]" office:value-type="string" office:string-value="Y1251.75">
            <text:p>Y1251.75</text:p>
          </table:table-cell>
        </table:table-row>
        <table:table-row table:style-name="ro1">
          <table:table-cell table:formula="of:=[.A403]+1" office:value-type="float" office:value="410">
            <text:p>410</text:p>
          </table:table-cell>
          <table:table-cell table:formula="of:=&quot;N&quot;&amp;[.A404]" office:value-type="string" office:string-value="N410">
            <text:p>N41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4]" office:value-type="string" office:string-value="X2800">
            <text:p>X2800</text:p>
          </table:table-cell>
          <table:table-cell table:formula="of:=[.E403]+5.75" office:value-type="float" office:value="1251.75">
            <text:p>1251.75</text:p>
          </table:table-cell>
          <table:table-cell table:formula="of:=&quot;Y&quot; &amp; [.E404]" office:value-type="string" office:string-value="Y1251.75">
            <text:p>Y1251.75</text:p>
          </table:table-cell>
          <table:table-cell table:number-columns-repeated="8"/>
          <table:table-cell table:style-name="ce7" table:formula="of:=[.B405]" office:value-type="string" office:string-value="N411">
            <text:p>N411</text:p>
          </table:table-cell>
          <table:table-cell table:style-name="ce7" table:formula="of:=[.D405]" office:value-type="string" office:string-value="X2800">
            <text:p>X2800</text:p>
          </table:table-cell>
          <table:table-cell table:style-name="ce7" table:formula="of:=[.F405]" office:value-type="string" office:string-value="Y1257.5">
            <text:p>Y1257.5</text:p>
          </table:table-cell>
        </table:table-row>
        <table:table-row table:style-name="ro1">
          <table:table-cell table:formula="of:=[.A404]+1" office:value-type="float" office:value="411">
            <text:p>411</text:p>
          </table:table-cell>
          <table:table-cell table:formula="of:=&quot;N&quot;&amp;[.A405]" office:value-type="string" office:string-value="N411">
            <text:p>N41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5]" office:value-type="string" office:string-value="X2800">
            <text:p>X2800</text:p>
          </table:table-cell>
          <table:table-cell table:formula="of:=[.E404]+5.75" office:value-type="float" office:value="1257.5">
            <text:p>1257.5</text:p>
          </table:table-cell>
          <table:table-cell table:formula="of:=&quot;Y&quot; &amp; [.E405]" office:value-type="string" office:string-value="Y1257.5">
            <text:p>Y1257.5</text:p>
          </table:table-cell>
          <table:table-cell table:number-columns-repeated="8"/>
          <table:table-cell table:style-name="ce7" table:formula="of:=[.B406]" office:value-type="string" office:string-value="N412">
            <text:p>N412</text:p>
          </table:table-cell>
          <table:table-cell table:style-name="ce7" table:formula="of:=[.D406]" office:value-type="string" office:string-value="X2800">
            <text:p>X2800</text:p>
          </table:table-cell>
          <table:table-cell table:style-name="ce7" table:formula="of:=[.F406]" office:value-type="string" office:string-value="Y1263.25">
            <text:p>Y1263.25</text:p>
          </table:table-cell>
        </table:table-row>
        <table:table-row table:style-name="ro1">
          <table:table-cell table:formula="of:=[.A405]+1" office:value-type="float" office:value="412">
            <text:p>412</text:p>
          </table:table-cell>
          <table:table-cell table:formula="of:=&quot;N&quot;&amp;[.A406]" office:value-type="string" office:string-value="N412">
            <text:p>N41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6]" office:value-type="string" office:string-value="X2800">
            <text:p>X2800</text:p>
          </table:table-cell>
          <table:table-cell table:formula="of:=[.E405]+5.75" office:value-type="float" office:value="1263.25">
            <text:p>1263.25</text:p>
          </table:table-cell>
          <table:table-cell table:formula="of:=&quot;Y&quot; &amp; [.E406]" office:value-type="string" office:string-value="Y1263.25">
            <text:p>Y1263.25</text:p>
          </table:table-cell>
          <table:table-cell table:number-columns-repeated="8"/>
          <table:table-cell table:style-name="ce7" table:formula="of:=[.B407]" office:value-type="string" office:string-value="N413">
            <text:p>N413</text:p>
          </table:table-cell>
          <table:table-cell table:style-name="ce7" table:formula="of:=[.D407]" office:value-type="string" office:string-value="X2800">
            <text:p>X2800</text:p>
          </table:table-cell>
          <table:table-cell table:style-name="ce7" table:formula="of:=[.F407]" office:value-type="string" office:string-value="Y1269">
            <text:p>Y1269</text:p>
          </table:table-cell>
        </table:table-row>
        <table:table-row table:style-name="ro1">
          <table:table-cell table:formula="of:=[.A406]+1" office:value-type="float" office:value="413">
            <text:p>413</text:p>
          </table:table-cell>
          <table:table-cell table:formula="of:=&quot;N&quot;&amp;[.A407]" office:value-type="string" office:string-value="N413">
            <text:p>N41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7]" office:value-type="string" office:string-value="X2800">
            <text:p>X2800</text:p>
          </table:table-cell>
          <table:table-cell table:formula="of:=[.E406]+5.75" office:value-type="float" office:value="1269">
            <text:p>1269</text:p>
          </table:table-cell>
          <table:table-cell table:formula="of:=&quot;Y&quot; &amp; [.E407]" office:value-type="string" office:string-value="Y1269">
            <text:p>Y1269</text:p>
          </table:table-cell>
          <table:table-cell table:number-columns-repeated="8"/>
          <table:table-cell table:style-name="ce7" table:formula="of:=[.B408]" office:value-type="string" office:string-value="N414">
            <text:p>N414</text:p>
          </table:table-cell>
          <table:table-cell table:style-name="ce7" table:formula="of:=[.D408]" office:value-type="string" office:string-value="X2800">
            <text:p>X2800</text:p>
          </table:table-cell>
          <table:table-cell table:style-name="ce7" table:formula="of:=[.F408]" office:value-type="string" office:string-value="Y1274.75">
            <text:p>Y1274.75</text:p>
          </table:table-cell>
        </table:table-row>
        <table:table-row table:style-name="ro1">
          <table:table-cell table:formula="of:=[.A407]+1" office:value-type="float" office:value="414">
            <text:p>414</text:p>
          </table:table-cell>
          <table:table-cell table:formula="of:=&quot;N&quot;&amp;[.A408]" office:value-type="string" office:string-value="N414">
            <text:p>N41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8]" office:value-type="string" office:string-value="X2800">
            <text:p>X2800</text:p>
          </table:table-cell>
          <table:table-cell table:formula="of:=[.E407]+5.75" office:value-type="float" office:value="1274.75">
            <text:p>1274.75</text:p>
          </table:table-cell>
          <table:table-cell table:formula="of:=&quot;Y&quot; &amp; [.E408]" office:value-type="string" office:string-value="Y1274.75">
            <text:p>Y1274.75</text:p>
          </table:table-cell>
          <table:table-cell table:number-columns-repeated="8"/>
          <table:table-cell table:style-name="ce7" table:formula="of:=[.B409]" office:value-type="string" office:string-value="N415">
            <text:p>N415</text:p>
          </table:table-cell>
          <table:table-cell table:style-name="ce7" table:formula="of:=[.D409]" office:value-type="string" office:string-value="X2800">
            <text:p>X2800</text:p>
          </table:table-cell>
          <table:table-cell table:style-name="ce7" table:formula="of:=[.F409]" office:value-type="string" office:string-value="Y1280.5">
            <text:p>Y1280.5</text:p>
          </table:table-cell>
        </table:table-row>
        <table:table-row table:style-name="ro1">
          <table:table-cell table:formula="of:=[.A408]+1" office:value-type="float" office:value="415">
            <text:p>415</text:p>
          </table:table-cell>
          <table:table-cell table:formula="of:=&quot;N&quot;&amp;[.A409]" office:value-type="string" office:string-value="N415">
            <text:p>N41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09]" office:value-type="string" office:string-value="X2800">
            <text:p>X2800</text:p>
          </table:table-cell>
          <table:table-cell table:formula="of:=[.E408]+5.75" office:value-type="float" office:value="1280.5">
            <text:p>1280.5</text:p>
          </table:table-cell>
          <table:table-cell table:formula="of:=&quot;Y&quot; &amp; [.E409]" office:value-type="string" office:string-value="Y1280.5">
            <text:p>Y1280.5</text:p>
          </table:table-cell>
          <table:table-cell table:number-columns-repeated="8"/>
          <table:table-cell table:style-name="ce7" table:formula="of:=[.B410]" office:value-type="string" office:string-value="N416">
            <text:p>N416</text:p>
          </table:table-cell>
          <table:table-cell table:style-name="ce7" table:formula="of:=[.D410]" office:value-type="string" office:string-value="X2800">
            <text:p>X2800</text:p>
          </table:table-cell>
          <table:table-cell table:style-name="ce7" table:formula="of:=[.F410]" office:value-type="string" office:string-value="Y1286.25">
            <text:p>Y1286.25</text:p>
          </table:table-cell>
        </table:table-row>
        <table:table-row table:style-name="ro1">
          <table:table-cell table:formula="of:=[.A409]+1" office:value-type="float" office:value="416">
            <text:p>416</text:p>
          </table:table-cell>
          <table:table-cell table:formula="of:=&quot;N&quot;&amp;[.A410]" office:value-type="string" office:string-value="N416">
            <text:p>N41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0]" office:value-type="string" office:string-value="X2800">
            <text:p>X2800</text:p>
          </table:table-cell>
          <table:table-cell table:formula="of:=[.E409]+5.75" office:value-type="float" office:value="1286.25">
            <text:p>1286.25</text:p>
          </table:table-cell>
          <table:table-cell table:formula="of:=&quot;Y&quot; &amp; [.E410]" office:value-type="string" office:string-value="Y1286.25">
            <text:p>Y1286.25</text:p>
          </table:table-cell>
          <table:table-cell table:number-columns-repeated="8"/>
          <table:table-cell table:style-name="ce7" table:formula="of:=[.B411]" office:value-type="string" office:string-value="N417">
            <text:p>N417</text:p>
          </table:table-cell>
          <table:table-cell table:style-name="ce7" table:formula="of:=[.D411]" office:value-type="string" office:string-value="X2800">
            <text:p>X2800</text:p>
          </table:table-cell>
          <table:table-cell table:style-name="ce7" table:formula="of:=[.F411]" office:value-type="string" office:string-value="Y1292">
            <text:p>Y1292</text:p>
          </table:table-cell>
        </table:table-row>
        <table:table-row table:style-name="ro1">
          <table:table-cell table:formula="of:=[.A410]+1" office:value-type="float" office:value="417">
            <text:p>417</text:p>
          </table:table-cell>
          <table:table-cell table:formula="of:=&quot;N&quot;&amp;[.A411]" office:value-type="string" office:string-value="N417">
            <text:p>N41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1]" office:value-type="string" office:string-value="X2800">
            <text:p>X2800</text:p>
          </table:table-cell>
          <table:table-cell table:formula="of:=[.E410]+5.75" office:value-type="float" office:value="1292">
            <text:p>1292</text:p>
          </table:table-cell>
          <table:table-cell table:formula="of:=&quot;Y&quot; &amp; [.E411]" office:value-type="string" office:string-value="Y1292">
            <text:p>Y1292</text:p>
          </table:table-cell>
          <table:table-cell table:number-columns-repeated="8"/>
          <table:table-cell table:style-name="ce7" table:formula="of:=[.B412]" office:value-type="string" office:string-value="N418">
            <text:p>N418</text:p>
          </table:table-cell>
          <table:table-cell table:style-name="ce7" table:formula="of:=[.D412]" office:value-type="string" office:string-value="X2800">
            <text:p>X2800</text:p>
          </table:table-cell>
          <table:table-cell table:style-name="ce7" table:formula="of:=[.F412]" office:value-type="string" office:string-value="Y1297.75">
            <text:p>Y1297.75</text:p>
          </table:table-cell>
        </table:table-row>
        <table:table-row table:style-name="ro1">
          <table:table-cell table:formula="of:=[.A411]+1" office:value-type="float" office:value="418">
            <text:p>418</text:p>
          </table:table-cell>
          <table:table-cell table:formula="of:=&quot;N&quot;&amp;[.A412]" office:value-type="string" office:string-value="N418">
            <text:p>N41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2]" office:value-type="string" office:string-value="X2800">
            <text:p>X2800</text:p>
          </table:table-cell>
          <table:table-cell table:formula="of:=[.E411]+5.75" office:value-type="float" office:value="1297.75">
            <text:p>1297.75</text:p>
          </table:table-cell>
          <table:table-cell table:formula="of:=&quot;Y&quot; &amp; [.E412]" office:value-type="string" office:string-value="Y1297.75">
            <text:p>Y1297.75</text:p>
          </table:table-cell>
          <table:table-cell table:number-columns-repeated="8"/>
          <table:table-cell table:style-name="ce7" table:formula="of:=[.B413]" office:value-type="string" office:string-value="N419">
            <text:p>N419</text:p>
          </table:table-cell>
          <table:table-cell table:style-name="ce7" table:formula="of:=[.D413]" office:value-type="string" office:string-value="X2800">
            <text:p>X2800</text:p>
          </table:table-cell>
          <table:table-cell table:style-name="ce7" table:formula="of:=[.F413]" office:value-type="string" office:string-value="Y1303.5">
            <text:p>Y1303.5</text:p>
          </table:table-cell>
        </table:table-row>
        <table:table-row table:style-name="ro1">
          <table:table-cell table:formula="of:=[.A412]+1" office:value-type="float" office:value="419">
            <text:p>419</text:p>
          </table:table-cell>
          <table:table-cell table:formula="of:=&quot;N&quot;&amp;[.A413]" office:value-type="string" office:string-value="N419">
            <text:p>N41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3]" office:value-type="string" office:string-value="X2800">
            <text:p>X2800</text:p>
          </table:table-cell>
          <table:table-cell table:formula="of:=[.E412]+5.75" office:value-type="float" office:value="1303.5">
            <text:p>1303.5</text:p>
          </table:table-cell>
          <table:table-cell table:formula="of:=&quot;Y&quot; &amp; [.E413]" office:value-type="string" office:string-value="Y1303.5">
            <text:p>Y1303.5</text:p>
          </table:table-cell>
          <table:table-cell table:number-columns-repeated="8"/>
          <table:table-cell table:style-name="ce7" table:formula="of:=[.B414]" office:value-type="string" office:string-value="N420">
            <text:p>N420</text:p>
          </table:table-cell>
          <table:table-cell table:style-name="ce7" table:formula="of:=[.D414]" office:value-type="string" office:string-value="X2800">
            <text:p>X2800</text:p>
          </table:table-cell>
          <table:table-cell table:style-name="ce7" table:formula="of:=[.F414]" office:value-type="string" office:string-value="Y1309.25">
            <text:p>Y1309.25</text:p>
          </table:table-cell>
        </table:table-row>
        <table:table-row table:style-name="ro1">
          <table:table-cell table:formula="of:=[.A413]+1" office:value-type="float" office:value="420">
            <text:p>420</text:p>
          </table:table-cell>
          <table:table-cell table:formula="of:=&quot;N&quot;&amp;[.A414]" office:value-type="string" office:string-value="N420">
            <text:p>N42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4]" office:value-type="string" office:string-value="X2800">
            <text:p>X2800</text:p>
          </table:table-cell>
          <table:table-cell table:formula="of:=[.E413]+5.75" office:value-type="float" office:value="1309.25">
            <text:p>1309.25</text:p>
          </table:table-cell>
          <table:table-cell table:formula="of:=&quot;Y&quot; &amp; [.E414]" office:value-type="string" office:string-value="Y1309.25">
            <text:p>Y1309.25</text:p>
          </table:table-cell>
          <table:table-cell table:number-columns-repeated="8"/>
          <table:table-cell table:style-name="ce7" table:formula="of:=[.B415]" office:value-type="string" office:string-value="N421">
            <text:p>N421</text:p>
          </table:table-cell>
          <table:table-cell table:style-name="ce7" table:formula="of:=[.D415]" office:value-type="string" office:string-value="X2800">
            <text:p>X2800</text:p>
          </table:table-cell>
          <table:table-cell table:style-name="ce7" table:formula="of:=[.F415]" office:value-type="string" office:string-value="Y1315">
            <text:p>Y1315</text:p>
          </table:table-cell>
        </table:table-row>
        <table:table-row table:style-name="ro1">
          <table:table-cell table:formula="of:=[.A414]+1" office:value-type="float" office:value="421">
            <text:p>421</text:p>
          </table:table-cell>
          <table:table-cell table:formula="of:=&quot;N&quot;&amp;[.A415]" office:value-type="string" office:string-value="N421">
            <text:p>N42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5]" office:value-type="string" office:string-value="X2800">
            <text:p>X2800</text:p>
          </table:table-cell>
          <table:table-cell table:formula="of:=[.E414]+5.75" office:value-type="float" office:value="1315">
            <text:p>1315</text:p>
          </table:table-cell>
          <table:table-cell table:formula="of:=&quot;Y&quot; &amp; [.E415]" office:value-type="string" office:string-value="Y1315">
            <text:p>Y1315</text:p>
          </table:table-cell>
          <table:table-cell table:number-columns-repeated="8"/>
          <table:table-cell table:style-name="ce7" table:formula="of:=[.B416]" office:value-type="string" office:string-value="N422">
            <text:p>N422</text:p>
          </table:table-cell>
          <table:table-cell table:style-name="ce7" table:formula="of:=[.D416]" office:value-type="string" office:string-value="X2800">
            <text:p>X2800</text:p>
          </table:table-cell>
          <table:table-cell table:style-name="ce7" table:formula="of:=[.F416]" office:value-type="string" office:string-value="Y1320.75">
            <text:p>Y1320.75</text:p>
          </table:table-cell>
        </table:table-row>
        <table:table-row table:style-name="ro1">
          <table:table-cell table:formula="of:=[.A415]+1" office:value-type="float" office:value="422">
            <text:p>422</text:p>
          </table:table-cell>
          <table:table-cell table:formula="of:=&quot;N&quot;&amp;[.A416]" office:value-type="string" office:string-value="N422">
            <text:p>N42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6]" office:value-type="string" office:string-value="X2800">
            <text:p>X2800</text:p>
          </table:table-cell>
          <table:table-cell table:formula="of:=[.E415]+5.75" office:value-type="float" office:value="1320.75">
            <text:p>1320.75</text:p>
          </table:table-cell>
          <table:table-cell table:formula="of:=&quot;Y&quot; &amp; [.E416]" office:value-type="string" office:string-value="Y1320.75">
            <text:p>Y1320.75</text:p>
          </table:table-cell>
          <table:table-cell table:number-columns-repeated="8"/>
          <table:table-cell table:style-name="ce7" table:formula="of:=[.B417]" office:value-type="string" office:string-value="N423">
            <text:p>N423</text:p>
          </table:table-cell>
          <table:table-cell table:style-name="ce7" table:formula="of:=[.D417]" office:value-type="string" office:string-value="X2800">
            <text:p>X2800</text:p>
          </table:table-cell>
          <table:table-cell table:style-name="ce7" table:formula="of:=[.F417]" office:value-type="string" office:string-value="Y1326.5">
            <text:p>Y1326.5</text:p>
          </table:table-cell>
        </table:table-row>
        <table:table-row table:style-name="ro1">
          <table:table-cell table:formula="of:=[.A416]+1" office:value-type="float" office:value="423">
            <text:p>423</text:p>
          </table:table-cell>
          <table:table-cell table:formula="of:=&quot;N&quot;&amp;[.A417]" office:value-type="string" office:string-value="N423">
            <text:p>N42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7]" office:value-type="string" office:string-value="X2800">
            <text:p>X2800</text:p>
          </table:table-cell>
          <table:table-cell table:formula="of:=[.E416]+5.75" office:value-type="float" office:value="1326.5">
            <text:p>1326.5</text:p>
          </table:table-cell>
          <table:table-cell table:formula="of:=&quot;Y&quot; &amp; [.E417]" office:value-type="string" office:string-value="Y1326.5">
            <text:p>Y1326.5</text:p>
          </table:table-cell>
          <table:table-cell table:number-columns-repeated="8"/>
          <table:table-cell table:style-name="ce7" table:formula="of:=[.B418]" office:value-type="string" office:string-value="N424">
            <text:p>N424</text:p>
          </table:table-cell>
          <table:table-cell table:style-name="ce7" table:formula="of:=[.D418]" office:value-type="string" office:string-value="X2800">
            <text:p>X2800</text:p>
          </table:table-cell>
          <table:table-cell table:style-name="ce7" table:formula="of:=[.F418]" office:value-type="string" office:string-value="Y1332.25">
            <text:p>Y1332.25</text:p>
          </table:table-cell>
        </table:table-row>
        <table:table-row table:style-name="ro1">
          <table:table-cell table:formula="of:=[.A417]+1" office:value-type="float" office:value="424">
            <text:p>424</text:p>
          </table:table-cell>
          <table:table-cell table:formula="of:=&quot;N&quot;&amp;[.A418]" office:value-type="string" office:string-value="N424">
            <text:p>N42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8]" office:value-type="string" office:string-value="X2800">
            <text:p>X2800</text:p>
          </table:table-cell>
          <table:table-cell table:formula="of:=[.E417]+5.75" office:value-type="float" office:value="1332.25">
            <text:p>1332.25</text:p>
          </table:table-cell>
          <table:table-cell table:formula="of:=&quot;Y&quot; &amp; [.E418]" office:value-type="string" office:string-value="Y1332.25">
            <text:p>Y1332.25</text:p>
          </table:table-cell>
          <table:table-cell table:number-columns-repeated="8"/>
          <table:table-cell table:style-name="ce7" table:formula="of:=[.B419]" office:value-type="string" office:string-value="N425">
            <text:p>N425</text:p>
          </table:table-cell>
          <table:table-cell table:style-name="ce7" table:formula="of:=[.D419]" office:value-type="string" office:string-value="X2800">
            <text:p>X2800</text:p>
          </table:table-cell>
          <table:table-cell table:style-name="ce7" table:formula="of:=[.F419]" office:value-type="string" office:string-value="Y1338">
            <text:p>Y1338</text:p>
          </table:table-cell>
        </table:table-row>
        <table:table-row table:style-name="ro1">
          <table:table-cell table:formula="of:=[.A418]+1" office:value-type="float" office:value="425">
            <text:p>425</text:p>
          </table:table-cell>
          <table:table-cell table:formula="of:=&quot;N&quot;&amp;[.A419]" office:value-type="string" office:string-value="N425">
            <text:p>N42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19]" office:value-type="string" office:string-value="X2800">
            <text:p>X2800</text:p>
          </table:table-cell>
          <table:table-cell table:formula="of:=[.E418]+5.75" office:value-type="float" office:value="1338">
            <text:p>1338</text:p>
          </table:table-cell>
          <table:table-cell table:formula="of:=&quot;Y&quot; &amp; [.E419]" office:value-type="string" office:string-value="Y1338">
            <text:p>Y1338</text:p>
          </table:table-cell>
          <table:table-cell table:number-columns-repeated="8"/>
          <table:table-cell table:style-name="ce7" table:formula="of:=[.B420]" office:value-type="string" office:string-value="N426">
            <text:p>N426</text:p>
          </table:table-cell>
          <table:table-cell table:style-name="ce7" table:formula="of:=[.D420]" office:value-type="string" office:string-value="X2800">
            <text:p>X2800</text:p>
          </table:table-cell>
          <table:table-cell table:style-name="ce7" table:formula="of:=[.F420]" office:value-type="string" office:string-value="Y1343.75">
            <text:p>Y1343.75</text:p>
          </table:table-cell>
        </table:table-row>
        <table:table-row table:style-name="ro1">
          <table:table-cell table:formula="of:=[.A419]+1" office:value-type="float" office:value="426">
            <text:p>426</text:p>
          </table:table-cell>
          <table:table-cell table:formula="of:=&quot;N&quot;&amp;[.A420]" office:value-type="string" office:string-value="N426">
            <text:p>N42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0]" office:value-type="string" office:string-value="X2800">
            <text:p>X2800</text:p>
          </table:table-cell>
          <table:table-cell table:formula="of:=[.E419]+5.75" office:value-type="float" office:value="1343.75">
            <text:p>1343.75</text:p>
          </table:table-cell>
          <table:table-cell table:formula="of:=&quot;Y&quot; &amp; [.E420]" office:value-type="string" office:string-value="Y1343.75">
            <text:p>Y1343.75</text:p>
          </table:table-cell>
          <table:table-cell table:number-columns-repeated="8"/>
          <table:table-cell table:style-name="ce7" table:formula="of:=[.B421]" office:value-type="string" office:string-value="N427">
            <text:p>N427</text:p>
          </table:table-cell>
          <table:table-cell table:style-name="ce7" table:formula="of:=[.D421]" office:value-type="string" office:string-value="X2800">
            <text:p>X2800</text:p>
          </table:table-cell>
          <table:table-cell table:style-name="ce7" table:formula="of:=[.F421]" office:value-type="string" office:string-value="Y1349.5">
            <text:p>Y1349.5</text:p>
          </table:table-cell>
        </table:table-row>
        <table:table-row table:style-name="ro1">
          <table:table-cell table:formula="of:=[.A420]+1" office:value-type="float" office:value="427">
            <text:p>427</text:p>
          </table:table-cell>
          <table:table-cell table:formula="of:=&quot;N&quot;&amp;[.A421]" office:value-type="string" office:string-value="N427">
            <text:p>N42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1]" office:value-type="string" office:string-value="X2800">
            <text:p>X2800</text:p>
          </table:table-cell>
          <table:table-cell table:formula="of:=[.E420]+5.75" office:value-type="float" office:value="1349.5">
            <text:p>1349.5</text:p>
          </table:table-cell>
          <table:table-cell table:formula="of:=&quot;Y&quot; &amp; [.E421]" office:value-type="string" office:string-value="Y1349.5">
            <text:p>Y1349.5</text:p>
          </table:table-cell>
          <table:table-cell table:number-columns-repeated="8"/>
          <table:table-cell table:style-name="ce7" table:formula="of:=[.B422]" office:value-type="string" office:string-value="N428">
            <text:p>N428</text:p>
          </table:table-cell>
          <table:table-cell table:style-name="ce7" table:formula="of:=[.D422]" office:value-type="string" office:string-value="X2800">
            <text:p>X2800</text:p>
          </table:table-cell>
          <table:table-cell table:style-name="ce7" table:formula="of:=[.F422]" office:value-type="string" office:string-value="Y1355.25">
            <text:p>Y1355.25</text:p>
          </table:table-cell>
        </table:table-row>
        <table:table-row table:style-name="ro1">
          <table:table-cell table:formula="of:=[.A421]+1" office:value-type="float" office:value="428">
            <text:p>428</text:p>
          </table:table-cell>
          <table:table-cell table:formula="of:=&quot;N&quot;&amp;[.A422]" office:value-type="string" office:string-value="N428">
            <text:p>N42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2]" office:value-type="string" office:string-value="X2800">
            <text:p>X2800</text:p>
          </table:table-cell>
          <table:table-cell table:formula="of:=[.E421]+5.75" office:value-type="float" office:value="1355.25">
            <text:p>1355.25</text:p>
          </table:table-cell>
          <table:table-cell table:formula="of:=&quot;Y&quot; &amp; [.E422]" office:value-type="string" office:string-value="Y1355.25">
            <text:p>Y1355.25</text:p>
          </table:table-cell>
          <table:table-cell table:number-columns-repeated="8"/>
          <table:table-cell table:style-name="ce7" table:formula="of:=[.B423]" office:value-type="string" office:string-value="N429">
            <text:p>N429</text:p>
          </table:table-cell>
          <table:table-cell table:style-name="ce7" table:formula="of:=[.D423]" office:value-type="string" office:string-value="X2800">
            <text:p>X2800</text:p>
          </table:table-cell>
          <table:table-cell table:style-name="ce7" table:formula="of:=[.F423]" office:value-type="string" office:string-value="Y1361">
            <text:p>Y1361</text:p>
          </table:table-cell>
        </table:table-row>
        <table:table-row table:style-name="ro1">
          <table:table-cell table:formula="of:=[.A422]+1" office:value-type="float" office:value="429">
            <text:p>429</text:p>
          </table:table-cell>
          <table:table-cell table:formula="of:=&quot;N&quot;&amp;[.A423]" office:value-type="string" office:string-value="N429">
            <text:p>N42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3]" office:value-type="string" office:string-value="X2800">
            <text:p>X2800</text:p>
          </table:table-cell>
          <table:table-cell table:formula="of:=[.E422]+5.75" office:value-type="float" office:value="1361">
            <text:p>1361</text:p>
          </table:table-cell>
          <table:table-cell table:formula="of:=&quot;Y&quot; &amp; [.E423]" office:value-type="string" office:string-value="Y1361">
            <text:p>Y1361</text:p>
          </table:table-cell>
          <table:table-cell table:number-columns-repeated="8"/>
          <table:table-cell table:style-name="ce7" table:formula="of:=[.B424]" office:value-type="string" office:string-value="N430">
            <text:p>N430</text:p>
          </table:table-cell>
          <table:table-cell table:style-name="ce7" table:formula="of:=[.D424]" office:value-type="string" office:string-value="X2800">
            <text:p>X2800</text:p>
          </table:table-cell>
          <table:table-cell table:style-name="ce7" table:formula="of:=[.F424]" office:value-type="string" office:string-value="Y1366.75">
            <text:p>Y1366.75</text:p>
          </table:table-cell>
        </table:table-row>
        <table:table-row table:style-name="ro1">
          <table:table-cell table:formula="of:=[.A423]+1" office:value-type="float" office:value="430">
            <text:p>430</text:p>
          </table:table-cell>
          <table:table-cell table:formula="of:=&quot;N&quot;&amp;[.A424]" office:value-type="string" office:string-value="N430">
            <text:p>N43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4]" office:value-type="string" office:string-value="X2800">
            <text:p>X2800</text:p>
          </table:table-cell>
          <table:table-cell table:formula="of:=[.E423]+5.75" office:value-type="float" office:value="1366.75">
            <text:p>1366.75</text:p>
          </table:table-cell>
          <table:table-cell table:formula="of:=&quot;Y&quot; &amp; [.E424]" office:value-type="string" office:string-value="Y1366.75">
            <text:p>Y1366.75</text:p>
          </table:table-cell>
          <table:table-cell table:number-columns-repeated="8"/>
          <table:table-cell table:style-name="ce7" table:formula="of:=[.B425]" office:value-type="string" office:string-value="N431">
            <text:p>N431</text:p>
          </table:table-cell>
          <table:table-cell table:style-name="ce7" table:formula="of:=[.D425]" office:value-type="string" office:string-value="X2800">
            <text:p>X2800</text:p>
          </table:table-cell>
          <table:table-cell table:style-name="ce7" table:formula="of:=[.F425]" office:value-type="string" office:string-value="Y1372.5">
            <text:p>Y1372.5</text:p>
          </table:table-cell>
        </table:table-row>
        <table:table-row table:style-name="ro1">
          <table:table-cell table:formula="of:=[.A424]+1" office:value-type="float" office:value="431">
            <text:p>431</text:p>
          </table:table-cell>
          <table:table-cell table:formula="of:=&quot;N&quot;&amp;[.A425]" office:value-type="string" office:string-value="N431">
            <text:p>N43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5]" office:value-type="string" office:string-value="X2800">
            <text:p>X2800</text:p>
          </table:table-cell>
          <table:table-cell table:formula="of:=[.E424]+5.75" office:value-type="float" office:value="1372.5">
            <text:p>1372.5</text:p>
          </table:table-cell>
          <table:table-cell table:formula="of:=&quot;Y&quot; &amp; [.E425]" office:value-type="string" office:string-value="Y1372.5">
            <text:p>Y1372.5</text:p>
          </table:table-cell>
          <table:table-cell table:number-columns-repeated="8"/>
          <table:table-cell table:style-name="ce7" table:formula="of:=[.B426]" office:value-type="string" office:string-value="N432">
            <text:p>N432</text:p>
          </table:table-cell>
          <table:table-cell table:style-name="ce7" table:formula="of:=[.D426]" office:value-type="string" office:string-value="X2800">
            <text:p>X2800</text:p>
          </table:table-cell>
          <table:table-cell table:style-name="ce7" table:formula="of:=[.F426]" office:value-type="string" office:string-value="Y1378.25">
            <text:p>Y1378.25</text:p>
          </table:table-cell>
        </table:table-row>
        <table:table-row table:style-name="ro1">
          <table:table-cell table:formula="of:=[.A425]+1" office:value-type="float" office:value="432">
            <text:p>432</text:p>
          </table:table-cell>
          <table:table-cell table:formula="of:=&quot;N&quot;&amp;[.A426]" office:value-type="string" office:string-value="N432">
            <text:p>N43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6]" office:value-type="string" office:string-value="X2800">
            <text:p>X2800</text:p>
          </table:table-cell>
          <table:table-cell table:formula="of:=[.E425]+5.75" office:value-type="float" office:value="1378.25">
            <text:p>1378.25</text:p>
          </table:table-cell>
          <table:table-cell table:formula="of:=&quot;Y&quot; &amp; [.E426]" office:value-type="string" office:string-value="Y1378.25">
            <text:p>Y1378.25</text:p>
          </table:table-cell>
          <table:table-cell table:number-columns-repeated="8"/>
          <table:table-cell table:style-name="ce7" table:formula="of:=[.B427]" office:value-type="string" office:string-value="N433">
            <text:p>N433</text:p>
          </table:table-cell>
          <table:table-cell table:style-name="ce7" table:formula="of:=[.D427]" office:value-type="string" office:string-value="X2800">
            <text:p>X2800</text:p>
          </table:table-cell>
          <table:table-cell table:style-name="ce7" table:formula="of:=[.F427]" office:value-type="string" office:string-value="Y1384">
            <text:p>Y1384</text:p>
          </table:table-cell>
        </table:table-row>
        <table:table-row table:style-name="ro1">
          <table:table-cell table:formula="of:=[.A426]+1" office:value-type="float" office:value="433">
            <text:p>433</text:p>
          </table:table-cell>
          <table:table-cell table:formula="of:=&quot;N&quot;&amp;[.A427]" office:value-type="string" office:string-value="N433">
            <text:p>N43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7]" office:value-type="string" office:string-value="X2800">
            <text:p>X2800</text:p>
          </table:table-cell>
          <table:table-cell table:formula="of:=[.E426]+5.75" office:value-type="float" office:value="1384">
            <text:p>1384</text:p>
          </table:table-cell>
          <table:table-cell table:formula="of:=&quot;Y&quot; &amp; [.E427]" office:value-type="string" office:string-value="Y1384">
            <text:p>Y1384</text:p>
          </table:table-cell>
          <table:table-cell table:number-columns-repeated="8"/>
          <table:table-cell table:style-name="ce7" table:formula="of:=[.B428]" office:value-type="string" office:string-value="N434">
            <text:p>N434</text:p>
          </table:table-cell>
          <table:table-cell table:style-name="ce7" table:formula="of:=[.D428]" office:value-type="string" office:string-value="X2800">
            <text:p>X2800</text:p>
          </table:table-cell>
          <table:table-cell table:style-name="ce7" table:formula="of:=[.F428]" office:value-type="string" office:string-value="Y1389.75">
            <text:p>Y1389.75</text:p>
          </table:table-cell>
        </table:table-row>
        <table:table-row table:style-name="ro1">
          <table:table-cell table:formula="of:=[.A427]+1" office:value-type="float" office:value="434">
            <text:p>434</text:p>
          </table:table-cell>
          <table:table-cell table:formula="of:=&quot;N&quot;&amp;[.A428]" office:value-type="string" office:string-value="N434">
            <text:p>N43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8]" office:value-type="string" office:string-value="X2800">
            <text:p>X2800</text:p>
          </table:table-cell>
          <table:table-cell table:formula="of:=[.E427]+5.75" office:value-type="float" office:value="1389.75">
            <text:p>1389.75</text:p>
          </table:table-cell>
          <table:table-cell table:formula="of:=&quot;Y&quot; &amp; [.E428]" office:value-type="string" office:string-value="Y1389.75">
            <text:p>Y1389.75</text:p>
          </table:table-cell>
          <table:table-cell table:number-columns-repeated="8"/>
          <table:table-cell table:style-name="ce7" table:formula="of:=[.B429]" office:value-type="string" office:string-value="N435">
            <text:p>N435</text:p>
          </table:table-cell>
          <table:table-cell table:style-name="ce7" table:formula="of:=[.D429]" office:value-type="string" office:string-value="X2800">
            <text:p>X2800</text:p>
          </table:table-cell>
          <table:table-cell table:style-name="ce7" table:formula="of:=[.F429]" office:value-type="string" office:string-value="Y1395.5">
            <text:p>Y1395.5</text:p>
          </table:table-cell>
        </table:table-row>
        <table:table-row table:style-name="ro1">
          <table:table-cell table:formula="of:=[.A428]+1" office:value-type="float" office:value="435">
            <text:p>435</text:p>
          </table:table-cell>
          <table:table-cell table:formula="of:=&quot;N&quot;&amp;[.A429]" office:value-type="string" office:string-value="N435">
            <text:p>N43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29]" office:value-type="string" office:string-value="X2800">
            <text:p>X2800</text:p>
          </table:table-cell>
          <table:table-cell table:formula="of:=[.E428]+5.75" office:value-type="float" office:value="1395.5">
            <text:p>1395.5</text:p>
          </table:table-cell>
          <table:table-cell table:formula="of:=&quot;Y&quot; &amp; [.E429]" office:value-type="string" office:string-value="Y1395.5">
            <text:p>Y1395.5</text:p>
          </table:table-cell>
          <table:table-cell table:number-columns-repeated="8"/>
          <table:table-cell table:style-name="ce7" table:formula="of:=[.B430]" office:value-type="string" office:string-value="N436">
            <text:p>N436</text:p>
          </table:table-cell>
          <table:table-cell table:style-name="ce7" table:formula="of:=[.D430]" office:value-type="string" office:string-value="X2800">
            <text:p>X2800</text:p>
          </table:table-cell>
          <table:table-cell table:style-name="ce7" table:formula="of:=[.F430]" office:value-type="string" office:string-value="Y1401.25">
            <text:p>Y1401.25</text:p>
          </table:table-cell>
        </table:table-row>
        <table:table-row table:style-name="ro1">
          <table:table-cell table:formula="of:=[.A429]+1" office:value-type="float" office:value="436">
            <text:p>436</text:p>
          </table:table-cell>
          <table:table-cell table:formula="of:=&quot;N&quot;&amp;[.A430]" office:value-type="string" office:string-value="N436">
            <text:p>N43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0]" office:value-type="string" office:string-value="X2800">
            <text:p>X2800</text:p>
          </table:table-cell>
          <table:table-cell table:formula="of:=[.E429]+5.75" office:value-type="float" office:value="1401.25">
            <text:p>1401.25</text:p>
          </table:table-cell>
          <table:table-cell table:formula="of:=&quot;Y&quot; &amp; [.E430]" office:value-type="string" office:string-value="Y1401.25">
            <text:p>Y1401.25</text:p>
          </table:table-cell>
          <table:table-cell table:number-columns-repeated="8"/>
          <table:table-cell table:style-name="ce7" table:formula="of:=[.B431]" office:value-type="string" office:string-value="N437">
            <text:p>N437</text:p>
          </table:table-cell>
          <table:table-cell table:style-name="ce7" table:formula="of:=[.D431]" office:value-type="string" office:string-value="X2800">
            <text:p>X2800</text:p>
          </table:table-cell>
          <table:table-cell table:style-name="ce7" table:formula="of:=[.F431]" office:value-type="string" office:string-value="Y1407">
            <text:p>Y1407</text:p>
          </table:table-cell>
        </table:table-row>
        <table:table-row table:style-name="ro1">
          <table:table-cell table:formula="of:=[.A430]+1" office:value-type="float" office:value="437">
            <text:p>437</text:p>
          </table:table-cell>
          <table:table-cell table:formula="of:=&quot;N&quot;&amp;[.A431]" office:value-type="string" office:string-value="N437">
            <text:p>N43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1]" office:value-type="string" office:string-value="X2800">
            <text:p>X2800</text:p>
          </table:table-cell>
          <table:table-cell table:formula="of:=[.E430]+5.75" office:value-type="float" office:value="1407">
            <text:p>1407</text:p>
          </table:table-cell>
          <table:table-cell table:formula="of:=&quot;Y&quot; &amp; [.E431]" office:value-type="string" office:string-value="Y1407">
            <text:p>Y1407</text:p>
          </table:table-cell>
          <table:table-cell table:number-columns-repeated="8"/>
          <table:table-cell table:style-name="ce7" table:formula="of:=[.B432]" office:value-type="string" office:string-value="N438">
            <text:p>N438</text:p>
          </table:table-cell>
          <table:table-cell table:style-name="ce7" table:formula="of:=[.D432]" office:value-type="string" office:string-value="X2800">
            <text:p>X2800</text:p>
          </table:table-cell>
          <table:table-cell table:style-name="ce7" table:formula="of:=[.F432]" office:value-type="string" office:string-value="Y1412.75">
            <text:p>Y1412.75</text:p>
          </table:table-cell>
        </table:table-row>
        <table:table-row table:style-name="ro1">
          <table:table-cell table:formula="of:=[.A431]+1" office:value-type="float" office:value="438">
            <text:p>438</text:p>
          </table:table-cell>
          <table:table-cell table:formula="of:=&quot;N&quot;&amp;[.A432]" office:value-type="string" office:string-value="N438">
            <text:p>N43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2]" office:value-type="string" office:string-value="X2800">
            <text:p>X2800</text:p>
          </table:table-cell>
          <table:table-cell table:formula="of:=[.E431]+5.75" office:value-type="float" office:value="1412.75">
            <text:p>1412.75</text:p>
          </table:table-cell>
          <table:table-cell table:formula="of:=&quot;Y&quot; &amp; [.E432]" office:value-type="string" office:string-value="Y1412.75">
            <text:p>Y1412.75</text:p>
          </table:table-cell>
          <table:table-cell table:number-columns-repeated="8"/>
          <table:table-cell table:style-name="ce7" table:formula="of:=[.B433]" office:value-type="string" office:string-value="N439">
            <text:p>N439</text:p>
          </table:table-cell>
          <table:table-cell table:style-name="ce7" table:formula="of:=[.D433]" office:value-type="string" office:string-value="X2800">
            <text:p>X2800</text:p>
          </table:table-cell>
          <table:table-cell table:style-name="ce7" table:formula="of:=[.F433]" office:value-type="string" office:string-value="Y1418.5">
            <text:p>Y1418.5</text:p>
          </table:table-cell>
        </table:table-row>
        <table:table-row table:style-name="ro1">
          <table:table-cell table:formula="of:=[.A432]+1" office:value-type="float" office:value="439">
            <text:p>439</text:p>
          </table:table-cell>
          <table:table-cell table:formula="of:=&quot;N&quot;&amp;[.A433]" office:value-type="string" office:string-value="N439">
            <text:p>N43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3]" office:value-type="string" office:string-value="X2800">
            <text:p>X2800</text:p>
          </table:table-cell>
          <table:table-cell table:formula="of:=[.E432]+5.75" office:value-type="float" office:value="1418.5">
            <text:p>1418.5</text:p>
          </table:table-cell>
          <table:table-cell table:formula="of:=&quot;Y&quot; &amp; [.E433]" office:value-type="string" office:string-value="Y1418.5">
            <text:p>Y1418.5</text:p>
          </table:table-cell>
          <table:table-cell table:number-columns-repeated="8"/>
          <table:table-cell table:style-name="ce7" table:formula="of:=[.B434]" office:value-type="string" office:string-value="N440">
            <text:p>N440</text:p>
          </table:table-cell>
          <table:table-cell table:style-name="ce7" table:formula="of:=[.D434]" office:value-type="string" office:string-value="X2800">
            <text:p>X2800</text:p>
          </table:table-cell>
          <table:table-cell table:style-name="ce7" table:formula="of:=[.F434]" office:value-type="string" office:string-value="Y1424.25">
            <text:p>Y1424.25</text:p>
          </table:table-cell>
        </table:table-row>
        <table:table-row table:style-name="ro1">
          <table:table-cell table:formula="of:=[.A433]+1" office:value-type="float" office:value="440">
            <text:p>440</text:p>
          </table:table-cell>
          <table:table-cell table:formula="of:=&quot;N&quot;&amp;[.A434]" office:value-type="string" office:string-value="N440">
            <text:p>N44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4]" office:value-type="string" office:string-value="X2800">
            <text:p>X2800</text:p>
          </table:table-cell>
          <table:table-cell table:formula="of:=[.E433]+5.75" office:value-type="float" office:value="1424.25">
            <text:p>1424.25</text:p>
          </table:table-cell>
          <table:table-cell table:formula="of:=&quot;Y&quot; &amp; [.E434]" office:value-type="string" office:string-value="Y1424.25">
            <text:p>Y1424.25</text:p>
          </table:table-cell>
          <table:table-cell table:number-columns-repeated="8"/>
          <table:table-cell table:style-name="ce7" table:formula="of:=[.B435]" office:value-type="string" office:string-value="N441">
            <text:p>N441</text:p>
          </table:table-cell>
          <table:table-cell table:style-name="ce7" table:formula="of:=[.D435]" office:value-type="string" office:string-value="X2800">
            <text:p>X2800</text:p>
          </table:table-cell>
          <table:table-cell table:style-name="ce7" table:formula="of:=[.F435]" office:value-type="string" office:string-value="Y1430">
            <text:p>Y1430</text:p>
          </table:table-cell>
        </table:table-row>
        <table:table-row table:style-name="ro1">
          <table:table-cell table:formula="of:=[.A434]+1" office:value-type="float" office:value="441">
            <text:p>441</text:p>
          </table:table-cell>
          <table:table-cell table:formula="of:=&quot;N&quot;&amp;[.A435]" office:value-type="string" office:string-value="N441">
            <text:p>N44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5]" office:value-type="string" office:string-value="X2800">
            <text:p>X2800</text:p>
          </table:table-cell>
          <table:table-cell table:formula="of:=[.E434]+5.75" office:value-type="float" office:value="1430">
            <text:p>1430</text:p>
          </table:table-cell>
          <table:table-cell table:formula="of:=&quot;Y&quot; &amp; [.E435]" office:value-type="string" office:string-value="Y1430">
            <text:p>Y1430</text:p>
          </table:table-cell>
          <table:table-cell table:number-columns-repeated="8"/>
          <table:table-cell table:style-name="ce7" table:formula="of:=[.B436]" office:value-type="string" office:string-value="N442">
            <text:p>N442</text:p>
          </table:table-cell>
          <table:table-cell table:style-name="ce7" table:formula="of:=[.D436]" office:value-type="string" office:string-value="X2800">
            <text:p>X2800</text:p>
          </table:table-cell>
          <table:table-cell table:style-name="ce7" table:formula="of:=[.F436]" office:value-type="string" office:string-value="Y1435.75">
            <text:p>Y1435.75</text:p>
          </table:table-cell>
        </table:table-row>
        <table:table-row table:style-name="ro1">
          <table:table-cell table:formula="of:=[.A435]+1" office:value-type="float" office:value="442">
            <text:p>442</text:p>
          </table:table-cell>
          <table:table-cell table:formula="of:=&quot;N&quot;&amp;[.A436]" office:value-type="string" office:string-value="N442">
            <text:p>N44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6]" office:value-type="string" office:string-value="X2800">
            <text:p>X2800</text:p>
          </table:table-cell>
          <table:table-cell table:formula="of:=[.E435]+5.75" office:value-type="float" office:value="1435.75">
            <text:p>1435.75</text:p>
          </table:table-cell>
          <table:table-cell table:formula="of:=&quot;Y&quot; &amp; [.E436]" office:value-type="string" office:string-value="Y1435.75">
            <text:p>Y1435.75</text:p>
          </table:table-cell>
          <table:table-cell table:number-columns-repeated="8"/>
          <table:table-cell table:style-name="ce7" table:formula="of:=[.B437]" office:value-type="string" office:string-value="N443">
            <text:p>N443</text:p>
          </table:table-cell>
          <table:table-cell table:style-name="ce7" table:formula="of:=[.D437]" office:value-type="string" office:string-value="X2800">
            <text:p>X2800</text:p>
          </table:table-cell>
          <table:table-cell table:style-name="ce7" table:formula="of:=[.F437]" office:value-type="string" office:string-value="Y1441.5">
            <text:p>Y1441.5</text:p>
          </table:table-cell>
        </table:table-row>
        <table:table-row table:style-name="ro1">
          <table:table-cell table:formula="of:=[.A436]+1" office:value-type="float" office:value="443">
            <text:p>443</text:p>
          </table:table-cell>
          <table:table-cell table:formula="of:=&quot;N&quot;&amp;[.A437]" office:value-type="string" office:string-value="N443">
            <text:p>N44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7]" office:value-type="string" office:string-value="X2800">
            <text:p>X2800</text:p>
          </table:table-cell>
          <table:table-cell table:formula="of:=[.E436]+5.75" office:value-type="float" office:value="1441.5">
            <text:p>1441.5</text:p>
          </table:table-cell>
          <table:table-cell table:formula="of:=&quot;Y&quot; &amp; [.E437]" office:value-type="string" office:string-value="Y1441.5">
            <text:p>Y1441.5</text:p>
          </table:table-cell>
          <table:table-cell table:number-columns-repeated="8"/>
          <table:table-cell table:style-name="ce7" table:formula="of:=[.B438]" office:value-type="string" office:string-value="N444">
            <text:p>N444</text:p>
          </table:table-cell>
          <table:table-cell table:style-name="ce7" table:formula="of:=[.D438]" office:value-type="string" office:string-value="X2800">
            <text:p>X2800</text:p>
          </table:table-cell>
          <table:table-cell table:style-name="ce7" table:formula="of:=[.F438]" office:value-type="string" office:string-value="Y1447.25">
            <text:p>Y1447.25</text:p>
          </table:table-cell>
        </table:table-row>
        <table:table-row table:style-name="ro1">
          <table:table-cell table:formula="of:=[.A437]+1" office:value-type="float" office:value="444">
            <text:p>444</text:p>
          </table:table-cell>
          <table:table-cell table:formula="of:=&quot;N&quot;&amp;[.A438]" office:value-type="string" office:string-value="N444">
            <text:p>N44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8]" office:value-type="string" office:string-value="X2800">
            <text:p>X2800</text:p>
          </table:table-cell>
          <table:table-cell table:formula="of:=[.E437]+5.75" office:value-type="float" office:value="1447.25">
            <text:p>1447.25</text:p>
          </table:table-cell>
          <table:table-cell table:formula="of:=&quot;Y&quot; &amp; [.E438]" office:value-type="string" office:string-value="Y1447.25">
            <text:p>Y1447.25</text:p>
          </table:table-cell>
          <table:table-cell table:number-columns-repeated="8"/>
          <table:table-cell table:style-name="ce7" table:formula="of:=[.B439]" office:value-type="string" office:string-value="N445">
            <text:p>N445</text:p>
          </table:table-cell>
          <table:table-cell table:style-name="ce7" table:formula="of:=[.D439]" office:value-type="string" office:string-value="X2800">
            <text:p>X2800</text:p>
          </table:table-cell>
          <table:table-cell table:style-name="ce7" table:formula="of:=[.F439]" office:value-type="string" office:string-value="Y1453">
            <text:p>Y1453</text:p>
          </table:table-cell>
        </table:table-row>
        <table:table-row table:style-name="ro1">
          <table:table-cell table:formula="of:=[.A438]+1" office:value-type="float" office:value="445">
            <text:p>445</text:p>
          </table:table-cell>
          <table:table-cell table:formula="of:=&quot;N&quot;&amp;[.A439]" office:value-type="string" office:string-value="N445">
            <text:p>N44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39]" office:value-type="string" office:string-value="X2800">
            <text:p>X2800</text:p>
          </table:table-cell>
          <table:table-cell table:formula="of:=[.E438]+5.75" office:value-type="float" office:value="1453">
            <text:p>1453</text:p>
          </table:table-cell>
          <table:table-cell table:formula="of:=&quot;Y&quot; &amp; [.E439]" office:value-type="string" office:string-value="Y1453">
            <text:p>Y1453</text:p>
          </table:table-cell>
          <table:table-cell table:number-columns-repeated="8"/>
          <table:table-cell table:style-name="ce7" table:formula="of:=[.B440]" office:value-type="string" office:string-value="N446">
            <text:p>N446</text:p>
          </table:table-cell>
          <table:table-cell table:style-name="ce7" table:formula="of:=[.D440]" office:value-type="string" office:string-value="X2800">
            <text:p>X2800</text:p>
          </table:table-cell>
          <table:table-cell table:style-name="ce7" table:formula="of:=[.F440]" office:value-type="string" office:string-value="Y1458.75">
            <text:p>Y1458.75</text:p>
          </table:table-cell>
        </table:table-row>
        <table:table-row table:style-name="ro1">
          <table:table-cell table:formula="of:=[.A439]+1" office:value-type="float" office:value="446">
            <text:p>446</text:p>
          </table:table-cell>
          <table:table-cell table:formula="of:=&quot;N&quot;&amp;[.A440]" office:value-type="string" office:string-value="N446">
            <text:p>N44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0]" office:value-type="string" office:string-value="X2800">
            <text:p>X2800</text:p>
          </table:table-cell>
          <table:table-cell table:formula="of:=[.E439]+5.75" office:value-type="float" office:value="1458.75">
            <text:p>1458.75</text:p>
          </table:table-cell>
          <table:table-cell table:formula="of:=&quot;Y&quot; &amp; [.E440]" office:value-type="string" office:string-value="Y1458.75">
            <text:p>Y1458.75</text:p>
          </table:table-cell>
          <table:table-cell table:number-columns-repeated="8"/>
          <table:table-cell table:style-name="ce7" table:formula="of:=[.B441]" office:value-type="string" office:string-value="N447">
            <text:p>N447</text:p>
          </table:table-cell>
          <table:table-cell table:style-name="ce7" table:formula="of:=[.D441]" office:value-type="string" office:string-value="X2800">
            <text:p>X2800</text:p>
          </table:table-cell>
          <table:table-cell table:style-name="ce7" table:formula="of:=[.F441]" office:value-type="string" office:string-value="Y1464.5">
            <text:p>Y1464.5</text:p>
          </table:table-cell>
        </table:table-row>
        <table:table-row table:style-name="ro1">
          <table:table-cell table:formula="of:=[.A440]+1" office:value-type="float" office:value="447">
            <text:p>447</text:p>
          </table:table-cell>
          <table:table-cell table:formula="of:=&quot;N&quot;&amp;[.A441]" office:value-type="string" office:string-value="N447">
            <text:p>N44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1]" office:value-type="string" office:string-value="X2800">
            <text:p>X2800</text:p>
          </table:table-cell>
          <table:table-cell table:formula="of:=[.E440]+5.75" office:value-type="float" office:value="1464.5">
            <text:p>1464.5</text:p>
          </table:table-cell>
          <table:table-cell table:formula="of:=&quot;Y&quot; &amp; [.E441]" office:value-type="string" office:string-value="Y1464.5">
            <text:p>Y1464.5</text:p>
          </table:table-cell>
          <table:table-cell table:number-columns-repeated="8"/>
          <table:table-cell table:style-name="ce7" table:formula="of:=[.B442]" office:value-type="string" office:string-value="N448">
            <text:p>N448</text:p>
          </table:table-cell>
          <table:table-cell table:style-name="ce7" table:formula="of:=[.D442]" office:value-type="string" office:string-value="X2800">
            <text:p>X2800</text:p>
          </table:table-cell>
          <table:table-cell table:style-name="ce7" table:formula="of:=[.F442]" office:value-type="string" office:string-value="Y1470.25">
            <text:p>Y1470.25</text:p>
          </table:table-cell>
        </table:table-row>
        <table:table-row table:style-name="ro1">
          <table:table-cell table:formula="of:=[.A441]+1" office:value-type="float" office:value="448">
            <text:p>448</text:p>
          </table:table-cell>
          <table:table-cell table:formula="of:=&quot;N&quot;&amp;[.A442]" office:value-type="string" office:string-value="N448">
            <text:p>N44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2]" office:value-type="string" office:string-value="X2800">
            <text:p>X2800</text:p>
          </table:table-cell>
          <table:table-cell table:formula="of:=[.E441]+5.75" office:value-type="float" office:value="1470.25">
            <text:p>1470.25</text:p>
          </table:table-cell>
          <table:table-cell table:formula="of:=&quot;Y&quot; &amp; [.E442]" office:value-type="string" office:string-value="Y1470.25">
            <text:p>Y1470.25</text:p>
          </table:table-cell>
          <table:table-cell table:number-columns-repeated="8"/>
          <table:table-cell table:style-name="ce7" table:formula="of:=[.B443]" office:value-type="string" office:string-value="N449">
            <text:p>N449</text:p>
          </table:table-cell>
          <table:table-cell table:style-name="ce7" table:formula="of:=[.D443]" office:value-type="string" office:string-value="X2800">
            <text:p>X2800</text:p>
          </table:table-cell>
          <table:table-cell table:style-name="ce7" table:formula="of:=[.F443]" office:value-type="string" office:string-value="Y1476">
            <text:p>Y1476</text:p>
          </table:table-cell>
        </table:table-row>
        <table:table-row table:style-name="ro1">
          <table:table-cell table:formula="of:=[.A442]+1" office:value-type="float" office:value="449">
            <text:p>449</text:p>
          </table:table-cell>
          <table:table-cell table:formula="of:=&quot;N&quot;&amp;[.A443]" office:value-type="string" office:string-value="N449">
            <text:p>N44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3]" office:value-type="string" office:string-value="X2800">
            <text:p>X2800</text:p>
          </table:table-cell>
          <table:table-cell table:formula="of:=[.E442]+5.75" office:value-type="float" office:value="1476">
            <text:p>1476</text:p>
          </table:table-cell>
          <table:table-cell table:formula="of:=&quot;Y&quot; &amp; [.E443]" office:value-type="string" office:string-value="Y1476">
            <text:p>Y1476</text:p>
          </table:table-cell>
          <table:table-cell table:number-columns-repeated="8"/>
          <table:table-cell table:style-name="ce7" table:formula="of:=[.B444]" office:value-type="string" office:string-value="N450">
            <text:p>N450</text:p>
          </table:table-cell>
          <table:table-cell table:style-name="ce7" table:formula="of:=[.D444]" office:value-type="string" office:string-value="X2800">
            <text:p>X2800</text:p>
          </table:table-cell>
          <table:table-cell table:style-name="ce7" table:formula="of:=[.F444]" office:value-type="string" office:string-value="Y1481.75">
            <text:p>Y1481.75</text:p>
          </table:table-cell>
        </table:table-row>
        <table:table-row table:style-name="ro1">
          <table:table-cell table:formula="of:=[.A443]+1" office:value-type="float" office:value="450">
            <text:p>450</text:p>
          </table:table-cell>
          <table:table-cell table:formula="of:=&quot;N&quot;&amp;[.A444]" office:value-type="string" office:string-value="N450">
            <text:p>N45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4]" office:value-type="string" office:string-value="X2800">
            <text:p>X2800</text:p>
          </table:table-cell>
          <table:table-cell table:formula="of:=[.E443]+5.75" office:value-type="float" office:value="1481.75">
            <text:p>1481.75</text:p>
          </table:table-cell>
          <table:table-cell table:formula="of:=&quot;Y&quot; &amp; [.E444]" office:value-type="string" office:string-value="Y1481.75">
            <text:p>Y1481.75</text:p>
          </table:table-cell>
          <table:table-cell table:number-columns-repeated="8"/>
          <table:table-cell table:style-name="ce7" table:formula="of:=[.B445]" office:value-type="string" office:string-value="N451">
            <text:p>N451</text:p>
          </table:table-cell>
          <table:table-cell table:style-name="ce7" table:formula="of:=[.D445]" office:value-type="string" office:string-value="X2800">
            <text:p>X2800</text:p>
          </table:table-cell>
          <table:table-cell table:style-name="ce7" table:formula="of:=[.F445]" office:value-type="string" office:string-value="Y1487.5">
            <text:p>Y1487.5</text:p>
          </table:table-cell>
        </table:table-row>
        <table:table-row table:style-name="ro1">
          <table:table-cell table:formula="of:=[.A444]+1" office:value-type="float" office:value="451">
            <text:p>451</text:p>
          </table:table-cell>
          <table:table-cell table:formula="of:=&quot;N&quot;&amp;[.A445]" office:value-type="string" office:string-value="N451">
            <text:p>N45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5]" office:value-type="string" office:string-value="X2800">
            <text:p>X2800</text:p>
          </table:table-cell>
          <table:table-cell table:formula="of:=[.E444]+5.75" office:value-type="float" office:value="1487.5">
            <text:p>1487.5</text:p>
          </table:table-cell>
          <table:table-cell table:formula="of:=&quot;Y&quot; &amp; [.E445]" office:value-type="string" office:string-value="Y1487.5">
            <text:p>Y1487.5</text:p>
          </table:table-cell>
          <table:table-cell table:number-columns-repeated="8"/>
          <table:table-cell table:style-name="ce7" table:formula="of:=[.B446]" office:value-type="string" office:string-value="N452">
            <text:p>N452</text:p>
          </table:table-cell>
          <table:table-cell table:style-name="ce7" table:formula="of:=[.D446]" office:value-type="string" office:string-value="X2800">
            <text:p>X2800</text:p>
          </table:table-cell>
          <table:table-cell table:style-name="ce7" table:formula="of:=[.F446]" office:value-type="string" office:string-value="Y1493.25">
            <text:p>Y1493.25</text:p>
          </table:table-cell>
        </table:table-row>
        <table:table-row table:style-name="ro1">
          <table:table-cell table:formula="of:=[.A445]+1" office:value-type="float" office:value="452">
            <text:p>452</text:p>
          </table:table-cell>
          <table:table-cell table:formula="of:=&quot;N&quot;&amp;[.A446]" office:value-type="string" office:string-value="N452">
            <text:p>N45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6]" office:value-type="string" office:string-value="X2800">
            <text:p>X2800</text:p>
          </table:table-cell>
          <table:table-cell table:formula="of:=[.E445]+5.75" office:value-type="float" office:value="1493.25">
            <text:p>1493.25</text:p>
          </table:table-cell>
          <table:table-cell table:formula="of:=&quot;Y&quot; &amp; [.E446]" office:value-type="string" office:string-value="Y1493.25">
            <text:p>Y1493.25</text:p>
          </table:table-cell>
          <table:table-cell table:number-columns-repeated="8"/>
          <table:table-cell table:style-name="ce7" table:formula="of:=[.B447]" office:value-type="string" office:string-value="N453">
            <text:p>N453</text:p>
          </table:table-cell>
          <table:table-cell table:style-name="ce7" table:formula="of:=[.D447]" office:value-type="string" office:string-value="X2800">
            <text:p>X2800</text:p>
          </table:table-cell>
          <table:table-cell table:style-name="ce7" table:formula="of:=[.F447]" office:value-type="string" office:string-value="Y1499">
            <text:p>Y1499</text:p>
          </table:table-cell>
        </table:table-row>
        <table:table-row table:style-name="ro1">
          <table:table-cell table:formula="of:=[.A446]+1" office:value-type="float" office:value="453">
            <text:p>453</text:p>
          </table:table-cell>
          <table:table-cell table:formula="of:=&quot;N&quot;&amp;[.A447]" office:value-type="string" office:string-value="N453">
            <text:p>N45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7]" office:value-type="string" office:string-value="X2800">
            <text:p>X2800</text:p>
          </table:table-cell>
          <table:table-cell table:formula="of:=[.E446]+5.75" office:value-type="float" office:value="1499">
            <text:p>1499</text:p>
          </table:table-cell>
          <table:table-cell table:formula="of:=&quot;Y&quot; &amp; [.E447]" office:value-type="string" office:string-value="Y1499">
            <text:p>Y1499</text:p>
          </table:table-cell>
          <table:table-cell table:number-columns-repeated="8"/>
          <table:table-cell table:style-name="ce7" table:formula="of:=[.B448]" office:value-type="string" office:string-value="N454">
            <text:p>N454</text:p>
          </table:table-cell>
          <table:table-cell table:style-name="ce7" table:formula="of:=[.D448]" office:value-type="string" office:string-value="X2800">
            <text:p>X2800</text:p>
          </table:table-cell>
          <table:table-cell table:style-name="ce7" table:formula="of:=[.F448]" office:value-type="string" office:string-value="Y1504.75">
            <text:p>Y1504.75</text:p>
          </table:table-cell>
        </table:table-row>
        <table:table-row table:style-name="ro1">
          <table:table-cell table:formula="of:=[.A447]+1" office:value-type="float" office:value="454">
            <text:p>454</text:p>
          </table:table-cell>
          <table:table-cell table:formula="of:=&quot;N&quot;&amp;[.A448]" office:value-type="string" office:string-value="N454">
            <text:p>N45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8]" office:value-type="string" office:string-value="X2800">
            <text:p>X2800</text:p>
          </table:table-cell>
          <table:table-cell table:formula="of:=[.E447]+5.75" office:value-type="float" office:value="1504.75">
            <text:p>1504.75</text:p>
          </table:table-cell>
          <table:table-cell table:formula="of:=&quot;Y&quot; &amp; [.E448]" office:value-type="string" office:string-value="Y1504.75">
            <text:p>Y1504.75</text:p>
          </table:table-cell>
          <table:table-cell table:number-columns-repeated="8"/>
          <table:table-cell table:style-name="ce7" table:formula="of:=[.B449]" office:value-type="string" office:string-value="N455">
            <text:p>N455</text:p>
          </table:table-cell>
          <table:table-cell table:style-name="ce7" table:formula="of:=[.D449]" office:value-type="string" office:string-value="X2800">
            <text:p>X2800</text:p>
          </table:table-cell>
          <table:table-cell table:style-name="ce7" table:formula="of:=[.F449]" office:value-type="string" office:string-value="Y1510.5">
            <text:p>Y1510.5</text:p>
          </table:table-cell>
        </table:table-row>
        <table:table-row table:style-name="ro1">
          <table:table-cell table:formula="of:=[.A448]+1" office:value-type="float" office:value="455">
            <text:p>455</text:p>
          </table:table-cell>
          <table:table-cell table:formula="of:=&quot;N&quot;&amp;[.A449]" office:value-type="string" office:string-value="N455">
            <text:p>N45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49]" office:value-type="string" office:string-value="X2800">
            <text:p>X2800</text:p>
          </table:table-cell>
          <table:table-cell table:formula="of:=[.E448]+5.75" office:value-type="float" office:value="1510.5">
            <text:p>1510.5</text:p>
          </table:table-cell>
          <table:table-cell table:formula="of:=&quot;Y&quot; &amp; [.E449]" office:value-type="string" office:string-value="Y1510.5">
            <text:p>Y1510.5</text:p>
          </table:table-cell>
          <table:table-cell table:number-columns-repeated="8"/>
          <table:table-cell table:style-name="ce7" table:formula="of:=[.B450]" office:value-type="string" office:string-value="N456">
            <text:p>N456</text:p>
          </table:table-cell>
          <table:table-cell table:style-name="ce7" table:formula="of:=[.D450]" office:value-type="string" office:string-value="X2800">
            <text:p>X2800</text:p>
          </table:table-cell>
          <table:table-cell table:style-name="ce7" table:formula="of:=[.F450]" office:value-type="string" office:string-value="Y1516.25">
            <text:p>Y1516.25</text:p>
          </table:table-cell>
        </table:table-row>
        <table:table-row table:style-name="ro1">
          <table:table-cell table:formula="of:=[.A449]+1" office:value-type="float" office:value="456">
            <text:p>456</text:p>
          </table:table-cell>
          <table:table-cell table:formula="of:=&quot;N&quot;&amp;[.A450]" office:value-type="string" office:string-value="N456">
            <text:p>N45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0]" office:value-type="string" office:string-value="X2800">
            <text:p>X2800</text:p>
          </table:table-cell>
          <table:table-cell table:formula="of:=[.E449]+5.75" office:value-type="float" office:value="1516.25">
            <text:p>1516.25</text:p>
          </table:table-cell>
          <table:table-cell table:formula="of:=&quot;Y&quot; &amp; [.E450]" office:value-type="string" office:string-value="Y1516.25">
            <text:p>Y1516.25</text:p>
          </table:table-cell>
          <table:table-cell table:number-columns-repeated="8"/>
          <table:table-cell table:style-name="ce7" table:formula="of:=[.B451]" office:value-type="string" office:string-value="N457">
            <text:p>N457</text:p>
          </table:table-cell>
          <table:table-cell table:style-name="ce7" table:formula="of:=[.D451]" office:value-type="string" office:string-value="X2800">
            <text:p>X2800</text:p>
          </table:table-cell>
          <table:table-cell table:style-name="ce7" table:formula="of:=[.F451]" office:value-type="string" office:string-value="Y1522">
            <text:p>Y1522</text:p>
          </table:table-cell>
        </table:table-row>
        <table:table-row table:style-name="ro1">
          <table:table-cell table:formula="of:=[.A450]+1" office:value-type="float" office:value="457">
            <text:p>457</text:p>
          </table:table-cell>
          <table:table-cell table:formula="of:=&quot;N&quot;&amp;[.A451]" office:value-type="string" office:string-value="N457">
            <text:p>N45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1]" office:value-type="string" office:string-value="X2800">
            <text:p>X2800</text:p>
          </table:table-cell>
          <table:table-cell table:formula="of:=[.E450]+5.75" office:value-type="float" office:value="1522">
            <text:p>1522</text:p>
          </table:table-cell>
          <table:table-cell table:formula="of:=&quot;Y&quot; &amp; [.E451]" office:value-type="string" office:string-value="Y1522">
            <text:p>Y1522</text:p>
          </table:table-cell>
          <table:table-cell table:number-columns-repeated="8"/>
          <table:table-cell table:style-name="ce7" table:formula="of:=[.B452]" office:value-type="string" office:string-value="N458">
            <text:p>N458</text:p>
          </table:table-cell>
          <table:table-cell table:style-name="ce7" table:formula="of:=[.D452]" office:value-type="string" office:string-value="X2800">
            <text:p>X2800</text:p>
          </table:table-cell>
          <table:table-cell table:style-name="ce7" table:formula="of:=[.F452]" office:value-type="string" office:string-value="Y1527.75">
            <text:p>Y1527.75</text:p>
          </table:table-cell>
        </table:table-row>
        <table:table-row table:style-name="ro1">
          <table:table-cell table:formula="of:=[.A451]+1" office:value-type="float" office:value="458">
            <text:p>458</text:p>
          </table:table-cell>
          <table:table-cell table:formula="of:=&quot;N&quot;&amp;[.A452]" office:value-type="string" office:string-value="N458">
            <text:p>N45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2]" office:value-type="string" office:string-value="X2800">
            <text:p>X2800</text:p>
          </table:table-cell>
          <table:table-cell table:formula="of:=[.E451]+5.75" office:value-type="float" office:value="1527.75">
            <text:p>1527.75</text:p>
          </table:table-cell>
          <table:table-cell table:formula="of:=&quot;Y&quot; &amp; [.E452]" office:value-type="string" office:string-value="Y1527.75">
            <text:p>Y1527.75</text:p>
          </table:table-cell>
          <table:table-cell table:number-columns-repeated="8"/>
          <table:table-cell table:style-name="ce7" table:formula="of:=[.B453]" office:value-type="string" office:string-value="N459">
            <text:p>N459</text:p>
          </table:table-cell>
          <table:table-cell table:style-name="ce7" table:formula="of:=[.D453]" office:value-type="string" office:string-value="X2800">
            <text:p>X2800</text:p>
          </table:table-cell>
          <table:table-cell table:style-name="ce7" table:formula="of:=[.F453]" office:value-type="string" office:string-value="Y1533.5">
            <text:p>Y1533.5</text:p>
          </table:table-cell>
        </table:table-row>
        <table:table-row table:style-name="ro1">
          <table:table-cell table:formula="of:=[.A452]+1" office:value-type="float" office:value="459">
            <text:p>459</text:p>
          </table:table-cell>
          <table:table-cell table:formula="of:=&quot;N&quot;&amp;[.A453]" office:value-type="string" office:string-value="N459">
            <text:p>N45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3]" office:value-type="string" office:string-value="X2800">
            <text:p>X2800</text:p>
          </table:table-cell>
          <table:table-cell table:formula="of:=[.E452]+5.75" office:value-type="float" office:value="1533.5">
            <text:p>1533.5</text:p>
          </table:table-cell>
          <table:table-cell table:formula="of:=&quot;Y&quot; &amp; [.E453]" office:value-type="string" office:string-value="Y1533.5">
            <text:p>Y1533.5</text:p>
          </table:table-cell>
          <table:table-cell table:number-columns-repeated="8"/>
          <table:table-cell table:style-name="ce7" table:formula="of:=[.B454]" office:value-type="string" office:string-value="N460">
            <text:p>N460</text:p>
          </table:table-cell>
          <table:table-cell table:style-name="ce7" table:formula="of:=[.D454]" office:value-type="string" office:string-value="X2800">
            <text:p>X2800</text:p>
          </table:table-cell>
          <table:table-cell table:style-name="ce7" table:formula="of:=[.F454]" office:value-type="string" office:string-value="Y1539.25">
            <text:p>Y1539.25</text:p>
          </table:table-cell>
        </table:table-row>
        <table:table-row table:style-name="ro1">
          <table:table-cell table:formula="of:=[.A453]+1" office:value-type="float" office:value="460">
            <text:p>460</text:p>
          </table:table-cell>
          <table:table-cell table:formula="of:=&quot;N&quot;&amp;[.A454]" office:value-type="string" office:string-value="N460">
            <text:p>N46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4]" office:value-type="string" office:string-value="X2800">
            <text:p>X2800</text:p>
          </table:table-cell>
          <table:table-cell table:formula="of:=[.E453]+5.75" office:value-type="float" office:value="1539.25">
            <text:p>1539.25</text:p>
          </table:table-cell>
          <table:table-cell table:formula="of:=&quot;Y&quot; &amp; [.E454]" office:value-type="string" office:string-value="Y1539.25">
            <text:p>Y1539.25</text:p>
          </table:table-cell>
          <table:table-cell table:number-columns-repeated="8"/>
          <table:table-cell table:style-name="ce7" table:formula="of:=[.B455]" office:value-type="string" office:string-value="N461">
            <text:p>N461</text:p>
          </table:table-cell>
          <table:table-cell table:style-name="ce7" table:formula="of:=[.D455]" office:value-type="string" office:string-value="X2800">
            <text:p>X2800</text:p>
          </table:table-cell>
          <table:table-cell table:style-name="ce7" table:formula="of:=[.F455]" office:value-type="string" office:string-value="Y1545">
            <text:p>Y1545</text:p>
          </table:table-cell>
        </table:table-row>
        <table:table-row table:style-name="ro1">
          <table:table-cell table:formula="of:=[.A454]+1" office:value-type="float" office:value="461">
            <text:p>461</text:p>
          </table:table-cell>
          <table:table-cell table:formula="of:=&quot;N&quot;&amp;[.A455]" office:value-type="string" office:string-value="N461">
            <text:p>N46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5]" office:value-type="string" office:string-value="X2800">
            <text:p>X2800</text:p>
          </table:table-cell>
          <table:table-cell table:formula="of:=[.E454]+5.75" office:value-type="float" office:value="1545">
            <text:p>1545</text:p>
          </table:table-cell>
          <table:table-cell table:formula="of:=&quot;Y&quot; &amp; [.E455]" office:value-type="string" office:string-value="Y1545">
            <text:p>Y1545</text:p>
          </table:table-cell>
          <table:table-cell table:number-columns-repeated="8"/>
          <table:table-cell table:style-name="ce7" table:formula="of:=[.B456]" office:value-type="string" office:string-value="N462">
            <text:p>N462</text:p>
          </table:table-cell>
          <table:table-cell table:style-name="ce7" table:formula="of:=[.D456]" office:value-type="string" office:string-value="X2800">
            <text:p>X2800</text:p>
          </table:table-cell>
          <table:table-cell table:style-name="ce7" table:formula="of:=[.F456]" office:value-type="string" office:string-value="Y1550.75">
            <text:p>Y1550.75</text:p>
          </table:table-cell>
        </table:table-row>
        <table:table-row table:style-name="ro1">
          <table:table-cell table:formula="of:=[.A455]+1" office:value-type="float" office:value="462">
            <text:p>462</text:p>
          </table:table-cell>
          <table:table-cell table:formula="of:=&quot;N&quot;&amp;[.A456]" office:value-type="string" office:string-value="N462">
            <text:p>N46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6]" office:value-type="string" office:string-value="X2800">
            <text:p>X2800</text:p>
          </table:table-cell>
          <table:table-cell table:formula="of:=[.E455]+5.75" office:value-type="float" office:value="1550.75">
            <text:p>1550.75</text:p>
          </table:table-cell>
          <table:table-cell table:formula="of:=&quot;Y&quot; &amp; [.E456]" office:value-type="string" office:string-value="Y1550.75">
            <text:p>Y1550.75</text:p>
          </table:table-cell>
          <table:table-cell table:number-columns-repeated="8"/>
          <table:table-cell table:style-name="ce7" table:formula="of:=[.B457]" office:value-type="string" office:string-value="N463">
            <text:p>N463</text:p>
          </table:table-cell>
          <table:table-cell table:style-name="ce7" table:formula="of:=[.D457]" office:value-type="string" office:string-value="X2800">
            <text:p>X2800</text:p>
          </table:table-cell>
          <table:table-cell table:style-name="ce7" table:formula="of:=[.F457]" office:value-type="string" office:string-value="Y1556.5">
            <text:p>Y1556.5</text:p>
          </table:table-cell>
        </table:table-row>
        <table:table-row table:style-name="ro1">
          <table:table-cell table:formula="of:=[.A456]+1" office:value-type="float" office:value="463">
            <text:p>463</text:p>
          </table:table-cell>
          <table:table-cell table:formula="of:=&quot;N&quot;&amp;[.A457]" office:value-type="string" office:string-value="N463">
            <text:p>N46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7]" office:value-type="string" office:string-value="X2800">
            <text:p>X2800</text:p>
          </table:table-cell>
          <table:table-cell table:formula="of:=[.E456]+5.75" office:value-type="float" office:value="1556.5">
            <text:p>1556.5</text:p>
          </table:table-cell>
          <table:table-cell table:formula="of:=&quot;Y&quot; &amp; [.E457]" office:value-type="string" office:string-value="Y1556.5">
            <text:p>Y1556.5</text:p>
          </table:table-cell>
          <table:table-cell table:number-columns-repeated="8"/>
          <table:table-cell table:style-name="ce7" table:formula="of:=[.B458]" office:value-type="string" office:string-value="N464">
            <text:p>N464</text:p>
          </table:table-cell>
          <table:table-cell table:style-name="ce7" table:formula="of:=[.D458]" office:value-type="string" office:string-value="X2800">
            <text:p>X2800</text:p>
          </table:table-cell>
          <table:table-cell table:style-name="ce7" table:formula="of:=[.F458]" office:value-type="string" office:string-value="Y1562.25">
            <text:p>Y1562.25</text:p>
          </table:table-cell>
        </table:table-row>
        <table:table-row table:style-name="ro1">
          <table:table-cell table:formula="of:=[.A457]+1" office:value-type="float" office:value="464">
            <text:p>464</text:p>
          </table:table-cell>
          <table:table-cell table:formula="of:=&quot;N&quot;&amp;[.A458]" office:value-type="string" office:string-value="N464">
            <text:p>N46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8]" office:value-type="string" office:string-value="X2800">
            <text:p>X2800</text:p>
          </table:table-cell>
          <table:table-cell table:formula="of:=[.E457]+5.75" office:value-type="float" office:value="1562.25">
            <text:p>1562.25</text:p>
          </table:table-cell>
          <table:table-cell table:formula="of:=&quot;Y&quot; &amp; [.E458]" office:value-type="string" office:string-value="Y1562.25">
            <text:p>Y1562.25</text:p>
          </table:table-cell>
          <table:table-cell table:number-columns-repeated="8"/>
          <table:table-cell table:style-name="ce7" table:formula="of:=[.B459]" office:value-type="string" office:string-value="N465">
            <text:p>N465</text:p>
          </table:table-cell>
          <table:table-cell table:style-name="ce7" table:formula="of:=[.D459]" office:value-type="string" office:string-value="X2800">
            <text:p>X2800</text:p>
          </table:table-cell>
          <table:table-cell table:style-name="ce7" table:formula="of:=[.F459]" office:value-type="string" office:string-value="Y1568">
            <text:p>Y1568</text:p>
          </table:table-cell>
        </table:table-row>
        <table:table-row table:style-name="ro1">
          <table:table-cell table:formula="of:=[.A458]+1" office:value-type="float" office:value="465">
            <text:p>465</text:p>
          </table:table-cell>
          <table:table-cell table:formula="of:=&quot;N&quot;&amp;[.A459]" office:value-type="string" office:string-value="N465">
            <text:p>N46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59]" office:value-type="string" office:string-value="X2800">
            <text:p>X2800</text:p>
          </table:table-cell>
          <table:table-cell table:formula="of:=[.E458]+5.75" office:value-type="float" office:value="1568">
            <text:p>1568</text:p>
          </table:table-cell>
          <table:table-cell table:formula="of:=&quot;Y&quot; &amp; [.E459]" office:value-type="string" office:string-value="Y1568">
            <text:p>Y1568</text:p>
          </table:table-cell>
          <table:table-cell table:number-columns-repeated="8"/>
          <table:table-cell table:style-name="ce7" table:formula="of:=[.B460]" office:value-type="string" office:string-value="N466">
            <text:p>N466</text:p>
          </table:table-cell>
          <table:table-cell table:style-name="ce7" table:formula="of:=[.D460]" office:value-type="string" office:string-value="X2800">
            <text:p>X2800</text:p>
          </table:table-cell>
          <table:table-cell table:style-name="ce7" table:formula="of:=[.F460]" office:value-type="string" office:string-value="Y1573.75">
            <text:p>Y1573.75</text:p>
          </table:table-cell>
        </table:table-row>
        <table:table-row table:style-name="ro1">
          <table:table-cell table:formula="of:=[.A459]+1" office:value-type="float" office:value="466">
            <text:p>466</text:p>
          </table:table-cell>
          <table:table-cell table:formula="of:=&quot;N&quot;&amp;[.A460]" office:value-type="string" office:string-value="N466">
            <text:p>N46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0]" office:value-type="string" office:string-value="X2800">
            <text:p>X2800</text:p>
          </table:table-cell>
          <table:table-cell table:formula="of:=[.E459]+5.75" office:value-type="float" office:value="1573.75">
            <text:p>1573.75</text:p>
          </table:table-cell>
          <table:table-cell table:formula="of:=&quot;Y&quot; &amp; [.E460]" office:value-type="string" office:string-value="Y1573.75">
            <text:p>Y1573.75</text:p>
          </table:table-cell>
          <table:table-cell table:number-columns-repeated="8"/>
          <table:table-cell table:style-name="ce7" table:formula="of:=[.B461]" office:value-type="string" office:string-value="N467">
            <text:p>N467</text:p>
          </table:table-cell>
          <table:table-cell table:style-name="ce7" table:formula="of:=[.D461]" office:value-type="string" office:string-value="X2800">
            <text:p>X2800</text:p>
          </table:table-cell>
          <table:table-cell table:style-name="ce7" table:formula="of:=[.F461]" office:value-type="string" office:string-value="Y1579.5">
            <text:p>Y1579.5</text:p>
          </table:table-cell>
        </table:table-row>
        <table:table-row table:style-name="ro1">
          <table:table-cell table:formula="of:=[.A460]+1" office:value-type="float" office:value="467">
            <text:p>467</text:p>
          </table:table-cell>
          <table:table-cell table:formula="of:=&quot;N&quot;&amp;[.A461]" office:value-type="string" office:string-value="N467">
            <text:p>N46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1]" office:value-type="string" office:string-value="X2800">
            <text:p>X2800</text:p>
          </table:table-cell>
          <table:table-cell table:formula="of:=[.E460]+5.75" office:value-type="float" office:value="1579.5">
            <text:p>1579.5</text:p>
          </table:table-cell>
          <table:table-cell table:formula="of:=&quot;Y&quot; &amp; [.E461]" office:value-type="string" office:string-value="Y1579.5">
            <text:p>Y1579.5</text:p>
          </table:table-cell>
          <table:table-cell table:number-columns-repeated="8"/>
          <table:table-cell table:style-name="ce7" table:formula="of:=[.B462]" office:value-type="string" office:string-value="N468">
            <text:p>N468</text:p>
          </table:table-cell>
          <table:table-cell table:style-name="ce7" table:formula="of:=[.D462]" office:value-type="string" office:string-value="X2800">
            <text:p>X2800</text:p>
          </table:table-cell>
          <table:table-cell table:style-name="ce7" table:formula="of:=[.F462]" office:value-type="string" office:string-value="Y1585.25">
            <text:p>Y1585.25</text:p>
          </table:table-cell>
        </table:table-row>
        <table:table-row table:style-name="ro1">
          <table:table-cell table:formula="of:=[.A461]+1" office:value-type="float" office:value="468">
            <text:p>468</text:p>
          </table:table-cell>
          <table:table-cell table:formula="of:=&quot;N&quot;&amp;[.A462]" office:value-type="string" office:string-value="N468">
            <text:p>N46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2]" office:value-type="string" office:string-value="X2800">
            <text:p>X2800</text:p>
          </table:table-cell>
          <table:table-cell table:formula="of:=[.E461]+5.75" office:value-type="float" office:value="1585.25">
            <text:p>1585.25</text:p>
          </table:table-cell>
          <table:table-cell table:formula="of:=&quot;Y&quot; &amp; [.E462]" office:value-type="string" office:string-value="Y1585.25">
            <text:p>Y1585.25</text:p>
          </table:table-cell>
          <table:table-cell table:number-columns-repeated="8"/>
          <table:table-cell table:style-name="ce7" table:formula="of:=[.B463]" office:value-type="string" office:string-value="N469">
            <text:p>N469</text:p>
          </table:table-cell>
          <table:table-cell table:style-name="ce7" table:formula="of:=[.D463]" office:value-type="string" office:string-value="X2800">
            <text:p>X2800</text:p>
          </table:table-cell>
          <table:table-cell table:style-name="ce7" table:formula="of:=[.F463]" office:value-type="string" office:string-value="Y1591">
            <text:p>Y1591</text:p>
          </table:table-cell>
        </table:table-row>
        <table:table-row table:style-name="ro1">
          <table:table-cell table:formula="of:=[.A462]+1" office:value-type="float" office:value="469">
            <text:p>469</text:p>
          </table:table-cell>
          <table:table-cell table:formula="of:=&quot;N&quot;&amp;[.A463]" office:value-type="string" office:string-value="N469">
            <text:p>N46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3]" office:value-type="string" office:string-value="X2800">
            <text:p>X2800</text:p>
          </table:table-cell>
          <table:table-cell table:formula="of:=[.E462]+5.75" office:value-type="float" office:value="1591">
            <text:p>1591</text:p>
          </table:table-cell>
          <table:table-cell table:formula="of:=&quot;Y&quot; &amp; [.E463]" office:value-type="string" office:string-value="Y1591">
            <text:p>Y1591</text:p>
          </table:table-cell>
          <table:table-cell table:number-columns-repeated="8"/>
          <table:table-cell table:style-name="ce7" table:formula="of:=[.B464]" office:value-type="string" office:string-value="N470">
            <text:p>N470</text:p>
          </table:table-cell>
          <table:table-cell table:style-name="ce7" table:formula="of:=[.D464]" office:value-type="string" office:string-value="X2800">
            <text:p>X2800</text:p>
          </table:table-cell>
          <table:table-cell table:style-name="ce7" table:formula="of:=[.F464]" office:value-type="string" office:string-value="Y1596.75">
            <text:p>Y1596.75</text:p>
          </table:table-cell>
        </table:table-row>
        <table:table-row table:style-name="ro1">
          <table:table-cell table:formula="of:=[.A463]+1" office:value-type="float" office:value="470">
            <text:p>470</text:p>
          </table:table-cell>
          <table:table-cell table:formula="of:=&quot;N&quot;&amp;[.A464]" office:value-type="string" office:string-value="N470">
            <text:p>N47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4]" office:value-type="string" office:string-value="X2800">
            <text:p>X2800</text:p>
          </table:table-cell>
          <table:table-cell table:formula="of:=[.E463]+5.75" office:value-type="float" office:value="1596.75">
            <text:p>1596.75</text:p>
          </table:table-cell>
          <table:table-cell table:formula="of:=&quot;Y&quot; &amp; [.E464]" office:value-type="string" office:string-value="Y1596.75">
            <text:p>Y1596.75</text:p>
          </table:table-cell>
          <table:table-cell table:number-columns-repeated="8"/>
          <table:table-cell table:style-name="ce7" table:formula="of:=[.B465]" office:value-type="string" office:string-value="N471">
            <text:p>N471</text:p>
          </table:table-cell>
          <table:table-cell table:style-name="ce7" table:formula="of:=[.D465]" office:value-type="string" office:string-value="X2800">
            <text:p>X2800</text:p>
          </table:table-cell>
          <table:table-cell table:style-name="ce7" table:formula="of:=[.F465]" office:value-type="string" office:string-value="Y1602.5">
            <text:p>Y1602.5</text:p>
          </table:table-cell>
        </table:table-row>
        <table:table-row table:style-name="ro1">
          <table:table-cell table:formula="of:=[.A464]+1" office:value-type="float" office:value="471">
            <text:p>471</text:p>
          </table:table-cell>
          <table:table-cell table:formula="of:=&quot;N&quot;&amp;[.A465]" office:value-type="string" office:string-value="N471">
            <text:p>N47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5]" office:value-type="string" office:string-value="X2800">
            <text:p>X2800</text:p>
          </table:table-cell>
          <table:table-cell table:formula="of:=[.E464]+5.75" office:value-type="float" office:value="1602.5">
            <text:p>1602.5</text:p>
          </table:table-cell>
          <table:table-cell table:formula="of:=&quot;Y&quot; &amp; [.E465]" office:value-type="string" office:string-value="Y1602.5">
            <text:p>Y1602.5</text:p>
          </table:table-cell>
          <table:table-cell table:number-columns-repeated="8"/>
          <table:table-cell table:style-name="ce7" table:formula="of:=[.B466]" office:value-type="string" office:string-value="N472">
            <text:p>N472</text:p>
          </table:table-cell>
          <table:table-cell table:style-name="ce7" table:formula="of:=[.D466]" office:value-type="string" office:string-value="X2800">
            <text:p>X2800</text:p>
          </table:table-cell>
          <table:table-cell table:style-name="ce7" table:formula="of:=[.F466]" office:value-type="string" office:string-value="Y1608.25">
            <text:p>Y1608.25</text:p>
          </table:table-cell>
        </table:table-row>
        <table:table-row table:style-name="ro1">
          <table:table-cell table:formula="of:=[.A465]+1" office:value-type="float" office:value="472">
            <text:p>472</text:p>
          </table:table-cell>
          <table:table-cell table:formula="of:=&quot;N&quot;&amp;[.A466]" office:value-type="string" office:string-value="N472">
            <text:p>N47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6]" office:value-type="string" office:string-value="X2800">
            <text:p>X2800</text:p>
          </table:table-cell>
          <table:table-cell table:formula="of:=[.E465]+5.75" office:value-type="float" office:value="1608.25">
            <text:p>1608.25</text:p>
          </table:table-cell>
          <table:table-cell table:formula="of:=&quot;Y&quot; &amp; [.E466]" office:value-type="string" office:string-value="Y1608.25">
            <text:p>Y1608.25</text:p>
          </table:table-cell>
          <table:table-cell table:number-columns-repeated="8"/>
          <table:table-cell table:style-name="ce7" table:formula="of:=[.B467]" office:value-type="string" office:string-value="N473">
            <text:p>N473</text:p>
          </table:table-cell>
          <table:table-cell table:style-name="ce7" table:formula="of:=[.D467]" office:value-type="string" office:string-value="X2800">
            <text:p>X2800</text:p>
          </table:table-cell>
          <table:table-cell table:style-name="ce7" table:formula="of:=[.F467]" office:value-type="string" office:string-value="Y1614">
            <text:p>Y1614</text:p>
          </table:table-cell>
        </table:table-row>
        <table:table-row table:style-name="ro1">
          <table:table-cell table:formula="of:=[.A466]+1" office:value-type="float" office:value="473">
            <text:p>473</text:p>
          </table:table-cell>
          <table:table-cell table:formula="of:=&quot;N&quot;&amp;[.A467]" office:value-type="string" office:string-value="N473">
            <text:p>N47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7]" office:value-type="string" office:string-value="X2800">
            <text:p>X2800</text:p>
          </table:table-cell>
          <table:table-cell table:formula="of:=[.E466]+5.75" office:value-type="float" office:value="1614">
            <text:p>1614</text:p>
          </table:table-cell>
          <table:table-cell table:formula="of:=&quot;Y&quot; &amp; [.E467]" office:value-type="string" office:string-value="Y1614">
            <text:p>Y1614</text:p>
          </table:table-cell>
          <table:table-cell table:number-columns-repeated="8"/>
          <table:table-cell table:style-name="ce7" table:formula="of:=[.B468]" office:value-type="string" office:string-value="N474">
            <text:p>N474</text:p>
          </table:table-cell>
          <table:table-cell table:style-name="ce7" table:formula="of:=[.D468]" office:value-type="string" office:string-value="X2800">
            <text:p>X2800</text:p>
          </table:table-cell>
          <table:table-cell table:style-name="ce7" table:formula="of:=[.F468]" office:value-type="string" office:string-value="Y1619.75">
            <text:p>Y1619.75</text:p>
          </table:table-cell>
        </table:table-row>
        <table:table-row table:style-name="ro1">
          <table:table-cell table:formula="of:=[.A467]+1" office:value-type="float" office:value="474">
            <text:p>474</text:p>
          </table:table-cell>
          <table:table-cell table:formula="of:=&quot;N&quot;&amp;[.A468]" office:value-type="string" office:string-value="N474">
            <text:p>N47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8]" office:value-type="string" office:string-value="X2800">
            <text:p>X2800</text:p>
          </table:table-cell>
          <table:table-cell table:formula="of:=[.E467]+5.75" office:value-type="float" office:value="1619.75">
            <text:p>1619.75</text:p>
          </table:table-cell>
          <table:table-cell table:formula="of:=&quot;Y&quot; &amp; [.E468]" office:value-type="string" office:string-value="Y1619.75">
            <text:p>Y1619.75</text:p>
          </table:table-cell>
          <table:table-cell table:number-columns-repeated="8"/>
          <table:table-cell table:style-name="ce7" table:formula="of:=[.B469]" office:value-type="string" office:string-value="N475">
            <text:p>N475</text:p>
          </table:table-cell>
          <table:table-cell table:style-name="ce7" table:formula="of:=[.D469]" office:value-type="string" office:string-value="X2800">
            <text:p>X2800</text:p>
          </table:table-cell>
          <table:table-cell table:style-name="ce7" table:formula="of:=[.F469]" office:value-type="string" office:string-value="Y1625.5">
            <text:p>Y1625.5</text:p>
          </table:table-cell>
        </table:table-row>
        <table:table-row table:style-name="ro1">
          <table:table-cell table:formula="of:=[.A468]+1" office:value-type="float" office:value="475">
            <text:p>475</text:p>
          </table:table-cell>
          <table:table-cell table:formula="of:=&quot;N&quot;&amp;[.A469]" office:value-type="string" office:string-value="N475">
            <text:p>N47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69]" office:value-type="string" office:string-value="X2800">
            <text:p>X2800</text:p>
          </table:table-cell>
          <table:table-cell table:formula="of:=[.E468]+5.75" office:value-type="float" office:value="1625.5">
            <text:p>1625.5</text:p>
          </table:table-cell>
          <table:table-cell table:formula="of:=&quot;Y&quot; &amp; [.E469]" office:value-type="string" office:string-value="Y1625.5">
            <text:p>Y1625.5</text:p>
          </table:table-cell>
          <table:table-cell table:number-columns-repeated="8"/>
          <table:table-cell table:style-name="ce7" table:formula="of:=[.B470]" office:value-type="string" office:string-value="N476">
            <text:p>N476</text:p>
          </table:table-cell>
          <table:table-cell table:style-name="ce7" table:formula="of:=[.D470]" office:value-type="string" office:string-value="X2800">
            <text:p>X2800</text:p>
          </table:table-cell>
          <table:table-cell table:style-name="ce7" table:formula="of:=[.F470]" office:value-type="string" office:string-value="Y1631.25">
            <text:p>Y1631.25</text:p>
          </table:table-cell>
        </table:table-row>
        <table:table-row table:style-name="ro1">
          <table:table-cell table:formula="of:=[.A469]+1" office:value-type="float" office:value="476">
            <text:p>476</text:p>
          </table:table-cell>
          <table:table-cell table:formula="of:=&quot;N&quot;&amp;[.A470]" office:value-type="string" office:string-value="N476">
            <text:p>N47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0]" office:value-type="string" office:string-value="X2800">
            <text:p>X2800</text:p>
          </table:table-cell>
          <table:table-cell table:formula="of:=[.E469]+5.75" office:value-type="float" office:value="1631.25">
            <text:p>1631.25</text:p>
          </table:table-cell>
          <table:table-cell table:formula="of:=&quot;Y&quot; &amp; [.E470]" office:value-type="string" office:string-value="Y1631.25">
            <text:p>Y1631.25</text:p>
          </table:table-cell>
          <table:table-cell table:number-columns-repeated="8"/>
          <table:table-cell table:style-name="ce7" table:formula="of:=[.B471]" office:value-type="string" office:string-value="N477">
            <text:p>N477</text:p>
          </table:table-cell>
          <table:table-cell table:style-name="ce7" table:formula="of:=[.D471]" office:value-type="string" office:string-value="X2800">
            <text:p>X2800</text:p>
          </table:table-cell>
          <table:table-cell table:style-name="ce7" table:formula="of:=[.F471]" office:value-type="string" office:string-value="Y1637">
            <text:p>Y1637</text:p>
          </table:table-cell>
        </table:table-row>
        <table:table-row table:style-name="ro1">
          <table:table-cell table:formula="of:=[.A470]+1" office:value-type="float" office:value="477">
            <text:p>477</text:p>
          </table:table-cell>
          <table:table-cell table:formula="of:=&quot;N&quot;&amp;[.A471]" office:value-type="string" office:string-value="N477">
            <text:p>N47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1]" office:value-type="string" office:string-value="X2800">
            <text:p>X2800</text:p>
          </table:table-cell>
          <table:table-cell table:formula="of:=[.E470]+5.75" office:value-type="float" office:value="1637">
            <text:p>1637</text:p>
          </table:table-cell>
          <table:table-cell table:formula="of:=&quot;Y&quot; &amp; [.E471]" office:value-type="string" office:string-value="Y1637">
            <text:p>Y1637</text:p>
          </table:table-cell>
          <table:table-cell table:number-columns-repeated="8"/>
          <table:table-cell table:style-name="ce7" table:formula="of:=[.B472]" office:value-type="string" office:string-value="N478">
            <text:p>N478</text:p>
          </table:table-cell>
          <table:table-cell table:style-name="ce7" table:formula="of:=[.D472]" office:value-type="string" office:string-value="X2800">
            <text:p>X2800</text:p>
          </table:table-cell>
          <table:table-cell table:style-name="ce7" table:formula="of:=[.F472]" office:value-type="string" office:string-value="Y1642.75">
            <text:p>Y1642.75</text:p>
          </table:table-cell>
        </table:table-row>
        <table:table-row table:style-name="ro1">
          <table:table-cell table:formula="of:=[.A471]+1" office:value-type="float" office:value="478">
            <text:p>478</text:p>
          </table:table-cell>
          <table:table-cell table:formula="of:=&quot;N&quot;&amp;[.A472]" office:value-type="string" office:string-value="N478">
            <text:p>N47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2]" office:value-type="string" office:string-value="X2800">
            <text:p>X2800</text:p>
          </table:table-cell>
          <table:table-cell table:formula="of:=[.E471]+5.75" office:value-type="float" office:value="1642.75">
            <text:p>1642.75</text:p>
          </table:table-cell>
          <table:table-cell table:formula="of:=&quot;Y&quot; &amp; [.E472]" office:value-type="string" office:string-value="Y1642.75">
            <text:p>Y1642.75</text:p>
          </table:table-cell>
          <table:table-cell table:number-columns-repeated="8"/>
          <table:table-cell table:style-name="ce7" table:formula="of:=[.B473]" office:value-type="string" office:string-value="N479">
            <text:p>N479</text:p>
          </table:table-cell>
          <table:table-cell table:style-name="ce7" table:formula="of:=[.D473]" office:value-type="string" office:string-value="X2800">
            <text:p>X2800</text:p>
          </table:table-cell>
          <table:table-cell table:style-name="ce7" table:formula="of:=[.F473]" office:value-type="string" office:string-value="Y1648.5">
            <text:p>Y1648.5</text:p>
          </table:table-cell>
        </table:table-row>
        <table:table-row table:style-name="ro1">
          <table:table-cell table:formula="of:=[.A472]+1" office:value-type="float" office:value="479">
            <text:p>479</text:p>
          </table:table-cell>
          <table:table-cell table:formula="of:=&quot;N&quot;&amp;[.A473]" office:value-type="string" office:string-value="N479">
            <text:p>N47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3]" office:value-type="string" office:string-value="X2800">
            <text:p>X2800</text:p>
          </table:table-cell>
          <table:table-cell table:formula="of:=[.E472]+5.75" office:value-type="float" office:value="1648.5">
            <text:p>1648.5</text:p>
          </table:table-cell>
          <table:table-cell table:formula="of:=&quot;Y&quot; &amp; [.E473]" office:value-type="string" office:string-value="Y1648.5">
            <text:p>Y1648.5</text:p>
          </table:table-cell>
          <table:table-cell table:number-columns-repeated="8"/>
          <table:table-cell table:style-name="ce7" table:formula="of:=[.B474]" office:value-type="string" office:string-value="N480">
            <text:p>N480</text:p>
          </table:table-cell>
          <table:table-cell table:style-name="ce7" table:formula="of:=[.D474]" office:value-type="string" office:string-value="X2800">
            <text:p>X2800</text:p>
          </table:table-cell>
          <table:table-cell table:style-name="ce7" table:formula="of:=[.F474]" office:value-type="string" office:string-value="Y1654.25">
            <text:p>Y1654.25</text:p>
          </table:table-cell>
        </table:table-row>
        <table:table-row table:style-name="ro1">
          <table:table-cell table:formula="of:=[.A473]+1" office:value-type="float" office:value="480">
            <text:p>480</text:p>
          </table:table-cell>
          <table:table-cell table:formula="of:=&quot;N&quot;&amp;[.A474]" office:value-type="string" office:string-value="N480">
            <text:p>N48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4]" office:value-type="string" office:string-value="X2800">
            <text:p>X2800</text:p>
          </table:table-cell>
          <table:table-cell table:formula="of:=[.E473]+5.75" office:value-type="float" office:value="1654.25">
            <text:p>1654.25</text:p>
          </table:table-cell>
          <table:table-cell table:formula="of:=&quot;Y&quot; &amp; [.E474]" office:value-type="string" office:string-value="Y1654.25">
            <text:p>Y1654.25</text:p>
          </table:table-cell>
          <table:table-cell table:number-columns-repeated="8"/>
          <table:table-cell table:style-name="ce7" table:formula="of:=[.B475]" office:value-type="string" office:string-value="N481">
            <text:p>N481</text:p>
          </table:table-cell>
          <table:table-cell table:style-name="ce7" table:formula="of:=[.D475]" office:value-type="string" office:string-value="X2800">
            <text:p>X2800</text:p>
          </table:table-cell>
          <table:table-cell table:style-name="ce7" table:formula="of:=[.F475]" office:value-type="string" office:string-value="Y1660">
            <text:p>Y1660</text:p>
          </table:table-cell>
        </table:table-row>
        <table:table-row table:style-name="ro1">
          <table:table-cell table:formula="of:=[.A474]+1" office:value-type="float" office:value="481">
            <text:p>481</text:p>
          </table:table-cell>
          <table:table-cell table:formula="of:=&quot;N&quot;&amp;[.A475]" office:value-type="string" office:string-value="N481">
            <text:p>N48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5]" office:value-type="string" office:string-value="X2800">
            <text:p>X2800</text:p>
          </table:table-cell>
          <table:table-cell table:formula="of:=[.E474]+5.75" office:value-type="float" office:value="1660">
            <text:p>1660</text:p>
          </table:table-cell>
          <table:table-cell table:formula="of:=&quot;Y&quot; &amp; [.E475]" office:value-type="string" office:string-value="Y1660">
            <text:p>Y1660</text:p>
          </table:table-cell>
          <table:table-cell table:number-columns-repeated="8"/>
          <table:table-cell table:style-name="ce7" table:formula="of:=[.B476]" office:value-type="string" office:string-value="N482">
            <text:p>N482</text:p>
          </table:table-cell>
          <table:table-cell table:style-name="ce7" table:formula="of:=[.D476]" office:value-type="string" office:string-value="X2800">
            <text:p>X2800</text:p>
          </table:table-cell>
          <table:table-cell table:style-name="ce7" table:formula="of:=[.F476]" office:value-type="string" office:string-value="Y1665.75">
            <text:p>Y1665.75</text:p>
          </table:table-cell>
        </table:table-row>
        <table:table-row table:style-name="ro1">
          <table:table-cell table:formula="of:=[.A475]+1" office:value-type="float" office:value="482">
            <text:p>482</text:p>
          </table:table-cell>
          <table:table-cell table:formula="of:=&quot;N&quot;&amp;[.A476]" office:value-type="string" office:string-value="N482">
            <text:p>N48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6]" office:value-type="string" office:string-value="X2800">
            <text:p>X2800</text:p>
          </table:table-cell>
          <table:table-cell table:formula="of:=[.E475]+5.75" office:value-type="float" office:value="1665.75">
            <text:p>1665.75</text:p>
          </table:table-cell>
          <table:table-cell table:formula="of:=&quot;Y&quot; &amp; [.E476]" office:value-type="string" office:string-value="Y1665.75">
            <text:p>Y1665.75</text:p>
          </table:table-cell>
          <table:table-cell table:number-columns-repeated="8"/>
          <table:table-cell table:style-name="ce7" table:formula="of:=[.B477]" office:value-type="string" office:string-value="N483">
            <text:p>N483</text:p>
          </table:table-cell>
          <table:table-cell table:style-name="ce7" table:formula="of:=[.D477]" office:value-type="string" office:string-value="X2800">
            <text:p>X2800</text:p>
          </table:table-cell>
          <table:table-cell table:style-name="ce7" table:formula="of:=[.F477]" office:value-type="string" office:string-value="Y1671.5">
            <text:p>Y1671.5</text:p>
          </table:table-cell>
        </table:table-row>
        <table:table-row table:style-name="ro1">
          <table:table-cell table:formula="of:=[.A476]+1" office:value-type="float" office:value="483">
            <text:p>483</text:p>
          </table:table-cell>
          <table:table-cell table:formula="of:=&quot;N&quot;&amp;[.A477]" office:value-type="string" office:string-value="N483">
            <text:p>N48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7]" office:value-type="string" office:string-value="X2800">
            <text:p>X2800</text:p>
          </table:table-cell>
          <table:table-cell table:formula="of:=[.E476]+5.75" office:value-type="float" office:value="1671.5">
            <text:p>1671.5</text:p>
          </table:table-cell>
          <table:table-cell table:formula="of:=&quot;Y&quot; &amp; [.E477]" office:value-type="string" office:string-value="Y1671.5">
            <text:p>Y1671.5</text:p>
          </table:table-cell>
          <table:table-cell table:number-columns-repeated="8"/>
          <table:table-cell table:style-name="ce7" table:formula="of:=[.B478]" office:value-type="string" office:string-value="N484">
            <text:p>N484</text:p>
          </table:table-cell>
          <table:table-cell table:style-name="ce7" table:formula="of:=[.D478]" office:value-type="string" office:string-value="X2800">
            <text:p>X2800</text:p>
          </table:table-cell>
          <table:table-cell table:style-name="ce7" table:formula="of:=[.F478]" office:value-type="string" office:string-value="Y1677.25">
            <text:p>Y1677.25</text:p>
          </table:table-cell>
        </table:table-row>
        <table:table-row table:style-name="ro1">
          <table:table-cell table:formula="of:=[.A477]+1" office:value-type="float" office:value="484">
            <text:p>484</text:p>
          </table:table-cell>
          <table:table-cell table:formula="of:=&quot;N&quot;&amp;[.A478]" office:value-type="string" office:string-value="N484">
            <text:p>N48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8]" office:value-type="string" office:string-value="X2800">
            <text:p>X2800</text:p>
          </table:table-cell>
          <table:table-cell table:formula="of:=[.E477]+5.75" office:value-type="float" office:value="1677.25">
            <text:p>1677.25</text:p>
          </table:table-cell>
          <table:table-cell table:formula="of:=&quot;Y&quot; &amp; [.E478]" office:value-type="string" office:string-value="Y1677.25">
            <text:p>Y1677.25</text:p>
          </table:table-cell>
          <table:table-cell table:number-columns-repeated="8"/>
          <table:table-cell table:style-name="ce7" table:formula="of:=[.B479]" office:value-type="string" office:string-value="N485">
            <text:p>N485</text:p>
          </table:table-cell>
          <table:table-cell table:style-name="ce7" table:formula="of:=[.D479]" office:value-type="string" office:string-value="X2800">
            <text:p>X2800</text:p>
          </table:table-cell>
          <table:table-cell table:style-name="ce7" table:formula="of:=[.F479]" office:value-type="string" office:string-value="Y1683">
            <text:p>Y1683</text:p>
          </table:table-cell>
        </table:table-row>
        <table:table-row table:style-name="ro1">
          <table:table-cell table:formula="of:=[.A478]+1" office:value-type="float" office:value="485">
            <text:p>485</text:p>
          </table:table-cell>
          <table:table-cell table:formula="of:=&quot;N&quot;&amp;[.A479]" office:value-type="string" office:string-value="N485">
            <text:p>N48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79]" office:value-type="string" office:string-value="X2800">
            <text:p>X2800</text:p>
          </table:table-cell>
          <table:table-cell table:formula="of:=[.E478]+5.75" office:value-type="float" office:value="1683">
            <text:p>1683</text:p>
          </table:table-cell>
          <table:table-cell table:formula="of:=&quot;Y&quot; &amp; [.E479]" office:value-type="string" office:string-value="Y1683">
            <text:p>Y1683</text:p>
          </table:table-cell>
          <table:table-cell table:number-columns-repeated="8"/>
          <table:table-cell table:style-name="ce7" table:formula="of:=[.B480]" office:value-type="string" office:string-value="N486">
            <text:p>N486</text:p>
          </table:table-cell>
          <table:table-cell table:style-name="ce7" table:formula="of:=[.D480]" office:value-type="string" office:string-value="X2800">
            <text:p>X2800</text:p>
          </table:table-cell>
          <table:table-cell table:style-name="ce7" table:formula="of:=[.F480]" office:value-type="string" office:string-value="Y1688.75">
            <text:p>Y1688.75</text:p>
          </table:table-cell>
        </table:table-row>
        <table:table-row table:style-name="ro1">
          <table:table-cell table:formula="of:=[.A479]+1" office:value-type="float" office:value="486">
            <text:p>486</text:p>
          </table:table-cell>
          <table:table-cell table:formula="of:=&quot;N&quot;&amp;[.A480]" office:value-type="string" office:string-value="N486">
            <text:p>N48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0]" office:value-type="string" office:string-value="X2800">
            <text:p>X2800</text:p>
          </table:table-cell>
          <table:table-cell table:formula="of:=[.E479]+5.75" office:value-type="float" office:value="1688.75">
            <text:p>1688.75</text:p>
          </table:table-cell>
          <table:table-cell table:formula="of:=&quot;Y&quot; &amp; [.E480]" office:value-type="string" office:string-value="Y1688.75">
            <text:p>Y1688.75</text:p>
          </table:table-cell>
          <table:table-cell table:number-columns-repeated="8"/>
          <table:table-cell table:style-name="ce7" table:formula="of:=[.B481]" office:value-type="string" office:string-value="N487">
            <text:p>N487</text:p>
          </table:table-cell>
          <table:table-cell table:style-name="ce7" table:formula="of:=[.D481]" office:value-type="string" office:string-value="X2800">
            <text:p>X2800</text:p>
          </table:table-cell>
          <table:table-cell table:style-name="ce7" table:formula="of:=[.F481]" office:value-type="string" office:string-value="Y1694.5">
            <text:p>Y1694.5</text:p>
          </table:table-cell>
        </table:table-row>
        <table:table-row table:style-name="ro1">
          <table:table-cell table:formula="of:=[.A480]+1" office:value-type="float" office:value="487">
            <text:p>487</text:p>
          </table:table-cell>
          <table:table-cell table:formula="of:=&quot;N&quot;&amp;[.A481]" office:value-type="string" office:string-value="N487">
            <text:p>N48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1]" office:value-type="string" office:string-value="X2800">
            <text:p>X2800</text:p>
          </table:table-cell>
          <table:table-cell table:formula="of:=[.E480]+5.75" office:value-type="float" office:value="1694.5">
            <text:p>1694.5</text:p>
          </table:table-cell>
          <table:table-cell table:formula="of:=&quot;Y&quot; &amp; [.E481]" office:value-type="string" office:string-value="Y1694.5">
            <text:p>Y1694.5</text:p>
          </table:table-cell>
          <table:table-cell table:number-columns-repeated="8"/>
          <table:table-cell table:style-name="ce7" table:formula="of:=[.B482]" office:value-type="string" office:string-value="N488">
            <text:p>N488</text:p>
          </table:table-cell>
          <table:table-cell table:style-name="ce7" table:formula="of:=[.D482]" office:value-type="string" office:string-value="X2800">
            <text:p>X2800</text:p>
          </table:table-cell>
          <table:table-cell table:style-name="ce7" table:formula="of:=[.F482]" office:value-type="string" office:string-value="Y1700.25">
            <text:p>Y1700.25</text:p>
          </table:table-cell>
        </table:table-row>
        <table:table-row table:style-name="ro1">
          <table:table-cell table:formula="of:=[.A481]+1" office:value-type="float" office:value="488">
            <text:p>488</text:p>
          </table:table-cell>
          <table:table-cell table:formula="of:=&quot;N&quot;&amp;[.A482]" office:value-type="string" office:string-value="N488">
            <text:p>N48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2]" office:value-type="string" office:string-value="X2800">
            <text:p>X2800</text:p>
          </table:table-cell>
          <table:table-cell table:formula="of:=[.E481]+5.75" office:value-type="float" office:value="1700.25">
            <text:p>1700.25</text:p>
          </table:table-cell>
          <table:table-cell table:formula="of:=&quot;Y&quot; &amp; [.E482]" office:value-type="string" office:string-value="Y1700.25">
            <text:p>Y1700.25</text:p>
          </table:table-cell>
          <table:table-cell table:number-columns-repeated="8"/>
          <table:table-cell table:style-name="ce7" table:formula="of:=[.B483]" office:value-type="string" office:string-value="N489">
            <text:p>N489</text:p>
          </table:table-cell>
          <table:table-cell table:style-name="ce7" table:formula="of:=[.D483]" office:value-type="string" office:string-value="X2800">
            <text:p>X2800</text:p>
          </table:table-cell>
          <table:table-cell table:style-name="ce7" table:formula="of:=[.F483]" office:value-type="string" office:string-value="Y1706">
            <text:p>Y1706</text:p>
          </table:table-cell>
        </table:table-row>
        <table:table-row table:style-name="ro1">
          <table:table-cell table:formula="of:=[.A482]+1" office:value-type="float" office:value="489">
            <text:p>489</text:p>
          </table:table-cell>
          <table:table-cell table:formula="of:=&quot;N&quot;&amp;[.A483]" office:value-type="string" office:string-value="N489">
            <text:p>N48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3]" office:value-type="string" office:string-value="X2800">
            <text:p>X2800</text:p>
          </table:table-cell>
          <table:table-cell table:formula="of:=[.E482]+5.75" office:value-type="float" office:value="1706">
            <text:p>1706</text:p>
          </table:table-cell>
          <table:table-cell table:formula="of:=&quot;Y&quot; &amp; [.E483]" office:value-type="string" office:string-value="Y1706">
            <text:p>Y1706</text:p>
          </table:table-cell>
          <table:table-cell table:number-columns-repeated="8"/>
          <table:table-cell table:style-name="ce7" table:formula="of:=[.B484]" office:value-type="string" office:string-value="N490">
            <text:p>N490</text:p>
          </table:table-cell>
          <table:table-cell table:style-name="ce7" table:formula="of:=[.D484]" office:value-type="string" office:string-value="X2800">
            <text:p>X2800</text:p>
          </table:table-cell>
          <table:table-cell table:style-name="ce7" table:formula="of:=[.F484]" office:value-type="string" office:string-value="Y1711.75">
            <text:p>Y1711.75</text:p>
          </table:table-cell>
        </table:table-row>
        <table:table-row table:style-name="ro1">
          <table:table-cell table:formula="of:=[.A483]+1" office:value-type="float" office:value="490">
            <text:p>490</text:p>
          </table:table-cell>
          <table:table-cell table:formula="of:=&quot;N&quot;&amp;[.A484]" office:value-type="string" office:string-value="N490">
            <text:p>N49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4]" office:value-type="string" office:string-value="X2800">
            <text:p>X2800</text:p>
          </table:table-cell>
          <table:table-cell table:formula="of:=[.E483]+5.75" office:value-type="float" office:value="1711.75">
            <text:p>1711.75</text:p>
          </table:table-cell>
          <table:table-cell table:formula="of:=&quot;Y&quot; &amp; [.E484]" office:value-type="string" office:string-value="Y1711.75">
            <text:p>Y1711.75</text:p>
          </table:table-cell>
          <table:table-cell table:number-columns-repeated="8"/>
          <table:table-cell table:style-name="ce7" table:formula="of:=[.B485]" office:value-type="string" office:string-value="N491">
            <text:p>N491</text:p>
          </table:table-cell>
          <table:table-cell table:style-name="ce7" table:formula="of:=[.D485]" office:value-type="string" office:string-value="X2800">
            <text:p>X2800</text:p>
          </table:table-cell>
          <table:table-cell table:style-name="ce7" table:formula="of:=[.F485]" office:value-type="string" office:string-value="Y1717.5">
            <text:p>Y1717.5</text:p>
          </table:table-cell>
        </table:table-row>
        <table:table-row table:style-name="ro1">
          <table:table-cell table:formula="of:=[.A484]+1" office:value-type="float" office:value="491">
            <text:p>491</text:p>
          </table:table-cell>
          <table:table-cell table:formula="of:=&quot;N&quot;&amp;[.A485]" office:value-type="string" office:string-value="N491">
            <text:p>N49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5]" office:value-type="string" office:string-value="X2800">
            <text:p>X2800</text:p>
          </table:table-cell>
          <table:table-cell table:formula="of:=[.E484]+5.75" office:value-type="float" office:value="1717.5">
            <text:p>1717.5</text:p>
          </table:table-cell>
          <table:table-cell table:formula="of:=&quot;Y&quot; &amp; [.E485]" office:value-type="string" office:string-value="Y1717.5">
            <text:p>Y1717.5</text:p>
          </table:table-cell>
          <table:table-cell table:number-columns-repeated="8"/>
          <table:table-cell table:style-name="ce7" table:formula="of:=[.B486]" office:value-type="string" office:string-value="N492">
            <text:p>N492</text:p>
          </table:table-cell>
          <table:table-cell table:style-name="ce7" table:formula="of:=[.D486]" office:value-type="string" office:string-value="X2800">
            <text:p>X2800</text:p>
          </table:table-cell>
          <table:table-cell table:style-name="ce7" table:formula="of:=[.F486]" office:value-type="string" office:string-value="Y1723.25">
            <text:p>Y1723.25</text:p>
          </table:table-cell>
        </table:table-row>
        <table:table-row table:style-name="ro1">
          <table:table-cell table:formula="of:=[.A485]+1" office:value-type="float" office:value="492">
            <text:p>492</text:p>
          </table:table-cell>
          <table:table-cell table:formula="of:=&quot;N&quot;&amp;[.A486]" office:value-type="string" office:string-value="N492">
            <text:p>N49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6]" office:value-type="string" office:string-value="X2800">
            <text:p>X2800</text:p>
          </table:table-cell>
          <table:table-cell table:formula="of:=[.E485]+5.75" office:value-type="float" office:value="1723.25">
            <text:p>1723.25</text:p>
          </table:table-cell>
          <table:table-cell table:formula="of:=&quot;Y&quot; &amp; [.E486]" office:value-type="string" office:string-value="Y1723.25">
            <text:p>Y1723.25</text:p>
          </table:table-cell>
          <table:table-cell table:number-columns-repeated="8"/>
          <table:table-cell table:style-name="ce7" table:formula="of:=[.B487]" office:value-type="string" office:string-value="N493">
            <text:p>N493</text:p>
          </table:table-cell>
          <table:table-cell table:style-name="ce7" table:formula="of:=[.D487]" office:value-type="string" office:string-value="X2800">
            <text:p>X2800</text:p>
          </table:table-cell>
          <table:table-cell table:style-name="ce7" table:formula="of:=[.F487]" office:value-type="string" office:string-value="Y1729">
            <text:p>Y1729</text:p>
          </table:table-cell>
        </table:table-row>
        <table:table-row table:style-name="ro1">
          <table:table-cell table:formula="of:=[.A486]+1" office:value-type="float" office:value="493">
            <text:p>493</text:p>
          </table:table-cell>
          <table:table-cell table:formula="of:=&quot;N&quot;&amp;[.A487]" office:value-type="string" office:string-value="N493">
            <text:p>N49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7]" office:value-type="string" office:string-value="X2800">
            <text:p>X2800</text:p>
          </table:table-cell>
          <table:table-cell table:formula="of:=[.E486]+5.75" office:value-type="float" office:value="1729">
            <text:p>1729</text:p>
          </table:table-cell>
          <table:table-cell table:formula="of:=&quot;Y&quot; &amp; [.E487]" office:value-type="string" office:string-value="Y1729">
            <text:p>Y1729</text:p>
          </table:table-cell>
          <table:table-cell table:number-columns-repeated="8"/>
          <table:table-cell table:style-name="ce7" table:formula="of:=[.B488]" office:value-type="string" office:string-value="N494">
            <text:p>N494</text:p>
          </table:table-cell>
          <table:table-cell table:style-name="ce7" table:formula="of:=[.D488]" office:value-type="string" office:string-value="X2800">
            <text:p>X2800</text:p>
          </table:table-cell>
          <table:table-cell table:style-name="ce7" table:formula="of:=[.F488]" office:value-type="string" office:string-value="Y1734.75">
            <text:p>Y1734.75</text:p>
          </table:table-cell>
        </table:table-row>
        <table:table-row table:style-name="ro1">
          <table:table-cell table:formula="of:=[.A487]+1" office:value-type="float" office:value="494">
            <text:p>494</text:p>
          </table:table-cell>
          <table:table-cell table:formula="of:=&quot;N&quot;&amp;[.A488]" office:value-type="string" office:string-value="N494">
            <text:p>N49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8]" office:value-type="string" office:string-value="X2800">
            <text:p>X2800</text:p>
          </table:table-cell>
          <table:table-cell table:formula="of:=[.E487]+5.75" office:value-type="float" office:value="1734.75">
            <text:p>1734.75</text:p>
          </table:table-cell>
          <table:table-cell table:formula="of:=&quot;Y&quot; &amp; [.E488]" office:value-type="string" office:string-value="Y1734.75">
            <text:p>Y1734.75</text:p>
          </table:table-cell>
          <table:table-cell table:number-columns-repeated="8"/>
          <table:table-cell table:style-name="ce7" table:formula="of:=[.B489]" office:value-type="string" office:string-value="N495">
            <text:p>N495</text:p>
          </table:table-cell>
          <table:table-cell table:style-name="ce7" table:formula="of:=[.D489]" office:value-type="string" office:string-value="X2800">
            <text:p>X2800</text:p>
          </table:table-cell>
          <table:table-cell table:style-name="ce7" table:formula="of:=[.F489]" office:value-type="string" office:string-value="Y1740.5">
            <text:p>Y1740.5</text:p>
          </table:table-cell>
        </table:table-row>
        <table:table-row table:style-name="ro1">
          <table:table-cell table:formula="of:=[.A488]+1" office:value-type="float" office:value="495">
            <text:p>495</text:p>
          </table:table-cell>
          <table:table-cell table:formula="of:=&quot;N&quot;&amp;[.A489]" office:value-type="string" office:string-value="N495">
            <text:p>N49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89]" office:value-type="string" office:string-value="X2800">
            <text:p>X2800</text:p>
          </table:table-cell>
          <table:table-cell table:formula="of:=[.E488]+5.75" office:value-type="float" office:value="1740.5">
            <text:p>1740.5</text:p>
          </table:table-cell>
          <table:table-cell table:formula="of:=&quot;Y&quot; &amp; [.E489]" office:value-type="string" office:string-value="Y1740.5">
            <text:p>Y1740.5</text:p>
          </table:table-cell>
          <table:table-cell table:number-columns-repeated="8"/>
          <table:table-cell table:style-name="ce7" table:formula="of:=[.B490]" office:value-type="string" office:string-value="N496">
            <text:p>N496</text:p>
          </table:table-cell>
          <table:table-cell table:style-name="ce7" table:formula="of:=[.D490]" office:value-type="string" office:string-value="X2800">
            <text:p>X2800</text:p>
          </table:table-cell>
          <table:table-cell table:style-name="ce7" table:formula="of:=[.F490]" office:value-type="string" office:string-value="Y1746.25">
            <text:p>Y1746.25</text:p>
          </table:table-cell>
        </table:table-row>
        <table:table-row table:style-name="ro1">
          <table:table-cell table:formula="of:=[.A489]+1" office:value-type="float" office:value="496">
            <text:p>496</text:p>
          </table:table-cell>
          <table:table-cell table:formula="of:=&quot;N&quot;&amp;[.A490]" office:value-type="string" office:string-value="N496">
            <text:p>N496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0]" office:value-type="string" office:string-value="X2800">
            <text:p>X2800</text:p>
          </table:table-cell>
          <table:table-cell table:formula="of:=[.E489]+5.75" office:value-type="float" office:value="1746.25">
            <text:p>1746.25</text:p>
          </table:table-cell>
          <table:table-cell table:formula="of:=&quot;Y&quot; &amp; [.E490]" office:value-type="string" office:string-value="Y1746.25">
            <text:p>Y1746.25</text:p>
          </table:table-cell>
          <table:table-cell table:number-columns-repeated="8"/>
          <table:table-cell table:style-name="ce7" table:formula="of:=[.B491]" office:value-type="string" office:string-value="N497">
            <text:p>N497</text:p>
          </table:table-cell>
          <table:table-cell table:style-name="ce7" table:formula="of:=[.D491]" office:value-type="string" office:string-value="X2800">
            <text:p>X2800</text:p>
          </table:table-cell>
          <table:table-cell table:style-name="ce7" table:formula="of:=[.F491]" office:value-type="string" office:string-value="Y1752">
            <text:p>Y1752</text:p>
          </table:table-cell>
        </table:table-row>
        <table:table-row table:style-name="ro1">
          <table:table-cell table:formula="of:=[.A490]+1" office:value-type="float" office:value="497">
            <text:p>497</text:p>
          </table:table-cell>
          <table:table-cell table:formula="of:=&quot;N&quot;&amp;[.A491]" office:value-type="string" office:string-value="N497">
            <text:p>N497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1]" office:value-type="string" office:string-value="X2800">
            <text:p>X2800</text:p>
          </table:table-cell>
          <table:table-cell table:formula="of:=[.E490]+5.75" office:value-type="float" office:value="1752">
            <text:p>1752</text:p>
          </table:table-cell>
          <table:table-cell table:formula="of:=&quot;Y&quot; &amp; [.E491]" office:value-type="string" office:string-value="Y1752">
            <text:p>Y1752</text:p>
          </table:table-cell>
          <table:table-cell table:number-columns-repeated="8"/>
          <table:table-cell table:style-name="ce7" table:formula="of:=[.B492]" office:value-type="string" office:string-value="N498">
            <text:p>N498</text:p>
          </table:table-cell>
          <table:table-cell table:style-name="ce7" table:formula="of:=[.D492]" office:value-type="string" office:string-value="X2800">
            <text:p>X2800</text:p>
          </table:table-cell>
          <table:table-cell table:style-name="ce7" table:formula="of:=[.F492]" office:value-type="string" office:string-value="Y1757.75">
            <text:p>Y1757.75</text:p>
          </table:table-cell>
        </table:table-row>
        <table:table-row table:style-name="ro1">
          <table:table-cell table:formula="of:=[.A491]+1" office:value-type="float" office:value="498">
            <text:p>498</text:p>
          </table:table-cell>
          <table:table-cell table:formula="of:=&quot;N&quot;&amp;[.A492]" office:value-type="string" office:string-value="N498">
            <text:p>N498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2]" office:value-type="string" office:string-value="X2800">
            <text:p>X2800</text:p>
          </table:table-cell>
          <table:table-cell table:formula="of:=[.E491]+5.75" office:value-type="float" office:value="1757.75">
            <text:p>1757.75</text:p>
          </table:table-cell>
          <table:table-cell table:formula="of:=&quot;Y&quot; &amp; [.E492]" office:value-type="string" office:string-value="Y1757.75">
            <text:p>Y1757.75</text:p>
          </table:table-cell>
          <table:table-cell table:number-columns-repeated="8"/>
          <table:table-cell table:style-name="ce7" table:formula="of:=[.B493]" office:value-type="string" office:string-value="N499">
            <text:p>N499</text:p>
          </table:table-cell>
          <table:table-cell table:style-name="ce7" table:formula="of:=[.D493]" office:value-type="string" office:string-value="X2800">
            <text:p>X2800</text:p>
          </table:table-cell>
          <table:table-cell table:style-name="ce7" table:formula="of:=[.F493]" office:value-type="string" office:string-value="Y1763.5">
            <text:p>Y1763.5</text:p>
          </table:table-cell>
        </table:table-row>
        <table:table-row table:style-name="ro1">
          <table:table-cell table:formula="of:=[.A492]+1" office:value-type="float" office:value="499">
            <text:p>499</text:p>
          </table:table-cell>
          <table:table-cell table:formula="of:=&quot;N&quot;&amp;[.A493]" office:value-type="string" office:string-value="N499">
            <text:p>N499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3]" office:value-type="string" office:string-value="X2800">
            <text:p>X2800</text:p>
          </table:table-cell>
          <table:table-cell table:formula="of:=[.E492]+5.75" office:value-type="float" office:value="1763.5">
            <text:p>1763.5</text:p>
          </table:table-cell>
          <table:table-cell table:formula="of:=&quot;Y&quot; &amp; [.E493]" office:value-type="string" office:string-value="Y1763.5">
            <text:p>Y1763.5</text:p>
          </table:table-cell>
          <table:table-cell table:number-columns-repeated="8"/>
          <table:table-cell table:style-name="ce7" table:formula="of:=[.B494]" office:value-type="string" office:string-value="N500">
            <text:p>N500</text:p>
          </table:table-cell>
          <table:table-cell table:style-name="ce7" table:formula="of:=[.D494]" office:value-type="string" office:string-value="X2800">
            <text:p>X2800</text:p>
          </table:table-cell>
          <table:table-cell table:style-name="ce7" table:formula="of:=[.F494]" office:value-type="string" office:string-value="Y1769.25">
            <text:p>Y1769.25</text:p>
          </table:table-cell>
        </table:table-row>
        <table:table-row table:style-name="ro1">
          <table:table-cell table:formula="of:=[.A493]+1" office:value-type="float" office:value="500">
            <text:p>500</text:p>
          </table:table-cell>
          <table:table-cell table:formula="of:=&quot;N&quot;&amp;[.A494]" office:value-type="string" office:string-value="N500">
            <text:p>N500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4]" office:value-type="string" office:string-value="X2800">
            <text:p>X2800</text:p>
          </table:table-cell>
          <table:table-cell table:formula="of:=[.E493]+5.75" office:value-type="float" office:value="1769.25">
            <text:p>1769.25</text:p>
          </table:table-cell>
          <table:table-cell table:formula="of:=&quot;Y&quot; &amp; [.E494]" office:value-type="string" office:string-value="Y1769.25">
            <text:p>Y1769.25</text:p>
          </table:table-cell>
          <table:table-cell table:number-columns-repeated="8"/>
          <table:table-cell table:style-name="ce7" table:formula="of:=[.B495]" office:value-type="string" office:string-value="N501">
            <text:p>N501</text:p>
          </table:table-cell>
          <table:table-cell table:style-name="ce7" table:formula="of:=[.D495]" office:value-type="string" office:string-value="X2800">
            <text:p>X2800</text:p>
          </table:table-cell>
          <table:table-cell table:style-name="ce7" table:formula="of:=[.F495]" office:value-type="string" office:string-value="Y1775">
            <text:p>Y1775</text:p>
          </table:table-cell>
        </table:table-row>
        <table:table-row table:style-name="ro1">
          <table:table-cell table:formula="of:=[.A494]+1" office:value-type="float" office:value="501">
            <text:p>501</text:p>
          </table:table-cell>
          <table:table-cell table:formula="of:=&quot;N&quot;&amp;[.A495]" office:value-type="string" office:string-value="N501">
            <text:p>N501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5]" office:value-type="string" office:string-value="X2800">
            <text:p>X2800</text:p>
          </table:table-cell>
          <table:table-cell table:formula="of:=[.E494]+5.75" office:value-type="float" office:value="1775">
            <text:p>1775</text:p>
          </table:table-cell>
          <table:table-cell table:formula="of:=&quot;Y&quot; &amp; [.E495]" office:value-type="string" office:string-value="Y1775">
            <text:p>Y1775</text:p>
          </table:table-cell>
          <table:table-cell table:number-columns-repeated="8"/>
          <table:table-cell table:style-name="ce7" table:formula="of:=[.B496]" office:value-type="string" office:string-value="N502">
            <text:p>N502</text:p>
          </table:table-cell>
          <table:table-cell table:style-name="ce7" table:formula="of:=[.D496]" office:value-type="string" office:string-value="X2800">
            <text:p>X2800</text:p>
          </table:table-cell>
          <table:table-cell table:style-name="ce7" table:formula="of:=[.F496]" office:value-type="string" office:string-value="Y1780.75">
            <text:p>Y1780.75</text:p>
          </table:table-cell>
        </table:table-row>
        <table:table-row table:style-name="ro1">
          <table:table-cell table:formula="of:=[.A495]+1" office:value-type="float" office:value="502">
            <text:p>502</text:p>
          </table:table-cell>
          <table:table-cell table:formula="of:=&quot;N&quot;&amp;[.A496]" office:value-type="string" office:string-value="N502">
            <text:p>N502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6]" office:value-type="string" office:string-value="X2800">
            <text:p>X2800</text:p>
          </table:table-cell>
          <table:table-cell table:formula="of:=[.E495]+5.75" office:value-type="float" office:value="1780.75">
            <text:p>1780.75</text:p>
          </table:table-cell>
          <table:table-cell table:formula="of:=&quot;Y&quot; &amp; [.E496]" office:value-type="string" office:string-value="Y1780.75">
            <text:p>Y1780.75</text:p>
          </table:table-cell>
          <table:table-cell table:number-columns-repeated="8"/>
          <table:table-cell table:style-name="ce7" table:formula="of:=[.B497]" office:value-type="string" office:string-value="N503">
            <text:p>N503</text:p>
          </table:table-cell>
          <table:table-cell table:style-name="ce7" table:formula="of:=[.D497]" office:value-type="string" office:string-value="X2800">
            <text:p>X2800</text:p>
          </table:table-cell>
          <table:table-cell table:style-name="ce7" table:formula="of:=[.F497]" office:value-type="string" office:string-value="Y1786.5">
            <text:p>Y1786.5</text:p>
          </table:table-cell>
        </table:table-row>
        <table:table-row table:style-name="ro1">
          <table:table-cell table:formula="of:=[.A496]+1" office:value-type="float" office:value="503">
            <text:p>503</text:p>
          </table:table-cell>
          <table:table-cell table:formula="of:=&quot;N&quot;&amp;[.A497]" office:value-type="string" office:string-value="N503">
            <text:p>N503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7]" office:value-type="string" office:string-value="X2800">
            <text:p>X2800</text:p>
          </table:table-cell>
          <table:table-cell table:formula="of:=[.E496]+5.75" office:value-type="float" office:value="1786.5">
            <text:p>1786.5</text:p>
          </table:table-cell>
          <table:table-cell table:formula="of:=&quot;Y&quot; &amp; [.E497]" office:value-type="string" office:string-value="Y1786.5">
            <text:p>Y1786.5</text:p>
          </table:table-cell>
          <table:table-cell table:number-columns-repeated="8"/>
          <table:table-cell table:style-name="ce7" table:formula="of:=[.B498]" office:value-type="string" office:string-value="N504">
            <text:p>N504</text:p>
          </table:table-cell>
          <table:table-cell table:style-name="ce7" table:formula="of:=[.D498]" office:value-type="string" office:string-value="X2800">
            <text:p>X2800</text:p>
          </table:table-cell>
          <table:table-cell table:style-name="ce7" table:formula="of:=[.F498]" office:value-type="string" office:string-value="Y1792.25">
            <text:p>Y1792.25</text:p>
          </table:table-cell>
        </table:table-row>
        <table:table-row table:style-name="ro1">
          <table:table-cell table:formula="of:=[.A497]+1" office:value-type="float" office:value="504">
            <text:p>504</text:p>
          </table:table-cell>
          <table:table-cell table:formula="of:=&quot;N&quot;&amp;[.A498]" office:value-type="string" office:string-value="N504">
            <text:p>N504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8]" office:value-type="string" office:string-value="X2800">
            <text:p>X2800</text:p>
          </table:table-cell>
          <table:table-cell table:formula="of:=[.E497]+5.75" office:value-type="float" office:value="1792.25">
            <text:p>1792.25</text:p>
          </table:table-cell>
          <table:table-cell table:formula="of:=&quot;Y&quot; &amp; [.E498]" office:value-type="string" office:string-value="Y1792.25">
            <text:p>Y1792.25</text:p>
          </table:table-cell>
          <table:table-cell table:number-columns-repeated="8"/>
          <table:table-cell table:style-name="ce7" table:formula="of:=[.B499]" office:value-type="string" office:string-value="N505">
            <text:p>N505</text:p>
          </table:table-cell>
          <table:table-cell table:style-name="ce7" table:formula="of:=[.D499]" office:value-type="string" office:string-value="X2800">
            <text:p>X2800</text:p>
          </table:table-cell>
          <table:table-cell table:style-name="ce7" table:formula="of:=[.F499]" office:value-type="string" office:string-value="Y1798">
            <text:p>Y1798</text:p>
          </table:table-cell>
        </table:table-row>
        <table:table-row table:style-name="ro1">
          <table:table-cell table:formula="of:=[.A498]+1" office:value-type="float" office:value="505">
            <text:p>505</text:p>
          </table:table-cell>
          <table:table-cell table:formula="of:=&quot;N&quot;&amp;[.A499]" office:value-type="string" office:string-value="N505">
            <text:p>N505</text:p>
          </table:table-cell>
          <table:table-cell table:formula="of:=[.$J$10]" office:value-type="float" office:value="2800">
            <text:p>2800</text:p>
          </table:table-cell>
          <table:table-cell table:formula="of:= &quot;X&quot;&amp; [.C499]" office:value-type="string" office:string-value="X2800">
            <text:p>X2800</text:p>
          </table:table-cell>
          <table:table-cell table:formula="of:=[.E498]+5.75" office:value-type="float" office:value="1798">
            <text:p>1798</text:p>
          </table:table-cell>
          <table:table-cell table:formula="of:=&quot;Y&quot; &amp; [.E499]" office:value-type="string" office:string-value="Y1798">
            <text:p>Y1798</text:p>
          </table:table-cell>
          <table:table-cell table:number-columns-repeated="8"/>
          <table:table-cell table:style-name="ce7" table:formula="of:=[.B500]" office:value-type="string" office:string-value="N506">
            <text:p>N506</text:p>
          </table:table-cell>
          <table:table-cell table:style-name="ce7" table:formula="of:=[.D500]" office:value-type="string" office:string-value="X2800">
            <text:p>X2800</text:p>
          </table:table-cell>
          <table:table-cell table:style-name="ce7" table:formula="of:=[.F500]" office:value-type="string" office:string-value="Y1803.75">
            <text:p>Y1803.75</text:p>
          </table:table-cell>
        </table:table-row>
        <table:table-row table:style-name="ro1">
          <table:table-cell table:formula="of:=[.A499]+1" office:value-type="float" office:value="506">
            <text:p>506</text:p>
          </table:table-cell>
          <table:table-cell table:formula="of:=&quot;N&quot;&amp;[.A500]" office:value-type="string" office:string-value="N506">
            <text:p>N506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0]" office:value-type="string" office:string-value="X2800">
            <text:p>X2800</text:p>
          </table:table-cell>
          <table:table-cell table:formula="of:=[.E499]+5.75" office:value-type="float" office:value="1803.75">
            <text:p>1803.75</text:p>
          </table:table-cell>
          <table:table-cell table:formula="of:=&quot;Y&quot; &amp; [.E500]" office:value-type="string" office:string-value="Y1803.75">
            <text:p>Y1803.75</text:p>
          </table:table-cell>
          <table:table-cell table:number-columns-repeated="8"/>
          <table:table-cell table:style-name="ce7" table:formula="of:=[.B501]" office:value-type="string" office:string-value="N507">
            <text:p>N507</text:p>
          </table:table-cell>
          <table:table-cell table:style-name="ce7" table:formula="of:=[.D501]" office:value-type="string" office:string-value="X2800">
            <text:p>X2800</text:p>
          </table:table-cell>
          <table:table-cell table:style-name="ce7" table:formula="of:=[.F501]" office:value-type="string" office:string-value="Y1809.5">
            <text:p>Y1809.5</text:p>
          </table:table-cell>
        </table:table-row>
        <table:table-row table:style-name="ro1">
          <table:table-cell table:formula="of:=[.A500]+1" office:value-type="float" office:value="507">
            <text:p>507</text:p>
          </table:table-cell>
          <table:table-cell table:formula="of:=&quot;N&quot;&amp;[.A501]" office:value-type="string" office:string-value="N507">
            <text:p>N507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1]" office:value-type="string" office:string-value="X2800">
            <text:p>X2800</text:p>
          </table:table-cell>
          <table:table-cell table:formula="of:=[.E500]+5.75" office:value-type="float" office:value="1809.5">
            <text:p>1809.5</text:p>
          </table:table-cell>
          <table:table-cell table:formula="of:=&quot;Y&quot; &amp; [.E501]" office:value-type="string" office:string-value="Y1809.5">
            <text:p>Y1809.5</text:p>
          </table:table-cell>
          <table:table-cell table:number-columns-repeated="8"/>
          <table:table-cell table:style-name="ce7" table:formula="of:=[.B502]" office:value-type="string" office:string-value="N508">
            <text:p>N508</text:p>
          </table:table-cell>
          <table:table-cell table:style-name="ce7" table:formula="of:=[.D502]" office:value-type="string" office:string-value="X2800">
            <text:p>X2800</text:p>
          </table:table-cell>
          <table:table-cell table:style-name="ce7" table:formula="of:=[.F502]" office:value-type="string" office:string-value="Y1815.25">
            <text:p>Y1815.25</text:p>
          </table:table-cell>
        </table:table-row>
        <table:table-row table:style-name="ro1">
          <table:table-cell table:formula="of:=[.A501]+1" office:value-type="float" office:value="508">
            <text:p>508</text:p>
          </table:table-cell>
          <table:table-cell table:formula="of:=&quot;N&quot;&amp;[.A502]" office:value-type="string" office:string-value="N508">
            <text:p>N508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2]" office:value-type="string" office:string-value="X2800">
            <text:p>X2800</text:p>
          </table:table-cell>
          <table:table-cell table:formula="of:=[.E501]+5.75" office:value-type="float" office:value="1815.25">
            <text:p>1815.25</text:p>
          </table:table-cell>
          <table:table-cell table:formula="of:=&quot;Y&quot; &amp; [.E502]" office:value-type="string" office:string-value="Y1815.25">
            <text:p>Y1815.25</text:p>
          </table:table-cell>
          <table:table-cell table:number-columns-repeated="8"/>
          <table:table-cell table:style-name="ce7" table:formula="of:=[.B503]" office:value-type="string" office:string-value="N509">
            <text:p>N509</text:p>
          </table:table-cell>
          <table:table-cell table:style-name="ce7" table:formula="of:=[.D503]" office:value-type="string" office:string-value="X2800">
            <text:p>X2800</text:p>
          </table:table-cell>
          <table:table-cell table:style-name="ce7" table:formula="of:=[.F503]" office:value-type="string" office:string-value="Y1821">
            <text:p>Y1821</text:p>
          </table:table-cell>
        </table:table-row>
        <table:table-row table:style-name="ro1">
          <table:table-cell table:formula="of:=[.A502]+1" office:value-type="float" office:value="509">
            <text:p>509</text:p>
          </table:table-cell>
          <table:table-cell table:formula="of:=&quot;N&quot;&amp;[.A503]" office:value-type="string" office:string-value="N509">
            <text:p>N509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3]" office:value-type="string" office:string-value="X2800">
            <text:p>X2800</text:p>
          </table:table-cell>
          <table:table-cell table:formula="of:=[.E502]+5.75" office:value-type="float" office:value="1821">
            <text:p>1821</text:p>
          </table:table-cell>
          <table:table-cell table:formula="of:=&quot;Y&quot; &amp; [.E503]" office:value-type="string" office:string-value="Y1821">
            <text:p>Y1821</text:p>
          </table:table-cell>
          <table:table-cell table:number-columns-repeated="8"/>
          <table:table-cell table:style-name="ce7" table:formula="of:=[.B504]" office:value-type="string" office:string-value="N510">
            <text:p>N510</text:p>
          </table:table-cell>
          <table:table-cell table:style-name="ce7" table:formula="of:=[.D504]" office:value-type="string" office:string-value="X2800">
            <text:p>X2800</text:p>
          </table:table-cell>
          <table:table-cell table:style-name="ce7" table:formula="of:=[.F504]" office:value-type="string" office:string-value="Y1826.75">
            <text:p>Y1826.75</text:p>
          </table:table-cell>
        </table:table-row>
        <table:table-row table:style-name="ro1">
          <table:table-cell table:formula="of:=[.A503]+1" office:value-type="float" office:value="510">
            <text:p>510</text:p>
          </table:table-cell>
          <table:table-cell table:formula="of:=&quot;N&quot;&amp;[.A504]" office:value-type="string" office:string-value="N510">
            <text:p>N510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4]" office:value-type="string" office:string-value="X2800">
            <text:p>X2800</text:p>
          </table:table-cell>
          <table:table-cell table:formula="of:=[.E503]+5.75" office:value-type="float" office:value="1826.75">
            <text:p>1826.75</text:p>
          </table:table-cell>
          <table:table-cell table:formula="of:=&quot;Y&quot; &amp; [.E504]" office:value-type="string" office:string-value="Y1826.75">
            <text:p>Y1826.75</text:p>
          </table:table-cell>
          <table:table-cell table:number-columns-repeated="8"/>
          <table:table-cell table:style-name="ce7" table:formula="of:=[.B505]" office:value-type="string" office:string-value="N511">
            <text:p>N511</text:p>
          </table:table-cell>
          <table:table-cell table:style-name="ce7" table:formula="of:=[.D505]" office:value-type="string" office:string-value="X2800">
            <text:p>X2800</text:p>
          </table:table-cell>
          <table:table-cell table:style-name="ce7" table:formula="of:=[.F505]" office:value-type="string" office:string-value="Y1832.5">
            <text:p>Y1832.5</text:p>
          </table:table-cell>
        </table:table-row>
        <table:table-row table:style-name="ro1">
          <table:table-cell table:formula="of:=[.A504]+1" office:value-type="float" office:value="511">
            <text:p>511</text:p>
          </table:table-cell>
          <table:table-cell table:formula="of:=&quot;N&quot;&amp;[.A505]" office:value-type="string" office:string-value="N511">
            <text:p>N511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5]" office:value-type="string" office:string-value="X2800">
            <text:p>X2800</text:p>
          </table:table-cell>
          <table:table-cell table:formula="of:=[.E504]+5.75" office:value-type="float" office:value="1832.5">
            <text:p>1832.5</text:p>
          </table:table-cell>
          <table:table-cell table:formula="of:=&quot;Y&quot; &amp; [.E505]" office:value-type="string" office:string-value="Y1832.5">
            <text:p>Y1832.5</text:p>
          </table:table-cell>
          <table:table-cell table:number-columns-repeated="8"/>
          <table:table-cell table:style-name="ce7" table:formula="of:=[.B506]" office:value-type="string" office:string-value="N512">
            <text:p>N512</text:p>
          </table:table-cell>
          <table:table-cell table:style-name="ce7" table:formula="of:=[.D506]" office:value-type="string" office:string-value="X2800">
            <text:p>X2800</text:p>
          </table:table-cell>
          <table:table-cell table:style-name="ce7" table:formula="of:=[.F506]" office:value-type="string" office:string-value="Y1838.25">
            <text:p>Y1838.25</text:p>
          </table:table-cell>
        </table:table-row>
        <table:table-row table:style-name="ro1">
          <table:table-cell table:formula="of:=[.A505]+1" office:value-type="float" office:value="512">
            <text:p>512</text:p>
          </table:table-cell>
          <table:table-cell table:formula="of:=&quot;N&quot;&amp;[.A506]" office:value-type="string" office:string-value="N512">
            <text:p>N512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6]" office:value-type="string" office:string-value="X2800">
            <text:p>X2800</text:p>
          </table:table-cell>
          <table:table-cell table:formula="of:=[.E505]+5.75" office:value-type="float" office:value="1838.25">
            <text:p>1838.25</text:p>
          </table:table-cell>
          <table:table-cell table:formula="of:=&quot;Y&quot; &amp; [.E506]" office:value-type="string" office:string-value="Y1838.25">
            <text:p>Y1838.25</text:p>
          </table:table-cell>
          <table:table-cell table:number-columns-repeated="8"/>
          <table:table-cell table:style-name="ce7" table:formula="of:=[.B507]" office:value-type="string" office:string-value="N513">
            <text:p>N513</text:p>
          </table:table-cell>
          <table:table-cell table:style-name="ce7" table:formula="of:=[.D507]" office:value-type="string" office:string-value="X2800">
            <text:p>X2800</text:p>
          </table:table-cell>
          <table:table-cell table:style-name="ce7" table:formula="of:=[.F507]" office:value-type="string" office:string-value="Y1844">
            <text:p>Y1844</text:p>
          </table:table-cell>
        </table:table-row>
        <table:table-row table:style-name="ro1">
          <table:table-cell table:formula="of:=[.A506]+1" office:value-type="float" office:value="513">
            <text:p>513</text:p>
          </table:table-cell>
          <table:table-cell table:formula="of:=&quot;N&quot;&amp;[.A507]" office:value-type="string" office:string-value="N513">
            <text:p>N513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7]" office:value-type="string" office:string-value="X2800">
            <text:p>X2800</text:p>
          </table:table-cell>
          <table:table-cell table:formula="of:=[.E506]+5.75" office:value-type="float" office:value="1844">
            <text:p>1844</text:p>
          </table:table-cell>
          <table:table-cell table:formula="of:=&quot;Y&quot; &amp; [.E507]" office:value-type="string" office:string-value="Y1844">
            <text:p>Y1844</text:p>
          </table:table-cell>
          <table:table-cell table:number-columns-repeated="8"/>
          <table:table-cell table:style-name="ce7" table:formula="of:=[.B508]" office:value-type="string" office:string-value="N514">
            <text:p>N514</text:p>
          </table:table-cell>
          <table:table-cell table:style-name="ce7" table:formula="of:=[.D508]" office:value-type="string" office:string-value="X2800">
            <text:p>X2800</text:p>
          </table:table-cell>
          <table:table-cell table:style-name="ce7" table:formula="of:=[.F508]" office:value-type="string" office:string-value="Y1849.75">
            <text:p>Y1849.75</text:p>
          </table:table-cell>
        </table:table-row>
        <table:table-row table:style-name="ro1">
          <table:table-cell table:formula="of:=[.A507]+1" office:value-type="float" office:value="514">
            <text:p>514</text:p>
          </table:table-cell>
          <table:table-cell table:formula="of:=&quot;N&quot;&amp;[.A508]" office:value-type="string" office:string-value="N514">
            <text:p>N514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8]" office:value-type="string" office:string-value="X2800">
            <text:p>X2800</text:p>
          </table:table-cell>
          <table:table-cell table:formula="of:=[.E507]+5.75" office:value-type="float" office:value="1849.75">
            <text:p>1849.75</text:p>
          </table:table-cell>
          <table:table-cell table:formula="of:=&quot;Y&quot; &amp; [.E508]" office:value-type="string" office:string-value="Y1849.75">
            <text:p>Y1849.75</text:p>
          </table:table-cell>
          <table:table-cell table:number-columns-repeated="8"/>
          <table:table-cell table:style-name="ce7" table:formula="of:=[.B509]" office:value-type="string" office:string-value="N515">
            <text:p>N515</text:p>
          </table:table-cell>
          <table:table-cell table:style-name="ce7" table:formula="of:=[.D509]" office:value-type="string" office:string-value="X2800">
            <text:p>X2800</text:p>
          </table:table-cell>
          <table:table-cell table:style-name="ce7" table:formula="of:=[.F509]" office:value-type="string" office:string-value="Y1855.5">
            <text:p>Y1855.5</text:p>
          </table:table-cell>
        </table:table-row>
        <table:table-row table:style-name="ro1">
          <table:table-cell table:formula="of:=[.A508]+1" office:value-type="float" office:value="515">
            <text:p>515</text:p>
          </table:table-cell>
          <table:table-cell table:formula="of:=&quot;N&quot;&amp;[.A509]" office:value-type="string" office:string-value="N515">
            <text:p>N515</text:p>
          </table:table-cell>
          <table:table-cell table:formula="of:=[.$J$10]" office:value-type="float" office:value="2800">
            <text:p>2800</text:p>
          </table:table-cell>
          <table:table-cell table:formula="of:= &quot;X&quot;&amp; [.C509]" office:value-type="string" office:string-value="X2800">
            <text:p>X2800</text:p>
          </table:table-cell>
          <table:table-cell table:formula="of:=[.E508]+5.75" office:value-type="float" office:value="1855.5">
            <text:p>1855.5</text:p>
          </table:table-cell>
          <table:table-cell table:formula="of:=&quot;Y&quot; &amp; [.E509]" office:value-type="string" office:string-value="Y1855.5">
            <text:p>Y1855.5</text:p>
          </table:table-cell>
          <table:table-cell table:number-columns-repeated="8"/>
          <table:table-cell table:style-name="ce7" table:formula="of:=[.B510]" office:value-type="string" office:string-value="N516">
            <text:p>N516</text:p>
          </table:table-cell>
          <table:table-cell table:style-name="ce7" table:formula="of:=[.D510]" office:value-type="string" office:string-value="X2800">
            <text:p>X2800</text:p>
          </table:table-cell>
          <table:table-cell table:style-name="ce7" table:formula="of:=[.F510]" office:value-type="string" office:string-value="Y1861.25">
            <text:p>Y1861.25</text:p>
          </table:table-cell>
        </table:table-row>
        <table:table-row table:style-name="ro1">
          <table:table-cell table:formula="of:=[.A509]+1" office:value-type="float" office:value="516">
            <text:p>516</text:p>
          </table:table-cell>
          <table:table-cell table:formula="of:=&quot;N&quot;&amp;[.A510]" office:value-type="string" office:string-value="N516">
            <text:p>N516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0]" office:value-type="string" office:string-value="X2800">
            <text:p>X2800</text:p>
          </table:table-cell>
          <table:table-cell table:formula="of:=[.E509]+5.75" office:value-type="float" office:value="1861.25">
            <text:p>1861.25</text:p>
          </table:table-cell>
          <table:table-cell table:formula="of:=&quot;Y&quot; &amp; [.E510]" office:value-type="string" office:string-value="Y1861.25">
            <text:p>Y1861.25</text:p>
          </table:table-cell>
          <table:table-cell table:number-columns-repeated="8"/>
          <table:table-cell table:style-name="ce7" table:formula="of:=[.B511]" office:value-type="string" office:string-value="N517">
            <text:p>N517</text:p>
          </table:table-cell>
          <table:table-cell table:style-name="ce7" table:formula="of:=[.D511]" office:value-type="string" office:string-value="X2800">
            <text:p>X2800</text:p>
          </table:table-cell>
          <table:table-cell table:style-name="ce7" table:formula="of:=[.F511]" office:value-type="string" office:string-value="Y1867">
            <text:p>Y1867</text:p>
          </table:table-cell>
        </table:table-row>
        <table:table-row table:style-name="ro1">
          <table:table-cell table:formula="of:=[.A510]+1" office:value-type="float" office:value="517">
            <text:p>517</text:p>
          </table:table-cell>
          <table:table-cell table:formula="of:=&quot;N&quot;&amp;[.A511]" office:value-type="string" office:string-value="N517">
            <text:p>N517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1]" office:value-type="string" office:string-value="X2800">
            <text:p>X2800</text:p>
          </table:table-cell>
          <table:table-cell table:formula="of:=[.E510]+5.75" office:value-type="float" office:value="1867">
            <text:p>1867</text:p>
          </table:table-cell>
          <table:table-cell table:formula="of:=&quot;Y&quot; &amp; [.E511]" office:value-type="string" office:string-value="Y1867">
            <text:p>Y1867</text:p>
          </table:table-cell>
          <table:table-cell table:number-columns-repeated="8"/>
          <table:table-cell table:style-name="ce7" table:formula="of:=[.B512]" office:value-type="string" office:string-value="N518">
            <text:p>N518</text:p>
          </table:table-cell>
          <table:table-cell table:style-name="ce7" table:formula="of:=[.D512]" office:value-type="string" office:string-value="X2800">
            <text:p>X2800</text:p>
          </table:table-cell>
          <table:table-cell table:style-name="ce7" table:formula="of:=[.F512]" office:value-type="string" office:string-value="Y1872.75">
            <text:p>Y1872.75</text:p>
          </table:table-cell>
        </table:table-row>
        <table:table-row table:style-name="ro1">
          <table:table-cell table:formula="of:=[.A511]+1" office:value-type="float" office:value="518">
            <text:p>518</text:p>
          </table:table-cell>
          <table:table-cell table:formula="of:=&quot;N&quot;&amp;[.A512]" office:value-type="string" office:string-value="N518">
            <text:p>N518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2]" office:value-type="string" office:string-value="X2800">
            <text:p>X2800</text:p>
          </table:table-cell>
          <table:table-cell table:formula="of:=[.E511]+5.75" office:value-type="float" office:value="1872.75">
            <text:p>1872.75</text:p>
          </table:table-cell>
          <table:table-cell table:formula="of:=&quot;Y&quot; &amp; [.E512]" office:value-type="string" office:string-value="Y1872.75">
            <text:p>Y1872.75</text:p>
          </table:table-cell>
          <table:table-cell table:number-columns-repeated="8"/>
          <table:table-cell table:style-name="ce7" table:formula="of:=[.B513]" office:value-type="string" office:string-value="N519">
            <text:p>N519</text:p>
          </table:table-cell>
          <table:table-cell table:style-name="ce7" table:formula="of:=[.D513]" office:value-type="string" office:string-value="X2800">
            <text:p>X2800</text:p>
          </table:table-cell>
          <table:table-cell table:style-name="ce7" table:formula="of:=[.F513]" office:value-type="string" office:string-value="Y1878.5">
            <text:p>Y1878.5</text:p>
          </table:table-cell>
        </table:table-row>
        <table:table-row table:style-name="ro1">
          <table:table-cell table:formula="of:=[.A512]+1" office:value-type="float" office:value="519">
            <text:p>519</text:p>
          </table:table-cell>
          <table:table-cell table:formula="of:=&quot;N&quot;&amp;[.A513]" office:value-type="string" office:string-value="N519">
            <text:p>N519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3]" office:value-type="string" office:string-value="X2800">
            <text:p>X2800</text:p>
          </table:table-cell>
          <table:table-cell table:formula="of:=[.E512]+5.75" office:value-type="float" office:value="1878.5">
            <text:p>1878.5</text:p>
          </table:table-cell>
          <table:table-cell table:formula="of:=&quot;Y&quot; &amp; [.E513]" office:value-type="string" office:string-value="Y1878.5">
            <text:p>Y1878.5</text:p>
          </table:table-cell>
          <table:table-cell table:number-columns-repeated="8"/>
          <table:table-cell table:style-name="ce7" table:formula="of:=[.B514]" office:value-type="string" office:string-value="N520">
            <text:p>N520</text:p>
          </table:table-cell>
          <table:table-cell table:style-name="ce7" table:formula="of:=[.D514]" office:value-type="string" office:string-value="X2800">
            <text:p>X2800</text:p>
          </table:table-cell>
          <table:table-cell table:style-name="ce7" table:formula="of:=[.F514]" office:value-type="string" office:string-value="Y1884.25">
            <text:p>Y1884.25</text:p>
          </table:table-cell>
        </table:table-row>
        <table:table-row table:style-name="ro1">
          <table:table-cell table:formula="of:=[.A513]+1" office:value-type="float" office:value="520">
            <text:p>520</text:p>
          </table:table-cell>
          <table:table-cell table:formula="of:=&quot;N&quot;&amp;[.A514]" office:value-type="string" office:string-value="N520">
            <text:p>N520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4]" office:value-type="string" office:string-value="X2800">
            <text:p>X2800</text:p>
          </table:table-cell>
          <table:table-cell table:formula="of:=[.E513]+5.75" office:value-type="float" office:value="1884.25">
            <text:p>1884.25</text:p>
          </table:table-cell>
          <table:table-cell table:formula="of:=&quot;Y&quot; &amp; [.E514]" office:value-type="string" office:string-value="Y1884.25">
            <text:p>Y1884.25</text:p>
          </table:table-cell>
          <table:table-cell table:number-columns-repeated="8"/>
          <table:table-cell table:style-name="ce7" table:formula="of:=[.B515]" office:value-type="string" office:string-value="N521">
            <text:p>N521</text:p>
          </table:table-cell>
          <table:table-cell table:style-name="ce7" table:formula="of:=[.D515]" office:value-type="string" office:string-value="X2800">
            <text:p>X2800</text:p>
          </table:table-cell>
          <table:table-cell table:style-name="ce7" table:formula="of:=[.F515]" office:value-type="string" office:string-value="Y1890">
            <text:p>Y1890</text:p>
          </table:table-cell>
        </table:table-row>
        <table:table-row table:style-name="ro1">
          <table:table-cell table:formula="of:=[.A514]+1" office:value-type="float" office:value="521">
            <text:p>521</text:p>
          </table:table-cell>
          <table:table-cell table:formula="of:=&quot;N&quot;&amp;[.A515]" office:value-type="string" office:string-value="N521">
            <text:p>N521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5]" office:value-type="string" office:string-value="X2800">
            <text:p>X2800</text:p>
          </table:table-cell>
          <table:table-cell table:formula="of:=[.E514]+5.75" office:value-type="float" office:value="1890">
            <text:p>1890</text:p>
          </table:table-cell>
          <table:table-cell table:formula="of:=&quot;Y&quot; &amp; [.E515]" office:value-type="string" office:string-value="Y1890">
            <text:p>Y1890</text:p>
          </table:table-cell>
          <table:table-cell table:number-columns-repeated="8"/>
          <table:table-cell table:style-name="ce7" table:formula="of:=[.B516]" office:value-type="string" office:string-value="N522">
            <text:p>N522</text:p>
          </table:table-cell>
          <table:table-cell table:style-name="ce7" table:formula="of:=[.D516]" office:value-type="string" office:string-value="X2800">
            <text:p>X2800</text:p>
          </table:table-cell>
          <table:table-cell table:style-name="ce7" table:formula="of:=[.F516]" office:value-type="string" office:string-value="Y1895.75">
            <text:p>Y1895.75</text:p>
          </table:table-cell>
        </table:table-row>
        <table:table-row table:style-name="ro1">
          <table:table-cell table:formula="of:=[.A515]+1" office:value-type="float" office:value="522">
            <text:p>522</text:p>
          </table:table-cell>
          <table:table-cell table:formula="of:=&quot;N&quot;&amp;[.A516]" office:value-type="string" office:string-value="N522">
            <text:p>N522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6]" office:value-type="string" office:string-value="X2800">
            <text:p>X2800</text:p>
          </table:table-cell>
          <table:table-cell table:formula="of:=[.E515]+5.75" office:value-type="float" office:value="1895.75">
            <text:p>1895.75</text:p>
          </table:table-cell>
          <table:table-cell table:formula="of:=&quot;Y&quot; &amp; [.E516]" office:value-type="string" office:string-value="Y1895.75">
            <text:p>Y1895.75</text:p>
          </table:table-cell>
          <table:table-cell table:number-columns-repeated="8"/>
          <table:table-cell table:style-name="ce7" table:formula="of:=[.B517]" office:value-type="string" office:string-value="N523">
            <text:p>N523</text:p>
          </table:table-cell>
          <table:table-cell table:style-name="ce7" table:formula="of:=[.D517]" office:value-type="string" office:string-value="X2800">
            <text:p>X2800</text:p>
          </table:table-cell>
          <table:table-cell table:style-name="ce7" table:formula="of:=[.F517]" office:value-type="string" office:string-value="Y1901.5">
            <text:p>Y1901.5</text:p>
          </table:table-cell>
        </table:table-row>
        <table:table-row table:style-name="ro1">
          <table:table-cell table:formula="of:=[.A516]+1" office:value-type="float" office:value="523">
            <text:p>523</text:p>
          </table:table-cell>
          <table:table-cell table:formula="of:=&quot;N&quot;&amp;[.A517]" office:value-type="string" office:string-value="N523">
            <text:p>N523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7]" office:value-type="string" office:string-value="X2800">
            <text:p>X2800</text:p>
          </table:table-cell>
          <table:table-cell table:formula="of:=[.E516]+5.75" office:value-type="float" office:value="1901.5">
            <text:p>1901.5</text:p>
          </table:table-cell>
          <table:table-cell table:formula="of:=&quot;Y&quot; &amp; [.E517]" office:value-type="string" office:string-value="Y1901.5">
            <text:p>Y1901.5</text:p>
          </table:table-cell>
          <table:table-cell table:number-columns-repeated="8"/>
          <table:table-cell table:style-name="ce7" table:formula="of:=[.B518]" office:value-type="string" office:string-value="N524">
            <text:p>N524</text:p>
          </table:table-cell>
          <table:table-cell table:style-name="ce7" table:formula="of:=[.D518]" office:value-type="string" office:string-value="X2800">
            <text:p>X2800</text:p>
          </table:table-cell>
          <table:table-cell table:style-name="ce7" table:formula="of:=[.F518]" office:value-type="string" office:string-value="Y1907.25">
            <text:p>Y1907.25</text:p>
          </table:table-cell>
        </table:table-row>
        <table:table-row table:style-name="ro1">
          <table:table-cell table:formula="of:=[.A517]+1" office:value-type="float" office:value="524">
            <text:p>524</text:p>
          </table:table-cell>
          <table:table-cell table:formula="of:=&quot;N&quot;&amp;[.A518]" office:value-type="string" office:string-value="N524">
            <text:p>N524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8]" office:value-type="string" office:string-value="X2800">
            <text:p>X2800</text:p>
          </table:table-cell>
          <table:table-cell table:formula="of:=[.E517]+5.75" office:value-type="float" office:value="1907.25">
            <text:p>1907.25</text:p>
          </table:table-cell>
          <table:table-cell table:formula="of:=&quot;Y&quot; &amp; [.E518]" office:value-type="string" office:string-value="Y1907.25">
            <text:p>Y1907.25</text:p>
          </table:table-cell>
          <table:table-cell table:number-columns-repeated="8"/>
          <table:table-cell table:style-name="ce7" table:formula="of:=[.B519]" office:value-type="string" office:string-value="N525">
            <text:p>N525</text:p>
          </table:table-cell>
          <table:table-cell table:style-name="ce7" table:formula="of:=[.D519]" office:value-type="string" office:string-value="X2800">
            <text:p>X2800</text:p>
          </table:table-cell>
          <table:table-cell table:style-name="ce7" table:formula="of:=[.F519]" office:value-type="string" office:string-value="Y1913">
            <text:p>Y1913</text:p>
          </table:table-cell>
        </table:table-row>
        <table:table-row table:style-name="ro1">
          <table:table-cell table:formula="of:=[.A518]+1" office:value-type="float" office:value="525">
            <text:p>525</text:p>
          </table:table-cell>
          <table:table-cell table:formula="of:=&quot;N&quot;&amp;[.A519]" office:value-type="string" office:string-value="N525">
            <text:p>N525</text:p>
          </table:table-cell>
          <table:table-cell table:formula="of:=[.$J$10]" office:value-type="float" office:value="2800">
            <text:p>2800</text:p>
          </table:table-cell>
          <table:table-cell table:formula="of:= &quot;X&quot;&amp; [.C519]" office:value-type="string" office:string-value="X2800">
            <text:p>X2800</text:p>
          </table:table-cell>
          <table:table-cell table:formula="of:=[.E518]+5.75" office:value-type="float" office:value="1913">
            <text:p>1913</text:p>
          </table:table-cell>
          <table:table-cell table:formula="of:=&quot;Y&quot; &amp; [.E519]" office:value-type="string" office:string-value="Y1913">
            <text:p>Y1913</text:p>
          </table:table-cell>
          <table:table-cell table:number-columns-repeated="8"/>
          <table:table-cell table:style-name="ce7" table:formula="of:=[.B520]" office:value-type="string" office:string-value="N526">
            <text:p>N526</text:p>
          </table:table-cell>
          <table:table-cell table:style-name="ce7" table:formula="of:=[.D520]" office:value-type="string" office:string-value="X2800">
            <text:p>X2800</text:p>
          </table:table-cell>
          <table:table-cell table:style-name="ce7" table:formula="of:=[.F520]" office:value-type="string" office:string-value="Y1918.75">
            <text:p>Y1918.75</text:p>
          </table:table-cell>
        </table:table-row>
        <table:table-row table:style-name="ro1">
          <table:table-cell table:formula="of:=[.A519]+1" office:value-type="float" office:value="526">
            <text:p>526</text:p>
          </table:table-cell>
          <table:table-cell table:formula="of:=&quot;N&quot;&amp;[.A520]" office:value-type="string" office:string-value="N526">
            <text:p>N526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0]" office:value-type="string" office:string-value="X2800">
            <text:p>X2800</text:p>
          </table:table-cell>
          <table:table-cell table:formula="of:=[.E519]+5.75" office:value-type="float" office:value="1918.75">
            <text:p>1918.75</text:p>
          </table:table-cell>
          <table:table-cell table:formula="of:=&quot;Y&quot; &amp; [.E520]" office:value-type="string" office:string-value="Y1918.75">
            <text:p>Y1918.75</text:p>
          </table:table-cell>
          <table:table-cell table:number-columns-repeated="8"/>
          <table:table-cell table:style-name="ce7" table:formula="of:=[.B521]" office:value-type="string" office:string-value="N527">
            <text:p>N527</text:p>
          </table:table-cell>
          <table:table-cell table:style-name="ce7" table:formula="of:=[.D521]" office:value-type="string" office:string-value="X2800">
            <text:p>X2800</text:p>
          </table:table-cell>
          <table:table-cell table:style-name="ce7" table:formula="of:=[.F521]" office:value-type="string" office:string-value="Y1924.5">
            <text:p>Y1924.5</text:p>
          </table:table-cell>
        </table:table-row>
        <table:table-row table:style-name="ro1">
          <table:table-cell table:formula="of:=[.A520]+1" office:value-type="float" office:value="527">
            <text:p>527</text:p>
          </table:table-cell>
          <table:table-cell table:formula="of:=&quot;N&quot;&amp;[.A521]" office:value-type="string" office:string-value="N527">
            <text:p>N527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1]" office:value-type="string" office:string-value="X2800">
            <text:p>X2800</text:p>
          </table:table-cell>
          <table:table-cell table:formula="of:=[.E520]+5.75" office:value-type="float" office:value="1924.5">
            <text:p>1924.5</text:p>
          </table:table-cell>
          <table:table-cell table:formula="of:=&quot;Y&quot; &amp; [.E521]" office:value-type="string" office:string-value="Y1924.5">
            <text:p>Y1924.5</text:p>
          </table:table-cell>
          <table:table-cell table:number-columns-repeated="8"/>
          <table:table-cell table:style-name="ce7" table:formula="of:=[.B522]" office:value-type="string" office:string-value="N528">
            <text:p>N528</text:p>
          </table:table-cell>
          <table:table-cell table:style-name="ce7" table:formula="of:=[.D522]" office:value-type="string" office:string-value="X2800">
            <text:p>X2800</text:p>
          </table:table-cell>
          <table:table-cell table:style-name="ce7" table:formula="of:=[.F522]" office:value-type="string" office:string-value="Y1930.25">
            <text:p>Y1930.25</text:p>
          </table:table-cell>
        </table:table-row>
        <table:table-row table:style-name="ro1">
          <table:table-cell table:formula="of:=[.A521]+1" office:value-type="float" office:value="528">
            <text:p>528</text:p>
          </table:table-cell>
          <table:table-cell table:formula="of:=&quot;N&quot;&amp;[.A522]" office:value-type="string" office:string-value="N528">
            <text:p>N528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2]" office:value-type="string" office:string-value="X2800">
            <text:p>X2800</text:p>
          </table:table-cell>
          <table:table-cell table:formula="of:=[.E521]+5.75" office:value-type="float" office:value="1930.25">
            <text:p>1930.25</text:p>
          </table:table-cell>
          <table:table-cell table:formula="of:=&quot;Y&quot; &amp; [.E522]" office:value-type="string" office:string-value="Y1930.25">
            <text:p>Y1930.25</text:p>
          </table:table-cell>
          <table:table-cell table:number-columns-repeated="8"/>
          <table:table-cell table:style-name="ce7" table:formula="of:=[.B523]" office:value-type="string" office:string-value="N529">
            <text:p>N529</text:p>
          </table:table-cell>
          <table:table-cell table:style-name="ce7" table:formula="of:=[.D523]" office:value-type="string" office:string-value="X2800">
            <text:p>X2800</text:p>
          </table:table-cell>
          <table:table-cell table:style-name="ce7" table:formula="of:=[.F523]" office:value-type="string" office:string-value="Y1936">
            <text:p>Y1936</text:p>
          </table:table-cell>
        </table:table-row>
        <table:table-row table:style-name="ro1">
          <table:table-cell table:formula="of:=[.A522]+1" office:value-type="float" office:value="529">
            <text:p>529</text:p>
          </table:table-cell>
          <table:table-cell table:formula="of:=&quot;N&quot;&amp;[.A523]" office:value-type="string" office:string-value="N529">
            <text:p>N529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3]" office:value-type="string" office:string-value="X2800">
            <text:p>X2800</text:p>
          </table:table-cell>
          <table:table-cell table:formula="of:=[.E522]+5.75" office:value-type="float" office:value="1936">
            <text:p>1936</text:p>
          </table:table-cell>
          <table:table-cell table:formula="of:=&quot;Y&quot; &amp; [.E523]" office:value-type="string" office:string-value="Y1936">
            <text:p>Y1936</text:p>
          </table:table-cell>
          <table:table-cell table:number-columns-repeated="8"/>
          <table:table-cell table:style-name="ce7" table:formula="of:=[.B524]" office:value-type="string" office:string-value="N530">
            <text:p>N530</text:p>
          </table:table-cell>
          <table:table-cell table:style-name="ce7" table:formula="of:=[.D524]" office:value-type="string" office:string-value="X2800">
            <text:p>X2800</text:p>
          </table:table-cell>
          <table:table-cell table:style-name="ce7" table:formula="of:=[.F524]" office:value-type="string" office:string-value="Y1941.75">
            <text:p>Y1941.75</text:p>
          </table:table-cell>
        </table:table-row>
        <table:table-row table:style-name="ro1">
          <table:table-cell table:formula="of:=[.A523]+1" office:value-type="float" office:value="530">
            <text:p>530</text:p>
          </table:table-cell>
          <table:table-cell table:formula="of:=&quot;N&quot;&amp;[.A524]" office:value-type="string" office:string-value="N530">
            <text:p>N530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4]" office:value-type="string" office:string-value="X2800">
            <text:p>X2800</text:p>
          </table:table-cell>
          <table:table-cell table:formula="of:=[.E523]+5.75" office:value-type="float" office:value="1941.75">
            <text:p>1941.75</text:p>
          </table:table-cell>
          <table:table-cell table:formula="of:=&quot;Y&quot; &amp; [.E524]" office:value-type="string" office:string-value="Y1941.75">
            <text:p>Y1941.75</text:p>
          </table:table-cell>
          <table:table-cell table:number-columns-repeated="8"/>
          <table:table-cell table:style-name="ce7" table:formula="of:=[.B525]" office:value-type="string" office:string-value="N531">
            <text:p>N531</text:p>
          </table:table-cell>
          <table:table-cell table:style-name="ce7" table:formula="of:=[.D525]" office:value-type="string" office:string-value="X2800">
            <text:p>X2800</text:p>
          </table:table-cell>
          <table:table-cell table:style-name="ce7" table:formula="of:=[.F525]" office:value-type="string" office:string-value="Y1947.5">
            <text:p>Y1947.5</text:p>
          </table:table-cell>
        </table:table-row>
        <table:table-row table:style-name="ro1">
          <table:table-cell table:formula="of:=[.A524]+1" office:value-type="float" office:value="531">
            <text:p>531</text:p>
          </table:table-cell>
          <table:table-cell table:formula="of:=&quot;N&quot;&amp;[.A525]" office:value-type="string" office:string-value="N531">
            <text:p>N531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5]" office:value-type="string" office:string-value="X2800">
            <text:p>X2800</text:p>
          </table:table-cell>
          <table:table-cell table:formula="of:=[.E524]+5.75" office:value-type="float" office:value="1947.5">
            <text:p>1947.5</text:p>
          </table:table-cell>
          <table:table-cell table:formula="of:=&quot;Y&quot; &amp; [.E525]" office:value-type="string" office:string-value="Y1947.5">
            <text:p>Y1947.5</text:p>
          </table:table-cell>
          <table:table-cell table:number-columns-repeated="8"/>
          <table:table-cell table:style-name="ce7" table:formula="of:=[.B526]" office:value-type="string" office:string-value="N532">
            <text:p>N532</text:p>
          </table:table-cell>
          <table:table-cell table:style-name="ce7" table:formula="of:=[.D526]" office:value-type="string" office:string-value="X2800">
            <text:p>X2800</text:p>
          </table:table-cell>
          <table:table-cell table:style-name="ce7" table:formula="of:=[.F526]" office:value-type="string" office:string-value="Y1953.25">
            <text:p>Y1953.25</text:p>
          </table:table-cell>
        </table:table-row>
        <table:table-row table:style-name="ro1">
          <table:table-cell table:formula="of:=[.A525]+1" office:value-type="float" office:value="532">
            <text:p>532</text:p>
          </table:table-cell>
          <table:table-cell table:formula="of:=&quot;N&quot;&amp;[.A526]" office:value-type="string" office:string-value="N532">
            <text:p>N532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6]" office:value-type="string" office:string-value="X2800">
            <text:p>X2800</text:p>
          </table:table-cell>
          <table:table-cell table:formula="of:=[.E525]+5.75" office:value-type="float" office:value="1953.25">
            <text:p>1953.25</text:p>
          </table:table-cell>
          <table:table-cell table:formula="of:=&quot;Y&quot; &amp; [.E526]" office:value-type="string" office:string-value="Y1953.25">
            <text:p>Y1953.25</text:p>
          </table:table-cell>
          <table:table-cell table:number-columns-repeated="8"/>
          <table:table-cell table:style-name="ce7" table:formula="of:=[.B527]" office:value-type="string" office:string-value="N533">
            <text:p>N533</text:p>
          </table:table-cell>
          <table:table-cell table:style-name="ce7" table:formula="of:=[.D527]" office:value-type="string" office:string-value="X2800">
            <text:p>X2800</text:p>
          </table:table-cell>
          <table:table-cell table:style-name="ce7" table:formula="of:=[.F527]" office:value-type="string" office:string-value="Y1959">
            <text:p>Y1959</text:p>
          </table:table-cell>
        </table:table-row>
        <table:table-row table:style-name="ro1">
          <table:table-cell table:formula="of:=[.A526]+1" office:value-type="float" office:value="533">
            <text:p>533</text:p>
          </table:table-cell>
          <table:table-cell table:formula="of:=&quot;N&quot;&amp;[.A527]" office:value-type="string" office:string-value="N533">
            <text:p>N533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7]" office:value-type="string" office:string-value="X2800">
            <text:p>X2800</text:p>
          </table:table-cell>
          <table:table-cell table:formula="of:=[.E526]+5.75" office:value-type="float" office:value="1959">
            <text:p>1959</text:p>
          </table:table-cell>
          <table:table-cell table:formula="of:=&quot;Y&quot; &amp; [.E527]" office:value-type="string" office:string-value="Y1959">
            <text:p>Y1959</text:p>
          </table:table-cell>
          <table:table-cell table:number-columns-repeated="8"/>
          <table:table-cell table:style-name="ce7" table:formula="of:=[.B528]" office:value-type="string" office:string-value="N534">
            <text:p>N534</text:p>
          </table:table-cell>
          <table:table-cell table:style-name="ce7" table:formula="of:=[.D528]" office:value-type="string" office:string-value="X2800">
            <text:p>X2800</text:p>
          </table:table-cell>
          <table:table-cell table:style-name="ce7" table:formula="of:=[.F528]" office:value-type="string" office:string-value="Y1964.75">
            <text:p>Y1964.75</text:p>
          </table:table-cell>
        </table:table-row>
        <table:table-row table:style-name="ro1">
          <table:table-cell table:formula="of:=[.A527]+1" office:value-type="float" office:value="534">
            <text:p>534</text:p>
          </table:table-cell>
          <table:table-cell table:formula="of:=&quot;N&quot;&amp;[.A528]" office:value-type="string" office:string-value="N534">
            <text:p>N534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8]" office:value-type="string" office:string-value="X2800">
            <text:p>X2800</text:p>
          </table:table-cell>
          <table:table-cell table:formula="of:=[.E527]+5.75" office:value-type="float" office:value="1964.75">
            <text:p>1964.75</text:p>
          </table:table-cell>
          <table:table-cell table:formula="of:=&quot;Y&quot; &amp; [.E528]" office:value-type="string" office:string-value="Y1964.75">
            <text:p>Y1964.75</text:p>
          </table:table-cell>
          <table:table-cell table:number-columns-repeated="8"/>
          <table:table-cell table:style-name="ce7" table:formula="of:=[.B529]" office:value-type="string" office:string-value="N535">
            <text:p>N535</text:p>
          </table:table-cell>
          <table:table-cell table:style-name="ce7" table:formula="of:=[.D529]" office:value-type="string" office:string-value="X2800">
            <text:p>X2800</text:p>
          </table:table-cell>
          <table:table-cell table:style-name="ce7" table:formula="of:=[.F529]" office:value-type="string" office:string-value="Y1970.5">
            <text:p>Y1970.5</text:p>
          </table:table-cell>
        </table:table-row>
        <table:table-row table:style-name="ro1">
          <table:table-cell table:formula="of:=[.A528]+1" office:value-type="float" office:value="535">
            <text:p>535</text:p>
          </table:table-cell>
          <table:table-cell table:formula="of:=&quot;N&quot;&amp;[.A529]" office:value-type="string" office:string-value="N535">
            <text:p>N535</text:p>
          </table:table-cell>
          <table:table-cell table:formula="of:=[.$J$10]" office:value-type="float" office:value="2800">
            <text:p>2800</text:p>
          </table:table-cell>
          <table:table-cell table:formula="of:= &quot;X&quot;&amp; [.C529]" office:value-type="string" office:string-value="X2800">
            <text:p>X2800</text:p>
          </table:table-cell>
          <table:table-cell table:formula="of:=[.E528]+5.75" office:value-type="float" office:value="1970.5">
            <text:p>1970.5</text:p>
          </table:table-cell>
          <table:table-cell table:formula="of:=&quot;Y&quot; &amp; [.E529]" office:value-type="string" office:string-value="Y1970.5">
            <text:p>Y1970.5</text:p>
          </table:table-cell>
          <table:table-cell table:number-columns-repeated="8"/>
          <table:table-cell table:style-name="ce7" table:formula="of:=[.B530]" office:value-type="string" office:string-value="N536">
            <text:p>N536</text:p>
          </table:table-cell>
          <table:table-cell table:style-name="ce7" table:formula="of:=[.D530]" office:value-type="string" office:string-value="X2800">
            <text:p>X2800</text:p>
          </table:table-cell>
          <table:table-cell table:style-name="ce7" table:formula="of:=[.F530]" office:value-type="string" office:string-value="Y1976.25">
            <text:p>Y1976.25</text:p>
          </table:table-cell>
        </table:table-row>
        <table:table-row table:style-name="ro1">
          <table:table-cell table:formula="of:=[.A529]+1" office:value-type="float" office:value="536">
            <text:p>536</text:p>
          </table:table-cell>
          <table:table-cell table:formula="of:=&quot;N&quot;&amp;[.A530]" office:value-type="string" office:string-value="N536">
            <text:p>N536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0]" office:value-type="string" office:string-value="X2800">
            <text:p>X2800</text:p>
          </table:table-cell>
          <table:table-cell table:formula="of:=[.E529]+5.75" office:value-type="float" office:value="1976.25">
            <text:p>1976.25</text:p>
          </table:table-cell>
          <table:table-cell table:formula="of:=&quot;Y&quot; &amp; [.E530]" office:value-type="string" office:string-value="Y1976.25">
            <text:p>Y1976.25</text:p>
          </table:table-cell>
          <table:table-cell table:number-columns-repeated="8"/>
          <table:table-cell table:style-name="ce7" table:formula="of:=[.B531]" office:value-type="string" office:string-value="N537">
            <text:p>N537</text:p>
          </table:table-cell>
          <table:table-cell table:style-name="ce7" table:formula="of:=[.D531]" office:value-type="string" office:string-value="X2800">
            <text:p>X2800</text:p>
          </table:table-cell>
          <table:table-cell table:style-name="ce7" table:formula="of:=[.F531]" office:value-type="string" office:string-value="Y1982">
            <text:p>Y1982</text:p>
          </table:table-cell>
        </table:table-row>
        <table:table-row table:style-name="ro1">
          <table:table-cell table:formula="of:=[.A530]+1" office:value-type="float" office:value="537">
            <text:p>537</text:p>
          </table:table-cell>
          <table:table-cell table:formula="of:=&quot;N&quot;&amp;[.A531]" office:value-type="string" office:string-value="N537">
            <text:p>N537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1]" office:value-type="string" office:string-value="X2800">
            <text:p>X2800</text:p>
          </table:table-cell>
          <table:table-cell table:formula="of:=[.E530]+5.75" office:value-type="float" office:value="1982">
            <text:p>1982</text:p>
          </table:table-cell>
          <table:table-cell table:formula="of:=&quot;Y&quot; &amp; [.E531]" office:value-type="string" office:string-value="Y1982">
            <text:p>Y1982</text:p>
          </table:table-cell>
          <table:table-cell table:number-columns-repeated="8"/>
          <table:table-cell table:style-name="ce7" table:formula="of:=[.B532]" office:value-type="string" office:string-value="N538">
            <text:p>N538</text:p>
          </table:table-cell>
          <table:table-cell table:style-name="ce7" table:formula="of:=[.D532]" office:value-type="string" office:string-value="X2800">
            <text:p>X2800</text:p>
          </table:table-cell>
          <table:table-cell table:style-name="ce7" table:formula="of:=[.F532]" office:value-type="string" office:string-value="Y1987.75">
            <text:p>Y1987.75</text:p>
          </table:table-cell>
        </table:table-row>
        <table:table-row table:style-name="ro1">
          <table:table-cell table:formula="of:=[.A531]+1" office:value-type="float" office:value="538">
            <text:p>538</text:p>
          </table:table-cell>
          <table:table-cell table:formula="of:=&quot;N&quot;&amp;[.A532]" office:value-type="string" office:string-value="N538">
            <text:p>N538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2]" office:value-type="string" office:string-value="X2800">
            <text:p>X2800</text:p>
          </table:table-cell>
          <table:table-cell table:formula="of:=[.E531]+5.75" office:value-type="float" office:value="1987.75">
            <text:p>1987.75</text:p>
          </table:table-cell>
          <table:table-cell table:formula="of:=&quot;Y&quot; &amp; [.E532]" office:value-type="string" office:string-value="Y1987.75">
            <text:p>Y1987.75</text:p>
          </table:table-cell>
          <table:table-cell table:number-columns-repeated="8"/>
          <table:table-cell table:style-name="ce7" table:formula="of:=[.B533]" office:value-type="string" office:string-value="N539">
            <text:p>N539</text:p>
          </table:table-cell>
          <table:table-cell table:style-name="ce7" table:formula="of:=[.D533]" office:value-type="string" office:string-value="X2800">
            <text:p>X2800</text:p>
          </table:table-cell>
          <table:table-cell table:style-name="ce7" table:formula="of:=[.F533]" office:value-type="string" office:string-value="Y1993.5">
            <text:p>Y1993.5</text:p>
          </table:table-cell>
        </table:table-row>
        <table:table-row table:style-name="ro1">
          <table:table-cell table:formula="of:=[.A532]+1" office:value-type="float" office:value="539">
            <text:p>539</text:p>
          </table:table-cell>
          <table:table-cell table:formula="of:=&quot;N&quot;&amp;[.A533]" office:value-type="string" office:string-value="N539">
            <text:p>N539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3]" office:value-type="string" office:string-value="X2800">
            <text:p>X2800</text:p>
          </table:table-cell>
          <table:table-cell table:formula="of:=[.E532]+5.75" office:value-type="float" office:value="1993.5">
            <text:p>1993.5</text:p>
          </table:table-cell>
          <table:table-cell table:formula="of:=&quot;Y&quot; &amp; [.E533]" office:value-type="string" office:string-value="Y1993.5">
            <text:p>Y1993.5</text:p>
          </table:table-cell>
          <table:table-cell table:number-columns-repeated="8"/>
          <table:table-cell table:style-name="ce7" table:formula="of:=[.B534]" office:value-type="string" office:string-value="N540">
            <text:p>N540</text:p>
          </table:table-cell>
          <table:table-cell table:style-name="ce7" table:formula="of:=[.D534]" office:value-type="string" office:string-value="X2800">
            <text:p>X2800</text:p>
          </table:table-cell>
          <table:table-cell table:style-name="ce7" table:formula="of:=[.F534]" office:value-type="string" office:string-value="Y1999.25">
            <text:p>Y1999.25</text:p>
          </table:table-cell>
        </table:table-row>
        <table:table-row table:style-name="ro1">
          <table:table-cell table:formula="of:=[.A533]+1" office:value-type="float" office:value="540">
            <text:p>540</text:p>
          </table:table-cell>
          <table:table-cell table:formula="of:=&quot;N&quot;&amp;[.A534]" office:value-type="string" office:string-value="N540">
            <text:p>N540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4]" office:value-type="string" office:string-value="X2800">
            <text:p>X2800</text:p>
          </table:table-cell>
          <table:table-cell table:formula="of:=[.E533]+5.75" office:value-type="float" office:value="1999.25">
            <text:p>1999.25</text:p>
          </table:table-cell>
          <table:table-cell table:formula="of:=&quot;Y&quot; &amp; [.E534]" office:value-type="string" office:string-value="Y1999.25">
            <text:p>Y1999.25</text:p>
          </table:table-cell>
          <table:table-cell table:number-columns-repeated="8"/>
          <table:table-cell table:style-name="ce7" table:formula="of:=[.B535]" office:value-type="string" office:string-value="N541">
            <text:p>N541</text:p>
          </table:table-cell>
          <table:table-cell table:style-name="ce7" table:formula="of:=[.D535]" office:value-type="string" office:string-value="X2800">
            <text:p>X2800</text:p>
          </table:table-cell>
          <table:table-cell table:style-name="ce7" table:formula="of:=[.F535]" office:value-type="string" office:string-value="Y2005">
            <text:p>Y2005</text:p>
          </table:table-cell>
        </table:table-row>
        <table:table-row table:style-name="ro1">
          <table:table-cell table:formula="of:=[.A534]+1" office:value-type="float" office:value="541">
            <text:p>541</text:p>
          </table:table-cell>
          <table:table-cell table:formula="of:=&quot;N&quot;&amp;[.A535]" office:value-type="string" office:string-value="N541">
            <text:p>N541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5]" office:value-type="string" office:string-value="X2800">
            <text:p>X2800</text:p>
          </table:table-cell>
          <table:table-cell table:formula="of:=[.E534]+5.75" office:value-type="float" office:value="2005">
            <text:p>2005</text:p>
          </table:table-cell>
          <table:table-cell table:formula="of:=&quot;Y&quot; &amp; [.E535]" office:value-type="string" office:string-value="Y2005">
            <text:p>Y2005</text:p>
          </table:table-cell>
          <table:table-cell table:number-columns-repeated="8"/>
          <table:table-cell table:style-name="ce7" table:formula="of:=[.B536]" office:value-type="string" office:string-value="N542">
            <text:p>N542</text:p>
          </table:table-cell>
          <table:table-cell table:style-name="ce7" table:formula="of:=[.D536]" office:value-type="string" office:string-value="X2800">
            <text:p>X2800</text:p>
          </table:table-cell>
          <table:table-cell table:style-name="ce7" table:formula="of:=[.F536]" office:value-type="string" office:string-value="Y2010.75">
            <text:p>Y2010.75</text:p>
          </table:table-cell>
        </table:table-row>
        <table:table-row table:style-name="ro1">
          <table:table-cell table:formula="of:=[.A535]+1" office:value-type="float" office:value="542">
            <text:p>542</text:p>
          </table:table-cell>
          <table:table-cell table:formula="of:=&quot;N&quot;&amp;[.A536]" office:value-type="string" office:string-value="N542">
            <text:p>N542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6]" office:value-type="string" office:string-value="X2800">
            <text:p>X2800</text:p>
          </table:table-cell>
          <table:table-cell table:formula="of:=[.E535]+5.75" office:value-type="float" office:value="2010.75">
            <text:p>2010.75</text:p>
          </table:table-cell>
          <table:table-cell table:formula="of:=&quot;Y&quot; &amp; [.E536]" office:value-type="string" office:string-value="Y2010.75">
            <text:p>Y2010.75</text:p>
          </table:table-cell>
          <table:table-cell table:number-columns-repeated="8"/>
          <table:table-cell table:style-name="ce7" table:formula="of:=[.B537]" office:value-type="string" office:string-value="N543">
            <text:p>N543</text:p>
          </table:table-cell>
          <table:table-cell table:style-name="ce7" table:formula="of:=[.D537]" office:value-type="string" office:string-value="X2800">
            <text:p>X2800</text:p>
          </table:table-cell>
          <table:table-cell table:style-name="ce7" table:formula="of:=[.F537]" office:value-type="string" office:string-value="Y2016.5">
            <text:p>Y2016.5</text:p>
          </table:table-cell>
        </table:table-row>
        <table:table-row table:style-name="ro1">
          <table:table-cell table:formula="of:=[.A536]+1" office:value-type="float" office:value="543">
            <text:p>543</text:p>
          </table:table-cell>
          <table:table-cell table:formula="of:=&quot;N&quot;&amp;[.A537]" office:value-type="string" office:string-value="N543">
            <text:p>N543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7]" office:value-type="string" office:string-value="X2800">
            <text:p>X2800</text:p>
          </table:table-cell>
          <table:table-cell table:formula="of:=[.E536]+5.75" office:value-type="float" office:value="2016.5">
            <text:p>2016.5</text:p>
          </table:table-cell>
          <table:table-cell table:formula="of:=&quot;Y&quot; &amp; [.E537]" office:value-type="string" office:string-value="Y2016.5">
            <text:p>Y2016.5</text:p>
          </table:table-cell>
          <table:table-cell table:number-columns-repeated="8"/>
          <table:table-cell table:style-name="ce7" table:formula="of:=[.B538]" office:value-type="string" office:string-value="N544">
            <text:p>N544</text:p>
          </table:table-cell>
          <table:table-cell table:style-name="ce7" table:formula="of:=[.D538]" office:value-type="string" office:string-value="X2800">
            <text:p>X2800</text:p>
          </table:table-cell>
          <table:table-cell table:style-name="ce7" table:formula="of:=[.F538]" office:value-type="string" office:string-value="Y2022.25">
            <text:p>Y2022.25</text:p>
          </table:table-cell>
        </table:table-row>
        <table:table-row table:style-name="ro1">
          <table:table-cell table:formula="of:=[.A537]+1" office:value-type="float" office:value="544">
            <text:p>544</text:p>
          </table:table-cell>
          <table:table-cell table:formula="of:=&quot;N&quot;&amp;[.A538]" office:value-type="string" office:string-value="N544">
            <text:p>N544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8]" office:value-type="string" office:string-value="X2800">
            <text:p>X2800</text:p>
          </table:table-cell>
          <table:table-cell table:formula="of:=[.E537]+5.75" office:value-type="float" office:value="2022.25">
            <text:p>2022.25</text:p>
          </table:table-cell>
          <table:table-cell table:formula="of:=&quot;Y&quot; &amp; [.E538]" office:value-type="string" office:string-value="Y2022.25">
            <text:p>Y2022.25</text:p>
          </table:table-cell>
          <table:table-cell table:number-columns-repeated="8"/>
          <table:table-cell table:style-name="ce7" table:formula="of:=[.B539]" office:value-type="string" office:string-value="N545">
            <text:p>N545</text:p>
          </table:table-cell>
          <table:table-cell table:style-name="ce7" table:formula="of:=[.D539]" office:value-type="string" office:string-value="X2800">
            <text:p>X2800</text:p>
          </table:table-cell>
          <table:table-cell table:style-name="ce7" table:formula="of:=[.F539]" office:value-type="string" office:string-value="Y2028">
            <text:p>Y2028</text:p>
          </table:table-cell>
        </table:table-row>
        <table:table-row table:style-name="ro1">
          <table:table-cell table:formula="of:=[.A538]+1" office:value-type="float" office:value="545">
            <text:p>545</text:p>
          </table:table-cell>
          <table:table-cell table:formula="of:=&quot;N&quot;&amp;[.A539]" office:value-type="string" office:string-value="N545">
            <text:p>N545</text:p>
          </table:table-cell>
          <table:table-cell table:formula="of:=[.$J$10]" office:value-type="float" office:value="2800">
            <text:p>2800</text:p>
          </table:table-cell>
          <table:table-cell table:formula="of:= &quot;X&quot;&amp; [.C539]" office:value-type="string" office:string-value="X2800">
            <text:p>X2800</text:p>
          </table:table-cell>
          <table:table-cell table:formula="of:=[.E538]+5.75" office:value-type="float" office:value="2028">
            <text:p>2028</text:p>
          </table:table-cell>
          <table:table-cell table:formula="of:=&quot;Y&quot; &amp; [.E539]" office:value-type="string" office:string-value="Y2028">
            <text:p>Y2028</text:p>
          </table:table-cell>
          <table:table-cell table:number-columns-repeated="8"/>
          <table:table-cell table:style-name="ce7" table:formula="of:=[.B540]" office:value-type="string" office:string-value="N546">
            <text:p>N546</text:p>
          </table:table-cell>
          <table:table-cell table:style-name="ce7" table:formula="of:=[.D540]" office:value-type="string" office:string-value="X2800">
            <text:p>X2800</text:p>
          </table:table-cell>
          <table:table-cell table:style-name="ce7" table:formula="of:=[.F540]" office:value-type="string" office:string-value="Y2033.75">
            <text:p>Y2033.75</text:p>
          </table:table-cell>
        </table:table-row>
        <table:table-row table:style-name="ro1">
          <table:table-cell table:formula="of:=[.A539]+1" office:value-type="float" office:value="546">
            <text:p>546</text:p>
          </table:table-cell>
          <table:table-cell table:formula="of:=&quot;N&quot;&amp;[.A540]" office:value-type="string" office:string-value="N546">
            <text:p>N546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0]" office:value-type="string" office:string-value="X2800">
            <text:p>X2800</text:p>
          </table:table-cell>
          <table:table-cell table:formula="of:=[.E539]+5.75" office:value-type="float" office:value="2033.75">
            <text:p>2033.75</text:p>
          </table:table-cell>
          <table:table-cell table:formula="of:=&quot;Y&quot; &amp; [.E540]" office:value-type="string" office:string-value="Y2033.75">
            <text:p>Y2033.75</text:p>
          </table:table-cell>
          <table:table-cell table:number-columns-repeated="8"/>
          <table:table-cell table:style-name="ce7" table:formula="of:=[.B541]" office:value-type="string" office:string-value="N547">
            <text:p>N547</text:p>
          </table:table-cell>
          <table:table-cell table:style-name="ce7" table:formula="of:=[.D541]" office:value-type="string" office:string-value="X2800">
            <text:p>X2800</text:p>
          </table:table-cell>
          <table:table-cell table:style-name="ce7" table:formula="of:=[.F541]" office:value-type="string" office:string-value="Y2039.5">
            <text:p>Y2039.5</text:p>
          </table:table-cell>
        </table:table-row>
        <table:table-row table:style-name="ro1">
          <table:table-cell table:formula="of:=[.A540]+1" office:value-type="float" office:value="547">
            <text:p>547</text:p>
          </table:table-cell>
          <table:table-cell table:formula="of:=&quot;N&quot;&amp;[.A541]" office:value-type="string" office:string-value="N547">
            <text:p>N547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1]" office:value-type="string" office:string-value="X2800">
            <text:p>X2800</text:p>
          </table:table-cell>
          <table:table-cell table:formula="of:=[.E540]+5.75" office:value-type="float" office:value="2039.5">
            <text:p>2039.5</text:p>
          </table:table-cell>
          <table:table-cell table:formula="of:=&quot;Y&quot; &amp; [.E541]" office:value-type="string" office:string-value="Y2039.5">
            <text:p>Y2039.5</text:p>
          </table:table-cell>
          <table:table-cell table:number-columns-repeated="8"/>
          <table:table-cell table:style-name="ce7" table:formula="of:=[.B542]" office:value-type="string" office:string-value="N548">
            <text:p>N548</text:p>
          </table:table-cell>
          <table:table-cell table:style-name="ce7" table:formula="of:=[.D542]" office:value-type="string" office:string-value="X2800">
            <text:p>X2800</text:p>
          </table:table-cell>
          <table:table-cell table:style-name="ce7" table:formula="of:=[.F542]" office:value-type="string" office:string-value="Y2045.25">
            <text:p>Y2045.25</text:p>
          </table:table-cell>
        </table:table-row>
        <table:table-row table:style-name="ro1">
          <table:table-cell table:formula="of:=[.A541]+1" office:value-type="float" office:value="548">
            <text:p>548</text:p>
          </table:table-cell>
          <table:table-cell table:formula="of:=&quot;N&quot;&amp;[.A542]" office:value-type="string" office:string-value="N548">
            <text:p>N548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2]" office:value-type="string" office:string-value="X2800">
            <text:p>X2800</text:p>
          </table:table-cell>
          <table:table-cell table:formula="of:=[.E541]+5.75" office:value-type="float" office:value="2045.25">
            <text:p>2045.25</text:p>
          </table:table-cell>
          <table:table-cell table:formula="of:=&quot;Y&quot; &amp; [.E542]" office:value-type="string" office:string-value="Y2045.25">
            <text:p>Y2045.25</text:p>
          </table:table-cell>
          <table:table-cell table:number-columns-repeated="8"/>
          <table:table-cell table:style-name="ce7" table:formula="of:=[.B543]" office:value-type="string" office:string-value="N549">
            <text:p>N549</text:p>
          </table:table-cell>
          <table:table-cell table:style-name="ce7" table:formula="of:=[.D543]" office:value-type="string" office:string-value="X2800">
            <text:p>X2800</text:p>
          </table:table-cell>
          <table:table-cell table:style-name="ce7" table:formula="of:=[.F543]" office:value-type="string" office:string-value="Y2051">
            <text:p>Y2051</text:p>
          </table:table-cell>
        </table:table-row>
        <table:table-row table:style-name="ro1">
          <table:table-cell table:formula="of:=[.A542]+1" office:value-type="float" office:value="549">
            <text:p>549</text:p>
          </table:table-cell>
          <table:table-cell table:formula="of:=&quot;N&quot;&amp;[.A543]" office:value-type="string" office:string-value="N549">
            <text:p>N549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3]" office:value-type="string" office:string-value="X2800">
            <text:p>X2800</text:p>
          </table:table-cell>
          <table:table-cell table:formula="of:=[.E542]+5.75" office:value-type="float" office:value="2051">
            <text:p>2051</text:p>
          </table:table-cell>
          <table:table-cell table:formula="of:=&quot;Y&quot; &amp; [.E543]" office:value-type="string" office:string-value="Y2051">
            <text:p>Y2051</text:p>
          </table:table-cell>
          <table:table-cell table:number-columns-repeated="8"/>
          <table:table-cell table:style-name="ce7" table:formula="of:=[.B544]" office:value-type="string" office:string-value="N550">
            <text:p>N550</text:p>
          </table:table-cell>
          <table:table-cell table:style-name="ce7" table:formula="of:=[.D544]" office:value-type="string" office:string-value="X2800">
            <text:p>X2800</text:p>
          </table:table-cell>
          <table:table-cell table:style-name="ce7" table:formula="of:=[.F544]" office:value-type="string" office:string-value="Y2056.75">
            <text:p>Y2056.75</text:p>
          </table:table-cell>
        </table:table-row>
        <table:table-row table:style-name="ro1">
          <table:table-cell table:formula="of:=[.A543]+1" office:value-type="float" office:value="550">
            <text:p>550</text:p>
          </table:table-cell>
          <table:table-cell table:formula="of:=&quot;N&quot;&amp;[.A544]" office:value-type="string" office:string-value="N550">
            <text:p>N550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4]" office:value-type="string" office:string-value="X2800">
            <text:p>X2800</text:p>
          </table:table-cell>
          <table:table-cell table:formula="of:=[.E543]+5.75" office:value-type="float" office:value="2056.75">
            <text:p>2056.75</text:p>
          </table:table-cell>
          <table:table-cell table:formula="of:=&quot;Y&quot; &amp; [.E544]" office:value-type="string" office:string-value="Y2056.75">
            <text:p>Y2056.75</text:p>
          </table:table-cell>
          <table:table-cell table:number-columns-repeated="8"/>
          <table:table-cell table:style-name="ce7" table:formula="of:=[.B545]" office:value-type="string" office:string-value="N551">
            <text:p>N551</text:p>
          </table:table-cell>
          <table:table-cell table:style-name="ce7" table:formula="of:=[.D545]" office:value-type="string" office:string-value="X2800">
            <text:p>X2800</text:p>
          </table:table-cell>
          <table:table-cell table:style-name="ce7" table:formula="of:=[.F545]" office:value-type="string" office:string-value="Y2062.5">
            <text:p>Y2062.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&quot;N&quot;&amp;[.A545]" office:value-type="string" office:string-value="N551">
            <text:p>N551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5]" office:value-type="string" office:string-value="X2800">
            <text:p>X2800</text:p>
          </table:table-cell>
          <table:table-cell table:formula="of:=[.E544]+5.75" office:value-type="float" office:value="2062.5">
            <text:p>2062.5</text:p>
          </table:table-cell>
          <table:table-cell table:formula="of:=&quot;Y&quot; &amp; [.E545]" office:value-type="string" office:string-value="Y2062.5">
            <text:p>Y2062.5</text:p>
          </table:table-cell>
          <table:table-cell table:number-columns-repeated="8"/>
          <table:table-cell table:style-name="ce7" table:formula="of:=[.B546]" office:value-type="string" office:string-value="N552">
            <text:p>N552</text:p>
          </table:table-cell>
          <table:table-cell table:style-name="ce7" table:formula="of:=[.D546]" office:value-type="string" office:string-value="X2800">
            <text:p>X2800</text:p>
          </table:table-cell>
          <table:table-cell table:style-name="ce7" table:formula="of:=[.F546]" office:value-type="string" office:string-value="Y2068.25">
            <text:p>Y2068.2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&quot;N&quot;&amp;[.A546]" office:value-type="string" office:string-value="N552">
            <text:p>N552</text:p>
          </table:table-cell>
          <table:table-cell table:formula="of:=[.$J$10]" office:value-type="float" office:value="2800">
            <text:p>2800</text:p>
          </table:table-cell>
          <table:table-cell table:formula="of:= &quot;X&quot;&amp; [.C546]" office:value-type="string" office:string-value="X2800">
            <text:p>X2800</text:p>
          </table:table-cell>
          <table:table-cell table:formula="of:=[.E545]+5.75" office:value-type="float" office:value="2068.25">
            <text:p>2068.25</text:p>
          </table:table-cell>
          <table:table-cell table:formula="of:=&quot;Y&quot; &amp; [.E546]" office:value-type="string" office:string-value="Y2068.25">
            <text:p>Y2068.25</text:p>
          </table:table-cell>
          <table:table-cell table:number-columns-repeated="8"/>
          <table:table-cell table:style-name="ce6" table:formula="of:=[.B547]" office:value-type="string" office:string-value="N553">
            <text:p>N553</text:p>
          </table:table-cell>
          <table:table-cell table:style-name="ce6" table:formula="of:=[.D547]" office:value-type="string" office:string-value="X4000">
            <text:p>X4000</text:p>
          </table:table-cell>
          <table:table-cell table:style-name="ce6" table:formula="of:=[.F547]" office:value-type="string" office:string-value="Y1222">
            <text:p>Y122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&quot;N&quot;&amp;[.A547]" office:value-type="string" office:string-value="N553">
            <text:p>N55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47]" office:value-type="string" office:string-value="X4000">
            <text:p>X4000</text:p>
          </table:table-cell>
          <table:table-cell office:value-type="float" office:value="1222">
            <text:p>1222</text:p>
          </table:table-cell>
          <table:table-cell table:formula="of:=&quot;Y&quot; &amp; [.E547]" office:value-type="string" office:string-value="Y1222">
            <text:p>Y1222</text:p>
          </table:table-cell>
          <table:table-cell table:number-columns-repeated="8"/>
          <table:table-cell table:style-name="ce6" table:formula="of:=[.B548]" office:value-type="string" office:string-value="N554">
            <text:p>N554</text:p>
          </table:table-cell>
          <table:table-cell table:style-name="ce6" table:formula="of:=[.D548]" office:value-type="string" office:string-value="X4000">
            <text:p>X4000</text:p>
          </table:table-cell>
          <table:table-cell table:style-name="ce6" table:formula="of:=[.F548]" office:value-type="string" office:string-value="Y1227.75">
            <text:p>Y1227.7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&quot;N&quot;&amp;[.A548]" office:value-type="string" office:string-value="N554">
            <text:p>N55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48]" office:value-type="string" office:string-value="X4000">
            <text:p>X4000</text:p>
          </table:table-cell>
          <table:table-cell table:formula="of:=[.E547]+5.75" office:value-type="float" office:value="1227.75">
            <text:p>1227.75</text:p>
          </table:table-cell>
          <table:table-cell table:formula="of:=&quot;Y&quot; &amp; [.E548]" office:value-type="string" office:string-value="Y1227.75">
            <text:p>Y1227.75</text:p>
          </table:table-cell>
          <table:table-cell table:number-columns-repeated="8"/>
          <table:table-cell table:style-name="ce6" table:formula="of:=[.B549]" office:value-type="string" office:string-value="N555">
            <text:p>N555</text:p>
          </table:table-cell>
          <table:table-cell table:style-name="ce6" table:formula="of:=[.D549]" office:value-type="string" office:string-value="X4000">
            <text:p>X4000</text:p>
          </table:table-cell>
          <table:table-cell table:style-name="ce6" table:formula="of:=[.F549]" office:value-type="string" office:string-value="Y1233.5">
            <text:p>Y1233.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&quot;N&quot;&amp;[.A549]" office:value-type="string" office:string-value="N555">
            <text:p>N55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49]" office:value-type="string" office:string-value="X4000">
            <text:p>X4000</text:p>
          </table:table-cell>
          <table:table-cell table:formula="of:=[.E548]+5.75" office:value-type="float" office:value="1233.5">
            <text:p>1233.5</text:p>
          </table:table-cell>
          <table:table-cell table:formula="of:=&quot;Y&quot; &amp; [.E549]" office:value-type="string" office:string-value="Y1233.5">
            <text:p>Y1233.5</text:p>
          </table:table-cell>
          <table:table-cell table:number-columns-repeated="8"/>
          <table:table-cell table:style-name="ce6" table:formula="of:=[.B550]" office:value-type="string" office:string-value="N556">
            <text:p>N556</text:p>
          </table:table-cell>
          <table:table-cell table:style-name="ce6" table:formula="of:=[.D550]" office:value-type="string" office:string-value="X4000">
            <text:p>X4000</text:p>
          </table:table-cell>
          <table:table-cell table:style-name="ce6" table:formula="of:=[.F550]" office:value-type="string" office:string-value="Y1239.25">
            <text:p>Y1239.2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&quot;N&quot;&amp;[.A550]" office:value-type="string" office:string-value="N556">
            <text:p>N556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0]" office:value-type="string" office:string-value="X4000">
            <text:p>X4000</text:p>
          </table:table-cell>
          <table:table-cell table:formula="of:=[.E549]+5.75" office:value-type="float" office:value="1239.25">
            <text:p>1239.25</text:p>
          </table:table-cell>
          <table:table-cell table:formula="of:=&quot;Y&quot; &amp; [.E550]" office:value-type="string" office:string-value="Y1239.25">
            <text:p>Y1239.25</text:p>
          </table:table-cell>
          <table:table-cell table:number-columns-repeated="8"/>
          <table:table-cell table:style-name="ce6" table:formula="of:=[.B551]" office:value-type="string" office:string-value="N557">
            <text:p>N557</text:p>
          </table:table-cell>
          <table:table-cell table:style-name="ce6" table:formula="of:=[.D551]" office:value-type="string" office:string-value="X4000">
            <text:p>X4000</text:p>
          </table:table-cell>
          <table:table-cell table:style-name="ce6" table:formula="of:=[.F551]" office:value-type="string" office:string-value="Y1245">
            <text:p>Y124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&quot;N&quot;&amp;[.A551]" office:value-type="string" office:string-value="N557">
            <text:p>N557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1]" office:value-type="string" office:string-value="X4000">
            <text:p>X4000</text:p>
          </table:table-cell>
          <table:table-cell table:formula="of:=[.E550]+5.75" office:value-type="float" office:value="1245">
            <text:p>1245</text:p>
          </table:table-cell>
          <table:table-cell table:formula="of:=&quot;Y&quot; &amp; [.E551]" office:value-type="string" office:string-value="Y1245">
            <text:p>Y1245</text:p>
          </table:table-cell>
          <table:table-cell table:number-columns-repeated="8"/>
          <table:table-cell table:style-name="ce6" table:formula="of:=[.B552]" office:value-type="string" office:string-value="N558">
            <text:p>N558</text:p>
          </table:table-cell>
          <table:table-cell table:style-name="ce6" table:formula="of:=[.D552]" office:value-type="string" office:string-value="X4000">
            <text:p>X4000</text:p>
          </table:table-cell>
          <table:table-cell table:style-name="ce6" table:formula="of:=[.F552]" office:value-type="string" office:string-value="Y1250.75">
            <text:p>Y1250.7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&quot;N&quot;&amp;[.A552]" office:value-type="string" office:string-value="N558">
            <text:p>N558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2]" office:value-type="string" office:string-value="X4000">
            <text:p>X4000</text:p>
          </table:table-cell>
          <table:table-cell table:formula="of:=[.E551]+5.75" office:value-type="float" office:value="1250.75">
            <text:p>1250.75</text:p>
          </table:table-cell>
          <table:table-cell table:formula="of:=&quot;Y&quot; &amp; [.E552]" office:value-type="string" office:string-value="Y1250.75">
            <text:p>Y1250.75</text:p>
          </table:table-cell>
          <table:table-cell table:number-columns-repeated="8"/>
          <table:table-cell table:style-name="ce6" table:formula="of:=[.B553]" office:value-type="string" office:string-value="N559">
            <text:p>N559</text:p>
          </table:table-cell>
          <table:table-cell table:style-name="ce6" table:formula="of:=[.D553]" office:value-type="string" office:string-value="X4000">
            <text:p>X4000</text:p>
          </table:table-cell>
          <table:table-cell table:style-name="ce6" table:formula="of:=[.F553]" office:value-type="string" office:string-value="Y1256.5">
            <text:p>Y1256.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&quot;N&quot;&amp;[.A553]" office:value-type="string" office:string-value="N559">
            <text:p>N559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3]" office:value-type="string" office:string-value="X4000">
            <text:p>X4000</text:p>
          </table:table-cell>
          <table:table-cell table:formula="of:=[.E552]+5.75" office:value-type="float" office:value="1256.5">
            <text:p>1256.5</text:p>
          </table:table-cell>
          <table:table-cell table:formula="of:=&quot;Y&quot; &amp; [.E553]" office:value-type="string" office:string-value="Y1256.5">
            <text:p>Y1256.5</text:p>
          </table:table-cell>
          <table:table-cell table:number-columns-repeated="8"/>
          <table:table-cell table:style-name="ce6" table:formula="of:=[.B554]" office:value-type="string" office:string-value="N560">
            <text:p>N560</text:p>
          </table:table-cell>
          <table:table-cell table:style-name="ce6" table:formula="of:=[.D554]" office:value-type="string" office:string-value="X4000">
            <text:p>X4000</text:p>
          </table:table-cell>
          <table:table-cell table:style-name="ce6" table:formula="of:=[.F554]" office:value-type="string" office:string-value="Y1262.25">
            <text:p>Y1262.2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&quot;N&quot;&amp;[.A554]" office:value-type="string" office:string-value="N560">
            <text:p>N560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4]" office:value-type="string" office:string-value="X4000">
            <text:p>X4000</text:p>
          </table:table-cell>
          <table:table-cell table:formula="of:=[.E553]+5.75" office:value-type="float" office:value="1262.25">
            <text:p>1262.25</text:p>
          </table:table-cell>
          <table:table-cell table:formula="of:=&quot;Y&quot; &amp; [.E554]" office:value-type="string" office:string-value="Y1262.25">
            <text:p>Y1262.25</text:p>
          </table:table-cell>
          <table:table-cell table:number-columns-repeated="8"/>
          <table:table-cell table:style-name="ce6" table:formula="of:=[.B555]" office:value-type="string" office:string-value="N561">
            <text:p>N561</text:p>
          </table:table-cell>
          <table:table-cell table:style-name="ce6" table:formula="of:=[.D555]" office:value-type="string" office:string-value="X4000">
            <text:p>X4000</text:p>
          </table:table-cell>
          <table:table-cell table:style-name="ce6" table:formula="of:=[.F555]" office:value-type="string" office:string-value="Y1268">
            <text:p>Y126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&quot;N&quot;&amp;[.A555]" office:value-type="string" office:string-value="N561">
            <text:p>N561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5]" office:value-type="string" office:string-value="X4000">
            <text:p>X4000</text:p>
          </table:table-cell>
          <table:table-cell table:formula="of:=[.E554]+5.75" office:value-type="float" office:value="1268">
            <text:p>1268</text:p>
          </table:table-cell>
          <table:table-cell table:formula="of:=&quot;Y&quot; &amp; [.E555]" office:value-type="string" office:string-value="Y1268">
            <text:p>Y1268</text:p>
          </table:table-cell>
          <table:table-cell table:number-columns-repeated="8"/>
          <table:table-cell table:style-name="ce6" table:formula="of:=[.B556]" office:value-type="string" office:string-value="N562">
            <text:p>N562</text:p>
          </table:table-cell>
          <table:table-cell table:style-name="ce6" table:formula="of:=[.D556]" office:value-type="string" office:string-value="X4000">
            <text:p>X4000</text:p>
          </table:table-cell>
          <table:table-cell table:style-name="ce6" table:formula="of:=[.F556]" office:value-type="string" office:string-value="Y1273.75">
            <text:p>Y1273.7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&quot;N&quot;&amp;[.A556]" office:value-type="string" office:string-value="N562">
            <text:p>N562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6]" office:value-type="string" office:string-value="X4000">
            <text:p>X4000</text:p>
          </table:table-cell>
          <table:table-cell table:formula="of:=[.E555]+5.75" office:value-type="float" office:value="1273.75">
            <text:p>1273.75</text:p>
          </table:table-cell>
          <table:table-cell table:formula="of:=&quot;Y&quot; &amp; [.E556]" office:value-type="string" office:string-value="Y1273.75">
            <text:p>Y1273.75</text:p>
          </table:table-cell>
          <table:table-cell table:number-columns-repeated="8"/>
          <table:table-cell table:style-name="ce6" table:formula="of:=[.B557]" office:value-type="string" office:string-value="N563">
            <text:p>N563</text:p>
          </table:table-cell>
          <table:table-cell table:style-name="ce6" table:formula="of:=[.D557]" office:value-type="string" office:string-value="X4000">
            <text:p>X4000</text:p>
          </table:table-cell>
          <table:table-cell table:style-name="ce6" table:formula="of:=[.F557]" office:value-type="string" office:string-value="Y1279.5">
            <text:p>Y1279.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&quot;N&quot;&amp;[.A557]" office:value-type="string" office:string-value="N563">
            <text:p>N56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7]" office:value-type="string" office:string-value="X4000">
            <text:p>X4000</text:p>
          </table:table-cell>
          <table:table-cell table:formula="of:=[.E556]+5.75" office:value-type="float" office:value="1279.5">
            <text:p>1279.5</text:p>
          </table:table-cell>
          <table:table-cell table:formula="of:=&quot;Y&quot; &amp; [.E557]" office:value-type="string" office:string-value="Y1279.5">
            <text:p>Y1279.5</text:p>
          </table:table-cell>
          <table:table-cell table:number-columns-repeated="8"/>
          <table:table-cell table:style-name="ce6" table:formula="of:=[.B558]" office:value-type="string" office:string-value="N564">
            <text:p>N564</text:p>
          </table:table-cell>
          <table:table-cell table:style-name="ce6" table:formula="of:=[.D558]" office:value-type="string" office:string-value="X4000">
            <text:p>X4000</text:p>
          </table:table-cell>
          <table:table-cell table:style-name="ce6" table:formula="of:=[.F558]" office:value-type="string" office:string-value="Y1285.25">
            <text:p>Y1285.2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&quot;N&quot;&amp;[.A558]" office:value-type="string" office:string-value="N564">
            <text:p>N56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8]" office:value-type="string" office:string-value="X4000">
            <text:p>X4000</text:p>
          </table:table-cell>
          <table:table-cell table:formula="of:=[.E557]+5.75" office:value-type="float" office:value="1285.25">
            <text:p>1285.25</text:p>
          </table:table-cell>
          <table:table-cell table:formula="of:=&quot;Y&quot; &amp; [.E558]" office:value-type="string" office:string-value="Y1285.25">
            <text:p>Y1285.25</text:p>
          </table:table-cell>
          <table:table-cell table:number-columns-repeated="8"/>
          <table:table-cell table:style-name="ce6" table:formula="of:=[.B559]" office:value-type="string" office:string-value="N565">
            <text:p>N565</text:p>
          </table:table-cell>
          <table:table-cell table:style-name="ce6" table:formula="of:=[.D559]" office:value-type="string" office:string-value="X4000">
            <text:p>X4000</text:p>
          </table:table-cell>
          <table:table-cell table:style-name="ce6" table:formula="of:=[.F559]" office:value-type="string" office:string-value="Y1291">
            <text:p>Y129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&quot;N&quot;&amp;[.A559]" office:value-type="string" office:string-value="N565">
            <text:p>N56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59]" office:value-type="string" office:string-value="X4000">
            <text:p>X4000</text:p>
          </table:table-cell>
          <table:table-cell table:formula="of:=[.E558]+5.75" office:value-type="float" office:value="1291">
            <text:p>1291</text:p>
          </table:table-cell>
          <table:table-cell table:formula="of:=&quot;Y&quot; &amp; [.E559]" office:value-type="string" office:string-value="Y1291">
            <text:p>Y1291</text:p>
          </table:table-cell>
          <table:table-cell table:number-columns-repeated="8"/>
          <table:table-cell table:style-name="ce6" table:formula="of:=[.B560]" office:value-type="string" office:string-value="N566">
            <text:p>N566</text:p>
          </table:table-cell>
          <table:table-cell table:style-name="ce6" table:formula="of:=[.D560]" office:value-type="string" office:string-value="X4000">
            <text:p>X4000</text:p>
          </table:table-cell>
          <table:table-cell table:style-name="ce6" table:formula="of:=[.F560]" office:value-type="string" office:string-value="Y1296.75">
            <text:p>Y1296.75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&quot;N&quot;&amp;[.A560]" office:value-type="string" office:string-value="N566">
            <text:p>N566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0]" office:value-type="string" office:string-value="X4000">
            <text:p>X4000</text:p>
          </table:table-cell>
          <table:table-cell table:formula="of:=[.E559]+5.75" office:value-type="float" office:value="1296.75">
            <text:p>1296.75</text:p>
          </table:table-cell>
          <table:table-cell table:formula="of:=&quot;Y&quot; &amp; [.E560]" office:value-type="string" office:string-value="Y1296.75">
            <text:p>Y1296.75</text:p>
          </table:table-cell>
          <table:table-cell table:number-columns-repeated="8"/>
          <table:table-cell table:style-name="ce6" table:formula="of:=[.B561]" office:value-type="string" office:string-value="N567">
            <text:p>N567</text:p>
          </table:table-cell>
          <table:table-cell table:style-name="ce6" table:formula="of:=[.D561]" office:value-type="string" office:string-value="X4000">
            <text:p>X4000</text:p>
          </table:table-cell>
          <table:table-cell table:style-name="ce6" table:formula="of:=[.F561]" office:value-type="string" office:string-value="Y1302.5">
            <text:p>Y1302.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&quot;N&quot;&amp;[.A561]" office:value-type="string" office:string-value="N567">
            <text:p>N567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1]" office:value-type="string" office:string-value="X4000">
            <text:p>X4000</text:p>
          </table:table-cell>
          <table:table-cell table:formula="of:=[.E560]+5.75" office:value-type="float" office:value="1302.5">
            <text:p>1302.5</text:p>
          </table:table-cell>
          <table:table-cell table:formula="of:=&quot;Y&quot; &amp; [.E561]" office:value-type="string" office:string-value="Y1302.5">
            <text:p>Y1302.5</text:p>
          </table:table-cell>
          <table:table-cell table:number-columns-repeated="8"/>
          <table:table-cell table:style-name="ce6" table:formula="of:=[.B562]" office:value-type="string" office:string-value="N568">
            <text:p>N568</text:p>
          </table:table-cell>
          <table:table-cell table:style-name="ce6" table:formula="of:=[.D562]" office:value-type="string" office:string-value="X4000">
            <text:p>X4000</text:p>
          </table:table-cell>
          <table:table-cell table:style-name="ce6" table:formula="of:=[.F562]" office:value-type="string" office:string-value="Y1308.25">
            <text:p>Y1308.2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&quot;N&quot;&amp;[.A562]" office:value-type="string" office:string-value="N568">
            <text:p>N568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2]" office:value-type="string" office:string-value="X4000">
            <text:p>X4000</text:p>
          </table:table-cell>
          <table:table-cell table:formula="of:=[.E561]+5.75" office:value-type="float" office:value="1308.25">
            <text:p>1308.25</text:p>
          </table:table-cell>
          <table:table-cell table:formula="of:=&quot;Y&quot; &amp; [.E562]" office:value-type="string" office:string-value="Y1308.25">
            <text:p>Y1308.25</text:p>
          </table:table-cell>
          <table:table-cell table:number-columns-repeated="8"/>
          <table:table-cell table:style-name="ce6" table:formula="of:=[.B563]" office:value-type="string" office:string-value="N569">
            <text:p>N569</text:p>
          </table:table-cell>
          <table:table-cell table:style-name="ce6" table:formula="of:=[.D563]" office:value-type="string" office:string-value="X4000">
            <text:p>X4000</text:p>
          </table:table-cell>
          <table:table-cell table:style-name="ce6" table:formula="of:=[.F563]" office:value-type="string" office:string-value="Y1314">
            <text:p>Y1314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&quot;N&quot;&amp;[.A563]" office:value-type="string" office:string-value="N569">
            <text:p>N569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3]" office:value-type="string" office:string-value="X4000">
            <text:p>X4000</text:p>
          </table:table-cell>
          <table:table-cell table:formula="of:=[.E562]+5.75" office:value-type="float" office:value="1314">
            <text:p>1314</text:p>
          </table:table-cell>
          <table:table-cell table:formula="of:=&quot;Y&quot; &amp; [.E563]" office:value-type="string" office:string-value="Y1314">
            <text:p>Y1314</text:p>
          </table:table-cell>
          <table:table-cell table:number-columns-repeated="8"/>
          <table:table-cell table:style-name="ce6" table:formula="of:=[.B564]" office:value-type="string" office:string-value="N570">
            <text:p>N570</text:p>
          </table:table-cell>
          <table:table-cell table:style-name="ce6" table:formula="of:=[.D564]" office:value-type="string" office:string-value="X4000">
            <text:p>X4000</text:p>
          </table:table-cell>
          <table:table-cell table:style-name="ce6" table:formula="of:=[.F564]" office:value-type="string" office:string-value="Y1319.75">
            <text:p>Y1319.75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&quot;N&quot;&amp;[.A564]" office:value-type="string" office:string-value="N570">
            <text:p>N570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4]" office:value-type="string" office:string-value="X4000">
            <text:p>X4000</text:p>
          </table:table-cell>
          <table:table-cell table:formula="of:=[.E563]+5.75" office:value-type="float" office:value="1319.75">
            <text:p>1319.75</text:p>
          </table:table-cell>
          <table:table-cell table:formula="of:=&quot;Y&quot; &amp; [.E564]" office:value-type="string" office:string-value="Y1319.75">
            <text:p>Y1319.75</text:p>
          </table:table-cell>
          <table:table-cell table:number-columns-repeated="8"/>
          <table:table-cell table:style-name="ce6" table:formula="of:=[.B565]" office:value-type="string" office:string-value="N571">
            <text:p>N571</text:p>
          </table:table-cell>
          <table:table-cell table:style-name="ce6" table:formula="of:=[.D565]" office:value-type="string" office:string-value="X4000">
            <text:p>X4000</text:p>
          </table:table-cell>
          <table:table-cell table:style-name="ce6" table:formula="of:=[.F565]" office:value-type="string" office:string-value="Y1325.5">
            <text:p>Y1325.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&quot;N&quot;&amp;[.A565]" office:value-type="string" office:string-value="N571">
            <text:p>N571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5]" office:value-type="string" office:string-value="X4000">
            <text:p>X4000</text:p>
          </table:table-cell>
          <table:table-cell table:formula="of:=[.E564]+5.75" office:value-type="float" office:value="1325.5">
            <text:p>1325.5</text:p>
          </table:table-cell>
          <table:table-cell table:formula="of:=&quot;Y&quot; &amp; [.E565]" office:value-type="string" office:string-value="Y1325.5">
            <text:p>Y1325.5</text:p>
          </table:table-cell>
          <table:table-cell table:number-columns-repeated="8"/>
          <table:table-cell table:style-name="ce6" table:formula="of:=[.B566]" office:value-type="string" office:string-value="N572">
            <text:p>N572</text:p>
          </table:table-cell>
          <table:table-cell table:style-name="ce6" table:formula="of:=[.D566]" office:value-type="string" office:string-value="X4000">
            <text:p>X4000</text:p>
          </table:table-cell>
          <table:table-cell table:style-name="ce6" table:formula="of:=[.F566]" office:value-type="string" office:string-value="Y1331.25">
            <text:p>Y1331.2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&quot;N&quot;&amp;[.A566]" office:value-type="string" office:string-value="N572">
            <text:p>N572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6]" office:value-type="string" office:string-value="X4000">
            <text:p>X4000</text:p>
          </table:table-cell>
          <table:table-cell table:formula="of:=[.E565]+5.75" office:value-type="float" office:value="1331.25">
            <text:p>1331.25</text:p>
          </table:table-cell>
          <table:table-cell table:formula="of:=&quot;Y&quot; &amp; [.E566]" office:value-type="string" office:string-value="Y1331.25">
            <text:p>Y1331.25</text:p>
          </table:table-cell>
          <table:table-cell table:number-columns-repeated="8"/>
          <table:table-cell table:style-name="ce6" table:formula="of:=[.B567]" office:value-type="string" office:string-value="N573">
            <text:p>N573</text:p>
          </table:table-cell>
          <table:table-cell table:style-name="ce6" table:formula="of:=[.D567]" office:value-type="string" office:string-value="X4000">
            <text:p>X4000</text:p>
          </table:table-cell>
          <table:table-cell table:style-name="ce6" table:formula="of:=[.F567]" office:value-type="string" office:string-value="Y1337">
            <text:p>Y133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&quot;N&quot;&amp;[.A567]" office:value-type="string" office:string-value="N573">
            <text:p>N57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7]" office:value-type="string" office:string-value="X4000">
            <text:p>X4000</text:p>
          </table:table-cell>
          <table:table-cell table:formula="of:=[.E566]+5.75" office:value-type="float" office:value="1337">
            <text:p>1337</text:p>
          </table:table-cell>
          <table:table-cell table:formula="of:=&quot;Y&quot; &amp; [.E567]" office:value-type="string" office:string-value="Y1337">
            <text:p>Y1337</text:p>
          </table:table-cell>
          <table:table-cell table:number-columns-repeated="8"/>
          <table:table-cell table:style-name="ce6" table:formula="of:=[.B568]" office:value-type="string" office:string-value="N574">
            <text:p>N574</text:p>
          </table:table-cell>
          <table:table-cell table:style-name="ce6" table:formula="of:=[.D568]" office:value-type="string" office:string-value="X4000">
            <text:p>X4000</text:p>
          </table:table-cell>
          <table:table-cell table:style-name="ce6" table:formula="of:=[.F568]" office:value-type="string" office:string-value="Y1342.75">
            <text:p>Y1342.75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&quot;N&quot;&amp;[.A568]" office:value-type="string" office:string-value="N574">
            <text:p>N57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8]" office:value-type="string" office:string-value="X4000">
            <text:p>X4000</text:p>
          </table:table-cell>
          <table:table-cell table:formula="of:=[.E567]+5.75" office:value-type="float" office:value="1342.75">
            <text:p>1342.75</text:p>
          </table:table-cell>
          <table:table-cell table:formula="of:=&quot;Y&quot; &amp; [.E568]" office:value-type="string" office:string-value="Y1342.75">
            <text:p>Y1342.75</text:p>
          </table:table-cell>
          <table:table-cell table:number-columns-repeated="8"/>
          <table:table-cell table:style-name="ce6" table:formula="of:=[.B569]" office:value-type="string" office:string-value="N575">
            <text:p>N575</text:p>
          </table:table-cell>
          <table:table-cell table:style-name="ce6" table:formula="of:=[.D569]" office:value-type="string" office:string-value="X4000">
            <text:p>X4000</text:p>
          </table:table-cell>
          <table:table-cell table:style-name="ce6" table:formula="of:=[.F569]" office:value-type="string" office:string-value="Y1348.5">
            <text:p>Y1348.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&quot;N&quot;&amp;[.A569]" office:value-type="string" office:string-value="N575">
            <text:p>N57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69]" office:value-type="string" office:string-value="X4000">
            <text:p>X4000</text:p>
          </table:table-cell>
          <table:table-cell table:formula="of:=[.E568]+5.75" office:value-type="float" office:value="1348.5">
            <text:p>1348.5</text:p>
          </table:table-cell>
          <table:table-cell table:formula="of:=&quot;Y&quot; &amp; [.E569]" office:value-type="string" office:string-value="Y1348.5">
            <text:p>Y1348.5</text:p>
          </table:table-cell>
          <table:table-cell table:number-columns-repeated="8"/>
          <table:table-cell table:style-name="ce6" table:formula="of:=[.B570]" office:value-type="string" office:string-value="N576">
            <text:p>N576</text:p>
          </table:table-cell>
          <table:table-cell table:style-name="ce6" table:formula="of:=[.D570]" office:value-type="string" office:string-value="X4000">
            <text:p>X4000</text:p>
          </table:table-cell>
          <table:table-cell table:style-name="ce6" table:formula="of:=[.F570]" office:value-type="string" office:string-value="Y1354.25">
            <text:p>Y1354.2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&quot;N&quot;&amp;[.A570]" office:value-type="string" office:string-value="N576">
            <text:p>N576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0]" office:value-type="string" office:string-value="X4000">
            <text:p>X4000</text:p>
          </table:table-cell>
          <table:table-cell table:formula="of:=[.E569]+5.75" office:value-type="float" office:value="1354.25">
            <text:p>1354.25</text:p>
          </table:table-cell>
          <table:table-cell table:formula="of:=&quot;Y&quot; &amp; [.E570]" office:value-type="string" office:string-value="Y1354.25">
            <text:p>Y1354.25</text:p>
          </table:table-cell>
          <table:table-cell table:number-columns-repeated="8"/>
          <table:table-cell table:style-name="ce6" table:formula="of:=[.B571]" office:value-type="string" office:string-value="N577">
            <text:p>N577</text:p>
          </table:table-cell>
          <table:table-cell table:style-name="ce6" table:formula="of:=[.D571]" office:value-type="string" office:string-value="X4000">
            <text:p>X4000</text:p>
          </table:table-cell>
          <table:table-cell table:style-name="ce6" table:formula="of:=[.F571]" office:value-type="string" office:string-value="Y1360">
            <text:p>Y136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&quot;N&quot;&amp;[.A571]" office:value-type="string" office:string-value="N577">
            <text:p>N577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1]" office:value-type="string" office:string-value="X4000">
            <text:p>X4000</text:p>
          </table:table-cell>
          <table:table-cell table:formula="of:=[.E570]+5.75" office:value-type="float" office:value="1360">
            <text:p>1360</text:p>
          </table:table-cell>
          <table:table-cell table:formula="of:=&quot;Y&quot; &amp; [.E571]" office:value-type="string" office:string-value="Y1360">
            <text:p>Y1360</text:p>
          </table:table-cell>
          <table:table-cell table:number-columns-repeated="8"/>
          <table:table-cell table:style-name="ce6" table:formula="of:=[.B572]" office:value-type="string" office:string-value="N578">
            <text:p>N578</text:p>
          </table:table-cell>
          <table:table-cell table:style-name="ce6" table:formula="of:=[.D572]" office:value-type="string" office:string-value="X4000">
            <text:p>X4000</text:p>
          </table:table-cell>
          <table:table-cell table:style-name="ce6" table:formula="of:=[.F572]" office:value-type="string" office:string-value="Y1365.75">
            <text:p>Y1365.75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&quot;N&quot;&amp;[.A572]" office:value-type="string" office:string-value="N578">
            <text:p>N578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2]" office:value-type="string" office:string-value="X4000">
            <text:p>X4000</text:p>
          </table:table-cell>
          <table:table-cell table:formula="of:=[.E571]+5.75" office:value-type="float" office:value="1365.75">
            <text:p>1365.75</text:p>
          </table:table-cell>
          <table:table-cell table:formula="of:=&quot;Y&quot; &amp; [.E572]" office:value-type="string" office:string-value="Y1365.75">
            <text:p>Y1365.75</text:p>
          </table:table-cell>
          <table:table-cell table:number-columns-repeated="8"/>
          <table:table-cell table:style-name="ce6" table:formula="of:=[.B573]" office:value-type="string" office:string-value="N579">
            <text:p>N579</text:p>
          </table:table-cell>
          <table:table-cell table:style-name="ce6" table:formula="of:=[.D573]" office:value-type="string" office:string-value="X4000">
            <text:p>X4000</text:p>
          </table:table-cell>
          <table:table-cell table:style-name="ce6" table:formula="of:=[.F573]" office:value-type="string" office:string-value="Y1371.5">
            <text:p>Y1371.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&quot;N&quot;&amp;[.A573]" office:value-type="string" office:string-value="N579">
            <text:p>N579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3]" office:value-type="string" office:string-value="X4000">
            <text:p>X4000</text:p>
          </table:table-cell>
          <table:table-cell table:formula="of:=[.E572]+5.75" office:value-type="float" office:value="1371.5">
            <text:p>1371.5</text:p>
          </table:table-cell>
          <table:table-cell table:formula="of:=&quot;Y&quot; &amp; [.E573]" office:value-type="string" office:string-value="Y1371.5">
            <text:p>Y1371.5</text:p>
          </table:table-cell>
          <table:table-cell table:number-columns-repeated="8"/>
          <table:table-cell table:style-name="ce6" table:formula="of:=[.B574]" office:value-type="string" office:string-value="N580">
            <text:p>N580</text:p>
          </table:table-cell>
          <table:table-cell table:style-name="ce6" table:formula="of:=[.D574]" office:value-type="string" office:string-value="X4000">
            <text:p>X4000</text:p>
          </table:table-cell>
          <table:table-cell table:style-name="ce6" table:formula="of:=[.F574]" office:value-type="string" office:string-value="Y1377.25">
            <text:p>Y1377.2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&quot;N&quot;&amp;[.A574]" office:value-type="string" office:string-value="N580">
            <text:p>N580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4]" office:value-type="string" office:string-value="X4000">
            <text:p>X4000</text:p>
          </table:table-cell>
          <table:table-cell table:formula="of:=[.E573]+5.75" office:value-type="float" office:value="1377.25">
            <text:p>1377.25</text:p>
          </table:table-cell>
          <table:table-cell table:formula="of:=&quot;Y&quot; &amp; [.E574]" office:value-type="string" office:string-value="Y1377.25">
            <text:p>Y1377.25</text:p>
          </table:table-cell>
          <table:table-cell table:number-columns-repeated="8"/>
          <table:table-cell table:style-name="ce6" table:formula="of:=[.B575]" office:value-type="string" office:string-value="N581">
            <text:p>N581</text:p>
          </table:table-cell>
          <table:table-cell table:style-name="ce6" table:formula="of:=[.D575]" office:value-type="string" office:string-value="X4000">
            <text:p>X4000</text:p>
          </table:table-cell>
          <table:table-cell table:style-name="ce6" table:formula="of:=[.F575]" office:value-type="string" office:string-value="Y1383">
            <text:p>Y1383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&quot;N&quot;&amp;[.A575]" office:value-type="string" office:string-value="N581">
            <text:p>N581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5]" office:value-type="string" office:string-value="X4000">
            <text:p>X4000</text:p>
          </table:table-cell>
          <table:table-cell table:formula="of:=[.E574]+5.75" office:value-type="float" office:value="1383">
            <text:p>1383</text:p>
          </table:table-cell>
          <table:table-cell table:formula="of:=&quot;Y&quot; &amp; [.E575]" office:value-type="string" office:string-value="Y1383">
            <text:p>Y1383</text:p>
          </table:table-cell>
          <table:table-cell table:number-columns-repeated="8"/>
          <table:table-cell table:style-name="ce6" table:formula="of:=[.B576]" office:value-type="string" office:string-value="N582">
            <text:p>N582</text:p>
          </table:table-cell>
          <table:table-cell table:style-name="ce6" table:formula="of:=[.D576]" office:value-type="string" office:string-value="X4000">
            <text:p>X4000</text:p>
          </table:table-cell>
          <table:table-cell table:style-name="ce6" table:formula="of:=[.F576]" office:value-type="string" office:string-value="Y1388.75">
            <text:p>Y1388.75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&quot;N&quot;&amp;[.A576]" office:value-type="string" office:string-value="N582">
            <text:p>N582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6]" office:value-type="string" office:string-value="X4000">
            <text:p>X4000</text:p>
          </table:table-cell>
          <table:table-cell table:formula="of:=[.E575]+5.75" office:value-type="float" office:value="1388.75">
            <text:p>1388.75</text:p>
          </table:table-cell>
          <table:table-cell table:formula="of:=&quot;Y&quot; &amp; [.E576]" office:value-type="string" office:string-value="Y1388.75">
            <text:p>Y1388.75</text:p>
          </table:table-cell>
          <table:table-cell table:number-columns-repeated="8"/>
          <table:table-cell table:style-name="ce6" table:formula="of:=[.B577]" office:value-type="string" office:string-value="N583">
            <text:p>N583</text:p>
          </table:table-cell>
          <table:table-cell table:style-name="ce6" table:formula="of:=[.D577]" office:value-type="string" office:string-value="X4000">
            <text:p>X4000</text:p>
          </table:table-cell>
          <table:table-cell table:style-name="ce6" table:formula="of:=[.F577]" office:value-type="string" office:string-value="Y1394.5">
            <text:p>Y1394.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&quot;N&quot;&amp;[.A577]" office:value-type="string" office:string-value="N583">
            <text:p>N58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7]" office:value-type="string" office:string-value="X4000">
            <text:p>X4000</text:p>
          </table:table-cell>
          <table:table-cell table:formula="of:=[.E576]+5.75" office:value-type="float" office:value="1394.5">
            <text:p>1394.5</text:p>
          </table:table-cell>
          <table:table-cell table:formula="of:=&quot;Y&quot; &amp; [.E577]" office:value-type="string" office:string-value="Y1394.5">
            <text:p>Y1394.5</text:p>
          </table:table-cell>
          <table:table-cell table:number-columns-repeated="8"/>
          <table:table-cell table:style-name="ce6" table:formula="of:=[.B578]" office:value-type="string" office:string-value="N584">
            <text:p>N584</text:p>
          </table:table-cell>
          <table:table-cell table:style-name="ce6" table:formula="of:=[.D578]" office:value-type="string" office:string-value="X4000">
            <text:p>X4000</text:p>
          </table:table-cell>
          <table:table-cell table:style-name="ce6" table:formula="of:=[.F578]" office:value-type="string" office:string-value="Y1400.25">
            <text:p>Y1400.2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&quot;N&quot;&amp;[.A578]" office:value-type="string" office:string-value="N584">
            <text:p>N58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8]" office:value-type="string" office:string-value="X4000">
            <text:p>X4000</text:p>
          </table:table-cell>
          <table:table-cell table:formula="of:=[.E577]+5.75" office:value-type="float" office:value="1400.25">
            <text:p>1400.25</text:p>
          </table:table-cell>
          <table:table-cell table:formula="of:=&quot;Y&quot; &amp; [.E578]" office:value-type="string" office:string-value="Y1400.25">
            <text:p>Y1400.25</text:p>
          </table:table-cell>
          <table:table-cell table:number-columns-repeated="8"/>
          <table:table-cell table:style-name="ce6" table:formula="of:=[.B579]" office:value-type="string" office:string-value="N585">
            <text:p>N585</text:p>
          </table:table-cell>
          <table:table-cell table:style-name="ce6" table:formula="of:=[.D579]" office:value-type="string" office:string-value="X4000">
            <text:p>X4000</text:p>
          </table:table-cell>
          <table:table-cell table:style-name="ce6" table:formula="of:=[.F579]" office:value-type="string" office:string-value="Y1406">
            <text:p>Y140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&quot;N&quot;&amp;[.A579]" office:value-type="string" office:string-value="N585">
            <text:p>N58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79]" office:value-type="string" office:string-value="X4000">
            <text:p>X4000</text:p>
          </table:table-cell>
          <table:table-cell table:formula="of:=[.E578]+5.75" office:value-type="float" office:value="1406">
            <text:p>1406</text:p>
          </table:table-cell>
          <table:table-cell table:formula="of:=&quot;Y&quot; &amp; [.E579]" office:value-type="string" office:string-value="Y1406">
            <text:p>Y1406</text:p>
          </table:table-cell>
          <table:table-cell table:number-columns-repeated="8"/>
          <table:table-cell table:style-name="ce6" table:formula="of:=[.B580]" office:value-type="string" office:string-value="N586">
            <text:p>N586</text:p>
          </table:table-cell>
          <table:table-cell table:style-name="ce6" table:formula="of:=[.D580]" office:value-type="string" office:string-value="X4000">
            <text:p>X4000</text:p>
          </table:table-cell>
          <table:table-cell table:style-name="ce6" table:formula="of:=[.F580]" office:value-type="string" office:string-value="Y1411.75">
            <text:p>Y1411.75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&quot;N&quot;&amp;[.A580]" office:value-type="string" office:string-value="N586">
            <text:p>N586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0]" office:value-type="string" office:string-value="X4000">
            <text:p>X4000</text:p>
          </table:table-cell>
          <table:table-cell table:formula="of:=[.E579]+5.75" office:value-type="float" office:value="1411.75">
            <text:p>1411.75</text:p>
          </table:table-cell>
          <table:table-cell table:formula="of:=&quot;Y&quot; &amp; [.E580]" office:value-type="string" office:string-value="Y1411.75">
            <text:p>Y1411.75</text:p>
          </table:table-cell>
          <table:table-cell table:number-columns-repeated="8"/>
          <table:table-cell table:style-name="ce6" table:formula="of:=[.B581]" office:value-type="string" office:string-value="N587">
            <text:p>N587</text:p>
          </table:table-cell>
          <table:table-cell table:style-name="ce6" table:formula="of:=[.D581]" office:value-type="string" office:string-value="X4000">
            <text:p>X4000</text:p>
          </table:table-cell>
          <table:table-cell table:style-name="ce6" table:formula="of:=[.F581]" office:value-type="string" office:string-value="Y1417.5">
            <text:p>Y1417.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&quot;N&quot;&amp;[.A581]" office:value-type="string" office:string-value="N587">
            <text:p>N587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1]" office:value-type="string" office:string-value="X4000">
            <text:p>X4000</text:p>
          </table:table-cell>
          <table:table-cell table:formula="of:=[.E580]+5.75" office:value-type="float" office:value="1417.5">
            <text:p>1417.5</text:p>
          </table:table-cell>
          <table:table-cell table:formula="of:=&quot;Y&quot; &amp; [.E581]" office:value-type="string" office:string-value="Y1417.5">
            <text:p>Y1417.5</text:p>
          </table:table-cell>
          <table:table-cell table:number-columns-repeated="8"/>
          <table:table-cell table:style-name="ce6" table:formula="of:=[.B582]" office:value-type="string" office:string-value="N588">
            <text:p>N588</text:p>
          </table:table-cell>
          <table:table-cell table:style-name="ce6" table:formula="of:=[.D582]" office:value-type="string" office:string-value="X4000">
            <text:p>X4000</text:p>
          </table:table-cell>
          <table:table-cell table:style-name="ce6" table:formula="of:=[.F582]" office:value-type="string" office:string-value="Y1423.25">
            <text:p>Y1423.2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&quot;N&quot;&amp;[.A582]" office:value-type="string" office:string-value="N588">
            <text:p>N588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2]" office:value-type="string" office:string-value="X4000">
            <text:p>X4000</text:p>
          </table:table-cell>
          <table:table-cell table:formula="of:=[.E581]+5.75" office:value-type="float" office:value="1423.25">
            <text:p>1423.25</text:p>
          </table:table-cell>
          <table:table-cell table:formula="of:=&quot;Y&quot; &amp; [.E582]" office:value-type="string" office:string-value="Y1423.25">
            <text:p>Y1423.25</text:p>
          </table:table-cell>
          <table:table-cell table:number-columns-repeated="8"/>
          <table:table-cell table:style-name="ce6" table:formula="of:=[.B583]" office:value-type="string" office:string-value="N589">
            <text:p>N589</text:p>
          </table:table-cell>
          <table:table-cell table:style-name="ce6" table:formula="of:=[.D583]" office:value-type="string" office:string-value="X4000">
            <text:p>X4000</text:p>
          </table:table-cell>
          <table:table-cell table:style-name="ce6" table:formula="of:=[.F583]" office:value-type="string" office:string-value="Y1429">
            <text:p>Y142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&quot;N&quot;&amp;[.A583]" office:value-type="string" office:string-value="N589">
            <text:p>N589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3]" office:value-type="string" office:string-value="X4000">
            <text:p>X4000</text:p>
          </table:table-cell>
          <table:table-cell table:formula="of:=[.E582]+5.75" office:value-type="float" office:value="1429">
            <text:p>1429</text:p>
          </table:table-cell>
          <table:table-cell table:formula="of:=&quot;Y&quot; &amp; [.E583]" office:value-type="string" office:string-value="Y1429">
            <text:p>Y1429</text:p>
          </table:table-cell>
          <table:table-cell table:number-columns-repeated="8"/>
          <table:table-cell table:style-name="ce6" table:formula="of:=[.B584]" office:value-type="string" office:string-value="N590">
            <text:p>N590</text:p>
          </table:table-cell>
          <table:table-cell table:style-name="ce6" table:formula="of:=[.D584]" office:value-type="string" office:string-value="X4000">
            <text:p>X4000</text:p>
          </table:table-cell>
          <table:table-cell table:style-name="ce6" table:formula="of:=[.F584]" office:value-type="string" office:string-value="Y1434.75">
            <text:p>Y1434.75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&quot;N&quot;&amp;[.A584]" office:value-type="string" office:string-value="N590">
            <text:p>N590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4]" office:value-type="string" office:string-value="X4000">
            <text:p>X4000</text:p>
          </table:table-cell>
          <table:table-cell table:formula="of:=[.E583]+5.75" office:value-type="float" office:value="1434.75">
            <text:p>1434.75</text:p>
          </table:table-cell>
          <table:table-cell table:formula="of:=&quot;Y&quot; &amp; [.E584]" office:value-type="string" office:string-value="Y1434.75">
            <text:p>Y1434.75</text:p>
          </table:table-cell>
          <table:table-cell table:number-columns-repeated="8"/>
          <table:table-cell table:style-name="ce6" table:formula="of:=[.B585]" office:value-type="string" office:string-value="N591">
            <text:p>N591</text:p>
          </table:table-cell>
          <table:table-cell table:style-name="ce6" table:formula="of:=[.D585]" office:value-type="string" office:string-value="X4000">
            <text:p>X4000</text:p>
          </table:table-cell>
          <table:table-cell table:style-name="ce6" table:formula="of:=[.F585]" office:value-type="string" office:string-value="Y1440.5">
            <text:p>Y1440.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&quot;N&quot;&amp;[.A585]" office:value-type="string" office:string-value="N591">
            <text:p>N591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5]" office:value-type="string" office:string-value="X4000">
            <text:p>X4000</text:p>
          </table:table-cell>
          <table:table-cell table:formula="of:=[.E584]+5.75" office:value-type="float" office:value="1440.5">
            <text:p>1440.5</text:p>
          </table:table-cell>
          <table:table-cell table:formula="of:=&quot;Y&quot; &amp; [.E585]" office:value-type="string" office:string-value="Y1440.5">
            <text:p>Y1440.5</text:p>
          </table:table-cell>
          <table:table-cell table:number-columns-repeated="8"/>
          <table:table-cell table:style-name="ce6" table:formula="of:=[.B586]" office:value-type="string" office:string-value="N592">
            <text:p>N592</text:p>
          </table:table-cell>
          <table:table-cell table:style-name="ce6" table:formula="of:=[.D586]" office:value-type="string" office:string-value="X4000">
            <text:p>X4000</text:p>
          </table:table-cell>
          <table:table-cell table:style-name="ce6" table:formula="of:=[.F586]" office:value-type="string" office:string-value="Y1446.25">
            <text:p>Y1446.2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&quot;N&quot;&amp;[.A586]" office:value-type="string" office:string-value="N592">
            <text:p>N592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6]" office:value-type="string" office:string-value="X4000">
            <text:p>X4000</text:p>
          </table:table-cell>
          <table:table-cell table:formula="of:=[.E585]+5.75" office:value-type="float" office:value="1446.25">
            <text:p>1446.25</text:p>
          </table:table-cell>
          <table:table-cell table:formula="of:=&quot;Y&quot; &amp; [.E586]" office:value-type="string" office:string-value="Y1446.25">
            <text:p>Y1446.25</text:p>
          </table:table-cell>
          <table:table-cell table:number-columns-repeated="8"/>
          <table:table-cell table:style-name="ce6" table:formula="of:=[.B587]" office:value-type="string" office:string-value="N593">
            <text:p>N593</text:p>
          </table:table-cell>
          <table:table-cell table:style-name="ce6" table:formula="of:=[.D587]" office:value-type="string" office:string-value="X4000">
            <text:p>X4000</text:p>
          </table:table-cell>
          <table:table-cell table:style-name="ce6" table:formula="of:=[.F587]" office:value-type="string" office:string-value="Y1452">
            <text:p>Y1452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&quot;N&quot;&amp;[.A587]" office:value-type="string" office:string-value="N593">
            <text:p>N59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7]" office:value-type="string" office:string-value="X4000">
            <text:p>X4000</text:p>
          </table:table-cell>
          <table:table-cell table:formula="of:=[.E586]+5.75" office:value-type="float" office:value="1452">
            <text:p>1452</text:p>
          </table:table-cell>
          <table:table-cell table:formula="of:=&quot;Y&quot; &amp; [.E587]" office:value-type="string" office:string-value="Y1452">
            <text:p>Y1452</text:p>
          </table:table-cell>
          <table:table-cell table:number-columns-repeated="8"/>
          <table:table-cell table:style-name="ce6" table:formula="of:=[.B588]" office:value-type="string" office:string-value="N594">
            <text:p>N594</text:p>
          </table:table-cell>
          <table:table-cell table:style-name="ce6" table:formula="of:=[.D588]" office:value-type="string" office:string-value="X4000">
            <text:p>X4000</text:p>
          </table:table-cell>
          <table:table-cell table:style-name="ce6" table:formula="of:=[.F588]" office:value-type="string" office:string-value="Y1457.75">
            <text:p>Y1457.7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&quot;N&quot;&amp;[.A588]" office:value-type="string" office:string-value="N594">
            <text:p>N59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8]" office:value-type="string" office:string-value="X4000">
            <text:p>X4000</text:p>
          </table:table-cell>
          <table:table-cell table:formula="of:=[.E587]+5.75" office:value-type="float" office:value="1457.75">
            <text:p>1457.75</text:p>
          </table:table-cell>
          <table:table-cell table:formula="of:=&quot;Y&quot; &amp; [.E588]" office:value-type="string" office:string-value="Y1457.75">
            <text:p>Y1457.75</text:p>
          </table:table-cell>
          <table:table-cell table:number-columns-repeated="8"/>
          <table:table-cell table:style-name="ce6" table:formula="of:=[.B589]" office:value-type="string" office:string-value="N595">
            <text:p>N595</text:p>
          </table:table-cell>
          <table:table-cell table:style-name="ce6" table:formula="of:=[.D589]" office:value-type="string" office:string-value="X4000">
            <text:p>X4000</text:p>
          </table:table-cell>
          <table:table-cell table:style-name="ce6" table:formula="of:=[.F589]" office:value-type="string" office:string-value="Y1463.5">
            <text:p>Y1463.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&quot;N&quot;&amp;[.A589]" office:value-type="string" office:string-value="N595">
            <text:p>N59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89]" office:value-type="string" office:string-value="X4000">
            <text:p>X4000</text:p>
          </table:table-cell>
          <table:table-cell table:formula="of:=[.E588]+5.75" office:value-type="float" office:value="1463.5">
            <text:p>1463.5</text:p>
          </table:table-cell>
          <table:table-cell table:formula="of:=&quot;Y&quot; &amp; [.E589]" office:value-type="string" office:string-value="Y1463.5">
            <text:p>Y1463.5</text:p>
          </table:table-cell>
          <table:table-cell table:number-columns-repeated="8"/>
          <table:table-cell table:style-name="ce6" table:formula="of:=[.B590]" office:value-type="string" office:string-value="N596">
            <text:p>N596</text:p>
          </table:table-cell>
          <table:table-cell table:style-name="ce6" table:formula="of:=[.D590]" office:value-type="string" office:string-value="X4000">
            <text:p>X4000</text:p>
          </table:table-cell>
          <table:table-cell table:style-name="ce6" table:formula="of:=[.F590]" office:value-type="string" office:string-value="Y1469.25">
            <text:p>Y1469.2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&quot;N&quot;&amp;[.A590]" office:value-type="string" office:string-value="N596">
            <text:p>N596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0]" office:value-type="string" office:string-value="X4000">
            <text:p>X4000</text:p>
          </table:table-cell>
          <table:table-cell table:formula="of:=[.E589]+5.75" office:value-type="float" office:value="1469.25">
            <text:p>1469.25</text:p>
          </table:table-cell>
          <table:table-cell table:formula="of:=&quot;Y&quot; &amp; [.E590]" office:value-type="string" office:string-value="Y1469.25">
            <text:p>Y1469.25</text:p>
          </table:table-cell>
          <table:table-cell table:number-columns-repeated="8"/>
          <table:table-cell table:style-name="ce6" table:formula="of:=[.B591]" office:value-type="string" office:string-value="N597">
            <text:p>N597</text:p>
          </table:table-cell>
          <table:table-cell table:style-name="ce6" table:formula="of:=[.D591]" office:value-type="string" office:string-value="X4000">
            <text:p>X4000</text:p>
          </table:table-cell>
          <table:table-cell table:style-name="ce6" table:formula="of:=[.F591]" office:value-type="string" office:string-value="Y1475">
            <text:p>Y147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&quot;N&quot;&amp;[.A591]" office:value-type="string" office:string-value="N597">
            <text:p>N597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1]" office:value-type="string" office:string-value="X4000">
            <text:p>X4000</text:p>
          </table:table-cell>
          <table:table-cell table:formula="of:=[.E590]+5.75" office:value-type="float" office:value="1475">
            <text:p>1475</text:p>
          </table:table-cell>
          <table:table-cell table:formula="of:=&quot;Y&quot; &amp; [.E591]" office:value-type="string" office:string-value="Y1475">
            <text:p>Y1475</text:p>
          </table:table-cell>
          <table:table-cell table:number-columns-repeated="8"/>
          <table:table-cell table:style-name="ce6" table:formula="of:=[.B592]" office:value-type="string" office:string-value="N598">
            <text:p>N598</text:p>
          </table:table-cell>
          <table:table-cell table:style-name="ce6" table:formula="of:=[.D592]" office:value-type="string" office:string-value="X4000">
            <text:p>X4000</text:p>
          </table:table-cell>
          <table:table-cell table:style-name="ce6" table:formula="of:=[.F592]" office:value-type="string" office:string-value="Y1480.75">
            <text:p>Y1480.7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&quot;N&quot;&amp;[.A592]" office:value-type="string" office:string-value="N598">
            <text:p>N598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2]" office:value-type="string" office:string-value="X4000">
            <text:p>X4000</text:p>
          </table:table-cell>
          <table:table-cell table:formula="of:=[.E591]+5.75" office:value-type="float" office:value="1480.75">
            <text:p>1480.75</text:p>
          </table:table-cell>
          <table:table-cell table:formula="of:=&quot;Y&quot; &amp; [.E592]" office:value-type="string" office:string-value="Y1480.75">
            <text:p>Y1480.75</text:p>
          </table:table-cell>
          <table:table-cell table:number-columns-repeated="8"/>
          <table:table-cell table:style-name="ce6" table:formula="of:=[.B593]" office:value-type="string" office:string-value="N599">
            <text:p>N599</text:p>
          </table:table-cell>
          <table:table-cell table:style-name="ce6" table:formula="of:=[.D593]" office:value-type="string" office:string-value="X4000">
            <text:p>X4000</text:p>
          </table:table-cell>
          <table:table-cell table:style-name="ce6" table:formula="of:=[.F593]" office:value-type="string" office:string-value="Y1486.5">
            <text:p>Y1486.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&quot;N&quot;&amp;[.A593]" office:value-type="string" office:string-value="N599">
            <text:p>N599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3]" office:value-type="string" office:string-value="X4000">
            <text:p>X4000</text:p>
          </table:table-cell>
          <table:table-cell table:formula="of:=[.E592]+5.75" office:value-type="float" office:value="1486.5">
            <text:p>1486.5</text:p>
          </table:table-cell>
          <table:table-cell table:formula="of:=&quot;Y&quot; &amp; [.E593]" office:value-type="string" office:string-value="Y1486.5">
            <text:p>Y1486.5</text:p>
          </table:table-cell>
          <table:table-cell table:number-columns-repeated="8"/>
          <table:table-cell table:style-name="ce6" table:formula="of:=[.B594]" office:value-type="string" office:string-value="N600">
            <text:p>N600</text:p>
          </table:table-cell>
          <table:table-cell table:style-name="ce6" table:formula="of:=[.D594]" office:value-type="string" office:string-value="X4000">
            <text:p>X4000</text:p>
          </table:table-cell>
          <table:table-cell table:style-name="ce6" table:formula="of:=[.F594]" office:value-type="string" office:string-value="Y1492.25">
            <text:p>Y1492.2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&quot;N&quot;&amp;[.A594]" office:value-type="string" office:string-value="N600">
            <text:p>N600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4]" office:value-type="string" office:string-value="X4000">
            <text:p>X4000</text:p>
          </table:table-cell>
          <table:table-cell table:formula="of:=[.E593]+5.75" office:value-type="float" office:value="1492.25">
            <text:p>1492.25</text:p>
          </table:table-cell>
          <table:table-cell table:formula="of:=&quot;Y&quot; &amp; [.E594]" office:value-type="string" office:string-value="Y1492.25">
            <text:p>Y1492.25</text:p>
          </table:table-cell>
          <table:table-cell table:number-columns-repeated="8"/>
          <table:table-cell table:style-name="ce6" table:formula="of:=[.B595]" office:value-type="string" office:string-value="N601">
            <text:p>N601</text:p>
          </table:table-cell>
          <table:table-cell table:style-name="ce6" table:formula="of:=[.D595]" office:value-type="string" office:string-value="X4000">
            <text:p>X4000</text:p>
          </table:table-cell>
          <table:table-cell table:style-name="ce6" table:formula="of:=[.F595]" office:value-type="string" office:string-value="Y1498">
            <text:p>Y149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&quot;N&quot;&amp;[.A595]" office:value-type="string" office:string-value="N601">
            <text:p>N601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5]" office:value-type="string" office:string-value="X4000">
            <text:p>X4000</text:p>
          </table:table-cell>
          <table:table-cell table:formula="of:=[.E594]+5.75" office:value-type="float" office:value="1498">
            <text:p>1498</text:p>
          </table:table-cell>
          <table:table-cell table:formula="of:=&quot;Y&quot; &amp; [.E595]" office:value-type="string" office:string-value="Y1498">
            <text:p>Y1498</text:p>
          </table:table-cell>
          <table:table-cell table:number-columns-repeated="8"/>
          <table:table-cell table:style-name="ce6" table:formula="of:=[.B596]" office:value-type="string" office:string-value="N602">
            <text:p>N602</text:p>
          </table:table-cell>
          <table:table-cell table:style-name="ce6" table:formula="of:=[.D596]" office:value-type="string" office:string-value="X4000">
            <text:p>X4000</text:p>
          </table:table-cell>
          <table:table-cell table:style-name="ce6" table:formula="of:=[.F596]" office:value-type="string" office:string-value="Y1503.75">
            <text:p>Y1503.7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&quot;N&quot;&amp;[.A596]" office:value-type="string" office:string-value="N602">
            <text:p>N602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6]" office:value-type="string" office:string-value="X4000">
            <text:p>X4000</text:p>
          </table:table-cell>
          <table:table-cell table:formula="of:=[.E595]+5.75" office:value-type="float" office:value="1503.75">
            <text:p>1503.75</text:p>
          </table:table-cell>
          <table:table-cell table:formula="of:=&quot;Y&quot; &amp; [.E596]" office:value-type="string" office:string-value="Y1503.75">
            <text:p>Y1503.75</text:p>
          </table:table-cell>
          <table:table-cell table:number-columns-repeated="8"/>
          <table:table-cell table:style-name="ce6" table:formula="of:=[.B597]" office:value-type="string" office:string-value="N603">
            <text:p>N603</text:p>
          </table:table-cell>
          <table:table-cell table:style-name="ce6" table:formula="of:=[.D597]" office:value-type="string" office:string-value="X4000">
            <text:p>X4000</text:p>
          </table:table-cell>
          <table:table-cell table:style-name="ce6" table:formula="of:=[.F597]" office:value-type="string" office:string-value="Y1509.5">
            <text:p>Y1509.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&quot;N&quot;&amp;[.A597]" office:value-type="string" office:string-value="N603">
            <text:p>N603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7]" office:value-type="string" office:string-value="X4000">
            <text:p>X4000</text:p>
          </table:table-cell>
          <table:table-cell table:formula="of:=[.E596]+5.75" office:value-type="float" office:value="1509.5">
            <text:p>1509.5</text:p>
          </table:table-cell>
          <table:table-cell table:formula="of:=&quot;Y&quot; &amp; [.E597]" office:value-type="string" office:string-value="Y1509.5">
            <text:p>Y1509.5</text:p>
          </table:table-cell>
          <table:table-cell table:number-columns-repeated="8"/>
          <table:table-cell table:style-name="ce6" table:formula="of:=[.B598]" office:value-type="string" office:string-value="N604">
            <text:p>N604</text:p>
          </table:table-cell>
          <table:table-cell table:style-name="ce6" table:formula="of:=[.D598]" office:value-type="string" office:string-value="X4000">
            <text:p>X4000</text:p>
          </table:table-cell>
          <table:table-cell table:style-name="ce6" table:formula="of:=[.F598]" office:value-type="string" office:string-value="Y1515.25">
            <text:p>Y1515.2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&quot;N&quot;&amp;[.A598]" office:value-type="string" office:string-value="N604">
            <text:p>N604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8]" office:value-type="string" office:string-value="X4000">
            <text:p>X4000</text:p>
          </table:table-cell>
          <table:table-cell table:formula="of:=[.E597]+5.75" office:value-type="float" office:value="1515.25">
            <text:p>1515.25</text:p>
          </table:table-cell>
          <table:table-cell table:formula="of:=&quot;Y&quot; &amp; [.E598]" office:value-type="string" office:string-value="Y1515.25">
            <text:p>Y1515.25</text:p>
          </table:table-cell>
          <table:table-cell table:number-columns-repeated="8"/>
          <table:table-cell table:style-name="ce6" table:formula="of:=[.B599]" office:value-type="string" office:string-value="N605">
            <text:p>N605</text:p>
          </table:table-cell>
          <table:table-cell table:style-name="ce6" table:formula="of:=[.D599]" office:value-type="string" office:string-value="X4000">
            <text:p>X4000</text:p>
          </table:table-cell>
          <table:table-cell table:style-name="ce6" table:formula="of:=[.F599]" office:value-type="string" office:string-value="Y1521">
            <text:p>Y152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&quot;N&quot;&amp;[.A599]" office:value-type="string" office:string-value="N605">
            <text:p>N605</text:p>
          </table:table-cell>
          <table:table-cell table:formula="of:=[.$J$13]" office:value-type="float" office:value="4000">
            <text:p>4000</text:p>
          </table:table-cell>
          <table:table-cell table:formula="of:= &quot;X&quot;&amp; [.C599]" office:value-type="string" office:string-value="X4000">
            <text:p>X4000</text:p>
          </table:table-cell>
          <table:table-cell table:formula="of:=[.E598]+5.75" office:value-type="float" office:value="1521">
            <text:p>1521</text:p>
          </table:table-cell>
          <table:table-cell table:formula="of:=&quot;Y&quot; &amp; [.E599]" office:value-type="string" office:string-value="Y1521">
            <text:p>Y1521</text:p>
          </table:table-cell>
          <table:table-cell table:number-columns-repeated="8"/>
          <table:table-cell table:style-name="ce6" table:formula="of:=[.B600]" office:value-type="string" office:string-value="N606">
            <text:p>N606</text:p>
          </table:table-cell>
          <table:table-cell table:style-name="ce6" table:formula="of:=[.D600]" office:value-type="string" office:string-value="X4000">
            <text:p>X4000</text:p>
          </table:table-cell>
          <table:table-cell table:style-name="ce6" table:formula="of:=[.F600]" office:value-type="string" office:string-value="Y1526.75">
            <text:p>Y1526.7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&quot;N&quot;&amp;[.A600]" office:value-type="string" office:string-value="N606">
            <text:p>N606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0]" office:value-type="string" office:string-value="X4000">
            <text:p>X4000</text:p>
          </table:table-cell>
          <table:table-cell table:formula="of:=[.E599]+5.75" office:value-type="float" office:value="1526.75">
            <text:p>1526.75</text:p>
          </table:table-cell>
          <table:table-cell table:formula="of:=&quot;Y&quot; &amp; [.E600]" office:value-type="string" office:string-value="Y1526.75">
            <text:p>Y1526.75</text:p>
          </table:table-cell>
          <table:table-cell table:number-columns-repeated="8"/>
          <table:table-cell table:style-name="ce6" table:formula="of:=[.B601]" office:value-type="string" office:string-value="N607">
            <text:p>N607</text:p>
          </table:table-cell>
          <table:table-cell table:style-name="ce6" table:formula="of:=[.D601]" office:value-type="string" office:string-value="X4000">
            <text:p>X4000</text:p>
          </table:table-cell>
          <table:table-cell table:style-name="ce6" table:formula="of:=[.F601]" office:value-type="string" office:string-value="Y1532.5">
            <text:p>Y1532.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&quot;N&quot;&amp;[.A601]" office:value-type="string" office:string-value="N607">
            <text:p>N607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1]" office:value-type="string" office:string-value="X4000">
            <text:p>X4000</text:p>
          </table:table-cell>
          <table:table-cell table:formula="of:=[.E600]+5.75" office:value-type="float" office:value="1532.5">
            <text:p>1532.5</text:p>
          </table:table-cell>
          <table:table-cell table:formula="of:=&quot;Y&quot; &amp; [.E601]" office:value-type="string" office:string-value="Y1532.5">
            <text:p>Y1532.5</text:p>
          </table:table-cell>
          <table:table-cell table:number-columns-repeated="8"/>
          <table:table-cell table:style-name="ce6" table:formula="of:=[.B602]" office:value-type="string" office:string-value="N608">
            <text:p>N608</text:p>
          </table:table-cell>
          <table:table-cell table:style-name="ce6" table:formula="of:=[.D602]" office:value-type="string" office:string-value="X4000">
            <text:p>X4000</text:p>
          </table:table-cell>
          <table:table-cell table:style-name="ce6" table:formula="of:=[.F602]" office:value-type="string" office:string-value="Y1538.25">
            <text:p>Y1538.2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&quot;N&quot;&amp;[.A602]" office:value-type="string" office:string-value="N608">
            <text:p>N608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2]" office:value-type="string" office:string-value="X4000">
            <text:p>X4000</text:p>
          </table:table-cell>
          <table:table-cell table:formula="of:=[.E601]+5.75" office:value-type="float" office:value="1538.25">
            <text:p>1538.25</text:p>
          </table:table-cell>
          <table:table-cell table:formula="of:=&quot;Y&quot; &amp; [.E602]" office:value-type="string" office:string-value="Y1538.25">
            <text:p>Y1538.25</text:p>
          </table:table-cell>
          <table:table-cell table:number-columns-repeated="8"/>
          <table:table-cell table:style-name="ce6" table:formula="of:=[.B603]" office:value-type="string" office:string-value="N609">
            <text:p>N609</text:p>
          </table:table-cell>
          <table:table-cell table:style-name="ce6" table:formula="of:=[.D603]" office:value-type="string" office:string-value="X4000">
            <text:p>X4000</text:p>
          </table:table-cell>
          <table:table-cell table:style-name="ce6" table:formula="of:=[.F603]" office:value-type="string" office:string-value="Y1544">
            <text:p>Y1544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&quot;N&quot;&amp;[.A603]" office:value-type="string" office:string-value="N609">
            <text:p>N609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3]" office:value-type="string" office:string-value="X4000">
            <text:p>X4000</text:p>
          </table:table-cell>
          <table:table-cell table:formula="of:=[.E602]+5.75" office:value-type="float" office:value="1544">
            <text:p>1544</text:p>
          </table:table-cell>
          <table:table-cell table:formula="of:=&quot;Y&quot; &amp; [.E603]" office:value-type="string" office:string-value="Y1544">
            <text:p>Y1544</text:p>
          </table:table-cell>
          <table:table-cell table:number-columns-repeated="8"/>
          <table:table-cell table:style-name="ce6" table:formula="of:=[.B604]" office:value-type="string" office:string-value="N610">
            <text:p>N610</text:p>
          </table:table-cell>
          <table:table-cell table:style-name="ce6" table:formula="of:=[.D604]" office:value-type="string" office:string-value="X4000">
            <text:p>X4000</text:p>
          </table:table-cell>
          <table:table-cell table:style-name="ce6" table:formula="of:=[.F604]" office:value-type="string" office:string-value="Y1549.75">
            <text:p>Y1549.7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&quot;N&quot;&amp;[.A604]" office:value-type="string" office:string-value="N610">
            <text:p>N610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4]" office:value-type="string" office:string-value="X4000">
            <text:p>X4000</text:p>
          </table:table-cell>
          <table:table-cell table:formula="of:=[.E603]+5.75" office:value-type="float" office:value="1549.75">
            <text:p>1549.75</text:p>
          </table:table-cell>
          <table:table-cell table:formula="of:=&quot;Y&quot; &amp; [.E604]" office:value-type="string" office:string-value="Y1549.75">
            <text:p>Y1549.75</text:p>
          </table:table-cell>
          <table:table-cell table:number-columns-repeated="8"/>
          <table:table-cell table:style-name="ce6" table:formula="of:=[.B605]" office:value-type="string" office:string-value="N611">
            <text:p>N611</text:p>
          </table:table-cell>
          <table:table-cell table:style-name="ce6" table:formula="of:=[.D605]" office:value-type="string" office:string-value="X4000">
            <text:p>X4000</text:p>
          </table:table-cell>
          <table:table-cell table:style-name="ce6" table:formula="of:=[.F605]" office:value-type="string" office:string-value="Y1555.5">
            <text:p>Y1555.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&quot;N&quot;&amp;[.A605]" office:value-type="string" office:string-value="N611">
            <text:p>N611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5]" office:value-type="string" office:string-value="X4000">
            <text:p>X4000</text:p>
          </table:table-cell>
          <table:table-cell table:formula="of:=[.E604]+5.75" office:value-type="float" office:value="1555.5">
            <text:p>1555.5</text:p>
          </table:table-cell>
          <table:table-cell table:formula="of:=&quot;Y&quot; &amp; [.E605]" office:value-type="string" office:string-value="Y1555.5">
            <text:p>Y1555.5</text:p>
          </table:table-cell>
          <table:table-cell table:number-columns-repeated="8"/>
          <table:table-cell table:style-name="ce6" table:formula="of:=[.B606]" office:value-type="string" office:string-value="N612">
            <text:p>N612</text:p>
          </table:table-cell>
          <table:table-cell table:style-name="ce6" table:formula="of:=[.D606]" office:value-type="string" office:string-value="X4000">
            <text:p>X4000</text:p>
          </table:table-cell>
          <table:table-cell table:style-name="ce6" table:formula="of:=[.F606]" office:value-type="string" office:string-value="Y1561.25">
            <text:p>Y1561.2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&quot;N&quot;&amp;[.A606]" office:value-type="string" office:string-value="N612">
            <text:p>N612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6]" office:value-type="string" office:string-value="X4000">
            <text:p>X4000</text:p>
          </table:table-cell>
          <table:table-cell table:formula="of:=[.E605]+5.75" office:value-type="float" office:value="1561.25">
            <text:p>1561.25</text:p>
          </table:table-cell>
          <table:table-cell table:formula="of:=&quot;Y&quot; &amp; [.E606]" office:value-type="string" office:string-value="Y1561.25">
            <text:p>Y1561.25</text:p>
          </table:table-cell>
          <table:table-cell table:number-columns-repeated="8"/>
          <table:table-cell table:style-name="ce6" table:formula="of:=[.B607]" office:value-type="string" office:string-value="N613">
            <text:p>N613</text:p>
          </table:table-cell>
          <table:table-cell table:style-name="ce6" table:formula="of:=[.D607]" office:value-type="string" office:string-value="X4000">
            <text:p>X4000</text:p>
          </table:table-cell>
          <table:table-cell table:style-name="ce6" table:formula="of:=[.F607]" office:value-type="string" office:string-value="Y1567">
            <text:p>Y156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&quot;N&quot;&amp;[.A607]" office:value-type="string" office:string-value="N613">
            <text:p>N613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7]" office:value-type="string" office:string-value="X4000">
            <text:p>X4000</text:p>
          </table:table-cell>
          <table:table-cell table:formula="of:=[.E606]+5.75" office:value-type="float" office:value="1567">
            <text:p>1567</text:p>
          </table:table-cell>
          <table:table-cell table:formula="of:=&quot;Y&quot; &amp; [.E607]" office:value-type="string" office:string-value="Y1567">
            <text:p>Y1567</text:p>
          </table:table-cell>
          <table:table-cell table:number-columns-repeated="8"/>
          <table:table-cell table:style-name="ce6" table:formula="of:=[.B608]" office:value-type="string" office:string-value="N614">
            <text:p>N614</text:p>
          </table:table-cell>
          <table:table-cell table:style-name="ce6" table:formula="of:=[.D608]" office:value-type="string" office:string-value="X4000">
            <text:p>X4000</text:p>
          </table:table-cell>
          <table:table-cell table:style-name="ce6" table:formula="of:=[.F608]" office:value-type="string" office:string-value="Y1572.75">
            <text:p>Y1572.7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&quot;N&quot;&amp;[.A608]" office:value-type="string" office:string-value="N614">
            <text:p>N614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8]" office:value-type="string" office:string-value="X4000">
            <text:p>X4000</text:p>
          </table:table-cell>
          <table:table-cell table:formula="of:=[.E607]+5.75" office:value-type="float" office:value="1572.75">
            <text:p>1572.75</text:p>
          </table:table-cell>
          <table:table-cell table:formula="of:=&quot;Y&quot; &amp; [.E608]" office:value-type="string" office:string-value="Y1572.75">
            <text:p>Y1572.75</text:p>
          </table:table-cell>
          <table:table-cell table:number-columns-repeated="8"/>
          <table:table-cell table:style-name="ce6" table:formula="of:=[.B609]" office:value-type="string" office:string-value="N615">
            <text:p>N615</text:p>
          </table:table-cell>
          <table:table-cell table:style-name="ce6" table:formula="of:=[.D609]" office:value-type="string" office:string-value="X4000">
            <text:p>X4000</text:p>
          </table:table-cell>
          <table:table-cell table:style-name="ce6" table:formula="of:=[.F609]" office:value-type="string" office:string-value="Y1578.5">
            <text:p>Y1578.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&quot;N&quot;&amp;[.A609]" office:value-type="string" office:string-value="N615">
            <text:p>N615</text:p>
          </table:table-cell>
          <table:table-cell table:formula="of:=[.$J$13]" office:value-type="float" office:value="4000">
            <text:p>4000</text:p>
          </table:table-cell>
          <table:table-cell table:formula="of:= &quot;X&quot;&amp; [.C609]" office:value-type="string" office:string-value="X4000">
            <text:p>X4000</text:p>
          </table:table-cell>
          <table:table-cell table:formula="of:=[.E608]+5.75" office:value-type="float" office:value="1578.5">
            <text:p>1578.5</text:p>
          </table:table-cell>
          <table:table-cell table:formula="of:=&quot;Y&quot; &amp; [.E609]" office:value-type="string" office:string-value="Y1578.5">
            <text:p>Y1578.5</text:p>
          </table:table-cell>
          <table:table-cell table:number-columns-repeated="8"/>
          <table:table-cell table:style-name="ce6" table:formula="of:=[.B610]" office:value-type="string" office:string-value="N616">
            <text:p>N616</text:p>
          </table:table-cell>
          <table:table-cell table:style-name="ce6" table:formula="of:=[.D610]" office:value-type="string" office:string-value="X4000">
            <text:p>X4000</text:p>
          </table:table-cell>
          <table:table-cell table:style-name="ce6" table:formula="of:=[.F610]" office:value-type="string" office:string-value="Y1584.25">
            <text:p>Y1584.2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&quot;N&quot;&amp;[.A610]" office:value-type="string" office:string-value="N616">
            <text:p>N616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0]" office:value-type="string" office:string-value="X4000">
            <text:p>X4000</text:p>
          </table:table-cell>
          <table:table-cell table:formula="of:=[.E609]+5.75" office:value-type="float" office:value="1584.25">
            <text:p>1584.25</text:p>
          </table:table-cell>
          <table:table-cell table:formula="of:=&quot;Y&quot; &amp; [.E610]" office:value-type="string" office:string-value="Y1584.25">
            <text:p>Y1584.25</text:p>
          </table:table-cell>
          <table:table-cell table:number-columns-repeated="8"/>
          <table:table-cell table:style-name="ce6" table:formula="of:=[.B611]" office:value-type="string" office:string-value="N617">
            <text:p>N617</text:p>
          </table:table-cell>
          <table:table-cell table:style-name="ce6" table:formula="of:=[.D611]" office:value-type="string" office:string-value="X4000">
            <text:p>X4000</text:p>
          </table:table-cell>
          <table:table-cell table:style-name="ce6" table:formula="of:=[.F611]" office:value-type="string" office:string-value="Y1590">
            <text:p>Y159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&quot;N&quot;&amp;[.A611]" office:value-type="string" office:string-value="N617">
            <text:p>N617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1]" office:value-type="string" office:string-value="X4000">
            <text:p>X4000</text:p>
          </table:table-cell>
          <table:table-cell table:formula="of:=[.E610]+5.75" office:value-type="float" office:value="1590">
            <text:p>1590</text:p>
          </table:table-cell>
          <table:table-cell table:formula="of:=&quot;Y&quot; &amp; [.E611]" office:value-type="string" office:string-value="Y1590">
            <text:p>Y1590</text:p>
          </table:table-cell>
          <table:table-cell table:number-columns-repeated="8"/>
          <table:table-cell table:style-name="ce6" table:formula="of:=[.B612]" office:value-type="string" office:string-value="N618">
            <text:p>N618</text:p>
          </table:table-cell>
          <table:table-cell table:style-name="ce6" table:formula="of:=[.D612]" office:value-type="string" office:string-value="X4000">
            <text:p>X4000</text:p>
          </table:table-cell>
          <table:table-cell table:style-name="ce6" table:formula="of:=[.F612]" office:value-type="string" office:string-value="Y1595.75">
            <text:p>Y1595.75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&quot;N&quot;&amp;[.A612]" office:value-type="string" office:string-value="N618">
            <text:p>N618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2]" office:value-type="string" office:string-value="X4000">
            <text:p>X4000</text:p>
          </table:table-cell>
          <table:table-cell table:formula="of:=[.E611]+5.75" office:value-type="float" office:value="1595.75">
            <text:p>1595.75</text:p>
          </table:table-cell>
          <table:table-cell table:formula="of:=&quot;Y&quot; &amp; [.E612]" office:value-type="string" office:string-value="Y1595.75">
            <text:p>Y1595.75</text:p>
          </table:table-cell>
          <table:table-cell table:number-columns-repeated="8"/>
          <table:table-cell table:style-name="ce6" table:formula="of:=[.B613]" office:value-type="string" office:string-value="N619">
            <text:p>N619</text:p>
          </table:table-cell>
          <table:table-cell table:style-name="ce6" table:formula="of:=[.D613]" office:value-type="string" office:string-value="X4000">
            <text:p>X4000</text:p>
          </table:table-cell>
          <table:table-cell table:style-name="ce6" table:formula="of:=[.F613]" office:value-type="string" office:string-value="Y1601.5">
            <text:p>Y1601.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&quot;N&quot;&amp;[.A613]" office:value-type="string" office:string-value="N619">
            <text:p>N619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3]" office:value-type="string" office:string-value="X4000">
            <text:p>X4000</text:p>
          </table:table-cell>
          <table:table-cell table:formula="of:=[.E612]+5.75" office:value-type="float" office:value="1601.5">
            <text:p>1601.5</text:p>
          </table:table-cell>
          <table:table-cell table:formula="of:=&quot;Y&quot; &amp; [.E613]" office:value-type="string" office:string-value="Y1601.5">
            <text:p>Y1601.5</text:p>
          </table:table-cell>
          <table:table-cell table:number-columns-repeated="8"/>
          <table:table-cell table:style-name="ce6" table:formula="of:=[.B614]" office:value-type="string" office:string-value="N620">
            <text:p>N620</text:p>
          </table:table-cell>
          <table:table-cell table:style-name="ce6" table:formula="of:=[.D614]" office:value-type="string" office:string-value="X4000">
            <text:p>X4000</text:p>
          </table:table-cell>
          <table:table-cell table:style-name="ce6" table:formula="of:=[.F614]" office:value-type="string" office:string-value="Y1607.25">
            <text:p>Y1607.2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&quot;N&quot;&amp;[.A614]" office:value-type="string" office:string-value="N620">
            <text:p>N620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4]" office:value-type="string" office:string-value="X4000">
            <text:p>X4000</text:p>
          </table:table-cell>
          <table:table-cell table:formula="of:=[.E613]+5.75" office:value-type="float" office:value="1607.25">
            <text:p>1607.25</text:p>
          </table:table-cell>
          <table:table-cell table:formula="of:=&quot;Y&quot; &amp; [.E614]" office:value-type="string" office:string-value="Y1607.25">
            <text:p>Y1607.25</text:p>
          </table:table-cell>
          <table:table-cell table:number-columns-repeated="8"/>
          <table:table-cell table:style-name="ce6" table:formula="of:=[.B615]" office:value-type="string" office:string-value="N621">
            <text:p>N621</text:p>
          </table:table-cell>
          <table:table-cell table:style-name="ce6" table:formula="of:=[.D615]" office:value-type="string" office:string-value="X4000">
            <text:p>X4000</text:p>
          </table:table-cell>
          <table:table-cell table:style-name="ce6" table:formula="of:=[.F615]" office:value-type="string" office:string-value="Y1613">
            <text:p>Y161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&quot;N&quot;&amp;[.A615]" office:value-type="string" office:string-value="N621">
            <text:p>N621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5]" office:value-type="string" office:string-value="X4000">
            <text:p>X4000</text:p>
          </table:table-cell>
          <table:table-cell table:formula="of:=[.E614]+5.75" office:value-type="float" office:value="1613">
            <text:p>1613</text:p>
          </table:table-cell>
          <table:table-cell table:formula="of:=&quot;Y&quot; &amp; [.E615]" office:value-type="string" office:string-value="Y1613">
            <text:p>Y1613</text:p>
          </table:table-cell>
          <table:table-cell table:number-columns-repeated="8"/>
          <table:table-cell table:style-name="ce6" table:formula="of:=[.B616]" office:value-type="string" office:string-value="N622">
            <text:p>N622</text:p>
          </table:table-cell>
          <table:table-cell table:style-name="ce6" table:formula="of:=[.D616]" office:value-type="string" office:string-value="X4000">
            <text:p>X4000</text:p>
          </table:table-cell>
          <table:table-cell table:style-name="ce6" table:formula="of:=[.F616]" office:value-type="string" office:string-value="Y1618.75">
            <text:p>Y1618.7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&quot;N&quot;&amp;[.A616]" office:value-type="string" office:string-value="N622">
            <text:p>N622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6]" office:value-type="string" office:string-value="X4000">
            <text:p>X4000</text:p>
          </table:table-cell>
          <table:table-cell table:formula="of:=[.E615]+5.75" office:value-type="float" office:value="1618.75">
            <text:p>1618.75</text:p>
          </table:table-cell>
          <table:table-cell table:formula="of:=&quot;Y&quot; &amp; [.E616]" office:value-type="string" office:string-value="Y1618.75">
            <text:p>Y1618.75</text:p>
          </table:table-cell>
          <table:table-cell table:number-columns-repeated="8"/>
          <table:table-cell table:style-name="ce6" table:formula="of:=[.B617]" office:value-type="string" office:string-value="N623">
            <text:p>N623</text:p>
          </table:table-cell>
          <table:table-cell table:style-name="ce6" table:formula="of:=[.D617]" office:value-type="string" office:string-value="X4000">
            <text:p>X4000</text:p>
          </table:table-cell>
          <table:table-cell table:style-name="ce6" table:formula="of:=[.F617]" office:value-type="string" office:string-value="Y1624.5">
            <text:p>Y1624.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&quot;N&quot;&amp;[.A617]" office:value-type="string" office:string-value="N623">
            <text:p>N623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7]" office:value-type="string" office:string-value="X4000">
            <text:p>X4000</text:p>
          </table:table-cell>
          <table:table-cell table:formula="of:=[.E616]+5.75" office:value-type="float" office:value="1624.5">
            <text:p>1624.5</text:p>
          </table:table-cell>
          <table:table-cell table:formula="of:=&quot;Y&quot; &amp; [.E617]" office:value-type="string" office:string-value="Y1624.5">
            <text:p>Y1624.5</text:p>
          </table:table-cell>
          <table:table-cell table:number-columns-repeated="8"/>
          <table:table-cell table:style-name="ce6" table:formula="of:=[.B618]" office:value-type="string" office:string-value="N624">
            <text:p>N624</text:p>
          </table:table-cell>
          <table:table-cell table:style-name="ce6" table:formula="of:=[.D618]" office:value-type="string" office:string-value="X4000">
            <text:p>X4000</text:p>
          </table:table-cell>
          <table:table-cell table:style-name="ce6" table:formula="of:=[.F618]" office:value-type="string" office:string-value="Y1630.25">
            <text:p>Y1630.2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&quot;N&quot;&amp;[.A618]" office:value-type="string" office:string-value="N624">
            <text:p>N624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8]" office:value-type="string" office:string-value="X4000">
            <text:p>X4000</text:p>
          </table:table-cell>
          <table:table-cell table:formula="of:=[.E617]+5.75" office:value-type="float" office:value="1630.25">
            <text:p>1630.25</text:p>
          </table:table-cell>
          <table:table-cell table:formula="of:=&quot;Y&quot; &amp; [.E618]" office:value-type="string" office:string-value="Y1630.25">
            <text:p>Y1630.25</text:p>
          </table:table-cell>
          <table:table-cell table:number-columns-repeated="8"/>
          <table:table-cell table:style-name="ce6" table:formula="of:=[.B619]" office:value-type="string" office:string-value="N625">
            <text:p>N625</text:p>
          </table:table-cell>
          <table:table-cell table:style-name="ce6" table:formula="of:=[.D619]" office:value-type="string" office:string-value="X4000">
            <text:p>X4000</text:p>
          </table:table-cell>
          <table:table-cell table:style-name="ce6" table:formula="of:=[.F619]" office:value-type="string" office:string-value="Y1636">
            <text:p>Y1636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&quot;N&quot;&amp;[.A619]" office:value-type="string" office:string-value="N625">
            <text:p>N625</text:p>
          </table:table-cell>
          <table:table-cell table:formula="of:=[.$J$13]" office:value-type="float" office:value="4000">
            <text:p>4000</text:p>
          </table:table-cell>
          <table:table-cell table:formula="of:= &quot;X&quot;&amp; [.C619]" office:value-type="string" office:string-value="X4000">
            <text:p>X4000</text:p>
          </table:table-cell>
          <table:table-cell table:formula="of:=[.E618]+5.75" office:value-type="float" office:value="1636">
            <text:p>1636</text:p>
          </table:table-cell>
          <table:table-cell table:formula="of:=&quot;Y&quot; &amp; [.E619]" office:value-type="string" office:string-value="Y1636">
            <text:p>Y1636</text:p>
          </table:table-cell>
          <table:table-cell table:number-columns-repeated="8"/>
          <table:table-cell table:style-name="ce6" table:formula="of:=[.B620]" office:value-type="string" office:string-value="N626">
            <text:p>N626</text:p>
          </table:table-cell>
          <table:table-cell table:style-name="ce6" table:formula="of:=[.D620]" office:value-type="string" office:string-value="X4000">
            <text:p>X4000</text:p>
          </table:table-cell>
          <table:table-cell table:style-name="ce6" table:formula="of:=[.F620]" office:value-type="string" office:string-value="Y1641.75">
            <text:p>Y1641.7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&quot;N&quot;&amp;[.A620]" office:value-type="string" office:string-value="N626">
            <text:p>N626</text:p>
          </table:table-cell>
          <table:table-cell table:formula="of:=[.$J$13]" office:value-type="float" office:value="4000">
            <text:p>4000</text:p>
          </table:table-cell>
          <table:table-cell table:formula="of:= &quot;X&quot;&amp; [.C620]" office:value-type="string" office:string-value="X4000">
            <text:p>X4000</text:p>
          </table:table-cell>
          <table:table-cell table:formula="of:=[.E619]+5.75" office:value-type="float" office:value="1641.75">
            <text:p>1641.75</text:p>
          </table:table-cell>
          <table:table-cell table:formula="of:=&quot;Y&quot; &amp; [.E620]" office:value-type="string" office:string-value="Y1641.75">
            <text:p>Y1641.75</text:p>
          </table:table-cell>
          <table:table-cell table:number-columns-repeated="8"/>
          <table:table-cell table:style-name="ce4" table:formula="of:=[.B621]" office:value-type="string" office:string-value="N627">
            <text:p>N627</text:p>
          </table:table-cell>
          <table:table-cell table:style-name="ce4" table:formula="of:=[.D621]" office:value-type="string" office:string-value="X5150">
            <text:p>X5150</text:p>
          </table:table-cell>
          <table:table-cell table:style-name="ce4" table:formula="of:=[.F621]" office:value-type="string" office:string-value="Y805">
            <text:p>Y80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&quot;N&quot;&amp;[.A621]" office:value-type="string" office:string-value="N627">
            <text:p>N627</text:p>
          </table:table-cell>
          <table:table-cell office:value-type="float" office:value="5150">
            <text:p>5150</text:p>
          </table:table-cell>
          <table:table-cell table:formula="of:= &quot;X&quot;&amp; [.C621]" office:value-type="string" office:string-value="X5150">
            <text:p>X5150</text:p>
          </table:table-cell>
          <table:table-cell office:value-type="float" office:value="805">
            <text:p>805</text:p>
          </table:table-cell>
          <table:table-cell table:formula="of:=&quot;Y&quot; &amp; [.E621]" office:value-type="string" office:string-value="Y805">
            <text:p>Y805</text:p>
          </table:table-cell>
          <table:table-cell table:number-columns-repeated="8"/>
          <table:table-cell table:style-name="ce4" table:formula="of:=[.B622]" office:value-type="string" office:string-value="N628">
            <text:p>N628</text:p>
          </table:table-cell>
          <table:table-cell table:style-name="ce4" table:formula="of:=[.D622]" office:value-type="string" office:string-value="X5150">
            <text:p>X5150</text:p>
          </table:table-cell>
          <table:table-cell table:style-name="ce4" table:formula="of:=[.F622]" office:value-type="string" office:string-value="Y810.75">
            <text:p>Y810.7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&quot;N&quot;&amp;[.A622]" office:value-type="string" office:string-value="N628">
            <text:p>N628</text:p>
          </table:table-cell>
          <table:table-cell table:formula="of:=5150" office:value-type="float" office:value="5150">
            <text:p>5150</text:p>
          </table:table-cell>
          <table:table-cell table:formula="of:= &quot;X&quot;&amp; [.C622]" office:value-type="string" office:string-value="X5150">
            <text:p>X5150</text:p>
          </table:table-cell>
          <table:table-cell table:formula="of:=[.E621]+5.75" office:value-type="float" office:value="810.75">
            <text:p>810.75</text:p>
          </table:table-cell>
          <table:table-cell table:formula="of:=&quot;Y&quot; &amp; [.E622]" office:value-type="string" office:string-value="Y810.75">
            <text:p>Y810.75</text:p>
          </table:table-cell>
          <table:table-cell table:number-columns-repeated="8"/>
          <table:table-cell table:style-name="ce4" table:formula="of:=[.B623]" office:value-type="string" office:string-value="N629">
            <text:p>N629</text:p>
          </table:table-cell>
          <table:table-cell table:style-name="ce4" table:formula="of:=[.D623]" office:value-type="string" office:string-value="X5150">
            <text:p>X5150</text:p>
          </table:table-cell>
          <table:table-cell table:style-name="ce4" table:formula="of:=[.F623]" office:value-type="string" office:string-value="Y816.5">
            <text:p>Y816.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&quot;N&quot;&amp;[.A623]" office:value-type="string" office:string-value="N629">
            <text:p>N629</text:p>
          </table:table-cell>
          <table:table-cell table:formula="of:=5150" office:value-type="float" office:value="5150">
            <text:p>5150</text:p>
          </table:table-cell>
          <table:table-cell table:formula="of:= &quot;X&quot;&amp; [.C623]" office:value-type="string" office:string-value="X5150">
            <text:p>X5150</text:p>
          </table:table-cell>
          <table:table-cell table:formula="of:=[.E622]+5.75" office:value-type="float" office:value="816.5">
            <text:p>816.5</text:p>
          </table:table-cell>
          <table:table-cell table:formula="of:=&quot;Y&quot; &amp; [.E623]" office:value-type="string" office:string-value="Y816.5">
            <text:p>Y816.5</text:p>
          </table:table-cell>
          <table:table-cell table:number-columns-repeated="8"/>
          <table:table-cell table:style-name="ce4" table:formula="of:=[.B624]" office:value-type="string" office:string-value="N630">
            <text:p>N630</text:p>
          </table:table-cell>
          <table:table-cell table:style-name="ce4" table:formula="of:=[.D624]" office:value-type="string" office:string-value="X5150">
            <text:p>X5150</text:p>
          </table:table-cell>
          <table:table-cell table:style-name="ce4" table:formula="of:=[.F624]" office:value-type="string" office:string-value="Y822.25">
            <text:p>Y822.2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&quot;N&quot;&amp;[.A624]" office:value-type="string" office:string-value="N630">
            <text:p>N630</text:p>
          </table:table-cell>
          <table:table-cell table:formula="of:=5150" office:value-type="float" office:value="5150">
            <text:p>5150</text:p>
          </table:table-cell>
          <table:table-cell table:formula="of:= &quot;X&quot;&amp; [.C624]" office:value-type="string" office:string-value="X5150">
            <text:p>X5150</text:p>
          </table:table-cell>
          <table:table-cell table:formula="of:=[.E623]+5.75" office:value-type="float" office:value="822.25">
            <text:p>822.25</text:p>
          </table:table-cell>
          <table:table-cell table:formula="of:=&quot;Y&quot; &amp; [.E624]" office:value-type="string" office:string-value="Y822.25">
            <text:p>Y822.25</text:p>
          </table:table-cell>
          <table:table-cell table:number-columns-repeated="8"/>
          <table:table-cell table:style-name="ce4" table:formula="of:=[.B625]" office:value-type="string" office:string-value="N631">
            <text:p>N631</text:p>
          </table:table-cell>
          <table:table-cell table:style-name="ce4" table:formula="of:=[.D625]" office:value-type="string" office:string-value="X5150">
            <text:p>X5150</text:p>
          </table:table-cell>
          <table:table-cell table:style-name="ce4" table:formula="of:=[.F625]" office:value-type="string" office:string-value="Y828">
            <text:p>Y828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&quot;N&quot;&amp;[.A625]" office:value-type="string" office:string-value="N631">
            <text:p>N631</text:p>
          </table:table-cell>
          <table:table-cell table:formula="of:=5150" office:value-type="float" office:value="5150">
            <text:p>5150</text:p>
          </table:table-cell>
          <table:table-cell table:formula="of:= &quot;X&quot;&amp; [.C625]" office:value-type="string" office:string-value="X5150">
            <text:p>X5150</text:p>
          </table:table-cell>
          <table:table-cell table:formula="of:=[.E624]+5.75" office:value-type="float" office:value="828">
            <text:p>828</text:p>
          </table:table-cell>
          <table:table-cell table:formula="of:=&quot;Y&quot; &amp; [.E625]" office:value-type="string" office:string-value="Y828">
            <text:p>Y828</text:p>
          </table:table-cell>
          <table:table-cell table:number-columns-repeated="8"/>
          <table:table-cell table:style-name="ce4" table:formula="of:=[.B626]" office:value-type="string" office:string-value="N632">
            <text:p>N632</text:p>
          </table:table-cell>
          <table:table-cell table:style-name="ce4" table:formula="of:=[.D626]" office:value-type="string" office:string-value="X5150">
            <text:p>X5150</text:p>
          </table:table-cell>
          <table:table-cell table:style-name="ce4" table:formula="of:=[.F626]" office:value-type="string" office:string-value="Y833.75">
            <text:p>Y833.7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&quot;N&quot;&amp;[.A626]" office:value-type="string" office:string-value="N632">
            <text:p>N632</text:p>
          </table:table-cell>
          <table:table-cell table:formula="of:=5150" office:value-type="float" office:value="5150">
            <text:p>5150</text:p>
          </table:table-cell>
          <table:table-cell table:formula="of:= &quot;X&quot;&amp; [.C626]" office:value-type="string" office:string-value="X5150">
            <text:p>X5150</text:p>
          </table:table-cell>
          <table:table-cell table:formula="of:=[.E625]+5.75" office:value-type="float" office:value="833.75">
            <text:p>833.75</text:p>
          </table:table-cell>
          <table:table-cell table:formula="of:=&quot;Y&quot; &amp; [.E626]" office:value-type="string" office:string-value="Y833.75">
            <text:p>Y833.75</text:p>
          </table:table-cell>
          <table:table-cell table:number-columns-repeated="8"/>
          <table:table-cell table:style-name="ce4" table:formula="of:=[.B627]" office:value-type="string" office:string-value="N633">
            <text:p>N633</text:p>
          </table:table-cell>
          <table:table-cell table:style-name="ce4" table:formula="of:=[.D627]" office:value-type="string" office:string-value="X5150">
            <text:p>X5150</text:p>
          </table:table-cell>
          <table:table-cell table:style-name="ce4" table:formula="of:=[.F627]" office:value-type="string" office:string-value="Y839.5">
            <text:p>Y839.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&quot;N&quot;&amp;[.A627]" office:value-type="string" office:string-value="N633">
            <text:p>N633</text:p>
          </table:table-cell>
          <table:table-cell table:formula="of:=5150" office:value-type="float" office:value="5150">
            <text:p>5150</text:p>
          </table:table-cell>
          <table:table-cell table:formula="of:= &quot;X&quot;&amp; [.C627]" office:value-type="string" office:string-value="X5150">
            <text:p>X5150</text:p>
          </table:table-cell>
          <table:table-cell table:formula="of:=[.E626]+5.75" office:value-type="float" office:value="839.5">
            <text:p>839.5</text:p>
          </table:table-cell>
          <table:table-cell table:formula="of:=&quot;Y&quot; &amp; [.E627]" office:value-type="string" office:string-value="Y839.5">
            <text:p>Y839.5</text:p>
          </table:table-cell>
          <table:table-cell table:number-columns-repeated="8"/>
          <table:table-cell table:style-name="ce4" table:formula="of:=[.B628]" office:value-type="string" office:string-value="N634">
            <text:p>N634</text:p>
          </table:table-cell>
          <table:table-cell table:style-name="ce4" table:formula="of:=[.D628]" office:value-type="string" office:string-value="X5150">
            <text:p>X5150</text:p>
          </table:table-cell>
          <table:table-cell table:style-name="ce4" table:formula="of:=[.F628]" office:value-type="string" office:string-value="Y845.25">
            <text:p>Y845.2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&quot;N&quot;&amp;[.A628]" office:value-type="string" office:string-value="N634">
            <text:p>N634</text:p>
          </table:table-cell>
          <table:table-cell table:formula="of:=5150" office:value-type="float" office:value="5150">
            <text:p>5150</text:p>
          </table:table-cell>
          <table:table-cell table:formula="of:= &quot;X&quot;&amp; [.C628]" office:value-type="string" office:string-value="X5150">
            <text:p>X5150</text:p>
          </table:table-cell>
          <table:table-cell table:formula="of:=[.E627]+5.75" office:value-type="float" office:value="845.25">
            <text:p>845.25</text:p>
          </table:table-cell>
          <table:table-cell table:formula="of:=&quot;Y&quot; &amp; [.E628]" office:value-type="string" office:string-value="Y845.25">
            <text:p>Y845.25</text:p>
          </table:table-cell>
          <table:table-cell table:number-columns-repeated="8"/>
          <table:table-cell table:style-name="ce4" table:formula="of:=[.B629]" office:value-type="string" office:string-value="N635">
            <text:p>N635</text:p>
          </table:table-cell>
          <table:table-cell table:style-name="ce4" table:formula="of:=[.D629]" office:value-type="string" office:string-value="X5150">
            <text:p>X5150</text:p>
          </table:table-cell>
          <table:table-cell table:style-name="ce4" table:formula="of:=[.F629]" office:value-type="string" office:string-value="Y851">
            <text:p>Y85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&quot;N&quot;&amp;[.A629]" office:value-type="string" office:string-value="N635">
            <text:p>N635</text:p>
          </table:table-cell>
          <table:table-cell table:formula="of:=5150" office:value-type="float" office:value="5150">
            <text:p>5150</text:p>
          </table:table-cell>
          <table:table-cell table:formula="of:= &quot;X&quot;&amp; [.C629]" office:value-type="string" office:string-value="X5150">
            <text:p>X5150</text:p>
          </table:table-cell>
          <table:table-cell table:formula="of:=[.E628]+5.75" office:value-type="float" office:value="851">
            <text:p>851</text:p>
          </table:table-cell>
          <table:table-cell table:formula="of:=&quot;Y&quot; &amp; [.E629]" office:value-type="string" office:string-value="Y851">
            <text:p>Y851</text:p>
          </table:table-cell>
          <table:table-cell table:number-columns-repeated="8"/>
          <table:table-cell table:style-name="ce4" table:formula="of:=[.B630]" office:value-type="string" office:string-value="N636">
            <text:p>N636</text:p>
          </table:table-cell>
          <table:table-cell table:style-name="ce4" table:formula="of:=[.D630]" office:value-type="string" office:string-value="X5150">
            <text:p>X5150</text:p>
          </table:table-cell>
          <table:table-cell table:style-name="ce4" table:formula="of:=[.F630]" office:value-type="string" office:string-value="Y856.75">
            <text:p>Y856.7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&quot;N&quot;&amp;[.A630]" office:value-type="string" office:string-value="N636">
            <text:p>N636</text:p>
          </table:table-cell>
          <table:table-cell table:formula="of:=5150" office:value-type="float" office:value="5150">
            <text:p>5150</text:p>
          </table:table-cell>
          <table:table-cell table:formula="of:= &quot;X&quot;&amp; [.C630]" office:value-type="string" office:string-value="X5150">
            <text:p>X5150</text:p>
          </table:table-cell>
          <table:table-cell table:formula="of:=[.E629]+5.75" office:value-type="float" office:value="856.75">
            <text:p>856.75</text:p>
          </table:table-cell>
          <table:table-cell table:formula="of:=&quot;Y&quot; &amp; [.E630]" office:value-type="string" office:string-value="Y856.75">
            <text:p>Y856.75</text:p>
          </table:table-cell>
          <table:table-cell table:number-columns-repeated="8"/>
          <table:table-cell table:style-name="ce4" table:formula="of:=[.B631]" office:value-type="string" office:string-value="N637">
            <text:p>N637</text:p>
          </table:table-cell>
          <table:table-cell table:style-name="ce4" table:formula="of:=[.D631]" office:value-type="string" office:string-value="X5150">
            <text:p>X5150</text:p>
          </table:table-cell>
          <table:table-cell table:style-name="ce4" table:formula="of:=[.F631]" office:value-type="string" office:string-value="Y862.5">
            <text:p>Y862.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&quot;N&quot;&amp;[.A631]" office:value-type="string" office:string-value="N637">
            <text:p>N637</text:p>
          </table:table-cell>
          <table:table-cell table:formula="of:=5150" office:value-type="float" office:value="5150">
            <text:p>5150</text:p>
          </table:table-cell>
          <table:table-cell table:formula="of:= &quot;X&quot;&amp; [.C631]" office:value-type="string" office:string-value="X5150">
            <text:p>X5150</text:p>
          </table:table-cell>
          <table:table-cell table:formula="of:=[.E630]+5.75" office:value-type="float" office:value="862.5">
            <text:p>862.5</text:p>
          </table:table-cell>
          <table:table-cell table:formula="of:=&quot;Y&quot; &amp; [.E631]" office:value-type="string" office:string-value="Y862.5">
            <text:p>Y862.5</text:p>
          </table:table-cell>
          <table:table-cell table:number-columns-repeated="8"/>
          <table:table-cell table:style-name="ce4" table:formula="of:=[.B632]" office:value-type="string" office:string-value="N638">
            <text:p>N638</text:p>
          </table:table-cell>
          <table:table-cell table:style-name="ce4" table:formula="of:=[.D632]" office:value-type="string" office:string-value="X5150">
            <text:p>X5150</text:p>
          </table:table-cell>
          <table:table-cell table:style-name="ce4" table:formula="of:=[.F632]" office:value-type="string" office:string-value="Y868.25">
            <text:p>Y868.25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&quot;N&quot;&amp;[.A632]" office:value-type="string" office:string-value="N638">
            <text:p>N638</text:p>
          </table:table-cell>
          <table:table-cell table:formula="of:=5150" office:value-type="float" office:value="5150">
            <text:p>5150</text:p>
          </table:table-cell>
          <table:table-cell table:formula="of:= &quot;X&quot;&amp; [.C632]" office:value-type="string" office:string-value="X5150">
            <text:p>X5150</text:p>
          </table:table-cell>
          <table:table-cell table:formula="of:=[.E631]+5.75" office:value-type="float" office:value="868.25">
            <text:p>868.25</text:p>
          </table:table-cell>
          <table:table-cell table:formula="of:=&quot;Y&quot; &amp; [.E632]" office:value-type="string" office:string-value="Y868.25">
            <text:p>Y868.25</text:p>
          </table:table-cell>
          <table:table-cell table:number-columns-repeated="8"/>
          <table:table-cell table:style-name="ce4" table:formula="of:=[.B633]" office:value-type="string" office:string-value="N639">
            <text:p>N639</text:p>
          </table:table-cell>
          <table:table-cell table:style-name="ce4" table:formula="of:=[.D633]" office:value-type="string" office:string-value="X5150">
            <text:p>X5150</text:p>
          </table:table-cell>
          <table:table-cell table:style-name="ce4" table:formula="of:=[.F633]" office:value-type="string" office:string-value="Y874">
            <text:p>Y87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&quot;N&quot;&amp;[.A633]" office:value-type="string" office:string-value="N639">
            <text:p>N639</text:p>
          </table:table-cell>
          <table:table-cell table:formula="of:=5150" office:value-type="float" office:value="5150">
            <text:p>5150</text:p>
          </table:table-cell>
          <table:table-cell table:formula="of:= &quot;X&quot;&amp; [.C633]" office:value-type="string" office:string-value="X5150">
            <text:p>X5150</text:p>
          </table:table-cell>
          <table:table-cell table:formula="of:=[.E632]+5.75" office:value-type="float" office:value="874">
            <text:p>874</text:p>
          </table:table-cell>
          <table:table-cell table:formula="of:=&quot;Y&quot; &amp; [.E633]" office:value-type="string" office:string-value="Y874">
            <text:p>Y874</text:p>
          </table:table-cell>
          <table:table-cell table:number-columns-repeated="8"/>
          <table:table-cell table:style-name="ce4" table:formula="of:=[.B634]" office:value-type="string" office:string-value="N640">
            <text:p>N640</text:p>
          </table:table-cell>
          <table:table-cell table:style-name="ce4" table:formula="of:=[.D634]" office:value-type="string" office:string-value="X5150">
            <text:p>X5150</text:p>
          </table:table-cell>
          <table:table-cell table:style-name="ce4" table:formula="of:=[.F634]" office:value-type="string" office:string-value="Y879.75">
            <text:p>Y879.7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&quot;N&quot;&amp;[.A634]" office:value-type="string" office:string-value="N640">
            <text:p>N640</text:p>
          </table:table-cell>
          <table:table-cell table:formula="of:=5150" office:value-type="float" office:value="5150">
            <text:p>5150</text:p>
          </table:table-cell>
          <table:table-cell table:formula="of:= &quot;X&quot;&amp; [.C634]" office:value-type="string" office:string-value="X5150">
            <text:p>X5150</text:p>
          </table:table-cell>
          <table:table-cell table:formula="of:=[.E633]+5.75" office:value-type="float" office:value="879.75">
            <text:p>879.75</text:p>
          </table:table-cell>
          <table:table-cell table:formula="of:=&quot;Y&quot; &amp; [.E634]" office:value-type="string" office:string-value="Y879.75">
            <text:p>Y879.75</text:p>
          </table:table-cell>
          <table:table-cell table:number-columns-repeated="8"/>
          <table:table-cell table:style-name="ce4" table:formula="of:=[.B635]" office:value-type="string" office:string-value="N641">
            <text:p>N641</text:p>
          </table:table-cell>
          <table:table-cell table:style-name="ce4" table:formula="of:=[.D635]" office:value-type="string" office:string-value="X5150">
            <text:p>X5150</text:p>
          </table:table-cell>
          <table:table-cell table:style-name="ce4" table:formula="of:=[.F635]" office:value-type="string" office:string-value="Y885.5">
            <text:p>Y885.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&quot;N&quot;&amp;[.A635]" office:value-type="string" office:string-value="N641">
            <text:p>N641</text:p>
          </table:table-cell>
          <table:table-cell table:formula="of:=5150" office:value-type="float" office:value="5150">
            <text:p>5150</text:p>
          </table:table-cell>
          <table:table-cell table:formula="of:= &quot;X&quot;&amp; [.C635]" office:value-type="string" office:string-value="X5150">
            <text:p>X5150</text:p>
          </table:table-cell>
          <table:table-cell table:formula="of:=[.E634]+5.75" office:value-type="float" office:value="885.5">
            <text:p>885.5</text:p>
          </table:table-cell>
          <table:table-cell table:formula="of:=&quot;Y&quot; &amp; [.E635]" office:value-type="string" office:string-value="Y885.5">
            <text:p>Y885.5</text:p>
          </table:table-cell>
          <table:table-cell table:number-columns-repeated="8"/>
          <table:table-cell table:style-name="ce4" table:formula="of:=[.B636]" office:value-type="string" office:string-value="N642">
            <text:p>N642</text:p>
          </table:table-cell>
          <table:table-cell table:style-name="ce4" table:formula="of:=[.D636]" office:value-type="string" office:string-value="X5150">
            <text:p>X5150</text:p>
          </table:table-cell>
          <table:table-cell table:style-name="ce4" table:formula="of:=[.F636]" office:value-type="string" office:string-value="Y891.25">
            <text:p>Y891.2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&quot;N&quot;&amp;[.A636]" office:value-type="string" office:string-value="N642">
            <text:p>N642</text:p>
          </table:table-cell>
          <table:table-cell table:formula="of:=5150" office:value-type="float" office:value="5150">
            <text:p>5150</text:p>
          </table:table-cell>
          <table:table-cell table:formula="of:= &quot;X&quot;&amp; [.C636]" office:value-type="string" office:string-value="X5150">
            <text:p>X5150</text:p>
          </table:table-cell>
          <table:table-cell table:formula="of:=[.E635]+5.75" office:value-type="float" office:value="891.25">
            <text:p>891.25</text:p>
          </table:table-cell>
          <table:table-cell table:formula="of:=&quot;Y&quot; &amp; [.E636]" office:value-type="string" office:string-value="Y891.25">
            <text:p>Y891.25</text:p>
          </table:table-cell>
          <table:table-cell table:number-columns-repeated="8"/>
          <table:table-cell table:style-name="ce4" table:formula="of:=[.B637]" office:value-type="string" office:string-value="N643">
            <text:p>N643</text:p>
          </table:table-cell>
          <table:table-cell table:style-name="ce4" table:formula="of:=[.D637]" office:value-type="string" office:string-value="X5150">
            <text:p>X5150</text:p>
          </table:table-cell>
          <table:table-cell table:style-name="ce4" table:formula="of:=[.F637]" office:value-type="string" office:string-value="Y897">
            <text:p>Y89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&quot;N&quot;&amp;[.A637]" office:value-type="string" office:string-value="N643">
            <text:p>N643</text:p>
          </table:table-cell>
          <table:table-cell table:formula="of:=5150" office:value-type="float" office:value="5150">
            <text:p>5150</text:p>
          </table:table-cell>
          <table:table-cell table:formula="of:= &quot;X&quot;&amp; [.C637]" office:value-type="string" office:string-value="X5150">
            <text:p>X5150</text:p>
          </table:table-cell>
          <table:table-cell table:formula="of:=[.E636]+5.75" office:value-type="float" office:value="897">
            <text:p>897</text:p>
          </table:table-cell>
          <table:table-cell table:formula="of:=&quot;Y&quot; &amp; [.E637]" office:value-type="string" office:string-value="Y897">
            <text:p>Y897</text:p>
          </table:table-cell>
          <table:table-cell table:number-columns-repeated="8"/>
          <table:table-cell table:style-name="ce4" table:formula="of:=[.B638]" office:value-type="string" office:string-value="N644">
            <text:p>N644</text:p>
          </table:table-cell>
          <table:table-cell table:style-name="ce4" table:formula="of:=[.D638]" office:value-type="string" office:string-value="X5150">
            <text:p>X5150</text:p>
          </table:table-cell>
          <table:table-cell table:style-name="ce4" table:formula="of:=[.F638]" office:value-type="string" office:string-value="Y902.75">
            <text:p>Y902.75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&quot;N&quot;&amp;[.A638]" office:value-type="string" office:string-value="N644">
            <text:p>N644</text:p>
          </table:table-cell>
          <table:table-cell table:formula="of:=5150" office:value-type="float" office:value="5150">
            <text:p>5150</text:p>
          </table:table-cell>
          <table:table-cell table:formula="of:= &quot;X&quot;&amp; [.C638]" office:value-type="string" office:string-value="X5150">
            <text:p>X5150</text:p>
          </table:table-cell>
          <table:table-cell table:formula="of:=[.E637]+5.75" office:value-type="float" office:value="902.75">
            <text:p>902.75</text:p>
          </table:table-cell>
          <table:table-cell table:formula="of:=&quot;Y&quot; &amp; [.E638]" office:value-type="string" office:string-value="Y902.75">
            <text:p>Y902.75</text:p>
          </table:table-cell>
          <table:table-cell table:number-columns-repeated="8"/>
          <table:table-cell table:style-name="ce4" table:formula="of:=[.B639]" office:value-type="string" office:string-value="N645">
            <text:p>N645</text:p>
          </table:table-cell>
          <table:table-cell table:style-name="ce4" table:formula="of:=[.D639]" office:value-type="string" office:string-value="X5150">
            <text:p>X5150</text:p>
          </table:table-cell>
          <table:table-cell table:style-name="ce4" table:formula="of:=[.F639]" office:value-type="string" office:string-value="Y908.5">
            <text:p>Y908.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&quot;N&quot;&amp;[.A639]" office:value-type="string" office:string-value="N645">
            <text:p>N645</text:p>
          </table:table-cell>
          <table:table-cell table:formula="of:=5150" office:value-type="float" office:value="5150">
            <text:p>5150</text:p>
          </table:table-cell>
          <table:table-cell table:formula="of:= &quot;X&quot;&amp; [.C639]" office:value-type="string" office:string-value="X5150">
            <text:p>X5150</text:p>
          </table:table-cell>
          <table:table-cell table:formula="of:=[.E638]+5.75" office:value-type="float" office:value="908.5">
            <text:p>908.5</text:p>
          </table:table-cell>
          <table:table-cell table:formula="of:=&quot;Y&quot; &amp; [.E639]" office:value-type="string" office:string-value="Y908.5">
            <text:p>Y908.5</text:p>
          </table:table-cell>
          <table:table-cell table:number-columns-repeated="8"/>
          <table:table-cell table:style-name="ce4" table:formula="of:=[.B640]" office:value-type="string" office:string-value="N646">
            <text:p>N646</text:p>
          </table:table-cell>
          <table:table-cell table:style-name="ce4" table:formula="of:=[.D640]" office:value-type="string" office:string-value="X5150">
            <text:p>X5150</text:p>
          </table:table-cell>
          <table:table-cell table:style-name="ce4" table:formula="of:=[.F640]" office:value-type="string" office:string-value="Y914.25">
            <text:p>Y914.2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&quot;N&quot;&amp;[.A640]" office:value-type="string" office:string-value="N646">
            <text:p>N646</text:p>
          </table:table-cell>
          <table:table-cell table:formula="of:=5150" office:value-type="float" office:value="5150">
            <text:p>5150</text:p>
          </table:table-cell>
          <table:table-cell table:formula="of:= &quot;X&quot;&amp; [.C640]" office:value-type="string" office:string-value="X5150">
            <text:p>X5150</text:p>
          </table:table-cell>
          <table:table-cell table:formula="of:=[.E639]+5.75" office:value-type="float" office:value="914.25">
            <text:p>914.25</text:p>
          </table:table-cell>
          <table:table-cell table:formula="of:=&quot;Y&quot; &amp; [.E640]" office:value-type="string" office:string-value="Y914.25">
            <text:p>Y914.25</text:p>
          </table:table-cell>
          <table:table-cell table:number-columns-repeated="8"/>
          <table:table-cell table:style-name="ce4" table:formula="of:=[.B641]" office:value-type="string" office:string-value="N647">
            <text:p>N647</text:p>
          </table:table-cell>
          <table:table-cell table:style-name="ce4" table:formula="of:=[.D641]" office:value-type="string" office:string-value="X5150">
            <text:p>X5150</text:p>
          </table:table-cell>
          <table:table-cell table:style-name="ce4" table:formula="of:=[.F641]" office:value-type="string" office:string-value="Y920">
            <text:p>Y92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&quot;N&quot;&amp;[.A641]" office:value-type="string" office:string-value="N647">
            <text:p>N647</text:p>
          </table:table-cell>
          <table:table-cell table:formula="of:=5150" office:value-type="float" office:value="5150">
            <text:p>5150</text:p>
          </table:table-cell>
          <table:table-cell table:formula="of:= &quot;X&quot;&amp; [.C641]" office:value-type="string" office:string-value="X5150">
            <text:p>X5150</text:p>
          </table:table-cell>
          <table:table-cell table:formula="of:=[.E640]+5.75" office:value-type="float" office:value="920">
            <text:p>920</text:p>
          </table:table-cell>
          <table:table-cell table:formula="of:=&quot;Y&quot; &amp; [.E641]" office:value-type="string" office:string-value="Y920">
            <text:p>Y920</text:p>
          </table:table-cell>
          <table:table-cell table:number-columns-repeated="8"/>
          <table:table-cell table:style-name="ce4" table:formula="of:=[.B642]" office:value-type="string" office:string-value="N648">
            <text:p>N648</text:p>
          </table:table-cell>
          <table:table-cell table:style-name="ce4" table:formula="of:=[.D642]" office:value-type="string" office:string-value="X5150">
            <text:p>X5150</text:p>
          </table:table-cell>
          <table:table-cell table:style-name="ce4" table:formula="of:=[.F642]" office:value-type="string" office:string-value="Y925.75">
            <text:p>Y925.7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&quot;N&quot;&amp;[.A642]" office:value-type="string" office:string-value="N648">
            <text:p>N648</text:p>
          </table:table-cell>
          <table:table-cell table:formula="of:=5150" office:value-type="float" office:value="5150">
            <text:p>5150</text:p>
          </table:table-cell>
          <table:table-cell table:formula="of:= &quot;X&quot;&amp; [.C642]" office:value-type="string" office:string-value="X5150">
            <text:p>X5150</text:p>
          </table:table-cell>
          <table:table-cell table:formula="of:=[.E641]+5.75" office:value-type="float" office:value="925.75">
            <text:p>925.75</text:p>
          </table:table-cell>
          <table:table-cell table:formula="of:=&quot;Y&quot; &amp; [.E642]" office:value-type="string" office:string-value="Y925.75">
            <text:p>Y925.75</text:p>
          </table:table-cell>
          <table:table-cell table:number-columns-repeated="8"/>
          <table:table-cell table:style-name="ce4" table:formula="of:=[.B643]" office:value-type="string" office:string-value="N649">
            <text:p>N649</text:p>
          </table:table-cell>
          <table:table-cell table:style-name="ce4" table:formula="of:=[.D643]" office:value-type="string" office:string-value="X5150">
            <text:p>X5150</text:p>
          </table:table-cell>
          <table:table-cell table:style-name="ce4" table:formula="of:=[.F643]" office:value-type="string" office:string-value="Y931.5">
            <text:p>Y931.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&quot;N&quot;&amp;[.A643]" office:value-type="string" office:string-value="N649">
            <text:p>N649</text:p>
          </table:table-cell>
          <table:table-cell table:formula="of:=5150" office:value-type="float" office:value="5150">
            <text:p>5150</text:p>
          </table:table-cell>
          <table:table-cell table:formula="of:= &quot;X&quot;&amp; [.C643]" office:value-type="string" office:string-value="X5150">
            <text:p>X5150</text:p>
          </table:table-cell>
          <table:table-cell table:formula="of:=[.E642]+5.75" office:value-type="float" office:value="931.5">
            <text:p>931.5</text:p>
          </table:table-cell>
          <table:table-cell table:formula="of:=&quot;Y&quot; &amp; [.E643]" office:value-type="string" office:string-value="Y931.5">
            <text:p>Y931.5</text:p>
          </table:table-cell>
          <table:table-cell table:number-columns-repeated="8"/>
          <table:table-cell table:style-name="ce4" table:formula="of:=[.B644]" office:value-type="string" office:string-value="N650">
            <text:p>N650</text:p>
          </table:table-cell>
          <table:table-cell table:style-name="ce4" table:formula="of:=[.D644]" office:value-type="string" office:string-value="X5150">
            <text:p>X5150</text:p>
          </table:table-cell>
          <table:table-cell table:style-name="ce4" table:formula="of:=[.F644]" office:value-type="string" office:string-value="Y937.25">
            <text:p>Y937.2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&quot;N&quot;&amp;[.A644]" office:value-type="string" office:string-value="N650">
            <text:p>N650</text:p>
          </table:table-cell>
          <table:table-cell table:formula="of:=5150" office:value-type="float" office:value="5150">
            <text:p>5150</text:p>
          </table:table-cell>
          <table:table-cell table:formula="of:= &quot;X&quot;&amp; [.C644]" office:value-type="string" office:string-value="X5150">
            <text:p>X5150</text:p>
          </table:table-cell>
          <table:table-cell table:formula="of:=[.E643]+5.75" office:value-type="float" office:value="937.25">
            <text:p>937.25</text:p>
          </table:table-cell>
          <table:table-cell table:formula="of:=&quot;Y&quot; &amp; [.E644]" office:value-type="string" office:string-value="Y937.25">
            <text:p>Y937.25</text:p>
          </table:table-cell>
          <table:table-cell table:number-columns-repeated="8"/>
          <table:table-cell table:style-name="ce4" table:formula="of:=[.B645]" office:value-type="string" office:string-value="N651">
            <text:p>N651</text:p>
          </table:table-cell>
          <table:table-cell table:style-name="ce4" table:formula="of:=[.D645]" office:value-type="string" office:string-value="X5150">
            <text:p>X5150</text:p>
          </table:table-cell>
          <table:table-cell table:style-name="ce4" table:formula="of:=[.F645]" office:value-type="string" office:string-value="Y943">
            <text:p>Y943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&quot;N&quot;&amp;[.A645]" office:value-type="string" office:string-value="N651">
            <text:p>N651</text:p>
          </table:table-cell>
          <table:table-cell table:formula="of:=5150" office:value-type="float" office:value="5150">
            <text:p>5150</text:p>
          </table:table-cell>
          <table:table-cell table:formula="of:= &quot;X&quot;&amp; [.C645]" office:value-type="string" office:string-value="X5150">
            <text:p>X5150</text:p>
          </table:table-cell>
          <table:table-cell table:formula="of:=[.E644]+5.75" office:value-type="float" office:value="943">
            <text:p>943</text:p>
          </table:table-cell>
          <table:table-cell table:formula="of:=&quot;Y&quot; &amp; [.E645]" office:value-type="string" office:string-value="Y943">
            <text:p>Y943</text:p>
          </table:table-cell>
          <table:table-cell table:number-columns-repeated="8"/>
          <table:table-cell table:style-name="ce4" table:formula="of:=[.B646]" office:value-type="string" office:string-value="N652">
            <text:p>N652</text:p>
          </table:table-cell>
          <table:table-cell table:style-name="ce4" table:formula="of:=[.D646]" office:value-type="string" office:string-value="X5150">
            <text:p>X5150</text:p>
          </table:table-cell>
          <table:table-cell table:style-name="ce4" table:formula="of:=[.F646]" office:value-type="string" office:string-value="Y948.75">
            <text:p>Y948.7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&quot;N&quot;&amp;[.A646]" office:value-type="string" office:string-value="N652">
            <text:p>N652</text:p>
          </table:table-cell>
          <table:table-cell table:formula="of:=5150" office:value-type="float" office:value="5150">
            <text:p>5150</text:p>
          </table:table-cell>
          <table:table-cell table:formula="of:= &quot;X&quot;&amp; [.C646]" office:value-type="string" office:string-value="X5150">
            <text:p>X5150</text:p>
          </table:table-cell>
          <table:table-cell table:formula="of:=[.E645]+5.75" office:value-type="float" office:value="948.75">
            <text:p>948.75</text:p>
          </table:table-cell>
          <table:table-cell table:formula="of:=&quot;Y&quot; &amp; [.E646]" office:value-type="string" office:string-value="Y948.75">
            <text:p>Y948.75</text:p>
          </table:table-cell>
          <table:table-cell table:number-columns-repeated="8"/>
          <table:table-cell table:style-name="ce4" table:formula="of:=[.B647]" office:value-type="string" office:string-value="N653">
            <text:p>N653</text:p>
          </table:table-cell>
          <table:table-cell table:style-name="ce4" table:formula="of:=[.D647]" office:value-type="string" office:string-value="X5150">
            <text:p>X5150</text:p>
          </table:table-cell>
          <table:table-cell table:style-name="ce4" table:formula="of:=[.F647]" office:value-type="string" office:string-value="Y954.5">
            <text:p>Y954.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&quot;N&quot;&amp;[.A647]" office:value-type="string" office:string-value="N653">
            <text:p>N653</text:p>
          </table:table-cell>
          <table:table-cell table:formula="of:=5150" office:value-type="float" office:value="5150">
            <text:p>5150</text:p>
          </table:table-cell>
          <table:table-cell table:formula="of:= &quot;X&quot;&amp; [.C647]" office:value-type="string" office:string-value="X5150">
            <text:p>X5150</text:p>
          </table:table-cell>
          <table:table-cell table:formula="of:=[.E646]+5.75" office:value-type="float" office:value="954.5">
            <text:p>954.5</text:p>
          </table:table-cell>
          <table:table-cell table:formula="of:=&quot;Y&quot; &amp; [.E647]" office:value-type="string" office:string-value="Y954.5">
            <text:p>Y954.5</text:p>
          </table:table-cell>
          <table:table-cell table:number-columns-repeated="8"/>
          <table:table-cell table:style-name="ce4" table:formula="of:=[.B648]" office:value-type="string" office:string-value="N654">
            <text:p>N654</text:p>
          </table:table-cell>
          <table:table-cell table:style-name="ce4" table:formula="of:=[.D648]" office:value-type="string" office:string-value="X5150">
            <text:p>X5150</text:p>
          </table:table-cell>
          <table:table-cell table:style-name="ce4" table:formula="of:=[.F648]" office:value-type="string" office:string-value="Y960.25">
            <text:p>Y960.25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&quot;N&quot;&amp;[.A648]" office:value-type="string" office:string-value="N654">
            <text:p>N654</text:p>
          </table:table-cell>
          <table:table-cell table:formula="of:=5150" office:value-type="float" office:value="5150">
            <text:p>5150</text:p>
          </table:table-cell>
          <table:table-cell table:formula="of:= &quot;X&quot;&amp; [.C648]" office:value-type="string" office:string-value="X5150">
            <text:p>X5150</text:p>
          </table:table-cell>
          <table:table-cell table:formula="of:=[.E647]+5.75" office:value-type="float" office:value="960.25">
            <text:p>960.25</text:p>
          </table:table-cell>
          <table:table-cell table:formula="of:=&quot;Y&quot; &amp; [.E648]" office:value-type="string" office:string-value="Y960.25">
            <text:p>Y960.25</text:p>
          </table:table-cell>
          <table:table-cell table:number-columns-repeated="8"/>
          <table:table-cell table:style-name="ce4" table:formula="of:=[.B649]" office:value-type="string" office:string-value="N655">
            <text:p>N655</text:p>
          </table:table-cell>
          <table:table-cell table:style-name="ce4" table:formula="of:=[.D649]" office:value-type="string" office:string-value="X5150">
            <text:p>X5150</text:p>
          </table:table-cell>
          <table:table-cell table:style-name="ce4" table:formula="of:=[.F649]" office:value-type="string" office:string-value="Y966">
            <text:p>Y96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&quot;N&quot;&amp;[.A649]" office:value-type="string" office:string-value="N655">
            <text:p>N655</text:p>
          </table:table-cell>
          <table:table-cell table:formula="of:=5150" office:value-type="float" office:value="5150">
            <text:p>5150</text:p>
          </table:table-cell>
          <table:table-cell table:formula="of:= &quot;X&quot;&amp; [.C649]" office:value-type="string" office:string-value="X5150">
            <text:p>X5150</text:p>
          </table:table-cell>
          <table:table-cell table:formula="of:=[.E648]+5.75" office:value-type="float" office:value="966">
            <text:p>966</text:p>
          </table:table-cell>
          <table:table-cell table:formula="of:=&quot;Y&quot; &amp; [.E649]" office:value-type="string" office:string-value="Y966">
            <text:p>Y966</text:p>
          </table:table-cell>
          <table:table-cell table:number-columns-repeated="8"/>
          <table:table-cell table:style-name="ce4" table:formula="of:=[.B650]" office:value-type="string" office:string-value="N656">
            <text:p>N656</text:p>
          </table:table-cell>
          <table:table-cell table:style-name="ce4" table:formula="of:=[.D650]" office:value-type="string" office:string-value="X5150">
            <text:p>X5150</text:p>
          </table:table-cell>
          <table:table-cell table:style-name="ce4" table:formula="of:=[.F650]" office:value-type="string" office:string-value="Y971.75">
            <text:p>Y971.7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&quot;N&quot;&amp;[.A650]" office:value-type="string" office:string-value="N656">
            <text:p>N656</text:p>
          </table:table-cell>
          <table:table-cell table:formula="of:=5150" office:value-type="float" office:value="5150">
            <text:p>5150</text:p>
          </table:table-cell>
          <table:table-cell table:formula="of:= &quot;X&quot;&amp; [.C650]" office:value-type="string" office:string-value="X5150">
            <text:p>X5150</text:p>
          </table:table-cell>
          <table:table-cell table:formula="of:=[.E649]+5.75" office:value-type="float" office:value="971.75">
            <text:p>971.75</text:p>
          </table:table-cell>
          <table:table-cell table:formula="of:=&quot;Y&quot; &amp; [.E650]" office:value-type="string" office:string-value="Y971.75">
            <text:p>Y971.75</text:p>
          </table:table-cell>
          <table:table-cell table:number-columns-repeated="8"/>
          <table:table-cell table:style-name="ce4" table:formula="of:=[.B651]" office:value-type="string" office:string-value="N657">
            <text:p>N657</text:p>
          </table:table-cell>
          <table:table-cell table:style-name="ce4" table:formula="of:=[.D651]" office:value-type="string" office:string-value="X5150">
            <text:p>X5150</text:p>
          </table:table-cell>
          <table:table-cell table:style-name="ce4" table:formula="of:=[.F651]" office:value-type="string" office:string-value="Y977.5">
            <text:p>Y977.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&quot;N&quot;&amp;[.A651]" office:value-type="string" office:string-value="N657">
            <text:p>N657</text:p>
          </table:table-cell>
          <table:table-cell table:formula="of:=5150" office:value-type="float" office:value="5150">
            <text:p>5150</text:p>
          </table:table-cell>
          <table:table-cell table:formula="of:= &quot;X&quot;&amp; [.C651]" office:value-type="string" office:string-value="X5150">
            <text:p>X5150</text:p>
          </table:table-cell>
          <table:table-cell table:formula="of:=[.E650]+5.75" office:value-type="float" office:value="977.5">
            <text:p>977.5</text:p>
          </table:table-cell>
          <table:table-cell table:formula="of:=&quot;Y&quot; &amp; [.E651]" office:value-type="string" office:string-value="Y977.5">
            <text:p>Y977.5</text:p>
          </table:table-cell>
          <table:table-cell table:number-columns-repeated="8"/>
          <table:table-cell table:style-name="ce4" table:formula="of:=[.B652]" office:value-type="string" office:string-value="N658">
            <text:p>N658</text:p>
          </table:table-cell>
          <table:table-cell table:style-name="ce4" table:formula="of:=[.D652]" office:value-type="string" office:string-value="X5150">
            <text:p>X5150</text:p>
          </table:table-cell>
          <table:table-cell table:style-name="ce4" table:formula="of:=[.F652]" office:value-type="string" office:string-value="Y983.25">
            <text:p>Y983.25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&quot;N&quot;&amp;[.A652]" office:value-type="string" office:string-value="N658">
            <text:p>N658</text:p>
          </table:table-cell>
          <table:table-cell table:formula="of:=5150" office:value-type="float" office:value="5150">
            <text:p>5150</text:p>
          </table:table-cell>
          <table:table-cell table:formula="of:= &quot;X&quot;&amp; [.C652]" office:value-type="string" office:string-value="X5150">
            <text:p>X5150</text:p>
          </table:table-cell>
          <table:table-cell table:formula="of:=[.E651]+5.75" office:value-type="float" office:value="983.25">
            <text:p>983.25</text:p>
          </table:table-cell>
          <table:table-cell table:formula="of:=&quot;Y&quot; &amp; [.E652]" office:value-type="string" office:string-value="Y983.25">
            <text:p>Y983.25</text:p>
          </table:table-cell>
          <table:table-cell table:number-columns-repeated="8"/>
          <table:table-cell table:style-name="ce4" table:formula="of:=[.B653]" office:value-type="string" office:string-value="N659">
            <text:p>N659</text:p>
          </table:table-cell>
          <table:table-cell table:style-name="ce4" table:formula="of:=[.D653]" office:value-type="string" office:string-value="X5150">
            <text:p>X5150</text:p>
          </table:table-cell>
          <table:table-cell table:style-name="ce4" table:formula="of:=[.F653]" office:value-type="string" office:string-value="Y989">
            <text:p>Y98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&quot;N&quot;&amp;[.A653]" office:value-type="string" office:string-value="N659">
            <text:p>N659</text:p>
          </table:table-cell>
          <table:table-cell table:formula="of:=5150" office:value-type="float" office:value="5150">
            <text:p>5150</text:p>
          </table:table-cell>
          <table:table-cell table:formula="of:= &quot;X&quot;&amp; [.C653]" office:value-type="string" office:string-value="X5150">
            <text:p>X5150</text:p>
          </table:table-cell>
          <table:table-cell table:formula="of:=[.E652]+5.75" office:value-type="float" office:value="989">
            <text:p>989</text:p>
          </table:table-cell>
          <table:table-cell table:formula="of:=&quot;Y&quot; &amp; [.E653]" office:value-type="string" office:string-value="Y989">
            <text:p>Y989</text:p>
          </table:table-cell>
          <table:table-cell table:number-columns-repeated="8"/>
          <table:table-cell table:style-name="ce4" table:formula="of:=[.B654]" office:value-type="string" office:string-value="N660">
            <text:p>N660</text:p>
          </table:table-cell>
          <table:table-cell table:style-name="ce4" table:formula="of:=[.D654]" office:value-type="string" office:string-value="X5150">
            <text:p>X5150</text:p>
          </table:table-cell>
          <table:table-cell table:style-name="ce4" table:formula="of:=[.F654]" office:value-type="string" office:string-value="Y994.75">
            <text:p>Y994.7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&quot;N&quot;&amp;[.A654]" office:value-type="string" office:string-value="N660">
            <text:p>N660</text:p>
          </table:table-cell>
          <table:table-cell table:formula="of:=5150" office:value-type="float" office:value="5150">
            <text:p>5150</text:p>
          </table:table-cell>
          <table:table-cell table:formula="of:= &quot;X&quot;&amp; [.C654]" office:value-type="string" office:string-value="X5150">
            <text:p>X5150</text:p>
          </table:table-cell>
          <table:table-cell table:formula="of:=[.E653]+5.75" office:value-type="float" office:value="994.75">
            <text:p>994.75</text:p>
          </table:table-cell>
          <table:table-cell table:formula="of:=&quot;Y&quot; &amp; [.E654]" office:value-type="string" office:string-value="Y994.75">
            <text:p>Y994.75</text:p>
          </table:table-cell>
          <table:table-cell table:number-columns-repeated="8"/>
          <table:table-cell table:style-name="ce4" table:formula="of:=[.B655]" office:value-type="string" office:string-value="N661">
            <text:p>N661</text:p>
          </table:table-cell>
          <table:table-cell table:style-name="ce4" table:formula="of:=[.D655]" office:value-type="string" office:string-value="X5150">
            <text:p>X5150</text:p>
          </table:table-cell>
          <table:table-cell table:style-name="ce4" table:formula="of:=[.F655]" office:value-type="string" office:string-value="Y1000.5">
            <text:p>Y1000.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&quot;N&quot;&amp;[.A655]" office:value-type="string" office:string-value="N661">
            <text:p>N661</text:p>
          </table:table-cell>
          <table:table-cell table:formula="of:=5150" office:value-type="float" office:value="5150">
            <text:p>5150</text:p>
          </table:table-cell>
          <table:table-cell table:formula="of:= &quot;X&quot;&amp; [.C655]" office:value-type="string" office:string-value="X5150">
            <text:p>X5150</text:p>
          </table:table-cell>
          <table:table-cell table:formula="of:=[.E654]+5.75" office:value-type="float" office:value="1000.5">
            <text:p>1000.5</text:p>
          </table:table-cell>
          <table:table-cell table:formula="of:=&quot;Y&quot; &amp; [.E655]" office:value-type="string" office:string-value="Y1000.5">
            <text:p>Y1000.5</text:p>
          </table:table-cell>
          <table:table-cell table:number-columns-repeated="8"/>
          <table:table-cell table:style-name="ce4" table:formula="of:=[.B656]" office:value-type="string" office:string-value="N662">
            <text:p>N662</text:p>
          </table:table-cell>
          <table:table-cell table:style-name="ce4" table:formula="of:=[.D656]" office:value-type="string" office:string-value="X5150">
            <text:p>X5150</text:p>
          </table:table-cell>
          <table:table-cell table:style-name="ce4" table:formula="of:=[.F656]" office:value-type="string" office:string-value="Y1006.25">
            <text:p>Y1006.2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&quot;N&quot;&amp;[.A656]" office:value-type="string" office:string-value="N662">
            <text:p>N662</text:p>
          </table:table-cell>
          <table:table-cell table:formula="of:=5150" office:value-type="float" office:value="5150">
            <text:p>5150</text:p>
          </table:table-cell>
          <table:table-cell table:formula="of:= &quot;X&quot;&amp; [.C656]" office:value-type="string" office:string-value="X5150">
            <text:p>X5150</text:p>
          </table:table-cell>
          <table:table-cell table:formula="of:=[.E655]+5.75" office:value-type="float" office:value="1006.25">
            <text:p>1006.25</text:p>
          </table:table-cell>
          <table:table-cell table:formula="of:=&quot;Y&quot; &amp; [.E656]" office:value-type="string" office:string-value="Y1006.25">
            <text:p>Y1006.25</text:p>
          </table:table-cell>
          <table:table-cell table:number-columns-repeated="8"/>
          <table:table-cell table:style-name="ce4" table:formula="of:=[.B657]" office:value-type="string" office:string-value="N663">
            <text:p>N663</text:p>
          </table:table-cell>
          <table:table-cell table:style-name="ce4" table:formula="of:=[.D657]" office:value-type="string" office:string-value="X5150">
            <text:p>X5150</text:p>
          </table:table-cell>
          <table:table-cell table:style-name="ce4" table:formula="of:=[.F657]" office:value-type="string" office:string-value="Y1012">
            <text:p>Y101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&quot;N&quot;&amp;[.A657]" office:value-type="string" office:string-value="N663">
            <text:p>N663</text:p>
          </table:table-cell>
          <table:table-cell table:formula="of:=5150" office:value-type="float" office:value="5150">
            <text:p>5150</text:p>
          </table:table-cell>
          <table:table-cell table:formula="of:= &quot;X&quot;&amp; [.C657]" office:value-type="string" office:string-value="X5150">
            <text:p>X5150</text:p>
          </table:table-cell>
          <table:table-cell table:formula="of:=[.E656]+5.75" office:value-type="float" office:value="1012">
            <text:p>1012</text:p>
          </table:table-cell>
          <table:table-cell table:formula="of:=&quot;Y&quot; &amp; [.E657]" office:value-type="string" office:string-value="Y1012">
            <text:p>Y1012</text:p>
          </table:table-cell>
          <table:table-cell table:number-columns-repeated="8"/>
          <table:table-cell table:style-name="ce4" table:formula="of:=[.B658]" office:value-type="string" office:string-value="N664">
            <text:p>N664</text:p>
          </table:table-cell>
          <table:table-cell table:style-name="ce4" table:formula="of:=[.D658]" office:value-type="string" office:string-value="X5150">
            <text:p>X5150</text:p>
          </table:table-cell>
          <table:table-cell table:style-name="ce4" table:formula="of:=[.F658]" office:value-type="string" office:string-value="Y1017.75">
            <text:p>Y1017.7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&quot;N&quot;&amp;[.A658]" office:value-type="string" office:string-value="N664">
            <text:p>N664</text:p>
          </table:table-cell>
          <table:table-cell table:formula="of:=5150" office:value-type="float" office:value="5150">
            <text:p>5150</text:p>
          </table:table-cell>
          <table:table-cell table:formula="of:= &quot;X&quot;&amp; [.C658]" office:value-type="string" office:string-value="X5150">
            <text:p>X5150</text:p>
          </table:table-cell>
          <table:table-cell table:formula="of:=[.E657]+5.75" office:value-type="float" office:value="1017.75">
            <text:p>1017.75</text:p>
          </table:table-cell>
          <table:table-cell table:formula="of:=&quot;Y&quot; &amp; [.E658]" office:value-type="string" office:string-value="Y1017.75">
            <text:p>Y1017.75</text:p>
          </table:table-cell>
          <table:table-cell table:number-columns-repeated="8"/>
          <table:table-cell table:style-name="ce4" table:formula="of:=[.B659]" office:value-type="string" office:string-value="N665">
            <text:p>N665</text:p>
          </table:table-cell>
          <table:table-cell table:style-name="ce4" table:formula="of:=[.D659]" office:value-type="string" office:string-value="X5150">
            <text:p>X5150</text:p>
          </table:table-cell>
          <table:table-cell table:style-name="ce4" table:formula="of:=[.F659]" office:value-type="string" office:string-value="Y1023.5">
            <text:p>Y1023.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&quot;N&quot;&amp;[.A659]" office:value-type="string" office:string-value="N665">
            <text:p>N665</text:p>
          </table:table-cell>
          <table:table-cell table:formula="of:=5150" office:value-type="float" office:value="5150">
            <text:p>5150</text:p>
          </table:table-cell>
          <table:table-cell table:formula="of:= &quot;X&quot;&amp; [.C659]" office:value-type="string" office:string-value="X5150">
            <text:p>X5150</text:p>
          </table:table-cell>
          <table:table-cell table:formula="of:=[.E658]+5.75" office:value-type="float" office:value="1023.5">
            <text:p>1023.5</text:p>
          </table:table-cell>
          <table:table-cell table:formula="of:=&quot;Y&quot; &amp; [.E659]" office:value-type="string" office:string-value="Y1023.5">
            <text:p>Y1023.5</text:p>
          </table:table-cell>
          <table:table-cell table:number-columns-repeated="8"/>
          <table:table-cell table:style-name="ce4" table:formula="of:=[.B660]" office:value-type="string" office:string-value="N666">
            <text:p>N666</text:p>
          </table:table-cell>
          <table:table-cell table:style-name="ce4" table:formula="of:=[.D660]" office:value-type="string" office:string-value="X5150">
            <text:p>X5150</text:p>
          </table:table-cell>
          <table:table-cell table:style-name="ce4" table:formula="of:=[.F660]" office:value-type="string" office:string-value="Y1029.25">
            <text:p>Y1029.25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&quot;N&quot;&amp;[.A660]" office:value-type="string" office:string-value="N666">
            <text:p>N666</text:p>
          </table:table-cell>
          <table:table-cell table:formula="of:=5150" office:value-type="float" office:value="5150">
            <text:p>5150</text:p>
          </table:table-cell>
          <table:table-cell table:formula="of:= &quot;X&quot;&amp; [.C660]" office:value-type="string" office:string-value="X5150">
            <text:p>X5150</text:p>
          </table:table-cell>
          <table:table-cell table:formula="of:=[.E659]+5.75" office:value-type="float" office:value="1029.25">
            <text:p>1029.25</text:p>
          </table:table-cell>
          <table:table-cell table:formula="of:=&quot;Y&quot; &amp; [.E660]" office:value-type="string" office:string-value="Y1029.25">
            <text:p>Y1029.25</text:p>
          </table:table-cell>
          <table:table-cell table:number-columns-repeated="8"/>
          <table:table-cell table:style-name="ce4" table:formula="of:=[.B661]" office:value-type="string" office:string-value="N667">
            <text:p>N667</text:p>
          </table:table-cell>
          <table:table-cell table:style-name="ce4" table:formula="of:=[.D661]" office:value-type="string" office:string-value="X5150">
            <text:p>X5150</text:p>
          </table:table-cell>
          <table:table-cell table:style-name="ce4" table:formula="of:=[.F661]" office:value-type="string" office:string-value="Y1035">
            <text:p>Y103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&quot;N&quot;&amp;[.A661]" office:value-type="string" office:string-value="N667">
            <text:p>N667</text:p>
          </table:table-cell>
          <table:table-cell table:formula="of:=5150" office:value-type="float" office:value="5150">
            <text:p>5150</text:p>
          </table:table-cell>
          <table:table-cell table:formula="of:= &quot;X&quot;&amp; [.C661]" office:value-type="string" office:string-value="X5150">
            <text:p>X5150</text:p>
          </table:table-cell>
          <table:table-cell table:formula="of:=[.E660]+5.75" office:value-type="float" office:value="1035">
            <text:p>1035</text:p>
          </table:table-cell>
          <table:table-cell table:formula="of:=&quot;Y&quot; &amp; [.E661]" office:value-type="string" office:string-value="Y1035">
            <text:p>Y1035</text:p>
          </table:table-cell>
          <table:table-cell table:number-columns-repeated="8"/>
          <table:table-cell table:style-name="ce4" table:formula="of:=[.B662]" office:value-type="string" office:string-value="N668">
            <text:p>N668</text:p>
          </table:table-cell>
          <table:table-cell table:style-name="ce4" table:formula="of:=[.D662]" office:value-type="string" office:string-value="X5150">
            <text:p>X5150</text:p>
          </table:table-cell>
          <table:table-cell table:style-name="ce4" table:formula="of:=[.F662]" office:value-type="string" office:string-value="Y1040.75">
            <text:p>Y1040.7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&quot;N&quot;&amp;[.A662]" office:value-type="string" office:string-value="N668">
            <text:p>N668</text:p>
          </table:table-cell>
          <table:table-cell table:formula="of:=5150" office:value-type="float" office:value="5150">
            <text:p>5150</text:p>
          </table:table-cell>
          <table:table-cell table:formula="of:= &quot;X&quot;&amp; [.C662]" office:value-type="string" office:string-value="X5150">
            <text:p>X5150</text:p>
          </table:table-cell>
          <table:table-cell table:formula="of:=[.E661]+5.75" office:value-type="float" office:value="1040.75">
            <text:p>1040.75</text:p>
          </table:table-cell>
          <table:table-cell table:formula="of:=&quot;Y&quot; &amp; [.E662]" office:value-type="string" office:string-value="Y1040.75">
            <text:p>Y1040.75</text:p>
          </table:table-cell>
          <table:table-cell table:number-columns-repeated="8"/>
          <table:table-cell table:style-name="ce4" table:formula="of:=[.B663]" office:value-type="string" office:string-value="N669">
            <text:p>N669</text:p>
          </table:table-cell>
          <table:table-cell table:style-name="ce4" table:formula="of:=[.D663]" office:value-type="string" office:string-value="X5150">
            <text:p>X5150</text:p>
          </table:table-cell>
          <table:table-cell table:style-name="ce4" table:formula="of:=[.F663]" office:value-type="string" office:string-value="Y1046.5">
            <text:p>Y1046.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&quot;N&quot;&amp;[.A663]" office:value-type="string" office:string-value="N669">
            <text:p>N669</text:p>
          </table:table-cell>
          <table:table-cell table:formula="of:=5150" office:value-type="float" office:value="5150">
            <text:p>5150</text:p>
          </table:table-cell>
          <table:table-cell table:formula="of:= &quot;X&quot;&amp; [.C663]" office:value-type="string" office:string-value="X5150">
            <text:p>X5150</text:p>
          </table:table-cell>
          <table:table-cell table:formula="of:=[.E662]+5.75" office:value-type="float" office:value="1046.5">
            <text:p>1046.5</text:p>
          </table:table-cell>
          <table:table-cell table:formula="of:=&quot;Y&quot; &amp; [.E663]" office:value-type="string" office:string-value="Y1046.5">
            <text:p>Y1046.5</text:p>
          </table:table-cell>
          <table:table-cell table:number-columns-repeated="8"/>
          <table:table-cell table:style-name="ce4" table:formula="of:=[.B664]" office:value-type="string" office:string-value="N670">
            <text:p>N670</text:p>
          </table:table-cell>
          <table:table-cell table:style-name="ce4" table:formula="of:=[.D664]" office:value-type="string" office:string-value="X5150">
            <text:p>X5150</text:p>
          </table:table-cell>
          <table:table-cell table:style-name="ce4" table:formula="of:=[.F664]" office:value-type="string" office:string-value="Y1052.25">
            <text:p>Y1052.2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&quot;N&quot;&amp;[.A664]" office:value-type="string" office:string-value="N670">
            <text:p>N670</text:p>
          </table:table-cell>
          <table:table-cell table:formula="of:=5150" office:value-type="float" office:value="5150">
            <text:p>5150</text:p>
          </table:table-cell>
          <table:table-cell table:formula="of:= &quot;X&quot;&amp; [.C664]" office:value-type="string" office:string-value="X5150">
            <text:p>X5150</text:p>
          </table:table-cell>
          <table:table-cell table:formula="of:=[.E663]+5.75" office:value-type="float" office:value="1052.25">
            <text:p>1052.25</text:p>
          </table:table-cell>
          <table:table-cell table:formula="of:=&quot;Y&quot; &amp; [.E664]" office:value-type="string" office:string-value="Y1052.25">
            <text:p>Y1052.25</text:p>
          </table:table-cell>
          <table:table-cell table:number-columns-repeated="8"/>
          <table:table-cell table:style-name="ce4" table:formula="of:=[.B665]" office:value-type="string" office:string-value="N671">
            <text:p>N671</text:p>
          </table:table-cell>
          <table:table-cell table:style-name="ce4" table:formula="of:=[.D665]" office:value-type="string" office:string-value="X5150">
            <text:p>X5150</text:p>
          </table:table-cell>
          <table:table-cell table:style-name="ce4" table:formula="of:=[.F665]" office:value-type="string" office:string-value="Y1058">
            <text:p>Y1058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&quot;N&quot;&amp;[.A665]" office:value-type="string" office:string-value="N671">
            <text:p>N671</text:p>
          </table:table-cell>
          <table:table-cell table:formula="of:=5150" office:value-type="float" office:value="5150">
            <text:p>5150</text:p>
          </table:table-cell>
          <table:table-cell table:formula="of:= &quot;X&quot;&amp; [.C665]" office:value-type="string" office:string-value="X5150">
            <text:p>X5150</text:p>
          </table:table-cell>
          <table:table-cell table:formula="of:=[.E664]+5.75" office:value-type="float" office:value="1058">
            <text:p>1058</text:p>
          </table:table-cell>
          <table:table-cell table:formula="of:=&quot;Y&quot; &amp; [.E665]" office:value-type="string" office:string-value="Y1058">
            <text:p>Y1058</text:p>
          </table:table-cell>
          <table:table-cell table:number-columns-repeated="8"/>
          <table:table-cell table:style-name="ce4" table:formula="of:=[.B666]" office:value-type="string" office:string-value="N672">
            <text:p>N672</text:p>
          </table:table-cell>
          <table:table-cell table:style-name="ce4" table:formula="of:=[.D666]" office:value-type="string" office:string-value="X5150">
            <text:p>X5150</text:p>
          </table:table-cell>
          <table:table-cell table:style-name="ce4" table:formula="of:=[.F666]" office:value-type="string" office:string-value="Y1063.75">
            <text:p>Y1063.7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&quot;N&quot;&amp;[.A666]" office:value-type="string" office:string-value="N672">
            <text:p>N672</text:p>
          </table:table-cell>
          <table:table-cell table:formula="of:=5150" office:value-type="float" office:value="5150">
            <text:p>5150</text:p>
          </table:table-cell>
          <table:table-cell table:formula="of:= &quot;X&quot;&amp; [.C666]" office:value-type="string" office:string-value="X5150">
            <text:p>X5150</text:p>
          </table:table-cell>
          <table:table-cell table:formula="of:=[.E665]+5.75" office:value-type="float" office:value="1063.75">
            <text:p>1063.75</text:p>
          </table:table-cell>
          <table:table-cell table:formula="of:=&quot;Y&quot; &amp; [.E666]" office:value-type="string" office:string-value="Y1063.75">
            <text:p>Y1063.75</text:p>
          </table:table-cell>
          <table:table-cell table:number-columns-repeated="8"/>
          <table:table-cell table:style-name="ce4" table:formula="of:=[.B667]" office:value-type="string" office:string-value="N673">
            <text:p>N673</text:p>
          </table:table-cell>
          <table:table-cell table:style-name="ce4" table:formula="of:=[.D667]" office:value-type="string" office:string-value="X5150">
            <text:p>X5150</text:p>
          </table:table-cell>
          <table:table-cell table:style-name="ce4" table:formula="of:=[.F667]" office:value-type="string" office:string-value="Y1069.5">
            <text:p>Y1069.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&quot;N&quot;&amp;[.A667]" office:value-type="string" office:string-value="N673">
            <text:p>N673</text:p>
          </table:table-cell>
          <table:table-cell table:formula="of:=5150" office:value-type="float" office:value="5150">
            <text:p>5150</text:p>
          </table:table-cell>
          <table:table-cell table:formula="of:= &quot;X&quot;&amp; [.C667]" office:value-type="string" office:string-value="X5150">
            <text:p>X5150</text:p>
          </table:table-cell>
          <table:table-cell table:formula="of:=[.E666]+5.75" office:value-type="float" office:value="1069.5">
            <text:p>1069.5</text:p>
          </table:table-cell>
          <table:table-cell table:formula="of:=&quot;Y&quot; &amp; [.E667]" office:value-type="string" office:string-value="Y1069.5">
            <text:p>Y1069.5</text:p>
          </table:table-cell>
          <table:table-cell table:number-columns-repeated="8"/>
          <table:table-cell table:style-name="ce4" table:formula="of:=[.B668]" office:value-type="string" office:string-value="N674">
            <text:p>N674</text:p>
          </table:table-cell>
          <table:table-cell table:style-name="ce4" table:formula="of:=[.D668]" office:value-type="string" office:string-value="X5150">
            <text:p>X5150</text:p>
          </table:table-cell>
          <table:table-cell table:style-name="ce4" table:formula="of:=[.F668]" office:value-type="string" office:string-value="Y1075.25">
            <text:p>Y1075.25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&quot;N&quot;&amp;[.A668]" office:value-type="string" office:string-value="N674">
            <text:p>N674</text:p>
          </table:table-cell>
          <table:table-cell table:formula="of:=5150" office:value-type="float" office:value="5150">
            <text:p>5150</text:p>
          </table:table-cell>
          <table:table-cell table:formula="of:= &quot;X&quot;&amp; [.C668]" office:value-type="string" office:string-value="X5150">
            <text:p>X5150</text:p>
          </table:table-cell>
          <table:table-cell table:formula="of:=[.E667]+5.75" office:value-type="float" office:value="1075.25">
            <text:p>1075.25</text:p>
          </table:table-cell>
          <table:table-cell table:formula="of:=&quot;Y&quot; &amp; [.E668]" office:value-type="string" office:string-value="Y1075.25">
            <text:p>Y1075.25</text:p>
          </table:table-cell>
          <table:table-cell table:number-columns-repeated="8"/>
          <table:table-cell table:style-name="ce4" table:formula="of:=[.B669]" office:value-type="string" office:string-value="N675">
            <text:p>N675</text:p>
          </table:table-cell>
          <table:table-cell table:style-name="ce4" table:formula="of:=[.D669]" office:value-type="string" office:string-value="X5150">
            <text:p>X5150</text:p>
          </table:table-cell>
          <table:table-cell table:style-name="ce4" table:formula="of:=[.F669]" office:value-type="string" office:string-value="Y1081">
            <text:p>Y108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&quot;N&quot;&amp;[.A669]" office:value-type="string" office:string-value="N675">
            <text:p>N675</text:p>
          </table:table-cell>
          <table:table-cell table:formula="of:=5150" office:value-type="float" office:value="5150">
            <text:p>5150</text:p>
          </table:table-cell>
          <table:table-cell table:formula="of:= &quot;X&quot;&amp; [.C669]" office:value-type="string" office:string-value="X5150">
            <text:p>X5150</text:p>
          </table:table-cell>
          <table:table-cell table:formula="of:=[.E668]+5.75" office:value-type="float" office:value="1081">
            <text:p>1081</text:p>
          </table:table-cell>
          <table:table-cell table:formula="of:=&quot;Y&quot; &amp; [.E669]" office:value-type="string" office:string-value="Y1081">
            <text:p>Y1081</text:p>
          </table:table-cell>
          <table:table-cell table:number-columns-repeated="8"/>
          <table:table-cell table:style-name="ce4" table:formula="of:=[.B670]" office:value-type="string" office:string-value="N676">
            <text:p>N676</text:p>
          </table:table-cell>
          <table:table-cell table:style-name="ce4" table:formula="of:=[.D670]" office:value-type="string" office:string-value="X5150">
            <text:p>X5150</text:p>
          </table:table-cell>
          <table:table-cell table:style-name="ce4" table:formula="of:=[.F670]" office:value-type="string" office:string-value="Y1086.75">
            <text:p>Y1086.7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&quot;N&quot;&amp;[.A670]" office:value-type="string" office:string-value="N676">
            <text:p>N676</text:p>
          </table:table-cell>
          <table:table-cell table:formula="of:=5150" office:value-type="float" office:value="5150">
            <text:p>5150</text:p>
          </table:table-cell>
          <table:table-cell table:formula="of:= &quot;X&quot;&amp; [.C670]" office:value-type="string" office:string-value="X5150">
            <text:p>X5150</text:p>
          </table:table-cell>
          <table:table-cell table:formula="of:=[.E669]+5.75" office:value-type="float" office:value="1086.75">
            <text:p>1086.75</text:p>
          </table:table-cell>
          <table:table-cell table:formula="of:=&quot;Y&quot; &amp; [.E670]" office:value-type="string" office:string-value="Y1086.75">
            <text:p>Y1086.75</text:p>
          </table:table-cell>
          <table:table-cell table:number-columns-repeated="8"/>
          <table:table-cell table:style-name="ce4" table:formula="of:=[.B671]" office:value-type="string" office:string-value="N677">
            <text:p>N677</text:p>
          </table:table-cell>
          <table:table-cell table:style-name="ce4" table:formula="of:=[.D671]" office:value-type="string" office:string-value="X5150">
            <text:p>X5150</text:p>
          </table:table-cell>
          <table:table-cell table:style-name="ce4" table:formula="of:=[.F671]" office:value-type="string" office:string-value="Y1092.5">
            <text:p>Y1092.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&quot;N&quot;&amp;[.A671]" office:value-type="string" office:string-value="N677">
            <text:p>N677</text:p>
          </table:table-cell>
          <table:table-cell table:formula="of:=5150" office:value-type="float" office:value="5150">
            <text:p>5150</text:p>
          </table:table-cell>
          <table:table-cell table:formula="of:= &quot;X&quot;&amp; [.C671]" office:value-type="string" office:string-value="X5150">
            <text:p>X5150</text:p>
          </table:table-cell>
          <table:table-cell table:formula="of:=[.E670]+5.75" office:value-type="float" office:value="1092.5">
            <text:p>1092.5</text:p>
          </table:table-cell>
          <table:table-cell table:formula="of:=&quot;Y&quot; &amp; [.E671]" office:value-type="string" office:string-value="Y1092.5">
            <text:p>Y1092.5</text:p>
          </table:table-cell>
          <table:table-cell table:number-columns-repeated="8"/>
          <table:table-cell table:style-name="ce4" table:formula="of:=[.B672]" office:value-type="string" office:string-value="N678">
            <text:p>N678</text:p>
          </table:table-cell>
          <table:table-cell table:style-name="ce4" table:formula="of:=[.D672]" office:value-type="string" office:string-value="X5150">
            <text:p>X5150</text:p>
          </table:table-cell>
          <table:table-cell table:style-name="ce4" table:formula="of:=[.F672]" office:value-type="string" office:string-value="Y1098.25">
            <text:p>Y1098.25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&quot;N&quot;&amp;[.A672]" office:value-type="string" office:string-value="N678">
            <text:p>N678</text:p>
          </table:table-cell>
          <table:table-cell table:formula="of:=5150" office:value-type="float" office:value="5150">
            <text:p>5150</text:p>
          </table:table-cell>
          <table:table-cell table:formula="of:= &quot;X&quot;&amp; [.C672]" office:value-type="string" office:string-value="X5150">
            <text:p>X5150</text:p>
          </table:table-cell>
          <table:table-cell table:formula="of:=[.E671]+5.75" office:value-type="float" office:value="1098.25">
            <text:p>1098.25</text:p>
          </table:table-cell>
          <table:table-cell table:formula="of:=&quot;Y&quot; &amp; [.E672]" office:value-type="string" office:string-value="Y1098.25">
            <text:p>Y1098.25</text:p>
          </table:table-cell>
          <table:table-cell table:number-columns-repeated="8"/>
          <table:table-cell table:style-name="ce4" table:formula="of:=[.B673]" office:value-type="string" office:string-value="N679">
            <text:p>N679</text:p>
          </table:table-cell>
          <table:table-cell table:style-name="ce4" table:formula="of:=[.D673]" office:value-type="string" office:string-value="X5150">
            <text:p>X5150</text:p>
          </table:table-cell>
          <table:table-cell table:style-name="ce4" table:formula="of:=[.F673]" office:value-type="string" office:string-value="Y1104">
            <text:p>Y110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&quot;N&quot;&amp;[.A673]" office:value-type="string" office:string-value="N679">
            <text:p>N679</text:p>
          </table:table-cell>
          <table:table-cell table:formula="of:=5150" office:value-type="float" office:value="5150">
            <text:p>5150</text:p>
          </table:table-cell>
          <table:table-cell table:formula="of:= &quot;X&quot;&amp; [.C673]" office:value-type="string" office:string-value="X5150">
            <text:p>X5150</text:p>
          </table:table-cell>
          <table:table-cell table:formula="of:=[.E672]+5.75" office:value-type="float" office:value="1104">
            <text:p>1104</text:p>
          </table:table-cell>
          <table:table-cell table:formula="of:=&quot;Y&quot; &amp; [.E673]" office:value-type="string" office:string-value="Y1104">
            <text:p>Y1104</text:p>
          </table:table-cell>
          <table:table-cell table:number-columns-repeated="8"/>
          <table:table-cell table:style-name="ce4" table:formula="of:=[.B674]" office:value-type="string" office:string-value="N680">
            <text:p>N680</text:p>
          </table:table-cell>
          <table:table-cell table:style-name="ce4" table:formula="of:=[.D674]" office:value-type="string" office:string-value="X5150">
            <text:p>X5150</text:p>
          </table:table-cell>
          <table:table-cell table:style-name="ce4" table:formula="of:=[.F674]" office:value-type="string" office:string-value="Y1109.75">
            <text:p>Y1109.7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&quot;N&quot;&amp;[.A674]" office:value-type="string" office:string-value="N680">
            <text:p>N680</text:p>
          </table:table-cell>
          <table:table-cell table:formula="of:=5150" office:value-type="float" office:value="5150">
            <text:p>5150</text:p>
          </table:table-cell>
          <table:table-cell table:formula="of:= &quot;X&quot;&amp; [.C674]" office:value-type="string" office:string-value="X5150">
            <text:p>X5150</text:p>
          </table:table-cell>
          <table:table-cell table:formula="of:=[.E673]+5.75" office:value-type="float" office:value="1109.75">
            <text:p>1109.75</text:p>
          </table:table-cell>
          <table:table-cell table:formula="of:=&quot;Y&quot; &amp; [.E674]" office:value-type="string" office:string-value="Y1109.75">
            <text:p>Y1109.75</text:p>
          </table:table-cell>
          <table:table-cell table:number-columns-repeated="8"/>
          <table:table-cell table:style-name="ce4" table:formula="of:=[.B675]" office:value-type="string" office:string-value="N681">
            <text:p>N681</text:p>
          </table:table-cell>
          <table:table-cell table:style-name="ce4" table:formula="of:=[.D675]" office:value-type="string" office:string-value="X5150">
            <text:p>X5150</text:p>
          </table:table-cell>
          <table:table-cell table:style-name="ce4" table:formula="of:=[.F675]" office:value-type="string" office:string-value="Y1115.5">
            <text:p>Y1115.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&quot;N&quot;&amp;[.A675]" office:value-type="string" office:string-value="N681">
            <text:p>N681</text:p>
          </table:table-cell>
          <table:table-cell table:formula="of:=5150" office:value-type="float" office:value="5150">
            <text:p>5150</text:p>
          </table:table-cell>
          <table:table-cell table:formula="of:= &quot;X&quot;&amp; [.C675]" office:value-type="string" office:string-value="X5150">
            <text:p>X5150</text:p>
          </table:table-cell>
          <table:table-cell table:formula="of:=[.E674]+5.75" office:value-type="float" office:value="1115.5">
            <text:p>1115.5</text:p>
          </table:table-cell>
          <table:table-cell table:formula="of:=&quot;Y&quot; &amp; [.E675]" office:value-type="string" office:string-value="Y1115.5">
            <text:p>Y1115.5</text:p>
          </table:table-cell>
          <table:table-cell table:number-columns-repeated="8"/>
          <table:table-cell table:style-name="ce4" table:formula="of:=[.B676]" office:value-type="string" office:string-value="N682">
            <text:p>N682</text:p>
          </table:table-cell>
          <table:table-cell table:style-name="ce4" table:formula="of:=[.D676]" office:value-type="string" office:string-value="X5150">
            <text:p>X5150</text:p>
          </table:table-cell>
          <table:table-cell table:style-name="ce4" table:formula="of:=[.F676]" office:value-type="string" office:string-value="Y1121.25">
            <text:p>Y1121.25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&quot;N&quot;&amp;[.A676]" office:value-type="string" office:string-value="N682">
            <text:p>N682</text:p>
          </table:table-cell>
          <table:table-cell table:formula="of:=5150" office:value-type="float" office:value="5150">
            <text:p>5150</text:p>
          </table:table-cell>
          <table:table-cell table:formula="of:= &quot;X&quot;&amp; [.C676]" office:value-type="string" office:string-value="X5150">
            <text:p>X5150</text:p>
          </table:table-cell>
          <table:table-cell table:formula="of:=[.E675]+5.75" office:value-type="float" office:value="1121.25">
            <text:p>1121.25</text:p>
          </table:table-cell>
          <table:table-cell table:formula="of:=&quot;Y&quot; &amp; [.E676]" office:value-type="string" office:string-value="Y1121.25">
            <text:p>Y1121.25</text:p>
          </table:table-cell>
          <table:table-cell table:number-columns-repeated="8"/>
          <table:table-cell table:style-name="ce4" table:formula="of:=[.B677]" office:value-type="string" office:string-value="N683">
            <text:p>N683</text:p>
          </table:table-cell>
          <table:table-cell table:style-name="ce4" table:formula="of:=[.D677]" office:value-type="string" office:string-value="X5150">
            <text:p>X5150</text:p>
          </table:table-cell>
          <table:table-cell table:style-name="ce4" table:formula="of:=[.F677]" office:value-type="string" office:string-value="Y1127">
            <text:p>Y112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&quot;N&quot;&amp;[.A677]" office:value-type="string" office:string-value="N683">
            <text:p>N683</text:p>
          </table:table-cell>
          <table:table-cell table:formula="of:=5150" office:value-type="float" office:value="5150">
            <text:p>5150</text:p>
          </table:table-cell>
          <table:table-cell table:formula="of:= &quot;X&quot;&amp; [.C677]" office:value-type="string" office:string-value="X5150">
            <text:p>X5150</text:p>
          </table:table-cell>
          <table:table-cell table:formula="of:=[.E676]+5.75" office:value-type="float" office:value="1127">
            <text:p>1127</text:p>
          </table:table-cell>
          <table:table-cell table:formula="of:=&quot;Y&quot; &amp; [.E677]" office:value-type="string" office:string-value="Y1127">
            <text:p>Y1127</text:p>
          </table:table-cell>
          <table:table-cell table:number-columns-repeated="8"/>
          <table:table-cell table:style-name="ce4" table:formula="of:=[.B678]" office:value-type="string" office:string-value="N684">
            <text:p>N684</text:p>
          </table:table-cell>
          <table:table-cell table:style-name="ce4" table:formula="of:=[.D678]" office:value-type="string" office:string-value="X5150">
            <text:p>X5150</text:p>
          </table:table-cell>
          <table:table-cell table:style-name="ce4" table:formula="of:=[.F678]" office:value-type="string" office:string-value="Y1132.75">
            <text:p>Y1132.7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&quot;N&quot;&amp;[.A678]" office:value-type="string" office:string-value="N684">
            <text:p>N684</text:p>
          </table:table-cell>
          <table:table-cell table:formula="of:=5150" office:value-type="float" office:value="5150">
            <text:p>5150</text:p>
          </table:table-cell>
          <table:table-cell table:formula="of:= &quot;X&quot;&amp; [.C678]" office:value-type="string" office:string-value="X5150">
            <text:p>X5150</text:p>
          </table:table-cell>
          <table:table-cell table:formula="of:=[.E677]+5.75" office:value-type="float" office:value="1132.75">
            <text:p>1132.75</text:p>
          </table:table-cell>
          <table:table-cell table:formula="of:=&quot;Y&quot; &amp; [.E678]" office:value-type="string" office:string-value="Y1132.75">
            <text:p>Y1132.75</text:p>
          </table:table-cell>
          <table:table-cell table:number-columns-repeated="8"/>
          <table:table-cell table:style-name="ce4" table:formula="of:=[.B679]" office:value-type="string" office:string-value="N685">
            <text:p>N685</text:p>
          </table:table-cell>
          <table:table-cell table:style-name="ce4" table:formula="of:=[.D679]" office:value-type="string" office:string-value="X5150">
            <text:p>X5150</text:p>
          </table:table-cell>
          <table:table-cell table:style-name="ce4" table:formula="of:=[.F679]" office:value-type="string" office:string-value="Y1138.5">
            <text:p>Y1138.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&quot;N&quot;&amp;[.A679]" office:value-type="string" office:string-value="N685">
            <text:p>N685</text:p>
          </table:table-cell>
          <table:table-cell table:formula="of:=5150" office:value-type="float" office:value="5150">
            <text:p>5150</text:p>
          </table:table-cell>
          <table:table-cell table:formula="of:= &quot;X&quot;&amp; [.C679]" office:value-type="string" office:string-value="X5150">
            <text:p>X5150</text:p>
          </table:table-cell>
          <table:table-cell table:formula="of:=[.E678]+5.75" office:value-type="float" office:value="1138.5">
            <text:p>1138.5</text:p>
          </table:table-cell>
          <table:table-cell table:formula="of:=&quot;Y&quot; &amp; [.E679]" office:value-type="string" office:string-value="Y1138.5">
            <text:p>Y1138.5</text:p>
          </table:table-cell>
          <table:table-cell table:number-columns-repeated="8"/>
          <table:table-cell table:style-name="ce4" table:formula="of:=[.B680]" office:value-type="string" office:string-value="N686">
            <text:p>N686</text:p>
          </table:table-cell>
          <table:table-cell table:style-name="ce4" table:formula="of:=[.D680]" office:value-type="string" office:string-value="X5150">
            <text:p>X5150</text:p>
          </table:table-cell>
          <table:table-cell table:style-name="ce4" table:formula="of:=[.F680]" office:value-type="string" office:string-value="Y1144.25">
            <text:p>Y1144.25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&quot;N&quot;&amp;[.A680]" office:value-type="string" office:string-value="N686">
            <text:p>N686</text:p>
          </table:table-cell>
          <table:table-cell table:formula="of:=5150" office:value-type="float" office:value="5150">
            <text:p>5150</text:p>
          </table:table-cell>
          <table:table-cell table:formula="of:= &quot;X&quot;&amp; [.C680]" office:value-type="string" office:string-value="X5150">
            <text:p>X5150</text:p>
          </table:table-cell>
          <table:table-cell table:formula="of:=[.E679]+5.75" office:value-type="float" office:value="1144.25">
            <text:p>1144.25</text:p>
          </table:table-cell>
          <table:table-cell table:formula="of:=&quot;Y&quot; &amp; [.E680]" office:value-type="string" office:string-value="Y1144.25">
            <text:p>Y1144.25</text:p>
          </table:table-cell>
          <table:table-cell table:number-columns-repeated="8"/>
          <table:table-cell table:style-name="ce4" table:formula="of:=[.B681]" office:value-type="string" office:string-value="N687">
            <text:p>N687</text:p>
          </table:table-cell>
          <table:table-cell table:style-name="ce4" table:formula="of:=[.D681]" office:value-type="string" office:string-value="X5150">
            <text:p>X5150</text:p>
          </table:table-cell>
          <table:table-cell table:style-name="ce4" table:formula="of:=[.F681]" office:value-type="string" office:string-value="Y1150">
            <text:p>Y115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&quot;N&quot;&amp;[.A681]" office:value-type="string" office:string-value="N687">
            <text:p>N687</text:p>
          </table:table-cell>
          <table:table-cell table:formula="of:=5150" office:value-type="float" office:value="5150">
            <text:p>5150</text:p>
          </table:table-cell>
          <table:table-cell table:formula="of:= &quot;X&quot;&amp; [.C681]" office:value-type="string" office:string-value="X5150">
            <text:p>X5150</text:p>
          </table:table-cell>
          <table:table-cell table:formula="of:=[.E680]+5.75" office:value-type="float" office:value="1150">
            <text:p>1150</text:p>
          </table:table-cell>
          <table:table-cell table:formula="of:=&quot;Y&quot; &amp; [.E681]" office:value-type="string" office:string-value="Y1150">
            <text:p>Y1150</text:p>
          </table:table-cell>
          <table:table-cell table:number-columns-repeated="8"/>
          <table:table-cell table:style-name="ce4" table:formula="of:=[.B682]" office:value-type="string" office:string-value="N688">
            <text:p>N688</text:p>
          </table:table-cell>
          <table:table-cell table:style-name="ce4" table:formula="of:=[.D682]" office:value-type="string" office:string-value="X5150">
            <text:p>X5150</text:p>
          </table:table-cell>
          <table:table-cell table:style-name="ce4" table:formula="of:=[.F682]" office:value-type="string" office:string-value="Y1155.75">
            <text:p>Y1155.7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&quot;N&quot;&amp;[.A682]" office:value-type="string" office:string-value="N688">
            <text:p>N688</text:p>
          </table:table-cell>
          <table:table-cell table:formula="of:=5150" office:value-type="float" office:value="5150">
            <text:p>5150</text:p>
          </table:table-cell>
          <table:table-cell table:formula="of:= &quot;X&quot;&amp; [.C682]" office:value-type="string" office:string-value="X5150">
            <text:p>X5150</text:p>
          </table:table-cell>
          <table:table-cell table:formula="of:=[.E681]+5.75" office:value-type="float" office:value="1155.75">
            <text:p>1155.75</text:p>
          </table:table-cell>
          <table:table-cell table:formula="of:=&quot;Y&quot; &amp; [.E682]" office:value-type="string" office:string-value="Y1155.75">
            <text:p>Y1155.75</text:p>
          </table:table-cell>
          <table:table-cell table:number-columns-repeated="8"/>
          <table:table-cell table:style-name="ce4" table:formula="of:=[.B683]" office:value-type="string" office:string-value="N689">
            <text:p>N689</text:p>
          </table:table-cell>
          <table:table-cell table:style-name="ce4" table:formula="of:=[.D683]" office:value-type="string" office:string-value="X5150">
            <text:p>X5150</text:p>
          </table:table-cell>
          <table:table-cell table:style-name="ce4" table:formula="of:=[.F683]" office:value-type="string" office:string-value="Y1161.5">
            <text:p>Y1161.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&quot;N&quot;&amp;[.A683]" office:value-type="string" office:string-value="N689">
            <text:p>N689</text:p>
          </table:table-cell>
          <table:table-cell table:formula="of:=5150" office:value-type="float" office:value="5150">
            <text:p>5150</text:p>
          </table:table-cell>
          <table:table-cell table:formula="of:= &quot;X&quot;&amp; [.C683]" office:value-type="string" office:string-value="X5150">
            <text:p>X5150</text:p>
          </table:table-cell>
          <table:table-cell table:formula="of:=[.E682]+5.75" office:value-type="float" office:value="1161.5">
            <text:p>1161.5</text:p>
          </table:table-cell>
          <table:table-cell table:formula="of:=&quot;Y&quot; &amp; [.E683]" office:value-type="string" office:string-value="Y1161.5">
            <text:p>Y1161.5</text:p>
          </table:table-cell>
          <table:table-cell table:number-columns-repeated="8"/>
          <table:table-cell table:style-name="ce4" table:formula="of:=[.B684]" office:value-type="string" office:string-value="N690">
            <text:p>N690</text:p>
          </table:table-cell>
          <table:table-cell table:style-name="ce4" table:formula="of:=[.D684]" office:value-type="string" office:string-value="X5150">
            <text:p>X5150</text:p>
          </table:table-cell>
          <table:table-cell table:style-name="ce4" table:formula="of:=[.F684]" office:value-type="string" office:string-value="Y1167.25">
            <text:p>Y1167.25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&quot;N&quot;&amp;[.A684]" office:value-type="string" office:string-value="N690">
            <text:p>N690</text:p>
          </table:table-cell>
          <table:table-cell table:formula="of:=5150" office:value-type="float" office:value="5150">
            <text:p>5150</text:p>
          </table:table-cell>
          <table:table-cell table:formula="of:= &quot;X&quot;&amp; [.C684]" office:value-type="string" office:string-value="X5150">
            <text:p>X5150</text:p>
          </table:table-cell>
          <table:table-cell table:formula="of:=[.E683]+5.75" office:value-type="float" office:value="1167.25">
            <text:p>1167.25</text:p>
          </table:table-cell>
          <table:table-cell table:formula="of:=&quot;Y&quot; &amp; [.E684]" office:value-type="string" office:string-value="Y1167.25">
            <text:p>Y1167.25</text:p>
          </table:table-cell>
          <table:table-cell table:number-columns-repeated="8"/>
          <table:table-cell table:style-name="ce4" table:formula="of:=[.B685]" office:value-type="string" office:string-value="N691">
            <text:p>N691</text:p>
          </table:table-cell>
          <table:table-cell table:style-name="ce4" table:formula="of:=[.D685]" office:value-type="string" office:string-value="X5150">
            <text:p>X5150</text:p>
          </table:table-cell>
          <table:table-cell table:style-name="ce4" table:formula="of:=[.F685]" office:value-type="string" office:string-value="Y1173">
            <text:p>Y117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&quot;N&quot;&amp;[.A685]" office:value-type="string" office:string-value="N691">
            <text:p>N691</text:p>
          </table:table-cell>
          <table:table-cell table:formula="of:=5150" office:value-type="float" office:value="5150">
            <text:p>5150</text:p>
          </table:table-cell>
          <table:table-cell table:formula="of:= &quot;X&quot;&amp; [.C685]" office:value-type="string" office:string-value="X5150">
            <text:p>X5150</text:p>
          </table:table-cell>
          <table:table-cell table:formula="of:=[.E684]+5.75" office:value-type="float" office:value="1173">
            <text:p>1173</text:p>
          </table:table-cell>
          <table:table-cell table:formula="of:=&quot;Y&quot; &amp; [.E685]" office:value-type="string" office:string-value="Y1173">
            <text:p>Y1173</text:p>
          </table:table-cell>
          <table:table-cell table:number-columns-repeated="8"/>
          <table:table-cell table:style-name="ce4" table:formula="of:=[.B686]" office:value-type="string" office:string-value="N692">
            <text:p>N692</text:p>
          </table:table-cell>
          <table:table-cell table:style-name="ce4" table:formula="of:=[.D686]" office:value-type="string" office:string-value="X5150">
            <text:p>X5150</text:p>
          </table:table-cell>
          <table:table-cell table:style-name="ce4" table:formula="of:=[.F686]" office:value-type="string" office:string-value="Y1178.75">
            <text:p>Y1178.7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&quot;N&quot;&amp;[.A686]" office:value-type="string" office:string-value="N692">
            <text:p>N692</text:p>
          </table:table-cell>
          <table:table-cell table:formula="of:=5150" office:value-type="float" office:value="5150">
            <text:p>5150</text:p>
          </table:table-cell>
          <table:table-cell table:formula="of:= &quot;X&quot;&amp; [.C686]" office:value-type="string" office:string-value="X5150">
            <text:p>X5150</text:p>
          </table:table-cell>
          <table:table-cell table:formula="of:=[.E685]+5.75" office:value-type="float" office:value="1178.75">
            <text:p>1178.75</text:p>
          </table:table-cell>
          <table:table-cell table:formula="of:=&quot;Y&quot; &amp; [.E686]" office:value-type="string" office:string-value="Y1178.75">
            <text:p>Y1178.75</text:p>
          </table:table-cell>
          <table:table-cell table:number-columns-repeated="8"/>
          <table:table-cell table:style-name="ce4" table:formula="of:=[.B687]" office:value-type="string" office:string-value="N693">
            <text:p>N693</text:p>
          </table:table-cell>
          <table:table-cell table:style-name="ce4" table:formula="of:=[.D687]" office:value-type="string" office:string-value="X5150">
            <text:p>X5150</text:p>
          </table:table-cell>
          <table:table-cell table:style-name="ce4" table:formula="of:=[.F687]" office:value-type="string" office:string-value="Y1184.5">
            <text:p>Y1184.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&quot;N&quot;&amp;[.A687]" office:value-type="string" office:string-value="N693">
            <text:p>N693</text:p>
          </table:table-cell>
          <table:table-cell table:formula="of:=5150" office:value-type="float" office:value="5150">
            <text:p>5150</text:p>
          </table:table-cell>
          <table:table-cell table:formula="of:= &quot;X&quot;&amp; [.C687]" office:value-type="string" office:string-value="X5150">
            <text:p>X5150</text:p>
          </table:table-cell>
          <table:table-cell table:formula="of:=[.E686]+5.75" office:value-type="float" office:value="1184.5">
            <text:p>1184.5</text:p>
          </table:table-cell>
          <table:table-cell table:formula="of:=&quot;Y&quot; &amp; [.E687]" office:value-type="string" office:string-value="Y1184.5">
            <text:p>Y1184.5</text:p>
          </table:table-cell>
          <table:table-cell table:number-columns-repeated="8"/>
          <table:table-cell table:style-name="ce4" table:formula="of:=[.B688]" office:value-type="string" office:string-value="N694">
            <text:p>N694</text:p>
          </table:table-cell>
          <table:table-cell table:style-name="ce4" table:formula="of:=[.D688]" office:value-type="string" office:string-value="X5150">
            <text:p>X5150</text:p>
          </table:table-cell>
          <table:table-cell table:style-name="ce4" table:formula="of:=[.F688]" office:value-type="string" office:string-value="Y1190.25">
            <text:p>Y1190.2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&quot;N&quot;&amp;[.A688]" office:value-type="string" office:string-value="N694">
            <text:p>N694</text:p>
          </table:table-cell>
          <table:table-cell table:formula="of:=5150" office:value-type="float" office:value="5150">
            <text:p>5150</text:p>
          </table:table-cell>
          <table:table-cell table:formula="of:= &quot;X&quot;&amp; [.C688]" office:value-type="string" office:string-value="X5150">
            <text:p>X5150</text:p>
          </table:table-cell>
          <table:table-cell table:formula="of:=[.E687]+5.75" office:value-type="float" office:value="1190.25">
            <text:p>1190.25</text:p>
          </table:table-cell>
          <table:table-cell table:formula="of:=&quot;Y&quot; &amp; [.E688]" office:value-type="string" office:string-value="Y1190.25">
            <text:p>Y1190.25</text:p>
          </table:table-cell>
          <table:table-cell table:number-columns-repeated="8"/>
          <table:table-cell table:style-name="ce4" table:formula="of:=[.B689]" office:value-type="string" office:string-value="N695">
            <text:p>N695</text:p>
          </table:table-cell>
          <table:table-cell table:style-name="ce4" table:formula="of:=[.D689]" office:value-type="string" office:string-value="X5150">
            <text:p>X5150</text:p>
          </table:table-cell>
          <table:table-cell table:style-name="ce4" table:formula="of:=[.F689]" office:value-type="string" office:string-value="Y1196">
            <text:p>Y119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&quot;N&quot;&amp;[.A689]" office:value-type="string" office:string-value="N695">
            <text:p>N695</text:p>
          </table:table-cell>
          <table:table-cell table:formula="of:=5150" office:value-type="float" office:value="5150">
            <text:p>5150</text:p>
          </table:table-cell>
          <table:table-cell table:formula="of:= &quot;X&quot;&amp; [.C689]" office:value-type="string" office:string-value="X5150">
            <text:p>X5150</text:p>
          </table:table-cell>
          <table:table-cell table:formula="of:=[.E688]+5.75" office:value-type="float" office:value="1196">
            <text:p>1196</text:p>
          </table:table-cell>
          <table:table-cell table:formula="of:=&quot;Y&quot; &amp; [.E689]" office:value-type="string" office:string-value="Y1196">
            <text:p>Y1196</text:p>
          </table:table-cell>
          <table:table-cell table:number-columns-repeated="8"/>
          <table:table-cell table:style-name="ce4" table:formula="of:=[.B690]" office:value-type="string" office:string-value="N696">
            <text:p>N696</text:p>
          </table:table-cell>
          <table:table-cell table:style-name="ce4" table:formula="of:=[.D690]" office:value-type="string" office:string-value="X5150">
            <text:p>X5150</text:p>
          </table:table-cell>
          <table:table-cell table:style-name="ce4" table:formula="of:=[.F690]" office:value-type="string" office:string-value="Y1201.75">
            <text:p>Y1201.7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&quot;N&quot;&amp;[.A690]" office:value-type="string" office:string-value="N696">
            <text:p>N696</text:p>
          </table:table-cell>
          <table:table-cell table:formula="of:=5150" office:value-type="float" office:value="5150">
            <text:p>5150</text:p>
          </table:table-cell>
          <table:table-cell table:formula="of:= &quot;X&quot;&amp; [.C690]" office:value-type="string" office:string-value="X5150">
            <text:p>X5150</text:p>
          </table:table-cell>
          <table:table-cell table:formula="of:=[.E689]+5.75" office:value-type="float" office:value="1201.75">
            <text:p>1201.75</text:p>
          </table:table-cell>
          <table:table-cell table:formula="of:=&quot;Y&quot; &amp; [.E690]" office:value-type="string" office:string-value="Y1201.75">
            <text:p>Y1201.75</text:p>
          </table:table-cell>
          <table:table-cell table:number-columns-repeated="8"/>
          <table:table-cell table:style-name="ce4" table:formula="of:=[.B691]" office:value-type="string" office:string-value="N697">
            <text:p>N697</text:p>
          </table:table-cell>
          <table:table-cell table:style-name="ce4" table:formula="of:=[.D691]" office:value-type="string" office:string-value="X5150">
            <text:p>X5150</text:p>
          </table:table-cell>
          <table:table-cell table:style-name="ce4" table:formula="of:=[.F691]" office:value-type="string" office:string-value="Y1207.5">
            <text:p>Y1207.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&quot;N&quot;&amp;[.A691]" office:value-type="string" office:string-value="N697">
            <text:p>N697</text:p>
          </table:table-cell>
          <table:table-cell table:formula="of:=5150" office:value-type="float" office:value="5150">
            <text:p>5150</text:p>
          </table:table-cell>
          <table:table-cell table:formula="of:= &quot;X&quot;&amp; [.C691]" office:value-type="string" office:string-value="X5150">
            <text:p>X5150</text:p>
          </table:table-cell>
          <table:table-cell table:formula="of:=[.E690]+5.75" office:value-type="float" office:value="1207.5">
            <text:p>1207.5</text:p>
          </table:table-cell>
          <table:table-cell table:formula="of:=&quot;Y&quot; &amp; [.E691]" office:value-type="string" office:string-value="Y1207.5">
            <text:p>Y1207.5</text:p>
          </table:table-cell>
          <table:table-cell table:number-columns-repeated="8"/>
          <table:table-cell table:style-name="ce4" table:formula="of:=[.B692]" office:value-type="string" office:string-value="N698">
            <text:p>N698</text:p>
          </table:table-cell>
          <table:table-cell table:style-name="ce4" table:formula="of:=[.D692]" office:value-type="string" office:string-value="X5150">
            <text:p>X5150</text:p>
          </table:table-cell>
          <table:table-cell table:style-name="ce4" table:formula="of:=[.F692]" office:value-type="string" office:string-value="Y1213.25">
            <text:p>Y1213.25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&quot;N&quot;&amp;[.A692]" office:value-type="string" office:string-value="N698">
            <text:p>N698</text:p>
          </table:table-cell>
          <table:table-cell table:formula="of:=5150" office:value-type="float" office:value="5150">
            <text:p>5150</text:p>
          </table:table-cell>
          <table:table-cell table:formula="of:= &quot;X&quot;&amp; [.C692]" office:value-type="string" office:string-value="X5150">
            <text:p>X5150</text:p>
          </table:table-cell>
          <table:table-cell table:formula="of:=[.E691]+5.75" office:value-type="float" office:value="1213.25">
            <text:p>1213.25</text:p>
          </table:table-cell>
          <table:table-cell table:formula="of:=&quot;Y&quot; &amp; [.E692]" office:value-type="string" office:string-value="Y1213.25">
            <text:p>Y1213.25</text:p>
          </table:table-cell>
          <table:table-cell table:number-columns-repeated="8"/>
          <table:table-cell table:style-name="ce4" table:formula="of:=[.B693]" office:value-type="string" office:string-value="N699">
            <text:p>N699</text:p>
          </table:table-cell>
          <table:table-cell table:style-name="ce4" table:formula="of:=[.D693]" office:value-type="string" office:string-value="X5150">
            <text:p>X5150</text:p>
          </table:table-cell>
          <table:table-cell table:style-name="ce4" table:formula="of:=[.F693]" office:value-type="string" office:string-value="Y1219">
            <text:p>Y121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&quot;N&quot;&amp;[.A693]" office:value-type="string" office:string-value="N699">
            <text:p>N699</text:p>
          </table:table-cell>
          <table:table-cell table:formula="of:=5150" office:value-type="float" office:value="5150">
            <text:p>5150</text:p>
          </table:table-cell>
          <table:table-cell table:formula="of:= &quot;X&quot;&amp; [.C693]" office:value-type="string" office:string-value="X5150">
            <text:p>X5150</text:p>
          </table:table-cell>
          <table:table-cell table:formula="of:=[.E692]+5.75" office:value-type="float" office:value="1219">
            <text:p>1219</text:p>
          </table:table-cell>
          <table:table-cell table:formula="of:=&quot;Y&quot; &amp; [.E693]" office:value-type="string" office:string-value="Y1219">
            <text:p>Y1219</text:p>
          </table:table-cell>
          <table:table-cell table:number-columns-repeated="8"/>
          <table:table-cell table:style-name="ce4" table:formula="of:=[.B694]" office:value-type="string" office:string-value="N700">
            <text:p>N700</text:p>
          </table:table-cell>
          <table:table-cell table:style-name="ce4" table:formula="of:=[.D694]" office:value-type="string" office:string-value="X5150">
            <text:p>X5150</text:p>
          </table:table-cell>
          <table:table-cell table:style-name="ce4" table:formula="of:=[.F694]" office:value-type="string" office:string-value="Y1224.75">
            <text:p>Y1224.7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&quot;N&quot;&amp;[.A694]" office:value-type="string" office:string-value="N700">
            <text:p>N700</text:p>
          </table:table-cell>
          <table:table-cell table:formula="of:=5150" office:value-type="float" office:value="5150">
            <text:p>5150</text:p>
          </table:table-cell>
          <table:table-cell table:formula="of:= &quot;X&quot;&amp; [.C694]" office:value-type="string" office:string-value="X5150">
            <text:p>X5150</text:p>
          </table:table-cell>
          <table:table-cell table:formula="of:=[.E693]+5.75" office:value-type="float" office:value="1224.75">
            <text:p>1224.75</text:p>
          </table:table-cell>
          <table:table-cell table:formula="of:=&quot;Y&quot; &amp; [.E694]" office:value-type="string" office:string-value="Y1224.75">
            <text:p>Y1224.75</text:p>
          </table:table-cell>
          <table:table-cell table:number-columns-repeated="8"/>
          <table:table-cell table:style-name="ce4" table:formula="of:=[.B695]" office:value-type="string" office:string-value="N701">
            <text:p>N701</text:p>
          </table:table-cell>
          <table:table-cell table:style-name="ce4" table:formula="of:=[.D695]" office:value-type="string" office:string-value="X5150">
            <text:p>X5150</text:p>
          </table:table-cell>
          <table:table-cell table:style-name="ce4" table:formula="of:=[.F695]" office:value-type="string" office:string-value="Y1230.5">
            <text:p>Y1230.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&quot;N&quot;&amp;[.A695]" office:value-type="string" office:string-value="N701">
            <text:p>N701</text:p>
          </table:table-cell>
          <table:table-cell table:formula="of:=5150" office:value-type="float" office:value="5150">
            <text:p>5150</text:p>
          </table:table-cell>
          <table:table-cell table:formula="of:= &quot;X&quot;&amp; [.C695]" office:value-type="string" office:string-value="X5150">
            <text:p>X5150</text:p>
          </table:table-cell>
          <table:table-cell table:formula="of:=[.E694]+5.75" office:value-type="float" office:value="1230.5">
            <text:p>1230.5</text:p>
          </table:table-cell>
          <table:table-cell table:formula="of:=&quot;Y&quot; &amp; [.E695]" office:value-type="string" office:string-value="Y1230.5">
            <text:p>Y1230.5</text:p>
          </table:table-cell>
          <table:table-cell table:number-columns-repeated="8"/>
          <table:table-cell table:style-name="ce4" table:formula="of:=[.B696]" office:value-type="string" office:string-value="N702">
            <text:p>N702</text:p>
          </table:table-cell>
          <table:table-cell table:style-name="ce4" table:formula="of:=[.D696]" office:value-type="string" office:string-value="X5150">
            <text:p>X5150</text:p>
          </table:table-cell>
          <table:table-cell table:style-name="ce4" table:formula="of:=[.F696]" office:value-type="string" office:string-value="Y1236.25">
            <text:p>Y1236.2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&quot;N&quot;&amp;[.A696]" office:value-type="string" office:string-value="N702">
            <text:p>N702</text:p>
          </table:table-cell>
          <table:table-cell table:formula="of:=5150" office:value-type="float" office:value="5150">
            <text:p>5150</text:p>
          </table:table-cell>
          <table:table-cell table:formula="of:= &quot;X&quot;&amp; [.C696]" office:value-type="string" office:string-value="X5150">
            <text:p>X5150</text:p>
          </table:table-cell>
          <table:table-cell table:formula="of:=[.E695]+5.75" office:value-type="float" office:value="1236.25">
            <text:p>1236.25</text:p>
          </table:table-cell>
          <table:table-cell table:formula="of:=&quot;Y&quot; &amp; [.E696]" office:value-type="string" office:string-value="Y1236.25">
            <text:p>Y1236.25</text:p>
          </table:table-cell>
          <table:table-cell table:number-columns-repeated="8"/>
          <table:table-cell table:style-name="ce4" table:formula="of:=[.B697]" office:value-type="string" office:string-value="N703">
            <text:p>N703</text:p>
          </table:table-cell>
          <table:table-cell table:style-name="ce4" table:formula="of:=[.D697]" office:value-type="string" office:string-value="X5150">
            <text:p>X5150</text:p>
          </table:table-cell>
          <table:table-cell table:style-name="ce4" table:formula="of:=[.F697]" office:value-type="string" office:string-value="Y1242">
            <text:p>Y124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&quot;N&quot;&amp;[.A697]" office:value-type="string" office:string-value="N703">
            <text:p>N703</text:p>
          </table:table-cell>
          <table:table-cell table:formula="of:=5150" office:value-type="float" office:value="5150">
            <text:p>5150</text:p>
          </table:table-cell>
          <table:table-cell table:formula="of:= &quot;X&quot;&amp; [.C697]" office:value-type="string" office:string-value="X5150">
            <text:p>X5150</text:p>
          </table:table-cell>
          <table:table-cell table:formula="of:=[.E696]+5.75" office:value-type="float" office:value="1242">
            <text:p>1242</text:p>
          </table:table-cell>
          <table:table-cell table:formula="of:=&quot;Y&quot; &amp; [.E697]" office:value-type="string" office:string-value="Y1242">
            <text:p>Y1242</text:p>
          </table:table-cell>
          <table:table-cell table:number-columns-repeated="8"/>
          <table:table-cell table:style-name="ce4" table:formula="of:=[.B698]" office:value-type="string" office:string-value="N704">
            <text:p>N704</text:p>
          </table:table-cell>
          <table:table-cell table:style-name="ce4" table:formula="of:=[.D698]" office:value-type="string" office:string-value="X5150">
            <text:p>X5150</text:p>
          </table:table-cell>
          <table:table-cell table:style-name="ce4" table:formula="of:=[.F698]" office:value-type="string" office:string-value="Y1247.75">
            <text:p>Y1247.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&quot;N&quot;&amp;[.A698]" office:value-type="string" office:string-value="N704">
            <text:p>N704</text:p>
          </table:table-cell>
          <table:table-cell table:formula="of:=5150" office:value-type="float" office:value="5150">
            <text:p>5150</text:p>
          </table:table-cell>
          <table:table-cell table:formula="of:= &quot;X&quot;&amp; [.C698]" office:value-type="string" office:string-value="X5150">
            <text:p>X5150</text:p>
          </table:table-cell>
          <table:table-cell table:formula="of:=[.E697]+5.75" office:value-type="float" office:value="1247.75">
            <text:p>1247.75</text:p>
          </table:table-cell>
          <table:table-cell table:formula="of:=&quot;Y&quot; &amp; [.E698]" office:value-type="string" office:string-value="Y1247.75">
            <text:p>Y1247.75</text:p>
          </table:table-cell>
          <table:table-cell table:number-columns-repeated="8"/>
          <table:table-cell table:style-name="ce4" table:formula="of:=[.B699]" office:value-type="string" office:string-value="N705">
            <text:p>N705</text:p>
          </table:table-cell>
          <table:table-cell table:style-name="ce4" table:formula="of:=[.D699]" office:value-type="string" office:string-value="X5150">
            <text:p>X5150</text:p>
          </table:table-cell>
          <table:table-cell table:style-name="ce4" table:formula="of:=[.F699]" office:value-type="string" office:string-value="Y1253.5">
            <text:p>Y1253.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&quot;N&quot;&amp;[.A699]" office:value-type="string" office:string-value="N705">
            <text:p>N705</text:p>
          </table:table-cell>
          <table:table-cell table:formula="of:=5150" office:value-type="float" office:value="5150">
            <text:p>5150</text:p>
          </table:table-cell>
          <table:table-cell table:formula="of:= &quot;X&quot;&amp; [.C699]" office:value-type="string" office:string-value="X5150">
            <text:p>X5150</text:p>
          </table:table-cell>
          <table:table-cell table:formula="of:=[.E698]+5.75" office:value-type="float" office:value="1253.5">
            <text:p>1253.5</text:p>
          </table:table-cell>
          <table:table-cell table:formula="of:=&quot;Y&quot; &amp; [.E699]" office:value-type="string" office:string-value="Y1253.5">
            <text:p>Y1253.5</text:p>
          </table:table-cell>
          <table:table-cell table:number-columns-repeated="8"/>
          <table:table-cell table:style-name="ce4" table:formula="of:=[.B700]" office:value-type="string" office:string-value="N706">
            <text:p>N706</text:p>
          </table:table-cell>
          <table:table-cell table:style-name="ce4" table:formula="of:=[.D700]" office:value-type="string" office:string-value="X5150">
            <text:p>X5150</text:p>
          </table:table-cell>
          <table:table-cell table:style-name="ce4" table:formula="of:=[.F700]" office:value-type="string" office:string-value="Y1259.25">
            <text:p>Y1259.2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&quot;N&quot;&amp;[.A700]" office:value-type="string" office:string-value="N706">
            <text:p>N706</text:p>
          </table:table-cell>
          <table:table-cell table:formula="of:=5150" office:value-type="float" office:value="5150">
            <text:p>5150</text:p>
          </table:table-cell>
          <table:table-cell table:formula="of:= &quot;X&quot;&amp; [.C700]" office:value-type="string" office:string-value="X5150">
            <text:p>X5150</text:p>
          </table:table-cell>
          <table:table-cell table:formula="of:=[.E699]+5.75" office:value-type="float" office:value="1259.25">
            <text:p>1259.25</text:p>
          </table:table-cell>
          <table:table-cell table:formula="of:=&quot;Y&quot; &amp; [.E700]" office:value-type="string" office:string-value="Y1259.25">
            <text:p>Y1259.25</text:p>
          </table:table-cell>
          <table:table-cell table:number-columns-repeated="8"/>
          <table:table-cell table:style-name="ce4" table:formula="of:=[.B701]" office:value-type="string" office:string-value="N707">
            <text:p>N707</text:p>
          </table:table-cell>
          <table:table-cell table:style-name="ce4" table:formula="of:=[.D701]" office:value-type="string" office:string-value="X5150">
            <text:p>X5150</text:p>
          </table:table-cell>
          <table:table-cell table:style-name="ce4" table:formula="of:=[.F701]" office:value-type="string" office:string-value="Y1265">
            <text:p>Y126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&quot;N&quot;&amp;[.A701]" office:value-type="string" office:string-value="N707">
            <text:p>N707</text:p>
          </table:table-cell>
          <table:table-cell table:formula="of:=5150" office:value-type="float" office:value="5150">
            <text:p>5150</text:p>
          </table:table-cell>
          <table:table-cell table:formula="of:= &quot;X&quot;&amp; [.C701]" office:value-type="string" office:string-value="X5150">
            <text:p>X5150</text:p>
          </table:table-cell>
          <table:table-cell table:formula="of:=[.E700]+5.75" office:value-type="float" office:value="1265">
            <text:p>1265</text:p>
          </table:table-cell>
          <table:table-cell table:formula="of:=&quot;Y&quot; &amp; [.E701]" office:value-type="string" office:string-value="Y1265">
            <text:p>Y1265</text:p>
          </table:table-cell>
          <table:table-cell table:number-columns-repeated="8"/>
          <table:table-cell table:style-name="ce4" table:formula="of:=[.B702]" office:value-type="string" office:string-value="N708">
            <text:p>N708</text:p>
          </table:table-cell>
          <table:table-cell table:style-name="ce4" table:formula="of:=[.D702]" office:value-type="string" office:string-value="X5150">
            <text:p>X5150</text:p>
          </table:table-cell>
          <table:table-cell table:style-name="ce4" table:formula="of:=[.F702]" office:value-type="string" office:string-value="Y1270.75">
            <text:p>Y1270.7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&quot;N&quot;&amp;[.A702]" office:value-type="string" office:string-value="N708">
            <text:p>N708</text:p>
          </table:table-cell>
          <table:table-cell table:formula="of:=5150" office:value-type="float" office:value="5150">
            <text:p>5150</text:p>
          </table:table-cell>
          <table:table-cell table:formula="of:= &quot;X&quot;&amp; [.C702]" office:value-type="string" office:string-value="X5150">
            <text:p>X5150</text:p>
          </table:table-cell>
          <table:table-cell table:formula="of:=[.E701]+5.75" office:value-type="float" office:value="1270.75">
            <text:p>1270.75</text:p>
          </table:table-cell>
          <table:table-cell table:formula="of:=&quot;Y&quot; &amp; [.E702]" office:value-type="string" office:string-value="Y1270.75">
            <text:p>Y1270.75</text:p>
          </table:table-cell>
          <table:table-cell table:number-columns-repeated="8"/>
          <table:table-cell table:style-name="ce4" table:formula="of:=[.B703]" office:value-type="string" office:string-value="N709">
            <text:p>N709</text:p>
          </table:table-cell>
          <table:table-cell table:style-name="ce4" table:formula="of:=[.D703]" office:value-type="string" office:string-value="X5150">
            <text:p>X5150</text:p>
          </table:table-cell>
          <table:table-cell table:style-name="ce4" table:formula="of:=[.F703]" office:value-type="string" office:string-value="Y1276.5">
            <text:p>Y1276.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&quot;N&quot;&amp;[.A703]" office:value-type="string" office:string-value="N709">
            <text:p>N709</text:p>
          </table:table-cell>
          <table:table-cell table:formula="of:=5150" office:value-type="float" office:value="5150">
            <text:p>5150</text:p>
          </table:table-cell>
          <table:table-cell table:formula="of:= &quot;X&quot;&amp; [.C703]" office:value-type="string" office:string-value="X5150">
            <text:p>X5150</text:p>
          </table:table-cell>
          <table:table-cell table:formula="of:=[.E702]+5.75" office:value-type="float" office:value="1276.5">
            <text:p>1276.5</text:p>
          </table:table-cell>
          <table:table-cell table:formula="of:=&quot;Y&quot; &amp; [.E703]" office:value-type="string" office:string-value="Y1276.5">
            <text:p>Y1276.5</text:p>
          </table:table-cell>
          <table:table-cell table:number-columns-repeated="8"/>
          <table:table-cell table:style-name="ce4" table:formula="of:=[.B704]" office:value-type="string" office:string-value="N710">
            <text:p>N710</text:p>
          </table:table-cell>
          <table:table-cell table:style-name="ce4" table:formula="of:=[.D704]" office:value-type="string" office:string-value="X5150">
            <text:p>X5150</text:p>
          </table:table-cell>
          <table:table-cell table:style-name="ce4" table:formula="of:=[.F704]" office:value-type="string" office:string-value="Y1282.25">
            <text:p>Y1282.2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&quot;N&quot;&amp;[.A704]" office:value-type="string" office:string-value="N710">
            <text:p>N710</text:p>
          </table:table-cell>
          <table:table-cell table:formula="of:=5150" office:value-type="float" office:value="5150">
            <text:p>5150</text:p>
          </table:table-cell>
          <table:table-cell table:formula="of:= &quot;X&quot;&amp; [.C704]" office:value-type="string" office:string-value="X5150">
            <text:p>X5150</text:p>
          </table:table-cell>
          <table:table-cell table:formula="of:=[.E703]+5.75" office:value-type="float" office:value="1282.25">
            <text:p>1282.25</text:p>
          </table:table-cell>
          <table:table-cell table:formula="of:=&quot;Y&quot; &amp; [.E704]" office:value-type="string" office:string-value="Y1282.25">
            <text:p>Y1282.25</text:p>
          </table:table-cell>
          <table:table-cell table:number-columns-repeated="8"/>
          <table:table-cell table:style-name="ce4" table:formula="of:=[.B705]" office:value-type="string" office:string-value="N711">
            <text:p>N711</text:p>
          </table:table-cell>
          <table:table-cell table:style-name="ce4" table:formula="of:=[.D705]" office:value-type="string" office:string-value="X5150">
            <text:p>X5150</text:p>
          </table:table-cell>
          <table:table-cell table:style-name="ce4" table:formula="of:=[.F705]" office:value-type="string" office:string-value="Y1288">
            <text:p>Y1288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&quot;N&quot;&amp;[.A705]" office:value-type="string" office:string-value="N711">
            <text:p>N711</text:p>
          </table:table-cell>
          <table:table-cell table:formula="of:=5150" office:value-type="float" office:value="5150">
            <text:p>5150</text:p>
          </table:table-cell>
          <table:table-cell table:formula="of:= &quot;X&quot;&amp; [.C705]" office:value-type="string" office:string-value="X5150">
            <text:p>X5150</text:p>
          </table:table-cell>
          <table:table-cell table:formula="of:=[.E704]+5.75" office:value-type="float" office:value="1288">
            <text:p>1288</text:p>
          </table:table-cell>
          <table:table-cell table:formula="of:=&quot;Y&quot; &amp; [.E705]" office:value-type="string" office:string-value="Y1288">
            <text:p>Y1288</text:p>
          </table:table-cell>
          <table:table-cell table:number-columns-repeated="8"/>
          <table:table-cell table:style-name="ce4" table:formula="of:=[.B706]" office:value-type="string" office:string-value="N712">
            <text:p>N712</text:p>
          </table:table-cell>
          <table:table-cell table:style-name="ce4" table:formula="of:=[.D706]" office:value-type="string" office:string-value="X5150">
            <text:p>X5150</text:p>
          </table:table-cell>
          <table:table-cell table:style-name="ce4" table:formula="of:=[.F706]" office:value-type="string" office:string-value="Y1293.75">
            <text:p>Y1293.7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&quot;N&quot;&amp;[.A706]" office:value-type="string" office:string-value="N712">
            <text:p>N712</text:p>
          </table:table-cell>
          <table:table-cell table:formula="of:=5150" office:value-type="float" office:value="5150">
            <text:p>5150</text:p>
          </table:table-cell>
          <table:table-cell table:formula="of:= &quot;X&quot;&amp; [.C706]" office:value-type="string" office:string-value="X5150">
            <text:p>X5150</text:p>
          </table:table-cell>
          <table:table-cell table:formula="of:=[.E705]+5.75" office:value-type="float" office:value="1293.75">
            <text:p>1293.75</text:p>
          </table:table-cell>
          <table:table-cell table:formula="of:=&quot;Y&quot; &amp; [.E706]" office:value-type="string" office:string-value="Y1293.75">
            <text:p>Y1293.75</text:p>
          </table:table-cell>
          <table:table-cell table:number-columns-repeated="8"/>
          <table:table-cell table:style-name="ce4" table:formula="of:=[.B707]" office:value-type="string" office:string-value="N713">
            <text:p>N713</text:p>
          </table:table-cell>
          <table:table-cell table:style-name="ce4" table:formula="of:=[.D707]" office:value-type="string" office:string-value="X5150">
            <text:p>X5150</text:p>
          </table:table-cell>
          <table:table-cell table:style-name="ce4" table:formula="of:=[.F707]" office:value-type="string" office:string-value="Y1299.5">
            <text:p>Y1299.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&quot;N&quot;&amp;[.A707]" office:value-type="string" office:string-value="N713">
            <text:p>N713</text:p>
          </table:table-cell>
          <table:table-cell table:formula="of:=5150" office:value-type="float" office:value="5150">
            <text:p>5150</text:p>
          </table:table-cell>
          <table:table-cell table:formula="of:= &quot;X&quot;&amp; [.C707]" office:value-type="string" office:string-value="X5150">
            <text:p>X5150</text:p>
          </table:table-cell>
          <table:table-cell table:formula="of:=[.E706]+5.75" office:value-type="float" office:value="1299.5">
            <text:p>1299.5</text:p>
          </table:table-cell>
          <table:table-cell table:formula="of:=&quot;Y&quot; &amp; [.E707]" office:value-type="string" office:string-value="Y1299.5">
            <text:p>Y1299.5</text:p>
          </table:table-cell>
          <table:table-cell table:number-columns-repeated="8"/>
          <table:table-cell table:style-name="ce4" table:formula="of:=[.B708]" office:value-type="string" office:string-value="N714">
            <text:p>N714</text:p>
          </table:table-cell>
          <table:table-cell table:style-name="ce4" table:formula="of:=[.D708]" office:value-type="string" office:string-value="X5150">
            <text:p>X5150</text:p>
          </table:table-cell>
          <table:table-cell table:style-name="ce4" table:formula="of:=[.F708]" office:value-type="string" office:string-value="Y1305.25">
            <text:p>Y1305.25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&quot;N&quot;&amp;[.A708]" office:value-type="string" office:string-value="N714">
            <text:p>N714</text:p>
          </table:table-cell>
          <table:table-cell table:formula="of:=5150" office:value-type="float" office:value="5150">
            <text:p>5150</text:p>
          </table:table-cell>
          <table:table-cell table:formula="of:= &quot;X&quot;&amp; [.C708]" office:value-type="string" office:string-value="X5150">
            <text:p>X5150</text:p>
          </table:table-cell>
          <table:table-cell table:formula="of:=[.E707]+5.75" office:value-type="float" office:value="1305.25">
            <text:p>1305.25</text:p>
          </table:table-cell>
          <table:table-cell table:formula="of:=&quot;Y&quot; &amp; [.E708]" office:value-type="string" office:string-value="Y1305.25">
            <text:p>Y1305.25</text:p>
          </table:table-cell>
          <table:table-cell table:number-columns-repeated="8"/>
          <table:table-cell table:style-name="ce4" table:formula="of:=[.B709]" office:value-type="string" office:string-value="N715">
            <text:p>N715</text:p>
          </table:table-cell>
          <table:table-cell table:style-name="ce4" table:formula="of:=[.D709]" office:value-type="string" office:string-value="X5150">
            <text:p>X5150</text:p>
          </table:table-cell>
          <table:table-cell table:style-name="ce4" table:formula="of:=[.F709]" office:value-type="string" office:string-value="Y1311">
            <text:p>Y131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&quot;N&quot;&amp;[.A709]" office:value-type="string" office:string-value="N715">
            <text:p>N715</text:p>
          </table:table-cell>
          <table:table-cell table:formula="of:=5150" office:value-type="float" office:value="5150">
            <text:p>5150</text:p>
          </table:table-cell>
          <table:table-cell table:formula="of:= &quot;X&quot;&amp; [.C709]" office:value-type="string" office:string-value="X5150">
            <text:p>X5150</text:p>
          </table:table-cell>
          <table:table-cell table:formula="of:=[.E708]+5.75" office:value-type="float" office:value="1311">
            <text:p>1311</text:p>
          </table:table-cell>
          <table:table-cell table:formula="of:=&quot;Y&quot; &amp; [.E709]" office:value-type="string" office:string-value="Y1311">
            <text:p>Y1311</text:p>
          </table:table-cell>
          <table:table-cell table:number-columns-repeated="8"/>
          <table:table-cell table:style-name="ce4" table:formula="of:=[.B710]" office:value-type="string" office:string-value="N716">
            <text:p>N716</text:p>
          </table:table-cell>
          <table:table-cell table:style-name="ce4" table:formula="of:=[.D710]" office:value-type="string" office:string-value="X5150">
            <text:p>X5150</text:p>
          </table:table-cell>
          <table:table-cell table:style-name="ce4" table:formula="of:=[.F710]" office:value-type="string" office:string-value="Y1316.75">
            <text:p>Y1316.7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&quot;N&quot;&amp;[.A710]" office:value-type="string" office:string-value="N716">
            <text:p>N716</text:p>
          </table:table-cell>
          <table:table-cell table:formula="of:=5150" office:value-type="float" office:value="5150">
            <text:p>5150</text:p>
          </table:table-cell>
          <table:table-cell table:formula="of:= &quot;X&quot;&amp; [.C710]" office:value-type="string" office:string-value="X5150">
            <text:p>X5150</text:p>
          </table:table-cell>
          <table:table-cell table:formula="of:=[.E709]+5.75" office:value-type="float" office:value="1316.75">
            <text:p>1316.75</text:p>
          </table:table-cell>
          <table:table-cell table:formula="of:=&quot;Y&quot; &amp; [.E710]" office:value-type="string" office:string-value="Y1316.75">
            <text:p>Y1316.75</text:p>
          </table:table-cell>
          <table:table-cell table:number-columns-repeated="8"/>
          <table:table-cell table:style-name="ce4" table:formula="of:=[.B711]" office:value-type="string" office:string-value="N717">
            <text:p>N717</text:p>
          </table:table-cell>
          <table:table-cell table:style-name="ce4" table:formula="of:=[.D711]" office:value-type="string" office:string-value="X5150">
            <text:p>X5150</text:p>
          </table:table-cell>
          <table:table-cell table:style-name="ce4" table:formula="of:=[.F711]" office:value-type="string" office:string-value="Y1322.5">
            <text:p>Y1322.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&quot;N&quot;&amp;[.A711]" office:value-type="string" office:string-value="N717">
            <text:p>N717</text:p>
          </table:table-cell>
          <table:table-cell table:formula="of:=5150" office:value-type="float" office:value="5150">
            <text:p>5150</text:p>
          </table:table-cell>
          <table:table-cell table:formula="of:= &quot;X&quot;&amp; [.C711]" office:value-type="string" office:string-value="X5150">
            <text:p>X5150</text:p>
          </table:table-cell>
          <table:table-cell table:formula="of:=[.E710]+5.75" office:value-type="float" office:value="1322.5">
            <text:p>1322.5</text:p>
          </table:table-cell>
          <table:table-cell table:formula="of:=&quot;Y&quot; &amp; [.E711]" office:value-type="string" office:string-value="Y1322.5">
            <text:p>Y1322.5</text:p>
          </table:table-cell>
          <table:table-cell table:number-columns-repeated="8"/>
          <table:table-cell table:style-name="ce4" table:formula="of:=[.B712]" office:value-type="string" office:string-value="N718">
            <text:p>N718</text:p>
          </table:table-cell>
          <table:table-cell table:style-name="ce4" table:formula="of:=[.D712]" office:value-type="string" office:string-value="X5150">
            <text:p>X5150</text:p>
          </table:table-cell>
          <table:table-cell table:style-name="ce4" table:formula="of:=[.F712]" office:value-type="string" office:string-value="Y1328.25">
            <text:p>Y1328.2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&quot;N&quot;&amp;[.A712]" office:value-type="string" office:string-value="N718">
            <text:p>N718</text:p>
          </table:table-cell>
          <table:table-cell table:formula="of:=5150" office:value-type="float" office:value="5150">
            <text:p>5150</text:p>
          </table:table-cell>
          <table:table-cell table:formula="of:= &quot;X&quot;&amp; [.C712]" office:value-type="string" office:string-value="X5150">
            <text:p>X5150</text:p>
          </table:table-cell>
          <table:table-cell table:formula="of:=[.E711]+5.75" office:value-type="float" office:value="1328.25">
            <text:p>1328.25</text:p>
          </table:table-cell>
          <table:table-cell table:formula="of:=&quot;Y&quot; &amp; [.E712]" office:value-type="string" office:string-value="Y1328.25">
            <text:p>Y1328.25</text:p>
          </table:table-cell>
          <table:table-cell table:number-columns-repeated="8"/>
          <table:table-cell table:style-name="ce4" table:formula="of:=[.B713]" office:value-type="string" office:string-value="N719">
            <text:p>N719</text:p>
          </table:table-cell>
          <table:table-cell table:style-name="ce4" table:formula="of:=[.D713]" office:value-type="string" office:string-value="X5150">
            <text:p>X5150</text:p>
          </table:table-cell>
          <table:table-cell table:style-name="ce4" table:formula="of:=[.F713]" office:value-type="string" office:string-value="Y1334">
            <text:p>Y1334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&quot;N&quot;&amp;[.A713]" office:value-type="string" office:string-value="N719">
            <text:p>N719</text:p>
          </table:table-cell>
          <table:table-cell table:formula="of:=5150" office:value-type="float" office:value="5150">
            <text:p>5150</text:p>
          </table:table-cell>
          <table:table-cell table:formula="of:= &quot;X&quot;&amp; [.C713]" office:value-type="string" office:string-value="X5150">
            <text:p>X5150</text:p>
          </table:table-cell>
          <table:table-cell table:formula="of:=[.E712]+5.75" office:value-type="float" office:value="1334">
            <text:p>1334</text:p>
          </table:table-cell>
          <table:table-cell table:formula="of:=&quot;Y&quot; &amp; [.E713]" office:value-type="string" office:string-value="Y1334">
            <text:p>Y1334</text:p>
          </table:table-cell>
          <table:table-cell table:number-columns-repeated="8"/>
          <table:table-cell table:style-name="ce4" table:formula="of:=[.B714]" office:value-type="string" office:string-value="N720">
            <text:p>N720</text:p>
          </table:table-cell>
          <table:table-cell table:style-name="ce4" table:formula="of:=[.D714]" office:value-type="string" office:string-value="X5150">
            <text:p>X5150</text:p>
          </table:table-cell>
          <table:table-cell table:style-name="ce4" table:formula="of:=[.F714]" office:value-type="string" office:string-value="Y1339.75">
            <text:p>Y1339.7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&quot;N&quot;&amp;[.A714]" office:value-type="string" office:string-value="N720">
            <text:p>N720</text:p>
          </table:table-cell>
          <table:table-cell table:formula="of:=5150" office:value-type="float" office:value="5150">
            <text:p>5150</text:p>
          </table:table-cell>
          <table:table-cell table:formula="of:= &quot;X&quot;&amp; [.C714]" office:value-type="string" office:string-value="X5150">
            <text:p>X5150</text:p>
          </table:table-cell>
          <table:table-cell table:formula="of:=[.E713]+5.75" office:value-type="float" office:value="1339.75">
            <text:p>1339.75</text:p>
          </table:table-cell>
          <table:table-cell table:formula="of:=&quot;Y&quot; &amp; [.E714]" office:value-type="string" office:string-value="Y1339.75">
            <text:p>Y1339.75</text:p>
          </table:table-cell>
          <table:table-cell table:number-columns-repeated="8"/>
          <table:table-cell table:style-name="ce4" table:formula="of:=[.B715]" office:value-type="string" office:string-value="N721">
            <text:p>N721</text:p>
          </table:table-cell>
          <table:table-cell table:style-name="ce4" table:formula="of:=[.D715]" office:value-type="string" office:string-value="X5150">
            <text:p>X5150</text:p>
          </table:table-cell>
          <table:table-cell table:style-name="ce4" table:formula="of:=[.F715]" office:value-type="string" office:string-value="Y1345.5">
            <text:p>Y1345.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&quot;N&quot;&amp;[.A715]" office:value-type="string" office:string-value="N721">
            <text:p>N721</text:p>
          </table:table-cell>
          <table:table-cell table:formula="of:=5150" office:value-type="float" office:value="5150">
            <text:p>5150</text:p>
          </table:table-cell>
          <table:table-cell table:formula="of:= &quot;X&quot;&amp; [.C715]" office:value-type="string" office:string-value="X5150">
            <text:p>X5150</text:p>
          </table:table-cell>
          <table:table-cell table:formula="of:=[.E714]+5.75" office:value-type="float" office:value="1345.5">
            <text:p>1345.5</text:p>
          </table:table-cell>
          <table:table-cell table:formula="of:=&quot;Y&quot; &amp; [.E715]" office:value-type="string" office:string-value="Y1345.5">
            <text:p>Y1345.5</text:p>
          </table:table-cell>
          <table:table-cell table:number-columns-repeated="8"/>
          <table:table-cell table:style-name="ce4" table:formula="of:=[.B716]" office:value-type="string" office:string-value="N722">
            <text:p>N722</text:p>
          </table:table-cell>
          <table:table-cell table:style-name="ce4" table:formula="of:=[.D716]" office:value-type="string" office:string-value="X5150">
            <text:p>X5150</text:p>
          </table:table-cell>
          <table:table-cell table:style-name="ce4" table:formula="of:=[.F716]" office:value-type="string" office:string-value="Y1351.25">
            <text:p>Y1351.2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&quot;N&quot;&amp;[.A716]" office:value-type="string" office:string-value="N722">
            <text:p>N722</text:p>
          </table:table-cell>
          <table:table-cell table:formula="of:=5150" office:value-type="float" office:value="5150">
            <text:p>5150</text:p>
          </table:table-cell>
          <table:table-cell table:formula="of:= &quot;X&quot;&amp; [.C716]" office:value-type="string" office:string-value="X5150">
            <text:p>X5150</text:p>
          </table:table-cell>
          <table:table-cell table:formula="of:=[.E715]+5.75" office:value-type="float" office:value="1351.25">
            <text:p>1351.25</text:p>
          </table:table-cell>
          <table:table-cell table:formula="of:=&quot;Y&quot; &amp; [.E716]" office:value-type="string" office:string-value="Y1351.25">
            <text:p>Y1351.25</text:p>
          </table:table-cell>
          <table:table-cell table:number-columns-repeated="8"/>
          <table:table-cell table:style-name="ce4" table:formula="of:=[.B717]" office:value-type="string" office:string-value="N723">
            <text:p>N723</text:p>
          </table:table-cell>
          <table:table-cell table:style-name="ce4" table:formula="of:=[.D717]" office:value-type="string" office:string-value="X5150">
            <text:p>X5150</text:p>
          </table:table-cell>
          <table:table-cell table:style-name="ce4" table:formula="of:=[.F717]" office:value-type="string" office:string-value="Y1357">
            <text:p>Y1357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&quot;N&quot;&amp;[.A717]" office:value-type="string" office:string-value="N723">
            <text:p>N723</text:p>
          </table:table-cell>
          <table:table-cell table:formula="of:=5150" office:value-type="float" office:value="5150">
            <text:p>5150</text:p>
          </table:table-cell>
          <table:table-cell table:formula="of:= &quot;X&quot;&amp; [.C717]" office:value-type="string" office:string-value="X5150">
            <text:p>X5150</text:p>
          </table:table-cell>
          <table:table-cell table:formula="of:=[.E716]+5.75" office:value-type="float" office:value="1357">
            <text:p>1357</text:p>
          </table:table-cell>
          <table:table-cell table:formula="of:=&quot;Y&quot; &amp; [.E717]" office:value-type="string" office:string-value="Y1357">
            <text:p>Y1357</text:p>
          </table:table-cell>
          <table:table-cell table:number-columns-repeated="8"/>
          <table:table-cell table:style-name="ce4" table:formula="of:=[.B718]" office:value-type="string" office:string-value="N724">
            <text:p>N724</text:p>
          </table:table-cell>
          <table:table-cell table:style-name="ce4" table:formula="of:=[.D718]" office:value-type="string" office:string-value="X5150">
            <text:p>X5150</text:p>
          </table:table-cell>
          <table:table-cell table:style-name="ce4" table:formula="of:=[.F718]" office:value-type="string" office:string-value="Y1362.75">
            <text:p>Y1362.7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&quot;N&quot;&amp;[.A718]" office:value-type="string" office:string-value="N724">
            <text:p>N724</text:p>
          </table:table-cell>
          <table:table-cell table:formula="of:=5150" office:value-type="float" office:value="5150">
            <text:p>5150</text:p>
          </table:table-cell>
          <table:table-cell table:formula="of:= &quot;X&quot;&amp; [.C718]" office:value-type="string" office:string-value="X5150">
            <text:p>X5150</text:p>
          </table:table-cell>
          <table:table-cell table:formula="of:=[.E717]+5.75" office:value-type="float" office:value="1362.75">
            <text:p>1362.75</text:p>
          </table:table-cell>
          <table:table-cell table:formula="of:=&quot;Y&quot; &amp; [.E718]" office:value-type="string" office:string-value="Y1362.75">
            <text:p>Y1362.75</text:p>
          </table:table-cell>
          <table:table-cell table:number-columns-repeated="8"/>
          <table:table-cell table:style-name="ce4" table:formula="of:=[.B719]" office:value-type="string" office:string-value="N725">
            <text:p>N725</text:p>
          </table:table-cell>
          <table:table-cell table:style-name="ce4" table:formula="of:=[.D719]" office:value-type="string" office:string-value="X5150">
            <text:p>X5150</text:p>
          </table:table-cell>
          <table:table-cell table:style-name="ce4" table:formula="of:=[.F719]" office:value-type="string" office:string-value="Y1368.5">
            <text:p>Y1368.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&quot;N&quot;&amp;[.A719]" office:value-type="string" office:string-value="N725">
            <text:p>N725</text:p>
          </table:table-cell>
          <table:table-cell table:formula="of:=5150" office:value-type="float" office:value="5150">
            <text:p>5150</text:p>
          </table:table-cell>
          <table:table-cell table:formula="of:= &quot;X&quot;&amp; [.C719]" office:value-type="string" office:string-value="X5150">
            <text:p>X5150</text:p>
          </table:table-cell>
          <table:table-cell table:formula="of:=[.E718]+5.75" office:value-type="float" office:value="1368.5">
            <text:p>1368.5</text:p>
          </table:table-cell>
          <table:table-cell table:formula="of:=&quot;Y&quot; &amp; [.E719]" office:value-type="string" office:string-value="Y1368.5">
            <text:p>Y1368.5</text:p>
          </table:table-cell>
          <table:table-cell table:number-columns-repeated="8"/>
          <table:table-cell table:style-name="ce4" table:formula="of:=[.B720]" office:value-type="string" office:string-value="N726">
            <text:p>N726</text:p>
          </table:table-cell>
          <table:table-cell table:style-name="ce4" table:formula="of:=[.D720]" office:value-type="string" office:string-value="X5150">
            <text:p>X5150</text:p>
          </table:table-cell>
          <table:table-cell table:style-name="ce4" table:formula="of:=[.F720]" office:value-type="string" office:string-value="Y1374.25">
            <text:p>Y1374.2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&quot;N&quot;&amp;[.A720]" office:value-type="string" office:string-value="N726">
            <text:p>N726</text:p>
          </table:table-cell>
          <table:table-cell table:formula="of:=5150" office:value-type="float" office:value="5150">
            <text:p>5150</text:p>
          </table:table-cell>
          <table:table-cell table:formula="of:= &quot;X&quot;&amp; [.C720]" office:value-type="string" office:string-value="X5150">
            <text:p>X5150</text:p>
          </table:table-cell>
          <table:table-cell table:formula="of:=[.E719]+5.75" office:value-type="float" office:value="1374.25">
            <text:p>1374.25</text:p>
          </table:table-cell>
          <table:table-cell table:formula="of:=&quot;Y&quot; &amp; [.E720]" office:value-type="string" office:string-value="Y1374.25">
            <text:p>Y1374.25</text:p>
          </table:table-cell>
          <table:table-cell table:number-columns-repeated="8"/>
          <table:table-cell table:style-name="ce4" table:formula="of:=[.B721]" office:value-type="string" office:string-value="N727">
            <text:p>N727</text:p>
          </table:table-cell>
          <table:table-cell table:style-name="ce4" table:formula="of:=[.D721]" office:value-type="string" office:string-value="X5150">
            <text:p>X5150</text:p>
          </table:table-cell>
          <table:table-cell table:style-name="ce4" table:formula="of:=[.F721]" office:value-type="string" office:string-value="Y1380">
            <text:p>Y138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&quot;N&quot;&amp;[.A721]" office:value-type="string" office:string-value="N727">
            <text:p>N727</text:p>
          </table:table-cell>
          <table:table-cell table:formula="of:=5150" office:value-type="float" office:value="5150">
            <text:p>5150</text:p>
          </table:table-cell>
          <table:table-cell table:formula="of:= &quot;X&quot;&amp; [.C721]" office:value-type="string" office:string-value="X5150">
            <text:p>X5150</text:p>
          </table:table-cell>
          <table:table-cell table:formula="of:=[.E720]+5.75" office:value-type="float" office:value="1380">
            <text:p>1380</text:p>
          </table:table-cell>
          <table:table-cell table:formula="of:=&quot;Y&quot; &amp; [.E721]" office:value-type="string" office:string-value="Y1380">
            <text:p>Y1380</text:p>
          </table:table-cell>
          <table:table-cell table:number-columns-repeated="8"/>
          <table:table-cell table:style-name="ce4" table:formula="of:=[.B722]" office:value-type="string" office:string-value="N728">
            <text:p>N728</text:p>
          </table:table-cell>
          <table:table-cell table:style-name="ce4" table:formula="of:=[.D722]" office:value-type="string" office:string-value="X5150">
            <text:p>X5150</text:p>
          </table:table-cell>
          <table:table-cell table:style-name="ce4" table:formula="of:=[.F722]" office:value-type="string" office:string-value="Y1385.75">
            <text:p>Y1385.7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&quot;N&quot;&amp;[.A722]" office:value-type="string" office:string-value="N728">
            <text:p>N728</text:p>
          </table:table-cell>
          <table:table-cell table:formula="of:=5150" office:value-type="float" office:value="5150">
            <text:p>5150</text:p>
          </table:table-cell>
          <table:table-cell table:formula="of:= &quot;X&quot;&amp; [.C722]" office:value-type="string" office:string-value="X5150">
            <text:p>X5150</text:p>
          </table:table-cell>
          <table:table-cell table:formula="of:=[.E721]+5.75" office:value-type="float" office:value="1385.75">
            <text:p>1385.75</text:p>
          </table:table-cell>
          <table:table-cell table:formula="of:=&quot;Y&quot; &amp; [.E722]" office:value-type="string" office:string-value="Y1385.75">
            <text:p>Y1385.75</text:p>
          </table:table-cell>
          <table:table-cell table:number-columns-repeated="8"/>
          <table:table-cell table:style-name="ce4" table:formula="of:=[.B723]" office:value-type="string" office:string-value="N729">
            <text:p>N729</text:p>
          </table:table-cell>
          <table:table-cell table:style-name="ce4" table:formula="of:=[.D723]" office:value-type="string" office:string-value="X5150">
            <text:p>X5150</text:p>
          </table:table-cell>
          <table:table-cell table:style-name="ce4" table:formula="of:=[.F723]" office:value-type="string" office:string-value="Y1391.5">
            <text:p>Y1391.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&quot;N&quot;&amp;[.A723]" office:value-type="string" office:string-value="N729">
            <text:p>N729</text:p>
          </table:table-cell>
          <table:table-cell table:formula="of:=5150" office:value-type="float" office:value="5150">
            <text:p>5150</text:p>
          </table:table-cell>
          <table:table-cell table:formula="of:= &quot;X&quot;&amp; [.C723]" office:value-type="string" office:string-value="X5150">
            <text:p>X5150</text:p>
          </table:table-cell>
          <table:table-cell table:formula="of:=[.E722]+5.75" office:value-type="float" office:value="1391.5">
            <text:p>1391.5</text:p>
          </table:table-cell>
          <table:table-cell table:formula="of:=&quot;Y&quot; &amp; [.E723]" office:value-type="string" office:string-value="Y1391.5">
            <text:p>Y1391.5</text:p>
          </table:table-cell>
          <table:table-cell table:number-columns-repeated="8"/>
          <table:table-cell table:style-name="ce4" table:formula="of:=[.B724]" office:value-type="string" office:string-value="N730">
            <text:p>N730</text:p>
          </table:table-cell>
          <table:table-cell table:style-name="ce4" table:formula="of:=[.D724]" office:value-type="string" office:string-value="X5150">
            <text:p>X5150</text:p>
          </table:table-cell>
          <table:table-cell table:style-name="ce4" table:formula="of:=[.F724]" office:value-type="string" office:string-value="Y1397.25">
            <text:p>Y1397.2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&quot;N&quot;&amp;[.A724]" office:value-type="string" office:string-value="N730">
            <text:p>N730</text:p>
          </table:table-cell>
          <table:table-cell table:formula="of:=5150" office:value-type="float" office:value="5150">
            <text:p>5150</text:p>
          </table:table-cell>
          <table:table-cell table:formula="of:= &quot;X&quot;&amp; [.C724]" office:value-type="string" office:string-value="X5150">
            <text:p>X5150</text:p>
          </table:table-cell>
          <table:table-cell table:formula="of:=[.E723]+5.75" office:value-type="float" office:value="1397.25">
            <text:p>1397.25</text:p>
          </table:table-cell>
          <table:table-cell table:formula="of:=&quot;Y&quot; &amp; [.E724]" office:value-type="string" office:string-value="Y1397.25">
            <text:p>Y1397.25</text:p>
          </table:table-cell>
          <table:table-cell table:number-columns-repeated="8"/>
          <table:table-cell table:style-name="ce4" table:formula="of:=[.B725]" office:value-type="string" office:string-value="N731">
            <text:p>N731</text:p>
          </table:table-cell>
          <table:table-cell table:style-name="ce4" table:formula="of:=[.D725]" office:value-type="string" office:string-value="X5150">
            <text:p>X5150</text:p>
          </table:table-cell>
          <table:table-cell table:style-name="ce4" table:formula="of:=[.F725]" office:value-type="string" office:string-value="Y1403">
            <text:p>Y140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&quot;N&quot;&amp;[.A725]" office:value-type="string" office:string-value="N731">
            <text:p>N731</text:p>
          </table:table-cell>
          <table:table-cell table:formula="of:=5150" office:value-type="float" office:value="5150">
            <text:p>5150</text:p>
          </table:table-cell>
          <table:table-cell table:formula="of:= &quot;X&quot;&amp; [.C725]" office:value-type="string" office:string-value="X5150">
            <text:p>X5150</text:p>
          </table:table-cell>
          <table:table-cell table:formula="of:=[.E724]+5.75" office:value-type="float" office:value="1403">
            <text:p>1403</text:p>
          </table:table-cell>
          <table:table-cell table:formula="of:=&quot;Y&quot; &amp; [.E725]" office:value-type="string" office:string-value="Y1403">
            <text:p>Y1403</text:p>
          </table:table-cell>
          <table:table-cell table:number-columns-repeated="8"/>
          <table:table-cell table:style-name="ce4" table:formula="of:=[.B726]" office:value-type="string" office:string-value="N732">
            <text:p>N732</text:p>
          </table:table-cell>
          <table:table-cell table:style-name="ce4" table:formula="of:=[.D726]" office:value-type="string" office:string-value="X5150">
            <text:p>X5150</text:p>
          </table:table-cell>
          <table:table-cell table:style-name="ce4" table:formula="of:=[.F726]" office:value-type="string" office:string-value="Y1408.75">
            <text:p>Y1408.7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&quot;N&quot;&amp;[.A726]" office:value-type="string" office:string-value="N732">
            <text:p>N732</text:p>
          </table:table-cell>
          <table:table-cell table:formula="of:=5150" office:value-type="float" office:value="5150">
            <text:p>5150</text:p>
          </table:table-cell>
          <table:table-cell table:formula="of:= &quot;X&quot;&amp; [.C726]" office:value-type="string" office:string-value="X5150">
            <text:p>X5150</text:p>
          </table:table-cell>
          <table:table-cell table:formula="of:=[.E725]+5.75" office:value-type="float" office:value="1408.75">
            <text:p>1408.75</text:p>
          </table:table-cell>
          <table:table-cell table:formula="of:=&quot;Y&quot; &amp; [.E726]" office:value-type="string" office:string-value="Y1408.75">
            <text:p>Y1408.75</text:p>
          </table:table-cell>
          <table:table-cell table:number-columns-repeated="8"/>
          <table:table-cell table:style-name="ce4" table:formula="of:=[.B727]" office:value-type="string" office:string-value="N733">
            <text:p>N733</text:p>
          </table:table-cell>
          <table:table-cell table:style-name="ce4" table:formula="of:=[.D727]" office:value-type="string" office:string-value="X5150">
            <text:p>X5150</text:p>
          </table:table-cell>
          <table:table-cell table:style-name="ce4" table:formula="of:=[.F727]" office:value-type="string" office:string-value="Y1414.5">
            <text:p>Y1414.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&quot;N&quot;&amp;[.A727]" office:value-type="string" office:string-value="N733">
            <text:p>N733</text:p>
          </table:table-cell>
          <table:table-cell table:formula="of:=5150" office:value-type="float" office:value="5150">
            <text:p>5150</text:p>
          </table:table-cell>
          <table:table-cell table:formula="of:= &quot;X&quot;&amp; [.C727]" office:value-type="string" office:string-value="X5150">
            <text:p>X5150</text:p>
          </table:table-cell>
          <table:table-cell table:formula="of:=[.E726]+5.75" office:value-type="float" office:value="1414.5">
            <text:p>1414.5</text:p>
          </table:table-cell>
          <table:table-cell table:formula="of:=&quot;Y&quot; &amp; [.E727]" office:value-type="string" office:string-value="Y1414.5">
            <text:p>Y1414.5</text:p>
          </table:table-cell>
          <table:table-cell table:number-columns-repeated="8"/>
          <table:table-cell table:style-name="ce4" table:formula="of:=[.B728]" office:value-type="string" office:string-value="N734">
            <text:p>N734</text:p>
          </table:table-cell>
          <table:table-cell table:style-name="ce4" table:formula="of:=[.D728]" office:value-type="string" office:string-value="X5150">
            <text:p>X5150</text:p>
          </table:table-cell>
          <table:table-cell table:style-name="ce4" table:formula="of:=[.F728]" office:value-type="string" office:string-value="Y1420.25">
            <text:p>Y1420.2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&quot;N&quot;&amp;[.A728]" office:value-type="string" office:string-value="N734">
            <text:p>N734</text:p>
          </table:table-cell>
          <table:table-cell table:formula="of:=5150" office:value-type="float" office:value="5150">
            <text:p>5150</text:p>
          </table:table-cell>
          <table:table-cell table:formula="of:= &quot;X&quot;&amp; [.C728]" office:value-type="string" office:string-value="X5150">
            <text:p>X5150</text:p>
          </table:table-cell>
          <table:table-cell table:formula="of:=[.E727]+5.75" office:value-type="float" office:value="1420.25">
            <text:p>1420.25</text:p>
          </table:table-cell>
          <table:table-cell table:formula="of:=&quot;Y&quot; &amp; [.E728]" office:value-type="string" office:string-value="Y1420.25">
            <text:p>Y1420.25</text:p>
          </table:table-cell>
          <table:table-cell table:number-columns-repeated="8"/>
          <table:table-cell table:style-name="ce4" table:formula="of:=[.B729]" office:value-type="string" office:string-value="N735">
            <text:p>N735</text:p>
          </table:table-cell>
          <table:table-cell table:style-name="ce4" table:formula="of:=[.D729]" office:value-type="string" office:string-value="X5150">
            <text:p>X5150</text:p>
          </table:table-cell>
          <table:table-cell table:style-name="ce4" table:formula="of:=[.F729]" office:value-type="string" office:string-value="Y1426">
            <text:p>Y142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&quot;N&quot;&amp;[.A729]" office:value-type="string" office:string-value="N735">
            <text:p>N735</text:p>
          </table:table-cell>
          <table:table-cell table:formula="of:=5150" office:value-type="float" office:value="5150">
            <text:p>5150</text:p>
          </table:table-cell>
          <table:table-cell table:formula="of:= &quot;X&quot;&amp; [.C729]" office:value-type="string" office:string-value="X5150">
            <text:p>X5150</text:p>
          </table:table-cell>
          <table:table-cell table:formula="of:=[.E728]+5.75" office:value-type="float" office:value="1426">
            <text:p>1426</text:p>
          </table:table-cell>
          <table:table-cell table:formula="of:=&quot;Y&quot; &amp; [.E729]" office:value-type="string" office:string-value="Y1426">
            <text:p>Y1426</text:p>
          </table:table-cell>
          <table:table-cell table:number-columns-repeated="8"/>
          <table:table-cell table:style-name="ce4" table:formula="of:=[.B730]" office:value-type="string" office:string-value="N736">
            <text:p>N736</text:p>
          </table:table-cell>
          <table:table-cell table:style-name="ce4" table:formula="of:=[.D730]" office:value-type="string" office:string-value="X5150">
            <text:p>X5150</text:p>
          </table:table-cell>
          <table:table-cell table:style-name="ce4" table:formula="of:=[.F730]" office:value-type="string" office:string-value="Y1431.75">
            <text:p>Y1431.7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&quot;N&quot;&amp;[.A730]" office:value-type="string" office:string-value="N736">
            <text:p>N736</text:p>
          </table:table-cell>
          <table:table-cell table:formula="of:=5150" office:value-type="float" office:value="5150">
            <text:p>5150</text:p>
          </table:table-cell>
          <table:table-cell table:formula="of:= &quot;X&quot;&amp; [.C730]" office:value-type="string" office:string-value="X5150">
            <text:p>X5150</text:p>
          </table:table-cell>
          <table:table-cell table:formula="of:=[.E729]+5.75" office:value-type="float" office:value="1431.75">
            <text:p>1431.75</text:p>
          </table:table-cell>
          <table:table-cell table:formula="of:=&quot;Y&quot; &amp; [.E730]" office:value-type="string" office:string-value="Y1431.75">
            <text:p>Y1431.75</text:p>
          </table:table-cell>
          <table:table-cell table:number-columns-repeated="8"/>
          <table:table-cell table:style-name="ce4" table:formula="of:=[.B731]" office:value-type="string" office:string-value="N737">
            <text:p>N737</text:p>
          </table:table-cell>
          <table:table-cell table:style-name="ce4" table:formula="of:=[.D731]" office:value-type="string" office:string-value="X5150">
            <text:p>X5150</text:p>
          </table:table-cell>
          <table:table-cell table:style-name="ce4" table:formula="of:=[.F731]" office:value-type="string" office:string-value="Y1437.5">
            <text:p>Y1437.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&quot;N&quot;&amp;[.A731]" office:value-type="string" office:string-value="N737">
            <text:p>N737</text:p>
          </table:table-cell>
          <table:table-cell table:formula="of:=5150" office:value-type="float" office:value="5150">
            <text:p>5150</text:p>
          </table:table-cell>
          <table:table-cell table:formula="of:= &quot;X&quot;&amp; [.C731]" office:value-type="string" office:string-value="X5150">
            <text:p>X5150</text:p>
          </table:table-cell>
          <table:table-cell table:formula="of:=[.E730]+5.75" office:value-type="float" office:value="1437.5">
            <text:p>1437.5</text:p>
          </table:table-cell>
          <table:table-cell table:formula="of:=&quot;Y&quot; &amp; [.E731]" office:value-type="string" office:string-value="Y1437.5">
            <text:p>Y1437.5</text:p>
          </table:table-cell>
          <table:table-cell table:number-columns-repeated="8"/>
          <table:table-cell table:style-name="ce4" table:formula="of:=[.B732]" office:value-type="string" office:string-value="N738">
            <text:p>N738</text:p>
          </table:table-cell>
          <table:table-cell table:style-name="ce4" table:formula="of:=[.D732]" office:value-type="string" office:string-value="X5150">
            <text:p>X5150</text:p>
          </table:table-cell>
          <table:table-cell table:style-name="ce4" table:formula="of:=[.F732]" office:value-type="string" office:string-value="Y1443.25">
            <text:p>Y1443.25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&quot;N&quot;&amp;[.A732]" office:value-type="string" office:string-value="N738">
            <text:p>N738</text:p>
          </table:table-cell>
          <table:table-cell table:formula="of:=5150" office:value-type="float" office:value="5150">
            <text:p>5150</text:p>
          </table:table-cell>
          <table:table-cell table:formula="of:= &quot;X&quot;&amp; [.C732]" office:value-type="string" office:string-value="X5150">
            <text:p>X5150</text:p>
          </table:table-cell>
          <table:table-cell table:formula="of:=[.E731]+5.75" office:value-type="float" office:value="1443.25">
            <text:p>1443.25</text:p>
          </table:table-cell>
          <table:table-cell table:formula="of:=&quot;Y&quot; &amp; [.E732]" office:value-type="string" office:string-value="Y1443.25">
            <text:p>Y1443.25</text:p>
          </table:table-cell>
          <table:table-cell table:number-columns-repeated="8"/>
          <table:table-cell table:style-name="ce4" table:formula="of:=[.B733]" office:value-type="string" office:string-value="N739">
            <text:p>N739</text:p>
          </table:table-cell>
          <table:table-cell table:style-name="ce4" table:formula="of:=[.D733]" office:value-type="string" office:string-value="X5150">
            <text:p>X5150</text:p>
          </table:table-cell>
          <table:table-cell table:style-name="ce4" table:formula="of:=[.F733]" office:value-type="string" office:string-value="Y1449">
            <text:p>Y1449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&quot;N&quot;&amp;[.A733]" office:value-type="string" office:string-value="N739">
            <text:p>N739</text:p>
          </table:table-cell>
          <table:table-cell table:formula="of:=5150" office:value-type="float" office:value="5150">
            <text:p>5150</text:p>
          </table:table-cell>
          <table:table-cell table:formula="of:= &quot;X&quot;&amp; [.C733]" office:value-type="string" office:string-value="X5150">
            <text:p>X5150</text:p>
          </table:table-cell>
          <table:table-cell table:formula="of:=[.E732]+5.75" office:value-type="float" office:value="1449">
            <text:p>1449</text:p>
          </table:table-cell>
          <table:table-cell table:formula="of:=&quot;Y&quot; &amp; [.E733]" office:value-type="string" office:string-value="Y1449">
            <text:p>Y1449</text:p>
          </table:table-cell>
          <table:table-cell table:number-columns-repeated="8"/>
          <table:table-cell table:style-name="ce4" table:formula="of:=[.B734]" office:value-type="string" office:string-value="N740">
            <text:p>N740</text:p>
          </table:table-cell>
          <table:table-cell table:style-name="ce4" table:formula="of:=[.D734]" office:value-type="string" office:string-value="X5150">
            <text:p>X5150</text:p>
          </table:table-cell>
          <table:table-cell table:style-name="ce4" table:formula="of:=[.F734]" office:value-type="string" office:string-value="Y1454.75">
            <text:p>Y1454.7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&quot;N&quot;&amp;[.A734]" office:value-type="string" office:string-value="N740">
            <text:p>N740</text:p>
          </table:table-cell>
          <table:table-cell table:formula="of:=5150" office:value-type="float" office:value="5150">
            <text:p>5150</text:p>
          </table:table-cell>
          <table:table-cell table:formula="of:= &quot;X&quot;&amp; [.C734]" office:value-type="string" office:string-value="X5150">
            <text:p>X5150</text:p>
          </table:table-cell>
          <table:table-cell table:formula="of:=[.E733]+5.75" office:value-type="float" office:value="1454.75">
            <text:p>1454.75</text:p>
          </table:table-cell>
          <table:table-cell table:formula="of:=&quot;Y&quot; &amp; [.E734]" office:value-type="string" office:string-value="Y1454.75">
            <text:p>Y1454.75</text:p>
          </table:table-cell>
          <table:table-cell table:number-columns-repeated="8"/>
          <table:table-cell table:style-name="ce4" table:formula="of:=[.B735]" office:value-type="string" office:string-value="N741">
            <text:p>N741</text:p>
          </table:table-cell>
          <table:table-cell table:style-name="ce4" table:formula="of:=[.D735]" office:value-type="string" office:string-value="X5150">
            <text:p>X5150</text:p>
          </table:table-cell>
          <table:table-cell table:style-name="ce4" table:formula="of:=[.F735]" office:value-type="string" office:string-value="Y1460.5">
            <text:p>Y1460.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&quot;N&quot;&amp;[.A735]" office:value-type="string" office:string-value="N741">
            <text:p>N741</text:p>
          </table:table-cell>
          <table:table-cell table:formula="of:=5150" office:value-type="float" office:value="5150">
            <text:p>5150</text:p>
          </table:table-cell>
          <table:table-cell table:formula="of:= &quot;X&quot;&amp; [.C735]" office:value-type="string" office:string-value="X5150">
            <text:p>X5150</text:p>
          </table:table-cell>
          <table:table-cell table:formula="of:=[.E734]+5.75" office:value-type="float" office:value="1460.5">
            <text:p>1460.5</text:p>
          </table:table-cell>
          <table:table-cell table:formula="of:=&quot;Y&quot; &amp; [.E735]" office:value-type="string" office:string-value="Y1460.5">
            <text:p>Y1460.5</text:p>
          </table:table-cell>
          <table:table-cell table:number-columns-repeated="8"/>
          <table:table-cell table:style-name="ce4" table:formula="of:=[.B736]" office:value-type="string" office:string-value="N742">
            <text:p>N742</text:p>
          </table:table-cell>
          <table:table-cell table:style-name="ce4" table:formula="of:=[.D736]" office:value-type="string" office:string-value="X5150">
            <text:p>X5150</text:p>
          </table:table-cell>
          <table:table-cell table:style-name="ce4" table:formula="of:=[.F736]" office:value-type="string" office:string-value="Y1466.25">
            <text:p>Y1466.25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&quot;N&quot;&amp;[.A736]" office:value-type="string" office:string-value="N742">
            <text:p>N742</text:p>
          </table:table-cell>
          <table:table-cell table:formula="of:=5150" office:value-type="float" office:value="5150">
            <text:p>5150</text:p>
          </table:table-cell>
          <table:table-cell table:formula="of:= &quot;X&quot;&amp; [.C736]" office:value-type="string" office:string-value="X5150">
            <text:p>X5150</text:p>
          </table:table-cell>
          <table:table-cell table:formula="of:=[.E735]+5.75" office:value-type="float" office:value="1466.25">
            <text:p>1466.25</text:p>
          </table:table-cell>
          <table:table-cell table:formula="of:=&quot;Y&quot; &amp; [.E736]" office:value-type="string" office:string-value="Y1466.25">
            <text:p>Y1466.25</text:p>
          </table:table-cell>
          <table:table-cell table:number-columns-repeated="8"/>
          <table:table-cell table:style-name="ce4" table:formula="of:=[.B737]" office:value-type="string" office:string-value="N743">
            <text:p>N743</text:p>
          </table:table-cell>
          <table:table-cell table:style-name="ce4" table:formula="of:=[.D737]" office:value-type="string" office:string-value="X5150">
            <text:p>X5150</text:p>
          </table:table-cell>
          <table:table-cell table:style-name="ce4" table:formula="of:=[.F737]" office:value-type="string" office:string-value="Y1472">
            <text:p>Y1472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&quot;N&quot;&amp;[.A737]" office:value-type="string" office:string-value="N743">
            <text:p>N743</text:p>
          </table:table-cell>
          <table:table-cell table:formula="of:=5150" office:value-type="float" office:value="5150">
            <text:p>5150</text:p>
          </table:table-cell>
          <table:table-cell table:formula="of:= &quot;X&quot;&amp; [.C737]" office:value-type="string" office:string-value="X5150">
            <text:p>X5150</text:p>
          </table:table-cell>
          <table:table-cell table:formula="of:=[.E736]+5.75" office:value-type="float" office:value="1472">
            <text:p>1472</text:p>
          </table:table-cell>
          <table:table-cell table:formula="of:=&quot;Y&quot; &amp; [.E737]" office:value-type="string" office:string-value="Y1472">
            <text:p>Y1472</text:p>
          </table:table-cell>
          <table:table-cell table:number-columns-repeated="8"/>
          <table:table-cell table:style-name="ce4" table:formula="of:=[.B738]" office:value-type="string" office:string-value="N744">
            <text:p>N744</text:p>
          </table:table-cell>
          <table:table-cell table:style-name="ce4" table:formula="of:=[.D738]" office:value-type="string" office:string-value="X5150">
            <text:p>X5150</text:p>
          </table:table-cell>
          <table:table-cell table:style-name="ce4" table:formula="of:=[.F738]" office:value-type="string" office:string-value="Y1477.75">
            <text:p>Y1477.7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&quot;N&quot;&amp;[.A738]" office:value-type="string" office:string-value="N744">
            <text:p>N744</text:p>
          </table:table-cell>
          <table:table-cell table:formula="of:=5150" office:value-type="float" office:value="5150">
            <text:p>5150</text:p>
          </table:table-cell>
          <table:table-cell table:formula="of:= &quot;X&quot;&amp; [.C738]" office:value-type="string" office:string-value="X5150">
            <text:p>X5150</text:p>
          </table:table-cell>
          <table:table-cell table:formula="of:=[.E737]+5.75" office:value-type="float" office:value="1477.75">
            <text:p>1477.75</text:p>
          </table:table-cell>
          <table:table-cell table:formula="of:=&quot;Y&quot; &amp; [.E738]" office:value-type="string" office:string-value="Y1477.75">
            <text:p>Y1477.75</text:p>
          </table:table-cell>
          <table:table-cell table:number-columns-repeated="8"/>
          <table:table-cell table:style-name="ce4" table:formula="of:=[.B739]" office:value-type="string" office:string-value="N745">
            <text:p>N745</text:p>
          </table:table-cell>
          <table:table-cell table:style-name="ce4" table:formula="of:=[.D739]" office:value-type="string" office:string-value="X5150">
            <text:p>X5150</text:p>
          </table:table-cell>
          <table:table-cell table:style-name="ce4" table:formula="of:=[.F739]" office:value-type="string" office:string-value="Y1483.5">
            <text:p>Y1483.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&quot;N&quot;&amp;[.A739]" office:value-type="string" office:string-value="N745">
            <text:p>N745</text:p>
          </table:table-cell>
          <table:table-cell table:formula="of:=5150" office:value-type="float" office:value="5150">
            <text:p>5150</text:p>
          </table:table-cell>
          <table:table-cell table:formula="of:= &quot;X&quot;&amp; [.C739]" office:value-type="string" office:string-value="X5150">
            <text:p>X5150</text:p>
          </table:table-cell>
          <table:table-cell table:formula="of:=[.E738]+5.75" office:value-type="float" office:value="1483.5">
            <text:p>1483.5</text:p>
          </table:table-cell>
          <table:table-cell table:formula="of:=&quot;Y&quot; &amp; [.E739]" office:value-type="string" office:string-value="Y1483.5">
            <text:p>Y1483.5</text:p>
          </table:table-cell>
          <table:table-cell table:number-columns-repeated="8"/>
          <table:table-cell table:style-name="ce4" table:formula="of:=[.B740]" office:value-type="string" office:string-value="N746">
            <text:p>N746</text:p>
          </table:table-cell>
          <table:table-cell table:style-name="ce4" table:formula="of:=[.D740]" office:value-type="string" office:string-value="X5150">
            <text:p>X5150</text:p>
          </table:table-cell>
          <table:table-cell table:style-name="ce4" table:formula="of:=[.F740]" office:value-type="string" office:string-value="Y1489.25">
            <text:p>Y1489.2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&quot;N&quot;&amp;[.A740]" office:value-type="string" office:string-value="N746">
            <text:p>N746</text:p>
          </table:table-cell>
          <table:table-cell table:formula="of:=5150" office:value-type="float" office:value="5150">
            <text:p>5150</text:p>
          </table:table-cell>
          <table:table-cell table:formula="of:= &quot;X&quot;&amp; [.C740]" office:value-type="string" office:string-value="X5150">
            <text:p>X5150</text:p>
          </table:table-cell>
          <table:table-cell table:formula="of:=[.E739]+5.75" office:value-type="float" office:value="1489.25">
            <text:p>1489.25</text:p>
          </table:table-cell>
          <table:table-cell table:formula="of:=&quot;Y&quot; &amp; [.E740]" office:value-type="string" office:string-value="Y1489.25">
            <text:p>Y1489.25</text:p>
          </table:table-cell>
          <table:table-cell table:number-columns-repeated="8"/>
          <table:table-cell table:style-name="ce4" table:formula="of:=[.B741]" office:value-type="string" office:string-value="N747">
            <text:p>N747</text:p>
          </table:table-cell>
          <table:table-cell table:style-name="ce4" table:formula="of:=[.D741]" office:value-type="string" office:string-value="X5150">
            <text:p>X5150</text:p>
          </table:table-cell>
          <table:table-cell table:style-name="ce4" table:formula="of:=[.F741]" office:value-type="string" office:string-value="Y1495">
            <text:p>Y149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&quot;N&quot;&amp;[.A741]" office:value-type="string" office:string-value="N747">
            <text:p>N747</text:p>
          </table:table-cell>
          <table:table-cell table:formula="of:=5150" office:value-type="float" office:value="5150">
            <text:p>5150</text:p>
          </table:table-cell>
          <table:table-cell table:formula="of:= &quot;X&quot;&amp; [.C741]" office:value-type="string" office:string-value="X5150">
            <text:p>X5150</text:p>
          </table:table-cell>
          <table:table-cell table:formula="of:=[.E740]+5.75" office:value-type="float" office:value="1495">
            <text:p>1495</text:p>
          </table:table-cell>
          <table:table-cell table:formula="of:=&quot;Y&quot; &amp; [.E741]" office:value-type="string" office:string-value="Y1495">
            <text:p>Y1495</text:p>
          </table:table-cell>
          <table:table-cell table:number-columns-repeated="8"/>
          <table:table-cell table:style-name="ce4" table:formula="of:=[.B742]" office:value-type="string" office:string-value="N748">
            <text:p>N748</text:p>
          </table:table-cell>
          <table:table-cell table:style-name="ce4" table:formula="of:=[.D742]" office:value-type="string" office:string-value="X5150">
            <text:p>X5150</text:p>
          </table:table-cell>
          <table:table-cell table:style-name="ce4" table:formula="of:=[.F742]" office:value-type="string" office:string-value="Y1500.75">
            <text:p>Y1500.7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&quot;N&quot;&amp;[.A742]" office:value-type="string" office:string-value="N748">
            <text:p>N748</text:p>
          </table:table-cell>
          <table:table-cell table:formula="of:=5150" office:value-type="float" office:value="5150">
            <text:p>5150</text:p>
          </table:table-cell>
          <table:table-cell table:formula="of:= &quot;X&quot;&amp; [.C742]" office:value-type="string" office:string-value="X5150">
            <text:p>X5150</text:p>
          </table:table-cell>
          <table:table-cell table:formula="of:=[.E741]+5.75" office:value-type="float" office:value="1500.75">
            <text:p>1500.75</text:p>
          </table:table-cell>
          <table:table-cell table:formula="of:=&quot;Y&quot; &amp; [.E742]" office:value-type="string" office:string-value="Y1500.75">
            <text:p>Y1500.75</text:p>
          </table:table-cell>
          <table:table-cell table:number-columns-repeated="8"/>
          <table:table-cell table:style-name="ce4" table:formula="of:=[.B743]" office:value-type="string" office:string-value="N749">
            <text:p>N749</text:p>
          </table:table-cell>
          <table:table-cell table:style-name="ce4" table:formula="of:=[.D743]" office:value-type="string" office:string-value="X5150">
            <text:p>X5150</text:p>
          </table:table-cell>
          <table:table-cell table:style-name="ce4" table:formula="of:=[.F743]" office:value-type="string" office:string-value="Y1506.5">
            <text:p>Y1506.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&quot;N&quot;&amp;[.A743]" office:value-type="string" office:string-value="N749">
            <text:p>N749</text:p>
          </table:table-cell>
          <table:table-cell table:formula="of:=5150" office:value-type="float" office:value="5150">
            <text:p>5150</text:p>
          </table:table-cell>
          <table:table-cell table:formula="of:= &quot;X&quot;&amp; [.C743]" office:value-type="string" office:string-value="X5150">
            <text:p>X5150</text:p>
          </table:table-cell>
          <table:table-cell table:formula="of:=[.E742]+5.75" office:value-type="float" office:value="1506.5">
            <text:p>1506.5</text:p>
          </table:table-cell>
          <table:table-cell table:formula="of:=&quot;Y&quot; &amp; [.E743]" office:value-type="string" office:string-value="Y1506.5">
            <text:p>Y1506.5</text:p>
          </table:table-cell>
          <table:table-cell table:number-columns-repeated="8"/>
          <table:table-cell table:style-name="ce4" table:formula="of:=[.B744]" office:value-type="string" office:string-value="N750">
            <text:p>N750</text:p>
          </table:table-cell>
          <table:table-cell table:style-name="ce4" table:formula="of:=[.D744]" office:value-type="string" office:string-value="X5150">
            <text:p>X5150</text:p>
          </table:table-cell>
          <table:table-cell table:style-name="ce4" table:formula="of:=[.F744]" office:value-type="string" office:string-value="Y1512.25">
            <text:p>Y1512.2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&quot;N&quot;&amp;[.A744]" office:value-type="string" office:string-value="N750">
            <text:p>N750</text:p>
          </table:table-cell>
          <table:table-cell table:formula="of:=5150" office:value-type="float" office:value="5150">
            <text:p>5150</text:p>
          </table:table-cell>
          <table:table-cell table:formula="of:= &quot;X&quot;&amp; [.C744]" office:value-type="string" office:string-value="X5150">
            <text:p>X5150</text:p>
          </table:table-cell>
          <table:table-cell table:formula="of:=[.E743]+5.75" office:value-type="float" office:value="1512.25">
            <text:p>1512.25</text:p>
          </table:table-cell>
          <table:table-cell table:formula="of:=&quot;Y&quot; &amp; [.E744]" office:value-type="string" office:string-value="Y1512.25">
            <text:p>Y1512.25</text:p>
          </table:table-cell>
          <table:table-cell table:number-columns-repeated="8"/>
          <table:table-cell table:style-name="ce4" table:formula="of:=[.B745]" office:value-type="string" office:string-value="N751">
            <text:p>N751</text:p>
          </table:table-cell>
          <table:table-cell table:style-name="ce4" table:formula="of:=[.D745]" office:value-type="string" office:string-value="X5150">
            <text:p>X5150</text:p>
          </table:table-cell>
          <table:table-cell table:style-name="ce4" table:formula="of:=[.F745]" office:value-type="string" office:string-value="Y1518">
            <text:p>Y151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&quot;N&quot;&amp;[.A745]" office:value-type="string" office:string-value="N751">
            <text:p>N751</text:p>
          </table:table-cell>
          <table:table-cell table:formula="of:=5150" office:value-type="float" office:value="5150">
            <text:p>5150</text:p>
          </table:table-cell>
          <table:table-cell table:formula="of:= &quot;X&quot;&amp; [.C745]" office:value-type="string" office:string-value="X5150">
            <text:p>X5150</text:p>
          </table:table-cell>
          <table:table-cell table:formula="of:=[.E744]+5.75" office:value-type="float" office:value="1518">
            <text:p>1518</text:p>
          </table:table-cell>
          <table:table-cell table:formula="of:=&quot;Y&quot; &amp; [.E745]" office:value-type="string" office:string-value="Y1518">
            <text:p>Y1518</text:p>
          </table:table-cell>
          <table:table-cell table:number-columns-repeated="8"/>
          <table:table-cell table:style-name="ce8" table:formula="of:=[.B746]" office:value-type="string" office:string-value="N752">
            <text:p>N752</text:p>
          </table:table-cell>
          <table:table-cell table:style-name="ce8" table:formula="of:=[.D746]" office:value-type="string" office:string-value="X6919.9">
            <text:p>X6919.9</text:p>
          </table:table-cell>
          <table:table-cell table:style-name="ce8" table:formula="of:=[.F746]" office:value-type="string" office:string-value="Y500">
            <text:p>Y50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&quot;N&quot;&amp;[.A746]" office:value-type="string" office:string-value="N752">
            <text:p>N75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46]" office:value-type="string" office:string-value="X6919.9">
            <text:p>X6919.9</text:p>
          </table:table-cell>
          <table:table-cell office:value-type="float" office:value="500">
            <text:p>500</text:p>
          </table:table-cell>
          <table:table-cell table:formula="of:=&quot;Y&quot; &amp; [.E746]" office:value-type="string" office:string-value="Y500">
            <text:p>Y500</text:p>
          </table:table-cell>
          <table:table-cell table:number-columns-repeated="8"/>
          <table:table-cell table:style-name="ce8" table:formula="of:=[.B747]" office:value-type="string" office:string-value="N753">
            <text:p>N753</text:p>
          </table:table-cell>
          <table:table-cell table:style-name="ce8" table:formula="of:=[.D747]" office:value-type="string" office:string-value="X6919.9">
            <text:p>X6919.9</text:p>
          </table:table-cell>
          <table:table-cell table:style-name="ce8" table:formula="of:=[.F747]" office:value-type="string" office:string-value="Y505.75">
            <text:p>Y505.7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&quot;N&quot;&amp;[.A747]" office:value-type="string" office:string-value="N753">
            <text:p>N75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47]" office:value-type="string" office:string-value="X6919.9">
            <text:p>X6919.9</text:p>
          </table:table-cell>
          <table:table-cell table:formula="of:=[.E746]+[.$J$6]" office:value-type="float" office:value="505.75">
            <text:p>505.75</text:p>
          </table:table-cell>
          <table:table-cell table:formula="of:=&quot;Y&quot; &amp; [.E747]" office:value-type="string" office:string-value="Y505.75">
            <text:p>Y505.75</text:p>
          </table:table-cell>
          <table:table-cell table:number-columns-repeated="8"/>
          <table:table-cell table:style-name="ce8" table:formula="of:=[.B748]" office:value-type="string" office:string-value="N754">
            <text:p>N754</text:p>
          </table:table-cell>
          <table:table-cell table:style-name="ce8" table:formula="of:=[.D748]" office:value-type="string" office:string-value="X6919.9">
            <text:p>X6919.9</text:p>
          </table:table-cell>
          <table:table-cell table:style-name="ce8" table:formula="of:=[.F748]" office:value-type="string" office:string-value="Y511.5">
            <text:p>Y511.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&quot;N&quot;&amp;[.A748]" office:value-type="string" office:string-value="N754">
            <text:p>N75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48]" office:value-type="string" office:string-value="X6919.9">
            <text:p>X6919.9</text:p>
          </table:table-cell>
          <table:table-cell table:formula="of:=[.E747]+[.$J$6]" office:value-type="float" office:value="511.5">
            <text:p>511.5</text:p>
          </table:table-cell>
          <table:table-cell table:formula="of:=&quot;Y&quot; &amp; [.E748]" office:value-type="string" office:string-value="Y511.5">
            <text:p>Y511.5</text:p>
          </table:table-cell>
          <table:table-cell table:number-columns-repeated="8"/>
          <table:table-cell table:style-name="ce8" table:formula="of:=[.B749]" office:value-type="string" office:string-value="N755">
            <text:p>N755</text:p>
          </table:table-cell>
          <table:table-cell table:style-name="ce8" table:formula="of:=[.D749]" office:value-type="string" office:string-value="X6919.9">
            <text:p>X6919.9</text:p>
          </table:table-cell>
          <table:table-cell table:style-name="ce8" table:formula="of:=[.F749]" office:value-type="string" office:string-value="Y517.25">
            <text:p>Y517.2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&quot;N&quot;&amp;[.A749]" office:value-type="string" office:string-value="N755">
            <text:p>N75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49]" office:value-type="string" office:string-value="X6919.9">
            <text:p>X6919.9</text:p>
          </table:table-cell>
          <table:table-cell table:formula="of:=[.E748]+[.$J$6]" office:value-type="float" office:value="517.25">
            <text:p>517.25</text:p>
          </table:table-cell>
          <table:table-cell table:formula="of:=&quot;Y&quot; &amp; [.E749]" office:value-type="string" office:string-value="Y517.25">
            <text:p>Y517.25</text:p>
          </table:table-cell>
          <table:table-cell table:number-columns-repeated="8"/>
          <table:table-cell table:style-name="ce8" table:formula="of:=[.B750]" office:value-type="string" office:string-value="N756">
            <text:p>N756</text:p>
          </table:table-cell>
          <table:table-cell table:style-name="ce8" table:formula="of:=[.D750]" office:value-type="string" office:string-value="X6919.9">
            <text:p>X6919.9</text:p>
          </table:table-cell>
          <table:table-cell table:style-name="ce8" table:formula="of:=[.F750]" office:value-type="string" office:string-value="Y523">
            <text:p>Y523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&quot;N&quot;&amp;[.A750]" office:value-type="string" office:string-value="N756">
            <text:p>N75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0]" office:value-type="string" office:string-value="X6919.9">
            <text:p>X6919.9</text:p>
          </table:table-cell>
          <table:table-cell table:formula="of:=[.E749]+[.$J$6]" office:value-type="float" office:value="523">
            <text:p>523</text:p>
          </table:table-cell>
          <table:table-cell table:formula="of:=&quot;Y&quot; &amp; [.E750]" office:value-type="string" office:string-value="Y523">
            <text:p>Y523</text:p>
          </table:table-cell>
          <table:table-cell table:number-columns-repeated="8"/>
          <table:table-cell table:style-name="ce8" table:formula="of:=[.B751]" office:value-type="string" office:string-value="N757">
            <text:p>N757</text:p>
          </table:table-cell>
          <table:table-cell table:style-name="ce8" table:formula="of:=[.D751]" office:value-type="string" office:string-value="X6919.9">
            <text:p>X6919.9</text:p>
          </table:table-cell>
          <table:table-cell table:style-name="ce8" table:formula="of:=[.F751]" office:value-type="string" office:string-value="Y528.75">
            <text:p>Y528.7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&quot;N&quot;&amp;[.A751]" office:value-type="string" office:string-value="N757">
            <text:p>N75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1]" office:value-type="string" office:string-value="X6919.9">
            <text:p>X6919.9</text:p>
          </table:table-cell>
          <table:table-cell table:formula="of:=[.E750]+[.$J$6]" office:value-type="float" office:value="528.75">
            <text:p>528.75</text:p>
          </table:table-cell>
          <table:table-cell table:formula="of:=&quot;Y&quot; &amp; [.E751]" office:value-type="string" office:string-value="Y528.75">
            <text:p>Y528.75</text:p>
          </table:table-cell>
          <table:table-cell table:number-columns-repeated="8"/>
          <table:table-cell table:style-name="ce8" table:formula="of:=[.B752]" office:value-type="string" office:string-value="N758">
            <text:p>N758</text:p>
          </table:table-cell>
          <table:table-cell table:style-name="ce8" table:formula="of:=[.D752]" office:value-type="string" office:string-value="X6919.9">
            <text:p>X6919.9</text:p>
          </table:table-cell>
          <table:table-cell table:style-name="ce8" table:formula="of:=[.F752]" office:value-type="string" office:string-value="Y534.5">
            <text:p>Y534.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&quot;N&quot;&amp;[.A752]" office:value-type="string" office:string-value="N758">
            <text:p>N75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2]" office:value-type="string" office:string-value="X6919.9">
            <text:p>X6919.9</text:p>
          </table:table-cell>
          <table:table-cell table:formula="of:=[.E751]+[.$J$6]" office:value-type="float" office:value="534.5">
            <text:p>534.5</text:p>
          </table:table-cell>
          <table:table-cell table:formula="of:=&quot;Y&quot; &amp; [.E752]" office:value-type="string" office:string-value="Y534.5">
            <text:p>Y534.5</text:p>
          </table:table-cell>
          <table:table-cell table:number-columns-repeated="8"/>
          <table:table-cell table:style-name="ce8" table:formula="of:=[.B753]" office:value-type="string" office:string-value="N759">
            <text:p>N759</text:p>
          </table:table-cell>
          <table:table-cell table:style-name="ce8" table:formula="of:=[.D753]" office:value-type="string" office:string-value="X6919.9">
            <text:p>X6919.9</text:p>
          </table:table-cell>
          <table:table-cell table:style-name="ce8" table:formula="of:=[.F753]" office:value-type="string" office:string-value="Y540.25">
            <text:p>Y540.2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&quot;N&quot;&amp;[.A753]" office:value-type="string" office:string-value="N759">
            <text:p>N75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3]" office:value-type="string" office:string-value="X6919.9">
            <text:p>X6919.9</text:p>
          </table:table-cell>
          <table:table-cell table:formula="of:=[.E752]+[.$J$6]" office:value-type="float" office:value="540.25">
            <text:p>540.25</text:p>
          </table:table-cell>
          <table:table-cell table:formula="of:=&quot;Y&quot; &amp; [.E753]" office:value-type="string" office:string-value="Y540.25">
            <text:p>Y540.25</text:p>
          </table:table-cell>
          <table:table-cell table:number-columns-repeated="8"/>
          <table:table-cell table:style-name="ce8" table:formula="of:=[.B754]" office:value-type="string" office:string-value="N760">
            <text:p>N760</text:p>
          </table:table-cell>
          <table:table-cell table:style-name="ce8" table:formula="of:=[.D754]" office:value-type="string" office:string-value="X6919.9">
            <text:p>X6919.9</text:p>
          </table:table-cell>
          <table:table-cell table:style-name="ce8" table:formula="of:=[.F754]" office:value-type="string" office:string-value="Y546">
            <text:p>Y54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&quot;N&quot;&amp;[.A754]" office:value-type="string" office:string-value="N760">
            <text:p>N76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4]" office:value-type="string" office:string-value="X6919.9">
            <text:p>X6919.9</text:p>
          </table:table-cell>
          <table:table-cell table:formula="of:=[.E753]+[.$J$6]" office:value-type="float" office:value="546">
            <text:p>546</text:p>
          </table:table-cell>
          <table:table-cell table:formula="of:=&quot;Y&quot; &amp; [.E754]" office:value-type="string" office:string-value="Y546">
            <text:p>Y546</text:p>
          </table:table-cell>
          <table:table-cell table:number-columns-repeated="8"/>
          <table:table-cell table:style-name="ce8" table:formula="of:=[.B755]" office:value-type="string" office:string-value="N761">
            <text:p>N761</text:p>
          </table:table-cell>
          <table:table-cell table:style-name="ce8" table:formula="of:=[.D755]" office:value-type="string" office:string-value="X6919.9">
            <text:p>X6919.9</text:p>
          </table:table-cell>
          <table:table-cell table:style-name="ce8" table:formula="of:=[.F755]" office:value-type="string" office:string-value="Y551.75">
            <text:p>Y551.7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&quot;N&quot;&amp;[.A755]" office:value-type="string" office:string-value="N761">
            <text:p>N76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5]" office:value-type="string" office:string-value="X6919.9">
            <text:p>X6919.9</text:p>
          </table:table-cell>
          <table:table-cell table:formula="of:=[.E754]+[.$J$6]" office:value-type="float" office:value="551.75">
            <text:p>551.75</text:p>
          </table:table-cell>
          <table:table-cell table:formula="of:=&quot;Y&quot; &amp; [.E755]" office:value-type="string" office:string-value="Y551.75">
            <text:p>Y551.75</text:p>
          </table:table-cell>
          <table:table-cell table:number-columns-repeated="8"/>
          <table:table-cell table:style-name="ce8" table:formula="of:=[.B756]" office:value-type="string" office:string-value="N762">
            <text:p>N762</text:p>
          </table:table-cell>
          <table:table-cell table:style-name="ce8" table:formula="of:=[.D756]" office:value-type="string" office:string-value="X6919.9">
            <text:p>X6919.9</text:p>
          </table:table-cell>
          <table:table-cell table:style-name="ce8" table:formula="of:=[.F756]" office:value-type="string" office:string-value="Y557.5">
            <text:p>Y557.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&quot;N&quot;&amp;[.A756]" office:value-type="string" office:string-value="N762">
            <text:p>N76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6]" office:value-type="string" office:string-value="X6919.9">
            <text:p>X6919.9</text:p>
          </table:table-cell>
          <table:table-cell table:formula="of:=[.E755]+[.$J$6]" office:value-type="float" office:value="557.5">
            <text:p>557.5</text:p>
          </table:table-cell>
          <table:table-cell table:formula="of:=&quot;Y&quot; &amp; [.E756]" office:value-type="string" office:string-value="Y557.5">
            <text:p>Y557.5</text:p>
          </table:table-cell>
          <table:table-cell table:number-columns-repeated="8"/>
          <table:table-cell table:style-name="ce8" table:formula="of:=[.B757]" office:value-type="string" office:string-value="N763">
            <text:p>N763</text:p>
          </table:table-cell>
          <table:table-cell table:style-name="ce8" table:formula="of:=[.D757]" office:value-type="string" office:string-value="X6919.9">
            <text:p>X6919.9</text:p>
          </table:table-cell>
          <table:table-cell table:style-name="ce8" table:formula="of:=[.F757]" office:value-type="string" office:string-value="Y563.25">
            <text:p>Y563.2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&quot;N&quot;&amp;[.A757]" office:value-type="string" office:string-value="N763">
            <text:p>N76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7]" office:value-type="string" office:string-value="X6919.9">
            <text:p>X6919.9</text:p>
          </table:table-cell>
          <table:table-cell table:formula="of:=[.E756]+[.$J$6]" office:value-type="float" office:value="563.25">
            <text:p>563.25</text:p>
          </table:table-cell>
          <table:table-cell table:formula="of:=&quot;Y&quot; &amp; [.E757]" office:value-type="string" office:string-value="Y563.25">
            <text:p>Y563.25</text:p>
          </table:table-cell>
          <table:table-cell table:number-columns-repeated="8"/>
          <table:table-cell table:style-name="ce8" table:formula="of:=[.B758]" office:value-type="string" office:string-value="N764">
            <text:p>N764</text:p>
          </table:table-cell>
          <table:table-cell table:style-name="ce8" table:formula="of:=[.D758]" office:value-type="string" office:string-value="X6919.9">
            <text:p>X6919.9</text:p>
          </table:table-cell>
          <table:table-cell table:style-name="ce8" table:formula="of:=[.F758]" office:value-type="string" office:string-value="Y569">
            <text:p>Y56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&quot;N&quot;&amp;[.A758]" office:value-type="string" office:string-value="N764">
            <text:p>N76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8]" office:value-type="string" office:string-value="X6919.9">
            <text:p>X6919.9</text:p>
          </table:table-cell>
          <table:table-cell table:formula="of:=[.E757]+[.$J$6]" office:value-type="float" office:value="569">
            <text:p>569</text:p>
          </table:table-cell>
          <table:table-cell table:formula="of:=&quot;Y&quot; &amp; [.E758]" office:value-type="string" office:string-value="Y569">
            <text:p>Y569</text:p>
          </table:table-cell>
          <table:table-cell table:number-columns-repeated="8"/>
          <table:table-cell table:style-name="ce8" table:formula="of:=[.B759]" office:value-type="string" office:string-value="N765">
            <text:p>N765</text:p>
          </table:table-cell>
          <table:table-cell table:style-name="ce8" table:formula="of:=[.D759]" office:value-type="string" office:string-value="X6919.9">
            <text:p>X6919.9</text:p>
          </table:table-cell>
          <table:table-cell table:style-name="ce8" table:formula="of:=[.F759]" office:value-type="string" office:string-value="Y574.75">
            <text:p>Y574.75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&quot;N&quot;&amp;[.A759]" office:value-type="string" office:string-value="N765">
            <text:p>N76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59]" office:value-type="string" office:string-value="X6919.9">
            <text:p>X6919.9</text:p>
          </table:table-cell>
          <table:table-cell table:formula="of:=[.E758]+[.$J$6]" office:value-type="float" office:value="574.75">
            <text:p>574.75</text:p>
          </table:table-cell>
          <table:table-cell table:formula="of:=&quot;Y&quot; &amp; [.E759]" office:value-type="string" office:string-value="Y574.75">
            <text:p>Y574.75</text:p>
          </table:table-cell>
          <table:table-cell table:number-columns-repeated="8"/>
          <table:table-cell table:style-name="ce8" table:formula="of:=[.B760]" office:value-type="string" office:string-value="N766">
            <text:p>N766</text:p>
          </table:table-cell>
          <table:table-cell table:style-name="ce8" table:formula="of:=[.D760]" office:value-type="string" office:string-value="X6919.9">
            <text:p>X6919.9</text:p>
          </table:table-cell>
          <table:table-cell table:style-name="ce8" table:formula="of:=[.F760]" office:value-type="string" office:string-value="Y580.5">
            <text:p>Y580.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&quot;N&quot;&amp;[.A760]" office:value-type="string" office:string-value="N766">
            <text:p>N76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0]" office:value-type="string" office:string-value="X6919.9">
            <text:p>X6919.9</text:p>
          </table:table-cell>
          <table:table-cell table:formula="of:=[.E759]+[.$J$6]" office:value-type="float" office:value="580.5">
            <text:p>580.5</text:p>
          </table:table-cell>
          <table:table-cell table:formula="of:=&quot;Y&quot; &amp; [.E760]" office:value-type="string" office:string-value="Y580.5">
            <text:p>Y580.5</text:p>
          </table:table-cell>
          <table:table-cell table:number-columns-repeated="8"/>
          <table:table-cell table:style-name="ce8" table:formula="of:=[.B761]" office:value-type="string" office:string-value="N767">
            <text:p>N767</text:p>
          </table:table-cell>
          <table:table-cell table:style-name="ce8" table:formula="of:=[.D761]" office:value-type="string" office:string-value="X6919.9">
            <text:p>X6919.9</text:p>
          </table:table-cell>
          <table:table-cell table:style-name="ce8" table:formula="of:=[.F761]" office:value-type="string" office:string-value="Y586.25">
            <text:p>Y586.2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&quot;N&quot;&amp;[.A761]" office:value-type="string" office:string-value="N767">
            <text:p>N76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1]" office:value-type="string" office:string-value="X6919.9">
            <text:p>X6919.9</text:p>
          </table:table-cell>
          <table:table-cell table:formula="of:=[.E760]+[.$J$6]" office:value-type="float" office:value="586.25">
            <text:p>586.25</text:p>
          </table:table-cell>
          <table:table-cell table:formula="of:=&quot;Y&quot; &amp; [.E761]" office:value-type="string" office:string-value="Y586.25">
            <text:p>Y586.25</text:p>
          </table:table-cell>
          <table:table-cell table:number-columns-repeated="8"/>
          <table:table-cell table:style-name="ce8" table:formula="of:=[.B762]" office:value-type="string" office:string-value="N768">
            <text:p>N768</text:p>
          </table:table-cell>
          <table:table-cell table:style-name="ce8" table:formula="of:=[.D762]" office:value-type="string" office:string-value="X6919.9">
            <text:p>X6919.9</text:p>
          </table:table-cell>
          <table:table-cell table:style-name="ce8" table:formula="of:=[.F762]" office:value-type="string" office:string-value="Y592">
            <text:p>Y59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&quot;N&quot;&amp;[.A762]" office:value-type="string" office:string-value="N768">
            <text:p>N76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2]" office:value-type="string" office:string-value="X6919.9">
            <text:p>X6919.9</text:p>
          </table:table-cell>
          <table:table-cell table:formula="of:=[.E761]+[.$J$6]" office:value-type="float" office:value="592">
            <text:p>592</text:p>
          </table:table-cell>
          <table:table-cell table:formula="of:=&quot;Y&quot; &amp; [.E762]" office:value-type="string" office:string-value="Y592">
            <text:p>Y592</text:p>
          </table:table-cell>
          <table:table-cell table:number-columns-repeated="8"/>
          <table:table-cell table:style-name="ce8" table:formula="of:=[.B763]" office:value-type="string" office:string-value="N769">
            <text:p>N769</text:p>
          </table:table-cell>
          <table:table-cell table:style-name="ce8" table:formula="of:=[.D763]" office:value-type="string" office:string-value="X6919.9">
            <text:p>X6919.9</text:p>
          </table:table-cell>
          <table:table-cell table:style-name="ce8" table:formula="of:=[.F763]" office:value-type="string" office:string-value="Y597.75">
            <text:p>Y597.7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&quot;N&quot;&amp;[.A763]" office:value-type="string" office:string-value="N769">
            <text:p>N76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3]" office:value-type="string" office:string-value="X6919.9">
            <text:p>X6919.9</text:p>
          </table:table-cell>
          <table:table-cell table:formula="of:=[.E762]+[.$J$6]" office:value-type="float" office:value="597.75">
            <text:p>597.75</text:p>
          </table:table-cell>
          <table:table-cell table:formula="of:=&quot;Y&quot; &amp; [.E763]" office:value-type="string" office:string-value="Y597.75">
            <text:p>Y597.75</text:p>
          </table:table-cell>
          <table:table-cell table:number-columns-repeated="8"/>
          <table:table-cell table:style-name="ce8" table:formula="of:=[.B764]" office:value-type="string" office:string-value="N770">
            <text:p>N770</text:p>
          </table:table-cell>
          <table:table-cell table:style-name="ce8" table:formula="of:=[.D764]" office:value-type="string" office:string-value="X6919.9">
            <text:p>X6919.9</text:p>
          </table:table-cell>
          <table:table-cell table:style-name="ce8" table:formula="of:=[.F764]" office:value-type="string" office:string-value="Y603.5">
            <text:p>Y603.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&quot;N&quot;&amp;[.A764]" office:value-type="string" office:string-value="N770">
            <text:p>N77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4]" office:value-type="string" office:string-value="X6919.9">
            <text:p>X6919.9</text:p>
          </table:table-cell>
          <table:table-cell table:formula="of:=[.E763]+[.$J$6]" office:value-type="float" office:value="603.5">
            <text:p>603.5</text:p>
          </table:table-cell>
          <table:table-cell table:formula="of:=&quot;Y&quot; &amp; [.E764]" office:value-type="string" office:string-value="Y603.5">
            <text:p>Y603.5</text:p>
          </table:table-cell>
          <table:table-cell table:number-columns-repeated="8"/>
          <table:table-cell table:style-name="ce8" table:formula="of:=[.B765]" office:value-type="string" office:string-value="N771">
            <text:p>N771</text:p>
          </table:table-cell>
          <table:table-cell table:style-name="ce8" table:formula="of:=[.D765]" office:value-type="string" office:string-value="X6919.9">
            <text:p>X6919.9</text:p>
          </table:table-cell>
          <table:table-cell table:style-name="ce8" table:formula="of:=[.F765]" office:value-type="string" office:string-value="Y609.25">
            <text:p>Y609.2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&quot;N&quot;&amp;[.A765]" office:value-type="string" office:string-value="N771">
            <text:p>N77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5]" office:value-type="string" office:string-value="X6919.9">
            <text:p>X6919.9</text:p>
          </table:table-cell>
          <table:table-cell table:formula="of:=[.E764]+[.$J$6]" office:value-type="float" office:value="609.25">
            <text:p>609.25</text:p>
          </table:table-cell>
          <table:table-cell table:formula="of:=&quot;Y&quot; &amp; [.E765]" office:value-type="string" office:string-value="Y609.25">
            <text:p>Y609.25</text:p>
          </table:table-cell>
          <table:table-cell table:number-columns-repeated="8"/>
          <table:table-cell table:style-name="ce8" table:formula="of:=[.B766]" office:value-type="string" office:string-value="N772">
            <text:p>N772</text:p>
          </table:table-cell>
          <table:table-cell table:style-name="ce8" table:formula="of:=[.D766]" office:value-type="string" office:string-value="X6919.9">
            <text:p>X6919.9</text:p>
          </table:table-cell>
          <table:table-cell table:style-name="ce8" table:formula="of:=[.F766]" office:value-type="string" office:string-value="Y615">
            <text:p>Y615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&quot;N&quot;&amp;[.A766]" office:value-type="string" office:string-value="N772">
            <text:p>N77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6]" office:value-type="string" office:string-value="X6919.9">
            <text:p>X6919.9</text:p>
          </table:table-cell>
          <table:table-cell table:formula="of:=[.E765]+[.$J$6]" office:value-type="float" office:value="615">
            <text:p>615</text:p>
          </table:table-cell>
          <table:table-cell table:formula="of:=&quot;Y&quot; &amp; [.E766]" office:value-type="string" office:string-value="Y615">
            <text:p>Y615</text:p>
          </table:table-cell>
          <table:table-cell table:number-columns-repeated="8"/>
          <table:table-cell table:style-name="ce8" table:formula="of:=[.B767]" office:value-type="string" office:string-value="N773">
            <text:p>N773</text:p>
          </table:table-cell>
          <table:table-cell table:style-name="ce8" table:formula="of:=[.D767]" office:value-type="string" office:string-value="X6919.9">
            <text:p>X6919.9</text:p>
          </table:table-cell>
          <table:table-cell table:style-name="ce8" table:formula="of:=[.F767]" office:value-type="string" office:string-value="Y620.75">
            <text:p>Y620.7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&quot;N&quot;&amp;[.A767]" office:value-type="string" office:string-value="N773">
            <text:p>N77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7]" office:value-type="string" office:string-value="X6919.9">
            <text:p>X6919.9</text:p>
          </table:table-cell>
          <table:table-cell table:formula="of:=[.E766]+[.$J$6]" office:value-type="float" office:value="620.75">
            <text:p>620.75</text:p>
          </table:table-cell>
          <table:table-cell table:formula="of:=&quot;Y&quot; &amp; [.E767]" office:value-type="string" office:string-value="Y620.75">
            <text:p>Y620.75</text:p>
          </table:table-cell>
          <table:table-cell table:number-columns-repeated="8"/>
          <table:table-cell table:style-name="ce8" table:formula="of:=[.B768]" office:value-type="string" office:string-value="N774">
            <text:p>N774</text:p>
          </table:table-cell>
          <table:table-cell table:style-name="ce8" table:formula="of:=[.D768]" office:value-type="string" office:string-value="X6919.9">
            <text:p>X6919.9</text:p>
          </table:table-cell>
          <table:table-cell table:style-name="ce8" table:formula="of:=[.F768]" office:value-type="string" office:string-value="Y626.5">
            <text:p>Y626.5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&quot;N&quot;&amp;[.A768]" office:value-type="string" office:string-value="N774">
            <text:p>N77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8]" office:value-type="string" office:string-value="X6919.9">
            <text:p>X6919.9</text:p>
          </table:table-cell>
          <table:table-cell table:formula="of:=[.E767]+[.$J$6]" office:value-type="float" office:value="626.5">
            <text:p>626.5</text:p>
          </table:table-cell>
          <table:table-cell table:formula="of:=&quot;Y&quot; &amp; [.E768]" office:value-type="string" office:string-value="Y626.5">
            <text:p>Y626.5</text:p>
          </table:table-cell>
          <table:table-cell table:number-columns-repeated="8"/>
          <table:table-cell table:style-name="ce8" table:formula="of:=[.B769]" office:value-type="string" office:string-value="N775">
            <text:p>N775</text:p>
          </table:table-cell>
          <table:table-cell table:style-name="ce8" table:formula="of:=[.D769]" office:value-type="string" office:string-value="X6919.9">
            <text:p>X6919.9</text:p>
          </table:table-cell>
          <table:table-cell table:style-name="ce8" table:formula="of:=[.F769]" office:value-type="string" office:string-value="Y632.25">
            <text:p>Y632.2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&quot;N&quot;&amp;[.A769]" office:value-type="string" office:string-value="N775">
            <text:p>N77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69]" office:value-type="string" office:string-value="X6919.9">
            <text:p>X6919.9</text:p>
          </table:table-cell>
          <table:table-cell table:formula="of:=[.E768]+[.$J$6]" office:value-type="float" office:value="632.25">
            <text:p>632.25</text:p>
          </table:table-cell>
          <table:table-cell table:formula="of:=&quot;Y&quot; &amp; [.E769]" office:value-type="string" office:string-value="Y632.25">
            <text:p>Y632.25</text:p>
          </table:table-cell>
          <table:table-cell table:number-columns-repeated="8"/>
          <table:table-cell table:style-name="ce8" table:formula="of:=[.B770]" office:value-type="string" office:string-value="N776">
            <text:p>N776</text:p>
          </table:table-cell>
          <table:table-cell table:style-name="ce8" table:formula="of:=[.D770]" office:value-type="string" office:string-value="X6919.9">
            <text:p>X6919.9</text:p>
          </table:table-cell>
          <table:table-cell table:style-name="ce8" table:formula="of:=[.F770]" office:value-type="string" office:string-value="Y638">
            <text:p>Y638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&quot;N&quot;&amp;[.A770]" office:value-type="string" office:string-value="N776">
            <text:p>N77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0]" office:value-type="string" office:string-value="X6919.9">
            <text:p>X6919.9</text:p>
          </table:table-cell>
          <table:table-cell table:formula="of:=[.E769]+[.$J$6]" office:value-type="float" office:value="638">
            <text:p>638</text:p>
          </table:table-cell>
          <table:table-cell table:formula="of:=&quot;Y&quot; &amp; [.E770]" office:value-type="string" office:string-value="Y638">
            <text:p>Y638</text:p>
          </table:table-cell>
          <table:table-cell table:number-columns-repeated="8"/>
          <table:table-cell table:style-name="ce8" table:formula="of:=[.B771]" office:value-type="string" office:string-value="N777">
            <text:p>N777</text:p>
          </table:table-cell>
          <table:table-cell table:style-name="ce8" table:formula="of:=[.D771]" office:value-type="string" office:string-value="X6919.9">
            <text:p>X6919.9</text:p>
          </table:table-cell>
          <table:table-cell table:style-name="ce8" table:formula="of:=[.F771]" office:value-type="string" office:string-value="Y643.75">
            <text:p>Y643.7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&quot;N&quot;&amp;[.A771]" office:value-type="string" office:string-value="N777">
            <text:p>N77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1]" office:value-type="string" office:string-value="X6919.9">
            <text:p>X6919.9</text:p>
          </table:table-cell>
          <table:table-cell table:formula="of:=[.E770]+[.$J$6]" office:value-type="float" office:value="643.75">
            <text:p>643.75</text:p>
          </table:table-cell>
          <table:table-cell table:formula="of:=&quot;Y&quot; &amp; [.E771]" office:value-type="string" office:string-value="Y643.75">
            <text:p>Y643.75</text:p>
          </table:table-cell>
          <table:table-cell table:number-columns-repeated="8"/>
          <table:table-cell table:style-name="ce8" table:formula="of:=[.B772]" office:value-type="string" office:string-value="N778">
            <text:p>N778</text:p>
          </table:table-cell>
          <table:table-cell table:style-name="ce8" table:formula="of:=[.D772]" office:value-type="string" office:string-value="X6919.9">
            <text:p>X6919.9</text:p>
          </table:table-cell>
          <table:table-cell table:style-name="ce8" table:formula="of:=[.F772]" office:value-type="string" office:string-value="Y649.5">
            <text:p>Y649.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&quot;N&quot;&amp;[.A772]" office:value-type="string" office:string-value="N778">
            <text:p>N77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2]" office:value-type="string" office:string-value="X6919.9">
            <text:p>X6919.9</text:p>
          </table:table-cell>
          <table:table-cell table:formula="of:=[.E771]+[.$J$6]" office:value-type="float" office:value="649.5">
            <text:p>649.5</text:p>
          </table:table-cell>
          <table:table-cell table:formula="of:=&quot;Y&quot; &amp; [.E772]" office:value-type="string" office:string-value="Y649.5">
            <text:p>Y649.5</text:p>
          </table:table-cell>
          <table:table-cell table:number-columns-repeated="8"/>
          <table:table-cell table:style-name="ce8" table:formula="of:=[.B773]" office:value-type="string" office:string-value="N779">
            <text:p>N779</text:p>
          </table:table-cell>
          <table:table-cell table:style-name="ce8" table:formula="of:=[.D773]" office:value-type="string" office:string-value="X6919.9">
            <text:p>X6919.9</text:p>
          </table:table-cell>
          <table:table-cell table:style-name="ce8" table:formula="of:=[.F773]" office:value-type="string" office:string-value="Y655.25">
            <text:p>Y655.2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&quot;N&quot;&amp;[.A773]" office:value-type="string" office:string-value="N779">
            <text:p>N77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3]" office:value-type="string" office:string-value="X6919.9">
            <text:p>X6919.9</text:p>
          </table:table-cell>
          <table:table-cell table:formula="of:=[.E772]+[.$J$6]" office:value-type="float" office:value="655.25">
            <text:p>655.25</text:p>
          </table:table-cell>
          <table:table-cell table:formula="of:=&quot;Y&quot; &amp; [.E773]" office:value-type="string" office:string-value="Y655.25">
            <text:p>Y655.25</text:p>
          </table:table-cell>
          <table:table-cell table:number-columns-repeated="8"/>
          <table:table-cell table:style-name="ce8" table:formula="of:=[.B774]" office:value-type="string" office:string-value="N780">
            <text:p>N780</text:p>
          </table:table-cell>
          <table:table-cell table:style-name="ce8" table:formula="of:=[.D774]" office:value-type="string" office:string-value="X6919.9">
            <text:p>X6919.9</text:p>
          </table:table-cell>
          <table:table-cell table:style-name="ce8" table:formula="of:=[.F774]" office:value-type="string" office:string-value="Y661">
            <text:p>Y66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&quot;N&quot;&amp;[.A774]" office:value-type="string" office:string-value="N780">
            <text:p>N78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4]" office:value-type="string" office:string-value="X6919.9">
            <text:p>X6919.9</text:p>
          </table:table-cell>
          <table:table-cell table:formula="of:=[.E773]+[.$J$6]" office:value-type="float" office:value="661">
            <text:p>661</text:p>
          </table:table-cell>
          <table:table-cell table:formula="of:=&quot;Y&quot; &amp; [.E774]" office:value-type="string" office:string-value="Y661">
            <text:p>Y661</text:p>
          </table:table-cell>
          <table:table-cell table:number-columns-repeated="8"/>
          <table:table-cell table:style-name="ce8" table:formula="of:=[.B775]" office:value-type="string" office:string-value="N781">
            <text:p>N781</text:p>
          </table:table-cell>
          <table:table-cell table:style-name="ce8" table:formula="of:=[.D775]" office:value-type="string" office:string-value="X6919.9">
            <text:p>X6919.9</text:p>
          </table:table-cell>
          <table:table-cell table:style-name="ce8" table:formula="of:=[.F775]" office:value-type="string" office:string-value="Y666.75">
            <text:p>Y666.75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&quot;N&quot;&amp;[.A775]" office:value-type="string" office:string-value="N781">
            <text:p>N78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5]" office:value-type="string" office:string-value="X6919.9">
            <text:p>X6919.9</text:p>
          </table:table-cell>
          <table:table-cell table:formula="of:=[.E774]+[.$J$6]" office:value-type="float" office:value="666.75">
            <text:p>666.75</text:p>
          </table:table-cell>
          <table:table-cell table:formula="of:=&quot;Y&quot; &amp; [.E775]" office:value-type="string" office:string-value="Y666.75">
            <text:p>Y666.75</text:p>
          </table:table-cell>
          <table:table-cell table:number-columns-repeated="8"/>
          <table:table-cell table:style-name="ce8" table:formula="of:=[.B776]" office:value-type="string" office:string-value="N782">
            <text:p>N782</text:p>
          </table:table-cell>
          <table:table-cell table:style-name="ce8" table:formula="of:=[.D776]" office:value-type="string" office:string-value="X6919.9">
            <text:p>X6919.9</text:p>
          </table:table-cell>
          <table:table-cell table:style-name="ce8" table:formula="of:=[.F776]" office:value-type="string" office:string-value="Y672.5">
            <text:p>Y672.5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&quot;N&quot;&amp;[.A776]" office:value-type="string" office:string-value="N782">
            <text:p>N78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6]" office:value-type="string" office:string-value="X6919.9">
            <text:p>X6919.9</text:p>
          </table:table-cell>
          <table:table-cell table:formula="of:=[.E775]+[.$J$6]" office:value-type="float" office:value="672.5">
            <text:p>672.5</text:p>
          </table:table-cell>
          <table:table-cell table:formula="of:=&quot;Y&quot; &amp; [.E776]" office:value-type="string" office:string-value="Y672.5">
            <text:p>Y672.5</text:p>
          </table:table-cell>
          <table:table-cell table:number-columns-repeated="8"/>
          <table:table-cell table:style-name="ce8" table:formula="of:=[.B777]" office:value-type="string" office:string-value="N783">
            <text:p>N783</text:p>
          </table:table-cell>
          <table:table-cell table:style-name="ce8" table:formula="of:=[.D777]" office:value-type="string" office:string-value="X6919.9">
            <text:p>X6919.9</text:p>
          </table:table-cell>
          <table:table-cell table:style-name="ce8" table:formula="of:=[.F777]" office:value-type="string" office:string-value="Y678.25">
            <text:p>Y678.2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&quot;N&quot;&amp;[.A777]" office:value-type="string" office:string-value="N783">
            <text:p>N78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7]" office:value-type="string" office:string-value="X6919.9">
            <text:p>X6919.9</text:p>
          </table:table-cell>
          <table:table-cell table:formula="of:=[.E776]+[.$J$6]" office:value-type="float" office:value="678.25">
            <text:p>678.25</text:p>
          </table:table-cell>
          <table:table-cell table:formula="of:=&quot;Y&quot; &amp; [.E777]" office:value-type="string" office:string-value="Y678.25">
            <text:p>Y678.25</text:p>
          </table:table-cell>
          <table:table-cell table:number-columns-repeated="8"/>
          <table:table-cell table:style-name="ce8" table:formula="of:=[.B778]" office:value-type="string" office:string-value="N784">
            <text:p>N784</text:p>
          </table:table-cell>
          <table:table-cell table:style-name="ce8" table:formula="of:=[.D778]" office:value-type="string" office:string-value="X6919.9">
            <text:p>X6919.9</text:p>
          </table:table-cell>
          <table:table-cell table:style-name="ce8" table:formula="of:=[.F778]" office:value-type="string" office:string-value="Y684">
            <text:p>Y684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&quot;N&quot;&amp;[.A778]" office:value-type="string" office:string-value="N784">
            <text:p>N78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8]" office:value-type="string" office:string-value="X6919.9">
            <text:p>X6919.9</text:p>
          </table:table-cell>
          <table:table-cell table:formula="of:=[.E777]+[.$J$6]" office:value-type="float" office:value="684">
            <text:p>684</text:p>
          </table:table-cell>
          <table:table-cell table:formula="of:=&quot;Y&quot; &amp; [.E778]" office:value-type="string" office:string-value="Y684">
            <text:p>Y684</text:p>
          </table:table-cell>
          <table:table-cell table:number-columns-repeated="8"/>
          <table:table-cell table:style-name="ce8" table:formula="of:=[.B779]" office:value-type="string" office:string-value="N785">
            <text:p>N785</text:p>
          </table:table-cell>
          <table:table-cell table:style-name="ce8" table:formula="of:=[.D779]" office:value-type="string" office:string-value="X6919.9">
            <text:p>X6919.9</text:p>
          </table:table-cell>
          <table:table-cell table:style-name="ce8" table:formula="of:=[.F779]" office:value-type="string" office:string-value="Y689.75">
            <text:p>Y689.7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&quot;N&quot;&amp;[.A779]" office:value-type="string" office:string-value="N785">
            <text:p>N78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79]" office:value-type="string" office:string-value="X6919.9">
            <text:p>X6919.9</text:p>
          </table:table-cell>
          <table:table-cell table:formula="of:=[.E778]+[.$J$6]" office:value-type="float" office:value="689.75">
            <text:p>689.75</text:p>
          </table:table-cell>
          <table:table-cell table:formula="of:=&quot;Y&quot; &amp; [.E779]" office:value-type="string" office:string-value="Y689.75">
            <text:p>Y689.75</text:p>
          </table:table-cell>
          <table:table-cell table:number-columns-repeated="8"/>
          <table:table-cell table:style-name="ce8" table:formula="of:=[.B780]" office:value-type="string" office:string-value="N786">
            <text:p>N786</text:p>
          </table:table-cell>
          <table:table-cell table:style-name="ce8" table:formula="of:=[.D780]" office:value-type="string" office:string-value="X6919.9">
            <text:p>X6919.9</text:p>
          </table:table-cell>
          <table:table-cell table:style-name="ce8" table:formula="of:=[.F780]" office:value-type="string" office:string-value="Y695.5">
            <text:p>Y695.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&quot;N&quot;&amp;[.A780]" office:value-type="string" office:string-value="N786">
            <text:p>N78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0]" office:value-type="string" office:string-value="X6919.9">
            <text:p>X6919.9</text:p>
          </table:table-cell>
          <table:table-cell table:formula="of:=[.E779]+[.$J$6]" office:value-type="float" office:value="695.5">
            <text:p>695.5</text:p>
          </table:table-cell>
          <table:table-cell table:formula="of:=&quot;Y&quot; &amp; [.E780]" office:value-type="string" office:string-value="Y695.5">
            <text:p>Y695.5</text:p>
          </table:table-cell>
          <table:table-cell table:number-columns-repeated="8"/>
          <table:table-cell table:style-name="ce8" table:formula="of:=[.B781]" office:value-type="string" office:string-value="N787">
            <text:p>N787</text:p>
          </table:table-cell>
          <table:table-cell table:style-name="ce8" table:formula="of:=[.D781]" office:value-type="string" office:string-value="X6919.9">
            <text:p>X6919.9</text:p>
          </table:table-cell>
          <table:table-cell table:style-name="ce8" table:formula="of:=[.F781]" office:value-type="string" office:string-value="Y701.25">
            <text:p>Y701.2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&quot;N&quot;&amp;[.A781]" office:value-type="string" office:string-value="N787">
            <text:p>N78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1]" office:value-type="string" office:string-value="X6919.9">
            <text:p>X6919.9</text:p>
          </table:table-cell>
          <table:table-cell table:formula="of:=[.E780]+[.$J$6]" office:value-type="float" office:value="701.25">
            <text:p>701.25</text:p>
          </table:table-cell>
          <table:table-cell table:formula="of:=&quot;Y&quot; &amp; [.E781]" office:value-type="string" office:string-value="Y701.25">
            <text:p>Y701.25</text:p>
          </table:table-cell>
          <table:table-cell table:number-columns-repeated="8"/>
          <table:table-cell table:style-name="ce8" table:formula="of:=[.B782]" office:value-type="string" office:string-value="N788">
            <text:p>N788</text:p>
          </table:table-cell>
          <table:table-cell table:style-name="ce8" table:formula="of:=[.D782]" office:value-type="string" office:string-value="X6919.9">
            <text:p>X6919.9</text:p>
          </table:table-cell>
          <table:table-cell table:style-name="ce8" table:formula="of:=[.F782]" office:value-type="string" office:string-value="Y707">
            <text:p>Y707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&quot;N&quot;&amp;[.A782]" office:value-type="string" office:string-value="N788">
            <text:p>N78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2]" office:value-type="string" office:string-value="X6919.9">
            <text:p>X6919.9</text:p>
          </table:table-cell>
          <table:table-cell table:formula="of:=[.E781]+[.$J$6]" office:value-type="float" office:value="707">
            <text:p>707</text:p>
          </table:table-cell>
          <table:table-cell table:formula="of:=&quot;Y&quot; &amp; [.E782]" office:value-type="string" office:string-value="Y707">
            <text:p>Y707</text:p>
          </table:table-cell>
          <table:table-cell table:number-columns-repeated="8"/>
          <table:table-cell table:style-name="ce8" table:formula="of:=[.B783]" office:value-type="string" office:string-value="N789">
            <text:p>N789</text:p>
          </table:table-cell>
          <table:table-cell table:style-name="ce8" table:formula="of:=[.D783]" office:value-type="string" office:string-value="X6919.9">
            <text:p>X6919.9</text:p>
          </table:table-cell>
          <table:table-cell table:style-name="ce8" table:formula="of:=[.F783]" office:value-type="string" office:string-value="Y712.75">
            <text:p>Y712.7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&quot;N&quot;&amp;[.A783]" office:value-type="string" office:string-value="N789">
            <text:p>N78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3]" office:value-type="string" office:string-value="X6919.9">
            <text:p>X6919.9</text:p>
          </table:table-cell>
          <table:table-cell table:formula="of:=[.E782]+[.$J$6]" office:value-type="float" office:value="712.75">
            <text:p>712.75</text:p>
          </table:table-cell>
          <table:table-cell table:formula="of:=&quot;Y&quot; &amp; [.E783]" office:value-type="string" office:string-value="Y712.75">
            <text:p>Y712.75</text:p>
          </table:table-cell>
          <table:table-cell table:number-columns-repeated="8"/>
          <table:table-cell table:style-name="ce8" table:formula="of:=[.B784]" office:value-type="string" office:string-value="N790">
            <text:p>N790</text:p>
          </table:table-cell>
          <table:table-cell table:style-name="ce8" table:formula="of:=[.D784]" office:value-type="string" office:string-value="X6919.9">
            <text:p>X6919.9</text:p>
          </table:table-cell>
          <table:table-cell table:style-name="ce8" table:formula="of:=[.F784]" office:value-type="string" office:string-value="Y718.5">
            <text:p>Y718.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&quot;N&quot;&amp;[.A784]" office:value-type="string" office:string-value="N790">
            <text:p>N79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4]" office:value-type="string" office:string-value="X6919.9">
            <text:p>X6919.9</text:p>
          </table:table-cell>
          <table:table-cell table:formula="of:=[.E783]+[.$J$6]" office:value-type="float" office:value="718.5">
            <text:p>718.5</text:p>
          </table:table-cell>
          <table:table-cell table:formula="of:=&quot;Y&quot; &amp; [.E784]" office:value-type="string" office:string-value="Y718.5">
            <text:p>Y718.5</text:p>
          </table:table-cell>
          <table:table-cell table:number-columns-repeated="8"/>
          <table:table-cell table:style-name="ce8" table:formula="of:=[.B785]" office:value-type="string" office:string-value="N791">
            <text:p>N791</text:p>
          </table:table-cell>
          <table:table-cell table:style-name="ce8" table:formula="of:=[.D785]" office:value-type="string" office:string-value="X6919.9">
            <text:p>X6919.9</text:p>
          </table:table-cell>
          <table:table-cell table:style-name="ce8" table:formula="of:=[.F785]" office:value-type="string" office:string-value="Y724.25">
            <text:p>Y724.2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&quot;N&quot;&amp;[.A785]" office:value-type="string" office:string-value="N791">
            <text:p>N79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5]" office:value-type="string" office:string-value="X6919.9">
            <text:p>X6919.9</text:p>
          </table:table-cell>
          <table:table-cell table:formula="of:=[.E784]+[.$J$6]" office:value-type="float" office:value="724.25">
            <text:p>724.25</text:p>
          </table:table-cell>
          <table:table-cell table:formula="of:=&quot;Y&quot; &amp; [.E785]" office:value-type="string" office:string-value="Y724.25">
            <text:p>Y724.25</text:p>
          </table:table-cell>
          <table:table-cell table:number-columns-repeated="8"/>
          <table:table-cell table:style-name="ce8" table:formula="of:=[.B786]" office:value-type="string" office:string-value="N792">
            <text:p>N792</text:p>
          </table:table-cell>
          <table:table-cell table:style-name="ce8" table:formula="of:=[.D786]" office:value-type="string" office:string-value="X6919.9">
            <text:p>X6919.9</text:p>
          </table:table-cell>
          <table:table-cell table:style-name="ce8" table:formula="of:=[.F786]" office:value-type="string" office:string-value="Y730">
            <text:p>Y73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&quot;N&quot;&amp;[.A786]" office:value-type="string" office:string-value="N792">
            <text:p>N79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6]" office:value-type="string" office:string-value="X6919.9">
            <text:p>X6919.9</text:p>
          </table:table-cell>
          <table:table-cell table:formula="of:=[.E785]+[.$J$6]" office:value-type="float" office:value="730">
            <text:p>730</text:p>
          </table:table-cell>
          <table:table-cell table:formula="of:=&quot;Y&quot; &amp; [.E786]" office:value-type="string" office:string-value="Y730">
            <text:p>Y730</text:p>
          </table:table-cell>
          <table:table-cell table:number-columns-repeated="8"/>
          <table:table-cell table:style-name="ce8" table:formula="of:=[.B787]" office:value-type="string" office:string-value="N793">
            <text:p>N793</text:p>
          </table:table-cell>
          <table:table-cell table:style-name="ce8" table:formula="of:=[.D787]" office:value-type="string" office:string-value="X6919.9">
            <text:p>X6919.9</text:p>
          </table:table-cell>
          <table:table-cell table:style-name="ce8" table:formula="of:=[.F787]" office:value-type="string" office:string-value="Y735.75">
            <text:p>Y735.7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&quot;N&quot;&amp;[.A787]" office:value-type="string" office:string-value="N793">
            <text:p>N79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7]" office:value-type="string" office:string-value="X6919.9">
            <text:p>X6919.9</text:p>
          </table:table-cell>
          <table:table-cell table:formula="of:=[.E786]+[.$J$6]" office:value-type="float" office:value="735.75">
            <text:p>735.75</text:p>
          </table:table-cell>
          <table:table-cell table:formula="of:=&quot;Y&quot; &amp; [.E787]" office:value-type="string" office:string-value="Y735.75">
            <text:p>Y735.75</text:p>
          </table:table-cell>
          <table:table-cell table:number-columns-repeated="8"/>
          <table:table-cell table:style-name="ce8" table:formula="of:=[.B788]" office:value-type="string" office:string-value="N794">
            <text:p>N794</text:p>
          </table:table-cell>
          <table:table-cell table:style-name="ce8" table:formula="of:=[.D788]" office:value-type="string" office:string-value="X6919.9">
            <text:p>X6919.9</text:p>
          </table:table-cell>
          <table:table-cell table:style-name="ce8" table:formula="of:=[.F788]" office:value-type="string" office:string-value="Y741.5">
            <text:p>Y741.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&quot;N&quot;&amp;[.A788]" office:value-type="string" office:string-value="N794">
            <text:p>N79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8]" office:value-type="string" office:string-value="X6919.9">
            <text:p>X6919.9</text:p>
          </table:table-cell>
          <table:table-cell table:formula="of:=[.E787]+[.$J$6]" office:value-type="float" office:value="741.5">
            <text:p>741.5</text:p>
          </table:table-cell>
          <table:table-cell table:formula="of:=&quot;Y&quot; &amp; [.E788]" office:value-type="string" office:string-value="Y741.5">
            <text:p>Y741.5</text:p>
          </table:table-cell>
          <table:table-cell table:number-columns-repeated="8"/>
          <table:table-cell table:style-name="ce8" table:formula="of:=[.B789]" office:value-type="string" office:string-value="N795">
            <text:p>N795</text:p>
          </table:table-cell>
          <table:table-cell table:style-name="ce8" table:formula="of:=[.D789]" office:value-type="string" office:string-value="X6919.9">
            <text:p>X6919.9</text:p>
          </table:table-cell>
          <table:table-cell table:style-name="ce8" table:formula="of:=[.F789]" office:value-type="string" office:string-value="Y747.25">
            <text:p>Y747.2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&quot;N&quot;&amp;[.A789]" office:value-type="string" office:string-value="N795">
            <text:p>N79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89]" office:value-type="string" office:string-value="X6919.9">
            <text:p>X6919.9</text:p>
          </table:table-cell>
          <table:table-cell table:formula="of:=[.E788]+[.$J$6]" office:value-type="float" office:value="747.25">
            <text:p>747.25</text:p>
          </table:table-cell>
          <table:table-cell table:formula="of:=&quot;Y&quot; &amp; [.E789]" office:value-type="string" office:string-value="Y747.25">
            <text:p>Y747.25</text:p>
          </table:table-cell>
          <table:table-cell table:number-columns-repeated="8"/>
          <table:table-cell table:style-name="ce8" table:formula="of:=[.B790]" office:value-type="string" office:string-value="N796">
            <text:p>N796</text:p>
          </table:table-cell>
          <table:table-cell table:style-name="ce8" table:formula="of:=[.D790]" office:value-type="string" office:string-value="X6919.9">
            <text:p>X6919.9</text:p>
          </table:table-cell>
          <table:table-cell table:style-name="ce8" table:formula="of:=[.F790]" office:value-type="string" office:string-value="Y753">
            <text:p>Y753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&quot;N&quot;&amp;[.A790]" office:value-type="string" office:string-value="N796">
            <text:p>N79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0]" office:value-type="string" office:string-value="X6919.9">
            <text:p>X6919.9</text:p>
          </table:table-cell>
          <table:table-cell table:formula="of:=[.E789]+[.$J$6]" office:value-type="float" office:value="753">
            <text:p>753</text:p>
          </table:table-cell>
          <table:table-cell table:formula="of:=&quot;Y&quot; &amp; [.E790]" office:value-type="string" office:string-value="Y753">
            <text:p>Y753</text:p>
          </table:table-cell>
          <table:table-cell table:number-columns-repeated="8"/>
          <table:table-cell table:style-name="ce8" table:formula="of:=[.B791]" office:value-type="string" office:string-value="N797">
            <text:p>N797</text:p>
          </table:table-cell>
          <table:table-cell table:style-name="ce8" table:formula="of:=[.D791]" office:value-type="string" office:string-value="X6919.9">
            <text:p>X6919.9</text:p>
          </table:table-cell>
          <table:table-cell table:style-name="ce8" table:formula="of:=[.F791]" office:value-type="string" office:string-value="Y758.75">
            <text:p>Y758.7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&quot;N&quot;&amp;[.A791]" office:value-type="string" office:string-value="N797">
            <text:p>N79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1]" office:value-type="string" office:string-value="X6919.9">
            <text:p>X6919.9</text:p>
          </table:table-cell>
          <table:table-cell table:formula="of:=[.E790]+[.$J$6]" office:value-type="float" office:value="758.75">
            <text:p>758.75</text:p>
          </table:table-cell>
          <table:table-cell table:formula="of:=&quot;Y&quot; &amp; [.E791]" office:value-type="string" office:string-value="Y758.75">
            <text:p>Y758.75</text:p>
          </table:table-cell>
          <table:table-cell table:number-columns-repeated="8"/>
          <table:table-cell table:style-name="ce8" table:formula="of:=[.B792]" office:value-type="string" office:string-value="N798">
            <text:p>N798</text:p>
          </table:table-cell>
          <table:table-cell table:style-name="ce8" table:formula="of:=[.D792]" office:value-type="string" office:string-value="X6919.9">
            <text:p>X6919.9</text:p>
          </table:table-cell>
          <table:table-cell table:style-name="ce8" table:formula="of:=[.F792]" office:value-type="string" office:string-value="Y764.5">
            <text:p>Y764.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&quot;N&quot;&amp;[.A792]" office:value-type="string" office:string-value="N798">
            <text:p>N79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2]" office:value-type="string" office:string-value="X6919.9">
            <text:p>X6919.9</text:p>
          </table:table-cell>
          <table:table-cell table:formula="of:=[.E791]+[.$J$6]" office:value-type="float" office:value="764.5">
            <text:p>764.5</text:p>
          </table:table-cell>
          <table:table-cell table:formula="of:=&quot;Y&quot; &amp; [.E792]" office:value-type="string" office:string-value="Y764.5">
            <text:p>Y764.5</text:p>
          </table:table-cell>
          <table:table-cell table:number-columns-repeated="8"/>
          <table:table-cell table:style-name="ce8" table:formula="of:=[.B793]" office:value-type="string" office:string-value="N799">
            <text:p>N799</text:p>
          </table:table-cell>
          <table:table-cell table:style-name="ce8" table:formula="of:=[.D793]" office:value-type="string" office:string-value="X6919.9">
            <text:p>X6919.9</text:p>
          </table:table-cell>
          <table:table-cell table:style-name="ce8" table:formula="of:=[.F793]" office:value-type="string" office:string-value="Y770.25">
            <text:p>Y770.2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&quot;N&quot;&amp;[.A793]" office:value-type="string" office:string-value="N799">
            <text:p>N79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3]" office:value-type="string" office:string-value="X6919.9">
            <text:p>X6919.9</text:p>
          </table:table-cell>
          <table:table-cell table:formula="of:=[.E792]+[.$J$6]" office:value-type="float" office:value="770.25">
            <text:p>770.25</text:p>
          </table:table-cell>
          <table:table-cell table:formula="of:=&quot;Y&quot; &amp; [.E793]" office:value-type="string" office:string-value="Y770.25">
            <text:p>Y770.25</text:p>
          </table:table-cell>
          <table:table-cell table:number-columns-repeated="8"/>
          <table:table-cell table:style-name="ce8" table:formula="of:=[.B794]" office:value-type="string" office:string-value="N800">
            <text:p>N800</text:p>
          </table:table-cell>
          <table:table-cell table:style-name="ce8" table:formula="of:=[.D794]" office:value-type="string" office:string-value="X6919.9">
            <text:p>X6919.9</text:p>
          </table:table-cell>
          <table:table-cell table:style-name="ce8" table:formula="of:=[.F794]" office:value-type="string" office:string-value="Y776">
            <text:p>Y776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&quot;N&quot;&amp;[.A794]" office:value-type="string" office:string-value="N800">
            <text:p>N80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4]" office:value-type="string" office:string-value="X6919.9">
            <text:p>X6919.9</text:p>
          </table:table-cell>
          <table:table-cell table:formula="of:=[.E793]+[.$J$6]" office:value-type="float" office:value="776">
            <text:p>776</text:p>
          </table:table-cell>
          <table:table-cell table:formula="of:=&quot;Y&quot; &amp; [.E794]" office:value-type="string" office:string-value="Y776">
            <text:p>Y776</text:p>
          </table:table-cell>
          <table:table-cell table:number-columns-repeated="8"/>
          <table:table-cell table:style-name="ce8" table:formula="of:=[.B795]" office:value-type="string" office:string-value="N801">
            <text:p>N801</text:p>
          </table:table-cell>
          <table:table-cell table:style-name="ce8" table:formula="of:=[.D795]" office:value-type="string" office:string-value="X6919.9">
            <text:p>X6919.9</text:p>
          </table:table-cell>
          <table:table-cell table:style-name="ce8" table:formula="of:=[.F795]" office:value-type="string" office:string-value="Y781.75">
            <text:p>Y781.7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&quot;N&quot;&amp;[.A795]" office:value-type="string" office:string-value="N801">
            <text:p>N80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5]" office:value-type="string" office:string-value="X6919.9">
            <text:p>X6919.9</text:p>
          </table:table-cell>
          <table:table-cell table:formula="of:=[.E794]+[.$J$6]" office:value-type="float" office:value="781.75">
            <text:p>781.75</text:p>
          </table:table-cell>
          <table:table-cell table:formula="of:=&quot;Y&quot; &amp; [.E795]" office:value-type="string" office:string-value="Y781.75">
            <text:p>Y781.75</text:p>
          </table:table-cell>
          <table:table-cell table:number-columns-repeated="8"/>
          <table:table-cell table:style-name="ce8" table:formula="of:=[.B796]" office:value-type="string" office:string-value="N802">
            <text:p>N802</text:p>
          </table:table-cell>
          <table:table-cell table:style-name="ce8" table:formula="of:=[.D796]" office:value-type="string" office:string-value="X6919.9">
            <text:p>X6919.9</text:p>
          </table:table-cell>
          <table:table-cell table:style-name="ce8" table:formula="of:=[.F796]" office:value-type="string" office:string-value="Y787.5">
            <text:p>Y787.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&quot;N&quot;&amp;[.A796]" office:value-type="string" office:string-value="N802">
            <text:p>N80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6]" office:value-type="string" office:string-value="X6919.9">
            <text:p>X6919.9</text:p>
          </table:table-cell>
          <table:table-cell table:formula="of:=[.E795]+[.$J$6]" office:value-type="float" office:value="787.5">
            <text:p>787.5</text:p>
          </table:table-cell>
          <table:table-cell table:formula="of:=&quot;Y&quot; &amp; [.E796]" office:value-type="string" office:string-value="Y787.5">
            <text:p>Y787.5</text:p>
          </table:table-cell>
          <table:table-cell table:number-columns-repeated="8"/>
          <table:table-cell table:style-name="ce8" table:formula="of:=[.B797]" office:value-type="string" office:string-value="N803">
            <text:p>N803</text:p>
          </table:table-cell>
          <table:table-cell table:style-name="ce8" table:formula="of:=[.D797]" office:value-type="string" office:string-value="X6919.9">
            <text:p>X6919.9</text:p>
          </table:table-cell>
          <table:table-cell table:style-name="ce8" table:formula="of:=[.F797]" office:value-type="string" office:string-value="Y793.25">
            <text:p>Y793.2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&quot;N&quot;&amp;[.A797]" office:value-type="string" office:string-value="N803">
            <text:p>N80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7]" office:value-type="string" office:string-value="X6919.9">
            <text:p>X6919.9</text:p>
          </table:table-cell>
          <table:table-cell table:formula="of:=[.E796]+[.$J$6]" office:value-type="float" office:value="793.25">
            <text:p>793.25</text:p>
          </table:table-cell>
          <table:table-cell table:formula="of:=&quot;Y&quot; &amp; [.E797]" office:value-type="string" office:string-value="Y793.25">
            <text:p>Y793.25</text:p>
          </table:table-cell>
          <table:table-cell table:number-columns-repeated="8"/>
          <table:table-cell table:style-name="ce8" table:formula="of:=[.B798]" office:value-type="string" office:string-value="N804">
            <text:p>N804</text:p>
          </table:table-cell>
          <table:table-cell table:style-name="ce8" table:formula="of:=[.D798]" office:value-type="string" office:string-value="X6919.9">
            <text:p>X6919.9</text:p>
          </table:table-cell>
          <table:table-cell table:style-name="ce8" table:formula="of:=[.F798]" office:value-type="string" office:string-value="Y799">
            <text:p>Y799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&quot;N&quot;&amp;[.A798]" office:value-type="string" office:string-value="N804">
            <text:p>N80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8]" office:value-type="string" office:string-value="X6919.9">
            <text:p>X6919.9</text:p>
          </table:table-cell>
          <table:table-cell table:formula="of:=[.E797]+[.$J$6]" office:value-type="float" office:value="799">
            <text:p>799</text:p>
          </table:table-cell>
          <table:table-cell table:formula="of:=&quot;Y&quot; &amp; [.E798]" office:value-type="string" office:string-value="Y799">
            <text:p>Y799</text:p>
          </table:table-cell>
          <table:table-cell table:number-columns-repeated="8"/>
          <table:table-cell table:style-name="ce8" table:formula="of:=[.B799]" office:value-type="string" office:string-value="N805">
            <text:p>N805</text:p>
          </table:table-cell>
          <table:table-cell table:style-name="ce8" table:formula="of:=[.D799]" office:value-type="string" office:string-value="X6919.9">
            <text:p>X6919.9</text:p>
          </table:table-cell>
          <table:table-cell table:style-name="ce8" table:formula="of:=[.F799]" office:value-type="string" office:string-value="Y804.75">
            <text:p>Y804.7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&quot;N&quot;&amp;[.A799]" office:value-type="string" office:string-value="N805">
            <text:p>N80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799]" office:value-type="string" office:string-value="X6919.9">
            <text:p>X6919.9</text:p>
          </table:table-cell>
          <table:table-cell table:formula="of:=[.E798]+[.$J$6]" office:value-type="float" office:value="804.75">
            <text:p>804.75</text:p>
          </table:table-cell>
          <table:table-cell table:formula="of:=&quot;Y&quot; &amp; [.E799]" office:value-type="string" office:string-value="Y804.75">
            <text:p>Y804.75</text:p>
          </table:table-cell>
          <table:table-cell table:number-columns-repeated="8"/>
          <table:table-cell table:style-name="ce8" table:formula="of:=[.B800]" office:value-type="string" office:string-value="N806">
            <text:p>N806</text:p>
          </table:table-cell>
          <table:table-cell table:style-name="ce8" table:formula="of:=[.D800]" office:value-type="string" office:string-value="X6919.9">
            <text:p>X6919.9</text:p>
          </table:table-cell>
          <table:table-cell table:style-name="ce8" table:formula="of:=[.F800]" office:value-type="string" office:string-value="Y810.5">
            <text:p>Y810.5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&quot;N&quot;&amp;[.A800]" office:value-type="string" office:string-value="N806">
            <text:p>N80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0]" office:value-type="string" office:string-value="X6919.9">
            <text:p>X6919.9</text:p>
          </table:table-cell>
          <table:table-cell table:formula="of:=[.E799]+[.$J$6]" office:value-type="float" office:value="810.5">
            <text:p>810.5</text:p>
          </table:table-cell>
          <table:table-cell table:formula="of:=&quot;Y&quot; &amp; [.E800]" office:value-type="string" office:string-value="Y810.5">
            <text:p>Y810.5</text:p>
          </table:table-cell>
          <table:table-cell table:number-columns-repeated="8"/>
          <table:table-cell table:style-name="ce8" table:formula="of:=[.B801]" office:value-type="string" office:string-value="N807">
            <text:p>N807</text:p>
          </table:table-cell>
          <table:table-cell table:style-name="ce8" table:formula="of:=[.D801]" office:value-type="string" office:string-value="X6919.9">
            <text:p>X6919.9</text:p>
          </table:table-cell>
          <table:table-cell table:style-name="ce8" table:formula="of:=[.F801]" office:value-type="string" office:string-value="Y816.25">
            <text:p>Y816.2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&quot;N&quot;&amp;[.A801]" office:value-type="string" office:string-value="N807">
            <text:p>N80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1]" office:value-type="string" office:string-value="X6919.9">
            <text:p>X6919.9</text:p>
          </table:table-cell>
          <table:table-cell table:formula="of:=[.E800]+[.$J$6]" office:value-type="float" office:value="816.25">
            <text:p>816.25</text:p>
          </table:table-cell>
          <table:table-cell table:formula="of:=&quot;Y&quot; &amp; [.E801]" office:value-type="string" office:string-value="Y816.25">
            <text:p>Y816.25</text:p>
          </table:table-cell>
          <table:table-cell table:number-columns-repeated="8"/>
          <table:table-cell table:style-name="ce8" table:formula="of:=[.B802]" office:value-type="string" office:string-value="N808">
            <text:p>N808</text:p>
          </table:table-cell>
          <table:table-cell table:style-name="ce8" table:formula="of:=[.D802]" office:value-type="string" office:string-value="X6919.9">
            <text:p>X6919.9</text:p>
          </table:table-cell>
          <table:table-cell table:style-name="ce8" table:formula="of:=[.F802]" office:value-type="string" office:string-value="Y822">
            <text:p>Y82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&quot;N&quot;&amp;[.A802]" office:value-type="string" office:string-value="N808">
            <text:p>N80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2]" office:value-type="string" office:string-value="X6919.9">
            <text:p>X6919.9</text:p>
          </table:table-cell>
          <table:table-cell table:formula="of:=[.E801]+[.$J$6]" office:value-type="float" office:value="822">
            <text:p>822</text:p>
          </table:table-cell>
          <table:table-cell table:formula="of:=&quot;Y&quot; &amp; [.E802]" office:value-type="string" office:string-value="Y822">
            <text:p>Y822</text:p>
          </table:table-cell>
          <table:table-cell table:number-columns-repeated="8"/>
          <table:table-cell table:style-name="ce8" table:formula="of:=[.B803]" office:value-type="string" office:string-value="N809">
            <text:p>N809</text:p>
          </table:table-cell>
          <table:table-cell table:style-name="ce8" table:formula="of:=[.D803]" office:value-type="string" office:string-value="X6919.9">
            <text:p>X6919.9</text:p>
          </table:table-cell>
          <table:table-cell table:style-name="ce8" table:formula="of:=[.F803]" office:value-type="string" office:string-value="Y827.75">
            <text:p>Y827.7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&quot;N&quot;&amp;[.A803]" office:value-type="string" office:string-value="N809">
            <text:p>N80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3]" office:value-type="string" office:string-value="X6919.9">
            <text:p>X6919.9</text:p>
          </table:table-cell>
          <table:table-cell table:formula="of:=[.E802]+[.$J$6]" office:value-type="float" office:value="827.75">
            <text:p>827.75</text:p>
          </table:table-cell>
          <table:table-cell table:formula="of:=&quot;Y&quot; &amp; [.E803]" office:value-type="string" office:string-value="Y827.75">
            <text:p>Y827.75</text:p>
          </table:table-cell>
          <table:table-cell table:number-columns-repeated="8"/>
          <table:table-cell table:style-name="ce8" table:formula="of:=[.B804]" office:value-type="string" office:string-value="N810">
            <text:p>N810</text:p>
          </table:table-cell>
          <table:table-cell table:style-name="ce8" table:formula="of:=[.D804]" office:value-type="string" office:string-value="X6919.9">
            <text:p>X6919.9</text:p>
          </table:table-cell>
          <table:table-cell table:style-name="ce8" table:formula="of:=[.F804]" office:value-type="string" office:string-value="Y833.5">
            <text:p>Y833.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&quot;N&quot;&amp;[.A804]" office:value-type="string" office:string-value="N810">
            <text:p>N81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4]" office:value-type="string" office:string-value="X6919.9">
            <text:p>X6919.9</text:p>
          </table:table-cell>
          <table:table-cell table:formula="of:=[.E803]+[.$J$6]" office:value-type="float" office:value="833.5">
            <text:p>833.5</text:p>
          </table:table-cell>
          <table:table-cell table:formula="of:=&quot;Y&quot; &amp; [.E804]" office:value-type="string" office:string-value="Y833.5">
            <text:p>Y833.5</text:p>
          </table:table-cell>
          <table:table-cell table:number-columns-repeated="8"/>
          <table:table-cell table:style-name="ce8" table:formula="of:=[.B805]" office:value-type="string" office:string-value="N811">
            <text:p>N811</text:p>
          </table:table-cell>
          <table:table-cell table:style-name="ce8" table:formula="of:=[.D805]" office:value-type="string" office:string-value="X6919.9">
            <text:p>X6919.9</text:p>
          </table:table-cell>
          <table:table-cell table:style-name="ce8" table:formula="of:=[.F805]" office:value-type="string" office:string-value="Y839.25">
            <text:p>Y839.2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&quot;N&quot;&amp;[.A805]" office:value-type="string" office:string-value="N811">
            <text:p>N81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5]" office:value-type="string" office:string-value="X6919.9">
            <text:p>X6919.9</text:p>
          </table:table-cell>
          <table:table-cell table:formula="of:=[.E804]+[.$J$6]" office:value-type="float" office:value="839.25">
            <text:p>839.25</text:p>
          </table:table-cell>
          <table:table-cell table:formula="of:=&quot;Y&quot; &amp; [.E805]" office:value-type="string" office:string-value="Y839.25">
            <text:p>Y839.25</text:p>
          </table:table-cell>
          <table:table-cell table:number-columns-repeated="8"/>
          <table:table-cell table:style-name="ce8" table:formula="of:=[.B806]" office:value-type="string" office:string-value="N812">
            <text:p>N812</text:p>
          </table:table-cell>
          <table:table-cell table:style-name="ce8" table:formula="of:=[.D806]" office:value-type="string" office:string-value="X6919.9">
            <text:p>X6919.9</text:p>
          </table:table-cell>
          <table:table-cell table:style-name="ce8" table:formula="of:=[.F806]" office:value-type="string" office:string-value="Y845">
            <text:p>Y84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&quot;N&quot;&amp;[.A806]" office:value-type="string" office:string-value="N812">
            <text:p>N81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6]" office:value-type="string" office:string-value="X6919.9">
            <text:p>X6919.9</text:p>
          </table:table-cell>
          <table:table-cell table:formula="of:=[.E805]+[.$J$6]" office:value-type="float" office:value="845">
            <text:p>845</text:p>
          </table:table-cell>
          <table:table-cell table:formula="of:=&quot;Y&quot; &amp; [.E806]" office:value-type="string" office:string-value="Y845">
            <text:p>Y845</text:p>
          </table:table-cell>
          <table:table-cell table:number-columns-repeated="8"/>
          <table:table-cell table:style-name="ce8" table:formula="of:=[.B807]" office:value-type="string" office:string-value="N813">
            <text:p>N813</text:p>
          </table:table-cell>
          <table:table-cell table:style-name="ce8" table:formula="of:=[.D807]" office:value-type="string" office:string-value="X6919.9">
            <text:p>X6919.9</text:p>
          </table:table-cell>
          <table:table-cell table:style-name="ce8" table:formula="of:=[.F807]" office:value-type="string" office:string-value="Y850.75">
            <text:p>Y850.7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&quot;N&quot;&amp;[.A807]" office:value-type="string" office:string-value="N813">
            <text:p>N81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7]" office:value-type="string" office:string-value="X6919.9">
            <text:p>X6919.9</text:p>
          </table:table-cell>
          <table:table-cell table:formula="of:=[.E806]+[.$J$6]" office:value-type="float" office:value="850.75">
            <text:p>850.75</text:p>
          </table:table-cell>
          <table:table-cell table:formula="of:=&quot;Y&quot; &amp; [.E807]" office:value-type="string" office:string-value="Y850.75">
            <text:p>Y850.75</text:p>
          </table:table-cell>
          <table:table-cell table:number-columns-repeated="8"/>
          <table:table-cell table:style-name="ce8" table:formula="of:=[.B808]" office:value-type="string" office:string-value="N814">
            <text:p>N814</text:p>
          </table:table-cell>
          <table:table-cell table:style-name="ce8" table:formula="of:=[.D808]" office:value-type="string" office:string-value="X6919.9">
            <text:p>X6919.9</text:p>
          </table:table-cell>
          <table:table-cell table:style-name="ce8" table:formula="of:=[.F808]" office:value-type="string" office:string-value="Y856.5">
            <text:p>Y856.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&quot;N&quot;&amp;[.A808]" office:value-type="string" office:string-value="N814">
            <text:p>N81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8]" office:value-type="string" office:string-value="X6919.9">
            <text:p>X6919.9</text:p>
          </table:table-cell>
          <table:table-cell table:formula="of:=[.E807]+[.$J$6]" office:value-type="float" office:value="856.5">
            <text:p>856.5</text:p>
          </table:table-cell>
          <table:table-cell table:formula="of:=&quot;Y&quot; &amp; [.E808]" office:value-type="string" office:string-value="Y856.5">
            <text:p>Y856.5</text:p>
          </table:table-cell>
          <table:table-cell table:number-columns-repeated="8"/>
          <table:table-cell table:style-name="ce8" table:formula="of:=[.B809]" office:value-type="string" office:string-value="N815">
            <text:p>N815</text:p>
          </table:table-cell>
          <table:table-cell table:style-name="ce8" table:formula="of:=[.D809]" office:value-type="string" office:string-value="X6919.9">
            <text:p>X6919.9</text:p>
          </table:table-cell>
          <table:table-cell table:style-name="ce8" table:formula="of:=[.F809]" office:value-type="string" office:string-value="Y862.25">
            <text:p>Y862.2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&quot;N&quot;&amp;[.A809]" office:value-type="string" office:string-value="N815">
            <text:p>N81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09]" office:value-type="string" office:string-value="X6919.9">
            <text:p>X6919.9</text:p>
          </table:table-cell>
          <table:table-cell table:formula="of:=[.E808]+[.$J$6]" office:value-type="float" office:value="862.25">
            <text:p>862.25</text:p>
          </table:table-cell>
          <table:table-cell table:formula="of:=&quot;Y&quot; &amp; [.E809]" office:value-type="string" office:string-value="Y862.25">
            <text:p>Y862.25</text:p>
          </table:table-cell>
          <table:table-cell table:number-columns-repeated="8"/>
          <table:table-cell table:style-name="ce8" table:formula="of:=[.B810]" office:value-type="string" office:string-value="N816">
            <text:p>N816</text:p>
          </table:table-cell>
          <table:table-cell table:style-name="ce8" table:formula="of:=[.D810]" office:value-type="string" office:string-value="X6919.9">
            <text:p>X6919.9</text:p>
          </table:table-cell>
          <table:table-cell table:style-name="ce8" table:formula="of:=[.F810]" office:value-type="string" office:string-value="Y868">
            <text:p>Y868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&quot;N&quot;&amp;[.A810]" office:value-type="string" office:string-value="N816">
            <text:p>N81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0]" office:value-type="string" office:string-value="X6919.9">
            <text:p>X6919.9</text:p>
          </table:table-cell>
          <table:table-cell table:formula="of:=[.E809]+[.$J$6]" office:value-type="float" office:value="868">
            <text:p>868</text:p>
          </table:table-cell>
          <table:table-cell table:formula="of:=&quot;Y&quot; &amp; [.E810]" office:value-type="string" office:string-value="Y868">
            <text:p>Y868</text:p>
          </table:table-cell>
          <table:table-cell table:number-columns-repeated="8"/>
          <table:table-cell table:style-name="ce8" table:formula="of:=[.B811]" office:value-type="string" office:string-value="N817">
            <text:p>N817</text:p>
          </table:table-cell>
          <table:table-cell table:style-name="ce8" table:formula="of:=[.D811]" office:value-type="string" office:string-value="X6919.9">
            <text:p>X6919.9</text:p>
          </table:table-cell>
          <table:table-cell table:style-name="ce8" table:formula="of:=[.F811]" office:value-type="string" office:string-value="Y873.75">
            <text:p>Y873.7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&quot;N&quot;&amp;[.A811]" office:value-type="string" office:string-value="N817">
            <text:p>N81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1]" office:value-type="string" office:string-value="X6919.9">
            <text:p>X6919.9</text:p>
          </table:table-cell>
          <table:table-cell table:formula="of:=[.E810]+[.$J$6]" office:value-type="float" office:value="873.75">
            <text:p>873.75</text:p>
          </table:table-cell>
          <table:table-cell table:formula="of:=&quot;Y&quot; &amp; [.E811]" office:value-type="string" office:string-value="Y873.75">
            <text:p>Y873.75</text:p>
          </table:table-cell>
          <table:table-cell table:number-columns-repeated="8"/>
          <table:table-cell table:style-name="ce8" table:formula="of:=[.B812]" office:value-type="string" office:string-value="N818">
            <text:p>N818</text:p>
          </table:table-cell>
          <table:table-cell table:style-name="ce8" table:formula="of:=[.D812]" office:value-type="string" office:string-value="X6919.9">
            <text:p>X6919.9</text:p>
          </table:table-cell>
          <table:table-cell table:style-name="ce8" table:formula="of:=[.F812]" office:value-type="string" office:string-value="Y879.5">
            <text:p>Y879.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&quot;N&quot;&amp;[.A812]" office:value-type="string" office:string-value="N818">
            <text:p>N81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2]" office:value-type="string" office:string-value="X6919.9">
            <text:p>X6919.9</text:p>
          </table:table-cell>
          <table:table-cell table:formula="of:=[.E811]+[.$J$6]" office:value-type="float" office:value="879.5">
            <text:p>879.5</text:p>
          </table:table-cell>
          <table:table-cell table:formula="of:=&quot;Y&quot; &amp; [.E812]" office:value-type="string" office:string-value="Y879.5">
            <text:p>Y879.5</text:p>
          </table:table-cell>
          <table:table-cell table:number-columns-repeated="8"/>
          <table:table-cell table:style-name="ce8" table:formula="of:=[.B813]" office:value-type="string" office:string-value="N819">
            <text:p>N819</text:p>
          </table:table-cell>
          <table:table-cell table:style-name="ce8" table:formula="of:=[.D813]" office:value-type="string" office:string-value="X6919.9">
            <text:p>X6919.9</text:p>
          </table:table-cell>
          <table:table-cell table:style-name="ce8" table:formula="of:=[.F813]" office:value-type="string" office:string-value="Y885.25">
            <text:p>Y885.2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&quot;N&quot;&amp;[.A813]" office:value-type="string" office:string-value="N819">
            <text:p>N81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3]" office:value-type="string" office:string-value="X6919.9">
            <text:p>X6919.9</text:p>
          </table:table-cell>
          <table:table-cell table:formula="of:=[.E812]+[.$J$6]" office:value-type="float" office:value="885.25">
            <text:p>885.25</text:p>
          </table:table-cell>
          <table:table-cell table:formula="of:=&quot;Y&quot; &amp; [.E813]" office:value-type="string" office:string-value="Y885.25">
            <text:p>Y885.25</text:p>
          </table:table-cell>
          <table:table-cell table:number-columns-repeated="8"/>
          <table:table-cell table:style-name="ce8" table:formula="of:=[.B814]" office:value-type="string" office:string-value="N820">
            <text:p>N820</text:p>
          </table:table-cell>
          <table:table-cell table:style-name="ce8" table:formula="of:=[.D814]" office:value-type="string" office:string-value="X6919.9">
            <text:p>X6919.9</text:p>
          </table:table-cell>
          <table:table-cell table:style-name="ce8" table:formula="of:=[.F814]" office:value-type="string" office:string-value="Y891">
            <text:p>Y891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&quot;N&quot;&amp;[.A814]" office:value-type="string" office:string-value="N820">
            <text:p>N82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4]" office:value-type="string" office:string-value="X6919.9">
            <text:p>X6919.9</text:p>
          </table:table-cell>
          <table:table-cell table:formula="of:=[.E813]+[.$J$6]" office:value-type="float" office:value="891">
            <text:p>891</text:p>
          </table:table-cell>
          <table:table-cell table:formula="of:=&quot;Y&quot; &amp; [.E814]" office:value-type="string" office:string-value="Y891">
            <text:p>Y891</text:p>
          </table:table-cell>
          <table:table-cell table:number-columns-repeated="8"/>
          <table:table-cell table:style-name="ce8" table:formula="of:=[.B815]" office:value-type="string" office:string-value="N821">
            <text:p>N821</text:p>
          </table:table-cell>
          <table:table-cell table:style-name="ce8" table:formula="of:=[.D815]" office:value-type="string" office:string-value="X6919.9">
            <text:p>X6919.9</text:p>
          </table:table-cell>
          <table:table-cell table:style-name="ce8" table:formula="of:=[.F815]" office:value-type="string" office:string-value="Y896.75">
            <text:p>Y896.7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&quot;N&quot;&amp;[.A815]" office:value-type="string" office:string-value="N821">
            <text:p>N82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5]" office:value-type="string" office:string-value="X6919.9">
            <text:p>X6919.9</text:p>
          </table:table-cell>
          <table:table-cell table:formula="of:=[.E814]+[.$J$6]" office:value-type="float" office:value="896.75">
            <text:p>896.75</text:p>
          </table:table-cell>
          <table:table-cell table:formula="of:=&quot;Y&quot; &amp; [.E815]" office:value-type="string" office:string-value="Y896.75">
            <text:p>Y896.75</text:p>
          </table:table-cell>
          <table:table-cell table:number-columns-repeated="8"/>
          <table:table-cell table:style-name="ce8" table:formula="of:=[.B816]" office:value-type="string" office:string-value="N822">
            <text:p>N822</text:p>
          </table:table-cell>
          <table:table-cell table:style-name="ce8" table:formula="of:=[.D816]" office:value-type="string" office:string-value="X6919.9">
            <text:p>X6919.9</text:p>
          </table:table-cell>
          <table:table-cell table:style-name="ce8" table:formula="of:=[.F816]" office:value-type="string" office:string-value="Y902.5">
            <text:p>Y902.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&quot;N&quot;&amp;[.A816]" office:value-type="string" office:string-value="N822">
            <text:p>N82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6]" office:value-type="string" office:string-value="X6919.9">
            <text:p>X6919.9</text:p>
          </table:table-cell>
          <table:table-cell table:formula="of:=[.E815]+[.$J$6]" office:value-type="float" office:value="902.5">
            <text:p>902.5</text:p>
          </table:table-cell>
          <table:table-cell table:formula="of:=&quot;Y&quot; &amp; [.E816]" office:value-type="string" office:string-value="Y902.5">
            <text:p>Y902.5</text:p>
          </table:table-cell>
          <table:table-cell table:number-columns-repeated="8"/>
          <table:table-cell table:style-name="ce8" table:formula="of:=[.B817]" office:value-type="string" office:string-value="N823">
            <text:p>N823</text:p>
          </table:table-cell>
          <table:table-cell table:style-name="ce8" table:formula="of:=[.D817]" office:value-type="string" office:string-value="X6919.9">
            <text:p>X6919.9</text:p>
          </table:table-cell>
          <table:table-cell table:style-name="ce8" table:formula="of:=[.F817]" office:value-type="string" office:string-value="Y908.25">
            <text:p>Y908.2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&quot;N&quot;&amp;[.A817]" office:value-type="string" office:string-value="N823">
            <text:p>N82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7]" office:value-type="string" office:string-value="X6919.9">
            <text:p>X6919.9</text:p>
          </table:table-cell>
          <table:table-cell table:formula="of:=[.E816]+[.$J$6]" office:value-type="float" office:value="908.25">
            <text:p>908.25</text:p>
          </table:table-cell>
          <table:table-cell table:formula="of:=&quot;Y&quot; &amp; [.E817]" office:value-type="string" office:string-value="Y908.25">
            <text:p>Y908.25</text:p>
          </table:table-cell>
          <table:table-cell table:number-columns-repeated="8"/>
          <table:table-cell table:style-name="ce8" table:formula="of:=[.B818]" office:value-type="string" office:string-value="N824">
            <text:p>N824</text:p>
          </table:table-cell>
          <table:table-cell table:style-name="ce8" table:formula="of:=[.D818]" office:value-type="string" office:string-value="X6919.9">
            <text:p>X6919.9</text:p>
          </table:table-cell>
          <table:table-cell table:style-name="ce8" table:formula="of:=[.F818]" office:value-type="string" office:string-value="Y914">
            <text:p>Y914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&quot;N&quot;&amp;[.A818]" office:value-type="string" office:string-value="N824">
            <text:p>N82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8]" office:value-type="string" office:string-value="X6919.9">
            <text:p>X6919.9</text:p>
          </table:table-cell>
          <table:table-cell table:formula="of:=[.E817]+[.$J$6]" office:value-type="float" office:value="914">
            <text:p>914</text:p>
          </table:table-cell>
          <table:table-cell table:formula="of:=&quot;Y&quot; &amp; [.E818]" office:value-type="string" office:string-value="Y914">
            <text:p>Y914</text:p>
          </table:table-cell>
          <table:table-cell table:number-columns-repeated="8"/>
          <table:table-cell table:style-name="ce8" table:formula="of:=[.B819]" office:value-type="string" office:string-value="N825">
            <text:p>N825</text:p>
          </table:table-cell>
          <table:table-cell table:style-name="ce8" table:formula="of:=[.D819]" office:value-type="string" office:string-value="X6919.9">
            <text:p>X6919.9</text:p>
          </table:table-cell>
          <table:table-cell table:style-name="ce8" table:formula="of:=[.F819]" office:value-type="string" office:string-value="Y919.75">
            <text:p>Y919.7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&quot;N&quot;&amp;[.A819]" office:value-type="string" office:string-value="N825">
            <text:p>N82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19]" office:value-type="string" office:string-value="X6919.9">
            <text:p>X6919.9</text:p>
          </table:table-cell>
          <table:table-cell table:formula="of:=[.E818]+[.$J$6]" office:value-type="float" office:value="919.75">
            <text:p>919.75</text:p>
          </table:table-cell>
          <table:table-cell table:formula="of:=&quot;Y&quot; &amp; [.E819]" office:value-type="string" office:string-value="Y919.75">
            <text:p>Y919.75</text:p>
          </table:table-cell>
          <table:table-cell table:number-columns-repeated="8"/>
          <table:table-cell table:style-name="ce8" table:formula="of:=[.B820]" office:value-type="string" office:string-value="N826">
            <text:p>N826</text:p>
          </table:table-cell>
          <table:table-cell table:style-name="ce8" table:formula="of:=[.D820]" office:value-type="string" office:string-value="X6919.9">
            <text:p>X6919.9</text:p>
          </table:table-cell>
          <table:table-cell table:style-name="ce8" table:formula="of:=[.F820]" office:value-type="string" office:string-value="Y925.5">
            <text:p>Y925.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&quot;N&quot;&amp;[.A820]" office:value-type="string" office:string-value="N826">
            <text:p>N82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0]" office:value-type="string" office:string-value="X6919.9">
            <text:p>X6919.9</text:p>
          </table:table-cell>
          <table:table-cell table:formula="of:=[.E819]+[.$J$6]" office:value-type="float" office:value="925.5">
            <text:p>925.5</text:p>
          </table:table-cell>
          <table:table-cell table:formula="of:=&quot;Y&quot; &amp; [.E820]" office:value-type="string" office:string-value="Y925.5">
            <text:p>Y925.5</text:p>
          </table:table-cell>
          <table:table-cell table:number-columns-repeated="8"/>
          <table:table-cell table:style-name="ce8" table:formula="of:=[.B821]" office:value-type="string" office:string-value="N827">
            <text:p>N827</text:p>
          </table:table-cell>
          <table:table-cell table:style-name="ce8" table:formula="of:=[.D821]" office:value-type="string" office:string-value="X6919.9">
            <text:p>X6919.9</text:p>
          </table:table-cell>
          <table:table-cell table:style-name="ce8" table:formula="of:=[.F821]" office:value-type="string" office:string-value="Y931.25">
            <text:p>Y931.2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&quot;N&quot;&amp;[.A821]" office:value-type="string" office:string-value="N827">
            <text:p>N82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1]" office:value-type="string" office:string-value="X6919.9">
            <text:p>X6919.9</text:p>
          </table:table-cell>
          <table:table-cell table:formula="of:=[.E820]+[.$J$6]" office:value-type="float" office:value="931.25">
            <text:p>931.25</text:p>
          </table:table-cell>
          <table:table-cell table:formula="of:=&quot;Y&quot; &amp; [.E821]" office:value-type="string" office:string-value="Y931.25">
            <text:p>Y931.25</text:p>
          </table:table-cell>
          <table:table-cell table:number-columns-repeated="8"/>
          <table:table-cell table:style-name="ce8" table:formula="of:=[.B822]" office:value-type="string" office:string-value="N828">
            <text:p>N828</text:p>
          </table:table-cell>
          <table:table-cell table:style-name="ce8" table:formula="of:=[.D822]" office:value-type="string" office:string-value="X6919.9">
            <text:p>X6919.9</text:p>
          </table:table-cell>
          <table:table-cell table:style-name="ce8" table:formula="of:=[.F822]" office:value-type="string" office:string-value="Y937">
            <text:p>Y93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&quot;N&quot;&amp;[.A822]" office:value-type="string" office:string-value="N828">
            <text:p>N82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2]" office:value-type="string" office:string-value="X6919.9">
            <text:p>X6919.9</text:p>
          </table:table-cell>
          <table:table-cell table:formula="of:=[.E821]+[.$J$6]" office:value-type="float" office:value="937">
            <text:p>937</text:p>
          </table:table-cell>
          <table:table-cell table:formula="of:=&quot;Y&quot; &amp; [.E822]" office:value-type="string" office:string-value="Y937">
            <text:p>Y937</text:p>
          </table:table-cell>
          <table:table-cell table:number-columns-repeated="8"/>
          <table:table-cell table:style-name="ce8" table:formula="of:=[.B823]" office:value-type="string" office:string-value="N829">
            <text:p>N829</text:p>
          </table:table-cell>
          <table:table-cell table:style-name="ce8" table:formula="of:=[.D823]" office:value-type="string" office:string-value="X6919.9">
            <text:p>X6919.9</text:p>
          </table:table-cell>
          <table:table-cell table:style-name="ce8" table:formula="of:=[.F823]" office:value-type="string" office:string-value="Y942.75">
            <text:p>Y942.7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&quot;N&quot;&amp;[.A823]" office:value-type="string" office:string-value="N829">
            <text:p>N82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3]" office:value-type="string" office:string-value="X6919.9">
            <text:p>X6919.9</text:p>
          </table:table-cell>
          <table:table-cell table:formula="of:=[.E822]+[.$J$6]" office:value-type="float" office:value="942.75">
            <text:p>942.75</text:p>
          </table:table-cell>
          <table:table-cell table:formula="of:=&quot;Y&quot; &amp; [.E823]" office:value-type="string" office:string-value="Y942.75">
            <text:p>Y942.75</text:p>
          </table:table-cell>
          <table:table-cell table:number-columns-repeated="8"/>
          <table:table-cell table:style-name="ce8" table:formula="of:=[.B824]" office:value-type="string" office:string-value="N830">
            <text:p>N830</text:p>
          </table:table-cell>
          <table:table-cell table:style-name="ce8" table:formula="of:=[.D824]" office:value-type="string" office:string-value="X6919.9">
            <text:p>X6919.9</text:p>
          </table:table-cell>
          <table:table-cell table:style-name="ce8" table:formula="of:=[.F824]" office:value-type="string" office:string-value="Y948.5">
            <text:p>Y948.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&quot;N&quot;&amp;[.A824]" office:value-type="string" office:string-value="N830">
            <text:p>N83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4]" office:value-type="string" office:string-value="X6919.9">
            <text:p>X6919.9</text:p>
          </table:table-cell>
          <table:table-cell table:formula="of:=[.E823]+[.$J$6]" office:value-type="float" office:value="948.5">
            <text:p>948.5</text:p>
          </table:table-cell>
          <table:table-cell table:formula="of:=&quot;Y&quot; &amp; [.E824]" office:value-type="string" office:string-value="Y948.5">
            <text:p>Y948.5</text:p>
          </table:table-cell>
          <table:table-cell table:number-columns-repeated="8"/>
          <table:table-cell table:style-name="ce8" table:formula="of:=[.B825]" office:value-type="string" office:string-value="N831">
            <text:p>N831</text:p>
          </table:table-cell>
          <table:table-cell table:style-name="ce8" table:formula="of:=[.D825]" office:value-type="string" office:string-value="X6919.9">
            <text:p>X6919.9</text:p>
          </table:table-cell>
          <table:table-cell table:style-name="ce8" table:formula="of:=[.F825]" office:value-type="string" office:string-value="Y954.25">
            <text:p>Y954.2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&quot;N&quot;&amp;[.A825]" office:value-type="string" office:string-value="N831">
            <text:p>N83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5]" office:value-type="string" office:string-value="X6919.9">
            <text:p>X6919.9</text:p>
          </table:table-cell>
          <table:table-cell table:formula="of:=[.E824]+[.$J$6]" office:value-type="float" office:value="954.25">
            <text:p>954.25</text:p>
          </table:table-cell>
          <table:table-cell table:formula="of:=&quot;Y&quot; &amp; [.E825]" office:value-type="string" office:string-value="Y954.25">
            <text:p>Y954.25</text:p>
          </table:table-cell>
          <table:table-cell table:number-columns-repeated="8"/>
          <table:table-cell table:style-name="ce8" table:formula="of:=[.B826]" office:value-type="string" office:string-value="N832">
            <text:p>N832</text:p>
          </table:table-cell>
          <table:table-cell table:style-name="ce8" table:formula="of:=[.D826]" office:value-type="string" office:string-value="X6919.9">
            <text:p>X6919.9</text:p>
          </table:table-cell>
          <table:table-cell table:style-name="ce8" table:formula="of:=[.F826]" office:value-type="string" office:string-value="Y960">
            <text:p>Y96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&quot;N&quot;&amp;[.A826]" office:value-type="string" office:string-value="N832">
            <text:p>N83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6]" office:value-type="string" office:string-value="X6919.9">
            <text:p>X6919.9</text:p>
          </table:table-cell>
          <table:table-cell table:formula="of:=[.E825]+[.$J$6]" office:value-type="float" office:value="960">
            <text:p>960</text:p>
          </table:table-cell>
          <table:table-cell table:formula="of:=&quot;Y&quot; &amp; [.E826]" office:value-type="string" office:string-value="Y960">
            <text:p>Y960</text:p>
          </table:table-cell>
          <table:table-cell table:number-columns-repeated="8"/>
          <table:table-cell table:style-name="ce8" table:formula="of:=[.B827]" office:value-type="string" office:string-value="N833">
            <text:p>N833</text:p>
          </table:table-cell>
          <table:table-cell table:style-name="ce8" table:formula="of:=[.D827]" office:value-type="string" office:string-value="X6919.9">
            <text:p>X6919.9</text:p>
          </table:table-cell>
          <table:table-cell table:style-name="ce8" table:formula="of:=[.F827]" office:value-type="string" office:string-value="Y965.75">
            <text:p>Y965.7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&quot;N&quot;&amp;[.A827]" office:value-type="string" office:string-value="N833">
            <text:p>N83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7]" office:value-type="string" office:string-value="X6919.9">
            <text:p>X6919.9</text:p>
          </table:table-cell>
          <table:table-cell table:formula="of:=[.E826]+[.$J$6]" office:value-type="float" office:value="965.75">
            <text:p>965.75</text:p>
          </table:table-cell>
          <table:table-cell table:formula="of:=&quot;Y&quot; &amp; [.E827]" office:value-type="string" office:string-value="Y965.75">
            <text:p>Y965.75</text:p>
          </table:table-cell>
          <table:table-cell table:number-columns-repeated="8"/>
          <table:table-cell table:style-name="ce8" table:formula="of:=[.B828]" office:value-type="string" office:string-value="N834">
            <text:p>N834</text:p>
          </table:table-cell>
          <table:table-cell table:style-name="ce8" table:formula="of:=[.D828]" office:value-type="string" office:string-value="X6919.9">
            <text:p>X6919.9</text:p>
          </table:table-cell>
          <table:table-cell table:style-name="ce8" table:formula="of:=[.F828]" office:value-type="string" office:string-value="Y971.5">
            <text:p>Y971.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&quot;N&quot;&amp;[.A828]" office:value-type="string" office:string-value="N834">
            <text:p>N83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8]" office:value-type="string" office:string-value="X6919.9">
            <text:p>X6919.9</text:p>
          </table:table-cell>
          <table:table-cell table:formula="of:=[.E827]+[.$J$6]" office:value-type="float" office:value="971.5">
            <text:p>971.5</text:p>
          </table:table-cell>
          <table:table-cell table:formula="of:=&quot;Y&quot; &amp; [.E828]" office:value-type="string" office:string-value="Y971.5">
            <text:p>Y971.5</text:p>
          </table:table-cell>
          <table:table-cell table:number-columns-repeated="8"/>
          <table:table-cell table:style-name="ce8" table:formula="of:=[.B829]" office:value-type="string" office:string-value="N835">
            <text:p>N835</text:p>
          </table:table-cell>
          <table:table-cell table:style-name="ce8" table:formula="of:=[.D829]" office:value-type="string" office:string-value="X6919.9">
            <text:p>X6919.9</text:p>
          </table:table-cell>
          <table:table-cell table:style-name="ce8" table:formula="of:=[.F829]" office:value-type="string" office:string-value="Y977.25">
            <text:p>Y977.2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&quot;N&quot;&amp;[.A829]" office:value-type="string" office:string-value="N835">
            <text:p>N83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29]" office:value-type="string" office:string-value="X6919.9">
            <text:p>X6919.9</text:p>
          </table:table-cell>
          <table:table-cell table:formula="of:=[.E828]+[.$J$6]" office:value-type="float" office:value="977.25">
            <text:p>977.25</text:p>
          </table:table-cell>
          <table:table-cell table:formula="of:=&quot;Y&quot; &amp; [.E829]" office:value-type="string" office:string-value="Y977.25">
            <text:p>Y977.25</text:p>
          </table:table-cell>
          <table:table-cell table:number-columns-repeated="8"/>
          <table:table-cell table:style-name="ce8" table:formula="of:=[.B830]" office:value-type="string" office:string-value="N836">
            <text:p>N836</text:p>
          </table:table-cell>
          <table:table-cell table:style-name="ce8" table:formula="of:=[.D830]" office:value-type="string" office:string-value="X6919.9">
            <text:p>X6919.9</text:p>
          </table:table-cell>
          <table:table-cell table:style-name="ce8" table:formula="of:=[.F830]" office:value-type="string" office:string-value="Y983">
            <text:p>Y98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&quot;N&quot;&amp;[.A830]" office:value-type="string" office:string-value="N836">
            <text:p>N83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0]" office:value-type="string" office:string-value="X6919.9">
            <text:p>X6919.9</text:p>
          </table:table-cell>
          <table:table-cell table:formula="of:=[.E829]+[.$J$6]" office:value-type="float" office:value="983">
            <text:p>983</text:p>
          </table:table-cell>
          <table:table-cell table:formula="of:=&quot;Y&quot; &amp; [.E830]" office:value-type="string" office:string-value="Y983">
            <text:p>Y983</text:p>
          </table:table-cell>
          <table:table-cell table:number-columns-repeated="8"/>
          <table:table-cell table:style-name="ce8" table:formula="of:=[.B831]" office:value-type="string" office:string-value="N837">
            <text:p>N837</text:p>
          </table:table-cell>
          <table:table-cell table:style-name="ce8" table:formula="of:=[.D831]" office:value-type="string" office:string-value="X6919.9">
            <text:p>X6919.9</text:p>
          </table:table-cell>
          <table:table-cell table:style-name="ce8" table:formula="of:=[.F831]" office:value-type="string" office:string-value="Y988.75">
            <text:p>Y988.7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&quot;N&quot;&amp;[.A831]" office:value-type="string" office:string-value="N837">
            <text:p>N83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1]" office:value-type="string" office:string-value="X6919.9">
            <text:p>X6919.9</text:p>
          </table:table-cell>
          <table:table-cell table:formula="of:=[.E830]+[.$J$6]" office:value-type="float" office:value="988.75">
            <text:p>988.75</text:p>
          </table:table-cell>
          <table:table-cell table:formula="of:=&quot;Y&quot; &amp; [.E831]" office:value-type="string" office:string-value="Y988.75">
            <text:p>Y988.75</text:p>
          </table:table-cell>
          <table:table-cell table:number-columns-repeated="8"/>
          <table:table-cell table:style-name="ce8" table:formula="of:=[.B832]" office:value-type="string" office:string-value="N838">
            <text:p>N838</text:p>
          </table:table-cell>
          <table:table-cell table:style-name="ce8" table:formula="of:=[.D832]" office:value-type="string" office:string-value="X6919.9">
            <text:p>X6919.9</text:p>
          </table:table-cell>
          <table:table-cell table:style-name="ce8" table:formula="of:=[.F832]" office:value-type="string" office:string-value="Y994.5">
            <text:p>Y994.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&quot;N&quot;&amp;[.A832]" office:value-type="string" office:string-value="N838">
            <text:p>N83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2]" office:value-type="string" office:string-value="X6919.9">
            <text:p>X6919.9</text:p>
          </table:table-cell>
          <table:table-cell table:formula="of:=[.E831]+[.$J$6]" office:value-type="float" office:value="994.5">
            <text:p>994.5</text:p>
          </table:table-cell>
          <table:table-cell table:formula="of:=&quot;Y&quot; &amp; [.E832]" office:value-type="string" office:string-value="Y994.5">
            <text:p>Y994.5</text:p>
          </table:table-cell>
          <table:table-cell table:number-columns-repeated="8"/>
          <table:table-cell table:style-name="ce8" table:formula="of:=[.B833]" office:value-type="string" office:string-value="N839">
            <text:p>N839</text:p>
          </table:table-cell>
          <table:table-cell table:style-name="ce8" table:formula="of:=[.D833]" office:value-type="string" office:string-value="X6919.9">
            <text:p>X6919.9</text:p>
          </table:table-cell>
          <table:table-cell table:style-name="ce8" table:formula="of:=[.F833]" office:value-type="string" office:string-value="Y1000.25">
            <text:p>Y1000.2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&quot;N&quot;&amp;[.A833]" office:value-type="string" office:string-value="N839">
            <text:p>N83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3]" office:value-type="string" office:string-value="X6919.9">
            <text:p>X6919.9</text:p>
          </table:table-cell>
          <table:table-cell table:formula="of:=[.E832]+[.$J$6]" office:value-type="float" office:value="1000.25">
            <text:p>1000.25</text:p>
          </table:table-cell>
          <table:table-cell table:formula="of:=&quot;Y&quot; &amp; [.E833]" office:value-type="string" office:string-value="Y1000.25">
            <text:p>Y1000.25</text:p>
          </table:table-cell>
          <table:table-cell table:number-columns-repeated="8"/>
          <table:table-cell table:style-name="ce8" table:formula="of:=[.B834]" office:value-type="string" office:string-value="N840">
            <text:p>N840</text:p>
          </table:table-cell>
          <table:table-cell table:style-name="ce8" table:formula="of:=[.D834]" office:value-type="string" office:string-value="X6919.9">
            <text:p>X6919.9</text:p>
          </table:table-cell>
          <table:table-cell table:style-name="ce8" table:formula="of:=[.F834]" office:value-type="string" office:string-value="Y1006">
            <text:p>Y100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&quot;N&quot;&amp;[.A834]" office:value-type="string" office:string-value="N840">
            <text:p>N84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4]" office:value-type="string" office:string-value="X6919.9">
            <text:p>X6919.9</text:p>
          </table:table-cell>
          <table:table-cell table:formula="of:=[.E833]+[.$J$6]" office:value-type="float" office:value="1006">
            <text:p>1006</text:p>
          </table:table-cell>
          <table:table-cell table:formula="of:=&quot;Y&quot; &amp; [.E834]" office:value-type="string" office:string-value="Y1006">
            <text:p>Y1006</text:p>
          </table:table-cell>
          <table:table-cell table:number-columns-repeated="8"/>
          <table:table-cell table:style-name="ce8" table:formula="of:=[.B835]" office:value-type="string" office:string-value="N841">
            <text:p>N841</text:p>
          </table:table-cell>
          <table:table-cell table:style-name="ce8" table:formula="of:=[.D835]" office:value-type="string" office:string-value="X6919.9">
            <text:p>X6919.9</text:p>
          </table:table-cell>
          <table:table-cell table:style-name="ce8" table:formula="of:=[.F835]" office:value-type="string" office:string-value="Y1011.75">
            <text:p>Y1011.7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&quot;N&quot;&amp;[.A835]" office:value-type="string" office:string-value="N841">
            <text:p>N84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5]" office:value-type="string" office:string-value="X6919.9">
            <text:p>X6919.9</text:p>
          </table:table-cell>
          <table:table-cell table:formula="of:=[.E834]+[.$J$6]" office:value-type="float" office:value="1011.75">
            <text:p>1011.75</text:p>
          </table:table-cell>
          <table:table-cell table:formula="of:=&quot;Y&quot; &amp; [.E835]" office:value-type="string" office:string-value="Y1011.75">
            <text:p>Y1011.75</text:p>
          </table:table-cell>
          <table:table-cell table:number-columns-repeated="8"/>
          <table:table-cell table:style-name="ce8" table:formula="of:=[.B836]" office:value-type="string" office:string-value="N842">
            <text:p>N842</text:p>
          </table:table-cell>
          <table:table-cell table:style-name="ce8" table:formula="of:=[.D836]" office:value-type="string" office:string-value="X6919.9">
            <text:p>X6919.9</text:p>
          </table:table-cell>
          <table:table-cell table:style-name="ce8" table:formula="of:=[.F836]" office:value-type="string" office:string-value="Y1017.5">
            <text:p>Y1017.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&quot;N&quot;&amp;[.A836]" office:value-type="string" office:string-value="N842">
            <text:p>N84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6]" office:value-type="string" office:string-value="X6919.9">
            <text:p>X6919.9</text:p>
          </table:table-cell>
          <table:table-cell table:formula="of:=[.E835]+[.$J$6]" office:value-type="float" office:value="1017.5">
            <text:p>1017.5</text:p>
          </table:table-cell>
          <table:table-cell table:formula="of:=&quot;Y&quot; &amp; [.E836]" office:value-type="string" office:string-value="Y1017.5">
            <text:p>Y1017.5</text:p>
          </table:table-cell>
          <table:table-cell table:number-columns-repeated="8"/>
          <table:table-cell table:style-name="ce8" table:formula="of:=[.B837]" office:value-type="string" office:string-value="N843">
            <text:p>N843</text:p>
          </table:table-cell>
          <table:table-cell table:style-name="ce8" table:formula="of:=[.D837]" office:value-type="string" office:string-value="X6919.9">
            <text:p>X6919.9</text:p>
          </table:table-cell>
          <table:table-cell table:style-name="ce8" table:formula="of:=[.F837]" office:value-type="string" office:string-value="Y1023.25">
            <text:p>Y1023.2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&quot;N&quot;&amp;[.A837]" office:value-type="string" office:string-value="N843">
            <text:p>N84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7]" office:value-type="string" office:string-value="X6919.9">
            <text:p>X6919.9</text:p>
          </table:table-cell>
          <table:table-cell table:formula="of:=[.E836]+[.$J$6]" office:value-type="float" office:value="1023.25">
            <text:p>1023.25</text:p>
          </table:table-cell>
          <table:table-cell table:formula="of:=&quot;Y&quot; &amp; [.E837]" office:value-type="string" office:string-value="Y1023.25">
            <text:p>Y1023.25</text:p>
          </table:table-cell>
          <table:table-cell table:number-columns-repeated="8"/>
          <table:table-cell table:style-name="ce8" table:formula="of:=[.B838]" office:value-type="string" office:string-value="N844">
            <text:p>N844</text:p>
          </table:table-cell>
          <table:table-cell table:style-name="ce8" table:formula="of:=[.D838]" office:value-type="string" office:string-value="X6919.9">
            <text:p>X6919.9</text:p>
          </table:table-cell>
          <table:table-cell table:style-name="ce8" table:formula="of:=[.F838]" office:value-type="string" office:string-value="Y1029">
            <text:p>Y1029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&quot;N&quot;&amp;[.A838]" office:value-type="string" office:string-value="N844">
            <text:p>N84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8]" office:value-type="string" office:string-value="X6919.9">
            <text:p>X6919.9</text:p>
          </table:table-cell>
          <table:table-cell table:formula="of:=[.E837]+[.$J$6]" office:value-type="float" office:value="1029">
            <text:p>1029</text:p>
          </table:table-cell>
          <table:table-cell table:formula="of:=&quot;Y&quot; &amp; [.E838]" office:value-type="string" office:string-value="Y1029">
            <text:p>Y1029</text:p>
          </table:table-cell>
          <table:table-cell table:number-columns-repeated="8"/>
          <table:table-cell table:style-name="ce8" table:formula="of:=[.B839]" office:value-type="string" office:string-value="N845">
            <text:p>N845</text:p>
          </table:table-cell>
          <table:table-cell table:style-name="ce8" table:formula="of:=[.D839]" office:value-type="string" office:string-value="X6919.9">
            <text:p>X6919.9</text:p>
          </table:table-cell>
          <table:table-cell table:style-name="ce8" table:formula="of:=[.F839]" office:value-type="string" office:string-value="Y1034.75">
            <text:p>Y1034.7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&quot;N&quot;&amp;[.A839]" office:value-type="string" office:string-value="N845">
            <text:p>N84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39]" office:value-type="string" office:string-value="X6919.9">
            <text:p>X6919.9</text:p>
          </table:table-cell>
          <table:table-cell table:formula="of:=[.E838]+[.$J$6]" office:value-type="float" office:value="1034.75">
            <text:p>1034.75</text:p>
          </table:table-cell>
          <table:table-cell table:formula="of:=&quot;Y&quot; &amp; [.E839]" office:value-type="string" office:string-value="Y1034.75">
            <text:p>Y1034.75</text:p>
          </table:table-cell>
          <table:table-cell table:number-columns-repeated="8"/>
          <table:table-cell table:style-name="ce8" table:formula="of:=[.B840]" office:value-type="string" office:string-value="N846">
            <text:p>N846</text:p>
          </table:table-cell>
          <table:table-cell table:style-name="ce8" table:formula="of:=[.D840]" office:value-type="string" office:string-value="X6919.9">
            <text:p>X6919.9</text:p>
          </table:table-cell>
          <table:table-cell table:style-name="ce8" table:formula="of:=[.F840]" office:value-type="string" office:string-value="Y1040.5">
            <text:p>Y1040.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&quot;N&quot;&amp;[.A840]" office:value-type="string" office:string-value="N846">
            <text:p>N84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0]" office:value-type="string" office:string-value="X6919.9">
            <text:p>X6919.9</text:p>
          </table:table-cell>
          <table:table-cell table:formula="of:=[.E839]+[.$J$6]" office:value-type="float" office:value="1040.5">
            <text:p>1040.5</text:p>
          </table:table-cell>
          <table:table-cell table:formula="of:=&quot;Y&quot; &amp; [.E840]" office:value-type="string" office:string-value="Y1040.5">
            <text:p>Y1040.5</text:p>
          </table:table-cell>
          <table:table-cell table:number-columns-repeated="8"/>
          <table:table-cell table:style-name="ce8" table:formula="of:=[.B841]" office:value-type="string" office:string-value="N847">
            <text:p>N847</text:p>
          </table:table-cell>
          <table:table-cell table:style-name="ce8" table:formula="of:=[.D841]" office:value-type="string" office:string-value="X6919.9">
            <text:p>X6919.9</text:p>
          </table:table-cell>
          <table:table-cell table:style-name="ce8" table:formula="of:=[.F841]" office:value-type="string" office:string-value="Y1046.25">
            <text:p>Y1046.2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&quot;N&quot;&amp;[.A841]" office:value-type="string" office:string-value="N847">
            <text:p>N84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1]" office:value-type="string" office:string-value="X6919.9">
            <text:p>X6919.9</text:p>
          </table:table-cell>
          <table:table-cell table:formula="of:=[.E840]+[.$J$6]" office:value-type="float" office:value="1046.25">
            <text:p>1046.25</text:p>
          </table:table-cell>
          <table:table-cell table:formula="of:=&quot;Y&quot; &amp; [.E841]" office:value-type="string" office:string-value="Y1046.25">
            <text:p>Y1046.25</text:p>
          </table:table-cell>
          <table:table-cell table:number-columns-repeated="8"/>
          <table:table-cell table:style-name="ce8" table:formula="of:=[.B842]" office:value-type="string" office:string-value="N848">
            <text:p>N848</text:p>
          </table:table-cell>
          <table:table-cell table:style-name="ce8" table:formula="of:=[.D842]" office:value-type="string" office:string-value="X6919.9">
            <text:p>X6919.9</text:p>
          </table:table-cell>
          <table:table-cell table:style-name="ce8" table:formula="of:=[.F842]" office:value-type="string" office:string-value="Y1052">
            <text:p>Y1052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&quot;N&quot;&amp;[.A842]" office:value-type="string" office:string-value="N848">
            <text:p>N84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2]" office:value-type="string" office:string-value="X6919.9">
            <text:p>X6919.9</text:p>
          </table:table-cell>
          <table:table-cell table:formula="of:=[.E841]+[.$J$6]" office:value-type="float" office:value="1052">
            <text:p>1052</text:p>
          </table:table-cell>
          <table:table-cell table:formula="of:=&quot;Y&quot; &amp; [.E842]" office:value-type="string" office:string-value="Y1052">
            <text:p>Y1052</text:p>
          </table:table-cell>
          <table:table-cell table:number-columns-repeated="8"/>
          <table:table-cell table:style-name="ce8" table:formula="of:=[.B843]" office:value-type="string" office:string-value="N849">
            <text:p>N849</text:p>
          </table:table-cell>
          <table:table-cell table:style-name="ce8" table:formula="of:=[.D843]" office:value-type="string" office:string-value="X6919.9">
            <text:p>X6919.9</text:p>
          </table:table-cell>
          <table:table-cell table:style-name="ce8" table:formula="of:=[.F843]" office:value-type="string" office:string-value="Y1057.75">
            <text:p>Y1057.7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&quot;N&quot;&amp;[.A843]" office:value-type="string" office:string-value="N849">
            <text:p>N84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3]" office:value-type="string" office:string-value="X6919.9">
            <text:p>X6919.9</text:p>
          </table:table-cell>
          <table:table-cell table:formula="of:=[.E842]+[.$J$6]" office:value-type="float" office:value="1057.75">
            <text:p>1057.75</text:p>
          </table:table-cell>
          <table:table-cell table:formula="of:=&quot;Y&quot; &amp; [.E843]" office:value-type="string" office:string-value="Y1057.75">
            <text:p>Y1057.75</text:p>
          </table:table-cell>
          <table:table-cell table:number-columns-repeated="8"/>
          <table:table-cell table:style-name="ce8" table:formula="of:=[.B844]" office:value-type="string" office:string-value="N850">
            <text:p>N850</text:p>
          </table:table-cell>
          <table:table-cell table:style-name="ce8" table:formula="of:=[.D844]" office:value-type="string" office:string-value="X6919.9">
            <text:p>X6919.9</text:p>
          </table:table-cell>
          <table:table-cell table:style-name="ce8" table:formula="of:=[.F844]" office:value-type="string" office:string-value="Y1063.5">
            <text:p>Y1063.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&quot;N&quot;&amp;[.A844]" office:value-type="string" office:string-value="N850">
            <text:p>N85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4]" office:value-type="string" office:string-value="X6919.9">
            <text:p>X6919.9</text:p>
          </table:table-cell>
          <table:table-cell table:formula="of:=[.E843]+[.$J$6]" office:value-type="float" office:value="1063.5">
            <text:p>1063.5</text:p>
          </table:table-cell>
          <table:table-cell table:formula="of:=&quot;Y&quot; &amp; [.E844]" office:value-type="string" office:string-value="Y1063.5">
            <text:p>Y1063.5</text:p>
          </table:table-cell>
          <table:table-cell table:number-columns-repeated="8"/>
          <table:table-cell table:style-name="ce8" table:formula="of:=[.B845]" office:value-type="string" office:string-value="N851">
            <text:p>N851</text:p>
          </table:table-cell>
          <table:table-cell table:style-name="ce8" table:formula="of:=[.D845]" office:value-type="string" office:string-value="X6919.9">
            <text:p>X6919.9</text:p>
          </table:table-cell>
          <table:table-cell table:style-name="ce8" table:formula="of:=[.F845]" office:value-type="string" office:string-value="Y1069.25">
            <text:p>Y1069.25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&quot;N&quot;&amp;[.A845]" office:value-type="string" office:string-value="N851">
            <text:p>N85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5]" office:value-type="string" office:string-value="X6919.9">
            <text:p>X6919.9</text:p>
          </table:table-cell>
          <table:table-cell table:formula="of:=[.E844]+[.$J$6]" office:value-type="float" office:value="1069.25">
            <text:p>1069.25</text:p>
          </table:table-cell>
          <table:table-cell table:formula="of:=&quot;Y&quot; &amp; [.E845]" office:value-type="string" office:string-value="Y1069.25">
            <text:p>Y1069.25</text:p>
          </table:table-cell>
          <table:table-cell table:number-columns-repeated="8"/>
          <table:table-cell table:style-name="ce8" table:formula="of:=[.B846]" office:value-type="string" office:string-value="N852">
            <text:p>N852</text:p>
          </table:table-cell>
          <table:table-cell table:style-name="ce8" table:formula="of:=[.D846]" office:value-type="string" office:string-value="X6919.9">
            <text:p>X6919.9</text:p>
          </table:table-cell>
          <table:table-cell table:style-name="ce8" table:formula="of:=[.F846]" office:value-type="string" office:string-value="Y1075">
            <text:p>Y1075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&quot;N&quot;&amp;[.A846]" office:value-type="string" office:string-value="N852">
            <text:p>N85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6]" office:value-type="string" office:string-value="X6919.9">
            <text:p>X6919.9</text:p>
          </table:table-cell>
          <table:table-cell table:formula="of:=[.E845]+[.$J$6]" office:value-type="float" office:value="1075">
            <text:p>1075</text:p>
          </table:table-cell>
          <table:table-cell table:formula="of:=&quot;Y&quot; &amp; [.E846]" office:value-type="string" office:string-value="Y1075">
            <text:p>Y1075</text:p>
          </table:table-cell>
          <table:table-cell table:number-columns-repeated="8"/>
          <table:table-cell table:style-name="ce8" table:formula="of:=[.B847]" office:value-type="string" office:string-value="N853">
            <text:p>N853</text:p>
          </table:table-cell>
          <table:table-cell table:style-name="ce8" table:formula="of:=[.D847]" office:value-type="string" office:string-value="X6919.9">
            <text:p>X6919.9</text:p>
          </table:table-cell>
          <table:table-cell table:style-name="ce8" table:formula="of:=[.F847]" office:value-type="string" office:string-value="Y1080.75">
            <text:p>Y1080.7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&quot;N&quot;&amp;[.A847]" office:value-type="string" office:string-value="N853">
            <text:p>N85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7]" office:value-type="string" office:string-value="X6919.9">
            <text:p>X6919.9</text:p>
          </table:table-cell>
          <table:table-cell table:formula="of:=[.E846]+[.$J$6]" office:value-type="float" office:value="1080.75">
            <text:p>1080.75</text:p>
          </table:table-cell>
          <table:table-cell table:formula="of:=&quot;Y&quot; &amp; [.E847]" office:value-type="string" office:string-value="Y1080.75">
            <text:p>Y1080.75</text:p>
          </table:table-cell>
          <table:table-cell table:number-columns-repeated="8"/>
          <table:table-cell table:style-name="ce8" table:formula="of:=[.B848]" office:value-type="string" office:string-value="N854">
            <text:p>N854</text:p>
          </table:table-cell>
          <table:table-cell table:style-name="ce8" table:formula="of:=[.D848]" office:value-type="string" office:string-value="X6919.9">
            <text:p>X6919.9</text:p>
          </table:table-cell>
          <table:table-cell table:style-name="ce8" table:formula="of:=[.F848]" office:value-type="string" office:string-value="Y1086.5">
            <text:p>Y1086.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&quot;N&quot;&amp;[.A848]" office:value-type="string" office:string-value="N854">
            <text:p>N85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8]" office:value-type="string" office:string-value="X6919.9">
            <text:p>X6919.9</text:p>
          </table:table-cell>
          <table:table-cell table:formula="of:=[.E847]+[.$J$6]" office:value-type="float" office:value="1086.5">
            <text:p>1086.5</text:p>
          </table:table-cell>
          <table:table-cell table:formula="of:=&quot;Y&quot; &amp; [.E848]" office:value-type="string" office:string-value="Y1086.5">
            <text:p>Y1086.5</text:p>
          </table:table-cell>
          <table:table-cell table:number-columns-repeated="8"/>
          <table:table-cell table:style-name="ce8" table:formula="of:=[.B849]" office:value-type="string" office:string-value="N855">
            <text:p>N855</text:p>
          </table:table-cell>
          <table:table-cell table:style-name="ce8" table:formula="of:=[.D849]" office:value-type="string" office:string-value="X6919.9">
            <text:p>X6919.9</text:p>
          </table:table-cell>
          <table:table-cell table:style-name="ce8" table:formula="of:=[.F849]" office:value-type="string" office:string-value="Y1092.25">
            <text:p>Y1092.2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&quot;N&quot;&amp;[.A849]" office:value-type="string" office:string-value="N855">
            <text:p>N85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49]" office:value-type="string" office:string-value="X6919.9">
            <text:p>X6919.9</text:p>
          </table:table-cell>
          <table:table-cell table:formula="of:=[.E848]+[.$J$6]" office:value-type="float" office:value="1092.25">
            <text:p>1092.25</text:p>
          </table:table-cell>
          <table:table-cell table:formula="of:=&quot;Y&quot; &amp; [.E849]" office:value-type="string" office:string-value="Y1092.25">
            <text:p>Y1092.25</text:p>
          </table:table-cell>
          <table:table-cell table:number-columns-repeated="8"/>
          <table:table-cell table:style-name="ce8" table:formula="of:=[.B850]" office:value-type="string" office:string-value="N856">
            <text:p>N856</text:p>
          </table:table-cell>
          <table:table-cell table:style-name="ce8" table:formula="of:=[.D850]" office:value-type="string" office:string-value="X6919.9">
            <text:p>X6919.9</text:p>
          </table:table-cell>
          <table:table-cell table:style-name="ce8" table:formula="of:=[.F850]" office:value-type="string" office:string-value="Y1098">
            <text:p>Y1098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&quot;N&quot;&amp;[.A850]" office:value-type="string" office:string-value="N856">
            <text:p>N85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0]" office:value-type="string" office:string-value="X6919.9">
            <text:p>X6919.9</text:p>
          </table:table-cell>
          <table:table-cell table:formula="of:=[.E849]+[.$J$6]" office:value-type="float" office:value="1098">
            <text:p>1098</text:p>
          </table:table-cell>
          <table:table-cell table:formula="of:=&quot;Y&quot; &amp; [.E850]" office:value-type="string" office:string-value="Y1098">
            <text:p>Y1098</text:p>
          </table:table-cell>
          <table:table-cell table:number-columns-repeated="8"/>
          <table:table-cell table:style-name="ce8" table:formula="of:=[.B851]" office:value-type="string" office:string-value="N857">
            <text:p>N857</text:p>
          </table:table-cell>
          <table:table-cell table:style-name="ce8" table:formula="of:=[.D851]" office:value-type="string" office:string-value="X6919.9">
            <text:p>X6919.9</text:p>
          </table:table-cell>
          <table:table-cell table:style-name="ce8" table:formula="of:=[.F851]" office:value-type="string" office:string-value="Y1103.75">
            <text:p>Y1103.7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&quot;N&quot;&amp;[.A851]" office:value-type="string" office:string-value="N857">
            <text:p>N85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1]" office:value-type="string" office:string-value="X6919.9">
            <text:p>X6919.9</text:p>
          </table:table-cell>
          <table:table-cell table:formula="of:=[.E850]+[.$J$6]" office:value-type="float" office:value="1103.75">
            <text:p>1103.75</text:p>
          </table:table-cell>
          <table:table-cell table:formula="of:=&quot;Y&quot; &amp; [.E851]" office:value-type="string" office:string-value="Y1103.75">
            <text:p>Y1103.75</text:p>
          </table:table-cell>
          <table:table-cell table:number-columns-repeated="8"/>
          <table:table-cell table:style-name="ce8" table:formula="of:=[.B852]" office:value-type="string" office:string-value="N858">
            <text:p>N858</text:p>
          </table:table-cell>
          <table:table-cell table:style-name="ce8" table:formula="of:=[.D852]" office:value-type="string" office:string-value="X6919.9">
            <text:p>X6919.9</text:p>
          </table:table-cell>
          <table:table-cell table:style-name="ce8" table:formula="of:=[.F852]" office:value-type="string" office:string-value="Y1109.5">
            <text:p>Y1109.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&quot;N&quot;&amp;[.A852]" office:value-type="string" office:string-value="N858">
            <text:p>N85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2]" office:value-type="string" office:string-value="X6919.9">
            <text:p>X6919.9</text:p>
          </table:table-cell>
          <table:table-cell table:formula="of:=[.E851]+[.$J$6]" office:value-type="float" office:value="1109.5">
            <text:p>1109.5</text:p>
          </table:table-cell>
          <table:table-cell table:formula="of:=&quot;Y&quot; &amp; [.E852]" office:value-type="string" office:string-value="Y1109.5">
            <text:p>Y1109.5</text:p>
          </table:table-cell>
          <table:table-cell table:number-columns-repeated="8"/>
          <table:table-cell table:style-name="ce8" table:formula="of:=[.B853]" office:value-type="string" office:string-value="N859">
            <text:p>N859</text:p>
          </table:table-cell>
          <table:table-cell table:style-name="ce8" table:formula="of:=[.D853]" office:value-type="string" office:string-value="X6919.9">
            <text:p>X6919.9</text:p>
          </table:table-cell>
          <table:table-cell table:style-name="ce8" table:formula="of:=[.F853]" office:value-type="string" office:string-value="Y1115.25">
            <text:p>Y1115.2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&quot;N&quot;&amp;[.A853]" office:value-type="string" office:string-value="N859">
            <text:p>N85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3]" office:value-type="string" office:string-value="X6919.9">
            <text:p>X6919.9</text:p>
          </table:table-cell>
          <table:table-cell table:formula="of:=[.E852]+[.$J$6]" office:value-type="float" office:value="1115.25">
            <text:p>1115.25</text:p>
          </table:table-cell>
          <table:table-cell table:formula="of:=&quot;Y&quot; &amp; [.E853]" office:value-type="string" office:string-value="Y1115.25">
            <text:p>Y1115.25</text:p>
          </table:table-cell>
          <table:table-cell table:number-columns-repeated="8"/>
          <table:table-cell table:style-name="ce8" table:formula="of:=[.B854]" office:value-type="string" office:string-value="N860">
            <text:p>N860</text:p>
          </table:table-cell>
          <table:table-cell table:style-name="ce8" table:formula="of:=[.D854]" office:value-type="string" office:string-value="X6919.9">
            <text:p>X6919.9</text:p>
          </table:table-cell>
          <table:table-cell table:style-name="ce8" table:formula="of:=[.F854]" office:value-type="string" office:string-value="Y1121">
            <text:p>Y112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&quot;N&quot;&amp;[.A854]" office:value-type="string" office:string-value="N860">
            <text:p>N86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4]" office:value-type="string" office:string-value="X6919.9">
            <text:p>X6919.9</text:p>
          </table:table-cell>
          <table:table-cell table:formula="of:=[.E853]+[.$J$6]" office:value-type="float" office:value="1121">
            <text:p>1121</text:p>
          </table:table-cell>
          <table:table-cell table:formula="of:=&quot;Y&quot; &amp; [.E854]" office:value-type="string" office:string-value="Y1121">
            <text:p>Y1121</text:p>
          </table:table-cell>
          <table:table-cell table:number-columns-repeated="8"/>
          <table:table-cell table:style-name="ce8" table:formula="of:=[.B855]" office:value-type="string" office:string-value="N861">
            <text:p>N861</text:p>
          </table:table-cell>
          <table:table-cell table:style-name="ce8" table:formula="of:=[.D855]" office:value-type="string" office:string-value="X6919.9">
            <text:p>X6919.9</text:p>
          </table:table-cell>
          <table:table-cell table:style-name="ce8" table:formula="of:=[.F855]" office:value-type="string" office:string-value="Y1126.75">
            <text:p>Y1126.7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&quot;N&quot;&amp;[.A855]" office:value-type="string" office:string-value="N861">
            <text:p>N86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5]" office:value-type="string" office:string-value="X6919.9">
            <text:p>X6919.9</text:p>
          </table:table-cell>
          <table:table-cell table:formula="of:=[.E854]+[.$J$6]" office:value-type="float" office:value="1126.75">
            <text:p>1126.75</text:p>
          </table:table-cell>
          <table:table-cell table:formula="of:=&quot;Y&quot; &amp; [.E855]" office:value-type="string" office:string-value="Y1126.75">
            <text:p>Y1126.75</text:p>
          </table:table-cell>
          <table:table-cell table:number-columns-repeated="8"/>
          <table:table-cell table:style-name="ce8" table:formula="of:=[.B856]" office:value-type="string" office:string-value="N862">
            <text:p>N862</text:p>
          </table:table-cell>
          <table:table-cell table:style-name="ce8" table:formula="of:=[.D856]" office:value-type="string" office:string-value="X6919.9">
            <text:p>X6919.9</text:p>
          </table:table-cell>
          <table:table-cell table:style-name="ce8" table:formula="of:=[.F856]" office:value-type="string" office:string-value="Y1132.5">
            <text:p>Y1132.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&quot;N&quot;&amp;[.A856]" office:value-type="string" office:string-value="N862">
            <text:p>N86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6]" office:value-type="string" office:string-value="X6919.9">
            <text:p>X6919.9</text:p>
          </table:table-cell>
          <table:table-cell table:formula="of:=[.E855]+[.$J$6]" office:value-type="float" office:value="1132.5">
            <text:p>1132.5</text:p>
          </table:table-cell>
          <table:table-cell table:formula="of:=&quot;Y&quot; &amp; [.E856]" office:value-type="string" office:string-value="Y1132.5">
            <text:p>Y1132.5</text:p>
          </table:table-cell>
          <table:table-cell table:number-columns-repeated="8"/>
          <table:table-cell table:style-name="ce8" table:formula="of:=[.B857]" office:value-type="string" office:string-value="N863">
            <text:p>N863</text:p>
          </table:table-cell>
          <table:table-cell table:style-name="ce8" table:formula="of:=[.D857]" office:value-type="string" office:string-value="X6919.9">
            <text:p>X6919.9</text:p>
          </table:table-cell>
          <table:table-cell table:style-name="ce8" table:formula="of:=[.F857]" office:value-type="string" office:string-value="Y1138.25">
            <text:p>Y1138.2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&quot;N&quot;&amp;[.A857]" office:value-type="string" office:string-value="N863">
            <text:p>N86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7]" office:value-type="string" office:string-value="X6919.9">
            <text:p>X6919.9</text:p>
          </table:table-cell>
          <table:table-cell table:formula="of:=[.E856]+[.$J$6]" office:value-type="float" office:value="1138.25">
            <text:p>1138.25</text:p>
          </table:table-cell>
          <table:table-cell table:formula="of:=&quot;Y&quot; &amp; [.E857]" office:value-type="string" office:string-value="Y1138.25">
            <text:p>Y1138.25</text:p>
          </table:table-cell>
          <table:table-cell table:number-columns-repeated="8"/>
          <table:table-cell table:style-name="ce8" table:formula="of:=[.B858]" office:value-type="string" office:string-value="N864">
            <text:p>N864</text:p>
          </table:table-cell>
          <table:table-cell table:style-name="ce8" table:formula="of:=[.D858]" office:value-type="string" office:string-value="X6919.9">
            <text:p>X6919.9</text:p>
          </table:table-cell>
          <table:table-cell table:style-name="ce8" table:formula="of:=[.F858]" office:value-type="string" office:string-value="Y1144">
            <text:p>Y114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&quot;N&quot;&amp;[.A858]" office:value-type="string" office:string-value="N864">
            <text:p>N86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8]" office:value-type="string" office:string-value="X6919.9">
            <text:p>X6919.9</text:p>
          </table:table-cell>
          <table:table-cell table:formula="of:=[.E857]+[.$J$6]" office:value-type="float" office:value="1144">
            <text:p>1144</text:p>
          </table:table-cell>
          <table:table-cell table:formula="of:=&quot;Y&quot; &amp; [.E858]" office:value-type="string" office:string-value="Y1144">
            <text:p>Y1144</text:p>
          </table:table-cell>
          <table:table-cell table:number-columns-repeated="8"/>
          <table:table-cell table:style-name="ce8" table:formula="of:=[.B859]" office:value-type="string" office:string-value="N865">
            <text:p>N865</text:p>
          </table:table-cell>
          <table:table-cell table:style-name="ce8" table:formula="of:=[.D859]" office:value-type="string" office:string-value="X6919.9">
            <text:p>X6919.9</text:p>
          </table:table-cell>
          <table:table-cell table:style-name="ce8" table:formula="of:=[.F859]" office:value-type="string" office:string-value="Y1149.75">
            <text:p>Y1149.75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&quot;N&quot;&amp;[.A859]" office:value-type="string" office:string-value="N865">
            <text:p>N86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59]" office:value-type="string" office:string-value="X6919.9">
            <text:p>X6919.9</text:p>
          </table:table-cell>
          <table:table-cell table:formula="of:=[.E858]+[.$J$6]" office:value-type="float" office:value="1149.75">
            <text:p>1149.75</text:p>
          </table:table-cell>
          <table:table-cell table:formula="of:=&quot;Y&quot; &amp; [.E859]" office:value-type="string" office:string-value="Y1149.75">
            <text:p>Y1149.75</text:p>
          </table:table-cell>
          <table:table-cell table:number-columns-repeated="8"/>
          <table:table-cell table:style-name="ce8" table:formula="of:=[.B860]" office:value-type="string" office:string-value="N866">
            <text:p>N866</text:p>
          </table:table-cell>
          <table:table-cell table:style-name="ce8" table:formula="of:=[.D860]" office:value-type="string" office:string-value="X6919.9">
            <text:p>X6919.9</text:p>
          </table:table-cell>
          <table:table-cell table:style-name="ce8" table:formula="of:=[.F860]" office:value-type="string" office:string-value="Y1155.5">
            <text:p>Y1155.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&quot;N&quot;&amp;[.A860]" office:value-type="string" office:string-value="N866">
            <text:p>N86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0]" office:value-type="string" office:string-value="X6919.9">
            <text:p>X6919.9</text:p>
          </table:table-cell>
          <table:table-cell table:formula="of:=[.E859]+[.$J$6]" office:value-type="float" office:value="1155.5">
            <text:p>1155.5</text:p>
          </table:table-cell>
          <table:table-cell table:formula="of:=&quot;Y&quot; &amp; [.E860]" office:value-type="string" office:string-value="Y1155.5">
            <text:p>Y1155.5</text:p>
          </table:table-cell>
          <table:table-cell table:number-columns-repeated="8"/>
          <table:table-cell table:style-name="ce8" table:formula="of:=[.B861]" office:value-type="string" office:string-value="N867">
            <text:p>N867</text:p>
          </table:table-cell>
          <table:table-cell table:style-name="ce8" table:formula="of:=[.D861]" office:value-type="string" office:string-value="X6919.9">
            <text:p>X6919.9</text:p>
          </table:table-cell>
          <table:table-cell table:style-name="ce8" table:formula="of:=[.F861]" office:value-type="string" office:string-value="Y1161.25">
            <text:p>Y1161.2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&quot;N&quot;&amp;[.A861]" office:value-type="string" office:string-value="N867">
            <text:p>N86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1]" office:value-type="string" office:string-value="X6919.9">
            <text:p>X6919.9</text:p>
          </table:table-cell>
          <table:table-cell table:formula="of:=[.E860]+[.$J$6]" office:value-type="float" office:value="1161.25">
            <text:p>1161.25</text:p>
          </table:table-cell>
          <table:table-cell table:formula="of:=&quot;Y&quot; &amp; [.E861]" office:value-type="string" office:string-value="Y1161.25">
            <text:p>Y1161.25</text:p>
          </table:table-cell>
          <table:table-cell table:number-columns-repeated="8"/>
          <table:table-cell table:style-name="ce8" table:formula="of:=[.B862]" office:value-type="string" office:string-value="N868">
            <text:p>N868</text:p>
          </table:table-cell>
          <table:table-cell table:style-name="ce8" table:formula="of:=[.D862]" office:value-type="string" office:string-value="X6919.9">
            <text:p>X6919.9</text:p>
          </table:table-cell>
          <table:table-cell table:style-name="ce8" table:formula="of:=[.F862]" office:value-type="string" office:string-value="Y1167">
            <text:p>Y1167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&quot;N&quot;&amp;[.A862]" office:value-type="string" office:string-value="N868">
            <text:p>N86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2]" office:value-type="string" office:string-value="X6919.9">
            <text:p>X6919.9</text:p>
          </table:table-cell>
          <table:table-cell table:formula="of:=[.E861]+[.$J$6]" office:value-type="float" office:value="1167">
            <text:p>1167</text:p>
          </table:table-cell>
          <table:table-cell table:formula="of:=&quot;Y&quot; &amp; [.E862]" office:value-type="string" office:string-value="Y1167">
            <text:p>Y1167</text:p>
          </table:table-cell>
          <table:table-cell table:number-columns-repeated="8"/>
          <table:table-cell table:style-name="ce8" table:formula="of:=[.B863]" office:value-type="string" office:string-value="N869">
            <text:p>N869</text:p>
          </table:table-cell>
          <table:table-cell table:style-name="ce8" table:formula="of:=[.D863]" office:value-type="string" office:string-value="X6919.9">
            <text:p>X6919.9</text:p>
          </table:table-cell>
          <table:table-cell table:style-name="ce8" table:formula="of:=[.F863]" office:value-type="string" office:string-value="Y1172.75">
            <text:p>Y1172.7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&quot;N&quot;&amp;[.A863]" office:value-type="string" office:string-value="N869">
            <text:p>N86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3]" office:value-type="string" office:string-value="X6919.9">
            <text:p>X6919.9</text:p>
          </table:table-cell>
          <table:table-cell table:formula="of:=[.E862]+[.$J$6]" office:value-type="float" office:value="1172.75">
            <text:p>1172.75</text:p>
          </table:table-cell>
          <table:table-cell table:formula="of:=&quot;Y&quot; &amp; [.E863]" office:value-type="string" office:string-value="Y1172.75">
            <text:p>Y1172.75</text:p>
          </table:table-cell>
          <table:table-cell table:number-columns-repeated="8"/>
          <table:table-cell table:style-name="ce8" table:formula="of:=[.B864]" office:value-type="string" office:string-value="N870">
            <text:p>N870</text:p>
          </table:table-cell>
          <table:table-cell table:style-name="ce8" table:formula="of:=[.D864]" office:value-type="string" office:string-value="X6919.9">
            <text:p>X6919.9</text:p>
          </table:table-cell>
          <table:table-cell table:style-name="ce8" table:formula="of:=[.F864]" office:value-type="string" office:string-value="Y1178.5">
            <text:p>Y1178.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&quot;N&quot;&amp;[.A864]" office:value-type="string" office:string-value="N870">
            <text:p>N87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4]" office:value-type="string" office:string-value="X6919.9">
            <text:p>X6919.9</text:p>
          </table:table-cell>
          <table:table-cell table:formula="of:=[.E863]+[.$J$6]" office:value-type="float" office:value="1178.5">
            <text:p>1178.5</text:p>
          </table:table-cell>
          <table:table-cell table:formula="of:=&quot;Y&quot; &amp; [.E864]" office:value-type="string" office:string-value="Y1178.5">
            <text:p>Y1178.5</text:p>
          </table:table-cell>
          <table:table-cell table:number-columns-repeated="8"/>
          <table:table-cell table:style-name="ce8" table:formula="of:=[.B865]" office:value-type="string" office:string-value="N871">
            <text:p>N871</text:p>
          </table:table-cell>
          <table:table-cell table:style-name="ce8" table:formula="of:=[.D865]" office:value-type="string" office:string-value="X6919.9">
            <text:p>X6919.9</text:p>
          </table:table-cell>
          <table:table-cell table:style-name="ce8" table:formula="of:=[.F865]" office:value-type="string" office:string-value="Y1184.25">
            <text:p>Y1184.2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&quot;N&quot;&amp;[.A865]" office:value-type="string" office:string-value="N871">
            <text:p>N87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5]" office:value-type="string" office:string-value="X6919.9">
            <text:p>X6919.9</text:p>
          </table:table-cell>
          <table:table-cell table:formula="of:=[.E864]+[.$J$6]" office:value-type="float" office:value="1184.25">
            <text:p>1184.25</text:p>
          </table:table-cell>
          <table:table-cell table:formula="of:=&quot;Y&quot; &amp; [.E865]" office:value-type="string" office:string-value="Y1184.25">
            <text:p>Y1184.25</text:p>
          </table:table-cell>
          <table:table-cell table:number-columns-repeated="8"/>
          <table:table-cell table:style-name="ce8" table:formula="of:=[.B866]" office:value-type="string" office:string-value="N872">
            <text:p>N872</text:p>
          </table:table-cell>
          <table:table-cell table:style-name="ce8" table:formula="of:=[.D866]" office:value-type="string" office:string-value="X6919.9">
            <text:p>X6919.9</text:p>
          </table:table-cell>
          <table:table-cell table:style-name="ce8" table:formula="of:=[.F866]" office:value-type="string" office:string-value="Y1190">
            <text:p>Y119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&quot;N&quot;&amp;[.A866]" office:value-type="string" office:string-value="N872">
            <text:p>N87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6]" office:value-type="string" office:string-value="X6919.9">
            <text:p>X6919.9</text:p>
          </table:table-cell>
          <table:table-cell table:formula="of:=[.E865]+[.$J$6]" office:value-type="float" office:value="1190">
            <text:p>1190</text:p>
          </table:table-cell>
          <table:table-cell table:formula="of:=&quot;Y&quot; &amp; [.E866]" office:value-type="string" office:string-value="Y1190">
            <text:p>Y1190</text:p>
          </table:table-cell>
          <table:table-cell table:number-columns-repeated="8"/>
          <table:table-cell table:style-name="ce8" table:formula="of:=[.B867]" office:value-type="string" office:string-value="N873">
            <text:p>N873</text:p>
          </table:table-cell>
          <table:table-cell table:style-name="ce8" table:formula="of:=[.D867]" office:value-type="string" office:string-value="X6919.9">
            <text:p>X6919.9</text:p>
          </table:table-cell>
          <table:table-cell table:style-name="ce8" table:formula="of:=[.F867]" office:value-type="string" office:string-value="Y1195.75">
            <text:p>Y1195.7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&quot;N&quot;&amp;[.A867]" office:value-type="string" office:string-value="N873">
            <text:p>N87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7]" office:value-type="string" office:string-value="X6919.9">
            <text:p>X6919.9</text:p>
          </table:table-cell>
          <table:table-cell table:formula="of:=[.E866]+[.$J$6]" office:value-type="float" office:value="1195.75">
            <text:p>1195.75</text:p>
          </table:table-cell>
          <table:table-cell table:formula="of:=&quot;Y&quot; &amp; [.E867]" office:value-type="string" office:string-value="Y1195.75">
            <text:p>Y1195.75</text:p>
          </table:table-cell>
          <table:table-cell table:number-columns-repeated="8"/>
          <table:table-cell table:style-name="ce8" table:formula="of:=[.B868]" office:value-type="string" office:string-value="N874">
            <text:p>N874</text:p>
          </table:table-cell>
          <table:table-cell table:style-name="ce8" table:formula="of:=[.D868]" office:value-type="string" office:string-value="X6919.9">
            <text:p>X6919.9</text:p>
          </table:table-cell>
          <table:table-cell table:style-name="ce8" table:formula="of:=[.F868]" office:value-type="string" office:string-value="Y1201.5">
            <text:p>Y1201.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&quot;N&quot;&amp;[.A868]" office:value-type="string" office:string-value="N874">
            <text:p>N87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8]" office:value-type="string" office:string-value="X6919.9">
            <text:p>X6919.9</text:p>
          </table:table-cell>
          <table:table-cell table:formula="of:=[.E867]+[.$J$6]" office:value-type="float" office:value="1201.5">
            <text:p>1201.5</text:p>
          </table:table-cell>
          <table:table-cell table:formula="of:=&quot;Y&quot; &amp; [.E868]" office:value-type="string" office:string-value="Y1201.5">
            <text:p>Y1201.5</text:p>
          </table:table-cell>
          <table:table-cell table:number-columns-repeated="8"/>
          <table:table-cell table:style-name="ce8" table:formula="of:=[.B869]" office:value-type="string" office:string-value="N875">
            <text:p>N875</text:p>
          </table:table-cell>
          <table:table-cell table:style-name="ce8" table:formula="of:=[.D869]" office:value-type="string" office:string-value="X6919.9">
            <text:p>X6919.9</text:p>
          </table:table-cell>
          <table:table-cell table:style-name="ce8" table:formula="of:=[.F869]" office:value-type="string" office:string-value="Y1207.25">
            <text:p>Y1207.2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&quot;N&quot;&amp;[.A869]" office:value-type="string" office:string-value="N875">
            <text:p>N87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69]" office:value-type="string" office:string-value="X6919.9">
            <text:p>X6919.9</text:p>
          </table:table-cell>
          <table:table-cell table:formula="of:=[.E868]+[.$J$6]" office:value-type="float" office:value="1207.25">
            <text:p>1207.25</text:p>
          </table:table-cell>
          <table:table-cell table:formula="of:=&quot;Y&quot; &amp; [.E869]" office:value-type="string" office:string-value="Y1207.25">
            <text:p>Y1207.25</text:p>
          </table:table-cell>
          <table:table-cell table:number-columns-repeated="8"/>
          <table:table-cell table:style-name="ce8" table:formula="of:=[.B870]" office:value-type="string" office:string-value="N876">
            <text:p>N876</text:p>
          </table:table-cell>
          <table:table-cell table:style-name="ce8" table:formula="of:=[.D870]" office:value-type="string" office:string-value="X6919.9">
            <text:p>X6919.9</text:p>
          </table:table-cell>
          <table:table-cell table:style-name="ce8" table:formula="of:=[.F870]" office:value-type="string" office:string-value="Y1213">
            <text:p>Y1213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&quot;N&quot;&amp;[.A870]" office:value-type="string" office:string-value="N876">
            <text:p>N87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0]" office:value-type="string" office:string-value="X6919.9">
            <text:p>X6919.9</text:p>
          </table:table-cell>
          <table:table-cell table:formula="of:=[.E869]+[.$J$6]" office:value-type="float" office:value="1213">
            <text:p>1213</text:p>
          </table:table-cell>
          <table:table-cell table:formula="of:=&quot;Y&quot; &amp; [.E870]" office:value-type="string" office:string-value="Y1213">
            <text:p>Y1213</text:p>
          </table:table-cell>
          <table:table-cell table:number-columns-repeated="8"/>
          <table:table-cell table:style-name="ce8" table:formula="of:=[.B871]" office:value-type="string" office:string-value="N877">
            <text:p>N877</text:p>
          </table:table-cell>
          <table:table-cell table:style-name="ce8" table:formula="of:=[.D871]" office:value-type="string" office:string-value="X6919.9">
            <text:p>X6919.9</text:p>
          </table:table-cell>
          <table:table-cell table:style-name="ce8" table:formula="of:=[.F871]" office:value-type="string" office:string-value="Y1218.75">
            <text:p>Y1218.7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&quot;N&quot;&amp;[.A871]" office:value-type="string" office:string-value="N877">
            <text:p>N87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1]" office:value-type="string" office:string-value="X6919.9">
            <text:p>X6919.9</text:p>
          </table:table-cell>
          <table:table-cell table:formula="of:=[.E870]+[.$J$6]" office:value-type="float" office:value="1218.75">
            <text:p>1218.75</text:p>
          </table:table-cell>
          <table:table-cell table:formula="of:=&quot;Y&quot; &amp; [.E871]" office:value-type="string" office:string-value="Y1218.75">
            <text:p>Y1218.75</text:p>
          </table:table-cell>
          <table:table-cell table:number-columns-repeated="8"/>
          <table:table-cell table:style-name="ce8" table:formula="of:=[.B872]" office:value-type="string" office:string-value="N878">
            <text:p>N878</text:p>
          </table:table-cell>
          <table:table-cell table:style-name="ce8" table:formula="of:=[.D872]" office:value-type="string" office:string-value="X6919.9">
            <text:p>X6919.9</text:p>
          </table:table-cell>
          <table:table-cell table:style-name="ce8" table:formula="of:=[.F872]" office:value-type="string" office:string-value="Y1224.5">
            <text:p>Y1224.5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&quot;N&quot;&amp;[.A872]" office:value-type="string" office:string-value="N878">
            <text:p>N87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2]" office:value-type="string" office:string-value="X6919.9">
            <text:p>X6919.9</text:p>
          </table:table-cell>
          <table:table-cell table:formula="of:=[.E871]+[.$J$6]" office:value-type="float" office:value="1224.5">
            <text:p>1224.5</text:p>
          </table:table-cell>
          <table:table-cell table:formula="of:=&quot;Y&quot; &amp; [.E872]" office:value-type="string" office:string-value="Y1224.5">
            <text:p>Y1224.5</text:p>
          </table:table-cell>
          <table:table-cell table:number-columns-repeated="8"/>
          <table:table-cell table:style-name="ce8" table:formula="of:=[.B873]" office:value-type="string" office:string-value="N879">
            <text:p>N879</text:p>
          </table:table-cell>
          <table:table-cell table:style-name="ce8" table:formula="of:=[.D873]" office:value-type="string" office:string-value="X6919.9">
            <text:p>X6919.9</text:p>
          </table:table-cell>
          <table:table-cell table:style-name="ce8" table:formula="of:=[.F873]" office:value-type="string" office:string-value="Y1230.25">
            <text:p>Y1230.2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&quot;N&quot;&amp;[.A873]" office:value-type="string" office:string-value="N879">
            <text:p>N87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3]" office:value-type="string" office:string-value="X6919.9">
            <text:p>X6919.9</text:p>
          </table:table-cell>
          <table:table-cell table:formula="of:=[.E872]+[.$J$6]" office:value-type="float" office:value="1230.25">
            <text:p>1230.25</text:p>
          </table:table-cell>
          <table:table-cell table:formula="of:=&quot;Y&quot; &amp; [.E873]" office:value-type="string" office:string-value="Y1230.25">
            <text:p>Y1230.25</text:p>
          </table:table-cell>
          <table:table-cell table:number-columns-repeated="8"/>
          <table:table-cell table:style-name="ce8" table:formula="of:=[.B874]" office:value-type="string" office:string-value="N880">
            <text:p>N880</text:p>
          </table:table-cell>
          <table:table-cell table:style-name="ce8" table:formula="of:=[.D874]" office:value-type="string" office:string-value="X6919.9">
            <text:p>X6919.9</text:p>
          </table:table-cell>
          <table:table-cell table:style-name="ce8" table:formula="of:=[.F874]" office:value-type="string" office:string-value="Y1236">
            <text:p>Y123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&quot;N&quot;&amp;[.A874]" office:value-type="string" office:string-value="N880">
            <text:p>N88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4]" office:value-type="string" office:string-value="X6919.9">
            <text:p>X6919.9</text:p>
          </table:table-cell>
          <table:table-cell table:formula="of:=[.E873]+[.$J$6]" office:value-type="float" office:value="1236">
            <text:p>1236</text:p>
          </table:table-cell>
          <table:table-cell table:formula="of:=&quot;Y&quot; &amp; [.E874]" office:value-type="string" office:string-value="Y1236">
            <text:p>Y1236</text:p>
          </table:table-cell>
          <table:table-cell table:number-columns-repeated="8"/>
          <table:table-cell table:style-name="ce8" table:formula="of:=[.B875]" office:value-type="string" office:string-value="N881">
            <text:p>N881</text:p>
          </table:table-cell>
          <table:table-cell table:style-name="ce8" table:formula="of:=[.D875]" office:value-type="string" office:string-value="X6919.9">
            <text:p>X6919.9</text:p>
          </table:table-cell>
          <table:table-cell table:style-name="ce8" table:formula="of:=[.F875]" office:value-type="string" office:string-value="Y1241.75">
            <text:p>Y1241.75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&quot;N&quot;&amp;[.A875]" office:value-type="string" office:string-value="N881">
            <text:p>N88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5]" office:value-type="string" office:string-value="X6919.9">
            <text:p>X6919.9</text:p>
          </table:table-cell>
          <table:table-cell table:formula="of:=[.E874]+[.$J$6]" office:value-type="float" office:value="1241.75">
            <text:p>1241.75</text:p>
          </table:table-cell>
          <table:table-cell table:formula="of:=&quot;Y&quot; &amp; [.E875]" office:value-type="string" office:string-value="Y1241.75">
            <text:p>Y1241.75</text:p>
          </table:table-cell>
          <table:table-cell table:number-columns-repeated="8"/>
          <table:table-cell table:style-name="ce8" table:formula="of:=[.B876]" office:value-type="string" office:string-value="N882">
            <text:p>N882</text:p>
          </table:table-cell>
          <table:table-cell table:style-name="ce8" table:formula="of:=[.D876]" office:value-type="string" office:string-value="X6919.9">
            <text:p>X6919.9</text:p>
          </table:table-cell>
          <table:table-cell table:style-name="ce8" table:formula="of:=[.F876]" office:value-type="string" office:string-value="Y1247.5">
            <text:p>Y1247.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&quot;N&quot;&amp;[.A876]" office:value-type="string" office:string-value="N882">
            <text:p>N88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6]" office:value-type="string" office:string-value="X6919.9">
            <text:p>X6919.9</text:p>
          </table:table-cell>
          <table:table-cell table:formula="of:=[.E875]+[.$J$6]" office:value-type="float" office:value="1247.5">
            <text:p>1247.5</text:p>
          </table:table-cell>
          <table:table-cell table:formula="of:=&quot;Y&quot; &amp; [.E876]" office:value-type="string" office:string-value="Y1247.5">
            <text:p>Y1247.5</text:p>
          </table:table-cell>
          <table:table-cell table:number-columns-repeated="8"/>
          <table:table-cell table:style-name="ce8" table:formula="of:=[.B877]" office:value-type="string" office:string-value="N883">
            <text:p>N883</text:p>
          </table:table-cell>
          <table:table-cell table:style-name="ce8" table:formula="of:=[.D877]" office:value-type="string" office:string-value="X6919.9">
            <text:p>X6919.9</text:p>
          </table:table-cell>
          <table:table-cell table:style-name="ce8" table:formula="of:=[.F877]" office:value-type="string" office:string-value="Y1253.25">
            <text:p>Y1253.2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&quot;N&quot;&amp;[.A877]" office:value-type="string" office:string-value="N883">
            <text:p>N88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7]" office:value-type="string" office:string-value="X6919.9">
            <text:p>X6919.9</text:p>
          </table:table-cell>
          <table:table-cell table:formula="of:=[.E876]+[.$J$6]" office:value-type="float" office:value="1253.25">
            <text:p>1253.25</text:p>
          </table:table-cell>
          <table:table-cell table:formula="of:=&quot;Y&quot; &amp; [.E877]" office:value-type="string" office:string-value="Y1253.25">
            <text:p>Y1253.25</text:p>
          </table:table-cell>
          <table:table-cell table:number-columns-repeated="8"/>
          <table:table-cell table:style-name="ce8" table:formula="of:=[.B878]" office:value-type="string" office:string-value="N884">
            <text:p>N884</text:p>
          </table:table-cell>
          <table:table-cell table:style-name="ce8" table:formula="of:=[.D878]" office:value-type="string" office:string-value="X6919.9">
            <text:p>X6919.9</text:p>
          </table:table-cell>
          <table:table-cell table:style-name="ce8" table:formula="of:=[.F878]" office:value-type="string" office:string-value="Y1259">
            <text:p>Y1259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&quot;N&quot;&amp;[.A878]" office:value-type="string" office:string-value="N884">
            <text:p>N88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8]" office:value-type="string" office:string-value="X6919.9">
            <text:p>X6919.9</text:p>
          </table:table-cell>
          <table:table-cell table:formula="of:=[.E877]+[.$J$6]" office:value-type="float" office:value="1259">
            <text:p>1259</text:p>
          </table:table-cell>
          <table:table-cell table:formula="of:=&quot;Y&quot; &amp; [.E878]" office:value-type="string" office:string-value="Y1259">
            <text:p>Y1259</text:p>
          </table:table-cell>
          <table:table-cell table:number-columns-repeated="8"/>
          <table:table-cell table:style-name="ce8" table:formula="of:=[.B879]" office:value-type="string" office:string-value="N885">
            <text:p>N885</text:p>
          </table:table-cell>
          <table:table-cell table:style-name="ce8" table:formula="of:=[.D879]" office:value-type="string" office:string-value="X6919.9">
            <text:p>X6919.9</text:p>
          </table:table-cell>
          <table:table-cell table:style-name="ce8" table:formula="of:=[.F879]" office:value-type="string" office:string-value="Y1264.75">
            <text:p>Y1264.7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&quot;N&quot;&amp;[.A879]" office:value-type="string" office:string-value="N885">
            <text:p>N88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79]" office:value-type="string" office:string-value="X6919.9">
            <text:p>X6919.9</text:p>
          </table:table-cell>
          <table:table-cell table:formula="of:=[.E878]+[.$J$6]" office:value-type="float" office:value="1264.75">
            <text:p>1264.75</text:p>
          </table:table-cell>
          <table:table-cell table:formula="of:=&quot;Y&quot; &amp; [.E879]" office:value-type="string" office:string-value="Y1264.75">
            <text:p>Y1264.75</text:p>
          </table:table-cell>
          <table:table-cell table:number-columns-repeated="8"/>
          <table:table-cell table:style-name="ce8" table:formula="of:=[.B880]" office:value-type="string" office:string-value="N886">
            <text:p>N886</text:p>
          </table:table-cell>
          <table:table-cell table:style-name="ce8" table:formula="of:=[.D880]" office:value-type="string" office:string-value="X6919.9">
            <text:p>X6919.9</text:p>
          </table:table-cell>
          <table:table-cell table:style-name="ce8" table:formula="of:=[.F880]" office:value-type="string" office:string-value="Y1270.5">
            <text:p>Y1270.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&quot;N&quot;&amp;[.A880]" office:value-type="string" office:string-value="N886">
            <text:p>N88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0]" office:value-type="string" office:string-value="X6919.9">
            <text:p>X6919.9</text:p>
          </table:table-cell>
          <table:table-cell table:formula="of:=[.E879]+[.$J$6]" office:value-type="float" office:value="1270.5">
            <text:p>1270.5</text:p>
          </table:table-cell>
          <table:table-cell table:formula="of:=&quot;Y&quot; &amp; [.E880]" office:value-type="string" office:string-value="Y1270.5">
            <text:p>Y1270.5</text:p>
          </table:table-cell>
          <table:table-cell table:number-columns-repeated="8"/>
          <table:table-cell table:style-name="ce8" table:formula="of:=[.B881]" office:value-type="string" office:string-value="N887">
            <text:p>N887</text:p>
          </table:table-cell>
          <table:table-cell table:style-name="ce8" table:formula="of:=[.D881]" office:value-type="string" office:string-value="X6919.9">
            <text:p>X6919.9</text:p>
          </table:table-cell>
          <table:table-cell table:style-name="ce8" table:formula="of:=[.F881]" office:value-type="string" office:string-value="Y1276.25">
            <text:p>Y1276.2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&quot;N&quot;&amp;[.A881]" office:value-type="string" office:string-value="N887">
            <text:p>N88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1]" office:value-type="string" office:string-value="X6919.9">
            <text:p>X6919.9</text:p>
          </table:table-cell>
          <table:table-cell table:formula="of:=[.E880]+[.$J$6]" office:value-type="float" office:value="1276.25">
            <text:p>1276.25</text:p>
          </table:table-cell>
          <table:table-cell table:formula="of:=&quot;Y&quot; &amp; [.E881]" office:value-type="string" office:string-value="Y1276.25">
            <text:p>Y1276.25</text:p>
          </table:table-cell>
          <table:table-cell table:number-columns-repeated="8"/>
          <table:table-cell table:style-name="ce8" table:formula="of:=[.B882]" office:value-type="string" office:string-value="N888">
            <text:p>N888</text:p>
          </table:table-cell>
          <table:table-cell table:style-name="ce8" table:formula="of:=[.D882]" office:value-type="string" office:string-value="X6919.9">
            <text:p>X6919.9</text:p>
          </table:table-cell>
          <table:table-cell table:style-name="ce8" table:formula="of:=[.F882]" office:value-type="string" office:string-value="Y1282">
            <text:p>Y1282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&quot;N&quot;&amp;[.A882]" office:value-type="string" office:string-value="N888">
            <text:p>N88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2]" office:value-type="string" office:string-value="X6919.9">
            <text:p>X6919.9</text:p>
          </table:table-cell>
          <table:table-cell table:formula="of:=[.E881]+[.$J$6]" office:value-type="float" office:value="1282">
            <text:p>1282</text:p>
          </table:table-cell>
          <table:table-cell table:formula="of:=&quot;Y&quot; &amp; [.E882]" office:value-type="string" office:string-value="Y1282">
            <text:p>Y1282</text:p>
          </table:table-cell>
          <table:table-cell table:number-columns-repeated="8"/>
          <table:table-cell table:style-name="ce8" table:formula="of:=[.B883]" office:value-type="string" office:string-value="N889">
            <text:p>N889</text:p>
          </table:table-cell>
          <table:table-cell table:style-name="ce8" table:formula="of:=[.D883]" office:value-type="string" office:string-value="X6919.9">
            <text:p>X6919.9</text:p>
          </table:table-cell>
          <table:table-cell table:style-name="ce8" table:formula="of:=[.F883]" office:value-type="string" office:string-value="Y1287.75">
            <text:p>Y1287.75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&quot;N&quot;&amp;[.A883]" office:value-type="string" office:string-value="N889">
            <text:p>N88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3]" office:value-type="string" office:string-value="X6919.9">
            <text:p>X6919.9</text:p>
          </table:table-cell>
          <table:table-cell table:formula="of:=[.E882]+[.$J$6]" office:value-type="float" office:value="1287.75">
            <text:p>1287.75</text:p>
          </table:table-cell>
          <table:table-cell table:formula="of:=&quot;Y&quot; &amp; [.E883]" office:value-type="string" office:string-value="Y1287.75">
            <text:p>Y1287.75</text:p>
          </table:table-cell>
          <table:table-cell table:number-columns-repeated="8"/>
          <table:table-cell table:style-name="ce8" table:formula="of:=[.B884]" office:value-type="string" office:string-value="N890">
            <text:p>N890</text:p>
          </table:table-cell>
          <table:table-cell table:style-name="ce8" table:formula="of:=[.D884]" office:value-type="string" office:string-value="X6919.9">
            <text:p>X6919.9</text:p>
          </table:table-cell>
          <table:table-cell table:style-name="ce8" table:formula="of:=[.F884]" office:value-type="string" office:string-value="Y1293.5">
            <text:p>Y1293.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&quot;N&quot;&amp;[.A884]" office:value-type="string" office:string-value="N890">
            <text:p>N89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4]" office:value-type="string" office:string-value="X6919.9">
            <text:p>X6919.9</text:p>
          </table:table-cell>
          <table:table-cell table:formula="of:=[.E883]+[.$J$6]" office:value-type="float" office:value="1293.5">
            <text:p>1293.5</text:p>
          </table:table-cell>
          <table:table-cell table:formula="of:=&quot;Y&quot; &amp; [.E884]" office:value-type="string" office:string-value="Y1293.5">
            <text:p>Y1293.5</text:p>
          </table:table-cell>
          <table:table-cell table:number-columns-repeated="8"/>
          <table:table-cell table:style-name="ce8" table:formula="of:=[.B885]" office:value-type="string" office:string-value="N891">
            <text:p>N891</text:p>
          </table:table-cell>
          <table:table-cell table:style-name="ce8" table:formula="of:=[.D885]" office:value-type="string" office:string-value="X6919.9">
            <text:p>X6919.9</text:p>
          </table:table-cell>
          <table:table-cell table:style-name="ce8" table:formula="of:=[.F885]" office:value-type="string" office:string-value="Y1299.25">
            <text:p>Y1299.25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&quot;N&quot;&amp;[.A885]" office:value-type="string" office:string-value="N891">
            <text:p>N89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5]" office:value-type="string" office:string-value="X6919.9">
            <text:p>X6919.9</text:p>
          </table:table-cell>
          <table:table-cell table:formula="of:=[.E884]+[.$J$6]" office:value-type="float" office:value="1299.25">
            <text:p>1299.25</text:p>
          </table:table-cell>
          <table:table-cell table:formula="of:=&quot;Y&quot; &amp; [.E885]" office:value-type="string" office:string-value="Y1299.25">
            <text:p>Y1299.25</text:p>
          </table:table-cell>
          <table:table-cell table:number-columns-repeated="8"/>
          <table:table-cell table:style-name="ce8" table:formula="of:=[.B886]" office:value-type="string" office:string-value="N892">
            <text:p>N892</text:p>
          </table:table-cell>
          <table:table-cell table:style-name="ce8" table:formula="of:=[.D886]" office:value-type="string" office:string-value="X6919.9">
            <text:p>X6919.9</text:p>
          </table:table-cell>
          <table:table-cell table:style-name="ce8" table:formula="of:=[.F886]" office:value-type="string" office:string-value="Y1305">
            <text:p>Y130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&quot;N&quot;&amp;[.A886]" office:value-type="string" office:string-value="N892">
            <text:p>N89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6]" office:value-type="string" office:string-value="X6919.9">
            <text:p>X6919.9</text:p>
          </table:table-cell>
          <table:table-cell table:formula="of:=[.E885]+[.$J$6]" office:value-type="float" office:value="1305">
            <text:p>1305</text:p>
          </table:table-cell>
          <table:table-cell table:formula="of:=&quot;Y&quot; &amp; [.E886]" office:value-type="string" office:string-value="Y1305">
            <text:p>Y1305</text:p>
          </table:table-cell>
          <table:table-cell table:number-columns-repeated="8"/>
          <table:table-cell table:style-name="ce8" table:formula="of:=[.B887]" office:value-type="string" office:string-value="N893">
            <text:p>N893</text:p>
          </table:table-cell>
          <table:table-cell table:style-name="ce8" table:formula="of:=[.D887]" office:value-type="string" office:string-value="X6919.9">
            <text:p>X6919.9</text:p>
          </table:table-cell>
          <table:table-cell table:style-name="ce8" table:formula="of:=[.F887]" office:value-type="string" office:string-value="Y1310.75">
            <text:p>Y1310.7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&quot;N&quot;&amp;[.A887]" office:value-type="string" office:string-value="N893">
            <text:p>N89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7]" office:value-type="string" office:string-value="X6919.9">
            <text:p>X6919.9</text:p>
          </table:table-cell>
          <table:table-cell table:formula="of:=[.E886]+[.$J$6]" office:value-type="float" office:value="1310.75">
            <text:p>1310.75</text:p>
          </table:table-cell>
          <table:table-cell table:formula="of:=&quot;Y&quot; &amp; [.E887]" office:value-type="string" office:string-value="Y1310.75">
            <text:p>Y1310.75</text:p>
          </table:table-cell>
          <table:table-cell table:number-columns-repeated="8"/>
          <table:table-cell table:style-name="ce8" table:formula="of:=[.B888]" office:value-type="string" office:string-value="N894">
            <text:p>N894</text:p>
          </table:table-cell>
          <table:table-cell table:style-name="ce8" table:formula="of:=[.D888]" office:value-type="string" office:string-value="X6919.9">
            <text:p>X6919.9</text:p>
          </table:table-cell>
          <table:table-cell table:style-name="ce8" table:formula="of:=[.F888]" office:value-type="string" office:string-value="Y1316.5">
            <text:p>Y1316.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&quot;N&quot;&amp;[.A888]" office:value-type="string" office:string-value="N894">
            <text:p>N89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8]" office:value-type="string" office:string-value="X6919.9">
            <text:p>X6919.9</text:p>
          </table:table-cell>
          <table:table-cell table:formula="of:=[.E887]+[.$J$6]" office:value-type="float" office:value="1316.5">
            <text:p>1316.5</text:p>
          </table:table-cell>
          <table:table-cell table:formula="of:=&quot;Y&quot; &amp; [.E888]" office:value-type="string" office:string-value="Y1316.5">
            <text:p>Y1316.5</text:p>
          </table:table-cell>
          <table:table-cell table:number-columns-repeated="8"/>
          <table:table-cell table:style-name="ce8" table:formula="of:=[.B889]" office:value-type="string" office:string-value="N895">
            <text:p>N895</text:p>
          </table:table-cell>
          <table:table-cell table:style-name="ce8" table:formula="of:=[.D889]" office:value-type="string" office:string-value="X6919.9">
            <text:p>X6919.9</text:p>
          </table:table-cell>
          <table:table-cell table:style-name="ce8" table:formula="of:=[.F889]" office:value-type="string" office:string-value="Y1322.25">
            <text:p>Y1322.2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&quot;N&quot;&amp;[.A889]" office:value-type="string" office:string-value="N895">
            <text:p>N89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89]" office:value-type="string" office:string-value="X6919.9">
            <text:p>X6919.9</text:p>
          </table:table-cell>
          <table:table-cell table:formula="of:=[.E888]+[.$J$6]" office:value-type="float" office:value="1322.25">
            <text:p>1322.25</text:p>
          </table:table-cell>
          <table:table-cell table:formula="of:=&quot;Y&quot; &amp; [.E889]" office:value-type="string" office:string-value="Y1322.25">
            <text:p>Y1322.25</text:p>
          </table:table-cell>
          <table:table-cell table:number-columns-repeated="8"/>
          <table:table-cell table:style-name="ce8" table:formula="of:=[.B890]" office:value-type="string" office:string-value="N896">
            <text:p>N896</text:p>
          </table:table-cell>
          <table:table-cell table:style-name="ce8" table:formula="of:=[.D890]" office:value-type="string" office:string-value="X6919.9">
            <text:p>X6919.9</text:p>
          </table:table-cell>
          <table:table-cell table:style-name="ce8" table:formula="of:=[.F890]" office:value-type="string" office:string-value="Y1328">
            <text:p>Y132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&quot;N&quot;&amp;[.A890]" office:value-type="string" office:string-value="N896">
            <text:p>N89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0]" office:value-type="string" office:string-value="X6919.9">
            <text:p>X6919.9</text:p>
          </table:table-cell>
          <table:table-cell table:formula="of:=[.E889]+[.$J$6]" office:value-type="float" office:value="1328">
            <text:p>1328</text:p>
          </table:table-cell>
          <table:table-cell table:formula="of:=&quot;Y&quot; &amp; [.E890]" office:value-type="string" office:string-value="Y1328">
            <text:p>Y1328</text:p>
          </table:table-cell>
          <table:table-cell table:number-columns-repeated="8"/>
          <table:table-cell table:style-name="ce8" table:formula="of:=[.B891]" office:value-type="string" office:string-value="N897">
            <text:p>N897</text:p>
          </table:table-cell>
          <table:table-cell table:style-name="ce8" table:formula="of:=[.D891]" office:value-type="string" office:string-value="X6919.9">
            <text:p>X6919.9</text:p>
          </table:table-cell>
          <table:table-cell table:style-name="ce8" table:formula="of:=[.F891]" office:value-type="string" office:string-value="Y1333.75">
            <text:p>Y1333.7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&quot;N&quot;&amp;[.A891]" office:value-type="string" office:string-value="N897">
            <text:p>N89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1]" office:value-type="string" office:string-value="X6919.9">
            <text:p>X6919.9</text:p>
          </table:table-cell>
          <table:table-cell table:formula="of:=[.E890]+[.$J$6]" office:value-type="float" office:value="1333.75">
            <text:p>1333.75</text:p>
          </table:table-cell>
          <table:table-cell table:formula="of:=&quot;Y&quot; &amp; [.E891]" office:value-type="string" office:string-value="Y1333.75">
            <text:p>Y1333.75</text:p>
          </table:table-cell>
          <table:table-cell table:number-columns-repeated="8"/>
          <table:table-cell table:style-name="ce8" table:formula="of:=[.B892]" office:value-type="string" office:string-value="N898">
            <text:p>N898</text:p>
          </table:table-cell>
          <table:table-cell table:style-name="ce8" table:formula="of:=[.D892]" office:value-type="string" office:string-value="X6919.9">
            <text:p>X6919.9</text:p>
          </table:table-cell>
          <table:table-cell table:style-name="ce8" table:formula="of:=[.F892]" office:value-type="string" office:string-value="Y1339.5">
            <text:p>Y1339.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&quot;N&quot;&amp;[.A892]" office:value-type="string" office:string-value="N898">
            <text:p>N89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2]" office:value-type="string" office:string-value="X6919.9">
            <text:p>X6919.9</text:p>
          </table:table-cell>
          <table:table-cell table:formula="of:=[.E891]+[.$J$6]" office:value-type="float" office:value="1339.5">
            <text:p>1339.5</text:p>
          </table:table-cell>
          <table:table-cell table:formula="of:=&quot;Y&quot; &amp; [.E892]" office:value-type="string" office:string-value="Y1339.5">
            <text:p>Y1339.5</text:p>
          </table:table-cell>
          <table:table-cell table:number-columns-repeated="8"/>
          <table:table-cell table:style-name="ce8" table:formula="of:=[.B893]" office:value-type="string" office:string-value="N899">
            <text:p>N899</text:p>
          </table:table-cell>
          <table:table-cell table:style-name="ce8" table:formula="of:=[.D893]" office:value-type="string" office:string-value="X6919.9">
            <text:p>X6919.9</text:p>
          </table:table-cell>
          <table:table-cell table:style-name="ce8" table:formula="of:=[.F893]" office:value-type="string" office:string-value="Y1345.25">
            <text:p>Y1345.2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&quot;N&quot;&amp;[.A893]" office:value-type="string" office:string-value="N899">
            <text:p>N89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3]" office:value-type="string" office:string-value="X6919.9">
            <text:p>X6919.9</text:p>
          </table:table-cell>
          <table:table-cell table:formula="of:=[.E892]+[.$J$6]" office:value-type="float" office:value="1345.25">
            <text:p>1345.25</text:p>
          </table:table-cell>
          <table:table-cell table:formula="of:=&quot;Y&quot; &amp; [.E893]" office:value-type="string" office:string-value="Y1345.25">
            <text:p>Y1345.25</text:p>
          </table:table-cell>
          <table:table-cell table:number-columns-repeated="8"/>
          <table:table-cell table:style-name="ce8" table:formula="of:=[.B894]" office:value-type="string" office:string-value="N900">
            <text:p>N900</text:p>
          </table:table-cell>
          <table:table-cell table:style-name="ce8" table:formula="of:=[.D894]" office:value-type="string" office:string-value="X6919.9">
            <text:p>X6919.9</text:p>
          </table:table-cell>
          <table:table-cell table:style-name="ce8" table:formula="of:=[.F894]" office:value-type="string" office:string-value="Y1351">
            <text:p>Y13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&quot;N&quot;&amp;[.A894]" office:value-type="string" office:string-value="N900">
            <text:p>N90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4]" office:value-type="string" office:string-value="X6919.9">
            <text:p>X6919.9</text:p>
          </table:table-cell>
          <table:table-cell table:formula="of:=[.E893]+[.$J$6]" office:value-type="float" office:value="1351">
            <text:p>1351</text:p>
          </table:table-cell>
          <table:table-cell table:formula="of:=&quot;Y&quot; &amp; [.E894]" office:value-type="string" office:string-value="Y1351">
            <text:p>Y1351</text:p>
          </table:table-cell>
          <table:table-cell table:number-columns-repeated="8"/>
          <table:table-cell table:style-name="ce8" table:formula="of:=[.B895]" office:value-type="string" office:string-value="N901">
            <text:p>N901</text:p>
          </table:table-cell>
          <table:table-cell table:style-name="ce8" table:formula="of:=[.D895]" office:value-type="string" office:string-value="X6919.9">
            <text:p>X6919.9</text:p>
          </table:table-cell>
          <table:table-cell table:style-name="ce8" table:formula="of:=[.F895]" office:value-type="string" office:string-value="Y1356.75">
            <text:p>Y1356.7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&quot;N&quot;&amp;[.A895]" office:value-type="string" office:string-value="N901">
            <text:p>N90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5]" office:value-type="string" office:string-value="X6919.9">
            <text:p>X6919.9</text:p>
          </table:table-cell>
          <table:table-cell table:formula="of:=[.E894]+[.$J$6]" office:value-type="float" office:value="1356.75">
            <text:p>1356.75</text:p>
          </table:table-cell>
          <table:table-cell table:formula="of:=&quot;Y&quot; &amp; [.E895]" office:value-type="string" office:string-value="Y1356.75">
            <text:p>Y1356.75</text:p>
          </table:table-cell>
          <table:table-cell table:number-columns-repeated="8"/>
          <table:table-cell table:style-name="ce8" table:formula="of:=[.B896]" office:value-type="string" office:string-value="N902">
            <text:p>N902</text:p>
          </table:table-cell>
          <table:table-cell table:style-name="ce8" table:formula="of:=[.D896]" office:value-type="string" office:string-value="X6919.9">
            <text:p>X6919.9</text:p>
          </table:table-cell>
          <table:table-cell table:style-name="ce8" table:formula="of:=[.F896]" office:value-type="string" office:string-value="Y1362.5">
            <text:p>Y1362.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&quot;N&quot;&amp;[.A896]" office:value-type="string" office:string-value="N902">
            <text:p>N90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6]" office:value-type="string" office:string-value="X6919.9">
            <text:p>X6919.9</text:p>
          </table:table-cell>
          <table:table-cell table:formula="of:=[.E895]+[.$J$6]" office:value-type="float" office:value="1362.5">
            <text:p>1362.5</text:p>
          </table:table-cell>
          <table:table-cell table:formula="of:=&quot;Y&quot; &amp; [.E896]" office:value-type="string" office:string-value="Y1362.5">
            <text:p>Y1362.5</text:p>
          </table:table-cell>
          <table:table-cell table:number-columns-repeated="8"/>
          <table:table-cell table:style-name="ce8" table:formula="of:=[.B897]" office:value-type="string" office:string-value="N903">
            <text:p>N903</text:p>
          </table:table-cell>
          <table:table-cell table:style-name="ce8" table:formula="of:=[.D897]" office:value-type="string" office:string-value="X6919.9">
            <text:p>X6919.9</text:p>
          </table:table-cell>
          <table:table-cell table:style-name="ce8" table:formula="of:=[.F897]" office:value-type="string" office:string-value="Y1368.25">
            <text:p>Y1368.2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&quot;N&quot;&amp;[.A897]" office:value-type="string" office:string-value="N903">
            <text:p>N90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7]" office:value-type="string" office:string-value="X6919.9">
            <text:p>X6919.9</text:p>
          </table:table-cell>
          <table:table-cell table:formula="of:=[.E896]+[.$J$6]" office:value-type="float" office:value="1368.25">
            <text:p>1368.25</text:p>
          </table:table-cell>
          <table:table-cell table:formula="of:=&quot;Y&quot; &amp; [.E897]" office:value-type="string" office:string-value="Y1368.25">
            <text:p>Y1368.25</text:p>
          </table:table-cell>
          <table:table-cell table:number-columns-repeated="8"/>
          <table:table-cell table:style-name="ce8" table:formula="of:=[.B898]" office:value-type="string" office:string-value="N904">
            <text:p>N904</text:p>
          </table:table-cell>
          <table:table-cell table:style-name="ce8" table:formula="of:=[.D898]" office:value-type="string" office:string-value="X6919.9">
            <text:p>X6919.9</text:p>
          </table:table-cell>
          <table:table-cell table:style-name="ce8" table:formula="of:=[.F898]" office:value-type="string" office:string-value="Y1374">
            <text:p>Y1374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&quot;N&quot;&amp;[.A898]" office:value-type="string" office:string-value="N904">
            <text:p>N90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8]" office:value-type="string" office:string-value="X6919.9">
            <text:p>X6919.9</text:p>
          </table:table-cell>
          <table:table-cell table:formula="of:=[.E897]+[.$J$6]" office:value-type="float" office:value="1374">
            <text:p>1374</text:p>
          </table:table-cell>
          <table:table-cell table:formula="of:=&quot;Y&quot; &amp; [.E898]" office:value-type="string" office:string-value="Y1374">
            <text:p>Y1374</text:p>
          </table:table-cell>
          <table:table-cell table:number-columns-repeated="8"/>
          <table:table-cell table:style-name="ce8" table:formula="of:=[.B899]" office:value-type="string" office:string-value="N905">
            <text:p>N905</text:p>
          </table:table-cell>
          <table:table-cell table:style-name="ce8" table:formula="of:=[.D899]" office:value-type="string" office:string-value="X6919.9">
            <text:p>X6919.9</text:p>
          </table:table-cell>
          <table:table-cell table:style-name="ce8" table:formula="of:=[.F899]" office:value-type="string" office:string-value="Y1379.75">
            <text:p>Y1379.7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&quot;N&quot;&amp;[.A899]" office:value-type="string" office:string-value="N905">
            <text:p>N90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899]" office:value-type="string" office:string-value="X6919.9">
            <text:p>X6919.9</text:p>
          </table:table-cell>
          <table:table-cell table:formula="of:=[.E898]+[.$J$6]" office:value-type="float" office:value="1379.75">
            <text:p>1379.75</text:p>
          </table:table-cell>
          <table:table-cell table:formula="of:=&quot;Y&quot; &amp; [.E899]" office:value-type="string" office:string-value="Y1379.75">
            <text:p>Y1379.75</text:p>
          </table:table-cell>
          <table:table-cell table:number-columns-repeated="8"/>
          <table:table-cell table:style-name="ce8" table:formula="of:=[.B900]" office:value-type="string" office:string-value="N906">
            <text:p>N906</text:p>
          </table:table-cell>
          <table:table-cell table:style-name="ce8" table:formula="of:=[.D900]" office:value-type="string" office:string-value="X6919.9">
            <text:p>X6919.9</text:p>
          </table:table-cell>
          <table:table-cell table:style-name="ce8" table:formula="of:=[.F900]" office:value-type="string" office:string-value="Y1385.5">
            <text:p>Y1385.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&quot;N&quot;&amp;[.A900]" office:value-type="string" office:string-value="N906">
            <text:p>N90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0]" office:value-type="string" office:string-value="X6919.9">
            <text:p>X6919.9</text:p>
          </table:table-cell>
          <table:table-cell table:formula="of:=[.E899]+[.$J$6]" office:value-type="float" office:value="1385.5">
            <text:p>1385.5</text:p>
          </table:table-cell>
          <table:table-cell table:formula="of:=&quot;Y&quot; &amp; [.E900]" office:value-type="string" office:string-value="Y1385.5">
            <text:p>Y1385.5</text:p>
          </table:table-cell>
          <table:table-cell table:number-columns-repeated="8"/>
          <table:table-cell table:style-name="ce8" table:formula="of:=[.B901]" office:value-type="string" office:string-value="N907">
            <text:p>N907</text:p>
          </table:table-cell>
          <table:table-cell table:style-name="ce8" table:formula="of:=[.D901]" office:value-type="string" office:string-value="X6919.9">
            <text:p>X6919.9</text:p>
          </table:table-cell>
          <table:table-cell table:style-name="ce8" table:formula="of:=[.F901]" office:value-type="string" office:string-value="Y1391.25">
            <text:p>Y1391.2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&quot;N&quot;&amp;[.A901]" office:value-type="string" office:string-value="N907">
            <text:p>N90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1]" office:value-type="string" office:string-value="X6919.9">
            <text:p>X6919.9</text:p>
          </table:table-cell>
          <table:table-cell table:formula="of:=[.E900]+[.$J$6]" office:value-type="float" office:value="1391.25">
            <text:p>1391.25</text:p>
          </table:table-cell>
          <table:table-cell table:formula="of:=&quot;Y&quot; &amp; [.E901]" office:value-type="string" office:string-value="Y1391.25">
            <text:p>Y1391.25</text:p>
          </table:table-cell>
          <table:table-cell table:number-columns-repeated="8"/>
          <table:table-cell table:style-name="ce8" table:formula="of:=[.B902]" office:value-type="string" office:string-value="N908">
            <text:p>N908</text:p>
          </table:table-cell>
          <table:table-cell table:style-name="ce8" table:formula="of:=[.D902]" office:value-type="string" office:string-value="X6919.9">
            <text:p>X6919.9</text:p>
          </table:table-cell>
          <table:table-cell table:style-name="ce8" table:formula="of:=[.F902]" office:value-type="string" office:string-value="Y1397">
            <text:p>Y139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&quot;N&quot;&amp;[.A902]" office:value-type="string" office:string-value="N908">
            <text:p>N90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2]" office:value-type="string" office:string-value="X6919.9">
            <text:p>X6919.9</text:p>
          </table:table-cell>
          <table:table-cell table:formula="of:=[.E901]+[.$J$6]" office:value-type="float" office:value="1397">
            <text:p>1397</text:p>
          </table:table-cell>
          <table:table-cell table:formula="of:=&quot;Y&quot; &amp; [.E902]" office:value-type="string" office:string-value="Y1397">
            <text:p>Y1397</text:p>
          </table:table-cell>
          <table:table-cell table:number-columns-repeated="8"/>
          <table:table-cell table:style-name="ce8" table:formula="of:=[.B903]" office:value-type="string" office:string-value="N909">
            <text:p>N909</text:p>
          </table:table-cell>
          <table:table-cell table:style-name="ce8" table:formula="of:=[.D903]" office:value-type="string" office:string-value="X6919.9">
            <text:p>X6919.9</text:p>
          </table:table-cell>
          <table:table-cell table:style-name="ce8" table:formula="of:=[.F903]" office:value-type="string" office:string-value="Y1402.75">
            <text:p>Y1402.7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&quot;N&quot;&amp;[.A903]" office:value-type="string" office:string-value="N909">
            <text:p>N90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3]" office:value-type="string" office:string-value="X6919.9">
            <text:p>X6919.9</text:p>
          </table:table-cell>
          <table:table-cell table:formula="of:=[.E902]+[.$J$6]" office:value-type="float" office:value="1402.75">
            <text:p>1402.75</text:p>
          </table:table-cell>
          <table:table-cell table:formula="of:=&quot;Y&quot; &amp; [.E903]" office:value-type="string" office:string-value="Y1402.75">
            <text:p>Y1402.75</text:p>
          </table:table-cell>
          <table:table-cell table:number-columns-repeated="8"/>
          <table:table-cell table:style-name="ce8" table:formula="of:=[.B904]" office:value-type="string" office:string-value="N910">
            <text:p>N910</text:p>
          </table:table-cell>
          <table:table-cell table:style-name="ce8" table:formula="of:=[.D904]" office:value-type="string" office:string-value="X6919.9">
            <text:p>X6919.9</text:p>
          </table:table-cell>
          <table:table-cell table:style-name="ce8" table:formula="of:=[.F904]" office:value-type="string" office:string-value="Y1408.5">
            <text:p>Y1408.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&quot;N&quot;&amp;[.A904]" office:value-type="string" office:string-value="N910">
            <text:p>N91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4]" office:value-type="string" office:string-value="X6919.9">
            <text:p>X6919.9</text:p>
          </table:table-cell>
          <table:table-cell table:formula="of:=[.E903]+[.$J$6]" office:value-type="float" office:value="1408.5">
            <text:p>1408.5</text:p>
          </table:table-cell>
          <table:table-cell table:formula="of:=&quot;Y&quot; &amp; [.E904]" office:value-type="string" office:string-value="Y1408.5">
            <text:p>Y1408.5</text:p>
          </table:table-cell>
          <table:table-cell table:number-columns-repeated="8"/>
          <table:table-cell table:style-name="ce8" table:formula="of:=[.B905]" office:value-type="string" office:string-value="N911">
            <text:p>N911</text:p>
          </table:table-cell>
          <table:table-cell table:style-name="ce8" table:formula="of:=[.D905]" office:value-type="string" office:string-value="X6919.9">
            <text:p>X6919.9</text:p>
          </table:table-cell>
          <table:table-cell table:style-name="ce8" table:formula="of:=[.F905]" office:value-type="string" office:string-value="Y1414.25">
            <text:p>Y1414.2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&quot;N&quot;&amp;[.A905]" office:value-type="string" office:string-value="N911">
            <text:p>N91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5]" office:value-type="string" office:string-value="X6919.9">
            <text:p>X6919.9</text:p>
          </table:table-cell>
          <table:table-cell table:formula="of:=[.E904]+[.$J$6]" office:value-type="float" office:value="1414.25">
            <text:p>1414.25</text:p>
          </table:table-cell>
          <table:table-cell table:formula="of:=&quot;Y&quot; &amp; [.E905]" office:value-type="string" office:string-value="Y1414.25">
            <text:p>Y1414.25</text:p>
          </table:table-cell>
          <table:table-cell table:number-columns-repeated="8"/>
          <table:table-cell table:style-name="ce8" table:formula="of:=[.B906]" office:value-type="string" office:string-value="N912">
            <text:p>N912</text:p>
          </table:table-cell>
          <table:table-cell table:style-name="ce8" table:formula="of:=[.D906]" office:value-type="string" office:string-value="X6919.9">
            <text:p>X6919.9</text:p>
          </table:table-cell>
          <table:table-cell table:style-name="ce8" table:formula="of:=[.F906]" office:value-type="string" office:string-value="Y1420">
            <text:p>Y142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&quot;N&quot;&amp;[.A906]" office:value-type="string" office:string-value="N912">
            <text:p>N91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6]" office:value-type="string" office:string-value="X6919.9">
            <text:p>X6919.9</text:p>
          </table:table-cell>
          <table:table-cell table:formula="of:=[.E905]+[.$J$6]" office:value-type="float" office:value="1420">
            <text:p>1420</text:p>
          </table:table-cell>
          <table:table-cell table:formula="of:=&quot;Y&quot; &amp; [.E906]" office:value-type="string" office:string-value="Y1420">
            <text:p>Y1420</text:p>
          </table:table-cell>
          <table:table-cell table:number-columns-repeated="8"/>
          <table:table-cell table:style-name="ce8" table:formula="of:=[.B907]" office:value-type="string" office:string-value="N913">
            <text:p>N913</text:p>
          </table:table-cell>
          <table:table-cell table:style-name="ce8" table:formula="of:=[.D907]" office:value-type="string" office:string-value="X6919.9">
            <text:p>X6919.9</text:p>
          </table:table-cell>
          <table:table-cell table:style-name="ce8" table:formula="of:=[.F907]" office:value-type="string" office:string-value="Y1425.75">
            <text:p>Y1425.7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&quot;N&quot;&amp;[.A907]" office:value-type="string" office:string-value="N913">
            <text:p>N91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7]" office:value-type="string" office:string-value="X6919.9">
            <text:p>X6919.9</text:p>
          </table:table-cell>
          <table:table-cell table:formula="of:=[.E906]+[.$J$6]" office:value-type="float" office:value="1425.75">
            <text:p>1425.75</text:p>
          </table:table-cell>
          <table:table-cell table:formula="of:=&quot;Y&quot; &amp; [.E907]" office:value-type="string" office:string-value="Y1425.75">
            <text:p>Y1425.75</text:p>
          </table:table-cell>
          <table:table-cell table:number-columns-repeated="8"/>
          <table:table-cell table:style-name="ce8" table:formula="of:=[.B908]" office:value-type="string" office:string-value="N914">
            <text:p>N914</text:p>
          </table:table-cell>
          <table:table-cell table:style-name="ce8" table:formula="of:=[.D908]" office:value-type="string" office:string-value="X6919.9">
            <text:p>X6919.9</text:p>
          </table:table-cell>
          <table:table-cell table:style-name="ce8" table:formula="of:=[.F908]" office:value-type="string" office:string-value="Y1431.5">
            <text:p>Y1431.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&quot;N&quot;&amp;[.A908]" office:value-type="string" office:string-value="N914">
            <text:p>N91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8]" office:value-type="string" office:string-value="X6919.9">
            <text:p>X6919.9</text:p>
          </table:table-cell>
          <table:table-cell table:formula="of:=[.E907]+[.$J$6]" office:value-type="float" office:value="1431.5">
            <text:p>1431.5</text:p>
          </table:table-cell>
          <table:table-cell table:formula="of:=&quot;Y&quot; &amp; [.E908]" office:value-type="string" office:string-value="Y1431.5">
            <text:p>Y1431.5</text:p>
          </table:table-cell>
          <table:table-cell table:number-columns-repeated="8"/>
          <table:table-cell table:style-name="ce8" table:formula="of:=[.B909]" office:value-type="string" office:string-value="N915">
            <text:p>N915</text:p>
          </table:table-cell>
          <table:table-cell table:style-name="ce8" table:formula="of:=[.D909]" office:value-type="string" office:string-value="X6919.9">
            <text:p>X6919.9</text:p>
          </table:table-cell>
          <table:table-cell table:style-name="ce8" table:formula="of:=[.F909]" office:value-type="string" office:string-value="Y1437.25">
            <text:p>Y1437.2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&quot;N&quot;&amp;[.A909]" office:value-type="string" office:string-value="N915">
            <text:p>N91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09]" office:value-type="string" office:string-value="X6919.9">
            <text:p>X6919.9</text:p>
          </table:table-cell>
          <table:table-cell table:formula="of:=[.E908]+[.$J$6]" office:value-type="float" office:value="1437.25">
            <text:p>1437.25</text:p>
          </table:table-cell>
          <table:table-cell table:formula="of:=&quot;Y&quot; &amp; [.E909]" office:value-type="string" office:string-value="Y1437.25">
            <text:p>Y1437.25</text:p>
          </table:table-cell>
          <table:table-cell table:number-columns-repeated="8"/>
          <table:table-cell table:style-name="ce8" table:formula="of:=[.B910]" office:value-type="string" office:string-value="N916">
            <text:p>N916</text:p>
          </table:table-cell>
          <table:table-cell table:style-name="ce8" table:formula="of:=[.D910]" office:value-type="string" office:string-value="X6919.9">
            <text:p>X6919.9</text:p>
          </table:table-cell>
          <table:table-cell table:style-name="ce8" table:formula="of:=[.F910]" office:value-type="string" office:string-value="Y1443">
            <text:p>Y1443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&quot;N&quot;&amp;[.A910]" office:value-type="string" office:string-value="N916">
            <text:p>N91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0]" office:value-type="string" office:string-value="X6919.9">
            <text:p>X6919.9</text:p>
          </table:table-cell>
          <table:table-cell table:formula="of:=[.E909]+[.$J$6]" office:value-type="float" office:value="1443">
            <text:p>1443</text:p>
          </table:table-cell>
          <table:table-cell table:formula="of:=&quot;Y&quot; &amp; [.E910]" office:value-type="string" office:string-value="Y1443">
            <text:p>Y1443</text:p>
          </table:table-cell>
          <table:table-cell table:number-columns-repeated="8"/>
          <table:table-cell table:style-name="ce8" table:formula="of:=[.B911]" office:value-type="string" office:string-value="N917">
            <text:p>N917</text:p>
          </table:table-cell>
          <table:table-cell table:style-name="ce8" table:formula="of:=[.D911]" office:value-type="string" office:string-value="X6919.9">
            <text:p>X6919.9</text:p>
          </table:table-cell>
          <table:table-cell table:style-name="ce8" table:formula="of:=[.F911]" office:value-type="string" office:string-value="Y1448.75">
            <text:p>Y1448.7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&quot;N&quot;&amp;[.A911]" office:value-type="string" office:string-value="N917">
            <text:p>N91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1]" office:value-type="string" office:string-value="X6919.9">
            <text:p>X6919.9</text:p>
          </table:table-cell>
          <table:table-cell table:formula="of:=[.E910]+[.$J$6]" office:value-type="float" office:value="1448.75">
            <text:p>1448.75</text:p>
          </table:table-cell>
          <table:table-cell table:formula="of:=&quot;Y&quot; &amp; [.E911]" office:value-type="string" office:string-value="Y1448.75">
            <text:p>Y1448.75</text:p>
          </table:table-cell>
          <table:table-cell table:number-columns-repeated="8"/>
          <table:table-cell table:style-name="ce8" table:formula="of:=[.B912]" office:value-type="string" office:string-value="N918">
            <text:p>N918</text:p>
          </table:table-cell>
          <table:table-cell table:style-name="ce8" table:formula="of:=[.D912]" office:value-type="string" office:string-value="X6919.9">
            <text:p>X6919.9</text:p>
          </table:table-cell>
          <table:table-cell table:style-name="ce8" table:formula="of:=[.F912]" office:value-type="string" office:string-value="Y1454.5">
            <text:p>Y1454.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&quot;N&quot;&amp;[.A912]" office:value-type="string" office:string-value="N918">
            <text:p>N91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2]" office:value-type="string" office:string-value="X6919.9">
            <text:p>X6919.9</text:p>
          </table:table-cell>
          <table:table-cell table:formula="of:=[.E911]+[.$J$6]" office:value-type="float" office:value="1454.5">
            <text:p>1454.5</text:p>
          </table:table-cell>
          <table:table-cell table:formula="of:=&quot;Y&quot; &amp; [.E912]" office:value-type="string" office:string-value="Y1454.5">
            <text:p>Y1454.5</text:p>
          </table:table-cell>
          <table:table-cell table:number-columns-repeated="8"/>
          <table:table-cell table:style-name="ce8" table:formula="of:=[.B913]" office:value-type="string" office:string-value="N919">
            <text:p>N919</text:p>
          </table:table-cell>
          <table:table-cell table:style-name="ce8" table:formula="of:=[.D913]" office:value-type="string" office:string-value="X6919.9">
            <text:p>X6919.9</text:p>
          </table:table-cell>
          <table:table-cell table:style-name="ce8" table:formula="of:=[.F913]" office:value-type="string" office:string-value="Y1460.25">
            <text:p>Y1460.2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&quot;N&quot;&amp;[.A913]" office:value-type="string" office:string-value="N919">
            <text:p>N91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3]" office:value-type="string" office:string-value="X6919.9">
            <text:p>X6919.9</text:p>
          </table:table-cell>
          <table:table-cell table:formula="of:=[.E912]+[.$J$6]" office:value-type="float" office:value="1460.25">
            <text:p>1460.25</text:p>
          </table:table-cell>
          <table:table-cell table:formula="of:=&quot;Y&quot; &amp; [.E913]" office:value-type="string" office:string-value="Y1460.25">
            <text:p>Y1460.25</text:p>
          </table:table-cell>
          <table:table-cell table:number-columns-repeated="8"/>
          <table:table-cell table:style-name="ce8" table:formula="of:=[.B914]" office:value-type="string" office:string-value="N920">
            <text:p>N920</text:p>
          </table:table-cell>
          <table:table-cell table:style-name="ce8" table:formula="of:=[.D914]" office:value-type="string" office:string-value="X6919.9">
            <text:p>X6919.9</text:p>
          </table:table-cell>
          <table:table-cell table:style-name="ce8" table:formula="of:=[.F914]" office:value-type="string" office:string-value="Y1466">
            <text:p>Y146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&quot;N&quot;&amp;[.A914]" office:value-type="string" office:string-value="N920">
            <text:p>N92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4]" office:value-type="string" office:string-value="X6919.9">
            <text:p>X6919.9</text:p>
          </table:table-cell>
          <table:table-cell table:formula="of:=[.E913]+[.$J$6]" office:value-type="float" office:value="1466">
            <text:p>1466</text:p>
          </table:table-cell>
          <table:table-cell table:formula="of:=&quot;Y&quot; &amp; [.E914]" office:value-type="string" office:string-value="Y1466">
            <text:p>Y1466</text:p>
          </table:table-cell>
          <table:table-cell table:number-columns-repeated="8"/>
          <table:table-cell table:style-name="ce8" table:formula="of:=[.B915]" office:value-type="string" office:string-value="N921">
            <text:p>N921</text:p>
          </table:table-cell>
          <table:table-cell table:style-name="ce8" table:formula="of:=[.D915]" office:value-type="string" office:string-value="X6919.9">
            <text:p>X6919.9</text:p>
          </table:table-cell>
          <table:table-cell table:style-name="ce8" table:formula="of:=[.F915]" office:value-type="string" office:string-value="Y1471.75">
            <text:p>Y1471.7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&quot;N&quot;&amp;[.A915]" office:value-type="string" office:string-value="N921">
            <text:p>N92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5]" office:value-type="string" office:string-value="X6919.9">
            <text:p>X6919.9</text:p>
          </table:table-cell>
          <table:table-cell table:formula="of:=[.E914]+[.$J$6]" office:value-type="float" office:value="1471.75">
            <text:p>1471.75</text:p>
          </table:table-cell>
          <table:table-cell table:formula="of:=&quot;Y&quot; &amp; [.E915]" office:value-type="string" office:string-value="Y1471.75">
            <text:p>Y1471.75</text:p>
          </table:table-cell>
          <table:table-cell table:number-columns-repeated="8"/>
          <table:table-cell table:style-name="ce8" table:formula="of:=[.B916]" office:value-type="string" office:string-value="N922">
            <text:p>N922</text:p>
          </table:table-cell>
          <table:table-cell table:style-name="ce8" table:formula="of:=[.D916]" office:value-type="string" office:string-value="X6919.9">
            <text:p>X6919.9</text:p>
          </table:table-cell>
          <table:table-cell table:style-name="ce8" table:formula="of:=[.F916]" office:value-type="string" office:string-value="Y1477.5">
            <text:p>Y1477.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&quot;N&quot;&amp;[.A916]" office:value-type="string" office:string-value="N922">
            <text:p>N92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6]" office:value-type="string" office:string-value="X6919.9">
            <text:p>X6919.9</text:p>
          </table:table-cell>
          <table:table-cell table:formula="of:=[.E915]+[.$J$6]" office:value-type="float" office:value="1477.5">
            <text:p>1477.5</text:p>
          </table:table-cell>
          <table:table-cell table:formula="of:=&quot;Y&quot; &amp; [.E916]" office:value-type="string" office:string-value="Y1477.5">
            <text:p>Y1477.5</text:p>
          </table:table-cell>
          <table:table-cell table:number-columns-repeated="8"/>
          <table:table-cell table:style-name="ce8" table:formula="of:=[.B917]" office:value-type="string" office:string-value="N923">
            <text:p>N923</text:p>
          </table:table-cell>
          <table:table-cell table:style-name="ce8" table:formula="of:=[.D917]" office:value-type="string" office:string-value="X6919.9">
            <text:p>X6919.9</text:p>
          </table:table-cell>
          <table:table-cell table:style-name="ce8" table:formula="of:=[.F917]" office:value-type="string" office:string-value="Y1483.25">
            <text:p>Y1483.2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&quot;N&quot;&amp;[.A917]" office:value-type="string" office:string-value="N923">
            <text:p>N92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7]" office:value-type="string" office:string-value="X6919.9">
            <text:p>X6919.9</text:p>
          </table:table-cell>
          <table:table-cell table:formula="of:=[.E916]+[.$J$6]" office:value-type="float" office:value="1483.25">
            <text:p>1483.25</text:p>
          </table:table-cell>
          <table:table-cell table:formula="of:=&quot;Y&quot; &amp; [.E917]" office:value-type="string" office:string-value="Y1483.25">
            <text:p>Y1483.25</text:p>
          </table:table-cell>
          <table:table-cell table:number-columns-repeated="8"/>
          <table:table-cell table:style-name="ce8" table:formula="of:=[.B918]" office:value-type="string" office:string-value="N924">
            <text:p>N924</text:p>
          </table:table-cell>
          <table:table-cell table:style-name="ce8" table:formula="of:=[.D918]" office:value-type="string" office:string-value="X6919.9">
            <text:p>X6919.9</text:p>
          </table:table-cell>
          <table:table-cell table:style-name="ce8" table:formula="of:=[.F918]" office:value-type="string" office:string-value="Y1489">
            <text:p>Y148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&quot;N&quot;&amp;[.A918]" office:value-type="string" office:string-value="N924">
            <text:p>N92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8]" office:value-type="string" office:string-value="X6919.9">
            <text:p>X6919.9</text:p>
          </table:table-cell>
          <table:table-cell table:formula="of:=[.E917]+[.$J$6]" office:value-type="float" office:value="1489">
            <text:p>1489</text:p>
          </table:table-cell>
          <table:table-cell table:formula="of:=&quot;Y&quot; &amp; [.E918]" office:value-type="string" office:string-value="Y1489">
            <text:p>Y1489</text:p>
          </table:table-cell>
          <table:table-cell table:number-columns-repeated="8"/>
          <table:table-cell table:style-name="ce8" table:formula="of:=[.B919]" office:value-type="string" office:string-value="N925">
            <text:p>N925</text:p>
          </table:table-cell>
          <table:table-cell table:style-name="ce8" table:formula="of:=[.D919]" office:value-type="string" office:string-value="X6919.9">
            <text:p>X6919.9</text:p>
          </table:table-cell>
          <table:table-cell table:style-name="ce8" table:formula="of:=[.F919]" office:value-type="string" office:string-value="Y1494.75">
            <text:p>Y1494.7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&quot;N&quot;&amp;[.A919]" office:value-type="string" office:string-value="N925">
            <text:p>N92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19]" office:value-type="string" office:string-value="X6919.9">
            <text:p>X6919.9</text:p>
          </table:table-cell>
          <table:table-cell table:formula="of:=[.E918]+[.$J$6]" office:value-type="float" office:value="1494.75">
            <text:p>1494.75</text:p>
          </table:table-cell>
          <table:table-cell table:formula="of:=&quot;Y&quot; &amp; [.E919]" office:value-type="string" office:string-value="Y1494.75">
            <text:p>Y1494.75</text:p>
          </table:table-cell>
          <table:table-cell table:number-columns-repeated="8"/>
          <table:table-cell table:style-name="ce8" table:formula="of:=[.B920]" office:value-type="string" office:string-value="N926">
            <text:p>N926</text:p>
          </table:table-cell>
          <table:table-cell table:style-name="ce8" table:formula="of:=[.D920]" office:value-type="string" office:string-value="X6919.9">
            <text:p>X6919.9</text:p>
          </table:table-cell>
          <table:table-cell table:style-name="ce8" table:formula="of:=[.F920]" office:value-type="string" office:string-value="Y1500.5">
            <text:p>Y1500.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&quot;N&quot;&amp;[.A920]" office:value-type="string" office:string-value="N926">
            <text:p>N92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0]" office:value-type="string" office:string-value="X6919.9">
            <text:p>X6919.9</text:p>
          </table:table-cell>
          <table:table-cell table:formula="of:=[.E919]+[.$J$6]" office:value-type="float" office:value="1500.5">
            <text:p>1500.5</text:p>
          </table:table-cell>
          <table:table-cell table:formula="of:=&quot;Y&quot; &amp; [.E920]" office:value-type="string" office:string-value="Y1500.5">
            <text:p>Y1500.5</text:p>
          </table:table-cell>
          <table:table-cell table:number-columns-repeated="8"/>
          <table:table-cell table:style-name="ce8" table:formula="of:=[.B921]" office:value-type="string" office:string-value="N927">
            <text:p>N927</text:p>
          </table:table-cell>
          <table:table-cell table:style-name="ce8" table:formula="of:=[.D921]" office:value-type="string" office:string-value="X6919.9">
            <text:p>X6919.9</text:p>
          </table:table-cell>
          <table:table-cell table:style-name="ce8" table:formula="of:=[.F921]" office:value-type="string" office:string-value="Y1506.25">
            <text:p>Y1506.2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&quot;N&quot;&amp;[.A921]" office:value-type="string" office:string-value="N927">
            <text:p>N92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1]" office:value-type="string" office:string-value="X6919.9">
            <text:p>X6919.9</text:p>
          </table:table-cell>
          <table:table-cell table:formula="of:=[.E920]+[.$J$6]" office:value-type="float" office:value="1506.25">
            <text:p>1506.25</text:p>
          </table:table-cell>
          <table:table-cell table:formula="of:=&quot;Y&quot; &amp; [.E921]" office:value-type="string" office:string-value="Y1506.25">
            <text:p>Y1506.25</text:p>
          </table:table-cell>
          <table:table-cell table:number-columns-repeated="8"/>
          <table:table-cell table:style-name="ce8" table:formula="of:=[.B922]" office:value-type="string" office:string-value="N928">
            <text:p>N928</text:p>
          </table:table-cell>
          <table:table-cell table:style-name="ce8" table:formula="of:=[.D922]" office:value-type="string" office:string-value="X6919.9">
            <text:p>X6919.9</text:p>
          </table:table-cell>
          <table:table-cell table:style-name="ce8" table:formula="of:=[.F922]" office:value-type="string" office:string-value="Y1512">
            <text:p>Y1512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&quot;N&quot;&amp;[.A922]" office:value-type="string" office:string-value="N928">
            <text:p>N92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2]" office:value-type="string" office:string-value="X6919.9">
            <text:p>X6919.9</text:p>
          </table:table-cell>
          <table:table-cell table:formula="of:=[.E921]+[.$J$6]" office:value-type="float" office:value="1512">
            <text:p>1512</text:p>
          </table:table-cell>
          <table:table-cell table:formula="of:=&quot;Y&quot; &amp; [.E922]" office:value-type="string" office:string-value="Y1512">
            <text:p>Y1512</text:p>
          </table:table-cell>
          <table:table-cell table:number-columns-repeated="8"/>
          <table:table-cell table:style-name="ce8" table:formula="of:=[.B923]" office:value-type="string" office:string-value="N929">
            <text:p>N929</text:p>
          </table:table-cell>
          <table:table-cell table:style-name="ce8" table:formula="of:=[.D923]" office:value-type="string" office:string-value="X6919.9">
            <text:p>X6919.9</text:p>
          </table:table-cell>
          <table:table-cell table:style-name="ce8" table:formula="of:=[.F923]" office:value-type="string" office:string-value="Y1517.75">
            <text:p>Y1517.7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&quot;N&quot;&amp;[.A923]" office:value-type="string" office:string-value="N929">
            <text:p>N92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3]" office:value-type="string" office:string-value="X6919.9">
            <text:p>X6919.9</text:p>
          </table:table-cell>
          <table:table-cell table:formula="of:=[.E922]+[.$J$6]" office:value-type="float" office:value="1517.75">
            <text:p>1517.75</text:p>
          </table:table-cell>
          <table:table-cell table:formula="of:=&quot;Y&quot; &amp; [.E923]" office:value-type="string" office:string-value="Y1517.75">
            <text:p>Y1517.75</text:p>
          </table:table-cell>
          <table:table-cell table:number-columns-repeated="8"/>
          <table:table-cell table:style-name="ce8" table:formula="of:=[.B924]" office:value-type="string" office:string-value="N930">
            <text:p>N930</text:p>
          </table:table-cell>
          <table:table-cell table:style-name="ce8" table:formula="of:=[.D924]" office:value-type="string" office:string-value="X6919.9">
            <text:p>X6919.9</text:p>
          </table:table-cell>
          <table:table-cell table:style-name="ce8" table:formula="of:=[.F924]" office:value-type="string" office:string-value="Y1523.5">
            <text:p>Y1523.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&quot;N&quot;&amp;[.A924]" office:value-type="string" office:string-value="N930">
            <text:p>N93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4]" office:value-type="string" office:string-value="X6919.9">
            <text:p>X6919.9</text:p>
          </table:table-cell>
          <table:table-cell table:formula="of:=[.E923]+[.$J$6]" office:value-type="float" office:value="1523.5">
            <text:p>1523.5</text:p>
          </table:table-cell>
          <table:table-cell table:formula="of:=&quot;Y&quot; &amp; [.E924]" office:value-type="string" office:string-value="Y1523.5">
            <text:p>Y1523.5</text:p>
          </table:table-cell>
          <table:table-cell table:number-columns-repeated="8"/>
          <table:table-cell table:style-name="ce8" table:formula="of:=[.B925]" office:value-type="string" office:string-value="N931">
            <text:p>N931</text:p>
          </table:table-cell>
          <table:table-cell table:style-name="ce8" table:formula="of:=[.D925]" office:value-type="string" office:string-value="X6919.9">
            <text:p>X6919.9</text:p>
          </table:table-cell>
          <table:table-cell table:style-name="ce8" table:formula="of:=[.F925]" office:value-type="string" office:string-value="Y1529.25">
            <text:p>Y1529.25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&quot;N&quot;&amp;[.A925]" office:value-type="string" office:string-value="N931">
            <text:p>N93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5]" office:value-type="string" office:string-value="X6919.9">
            <text:p>X6919.9</text:p>
          </table:table-cell>
          <table:table-cell table:formula="of:=[.E924]+[.$J$6]" office:value-type="float" office:value="1529.25">
            <text:p>1529.25</text:p>
          </table:table-cell>
          <table:table-cell table:formula="of:=&quot;Y&quot; &amp; [.E925]" office:value-type="string" office:string-value="Y1529.25">
            <text:p>Y1529.25</text:p>
          </table:table-cell>
          <table:table-cell table:number-columns-repeated="8"/>
          <table:table-cell table:style-name="ce8" table:formula="of:=[.B926]" office:value-type="string" office:string-value="N932">
            <text:p>N932</text:p>
          </table:table-cell>
          <table:table-cell table:style-name="ce8" table:formula="of:=[.D926]" office:value-type="string" office:string-value="X6919.9">
            <text:p>X6919.9</text:p>
          </table:table-cell>
          <table:table-cell table:style-name="ce8" table:formula="of:=[.F926]" office:value-type="string" office:string-value="Y1535">
            <text:p>Y153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&quot;N&quot;&amp;[.A926]" office:value-type="string" office:string-value="N932">
            <text:p>N93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6]" office:value-type="string" office:string-value="X6919.9">
            <text:p>X6919.9</text:p>
          </table:table-cell>
          <table:table-cell table:formula="of:=[.E925]+[.$J$6]" office:value-type="float" office:value="1535">
            <text:p>1535</text:p>
          </table:table-cell>
          <table:table-cell table:formula="of:=&quot;Y&quot; &amp; [.E926]" office:value-type="string" office:string-value="Y1535">
            <text:p>Y1535</text:p>
          </table:table-cell>
          <table:table-cell table:number-columns-repeated="8"/>
          <table:table-cell table:style-name="ce8" table:formula="of:=[.B927]" office:value-type="string" office:string-value="N933">
            <text:p>N933</text:p>
          </table:table-cell>
          <table:table-cell table:style-name="ce8" table:formula="of:=[.D927]" office:value-type="string" office:string-value="X6919.9">
            <text:p>X6919.9</text:p>
          </table:table-cell>
          <table:table-cell table:style-name="ce8" table:formula="of:=[.F927]" office:value-type="string" office:string-value="Y1540.75">
            <text:p>Y1540.7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&quot;N&quot;&amp;[.A927]" office:value-type="string" office:string-value="N933">
            <text:p>N93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7]" office:value-type="string" office:string-value="X6919.9">
            <text:p>X6919.9</text:p>
          </table:table-cell>
          <table:table-cell table:formula="of:=[.E926]+[.$J$6]" office:value-type="float" office:value="1540.75">
            <text:p>1540.75</text:p>
          </table:table-cell>
          <table:table-cell table:formula="of:=&quot;Y&quot; &amp; [.E927]" office:value-type="string" office:string-value="Y1540.75">
            <text:p>Y1540.75</text:p>
          </table:table-cell>
          <table:table-cell table:number-columns-repeated="8"/>
          <table:table-cell table:style-name="ce8" table:formula="of:=[.B928]" office:value-type="string" office:string-value="N934">
            <text:p>N934</text:p>
          </table:table-cell>
          <table:table-cell table:style-name="ce8" table:formula="of:=[.D928]" office:value-type="string" office:string-value="X6919.9">
            <text:p>X6919.9</text:p>
          </table:table-cell>
          <table:table-cell table:style-name="ce8" table:formula="of:=[.F928]" office:value-type="string" office:string-value="Y1546.5">
            <text:p>Y1546.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&quot;N&quot;&amp;[.A928]" office:value-type="string" office:string-value="N934">
            <text:p>N93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8]" office:value-type="string" office:string-value="X6919.9">
            <text:p>X6919.9</text:p>
          </table:table-cell>
          <table:table-cell table:formula="of:=[.E927]+[.$J$6]" office:value-type="float" office:value="1546.5">
            <text:p>1546.5</text:p>
          </table:table-cell>
          <table:table-cell table:formula="of:=&quot;Y&quot; &amp; [.E928]" office:value-type="string" office:string-value="Y1546.5">
            <text:p>Y1546.5</text:p>
          </table:table-cell>
          <table:table-cell table:number-columns-repeated="8"/>
          <table:table-cell table:style-name="ce8" table:formula="of:=[.B929]" office:value-type="string" office:string-value="N935">
            <text:p>N935</text:p>
          </table:table-cell>
          <table:table-cell table:style-name="ce8" table:formula="of:=[.D929]" office:value-type="string" office:string-value="X6919.9">
            <text:p>X6919.9</text:p>
          </table:table-cell>
          <table:table-cell table:style-name="ce8" table:formula="of:=[.F929]" office:value-type="string" office:string-value="Y1552.25">
            <text:p>Y1552.2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&quot;N&quot;&amp;[.A929]" office:value-type="string" office:string-value="N935">
            <text:p>N93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29]" office:value-type="string" office:string-value="X6919.9">
            <text:p>X6919.9</text:p>
          </table:table-cell>
          <table:table-cell table:formula="of:=[.E928]+[.$J$6]" office:value-type="float" office:value="1552.25">
            <text:p>1552.25</text:p>
          </table:table-cell>
          <table:table-cell table:formula="of:=&quot;Y&quot; &amp; [.E929]" office:value-type="string" office:string-value="Y1552.25">
            <text:p>Y1552.25</text:p>
          </table:table-cell>
          <table:table-cell table:number-columns-repeated="8"/>
          <table:table-cell table:style-name="ce8" table:formula="of:=[.B930]" office:value-type="string" office:string-value="N936">
            <text:p>N936</text:p>
          </table:table-cell>
          <table:table-cell table:style-name="ce8" table:formula="of:=[.D930]" office:value-type="string" office:string-value="X6919.9">
            <text:p>X6919.9</text:p>
          </table:table-cell>
          <table:table-cell table:style-name="ce8" table:formula="of:=[.F930]" office:value-type="string" office:string-value="Y1558">
            <text:p>Y1558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&quot;N&quot;&amp;[.A930]" office:value-type="string" office:string-value="N936">
            <text:p>N93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0]" office:value-type="string" office:string-value="X6919.9">
            <text:p>X6919.9</text:p>
          </table:table-cell>
          <table:table-cell table:formula="of:=[.E929]+[.$J$6]" office:value-type="float" office:value="1558">
            <text:p>1558</text:p>
          </table:table-cell>
          <table:table-cell table:formula="of:=&quot;Y&quot; &amp; [.E930]" office:value-type="string" office:string-value="Y1558">
            <text:p>Y1558</text:p>
          </table:table-cell>
          <table:table-cell table:number-columns-repeated="8"/>
          <table:table-cell table:style-name="ce8" table:formula="of:=[.B931]" office:value-type="string" office:string-value="N937">
            <text:p>N937</text:p>
          </table:table-cell>
          <table:table-cell table:style-name="ce8" table:formula="of:=[.D931]" office:value-type="string" office:string-value="X6919.9">
            <text:p>X6919.9</text:p>
          </table:table-cell>
          <table:table-cell table:style-name="ce8" table:formula="of:=[.F931]" office:value-type="string" office:string-value="Y1563.75">
            <text:p>Y1563.7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&quot;N&quot;&amp;[.A931]" office:value-type="string" office:string-value="N937">
            <text:p>N93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1]" office:value-type="string" office:string-value="X6919.9">
            <text:p>X6919.9</text:p>
          </table:table-cell>
          <table:table-cell table:formula="of:=[.E930]+[.$J$6]" office:value-type="float" office:value="1563.75">
            <text:p>1563.75</text:p>
          </table:table-cell>
          <table:table-cell table:formula="of:=&quot;Y&quot; &amp; [.E931]" office:value-type="string" office:string-value="Y1563.75">
            <text:p>Y1563.75</text:p>
          </table:table-cell>
          <table:table-cell table:number-columns-repeated="8"/>
          <table:table-cell table:style-name="ce8" table:formula="of:=[.B932]" office:value-type="string" office:string-value="N938">
            <text:p>N938</text:p>
          </table:table-cell>
          <table:table-cell table:style-name="ce8" table:formula="of:=[.D932]" office:value-type="string" office:string-value="X6919.9">
            <text:p>X6919.9</text:p>
          </table:table-cell>
          <table:table-cell table:style-name="ce8" table:formula="of:=[.F932]" office:value-type="string" office:string-value="Y1569.5">
            <text:p>Y1569.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&quot;N&quot;&amp;[.A932]" office:value-type="string" office:string-value="N938">
            <text:p>N93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2]" office:value-type="string" office:string-value="X6919.9">
            <text:p>X6919.9</text:p>
          </table:table-cell>
          <table:table-cell table:formula="of:=[.E931]+[.$J$6]" office:value-type="float" office:value="1569.5">
            <text:p>1569.5</text:p>
          </table:table-cell>
          <table:table-cell table:formula="of:=&quot;Y&quot; &amp; [.E932]" office:value-type="string" office:string-value="Y1569.5">
            <text:p>Y1569.5</text:p>
          </table:table-cell>
          <table:table-cell table:number-columns-repeated="8"/>
          <table:table-cell table:style-name="ce8" table:formula="of:=[.B933]" office:value-type="string" office:string-value="N939">
            <text:p>N939</text:p>
          </table:table-cell>
          <table:table-cell table:style-name="ce8" table:formula="of:=[.D933]" office:value-type="string" office:string-value="X6919.9">
            <text:p>X6919.9</text:p>
          </table:table-cell>
          <table:table-cell table:style-name="ce8" table:formula="of:=[.F933]" office:value-type="string" office:string-value="Y1575.25">
            <text:p>Y1575.2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&quot;N&quot;&amp;[.A933]" office:value-type="string" office:string-value="N939">
            <text:p>N93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3]" office:value-type="string" office:string-value="X6919.9">
            <text:p>X6919.9</text:p>
          </table:table-cell>
          <table:table-cell table:formula="of:=[.E932]+[.$J$6]" office:value-type="float" office:value="1575.25">
            <text:p>1575.25</text:p>
          </table:table-cell>
          <table:table-cell table:formula="of:=&quot;Y&quot; &amp; [.E933]" office:value-type="string" office:string-value="Y1575.25">
            <text:p>Y1575.25</text:p>
          </table:table-cell>
          <table:table-cell table:number-columns-repeated="8"/>
          <table:table-cell table:style-name="ce8" table:formula="of:=[.B934]" office:value-type="string" office:string-value="N940">
            <text:p>N940</text:p>
          </table:table-cell>
          <table:table-cell table:style-name="ce8" table:formula="of:=[.D934]" office:value-type="string" office:string-value="X6919.9">
            <text:p>X6919.9</text:p>
          </table:table-cell>
          <table:table-cell table:style-name="ce8" table:formula="of:=[.F934]" office:value-type="string" office:string-value="Y1581">
            <text:p>Y158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&quot;N&quot;&amp;[.A934]" office:value-type="string" office:string-value="N940">
            <text:p>N94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4]" office:value-type="string" office:string-value="X6919.9">
            <text:p>X6919.9</text:p>
          </table:table-cell>
          <table:table-cell table:formula="of:=[.E933]+[.$J$6]" office:value-type="float" office:value="1581">
            <text:p>1581</text:p>
          </table:table-cell>
          <table:table-cell table:formula="of:=&quot;Y&quot; &amp; [.E934]" office:value-type="string" office:string-value="Y1581">
            <text:p>Y1581</text:p>
          </table:table-cell>
          <table:table-cell table:number-columns-repeated="8"/>
          <table:table-cell table:style-name="ce8" table:formula="of:=[.B935]" office:value-type="string" office:string-value="N941">
            <text:p>N941</text:p>
          </table:table-cell>
          <table:table-cell table:style-name="ce8" table:formula="of:=[.D935]" office:value-type="string" office:string-value="X6919.9">
            <text:p>X6919.9</text:p>
          </table:table-cell>
          <table:table-cell table:style-name="ce8" table:formula="of:=[.F935]" office:value-type="string" office:string-value="Y1586.75">
            <text:p>Y1586.7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&quot;N&quot;&amp;[.A935]" office:value-type="string" office:string-value="N941">
            <text:p>N94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5]" office:value-type="string" office:string-value="X6919.9">
            <text:p>X6919.9</text:p>
          </table:table-cell>
          <table:table-cell table:formula="of:=[.E934]+[.$J$6]" office:value-type="float" office:value="1586.75">
            <text:p>1586.75</text:p>
          </table:table-cell>
          <table:table-cell table:formula="of:=&quot;Y&quot; &amp; [.E935]" office:value-type="string" office:string-value="Y1586.75">
            <text:p>Y1586.75</text:p>
          </table:table-cell>
          <table:table-cell table:number-columns-repeated="8"/>
          <table:table-cell table:style-name="ce8" table:formula="of:=[.B936]" office:value-type="string" office:string-value="N942">
            <text:p>N942</text:p>
          </table:table-cell>
          <table:table-cell table:style-name="ce8" table:formula="of:=[.D936]" office:value-type="string" office:string-value="X6919.9">
            <text:p>X6919.9</text:p>
          </table:table-cell>
          <table:table-cell table:style-name="ce8" table:formula="of:=[.F936]" office:value-type="string" office:string-value="Y1592.5">
            <text:p>Y1592.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&quot;N&quot;&amp;[.A936]" office:value-type="string" office:string-value="N942">
            <text:p>N94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6]" office:value-type="string" office:string-value="X6919.9">
            <text:p>X6919.9</text:p>
          </table:table-cell>
          <table:table-cell table:formula="of:=[.E935]+[.$J$6]" office:value-type="float" office:value="1592.5">
            <text:p>1592.5</text:p>
          </table:table-cell>
          <table:table-cell table:formula="of:=&quot;Y&quot; &amp; [.E936]" office:value-type="string" office:string-value="Y1592.5">
            <text:p>Y1592.5</text:p>
          </table:table-cell>
          <table:table-cell table:number-columns-repeated="8"/>
          <table:table-cell table:style-name="ce8" table:formula="of:=[.B937]" office:value-type="string" office:string-value="N943">
            <text:p>N943</text:p>
          </table:table-cell>
          <table:table-cell table:style-name="ce8" table:formula="of:=[.D937]" office:value-type="string" office:string-value="X6919.9">
            <text:p>X6919.9</text:p>
          </table:table-cell>
          <table:table-cell table:style-name="ce8" table:formula="of:=[.F937]" office:value-type="string" office:string-value="Y1598.25">
            <text:p>Y1598.25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&quot;N&quot;&amp;[.A937]" office:value-type="string" office:string-value="N943">
            <text:p>N94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7]" office:value-type="string" office:string-value="X6919.9">
            <text:p>X6919.9</text:p>
          </table:table-cell>
          <table:table-cell table:formula="of:=[.E936]+[.$J$6]" office:value-type="float" office:value="1598.25">
            <text:p>1598.25</text:p>
          </table:table-cell>
          <table:table-cell table:formula="of:=&quot;Y&quot; &amp; [.E937]" office:value-type="string" office:string-value="Y1598.25">
            <text:p>Y1598.25</text:p>
          </table:table-cell>
          <table:table-cell table:number-columns-repeated="8"/>
          <table:table-cell table:style-name="ce8" table:formula="of:=[.B938]" office:value-type="string" office:string-value="N944">
            <text:p>N944</text:p>
          </table:table-cell>
          <table:table-cell table:style-name="ce8" table:formula="of:=[.D938]" office:value-type="string" office:string-value="X6919.9">
            <text:p>X6919.9</text:p>
          </table:table-cell>
          <table:table-cell table:style-name="ce8" table:formula="of:=[.F938]" office:value-type="string" office:string-value="Y1604">
            <text:p>Y160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&quot;N&quot;&amp;[.A938]" office:value-type="string" office:string-value="N944">
            <text:p>N94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8]" office:value-type="string" office:string-value="X6919.9">
            <text:p>X6919.9</text:p>
          </table:table-cell>
          <table:table-cell table:formula="of:=[.E937]+[.$J$6]" office:value-type="float" office:value="1604">
            <text:p>1604</text:p>
          </table:table-cell>
          <table:table-cell table:formula="of:=&quot;Y&quot; &amp; [.E938]" office:value-type="string" office:string-value="Y1604">
            <text:p>Y1604</text:p>
          </table:table-cell>
          <table:table-cell table:number-columns-repeated="8"/>
          <table:table-cell table:style-name="ce8" table:formula="of:=[.B939]" office:value-type="string" office:string-value="N945">
            <text:p>N945</text:p>
          </table:table-cell>
          <table:table-cell table:style-name="ce8" table:formula="of:=[.D939]" office:value-type="string" office:string-value="X6919.9">
            <text:p>X6919.9</text:p>
          </table:table-cell>
          <table:table-cell table:style-name="ce8" table:formula="of:=[.F939]" office:value-type="string" office:string-value="Y1609.75">
            <text:p>Y1609.7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&quot;N&quot;&amp;[.A939]" office:value-type="string" office:string-value="N945">
            <text:p>N94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39]" office:value-type="string" office:string-value="X6919.9">
            <text:p>X6919.9</text:p>
          </table:table-cell>
          <table:table-cell table:formula="of:=[.E938]+[.$J$6]" office:value-type="float" office:value="1609.75">
            <text:p>1609.75</text:p>
          </table:table-cell>
          <table:table-cell table:formula="of:=&quot;Y&quot; &amp; [.E939]" office:value-type="string" office:string-value="Y1609.75">
            <text:p>Y1609.75</text:p>
          </table:table-cell>
          <table:table-cell table:number-columns-repeated="8"/>
          <table:table-cell table:style-name="ce8" table:formula="of:=[.B940]" office:value-type="string" office:string-value="N946">
            <text:p>N946</text:p>
          </table:table-cell>
          <table:table-cell table:style-name="ce8" table:formula="of:=[.D940]" office:value-type="string" office:string-value="X6919.9">
            <text:p>X6919.9</text:p>
          </table:table-cell>
          <table:table-cell table:style-name="ce8" table:formula="of:=[.F940]" office:value-type="string" office:string-value="Y1615.5">
            <text:p>Y1615.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&quot;N&quot;&amp;[.A940]" office:value-type="string" office:string-value="N946">
            <text:p>N94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0]" office:value-type="string" office:string-value="X6919.9">
            <text:p>X6919.9</text:p>
          </table:table-cell>
          <table:table-cell table:formula="of:=[.E939]+[.$J$6]" office:value-type="float" office:value="1615.5">
            <text:p>1615.5</text:p>
          </table:table-cell>
          <table:table-cell table:formula="of:=&quot;Y&quot; &amp; [.E940]" office:value-type="string" office:string-value="Y1615.5">
            <text:p>Y1615.5</text:p>
          </table:table-cell>
          <table:table-cell table:number-columns-repeated="8"/>
          <table:table-cell table:style-name="ce8" table:formula="of:=[.B941]" office:value-type="string" office:string-value="N947">
            <text:p>N947</text:p>
          </table:table-cell>
          <table:table-cell table:style-name="ce8" table:formula="of:=[.D941]" office:value-type="string" office:string-value="X6919.9">
            <text:p>X6919.9</text:p>
          </table:table-cell>
          <table:table-cell table:style-name="ce8" table:formula="of:=[.F941]" office:value-type="string" office:string-value="Y1621.25">
            <text:p>Y1621.2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&quot;N&quot;&amp;[.A941]" office:value-type="string" office:string-value="N947">
            <text:p>N94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1]" office:value-type="string" office:string-value="X6919.9">
            <text:p>X6919.9</text:p>
          </table:table-cell>
          <table:table-cell table:formula="of:=[.E940]+[.$J$6]" office:value-type="float" office:value="1621.25">
            <text:p>1621.25</text:p>
          </table:table-cell>
          <table:table-cell table:formula="of:=&quot;Y&quot; &amp; [.E941]" office:value-type="string" office:string-value="Y1621.25">
            <text:p>Y1621.25</text:p>
          </table:table-cell>
          <table:table-cell table:number-columns-repeated="8"/>
          <table:table-cell table:style-name="ce8" table:formula="of:=[.B942]" office:value-type="string" office:string-value="N948">
            <text:p>N948</text:p>
          </table:table-cell>
          <table:table-cell table:style-name="ce8" table:formula="of:=[.D942]" office:value-type="string" office:string-value="X6919.9">
            <text:p>X6919.9</text:p>
          </table:table-cell>
          <table:table-cell table:style-name="ce8" table:formula="of:=[.F942]" office:value-type="string" office:string-value="Y1627">
            <text:p>Y1627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&quot;N&quot;&amp;[.A942]" office:value-type="string" office:string-value="N948">
            <text:p>N94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2]" office:value-type="string" office:string-value="X6919.9">
            <text:p>X6919.9</text:p>
          </table:table-cell>
          <table:table-cell table:formula="of:=[.E941]+[.$J$6]" office:value-type="float" office:value="1627">
            <text:p>1627</text:p>
          </table:table-cell>
          <table:table-cell table:formula="of:=&quot;Y&quot; &amp; [.E942]" office:value-type="string" office:string-value="Y1627">
            <text:p>Y1627</text:p>
          </table:table-cell>
          <table:table-cell table:number-columns-repeated="8"/>
          <table:table-cell table:style-name="ce8" table:formula="of:=[.B943]" office:value-type="string" office:string-value="N949">
            <text:p>N949</text:p>
          </table:table-cell>
          <table:table-cell table:style-name="ce8" table:formula="of:=[.D943]" office:value-type="string" office:string-value="X6919.9">
            <text:p>X6919.9</text:p>
          </table:table-cell>
          <table:table-cell table:style-name="ce8" table:formula="of:=[.F943]" office:value-type="string" office:string-value="Y1632.75">
            <text:p>Y1632.7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&quot;N&quot;&amp;[.A943]" office:value-type="string" office:string-value="N949">
            <text:p>N94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3]" office:value-type="string" office:string-value="X6919.9">
            <text:p>X6919.9</text:p>
          </table:table-cell>
          <table:table-cell table:formula="of:=[.E942]+[.$J$6]" office:value-type="float" office:value="1632.75">
            <text:p>1632.75</text:p>
          </table:table-cell>
          <table:table-cell table:formula="of:=&quot;Y&quot; &amp; [.E943]" office:value-type="string" office:string-value="Y1632.75">
            <text:p>Y1632.75</text:p>
          </table:table-cell>
          <table:table-cell table:number-columns-repeated="8"/>
          <table:table-cell table:style-name="ce8" table:formula="of:=[.B944]" office:value-type="string" office:string-value="N950">
            <text:p>N950</text:p>
          </table:table-cell>
          <table:table-cell table:style-name="ce8" table:formula="of:=[.D944]" office:value-type="string" office:string-value="X6919.9">
            <text:p>X6919.9</text:p>
          </table:table-cell>
          <table:table-cell table:style-name="ce8" table:formula="of:=[.F944]" office:value-type="string" office:string-value="Y1638.5">
            <text:p>Y1638.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&quot;N&quot;&amp;[.A944]" office:value-type="string" office:string-value="N950">
            <text:p>N95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4]" office:value-type="string" office:string-value="X6919.9">
            <text:p>X6919.9</text:p>
          </table:table-cell>
          <table:table-cell table:formula="of:=[.E943]+[.$J$6]" office:value-type="float" office:value="1638.5">
            <text:p>1638.5</text:p>
          </table:table-cell>
          <table:table-cell table:formula="of:=&quot;Y&quot; &amp; [.E944]" office:value-type="string" office:string-value="Y1638.5">
            <text:p>Y1638.5</text:p>
          </table:table-cell>
          <table:table-cell table:number-columns-repeated="8"/>
          <table:table-cell table:style-name="ce8" table:formula="of:=[.B945]" office:value-type="string" office:string-value="N951">
            <text:p>N951</text:p>
          </table:table-cell>
          <table:table-cell table:style-name="ce8" table:formula="of:=[.D945]" office:value-type="string" office:string-value="X6919.9">
            <text:p>X6919.9</text:p>
          </table:table-cell>
          <table:table-cell table:style-name="ce8" table:formula="of:=[.F945]" office:value-type="string" office:string-value="Y1644.25">
            <text:p>Y1644.2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&quot;N&quot;&amp;[.A945]" office:value-type="string" office:string-value="N951">
            <text:p>N95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5]" office:value-type="string" office:string-value="X6919.9">
            <text:p>X6919.9</text:p>
          </table:table-cell>
          <table:table-cell table:formula="of:=[.E944]+[.$J$6]" office:value-type="float" office:value="1644.25">
            <text:p>1644.25</text:p>
          </table:table-cell>
          <table:table-cell table:formula="of:=&quot;Y&quot; &amp; [.E945]" office:value-type="string" office:string-value="Y1644.25">
            <text:p>Y1644.25</text:p>
          </table:table-cell>
          <table:table-cell table:number-columns-repeated="8"/>
          <table:table-cell table:style-name="ce8" table:formula="of:=[.B946]" office:value-type="string" office:string-value="N952">
            <text:p>N952</text:p>
          </table:table-cell>
          <table:table-cell table:style-name="ce8" table:formula="of:=[.D946]" office:value-type="string" office:string-value="X6919.9">
            <text:p>X6919.9</text:p>
          </table:table-cell>
          <table:table-cell table:style-name="ce8" table:formula="of:=[.F946]" office:value-type="string" office:string-value="Y1650">
            <text:p>Y165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&quot;N&quot;&amp;[.A946]" office:value-type="string" office:string-value="N952">
            <text:p>N95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6]" office:value-type="string" office:string-value="X6919.9">
            <text:p>X6919.9</text:p>
          </table:table-cell>
          <table:table-cell table:formula="of:=[.E945]+[.$J$6]" office:value-type="float" office:value="1650">
            <text:p>1650</text:p>
          </table:table-cell>
          <table:table-cell table:formula="of:=&quot;Y&quot; &amp; [.E946]" office:value-type="string" office:string-value="Y1650">
            <text:p>Y1650</text:p>
          </table:table-cell>
          <table:table-cell table:number-columns-repeated="8"/>
          <table:table-cell table:style-name="ce8" table:formula="of:=[.B947]" office:value-type="string" office:string-value="N953">
            <text:p>N953</text:p>
          </table:table-cell>
          <table:table-cell table:style-name="ce8" table:formula="of:=[.D947]" office:value-type="string" office:string-value="X6919.9">
            <text:p>X6919.9</text:p>
          </table:table-cell>
          <table:table-cell table:style-name="ce8" table:formula="of:=[.F947]" office:value-type="string" office:string-value="Y1655.75">
            <text:p>Y1655.7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&quot;N&quot;&amp;[.A947]" office:value-type="string" office:string-value="N953">
            <text:p>N95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7]" office:value-type="string" office:string-value="X6919.9">
            <text:p>X6919.9</text:p>
          </table:table-cell>
          <table:table-cell table:formula="of:=[.E946]+[.$J$6]" office:value-type="float" office:value="1655.75">
            <text:p>1655.75</text:p>
          </table:table-cell>
          <table:table-cell table:formula="of:=&quot;Y&quot; &amp; [.E947]" office:value-type="string" office:string-value="Y1655.75">
            <text:p>Y1655.75</text:p>
          </table:table-cell>
          <table:table-cell table:number-columns-repeated="8"/>
          <table:table-cell table:style-name="ce8" table:formula="of:=[.B948]" office:value-type="string" office:string-value="N954">
            <text:p>N954</text:p>
          </table:table-cell>
          <table:table-cell table:style-name="ce8" table:formula="of:=[.D948]" office:value-type="string" office:string-value="X6919.9">
            <text:p>X6919.9</text:p>
          </table:table-cell>
          <table:table-cell table:style-name="ce8" table:formula="of:=[.F948]" office:value-type="string" office:string-value="Y1661.5">
            <text:p>Y1661.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&quot;N&quot;&amp;[.A948]" office:value-type="string" office:string-value="N954">
            <text:p>N95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8]" office:value-type="string" office:string-value="X6919.9">
            <text:p>X6919.9</text:p>
          </table:table-cell>
          <table:table-cell table:formula="of:=[.E947]+[.$J$6]" office:value-type="float" office:value="1661.5">
            <text:p>1661.5</text:p>
          </table:table-cell>
          <table:table-cell table:formula="of:=&quot;Y&quot; &amp; [.E948]" office:value-type="string" office:string-value="Y1661.5">
            <text:p>Y1661.5</text:p>
          </table:table-cell>
          <table:table-cell table:number-columns-repeated="8"/>
          <table:table-cell table:style-name="ce8" table:formula="of:=[.B949]" office:value-type="string" office:string-value="N955">
            <text:p>N955</text:p>
          </table:table-cell>
          <table:table-cell table:style-name="ce8" table:formula="of:=[.D949]" office:value-type="string" office:string-value="X6919.9">
            <text:p>X6919.9</text:p>
          </table:table-cell>
          <table:table-cell table:style-name="ce8" table:formula="of:=[.F949]" office:value-type="string" office:string-value="Y1667.25">
            <text:p>Y1667.2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&quot;N&quot;&amp;[.A949]" office:value-type="string" office:string-value="N955">
            <text:p>N95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49]" office:value-type="string" office:string-value="X6919.9">
            <text:p>X6919.9</text:p>
          </table:table-cell>
          <table:table-cell table:formula="of:=[.E948]+[.$J$6]" office:value-type="float" office:value="1667.25">
            <text:p>1667.25</text:p>
          </table:table-cell>
          <table:table-cell table:formula="of:=&quot;Y&quot; &amp; [.E949]" office:value-type="string" office:string-value="Y1667.25">
            <text:p>Y1667.25</text:p>
          </table:table-cell>
          <table:table-cell table:number-columns-repeated="8"/>
          <table:table-cell table:style-name="ce8" table:formula="of:=[.B950]" office:value-type="string" office:string-value="N956">
            <text:p>N956</text:p>
          </table:table-cell>
          <table:table-cell table:style-name="ce8" table:formula="of:=[.D950]" office:value-type="string" office:string-value="X6919.9">
            <text:p>X6919.9</text:p>
          </table:table-cell>
          <table:table-cell table:style-name="ce8" table:formula="of:=[.F950]" office:value-type="string" office:string-value="Y1673">
            <text:p>Y167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&quot;N&quot;&amp;[.A950]" office:value-type="string" office:string-value="N956">
            <text:p>N95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0]" office:value-type="string" office:string-value="X6919.9">
            <text:p>X6919.9</text:p>
          </table:table-cell>
          <table:table-cell table:formula="of:=[.E949]+[.$J$6]" office:value-type="float" office:value="1673">
            <text:p>1673</text:p>
          </table:table-cell>
          <table:table-cell table:formula="of:=&quot;Y&quot; &amp; [.E950]" office:value-type="string" office:string-value="Y1673">
            <text:p>Y1673</text:p>
          </table:table-cell>
          <table:table-cell table:number-columns-repeated="8"/>
          <table:table-cell table:style-name="ce8" table:formula="of:=[.B951]" office:value-type="string" office:string-value="N957">
            <text:p>N957</text:p>
          </table:table-cell>
          <table:table-cell table:style-name="ce8" table:formula="of:=[.D951]" office:value-type="string" office:string-value="X6919.9">
            <text:p>X6919.9</text:p>
          </table:table-cell>
          <table:table-cell table:style-name="ce8" table:formula="of:=[.F951]" office:value-type="string" office:string-value="Y1678.75">
            <text:p>Y1678.7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&quot;N&quot;&amp;[.A951]" office:value-type="string" office:string-value="N957">
            <text:p>N95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1]" office:value-type="string" office:string-value="X6919.9">
            <text:p>X6919.9</text:p>
          </table:table-cell>
          <table:table-cell table:formula="of:=[.E950]+[.$J$6]" office:value-type="float" office:value="1678.75">
            <text:p>1678.75</text:p>
          </table:table-cell>
          <table:table-cell table:formula="of:=&quot;Y&quot; &amp; [.E951]" office:value-type="string" office:string-value="Y1678.75">
            <text:p>Y1678.75</text:p>
          </table:table-cell>
          <table:table-cell table:number-columns-repeated="8"/>
          <table:table-cell table:style-name="ce8" table:formula="of:=[.B952]" office:value-type="string" office:string-value="N958">
            <text:p>N958</text:p>
          </table:table-cell>
          <table:table-cell table:style-name="ce8" table:formula="of:=[.D952]" office:value-type="string" office:string-value="X6919.9">
            <text:p>X6919.9</text:p>
          </table:table-cell>
          <table:table-cell table:style-name="ce8" table:formula="of:=[.F952]" office:value-type="string" office:string-value="Y1684.5">
            <text:p>Y1684.5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&quot;N&quot;&amp;[.A952]" office:value-type="string" office:string-value="N958">
            <text:p>N95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2]" office:value-type="string" office:string-value="X6919.9">
            <text:p>X6919.9</text:p>
          </table:table-cell>
          <table:table-cell table:formula="of:=[.E951]+[.$J$6]" office:value-type="float" office:value="1684.5">
            <text:p>1684.5</text:p>
          </table:table-cell>
          <table:table-cell table:formula="of:=&quot;Y&quot; &amp; [.E952]" office:value-type="string" office:string-value="Y1684.5">
            <text:p>Y1684.5</text:p>
          </table:table-cell>
          <table:table-cell table:number-columns-repeated="8"/>
          <table:table-cell table:style-name="ce8" table:formula="of:=[.B953]" office:value-type="string" office:string-value="N959">
            <text:p>N959</text:p>
          </table:table-cell>
          <table:table-cell table:style-name="ce8" table:formula="of:=[.D953]" office:value-type="string" office:string-value="X6919.9">
            <text:p>X6919.9</text:p>
          </table:table-cell>
          <table:table-cell table:style-name="ce8" table:formula="of:=[.F953]" office:value-type="string" office:string-value="Y1690.25">
            <text:p>Y1690.2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&quot;N&quot;&amp;[.A953]" office:value-type="string" office:string-value="N959">
            <text:p>N95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3]" office:value-type="string" office:string-value="X6919.9">
            <text:p>X6919.9</text:p>
          </table:table-cell>
          <table:table-cell table:formula="of:=[.E952]+[.$J$6]" office:value-type="float" office:value="1690.25">
            <text:p>1690.25</text:p>
          </table:table-cell>
          <table:table-cell table:formula="of:=&quot;Y&quot; &amp; [.E953]" office:value-type="string" office:string-value="Y1690.25">
            <text:p>Y1690.25</text:p>
          </table:table-cell>
          <table:table-cell table:number-columns-repeated="8"/>
          <table:table-cell table:style-name="ce8" table:formula="of:=[.B954]" office:value-type="string" office:string-value="N960">
            <text:p>N960</text:p>
          </table:table-cell>
          <table:table-cell table:style-name="ce8" table:formula="of:=[.D954]" office:value-type="string" office:string-value="X6919.9">
            <text:p>X6919.9</text:p>
          </table:table-cell>
          <table:table-cell table:style-name="ce8" table:formula="of:=[.F954]" office:value-type="string" office:string-value="Y1696">
            <text:p>Y1696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&quot;N&quot;&amp;[.A954]" office:value-type="string" office:string-value="N960">
            <text:p>N96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4]" office:value-type="string" office:string-value="X6919.9">
            <text:p>X6919.9</text:p>
          </table:table-cell>
          <table:table-cell table:formula="of:=[.E953]+[.$J$6]" office:value-type="float" office:value="1696">
            <text:p>1696</text:p>
          </table:table-cell>
          <table:table-cell table:formula="of:=&quot;Y&quot; &amp; [.E954]" office:value-type="string" office:string-value="Y1696">
            <text:p>Y1696</text:p>
          </table:table-cell>
          <table:table-cell table:number-columns-repeated="8"/>
          <table:table-cell table:style-name="ce8" table:formula="of:=[.B955]" office:value-type="string" office:string-value="N961">
            <text:p>N961</text:p>
          </table:table-cell>
          <table:table-cell table:style-name="ce8" table:formula="of:=[.D955]" office:value-type="string" office:string-value="X6919.9">
            <text:p>X6919.9</text:p>
          </table:table-cell>
          <table:table-cell table:style-name="ce8" table:formula="of:=[.F955]" office:value-type="string" office:string-value="Y1701.75">
            <text:p>Y1701.7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&quot;N&quot;&amp;[.A955]" office:value-type="string" office:string-value="N961">
            <text:p>N96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5]" office:value-type="string" office:string-value="X6919.9">
            <text:p>X6919.9</text:p>
          </table:table-cell>
          <table:table-cell table:formula="of:=[.E954]+[.$J$6]" office:value-type="float" office:value="1701.75">
            <text:p>1701.75</text:p>
          </table:table-cell>
          <table:table-cell table:formula="of:=&quot;Y&quot; &amp; [.E955]" office:value-type="string" office:string-value="Y1701.75">
            <text:p>Y1701.75</text:p>
          </table:table-cell>
          <table:table-cell table:number-columns-repeated="8"/>
          <table:table-cell table:style-name="ce8" table:formula="of:=[.B956]" office:value-type="string" office:string-value="N962">
            <text:p>N962</text:p>
          </table:table-cell>
          <table:table-cell table:style-name="ce8" table:formula="of:=[.D956]" office:value-type="string" office:string-value="X6919.9">
            <text:p>X6919.9</text:p>
          </table:table-cell>
          <table:table-cell table:style-name="ce8" table:formula="of:=[.F956]" office:value-type="string" office:string-value="Y1707.5">
            <text:p>Y1707.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&quot;N&quot;&amp;[.A956]" office:value-type="string" office:string-value="N962">
            <text:p>N96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6]" office:value-type="string" office:string-value="X6919.9">
            <text:p>X6919.9</text:p>
          </table:table-cell>
          <table:table-cell table:formula="of:=[.E955]+[.$J$6]" office:value-type="float" office:value="1707.5">
            <text:p>1707.5</text:p>
          </table:table-cell>
          <table:table-cell table:formula="of:=&quot;Y&quot; &amp; [.E956]" office:value-type="string" office:string-value="Y1707.5">
            <text:p>Y1707.5</text:p>
          </table:table-cell>
          <table:table-cell table:number-columns-repeated="8"/>
          <table:table-cell table:style-name="ce8" table:formula="of:=[.B957]" office:value-type="string" office:string-value="N963">
            <text:p>N963</text:p>
          </table:table-cell>
          <table:table-cell table:style-name="ce8" table:formula="of:=[.D957]" office:value-type="string" office:string-value="X6919.9">
            <text:p>X6919.9</text:p>
          </table:table-cell>
          <table:table-cell table:style-name="ce8" table:formula="of:=[.F957]" office:value-type="string" office:string-value="Y1713.25">
            <text:p>Y1713.2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&quot;N&quot;&amp;[.A957]" office:value-type="string" office:string-value="N963">
            <text:p>N96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7]" office:value-type="string" office:string-value="X6919.9">
            <text:p>X6919.9</text:p>
          </table:table-cell>
          <table:table-cell table:formula="of:=[.E956]+[.$J$6]" office:value-type="float" office:value="1713.25">
            <text:p>1713.25</text:p>
          </table:table-cell>
          <table:table-cell table:formula="of:=&quot;Y&quot; &amp; [.E957]" office:value-type="string" office:string-value="Y1713.25">
            <text:p>Y1713.25</text:p>
          </table:table-cell>
          <table:table-cell table:number-columns-repeated="8"/>
          <table:table-cell table:style-name="ce8" table:formula="of:=[.B958]" office:value-type="string" office:string-value="N964">
            <text:p>N964</text:p>
          </table:table-cell>
          <table:table-cell table:style-name="ce8" table:formula="of:=[.D958]" office:value-type="string" office:string-value="X6919.9">
            <text:p>X6919.9</text:p>
          </table:table-cell>
          <table:table-cell table:style-name="ce8" table:formula="of:=[.F958]" office:value-type="string" office:string-value="Y1719">
            <text:p>Y1719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&quot;N&quot;&amp;[.A958]" office:value-type="string" office:string-value="N964">
            <text:p>N96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8]" office:value-type="string" office:string-value="X6919.9">
            <text:p>X6919.9</text:p>
          </table:table-cell>
          <table:table-cell table:formula="of:=[.E957]+[.$J$6]" office:value-type="float" office:value="1719">
            <text:p>1719</text:p>
          </table:table-cell>
          <table:table-cell table:formula="of:=&quot;Y&quot; &amp; [.E958]" office:value-type="string" office:string-value="Y1719">
            <text:p>Y1719</text:p>
          </table:table-cell>
          <table:table-cell table:number-columns-repeated="8"/>
          <table:table-cell table:style-name="ce8" table:formula="of:=[.B959]" office:value-type="string" office:string-value="N965">
            <text:p>N965</text:p>
          </table:table-cell>
          <table:table-cell table:style-name="ce8" table:formula="of:=[.D959]" office:value-type="string" office:string-value="X6919.9">
            <text:p>X6919.9</text:p>
          </table:table-cell>
          <table:table-cell table:style-name="ce8" table:formula="of:=[.F959]" office:value-type="string" office:string-value="Y1724.75">
            <text:p>Y1724.7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&quot;N&quot;&amp;[.A959]" office:value-type="string" office:string-value="N965">
            <text:p>N96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59]" office:value-type="string" office:string-value="X6919.9">
            <text:p>X6919.9</text:p>
          </table:table-cell>
          <table:table-cell table:formula="of:=[.E958]+[.$J$6]" office:value-type="float" office:value="1724.75">
            <text:p>1724.75</text:p>
          </table:table-cell>
          <table:table-cell table:formula="of:=&quot;Y&quot; &amp; [.E959]" office:value-type="string" office:string-value="Y1724.75">
            <text:p>Y1724.75</text:p>
          </table:table-cell>
          <table:table-cell table:number-columns-repeated="8"/>
          <table:table-cell table:style-name="ce8" table:formula="of:=[.B960]" office:value-type="string" office:string-value="N966">
            <text:p>N966</text:p>
          </table:table-cell>
          <table:table-cell table:style-name="ce8" table:formula="of:=[.D960]" office:value-type="string" office:string-value="X6919.9">
            <text:p>X6919.9</text:p>
          </table:table-cell>
          <table:table-cell table:style-name="ce8" table:formula="of:=[.F960]" office:value-type="string" office:string-value="Y1730.5">
            <text:p>Y1730.5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&quot;N&quot;&amp;[.A960]" office:value-type="string" office:string-value="N966">
            <text:p>N96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0]" office:value-type="string" office:string-value="X6919.9">
            <text:p>X6919.9</text:p>
          </table:table-cell>
          <table:table-cell table:formula="of:=[.E959]+[.$J$6]" office:value-type="float" office:value="1730.5">
            <text:p>1730.5</text:p>
          </table:table-cell>
          <table:table-cell table:formula="of:=&quot;Y&quot; &amp; [.E960]" office:value-type="string" office:string-value="Y1730.5">
            <text:p>Y1730.5</text:p>
          </table:table-cell>
          <table:table-cell table:number-columns-repeated="8"/>
          <table:table-cell table:style-name="ce8" table:formula="of:=[.B961]" office:value-type="string" office:string-value="N967">
            <text:p>N967</text:p>
          </table:table-cell>
          <table:table-cell table:style-name="ce8" table:formula="of:=[.D961]" office:value-type="string" office:string-value="X6919.9">
            <text:p>X6919.9</text:p>
          </table:table-cell>
          <table:table-cell table:style-name="ce8" table:formula="of:=[.F961]" office:value-type="string" office:string-value="Y1736.25">
            <text:p>Y1736.2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&quot;N&quot;&amp;[.A961]" office:value-type="string" office:string-value="N967">
            <text:p>N96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1]" office:value-type="string" office:string-value="X6919.9">
            <text:p>X6919.9</text:p>
          </table:table-cell>
          <table:table-cell table:formula="of:=[.E960]+[.$J$6]" office:value-type="float" office:value="1736.25">
            <text:p>1736.25</text:p>
          </table:table-cell>
          <table:table-cell table:formula="of:=&quot;Y&quot; &amp; [.E961]" office:value-type="string" office:string-value="Y1736.25">
            <text:p>Y1736.25</text:p>
          </table:table-cell>
          <table:table-cell table:number-columns-repeated="8"/>
          <table:table-cell table:style-name="ce8" table:formula="of:=[.B962]" office:value-type="string" office:string-value="N968">
            <text:p>N968</text:p>
          </table:table-cell>
          <table:table-cell table:style-name="ce8" table:formula="of:=[.D962]" office:value-type="string" office:string-value="X6919.9">
            <text:p>X6919.9</text:p>
          </table:table-cell>
          <table:table-cell table:style-name="ce8" table:formula="of:=[.F962]" office:value-type="string" office:string-value="Y1742">
            <text:p>Y174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&quot;N&quot;&amp;[.A962]" office:value-type="string" office:string-value="N968">
            <text:p>N96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2]" office:value-type="string" office:string-value="X6919.9">
            <text:p>X6919.9</text:p>
          </table:table-cell>
          <table:table-cell table:formula="of:=[.E961]+[.$J$6]" office:value-type="float" office:value="1742">
            <text:p>1742</text:p>
          </table:table-cell>
          <table:table-cell table:formula="of:=&quot;Y&quot; &amp; [.E962]" office:value-type="string" office:string-value="Y1742">
            <text:p>Y1742</text:p>
          </table:table-cell>
          <table:table-cell table:number-columns-repeated="8"/>
          <table:table-cell table:style-name="ce8" table:formula="of:=[.B963]" office:value-type="string" office:string-value="N969">
            <text:p>N969</text:p>
          </table:table-cell>
          <table:table-cell table:style-name="ce8" table:formula="of:=[.D963]" office:value-type="string" office:string-value="X6919.9">
            <text:p>X6919.9</text:p>
          </table:table-cell>
          <table:table-cell table:style-name="ce8" table:formula="of:=[.F963]" office:value-type="string" office:string-value="Y1747.75">
            <text:p>Y1747.7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&quot;N&quot;&amp;[.A963]" office:value-type="string" office:string-value="N969">
            <text:p>N96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3]" office:value-type="string" office:string-value="X6919.9">
            <text:p>X6919.9</text:p>
          </table:table-cell>
          <table:table-cell table:formula="of:=[.E962]+[.$J$6]" office:value-type="float" office:value="1747.75">
            <text:p>1747.75</text:p>
          </table:table-cell>
          <table:table-cell table:formula="of:=&quot;Y&quot; &amp; [.E963]" office:value-type="string" office:string-value="Y1747.75">
            <text:p>Y1747.75</text:p>
          </table:table-cell>
          <table:table-cell table:number-columns-repeated="8"/>
          <table:table-cell table:style-name="ce8" table:formula="of:=[.B964]" office:value-type="string" office:string-value="N970">
            <text:p>N970</text:p>
          </table:table-cell>
          <table:table-cell table:style-name="ce8" table:formula="of:=[.D964]" office:value-type="string" office:string-value="X6919.9">
            <text:p>X6919.9</text:p>
          </table:table-cell>
          <table:table-cell table:style-name="ce8" table:formula="of:=[.F964]" office:value-type="string" office:string-value="Y1753.5">
            <text:p>Y1753.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&quot;N&quot;&amp;[.A964]" office:value-type="string" office:string-value="N970">
            <text:p>N97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4]" office:value-type="string" office:string-value="X6919.9">
            <text:p>X6919.9</text:p>
          </table:table-cell>
          <table:table-cell table:formula="of:=[.E963]+[.$J$6]" office:value-type="float" office:value="1753.5">
            <text:p>1753.5</text:p>
          </table:table-cell>
          <table:table-cell table:formula="of:=&quot;Y&quot; &amp; [.E964]" office:value-type="string" office:string-value="Y1753.5">
            <text:p>Y1753.5</text:p>
          </table:table-cell>
          <table:table-cell table:number-columns-repeated="8"/>
          <table:table-cell table:style-name="ce8" table:formula="of:=[.B965]" office:value-type="string" office:string-value="N971">
            <text:p>N971</text:p>
          </table:table-cell>
          <table:table-cell table:style-name="ce8" table:formula="of:=[.D965]" office:value-type="string" office:string-value="X6919.9">
            <text:p>X6919.9</text:p>
          </table:table-cell>
          <table:table-cell table:style-name="ce8" table:formula="of:=[.F965]" office:value-type="string" office:string-value="Y1759.25">
            <text:p>Y1759.2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&quot;N&quot;&amp;[.A965]" office:value-type="string" office:string-value="N971">
            <text:p>N97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5]" office:value-type="string" office:string-value="X6919.9">
            <text:p>X6919.9</text:p>
          </table:table-cell>
          <table:table-cell table:formula="of:=[.E964]+[.$J$6]" office:value-type="float" office:value="1759.25">
            <text:p>1759.25</text:p>
          </table:table-cell>
          <table:table-cell table:formula="of:=&quot;Y&quot; &amp; [.E965]" office:value-type="string" office:string-value="Y1759.25">
            <text:p>Y1759.25</text:p>
          </table:table-cell>
          <table:table-cell table:number-columns-repeated="8"/>
          <table:table-cell table:style-name="ce8" table:formula="of:=[.B966]" office:value-type="string" office:string-value="N972">
            <text:p>N972</text:p>
          </table:table-cell>
          <table:table-cell table:style-name="ce8" table:formula="of:=[.D966]" office:value-type="string" office:string-value="X6919.9">
            <text:p>X6919.9</text:p>
          </table:table-cell>
          <table:table-cell table:style-name="ce8" table:formula="of:=[.F966]" office:value-type="string" office:string-value="Y1765">
            <text:p>Y1765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&quot;N&quot;&amp;[.A966]" office:value-type="string" office:string-value="N972">
            <text:p>N97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6]" office:value-type="string" office:string-value="X6919.9">
            <text:p>X6919.9</text:p>
          </table:table-cell>
          <table:table-cell table:formula="of:=[.E965]+[.$J$6]" office:value-type="float" office:value="1765">
            <text:p>1765</text:p>
          </table:table-cell>
          <table:table-cell table:formula="of:=&quot;Y&quot; &amp; [.E966]" office:value-type="string" office:string-value="Y1765">
            <text:p>Y1765</text:p>
          </table:table-cell>
          <table:table-cell table:number-columns-repeated="8"/>
          <table:table-cell table:style-name="ce8" table:formula="of:=[.B967]" office:value-type="string" office:string-value="N973">
            <text:p>N973</text:p>
          </table:table-cell>
          <table:table-cell table:style-name="ce8" table:formula="of:=[.D967]" office:value-type="string" office:string-value="X6919.9">
            <text:p>X6919.9</text:p>
          </table:table-cell>
          <table:table-cell table:style-name="ce8" table:formula="of:=[.F967]" office:value-type="string" office:string-value="Y1770.75">
            <text:p>Y1770.75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&quot;N&quot;&amp;[.A967]" office:value-type="string" office:string-value="N973">
            <text:p>N97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7]" office:value-type="string" office:string-value="X6919.9">
            <text:p>X6919.9</text:p>
          </table:table-cell>
          <table:table-cell table:formula="of:=[.E966]+[.$J$6]" office:value-type="float" office:value="1770.75">
            <text:p>1770.75</text:p>
          </table:table-cell>
          <table:table-cell table:formula="of:=&quot;Y&quot; &amp; [.E967]" office:value-type="string" office:string-value="Y1770.75">
            <text:p>Y1770.75</text:p>
          </table:table-cell>
          <table:table-cell table:number-columns-repeated="8"/>
          <table:table-cell table:style-name="ce8" table:formula="of:=[.B968]" office:value-type="string" office:string-value="N974">
            <text:p>N974</text:p>
          </table:table-cell>
          <table:table-cell table:style-name="ce8" table:formula="of:=[.D968]" office:value-type="string" office:string-value="X6919.9">
            <text:p>X6919.9</text:p>
          </table:table-cell>
          <table:table-cell table:style-name="ce8" table:formula="of:=[.F968]" office:value-type="string" office:string-value="Y1776.5">
            <text:p>Y1776.5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&quot;N&quot;&amp;[.A968]" office:value-type="string" office:string-value="N974">
            <text:p>N97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8]" office:value-type="string" office:string-value="X6919.9">
            <text:p>X6919.9</text:p>
          </table:table-cell>
          <table:table-cell table:formula="of:=[.E967]+[.$J$6]" office:value-type="float" office:value="1776.5">
            <text:p>1776.5</text:p>
          </table:table-cell>
          <table:table-cell table:formula="of:=&quot;Y&quot; &amp; [.E968]" office:value-type="string" office:string-value="Y1776.5">
            <text:p>Y1776.5</text:p>
          </table:table-cell>
          <table:table-cell table:number-columns-repeated="8"/>
          <table:table-cell table:style-name="ce8" table:formula="of:=[.B969]" office:value-type="string" office:string-value="N975">
            <text:p>N975</text:p>
          </table:table-cell>
          <table:table-cell table:style-name="ce8" table:formula="of:=[.D969]" office:value-type="string" office:string-value="X6919.9">
            <text:p>X6919.9</text:p>
          </table:table-cell>
          <table:table-cell table:style-name="ce8" table:formula="of:=[.F969]" office:value-type="string" office:string-value="Y1782.25">
            <text:p>Y1782.2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&quot;N&quot;&amp;[.A969]" office:value-type="string" office:string-value="N975">
            <text:p>N97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69]" office:value-type="string" office:string-value="X6919.9">
            <text:p>X6919.9</text:p>
          </table:table-cell>
          <table:table-cell table:formula="of:=[.E968]+[.$J$6]" office:value-type="float" office:value="1782.25">
            <text:p>1782.25</text:p>
          </table:table-cell>
          <table:table-cell table:formula="of:=&quot;Y&quot; &amp; [.E969]" office:value-type="string" office:string-value="Y1782.25">
            <text:p>Y1782.25</text:p>
          </table:table-cell>
          <table:table-cell table:number-columns-repeated="8"/>
          <table:table-cell table:style-name="ce8" table:formula="of:=[.B970]" office:value-type="string" office:string-value="N976">
            <text:p>N976</text:p>
          </table:table-cell>
          <table:table-cell table:style-name="ce8" table:formula="of:=[.D970]" office:value-type="string" office:string-value="X6919.9">
            <text:p>X6919.9</text:p>
          </table:table-cell>
          <table:table-cell table:style-name="ce8" table:formula="of:=[.F970]" office:value-type="string" office:string-value="Y1788">
            <text:p>Y1788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&quot;N&quot;&amp;[.A970]" office:value-type="string" office:string-value="N976">
            <text:p>N97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0]" office:value-type="string" office:string-value="X6919.9">
            <text:p>X6919.9</text:p>
          </table:table-cell>
          <table:table-cell table:formula="of:=[.E969]+[.$J$6]" office:value-type="float" office:value="1788">
            <text:p>1788</text:p>
          </table:table-cell>
          <table:table-cell table:formula="of:=&quot;Y&quot; &amp; [.E970]" office:value-type="string" office:string-value="Y1788">
            <text:p>Y1788</text:p>
          </table:table-cell>
          <table:table-cell table:number-columns-repeated="8"/>
          <table:table-cell table:style-name="ce8" table:formula="of:=[.B971]" office:value-type="string" office:string-value="N977">
            <text:p>N977</text:p>
          </table:table-cell>
          <table:table-cell table:style-name="ce8" table:formula="of:=[.D971]" office:value-type="string" office:string-value="X6919.9">
            <text:p>X6919.9</text:p>
          </table:table-cell>
          <table:table-cell table:style-name="ce8" table:formula="of:=[.F971]" office:value-type="string" office:string-value="Y1793.75">
            <text:p>Y1793.7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&quot;N&quot;&amp;[.A971]" office:value-type="string" office:string-value="N977">
            <text:p>N97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1]" office:value-type="string" office:string-value="X6919.9">
            <text:p>X6919.9</text:p>
          </table:table-cell>
          <table:table-cell table:formula="of:=[.E970]+[.$J$6]" office:value-type="float" office:value="1793.75">
            <text:p>1793.75</text:p>
          </table:table-cell>
          <table:table-cell table:formula="of:=&quot;Y&quot; &amp; [.E971]" office:value-type="string" office:string-value="Y1793.75">
            <text:p>Y1793.75</text:p>
          </table:table-cell>
          <table:table-cell table:number-columns-repeated="8"/>
          <table:table-cell table:style-name="ce8" table:formula="of:=[.B972]" office:value-type="string" office:string-value="N978">
            <text:p>N978</text:p>
          </table:table-cell>
          <table:table-cell table:style-name="ce8" table:formula="of:=[.D972]" office:value-type="string" office:string-value="X6919.9">
            <text:p>X6919.9</text:p>
          </table:table-cell>
          <table:table-cell table:style-name="ce8" table:formula="of:=[.F972]" office:value-type="string" office:string-value="Y1799.5">
            <text:p>Y1799.5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&quot;N&quot;&amp;[.A972]" office:value-type="string" office:string-value="N978">
            <text:p>N97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2]" office:value-type="string" office:string-value="X6919.9">
            <text:p>X6919.9</text:p>
          </table:table-cell>
          <table:table-cell table:formula="of:=[.E971]+[.$J$6]" office:value-type="float" office:value="1799.5">
            <text:p>1799.5</text:p>
          </table:table-cell>
          <table:table-cell table:formula="of:=&quot;Y&quot; &amp; [.E972]" office:value-type="string" office:string-value="Y1799.5">
            <text:p>Y1799.5</text:p>
          </table:table-cell>
          <table:table-cell table:number-columns-repeated="8"/>
          <table:table-cell table:style-name="ce8" table:formula="of:=[.B973]" office:value-type="string" office:string-value="N979">
            <text:p>N979</text:p>
          </table:table-cell>
          <table:table-cell table:style-name="ce8" table:formula="of:=[.D973]" office:value-type="string" office:string-value="X6919.9">
            <text:p>X6919.9</text:p>
          </table:table-cell>
          <table:table-cell table:style-name="ce8" table:formula="of:=[.F973]" office:value-type="string" office:string-value="Y1805.25">
            <text:p>Y1805.2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&quot;N&quot;&amp;[.A973]" office:value-type="string" office:string-value="N979">
            <text:p>N97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3]" office:value-type="string" office:string-value="X6919.9">
            <text:p>X6919.9</text:p>
          </table:table-cell>
          <table:table-cell table:formula="of:=[.E972]+[.$J$6]" office:value-type="float" office:value="1805.25">
            <text:p>1805.25</text:p>
          </table:table-cell>
          <table:table-cell table:formula="of:=&quot;Y&quot; &amp; [.E973]" office:value-type="string" office:string-value="Y1805.25">
            <text:p>Y1805.25</text:p>
          </table:table-cell>
          <table:table-cell table:number-columns-repeated="8"/>
          <table:table-cell table:style-name="ce8" table:formula="of:=[.B974]" office:value-type="string" office:string-value="N980">
            <text:p>N980</text:p>
          </table:table-cell>
          <table:table-cell table:style-name="ce8" table:formula="of:=[.D974]" office:value-type="string" office:string-value="X6919.9">
            <text:p>X6919.9</text:p>
          </table:table-cell>
          <table:table-cell table:style-name="ce8" table:formula="of:=[.F974]" office:value-type="string" office:string-value="Y1811">
            <text:p>Y181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&quot;N&quot;&amp;[.A974]" office:value-type="string" office:string-value="N980">
            <text:p>N98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4]" office:value-type="string" office:string-value="X6919.9">
            <text:p>X6919.9</text:p>
          </table:table-cell>
          <table:table-cell table:formula="of:=[.E973]+[.$J$6]" office:value-type="float" office:value="1811">
            <text:p>1811</text:p>
          </table:table-cell>
          <table:table-cell table:formula="of:=&quot;Y&quot; &amp; [.E974]" office:value-type="string" office:string-value="Y1811">
            <text:p>Y1811</text:p>
          </table:table-cell>
          <table:table-cell table:number-columns-repeated="8"/>
          <table:table-cell table:style-name="ce8" table:formula="of:=[.B975]" office:value-type="string" office:string-value="N981">
            <text:p>N981</text:p>
          </table:table-cell>
          <table:table-cell table:style-name="ce8" table:formula="of:=[.D975]" office:value-type="string" office:string-value="X6919.9">
            <text:p>X6919.9</text:p>
          </table:table-cell>
          <table:table-cell table:style-name="ce8" table:formula="of:=[.F975]" office:value-type="string" office:string-value="Y1816.75">
            <text:p>Y1816.75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&quot;N&quot;&amp;[.A975]" office:value-type="string" office:string-value="N981">
            <text:p>N98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5]" office:value-type="string" office:string-value="X6919.9">
            <text:p>X6919.9</text:p>
          </table:table-cell>
          <table:table-cell table:formula="of:=[.E974]+[.$J$6]" office:value-type="float" office:value="1816.75">
            <text:p>1816.75</text:p>
          </table:table-cell>
          <table:table-cell table:formula="of:=&quot;Y&quot; &amp; [.E975]" office:value-type="string" office:string-value="Y1816.75">
            <text:p>Y1816.75</text:p>
          </table:table-cell>
          <table:table-cell table:number-columns-repeated="8"/>
          <table:table-cell table:style-name="ce8" table:formula="of:=[.B976]" office:value-type="string" office:string-value="N982">
            <text:p>N982</text:p>
          </table:table-cell>
          <table:table-cell table:style-name="ce8" table:formula="of:=[.D976]" office:value-type="string" office:string-value="X6919.9">
            <text:p>X6919.9</text:p>
          </table:table-cell>
          <table:table-cell table:style-name="ce8" table:formula="of:=[.F976]" office:value-type="string" office:string-value="Y1822.5">
            <text:p>Y1822.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&quot;N&quot;&amp;[.A976]" office:value-type="string" office:string-value="N982">
            <text:p>N982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6]" office:value-type="string" office:string-value="X6919.9">
            <text:p>X6919.9</text:p>
          </table:table-cell>
          <table:table-cell table:formula="of:=[.E975]+[.$J$6]" office:value-type="float" office:value="1822.5">
            <text:p>1822.5</text:p>
          </table:table-cell>
          <table:table-cell table:formula="of:=&quot;Y&quot; &amp; [.E976]" office:value-type="string" office:string-value="Y1822.5">
            <text:p>Y1822.5</text:p>
          </table:table-cell>
          <table:table-cell table:number-columns-repeated="8"/>
          <table:table-cell table:style-name="ce8" table:formula="of:=[.B977]" office:value-type="string" office:string-value="N983">
            <text:p>N983</text:p>
          </table:table-cell>
          <table:table-cell table:style-name="ce8" table:formula="of:=[.D977]" office:value-type="string" office:string-value="X6919.9">
            <text:p>X6919.9</text:p>
          </table:table-cell>
          <table:table-cell table:style-name="ce8" table:formula="of:=[.F977]" office:value-type="string" office:string-value="Y1828.25">
            <text:p>Y1828.25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&quot;N&quot;&amp;[.A977]" office:value-type="string" office:string-value="N983">
            <text:p>N983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7]" office:value-type="string" office:string-value="X6919.9">
            <text:p>X6919.9</text:p>
          </table:table-cell>
          <table:table-cell table:formula="of:=[.E976]+[.$J$6]" office:value-type="float" office:value="1828.25">
            <text:p>1828.25</text:p>
          </table:table-cell>
          <table:table-cell table:formula="of:=&quot;Y&quot; &amp; [.E977]" office:value-type="string" office:string-value="Y1828.25">
            <text:p>Y1828.25</text:p>
          </table:table-cell>
          <table:table-cell table:number-columns-repeated="8"/>
          <table:table-cell table:style-name="ce8" table:formula="of:=[.B978]" office:value-type="string" office:string-value="N984">
            <text:p>N984</text:p>
          </table:table-cell>
          <table:table-cell table:style-name="ce8" table:formula="of:=[.D978]" office:value-type="string" office:string-value="X6919.9">
            <text:p>X6919.9</text:p>
          </table:table-cell>
          <table:table-cell table:style-name="ce8" table:formula="of:=[.F978]" office:value-type="string" office:string-value="Y1834">
            <text:p>Y1834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&quot;N&quot;&amp;[.A978]" office:value-type="string" office:string-value="N984">
            <text:p>N984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8]" office:value-type="string" office:string-value="X6919.9">
            <text:p>X6919.9</text:p>
          </table:table-cell>
          <table:table-cell table:formula="of:=[.E977]+[.$J$6]" office:value-type="float" office:value="1834">
            <text:p>1834</text:p>
          </table:table-cell>
          <table:table-cell table:formula="of:=&quot;Y&quot; &amp; [.E978]" office:value-type="string" office:string-value="Y1834">
            <text:p>Y1834</text:p>
          </table:table-cell>
          <table:table-cell table:number-columns-repeated="8"/>
          <table:table-cell table:style-name="ce8" table:formula="of:=[.B979]" office:value-type="string" office:string-value="N985">
            <text:p>N985</text:p>
          </table:table-cell>
          <table:table-cell table:style-name="ce8" table:formula="of:=[.D979]" office:value-type="string" office:string-value="X6919.9">
            <text:p>X6919.9</text:p>
          </table:table-cell>
          <table:table-cell table:style-name="ce8" table:formula="of:=[.F979]" office:value-type="string" office:string-value="Y1839.75">
            <text:p>Y1839.75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&quot;N&quot;&amp;[.A979]" office:value-type="string" office:string-value="N985">
            <text:p>N985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79]" office:value-type="string" office:string-value="X6919.9">
            <text:p>X6919.9</text:p>
          </table:table-cell>
          <table:table-cell table:formula="of:=[.E978]+[.$J$6]" office:value-type="float" office:value="1839.75">
            <text:p>1839.75</text:p>
          </table:table-cell>
          <table:table-cell table:formula="of:=&quot;Y&quot; &amp; [.E979]" office:value-type="string" office:string-value="Y1839.75">
            <text:p>Y1839.75</text:p>
          </table:table-cell>
          <table:table-cell table:number-columns-repeated="8"/>
          <table:table-cell table:style-name="ce8" table:formula="of:=[.B980]" office:value-type="string" office:string-value="N986">
            <text:p>N986</text:p>
          </table:table-cell>
          <table:table-cell table:style-name="ce8" table:formula="of:=[.D980]" office:value-type="string" office:string-value="X6919.9">
            <text:p>X6919.9</text:p>
          </table:table-cell>
          <table:table-cell table:style-name="ce8" table:formula="of:=[.F980]" office:value-type="string" office:string-value="Y1845.5">
            <text:p>Y1845.5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&quot;N&quot;&amp;[.A980]" office:value-type="string" office:string-value="N986">
            <text:p>N986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0]" office:value-type="string" office:string-value="X6919.9">
            <text:p>X6919.9</text:p>
          </table:table-cell>
          <table:table-cell table:formula="of:=[.E979]+[.$J$6]" office:value-type="float" office:value="1845.5">
            <text:p>1845.5</text:p>
          </table:table-cell>
          <table:table-cell table:formula="of:=&quot;Y&quot; &amp; [.E980]" office:value-type="string" office:string-value="Y1845.5">
            <text:p>Y1845.5</text:p>
          </table:table-cell>
          <table:table-cell table:number-columns-repeated="8"/>
          <table:table-cell table:style-name="ce8" table:formula="of:=[.B981]" office:value-type="string" office:string-value="N987">
            <text:p>N987</text:p>
          </table:table-cell>
          <table:table-cell table:style-name="ce8" table:formula="of:=[.D981]" office:value-type="string" office:string-value="X6919.9">
            <text:p>X6919.9</text:p>
          </table:table-cell>
          <table:table-cell table:style-name="ce8" table:formula="of:=[.F981]" office:value-type="string" office:string-value="Y1851.25">
            <text:p>Y1851.2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&quot;N&quot;&amp;[.A981]" office:value-type="string" office:string-value="N987">
            <text:p>N987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1]" office:value-type="string" office:string-value="X6919.9">
            <text:p>X6919.9</text:p>
          </table:table-cell>
          <table:table-cell table:formula="of:=[.E980]+[.$J$6]" office:value-type="float" office:value="1851.25">
            <text:p>1851.25</text:p>
          </table:table-cell>
          <table:table-cell table:formula="of:=&quot;Y&quot; &amp; [.E981]" office:value-type="string" office:string-value="Y1851.25">
            <text:p>Y1851.25</text:p>
          </table:table-cell>
          <table:table-cell table:number-columns-repeated="8"/>
          <table:table-cell table:style-name="ce8" table:formula="of:=[.B982]" office:value-type="string" office:string-value="N988">
            <text:p>N988</text:p>
          </table:table-cell>
          <table:table-cell table:style-name="ce8" table:formula="of:=[.D982]" office:value-type="string" office:string-value="X6919.9">
            <text:p>X6919.9</text:p>
          </table:table-cell>
          <table:table-cell table:style-name="ce8" table:formula="of:=[.F982]" office:value-type="string" office:string-value="Y1857">
            <text:p>Y1857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&quot;N&quot;&amp;[.A982]" office:value-type="string" office:string-value="N988">
            <text:p>N988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2]" office:value-type="string" office:string-value="X6919.9">
            <text:p>X6919.9</text:p>
          </table:table-cell>
          <table:table-cell table:formula="of:=[.E981]+[.$J$6]" office:value-type="float" office:value="1857">
            <text:p>1857</text:p>
          </table:table-cell>
          <table:table-cell table:formula="of:=&quot;Y&quot; &amp; [.E982]" office:value-type="string" office:string-value="Y1857">
            <text:p>Y1857</text:p>
          </table:table-cell>
          <table:table-cell table:number-columns-repeated="8"/>
          <table:table-cell table:style-name="ce8" table:formula="of:=[.B983]" office:value-type="string" office:string-value="N989">
            <text:p>N989</text:p>
          </table:table-cell>
          <table:table-cell table:style-name="ce8" table:formula="of:=[.D983]" office:value-type="string" office:string-value="X6919.9">
            <text:p>X6919.9</text:p>
          </table:table-cell>
          <table:table-cell table:style-name="ce8" table:formula="of:=[.F983]" office:value-type="string" office:string-value="Y1862.75">
            <text:p>Y1862.7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&quot;N&quot;&amp;[.A983]" office:value-type="string" office:string-value="N989">
            <text:p>N989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3]" office:value-type="string" office:string-value="X6919.9">
            <text:p>X6919.9</text:p>
          </table:table-cell>
          <table:table-cell table:formula="of:=[.E982]+[.$J$6]" office:value-type="float" office:value="1862.75">
            <text:p>1862.75</text:p>
          </table:table-cell>
          <table:table-cell table:formula="of:=&quot;Y&quot; &amp; [.E983]" office:value-type="string" office:string-value="Y1862.75">
            <text:p>Y1862.75</text:p>
          </table:table-cell>
          <table:table-cell table:number-columns-repeated="8"/>
          <table:table-cell table:style-name="ce8" table:formula="of:=[.B984]" office:value-type="string" office:string-value="N990">
            <text:p>N990</text:p>
          </table:table-cell>
          <table:table-cell table:style-name="ce8" table:formula="of:=[.D984]" office:value-type="string" office:string-value="X6919.9">
            <text:p>X6919.9</text:p>
          </table:table-cell>
          <table:table-cell table:style-name="ce8" table:formula="of:=[.F984]" office:value-type="string" office:string-value="Y1868.5">
            <text:p>Y1868.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&quot;N&quot;&amp;[.A984]" office:value-type="string" office:string-value="N990">
            <text:p>N990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4]" office:value-type="string" office:string-value="X6919.9">
            <text:p>X6919.9</text:p>
          </table:table-cell>
          <table:table-cell table:formula="of:=[.E983]+[.$J$6]" office:value-type="float" office:value="1868.5">
            <text:p>1868.5</text:p>
          </table:table-cell>
          <table:table-cell table:formula="of:=&quot;Y&quot; &amp; [.E984]" office:value-type="string" office:string-value="Y1868.5">
            <text:p>Y1868.5</text:p>
          </table:table-cell>
          <table:table-cell table:number-columns-repeated="8"/>
          <table:table-cell table:style-name="ce8" table:formula="of:=[.B985]" office:value-type="string" office:string-value="N991">
            <text:p>N991</text:p>
          </table:table-cell>
          <table:table-cell table:style-name="ce8" table:formula="of:=[.D985]" office:value-type="string" office:string-value="X6919.9">
            <text:p>X6919.9</text:p>
          </table:table-cell>
          <table:table-cell table:style-name="ce8" table:formula="of:=[.F985]" office:value-type="string" office:string-value="Y1874.25">
            <text:p>Y1874.2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&quot;N&quot;&amp;[.A985]" office:value-type="string" office:string-value="N991">
            <text:p>N991</text:p>
          </table:table-cell>
          <table:table-cell table:formula="of:=[.$J$7]" office:value-type="float" office:value="6919.9">
            <text:p>6919.9</text:p>
          </table:table-cell>
          <table:table-cell table:formula="of:= &quot;X&quot;&amp; [.C985]" office:value-type="string" office:string-value="X6919.9">
            <text:p>X6919.9</text:p>
          </table:table-cell>
          <table:table-cell table:formula="of:=[.E984]+[.$J$6]" office:value-type="float" office:value="1874.25">
            <text:p>1874.25</text:p>
          </table:table-cell>
          <table:table-cell table:formula="of:=&quot;Y&quot; &amp; [.E985]" office:value-type="string" office:string-value="Y1874.25">
            <text:p>Y1874.25</text:p>
          </table:table-cell>
          <table:table-cell table:number-columns-repeated="8"/>
          <table:table-cell table:style-name="ce8" table:formula="of:=[.B986]" office:value-type="string" office:string-value="N992">
            <text:p>N992</text:p>
          </table:table-cell>
          <table:table-cell table:style-name="ce8" table:formula="of:=[.D986]" office:value-type="string" office:string-value="X6923.9">
            <text:p>X6923.9</text:p>
          </table:table-cell>
          <table:table-cell table:style-name="ce8" table:formula="of:=[.F986]" office:value-type="string" office:string-value="Y1877.125">
            <text:p>Y1877.12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&quot;N&quot;&amp;[.A986]" office:value-type="string" office:string-value="N992">
            <text:p>N992</text:p>
          </table:table-cell>
          <table:table-cell table:formula="of:=[.C985]+[.$J$4]" office:value-type="float" office:value="6923.9">
            <text:p>6923.9</text:p>
          </table:table-cell>
          <table:table-cell table:formula="of:= &quot;X&quot;&amp; [.C986]" office:value-type="string" office:string-value="X6923.9">
            <text:p>X6923.9</text:p>
          </table:table-cell>
          <table:table-cell table:formula="of:=[.E985]+[.$J$5]" office:value-type="float" office:value="1877.125">
            <text:p>1877.125</text:p>
          </table:table-cell>
          <table:table-cell table:formula="of:=&quot;Y&quot; &amp; [.E986]" office:value-type="string" office:string-value="Y1877.125">
            <text:p>Y1877.125</text:p>
          </table:table-cell>
          <table:table-cell table:number-columns-repeated="8"/>
          <table:table-cell table:style-name="ce8" table:formula="of:=[.B987]" office:value-type="string" office:string-value="N993">
            <text:p>N993</text:p>
          </table:table-cell>
          <table:table-cell table:style-name="ce8" table:formula="of:=[.D987]" office:value-type="string" office:string-value="X6927.9">
            <text:p>X6927.9</text:p>
          </table:table-cell>
          <table:table-cell table:style-name="ce8" table:formula="of:=[.F987]" office:value-type="string" office:string-value="Y1880">
            <text:p>Y188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&quot;N&quot;&amp;[.A987]" office:value-type="string" office:string-value="N993">
            <text:p>N993</text:p>
          </table:table-cell>
          <table:table-cell table:formula="of:=[.C986]+[.$J$4]" office:value-type="float" office:value="6927.9">
            <text:p>6927.9</text:p>
          </table:table-cell>
          <table:table-cell table:formula="of:= &quot;X&quot;&amp; [.C987]" office:value-type="string" office:string-value="X6927.9">
            <text:p>X6927.9</text:p>
          </table:table-cell>
          <table:table-cell table:formula="of:=[.E986]+[.$J$5]" office:value-type="float" office:value="1880">
            <text:p>1880</text:p>
          </table:table-cell>
          <table:table-cell table:formula="of:=&quot;Y&quot; &amp; [.E987]" office:value-type="string" office:string-value="Y1880">
            <text:p>Y1880</text:p>
          </table:table-cell>
          <table:table-cell table:number-columns-repeated="8"/>
          <table:table-cell table:style-name="ce8" table:formula="of:=[.B988]" office:value-type="string" office:string-value="N994">
            <text:p>N994</text:p>
          </table:table-cell>
          <table:table-cell table:style-name="ce8" table:formula="of:=[.D988]" office:value-type="string" office:string-value="X6931.9">
            <text:p>X6931.9</text:p>
          </table:table-cell>
          <table:table-cell table:style-name="ce8" table:formula="of:=[.F988]" office:value-type="string" office:string-value="Y1882.875">
            <text:p>Y1882.87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&quot;N&quot;&amp;[.A988]" office:value-type="string" office:string-value="N994">
            <text:p>N994</text:p>
          </table:table-cell>
          <table:table-cell table:formula="of:=[.C987]+[.$J$4]" office:value-type="float" office:value="6931.9">
            <text:p>6931.9</text:p>
          </table:table-cell>
          <table:table-cell table:formula="of:= &quot;X&quot;&amp; [.C988]" office:value-type="string" office:string-value="X6931.9">
            <text:p>X6931.9</text:p>
          </table:table-cell>
          <table:table-cell table:formula="of:=[.E987]+[.$J$5]" office:value-type="float" office:value="1882.875">
            <text:p>1882.875</text:p>
          </table:table-cell>
          <table:table-cell table:formula="of:=&quot;Y&quot; &amp; [.E988]" office:value-type="string" office:string-value="Y1882.875">
            <text:p>Y1882.875</text:p>
          </table:table-cell>
          <table:table-cell table:number-columns-repeated="8"/>
          <table:table-cell table:style-name="ce8" table:formula="of:=[.B989]" office:value-type="string" office:string-value="N995">
            <text:p>N995</text:p>
          </table:table-cell>
          <table:table-cell table:style-name="ce8" table:formula="of:=[.D989]" office:value-type="string" office:string-value="X6935.9">
            <text:p>X6935.9</text:p>
          </table:table-cell>
          <table:table-cell table:style-name="ce8" table:formula="of:=[.F989]" office:value-type="string" office:string-value="Y1885.75">
            <text:p>Y1885.7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&quot;N&quot;&amp;[.A989]" office:value-type="string" office:string-value="N995">
            <text:p>N995</text:p>
          </table:table-cell>
          <table:table-cell table:formula="of:=[.C988]+[.$J$4]" office:value-type="float" office:value="6935.9">
            <text:p>6935.9</text:p>
          </table:table-cell>
          <table:table-cell table:formula="of:= &quot;X&quot;&amp; [.C989]" office:value-type="string" office:string-value="X6935.9">
            <text:p>X6935.9</text:p>
          </table:table-cell>
          <table:table-cell table:formula="of:=[.E988]+[.$J$5]" office:value-type="float" office:value="1885.75">
            <text:p>1885.75</text:p>
          </table:table-cell>
          <table:table-cell table:formula="of:=&quot;Y&quot; &amp; [.E989]" office:value-type="string" office:string-value="Y1885.75">
            <text:p>Y1885.75</text:p>
          </table:table-cell>
          <table:table-cell table:number-columns-repeated="8"/>
          <table:table-cell table:style-name="ce8" table:formula="of:=[.B990]" office:value-type="string" office:string-value="N996">
            <text:p>N996</text:p>
          </table:table-cell>
          <table:table-cell table:style-name="ce8" table:formula="of:=[.D990]" office:value-type="string" office:string-value="X6939.9">
            <text:p>X6939.9</text:p>
          </table:table-cell>
          <table:table-cell table:style-name="ce8" table:formula="of:=[.F990]" office:value-type="string" office:string-value="Y1888.625">
            <text:p>Y1888.625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&quot;N&quot;&amp;[.A990]" office:value-type="string" office:string-value="N996">
            <text:p>N996</text:p>
          </table:table-cell>
          <table:table-cell table:formula="of:=[.C989]+[.$J$4]" office:value-type="float" office:value="6939.9">
            <text:p>6939.9</text:p>
          </table:table-cell>
          <table:table-cell table:formula="of:= &quot;X&quot;&amp; [.C990]" office:value-type="string" office:string-value="X6939.9">
            <text:p>X6939.9</text:p>
          </table:table-cell>
          <table:table-cell table:formula="of:=[.E989]+[.$J$5]" office:value-type="float" office:value="1888.625">
            <text:p>1888.625</text:p>
          </table:table-cell>
          <table:table-cell table:formula="of:=&quot;Y&quot; &amp; [.E990]" office:value-type="string" office:string-value="Y1888.625">
            <text:p>Y1888.625</text:p>
          </table:table-cell>
          <table:table-cell table:number-columns-repeated="8"/>
          <table:table-cell table:style-name="ce8" table:formula="of:=[.B991]" office:value-type="string" office:string-value="N997">
            <text:p>N997</text:p>
          </table:table-cell>
          <table:table-cell table:style-name="ce8" table:formula="of:=[.D991]" office:value-type="string" office:string-value="X6943.9">
            <text:p>X6943.9</text:p>
          </table:table-cell>
          <table:table-cell table:style-name="ce8" table:formula="of:=[.F991]" office:value-type="string" office:string-value="Y1891.5">
            <text:p>Y1891.5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&quot;N&quot;&amp;[.A991]" office:value-type="string" office:string-value="N997">
            <text:p>N997</text:p>
          </table:table-cell>
          <table:table-cell table:formula="of:=[.C990]+[.$J$4]" office:value-type="float" office:value="6943.9">
            <text:p>6943.9</text:p>
          </table:table-cell>
          <table:table-cell table:formula="of:= &quot;X&quot;&amp; [.C991]" office:value-type="string" office:string-value="X6943.9">
            <text:p>X6943.9</text:p>
          </table:table-cell>
          <table:table-cell table:formula="of:=[.E990]+[.$J$5]" office:value-type="float" office:value="1891.5">
            <text:p>1891.5</text:p>
          </table:table-cell>
          <table:table-cell table:formula="of:=&quot;Y&quot; &amp; [.E991]" office:value-type="string" office:string-value="Y1891.5">
            <text:p>Y1891.5</text:p>
          </table:table-cell>
          <table:table-cell table:number-columns-repeated="8"/>
          <table:table-cell table:style-name="ce8" table:formula="of:=[.B992]" office:value-type="string" office:string-value="N998">
            <text:p>N998</text:p>
          </table:table-cell>
          <table:table-cell table:style-name="ce8" table:formula="of:=[.D992]" office:value-type="string" office:string-value="X6947.9">
            <text:p>X6947.9</text:p>
          </table:table-cell>
          <table:table-cell table:style-name="ce8" table:formula="of:=[.F992]" office:value-type="string" office:string-value="Y1894.375">
            <text:p>Y1894.3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&quot;N&quot;&amp;[.A992]" office:value-type="string" office:string-value="N998">
            <text:p>N998</text:p>
          </table:table-cell>
          <table:table-cell table:formula="of:=[.C991]+[.$J$4]" office:value-type="float" office:value="6947.9">
            <text:p>6947.9</text:p>
          </table:table-cell>
          <table:table-cell table:formula="of:= &quot;X&quot;&amp; [.C992]" office:value-type="string" office:string-value="X6947.9">
            <text:p>X6947.9</text:p>
          </table:table-cell>
          <table:table-cell table:formula="of:=[.E991]+[.$J$5]" office:value-type="float" office:value="1894.375">
            <text:p>1894.375</text:p>
          </table:table-cell>
          <table:table-cell table:formula="of:=&quot;Y&quot; &amp; [.E992]" office:value-type="string" office:string-value="Y1894.375">
            <text:p>Y1894.375</text:p>
          </table:table-cell>
          <table:table-cell table:number-columns-repeated="8"/>
          <table:table-cell table:style-name="ce8" table:formula="of:=[.B993]" office:value-type="string" office:string-value="N999">
            <text:p>N999</text:p>
          </table:table-cell>
          <table:table-cell table:style-name="ce8" table:formula="of:=[.D993]" office:value-type="string" office:string-value="X6951.9">
            <text:p>X6951.9</text:p>
          </table:table-cell>
          <table:table-cell table:style-name="ce8" table:formula="of:=[.F993]" office:value-type="string" office:string-value="Y1897.25">
            <text:p>Y1897.2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&quot;N&quot;&amp;[.A993]" office:value-type="string" office:string-value="N999">
            <text:p>N999</text:p>
          </table:table-cell>
          <table:table-cell table:formula="of:=[.C992]+[.$J$4]" office:value-type="float" office:value="6951.9">
            <text:p>6951.9</text:p>
          </table:table-cell>
          <table:table-cell table:formula="of:= &quot;X&quot;&amp; [.C993]" office:value-type="string" office:string-value="X6951.9">
            <text:p>X6951.9</text:p>
          </table:table-cell>
          <table:table-cell table:formula="of:=[.E992]+[.$J$5]" office:value-type="float" office:value="1897.25">
            <text:p>1897.25</text:p>
          </table:table-cell>
          <table:table-cell table:formula="of:=&quot;Y&quot; &amp; [.E993]" office:value-type="string" office:string-value="Y1897.25">
            <text:p>Y1897.25</text:p>
          </table:table-cell>
          <table:table-cell table:number-columns-repeated="8"/>
          <table:table-cell table:style-name="ce8" table:formula="of:=[.B994]" office:value-type="string" office:string-value="N1000">
            <text:p>N1000</text:p>
          </table:table-cell>
          <table:table-cell table:style-name="ce8" table:formula="of:=[.D994]" office:value-type="string" office:string-value="X6955.9">
            <text:p>X6955.9</text:p>
          </table:table-cell>
          <table:table-cell table:style-name="ce8" table:formula="of:=[.F994]" office:value-type="string" office:string-value="Y1900.125">
            <text:p>Y1900.12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quot;N&quot;&amp;[.A994]" office:value-type="string" office:string-value="N1000">
            <text:p>N1000</text:p>
          </table:table-cell>
          <table:table-cell table:formula="of:=[.C993]+[.$J$4]" office:value-type="float" office:value="6955.9">
            <text:p>6955.9</text:p>
          </table:table-cell>
          <table:table-cell table:formula="of:= &quot;X&quot;&amp; [.C994]" office:value-type="string" office:string-value="X6955.9">
            <text:p>X6955.9</text:p>
          </table:table-cell>
          <table:table-cell table:formula="of:=[.E993]+[.$J$5]" office:value-type="float" office:value="1900.125">
            <text:p>1900.125</text:p>
          </table:table-cell>
          <table:table-cell table:formula="of:=&quot;Y&quot; &amp; [.E994]" office:value-type="string" office:string-value="Y1900.125">
            <text:p>Y1900.125</text:p>
          </table:table-cell>
          <table:table-cell table:number-columns-repeated="8"/>
          <table:table-cell table:style-name="ce8" table:formula="of:=[.B995]" office:value-type="string" office:string-value="N1001">
            <text:p>N1001</text:p>
          </table:table-cell>
          <table:table-cell table:style-name="ce8" table:formula="of:=[.D995]" office:value-type="string" office:string-value="X6959.9">
            <text:p>X6959.9</text:p>
          </table:table-cell>
          <table:table-cell table:style-name="ce8" table:formula="of:=[.F995]" office:value-type="string" office:string-value="Y1903">
            <text:p>Y1903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&quot;N&quot;&amp;[.A995]" office:value-type="string" office:string-value="N1001">
            <text:p>N1001</text:p>
          </table:table-cell>
          <table:table-cell table:formula="of:=[.C994]+[.$J$4]" office:value-type="float" office:value="6959.9">
            <text:p>6959.9</text:p>
          </table:table-cell>
          <table:table-cell table:formula="of:= &quot;X&quot;&amp; [.C995]" office:value-type="string" office:string-value="X6959.9">
            <text:p>X6959.9</text:p>
          </table:table-cell>
          <table:table-cell table:formula="of:=[.E994]+[.$J$5]" office:value-type="float" office:value="1903">
            <text:p>1903</text:p>
          </table:table-cell>
          <table:table-cell table:formula="of:=&quot;Y&quot; &amp; [.E995]" office:value-type="string" office:string-value="Y1903">
            <text:p>Y1903</text:p>
          </table:table-cell>
          <table:table-cell table:number-columns-repeated="8"/>
          <table:table-cell table:style-name="ce8" table:formula="of:=[.B996]" office:value-type="string" office:string-value="N1002">
            <text:p>N1002</text:p>
          </table:table-cell>
          <table:table-cell table:style-name="ce8" table:formula="of:=[.D996]" office:value-type="string" office:string-value="X6963.9">
            <text:p>X6963.9</text:p>
          </table:table-cell>
          <table:table-cell table:style-name="ce8" table:formula="of:=[.F996]" office:value-type="string" office:string-value="Y1905.875">
            <text:p>Y1905.87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&quot;N&quot;&amp;[.A996]" office:value-type="string" office:string-value="N1002">
            <text:p>N1002</text:p>
          </table:table-cell>
          <table:table-cell table:formula="of:=[.C995]+[.$J$4]" office:value-type="float" office:value="6963.9">
            <text:p>6963.9</text:p>
          </table:table-cell>
          <table:table-cell table:formula="of:= &quot;X&quot;&amp; [.C996]" office:value-type="string" office:string-value="X6963.9">
            <text:p>X6963.9</text:p>
          </table:table-cell>
          <table:table-cell table:formula="of:=[.E995]+[.$J$5]" office:value-type="float" office:value="1905.875">
            <text:p>1905.875</text:p>
          </table:table-cell>
          <table:table-cell table:formula="of:=&quot;Y&quot; &amp; [.E996]" office:value-type="string" office:string-value="Y1905.875">
            <text:p>Y1905.875</text:p>
          </table:table-cell>
          <table:table-cell table:number-columns-repeated="8"/>
          <table:table-cell table:style-name="ce8" table:formula="of:=[.B997]" office:value-type="string" office:string-value="N1003">
            <text:p>N1003</text:p>
          </table:table-cell>
          <table:table-cell table:style-name="ce8" table:formula="of:=[.D997]" office:value-type="string" office:string-value="X6967.9">
            <text:p>X6967.9</text:p>
          </table:table-cell>
          <table:table-cell table:style-name="ce8" table:formula="of:=[.F997]" office:value-type="string" office:string-value="Y1908.75">
            <text:p>Y1908.7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&quot;N&quot;&amp;[.A997]" office:value-type="string" office:string-value="N1003">
            <text:p>N1003</text:p>
          </table:table-cell>
          <table:table-cell table:formula="of:=[.C996]+[.$J$4]" office:value-type="float" office:value="6967.9">
            <text:p>6967.9</text:p>
          </table:table-cell>
          <table:table-cell table:formula="of:= &quot;X&quot;&amp; [.C997]" office:value-type="string" office:string-value="X6967.9">
            <text:p>X6967.9</text:p>
          </table:table-cell>
          <table:table-cell table:formula="of:=[.E996]+[.$J$5]" office:value-type="float" office:value="1908.75">
            <text:p>1908.75</text:p>
          </table:table-cell>
          <table:table-cell table:formula="of:=&quot;Y&quot; &amp; [.E997]" office:value-type="string" office:string-value="Y1908.75">
            <text:p>Y1908.75</text:p>
          </table:table-cell>
          <table:table-cell table:number-columns-repeated="8"/>
          <table:table-cell table:style-name="ce8" table:formula="of:=[.B998]" office:value-type="string" office:string-value="N1004">
            <text:p>N1004</text:p>
          </table:table-cell>
          <table:table-cell table:style-name="ce8" table:formula="of:=[.D998]" office:value-type="string" office:string-value="X6971.9">
            <text:p>X6971.9</text:p>
          </table:table-cell>
          <table:table-cell table:style-name="ce8" table:formula="of:=[.F998]" office:value-type="string" office:string-value="Y1911.625">
            <text:p>Y1911.625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&quot;N&quot;&amp;[.A998]" office:value-type="string" office:string-value="N1004">
            <text:p>N1004</text:p>
          </table:table-cell>
          <table:table-cell table:formula="of:=[.C997]+[.$J$4]" office:value-type="float" office:value="6971.9">
            <text:p>6971.9</text:p>
          </table:table-cell>
          <table:table-cell table:formula="of:= &quot;X&quot;&amp; [.C998]" office:value-type="string" office:string-value="X6971.9">
            <text:p>X6971.9</text:p>
          </table:table-cell>
          <table:table-cell table:formula="of:=[.E997]+[.$J$5]" office:value-type="float" office:value="1911.625">
            <text:p>1911.625</text:p>
          </table:table-cell>
          <table:table-cell table:formula="of:=&quot;Y&quot; &amp; [.E998]" office:value-type="string" office:string-value="Y1911.625">
            <text:p>Y1911.625</text:p>
          </table:table-cell>
          <table:table-cell table:number-columns-repeated="8"/>
          <table:table-cell table:style-name="ce8" table:formula="of:=[.B999]" office:value-type="string" office:string-value="N1005">
            <text:p>N1005</text:p>
          </table:table-cell>
          <table:table-cell table:style-name="ce8" table:formula="of:=[.D999]" office:value-type="string" office:string-value="X6975.9">
            <text:p>X6975.9</text:p>
          </table:table-cell>
          <table:table-cell table:style-name="ce8" table:formula="of:=[.F999]" office:value-type="string" office:string-value="Y1914.5">
            <text:p>Y1914.5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&quot;N&quot;&amp;[.A999]" office:value-type="string" office:string-value="N1005">
            <text:p>N1005</text:p>
          </table:table-cell>
          <table:table-cell table:formula="of:=[.C998]+[.$J$4]" office:value-type="float" office:value="6975.9">
            <text:p>6975.9</text:p>
          </table:table-cell>
          <table:table-cell table:formula="of:= &quot;X&quot;&amp; [.C999]" office:value-type="string" office:string-value="X6975.9">
            <text:p>X6975.9</text:p>
          </table:table-cell>
          <table:table-cell table:formula="of:=[.E998]+[.$J$5]" office:value-type="float" office:value="1914.5">
            <text:p>1914.5</text:p>
          </table:table-cell>
          <table:table-cell table:formula="of:=&quot;Y&quot; &amp; [.E999]" office:value-type="string" office:string-value="Y1914.5">
            <text:p>Y1914.5</text:p>
          </table:table-cell>
          <table:table-cell table:number-columns-repeated="8"/>
          <table:table-cell table:style-name="ce8" table:formula="of:=[.B1000]" office:value-type="string" office:string-value="N1006">
            <text:p>N1006</text:p>
          </table:table-cell>
          <table:table-cell table:style-name="ce8" table:formula="of:=[.D1000]" office:value-type="string" office:string-value="X6979.9">
            <text:p>X6979.9</text:p>
          </table:table-cell>
          <table:table-cell table:style-name="ce8" table:formula="of:=[.F1000]" office:value-type="string" office:string-value="Y1917.375">
            <text:p>Y1917.37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&quot;N&quot;&amp;[.A1000]" office:value-type="string" office:string-value="N1006">
            <text:p>N1006</text:p>
          </table:table-cell>
          <table:table-cell table:formula="of:=[.C999]+[.$J$4]" office:value-type="float" office:value="6979.9">
            <text:p>6979.9</text:p>
          </table:table-cell>
          <table:table-cell table:formula="of:= &quot;X&quot;&amp; [.C1000]" office:value-type="string" office:string-value="X6979.9">
            <text:p>X6979.9</text:p>
          </table:table-cell>
          <table:table-cell table:formula="of:=[.E999]+[.$J$5]" office:value-type="float" office:value="1917.375">
            <text:p>1917.375</text:p>
          </table:table-cell>
          <table:table-cell table:formula="of:=&quot;Y&quot; &amp; [.E1000]" office:value-type="string" office:string-value="Y1917.375">
            <text:p>Y1917.375</text:p>
          </table:table-cell>
          <table:table-cell table:number-columns-repeated="8"/>
          <table:table-cell table:style-name="ce8" table:formula="of:=[.B1001]" office:value-type="string" office:string-value="N1007">
            <text:p>N1007</text:p>
          </table:table-cell>
          <table:table-cell table:style-name="ce8" table:formula="of:=[.D1001]" office:value-type="string" office:string-value="X6983.9">
            <text:p>X6983.9</text:p>
          </table:table-cell>
          <table:table-cell table:style-name="ce8" table:formula="of:=[.F1001]" office:value-type="string" office:string-value="Y1920.25">
            <text:p>Y1920.2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&quot;N&quot;&amp;[.A1001]" office:value-type="string" office:string-value="N1007">
            <text:p>N1007</text:p>
          </table:table-cell>
          <table:table-cell table:formula="of:=[.C1000]+[.$J$4]" office:value-type="float" office:value="6983.9">
            <text:p>6983.9</text:p>
          </table:table-cell>
          <table:table-cell table:formula="of:= &quot;X&quot;&amp; [.C1001]" office:value-type="string" office:string-value="X6983.9">
            <text:p>X6983.9</text:p>
          </table:table-cell>
          <table:table-cell table:formula="of:=[.E1000]+[.$J$5]" office:value-type="float" office:value="1920.25">
            <text:p>1920.25</text:p>
          </table:table-cell>
          <table:table-cell table:formula="of:=&quot;Y&quot; &amp; [.E1001]" office:value-type="string" office:string-value="Y1920.25">
            <text:p>Y1920.25</text:p>
          </table:table-cell>
          <table:table-cell table:number-columns-repeated="8"/>
          <table:table-cell table:style-name="ce8" table:formula="of:=[.B1002]" office:value-type="string" office:string-value="N1008">
            <text:p>N1008</text:p>
          </table:table-cell>
          <table:table-cell table:style-name="ce8" table:formula="of:=[.D1002]" office:value-type="string" office:string-value="X6987.9">
            <text:p>X6987.9</text:p>
          </table:table-cell>
          <table:table-cell table:style-name="ce8" table:formula="of:=[.F1002]" office:value-type="string" office:string-value="Y1923.125">
            <text:p>Y1923.12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&quot;N&quot;&amp;[.A1002]" office:value-type="string" office:string-value="N1008">
            <text:p>N1008</text:p>
          </table:table-cell>
          <table:table-cell table:formula="of:=[.C1001]+[.$J$4]" office:value-type="float" office:value="6987.9">
            <text:p>6987.9</text:p>
          </table:table-cell>
          <table:table-cell table:formula="of:= &quot;X&quot;&amp; [.C1002]" office:value-type="string" office:string-value="X6987.9">
            <text:p>X6987.9</text:p>
          </table:table-cell>
          <table:table-cell table:formula="of:=[.E1001]+[.$J$5]" office:value-type="float" office:value="1923.125">
            <text:p>1923.125</text:p>
          </table:table-cell>
          <table:table-cell table:formula="of:=&quot;Y&quot; &amp; [.E1002]" office:value-type="string" office:string-value="Y1923.125">
            <text:p>Y1923.125</text:p>
          </table:table-cell>
          <table:table-cell table:number-columns-repeated="8"/>
          <table:table-cell table:style-name="ce8" table:formula="of:=[.B1003]" office:value-type="string" office:string-value="N1009">
            <text:p>N1009</text:p>
          </table:table-cell>
          <table:table-cell table:style-name="ce8" table:formula="of:=[.D1003]" office:value-type="string" office:string-value="X6991.9">
            <text:p>X6991.9</text:p>
          </table:table-cell>
          <table:table-cell table:style-name="ce8" table:formula="of:=[.F1003]" office:value-type="string" office:string-value="Y1926">
            <text:p>Y1926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&quot;N&quot;&amp;[.A1003]" office:value-type="string" office:string-value="N1009">
            <text:p>N1009</text:p>
          </table:table-cell>
          <table:table-cell table:formula="of:=[.C1002]+[.$J$4]" office:value-type="float" office:value="6991.9">
            <text:p>6991.9</text:p>
          </table:table-cell>
          <table:table-cell table:formula="of:= &quot;X&quot;&amp; [.C1003]" office:value-type="string" office:string-value="X6991.9">
            <text:p>X6991.9</text:p>
          </table:table-cell>
          <table:table-cell table:formula="of:=[.E1002]+[.$J$5]" office:value-type="float" office:value="1926">
            <text:p>1926</text:p>
          </table:table-cell>
          <table:table-cell table:formula="of:=&quot;Y&quot; &amp; [.E1003]" office:value-type="string" office:string-value="Y1926">
            <text:p>Y1926</text:p>
          </table:table-cell>
          <table:table-cell table:number-columns-repeated="8"/>
          <table:table-cell table:style-name="ce8" table:formula="of:=[.B1004]" office:value-type="string" office:string-value="N1010">
            <text:p>N1010</text:p>
          </table:table-cell>
          <table:table-cell table:style-name="ce8" table:formula="of:=[.D1004]" office:value-type="string" office:string-value="X6995.9">
            <text:p>X6995.9</text:p>
          </table:table-cell>
          <table:table-cell table:style-name="ce8" table:formula="of:=[.F1004]" office:value-type="string" office:string-value="Y1928.875">
            <text:p>Y1928.87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&quot;N&quot;&amp;[.A1004]" office:value-type="string" office:string-value="N1010">
            <text:p>N1010</text:p>
          </table:table-cell>
          <table:table-cell table:formula="of:=[.C1003]+[.$J$4]" office:value-type="float" office:value="6995.9">
            <text:p>6995.9</text:p>
          </table:table-cell>
          <table:table-cell table:formula="of:= &quot;X&quot;&amp; [.C1004]" office:value-type="string" office:string-value="X6995.9">
            <text:p>X6995.9</text:p>
          </table:table-cell>
          <table:table-cell table:formula="of:=[.E1003]+[.$J$5]" office:value-type="float" office:value="1928.875">
            <text:p>1928.875</text:p>
          </table:table-cell>
          <table:table-cell table:formula="of:=&quot;Y&quot; &amp; [.E1004]" office:value-type="string" office:string-value="Y1928.875">
            <text:p>Y1928.875</text:p>
          </table:table-cell>
          <table:table-cell table:number-columns-repeated="8"/>
          <table:table-cell table:style-name="ce8" table:formula="of:=[.B1005]" office:value-type="string" office:string-value="N1011">
            <text:p>N1011</text:p>
          </table:table-cell>
          <table:table-cell table:style-name="ce8" table:formula="of:=[.D1005]" office:value-type="string" office:string-value="X6999.9">
            <text:p>X6999.9</text:p>
          </table:table-cell>
          <table:table-cell table:style-name="ce8" table:formula="of:=[.F1005]" office:value-type="string" office:string-value="Y1931.75">
            <text:p>Y1931.7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&quot;N&quot;&amp;[.A1005]" office:value-type="string" office:string-value="N1011">
            <text:p>N1011</text:p>
          </table:table-cell>
          <table:table-cell table:formula="of:=[.C1004]+[.$J$4]" office:value-type="float" office:value="6999.9">
            <text:p>6999.9</text:p>
          </table:table-cell>
          <table:table-cell table:formula="of:= &quot;X&quot;&amp; [.C1005]" office:value-type="string" office:string-value="X6999.9">
            <text:p>X6999.9</text:p>
          </table:table-cell>
          <table:table-cell table:formula="of:=[.E1004]+[.$J$5]" office:value-type="float" office:value="1931.75">
            <text:p>1931.75</text:p>
          </table:table-cell>
          <table:table-cell table:formula="of:=&quot;Y&quot; &amp; [.E1005]" office:value-type="string" office:string-value="Y1931.75">
            <text:p>Y1931.75</text:p>
          </table:table-cell>
          <table:table-cell table:number-columns-repeated="8"/>
          <table:table-cell table:style-name="ce8" table:formula="of:=[.B1006]" office:value-type="string" office:string-value="N1012">
            <text:p>N1012</text:p>
          </table:table-cell>
          <table:table-cell table:style-name="ce8" table:formula="of:=[.D1006]" office:value-type="string" office:string-value="X7003.9">
            <text:p>X7003.9</text:p>
          </table:table-cell>
          <table:table-cell table:style-name="ce8" table:formula="of:=[.F1006]" office:value-type="string" office:string-value="Y1934.625">
            <text:p>Y1934.62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&quot;N&quot;&amp;[.A1006]" office:value-type="string" office:string-value="N1012">
            <text:p>N1012</text:p>
          </table:table-cell>
          <table:table-cell table:formula="of:=[.C1005]+[.$J$4]" office:value-type="float" office:value="7003.9">
            <text:p>7003.9</text:p>
          </table:table-cell>
          <table:table-cell table:formula="of:= &quot;X&quot;&amp; [.C1006]" office:value-type="string" office:string-value="X7003.9">
            <text:p>X7003.9</text:p>
          </table:table-cell>
          <table:table-cell table:formula="of:=[.E1005]+[.$J$5]" office:value-type="float" office:value="1934.625">
            <text:p>1934.625</text:p>
          </table:table-cell>
          <table:table-cell table:formula="of:=&quot;Y&quot; &amp; [.E1006]" office:value-type="string" office:string-value="Y1934.625">
            <text:p>Y1934.625</text:p>
          </table:table-cell>
          <table:table-cell table:number-columns-repeated="8"/>
          <table:table-cell table:style-name="ce8" table:formula="of:=[.B1007]" office:value-type="string" office:string-value="N1013">
            <text:p>N1013</text:p>
          </table:table-cell>
          <table:table-cell table:style-name="ce8" table:formula="of:=[.D1007]" office:value-type="string" office:string-value="X7007.9">
            <text:p>X7007.9</text:p>
          </table:table-cell>
          <table:table-cell table:style-name="ce8" table:formula="of:=[.F1007]" office:value-type="string" office:string-value="Y1937.5">
            <text:p>Y1937.5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&quot;N&quot;&amp;[.A1007]" office:value-type="string" office:string-value="N1013">
            <text:p>N1013</text:p>
          </table:table-cell>
          <table:table-cell table:formula="of:=[.C1006]+[.$J$4]" office:value-type="float" office:value="7007.9">
            <text:p>7007.9</text:p>
          </table:table-cell>
          <table:table-cell table:formula="of:= &quot;X&quot;&amp; [.C1007]" office:value-type="string" office:string-value="X7007.9">
            <text:p>X7007.9</text:p>
          </table:table-cell>
          <table:table-cell table:formula="of:=[.E1006]+[.$J$5]" office:value-type="float" office:value="1937.5">
            <text:p>1937.5</text:p>
          </table:table-cell>
          <table:table-cell table:formula="of:=&quot;Y&quot; &amp; [.E1007]" office:value-type="string" office:string-value="Y1937.5">
            <text:p>Y1937.5</text:p>
          </table:table-cell>
          <table:table-cell table:number-columns-repeated="8"/>
          <table:table-cell table:style-name="ce8" table:formula="of:=[.B1008]" office:value-type="string" office:string-value="N1014">
            <text:p>N1014</text:p>
          </table:table-cell>
          <table:table-cell table:style-name="ce8" table:formula="of:=[.D1008]" office:value-type="string" office:string-value="X7011.9">
            <text:p>X7011.9</text:p>
          </table:table-cell>
          <table:table-cell table:style-name="ce8" table:formula="of:=[.F1008]" office:value-type="string" office:string-value="Y1940.375">
            <text:p>Y1940.375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&quot;N&quot;&amp;[.A1008]" office:value-type="string" office:string-value="N1014">
            <text:p>N1014</text:p>
          </table:table-cell>
          <table:table-cell table:formula="of:=[.C1007]+[.$J$4]" office:value-type="float" office:value="7011.9">
            <text:p>7011.9</text:p>
          </table:table-cell>
          <table:table-cell table:formula="of:= &quot;X&quot;&amp; [.C1008]" office:value-type="string" office:string-value="X7011.9">
            <text:p>X7011.9</text:p>
          </table:table-cell>
          <table:table-cell table:formula="of:=[.E1007]+[.$J$5]" office:value-type="float" office:value="1940.375">
            <text:p>1940.375</text:p>
          </table:table-cell>
          <table:table-cell table:formula="of:=&quot;Y&quot; &amp; [.E1008]" office:value-type="string" office:string-value="Y1940.375">
            <text:p>Y1940.375</text:p>
          </table:table-cell>
          <table:table-cell table:number-columns-repeated="8"/>
          <table:table-cell table:style-name="ce8" table:formula="of:=[.B1009]" office:value-type="string" office:string-value="N1015">
            <text:p>N1015</text:p>
          </table:table-cell>
          <table:table-cell table:style-name="ce8" table:formula="of:=[.D1009]" office:value-type="string" office:string-value="X7015.9">
            <text:p>X7015.9</text:p>
          </table:table-cell>
          <table:table-cell table:style-name="ce8" table:formula="of:=[.F1009]" office:value-type="string" office:string-value="Y1943.25">
            <text:p>Y1943.2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&quot;N&quot;&amp;[.A1009]" office:value-type="string" office:string-value="N1015">
            <text:p>N1015</text:p>
          </table:table-cell>
          <table:table-cell table:formula="of:=[.C1008]+[.$J$4]" office:value-type="float" office:value="7015.9">
            <text:p>7015.9</text:p>
          </table:table-cell>
          <table:table-cell table:formula="of:= &quot;X&quot;&amp; [.C1009]" office:value-type="string" office:string-value="X7015.9">
            <text:p>X7015.9</text:p>
          </table:table-cell>
          <table:table-cell table:formula="of:=[.E1008]+[.$J$5]" office:value-type="float" office:value="1943.25">
            <text:p>1943.25</text:p>
          </table:table-cell>
          <table:table-cell table:formula="of:=&quot;Y&quot; &amp; [.E1009]" office:value-type="string" office:string-value="Y1943.25">
            <text:p>Y1943.25</text:p>
          </table:table-cell>
          <table:table-cell table:number-columns-repeated="8"/>
          <table:table-cell table:style-name="ce8" table:formula="of:=[.B1010]" office:value-type="string" office:string-value="N1016">
            <text:p>N1016</text:p>
          </table:table-cell>
          <table:table-cell table:style-name="ce8" table:formula="of:=[.D1010]" office:value-type="string" office:string-value="X7019.9">
            <text:p>X7019.9</text:p>
          </table:table-cell>
          <table:table-cell table:style-name="ce8" table:formula="of:=[.F1010]" office:value-type="string" office:string-value="Y1946.125">
            <text:p>Y1946.12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&quot;N&quot;&amp;[.A1010]" office:value-type="string" office:string-value="N1016">
            <text:p>N1016</text:p>
          </table:table-cell>
          <table:table-cell table:formula="of:=[.C1009]+[.$J$4]" office:value-type="float" office:value="7019.9">
            <text:p>7019.9</text:p>
          </table:table-cell>
          <table:table-cell table:formula="of:= &quot;X&quot;&amp; [.C1010]" office:value-type="string" office:string-value="X7019.9">
            <text:p>X7019.9</text:p>
          </table:table-cell>
          <table:table-cell table:formula="of:=[.E1009]+[.$J$5]" office:value-type="float" office:value="1946.125">
            <text:p>1946.125</text:p>
          </table:table-cell>
          <table:table-cell table:formula="of:=&quot;Y&quot; &amp; [.E1010]" office:value-type="string" office:string-value="Y1946.125">
            <text:p>Y1946.125</text:p>
          </table:table-cell>
          <table:table-cell table:number-columns-repeated="8"/>
          <table:table-cell table:style-name="ce8" table:formula="of:=[.B1011]" office:value-type="string" office:string-value="N1017">
            <text:p>N1017</text:p>
          </table:table-cell>
          <table:table-cell table:style-name="ce8" table:formula="of:=[.D1011]" office:value-type="string" office:string-value="X7023.9">
            <text:p>X7023.9</text:p>
          </table:table-cell>
          <table:table-cell table:style-name="ce8" table:formula="of:=[.F1011]" office:value-type="string" office:string-value="Y1949">
            <text:p>Y1949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&quot;N&quot;&amp;[.A1011]" office:value-type="string" office:string-value="N1017">
            <text:p>N1017</text:p>
          </table:table-cell>
          <table:table-cell table:formula="of:=[.C1010]+[.$J$4]" office:value-type="float" office:value="7023.9">
            <text:p>7023.9</text:p>
          </table:table-cell>
          <table:table-cell table:formula="of:= &quot;X&quot;&amp; [.C1011]" office:value-type="string" office:string-value="X7023.9">
            <text:p>X7023.9</text:p>
          </table:table-cell>
          <table:table-cell table:formula="of:=[.E1010]+[.$J$5]" office:value-type="float" office:value="1949">
            <text:p>1949</text:p>
          </table:table-cell>
          <table:table-cell table:formula="of:=&quot;Y&quot; &amp; [.E1011]" office:value-type="string" office:string-value="Y1949">
            <text:p>Y1949</text:p>
          </table:table-cell>
          <table:table-cell table:number-columns-repeated="8"/>
          <table:table-cell table:style-name="ce8" table:formula="of:=[.B1012]" office:value-type="string" office:string-value="N1018">
            <text:p>N1018</text:p>
          </table:table-cell>
          <table:table-cell table:style-name="ce8" table:formula="of:=[.D1012]" office:value-type="string" office:string-value="X7027.9">
            <text:p>X7027.9</text:p>
          </table:table-cell>
          <table:table-cell table:style-name="ce8" table:formula="of:=[.F1012]" office:value-type="string" office:string-value="Y1951.875">
            <text:p>Y1951.875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&quot;N&quot;&amp;[.A1012]" office:value-type="string" office:string-value="N1018">
            <text:p>N1018</text:p>
          </table:table-cell>
          <table:table-cell table:formula="of:=[.C1011]+[.$J$4]" office:value-type="float" office:value="7027.9">
            <text:p>7027.9</text:p>
          </table:table-cell>
          <table:table-cell table:formula="of:= &quot;X&quot;&amp; [.C1012]" office:value-type="string" office:string-value="X7027.9">
            <text:p>X7027.9</text:p>
          </table:table-cell>
          <table:table-cell table:formula="of:=[.E1011]+[.$J$5]" office:value-type="float" office:value="1951.875">
            <text:p>1951.875</text:p>
          </table:table-cell>
          <table:table-cell table:formula="of:=&quot;Y&quot; &amp; [.E1012]" office:value-type="string" office:string-value="Y1951.875">
            <text:p>Y1951.875</text:p>
          </table:table-cell>
          <table:table-cell table:number-columns-repeated="8"/>
          <table:table-cell table:style-name="ce8" table:formula="of:=[.B1013]" office:value-type="string" office:string-value="N1019">
            <text:p>N1019</text:p>
          </table:table-cell>
          <table:table-cell table:style-name="ce8" table:formula="of:=[.D1013]" office:value-type="string" office:string-value="X7031.9">
            <text:p>X7031.9</text:p>
          </table:table-cell>
          <table:table-cell table:style-name="ce8" table:formula="of:=[.F1013]" office:value-type="string" office:string-value="Y1954.75">
            <text:p>Y1954.7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&quot;N&quot;&amp;[.A1013]" office:value-type="string" office:string-value="N1019">
            <text:p>N1019</text:p>
          </table:table-cell>
          <table:table-cell table:formula="of:=[.C1012]+[.$J$4]" office:value-type="float" office:value="7031.9">
            <text:p>7031.9</text:p>
          </table:table-cell>
          <table:table-cell table:formula="of:= &quot;X&quot;&amp; [.C1013]" office:value-type="string" office:string-value="X7031.9">
            <text:p>X7031.9</text:p>
          </table:table-cell>
          <table:table-cell table:formula="of:=[.E1012]+[.$J$5]" office:value-type="float" office:value="1954.75">
            <text:p>1954.75</text:p>
          </table:table-cell>
          <table:table-cell table:formula="of:=&quot;Y&quot; &amp; [.E1013]" office:value-type="string" office:string-value="Y1954.75">
            <text:p>Y1954.75</text:p>
          </table:table-cell>
          <table:table-cell table:number-columns-repeated="8"/>
          <table:table-cell table:style-name="ce8" table:formula="of:=[.B1014]" office:value-type="string" office:string-value="N1020">
            <text:p>N1020</text:p>
          </table:table-cell>
          <table:table-cell table:style-name="ce8" table:formula="of:=[.D1014]" office:value-type="string" office:string-value="X7035.9">
            <text:p>X7035.9</text:p>
          </table:table-cell>
          <table:table-cell table:style-name="ce8" table:formula="of:=[.F1014]" office:value-type="string" office:string-value="Y1957.625">
            <text:p>Y1957.62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&quot;N&quot;&amp;[.A1014]" office:value-type="string" office:string-value="N1020">
            <text:p>N1020</text:p>
          </table:table-cell>
          <table:table-cell table:formula="of:=[.C1013]+[.$J$4]" office:value-type="float" office:value="7035.9">
            <text:p>7035.9</text:p>
          </table:table-cell>
          <table:table-cell table:formula="of:= &quot;X&quot;&amp; [.C1014]" office:value-type="string" office:string-value="X7035.9">
            <text:p>X7035.9</text:p>
          </table:table-cell>
          <table:table-cell table:formula="of:=[.E1013]+[.$J$5]" office:value-type="float" office:value="1957.625">
            <text:p>1957.625</text:p>
          </table:table-cell>
          <table:table-cell table:formula="of:=&quot;Y&quot; &amp; [.E1014]" office:value-type="string" office:string-value="Y1957.625">
            <text:p>Y1957.625</text:p>
          </table:table-cell>
          <table:table-cell table:number-columns-repeated="8"/>
          <table:table-cell table:style-name="ce8" table:formula="of:=[.B1015]" office:value-type="string" office:string-value="N1021">
            <text:p>N1021</text:p>
          </table:table-cell>
          <table:table-cell table:style-name="ce8" table:formula="of:=[.D1015]" office:value-type="string" office:string-value="X7039.9">
            <text:p>X7039.9</text:p>
          </table:table-cell>
          <table:table-cell table:style-name="ce8" table:formula="of:=[.F1015]" office:value-type="string" office:string-value="Y1960.5">
            <text:p>Y1960.5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&quot;N&quot;&amp;[.A1015]" office:value-type="string" office:string-value="N1021">
            <text:p>N1021</text:p>
          </table:table-cell>
          <table:table-cell table:formula="of:=[.C1014]+[.$J$4]" office:value-type="float" office:value="7039.9">
            <text:p>7039.9</text:p>
          </table:table-cell>
          <table:table-cell table:formula="of:= &quot;X&quot;&amp; [.C1015]" office:value-type="string" office:string-value="X7039.9">
            <text:p>X7039.9</text:p>
          </table:table-cell>
          <table:table-cell table:formula="of:=[.E1014]+[.$J$5]" office:value-type="float" office:value="1960.5">
            <text:p>1960.5</text:p>
          </table:table-cell>
          <table:table-cell table:formula="of:=&quot;Y&quot; &amp; [.E1015]" office:value-type="string" office:string-value="Y1960.5">
            <text:p>Y1960.5</text:p>
          </table:table-cell>
          <table:table-cell table:number-columns-repeated="8"/>
          <table:table-cell table:style-name="ce8" table:formula="of:=[.B1016]" office:value-type="string" office:string-value="N1022">
            <text:p>N1022</text:p>
          </table:table-cell>
          <table:table-cell table:style-name="ce8" table:formula="of:=[.D1016]" office:value-type="string" office:string-value="X7043.9">
            <text:p>X7043.9</text:p>
          </table:table-cell>
          <table:table-cell table:style-name="ce8" table:formula="of:=[.F1016]" office:value-type="string" office:string-value="Y1963.375">
            <text:p>Y1963.37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&quot;N&quot;&amp;[.A1016]" office:value-type="string" office:string-value="N1022">
            <text:p>N1022</text:p>
          </table:table-cell>
          <table:table-cell table:formula="of:=[.C1015]+[.$J$4]" office:value-type="float" office:value="7043.9">
            <text:p>7043.9</text:p>
          </table:table-cell>
          <table:table-cell table:formula="of:= &quot;X&quot;&amp; [.C1016]" office:value-type="string" office:string-value="X7043.9">
            <text:p>X7043.9</text:p>
          </table:table-cell>
          <table:table-cell table:formula="of:=[.E1015]+[.$J$5]" office:value-type="float" office:value="1963.375">
            <text:p>1963.375</text:p>
          </table:table-cell>
          <table:table-cell table:formula="of:=&quot;Y&quot; &amp; [.E1016]" office:value-type="string" office:string-value="Y1963.375">
            <text:p>Y1963.375</text:p>
          </table:table-cell>
          <table:table-cell table:number-columns-repeated="8"/>
          <table:table-cell table:style-name="ce8" table:formula="of:=[.B1017]" office:value-type="string" office:string-value="N1023">
            <text:p>N1023</text:p>
          </table:table-cell>
          <table:table-cell table:style-name="ce8" table:formula="of:=[.D1017]" office:value-type="string" office:string-value="X7047.9">
            <text:p>X7047.9</text:p>
          </table:table-cell>
          <table:table-cell table:style-name="ce8" table:formula="of:=[.F1017]" office:value-type="string" office:string-value="Y1966.25">
            <text:p>Y1966.25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&quot;N&quot;&amp;[.A1017]" office:value-type="string" office:string-value="N1023">
            <text:p>N1023</text:p>
          </table:table-cell>
          <table:table-cell table:formula="of:=[.C1016]+[.$J$4]" office:value-type="float" office:value="7047.9">
            <text:p>7047.9</text:p>
          </table:table-cell>
          <table:table-cell table:formula="of:= &quot;X&quot;&amp; [.C1017]" office:value-type="string" office:string-value="X7047.9">
            <text:p>X7047.9</text:p>
          </table:table-cell>
          <table:table-cell table:formula="of:=[.E1016]+[.$J$5]" office:value-type="float" office:value="1966.25">
            <text:p>1966.25</text:p>
          </table:table-cell>
          <table:table-cell table:formula="of:=&quot;Y&quot; &amp; [.E1017]" office:value-type="string" office:string-value="Y1966.25">
            <text:p>Y1966.25</text:p>
          </table:table-cell>
          <table:table-cell table:number-columns-repeated="8"/>
          <table:table-cell table:style-name="ce8" table:formula="of:=[.B1018]" office:value-type="string" office:string-value="N1024">
            <text:p>N1024</text:p>
          </table:table-cell>
          <table:table-cell table:style-name="ce8" table:formula="of:=[.D1018]" office:value-type="string" office:string-value="X7051.9">
            <text:p>X7051.9</text:p>
          </table:table-cell>
          <table:table-cell table:style-name="ce8" table:formula="of:=[.F1018]" office:value-type="string" office:string-value="Y1969.125">
            <text:p>Y1969.1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&quot;N&quot;&amp;[.A1018]" office:value-type="string" office:string-value="N1024">
            <text:p>N1024</text:p>
          </table:table-cell>
          <table:table-cell table:formula="of:=[.C1017]+[.$J$4]" office:value-type="float" office:value="7051.9">
            <text:p>7051.9</text:p>
          </table:table-cell>
          <table:table-cell table:formula="of:= &quot;X&quot;&amp; [.C1018]" office:value-type="string" office:string-value="X7051.9">
            <text:p>X7051.9</text:p>
          </table:table-cell>
          <table:table-cell table:formula="of:=[.E1017]+[.$J$5]" office:value-type="float" office:value="1969.125">
            <text:p>1969.125</text:p>
          </table:table-cell>
          <table:table-cell table:formula="of:=&quot;Y&quot; &amp; [.E1018]" office:value-type="string" office:string-value="Y1969.125">
            <text:p>Y1969.125</text:p>
          </table:table-cell>
          <table:table-cell table:number-columns-repeated="8"/>
          <table:table-cell table:style-name="ce8" table:formula="of:=[.B1019]" office:value-type="string" office:string-value="N1025">
            <text:p>N1025</text:p>
          </table:table-cell>
          <table:table-cell table:style-name="ce8" table:formula="of:=[.D1019]" office:value-type="string" office:string-value="X7055.9">
            <text:p>X7055.9</text:p>
          </table:table-cell>
          <table:table-cell table:style-name="ce8" table:formula="of:=[.F1019]" office:value-type="string" office:string-value="Y1972">
            <text:p>Y197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&quot;N&quot;&amp;[.A1019]" office:value-type="string" office:string-value="N1025">
            <text:p>N1025</text:p>
          </table:table-cell>
          <table:table-cell table:formula="of:=[.C1018]+[.$J$4]" office:value-type="float" office:value="7055.9">
            <text:p>7055.9</text:p>
          </table:table-cell>
          <table:table-cell table:formula="of:= &quot;X&quot;&amp; [.C1019]" office:value-type="string" office:string-value="X7055.9">
            <text:p>X7055.9</text:p>
          </table:table-cell>
          <table:table-cell table:formula="of:=[.E1018]+[.$J$5]" office:value-type="float" office:value="1972">
            <text:p>1972</text:p>
          </table:table-cell>
          <table:table-cell table:formula="of:=&quot;Y&quot; &amp; [.E1019]" office:value-type="string" office:string-value="Y1972">
            <text:p>Y1972</text:p>
          </table:table-cell>
          <table:table-cell table:number-columns-repeated="8"/>
          <table:table-cell table:style-name="ce8" table:formula="of:=[.B1020]" office:value-type="string" office:string-value="N1026">
            <text:p>N1026</text:p>
          </table:table-cell>
          <table:table-cell table:style-name="ce8" table:formula="of:=[.D1020]" office:value-type="string" office:string-value="X7059.9">
            <text:p>X7059.9</text:p>
          </table:table-cell>
          <table:table-cell table:style-name="ce8" table:formula="of:=[.F1020]" office:value-type="string" office:string-value="Y1974.875">
            <text:p>Y1974.875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&quot;N&quot;&amp;[.A1020]" office:value-type="string" office:string-value="N1026">
            <text:p>N1026</text:p>
          </table:table-cell>
          <table:table-cell table:formula="of:=[.C1019]+[.$J$4]" office:value-type="float" office:value="7059.9">
            <text:p>7059.9</text:p>
          </table:table-cell>
          <table:table-cell table:formula="of:= &quot;X&quot;&amp; [.C1020]" office:value-type="string" office:string-value="X7059.9">
            <text:p>X7059.9</text:p>
          </table:table-cell>
          <table:table-cell table:formula="of:=[.E1019]+[.$J$5]" office:value-type="float" office:value="1974.875">
            <text:p>1974.875</text:p>
          </table:table-cell>
          <table:table-cell table:formula="of:=&quot;Y&quot; &amp; [.E1020]" office:value-type="string" office:string-value="Y1974.875">
            <text:p>Y1974.875</text:p>
          </table:table-cell>
          <table:table-cell table:number-columns-repeated="8"/>
          <table:table-cell table:style-name="ce8" table:formula="of:=[.B1021]" office:value-type="string" office:string-value="N1027">
            <text:p>N1027</text:p>
          </table:table-cell>
          <table:table-cell table:style-name="ce8" table:formula="of:=[.D1021]" office:value-type="string" office:string-value="X7063.9">
            <text:p>X7063.9</text:p>
          </table:table-cell>
          <table:table-cell table:style-name="ce8" table:formula="of:=[.F1021]" office:value-type="string" office:string-value="Y1977.75">
            <text:p>Y1977.75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&quot;N&quot;&amp;[.A1021]" office:value-type="string" office:string-value="N1027">
            <text:p>N1027</text:p>
          </table:table-cell>
          <table:table-cell table:formula="of:=[.C1020]+[.$J$4]" office:value-type="float" office:value="7063.9">
            <text:p>7063.9</text:p>
          </table:table-cell>
          <table:table-cell table:formula="of:= &quot;X&quot;&amp; [.C1021]" office:value-type="string" office:string-value="X7063.9">
            <text:p>X7063.9</text:p>
          </table:table-cell>
          <table:table-cell table:formula="of:=[.E1020]+[.$J$5]" office:value-type="float" office:value="1977.75">
            <text:p>1977.75</text:p>
          </table:table-cell>
          <table:table-cell table:formula="of:=&quot;Y&quot; &amp; [.E1021]" office:value-type="string" office:string-value="Y1977.75">
            <text:p>Y1977.75</text:p>
          </table:table-cell>
          <table:table-cell table:number-columns-repeated="8"/>
          <table:table-cell table:style-name="ce8" table:formula="of:=[.B1022]" office:value-type="string" office:string-value="N1028">
            <text:p>N1028</text:p>
          </table:table-cell>
          <table:table-cell table:style-name="ce8" table:formula="of:=[.D1022]" office:value-type="string" office:string-value="X7067.9">
            <text:p>X7067.9</text:p>
          </table:table-cell>
          <table:table-cell table:style-name="ce8" table:formula="of:=[.F1022]" office:value-type="string" office:string-value="Y1980.625">
            <text:p>Y1980.625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&quot;N&quot;&amp;[.A1022]" office:value-type="string" office:string-value="N1028">
            <text:p>N1028</text:p>
          </table:table-cell>
          <table:table-cell table:formula="of:=[.C1021]+[.$J$4]" office:value-type="float" office:value="7067.9">
            <text:p>7067.9</text:p>
          </table:table-cell>
          <table:table-cell table:formula="of:= &quot;X&quot;&amp; [.C1022]" office:value-type="string" office:string-value="X7067.9">
            <text:p>X7067.9</text:p>
          </table:table-cell>
          <table:table-cell table:formula="of:=[.E1021]+[.$J$5]" office:value-type="float" office:value="1980.625">
            <text:p>1980.625</text:p>
          </table:table-cell>
          <table:table-cell table:formula="of:=&quot;Y&quot; &amp; [.E1022]" office:value-type="string" office:string-value="Y1980.625">
            <text:p>Y1980.625</text:p>
          </table:table-cell>
          <table:table-cell table:number-columns-repeated="8"/>
          <table:table-cell table:style-name="ce8" table:formula="of:=[.B1023]" office:value-type="string" office:string-value="N1029">
            <text:p>N1029</text:p>
          </table:table-cell>
          <table:table-cell table:style-name="ce8" table:formula="of:=[.D1023]" office:value-type="string" office:string-value="X7071.9">
            <text:p>X7071.9</text:p>
          </table:table-cell>
          <table:table-cell table:style-name="ce8" table:formula="of:=[.F1023]" office:value-type="string" office:string-value="Y1983.5">
            <text:p>Y1983.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&quot;N&quot;&amp;[.A1023]" office:value-type="string" office:string-value="N1029">
            <text:p>N1029</text:p>
          </table:table-cell>
          <table:table-cell table:formula="of:=[.C1022]+[.$J$4]" office:value-type="float" office:value="7071.9">
            <text:p>7071.9</text:p>
          </table:table-cell>
          <table:table-cell table:formula="of:= &quot;X&quot;&amp; [.C1023]" office:value-type="string" office:string-value="X7071.9">
            <text:p>X7071.9</text:p>
          </table:table-cell>
          <table:table-cell table:formula="of:=[.E1022]+[.$J$5]" office:value-type="float" office:value="1983.5">
            <text:p>1983.5</text:p>
          </table:table-cell>
          <table:table-cell table:formula="of:=&quot;Y&quot; &amp; [.E1023]" office:value-type="string" office:string-value="Y1983.5">
            <text:p>Y1983.5</text:p>
          </table:table-cell>
          <table:table-cell table:number-columns-repeated="8"/>
          <table:table-cell table:style-name="ce8" table:formula="of:=[.B1024]" office:value-type="string" office:string-value="N1030">
            <text:p>N1030</text:p>
          </table:table-cell>
          <table:table-cell table:style-name="ce8" table:formula="of:=[.D1024]" office:value-type="string" office:string-value="X7075.9">
            <text:p>X7075.9</text:p>
          </table:table-cell>
          <table:table-cell table:style-name="ce8" table:formula="of:=[.F1024]" office:value-type="string" office:string-value="Y1986.375">
            <text:p>Y1986.37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&quot;N&quot;&amp;[.A1024]" office:value-type="string" office:string-value="N1030">
            <text:p>N1030</text:p>
          </table:table-cell>
          <table:table-cell table:formula="of:=[.C1023]+[.$J$4]" office:value-type="float" office:value="7075.9">
            <text:p>7075.9</text:p>
          </table:table-cell>
          <table:table-cell table:formula="of:= &quot;X&quot;&amp; [.C1024]" office:value-type="string" office:string-value="X7075.9">
            <text:p>X7075.9</text:p>
          </table:table-cell>
          <table:table-cell table:formula="of:=[.E1023]+[.$J$5]" office:value-type="float" office:value="1986.375">
            <text:p>1986.375</text:p>
          </table:table-cell>
          <table:table-cell table:formula="of:=&quot;Y&quot; &amp; [.E1024]" office:value-type="string" office:string-value="Y1986.375">
            <text:p>Y1986.375</text:p>
          </table:table-cell>
          <table:table-cell table:number-columns-repeated="8"/>
          <table:table-cell table:style-name="ce8" table:formula="of:=[.B1025]" office:value-type="string" office:string-value="N1031">
            <text:p>N1031</text:p>
          </table:table-cell>
          <table:table-cell table:style-name="ce8" table:formula="of:=[.D1025]" office:value-type="string" office:string-value="X7079.9">
            <text:p>X7079.9</text:p>
          </table:table-cell>
          <table:table-cell table:style-name="ce8" table:formula="of:=[.F1025]" office:value-type="string" office:string-value="Y1989.25">
            <text:p>Y1989.2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&quot;N&quot;&amp;[.A1025]" office:value-type="string" office:string-value="N1031">
            <text:p>N1031</text:p>
          </table:table-cell>
          <table:table-cell table:formula="of:=[.C1024]+[.$J$4]" office:value-type="float" office:value="7079.9">
            <text:p>7079.9</text:p>
          </table:table-cell>
          <table:table-cell table:formula="of:= &quot;X&quot;&amp; [.C1025]" office:value-type="string" office:string-value="X7079.9">
            <text:p>X7079.9</text:p>
          </table:table-cell>
          <table:table-cell table:formula="of:=[.E1024]+[.$J$5]" office:value-type="float" office:value="1989.25">
            <text:p>1989.25</text:p>
          </table:table-cell>
          <table:table-cell table:formula="of:=&quot;Y&quot; &amp; [.E1025]" office:value-type="string" office:string-value="Y1989.25">
            <text:p>Y1989.25</text:p>
          </table:table-cell>
          <table:table-cell table:number-columns-repeated="8"/>
          <table:table-cell table:style-name="ce8" table:formula="of:=[.B1026]" office:value-type="string" office:string-value="N1032">
            <text:p>N1032</text:p>
          </table:table-cell>
          <table:table-cell table:style-name="ce8" table:formula="of:=[.D1026]" office:value-type="string" office:string-value="X7083.9">
            <text:p>X7083.9</text:p>
          </table:table-cell>
          <table:table-cell table:style-name="ce8" table:formula="of:=[.F1026]" office:value-type="string" office:string-value="Y1992.125">
            <text:p>Y1992.125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&quot;N&quot;&amp;[.A1026]" office:value-type="string" office:string-value="N1032">
            <text:p>N1032</text:p>
          </table:table-cell>
          <table:table-cell table:formula="of:=[.C1025]+[.$J$4]" office:value-type="float" office:value="7083.9">
            <text:p>7083.9</text:p>
          </table:table-cell>
          <table:table-cell table:formula="of:= &quot;X&quot;&amp; [.C1026]" office:value-type="string" office:string-value="X7083.9">
            <text:p>X7083.9</text:p>
          </table:table-cell>
          <table:table-cell table:formula="of:=[.E1025]+[.$J$5]" office:value-type="float" office:value="1992.125">
            <text:p>1992.125</text:p>
          </table:table-cell>
          <table:table-cell table:formula="of:=&quot;Y&quot; &amp; [.E1026]" office:value-type="string" office:string-value="Y1992.125">
            <text:p>Y1992.125</text:p>
          </table:table-cell>
          <table:table-cell table:number-columns-repeated="8"/>
          <table:table-cell table:style-name="ce8" table:formula="of:=[.B1027]" office:value-type="string" office:string-value="N1033">
            <text:p>N1033</text:p>
          </table:table-cell>
          <table:table-cell table:style-name="ce8" table:formula="of:=[.D1027]" office:value-type="string" office:string-value="X7087.9">
            <text:p>X7087.9</text:p>
          </table:table-cell>
          <table:table-cell table:style-name="ce8" table:formula="of:=[.F1027]" office:value-type="string" office:string-value="Y1995">
            <text:p>Y1995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&quot;N&quot;&amp;[.A1027]" office:value-type="string" office:string-value="N1033">
            <text:p>N1033</text:p>
          </table:table-cell>
          <table:table-cell table:formula="of:=[.C1026]+[.$J$4]" office:value-type="float" office:value="7087.9">
            <text:p>7087.9</text:p>
          </table:table-cell>
          <table:table-cell table:formula="of:= &quot;X&quot;&amp; [.C1027]" office:value-type="string" office:string-value="X7087.9">
            <text:p>X7087.9</text:p>
          </table:table-cell>
          <table:table-cell table:formula="of:=[.E1026]+[.$J$5]" office:value-type="float" office:value="1995">
            <text:p>1995</text:p>
          </table:table-cell>
          <table:table-cell table:formula="of:=&quot;Y&quot; &amp; [.E1027]" office:value-type="string" office:string-value="Y1995">
            <text:p>Y1995</text:p>
          </table:table-cell>
          <table:table-cell table:number-columns-repeated="8"/>
          <table:table-cell table:style-name="ce8" table:formula="of:=[.B1028]" office:value-type="string" office:string-value="N1034">
            <text:p>N1034</text:p>
          </table:table-cell>
          <table:table-cell table:style-name="ce8" table:formula="of:=[.D1028]" office:value-type="string" office:string-value="X7091.9">
            <text:p>X7091.9</text:p>
          </table:table-cell>
          <table:table-cell table:style-name="ce8" table:formula="of:=[.F1028]" office:value-type="string" office:string-value="Y1997.875">
            <text:p>Y1997.87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&quot;N&quot;&amp;[.A1028]" office:value-type="string" office:string-value="N1034">
            <text:p>N1034</text:p>
          </table:table-cell>
          <table:table-cell table:formula="of:=[.C1027]+[.$J$4]" office:value-type="float" office:value="7091.9">
            <text:p>7091.9</text:p>
          </table:table-cell>
          <table:table-cell table:formula="of:= &quot;X&quot;&amp; [.C1028]" office:value-type="string" office:string-value="X7091.9">
            <text:p>X7091.9</text:p>
          </table:table-cell>
          <table:table-cell table:formula="of:=[.E1027]+[.$J$5]" office:value-type="float" office:value="1997.875">
            <text:p>1997.875</text:p>
          </table:table-cell>
          <table:table-cell table:formula="of:=&quot;Y&quot; &amp; [.E1028]" office:value-type="string" office:string-value="Y1997.875">
            <text:p>Y1997.875</text:p>
          </table:table-cell>
          <table:table-cell table:number-columns-repeated="8"/>
          <table:table-cell table:style-name="ce8" table:formula="of:=[.B1029]" office:value-type="string" office:string-value="N1035">
            <text:p>N1035</text:p>
          </table:table-cell>
          <table:table-cell table:style-name="ce8" table:formula="of:=[.D1029]" office:value-type="string" office:string-value="X7095.9">
            <text:p>X7095.9</text:p>
          </table:table-cell>
          <table:table-cell table:style-name="ce8" table:formula="of:=[.F1029]" office:value-type="string" office:string-value="Y2000.75">
            <text:p>Y2000.7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&quot;N&quot;&amp;[.A1029]" office:value-type="string" office:string-value="N1035">
            <text:p>N1035</text:p>
          </table:table-cell>
          <table:table-cell table:formula="of:=[.C1028]+[.$J$4]" office:value-type="float" office:value="7095.9">
            <text:p>7095.9</text:p>
          </table:table-cell>
          <table:table-cell table:formula="of:= &quot;X&quot;&amp; [.C1029]" office:value-type="string" office:string-value="X7095.9">
            <text:p>X7095.9</text:p>
          </table:table-cell>
          <table:table-cell table:formula="of:=[.E1028]+[.$J$5]" office:value-type="float" office:value="2000.75">
            <text:p>2000.75</text:p>
          </table:table-cell>
          <table:table-cell table:formula="of:=&quot;Y&quot; &amp; [.E1029]" office:value-type="string" office:string-value="Y2000.75">
            <text:p>Y2000.75</text:p>
          </table:table-cell>
          <table:table-cell table:number-columns-repeated="8"/>
          <table:table-cell table:style-name="ce8" table:formula="of:=[.B1030]" office:value-type="string" office:string-value="N1036">
            <text:p>N1036</text:p>
          </table:table-cell>
          <table:table-cell table:style-name="ce8" table:formula="of:=[.D1030]" office:value-type="string" office:string-value="X7099.9">
            <text:p>X7099.9</text:p>
          </table:table-cell>
          <table:table-cell table:style-name="ce8" table:formula="of:=[.F1030]" office:value-type="string" office:string-value="Y2003.625">
            <text:p>Y2003.625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&quot;N&quot;&amp;[.A1030]" office:value-type="string" office:string-value="N1036">
            <text:p>N1036</text:p>
          </table:table-cell>
          <table:table-cell table:formula="of:=[.C1029]+[.$J$4]" office:value-type="float" office:value="7099.9">
            <text:p>7099.9</text:p>
          </table:table-cell>
          <table:table-cell table:formula="of:= &quot;X&quot;&amp; [.C1030]" office:value-type="string" office:string-value="X7099.9">
            <text:p>X7099.9</text:p>
          </table:table-cell>
          <table:table-cell table:formula="of:=[.E1029]+[.$J$5]" office:value-type="float" office:value="2003.625">
            <text:p>2003.625</text:p>
          </table:table-cell>
          <table:table-cell table:formula="of:=&quot;Y&quot; &amp; [.E1030]" office:value-type="string" office:string-value="Y2003.625">
            <text:p>Y2003.625</text:p>
          </table:table-cell>
          <table:table-cell table:number-columns-repeated="8"/>
          <table:table-cell table:style-name="ce8" table:formula="of:=[.B1031]" office:value-type="string" office:string-value="N1037">
            <text:p>N1037</text:p>
          </table:table-cell>
          <table:table-cell table:style-name="ce8" table:formula="of:=[.D1031]" office:value-type="string" office:string-value="X7103.9">
            <text:p>X7103.9</text:p>
          </table:table-cell>
          <table:table-cell table:style-name="ce8" table:formula="of:=[.F1031]" office:value-type="string" office:string-value="Y2006.5">
            <text:p>Y2006.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&quot;N&quot;&amp;[.A1031]" office:value-type="string" office:string-value="N1037">
            <text:p>N1037</text:p>
          </table:table-cell>
          <table:table-cell table:formula="of:=[.C1030]+[.$J$4]" office:value-type="float" office:value="7103.9">
            <text:p>7103.9</text:p>
          </table:table-cell>
          <table:table-cell table:formula="of:= &quot;X&quot;&amp; [.C1031]" office:value-type="string" office:string-value="X7103.9">
            <text:p>X7103.9</text:p>
          </table:table-cell>
          <table:table-cell table:formula="of:=[.E1030]+[.$J$5]" office:value-type="float" office:value="2006.5">
            <text:p>2006.5</text:p>
          </table:table-cell>
          <table:table-cell table:formula="of:=&quot;Y&quot; &amp; [.E1031]" office:value-type="string" office:string-value="Y2006.5">
            <text:p>Y2006.5</text:p>
          </table:table-cell>
          <table:table-cell table:number-columns-repeated="8"/>
          <table:table-cell table:style-name="ce8" table:formula="of:=[.B1032]" office:value-type="string" office:string-value="N1038">
            <text:p>N1038</text:p>
          </table:table-cell>
          <table:table-cell table:style-name="ce8" table:formula="of:=[.D1032]" office:value-type="string" office:string-value="X7107.9">
            <text:p>X7107.9</text:p>
          </table:table-cell>
          <table:table-cell table:style-name="ce8" table:formula="of:=[.F1032]" office:value-type="string" office:string-value="Y2009.375">
            <text:p>Y2009.375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&quot;N&quot;&amp;[.A1032]" office:value-type="string" office:string-value="N1038">
            <text:p>N1038</text:p>
          </table:table-cell>
          <table:table-cell table:formula="of:=[.C1031]+[.$J$4]" office:value-type="float" office:value="7107.9">
            <text:p>7107.9</text:p>
          </table:table-cell>
          <table:table-cell table:formula="of:= &quot;X&quot;&amp; [.C1032]" office:value-type="string" office:string-value="X7107.9">
            <text:p>X7107.9</text:p>
          </table:table-cell>
          <table:table-cell table:formula="of:=[.E1031]+[.$J$5]" office:value-type="float" office:value="2009.375">
            <text:p>2009.375</text:p>
          </table:table-cell>
          <table:table-cell table:formula="of:=&quot;Y&quot; &amp; [.E1032]" office:value-type="string" office:string-value="Y2009.375">
            <text:p>Y2009.375</text:p>
          </table:table-cell>
          <table:table-cell table:number-columns-repeated="8"/>
          <table:table-cell table:style-name="ce8" table:formula="of:=[.B1033]" office:value-type="string" office:string-value="N1039">
            <text:p>N1039</text:p>
          </table:table-cell>
          <table:table-cell table:style-name="ce8" table:formula="of:=[.D1033]" office:value-type="string" office:string-value="X7111.9">
            <text:p>X7111.9</text:p>
          </table:table-cell>
          <table:table-cell table:style-name="ce8" table:formula="of:=[.F1033]" office:value-type="string" office:string-value="Y2012.25">
            <text:p>Y2012.2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&quot;N&quot;&amp;[.A1033]" office:value-type="string" office:string-value="N1039">
            <text:p>N1039</text:p>
          </table:table-cell>
          <table:table-cell table:formula="of:=[.C1032]+[.$J$4]" office:value-type="float" office:value="7111.9">
            <text:p>7111.9</text:p>
          </table:table-cell>
          <table:table-cell table:formula="of:= &quot;X&quot;&amp; [.C1033]" office:value-type="string" office:string-value="X7111.9">
            <text:p>X7111.9</text:p>
          </table:table-cell>
          <table:table-cell table:formula="of:=[.E1032]+[.$J$5]" office:value-type="float" office:value="2012.25">
            <text:p>2012.25</text:p>
          </table:table-cell>
          <table:table-cell table:formula="of:=&quot;Y&quot; &amp; [.E1033]" office:value-type="string" office:string-value="Y2012.25">
            <text:p>Y2012.25</text:p>
          </table:table-cell>
          <table:table-cell table:number-columns-repeated="8"/>
          <table:table-cell table:style-name="ce8" table:formula="of:=[.B1034]" office:value-type="string" office:string-value="N1040">
            <text:p>N1040</text:p>
          </table:table-cell>
          <table:table-cell table:style-name="ce8" table:formula="of:=[.D1034]" office:value-type="string" office:string-value="X7115.9">
            <text:p>X7115.9</text:p>
          </table:table-cell>
          <table:table-cell table:style-name="ce8" table:formula="of:=[.F1034]" office:value-type="string" office:string-value="Y2015.125">
            <text:p>Y2015.12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&quot;N&quot;&amp;[.A1034]" office:value-type="string" office:string-value="N1040">
            <text:p>N1040</text:p>
          </table:table-cell>
          <table:table-cell table:formula="of:=[.C1033]+[.$J$4]" office:value-type="float" office:value="7115.9">
            <text:p>7115.9</text:p>
          </table:table-cell>
          <table:table-cell table:formula="of:= &quot;X&quot;&amp; [.C1034]" office:value-type="string" office:string-value="X7115.9">
            <text:p>X7115.9</text:p>
          </table:table-cell>
          <table:table-cell table:formula="of:=[.E1033]+[.$J$5]" office:value-type="float" office:value="2015.125">
            <text:p>2015.125</text:p>
          </table:table-cell>
          <table:table-cell table:formula="of:=&quot;Y&quot; &amp; [.E1034]" office:value-type="string" office:string-value="Y2015.125">
            <text:p>Y2015.125</text:p>
          </table:table-cell>
          <table:table-cell table:number-columns-repeated="8"/>
          <table:table-cell table:style-name="ce8" table:formula="of:=[.B1035]" office:value-type="string" office:string-value="N1041">
            <text:p>N1041</text:p>
          </table:table-cell>
          <table:table-cell table:style-name="ce8" table:formula="of:=[.D1035]" office:value-type="string" office:string-value="X7119.9">
            <text:p>X7119.9</text:p>
          </table:table-cell>
          <table:table-cell table:style-name="ce8" table:formula="of:=[.F1035]" office:value-type="string" office:string-value="Y2018">
            <text:p>Y2018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&quot;N&quot;&amp;[.A1035]" office:value-type="string" office:string-value="N1041">
            <text:p>N1041</text:p>
          </table:table-cell>
          <table:table-cell table:formula="of:=[.C1034]+[.$J$4]" office:value-type="float" office:value="7119.9">
            <text:p>7119.9</text:p>
          </table:table-cell>
          <table:table-cell table:formula="of:= &quot;X&quot;&amp; [.C1035]" office:value-type="string" office:string-value="X7119.9">
            <text:p>X7119.9</text:p>
          </table:table-cell>
          <table:table-cell table:formula="of:=[.E1034]+[.$J$5]" office:value-type="float" office:value="2018">
            <text:p>2018</text:p>
          </table:table-cell>
          <table:table-cell table:formula="of:=&quot;Y&quot; &amp; [.E1035]" office:value-type="string" office:string-value="Y2018">
            <text:p>Y2018</text:p>
          </table:table-cell>
          <table:table-cell table:number-columns-repeated="8"/>
          <table:table-cell table:style-name="ce8" table:formula="of:=[.B1036]" office:value-type="string" office:string-value="N1042">
            <text:p>N1042</text:p>
          </table:table-cell>
          <table:table-cell table:style-name="ce8" table:formula="of:=[.D1036]" office:value-type="string" office:string-value="X7123.9">
            <text:p>X7123.9</text:p>
          </table:table-cell>
          <table:table-cell table:style-name="ce8" table:formula="of:=[.F1036]" office:value-type="string" office:string-value="Y2020.875">
            <text:p>Y2020.87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&quot;N&quot;&amp;[.A1036]" office:value-type="string" office:string-value="N1042">
            <text:p>N1042</text:p>
          </table:table-cell>
          <table:table-cell table:formula="of:=[.C1035]+[.$J$4]" office:value-type="float" office:value="7123.9">
            <text:p>7123.9</text:p>
          </table:table-cell>
          <table:table-cell table:formula="of:= &quot;X&quot;&amp; [.C1036]" office:value-type="string" office:string-value="X7123.9">
            <text:p>X7123.9</text:p>
          </table:table-cell>
          <table:table-cell table:formula="of:=[.E1035]+[.$J$5]" office:value-type="float" office:value="2020.875">
            <text:p>2020.875</text:p>
          </table:table-cell>
          <table:table-cell table:formula="of:=&quot;Y&quot; &amp; [.E1036]" office:value-type="string" office:string-value="Y2020.875">
            <text:p>Y2020.875</text:p>
          </table:table-cell>
          <table:table-cell table:number-columns-repeated="8"/>
          <table:table-cell table:style-name="ce8" table:formula="of:=[.B1037]" office:value-type="string" office:string-value="N1043">
            <text:p>N1043</text:p>
          </table:table-cell>
          <table:table-cell table:style-name="ce8" table:formula="of:=[.D1037]" office:value-type="string" office:string-value="X7127.9">
            <text:p>X7127.9</text:p>
          </table:table-cell>
          <table:table-cell table:style-name="ce8" table:formula="of:=[.F1037]" office:value-type="string" office:string-value="Y2023.75">
            <text:p>Y2023.7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&quot;N&quot;&amp;[.A1037]" office:value-type="string" office:string-value="N1043">
            <text:p>N1043</text:p>
          </table:table-cell>
          <table:table-cell table:formula="of:=[.C1036]+[.$J$4]" office:value-type="float" office:value="7127.9">
            <text:p>7127.9</text:p>
          </table:table-cell>
          <table:table-cell table:formula="of:= &quot;X&quot;&amp; [.C1037]" office:value-type="string" office:string-value="X7127.9">
            <text:p>X7127.9</text:p>
          </table:table-cell>
          <table:table-cell table:formula="of:=[.E1036]+[.$J$5]" office:value-type="float" office:value="2023.75">
            <text:p>2023.75</text:p>
          </table:table-cell>
          <table:table-cell table:formula="of:=&quot;Y&quot; &amp; [.E1037]" office:value-type="string" office:string-value="Y2023.75">
            <text:p>Y2023.75</text:p>
          </table:table-cell>
          <table:table-cell table:number-columns-repeated="8"/>
          <table:table-cell table:style-name="ce8" table:formula="of:=[.B1038]" office:value-type="string" office:string-value="N1044">
            <text:p>N1044</text:p>
          </table:table-cell>
          <table:table-cell table:style-name="ce8" table:formula="of:=[.D1038]" office:value-type="string" office:string-value="X7131.9">
            <text:p>X7131.9</text:p>
          </table:table-cell>
          <table:table-cell table:style-name="ce8" table:formula="of:=[.F1038]" office:value-type="string" office:string-value="Y2026.625">
            <text:p>Y2026.62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&quot;N&quot;&amp;[.A1038]" office:value-type="string" office:string-value="N1044">
            <text:p>N1044</text:p>
          </table:table-cell>
          <table:table-cell table:formula="of:=[.C1037]+[.$J$4]" office:value-type="float" office:value="7131.9">
            <text:p>7131.9</text:p>
          </table:table-cell>
          <table:table-cell table:formula="of:= &quot;X&quot;&amp; [.C1038]" office:value-type="string" office:string-value="X7131.9">
            <text:p>X7131.9</text:p>
          </table:table-cell>
          <table:table-cell table:formula="of:=[.E1037]+[.$J$5]" office:value-type="float" office:value="2026.625">
            <text:p>2026.625</text:p>
          </table:table-cell>
          <table:table-cell table:formula="of:=&quot;Y&quot; &amp; [.E1038]" office:value-type="string" office:string-value="Y2026.625">
            <text:p>Y2026.625</text:p>
          </table:table-cell>
          <table:table-cell table:number-columns-repeated="8"/>
          <table:table-cell table:style-name="ce8" table:formula="of:=[.B1039]" office:value-type="string" office:string-value="N1045">
            <text:p>N1045</text:p>
          </table:table-cell>
          <table:table-cell table:style-name="ce8" table:formula="of:=[.D1039]" office:value-type="string" office:string-value="X7135.9">
            <text:p>X7135.9</text:p>
          </table:table-cell>
          <table:table-cell table:style-name="ce8" table:formula="of:=[.F1039]" office:value-type="string" office:string-value="Y2029.5">
            <text:p>Y2029.5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&quot;N&quot;&amp;[.A1039]" office:value-type="string" office:string-value="N1045">
            <text:p>N1045</text:p>
          </table:table-cell>
          <table:table-cell table:formula="of:=[.C1038]+[.$J$4]" office:value-type="float" office:value="7135.9">
            <text:p>7135.9</text:p>
          </table:table-cell>
          <table:table-cell table:formula="of:= &quot;X&quot;&amp; [.C1039]" office:value-type="string" office:string-value="X7135.9">
            <text:p>X7135.9</text:p>
          </table:table-cell>
          <table:table-cell table:formula="of:=[.E1038]+[.$J$5]" office:value-type="float" office:value="2029.5">
            <text:p>2029.5</text:p>
          </table:table-cell>
          <table:table-cell table:formula="of:=&quot;Y&quot; &amp; [.E1039]" office:value-type="string" office:string-value="Y2029.5">
            <text:p>Y2029.5</text:p>
          </table:table-cell>
          <table:table-cell table:number-columns-repeated="8"/>
          <table:table-cell table:style-name="ce8" table:formula="of:=[.B1040]" office:value-type="string" office:string-value="N1046">
            <text:p>N1046</text:p>
          </table:table-cell>
          <table:table-cell table:style-name="ce8" table:formula="of:=[.D1040]" office:value-type="string" office:string-value="X7139.9">
            <text:p>X7139.9</text:p>
          </table:table-cell>
          <table:table-cell table:style-name="ce8" table:formula="of:=[.F1040]" office:value-type="string" office:string-value="Y2032.375">
            <text:p>Y2032.37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&quot;N&quot;&amp;[.A1040]" office:value-type="string" office:string-value="N1046">
            <text:p>N1046</text:p>
          </table:table-cell>
          <table:table-cell table:formula="of:=[.C1039]+[.$J$4]" office:value-type="float" office:value="7139.9">
            <text:p>7139.9</text:p>
          </table:table-cell>
          <table:table-cell table:formula="of:= &quot;X&quot;&amp; [.C1040]" office:value-type="string" office:string-value="X7139.9">
            <text:p>X7139.9</text:p>
          </table:table-cell>
          <table:table-cell table:formula="of:=[.E1039]+[.$J$5]" office:value-type="float" office:value="2032.375">
            <text:p>2032.375</text:p>
          </table:table-cell>
          <table:table-cell table:formula="of:=&quot;Y&quot; &amp; [.E1040]" office:value-type="string" office:string-value="Y2032.375">
            <text:p>Y2032.375</text:p>
          </table:table-cell>
          <table:table-cell table:number-columns-repeated="8"/>
          <table:table-cell table:style-name="ce8" table:formula="of:=[.B1041]" office:value-type="string" office:string-value="N1047">
            <text:p>N1047</text:p>
          </table:table-cell>
          <table:table-cell table:style-name="ce8" table:formula="of:=[.D1041]" office:value-type="string" office:string-value="X7143.9">
            <text:p>X7143.9</text:p>
          </table:table-cell>
          <table:table-cell table:style-name="ce8" table:formula="of:=[.F1041]" office:value-type="string" office:string-value="Y2035.25">
            <text:p>Y2035.2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&quot;N&quot;&amp;[.A1041]" office:value-type="string" office:string-value="N1047">
            <text:p>N1047</text:p>
          </table:table-cell>
          <table:table-cell table:formula="of:=[.C1040]+[.$J$4]" office:value-type="float" office:value="7143.9">
            <text:p>7143.9</text:p>
          </table:table-cell>
          <table:table-cell table:formula="of:= &quot;X&quot;&amp; [.C1041]" office:value-type="string" office:string-value="X7143.9">
            <text:p>X7143.9</text:p>
          </table:table-cell>
          <table:table-cell table:formula="of:=[.E1040]+[.$J$5]" office:value-type="float" office:value="2035.25">
            <text:p>2035.25</text:p>
          </table:table-cell>
          <table:table-cell table:formula="of:=&quot;Y&quot; &amp; [.E1041]" office:value-type="string" office:string-value="Y2035.25">
            <text:p>Y2035.25</text:p>
          </table:table-cell>
          <table:table-cell table:number-columns-repeated="8"/>
          <table:table-cell table:style-name="ce8" table:formula="of:=[.B1042]" office:value-type="string" office:string-value="N1048">
            <text:p>N1048</text:p>
          </table:table-cell>
          <table:table-cell table:style-name="ce8" table:formula="of:=[.D1042]" office:value-type="string" office:string-value="X7147.9">
            <text:p>X7147.9</text:p>
          </table:table-cell>
          <table:table-cell table:style-name="ce8" table:formula="of:=[.F1042]" office:value-type="string" office:string-value="Y2038.125">
            <text:p>Y2038.12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&quot;N&quot;&amp;[.A1042]" office:value-type="string" office:string-value="N1048">
            <text:p>N1048</text:p>
          </table:table-cell>
          <table:table-cell table:formula="of:=[.C1041]+[.$J$4]" office:value-type="float" office:value="7147.9">
            <text:p>7147.9</text:p>
          </table:table-cell>
          <table:table-cell table:formula="of:= &quot;X&quot;&amp; [.C1042]" office:value-type="string" office:string-value="X7147.9">
            <text:p>X7147.9</text:p>
          </table:table-cell>
          <table:table-cell table:formula="of:=[.E1041]+[.$J$5]" office:value-type="float" office:value="2038.125">
            <text:p>2038.125</text:p>
          </table:table-cell>
          <table:table-cell table:formula="of:=&quot;Y&quot; &amp; [.E1042]" office:value-type="string" office:string-value="Y2038.125">
            <text:p>Y2038.125</text:p>
          </table:table-cell>
          <table:table-cell table:number-columns-repeated="8"/>
          <table:table-cell table:style-name="ce8" table:formula="of:=[.B1043]" office:value-type="string" office:string-value="N1049">
            <text:p>N1049</text:p>
          </table:table-cell>
          <table:table-cell table:style-name="ce8" table:formula="of:=[.D1043]" office:value-type="string" office:string-value="X7151.9">
            <text:p>X7151.9</text:p>
          </table:table-cell>
          <table:table-cell table:style-name="ce8" table:formula="of:=[.F1043]" office:value-type="string" office:string-value="Y2041">
            <text:p>Y204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&quot;N&quot;&amp;[.A1043]" office:value-type="string" office:string-value="N1049">
            <text:p>N1049</text:p>
          </table:table-cell>
          <table:table-cell table:formula="of:=[.C1042]+[.$J$4]" office:value-type="float" office:value="7151.9">
            <text:p>7151.9</text:p>
          </table:table-cell>
          <table:table-cell table:formula="of:= &quot;X&quot;&amp; [.C1043]" office:value-type="string" office:string-value="X7151.9">
            <text:p>X7151.9</text:p>
          </table:table-cell>
          <table:table-cell table:formula="of:=[.E1042]+[.$J$5]" office:value-type="float" office:value="2041">
            <text:p>2041</text:p>
          </table:table-cell>
          <table:table-cell table:formula="of:=&quot;Y&quot; &amp; [.E1043]" office:value-type="string" office:string-value="Y2041">
            <text:p>Y2041</text:p>
          </table:table-cell>
          <table:table-cell table:number-columns-repeated="8"/>
          <table:table-cell table:style-name="ce8" table:formula="of:=[.B1044]" office:value-type="string" office:string-value="N1050">
            <text:p>N1050</text:p>
          </table:table-cell>
          <table:table-cell table:style-name="ce8" table:formula="of:=[.D1044]" office:value-type="string" office:string-value="X7155.9">
            <text:p>X7155.9</text:p>
          </table:table-cell>
          <table:table-cell table:style-name="ce8" table:formula="of:=[.F1044]" office:value-type="string" office:string-value="Y2043.875">
            <text:p>Y2043.875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&quot;N&quot;&amp;[.A1044]" office:value-type="string" office:string-value="N1050">
            <text:p>N1050</text:p>
          </table:table-cell>
          <table:table-cell table:formula="of:=[.C1043]+[.$J$4]" office:value-type="float" office:value="7155.9">
            <text:p>7155.9</text:p>
          </table:table-cell>
          <table:table-cell table:formula="of:= &quot;X&quot;&amp; [.C1044]" office:value-type="string" office:string-value="X7155.9">
            <text:p>X7155.9</text:p>
          </table:table-cell>
          <table:table-cell table:formula="of:=[.E1043]+[.$J$5]" office:value-type="float" office:value="2043.875">
            <text:p>2043.875</text:p>
          </table:table-cell>
          <table:table-cell table:formula="of:=&quot;Y&quot; &amp; [.E1044]" office:value-type="string" office:string-value="Y2043.875">
            <text:p>Y2043.875</text:p>
          </table:table-cell>
          <table:table-cell table:number-columns-repeated="8"/>
          <table:table-cell table:style-name="ce8" table:formula="of:=[.B1045]" office:value-type="string" office:string-value="N1051">
            <text:p>N1051</text:p>
          </table:table-cell>
          <table:table-cell table:style-name="ce8" table:formula="of:=[.D1045]" office:value-type="string" office:string-value="X7159.9">
            <text:p>X7159.9</text:p>
          </table:table-cell>
          <table:table-cell table:style-name="ce8" table:formula="of:=[.F1045]" office:value-type="string" office:string-value="Y2046.75">
            <text:p>Y2046.75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&quot;N&quot;&amp;[.A1045]" office:value-type="string" office:string-value="N1051">
            <text:p>N1051</text:p>
          </table:table-cell>
          <table:table-cell table:formula="of:=[.C1044]+[.$J$4]" office:value-type="float" office:value="7159.9">
            <text:p>7159.9</text:p>
          </table:table-cell>
          <table:table-cell table:formula="of:= &quot;X&quot;&amp; [.C1045]" office:value-type="string" office:string-value="X7159.9">
            <text:p>X7159.9</text:p>
          </table:table-cell>
          <table:table-cell table:formula="of:=[.E1044]+[.$J$5]" office:value-type="float" office:value="2046.75">
            <text:p>2046.75</text:p>
          </table:table-cell>
          <table:table-cell table:formula="of:=&quot;Y&quot; &amp; [.E1045]" office:value-type="string" office:string-value="Y2046.75">
            <text:p>Y2046.75</text:p>
          </table:table-cell>
          <table:table-cell table:number-columns-repeated="8"/>
          <table:table-cell table:style-name="ce8" table:formula="of:=[.B1046]" office:value-type="string" office:string-value="N1052">
            <text:p>N1052</text:p>
          </table:table-cell>
          <table:table-cell table:style-name="ce8" table:formula="of:=[.D1046]" office:value-type="string" office:string-value="X7163.9">
            <text:p>X7163.9</text:p>
          </table:table-cell>
          <table:table-cell table:style-name="ce8" table:formula="of:=[.F1046]" office:value-type="string" office:string-value="Y2049.625">
            <text:p>Y2049.62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&quot;N&quot;&amp;[.A1046]" office:value-type="string" office:string-value="N1052">
            <text:p>N1052</text:p>
          </table:table-cell>
          <table:table-cell table:formula="of:=[.C1045]+[.$J$4]" office:value-type="float" office:value="7163.9">
            <text:p>7163.9</text:p>
          </table:table-cell>
          <table:table-cell table:formula="of:= &quot;X&quot;&amp; [.C1046]" office:value-type="string" office:string-value="X7163.9">
            <text:p>X7163.9</text:p>
          </table:table-cell>
          <table:table-cell table:formula="of:=[.E1045]+[.$J$5]" office:value-type="float" office:value="2049.625">
            <text:p>2049.625</text:p>
          </table:table-cell>
          <table:table-cell table:formula="of:=&quot;Y&quot; &amp; [.E1046]" office:value-type="string" office:string-value="Y2049.625">
            <text:p>Y2049.625</text:p>
          </table:table-cell>
          <table:table-cell table:number-columns-repeated="8"/>
          <table:table-cell table:style-name="ce8" table:formula="of:=[.B1047]" office:value-type="string" office:string-value="N1053">
            <text:p>N1053</text:p>
          </table:table-cell>
          <table:table-cell table:style-name="ce8" table:formula="of:=[.D1047]" office:value-type="string" office:string-value="X7167.9">
            <text:p>X7167.9</text:p>
          </table:table-cell>
          <table:table-cell table:style-name="ce8" table:formula="of:=[.F1047]" office:value-type="string" office:string-value="Y2052.5">
            <text:p>Y2052.5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&quot;N&quot;&amp;[.A1047]" office:value-type="string" office:string-value="N1053">
            <text:p>N1053</text:p>
          </table:table-cell>
          <table:table-cell table:formula="of:=[.C1046]+[.$J$4]" office:value-type="float" office:value="7167.9">
            <text:p>7167.9</text:p>
          </table:table-cell>
          <table:table-cell table:formula="of:= &quot;X&quot;&amp; [.C1047]" office:value-type="string" office:string-value="X7167.9">
            <text:p>X7167.9</text:p>
          </table:table-cell>
          <table:table-cell table:formula="of:=[.E1046]+[.$J$5]" office:value-type="float" office:value="2052.5">
            <text:p>2052.5</text:p>
          </table:table-cell>
          <table:table-cell table:formula="of:=&quot;Y&quot; &amp; [.E1047]" office:value-type="string" office:string-value="Y2052.5">
            <text:p>Y2052.5</text:p>
          </table:table-cell>
          <table:table-cell table:number-columns-repeated="8"/>
          <table:table-cell table:style-name="ce8" table:formula="of:=[.B1048]" office:value-type="string" office:string-value="N1054">
            <text:p>N1054</text:p>
          </table:table-cell>
          <table:table-cell table:style-name="ce8" table:formula="of:=[.D1048]" office:value-type="string" office:string-value="X7171.9">
            <text:p>X7171.9</text:p>
          </table:table-cell>
          <table:table-cell table:style-name="ce8" table:formula="of:=[.F1048]" office:value-type="string" office:string-value="Y2055.375">
            <text:p>Y2055.37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&quot;N&quot;&amp;[.A1048]" office:value-type="string" office:string-value="N1054">
            <text:p>N1054</text:p>
          </table:table-cell>
          <table:table-cell table:formula="of:=[.C1047]+[.$J$4]" office:value-type="float" office:value="7171.9">
            <text:p>7171.9</text:p>
          </table:table-cell>
          <table:table-cell table:formula="of:= &quot;X&quot;&amp; [.C1048]" office:value-type="string" office:string-value="X7171.9">
            <text:p>X7171.9</text:p>
          </table:table-cell>
          <table:table-cell table:formula="of:=[.E1047]+[.$J$5]" office:value-type="float" office:value="2055.375">
            <text:p>2055.375</text:p>
          </table:table-cell>
          <table:table-cell table:formula="of:=&quot;Y&quot; &amp; [.E1048]" office:value-type="string" office:string-value="Y2055.375">
            <text:p>Y2055.375</text:p>
          </table:table-cell>
          <table:table-cell table:number-columns-repeated="8"/>
          <table:table-cell table:style-name="ce8" table:formula="of:=[.B1049]" office:value-type="string" office:string-value="N1055">
            <text:p>N1055</text:p>
          </table:table-cell>
          <table:table-cell table:style-name="ce8" table:formula="of:=[.D1049]" office:value-type="string" office:string-value="X7175.9">
            <text:p>X7175.9</text:p>
          </table:table-cell>
          <table:table-cell table:style-name="ce8" table:formula="of:=[.F1049]" office:value-type="string" office:string-value="Y2058.25">
            <text:p>Y2058.25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&quot;N&quot;&amp;[.A1049]" office:value-type="string" office:string-value="N1055">
            <text:p>N1055</text:p>
          </table:table-cell>
          <table:table-cell table:formula="of:=[.C1048]+[.$J$4]" office:value-type="float" office:value="7175.9">
            <text:p>7175.9</text:p>
          </table:table-cell>
          <table:table-cell table:formula="of:= &quot;X&quot;&amp; [.C1049]" office:value-type="string" office:string-value="X7175.9">
            <text:p>X7175.9</text:p>
          </table:table-cell>
          <table:table-cell table:formula="of:=[.E1048]+[.$J$5]" office:value-type="float" office:value="2058.25">
            <text:p>2058.25</text:p>
          </table:table-cell>
          <table:table-cell table:formula="of:=&quot;Y&quot; &amp; [.E1049]" office:value-type="string" office:string-value="Y2058.25">
            <text:p>Y2058.25</text:p>
          </table:table-cell>
          <table:table-cell table:number-columns-repeated="8"/>
          <table:table-cell table:style-name="ce8" table:formula="of:=[.B1050]" office:value-type="string" office:string-value="N1056">
            <text:p>N1056</text:p>
          </table:table-cell>
          <table:table-cell table:style-name="ce8" table:formula="of:=[.D1050]" office:value-type="string" office:string-value="X7179.9">
            <text:p>X7179.9</text:p>
          </table:table-cell>
          <table:table-cell table:style-name="ce8" table:formula="of:=[.F1050]" office:value-type="string" office:string-value="Y2061.125">
            <text:p>Y2061.12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&quot;N&quot;&amp;[.A1050]" office:value-type="string" office:string-value="N1056">
            <text:p>N1056</text:p>
          </table:table-cell>
          <table:table-cell table:formula="of:=[.C1049]+[.$J$4]" office:value-type="float" office:value="7179.9">
            <text:p>7179.9</text:p>
          </table:table-cell>
          <table:table-cell table:formula="of:= &quot;X&quot;&amp; [.C1050]" office:value-type="string" office:string-value="X7179.9">
            <text:p>X7179.9</text:p>
          </table:table-cell>
          <table:table-cell table:formula="of:=[.E1049]+[.$J$5]" office:value-type="float" office:value="2061.125">
            <text:p>2061.125</text:p>
          </table:table-cell>
          <table:table-cell table:formula="of:=&quot;Y&quot; &amp; [.E1050]" office:value-type="string" office:string-value="Y2061.125">
            <text:p>Y2061.125</text:p>
          </table:table-cell>
          <table:table-cell table:number-columns-repeated="8"/>
          <table:table-cell table:style-name="ce8" table:formula="of:=[.B1051]" office:value-type="string" office:string-value="N1057">
            <text:p>N1057</text:p>
          </table:table-cell>
          <table:table-cell table:style-name="ce8" table:formula="of:=[.D1051]" office:value-type="string" office:string-value="X7183.9">
            <text:p>X7183.9</text:p>
          </table:table-cell>
          <table:table-cell table:style-name="ce8" table:formula="of:=[.F1051]" office:value-type="string" office:string-value="Y2064">
            <text:p>Y2064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&quot;N&quot;&amp;[.A1051]" office:value-type="string" office:string-value="N1057">
            <text:p>N1057</text:p>
          </table:table-cell>
          <table:table-cell table:formula="of:=[.C1050]+[.$J$4]" office:value-type="float" office:value="7183.9">
            <text:p>7183.9</text:p>
          </table:table-cell>
          <table:table-cell table:formula="of:= &quot;X&quot;&amp; [.C1051]" office:value-type="string" office:string-value="X7183.9">
            <text:p>X7183.9</text:p>
          </table:table-cell>
          <table:table-cell table:formula="of:=[.E1050]+[.$J$5]" office:value-type="float" office:value="2064">
            <text:p>2064</text:p>
          </table:table-cell>
          <table:table-cell table:formula="of:=&quot;Y&quot; &amp; [.E1051]" office:value-type="string" office:string-value="Y2064">
            <text:p>Y2064</text:p>
          </table:table-cell>
          <table:table-cell table:number-columns-repeated="8"/>
          <table:table-cell table:style-name="ce8" table:formula="of:=[.B1052]" office:value-type="string" office:string-value="N1058">
            <text:p>N1058</text:p>
          </table:table-cell>
          <table:table-cell table:style-name="ce8" table:formula="of:=[.D1052]" office:value-type="string" office:string-value="X7187.9">
            <text:p>X7187.9</text:p>
          </table:table-cell>
          <table:table-cell table:style-name="ce8" table:formula="of:=[.F1052]" office:value-type="string" office:string-value="Y2066.875">
            <text:p>Y2066.875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&quot;N&quot;&amp;[.A1052]" office:value-type="string" office:string-value="N1058">
            <text:p>N1058</text:p>
          </table:table-cell>
          <table:table-cell table:formula="of:=[.C1051]+[.$J$4]" office:value-type="float" office:value="7187.9">
            <text:p>7187.9</text:p>
          </table:table-cell>
          <table:table-cell table:formula="of:= &quot;X&quot;&amp; [.C1052]" office:value-type="string" office:string-value="X7187.9">
            <text:p>X7187.9</text:p>
          </table:table-cell>
          <table:table-cell table:formula="of:=[.E1051]+[.$J$5]" office:value-type="float" office:value="2066.875">
            <text:p>2066.875</text:p>
          </table:table-cell>
          <table:table-cell table:formula="of:=&quot;Y&quot; &amp; [.E1052]" office:value-type="string" office:string-value="Y2066.875">
            <text:p>Y2066.875</text:p>
          </table:table-cell>
          <table:table-cell table:number-columns-repeated="8"/>
          <table:table-cell table:style-name="ce8" table:formula="of:=[.B1053]" office:value-type="string" office:string-value="N1059">
            <text:p>N1059</text:p>
          </table:table-cell>
          <table:table-cell table:style-name="ce8" table:formula="of:=[.D1053]" office:value-type="string" office:string-value="X7191.9">
            <text:p>X7191.9</text:p>
          </table:table-cell>
          <table:table-cell table:style-name="ce8" table:formula="of:=[.F1053]" office:value-type="string" office:string-value="Y2069.75">
            <text:p>Y2069.7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&quot;N&quot;&amp;[.A1053]" office:value-type="string" office:string-value="N1059">
            <text:p>N1059</text:p>
          </table:table-cell>
          <table:table-cell table:formula="of:=[.C1052]+[.$J$4]" office:value-type="float" office:value="7191.9">
            <text:p>7191.9</text:p>
          </table:table-cell>
          <table:table-cell table:formula="of:= &quot;X&quot;&amp; [.C1053]" office:value-type="string" office:string-value="X7191.9">
            <text:p>X7191.9</text:p>
          </table:table-cell>
          <table:table-cell table:formula="of:=[.E1052]+[.$J$5]" office:value-type="float" office:value="2069.75">
            <text:p>2069.75</text:p>
          </table:table-cell>
          <table:table-cell table:formula="of:=&quot;Y&quot; &amp; [.E1053]" office:value-type="string" office:string-value="Y2069.75">
            <text:p>Y2069.75</text:p>
          </table:table-cell>
          <table:table-cell table:number-columns-repeated="8"/>
          <table:table-cell table:style-name="ce8" table:formula="of:=[.B1054]" office:value-type="string" office:string-value="N1060">
            <text:p>N1060</text:p>
          </table:table-cell>
          <table:table-cell table:style-name="ce8" table:formula="of:=[.D1054]" office:value-type="string" office:string-value="X7195.9">
            <text:p>X7195.9</text:p>
          </table:table-cell>
          <table:table-cell table:style-name="ce8" table:formula="of:=[.F1054]" office:value-type="string" office:string-value="Y2072.625">
            <text:p>Y2072.62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&quot;N&quot;&amp;[.A1054]" office:value-type="string" office:string-value="N1060">
            <text:p>N1060</text:p>
          </table:table-cell>
          <table:table-cell table:formula="of:=[.C1053]+[.$J$4]" office:value-type="float" office:value="7195.9">
            <text:p>7195.9</text:p>
          </table:table-cell>
          <table:table-cell table:formula="of:= &quot;X&quot;&amp; [.C1054]" office:value-type="string" office:string-value="X7195.9">
            <text:p>X7195.9</text:p>
          </table:table-cell>
          <table:table-cell table:formula="of:=[.E1053]+[.$J$5]" office:value-type="float" office:value="2072.625">
            <text:p>2072.625</text:p>
          </table:table-cell>
          <table:table-cell table:formula="of:=&quot;Y&quot; &amp; [.E1054]" office:value-type="string" office:string-value="Y2072.625">
            <text:p>Y2072.625</text:p>
          </table:table-cell>
          <table:table-cell table:number-columns-repeated="8"/>
          <table:table-cell table:style-name="ce8" table:formula="of:=[.B1055]" office:value-type="string" office:string-value="N1061">
            <text:p>N1061</text:p>
          </table:table-cell>
          <table:table-cell table:style-name="ce8" table:formula="of:=[.D1055]" office:value-type="string" office:string-value="X7199.9">
            <text:p>X7199.9</text:p>
          </table:table-cell>
          <table:table-cell table:style-name="ce8" table:formula="of:=[.F1055]" office:value-type="string" office:string-value="Y2075.5">
            <text:p>Y2075.5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&quot;N&quot;&amp;[.A1055]" office:value-type="string" office:string-value="N1061">
            <text:p>N1061</text:p>
          </table:table-cell>
          <table:table-cell table:formula="of:=[.C1054]+[.$J$4]" office:value-type="float" office:value="7199.9">
            <text:p>7199.9</text:p>
          </table:table-cell>
          <table:table-cell table:formula="of:= &quot;X&quot;&amp; [.C1055]" office:value-type="string" office:string-value="X7199.9">
            <text:p>X7199.9</text:p>
          </table:table-cell>
          <table:table-cell table:formula="of:=[.E1054]+[.$J$5]" office:value-type="float" office:value="2075.5">
            <text:p>2075.5</text:p>
          </table:table-cell>
          <table:table-cell table:formula="of:=&quot;Y&quot; &amp; [.E1055]" office:value-type="string" office:string-value="Y2075.5">
            <text:p>Y2075.5</text:p>
          </table:table-cell>
          <table:table-cell table:number-columns-repeated="8"/>
          <table:table-cell table:style-name="ce8" table:formula="of:=[.B1056]" office:value-type="string" office:string-value="N1062">
            <text:p>N1062</text:p>
          </table:table-cell>
          <table:table-cell table:style-name="ce8" table:formula="of:=[.D1056]" office:value-type="string" office:string-value="X7203.9">
            <text:p>X7203.9</text:p>
          </table:table-cell>
          <table:table-cell table:style-name="ce8" table:formula="of:=[.F1056]" office:value-type="string" office:string-value="Y2078.375">
            <text:p>Y2078.37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&quot;N&quot;&amp;[.A1056]" office:value-type="string" office:string-value="N1062">
            <text:p>N1062</text:p>
          </table:table-cell>
          <table:table-cell table:formula="of:=[.C1055]+[.$J$4]" office:value-type="float" office:value="7203.9">
            <text:p>7203.9</text:p>
          </table:table-cell>
          <table:table-cell table:formula="of:= &quot;X&quot;&amp; [.C1056]" office:value-type="string" office:string-value="X7203.9">
            <text:p>X7203.9</text:p>
          </table:table-cell>
          <table:table-cell table:formula="of:=[.E1055]+[.$J$5]" office:value-type="float" office:value="2078.375">
            <text:p>2078.375</text:p>
          </table:table-cell>
          <table:table-cell table:formula="of:=&quot;Y&quot; &amp; [.E1056]" office:value-type="string" office:string-value="Y2078.375">
            <text:p>Y2078.375</text:p>
          </table:table-cell>
          <table:table-cell table:number-columns-repeated="8"/>
          <table:table-cell table:style-name="ce8" table:formula="of:=[.B1057]" office:value-type="string" office:string-value="N1063">
            <text:p>N1063</text:p>
          </table:table-cell>
          <table:table-cell table:style-name="ce8" table:formula="of:=[.D1057]" office:value-type="string" office:string-value="X7207.9">
            <text:p>X7207.9</text:p>
          </table:table-cell>
          <table:table-cell table:style-name="ce8" table:formula="of:=[.F1057]" office:value-type="string" office:string-value="Y2081.25">
            <text:p>Y2081.2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&quot;N&quot;&amp;[.A1057]" office:value-type="string" office:string-value="N1063">
            <text:p>N1063</text:p>
          </table:table-cell>
          <table:table-cell table:formula="of:=[.C1056]+[.$J$4]" office:value-type="float" office:value="7207.9">
            <text:p>7207.9</text:p>
          </table:table-cell>
          <table:table-cell table:formula="of:= &quot;X&quot;&amp; [.C1057]" office:value-type="string" office:string-value="X7207.9">
            <text:p>X7207.9</text:p>
          </table:table-cell>
          <table:table-cell table:formula="of:=[.E1056]+[.$J$5]" office:value-type="float" office:value="2081.25">
            <text:p>2081.25</text:p>
          </table:table-cell>
          <table:table-cell table:formula="of:=&quot;Y&quot; &amp; [.E1057]" office:value-type="string" office:string-value="Y2081.25">
            <text:p>Y2081.25</text:p>
          </table:table-cell>
          <table:table-cell table:number-columns-repeated="8"/>
          <table:table-cell table:style-name="ce8" table:formula="of:=[.B1058]" office:value-type="string" office:string-value="N1064">
            <text:p>N1064</text:p>
          </table:table-cell>
          <table:table-cell table:style-name="ce8" table:formula="of:=[.D1058]" office:value-type="string" office:string-value="X7211.9">
            <text:p>X7211.9</text:p>
          </table:table-cell>
          <table:table-cell table:style-name="ce8" table:formula="of:=[.F1058]" office:value-type="string" office:string-value="Y2084.125">
            <text:p>Y2084.125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&quot;N&quot;&amp;[.A1058]" office:value-type="string" office:string-value="N1064">
            <text:p>N1064</text:p>
          </table:table-cell>
          <table:table-cell table:formula="of:=[.C1057]+[.$J$4]" office:value-type="float" office:value="7211.9">
            <text:p>7211.9</text:p>
          </table:table-cell>
          <table:table-cell table:formula="of:= &quot;X&quot;&amp; [.C1058]" office:value-type="string" office:string-value="X7211.9">
            <text:p>X7211.9</text:p>
          </table:table-cell>
          <table:table-cell table:formula="of:=[.E1057]+[.$J$5]" office:value-type="float" office:value="2084.125">
            <text:p>2084.125</text:p>
          </table:table-cell>
          <table:table-cell table:formula="of:=&quot;Y&quot; &amp; [.E1058]" office:value-type="string" office:string-value="Y2084.125">
            <text:p>Y2084.125</text:p>
          </table:table-cell>
          <table:table-cell table:number-columns-repeated="8"/>
          <table:table-cell table:style-name="ce8" table:formula="of:=[.B1059]" office:value-type="string" office:string-value="N1065">
            <text:p>N1065</text:p>
          </table:table-cell>
          <table:table-cell table:style-name="ce8" table:formula="of:=[.D1059]" office:value-type="string" office:string-value="X7215.9">
            <text:p>X7215.9</text:p>
          </table:table-cell>
          <table:table-cell table:style-name="ce8" table:formula="of:=[.F1059]" office:value-type="string" office:string-value="Y2087">
            <text:p>Y2087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&quot;N&quot;&amp;[.A1059]" office:value-type="string" office:string-value="N1065">
            <text:p>N1065</text:p>
          </table:table-cell>
          <table:table-cell table:formula="of:=[.C1058]+[.$J$4]" office:value-type="float" office:value="7215.9">
            <text:p>7215.9</text:p>
          </table:table-cell>
          <table:table-cell table:formula="of:= &quot;X&quot;&amp; [.C1059]" office:value-type="string" office:string-value="X7215.9">
            <text:p>X7215.9</text:p>
          </table:table-cell>
          <table:table-cell table:formula="of:=[.E1058]+[.$J$5]" office:value-type="float" office:value="2087">
            <text:p>2087</text:p>
          </table:table-cell>
          <table:table-cell table:formula="of:=&quot;Y&quot; &amp; [.E1059]" office:value-type="string" office:string-value="Y2087">
            <text:p>Y2087</text:p>
          </table:table-cell>
          <table:table-cell table:number-columns-repeated="8"/>
          <table:table-cell table:style-name="ce8" table:formula="of:=[.B1060]" office:value-type="string" office:string-value="N1066">
            <text:p>N1066</text:p>
          </table:table-cell>
          <table:table-cell table:style-name="ce8" table:formula="of:=[.D1060]" office:value-type="string" office:string-value="X7219.9">
            <text:p>X7219.9</text:p>
          </table:table-cell>
          <table:table-cell table:style-name="ce8" table:formula="of:=[.F1060]" office:value-type="string" office:string-value="Y2089.875">
            <text:p>Y2089.875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&quot;N&quot;&amp;[.A1060]" office:value-type="string" office:string-value="N1066">
            <text:p>N1066</text:p>
          </table:table-cell>
          <table:table-cell table:formula="of:=[.C1059]+[.$J$4]" office:value-type="float" office:value="7219.9">
            <text:p>7219.9</text:p>
          </table:table-cell>
          <table:table-cell table:formula="of:= &quot;X&quot;&amp; [.C1060]" office:value-type="string" office:string-value="X7219.9">
            <text:p>X7219.9</text:p>
          </table:table-cell>
          <table:table-cell table:formula="of:=[.E1059]+[.$J$5]" office:value-type="float" office:value="2089.875">
            <text:p>2089.875</text:p>
          </table:table-cell>
          <table:table-cell table:formula="of:=&quot;Y&quot; &amp; [.E1060]" office:value-type="string" office:string-value="Y2089.875">
            <text:p>Y2089.875</text:p>
          </table:table-cell>
          <table:table-cell table:number-columns-repeated="8"/>
          <table:table-cell table:style-name="ce8" table:formula="of:=[.B1061]" office:value-type="string" office:string-value="N1067">
            <text:p>N1067</text:p>
          </table:table-cell>
          <table:table-cell table:style-name="ce8" table:formula="of:=[.D1061]" office:value-type="string" office:string-value="X7223.9">
            <text:p>X7223.9</text:p>
          </table:table-cell>
          <table:table-cell table:style-name="ce8" table:formula="of:=[.F1061]" office:value-type="string" office:string-value="Y2092.75">
            <text:p>Y2092.7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&quot;N&quot;&amp;[.A1061]" office:value-type="string" office:string-value="N1067">
            <text:p>N1067</text:p>
          </table:table-cell>
          <table:table-cell table:formula="of:=[.C1060]+[.$J$4]" office:value-type="float" office:value="7223.9">
            <text:p>7223.9</text:p>
          </table:table-cell>
          <table:table-cell table:formula="of:= &quot;X&quot;&amp; [.C1061]" office:value-type="string" office:string-value="X7223.9">
            <text:p>X7223.9</text:p>
          </table:table-cell>
          <table:table-cell table:formula="of:=[.E1060]+[.$J$5]" office:value-type="float" office:value="2092.75">
            <text:p>2092.75</text:p>
          </table:table-cell>
          <table:table-cell table:formula="of:=&quot;Y&quot; &amp; [.E1061]" office:value-type="string" office:string-value="Y2092.75">
            <text:p>Y2092.75</text:p>
          </table:table-cell>
          <table:table-cell table:number-columns-repeated="8"/>
          <table:table-cell table:style-name="ce8" table:formula="of:=[.B1062]" office:value-type="string" office:string-value="N1068">
            <text:p>N1068</text:p>
          </table:table-cell>
          <table:table-cell table:style-name="ce8" table:formula="of:=[.D1062]" office:value-type="string" office:string-value="X7227.9">
            <text:p>X7227.9</text:p>
          </table:table-cell>
          <table:table-cell table:style-name="ce8" table:formula="of:=[.F1062]" office:value-type="string" office:string-value="Y2095.625">
            <text:p>Y2095.625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&quot;N&quot;&amp;[.A1062]" office:value-type="string" office:string-value="N1068">
            <text:p>N1068</text:p>
          </table:table-cell>
          <table:table-cell table:formula="of:=[.C1061]+[.$J$4]" office:value-type="float" office:value="7227.9">
            <text:p>7227.9</text:p>
          </table:table-cell>
          <table:table-cell table:formula="of:= &quot;X&quot;&amp; [.C1062]" office:value-type="string" office:string-value="X7227.9">
            <text:p>X7227.9</text:p>
          </table:table-cell>
          <table:table-cell table:formula="of:=[.E1061]+[.$J$5]" office:value-type="float" office:value="2095.625">
            <text:p>2095.625</text:p>
          </table:table-cell>
          <table:table-cell table:formula="of:=&quot;Y&quot; &amp; [.E1062]" office:value-type="string" office:string-value="Y2095.625">
            <text:p>Y2095.625</text:p>
          </table:table-cell>
          <table:table-cell table:number-columns-repeated="8"/>
          <table:table-cell table:style-name="ce8" table:formula="of:=[.B1063]" office:value-type="string" office:string-value="N1069">
            <text:p>N1069</text:p>
          </table:table-cell>
          <table:table-cell table:style-name="ce8" table:formula="of:=[.D1063]" office:value-type="string" office:string-value="X7231.9">
            <text:p>X7231.9</text:p>
          </table:table-cell>
          <table:table-cell table:style-name="ce8" table:formula="of:=[.F1063]" office:value-type="string" office:string-value="Y2098.5">
            <text:p>Y2098.5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&quot;N&quot;&amp;[.A1063]" office:value-type="string" office:string-value="N1069">
            <text:p>N1069</text:p>
          </table:table-cell>
          <table:table-cell table:formula="of:=[.C1062]+[.$J$4]" office:value-type="float" office:value="7231.9">
            <text:p>7231.9</text:p>
          </table:table-cell>
          <table:table-cell table:formula="of:= &quot;X&quot;&amp; [.C1063]" office:value-type="string" office:string-value="X7231.9">
            <text:p>X7231.9</text:p>
          </table:table-cell>
          <table:table-cell table:formula="of:=[.E1062]+[.$J$5]" office:value-type="float" office:value="2098.5">
            <text:p>2098.5</text:p>
          </table:table-cell>
          <table:table-cell table:formula="of:=&quot;Y&quot; &amp; [.E1063]" office:value-type="string" office:string-value="Y2098.5">
            <text:p>Y2098.5</text:p>
          </table:table-cell>
          <table:table-cell table:number-columns-repeated="8"/>
          <table:table-cell table:style-name="ce8" table:formula="of:=[.B1064]" office:value-type="string" office:string-value="N1070">
            <text:p>N1070</text:p>
          </table:table-cell>
          <table:table-cell table:style-name="ce8" table:formula="of:=[.D1064]" office:value-type="string" office:string-value="X7235.9">
            <text:p>X7235.9</text:p>
          </table:table-cell>
          <table:table-cell table:style-name="ce8" table:formula="of:=[.F1064]" office:value-type="string" office:string-value="Y2101.375">
            <text:p>Y2101.37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&quot;N&quot;&amp;[.A1064]" office:value-type="string" office:string-value="N1070">
            <text:p>N1070</text:p>
          </table:table-cell>
          <table:table-cell table:formula="of:=[.C1063]+[.$J$4]" office:value-type="float" office:value="7235.9">
            <text:p>7235.9</text:p>
          </table:table-cell>
          <table:table-cell table:formula="of:= &quot;X&quot;&amp; [.C1064]" office:value-type="string" office:string-value="X7235.9">
            <text:p>X7235.9</text:p>
          </table:table-cell>
          <table:table-cell table:formula="of:=[.E1063]+[.$J$5]" office:value-type="float" office:value="2101.375">
            <text:p>2101.375</text:p>
          </table:table-cell>
          <table:table-cell table:formula="of:=&quot;Y&quot; &amp; [.E1064]" office:value-type="string" office:string-value="Y2101.375">
            <text:p>Y2101.375</text:p>
          </table:table-cell>
          <table:table-cell table:number-columns-repeated="8"/>
          <table:table-cell table:style-name="ce8" table:formula="of:=[.B1065]" office:value-type="string" office:string-value="N1071">
            <text:p>N1071</text:p>
          </table:table-cell>
          <table:table-cell table:style-name="ce8" table:formula="of:=[.D1065]" office:value-type="string" office:string-value="X7239.9">
            <text:p>X7239.9</text:p>
          </table:table-cell>
          <table:table-cell table:style-name="ce8" table:formula="of:=[.F1065]" office:value-type="string" office:string-value="Y2104.25">
            <text:p>Y2104.25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&quot;N&quot;&amp;[.A1065]" office:value-type="string" office:string-value="N1071">
            <text:p>N1071</text:p>
          </table:table-cell>
          <table:table-cell table:formula="of:=[.C1064]+[.$J$4]" office:value-type="float" office:value="7239.9">
            <text:p>7239.9</text:p>
          </table:table-cell>
          <table:table-cell table:formula="of:= &quot;X&quot;&amp; [.C1065]" office:value-type="string" office:string-value="X7239.9">
            <text:p>X7239.9</text:p>
          </table:table-cell>
          <table:table-cell table:formula="of:=[.E1064]+[.$J$5]" office:value-type="float" office:value="2104.25">
            <text:p>2104.25</text:p>
          </table:table-cell>
          <table:table-cell table:formula="of:=&quot;Y&quot; &amp; [.E1065]" office:value-type="string" office:string-value="Y2104.25">
            <text:p>Y2104.25</text:p>
          </table:table-cell>
          <table:table-cell table:number-columns-repeated="8"/>
          <table:table-cell table:style-name="ce8" table:formula="of:=[.B1066]" office:value-type="string" office:string-value="N1072">
            <text:p>N1072</text:p>
          </table:table-cell>
          <table:table-cell table:style-name="ce8" table:formula="of:=[.D1066]" office:value-type="string" office:string-value="X7243.9">
            <text:p>X7243.9</text:p>
          </table:table-cell>
          <table:table-cell table:style-name="ce8" table:formula="of:=[.F1066]" office:value-type="string" office:string-value="Y2107.125">
            <text:p>Y2107.1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&quot;N&quot;&amp;[.A1066]" office:value-type="string" office:string-value="N1072">
            <text:p>N1072</text:p>
          </table:table-cell>
          <table:table-cell table:formula="of:=[.C1065]+[.$J$4]" office:value-type="float" office:value="7243.9">
            <text:p>7243.9</text:p>
          </table:table-cell>
          <table:table-cell table:formula="of:= &quot;X&quot;&amp; [.C1066]" office:value-type="string" office:string-value="X7243.9">
            <text:p>X7243.9</text:p>
          </table:table-cell>
          <table:table-cell table:formula="of:=[.E1065]+[.$J$5]" office:value-type="float" office:value="2107.125">
            <text:p>2107.125</text:p>
          </table:table-cell>
          <table:table-cell table:formula="of:=&quot;Y&quot; &amp; [.E1066]" office:value-type="string" office:string-value="Y2107.125">
            <text:p>Y2107.125</text:p>
          </table:table-cell>
          <table:table-cell table:number-columns-repeated="8"/>
          <table:table-cell table:style-name="ce8" table:formula="of:=[.B1067]" office:value-type="string" office:string-value="N1073">
            <text:p>N1073</text:p>
          </table:table-cell>
          <table:table-cell table:style-name="ce8" table:formula="of:=[.D1067]" office:value-type="string" office:string-value="X7247.9">
            <text:p>X7247.9</text:p>
          </table:table-cell>
          <table:table-cell table:style-name="ce8" table:formula="of:=[.F1067]" office:value-type="string" office:string-value="Y2110">
            <text:p>Y2110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&quot;N&quot;&amp;[.A1067]" office:value-type="string" office:string-value="N1073">
            <text:p>N1073</text:p>
          </table:table-cell>
          <table:table-cell table:formula="of:=[.C1066]+[.$J$4]" office:value-type="float" office:value="7247.9">
            <text:p>7247.9</text:p>
          </table:table-cell>
          <table:table-cell table:formula="of:= &quot;X&quot;&amp; [.C1067]" office:value-type="string" office:string-value="X7247.9">
            <text:p>X7247.9</text:p>
          </table:table-cell>
          <table:table-cell table:formula="of:=[.E1066]+[.$J$5]" office:value-type="float" office:value="2110">
            <text:p>2110</text:p>
          </table:table-cell>
          <table:table-cell table:formula="of:=&quot;Y&quot; &amp; [.E1067]" office:value-type="string" office:string-value="Y2110">
            <text:p>Y2110</text:p>
          </table:table-cell>
          <table:table-cell table:number-columns-repeated="8"/>
          <table:table-cell table:style-name="ce8" table:formula="of:=[.B1068]" office:value-type="string" office:string-value="N1074">
            <text:p>N1074</text:p>
          </table:table-cell>
          <table:table-cell table:style-name="ce8" table:formula="of:=[.D1068]" office:value-type="string" office:string-value="X7251.9">
            <text:p>X7251.9</text:p>
          </table:table-cell>
          <table:table-cell table:style-name="ce8" table:formula="of:=[.F1068]" office:value-type="string" office:string-value="Y2112.875">
            <text:p>Y2112.87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&quot;N&quot;&amp;[.A1068]" office:value-type="string" office:string-value="N1074">
            <text:p>N1074</text:p>
          </table:table-cell>
          <table:table-cell table:formula="of:=[.C1067]+[.$J$4]" office:value-type="float" office:value="7251.9">
            <text:p>7251.9</text:p>
          </table:table-cell>
          <table:table-cell table:formula="of:= &quot;X&quot;&amp; [.C1068]" office:value-type="string" office:string-value="X7251.9">
            <text:p>X7251.9</text:p>
          </table:table-cell>
          <table:table-cell table:formula="of:=[.E1067]+[.$J$5]" office:value-type="float" office:value="2112.875">
            <text:p>2112.875</text:p>
          </table:table-cell>
          <table:table-cell table:formula="of:=&quot;Y&quot; &amp; [.E1068]" office:value-type="string" office:string-value="Y2112.875">
            <text:p>Y2112.875</text:p>
          </table:table-cell>
          <table:table-cell table:number-columns-repeated="8"/>
          <table:table-cell table:style-name="ce8" table:formula="of:=[.B1069]" office:value-type="string" office:string-value="N1075">
            <text:p>N1075</text:p>
          </table:table-cell>
          <table:table-cell table:style-name="ce8" table:formula="of:=[.D1069]" office:value-type="string" office:string-value="X7255.9">
            <text:p>X7255.9</text:p>
          </table:table-cell>
          <table:table-cell table:style-name="ce8" table:formula="of:=[.F1069]" office:value-type="string" office:string-value="Y2115.75">
            <text:p>Y2115.7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&quot;N&quot;&amp;[.A1069]" office:value-type="string" office:string-value="N1075">
            <text:p>N1075</text:p>
          </table:table-cell>
          <table:table-cell table:formula="of:=[.C1068]+[.$J$4]" office:value-type="float" office:value="7255.9">
            <text:p>7255.9</text:p>
          </table:table-cell>
          <table:table-cell table:formula="of:= &quot;X&quot;&amp; [.C1069]" office:value-type="string" office:string-value="X7255.9">
            <text:p>X7255.9</text:p>
          </table:table-cell>
          <table:table-cell table:formula="of:=[.E1068]+[.$J$5]" office:value-type="float" office:value="2115.75">
            <text:p>2115.75</text:p>
          </table:table-cell>
          <table:table-cell table:formula="of:=&quot;Y&quot; &amp; [.E1069]" office:value-type="string" office:string-value="Y2115.75">
            <text:p>Y2115.75</text:p>
          </table:table-cell>
          <table:table-cell table:number-columns-repeated="8"/>
          <table:table-cell table:style-name="ce8" table:formula="of:=[.B1070]" office:value-type="string" office:string-value="N1076">
            <text:p>N1076</text:p>
          </table:table-cell>
          <table:table-cell table:style-name="ce8" table:formula="of:=[.D1070]" office:value-type="string" office:string-value="X7259.9">
            <text:p>X7259.9</text:p>
          </table:table-cell>
          <table:table-cell table:style-name="ce8" table:formula="of:=[.F1070]" office:value-type="string" office:string-value="Y2118.625">
            <text:p>Y2118.625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&quot;N&quot;&amp;[.A1070]" office:value-type="string" office:string-value="N1076">
            <text:p>N1076</text:p>
          </table:table-cell>
          <table:table-cell table:formula="of:=[.C1069]+[.$J$4]" office:value-type="float" office:value="7259.9">
            <text:p>7259.9</text:p>
          </table:table-cell>
          <table:table-cell table:formula="of:= &quot;X&quot;&amp; [.C1070]" office:value-type="string" office:string-value="X7259.9">
            <text:p>X7259.9</text:p>
          </table:table-cell>
          <table:table-cell table:formula="of:=[.E1069]+[.$J$5]" office:value-type="float" office:value="2118.625">
            <text:p>2118.625</text:p>
          </table:table-cell>
          <table:table-cell table:formula="of:=&quot;Y&quot; &amp; [.E1070]" office:value-type="string" office:string-value="Y2118.625">
            <text:p>Y2118.625</text:p>
          </table:table-cell>
          <table:table-cell table:number-columns-repeated="8"/>
          <table:table-cell table:style-name="ce8" table:formula="of:=[.B1071]" office:value-type="string" office:string-value="N1077">
            <text:p>N1077</text:p>
          </table:table-cell>
          <table:table-cell table:style-name="ce8" table:formula="of:=[.D1071]" office:value-type="string" office:string-value="X7263.9">
            <text:p>X7263.9</text:p>
          </table:table-cell>
          <table:table-cell table:style-name="ce8" table:formula="of:=[.F1071]" office:value-type="string" office:string-value="Y2121.5">
            <text:p>Y2121.5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&quot;N&quot;&amp;[.A1071]" office:value-type="string" office:string-value="N1077">
            <text:p>N1077</text:p>
          </table:table-cell>
          <table:table-cell table:formula="of:=[.C1070]+[.$J$4]" office:value-type="float" office:value="7263.9">
            <text:p>7263.9</text:p>
          </table:table-cell>
          <table:table-cell table:formula="of:= &quot;X&quot;&amp; [.C1071]" office:value-type="string" office:string-value="X7263.9">
            <text:p>X7263.9</text:p>
          </table:table-cell>
          <table:table-cell table:formula="of:=[.E1070]+[.$J$5]" office:value-type="float" office:value="2121.5">
            <text:p>2121.5</text:p>
          </table:table-cell>
          <table:table-cell table:formula="of:=&quot;Y&quot; &amp; [.E1071]" office:value-type="string" office:string-value="Y2121.5">
            <text:p>Y2121.5</text:p>
          </table:table-cell>
          <table:table-cell table:number-columns-repeated="8"/>
          <table:table-cell table:style-name="ce8" table:formula="of:=[.B1072]" office:value-type="string" office:string-value="N1078">
            <text:p>N1078</text:p>
          </table:table-cell>
          <table:table-cell table:style-name="ce8" table:formula="of:=[.D1072]" office:value-type="string" office:string-value="X7267.9">
            <text:p>X7267.9</text:p>
          </table:table-cell>
          <table:table-cell table:style-name="ce8" table:formula="of:=[.F1072]" office:value-type="string" office:string-value="Y2124.375">
            <text:p>Y2124.37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&quot;N&quot;&amp;[.A1072]" office:value-type="string" office:string-value="N1078">
            <text:p>N1078</text:p>
          </table:table-cell>
          <table:table-cell table:formula="of:=[.C1071]+[.$J$4]" office:value-type="float" office:value="7267.9">
            <text:p>7267.9</text:p>
          </table:table-cell>
          <table:table-cell table:formula="of:= &quot;X&quot;&amp; [.C1072]" office:value-type="string" office:string-value="X7267.9">
            <text:p>X7267.9</text:p>
          </table:table-cell>
          <table:table-cell table:formula="of:=[.E1071]+[.$J$5]" office:value-type="float" office:value="2124.375">
            <text:p>2124.375</text:p>
          </table:table-cell>
          <table:table-cell table:formula="of:=&quot;Y&quot; &amp; [.E1072]" office:value-type="string" office:string-value="Y2124.375">
            <text:p>Y2124.375</text:p>
          </table:table-cell>
          <table:table-cell table:number-columns-repeated="8"/>
          <table:table-cell table:style-name="ce8" table:formula="of:=[.B1073]" office:value-type="string" office:string-value="N1079">
            <text:p>N1079</text:p>
          </table:table-cell>
          <table:table-cell table:style-name="ce8" table:formula="of:=[.D1073]" office:value-type="string" office:string-value="X7271.9">
            <text:p>X7271.9</text:p>
          </table:table-cell>
          <table:table-cell table:style-name="ce8" table:formula="of:=[.F1073]" office:value-type="string" office:string-value="Y2127.25">
            <text:p>Y2127.2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&quot;N&quot;&amp;[.A1073]" office:value-type="string" office:string-value="N1079">
            <text:p>N1079</text:p>
          </table:table-cell>
          <table:table-cell table:formula="of:=[.C1072]+[.$J$4]" office:value-type="float" office:value="7271.9">
            <text:p>7271.9</text:p>
          </table:table-cell>
          <table:table-cell table:formula="of:= &quot;X&quot;&amp; [.C1073]" office:value-type="string" office:string-value="X7271.9">
            <text:p>X7271.9</text:p>
          </table:table-cell>
          <table:table-cell table:formula="of:=[.E1072]+[.$J$5]" office:value-type="float" office:value="2127.25">
            <text:p>2127.25</text:p>
          </table:table-cell>
          <table:table-cell table:formula="of:=&quot;Y&quot; &amp; [.E1073]" office:value-type="string" office:string-value="Y2127.25">
            <text:p>Y2127.25</text:p>
          </table:table-cell>
          <table:table-cell table:number-columns-repeated="8"/>
          <table:table-cell table:style-name="ce8" table:formula="of:=[.B1074]" office:value-type="string" office:string-value="N1080">
            <text:p>N1080</text:p>
          </table:table-cell>
          <table:table-cell table:style-name="ce8" table:formula="of:=[.D1074]" office:value-type="string" office:string-value="X7275.9">
            <text:p>X7275.9</text:p>
          </table:table-cell>
          <table:table-cell table:style-name="ce8" table:formula="of:=[.F1074]" office:value-type="string" office:string-value="Y2130.125">
            <text:p>Y2130.1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&quot;N&quot;&amp;[.A1074]" office:value-type="string" office:string-value="N1080">
            <text:p>N1080</text:p>
          </table:table-cell>
          <table:table-cell table:formula="of:=[.C1073]+[.$J$4]" office:value-type="float" office:value="7275.9">
            <text:p>7275.9</text:p>
          </table:table-cell>
          <table:table-cell table:formula="of:= &quot;X&quot;&amp; [.C1074]" office:value-type="string" office:string-value="X7275.9">
            <text:p>X7275.9</text:p>
          </table:table-cell>
          <table:table-cell table:formula="of:=[.E1073]+[.$J$5]" office:value-type="float" office:value="2130.125">
            <text:p>2130.125</text:p>
          </table:table-cell>
          <table:table-cell table:formula="of:=&quot;Y&quot; &amp; [.E1074]" office:value-type="string" office:string-value="Y2130.125">
            <text:p>Y2130.125</text:p>
          </table:table-cell>
          <table:table-cell table:number-columns-repeated="8"/>
          <table:table-cell table:style-name="ce8" table:formula="of:=[.B1075]" office:value-type="string" office:string-value="N1081">
            <text:p>N1081</text:p>
          </table:table-cell>
          <table:table-cell table:style-name="ce8" table:formula="of:=[.D1075]" office:value-type="string" office:string-value="X7279.9">
            <text:p>X7279.9</text:p>
          </table:table-cell>
          <table:table-cell table:style-name="ce8" table:formula="of:=[.F1075]" office:value-type="string" office:string-value="Y2133">
            <text:p>Y2133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&quot;N&quot;&amp;[.A1075]" office:value-type="string" office:string-value="N1081">
            <text:p>N1081</text:p>
          </table:table-cell>
          <table:table-cell table:formula="of:=[.C1074]+[.$J$4]" office:value-type="float" office:value="7279.9">
            <text:p>7279.9</text:p>
          </table:table-cell>
          <table:table-cell table:formula="of:= &quot;X&quot;&amp; [.C1075]" office:value-type="string" office:string-value="X7279.9">
            <text:p>X7279.9</text:p>
          </table:table-cell>
          <table:table-cell table:formula="of:=[.E1074]+[.$J$5]" office:value-type="float" office:value="2133">
            <text:p>2133</text:p>
          </table:table-cell>
          <table:table-cell table:formula="of:=&quot;Y&quot; &amp; [.E1075]" office:value-type="string" office:string-value="Y2133">
            <text:p>Y2133</text:p>
          </table:table-cell>
          <table:table-cell table:number-columns-repeated="8"/>
          <table:table-cell table:style-name="ce8" table:formula="of:=[.B1076]" office:value-type="string" office:string-value="N1082">
            <text:p>N1082</text:p>
          </table:table-cell>
          <table:table-cell table:style-name="ce8" table:formula="of:=[.D1076]" office:value-type="string" office:string-value="X7283.9">
            <text:p>X7283.9</text:p>
          </table:table-cell>
          <table:table-cell table:style-name="ce8" table:formula="of:=[.F1076]" office:value-type="string" office:string-value="Y2135.875">
            <text:p>Y2135.87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&quot;N&quot;&amp;[.A1076]" office:value-type="string" office:string-value="N1082">
            <text:p>N1082</text:p>
          </table:table-cell>
          <table:table-cell table:formula="of:=[.C1075]+[.$J$4]" office:value-type="float" office:value="7283.9">
            <text:p>7283.9</text:p>
          </table:table-cell>
          <table:table-cell table:formula="of:= &quot;X&quot;&amp; [.C1076]" office:value-type="string" office:string-value="X7283.9">
            <text:p>X7283.9</text:p>
          </table:table-cell>
          <table:table-cell table:formula="of:=[.E1075]+[.$J$5]" office:value-type="float" office:value="2135.875">
            <text:p>2135.875</text:p>
          </table:table-cell>
          <table:table-cell table:formula="of:=&quot;Y&quot; &amp; [.E1076]" office:value-type="string" office:string-value="Y2135.875">
            <text:p>Y2135.875</text:p>
          </table:table-cell>
          <table:table-cell table:number-columns-repeated="8"/>
          <table:table-cell table:style-name="ce8" table:formula="of:=[.B1077]" office:value-type="string" office:string-value="N1083">
            <text:p>N1083</text:p>
          </table:table-cell>
          <table:table-cell table:style-name="ce8" table:formula="of:=[.D1077]" office:value-type="string" office:string-value="X7287.9">
            <text:p>X7287.9</text:p>
          </table:table-cell>
          <table:table-cell table:style-name="ce8" table:formula="of:=[.F1077]" office:value-type="string" office:string-value="Y2138.75">
            <text:p>Y2138.7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&quot;N&quot;&amp;[.A1077]" office:value-type="string" office:string-value="N1083">
            <text:p>N1083</text:p>
          </table:table-cell>
          <table:table-cell table:formula="of:=[.C1076]+[.$J$4]" office:value-type="float" office:value="7287.9">
            <text:p>7287.9</text:p>
          </table:table-cell>
          <table:table-cell table:formula="of:= &quot;X&quot;&amp; [.C1077]" office:value-type="string" office:string-value="X7287.9">
            <text:p>X7287.9</text:p>
          </table:table-cell>
          <table:table-cell table:formula="of:=[.E1076]+[.$J$5]" office:value-type="float" office:value="2138.75">
            <text:p>2138.75</text:p>
          </table:table-cell>
          <table:table-cell table:formula="of:=&quot;Y&quot; &amp; [.E1077]" office:value-type="string" office:string-value="Y2138.75">
            <text:p>Y2138.75</text:p>
          </table:table-cell>
          <table:table-cell table:number-columns-repeated="8"/>
          <table:table-cell table:style-name="ce8" table:formula="of:=[.B1078]" office:value-type="string" office:string-value="N1084">
            <text:p>N1084</text:p>
          </table:table-cell>
          <table:table-cell table:style-name="ce8" table:formula="of:=[.D1078]" office:value-type="string" office:string-value="X7291.9">
            <text:p>X7291.9</text:p>
          </table:table-cell>
          <table:table-cell table:style-name="ce8" table:formula="of:=[.F1078]" office:value-type="string" office:string-value="Y2141.625">
            <text:p>Y2141.62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&quot;N&quot;&amp;[.A1078]" office:value-type="string" office:string-value="N1084">
            <text:p>N1084</text:p>
          </table:table-cell>
          <table:table-cell table:formula="of:=[.C1077]+[.$J$4]" office:value-type="float" office:value="7291.9">
            <text:p>7291.9</text:p>
          </table:table-cell>
          <table:table-cell table:formula="of:= &quot;X&quot;&amp; [.C1078]" office:value-type="string" office:string-value="X7291.9">
            <text:p>X7291.9</text:p>
          </table:table-cell>
          <table:table-cell table:formula="of:=[.E1077]+[.$J$5]" office:value-type="float" office:value="2141.625">
            <text:p>2141.625</text:p>
          </table:table-cell>
          <table:table-cell table:formula="of:=&quot;Y&quot; &amp; [.E1078]" office:value-type="string" office:string-value="Y2141.625">
            <text:p>Y2141.625</text:p>
          </table:table-cell>
          <table:table-cell table:number-columns-repeated="8"/>
          <table:table-cell table:style-name="ce8" table:formula="of:=[.B1079]" office:value-type="string" office:string-value="N1085">
            <text:p>N1085</text:p>
          </table:table-cell>
          <table:table-cell table:style-name="ce8" table:formula="of:=[.D1079]" office:value-type="string" office:string-value="X7295.9">
            <text:p>X7295.9</text:p>
          </table:table-cell>
          <table:table-cell table:style-name="ce8" table:formula="of:=[.F1079]" office:value-type="string" office:string-value="Y2144.5">
            <text:p>Y2144.5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&quot;N&quot;&amp;[.A1079]" office:value-type="string" office:string-value="N1085">
            <text:p>N1085</text:p>
          </table:table-cell>
          <table:table-cell table:formula="of:=[.C1078]+[.$J$4]" office:value-type="float" office:value="7295.9">
            <text:p>7295.9</text:p>
          </table:table-cell>
          <table:table-cell table:formula="of:= &quot;X&quot;&amp; [.C1079]" office:value-type="string" office:string-value="X7295.9">
            <text:p>X7295.9</text:p>
          </table:table-cell>
          <table:table-cell table:formula="of:=[.E1078]+[.$J$5]" office:value-type="float" office:value="2144.5">
            <text:p>2144.5</text:p>
          </table:table-cell>
          <table:table-cell table:formula="of:=&quot;Y&quot; &amp; [.E1079]" office:value-type="string" office:string-value="Y2144.5">
            <text:p>Y2144.5</text:p>
          </table:table-cell>
          <table:table-cell table:number-columns-repeated="8"/>
          <table:table-cell table:style-name="ce8" table:formula="of:=[.B1080]" office:value-type="string" office:string-value="N1086">
            <text:p>N1086</text:p>
          </table:table-cell>
          <table:table-cell table:style-name="ce8" table:formula="of:=[.D1080]" office:value-type="string" office:string-value="X7299.9">
            <text:p>X7299.9</text:p>
          </table:table-cell>
          <table:table-cell table:style-name="ce8" table:formula="of:=[.F1080]" office:value-type="string" office:string-value="Y2147.375">
            <text:p>Y2147.375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formula="of:=&quot;N&quot;&amp;[.A1080]" office:value-type="string" office:string-value="N1086">
            <text:p>N1086</text:p>
          </table:table-cell>
          <table:table-cell table:formula="of:=[.C1079]+[.$J$4]" office:value-type="float" office:value="7299.9">
            <text:p>7299.9</text:p>
          </table:table-cell>
          <table:table-cell table:formula="of:= &quot;X&quot;&amp; [.C1080]" office:value-type="string" office:string-value="X7299.9">
            <text:p>X7299.9</text:p>
          </table:table-cell>
          <table:table-cell table:formula="of:=[.E1079]+[.$J$5]" office:value-type="float" office:value="2147.375">
            <text:p>2147.375</text:p>
          </table:table-cell>
          <table:table-cell table:formula="of:=&quot;Y&quot; &amp; [.E1080]" office:value-type="string" office:string-value="Y2147.375">
            <text:p>Y2147.375</text:p>
          </table:table-cell>
          <table:table-cell table:number-columns-repeated="8"/>
          <table:table-cell table:style-name="ce8" table:formula="of:=[.B1081]" office:value-type="string" office:string-value="N1087">
            <text:p>N1087</text:p>
          </table:table-cell>
          <table:table-cell table:style-name="ce8" table:formula="of:=[.D1081]" office:value-type="string" office:string-value="X7303.9">
            <text:p>X7303.9</text:p>
          </table:table-cell>
          <table:table-cell table:style-name="ce8" table:formula="of:=[.F1081]" office:value-type="string" office:string-value="Y2150.25">
            <text:p>Y2150.2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&quot;N&quot;&amp;[.A1081]" office:value-type="string" office:string-value="N1087">
            <text:p>N1087</text:p>
          </table:table-cell>
          <table:table-cell table:formula="of:=[.C1080]+[.$J$4]" office:value-type="float" office:value="7303.9">
            <text:p>7303.9</text:p>
          </table:table-cell>
          <table:table-cell table:formula="of:= &quot;X&quot;&amp; [.C1081]" office:value-type="string" office:string-value="X7303.9">
            <text:p>X7303.9</text:p>
          </table:table-cell>
          <table:table-cell table:formula="of:=[.E1080]+[.$J$5]" office:value-type="float" office:value="2150.25">
            <text:p>2150.25</text:p>
          </table:table-cell>
          <table:table-cell table:formula="of:=&quot;Y&quot; &amp; [.E1081]" office:value-type="string" office:string-value="Y2150.25">
            <text:p>Y2150.25</text:p>
          </table:table-cell>
          <table:table-cell table:number-columns-repeated="8"/>
          <table:table-cell table:style-name="ce8" table:formula="of:=[.B1082]" office:value-type="string" office:string-value="N1088">
            <text:p>N1088</text:p>
          </table:table-cell>
          <table:table-cell table:style-name="ce8" table:formula="of:=[.D1082]" office:value-type="string" office:string-value="X7307.9">
            <text:p>X7307.9</text:p>
          </table:table-cell>
          <table:table-cell table:style-name="ce8" table:formula="of:=[.F1082]" office:value-type="string" office:string-value="Y2153.125">
            <text:p>Y2153.125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&quot;N&quot;&amp;[.A1082]" office:value-type="string" office:string-value="N1088">
            <text:p>N1088</text:p>
          </table:table-cell>
          <table:table-cell table:formula="of:=[.C1081]+[.$J$4]" office:value-type="float" office:value="7307.9">
            <text:p>7307.9</text:p>
          </table:table-cell>
          <table:table-cell table:formula="of:= &quot;X&quot;&amp; [.C1082]" office:value-type="string" office:string-value="X7307.9">
            <text:p>X7307.9</text:p>
          </table:table-cell>
          <table:table-cell table:formula="of:=[.E1081]+[.$J$5]" office:value-type="float" office:value="2153.125">
            <text:p>2153.125</text:p>
          </table:table-cell>
          <table:table-cell table:formula="of:=&quot;Y&quot; &amp; [.E1082]" office:value-type="string" office:string-value="Y2153.125">
            <text:p>Y2153.125</text:p>
          </table:table-cell>
          <table:table-cell table:number-columns-repeated="8"/>
          <table:table-cell table:style-name="ce8" table:formula="of:=[.B1083]" office:value-type="string" office:string-value="N1089">
            <text:p>N1089</text:p>
          </table:table-cell>
          <table:table-cell table:style-name="ce8" table:formula="of:=[.D1083]" office:value-type="string" office:string-value="X7311.9">
            <text:p>X7311.9</text:p>
          </table:table-cell>
          <table:table-cell table:style-name="ce8" table:formula="of:=[.F1083]" office:value-type="string" office:string-value="Y2156">
            <text:p>Y215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formula="of:=&quot;N&quot;&amp;[.A1083]" office:value-type="string" office:string-value="N1089">
            <text:p>N1089</text:p>
          </table:table-cell>
          <table:table-cell table:formula="of:=[.C1082]+[.$J$4]" office:value-type="float" office:value="7311.9">
            <text:p>7311.9</text:p>
          </table:table-cell>
          <table:table-cell table:formula="of:= &quot;X&quot;&amp; [.C1083]" office:value-type="string" office:string-value="X7311.9">
            <text:p>X7311.9</text:p>
          </table:table-cell>
          <table:table-cell table:formula="of:=[.E1082]+[.$J$5]" office:value-type="float" office:value="2156">
            <text:p>2156</text:p>
          </table:table-cell>
          <table:table-cell table:formula="of:=&quot;Y&quot; &amp; [.E1083]" office:value-type="string" office:string-value="Y2156">
            <text:p>Y2156</text:p>
          </table:table-cell>
          <table:table-cell table:number-columns-repeated="8"/>
          <table:table-cell table:style-name="ce8" table:formula="of:=[.B1084]" office:value-type="string" office:string-value="N1090">
            <text:p>N1090</text:p>
          </table:table-cell>
          <table:table-cell table:style-name="ce8" table:formula="of:=[.D1084]" office:value-type="string" office:string-value="X7315.9">
            <text:p>X7315.9</text:p>
          </table:table-cell>
          <table:table-cell table:style-name="ce8" table:formula="of:=[.F1084]" office:value-type="string" office:string-value="Y2158.875">
            <text:p>Y2158.87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&quot;N&quot;&amp;[.A1084]" office:value-type="string" office:string-value="N1090">
            <text:p>N1090</text:p>
          </table:table-cell>
          <table:table-cell table:formula="of:=[.C1083]+[.$J$4]" office:value-type="float" office:value="7315.9">
            <text:p>7315.9</text:p>
          </table:table-cell>
          <table:table-cell table:formula="of:= &quot;X&quot;&amp; [.C1084]" office:value-type="string" office:string-value="X7315.9">
            <text:p>X7315.9</text:p>
          </table:table-cell>
          <table:table-cell table:formula="of:=[.E1083]+[.$J$5]" office:value-type="float" office:value="2158.875">
            <text:p>2158.875</text:p>
          </table:table-cell>
          <table:table-cell table:formula="of:=&quot;Y&quot; &amp; [.E1084]" office:value-type="string" office:string-value="Y2158.875">
            <text:p>Y2158.875</text:p>
          </table:table-cell>
          <table:table-cell table:number-columns-repeated="8"/>
          <table:table-cell table:style-name="ce8" table:formula="of:=[.B1085]" office:value-type="string" office:string-value="N1091">
            <text:p>N1091</text:p>
          </table:table-cell>
          <table:table-cell table:style-name="ce8" table:formula="of:=[.D1085]" office:value-type="string" office:string-value="X7319.9">
            <text:p>X7319.9</text:p>
          </table:table-cell>
          <table:table-cell table:style-name="ce8" table:formula="of:=[.F1085]" office:value-type="string" office:string-value="Y2161.75">
            <text:p>Y2161.7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&quot;N&quot;&amp;[.A1085]" office:value-type="string" office:string-value="N1091">
            <text:p>N1091</text:p>
          </table:table-cell>
          <table:table-cell table:formula="of:=[.C1084]+[.$J$4]" office:value-type="float" office:value="7319.9">
            <text:p>7319.9</text:p>
          </table:table-cell>
          <table:table-cell table:formula="of:= &quot;X&quot;&amp; [.C1085]" office:value-type="string" office:string-value="X7319.9">
            <text:p>X7319.9</text:p>
          </table:table-cell>
          <table:table-cell table:formula="of:=[.E1084]+[.$J$5]" office:value-type="float" office:value="2161.75">
            <text:p>2161.75</text:p>
          </table:table-cell>
          <table:table-cell table:formula="of:=&quot;Y&quot; &amp; [.E1085]" office:value-type="string" office:string-value="Y2161.75">
            <text:p>Y2161.75</text:p>
          </table:table-cell>
          <table:table-cell table:number-columns-repeated="8"/>
          <table:table-cell table:style-name="ce8" table:formula="of:=[.B1086]" office:value-type="string" office:string-value="N1092">
            <text:p>N1092</text:p>
          </table:table-cell>
          <table:table-cell table:style-name="ce8" table:formula="of:=[.D1086]" office:value-type="string" office:string-value="X7323.9">
            <text:p>X7323.9</text:p>
          </table:table-cell>
          <table:table-cell table:style-name="ce8" table:formula="of:=[.F1086]" office:value-type="string" office:string-value="Y2164.625">
            <text:p>Y2164.62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formula="of:=&quot;N&quot;&amp;[.A1086]" office:value-type="string" office:string-value="N1092">
            <text:p>N1092</text:p>
          </table:table-cell>
          <table:table-cell table:formula="of:=[.C1085]+[.$J$4]" office:value-type="float" office:value="7323.9">
            <text:p>7323.9</text:p>
          </table:table-cell>
          <table:table-cell table:formula="of:= &quot;X&quot;&amp; [.C1086]" office:value-type="string" office:string-value="X7323.9">
            <text:p>X7323.9</text:p>
          </table:table-cell>
          <table:table-cell table:formula="of:=[.E1085]+[.$J$5]" office:value-type="float" office:value="2164.625">
            <text:p>2164.625</text:p>
          </table:table-cell>
          <table:table-cell table:formula="of:=&quot;Y&quot; &amp; [.E1086]" office:value-type="string" office:string-value="Y2164.625">
            <text:p>Y2164.625</text:p>
          </table:table-cell>
          <table:table-cell table:number-columns-repeated="8"/>
          <table:table-cell table:style-name="ce8" table:formula="of:=[.B1087]" office:value-type="string" office:string-value="N1093">
            <text:p>N1093</text:p>
          </table:table-cell>
          <table:table-cell table:style-name="ce8" table:formula="of:=[.D1087]" office:value-type="string" office:string-value="X7327.9">
            <text:p>X7327.9</text:p>
          </table:table-cell>
          <table:table-cell table:style-name="ce8" table:formula="of:=[.F1087]" office:value-type="string" office:string-value="Y2167.5">
            <text:p>Y2167.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&quot;N&quot;&amp;[.A1087]" office:value-type="string" office:string-value="N1093">
            <text:p>N1093</text:p>
          </table:table-cell>
          <table:table-cell table:formula="of:=[.C1086]+[.$J$4]" office:value-type="float" office:value="7327.9">
            <text:p>7327.9</text:p>
          </table:table-cell>
          <table:table-cell table:formula="of:= &quot;X&quot;&amp; [.C1087]" office:value-type="string" office:string-value="X7327.9">
            <text:p>X7327.9</text:p>
          </table:table-cell>
          <table:table-cell table:formula="of:=[.E1086]+[.$J$5]" office:value-type="float" office:value="2167.5">
            <text:p>2167.5</text:p>
          </table:table-cell>
          <table:table-cell table:formula="of:=&quot;Y&quot; &amp; [.E1087]" office:value-type="string" office:string-value="Y2167.5">
            <text:p>Y2167.5</text:p>
          </table:table-cell>
          <table:table-cell table:number-columns-repeated="8"/>
          <table:table-cell table:style-name="ce8" table:formula="of:=[.B1088]" office:value-type="string" office:string-value="N1094">
            <text:p>N1094</text:p>
          </table:table-cell>
          <table:table-cell table:style-name="ce8" table:formula="of:=[.D1088]" office:value-type="string" office:string-value="X7331.9">
            <text:p>X7331.9</text:p>
          </table:table-cell>
          <table:table-cell table:style-name="ce8" table:formula="of:=[.F1088]" office:value-type="string" office:string-value="Y2170.375">
            <text:p>Y2170.375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formula="of:=&quot;N&quot;&amp;[.A1088]" office:value-type="string" office:string-value="N1094">
            <text:p>N1094</text:p>
          </table:table-cell>
          <table:table-cell table:formula="of:=[.C1087]+[.$J$4]" office:value-type="float" office:value="7331.9">
            <text:p>7331.9</text:p>
          </table:table-cell>
          <table:table-cell table:formula="of:= &quot;X&quot;&amp; [.C1088]" office:value-type="string" office:string-value="X7331.9">
            <text:p>X7331.9</text:p>
          </table:table-cell>
          <table:table-cell table:formula="of:=[.E1087]+[.$J$5]" office:value-type="float" office:value="2170.375">
            <text:p>2170.375</text:p>
          </table:table-cell>
          <table:table-cell table:formula="of:=&quot;Y&quot; &amp; [.E1088]" office:value-type="string" office:string-value="Y2170.375">
            <text:p>Y2170.375</text:p>
          </table:table-cell>
          <table:table-cell table:number-columns-repeated="8"/>
          <table:table-cell table:style-name="ce8" table:formula="of:=[.B1089]" office:value-type="string" office:string-value="N1095">
            <text:p>N1095</text:p>
          </table:table-cell>
          <table:table-cell table:style-name="ce8" table:formula="of:=[.D1089]" office:value-type="string" office:string-value="X7335.9">
            <text:p>X7335.9</text:p>
          </table:table-cell>
          <table:table-cell table:style-name="ce8" table:formula="of:=[.F1089]" office:value-type="string" office:string-value="Y2173.25">
            <text:p>Y2173.2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&quot;N&quot;&amp;[.A1089]" office:value-type="string" office:string-value="N1095">
            <text:p>N1095</text:p>
          </table:table-cell>
          <table:table-cell table:formula="of:=[.C1088]+[.$J$4]" office:value-type="float" office:value="7335.9">
            <text:p>7335.9</text:p>
          </table:table-cell>
          <table:table-cell table:formula="of:= &quot;X&quot;&amp; [.C1089]" office:value-type="string" office:string-value="X7335.9">
            <text:p>X7335.9</text:p>
          </table:table-cell>
          <table:table-cell table:formula="of:=[.E1088]+[.$J$5]" office:value-type="float" office:value="2173.25">
            <text:p>2173.25</text:p>
          </table:table-cell>
          <table:table-cell table:formula="of:=&quot;Y&quot; &amp; [.E1089]" office:value-type="string" office:string-value="Y2173.25">
            <text:p>Y2173.25</text:p>
          </table:table-cell>
          <table:table-cell table:number-columns-repeated="8"/>
          <table:table-cell table:style-name="ce8" table:formula="of:=[.B1090]" office:value-type="string" office:string-value="N1096">
            <text:p>N1096</text:p>
          </table:table-cell>
          <table:table-cell table:style-name="ce8" table:formula="of:=[.D1090]" office:value-type="string" office:string-value="X7339.9">
            <text:p>X7339.9</text:p>
          </table:table-cell>
          <table:table-cell table:style-name="ce8" table:formula="of:=[.F1090]" office:value-type="string" office:string-value="Y2176.125">
            <text:p>Y2176.125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&quot;N&quot;&amp;[.A1090]" office:value-type="string" office:string-value="N1096">
            <text:p>N1096</text:p>
          </table:table-cell>
          <table:table-cell table:formula="of:=[.C1089]+[.$J$4]" office:value-type="float" office:value="7339.9">
            <text:p>7339.9</text:p>
          </table:table-cell>
          <table:table-cell table:formula="of:= &quot;X&quot;&amp; [.C1090]" office:value-type="string" office:string-value="X7339.9">
            <text:p>X7339.9</text:p>
          </table:table-cell>
          <table:table-cell table:formula="of:=[.E1089]+[.$J$5]" office:value-type="float" office:value="2176.125">
            <text:p>2176.125</text:p>
          </table:table-cell>
          <table:table-cell table:formula="of:=&quot;Y&quot; &amp; [.E1090]" office:value-type="string" office:string-value="Y2176.125">
            <text:p>Y2176.125</text:p>
          </table:table-cell>
          <table:table-cell table:number-columns-repeated="8"/>
          <table:table-cell table:style-name="ce8" table:formula="of:=[.B1091]" office:value-type="string" office:string-value="N1097">
            <text:p>N1097</text:p>
          </table:table-cell>
          <table:table-cell table:style-name="ce8" table:formula="of:=[.D1091]" office:value-type="string" office:string-value="X7343.9">
            <text:p>X7343.9</text:p>
          </table:table-cell>
          <table:table-cell table:style-name="ce8" table:formula="of:=[.F1091]" office:value-type="string" office:string-value="Y2179">
            <text:p>Y2179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&quot;N&quot;&amp;[.A1091]" office:value-type="string" office:string-value="N1097">
            <text:p>N1097</text:p>
          </table:table-cell>
          <table:table-cell table:formula="of:=[.C1090]+[.$J$4]" office:value-type="float" office:value="7343.9">
            <text:p>7343.9</text:p>
          </table:table-cell>
          <table:table-cell table:formula="of:= &quot;X&quot;&amp; [.C1091]" office:value-type="string" office:string-value="X7343.9">
            <text:p>X7343.9</text:p>
          </table:table-cell>
          <table:table-cell table:formula="of:=[.E1090]+[.$J$5]" office:value-type="float" office:value="2179">
            <text:p>2179</text:p>
          </table:table-cell>
          <table:table-cell table:formula="of:=&quot;Y&quot; &amp; [.E1091]" office:value-type="string" office:string-value="Y2179">
            <text:p>Y2179</text:p>
          </table:table-cell>
          <table:table-cell table:number-columns-repeated="8"/>
          <table:table-cell table:style-name="ce8" table:formula="of:=[.B1092]" office:value-type="string" office:string-value="N1098">
            <text:p>N1098</text:p>
          </table:table-cell>
          <table:table-cell table:style-name="ce8" table:formula="of:=[.D1092]" office:value-type="string" office:string-value="X7347.9">
            <text:p>X7347.9</text:p>
          </table:table-cell>
          <table:table-cell table:style-name="ce8" table:formula="of:=[.F1092]" office:value-type="string" office:string-value="Y2181.875">
            <text:p>Y2181.875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&quot;N&quot;&amp;[.A1092]" office:value-type="string" office:string-value="N1098">
            <text:p>N1098</text:p>
          </table:table-cell>
          <table:table-cell table:formula="of:=[.C1091]+[.$J$4]" office:value-type="float" office:value="7347.9">
            <text:p>7347.9</text:p>
          </table:table-cell>
          <table:table-cell table:formula="of:= &quot;X&quot;&amp; [.C1092]" office:value-type="string" office:string-value="X7347.9">
            <text:p>X7347.9</text:p>
          </table:table-cell>
          <table:table-cell table:formula="of:=[.E1091]+[.$J$5]" office:value-type="float" office:value="2181.875">
            <text:p>2181.875</text:p>
          </table:table-cell>
          <table:table-cell table:formula="of:=&quot;Y&quot; &amp; [.E1092]" office:value-type="string" office:string-value="Y2181.875">
            <text:p>Y2181.875</text:p>
          </table:table-cell>
          <table:table-cell table:number-columns-repeated="8"/>
          <table:table-cell table:style-name="ce8" table:formula="of:=[.B1093]" office:value-type="string" office:string-value="N1099">
            <text:p>N1099</text:p>
          </table:table-cell>
          <table:table-cell table:style-name="ce8" table:formula="of:=[.D1093]" office:value-type="string" office:string-value="X7351.9">
            <text:p>X7351.9</text:p>
          </table:table-cell>
          <table:table-cell table:style-name="ce8" table:formula="of:=[.F1093]" office:value-type="string" office:string-value="Y2184.75">
            <text:p>Y2184.7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formula="of:=&quot;N&quot;&amp;[.A1093]" office:value-type="string" office:string-value="N1099">
            <text:p>N1099</text:p>
          </table:table-cell>
          <table:table-cell table:formula="of:=[.C1092]+[.$J$4]" office:value-type="float" office:value="7351.9">
            <text:p>7351.9</text:p>
          </table:table-cell>
          <table:table-cell table:formula="of:= &quot;X&quot;&amp; [.C1093]" office:value-type="string" office:string-value="X7351.9">
            <text:p>X7351.9</text:p>
          </table:table-cell>
          <table:table-cell table:formula="of:=[.E1092]+[.$J$5]" office:value-type="float" office:value="2184.75">
            <text:p>2184.75</text:p>
          </table:table-cell>
          <table:table-cell table:formula="of:=&quot;Y&quot; &amp; [.E1093]" office:value-type="string" office:string-value="Y2184.75">
            <text:p>Y2184.75</text:p>
          </table:table-cell>
          <table:table-cell table:number-columns-repeated="8"/>
          <table:table-cell table:style-name="ce8" table:formula="of:=[.B1094]" office:value-type="string" office:string-value="N1100">
            <text:p>N1100</text:p>
          </table:table-cell>
          <table:table-cell table:style-name="ce8" table:formula="of:=[.D1094]" office:value-type="string" office:string-value="X7355.9">
            <text:p>X7355.9</text:p>
          </table:table-cell>
          <table:table-cell table:style-name="ce8" table:formula="of:=[.F1094]" office:value-type="string" office:string-value="Y2187.625">
            <text:p>Y2187.62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&quot;N&quot;&amp;[.A1094]" office:value-type="string" office:string-value="N1100">
            <text:p>N1100</text:p>
          </table:table-cell>
          <table:table-cell table:formula="of:=[.C1093]+[.$J$4]" office:value-type="float" office:value="7355.9">
            <text:p>7355.9</text:p>
          </table:table-cell>
          <table:table-cell table:formula="of:= &quot;X&quot;&amp; [.C1094]" office:value-type="string" office:string-value="X7355.9">
            <text:p>X7355.9</text:p>
          </table:table-cell>
          <table:table-cell table:formula="of:=[.E1093]+[.$J$5]" office:value-type="float" office:value="2187.625">
            <text:p>2187.625</text:p>
          </table:table-cell>
          <table:table-cell table:formula="of:=&quot;Y&quot; &amp; [.E1094]" office:value-type="string" office:string-value="Y2187.625">
            <text:p>Y2187.625</text:p>
          </table:table-cell>
          <table:table-cell table:number-columns-repeated="8"/>
          <table:table-cell table:style-name="ce8" table:formula="of:=[.B1095]" office:value-type="string" office:string-value="N1101">
            <text:p>N1101</text:p>
          </table:table-cell>
          <table:table-cell table:style-name="ce8" table:formula="of:=[.D1095]" office:value-type="string" office:string-value="X7359.9">
            <text:p>X7359.9</text:p>
          </table:table-cell>
          <table:table-cell table:style-name="ce8" table:formula="of:=[.F1095]" office:value-type="string" office:string-value="Y2190.5">
            <text:p>Y2190.5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formula="of:=&quot;N&quot;&amp;[.A1095]" office:value-type="string" office:string-value="N1101">
            <text:p>N1101</text:p>
          </table:table-cell>
          <table:table-cell table:formula="of:=[.C1094]+[.$J$4]" office:value-type="float" office:value="7359.9">
            <text:p>7359.9</text:p>
          </table:table-cell>
          <table:table-cell table:formula="of:= &quot;X&quot;&amp; [.C1095]" office:value-type="string" office:string-value="X7359.9">
            <text:p>X7359.9</text:p>
          </table:table-cell>
          <table:table-cell table:formula="of:=[.E1094]+[.$J$5]" office:value-type="float" office:value="2190.5">
            <text:p>2190.5</text:p>
          </table:table-cell>
          <table:table-cell table:formula="of:=&quot;Y&quot; &amp; [.E1095]" office:value-type="string" office:string-value="Y2190.5">
            <text:p>Y2190.5</text:p>
          </table:table-cell>
          <table:table-cell table:number-columns-repeated="8"/>
          <table:table-cell table:style-name="ce8" table:formula="of:=[.B1096]" office:value-type="string" office:string-value="N1102">
            <text:p>N1102</text:p>
          </table:table-cell>
          <table:table-cell table:style-name="ce8" table:formula="of:=[.D1096]" office:value-type="string" office:string-value="X7363.9">
            <text:p>X7363.9</text:p>
          </table:table-cell>
          <table:table-cell table:style-name="ce8" table:formula="of:=[.F1096]" office:value-type="string" office:string-value="Y2193.375">
            <text:p>Y2193.375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&quot;N&quot;&amp;[.A1096]" office:value-type="string" office:string-value="N1102">
            <text:p>N1102</text:p>
          </table:table-cell>
          <table:table-cell table:formula="of:=[.C1095]+[.$J$4]" office:value-type="float" office:value="7363.9">
            <text:p>7363.9</text:p>
          </table:table-cell>
          <table:table-cell table:formula="of:= &quot;X&quot;&amp; [.C1096]" office:value-type="string" office:string-value="X7363.9">
            <text:p>X7363.9</text:p>
          </table:table-cell>
          <table:table-cell table:formula="of:=[.E1095]+[.$J$5]" office:value-type="float" office:value="2193.375">
            <text:p>2193.375</text:p>
          </table:table-cell>
          <table:table-cell table:formula="of:=&quot;Y&quot; &amp; [.E1096]" office:value-type="string" office:string-value="Y2193.375">
            <text:p>Y2193.375</text:p>
          </table:table-cell>
          <table:table-cell table:number-columns-repeated="8"/>
          <table:table-cell table:style-name="ce8" table:formula="of:=[.B1097]" office:value-type="string" office:string-value="N1103">
            <text:p>N1103</text:p>
          </table:table-cell>
          <table:table-cell table:style-name="ce8" table:formula="of:=[.D1097]" office:value-type="string" office:string-value="X7367.9">
            <text:p>X7367.9</text:p>
          </table:table-cell>
          <table:table-cell table:style-name="ce8" table:formula="of:=[.F1097]" office:value-type="string" office:string-value="Y2196.25">
            <text:p>Y2196.2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formula="of:=&quot;N&quot;&amp;[.A1097]" office:value-type="string" office:string-value="N1103">
            <text:p>N1103</text:p>
          </table:table-cell>
          <table:table-cell table:formula="of:=[.C1096]+[.$J$4]" office:value-type="float" office:value="7367.9">
            <text:p>7367.9</text:p>
          </table:table-cell>
          <table:table-cell table:formula="of:= &quot;X&quot;&amp; [.C1097]" office:value-type="string" office:string-value="X7367.9">
            <text:p>X7367.9</text:p>
          </table:table-cell>
          <table:table-cell table:formula="of:=[.E1096]+[.$J$5]" office:value-type="float" office:value="2196.25">
            <text:p>2196.25</text:p>
          </table:table-cell>
          <table:table-cell table:formula="of:=&quot;Y&quot; &amp; [.E1097]" office:value-type="string" office:string-value="Y2196.25">
            <text:p>Y2196.25</text:p>
          </table:table-cell>
          <table:table-cell table:number-columns-repeated="8"/>
          <table:table-cell table:style-name="ce8" table:formula="of:=[.B1098]" office:value-type="string" office:string-value="N1104">
            <text:p>N1104</text:p>
          </table:table-cell>
          <table:table-cell table:style-name="ce8" table:formula="of:=[.D1098]" office:value-type="string" office:string-value="X7371.9">
            <text:p>X7371.9</text:p>
          </table:table-cell>
          <table:table-cell table:style-name="ce8" table:formula="of:=[.F1098]" office:value-type="string" office:string-value="Y2199.125">
            <text:p>Y2199.125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formula="of:=&quot;N&quot;&amp;[.A1098]" office:value-type="string" office:string-value="N1104">
            <text:p>N1104</text:p>
          </table:table-cell>
          <table:table-cell table:formula="of:=[.C1097]+[.$J$4]" office:value-type="float" office:value="7371.9">
            <text:p>7371.9</text:p>
          </table:table-cell>
          <table:table-cell table:formula="of:= &quot;X&quot;&amp; [.C1098]" office:value-type="string" office:string-value="X7371.9">
            <text:p>X7371.9</text:p>
          </table:table-cell>
          <table:table-cell table:formula="of:=[.E1097]+[.$J$5]" office:value-type="float" office:value="2199.125">
            <text:p>2199.125</text:p>
          </table:table-cell>
          <table:table-cell table:formula="of:=&quot;Y&quot; &amp; [.E1098]" office:value-type="string" office:string-value="Y2199.125">
            <text:p>Y2199.125</text:p>
          </table:table-cell>
          <table:table-cell table:number-columns-repeated="8"/>
          <table:table-cell table:style-name="ce8" table:formula="of:=[.B1099]" office:value-type="string" office:string-value="N1105">
            <text:p>N1105</text:p>
          </table:table-cell>
          <table:table-cell table:style-name="ce8" table:formula="of:=[.D1099]" office:value-type="string" office:string-value="X7375.9">
            <text:p>X7375.9</text:p>
          </table:table-cell>
          <table:table-cell table:style-name="ce8" table:formula="of:=[.F1099]" office:value-type="string" office:string-value="Y2202">
            <text:p>Y220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&quot;N&quot;&amp;[.A1099]" office:value-type="string" office:string-value="N1105">
            <text:p>N1105</text:p>
          </table:table-cell>
          <table:table-cell table:formula="of:=[.C1098]+[.$J$4]" office:value-type="float" office:value="7375.9">
            <text:p>7375.9</text:p>
          </table:table-cell>
          <table:table-cell table:formula="of:= &quot;X&quot;&amp; [.C1099]" office:value-type="string" office:string-value="X7375.9">
            <text:p>X7375.9</text:p>
          </table:table-cell>
          <table:table-cell table:formula="of:=[.E1098]+[.$J$5]" office:value-type="float" office:value="2202">
            <text:p>2202</text:p>
          </table:table-cell>
          <table:table-cell table:formula="of:=&quot;Y&quot; &amp; [.E1099]" office:value-type="string" office:string-value="Y2202">
            <text:p>Y2202</text:p>
          </table:table-cell>
          <table:table-cell table:number-columns-repeated="8"/>
          <table:table-cell table:style-name="ce8" table:formula="of:=[.B1100]" office:value-type="string" office:string-value="N1106">
            <text:p>N1106</text:p>
          </table:table-cell>
          <table:table-cell table:style-name="ce8" table:formula="of:=[.D1100]" office:value-type="string" office:string-value="X7379.9">
            <text:p>X7379.9</text:p>
          </table:table-cell>
          <table:table-cell table:style-name="ce8" table:formula="of:=[.F1100]" office:value-type="string" office:string-value="Y2204.875">
            <text:p>Y2204.87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formula="of:=&quot;N&quot;&amp;[.A1100]" office:value-type="string" office:string-value="N1106">
            <text:p>N1106</text:p>
          </table:table-cell>
          <table:table-cell table:formula="of:=[.C1099]+[.$J$4]" office:value-type="float" office:value="7379.9">
            <text:p>7379.9</text:p>
          </table:table-cell>
          <table:table-cell table:formula="of:= &quot;X&quot;&amp; [.C1100]" office:value-type="string" office:string-value="X7379.9">
            <text:p>X7379.9</text:p>
          </table:table-cell>
          <table:table-cell table:formula="of:=[.E1099]+[.$J$5]" office:value-type="float" office:value="2204.875">
            <text:p>2204.875</text:p>
          </table:table-cell>
          <table:table-cell table:formula="of:=&quot;Y&quot; &amp; [.E1100]" office:value-type="string" office:string-value="Y2204.875">
            <text:p>Y2204.875</text:p>
          </table:table-cell>
          <table:table-cell table:number-columns-repeated="8"/>
          <table:table-cell table:style-name="ce8" table:formula="of:=[.B1101]" office:value-type="string" office:string-value="N1107">
            <text:p>N1107</text:p>
          </table:table-cell>
          <table:table-cell table:style-name="ce8" table:formula="of:=[.D1101]" office:value-type="string" office:string-value="X7383.9">
            <text:p>X7383.9</text:p>
          </table:table-cell>
          <table:table-cell table:style-name="ce8" table:formula="of:=[.F1101]" office:value-type="string" office:string-value="Y2207.75">
            <text:p>Y2207.75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formula="of:=&quot;N&quot;&amp;[.A1101]" office:value-type="string" office:string-value="N1107">
            <text:p>N1107</text:p>
          </table:table-cell>
          <table:table-cell table:formula="of:=[.C1100]+[.$J$4]" office:value-type="float" office:value="7383.9">
            <text:p>7383.9</text:p>
          </table:table-cell>
          <table:table-cell table:formula="of:= &quot;X&quot;&amp; [.C1101]" office:value-type="string" office:string-value="X7383.9">
            <text:p>X7383.9</text:p>
          </table:table-cell>
          <table:table-cell table:formula="of:=[.E1100]+[.$J$5]" office:value-type="float" office:value="2207.75">
            <text:p>2207.75</text:p>
          </table:table-cell>
          <table:table-cell table:formula="of:=&quot;Y&quot; &amp; [.E1101]" office:value-type="string" office:string-value="Y2207.75">
            <text:p>Y2207.75</text:p>
          </table:table-cell>
          <table:table-cell table:number-columns-repeated="8"/>
          <table:table-cell table:style-name="ce8" table:formula="of:=[.B1102]" office:value-type="string" office:string-value="N1108">
            <text:p>N1108</text:p>
          </table:table-cell>
          <table:table-cell table:style-name="ce8" table:formula="of:=[.D1102]" office:value-type="string" office:string-value="X7387.9">
            <text:p>X7387.9</text:p>
          </table:table-cell>
          <table:table-cell table:style-name="ce8" table:formula="of:=[.F1102]" office:value-type="string" office:string-value="Y2210.625">
            <text:p>Y2210.62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formula="of:=&quot;N&quot;&amp;[.A1102]" office:value-type="string" office:string-value="N1108">
            <text:p>N1108</text:p>
          </table:table-cell>
          <table:table-cell table:formula="of:=[.C1101]+[.$J$4]" office:value-type="float" office:value="7387.9">
            <text:p>7387.9</text:p>
          </table:table-cell>
          <table:table-cell table:formula="of:= &quot;X&quot;&amp; [.C1102]" office:value-type="string" office:string-value="X7387.9">
            <text:p>X7387.9</text:p>
          </table:table-cell>
          <table:table-cell table:formula="of:=[.E1101]+[.$J$5]" office:value-type="float" office:value="2210.625">
            <text:p>2210.625</text:p>
          </table:table-cell>
          <table:table-cell table:formula="of:=&quot;Y&quot; &amp; [.E1102]" office:value-type="string" office:string-value="Y2210.625">
            <text:p>Y2210.625</text:p>
          </table:table-cell>
          <table:table-cell table:number-columns-repeated="8"/>
          <table:table-cell table:style-name="ce8" table:formula="of:=[.B1103]" office:value-type="string" office:string-value="N1109">
            <text:p>N1109</text:p>
          </table:table-cell>
          <table:table-cell table:style-name="ce8" table:formula="of:=[.D1103]" office:value-type="string" office:string-value="X7391.9">
            <text:p>X7391.9</text:p>
          </table:table-cell>
          <table:table-cell table:style-name="ce8" table:formula="of:=[.F1103]" office:value-type="string" office:string-value="Y2213.5">
            <text:p>Y2213.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&quot;N&quot;&amp;[.A1103]" office:value-type="string" office:string-value="N1109">
            <text:p>N1109</text:p>
          </table:table-cell>
          <table:table-cell table:formula="of:=[.C1102]+[.$J$4]" office:value-type="float" office:value="7391.9">
            <text:p>7391.9</text:p>
          </table:table-cell>
          <table:table-cell table:formula="of:= &quot;X&quot;&amp; [.C1103]" office:value-type="string" office:string-value="X7391.9">
            <text:p>X7391.9</text:p>
          </table:table-cell>
          <table:table-cell table:formula="of:=[.E1102]+[.$J$5]" office:value-type="float" office:value="2213.5">
            <text:p>2213.5</text:p>
          </table:table-cell>
          <table:table-cell table:formula="of:=&quot;Y&quot; &amp; [.E1103]" office:value-type="string" office:string-value="Y2213.5">
            <text:p>Y2213.5</text:p>
          </table:table-cell>
          <table:table-cell table:number-columns-repeated="8"/>
          <table:table-cell table:style-name="ce8" table:formula="of:=[.B1104]" office:value-type="string" office:string-value="N1110">
            <text:p>N1110</text:p>
          </table:table-cell>
          <table:table-cell table:style-name="ce8" table:formula="of:=[.D1104]" office:value-type="string" office:string-value="X7395.9">
            <text:p>X7395.9</text:p>
          </table:table-cell>
          <table:table-cell table:style-name="ce8" table:formula="of:=[.F1104]" office:value-type="string" office:string-value="Y2216.375">
            <text:p>Y2216.37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formula="of:=&quot;N&quot;&amp;[.A1104]" office:value-type="string" office:string-value="N1110">
            <text:p>N1110</text:p>
          </table:table-cell>
          <table:table-cell table:formula="of:=[.C1103]+[.$J$4]" office:value-type="float" office:value="7395.9">
            <text:p>7395.9</text:p>
          </table:table-cell>
          <table:table-cell table:formula="of:= &quot;X&quot;&amp; [.C1104]" office:value-type="string" office:string-value="X7395.9">
            <text:p>X7395.9</text:p>
          </table:table-cell>
          <table:table-cell table:formula="of:=[.E1103]+[.$J$5]" office:value-type="float" office:value="2216.375">
            <text:p>2216.375</text:p>
          </table:table-cell>
          <table:table-cell table:formula="of:=&quot;Y&quot; &amp; [.E1104]" office:value-type="string" office:string-value="Y2216.375">
            <text:p>Y2216.375</text:p>
          </table:table-cell>
          <table:table-cell table:number-columns-repeated="8"/>
          <table:table-cell table:style-name="ce8" table:formula="of:=[.B1105]" office:value-type="string" office:string-value="N1111">
            <text:p>N1111</text:p>
          </table:table-cell>
          <table:table-cell table:style-name="ce8" table:formula="of:=[.D1105]" office:value-type="string" office:string-value="X7399.9">
            <text:p>X7399.9</text:p>
          </table:table-cell>
          <table:table-cell table:style-name="ce8" table:formula="of:=[.F1105]" office:value-type="string" office:string-value="Y2219.25">
            <text:p>Y2219.25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formula="of:=&quot;N&quot;&amp;[.A1105]" office:value-type="string" office:string-value="N1111">
            <text:p>N1111</text:p>
          </table:table-cell>
          <table:table-cell table:formula="of:=[.C1104]+[.$J$4]" office:value-type="float" office:value="7399.9">
            <text:p>7399.9</text:p>
          </table:table-cell>
          <table:table-cell table:formula="of:= &quot;X&quot;&amp; [.C1105]" office:value-type="string" office:string-value="X7399.9">
            <text:p>X7399.9</text:p>
          </table:table-cell>
          <table:table-cell table:formula="of:=[.E1104]+[.$J$5]" office:value-type="float" office:value="2219.25">
            <text:p>2219.25</text:p>
          </table:table-cell>
          <table:table-cell table:formula="of:=&quot;Y&quot; &amp; [.E1105]" office:value-type="string" office:string-value="Y2219.25">
            <text:p>Y2219.25</text:p>
          </table:table-cell>
          <table:table-cell table:number-columns-repeated="8"/>
          <table:table-cell table:style-name="ce8" table:formula="of:=[.B1106]" office:value-type="string" office:string-value="N1112">
            <text:p>N1112</text:p>
          </table:table-cell>
          <table:table-cell table:style-name="ce8" table:formula="of:=[.D1106]" office:value-type="string" office:string-value="X7403.9">
            <text:p>X7403.9</text:p>
          </table:table-cell>
          <table:table-cell table:style-name="ce8" table:formula="of:=[.F1106]" office:value-type="string" office:string-value="Y2222.125">
            <text:p>Y2222.12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formula="of:=&quot;N&quot;&amp;[.A1106]" office:value-type="string" office:string-value="N1112">
            <text:p>N1112</text:p>
          </table:table-cell>
          <table:table-cell table:formula="of:=[.C1105]+[.$J$4]" office:value-type="float" office:value="7403.9">
            <text:p>7403.9</text:p>
          </table:table-cell>
          <table:table-cell table:formula="of:= &quot;X&quot;&amp; [.C1106]" office:value-type="string" office:string-value="X7403.9">
            <text:p>X7403.9</text:p>
          </table:table-cell>
          <table:table-cell table:formula="of:=[.E1105]+[.$J$5]" office:value-type="float" office:value="2222.125">
            <text:p>2222.125</text:p>
          </table:table-cell>
          <table:table-cell table:formula="of:=&quot;Y&quot; &amp; [.E1106]" office:value-type="string" office:string-value="Y2222.125">
            <text:p>Y2222.125</text:p>
          </table:table-cell>
          <table:table-cell table:number-columns-repeated="8"/>
          <table:table-cell table:style-name="ce8" table:formula="of:=[.B1107]" office:value-type="string" office:string-value="N1113">
            <text:p>N1113</text:p>
          </table:table-cell>
          <table:table-cell table:style-name="ce8" table:formula="of:=[.D1107]" office:value-type="string" office:string-value="X7407.9">
            <text:p>X7407.9</text:p>
          </table:table-cell>
          <table:table-cell table:style-name="ce8" table:formula="of:=[.F1107]" office:value-type="string" office:string-value="Y2225">
            <text:p>Y2225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&quot;N&quot;&amp;[.A1107]" office:value-type="string" office:string-value="N1113">
            <text:p>N1113</text:p>
          </table:table-cell>
          <table:table-cell table:formula="of:=[.C1106]+[.$J$4]" office:value-type="float" office:value="7407.9">
            <text:p>7407.9</text:p>
          </table:table-cell>
          <table:table-cell table:formula="of:= &quot;X&quot;&amp; [.C1107]" office:value-type="string" office:string-value="X7407.9">
            <text:p>X7407.9</text:p>
          </table:table-cell>
          <table:table-cell table:formula="of:=[.E1106]+[.$J$5]" office:value-type="float" office:value="2225">
            <text:p>2225</text:p>
          </table:table-cell>
          <table:table-cell table:formula="of:=&quot;Y&quot; &amp; [.E1107]" office:value-type="string" office:string-value="Y2225">
            <text:p>Y2225</text:p>
          </table:table-cell>
          <table:table-cell table:number-columns-repeated="8"/>
          <table:table-cell table:style-name="ce8" table:formula="of:=[.B1108]" office:value-type="string" office:string-value="N1114">
            <text:p>N1114</text:p>
          </table:table-cell>
          <table:table-cell table:style-name="ce8" table:formula="of:=[.D1108]" office:value-type="string" office:string-value="X7411.9">
            <text:p>X7411.9</text:p>
          </table:table-cell>
          <table:table-cell table:style-name="ce8" table:formula="of:=[.F1108]" office:value-type="string" office:string-value="Y2227.875">
            <text:p>Y2227.875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&quot;N&quot;&amp;[.A1108]" office:value-type="string" office:string-value="N1114">
            <text:p>N1114</text:p>
          </table:table-cell>
          <table:table-cell table:formula="of:=[.C1107]+[.$J$4]" office:value-type="float" office:value="7411.9">
            <text:p>7411.9</text:p>
          </table:table-cell>
          <table:table-cell table:formula="of:= &quot;X&quot;&amp; [.C1108]" office:value-type="string" office:string-value="X7411.9">
            <text:p>X7411.9</text:p>
          </table:table-cell>
          <table:table-cell table:formula="of:=[.E1107]+[.$J$5]" office:value-type="float" office:value="2227.875">
            <text:p>2227.875</text:p>
          </table:table-cell>
          <table:table-cell table:formula="of:=&quot;Y&quot; &amp; [.E1108]" office:value-type="string" office:string-value="Y2227.875">
            <text:p>Y2227.875</text:p>
          </table:table-cell>
          <table:table-cell table:number-columns-repeated="8"/>
          <table:table-cell table:style-name="ce8" table:formula="of:=[.B1109]" office:value-type="string" office:string-value="N1115">
            <text:p>N1115</text:p>
          </table:table-cell>
          <table:table-cell table:style-name="ce8" table:formula="of:=[.D1109]" office:value-type="string" office:string-value="X7415.9">
            <text:p>X7415.9</text:p>
          </table:table-cell>
          <table:table-cell table:style-name="ce8" table:formula="of:=[.F1109]" office:value-type="string" office:string-value="Y2230.75">
            <text:p>Y2230.75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formula="of:=&quot;N&quot;&amp;[.A1109]" office:value-type="string" office:string-value="N1115">
            <text:p>N1115</text:p>
          </table:table-cell>
          <table:table-cell table:formula="of:=[.C1108]+[.$J$4]" office:value-type="float" office:value="7415.9">
            <text:p>7415.9</text:p>
          </table:table-cell>
          <table:table-cell table:formula="of:= &quot;X&quot;&amp; [.C1109]" office:value-type="string" office:string-value="X7415.9">
            <text:p>X7415.9</text:p>
          </table:table-cell>
          <table:table-cell table:formula="of:=[.E1108]+[.$J$5]" office:value-type="float" office:value="2230.75">
            <text:p>2230.75</text:p>
          </table:table-cell>
          <table:table-cell table:formula="of:=&quot;Y&quot; &amp; [.E1109]" office:value-type="string" office:string-value="Y2230.75">
            <text:p>Y2230.75</text:p>
          </table:table-cell>
          <table:table-cell table:number-columns-repeated="8"/>
          <table:table-cell table:style-name="ce8" table:formula="of:=[.B1110]" office:value-type="string" office:string-value="N1116">
            <text:p>N1116</text:p>
          </table:table-cell>
          <table:table-cell table:style-name="ce8" table:formula="of:=[.D1110]" office:value-type="string" office:string-value="X7419.9">
            <text:p>X7419.9</text:p>
          </table:table-cell>
          <table:table-cell table:style-name="ce8" table:formula="of:=[.F1110]" office:value-type="string" office:string-value="Y2233.625">
            <text:p>Y2233.625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&quot;N&quot;&amp;[.A1110]" office:value-type="string" office:string-value="N1116">
            <text:p>N1116</text:p>
          </table:table-cell>
          <table:table-cell table:formula="of:=[.C1109]+[.$J$4]" office:value-type="float" office:value="7419.9">
            <text:p>7419.9</text:p>
          </table:table-cell>
          <table:table-cell table:formula="of:= &quot;X&quot;&amp; [.C1110]" office:value-type="string" office:string-value="X7419.9">
            <text:p>X7419.9</text:p>
          </table:table-cell>
          <table:table-cell table:formula="of:=[.E1109]+[.$J$5]" office:value-type="float" office:value="2233.625">
            <text:p>2233.625</text:p>
          </table:table-cell>
          <table:table-cell table:formula="of:=&quot;Y&quot; &amp; [.E1110]" office:value-type="string" office:string-value="Y2233.625">
            <text:p>Y2233.625</text:p>
          </table:table-cell>
          <table:table-cell table:number-columns-repeated="8"/>
          <table:table-cell table:style-name="ce8" table:formula="of:=[.B1111]" office:value-type="string" office:string-value="N1117">
            <text:p>N1117</text:p>
          </table:table-cell>
          <table:table-cell table:style-name="ce8" table:formula="of:=[.D1111]" office:value-type="string" office:string-value="X7423.9">
            <text:p>X7423.9</text:p>
          </table:table-cell>
          <table:table-cell table:style-name="ce8" table:formula="of:=[.F1111]" office:value-type="string" office:string-value="Y2236.5">
            <text:p>Y2236.5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formula="of:=&quot;N&quot;&amp;[.A1111]" office:value-type="string" office:string-value="N1117">
            <text:p>N1117</text:p>
          </table:table-cell>
          <table:table-cell table:formula="of:=[.C1110]+[.$J$4]" office:value-type="float" office:value="7423.9">
            <text:p>7423.9</text:p>
          </table:table-cell>
          <table:table-cell table:formula="of:= &quot;X&quot;&amp; [.C1111]" office:value-type="string" office:string-value="X7423.9">
            <text:p>X7423.9</text:p>
          </table:table-cell>
          <table:table-cell table:formula="of:=[.E1110]+[.$J$5]" office:value-type="float" office:value="2236.5">
            <text:p>2236.5</text:p>
          </table:table-cell>
          <table:table-cell table:formula="of:=&quot;Y&quot; &amp; [.E1111]" office:value-type="string" office:string-value="Y2236.5">
            <text:p>Y2236.5</text:p>
          </table:table-cell>
          <table:table-cell table:number-columns-repeated="8"/>
          <table:table-cell table:style-name="ce8" table:formula="of:=[.B1112]" office:value-type="string" office:string-value="N1118">
            <text:p>N1118</text:p>
          </table:table-cell>
          <table:table-cell table:style-name="ce8" table:formula="of:=[.D1112]" office:value-type="string" office:string-value="X7427.9">
            <text:p>X7427.9</text:p>
          </table:table-cell>
          <table:table-cell table:style-name="ce8" table:formula="of:=[.F1112]" office:value-type="string" office:string-value="Y2239.375">
            <text:p>Y2239.37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formula="of:=&quot;N&quot;&amp;[.A1112]" office:value-type="string" office:string-value="N1118">
            <text:p>N1118</text:p>
          </table:table-cell>
          <table:table-cell table:formula="of:=[.C1111]+[.$J$4]" office:value-type="float" office:value="7427.9">
            <text:p>7427.9</text:p>
          </table:table-cell>
          <table:table-cell table:formula="of:= &quot;X&quot;&amp; [.C1112]" office:value-type="string" office:string-value="X7427.9">
            <text:p>X7427.9</text:p>
          </table:table-cell>
          <table:table-cell table:formula="of:=[.E1111]+[.$J$5]" office:value-type="float" office:value="2239.375">
            <text:p>2239.375</text:p>
          </table:table-cell>
          <table:table-cell table:formula="of:=&quot;Y&quot; &amp; [.E1112]" office:value-type="string" office:string-value="Y2239.375">
            <text:p>Y2239.375</text:p>
          </table:table-cell>
          <table:table-cell table:number-columns-repeated="8"/>
          <table:table-cell table:style-name="ce8" table:formula="of:=[.B1113]" office:value-type="string" office:string-value="N1119">
            <text:p>N1119</text:p>
          </table:table-cell>
          <table:table-cell table:style-name="ce8" table:formula="of:=[.D1113]" office:value-type="string" office:string-value="X7431.9">
            <text:p>X7431.9</text:p>
          </table:table-cell>
          <table:table-cell table:style-name="ce8" table:formula="of:=[.F1113]" office:value-type="string" office:string-value="Y2242.25">
            <text:p>Y2242.25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formula="of:=&quot;N&quot;&amp;[.A1113]" office:value-type="string" office:string-value="N1119">
            <text:p>N1119</text:p>
          </table:table-cell>
          <table:table-cell table:formula="of:=[.C1112]+[.$J$4]" office:value-type="float" office:value="7431.9">
            <text:p>7431.9</text:p>
          </table:table-cell>
          <table:table-cell table:formula="of:= &quot;X&quot;&amp; [.C1113]" office:value-type="string" office:string-value="X7431.9">
            <text:p>X7431.9</text:p>
          </table:table-cell>
          <table:table-cell table:formula="of:=[.E1112]+[.$J$5]" office:value-type="float" office:value="2242.25">
            <text:p>2242.25</text:p>
          </table:table-cell>
          <table:table-cell table:formula="of:=&quot;Y&quot; &amp; [.E1113]" office:value-type="string" office:string-value="Y2242.25">
            <text:p>Y2242.25</text:p>
          </table:table-cell>
          <table:table-cell table:number-columns-repeated="8"/>
          <table:table-cell table:style-name="ce8" table:formula="of:=[.B1114]" office:value-type="string" office:string-value="N1120">
            <text:p>N1120</text:p>
          </table:table-cell>
          <table:table-cell table:style-name="ce8" table:formula="of:=[.D1114]" office:value-type="string" office:string-value="X7435.9">
            <text:p>X7435.9</text:p>
          </table:table-cell>
          <table:table-cell table:style-name="ce8" table:formula="of:=[.F1114]" office:value-type="string" office:string-value="Y2245.125">
            <text:p>Y2245.12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&quot;N&quot;&amp;[.A1114]" office:value-type="string" office:string-value="N1120">
            <text:p>N1120</text:p>
          </table:table-cell>
          <table:table-cell table:formula="of:=[.C1113]+[.$J$4]" office:value-type="float" office:value="7435.9">
            <text:p>7435.9</text:p>
          </table:table-cell>
          <table:table-cell table:formula="of:= &quot;X&quot;&amp; [.C1114]" office:value-type="string" office:string-value="X7435.9">
            <text:p>X7435.9</text:p>
          </table:table-cell>
          <table:table-cell table:formula="of:=[.E1113]+[.$J$5]" office:value-type="float" office:value="2245.125">
            <text:p>2245.125</text:p>
          </table:table-cell>
          <table:table-cell table:formula="of:=&quot;Y&quot; &amp; [.E1114]" office:value-type="string" office:string-value="Y2245.125">
            <text:p>Y2245.125</text:p>
          </table:table-cell>
          <table:table-cell table:number-columns-repeated="8"/>
          <table:table-cell table:style-name="ce8" table:formula="of:=[.B1115]" office:value-type="string" office:string-value="N1121">
            <text:p>N1121</text:p>
          </table:table-cell>
          <table:table-cell table:style-name="ce8" table:formula="of:=[.D1115]" office:value-type="string" office:string-value="X7439.9">
            <text:p>X7439.9</text:p>
          </table:table-cell>
          <table:table-cell table:style-name="ce8" table:formula="of:=[.F1115]" office:value-type="string" office:string-value="Y2248">
            <text:p>Y2248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&quot;N&quot;&amp;[.A1115]" office:value-type="string" office:string-value="N1121">
            <text:p>N1121</text:p>
          </table:table-cell>
          <table:table-cell table:formula="of:=[.C1114]+[.$J$4]" office:value-type="float" office:value="7439.9">
            <text:p>7439.9</text:p>
          </table:table-cell>
          <table:table-cell table:formula="of:= &quot;X&quot;&amp; [.C1115]" office:value-type="string" office:string-value="X7439.9">
            <text:p>X7439.9</text:p>
          </table:table-cell>
          <table:table-cell table:formula="of:=[.E1114]+[.$J$5]" office:value-type="float" office:value="2248">
            <text:p>2248</text:p>
          </table:table-cell>
          <table:table-cell table:formula="of:=&quot;Y&quot; &amp; [.E1115]" office:value-type="string" office:string-value="Y2248">
            <text:p>Y2248</text:p>
          </table:table-cell>
          <table:table-cell table:number-columns-repeated="8"/>
          <table:table-cell table:style-name="ce8" table:formula="of:=[.B1116]" office:value-type="string" office:string-value="N1122">
            <text:p>N1122</text:p>
          </table:table-cell>
          <table:table-cell table:style-name="ce8" table:formula="of:=[.D1116]" office:value-type="string" office:string-value="X7443.9">
            <text:p>X7443.9</text:p>
          </table:table-cell>
          <table:table-cell table:style-name="ce8" table:formula="of:=[.F1116]" office:value-type="string" office:string-value="Y2250.875">
            <text:p>Y2250.87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formula="of:=&quot;N&quot;&amp;[.A1116]" office:value-type="string" office:string-value="N1122">
            <text:p>N1122</text:p>
          </table:table-cell>
          <table:table-cell table:formula="of:=[.C1115]+[.$J$4]" office:value-type="float" office:value="7443.9">
            <text:p>7443.9</text:p>
          </table:table-cell>
          <table:table-cell table:formula="of:= &quot;X&quot;&amp; [.C1116]" office:value-type="string" office:string-value="X7443.9">
            <text:p>X7443.9</text:p>
          </table:table-cell>
          <table:table-cell table:formula="of:=[.E1115]+[.$J$5]" office:value-type="float" office:value="2250.875">
            <text:p>2250.875</text:p>
          </table:table-cell>
          <table:table-cell table:formula="of:=&quot;Y&quot; &amp; [.E1116]" office:value-type="string" office:string-value="Y2250.875">
            <text:p>Y2250.875</text:p>
          </table:table-cell>
          <table:table-cell table:number-columns-repeated="8"/>
          <table:table-cell table:style-name="ce8" table:formula="of:=[.B1117]" office:value-type="string" office:string-value="N1123">
            <text:p>N1123</text:p>
          </table:table-cell>
          <table:table-cell table:style-name="ce8" table:formula="of:=[.D1117]" office:value-type="string" office:string-value="X7447.9">
            <text:p>X7447.9</text:p>
          </table:table-cell>
          <table:table-cell table:style-name="ce8" table:formula="of:=[.F1117]" office:value-type="string" office:string-value="Y2253.75">
            <text:p>Y2253.7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&quot;N&quot;&amp;[.A1117]" office:value-type="string" office:string-value="N1123">
            <text:p>N1123</text:p>
          </table:table-cell>
          <table:table-cell table:formula="of:=[.C1116]+[.$J$4]" office:value-type="float" office:value="7447.9">
            <text:p>7447.9</text:p>
          </table:table-cell>
          <table:table-cell table:formula="of:= &quot;X&quot;&amp; [.C1117]" office:value-type="string" office:string-value="X7447.9">
            <text:p>X7447.9</text:p>
          </table:table-cell>
          <table:table-cell table:formula="of:=[.E1116]+[.$J$5]" office:value-type="float" office:value="2253.75">
            <text:p>2253.75</text:p>
          </table:table-cell>
          <table:table-cell table:formula="of:=&quot;Y&quot; &amp; [.E1117]" office:value-type="string" office:string-value="Y2253.75">
            <text:p>Y2253.75</text:p>
          </table:table-cell>
          <table:table-cell table:number-columns-repeated="8"/>
          <table:table-cell table:style-name="ce8" table:formula="of:=[.B1118]" office:value-type="string" office:string-value="N1124">
            <text:p>N1124</text:p>
          </table:table-cell>
          <table:table-cell table:style-name="ce8" table:formula="of:=[.D1118]" office:value-type="string" office:string-value="X7451.9">
            <text:p>X7451.9</text:p>
          </table:table-cell>
          <table:table-cell table:style-name="ce8" table:formula="of:=[.F1118]" office:value-type="string" office:string-value="Y2256.625">
            <text:p>Y2256.625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formula="of:=&quot;N&quot;&amp;[.A1118]" office:value-type="string" office:string-value="N1124">
            <text:p>N1124</text:p>
          </table:table-cell>
          <table:table-cell table:formula="of:=[.C1117]+[.$J$4]" office:value-type="float" office:value="7451.9">
            <text:p>7451.9</text:p>
          </table:table-cell>
          <table:table-cell table:formula="of:= &quot;X&quot;&amp; [.C1118]" office:value-type="string" office:string-value="X7451.9">
            <text:p>X7451.9</text:p>
          </table:table-cell>
          <table:table-cell table:formula="of:=[.E1117]+[.$J$5]" office:value-type="float" office:value="2256.625">
            <text:p>2256.625</text:p>
          </table:table-cell>
          <table:table-cell table:formula="of:=&quot;Y&quot; &amp; [.E1118]" office:value-type="string" office:string-value="Y2256.625">
            <text:p>Y2256.625</text:p>
          </table:table-cell>
          <table:table-cell table:number-columns-repeated="8"/>
          <table:table-cell table:style-name="ce8" table:formula="of:=[.B1119]" office:value-type="string" office:string-value="N1125">
            <text:p>N1125</text:p>
          </table:table-cell>
          <table:table-cell table:style-name="ce8" table:formula="of:=[.D1119]" office:value-type="string" office:string-value="X7455.9">
            <text:p>X7455.9</text:p>
          </table:table-cell>
          <table:table-cell table:style-name="ce8" table:formula="of:=[.F1119]" office:value-type="string" office:string-value="Y2259.5">
            <text:p>Y2259.5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formula="of:=&quot;N&quot;&amp;[.A1119]" office:value-type="string" office:string-value="N1125">
            <text:p>N1125</text:p>
          </table:table-cell>
          <table:table-cell table:formula="of:=[.C1118]+[.$J$4]" office:value-type="float" office:value="7455.9">
            <text:p>7455.9</text:p>
          </table:table-cell>
          <table:table-cell table:formula="of:= &quot;X&quot;&amp; [.C1119]" office:value-type="string" office:string-value="X7455.9">
            <text:p>X7455.9</text:p>
          </table:table-cell>
          <table:table-cell table:formula="of:=[.E1118]+[.$J$5]" office:value-type="float" office:value="2259.5">
            <text:p>2259.5</text:p>
          </table:table-cell>
          <table:table-cell table:formula="of:=&quot;Y&quot; &amp; [.E1119]" office:value-type="string" office:string-value="Y2259.5">
            <text:p>Y2259.5</text:p>
          </table:table-cell>
          <table:table-cell table:number-columns-repeated="8"/>
          <table:table-cell table:style-name="ce8" table:formula="of:=[.B1120]" office:value-type="string" office:string-value="N1126">
            <text:p>N1126</text:p>
          </table:table-cell>
          <table:table-cell table:style-name="ce8" table:formula="of:=[.D1120]" office:value-type="string" office:string-value="X7459.9">
            <text:p>X7459.9</text:p>
          </table:table-cell>
          <table:table-cell table:style-name="ce8" table:formula="of:=[.F1120]" office:value-type="string" office:string-value="Y2262.375">
            <text:p>Y2262.37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formula="of:=&quot;N&quot;&amp;[.A1120]" office:value-type="string" office:string-value="N1126">
            <text:p>N1126</text:p>
          </table:table-cell>
          <table:table-cell table:formula="of:=[.C1119]+[.$J$4]" office:value-type="float" office:value="7459.9">
            <text:p>7459.9</text:p>
          </table:table-cell>
          <table:table-cell table:formula="of:= &quot;X&quot;&amp; [.C1120]" office:value-type="string" office:string-value="X7459.9">
            <text:p>X7459.9</text:p>
          </table:table-cell>
          <table:table-cell table:formula="of:=[.E1119]+[.$J$5]" office:value-type="float" office:value="2262.375">
            <text:p>2262.375</text:p>
          </table:table-cell>
          <table:table-cell table:formula="of:=&quot;Y&quot; &amp; [.E1120]" office:value-type="string" office:string-value="Y2262.375">
            <text:p>Y2262.375</text:p>
          </table:table-cell>
          <table:table-cell table:number-columns-repeated="8"/>
          <table:table-cell table:style-name="ce8" table:formula="of:=[.B1121]" office:value-type="string" office:string-value="N1127">
            <text:p>N1127</text:p>
          </table:table-cell>
          <table:table-cell table:style-name="ce8" table:formula="of:=[.D1121]" office:value-type="string" office:string-value="X7463.9">
            <text:p>X7463.9</text:p>
          </table:table-cell>
          <table:table-cell table:style-name="ce8" table:formula="of:=[.F1121]" office:value-type="string" office:string-value="Y2265.25">
            <text:p>Y2265.2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&quot;N&quot;&amp;[.A1121]" office:value-type="string" office:string-value="N1127">
            <text:p>N1127</text:p>
          </table:table-cell>
          <table:table-cell table:formula="of:=[.C1120]+[.$J$4]" office:value-type="float" office:value="7463.9">
            <text:p>7463.9</text:p>
          </table:table-cell>
          <table:table-cell table:formula="of:= &quot;X&quot;&amp; [.C1121]" office:value-type="string" office:string-value="X7463.9">
            <text:p>X7463.9</text:p>
          </table:table-cell>
          <table:table-cell table:formula="of:=[.E1120]+[.$J$5]" office:value-type="float" office:value="2265.25">
            <text:p>2265.25</text:p>
          </table:table-cell>
          <table:table-cell table:formula="of:=&quot;Y&quot; &amp; [.E1121]" office:value-type="string" office:string-value="Y2265.25">
            <text:p>Y2265.25</text:p>
          </table:table-cell>
          <table:table-cell table:number-columns-repeated="8"/>
          <table:table-cell table:style-name="ce8" table:formula="of:=[.B1122]" office:value-type="string" office:string-value="N1128">
            <text:p>N1128</text:p>
          </table:table-cell>
          <table:table-cell table:style-name="ce8" table:formula="of:=[.D1122]" office:value-type="string" office:string-value="X7467.9">
            <text:p>X7467.9</text:p>
          </table:table-cell>
          <table:table-cell table:style-name="ce8" table:formula="of:=[.F1122]" office:value-type="string" office:string-value="Y2268.125">
            <text:p>Y2268.125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formula="of:=&quot;N&quot;&amp;[.A1122]" office:value-type="string" office:string-value="N1128">
            <text:p>N1128</text:p>
          </table:table-cell>
          <table:table-cell table:formula="of:=[.C1121]+[.$J$4]" office:value-type="float" office:value="7467.9">
            <text:p>7467.9</text:p>
          </table:table-cell>
          <table:table-cell table:formula="of:= &quot;X&quot;&amp; [.C1122]" office:value-type="string" office:string-value="X7467.9">
            <text:p>X7467.9</text:p>
          </table:table-cell>
          <table:table-cell table:formula="of:=[.E1121]+[.$J$5]" office:value-type="float" office:value="2268.125">
            <text:p>2268.125</text:p>
          </table:table-cell>
          <table:table-cell table:formula="of:=&quot;Y&quot; &amp; [.E1122]" office:value-type="string" office:string-value="Y2268.125">
            <text:p>Y2268.125</text:p>
          </table:table-cell>
          <table:table-cell table:number-columns-repeated="8"/>
          <table:table-cell table:style-name="ce8" table:formula="of:=[.B1123]" office:value-type="string" office:string-value="N1129">
            <text:p>N1129</text:p>
          </table:table-cell>
          <table:table-cell table:style-name="ce8" table:formula="of:=[.D1123]" office:value-type="string" office:string-value="X7471.9">
            <text:p>X7471.9</text:p>
          </table:table-cell>
          <table:table-cell table:style-name="ce8" table:formula="of:=[.F1123]" office:value-type="string" office:string-value="Y2271">
            <text:p>Y2271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formula="of:=&quot;N&quot;&amp;[.A1123]" office:value-type="string" office:string-value="N1129">
            <text:p>N1129</text:p>
          </table:table-cell>
          <table:table-cell table:formula="of:=[.C1122]+[.$J$4]" office:value-type="float" office:value="7471.9">
            <text:p>7471.9</text:p>
          </table:table-cell>
          <table:table-cell table:formula="of:= &quot;X&quot;&amp; [.C1123]" office:value-type="string" office:string-value="X7471.9">
            <text:p>X7471.9</text:p>
          </table:table-cell>
          <table:table-cell table:formula="of:=[.E1122]+[.$J$5]" office:value-type="float" office:value="2271">
            <text:p>2271</text:p>
          </table:table-cell>
          <table:table-cell table:formula="of:=&quot;Y&quot; &amp; [.E1123]" office:value-type="string" office:string-value="Y2271">
            <text:p>Y2271</text:p>
          </table:table-cell>
          <table:table-cell table:number-columns-repeated="8"/>
          <table:table-cell table:style-name="ce8" table:formula="of:=[.B1124]" office:value-type="string" office:string-value="N1130">
            <text:p>N1130</text:p>
          </table:table-cell>
          <table:table-cell table:style-name="ce8" table:formula="of:=[.D1124]" office:value-type="string" office:string-value="X7475.9">
            <text:p>X7475.9</text:p>
          </table:table-cell>
          <table:table-cell table:style-name="ce8" table:formula="of:=[.F1124]" office:value-type="string" office:string-value="Y2273.875">
            <text:p>Y2273.875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formula="of:=&quot;N&quot;&amp;[.A1124]" office:value-type="string" office:string-value="N1130">
            <text:p>N1130</text:p>
          </table:table-cell>
          <table:table-cell table:formula="of:=[.C1123]+[.$J$4]" office:value-type="float" office:value="7475.9">
            <text:p>7475.9</text:p>
          </table:table-cell>
          <table:table-cell table:formula="of:= &quot;X&quot;&amp; [.C1124]" office:value-type="string" office:string-value="X7475.9">
            <text:p>X7475.9</text:p>
          </table:table-cell>
          <table:table-cell table:formula="of:=[.E1123]+[.$J$5]" office:value-type="float" office:value="2273.875">
            <text:p>2273.875</text:p>
          </table:table-cell>
          <table:table-cell table:formula="of:=&quot;Y&quot; &amp; [.E1124]" office:value-type="string" office:string-value="Y2273.875">
            <text:p>Y2273.875</text:p>
          </table:table-cell>
          <table:table-cell table:number-columns-repeated="8"/>
          <table:table-cell table:style-name="ce8" table:formula="of:=[.B1125]" office:value-type="string" office:string-value="N1131">
            <text:p>N1131</text:p>
          </table:table-cell>
          <table:table-cell table:style-name="ce8" table:formula="of:=[.D1125]" office:value-type="string" office:string-value="X7479.9">
            <text:p>X7479.9</text:p>
          </table:table-cell>
          <table:table-cell table:style-name="ce8" table:formula="of:=[.F1125]" office:value-type="string" office:string-value="Y2276.75">
            <text:p>Y2276.7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&quot;N&quot;&amp;[.A1125]" office:value-type="string" office:string-value="N1131">
            <text:p>N1131</text:p>
          </table:table-cell>
          <table:table-cell table:formula="of:=[.C1124]+[.$J$4]" office:value-type="float" office:value="7479.9">
            <text:p>7479.9</text:p>
          </table:table-cell>
          <table:table-cell table:formula="of:= &quot;X&quot;&amp; [.C1125]" office:value-type="string" office:string-value="X7479.9">
            <text:p>X7479.9</text:p>
          </table:table-cell>
          <table:table-cell table:formula="of:=[.E1124]+[.$J$5]" office:value-type="float" office:value="2276.75">
            <text:p>2276.75</text:p>
          </table:table-cell>
          <table:table-cell table:formula="of:=&quot;Y&quot; &amp; [.E1125]" office:value-type="string" office:string-value="Y2276.75">
            <text:p>Y2276.75</text:p>
          </table:table-cell>
          <table:table-cell table:number-columns-repeated="8"/>
          <table:table-cell table:style-name="ce8" table:formula="of:=[.B1126]" office:value-type="string" office:string-value="N1132">
            <text:p>N1132</text:p>
          </table:table-cell>
          <table:table-cell table:style-name="ce8" table:formula="of:=[.D1126]" office:value-type="string" office:string-value="X7483.9">
            <text:p>X7483.9</text:p>
          </table:table-cell>
          <table:table-cell table:style-name="ce8" table:formula="of:=[.F1126]" office:value-type="string" office:string-value="Y2279.625">
            <text:p>Y2279.625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formula="of:=&quot;N&quot;&amp;[.A1126]" office:value-type="string" office:string-value="N1132">
            <text:p>N1132</text:p>
          </table:table-cell>
          <table:table-cell table:formula="of:=[.C1125]+[.$J$4]" office:value-type="float" office:value="7483.9">
            <text:p>7483.9</text:p>
          </table:table-cell>
          <table:table-cell table:formula="of:= &quot;X&quot;&amp; [.C1126]" office:value-type="string" office:string-value="X7483.9">
            <text:p>X7483.9</text:p>
          </table:table-cell>
          <table:table-cell table:formula="of:=[.E1125]+[.$J$5]" office:value-type="float" office:value="2279.625">
            <text:p>2279.625</text:p>
          </table:table-cell>
          <table:table-cell table:formula="of:=&quot;Y&quot; &amp; [.E1126]" office:value-type="string" office:string-value="Y2279.625">
            <text:p>Y2279.625</text:p>
          </table:table-cell>
          <table:table-cell table:number-columns-repeated="8"/>
          <table:table-cell table:style-name="ce8" table:formula="of:=[.B1127]" office:value-type="string" office:string-value="N1133">
            <text:p>N1133</text:p>
          </table:table-cell>
          <table:table-cell table:style-name="ce8" table:formula="of:=[.D1127]" office:value-type="string" office:string-value="X7487.9">
            <text:p>X7487.9</text:p>
          </table:table-cell>
          <table:table-cell table:style-name="ce8" table:formula="of:=[.F1127]" office:value-type="string" office:string-value="Y2282.5">
            <text:p>Y2282.5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formula="of:=&quot;N&quot;&amp;[.A1127]" office:value-type="string" office:string-value="N1133">
            <text:p>N1133</text:p>
          </table:table-cell>
          <table:table-cell table:formula="of:=[.C1126]+[.$J$4]" office:value-type="float" office:value="7487.9">
            <text:p>7487.9</text:p>
          </table:table-cell>
          <table:table-cell table:formula="of:= &quot;X&quot;&amp; [.C1127]" office:value-type="string" office:string-value="X7487.9">
            <text:p>X7487.9</text:p>
          </table:table-cell>
          <table:table-cell table:formula="of:=[.E1126]+[.$J$5]" office:value-type="float" office:value="2282.5">
            <text:p>2282.5</text:p>
          </table:table-cell>
          <table:table-cell table:formula="of:=&quot;Y&quot; &amp; [.E1127]" office:value-type="string" office:string-value="Y2282.5">
            <text:p>Y2282.5</text:p>
          </table:table-cell>
          <table:table-cell table:number-columns-repeated="8"/>
          <table:table-cell table:style-name="ce8" table:formula="of:=[.B1128]" office:value-type="string" office:string-value="N1134">
            <text:p>N1134</text:p>
          </table:table-cell>
          <table:table-cell table:style-name="ce8" table:formula="of:=[.D1128]" office:value-type="string" office:string-value="X7491.9">
            <text:p>X7491.9</text:p>
          </table:table-cell>
          <table:table-cell table:style-name="ce8" table:formula="of:=[.F1128]" office:value-type="string" office:string-value="Y2285.375">
            <text:p>Y2285.375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&quot;N&quot;&amp;[.A1128]" office:value-type="string" office:string-value="N1134">
            <text:p>N1134</text:p>
          </table:table-cell>
          <table:table-cell table:formula="of:=[.C1127]+[.$J$4]" office:value-type="float" office:value="7491.9">
            <text:p>7491.9</text:p>
          </table:table-cell>
          <table:table-cell table:formula="of:= &quot;X&quot;&amp; [.C1128]" office:value-type="string" office:string-value="X7491.9">
            <text:p>X7491.9</text:p>
          </table:table-cell>
          <table:table-cell table:formula="of:=[.E1127]+[.$J$5]" office:value-type="float" office:value="2285.375">
            <text:p>2285.375</text:p>
          </table:table-cell>
          <table:table-cell table:formula="of:=&quot;Y&quot; &amp; [.E1128]" office:value-type="string" office:string-value="Y2285.375">
            <text:p>Y2285.375</text:p>
          </table:table-cell>
          <table:table-cell table:number-columns-repeated="8"/>
          <table:table-cell table:style-name="ce8" table:formula="of:=[.B1129]" office:value-type="string" office:string-value="N1135">
            <text:p>N1135</text:p>
          </table:table-cell>
          <table:table-cell table:style-name="ce8" table:formula="of:=[.D1129]" office:value-type="string" office:string-value="X7495.9">
            <text:p>X7495.9</text:p>
          </table:table-cell>
          <table:table-cell table:style-name="ce8" table:formula="of:=[.F1129]" office:value-type="string" office:string-value="Y2288.25">
            <text:p>Y2288.2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formula="of:=&quot;N&quot;&amp;[.A1129]" office:value-type="string" office:string-value="N1135">
            <text:p>N1135</text:p>
          </table:table-cell>
          <table:table-cell table:formula="of:=[.C1128]+[.$J$4]" office:value-type="float" office:value="7495.9">
            <text:p>7495.9</text:p>
          </table:table-cell>
          <table:table-cell table:formula="of:= &quot;X&quot;&amp; [.C1129]" office:value-type="string" office:string-value="X7495.9">
            <text:p>X7495.9</text:p>
          </table:table-cell>
          <table:table-cell table:formula="of:=[.E1128]+[.$J$5]" office:value-type="float" office:value="2288.25">
            <text:p>2288.25</text:p>
          </table:table-cell>
          <table:table-cell table:formula="of:=&quot;Y&quot; &amp; [.E1129]" office:value-type="string" office:string-value="Y2288.25">
            <text:p>Y2288.25</text:p>
          </table:table-cell>
          <table:table-cell table:number-columns-repeated="8"/>
          <table:table-cell table:style-name="ce8" table:formula="of:=[.B1130]" office:value-type="string" office:string-value="N1136">
            <text:p>N1136</text:p>
          </table:table-cell>
          <table:table-cell table:style-name="ce8" table:formula="of:=[.D1130]" office:value-type="string" office:string-value="X7499.9">
            <text:p>X7499.9</text:p>
          </table:table-cell>
          <table:table-cell table:style-name="ce8" table:formula="of:=[.F1130]" office:value-type="string" office:string-value="Y2291.125">
            <text:p>Y2291.12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formula="of:=&quot;N&quot;&amp;[.A1130]" office:value-type="string" office:string-value="N1136">
            <text:p>N1136</text:p>
          </table:table-cell>
          <table:table-cell table:formula="of:=[.C1129]+[.$J$4]" office:value-type="float" office:value="7499.9">
            <text:p>7499.9</text:p>
          </table:table-cell>
          <table:table-cell table:formula="of:= &quot;X&quot;&amp; [.C1130]" office:value-type="string" office:string-value="X7499.9">
            <text:p>X7499.9</text:p>
          </table:table-cell>
          <table:table-cell table:formula="of:=[.E1129]+[.$J$5]" office:value-type="float" office:value="2291.125">
            <text:p>2291.125</text:p>
          </table:table-cell>
          <table:table-cell table:formula="of:=&quot;Y&quot; &amp; [.E1130]" office:value-type="string" office:string-value="Y2291.125">
            <text:p>Y2291.125</text:p>
          </table:table-cell>
          <table:table-cell table:number-columns-repeated="8"/>
          <table:table-cell table:style-name="ce8" table:formula="of:=[.B1131]" office:value-type="string" office:string-value="N1137">
            <text:p>N1137</text:p>
          </table:table-cell>
          <table:table-cell table:style-name="ce8" table:formula="of:=[.D1131]" office:value-type="string" office:string-value="X7503.9">
            <text:p>X7503.9</text:p>
          </table:table-cell>
          <table:table-cell table:style-name="ce8" table:formula="of:=[.F1131]" office:value-type="string" office:string-value="Y2294">
            <text:p>Y2294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&quot;N&quot;&amp;[.A1131]" office:value-type="string" office:string-value="N1137">
            <text:p>N1137</text:p>
          </table:table-cell>
          <table:table-cell table:formula="of:=[.C1130]+[.$J$4]" office:value-type="float" office:value="7503.9">
            <text:p>7503.9</text:p>
          </table:table-cell>
          <table:table-cell table:formula="of:= &quot;X&quot;&amp; [.C1131]" office:value-type="string" office:string-value="X7503.9">
            <text:p>X7503.9</text:p>
          </table:table-cell>
          <table:table-cell table:formula="of:=[.E1130]+[.$J$5]" office:value-type="float" office:value="2294">
            <text:p>2294</text:p>
          </table:table-cell>
          <table:table-cell table:formula="of:=&quot;Y&quot; &amp; [.E1131]" office:value-type="string" office:string-value="Y2294">
            <text:p>Y2294</text:p>
          </table:table-cell>
          <table:table-cell table:number-columns-repeated="8"/>
          <table:table-cell table:style-name="ce8" table:formula="of:=[.B1132]" office:value-type="string" office:string-value="N1138">
            <text:p>N1138</text:p>
          </table:table-cell>
          <table:table-cell table:style-name="ce8" table:formula="of:=[.D1132]" office:value-type="string" office:string-value="X7507.9">
            <text:p>X7507.9</text:p>
          </table:table-cell>
          <table:table-cell table:style-name="ce8" table:formula="of:=[.F1132]" office:value-type="string" office:string-value="Y2296.875">
            <text:p>Y2296.875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&quot;N&quot;&amp;[.A1132]" office:value-type="string" office:string-value="N1138">
            <text:p>N1138</text:p>
          </table:table-cell>
          <table:table-cell table:formula="of:=[.C1131]+[.$J$4]" office:value-type="float" office:value="7507.9">
            <text:p>7507.9</text:p>
          </table:table-cell>
          <table:table-cell table:formula="of:= &quot;X&quot;&amp; [.C1132]" office:value-type="string" office:string-value="X7507.9">
            <text:p>X7507.9</text:p>
          </table:table-cell>
          <table:table-cell table:formula="of:=[.E1131]+[.$J$5]" office:value-type="float" office:value="2296.875">
            <text:p>2296.875</text:p>
          </table:table-cell>
          <table:table-cell table:formula="of:=&quot;Y&quot; &amp; [.E1132]" office:value-type="string" office:string-value="Y2296.875">
            <text:p>Y2296.875</text:p>
          </table:table-cell>
          <table:table-cell table:number-columns-repeated="8"/>
          <table:table-cell table:style-name="ce8" table:formula="of:=[.B1133]" office:value-type="string" office:string-value="N1139">
            <text:p>N1139</text:p>
          </table:table-cell>
          <table:table-cell table:style-name="ce8" table:formula="of:=[.D1133]" office:value-type="string" office:string-value="X7511.9">
            <text:p>X7511.9</text:p>
          </table:table-cell>
          <table:table-cell table:style-name="ce8" table:formula="of:=[.F1133]" office:value-type="string" office:string-value="Y2299.75">
            <text:p>Y2299.75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formula="of:=&quot;N&quot;&amp;[.A1133]" office:value-type="string" office:string-value="N1139">
            <text:p>N1139</text:p>
          </table:table-cell>
          <table:table-cell table:formula="of:=[.C1132]+[.$J$4]" office:value-type="float" office:value="7511.9">
            <text:p>7511.9</text:p>
          </table:table-cell>
          <table:table-cell table:formula="of:= &quot;X&quot;&amp; [.C1133]" office:value-type="string" office:string-value="X7511.9">
            <text:p>X7511.9</text:p>
          </table:table-cell>
          <table:table-cell table:formula="of:=[.E1132]+[.$J$5]" office:value-type="float" office:value="2299.75">
            <text:p>2299.75</text:p>
          </table:table-cell>
          <table:table-cell table:formula="of:=&quot;Y&quot; &amp; [.E1133]" office:value-type="string" office:string-value="Y2299.75">
            <text:p>Y2299.75</text:p>
          </table:table-cell>
          <table:table-cell table:number-columns-repeated="8"/>
          <table:table-cell table:style-name="ce8" table:formula="of:=[.B1134]" office:value-type="string" office:string-value="N1140">
            <text:p>N1140</text:p>
          </table:table-cell>
          <table:table-cell table:style-name="ce8" table:formula="of:=[.D1134]" office:value-type="string" office:string-value="X7515.9">
            <text:p>X7515.9</text:p>
          </table:table-cell>
          <table:table-cell table:style-name="ce8" table:formula="of:=[.F1134]" office:value-type="string" office:string-value="Y2302.625">
            <text:p>Y2302.62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&quot;N&quot;&amp;[.A1134]" office:value-type="string" office:string-value="N1140">
            <text:p>N1140</text:p>
          </table:table-cell>
          <table:table-cell table:formula="of:=[.C1133]+[.$J$4]" office:value-type="float" office:value="7515.9">
            <text:p>7515.9</text:p>
          </table:table-cell>
          <table:table-cell table:formula="of:= &quot;X&quot;&amp; [.C1134]" office:value-type="string" office:string-value="X7515.9">
            <text:p>X7515.9</text:p>
          </table:table-cell>
          <table:table-cell table:formula="of:=[.E1133]+[.$J$5]" office:value-type="float" office:value="2302.625">
            <text:p>2302.625</text:p>
          </table:table-cell>
          <table:table-cell table:formula="of:=&quot;Y&quot; &amp; [.E1134]" office:value-type="string" office:string-value="Y2302.625">
            <text:p>Y2302.625</text:p>
          </table:table-cell>
          <table:table-cell table:number-columns-repeated="8"/>
          <table:table-cell table:style-name="ce8" table:formula="of:=[.B1135]" office:value-type="string" office:string-value="N1141">
            <text:p>N1141</text:p>
          </table:table-cell>
          <table:table-cell table:style-name="ce8" table:formula="of:=[.D1135]" office:value-type="string" office:string-value="X7519.9">
            <text:p>X7519.9</text:p>
          </table:table-cell>
          <table:table-cell table:style-name="ce8" table:formula="of:=[.F1135]" office:value-type="string" office:string-value="Y2305.5">
            <text:p>Y2305.5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formula="of:=&quot;N&quot;&amp;[.A1135]" office:value-type="string" office:string-value="N1141">
            <text:p>N1141</text:p>
          </table:table-cell>
          <table:table-cell table:formula="of:=[.C1134]+[.$J$4]" office:value-type="float" office:value="7519.9">
            <text:p>7519.9</text:p>
          </table:table-cell>
          <table:table-cell table:formula="of:= &quot;X&quot;&amp; [.C1135]" office:value-type="string" office:string-value="X7519.9">
            <text:p>X7519.9</text:p>
          </table:table-cell>
          <table:table-cell table:formula="of:=[.E1134]+[.$J$5]" office:value-type="float" office:value="2305.5">
            <text:p>2305.5</text:p>
          </table:table-cell>
          <table:table-cell table:formula="of:=&quot;Y&quot; &amp; [.E1135]" office:value-type="string" office:string-value="Y2305.5">
            <text:p>Y2305.5</text:p>
          </table:table-cell>
          <table:table-cell table:number-columns-repeated="8"/>
          <table:table-cell table:style-name="ce8" table:formula="of:=[.B1136]" office:value-type="string" office:string-value="N1142">
            <text:p>N1142</text:p>
          </table:table-cell>
          <table:table-cell table:style-name="ce8" table:formula="of:=[.D1136]" office:value-type="string" office:string-value="X7523.9">
            <text:p>X7523.9</text:p>
          </table:table-cell>
          <table:table-cell table:style-name="ce8" table:formula="of:=[.F1136]" office:value-type="string" office:string-value="Y2308.375">
            <text:p>Y2308.37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&quot;N&quot;&amp;[.A1136]" office:value-type="string" office:string-value="N1142">
            <text:p>N1142</text:p>
          </table:table-cell>
          <table:table-cell table:formula="of:=[.C1135]+[.$J$4]" office:value-type="float" office:value="7523.9">
            <text:p>7523.9</text:p>
          </table:table-cell>
          <table:table-cell table:formula="of:= &quot;X&quot;&amp; [.C1136]" office:value-type="string" office:string-value="X7523.9">
            <text:p>X7523.9</text:p>
          </table:table-cell>
          <table:table-cell table:formula="of:=[.E1135]+[.$J$5]" office:value-type="float" office:value="2308.375">
            <text:p>2308.375</text:p>
          </table:table-cell>
          <table:table-cell table:formula="of:=&quot;Y&quot; &amp; [.E1136]" office:value-type="string" office:string-value="Y2308.375">
            <text:p>Y2308.375</text:p>
          </table:table-cell>
          <table:table-cell table:number-columns-repeated="8"/>
          <table:table-cell table:style-name="ce8" table:formula="of:=[.B1137]" office:value-type="string" office:string-value="N1143">
            <text:p>N1143</text:p>
          </table:table-cell>
          <table:table-cell table:style-name="ce8" table:formula="of:=[.D1137]" office:value-type="string" office:string-value="X7527.9">
            <text:p>X7527.9</text:p>
          </table:table-cell>
          <table:table-cell table:style-name="ce8" table:formula="of:=[.F1137]" office:value-type="string" office:string-value="Y2311.25">
            <text:p>Y2311.2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formula="of:=&quot;N&quot;&amp;[.A1137]" office:value-type="string" office:string-value="N1143">
            <text:p>N1143</text:p>
          </table:table-cell>
          <table:table-cell table:formula="of:=[.C1136]+[.$J$4]" office:value-type="float" office:value="7527.9">
            <text:p>7527.9</text:p>
          </table:table-cell>
          <table:table-cell table:formula="of:= &quot;X&quot;&amp; [.C1137]" office:value-type="string" office:string-value="X7527.9">
            <text:p>X7527.9</text:p>
          </table:table-cell>
          <table:table-cell table:formula="of:=[.E1136]+[.$J$5]" office:value-type="float" office:value="2311.25">
            <text:p>2311.25</text:p>
          </table:table-cell>
          <table:table-cell table:formula="of:=&quot;Y&quot; &amp; [.E1137]" office:value-type="string" office:string-value="Y2311.25">
            <text:p>Y2311.25</text:p>
          </table:table-cell>
          <table:table-cell table:number-columns-repeated="8"/>
          <table:table-cell table:style-name="ce8" table:formula="of:=[.B1138]" office:value-type="string" office:string-value="N1144">
            <text:p>N1144</text:p>
          </table:table-cell>
          <table:table-cell table:style-name="ce8" table:formula="of:=[.D1138]" office:value-type="string" office:string-value="X7531.9">
            <text:p>X7531.9</text:p>
          </table:table-cell>
          <table:table-cell table:style-name="ce8" table:formula="of:=[.F1138]" office:value-type="string" office:string-value="Y2314.125">
            <text:p>Y2314.125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formula="of:=&quot;N&quot;&amp;[.A1138]" office:value-type="string" office:string-value="N1144">
            <text:p>N1144</text:p>
          </table:table-cell>
          <table:table-cell table:formula="of:=[.C1137]+[.$J$4]" office:value-type="float" office:value="7531.9">
            <text:p>7531.9</text:p>
          </table:table-cell>
          <table:table-cell table:formula="of:= &quot;X&quot;&amp; [.C1138]" office:value-type="string" office:string-value="X7531.9">
            <text:p>X7531.9</text:p>
          </table:table-cell>
          <table:table-cell table:formula="of:=[.E1137]+[.$J$5]" office:value-type="float" office:value="2314.125">
            <text:p>2314.125</text:p>
          </table:table-cell>
          <table:table-cell table:formula="of:=&quot;Y&quot; &amp; [.E1138]" office:value-type="string" office:string-value="Y2314.125">
            <text:p>Y2314.125</text:p>
          </table:table-cell>
          <table:table-cell table:number-columns-repeated="8"/>
          <table:table-cell table:style-name="ce8" table:formula="of:=[.B1139]" office:value-type="string" office:string-value="N1145">
            <text:p>N1145</text:p>
          </table:table-cell>
          <table:table-cell table:style-name="ce8" table:formula="of:=[.D1139]" office:value-type="string" office:string-value="X7535.9">
            <text:p>X7535.9</text:p>
          </table:table-cell>
          <table:table-cell table:style-name="ce8" table:formula="of:=[.F1139]" office:value-type="string" office:string-value="Y2317">
            <text:p>Y2317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&quot;N&quot;&amp;[.A1139]" office:value-type="string" office:string-value="N1145">
            <text:p>N1145</text:p>
          </table:table-cell>
          <table:table-cell table:formula="of:=[.C1138]+[.$J$4]" office:value-type="float" office:value="7535.9">
            <text:p>7535.9</text:p>
          </table:table-cell>
          <table:table-cell table:formula="of:= &quot;X&quot;&amp; [.C1139]" office:value-type="string" office:string-value="X7535.9">
            <text:p>X7535.9</text:p>
          </table:table-cell>
          <table:table-cell table:formula="of:=[.E1138]+[.$J$5]" office:value-type="float" office:value="2317">
            <text:p>2317</text:p>
          </table:table-cell>
          <table:table-cell table:formula="of:=&quot;Y&quot; &amp; [.E1139]" office:value-type="string" office:string-value="Y2317">
            <text:p>Y2317</text:p>
          </table:table-cell>
          <table:table-cell table:number-columns-repeated="8"/>
          <table:table-cell table:style-name="ce8" table:formula="of:=[.B1140]" office:value-type="string" office:string-value="N1146">
            <text:p>N1146</text:p>
          </table:table-cell>
          <table:table-cell table:style-name="ce8" table:formula="of:=[.D1140]" office:value-type="string" office:string-value="X7539.9">
            <text:p>X7539.9</text:p>
          </table:table-cell>
          <table:table-cell table:style-name="ce8" table:formula="of:=[.F1140]" office:value-type="string" office:string-value="Y2319.875">
            <text:p>Y2319.875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&quot;N&quot;&amp;[.A1140]" office:value-type="string" office:string-value="N1146">
            <text:p>N1146</text:p>
          </table:table-cell>
          <table:table-cell table:formula="of:=[.C1139]+[.$J$4]" office:value-type="float" office:value="7539.9">
            <text:p>7539.9</text:p>
          </table:table-cell>
          <table:table-cell table:formula="of:= &quot;X&quot;&amp; [.C1140]" office:value-type="string" office:string-value="X7539.9">
            <text:p>X7539.9</text:p>
          </table:table-cell>
          <table:table-cell table:formula="of:=[.E1139]+[.$J$5]" office:value-type="float" office:value="2319.875">
            <text:p>2319.875</text:p>
          </table:table-cell>
          <table:table-cell table:formula="of:=&quot;Y&quot; &amp; [.E1140]" office:value-type="string" office:string-value="Y2319.875">
            <text:p>Y2319.875</text:p>
          </table:table-cell>
          <table:table-cell table:number-columns-repeated="8"/>
          <table:table-cell table:style-name="ce8" table:formula="of:=[.B1141]" office:value-type="string" office:string-value="N1147">
            <text:p>N1147</text:p>
          </table:table-cell>
          <table:table-cell table:style-name="ce8" table:formula="of:=[.D1141]" office:value-type="string" office:string-value="X7543.9">
            <text:p>X7543.9</text:p>
          </table:table-cell>
          <table:table-cell table:style-name="ce8" table:formula="of:=[.F1141]" office:value-type="string" office:string-value="Y2322.75">
            <text:p>Y2322.7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formula="of:=&quot;N&quot;&amp;[.A1141]" office:value-type="string" office:string-value="N1147">
            <text:p>N1147</text:p>
          </table:table-cell>
          <table:table-cell table:formula="of:=[.C1140]+[.$J$4]" office:value-type="float" office:value="7543.9">
            <text:p>7543.9</text:p>
          </table:table-cell>
          <table:table-cell table:formula="of:= &quot;X&quot;&amp; [.C1141]" office:value-type="string" office:string-value="X7543.9">
            <text:p>X7543.9</text:p>
          </table:table-cell>
          <table:table-cell table:formula="of:=[.E1140]+[.$J$5]" office:value-type="float" office:value="2322.75">
            <text:p>2322.75</text:p>
          </table:table-cell>
          <table:table-cell table:formula="of:=&quot;Y&quot; &amp; [.E1141]" office:value-type="string" office:string-value="Y2322.75">
            <text:p>Y2322.75</text:p>
          </table:table-cell>
          <table:table-cell table:number-columns-repeated="8"/>
          <table:table-cell table:style-name="ce8" table:formula="of:=[.B1142]" office:value-type="string" office:string-value="N1148">
            <text:p>N1148</text:p>
          </table:table-cell>
          <table:table-cell table:style-name="ce8" table:formula="of:=[.D1142]" office:value-type="string" office:string-value="X7547.9">
            <text:p>X7547.9</text:p>
          </table:table-cell>
          <table:table-cell table:style-name="ce8" table:formula="of:=[.F1142]" office:value-type="string" office:string-value="Y2325.625">
            <text:p>Y2325.62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formula="of:=&quot;N&quot;&amp;[.A1142]" office:value-type="string" office:string-value="N1148">
            <text:p>N1148</text:p>
          </table:table-cell>
          <table:table-cell table:formula="of:=[.C1141]+[.$J$4]" office:value-type="float" office:value="7547.9">
            <text:p>7547.9</text:p>
          </table:table-cell>
          <table:table-cell table:formula="of:= &quot;X&quot;&amp; [.C1142]" office:value-type="string" office:string-value="X7547.9">
            <text:p>X7547.9</text:p>
          </table:table-cell>
          <table:table-cell table:formula="of:=[.E1141]+[.$J$5]" office:value-type="float" office:value="2325.625">
            <text:p>2325.625</text:p>
          </table:table-cell>
          <table:table-cell table:formula="of:=&quot;Y&quot; &amp; [.E1142]" office:value-type="string" office:string-value="Y2325.625">
            <text:p>Y2325.625</text:p>
          </table:table-cell>
          <table:table-cell table:number-columns-repeated="8"/>
          <table:table-cell table:style-name="ce8" table:formula="of:=[.B1143]" office:value-type="string" office:string-value="N1149">
            <text:p>N1149</text:p>
          </table:table-cell>
          <table:table-cell table:style-name="ce8" table:formula="of:=[.D1143]" office:value-type="string" office:string-value="X7551.9">
            <text:p>X7551.9</text:p>
          </table:table-cell>
          <table:table-cell table:style-name="ce8" table:formula="of:=[.F1143]" office:value-type="string" office:string-value="Y2328.5">
            <text:p>Y2328.5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formula="of:=&quot;N&quot;&amp;[.A1143]" office:value-type="string" office:string-value="N1149">
            <text:p>N1149</text:p>
          </table:table-cell>
          <table:table-cell table:formula="of:=[.C1142]+[.$J$4]" office:value-type="float" office:value="7551.9">
            <text:p>7551.9</text:p>
          </table:table-cell>
          <table:table-cell table:formula="of:= &quot;X&quot;&amp; [.C1143]" office:value-type="string" office:string-value="X7551.9">
            <text:p>X7551.9</text:p>
          </table:table-cell>
          <table:table-cell table:formula="of:=[.E1142]+[.$J$5]" office:value-type="float" office:value="2328.5">
            <text:p>2328.5</text:p>
          </table:table-cell>
          <table:table-cell table:formula="of:=&quot;Y&quot; &amp; [.E1143]" office:value-type="string" office:string-value="Y2328.5">
            <text:p>Y2328.5</text:p>
          </table:table-cell>
          <table:table-cell table:number-columns-repeated="8"/>
          <table:table-cell table:style-name="ce8" table:formula="of:=[.B1144]" office:value-type="string" office:string-value="N1150">
            <text:p>N1150</text:p>
          </table:table-cell>
          <table:table-cell table:style-name="ce8" table:formula="of:=[.D1144]" office:value-type="string" office:string-value="X7555.9">
            <text:p>X7555.9</text:p>
          </table:table-cell>
          <table:table-cell table:style-name="ce8" table:formula="of:=[.F1144]" office:value-type="string" office:string-value="Y2331.375">
            <text:p>Y2331.37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&quot;N&quot;&amp;[.A1144]" office:value-type="string" office:string-value="N1150">
            <text:p>N1150</text:p>
          </table:table-cell>
          <table:table-cell table:formula="of:=[.C1143]+[.$J$4]" office:value-type="float" office:value="7555.9">
            <text:p>7555.9</text:p>
          </table:table-cell>
          <table:table-cell table:formula="of:= &quot;X&quot;&amp; [.C1144]" office:value-type="string" office:string-value="X7555.9">
            <text:p>X7555.9</text:p>
          </table:table-cell>
          <table:table-cell table:formula="of:=[.E1143]+[.$J$5]" office:value-type="float" office:value="2331.375">
            <text:p>2331.375</text:p>
          </table:table-cell>
          <table:table-cell table:formula="of:=&quot;Y&quot; &amp; [.E1144]" office:value-type="string" office:string-value="Y2331.375">
            <text:p>Y2331.375</text:p>
          </table:table-cell>
          <table:table-cell table:number-columns-repeated="8"/>
          <table:table-cell table:style-name="ce8" table:formula="of:=[.B1145]" office:value-type="float" office:value="0">
            <text:p>0</text:p>
          </table:table-cell>
          <table:table-cell table:style-name="ce8" table:formula="of:=[.D1145]" office:value-type="float" office:value="0">
            <text:p>0</text:p>
          </table:table-cell>
          <table:table-cell table:style-name="ce8" table:formula="of:=[.F1145]" office:value-type="float" office:value="0">
            <text:p>0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number-columns-repeated="8"/>
          <table:table-cell table:style-name="ce8" table:formula="of:=[.B1146]" office:value-type="string" office:string-value="N1146">
            <text:p>N1146</text:p>
          </table:table-cell>
          <table:table-cell table:style-name="ce8" table:formula="of:=[.D1146]" office:value-type="string" office:string-value="X6958">
            <text:p>X6958</text:p>
          </table:table-cell>
          <table:table-cell table:style-name="ce8" table:formula="of:=[.F1146]" office:value-type="string" office:string-value="Y250">
            <text:p>Y250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&quot;N&quot;&amp;[.A1146]" office:value-type="string" office:string-value="N1146">
            <text:p>N1146</text:p>
          </table:table-cell>
          <table:table-cell table:formula="of:=[.J23]" office:value-type="float" office:value="6958">
            <text:p>6958</text:p>
          </table:table-cell>
          <table:table-cell table:formula="of:= &quot;X&quot;&amp; [.C1146]" office:value-type="string" office:string-value="X6958">
            <text:p>X6958</text:p>
          </table:table-cell>
          <table:table-cell table:formula="of:=[.J24]" office:value-type="float" office:value="250">
            <text:p>250</text:p>
          </table:table-cell>
          <table:table-cell table:formula="of:=&quot;Y&quot; &amp; [.E1146]" office:value-type="string" office:string-value="Y250">
            <text:p>Y250</text:p>
          </table:table-cell>
          <table:table-cell table:number-columns-repeated="8"/>
          <table:table-cell table:style-name="ce8" table:formula="of:=[.B1147]" office:value-type="string" office:string-value="N1145">
            <text:p>N1145</text:p>
          </table:table-cell>
          <table:table-cell table:style-name="ce8" table:formula="of:=[.D1147]" office:value-type="string" office:string-value="X6954">
            <text:p>X6954</text:p>
          </table:table-cell>
          <table:table-cell table:style-name="ce8" table:formula="of:=[.F1147]" office:value-type="string" office:string-value="Y252.875">
            <text:p>Y252.875</text:p>
          </table:table-cell>
        </table:table-row>
        <table:table-row table:style-name="ro1">
          <table:table-cell table:formula="of:=[.A1146] -1" office:value-type="float" office:value="1145">
            <text:p>1145</text:p>
          </table:table-cell>
          <table:table-cell table:formula="of:=&quot;N&quot;&amp;[.A1147]" office:value-type="string" office:string-value="N1145">
            <text:p>N1145</text:p>
          </table:table-cell>
          <table:table-cell table:formula="of:=[.C1146] - [.$J$4]" office:value-type="float" office:value="6954">
            <text:p>6954</text:p>
          </table:table-cell>
          <table:table-cell table:formula="of:= &quot;X&quot;&amp; [.C1147]" office:value-type="string" office:string-value="X6954">
            <text:p>X6954</text:p>
          </table:table-cell>
          <table:table-cell table:formula="of:=[.E1146] + [.$J$5]" office:value-type="float" office:value="252.875">
            <text:p>252.875</text:p>
          </table:table-cell>
          <table:table-cell table:formula="of:=&quot;Y&quot; &amp; [.E1147]" office:value-type="string" office:string-value="Y252.875">
            <text:p>Y252.875</text:p>
          </table:table-cell>
          <table:table-cell table:number-columns-repeated="8"/>
          <table:table-cell table:style-name="ce8" table:formula="of:=[.B1148]" office:value-type="string" office:string-value="N1144">
            <text:p>N1144</text:p>
          </table:table-cell>
          <table:table-cell table:style-name="ce8" table:formula="of:=[.D1148]" office:value-type="string" office:string-value="X6950">
            <text:p>X6950</text:p>
          </table:table-cell>
          <table:table-cell table:style-name="ce8" table:formula="of:=[.F1148]" office:value-type="string" office:string-value="Y255.75">
            <text:p>Y255.75</text:p>
          </table:table-cell>
        </table:table-row>
        <table:table-row table:style-name="ro1">
          <table:table-cell table:formula="of:=[.A1147] -1" office:value-type="float" office:value="1144">
            <text:p>1144</text:p>
          </table:table-cell>
          <table:table-cell table:formula="of:=&quot;N&quot;&amp;[.A1148]" office:value-type="string" office:string-value="N1144">
            <text:p>N1144</text:p>
          </table:table-cell>
          <table:table-cell table:formula="of:=[.C1147] - [.$J$4]" office:value-type="float" office:value="6950">
            <text:p>6950</text:p>
          </table:table-cell>
          <table:table-cell table:formula="of:= &quot;X&quot;&amp; [.C1148]" office:value-type="string" office:string-value="X6950">
            <text:p>X6950</text:p>
          </table:table-cell>
          <table:table-cell table:formula="of:=[.E1147] + [.$J$5]" office:value-type="float" office:value="255.75">
            <text:p>255.75</text:p>
          </table:table-cell>
          <table:table-cell table:formula="of:=&quot;Y&quot; &amp; [.E1148]" office:value-type="string" office:string-value="Y255.75">
            <text:p>Y255.75</text:p>
          </table:table-cell>
          <table:table-cell table:number-columns-repeated="8"/>
          <table:table-cell table:style-name="ce8" table:formula="of:=[.B1149]" office:value-type="string" office:string-value="N1143">
            <text:p>N1143</text:p>
          </table:table-cell>
          <table:table-cell table:style-name="ce8" table:formula="of:=[.D1149]" office:value-type="string" office:string-value="X6946">
            <text:p>X6946</text:p>
          </table:table-cell>
          <table:table-cell table:style-name="ce8" table:formula="of:=[.F1149]" office:value-type="string" office:string-value="Y258.625">
            <text:p>Y258.625</text:p>
          </table:table-cell>
        </table:table-row>
        <table:table-row table:style-name="ro1">
          <table:table-cell table:formula="of:=[.A1148] -1" office:value-type="float" office:value="1143">
            <text:p>1143</text:p>
          </table:table-cell>
          <table:table-cell table:formula="of:=&quot;N&quot;&amp;[.A1149]" office:value-type="string" office:string-value="N1143">
            <text:p>N1143</text:p>
          </table:table-cell>
          <table:table-cell table:formula="of:=[.C1148] - [.$J$4]" office:value-type="float" office:value="6946">
            <text:p>6946</text:p>
          </table:table-cell>
          <table:table-cell table:formula="of:= &quot;X&quot;&amp; [.C1149]" office:value-type="string" office:string-value="X6946">
            <text:p>X6946</text:p>
          </table:table-cell>
          <table:table-cell table:formula="of:=[.E1148] + [.$J$5]" office:value-type="float" office:value="258.625">
            <text:p>258.625</text:p>
          </table:table-cell>
          <table:table-cell table:formula="of:=&quot;Y&quot; &amp; [.E1149]" office:value-type="string" office:string-value="Y258.625">
            <text:p>Y258.625</text:p>
          </table:table-cell>
          <table:table-cell table:number-columns-repeated="8"/>
          <table:table-cell table:style-name="ce8" table:formula="of:=[.B1150]" office:value-type="string" office:string-value="N1142">
            <text:p>N1142</text:p>
          </table:table-cell>
          <table:table-cell table:style-name="ce8" table:formula="of:=[.D1150]" office:value-type="string" office:string-value="X6942">
            <text:p>X6942</text:p>
          </table:table-cell>
          <table:table-cell table:style-name="ce8" table:formula="of:=[.F1150]" office:value-type="string" office:string-value="Y261.5">
            <text:p>Y261.5</text:p>
          </table:table-cell>
        </table:table-row>
        <table:table-row table:style-name="ro1">
          <table:table-cell table:formula="of:=[.A1149] -1" office:value-type="float" office:value="1142">
            <text:p>1142</text:p>
          </table:table-cell>
          <table:table-cell table:formula="of:=&quot;N&quot;&amp;[.A1150]" office:value-type="string" office:string-value="N1142">
            <text:p>N1142</text:p>
          </table:table-cell>
          <table:table-cell table:formula="of:=[.C1149] - [.$J$4]" office:value-type="float" office:value="6942">
            <text:p>6942</text:p>
          </table:table-cell>
          <table:table-cell table:formula="of:= &quot;X&quot;&amp; [.C1150]" office:value-type="string" office:string-value="X6942">
            <text:p>X6942</text:p>
          </table:table-cell>
          <table:table-cell table:formula="of:=[.E1149] + [.$J$5]" office:value-type="float" office:value="261.5">
            <text:p>261.5</text:p>
          </table:table-cell>
          <table:table-cell table:formula="of:=&quot;Y&quot; &amp; [.E1150]" office:value-type="string" office:string-value="Y261.5">
            <text:p>Y261.5</text:p>
          </table:table-cell>
          <table:table-cell table:number-columns-repeated="8"/>
          <table:table-cell table:style-name="ce8" table:formula="of:=[.B1151]" office:value-type="string" office:string-value="N1141">
            <text:p>N1141</text:p>
          </table:table-cell>
          <table:table-cell table:style-name="ce8" table:formula="of:=[.D1151]" office:value-type="string" office:string-value="X6938">
            <text:p>X6938</text:p>
          </table:table-cell>
          <table:table-cell table:style-name="ce8" table:formula="of:=[.F1151]" office:value-type="string" office:string-value="Y264.375">
            <text:p>Y264.375</text:p>
          </table:table-cell>
        </table:table-row>
        <table:table-row table:style-name="ro1">
          <table:table-cell table:formula="of:=[.A1150] -1" office:value-type="float" office:value="1141">
            <text:p>1141</text:p>
          </table:table-cell>
          <table:table-cell table:formula="of:=&quot;N&quot;&amp;[.A1151]" office:value-type="string" office:string-value="N1141">
            <text:p>N1141</text:p>
          </table:table-cell>
          <table:table-cell table:formula="of:=[.C1150] - [.$J$4]" office:value-type="float" office:value="6938">
            <text:p>6938</text:p>
          </table:table-cell>
          <table:table-cell table:formula="of:= &quot;X&quot;&amp; [.C1151]" office:value-type="string" office:string-value="X6938">
            <text:p>X6938</text:p>
          </table:table-cell>
          <table:table-cell table:formula="of:=[.E1150] + [.$J$5]" office:value-type="float" office:value="264.375">
            <text:p>264.375</text:p>
          </table:table-cell>
          <table:table-cell table:formula="of:=&quot;Y&quot; &amp; [.E1151]" office:value-type="string" office:string-value="Y264.375">
            <text:p>Y264.375</text:p>
          </table:table-cell>
          <table:table-cell table:number-columns-repeated="8"/>
          <table:table-cell table:style-name="ce8" table:formula="of:=[.B1152]" office:value-type="string" office:string-value="N1140">
            <text:p>N1140</text:p>
          </table:table-cell>
          <table:table-cell table:style-name="ce8" table:formula="of:=[.D1152]" office:value-type="string" office:string-value="X6934">
            <text:p>X6934</text:p>
          </table:table-cell>
          <table:table-cell table:style-name="ce8" table:formula="of:=[.F1152]" office:value-type="string" office:string-value="Y267.25">
            <text:p>Y267.25</text:p>
          </table:table-cell>
        </table:table-row>
        <table:table-row table:style-name="ro1">
          <table:table-cell table:formula="of:=[.A1151] -1" office:value-type="float" office:value="1140">
            <text:p>1140</text:p>
          </table:table-cell>
          <table:table-cell table:formula="of:=&quot;N&quot;&amp;[.A1152]" office:value-type="string" office:string-value="N1140">
            <text:p>N1140</text:p>
          </table:table-cell>
          <table:table-cell table:formula="of:=[.C1151] - [.$J$4]" office:value-type="float" office:value="6934">
            <text:p>6934</text:p>
          </table:table-cell>
          <table:table-cell table:formula="of:= &quot;X&quot;&amp; [.C1152]" office:value-type="string" office:string-value="X6934">
            <text:p>X6934</text:p>
          </table:table-cell>
          <table:table-cell table:formula="of:=[.E1151] + [.$J$5]" office:value-type="float" office:value="267.25">
            <text:p>267.25</text:p>
          </table:table-cell>
          <table:table-cell table:formula="of:=&quot;Y&quot; &amp; [.E1152]" office:value-type="string" office:string-value="Y267.25">
            <text:p>Y267.25</text:p>
          </table:table-cell>
          <table:table-cell table:number-columns-repeated="8"/>
          <table:table-cell table:style-name="ce8" table:formula="of:=[.B1153]" office:value-type="string" office:string-value="N1139">
            <text:p>N1139</text:p>
          </table:table-cell>
          <table:table-cell table:style-name="ce8" table:formula="of:=[.D1153]" office:value-type="string" office:string-value="X6930">
            <text:p>X6930</text:p>
          </table:table-cell>
          <table:table-cell table:style-name="ce8" table:formula="of:=[.F1153]" office:value-type="string" office:string-value="Y270.125">
            <text:p>Y270.125</text:p>
          </table:table-cell>
        </table:table-row>
        <table:table-row table:style-name="ro1">
          <table:table-cell table:formula="of:=[.A1152] -1" office:value-type="float" office:value="1139">
            <text:p>1139</text:p>
          </table:table-cell>
          <table:table-cell table:formula="of:=&quot;N&quot;&amp;[.A1153]" office:value-type="string" office:string-value="N1139">
            <text:p>N1139</text:p>
          </table:table-cell>
          <table:table-cell table:formula="of:=[.C1152] - [.$J$4]" office:value-type="float" office:value="6930">
            <text:p>6930</text:p>
          </table:table-cell>
          <table:table-cell table:formula="of:= &quot;X&quot;&amp; [.C1153]" office:value-type="string" office:string-value="X6930">
            <text:p>X6930</text:p>
          </table:table-cell>
          <table:table-cell table:formula="of:=[.E1152] + [.$J$5]" office:value-type="float" office:value="270.125">
            <text:p>270.125</text:p>
          </table:table-cell>
          <table:table-cell table:formula="of:=&quot;Y&quot; &amp; [.E1153]" office:value-type="string" office:string-value="Y270.125">
            <text:p>Y270.125</text:p>
          </table:table-cell>
          <table:table-cell table:number-columns-repeated="8"/>
          <table:table-cell table:style-name="ce8" table:formula="of:=[.B1154]" office:value-type="string" office:string-value="N1138">
            <text:p>N1138</text:p>
          </table:table-cell>
          <table:table-cell table:style-name="ce8" table:formula="of:=[.D1154]" office:value-type="string" office:string-value="X6926">
            <text:p>X6926</text:p>
          </table:table-cell>
          <table:table-cell table:style-name="ce8" table:formula="of:=[.F1154]" office:value-type="string" office:string-value="Y273">
            <text:p>Y273</text:p>
          </table:table-cell>
        </table:table-row>
        <table:table-row table:style-name="ro1">
          <table:table-cell table:formula="of:=[.A1153] -1" office:value-type="float" office:value="1138">
            <text:p>1138</text:p>
          </table:table-cell>
          <table:table-cell table:formula="of:=&quot;N&quot;&amp;[.A1154]" office:value-type="string" office:string-value="N1138">
            <text:p>N1138</text:p>
          </table:table-cell>
          <table:table-cell table:formula="of:=[.C1153] - [.$J$4]" office:value-type="float" office:value="6926">
            <text:p>6926</text:p>
          </table:table-cell>
          <table:table-cell table:formula="of:= &quot;X&quot;&amp; [.C1154]" office:value-type="string" office:string-value="X6926">
            <text:p>X6926</text:p>
          </table:table-cell>
          <table:table-cell table:formula="of:=[.E1153] + [.$J$5]" office:value-type="float" office:value="273">
            <text:p>273</text:p>
          </table:table-cell>
          <table:table-cell table:formula="of:=&quot;Y&quot; &amp; [.E1154]" office:value-type="string" office:string-value="Y273">
            <text:p>Y273</text:p>
          </table:table-cell>
          <table:table-cell table:number-columns-repeated="8"/>
          <table:table-cell table:style-name="ce8" table:formula="of:=[.B1155]" office:value-type="string" office:string-value="N1137">
            <text:p>N1137</text:p>
          </table:table-cell>
          <table:table-cell table:style-name="ce8" table:formula="of:=[.D1155]" office:value-type="string" office:string-value="X6922">
            <text:p>X6922</text:p>
          </table:table-cell>
          <table:table-cell table:style-name="ce8" table:formula="of:=[.F1155]" office:value-type="string" office:string-value="Y275.875">
            <text:p>Y275.875</text:p>
          </table:table-cell>
        </table:table-row>
        <table:table-row table:style-name="ro1">
          <table:table-cell table:formula="of:=[.A1154] -1" office:value-type="float" office:value="1137">
            <text:p>1137</text:p>
          </table:table-cell>
          <table:table-cell table:formula="of:=&quot;N&quot;&amp;[.A1155]" office:value-type="string" office:string-value="N1137">
            <text:p>N1137</text:p>
          </table:table-cell>
          <table:table-cell table:formula="of:=[.C1154] - [.$J$4]" office:value-type="float" office:value="6922">
            <text:p>6922</text:p>
          </table:table-cell>
          <table:table-cell table:formula="of:= &quot;X&quot;&amp; [.C1155]" office:value-type="string" office:string-value="X6922">
            <text:p>X6922</text:p>
          </table:table-cell>
          <table:table-cell table:formula="of:=[.E1154] + [.$J$5]" office:value-type="float" office:value="275.875">
            <text:p>275.875</text:p>
          </table:table-cell>
          <table:table-cell table:formula="of:=&quot;Y&quot; &amp; [.E1155]" office:value-type="string" office:string-value="Y275.875">
            <text:p>Y275.875</text:p>
          </table:table-cell>
          <table:table-cell table:number-columns-repeated="8"/>
          <table:table-cell table:style-name="ce8" table:formula="of:=[.B1156]" office:value-type="string" office:string-value="N1136">
            <text:p>N1136</text:p>
          </table:table-cell>
          <table:table-cell table:style-name="ce8" table:formula="of:=[.D1156]" office:value-type="string" office:string-value="X6918">
            <text:p>X6918</text:p>
          </table:table-cell>
          <table:table-cell table:style-name="ce8" table:formula="of:=[.F1156]" office:value-type="string" office:string-value="Y278.75">
            <text:p>Y278.75</text:p>
          </table:table-cell>
        </table:table-row>
        <table:table-row table:style-name="ro1">
          <table:table-cell table:formula="of:=[.A1155] -1" office:value-type="float" office:value="1136">
            <text:p>1136</text:p>
          </table:table-cell>
          <table:table-cell table:formula="of:=&quot;N&quot;&amp;[.A1156]" office:value-type="string" office:string-value="N1136">
            <text:p>N1136</text:p>
          </table:table-cell>
          <table:table-cell table:formula="of:=[.C1155] - [.$J$4]" office:value-type="float" office:value="6918">
            <text:p>6918</text:p>
          </table:table-cell>
          <table:table-cell table:formula="of:= &quot;X&quot;&amp; [.C1156]" office:value-type="string" office:string-value="X6918">
            <text:p>X6918</text:p>
          </table:table-cell>
          <table:table-cell table:formula="of:=[.E1155] + [.$J$5]" office:value-type="float" office:value="278.75">
            <text:p>278.75</text:p>
          </table:table-cell>
          <table:table-cell table:formula="of:=&quot;Y&quot; &amp; [.E1156]" office:value-type="string" office:string-value="Y278.75">
            <text:p>Y278.75</text:p>
          </table:table-cell>
          <table:table-cell table:number-columns-repeated="8"/>
          <table:table-cell table:style-name="ce8" table:formula="of:=[.B1157]" office:value-type="string" office:string-value="N1135">
            <text:p>N1135</text:p>
          </table:table-cell>
          <table:table-cell table:style-name="ce8" table:formula="of:=[.D1157]" office:value-type="string" office:string-value="X6922">
            <text:p>X6922</text:p>
          </table:table-cell>
          <table:table-cell table:style-name="ce8" table:formula="of:=[.F1157]" office:value-type="string" office:string-value="Y281.625">
            <text:p>Y281.625</text:p>
          </table:table-cell>
        </table:table-row>
        <table:table-row table:style-name="ro1">
          <table:table-cell table:formula="of:=[.A1156] -1" office:value-type="float" office:value="1135">
            <text:p>1135</text:p>
          </table:table-cell>
          <table:table-cell table:formula="of:=&quot;N&quot;&amp;[.A1157]" office:value-type="string" office:string-value="N1135">
            <text:p>N1135</text:p>
          </table:table-cell>
          <table:table-cell table:formula="of:=[.C1156] + [.$J$4]" office:value-type="float" office:value="6922">
            <text:p>6922</text:p>
          </table:table-cell>
          <table:table-cell table:formula="of:= &quot;X&quot;&amp; [.C1157]" office:value-type="string" office:string-value="X6922">
            <text:p>X6922</text:p>
          </table:table-cell>
          <table:table-cell table:formula="of:=[.E1156] + [.$J$5]" office:value-type="float" office:value="281.625">
            <text:p>281.625</text:p>
          </table:table-cell>
          <table:table-cell table:formula="of:=&quot;Y&quot; &amp; [.E1157]" office:value-type="string" office:string-value="Y281.625">
            <text:p>Y281.625</text:p>
          </table:table-cell>
          <table:table-cell table:number-columns-repeated="8"/>
          <table:table-cell table:style-name="ce8" table:formula="of:=[.B1158]" office:value-type="string" office:string-value="N1134">
            <text:p>N1134</text:p>
          </table:table-cell>
          <table:table-cell table:style-name="ce8" table:formula="of:=[.D1158]" office:value-type="string" office:string-value="X6926">
            <text:p>X6926</text:p>
          </table:table-cell>
          <table:table-cell table:style-name="ce8" table:formula="of:=[.F1158]" office:value-type="string" office:string-value="Y284.5">
            <text:p>Y284.5</text:p>
          </table:table-cell>
        </table:table-row>
        <table:table-row table:style-name="ro1">
          <table:table-cell table:formula="of:=[.A1157] -1" office:value-type="float" office:value="1134">
            <text:p>1134</text:p>
          </table:table-cell>
          <table:table-cell table:formula="of:=&quot;N&quot;&amp;[.A1158]" office:value-type="string" office:string-value="N1134">
            <text:p>N1134</text:p>
          </table:table-cell>
          <table:table-cell table:formula="of:=[.C1157] + [.$J$4]" office:value-type="float" office:value="6926">
            <text:p>6926</text:p>
          </table:table-cell>
          <table:table-cell table:formula="of:= &quot;X&quot;&amp; [.C1158]" office:value-type="string" office:string-value="X6926">
            <text:p>X6926</text:p>
          </table:table-cell>
          <table:table-cell table:formula="of:=[.E1157] + [.$J$5]" office:value-type="float" office:value="284.5">
            <text:p>284.5</text:p>
          </table:table-cell>
          <table:table-cell table:formula="of:=&quot;Y&quot; &amp; [.E1158]" office:value-type="string" office:string-value="Y284.5">
            <text:p>Y284.5</text:p>
          </table:table-cell>
          <table:table-cell table:number-columns-repeated="8"/>
          <table:table-cell table:style-name="ce8" table:formula="of:=[.B1159]" office:value-type="string" office:string-value="N1133">
            <text:p>N1133</text:p>
          </table:table-cell>
          <table:table-cell table:style-name="ce8" table:formula="of:=[.D1159]" office:value-type="string" office:string-value="X6930">
            <text:p>X6930</text:p>
          </table:table-cell>
          <table:table-cell table:style-name="ce8" table:formula="of:=[.F1159]" office:value-type="string" office:string-value="Y287.375">
            <text:p>Y287.375</text:p>
          </table:table-cell>
        </table:table-row>
        <table:table-row table:style-name="ro1">
          <table:table-cell table:formula="of:=[.A1158] -1" office:value-type="float" office:value="1133">
            <text:p>1133</text:p>
          </table:table-cell>
          <table:table-cell table:formula="of:=&quot;N&quot;&amp;[.A1159]" office:value-type="string" office:string-value="N1133">
            <text:p>N1133</text:p>
          </table:table-cell>
          <table:table-cell table:formula="of:=[.C1158] + [.$J$4]" office:value-type="float" office:value="6930">
            <text:p>6930</text:p>
          </table:table-cell>
          <table:table-cell table:formula="of:= &quot;X&quot;&amp; [.C1159]" office:value-type="string" office:string-value="X6930">
            <text:p>X6930</text:p>
          </table:table-cell>
          <table:table-cell table:formula="of:=[.E1158] + [.$J$5]" office:value-type="float" office:value="287.375">
            <text:p>287.375</text:p>
          </table:table-cell>
          <table:table-cell table:formula="of:=&quot;Y&quot; &amp; [.E1159]" office:value-type="string" office:string-value="Y287.375">
            <text:p>Y287.375</text:p>
          </table:table-cell>
          <table:table-cell table:number-columns-repeated="8"/>
          <table:table-cell table:style-name="ce8" table:formula="of:=[.B1160]" office:value-type="string" office:string-value="N1132">
            <text:p>N1132</text:p>
          </table:table-cell>
          <table:table-cell table:style-name="ce8" table:formula="of:=[.D1160]" office:value-type="string" office:string-value="X6934">
            <text:p>X6934</text:p>
          </table:table-cell>
          <table:table-cell table:style-name="ce8" table:formula="of:=[.F1160]" office:value-type="string" office:string-value="Y290.25">
            <text:p>Y290.25</text:p>
          </table:table-cell>
        </table:table-row>
        <table:table-row table:style-name="ro1">
          <table:table-cell table:formula="of:=[.A1159] -1" office:value-type="float" office:value="1132">
            <text:p>1132</text:p>
          </table:table-cell>
          <table:table-cell table:formula="of:=&quot;N&quot;&amp;[.A1160]" office:value-type="string" office:string-value="N1132">
            <text:p>N1132</text:p>
          </table:table-cell>
          <table:table-cell table:formula="of:=[.C1159] + [.$J$4]" office:value-type="float" office:value="6934">
            <text:p>6934</text:p>
          </table:table-cell>
          <table:table-cell table:formula="of:= &quot;X&quot;&amp; [.C1160]" office:value-type="string" office:string-value="X6934">
            <text:p>X6934</text:p>
          </table:table-cell>
          <table:table-cell table:formula="of:=[.E1159] + [.$J$5]" office:value-type="float" office:value="290.25">
            <text:p>290.25</text:p>
          </table:table-cell>
          <table:table-cell table:formula="of:=&quot;Y&quot; &amp; [.E1160]" office:value-type="string" office:string-value="Y290.25">
            <text:p>Y290.25</text:p>
          </table:table-cell>
          <table:table-cell table:number-columns-repeated="8"/>
          <table:table-cell table:style-name="ce8" table:formula="of:=[.B1161]" office:value-type="string" office:string-value="N1131">
            <text:p>N1131</text:p>
          </table:table-cell>
          <table:table-cell table:style-name="ce8" table:formula="of:=[.D1161]" office:value-type="string" office:string-value="X6938">
            <text:p>X6938</text:p>
          </table:table-cell>
          <table:table-cell table:style-name="ce8" table:formula="of:=[.F1161]" office:value-type="string" office:string-value="Y293.125">
            <text:p>Y293.125</text:p>
          </table:table-cell>
        </table:table-row>
        <table:table-row table:style-name="ro1">
          <table:table-cell table:formula="of:=[.A1160] -1" office:value-type="float" office:value="1131">
            <text:p>1131</text:p>
          </table:table-cell>
          <table:table-cell table:formula="of:=&quot;N&quot;&amp;[.A1161]" office:value-type="string" office:string-value="N1131">
            <text:p>N1131</text:p>
          </table:table-cell>
          <table:table-cell table:formula="of:=[.C1160] + [.$J$4]" office:value-type="float" office:value="6938">
            <text:p>6938</text:p>
          </table:table-cell>
          <table:table-cell table:formula="of:= &quot;X&quot;&amp; [.C1161]" office:value-type="string" office:string-value="X6938">
            <text:p>X6938</text:p>
          </table:table-cell>
          <table:table-cell table:formula="of:=[.E1160] + [.$J$5]" office:value-type="float" office:value="293.125">
            <text:p>293.125</text:p>
          </table:table-cell>
          <table:table-cell table:formula="of:=&quot;Y&quot; &amp; [.E1161]" office:value-type="string" office:string-value="Y293.125">
            <text:p>Y293.125</text:p>
          </table:table-cell>
          <table:table-cell table:number-columns-repeated="8"/>
          <table:table-cell table:style-name="ce8" table:formula="of:=[.B1162]" office:value-type="string" office:string-value="N1130">
            <text:p>N1130</text:p>
          </table:table-cell>
          <table:table-cell table:style-name="ce8" table:formula="of:=[.D1162]" office:value-type="string" office:string-value="X6934">
            <text:p>X6934</text:p>
          </table:table-cell>
          <table:table-cell table:style-name="ce8" table:formula="of:=[.F1162]" office:value-type="string" office:string-value="Y296">
            <text:p>Y296</text:p>
          </table:table-cell>
        </table:table-row>
        <table:table-row table:style-name="ro1">
          <table:table-cell table:formula="of:=[.A1161] -1" office:value-type="float" office:value="1130">
            <text:p>1130</text:p>
          </table:table-cell>
          <table:table-cell table:formula="of:=&quot;N&quot;&amp;[.A1162]" office:value-type="string" office:string-value="N1130">
            <text:p>N1130</text:p>
          </table:table-cell>
          <table:table-cell table:formula="of:=[.C1161] - [.$J$4]" office:value-type="float" office:value="6934">
            <text:p>6934</text:p>
          </table:table-cell>
          <table:table-cell table:formula="of:= &quot;X&quot;&amp; [.C1162]" office:value-type="string" office:string-value="X6934">
            <text:p>X6934</text:p>
          </table:table-cell>
          <table:table-cell table:formula="of:=[.E1161] + [.$J$5]" office:value-type="float" office:value="296">
            <text:p>296</text:p>
          </table:table-cell>
          <table:table-cell table:formula="of:=&quot;Y&quot; &amp; [.E1162]" office:value-type="string" office:string-value="Y296">
            <text:p>Y296</text:p>
          </table:table-cell>
          <table:table-cell table:number-columns-repeated="8"/>
          <table:table-cell table:style-name="ce8" table:formula="of:=[.B1163]" office:value-type="string" office:string-value="N1129">
            <text:p>N1129</text:p>
          </table:table-cell>
          <table:table-cell table:style-name="ce8" table:formula="of:=[.D1163]" office:value-type="string" office:string-value="X6930">
            <text:p>X6930</text:p>
          </table:table-cell>
          <table:table-cell table:style-name="ce8" table:formula="of:=[.F1163]" office:value-type="string" office:string-value="Y298.875">
            <text:p>Y298.875</text:p>
          </table:table-cell>
        </table:table-row>
        <table:table-row table:style-name="ro1">
          <table:table-cell table:formula="of:=[.A1162] -1" office:value-type="float" office:value="1129">
            <text:p>1129</text:p>
          </table:table-cell>
          <table:table-cell table:formula="of:=&quot;N&quot;&amp;[.A1163]" office:value-type="string" office:string-value="N1129">
            <text:p>N1129</text:p>
          </table:table-cell>
          <table:table-cell table:formula="of:=[.C1162] - [.$J$4]" office:value-type="float" office:value="6930">
            <text:p>6930</text:p>
          </table:table-cell>
          <table:table-cell table:formula="of:= &quot;X&quot;&amp; [.C1163]" office:value-type="string" office:string-value="X6930">
            <text:p>X6930</text:p>
          </table:table-cell>
          <table:table-cell table:formula="of:=[.E1162] + [.$J$5]" office:value-type="float" office:value="298.875">
            <text:p>298.875</text:p>
          </table:table-cell>
          <table:table-cell table:formula="of:=&quot;Y&quot; &amp; [.E1163]" office:value-type="string" office:string-value="Y298.875">
            <text:p>Y298.875</text:p>
          </table:table-cell>
          <table:table-cell table:number-columns-repeated="8"/>
          <table:table-cell table:style-name="ce8" table:formula="of:=[.B1164]" office:value-type="string" office:string-value="N1128">
            <text:p>N1128</text:p>
          </table:table-cell>
          <table:table-cell table:style-name="ce8" table:formula="of:=[.D1164]" office:value-type="string" office:string-value="X6926">
            <text:p>X6926</text:p>
          </table:table-cell>
          <table:table-cell table:style-name="ce8" table:formula="of:=[.F1164]" office:value-type="string" office:string-value="Y301.75">
            <text:p>Y301.75</text:p>
          </table:table-cell>
        </table:table-row>
        <table:table-row table:style-name="ro1">
          <table:table-cell table:formula="of:=[.A1163] -1" office:value-type="float" office:value="1128">
            <text:p>1128</text:p>
          </table:table-cell>
          <table:table-cell table:formula="of:=&quot;N&quot;&amp;[.A1164]" office:value-type="string" office:string-value="N1128">
            <text:p>N1128</text:p>
          </table:table-cell>
          <table:table-cell table:formula="of:=[.C1163] - [.$J$4]" office:value-type="float" office:value="6926">
            <text:p>6926</text:p>
          </table:table-cell>
          <table:table-cell table:formula="of:= &quot;X&quot;&amp; [.C1164]" office:value-type="string" office:string-value="X6926">
            <text:p>X6926</text:p>
          </table:table-cell>
          <table:table-cell table:formula="of:=[.E1163] + [.$J$5]" office:value-type="float" office:value="301.75">
            <text:p>301.75</text:p>
          </table:table-cell>
          <table:table-cell table:formula="of:=&quot;Y&quot; &amp; [.E1164]" office:value-type="string" office:string-value="Y301.75">
            <text:p>Y301.75</text:p>
          </table:table-cell>
          <table:table-cell table:number-columns-repeated="8"/>
          <table:table-cell table:style-name="ce8" table:formula="of:=[.B1165]" office:value-type="string" office:string-value="N1127">
            <text:p>N1127</text:p>
          </table:table-cell>
          <table:table-cell table:style-name="ce8" table:formula="of:=[.D1165]" office:value-type="string" office:string-value="X6922">
            <text:p>X6922</text:p>
          </table:table-cell>
          <table:table-cell table:style-name="ce8" table:formula="of:=[.F1165]" office:value-type="string" office:string-value="Y304.625">
            <text:p>Y304.625</text:p>
          </table:table-cell>
        </table:table-row>
        <table:table-row table:style-name="ro1">
          <table:table-cell table:formula="of:=[.A1164] -1" office:value-type="float" office:value="1127">
            <text:p>1127</text:p>
          </table:table-cell>
          <table:table-cell table:formula="of:=&quot;N&quot;&amp;[.A1165]" office:value-type="string" office:string-value="N1127">
            <text:p>N1127</text:p>
          </table:table-cell>
          <table:table-cell table:formula="of:=[.C1164] - [.$J$4]" office:value-type="float" office:value="6922">
            <text:p>6922</text:p>
          </table:table-cell>
          <table:table-cell table:formula="of:= &quot;X&quot;&amp; [.C1165]" office:value-type="string" office:string-value="X6922">
            <text:p>X6922</text:p>
          </table:table-cell>
          <table:table-cell table:formula="of:=[.E1164] + [.$J$5]" office:value-type="float" office:value="304.625">
            <text:p>304.625</text:p>
          </table:table-cell>
          <table:table-cell table:formula="of:=&quot;Y&quot; &amp; [.E1165]" office:value-type="string" office:string-value="Y304.625">
            <text:p>Y304.625</text:p>
          </table:table-cell>
          <table:table-cell table:number-columns-repeated="8"/>
          <table:table-cell table:style-name="ce8" table:formula="of:=[.B1166]" office:value-type="string" office:string-value="N1126">
            <text:p>N1126</text:p>
          </table:table-cell>
          <table:table-cell table:style-name="ce8" table:formula="of:=[.D1166]" office:value-type="string" office:string-value="X6918">
            <text:p>X6918</text:p>
          </table:table-cell>
          <table:table-cell table:style-name="ce8" table:formula="of:=[.F1166]" office:value-type="string" office:string-value="Y307.5">
            <text:p>Y307.5</text:p>
          </table:table-cell>
        </table:table-row>
        <table:table-row table:style-name="ro1">
          <table:table-cell table:formula="of:=[.A1165] -1" office:value-type="float" office:value="1126">
            <text:p>1126</text:p>
          </table:table-cell>
          <table:table-cell table:formula="of:=&quot;N&quot;&amp;[.A1166]" office:value-type="string" office:string-value="N1126">
            <text:p>N1126</text:p>
          </table:table-cell>
          <table:table-cell table:formula="of:=[.C1165] - [.$J$4]" office:value-type="float" office:value="6918">
            <text:p>6918</text:p>
          </table:table-cell>
          <table:table-cell table:formula="of:= &quot;X&quot;&amp; [.C1166]" office:value-type="string" office:string-value="X6918">
            <text:p>X6918</text:p>
          </table:table-cell>
          <table:table-cell table:formula="of:=[.E1165] + [.$J$5]" office:value-type="float" office:value="307.5">
            <text:p>307.5</text:p>
          </table:table-cell>
          <table:table-cell table:formula="of:=&quot;Y&quot; &amp; [.E1166]" office:value-type="string" office:string-value="Y307.5">
            <text:p>Y307.5</text:p>
          </table:table-cell>
          <table:table-cell table:number-columns-repeated="8"/>
          <table:table-cell table:style-name="ce8" table:formula="of:=[.B1167]" office:value-type="string" office:string-value="N1125">
            <text:p>N1125</text:p>
          </table:table-cell>
          <table:table-cell table:style-name="ce8" table:formula="of:=[.D1167]" office:value-type="string" office:string-value="X6914">
            <text:p>X6914</text:p>
          </table:table-cell>
          <table:table-cell table:style-name="ce8" table:formula="of:=[.F1167]" office:value-type="string" office:string-value="Y310.375">
            <text:p>Y310.375</text:p>
          </table:table-cell>
        </table:table-row>
        <table:table-row table:style-name="ro1">
          <table:table-cell table:formula="of:=[.A1166] -1" office:value-type="float" office:value="1125">
            <text:p>1125</text:p>
          </table:table-cell>
          <table:table-cell table:formula="of:=&quot;N&quot;&amp;[.A1167]" office:value-type="string" office:string-value="N1125">
            <text:p>N1125</text:p>
          </table:table-cell>
          <table:table-cell table:formula="of:=[.C1166] - [.$J$4]" office:value-type="float" office:value="6914">
            <text:p>6914</text:p>
          </table:table-cell>
          <table:table-cell table:formula="of:= &quot;X&quot;&amp; [.C1167]" office:value-type="string" office:string-value="X6914">
            <text:p>X6914</text:p>
          </table:table-cell>
          <table:table-cell table:formula="of:=[.E1166] + [.$J$5]" office:value-type="float" office:value="310.375">
            <text:p>310.375</text:p>
          </table:table-cell>
          <table:table-cell table:formula="of:=&quot;Y&quot; &amp; [.E1167]" office:value-type="string" office:string-value="Y310.375">
            <text:p>Y310.375</text:p>
          </table:table-cell>
          <table:table-cell table:number-columns-repeated="8"/>
          <table:table-cell table:style-name="ce8" table:formula="of:=[.B1168]" office:value-type="string" office:string-value="N1124">
            <text:p>N1124</text:p>
          </table:table-cell>
          <table:table-cell table:style-name="ce8" table:formula="of:=[.D1168]" office:value-type="string" office:string-value="X6910">
            <text:p>X6910</text:p>
          </table:table-cell>
          <table:table-cell table:style-name="ce8" table:formula="of:=[.F1168]" office:value-type="string" office:string-value="Y313.25">
            <text:p>Y313.25</text:p>
          </table:table-cell>
        </table:table-row>
        <table:table-row table:style-name="ro1">
          <table:table-cell table:formula="of:=[.A1167] -1" office:value-type="float" office:value="1124">
            <text:p>1124</text:p>
          </table:table-cell>
          <table:table-cell table:formula="of:=&quot;N&quot;&amp;[.A1168]" office:value-type="string" office:string-value="N1124">
            <text:p>N1124</text:p>
          </table:table-cell>
          <table:table-cell table:formula="of:=[.C1167] - [.$J$4]" office:value-type="float" office:value="6910">
            <text:p>6910</text:p>
          </table:table-cell>
          <table:table-cell table:formula="of:= &quot;X&quot;&amp; [.C1168]" office:value-type="string" office:string-value="X6910">
            <text:p>X6910</text:p>
          </table:table-cell>
          <table:table-cell table:formula="of:=[.E1167] + [.$J$5]" office:value-type="float" office:value="313.25">
            <text:p>313.25</text:p>
          </table:table-cell>
          <table:table-cell table:formula="of:=&quot;Y&quot; &amp; [.E1168]" office:value-type="string" office:string-value="Y313.25">
            <text:p>Y313.25</text:p>
          </table:table-cell>
          <table:table-cell table:number-columns-repeated="8"/>
          <table:table-cell table:style-name="ce8" table:formula="of:=[.B1169]" office:value-type="string" office:string-value="N1123">
            <text:p>N1123</text:p>
          </table:table-cell>
          <table:table-cell table:style-name="ce8" table:formula="of:=[.D1169]" office:value-type="string" office:string-value="X6906">
            <text:p>X6906</text:p>
          </table:table-cell>
          <table:table-cell table:style-name="ce8" table:formula="of:=[.F1169]" office:value-type="string" office:string-value="Y316.125">
            <text:p>Y316.125</text:p>
          </table:table-cell>
        </table:table-row>
        <table:table-row table:style-name="ro1">
          <table:table-cell table:formula="of:=[.A1168] -1" office:value-type="float" office:value="1123">
            <text:p>1123</text:p>
          </table:table-cell>
          <table:table-cell table:formula="of:=&quot;N&quot;&amp;[.A1169]" office:value-type="string" office:string-value="N1123">
            <text:p>N1123</text:p>
          </table:table-cell>
          <table:table-cell table:formula="of:=[.C1168] - [.$J$4]" office:value-type="float" office:value="6906">
            <text:p>6906</text:p>
          </table:table-cell>
          <table:table-cell table:formula="of:= &quot;X&quot;&amp; [.C1169]" office:value-type="string" office:string-value="X6906">
            <text:p>X6906</text:p>
          </table:table-cell>
          <table:table-cell table:formula="of:=[.E1168] + [.$J$5]" office:value-type="float" office:value="316.125">
            <text:p>316.125</text:p>
          </table:table-cell>
          <table:table-cell table:formula="of:=&quot;Y&quot; &amp; [.E1169]" office:value-type="string" office:string-value="Y316.125">
            <text:p>Y316.125</text:p>
          </table:table-cell>
          <table:table-cell table:number-columns-repeated="8"/>
          <table:table-cell table:style-name="ce8" table:formula="of:=[.B1170]" office:value-type="string" office:string-value="N1122">
            <text:p>N1122</text:p>
          </table:table-cell>
          <table:table-cell table:style-name="ce8" table:formula="of:=[.D1170]" office:value-type="string" office:string-value="X6902">
            <text:p>X6902</text:p>
          </table:table-cell>
          <table:table-cell table:style-name="ce8" table:formula="of:=[.F1170]" office:value-type="string" office:string-value="Y319">
            <text:p>Y319</text:p>
          </table:table-cell>
        </table:table-row>
        <table:table-row table:style-name="ro1">
          <table:table-cell table:formula="of:=[.A1169] -1" office:value-type="float" office:value="1122">
            <text:p>1122</text:p>
          </table:table-cell>
          <table:table-cell table:formula="of:=&quot;N&quot;&amp;[.A1170]" office:value-type="string" office:string-value="N1122">
            <text:p>N1122</text:p>
          </table:table-cell>
          <table:table-cell table:formula="of:=[.C1169] - [.$J$4]" office:value-type="float" office:value="6902">
            <text:p>6902</text:p>
          </table:table-cell>
          <table:table-cell table:formula="of:= &quot;X&quot;&amp; [.C1170]" office:value-type="string" office:string-value="X6902">
            <text:p>X6902</text:p>
          </table:table-cell>
          <table:table-cell table:formula="of:=[.E1169] + [.$J$5]" office:value-type="float" office:value="319">
            <text:p>319</text:p>
          </table:table-cell>
          <table:table-cell table:formula="of:=&quot;Y&quot; &amp; [.E1170]" office:value-type="string" office:string-value="Y319">
            <text:p>Y319</text:p>
          </table:table-cell>
          <table:table-cell table:number-columns-repeated="8"/>
          <table:table-cell table:style-name="ce8" table:formula="of:=[.B1171]" office:value-type="string" office:string-value="N1121">
            <text:p>N1121</text:p>
          </table:table-cell>
          <table:table-cell table:style-name="ce8" table:formula="of:=[.D1171]" office:value-type="string" office:string-value="X6898">
            <text:p>X6898</text:p>
          </table:table-cell>
          <table:table-cell table:style-name="ce8" table:formula="of:=[.F1171]" office:value-type="string" office:string-value="Y321.875">
            <text:p>Y321.875</text:p>
          </table:table-cell>
        </table:table-row>
        <table:table-row table:style-name="ro1">
          <table:table-cell table:formula="of:=[.A1170] -1" office:value-type="float" office:value="1121">
            <text:p>1121</text:p>
          </table:table-cell>
          <table:table-cell table:formula="of:=&quot;N&quot;&amp;[.A1171]" office:value-type="string" office:string-value="N1121">
            <text:p>N1121</text:p>
          </table:table-cell>
          <table:table-cell table:formula="of:=[.C1170] - [.$J$4]" office:value-type="float" office:value="6898">
            <text:p>6898</text:p>
          </table:table-cell>
          <table:table-cell table:formula="of:= &quot;X&quot;&amp; [.C1171]" office:value-type="string" office:string-value="X6898">
            <text:p>X6898</text:p>
          </table:table-cell>
          <table:table-cell table:formula="of:=[.E1170] + [.$J$5]" office:value-type="float" office:value="321.875">
            <text:p>321.875</text:p>
          </table:table-cell>
          <table:table-cell table:formula="of:=&quot;Y&quot; &amp; [.E1171]" office:value-type="string" office:string-value="Y321.875">
            <text:p>Y321.875</text:p>
          </table:table-cell>
          <table:table-cell table:number-columns-repeated="8"/>
          <table:table-cell table:style-name="ce8" table:formula="of:=[.B1172]" office:value-type="string" office:string-value="N1120">
            <text:p>N1120</text:p>
          </table:table-cell>
          <table:table-cell table:style-name="ce8" table:formula="of:=[.D1172]" office:value-type="string" office:string-value="X6894">
            <text:p>X6894</text:p>
          </table:table-cell>
          <table:table-cell table:style-name="ce8" table:formula="of:=[.F1172]" office:value-type="string" office:string-value="Y324.75">
            <text:p>Y324.75</text:p>
          </table:table-cell>
        </table:table-row>
        <table:table-row table:style-name="ro1">
          <table:table-cell table:formula="of:=[.A1171] -1" office:value-type="float" office:value="1120">
            <text:p>1120</text:p>
          </table:table-cell>
          <table:table-cell table:formula="of:=&quot;N&quot;&amp;[.A1172]" office:value-type="string" office:string-value="N1120">
            <text:p>N1120</text:p>
          </table:table-cell>
          <table:table-cell table:formula="of:=[.C1171] - [.$J$4]" office:value-type="float" office:value="6894">
            <text:p>6894</text:p>
          </table:table-cell>
          <table:table-cell table:formula="of:= &quot;X&quot;&amp; [.C1172]" office:value-type="string" office:string-value="X6894">
            <text:p>X6894</text:p>
          </table:table-cell>
          <table:table-cell table:formula="of:=[.E1171] + [.$J$5]" office:value-type="float" office:value="324.75">
            <text:p>324.75</text:p>
          </table:table-cell>
          <table:table-cell table:formula="of:=&quot;Y&quot; &amp; [.E1172]" office:value-type="string" office:string-value="Y324.75">
            <text:p>Y324.75</text:p>
          </table:table-cell>
          <table:table-cell table:number-columns-repeated="8"/>
          <table:table-cell table:style-name="ce8" table:formula="of:=[.B1173]" office:value-type="string" office:string-value="N1119">
            <text:p>N1119</text:p>
          </table:table-cell>
          <table:table-cell table:style-name="ce8" table:formula="of:=[.D1173]" office:value-type="string" office:string-value="X6890">
            <text:p>X6890</text:p>
          </table:table-cell>
          <table:table-cell table:style-name="ce8" table:formula="of:=[.F1173]" office:value-type="string" office:string-value="Y327.625">
            <text:p>Y327.625</text:p>
          </table:table-cell>
        </table:table-row>
        <table:table-row table:style-name="ro1">
          <table:table-cell table:formula="of:=[.A1172] -1" office:value-type="float" office:value="1119">
            <text:p>1119</text:p>
          </table:table-cell>
          <table:table-cell table:formula="of:=&quot;N&quot;&amp;[.A1173]" office:value-type="string" office:string-value="N1119">
            <text:p>N1119</text:p>
          </table:table-cell>
          <table:table-cell table:formula="of:=[.C1172] - [.$J$4]" office:value-type="float" office:value="6890">
            <text:p>6890</text:p>
          </table:table-cell>
          <table:table-cell table:formula="of:= &quot;X&quot;&amp; [.C1173]" office:value-type="string" office:string-value="X6890">
            <text:p>X6890</text:p>
          </table:table-cell>
          <table:table-cell table:formula="of:=[.E1172] + [.$J$5]" office:value-type="float" office:value="327.625">
            <text:p>327.625</text:p>
          </table:table-cell>
          <table:table-cell table:formula="of:=&quot;Y&quot; &amp; [.E1173]" office:value-type="string" office:string-value="Y327.625">
            <text:p>Y327.625</text:p>
          </table:table-cell>
          <table:table-cell table:number-columns-repeated="8"/>
          <table:table-cell table:style-name="ce8" table:formula="of:=[.B1174]" office:value-type="string" office:string-value="N1118">
            <text:p>N1118</text:p>
          </table:table-cell>
          <table:table-cell table:style-name="ce8" table:formula="of:=[.D1174]" office:value-type="string" office:string-value="X6886">
            <text:p>X6886</text:p>
          </table:table-cell>
          <table:table-cell table:style-name="ce8" table:formula="of:=[.F1174]" office:value-type="string" office:string-value="Y324.75">
            <text:p>Y324.75</text:p>
          </table:table-cell>
        </table:table-row>
        <table:table-row table:style-name="ro1">
          <table:table-cell table:formula="of:=[.A1173] -1" office:value-type="float" office:value="1118">
            <text:p>1118</text:p>
          </table:table-cell>
          <table:table-cell table:formula="of:=&quot;N&quot;&amp;[.A1174]" office:value-type="string" office:string-value="N1118">
            <text:p>N1118</text:p>
          </table:table-cell>
          <table:table-cell table:formula="of:=[.C1173] - [.$J$4]" office:value-type="float" office:value="6886">
            <text:p>6886</text:p>
          </table:table-cell>
          <table:table-cell table:formula="of:= &quot;X&quot;&amp; [.C1174]" office:value-type="string" office:string-value="X6886">
            <text:p>X6886</text:p>
          </table:table-cell>
          <table:table-cell table:formula="of:=[.E1173] - [.$J$5]" office:value-type="float" office:value="324.75">
            <text:p>324.75</text:p>
          </table:table-cell>
          <table:table-cell table:formula="of:=&quot;Y&quot; &amp; [.E1174]" office:value-type="string" office:string-value="Y324.75">
            <text:p>Y324.75</text:p>
          </table:table-cell>
          <table:table-cell table:number-columns-repeated="8"/>
          <table:table-cell table:style-name="ce8" table:formula="of:=[.B1175]" office:value-type="string" office:string-value="N1117">
            <text:p>N1117</text:p>
          </table:table-cell>
          <table:table-cell table:style-name="ce8" table:formula="of:=[.D1175]" office:value-type="string" office:string-value="X6882">
            <text:p>X6882</text:p>
          </table:table-cell>
          <table:table-cell table:style-name="ce8" table:formula="of:=[.F1175]" office:value-type="string" office:string-value="Y321.875">
            <text:p>Y321.875</text:p>
          </table:table-cell>
        </table:table-row>
        <table:table-row table:style-name="ro1">
          <table:table-cell table:formula="of:=[.A1174] -1" office:value-type="float" office:value="1117">
            <text:p>1117</text:p>
          </table:table-cell>
          <table:table-cell table:formula="of:=&quot;N&quot;&amp;[.A1175]" office:value-type="string" office:string-value="N1117">
            <text:p>N1117</text:p>
          </table:table-cell>
          <table:table-cell table:formula="of:=[.C1174] - [.$J$4]" office:value-type="float" office:value="6882">
            <text:p>6882</text:p>
          </table:table-cell>
          <table:table-cell table:formula="of:= &quot;X&quot;&amp; [.C1175]" office:value-type="string" office:string-value="X6882">
            <text:p>X6882</text:p>
          </table:table-cell>
          <table:table-cell table:formula="of:=[.E1174] - [.$J$5]" office:value-type="float" office:value="321.875">
            <text:p>321.875</text:p>
          </table:table-cell>
          <table:table-cell table:formula="of:=&quot;Y&quot; &amp; [.E1175]" office:value-type="string" office:string-value="Y321.875">
            <text:p>Y321.875</text:p>
          </table:table-cell>
          <table:table-cell table:number-columns-repeated="8"/>
          <table:table-cell table:style-name="ce8" table:formula="of:=[.B1176]" office:value-type="string" office:string-value="N1116">
            <text:p>N1116</text:p>
          </table:table-cell>
          <table:table-cell table:style-name="ce8" table:formula="of:=[.D1176]" office:value-type="string" office:string-value="X6878">
            <text:p>X6878</text:p>
          </table:table-cell>
          <table:table-cell table:style-name="ce8" table:formula="of:=[.F1176]" office:value-type="string" office:string-value="Y319">
            <text:p>Y319</text:p>
          </table:table-cell>
        </table:table-row>
        <table:table-row table:style-name="ro1">
          <table:table-cell table:formula="of:=[.A1175] -1" office:value-type="float" office:value="1116">
            <text:p>1116</text:p>
          </table:table-cell>
          <table:table-cell table:formula="of:=&quot;N&quot;&amp;[.A1176]" office:value-type="string" office:string-value="N1116">
            <text:p>N1116</text:p>
          </table:table-cell>
          <table:table-cell table:formula="of:=[.C1175] - [.$J$4]" office:value-type="float" office:value="6878">
            <text:p>6878</text:p>
          </table:table-cell>
          <table:table-cell table:formula="of:= &quot;X&quot;&amp; [.C1176]" office:value-type="string" office:string-value="X6878">
            <text:p>X6878</text:p>
          </table:table-cell>
          <table:table-cell table:formula="of:=[.E1175] - [.$J$5]" office:value-type="float" office:value="319">
            <text:p>319</text:p>
          </table:table-cell>
          <table:table-cell table:formula="of:=&quot;Y&quot; &amp; [.E1176]" office:value-type="string" office:string-value="Y319">
            <text:p>Y319</text:p>
          </table:table-cell>
          <table:table-cell table:number-columns-repeated="8"/>
          <table:table-cell table:style-name="ce8" table:formula="of:=[.B1177]" office:value-type="string" office:string-value="N1115">
            <text:p>N1115</text:p>
          </table:table-cell>
          <table:table-cell table:style-name="ce8" table:formula="of:=[.D1177]" office:value-type="string" office:string-value="X6874">
            <text:p>X6874</text:p>
          </table:table-cell>
          <table:table-cell table:style-name="ce8" table:formula="of:=[.F1177]" office:value-type="string" office:string-value="Y316.125">
            <text:p>Y316.125</text:p>
          </table:table-cell>
        </table:table-row>
        <table:table-row table:style-name="ro1">
          <table:table-cell table:formula="of:=[.A1176] -1" office:value-type="float" office:value="1115">
            <text:p>1115</text:p>
          </table:table-cell>
          <table:table-cell table:formula="of:=&quot;N&quot;&amp;[.A1177]" office:value-type="string" office:string-value="N1115">
            <text:p>N1115</text:p>
          </table:table-cell>
          <table:table-cell table:formula="of:=[.C1176] - [.$J$4]" office:value-type="float" office:value="6874">
            <text:p>6874</text:p>
          </table:table-cell>
          <table:table-cell table:formula="of:= &quot;X&quot;&amp; [.C1177]" office:value-type="string" office:string-value="X6874">
            <text:p>X6874</text:p>
          </table:table-cell>
          <table:table-cell table:formula="of:=[.E1176] - [.$J$5]" office:value-type="float" office:value="316.125">
            <text:p>316.125</text:p>
          </table:table-cell>
          <table:table-cell table:formula="of:=&quot;Y&quot; &amp; [.E1177]" office:value-type="string" office:string-value="Y316.125">
            <text:p>Y316.125</text:p>
          </table:table-cell>
          <table:table-cell table:number-columns-repeated="8"/>
          <table:table-cell table:style-name="ce8" table:formula="of:=[.B1178]" office:value-type="string" office:string-value="N1114">
            <text:p>N1114</text:p>
          </table:table-cell>
          <table:table-cell table:style-name="ce8" table:formula="of:=[.D1178]" office:value-type="string" office:string-value="X6870">
            <text:p>X6870</text:p>
          </table:table-cell>
          <table:table-cell table:style-name="ce8" table:formula="of:=[.F1178]" office:value-type="string" office:string-value="Y313.25">
            <text:p>Y313.25</text:p>
          </table:table-cell>
        </table:table-row>
        <table:table-row table:style-name="ro1">
          <table:table-cell table:formula="of:=[.A1177] -1" office:value-type="float" office:value="1114">
            <text:p>1114</text:p>
          </table:table-cell>
          <table:table-cell table:formula="of:=&quot;N&quot;&amp;[.A1178]" office:value-type="string" office:string-value="N1114">
            <text:p>N1114</text:p>
          </table:table-cell>
          <table:table-cell table:formula="of:=[.C1177] - [.$J$4]" office:value-type="float" office:value="6870">
            <text:p>6870</text:p>
          </table:table-cell>
          <table:table-cell table:formula="of:= &quot;X&quot;&amp; [.C1178]" office:value-type="string" office:string-value="X6870">
            <text:p>X6870</text:p>
          </table:table-cell>
          <table:table-cell table:formula="of:=[.E1177] - [.$J$5]" office:value-type="float" office:value="313.25">
            <text:p>313.25</text:p>
          </table:table-cell>
          <table:table-cell table:formula="of:=&quot;Y&quot; &amp; [.E1178]" office:value-type="string" office:string-value="Y313.25">
            <text:p>Y313.25</text:p>
          </table:table-cell>
          <table:table-cell table:number-columns-repeated="8"/>
          <table:table-cell table:style-name="ce8" table:formula="of:=[.B1179]" office:value-type="string" office:string-value="N1113">
            <text:p>N1113</text:p>
          </table:table-cell>
          <table:table-cell table:style-name="ce8" table:formula="of:=[.D1179]" office:value-type="string" office:string-value="X6866">
            <text:p>X6866</text:p>
          </table:table-cell>
          <table:table-cell table:style-name="ce8" table:formula="of:=[.F1179]" office:value-type="string" office:string-value="Y310.375">
            <text:p>Y310.375</text:p>
          </table:table-cell>
        </table:table-row>
        <table:table-row table:style-name="ro1">
          <table:table-cell table:formula="of:=[.A1178] -1" office:value-type="float" office:value="1113">
            <text:p>1113</text:p>
          </table:table-cell>
          <table:table-cell table:formula="of:=&quot;N&quot;&amp;[.A1179]" office:value-type="string" office:string-value="N1113">
            <text:p>N1113</text:p>
          </table:table-cell>
          <table:table-cell table:formula="of:=[.C1178] - [.$J$4]" office:value-type="float" office:value="6866">
            <text:p>6866</text:p>
          </table:table-cell>
          <table:table-cell table:formula="of:= &quot;X&quot;&amp; [.C1179]" office:value-type="string" office:string-value="X6866">
            <text:p>X6866</text:p>
          </table:table-cell>
          <table:table-cell table:formula="of:=[.E1178] - [.$J$5]" office:value-type="float" office:value="310.375">
            <text:p>310.375</text:p>
          </table:table-cell>
          <table:table-cell table:formula="of:=&quot;Y&quot; &amp; [.E1179]" office:value-type="string" office:string-value="Y310.375">
            <text:p>Y310.375</text:p>
          </table:table-cell>
          <table:table-cell table:number-columns-repeated="8"/>
          <table:table-cell table:style-name="ce8" table:formula="of:=[.B1180]" office:value-type="string" office:string-value="N1112">
            <text:p>N1112</text:p>
          </table:table-cell>
          <table:table-cell table:style-name="ce8" table:formula="of:=[.D1180]" office:value-type="string" office:string-value="X6862">
            <text:p>X6862</text:p>
          </table:table-cell>
          <table:table-cell table:style-name="ce8" table:formula="of:=[.F1180]" office:value-type="string" office:string-value="Y307.5">
            <text:p>Y307.5</text:p>
          </table:table-cell>
        </table:table-row>
        <table:table-row table:style-name="ro1">
          <table:table-cell table:formula="of:=[.A1179] -1" office:value-type="float" office:value="1112">
            <text:p>1112</text:p>
          </table:table-cell>
          <table:table-cell table:formula="of:=&quot;N&quot;&amp;[.A1180]" office:value-type="string" office:string-value="N1112">
            <text:p>N1112</text:p>
          </table:table-cell>
          <table:table-cell table:formula="of:=[.C1179] - [.$J$4]" office:value-type="float" office:value="6862">
            <text:p>6862</text:p>
          </table:table-cell>
          <table:table-cell table:formula="of:= &quot;X&quot;&amp; [.C1180]" office:value-type="string" office:string-value="X6862">
            <text:p>X6862</text:p>
          </table:table-cell>
          <table:table-cell table:formula="of:=[.E1179] - [.$J$5]" office:value-type="float" office:value="307.5">
            <text:p>307.5</text:p>
          </table:table-cell>
          <table:table-cell table:formula="of:=&quot;Y&quot; &amp; [.E1180]" office:value-type="string" office:string-value="Y307.5">
            <text:p>Y307.5</text:p>
          </table:table-cell>
          <table:table-cell table:number-columns-repeated="8"/>
          <table:table-cell table:style-name="ce8" table:formula="of:=[.B1181]" office:value-type="string" office:string-value="N1111">
            <text:p>N1111</text:p>
          </table:table-cell>
          <table:table-cell table:style-name="ce8" table:formula="of:=[.D1181]" office:value-type="string" office:string-value="X6858">
            <text:p>X6858</text:p>
          </table:table-cell>
          <table:table-cell table:style-name="ce8" table:formula="of:=[.F1181]" office:value-type="string" office:string-value="Y304.625">
            <text:p>Y304.625</text:p>
          </table:table-cell>
        </table:table-row>
        <table:table-row table:style-name="ro1">
          <table:table-cell table:formula="of:=[.A1180] -1" office:value-type="float" office:value="1111">
            <text:p>1111</text:p>
          </table:table-cell>
          <table:table-cell table:formula="of:=&quot;N&quot;&amp;[.A1181]" office:value-type="string" office:string-value="N1111">
            <text:p>N1111</text:p>
          </table:table-cell>
          <table:table-cell table:formula="of:=[.C1180] - [.$J$4]" office:value-type="float" office:value="6858">
            <text:p>6858</text:p>
          </table:table-cell>
          <table:table-cell table:formula="of:= &quot;X&quot;&amp; [.C1181]" office:value-type="string" office:string-value="X6858">
            <text:p>X6858</text:p>
          </table:table-cell>
          <table:table-cell table:formula="of:=[.E1180] - [.$J$5]" office:value-type="float" office:value="304.625">
            <text:p>304.625</text:p>
          </table:table-cell>
          <table:table-cell table:formula="of:=&quot;Y&quot; &amp; [.E1181]" office:value-type="string" office:string-value="Y304.625">
            <text:p>Y304.625</text:p>
          </table:table-cell>
          <table:table-cell table:number-columns-repeated="8"/>
          <table:table-cell table:style-name="ce8" table:formula="of:=[.B1182]" office:value-type="string" office:string-value="N1110">
            <text:p>N1110</text:p>
          </table:table-cell>
          <table:table-cell table:style-name="ce8" table:formula="of:=[.D1182]" office:value-type="string" office:string-value="X6854">
            <text:p>X6854</text:p>
          </table:table-cell>
          <table:table-cell table:style-name="ce8" table:formula="of:=[.F1182]" office:value-type="string" office:string-value="Y301.75">
            <text:p>Y301.75</text:p>
          </table:table-cell>
        </table:table-row>
        <table:table-row table:style-name="ro1">
          <table:table-cell table:formula="of:=[.A1181] -1" office:value-type="float" office:value="1110">
            <text:p>1110</text:p>
          </table:table-cell>
          <table:table-cell table:formula="of:=&quot;N&quot;&amp;[.A1182]" office:value-type="string" office:string-value="N1110">
            <text:p>N1110</text:p>
          </table:table-cell>
          <table:table-cell table:formula="of:=[.C1181] - [.$J$4]" office:value-type="float" office:value="6854">
            <text:p>6854</text:p>
          </table:table-cell>
          <table:table-cell table:formula="of:= &quot;X&quot;&amp; [.C1182]" office:value-type="string" office:string-value="X6854">
            <text:p>X6854</text:p>
          </table:table-cell>
          <table:table-cell table:formula="of:=[.E1181] - [.$J$5]" office:value-type="float" office:value="301.75">
            <text:p>301.75</text:p>
          </table:table-cell>
          <table:table-cell table:formula="of:=&quot;Y&quot; &amp; [.E1182]" office:value-type="string" office:string-value="Y301.75">
            <text:p>Y301.75</text:p>
          </table:table-cell>
          <table:table-cell table:number-columns-repeated="8"/>
          <table:table-cell table:style-name="ce8" table:formula="of:=[.B1183]" office:value-type="string" office:string-value="N1109">
            <text:p>N1109</text:p>
          </table:table-cell>
          <table:table-cell table:style-name="ce8" table:formula="of:=[.D1183]" office:value-type="string" office:string-value="X6850">
            <text:p>X6850</text:p>
          </table:table-cell>
          <table:table-cell table:style-name="ce8" table:formula="of:=[.F1183]" office:value-type="string" office:string-value="Y298.875">
            <text:p>Y298.875</text:p>
          </table:table-cell>
        </table:table-row>
        <table:table-row table:style-name="ro1">
          <table:table-cell table:formula="of:=[.A1182] -1" office:value-type="float" office:value="1109">
            <text:p>1109</text:p>
          </table:table-cell>
          <table:table-cell table:formula="of:=&quot;N&quot;&amp;[.A1183]" office:value-type="string" office:string-value="N1109">
            <text:p>N1109</text:p>
          </table:table-cell>
          <table:table-cell table:formula="of:=[.C1182] - [.$J$4]" office:value-type="float" office:value="6850">
            <text:p>6850</text:p>
          </table:table-cell>
          <table:table-cell table:formula="of:= &quot;X&quot;&amp; [.C1183]" office:value-type="string" office:string-value="X6850">
            <text:p>X6850</text:p>
          </table:table-cell>
          <table:table-cell table:formula="of:=[.E1182] - [.$J$5]" office:value-type="float" office:value="298.875">
            <text:p>298.875</text:p>
          </table:table-cell>
          <table:table-cell table:formula="of:=&quot;Y&quot; &amp; [.E1183]" office:value-type="string" office:string-value="Y298.875">
            <text:p>Y298.875</text:p>
          </table:table-cell>
          <table:table-cell table:number-columns-repeated="8"/>
          <table:table-cell table:style-name="ce8" table:formula="of:=[.B1184]" office:value-type="string" office:string-value="N1108">
            <text:p>N1108</text:p>
          </table:table-cell>
          <table:table-cell table:style-name="ce8" table:formula="of:=[.D1184]" office:value-type="string" office:string-value="X6846">
            <text:p>X6846</text:p>
          </table:table-cell>
          <table:table-cell table:style-name="ce8" table:formula="of:=[.F1184]" office:value-type="string" office:string-value="Y296">
            <text:p>Y296</text:p>
          </table:table-cell>
        </table:table-row>
        <table:table-row table:style-name="ro1">
          <table:table-cell table:formula="of:=[.A1183] -1" office:value-type="float" office:value="1108">
            <text:p>1108</text:p>
          </table:table-cell>
          <table:table-cell table:formula="of:=&quot;N&quot;&amp;[.A1184]" office:value-type="string" office:string-value="N1108">
            <text:p>N1108</text:p>
          </table:table-cell>
          <table:table-cell table:formula="of:=[.C1183] - [.$J$4]" office:value-type="float" office:value="6846">
            <text:p>6846</text:p>
          </table:table-cell>
          <table:table-cell table:formula="of:= &quot;X&quot;&amp; [.C1184]" office:value-type="string" office:string-value="X6846">
            <text:p>X6846</text:p>
          </table:table-cell>
          <table:table-cell table:formula="of:=[.E1183] - [.$J$5]" office:value-type="float" office:value="296">
            <text:p>296</text:p>
          </table:table-cell>
          <table:table-cell table:formula="of:=&quot;Y&quot; &amp; [.E1184]" office:value-type="string" office:string-value="Y296">
            <text:p>Y296</text:p>
          </table:table-cell>
          <table:table-cell table:number-columns-repeated="8"/>
          <table:table-cell table:style-name="ce8" table:formula="of:=[.B1185]" office:value-type="string" office:string-value="N1107">
            <text:p>N1107</text:p>
          </table:table-cell>
          <table:table-cell table:style-name="ce8" table:formula="of:=[.D1185]" office:value-type="string" office:string-value="X6842">
            <text:p>X6842</text:p>
          </table:table-cell>
          <table:table-cell table:style-name="ce8" table:formula="of:=[.F1185]" office:value-type="string" office:string-value="Y293.125">
            <text:p>Y293.125</text:p>
          </table:table-cell>
        </table:table-row>
        <table:table-row table:style-name="ro1">
          <table:table-cell table:formula="of:=[.A1184] -1" office:value-type="float" office:value="1107">
            <text:p>1107</text:p>
          </table:table-cell>
          <table:table-cell table:formula="of:=&quot;N&quot;&amp;[.A1185]" office:value-type="string" office:string-value="N1107">
            <text:p>N1107</text:p>
          </table:table-cell>
          <table:table-cell table:formula="of:=[.C1184] - [.$J$4]" office:value-type="float" office:value="6842">
            <text:p>6842</text:p>
          </table:table-cell>
          <table:table-cell table:formula="of:= &quot;X&quot;&amp; [.C1185]" office:value-type="string" office:string-value="X6842">
            <text:p>X6842</text:p>
          </table:table-cell>
          <table:table-cell table:formula="of:=[.E1184] - [.$J$5]" office:value-type="float" office:value="293.125">
            <text:p>293.125</text:p>
          </table:table-cell>
          <table:table-cell table:formula="of:=&quot;Y&quot; &amp; [.E1185]" office:value-type="string" office:string-value="Y293.125">
            <text:p>Y293.125</text:p>
          </table:table-cell>
          <table:table-cell table:number-columns-repeated="8"/>
          <table:table-cell table:style-name="ce8" table:formula="of:=[.B1186]" office:value-type="string" office:string-value="N1106">
            <text:p>N1106</text:p>
          </table:table-cell>
          <table:table-cell table:style-name="ce8" table:formula="of:=[.D1186]" office:value-type="string" office:string-value="X6838">
            <text:p>X6838</text:p>
          </table:table-cell>
          <table:table-cell table:style-name="ce8" table:formula="of:=[.F1186]" office:value-type="string" office:string-value="Y290.25">
            <text:p>Y290.25</text:p>
          </table:table-cell>
        </table:table-row>
        <table:table-row table:style-name="ro1">
          <table:table-cell table:formula="of:=[.A1185] -1" office:value-type="float" office:value="1106">
            <text:p>1106</text:p>
          </table:table-cell>
          <table:table-cell table:formula="of:=&quot;N&quot;&amp;[.A1186]" office:value-type="string" office:string-value="N1106">
            <text:p>N1106</text:p>
          </table:table-cell>
          <table:table-cell table:formula="of:=[.C1185] - [.$J$4]" office:value-type="float" office:value="6838">
            <text:p>6838</text:p>
          </table:table-cell>
          <table:table-cell table:formula="of:= &quot;X&quot;&amp; [.C1186]" office:value-type="string" office:string-value="X6838">
            <text:p>X6838</text:p>
          </table:table-cell>
          <table:table-cell table:formula="of:=[.E1185] - [.$J$5]" office:value-type="float" office:value="290.25">
            <text:p>290.25</text:p>
          </table:table-cell>
          <table:table-cell table:formula="of:=&quot;Y&quot; &amp; [.E1186]" office:value-type="string" office:string-value="Y290.25">
            <text:p>Y290.25</text:p>
          </table:table-cell>
          <table:table-cell table:number-columns-repeated="8"/>
          <table:table-cell table:style-name="ce8" table:formula="of:=[.B1187]" office:value-type="string" office:string-value="N1105">
            <text:p>N1105</text:p>
          </table:table-cell>
          <table:table-cell table:style-name="ce8" table:formula="of:=[.D1187]" office:value-type="string" office:string-value="X6834">
            <text:p>X6834</text:p>
          </table:table-cell>
          <table:table-cell table:style-name="ce8" table:formula="of:=[.F1187]" office:value-type="string" office:string-value="Y287.375">
            <text:p>Y287.375</text:p>
          </table:table-cell>
        </table:table-row>
        <table:table-row table:style-name="ro1">
          <table:table-cell table:formula="of:=[.A1186] -1" office:value-type="float" office:value="1105">
            <text:p>1105</text:p>
          </table:table-cell>
          <table:table-cell table:formula="of:=&quot;N&quot;&amp;[.A1187]" office:value-type="string" office:string-value="N1105">
            <text:p>N1105</text:p>
          </table:table-cell>
          <table:table-cell table:formula="of:=[.C1186] - [.$J$4]" office:value-type="float" office:value="6834">
            <text:p>6834</text:p>
          </table:table-cell>
          <table:table-cell table:formula="of:= &quot;X&quot;&amp; [.C1187]" office:value-type="string" office:string-value="X6834">
            <text:p>X6834</text:p>
          </table:table-cell>
          <table:table-cell table:formula="of:=[.E1186] - [.$J$5]" office:value-type="float" office:value="287.375">
            <text:p>287.375</text:p>
          </table:table-cell>
          <table:table-cell table:formula="of:=&quot;Y&quot; &amp; [.E1187]" office:value-type="string" office:string-value="Y287.375">
            <text:p>Y287.375</text:p>
          </table:table-cell>
          <table:table-cell table:number-columns-repeated="8"/>
          <table:table-cell table:style-name="ce8" table:formula="of:=[.B1188]" office:value-type="string" office:string-value="N1104">
            <text:p>N1104</text:p>
          </table:table-cell>
          <table:table-cell table:style-name="ce8" table:formula="of:=[.D1188]" office:value-type="string" office:string-value="X6830">
            <text:p>X6830</text:p>
          </table:table-cell>
          <table:table-cell table:style-name="ce8" table:formula="of:=[.F1188]" office:value-type="string" office:string-value="Y284.5">
            <text:p>Y284.5</text:p>
          </table:table-cell>
        </table:table-row>
        <table:table-row table:style-name="ro1">
          <table:table-cell table:formula="of:=[.A1187] -1" office:value-type="float" office:value="1104">
            <text:p>1104</text:p>
          </table:table-cell>
          <table:table-cell table:formula="of:=&quot;N&quot;&amp;[.A1188]" office:value-type="string" office:string-value="N1104">
            <text:p>N1104</text:p>
          </table:table-cell>
          <table:table-cell table:formula="of:=[.C1187] - [.$J$4]" office:value-type="float" office:value="6830">
            <text:p>6830</text:p>
          </table:table-cell>
          <table:table-cell table:formula="of:= &quot;X&quot;&amp; [.C1188]" office:value-type="string" office:string-value="X6830">
            <text:p>X6830</text:p>
          </table:table-cell>
          <table:table-cell table:formula="of:=[.E1187] - [.$J$5]" office:value-type="float" office:value="284.5">
            <text:p>284.5</text:p>
          </table:table-cell>
          <table:table-cell table:formula="of:=&quot;Y&quot; &amp; [.E1188]" office:value-type="string" office:string-value="Y284.5">
            <text:p>Y284.5</text:p>
          </table:table-cell>
          <table:table-cell table:number-columns-repeated="8"/>
          <table:table-cell table:style-name="ce8" table:formula="of:=[.B1189]" office:value-type="string" office:string-value="N1103">
            <text:p>N1103</text:p>
          </table:table-cell>
          <table:table-cell table:style-name="ce8" table:formula="of:=[.D1189]" office:value-type="string" office:string-value="X6826">
            <text:p>X6826</text:p>
          </table:table-cell>
          <table:table-cell table:style-name="ce8" table:formula="of:=[.F1189]" office:value-type="string" office:string-value="Y281.625">
            <text:p>Y281.625</text:p>
          </table:table-cell>
        </table:table-row>
        <table:table-row table:style-name="ro1">
          <table:table-cell table:formula="of:=[.A1188] -1" office:value-type="float" office:value="1103">
            <text:p>1103</text:p>
          </table:table-cell>
          <table:table-cell table:formula="of:=&quot;N&quot;&amp;[.A1189]" office:value-type="string" office:string-value="N1103">
            <text:p>N1103</text:p>
          </table:table-cell>
          <table:table-cell table:formula="of:=[.C1188] - [.$J$4]" office:value-type="float" office:value="6826">
            <text:p>6826</text:p>
          </table:table-cell>
          <table:table-cell table:formula="of:= &quot;X&quot;&amp; [.C1189]" office:value-type="string" office:string-value="X6826">
            <text:p>X6826</text:p>
          </table:table-cell>
          <table:table-cell table:formula="of:=[.E1188] - [.$J$5]" office:value-type="float" office:value="281.625">
            <text:p>281.625</text:p>
          </table:table-cell>
          <table:table-cell table:formula="of:=&quot;Y&quot; &amp; [.E1189]" office:value-type="string" office:string-value="Y281.625">
            <text:p>Y281.625</text:p>
          </table:table-cell>
          <table:table-cell table:number-columns-repeated="8"/>
          <table:table-cell table:style-name="ce8" table:formula="of:=[.B1190]" office:value-type="string" office:string-value="N1102">
            <text:p>N1102</text:p>
          </table:table-cell>
          <table:table-cell table:style-name="ce8" table:formula="of:=[.D1190]" office:value-type="string" office:string-value="X6822">
            <text:p>X6822</text:p>
          </table:table-cell>
          <table:table-cell table:style-name="ce8" table:formula="of:=[.F1190]" office:value-type="string" office:string-value="Y278.75">
            <text:p>Y278.75</text:p>
          </table:table-cell>
        </table:table-row>
        <table:table-row table:style-name="ro1">
          <table:table-cell table:formula="of:=[.A1189] -1" office:value-type="float" office:value="1102">
            <text:p>1102</text:p>
          </table:table-cell>
          <table:table-cell table:formula="of:=&quot;N&quot;&amp;[.A1190]" office:value-type="string" office:string-value="N1102">
            <text:p>N1102</text:p>
          </table:table-cell>
          <table:table-cell table:formula="of:=[.C1189] - [.$J$4]" office:value-type="float" office:value="6822">
            <text:p>6822</text:p>
          </table:table-cell>
          <table:table-cell table:formula="of:= &quot;X&quot;&amp; [.C1190]" office:value-type="string" office:string-value="X6822">
            <text:p>X6822</text:p>
          </table:table-cell>
          <table:table-cell table:formula="of:=[.E1189] - [.$J$5]" office:value-type="float" office:value="278.75">
            <text:p>278.75</text:p>
          </table:table-cell>
          <table:table-cell table:formula="of:=&quot;Y&quot; &amp; [.E1190]" office:value-type="string" office:string-value="Y278.75">
            <text:p>Y278.75</text:p>
          </table:table-cell>
          <table:table-cell table:number-columns-repeated="8"/>
          <table:table-cell table:style-name="ce8" table:formula="of:=[.B1191]" office:value-type="string" office:string-value="N1101">
            <text:p>N1101</text:p>
          </table:table-cell>
          <table:table-cell table:style-name="ce8" table:formula="of:=[.D1191]" office:value-type="string" office:string-value="X6818">
            <text:p>X6818</text:p>
          </table:table-cell>
          <table:table-cell table:style-name="ce8" table:formula="of:=[.F1191]" office:value-type="string" office:string-value="Y275.875">
            <text:p>Y275.875</text:p>
          </table:table-cell>
        </table:table-row>
        <table:table-row table:style-name="ro1">
          <table:table-cell table:formula="of:=[.A1190] -1" office:value-type="float" office:value="1101">
            <text:p>1101</text:p>
          </table:table-cell>
          <table:table-cell table:formula="of:=&quot;N&quot;&amp;[.A1191]" office:value-type="string" office:string-value="N1101">
            <text:p>N1101</text:p>
          </table:table-cell>
          <table:table-cell table:formula="of:=[.C1190] - [.$J$4]" office:value-type="float" office:value="6818">
            <text:p>6818</text:p>
          </table:table-cell>
          <table:table-cell table:formula="of:= &quot;X&quot;&amp; [.C1191]" office:value-type="string" office:string-value="X6818">
            <text:p>X6818</text:p>
          </table:table-cell>
          <table:table-cell table:formula="of:=[.E1190] - [.$J$5]" office:value-type="float" office:value="275.875">
            <text:p>275.875</text:p>
          </table:table-cell>
          <table:table-cell table:formula="of:=&quot;Y&quot; &amp; [.E1191]" office:value-type="string" office:string-value="Y275.875">
            <text:p>Y275.875</text:p>
          </table:table-cell>
          <table:table-cell table:number-columns-repeated="8"/>
          <table:table-cell table:style-name="ce8" table:formula="of:=[.B1192]" office:value-type="string" office:string-value="N1100">
            <text:p>N1100</text:p>
          </table:table-cell>
          <table:table-cell table:style-name="ce8" table:formula="of:=[.D1192]" office:value-type="string" office:string-value="X6814">
            <text:p>X6814</text:p>
          </table:table-cell>
          <table:table-cell table:style-name="ce8" table:formula="of:=[.F1192]" office:value-type="string" office:string-value="Y273">
            <text:p>Y273</text:p>
          </table:table-cell>
        </table:table-row>
        <table:table-row table:style-name="ro1">
          <table:table-cell table:formula="of:=[.A1191] -1" office:value-type="float" office:value="1100">
            <text:p>1100</text:p>
          </table:table-cell>
          <table:table-cell table:formula="of:=&quot;N&quot;&amp;[.A1192]" office:value-type="string" office:string-value="N1100">
            <text:p>N1100</text:p>
          </table:table-cell>
          <table:table-cell table:formula="of:=[.C1191] - [.$J$4]" office:value-type="float" office:value="6814">
            <text:p>6814</text:p>
          </table:table-cell>
          <table:table-cell table:formula="of:= &quot;X&quot;&amp; [.C1192]" office:value-type="string" office:string-value="X6814">
            <text:p>X6814</text:p>
          </table:table-cell>
          <table:table-cell table:formula="of:=[.E1191] - [.$J$5]" office:value-type="float" office:value="273">
            <text:p>273</text:p>
          </table:table-cell>
          <table:table-cell table:formula="of:=&quot;Y&quot; &amp; [.E1192]" office:value-type="string" office:string-value="Y273">
            <text:p>Y273</text:p>
          </table:table-cell>
          <table:table-cell table:number-columns-repeated="8"/>
          <table:table-cell table:style-name="ce8" table:formula="of:=[.B1193]" office:value-type="string" office:string-value="N1099">
            <text:p>N1099</text:p>
          </table:table-cell>
          <table:table-cell table:style-name="ce8" table:formula="of:=[.D1193]" office:value-type="string" office:string-value="X6810">
            <text:p>X6810</text:p>
          </table:table-cell>
          <table:table-cell table:style-name="ce8" table:formula="of:=[.F1193]" office:value-type="string" office:string-value="Y270.125">
            <text:p>Y270.125</text:p>
          </table:table-cell>
        </table:table-row>
        <table:table-row table:style-name="ro1">
          <table:table-cell table:formula="of:=[.A1192] -1" office:value-type="float" office:value="1099">
            <text:p>1099</text:p>
          </table:table-cell>
          <table:table-cell table:formula="of:=&quot;N&quot;&amp;[.A1193]" office:value-type="string" office:string-value="N1099">
            <text:p>N1099</text:p>
          </table:table-cell>
          <table:table-cell table:formula="of:=[.C1192] - [.$J$4]" office:value-type="float" office:value="6810">
            <text:p>6810</text:p>
          </table:table-cell>
          <table:table-cell table:formula="of:= &quot;X&quot;&amp; [.C1193]" office:value-type="string" office:string-value="X6810">
            <text:p>X6810</text:p>
          </table:table-cell>
          <table:table-cell table:formula="of:=[.E1192] - [.$J$5]" office:value-type="float" office:value="270.125">
            <text:p>270.125</text:p>
          </table:table-cell>
          <table:table-cell table:formula="of:=&quot;Y&quot; &amp; [.E1193]" office:value-type="string" office:string-value="Y270.125">
            <text:p>Y270.125</text:p>
          </table:table-cell>
          <table:table-cell table:number-columns-repeated="8"/>
          <table:table-cell table:style-name="ce8" table:formula="of:=[.B1194]" office:value-type="string" office:string-value="N1098">
            <text:p>N1098</text:p>
          </table:table-cell>
          <table:table-cell table:style-name="ce8" table:formula="of:=[.D1194]" office:value-type="string" office:string-value="X6806">
            <text:p>X6806</text:p>
          </table:table-cell>
          <table:table-cell table:style-name="ce8" table:formula="of:=[.F1194]" office:value-type="string" office:string-value="Y267.25">
            <text:p>Y267.25</text:p>
          </table:table-cell>
        </table:table-row>
        <table:table-row table:style-name="ro1">
          <table:table-cell table:formula="of:=[.A1193] -1" office:value-type="float" office:value="1098">
            <text:p>1098</text:p>
          </table:table-cell>
          <table:table-cell table:formula="of:=&quot;N&quot;&amp;[.A1194]" office:value-type="string" office:string-value="N1098">
            <text:p>N1098</text:p>
          </table:table-cell>
          <table:table-cell table:formula="of:=[.C1193] - [.$J$4]" office:value-type="float" office:value="6806">
            <text:p>6806</text:p>
          </table:table-cell>
          <table:table-cell table:formula="of:= &quot;X&quot;&amp; [.C1194]" office:value-type="string" office:string-value="X6806">
            <text:p>X6806</text:p>
          </table:table-cell>
          <table:table-cell table:formula="of:=[.E1193] - [.$J$5]" office:value-type="float" office:value="267.25">
            <text:p>267.25</text:p>
          </table:table-cell>
          <table:table-cell table:formula="of:=&quot;Y&quot; &amp; [.E1194]" office:value-type="string" office:string-value="Y267.25">
            <text:p>Y267.25</text:p>
          </table:table-cell>
          <table:table-cell table:number-columns-repeated="8"/>
          <table:table-cell table:style-name="ce8" table:formula="of:=[.B1195]" office:value-type="string" office:string-value="N1097">
            <text:p>N1097</text:p>
          </table:table-cell>
          <table:table-cell table:style-name="ce8" table:formula="of:=[.D1195]" office:value-type="string" office:string-value="X6802">
            <text:p>X6802</text:p>
          </table:table-cell>
          <table:table-cell table:style-name="ce8" table:formula="of:=[.F1195]" office:value-type="string" office:string-value="Y264.375">
            <text:p>Y264.375</text:p>
          </table:table-cell>
        </table:table-row>
        <table:table-row table:style-name="ro1">
          <table:table-cell table:formula="of:=[.A1194] -1" office:value-type="float" office:value="1097">
            <text:p>1097</text:p>
          </table:table-cell>
          <table:table-cell table:formula="of:=&quot;N&quot;&amp;[.A1195]" office:value-type="string" office:string-value="N1097">
            <text:p>N1097</text:p>
          </table:table-cell>
          <table:table-cell table:formula="of:=[.C1194] - [.$J$4]" office:value-type="float" office:value="6802">
            <text:p>6802</text:p>
          </table:table-cell>
          <table:table-cell table:formula="of:= &quot;X&quot;&amp; [.C1195]" office:value-type="string" office:string-value="X6802">
            <text:p>X6802</text:p>
          </table:table-cell>
          <table:table-cell table:formula="of:=[.E1194] - [.$J$5]" office:value-type="float" office:value="264.375">
            <text:p>264.375</text:p>
          </table:table-cell>
          <table:table-cell table:formula="of:=&quot;Y&quot; &amp; [.E1195]" office:value-type="string" office:string-value="Y264.375">
            <text:p>Y264.375</text:p>
          </table:table-cell>
          <table:table-cell table:number-columns-repeated="8"/>
          <table:table-cell table:style-name="ce8" table:formula="of:=[.B1196]" office:value-type="string" office:string-value="N1096">
            <text:p>N1096</text:p>
          </table:table-cell>
          <table:table-cell table:style-name="ce8" table:formula="of:=[.D1196]" office:value-type="string" office:string-value="X6798">
            <text:p>X6798</text:p>
          </table:table-cell>
          <table:table-cell table:style-name="ce8" table:formula="of:=[.F1196]" office:value-type="string" office:string-value="Y261.5">
            <text:p>Y261.5</text:p>
          </table:table-cell>
        </table:table-row>
        <table:table-row table:style-name="ro1">
          <table:table-cell table:formula="of:=[.A1195] -1" office:value-type="float" office:value="1096">
            <text:p>1096</text:p>
          </table:table-cell>
          <table:table-cell table:formula="of:=&quot;N&quot;&amp;[.A1196]" office:value-type="string" office:string-value="N1096">
            <text:p>N1096</text:p>
          </table:table-cell>
          <table:table-cell table:formula="of:=[.C1195] - [.$J$4]" office:value-type="float" office:value="6798">
            <text:p>6798</text:p>
          </table:table-cell>
          <table:table-cell table:formula="of:= &quot;X&quot;&amp; [.C1196]" office:value-type="string" office:string-value="X6798">
            <text:p>X6798</text:p>
          </table:table-cell>
          <table:table-cell table:formula="of:=[.E1195] - [.$J$5]" office:value-type="float" office:value="261.5">
            <text:p>261.5</text:p>
          </table:table-cell>
          <table:table-cell table:formula="of:=&quot;Y&quot; &amp; [.E1196]" office:value-type="string" office:string-value="Y261.5">
            <text:p>Y261.5</text:p>
          </table:table-cell>
          <table:table-cell table:number-columns-repeated="8"/>
          <table:table-cell table:style-name="ce8" table:formula="of:=[.B1197]" office:value-type="string" office:string-value="N1095">
            <text:p>N1095</text:p>
          </table:table-cell>
          <table:table-cell table:style-name="ce8" table:formula="of:=[.D1197]" office:value-type="string" office:string-value="X6794">
            <text:p>X6794</text:p>
          </table:table-cell>
          <table:table-cell table:style-name="ce8" table:formula="of:=[.F1197]" office:value-type="string" office:string-value="Y258.625">
            <text:p>Y258.625</text:p>
          </table:table-cell>
        </table:table-row>
        <table:table-row table:style-name="ro1">
          <table:table-cell table:formula="of:=[.A1196] -1" office:value-type="float" office:value="1095">
            <text:p>1095</text:p>
          </table:table-cell>
          <table:table-cell table:formula="of:=&quot;N&quot;&amp;[.A1197]" office:value-type="string" office:string-value="N1095">
            <text:p>N1095</text:p>
          </table:table-cell>
          <table:table-cell table:formula="of:=[.C1196] - [.$J$4]" office:value-type="float" office:value="6794">
            <text:p>6794</text:p>
          </table:table-cell>
          <table:table-cell table:formula="of:= &quot;X&quot;&amp; [.C1197]" office:value-type="string" office:string-value="X6794">
            <text:p>X6794</text:p>
          </table:table-cell>
          <table:table-cell table:formula="of:=[.E1196] - [.$J$5]" office:value-type="float" office:value="258.625">
            <text:p>258.625</text:p>
          </table:table-cell>
          <table:table-cell table:formula="of:=&quot;Y&quot; &amp; [.E1197]" office:value-type="string" office:string-value="Y258.625">
            <text:p>Y258.625</text:p>
          </table:table-cell>
          <table:table-cell table:number-columns-repeated="8"/>
          <table:table-cell table:style-name="ce8" table:formula="of:=[.B1198]" office:value-type="string" office:string-value="N1094">
            <text:p>N1094</text:p>
          </table:table-cell>
          <table:table-cell table:style-name="ce8" table:formula="of:=[.D1198]" office:value-type="string" office:string-value="X6790">
            <text:p>X6790</text:p>
          </table:table-cell>
          <table:table-cell table:style-name="ce8" table:formula="of:=[.F1198]" office:value-type="string" office:string-value="Y255.75">
            <text:p>Y255.75</text:p>
          </table:table-cell>
        </table:table-row>
        <table:table-row table:style-name="ro1">
          <table:table-cell table:formula="of:=[.A1197] -1" office:value-type="float" office:value="1094">
            <text:p>1094</text:p>
          </table:table-cell>
          <table:table-cell table:formula="of:=&quot;N&quot;&amp;[.A1198]" office:value-type="string" office:string-value="N1094">
            <text:p>N1094</text:p>
          </table:table-cell>
          <table:table-cell table:formula="of:=[.C1197] - [.$J$4]" office:value-type="float" office:value="6790">
            <text:p>6790</text:p>
          </table:table-cell>
          <table:table-cell table:formula="of:= &quot;X&quot;&amp; [.C1198]" office:value-type="string" office:string-value="X6790">
            <text:p>X6790</text:p>
          </table:table-cell>
          <table:table-cell table:formula="of:=[.E1197] - [.$J$5]" office:value-type="float" office:value="255.75">
            <text:p>255.75</text:p>
          </table:table-cell>
          <table:table-cell table:formula="of:=&quot;Y&quot; &amp; [.E1198]" office:value-type="string" office:string-value="Y255.75">
            <text:p>Y255.75</text:p>
          </table:table-cell>
          <table:table-cell table:number-columns-repeated="8"/>
          <table:table-cell table:style-name="ce8" table:formula="of:=[.B1199]" office:value-type="string" office:string-value="N1093">
            <text:p>N1093</text:p>
          </table:table-cell>
          <table:table-cell table:style-name="ce8" table:formula="of:=[.D1199]" office:value-type="string" office:string-value="X6786">
            <text:p>X6786</text:p>
          </table:table-cell>
          <table:table-cell table:style-name="ce8" table:formula="of:=[.F1199]" office:value-type="string" office:string-value="Y252.875">
            <text:p>Y252.875</text:p>
          </table:table-cell>
        </table:table-row>
        <table:table-row table:style-name="ro1">
          <table:table-cell table:formula="of:=[.A1198] -1" office:value-type="float" office:value="1093">
            <text:p>1093</text:p>
          </table:table-cell>
          <table:table-cell table:formula="of:=&quot;N&quot;&amp;[.A1199]" office:value-type="string" office:string-value="N1093">
            <text:p>N1093</text:p>
          </table:table-cell>
          <table:table-cell table:formula="of:=[.C1198] - [.$J$4]" office:value-type="float" office:value="6786">
            <text:p>6786</text:p>
          </table:table-cell>
          <table:table-cell table:formula="of:= &quot;X&quot;&amp; [.C1199]" office:value-type="string" office:string-value="X6786">
            <text:p>X6786</text:p>
          </table:table-cell>
          <table:table-cell table:formula="of:=[.E1198] - [.$J$5]" office:value-type="float" office:value="252.875">
            <text:p>252.875</text:p>
          </table:table-cell>
          <table:table-cell table:formula="of:=&quot;Y&quot; &amp; [.E1199]" office:value-type="string" office:string-value="Y252.875">
            <text:p>Y252.875</text:p>
          </table:table-cell>
          <table:table-cell table:number-columns-repeated="8"/>
          <table:table-cell table:style-name="ce8" table:formula="of:=[.B1200]" office:value-type="string" office:string-value="N1092">
            <text:p>N1092</text:p>
          </table:table-cell>
          <table:table-cell table:style-name="ce8" table:formula="of:=[.D1200]" office:value-type="string" office:string-value="X6782">
            <text:p>X6782</text:p>
          </table:table-cell>
          <table:table-cell table:style-name="ce8" table:formula="of:=[.F1200]" office:value-type="string" office:string-value="Y250">
            <text:p>Y250</text:p>
          </table:table-cell>
        </table:table-row>
        <table:table-row table:style-name="ro1">
          <table:table-cell table:formula="of:=[.A1199] -1" office:value-type="float" office:value="1092">
            <text:p>1092</text:p>
          </table:table-cell>
          <table:table-cell table:formula="of:=&quot;N&quot;&amp;[.A1200]" office:value-type="string" office:string-value="N1092">
            <text:p>N1092</text:p>
          </table:table-cell>
          <table:table-cell table:formula="of:=[.C1199] - [.$J$4]" office:value-type="float" office:value="6782">
            <text:p>6782</text:p>
          </table:table-cell>
          <table:table-cell table:formula="of:= &quot;X&quot;&amp; [.C1200]" office:value-type="string" office:string-value="X6782">
            <text:p>X6782</text:p>
          </table:table-cell>
          <table:table-cell table:formula="of:=[.E1199] - [.$J$5]" office:value-type="float" office:value="250">
            <text:p>250</text:p>
          </table:table-cell>
          <table:table-cell table:formula="of:=&quot;Y&quot; &amp; [.E1200]" office:value-type="string" office:string-value="Y250">
            <text:p>Y250</text:p>
          </table:table-cell>
          <table:table-cell table:number-columns-repeated="8"/>
          <table:table-cell table:style-name="ce8" table:formula="of:=[.B1201]" office:value-type="string" office:string-value="N1091">
            <text:p>N1091</text:p>
          </table:table-cell>
          <table:table-cell table:style-name="ce8" table:formula="of:=[.D1201]" office:value-type="string" office:string-value="X6778">
            <text:p>X6778</text:p>
          </table:table-cell>
          <table:table-cell table:style-name="ce8" table:formula="of:=[.F1201]" office:value-type="string" office:string-value="Y247.125">
            <text:p>Y247.125</text:p>
          </table:table-cell>
        </table:table-row>
        <table:table-row table:style-name="ro1">
          <table:table-cell table:formula="of:=[.A1200] -1" office:value-type="float" office:value="1091">
            <text:p>1091</text:p>
          </table:table-cell>
          <table:table-cell table:formula="of:=&quot;N&quot;&amp;[.A1201]" office:value-type="string" office:string-value="N1091">
            <text:p>N1091</text:p>
          </table:table-cell>
          <table:table-cell table:formula="of:=[.C1200] - [.$J$4]" office:value-type="float" office:value="6778">
            <text:p>6778</text:p>
          </table:table-cell>
          <table:table-cell table:formula="of:= &quot;X&quot;&amp; [.C1201]" office:value-type="string" office:string-value="X6778">
            <text:p>X6778</text:p>
          </table:table-cell>
          <table:table-cell table:formula="of:=[.E1200] - [.$J$5]" office:value-type="float" office:value="247.125">
            <text:p>247.125</text:p>
          </table:table-cell>
          <table:table-cell table:formula="of:=&quot;Y&quot; &amp; [.E1201]" office:value-type="string" office:string-value="Y247.125">
            <text:p>Y247.125</text:p>
          </table:table-cell>
          <table:table-cell table:number-columns-repeated="8"/>
          <table:table-cell table:style-name="ce8" table:formula="of:=[.B1202]" office:value-type="string" office:string-value="N1090">
            <text:p>N1090</text:p>
          </table:table-cell>
          <table:table-cell table:style-name="ce8" table:formula="of:=[.D1202]" office:value-type="string" office:string-value="X6774">
            <text:p>X6774</text:p>
          </table:table-cell>
          <table:table-cell table:style-name="ce8" table:formula="of:=[.F1202]" office:value-type="string" office:string-value="Y244.25">
            <text:p>Y244.25</text:p>
          </table:table-cell>
        </table:table-row>
        <table:table-row table:style-name="ro1">
          <table:table-cell table:formula="of:=[.A1201] -1" office:value-type="float" office:value="1090">
            <text:p>1090</text:p>
          </table:table-cell>
          <table:table-cell table:formula="of:=&quot;N&quot;&amp;[.A1202]" office:value-type="string" office:string-value="N1090">
            <text:p>N1090</text:p>
          </table:table-cell>
          <table:table-cell table:formula="of:=[.C1201] - [.$J$4]" office:value-type="float" office:value="6774">
            <text:p>6774</text:p>
          </table:table-cell>
          <table:table-cell table:formula="of:= &quot;X&quot;&amp; [.C1202]" office:value-type="string" office:string-value="X6774">
            <text:p>X6774</text:p>
          </table:table-cell>
          <table:table-cell table:formula="of:=[.E1201] - [.$J$5]" office:value-type="float" office:value="244.25">
            <text:p>244.25</text:p>
          </table:table-cell>
          <table:table-cell table:formula="of:=&quot;Y&quot; &amp; [.E1202]" office:value-type="string" office:string-value="Y244.25">
            <text:p>Y244.25</text:p>
          </table:table-cell>
          <table:table-cell table:number-columns-repeated="8"/>
          <table:table-cell table:style-name="ce8" table:formula="of:=[.B1203]" office:value-type="string" office:string-value="N1089">
            <text:p>N1089</text:p>
          </table:table-cell>
          <table:table-cell table:style-name="ce8" table:formula="of:=[.D1203]" office:value-type="string" office:string-value="X6770">
            <text:p>X6770</text:p>
          </table:table-cell>
          <table:table-cell table:style-name="ce8" table:formula="of:=[.F1203]" office:value-type="string" office:string-value="Y241.375">
            <text:p>Y241.375</text:p>
          </table:table-cell>
        </table:table-row>
        <table:table-row table:style-name="ro1">
          <table:table-cell table:formula="of:=[.A1202] -1" office:value-type="float" office:value="1089">
            <text:p>1089</text:p>
          </table:table-cell>
          <table:table-cell table:formula="of:=&quot;N&quot;&amp;[.A1203]" office:value-type="string" office:string-value="N1089">
            <text:p>N1089</text:p>
          </table:table-cell>
          <table:table-cell table:formula="of:=[.C1202] - [.$J$4]" office:value-type="float" office:value="6770">
            <text:p>6770</text:p>
          </table:table-cell>
          <table:table-cell table:formula="of:= &quot;X&quot;&amp; [.C1203]" office:value-type="string" office:string-value="X6770">
            <text:p>X6770</text:p>
          </table:table-cell>
          <table:table-cell table:formula="of:=[.E1202] - [.$J$5]" office:value-type="float" office:value="241.375">
            <text:p>241.375</text:p>
          </table:table-cell>
          <table:table-cell table:formula="of:=&quot;Y&quot; &amp; [.E1203]" office:value-type="string" office:string-value="Y241.375">
            <text:p>Y241.375</text:p>
          </table:table-cell>
          <table:table-cell table:number-columns-repeated="8"/>
          <table:table-cell table:style-name="ce8" table:formula="of:=[.B1204]" office:value-type="string" office:string-value="N1088">
            <text:p>N1088</text:p>
          </table:table-cell>
          <table:table-cell table:style-name="ce8" table:formula="of:=[.D1204]" office:value-type="string" office:string-value="X6766">
            <text:p>X6766</text:p>
          </table:table-cell>
          <table:table-cell table:style-name="ce8" table:formula="of:=[.F1204]" office:value-type="string" office:string-value="Y238.5">
            <text:p>Y238.5</text:p>
          </table:table-cell>
        </table:table-row>
        <table:table-row table:style-name="ro1">
          <table:table-cell table:formula="of:=[.A1203] -1" office:value-type="float" office:value="1088">
            <text:p>1088</text:p>
          </table:table-cell>
          <table:table-cell table:formula="of:=&quot;N&quot;&amp;[.A1204]" office:value-type="string" office:string-value="N1088">
            <text:p>N1088</text:p>
          </table:table-cell>
          <table:table-cell table:formula="of:=[.C1203] - [.$J$4]" office:value-type="float" office:value="6766">
            <text:p>6766</text:p>
          </table:table-cell>
          <table:table-cell table:formula="of:= &quot;X&quot;&amp; [.C1204]" office:value-type="string" office:string-value="X6766">
            <text:p>X6766</text:p>
          </table:table-cell>
          <table:table-cell table:formula="of:=[.E1203] - [.$J$5]" office:value-type="float" office:value="238.5">
            <text:p>238.5</text:p>
          </table:table-cell>
          <table:table-cell table:formula="of:=&quot;Y&quot; &amp; [.E1204]" office:value-type="string" office:string-value="Y238.5">
            <text:p>Y238.5</text:p>
          </table:table-cell>
          <table:table-cell table:number-columns-repeated="8"/>
          <table:table-cell table:style-name="ce8" table:formula="of:=[.B1205]" office:value-type="string" office:string-value="N1087">
            <text:p>N1087</text:p>
          </table:table-cell>
          <table:table-cell table:style-name="ce8" table:formula="of:=[.D1205]" office:value-type="string" office:string-value="X6762">
            <text:p>X6762</text:p>
          </table:table-cell>
          <table:table-cell table:style-name="ce8" table:formula="of:=[.F1205]" office:value-type="string" office:string-value="Y235.625">
            <text:p>Y235.625</text:p>
          </table:table-cell>
        </table:table-row>
        <table:table-row table:style-name="ro1">
          <table:table-cell table:formula="of:=[.A1204] -1" office:value-type="float" office:value="1087">
            <text:p>1087</text:p>
          </table:table-cell>
          <table:table-cell table:formula="of:=&quot;N&quot;&amp;[.A1205]" office:value-type="string" office:string-value="N1087">
            <text:p>N1087</text:p>
          </table:table-cell>
          <table:table-cell table:formula="of:=[.C1204] - [.$J$4]" office:value-type="float" office:value="6762">
            <text:p>6762</text:p>
          </table:table-cell>
          <table:table-cell table:formula="of:= &quot;X&quot;&amp; [.C1205]" office:value-type="string" office:string-value="X6762">
            <text:p>X6762</text:p>
          </table:table-cell>
          <table:table-cell table:formula="of:=[.E1204] - [.$J$5]" office:value-type="float" office:value="235.625">
            <text:p>235.625</text:p>
          </table:table-cell>
          <table:table-cell table:formula="of:=&quot;Y&quot; &amp; [.E1205]" office:value-type="string" office:string-value="Y235.625">
            <text:p>Y235.625</text:p>
          </table:table-cell>
          <table:table-cell table:number-columns-repeated="8"/>
          <table:table-cell table:style-name="ce8" table:formula="of:=[.B1206]" office:value-type="string" office:string-value="N1086">
            <text:p>N1086</text:p>
          </table:table-cell>
          <table:table-cell table:style-name="ce8" table:formula="of:=[.D1206]" office:value-type="string" office:string-value="X6758">
            <text:p>X6758</text:p>
          </table:table-cell>
          <table:table-cell table:style-name="ce8" table:formula="of:=[.F1206]" office:value-type="string" office:string-value="Y232.75">
            <text:p>Y232.75</text:p>
          </table:table-cell>
        </table:table-row>
        <table:table-row table:style-name="ro1">
          <table:table-cell table:formula="of:=[.A1205] -1" office:value-type="float" office:value="1086">
            <text:p>1086</text:p>
          </table:table-cell>
          <table:table-cell table:formula="of:=&quot;N&quot;&amp;[.A1206]" office:value-type="string" office:string-value="N1086">
            <text:p>N1086</text:p>
          </table:table-cell>
          <table:table-cell table:formula="of:=[.C1205] - [.$J$4]" office:value-type="float" office:value="6758">
            <text:p>6758</text:p>
          </table:table-cell>
          <table:table-cell table:formula="of:= &quot;X&quot;&amp; [.C1206]" office:value-type="string" office:string-value="X6758">
            <text:p>X6758</text:p>
          </table:table-cell>
          <table:table-cell table:formula="of:=[.E1205] - [.$J$5]" office:value-type="float" office:value="232.75">
            <text:p>232.75</text:p>
          </table:table-cell>
          <table:table-cell table:formula="of:=&quot;Y&quot; &amp; [.E1206]" office:value-type="string" office:string-value="Y232.75">
            <text:p>Y232.75</text:p>
          </table:table-cell>
          <table:table-cell table:number-columns-repeated="8"/>
          <table:table-cell table:style-name="ce8" table:formula="of:=[.B1207]" office:value-type="string" office:string-value="N1085">
            <text:p>N1085</text:p>
          </table:table-cell>
          <table:table-cell table:style-name="ce8" table:formula="of:=[.D1207]" office:value-type="string" office:string-value="X6754">
            <text:p>X6754</text:p>
          </table:table-cell>
          <table:table-cell table:style-name="ce8" table:formula="of:=[.F1207]" office:value-type="string" office:string-value="Y229.875">
            <text:p>Y229.875</text:p>
          </table:table-cell>
        </table:table-row>
        <table:table-row table:style-name="ro1">
          <table:table-cell table:formula="of:=[.A1206] -1" office:value-type="float" office:value="1085">
            <text:p>1085</text:p>
          </table:table-cell>
          <table:table-cell table:formula="of:=&quot;N&quot;&amp;[.A1207]" office:value-type="string" office:string-value="N1085">
            <text:p>N1085</text:p>
          </table:table-cell>
          <table:table-cell table:formula="of:=[.C1206] - [.$J$4]" office:value-type="float" office:value="6754">
            <text:p>6754</text:p>
          </table:table-cell>
          <table:table-cell table:formula="of:= &quot;X&quot;&amp; [.C1207]" office:value-type="string" office:string-value="X6754">
            <text:p>X6754</text:p>
          </table:table-cell>
          <table:table-cell table:formula="of:=[.E1206] - [.$J$5]" office:value-type="float" office:value="229.875">
            <text:p>229.875</text:p>
          </table:table-cell>
          <table:table-cell table:formula="of:=&quot;Y&quot; &amp; [.E1207]" office:value-type="string" office:string-value="Y229.875">
            <text:p>Y229.875</text:p>
          </table:table-cell>
          <table:table-cell table:number-columns-repeated="8"/>
          <table:table-cell table:style-name="ce8" table:formula="of:=[.B1208]" office:value-type="string" office:string-value="N1084">
            <text:p>N1084</text:p>
          </table:table-cell>
          <table:table-cell table:style-name="ce8" table:formula="of:=[.D1208]" office:value-type="string" office:string-value="X6750">
            <text:p>X6750</text:p>
          </table:table-cell>
          <table:table-cell table:style-name="ce8" table:formula="of:=[.F1208]" office:value-type="string" office:string-value="Y227">
            <text:p>Y227</text:p>
          </table:table-cell>
        </table:table-row>
        <table:table-row table:style-name="ro1">
          <table:table-cell table:formula="of:=[.A1207] -1" office:value-type="float" office:value="1084">
            <text:p>1084</text:p>
          </table:table-cell>
          <table:table-cell table:formula="of:=&quot;N&quot;&amp;[.A1208]" office:value-type="string" office:string-value="N1084">
            <text:p>N1084</text:p>
          </table:table-cell>
          <table:table-cell table:formula="of:=[.C1207] - [.$J$4]" office:value-type="float" office:value="6750">
            <text:p>6750</text:p>
          </table:table-cell>
          <table:table-cell table:formula="of:= &quot;X&quot;&amp; [.C1208]" office:value-type="string" office:string-value="X6750">
            <text:p>X6750</text:p>
          </table:table-cell>
          <table:table-cell table:formula="of:=[.E1207] - [.$J$5]" office:value-type="float" office:value="227">
            <text:p>227</text:p>
          </table:table-cell>
          <table:table-cell table:formula="of:=&quot;Y&quot; &amp; [.E1208]" office:value-type="string" office:string-value="Y227">
            <text:p>Y227</text:p>
          </table:table-cell>
          <table:table-cell table:number-columns-repeated="8"/>
          <table:table-cell table:style-name="ce8" table:formula="of:=[.B1209]" office:value-type="string" office:string-value="N1083">
            <text:p>N1083</text:p>
          </table:table-cell>
          <table:table-cell table:style-name="ce8" table:formula="of:=[.D1209]" office:value-type="string" office:string-value="X6746">
            <text:p>X6746</text:p>
          </table:table-cell>
          <table:table-cell table:style-name="ce8" table:formula="of:=[.F1209]" office:value-type="string" office:string-value="Y224.125">
            <text:p>Y224.125</text:p>
          </table:table-cell>
        </table:table-row>
        <table:table-row table:style-name="ro1">
          <table:table-cell table:formula="of:=[.A1208] -1" office:value-type="float" office:value="1083">
            <text:p>1083</text:p>
          </table:table-cell>
          <table:table-cell table:formula="of:=&quot;N&quot;&amp;[.A1209]" office:value-type="string" office:string-value="N1083">
            <text:p>N1083</text:p>
          </table:table-cell>
          <table:table-cell table:formula="of:=[.C1208] - [.$J$4]" office:value-type="float" office:value="6746">
            <text:p>6746</text:p>
          </table:table-cell>
          <table:table-cell table:formula="of:= &quot;X&quot;&amp; [.C1209]" office:value-type="string" office:string-value="X6746">
            <text:p>X6746</text:p>
          </table:table-cell>
          <table:table-cell table:formula="of:=[.E1208] - [.$J$5]" office:value-type="float" office:value="224.125">
            <text:p>224.125</text:p>
          </table:table-cell>
          <table:table-cell table:formula="of:=&quot;Y&quot; &amp; [.E1209]" office:value-type="string" office:string-value="Y224.125">
            <text:p>Y224.125</text:p>
          </table:table-cell>
          <table:table-cell table:number-columns-repeated="8"/>
          <table:table-cell table:style-name="ce8" table:formula="of:=[.B1210]" office:value-type="string" office:string-value="N1082">
            <text:p>N1082</text:p>
          </table:table-cell>
          <table:table-cell table:style-name="ce8" table:formula="of:=[.D1210]" office:value-type="string" office:string-value="X6742">
            <text:p>X6742</text:p>
          </table:table-cell>
          <table:table-cell table:style-name="ce8" table:formula="of:=[.F1210]" office:value-type="string" office:string-value="Y221.25">
            <text:p>Y221.25</text:p>
          </table:table-cell>
        </table:table-row>
        <table:table-row table:style-name="ro1">
          <table:table-cell table:formula="of:=[.A1209] -1" office:value-type="float" office:value="1082">
            <text:p>1082</text:p>
          </table:table-cell>
          <table:table-cell table:formula="of:=&quot;N&quot;&amp;[.A1210]" office:value-type="string" office:string-value="N1082">
            <text:p>N1082</text:p>
          </table:table-cell>
          <table:table-cell table:formula="of:=[.C1209] - [.$J$4]" office:value-type="float" office:value="6742">
            <text:p>6742</text:p>
          </table:table-cell>
          <table:table-cell table:formula="of:= &quot;X&quot;&amp; [.C1210]" office:value-type="string" office:string-value="X6742">
            <text:p>X6742</text:p>
          </table:table-cell>
          <table:table-cell table:formula="of:=[.E1209] - [.$J$5]" office:value-type="float" office:value="221.25">
            <text:p>221.25</text:p>
          </table:table-cell>
          <table:table-cell table:formula="of:=&quot;Y&quot; &amp; [.E1210]" office:value-type="string" office:string-value="Y221.25">
            <text:p>Y221.25</text:p>
          </table:table-cell>
          <table:table-cell table:number-columns-repeated="8"/>
          <table:table-cell table:style-name="ce8" table:formula="of:=[.B1211]" office:value-type="string" office:string-value="N1081">
            <text:p>N1081</text:p>
          </table:table-cell>
          <table:table-cell table:style-name="ce8" table:formula="of:=[.D1211]" office:value-type="string" office:string-value="X6738">
            <text:p>X6738</text:p>
          </table:table-cell>
          <table:table-cell table:style-name="ce8" table:formula="of:=[.F1211]" office:value-type="string" office:string-value="Y218.375">
            <text:p>Y218.375</text:p>
          </table:table-cell>
        </table:table-row>
        <table:table-row table:style-name="ro1">
          <table:table-cell table:formula="of:=[.A1210] -1" office:value-type="float" office:value="1081">
            <text:p>1081</text:p>
          </table:table-cell>
          <table:table-cell table:formula="of:=&quot;N&quot;&amp;[.A1211]" office:value-type="string" office:string-value="N1081">
            <text:p>N1081</text:p>
          </table:table-cell>
          <table:table-cell table:formula="of:=[.C1210] - [.$J$4]" office:value-type="float" office:value="6738">
            <text:p>6738</text:p>
          </table:table-cell>
          <table:table-cell table:formula="of:= &quot;X&quot;&amp; [.C1211]" office:value-type="string" office:string-value="X6738">
            <text:p>X6738</text:p>
          </table:table-cell>
          <table:table-cell table:formula="of:=[.E1210] - [.$J$5]" office:value-type="float" office:value="218.375">
            <text:p>218.375</text:p>
          </table:table-cell>
          <table:table-cell table:formula="of:=&quot;Y&quot; &amp; [.E1211]" office:value-type="string" office:string-value="Y218.375">
            <text:p>Y218.375</text:p>
          </table:table-cell>
          <table:table-cell table:number-columns-repeated="8"/>
          <table:table-cell table:style-name="ce8" table:formula="of:=[.B1212]" office:value-type="string" office:string-value="N1080">
            <text:p>N1080</text:p>
          </table:table-cell>
          <table:table-cell table:style-name="ce8" table:formula="of:=[.D1212]" office:value-type="string" office:string-value="X6734">
            <text:p>X6734</text:p>
          </table:table-cell>
          <table:table-cell table:style-name="ce8" table:formula="of:=[.F1212]" office:value-type="string" office:string-value="Y215.5">
            <text:p>Y215.5</text:p>
          </table:table-cell>
        </table:table-row>
        <table:table-row table:style-name="ro1">
          <table:table-cell table:formula="of:=[.A1211] -1" office:value-type="float" office:value="1080">
            <text:p>1080</text:p>
          </table:table-cell>
          <table:table-cell table:formula="of:=&quot;N&quot;&amp;[.A1212]" office:value-type="string" office:string-value="N1080">
            <text:p>N1080</text:p>
          </table:table-cell>
          <table:table-cell table:formula="of:=[.C1211] - [.$J$4]" office:value-type="float" office:value="6734">
            <text:p>6734</text:p>
          </table:table-cell>
          <table:table-cell table:formula="of:= &quot;X&quot;&amp; [.C1212]" office:value-type="string" office:string-value="X6734">
            <text:p>X6734</text:p>
          </table:table-cell>
          <table:table-cell table:formula="of:=[.E1211] - [.$J$5]" office:value-type="float" office:value="215.5">
            <text:p>215.5</text:p>
          </table:table-cell>
          <table:table-cell table:formula="of:=&quot;Y&quot; &amp; [.E1212]" office:value-type="string" office:string-value="Y215.5">
            <text:p>Y215.5</text:p>
          </table:table-cell>
          <table:table-cell table:number-columns-repeated="8"/>
          <table:table-cell table:style-name="ce8" table:formula="of:=[.B1213]" office:value-type="string" office:string-value="N1079">
            <text:p>N1079</text:p>
          </table:table-cell>
          <table:table-cell table:style-name="ce8" table:formula="of:=[.D1213]" office:value-type="string" office:string-value="X6730">
            <text:p>X6730</text:p>
          </table:table-cell>
          <table:table-cell table:style-name="ce8" table:formula="of:=[.F1213]" office:value-type="string" office:string-value="Y212.625">
            <text:p>Y212.625</text:p>
          </table:table-cell>
        </table:table-row>
        <table:table-row table:style-name="ro1">
          <table:table-cell table:formula="of:=[.A1212] -1" office:value-type="float" office:value="1079">
            <text:p>1079</text:p>
          </table:table-cell>
          <table:table-cell table:formula="of:=&quot;N&quot;&amp;[.A1213]" office:value-type="string" office:string-value="N1079">
            <text:p>N1079</text:p>
          </table:table-cell>
          <table:table-cell table:formula="of:=[.C1212] - [.$J$4]" office:value-type="float" office:value="6730">
            <text:p>6730</text:p>
          </table:table-cell>
          <table:table-cell table:formula="of:= &quot;X&quot;&amp; [.C1213]" office:value-type="string" office:string-value="X6730">
            <text:p>X6730</text:p>
          </table:table-cell>
          <table:table-cell table:formula="of:=[.E1212] - [.$J$5]" office:value-type="float" office:value="212.625">
            <text:p>212.625</text:p>
          </table:table-cell>
          <table:table-cell table:formula="of:=&quot;Y&quot; &amp; [.E1213]" office:value-type="string" office:string-value="Y212.625">
            <text:p>Y212.625</text:p>
          </table:table-cell>
          <table:table-cell table:number-columns-repeated="8"/>
          <table:table-cell table:style-name="ce8" table:formula="of:=[.B1214]" office:value-type="string" office:string-value="N1078">
            <text:p>N1078</text:p>
          </table:table-cell>
          <table:table-cell table:style-name="ce8" table:formula="of:=[.D1214]" office:value-type="string" office:string-value="X6726">
            <text:p>X6726</text:p>
          </table:table-cell>
          <table:table-cell table:style-name="ce8" table:formula="of:=[.F1214]" office:value-type="string" office:string-value="Y209.75">
            <text:p>Y209.75</text:p>
          </table:table-cell>
        </table:table-row>
        <table:table-row table:style-name="ro1">
          <table:table-cell table:formula="of:=[.A1213] -1" office:value-type="float" office:value="1078">
            <text:p>1078</text:p>
          </table:table-cell>
          <table:table-cell table:formula="of:=&quot;N&quot;&amp;[.A1214]" office:value-type="string" office:string-value="N1078">
            <text:p>N1078</text:p>
          </table:table-cell>
          <table:table-cell table:formula="of:=[.C1213] - [.$J$4]" office:value-type="float" office:value="6726">
            <text:p>6726</text:p>
          </table:table-cell>
          <table:table-cell table:formula="of:= &quot;X&quot;&amp; [.C1214]" office:value-type="string" office:string-value="X6726">
            <text:p>X6726</text:p>
          </table:table-cell>
          <table:table-cell table:formula="of:=[.E1213] - [.$J$5]" office:value-type="float" office:value="209.75">
            <text:p>209.75</text:p>
          </table:table-cell>
          <table:table-cell table:formula="of:=&quot;Y&quot; &amp; [.E1214]" office:value-type="string" office:string-value="Y209.75">
            <text:p>Y209.75</text:p>
          </table:table-cell>
          <table:table-cell table:number-columns-repeated="8"/>
          <table:table-cell table:style-name="ce8" table:formula="of:=[.B1215]" office:value-type="string" office:string-value="N1077">
            <text:p>N1077</text:p>
          </table:table-cell>
          <table:table-cell table:style-name="ce8" table:formula="of:=[.D1215]" office:value-type="string" office:string-value="X6722">
            <text:p>X6722</text:p>
          </table:table-cell>
          <table:table-cell table:style-name="ce8" table:formula="of:=[.F1215]" office:value-type="string" office:string-value="Y206.875">
            <text:p>Y206.875</text:p>
          </table:table-cell>
        </table:table-row>
        <table:table-row table:style-name="ro1">
          <table:table-cell table:formula="of:=[.A1214] -1" office:value-type="float" office:value="1077">
            <text:p>1077</text:p>
          </table:table-cell>
          <table:table-cell table:formula="of:=&quot;N&quot;&amp;[.A1215]" office:value-type="string" office:string-value="N1077">
            <text:p>N1077</text:p>
          </table:table-cell>
          <table:table-cell table:formula="of:=[.C1214] - [.$J$4]" office:value-type="float" office:value="6722">
            <text:p>6722</text:p>
          </table:table-cell>
          <table:table-cell table:formula="of:= &quot;X&quot;&amp; [.C1215]" office:value-type="string" office:string-value="X6722">
            <text:p>X6722</text:p>
          </table:table-cell>
          <table:table-cell table:formula="of:=[.E1214] - [.$J$5]" office:value-type="float" office:value="206.875">
            <text:p>206.875</text:p>
          </table:table-cell>
          <table:table-cell table:formula="of:=&quot;Y&quot; &amp; [.E1215]" office:value-type="string" office:string-value="Y206.875">
            <text:p>Y206.875</text:p>
          </table:table-cell>
          <table:table-cell table:number-columns-repeated="8"/>
          <table:table-cell table:style-name="ce8" table:formula="of:=[.B1216]" office:value-type="string" office:string-value="N1076">
            <text:p>N1076</text:p>
          </table:table-cell>
          <table:table-cell table:style-name="ce8" table:formula="of:=[.D1216]" office:value-type="string" office:string-value="X6718">
            <text:p>X6718</text:p>
          </table:table-cell>
          <table:table-cell table:style-name="ce8" table:formula="of:=[.F1216]" office:value-type="string" office:string-value="Y204">
            <text:p>Y204</text:p>
          </table:table-cell>
        </table:table-row>
        <table:table-row table:style-name="ro1">
          <table:table-cell table:formula="of:=[.A1215] -1" office:value-type="float" office:value="1076">
            <text:p>1076</text:p>
          </table:table-cell>
          <table:table-cell table:formula="of:=&quot;N&quot;&amp;[.A1216]" office:value-type="string" office:string-value="N1076">
            <text:p>N1076</text:p>
          </table:table-cell>
          <table:table-cell table:formula="of:=[.C1215] - [.$J$4]" office:value-type="float" office:value="6718">
            <text:p>6718</text:p>
          </table:table-cell>
          <table:table-cell table:formula="of:= &quot;X&quot;&amp; [.C1216]" office:value-type="string" office:string-value="X6718">
            <text:p>X6718</text:p>
          </table:table-cell>
          <table:table-cell table:formula="of:=[.E1215] - [.$J$5]" office:value-type="float" office:value="204">
            <text:p>204</text:p>
          </table:table-cell>
          <table:table-cell table:formula="of:=&quot;Y&quot; &amp; [.E1216]" office:value-type="string" office:string-value="Y204">
            <text:p>Y204</text:p>
          </table:table-cell>
          <table:table-cell table:number-columns-repeated="8"/>
          <table:table-cell table:style-name="ce8" table:formula="of:=[.B1217]" office:value-type="string" office:string-value="N1075">
            <text:p>N1075</text:p>
          </table:table-cell>
          <table:table-cell table:style-name="ce8" table:formula="of:=[.D1217]" office:value-type="string" office:string-value="X6714">
            <text:p>X6714</text:p>
          </table:table-cell>
          <table:table-cell table:style-name="ce8" table:formula="of:=[.F1217]" office:value-type="string" office:string-value="Y201.125">
            <text:p>Y201.125</text:p>
          </table:table-cell>
        </table:table-row>
        <table:table-row table:style-name="ro1">
          <table:table-cell table:formula="of:=[.A1216] -1" office:value-type="float" office:value="1075">
            <text:p>1075</text:p>
          </table:table-cell>
          <table:table-cell table:formula="of:=&quot;N&quot;&amp;[.A1217]" office:value-type="string" office:string-value="N1075">
            <text:p>N1075</text:p>
          </table:table-cell>
          <table:table-cell table:formula="of:=[.C1216] - [.$J$4]" office:value-type="float" office:value="6714">
            <text:p>6714</text:p>
          </table:table-cell>
          <table:table-cell table:formula="of:= &quot;X&quot;&amp; [.C1217]" office:value-type="string" office:string-value="X6714">
            <text:p>X6714</text:p>
          </table:table-cell>
          <table:table-cell table:formula="of:=[.E1216] - [.$J$5]" office:value-type="float" office:value="201.125">
            <text:p>201.125</text:p>
          </table:table-cell>
          <table:table-cell table:formula="of:=&quot;Y&quot; &amp; [.E1217]" office:value-type="string" office:string-value="Y201.125">
            <text:p>Y201.125</text:p>
          </table:table-cell>
          <table:table-cell table:number-columns-repeated="8"/>
          <table:table-cell table:style-name="ce8" table:formula="of:=[.B1218]" office:value-type="string" office:string-value="N1074">
            <text:p>N1074</text:p>
          </table:table-cell>
          <table:table-cell table:style-name="ce8" table:formula="of:=[.D1218]" office:value-type="string" office:string-value="X6710">
            <text:p>X6710</text:p>
          </table:table-cell>
          <table:table-cell table:style-name="ce8" table:formula="of:=[.F1218]" office:value-type="string" office:string-value="Y198.25">
            <text:p>Y198.25</text:p>
          </table:table-cell>
        </table:table-row>
        <table:table-row table:style-name="ro1">
          <table:table-cell table:formula="of:=[.A1217] -1" office:value-type="float" office:value="1074">
            <text:p>1074</text:p>
          </table:table-cell>
          <table:table-cell table:formula="of:=&quot;N&quot;&amp;[.A1218]" office:value-type="string" office:string-value="N1074">
            <text:p>N1074</text:p>
          </table:table-cell>
          <table:table-cell table:formula="of:=[.C1217] - [.$J$4]" office:value-type="float" office:value="6710">
            <text:p>6710</text:p>
          </table:table-cell>
          <table:table-cell table:formula="of:= &quot;X&quot;&amp; [.C1218]" office:value-type="string" office:string-value="X6710">
            <text:p>X6710</text:p>
          </table:table-cell>
          <table:table-cell table:formula="of:=[.E1217] - [.$J$5]" office:value-type="float" office:value="198.25">
            <text:p>198.25</text:p>
          </table:table-cell>
          <table:table-cell table:formula="of:=&quot;Y&quot; &amp; [.E1218]" office:value-type="string" office:string-value="Y198.25">
            <text:p>Y198.25</text:p>
          </table:table-cell>
          <table:table-cell table:number-columns-repeated="8"/>
          <table:table-cell table:style-name="ce8" table:formula="of:=[.B1219]" office:value-type="string" office:string-value="N1073">
            <text:p>N1073</text:p>
          </table:table-cell>
          <table:table-cell table:style-name="ce8" table:formula="of:=[.D1219]" office:value-type="string" office:string-value="X6706">
            <text:p>X6706</text:p>
          </table:table-cell>
          <table:table-cell table:style-name="ce8" table:formula="of:=[.F1219]" office:value-type="string" office:string-value="Y195.375">
            <text:p>Y195.375</text:p>
          </table:table-cell>
        </table:table-row>
        <table:table-row table:style-name="ro1">
          <table:table-cell table:formula="of:=[.A1218] -1" office:value-type="float" office:value="1073">
            <text:p>1073</text:p>
          </table:table-cell>
          <table:table-cell table:formula="of:=&quot;N&quot;&amp;[.A1219]" office:value-type="string" office:string-value="N1073">
            <text:p>N1073</text:p>
          </table:table-cell>
          <table:table-cell table:formula="of:=[.C1218] - [.$J$4]" office:value-type="float" office:value="6706">
            <text:p>6706</text:p>
          </table:table-cell>
          <table:table-cell table:formula="of:= &quot;X&quot;&amp; [.C1219]" office:value-type="string" office:string-value="X6706">
            <text:p>X6706</text:p>
          </table:table-cell>
          <table:table-cell table:formula="of:=[.E1218] - [.$J$5]" office:value-type="float" office:value="195.375">
            <text:p>195.375</text:p>
          </table:table-cell>
          <table:table-cell table:formula="of:=&quot;Y&quot; &amp; [.E1219]" office:value-type="string" office:string-value="Y195.375">
            <text:p>Y195.375</text:p>
          </table:table-cell>
          <table:table-cell table:number-columns-repeated="8"/>
          <table:table-cell table:style-name="ce8" table:formula="of:=[.B1220]" office:value-type="string" office:string-value="N1072">
            <text:p>N1072</text:p>
          </table:table-cell>
          <table:table-cell table:style-name="ce8" table:formula="of:=[.D1220]" office:value-type="string" office:string-value="X6702">
            <text:p>X6702</text:p>
          </table:table-cell>
          <table:table-cell table:style-name="ce8" table:formula="of:=[.F1220]" office:value-type="string" office:string-value="Y192.5">
            <text:p>Y192.5</text:p>
          </table:table-cell>
        </table:table-row>
        <table:table-row table:style-name="ro1">
          <table:table-cell table:formula="of:=[.A1219] -1" office:value-type="float" office:value="1072">
            <text:p>1072</text:p>
          </table:table-cell>
          <table:table-cell table:formula="of:=&quot;N&quot;&amp;[.A1220]" office:value-type="string" office:string-value="N1072">
            <text:p>N1072</text:p>
          </table:table-cell>
          <table:table-cell table:formula="of:=[.C1219] - [.$J$4]" office:value-type="float" office:value="6702">
            <text:p>6702</text:p>
          </table:table-cell>
          <table:table-cell table:formula="of:= &quot;X&quot;&amp; [.C1220]" office:value-type="string" office:string-value="X6702">
            <text:p>X6702</text:p>
          </table:table-cell>
          <table:table-cell table:formula="of:=[.E1219] - [.$J$5]" office:value-type="float" office:value="192.5">
            <text:p>192.5</text:p>
          </table:table-cell>
          <table:table-cell table:formula="of:=&quot;Y&quot; &amp; [.E1220]" office:value-type="string" office:string-value="Y192.5">
            <text:p>Y192.5</text:p>
          </table:table-cell>
          <table:table-cell table:number-columns-repeated="8"/>
          <table:table-cell table:style-name="ce8" table:formula="of:=[.B1221]" office:value-type="string" office:string-value="N1071">
            <text:p>N1071</text:p>
          </table:table-cell>
          <table:table-cell table:style-name="ce8" table:formula="of:=[.D1221]" office:value-type="string" office:string-value="X6698">
            <text:p>X6698</text:p>
          </table:table-cell>
          <table:table-cell table:style-name="ce8" table:formula="of:=[.F1221]" office:value-type="string" office:string-value="Y189.625">
            <text:p>Y189.625</text:p>
          </table:table-cell>
        </table:table-row>
        <table:table-row table:style-name="ro1">
          <table:table-cell table:formula="of:=[.A1220] -1" office:value-type="float" office:value="1071">
            <text:p>1071</text:p>
          </table:table-cell>
          <table:table-cell table:formula="of:=&quot;N&quot;&amp;[.A1221]" office:value-type="string" office:string-value="N1071">
            <text:p>N1071</text:p>
          </table:table-cell>
          <table:table-cell table:formula="of:=[.C1220] - [.$J$4]" office:value-type="float" office:value="6698">
            <text:p>6698</text:p>
          </table:table-cell>
          <table:table-cell table:formula="of:= &quot;X&quot;&amp; [.C1221]" office:value-type="string" office:string-value="X6698">
            <text:p>X6698</text:p>
          </table:table-cell>
          <table:table-cell table:formula="of:=[.E1220] - [.$J$5]" office:value-type="float" office:value="189.625">
            <text:p>189.625</text:p>
          </table:table-cell>
          <table:table-cell table:formula="of:=&quot;Y&quot; &amp; [.E1221]" office:value-type="string" office:string-value="Y189.625">
            <text:p>Y189.625</text:p>
          </table:table-cell>
          <table:table-cell table:number-columns-repeated="8"/>
          <table:table-cell table:style-name="ce8" table:formula="of:=[.B1222]" office:value-type="string" office:string-value="N1070">
            <text:p>N1070</text:p>
          </table:table-cell>
          <table:table-cell table:style-name="ce8" table:formula="of:=[.D1222]" office:value-type="string" office:string-value="X6694">
            <text:p>X6694</text:p>
          </table:table-cell>
          <table:table-cell table:style-name="ce8" table:formula="of:=[.F1222]" office:value-type="string" office:string-value="Y186.75">
            <text:p>Y186.75</text:p>
          </table:table-cell>
        </table:table-row>
        <table:table-row table:style-name="ro1">
          <table:table-cell table:formula="of:=[.A1221] -1" office:value-type="float" office:value="1070">
            <text:p>1070</text:p>
          </table:table-cell>
          <table:table-cell table:formula="of:=&quot;N&quot;&amp;[.A1222]" office:value-type="string" office:string-value="N1070">
            <text:p>N1070</text:p>
          </table:table-cell>
          <table:table-cell table:formula="of:=[.C1221] - [.$J$4]" office:value-type="float" office:value="6694">
            <text:p>6694</text:p>
          </table:table-cell>
          <table:table-cell table:formula="of:= &quot;X&quot;&amp; [.C1222]" office:value-type="string" office:string-value="X6694">
            <text:p>X6694</text:p>
          </table:table-cell>
          <table:table-cell table:formula="of:=[.E1221] - [.$J$5]" office:value-type="float" office:value="186.75">
            <text:p>186.75</text:p>
          </table:table-cell>
          <table:table-cell table:formula="of:=&quot;Y&quot; &amp; [.E1222]" office:value-type="string" office:string-value="Y186.75">
            <text:p>Y186.75</text:p>
          </table:table-cell>
          <table:table-cell table:number-columns-repeated="8"/>
          <table:table-cell table:style-name="ce8" table:formula="of:=[.B1223]" office:value-type="string" office:string-value="N1069">
            <text:p>N1069</text:p>
          </table:table-cell>
          <table:table-cell table:style-name="ce8" table:formula="of:=[.D1223]" office:value-type="string" office:string-value="X6690">
            <text:p>X6690</text:p>
          </table:table-cell>
          <table:table-cell table:style-name="ce8" table:formula="of:=[.F1223]" office:value-type="string" office:string-value="Y183.875">
            <text:p>Y183.875</text:p>
          </table:table-cell>
        </table:table-row>
        <table:table-row table:style-name="ro1">
          <table:table-cell table:formula="of:=[.A1222] -1" office:value-type="float" office:value="1069">
            <text:p>1069</text:p>
          </table:table-cell>
          <table:table-cell table:formula="of:=&quot;N&quot;&amp;[.A1223]" office:value-type="string" office:string-value="N1069">
            <text:p>N1069</text:p>
          </table:table-cell>
          <table:table-cell table:formula="of:=[.C1222] - [.$J$4]" office:value-type="float" office:value="6690">
            <text:p>6690</text:p>
          </table:table-cell>
          <table:table-cell table:formula="of:= &quot;X&quot;&amp; [.C1223]" office:value-type="string" office:string-value="X6690">
            <text:p>X6690</text:p>
          </table:table-cell>
          <table:table-cell table:formula="of:=[.E1222] - [.$J$5]" office:value-type="float" office:value="183.875">
            <text:p>183.875</text:p>
          </table:table-cell>
          <table:table-cell table:formula="of:=&quot;Y&quot; &amp; [.E1223]" office:value-type="string" office:string-value="Y183.875">
            <text:p>Y183.875</text:p>
          </table:table-cell>
          <table:table-cell table:number-columns-repeated="8"/>
          <table:table-cell table:style-name="ce8" table:formula="of:=[.B1224]" office:value-type="string" office:string-value="N1068">
            <text:p>N1068</text:p>
          </table:table-cell>
          <table:table-cell table:style-name="ce8" table:formula="of:=[.D1224]" office:value-type="string" office:string-value="X6686">
            <text:p>X6686</text:p>
          </table:table-cell>
          <table:table-cell table:style-name="ce8" table:formula="of:=[.F1224]" office:value-type="string" office:string-value="Y181">
            <text:p>Y181</text:p>
          </table:table-cell>
        </table:table-row>
        <table:table-row table:style-name="ro1">
          <table:table-cell table:formula="of:=[.A1223] -1" office:value-type="float" office:value="1068">
            <text:p>1068</text:p>
          </table:table-cell>
          <table:table-cell table:formula="of:=&quot;N&quot;&amp;[.A1224]" office:value-type="string" office:string-value="N1068">
            <text:p>N1068</text:p>
          </table:table-cell>
          <table:table-cell table:formula="of:=[.C1223] - [.$J$4]" office:value-type="float" office:value="6686">
            <text:p>6686</text:p>
          </table:table-cell>
          <table:table-cell table:formula="of:= &quot;X&quot;&amp; [.C1224]" office:value-type="string" office:string-value="X6686">
            <text:p>X6686</text:p>
          </table:table-cell>
          <table:table-cell table:formula="of:=[.E1223] - [.$J$5]" office:value-type="float" office:value="181">
            <text:p>181</text:p>
          </table:table-cell>
          <table:table-cell table:formula="of:=&quot;Y&quot; &amp; [.E1224]" office:value-type="string" office:string-value="Y181">
            <text:p>Y181</text:p>
          </table:table-cell>
          <table:table-cell table:number-columns-repeated="8"/>
          <table:table-cell table:style-name="ce8" table:formula="of:=[.B1225]" office:value-type="string" office:string-value="N1067">
            <text:p>N1067</text:p>
          </table:table-cell>
          <table:table-cell table:style-name="ce8" table:formula="of:=[.D1225]" office:value-type="string" office:string-value="X6682">
            <text:p>X6682</text:p>
          </table:table-cell>
          <table:table-cell table:style-name="ce8" table:formula="of:=[.F1225]" office:value-type="string" office:string-value="Y178.125">
            <text:p>Y178.125</text:p>
          </table:table-cell>
        </table:table-row>
        <table:table-row table:style-name="ro1">
          <table:table-cell table:formula="of:=[.A1224] -1" office:value-type="float" office:value="1067">
            <text:p>1067</text:p>
          </table:table-cell>
          <table:table-cell table:formula="of:=&quot;N&quot;&amp;[.A1225]" office:value-type="string" office:string-value="N1067">
            <text:p>N1067</text:p>
          </table:table-cell>
          <table:table-cell table:formula="of:=[.C1224] - [.$J$4]" office:value-type="float" office:value="6682">
            <text:p>6682</text:p>
          </table:table-cell>
          <table:table-cell table:formula="of:= &quot;X&quot;&amp; [.C1225]" office:value-type="string" office:string-value="X6682">
            <text:p>X6682</text:p>
          </table:table-cell>
          <table:table-cell table:formula="of:=[.E1224] - [.$J$5]" office:value-type="float" office:value="178.125">
            <text:p>178.125</text:p>
          </table:table-cell>
          <table:table-cell table:formula="of:=&quot;Y&quot; &amp; [.E1225]" office:value-type="string" office:string-value="Y178.125">
            <text:p>Y178.125</text:p>
          </table:table-cell>
          <table:table-cell table:number-columns-repeated="8"/>
          <table:table-cell table:style-name="ce8" table:formula="of:=[.B1226]" office:value-type="string" office:string-value="N1066">
            <text:p>N1066</text:p>
          </table:table-cell>
          <table:table-cell table:style-name="ce8" table:formula="of:=[.D1226]" office:value-type="string" office:string-value="X6678">
            <text:p>X6678</text:p>
          </table:table-cell>
          <table:table-cell table:style-name="ce8" table:formula="of:=[.F1226]" office:value-type="string" office:string-value="Y175.25">
            <text:p>Y175.25</text:p>
          </table:table-cell>
        </table:table-row>
        <table:table-row table:style-name="ro1">
          <table:table-cell table:formula="of:=[.A1225] -1" office:value-type="float" office:value="1066">
            <text:p>1066</text:p>
          </table:table-cell>
          <table:table-cell table:formula="of:=&quot;N&quot;&amp;[.A1226]" office:value-type="string" office:string-value="N1066">
            <text:p>N1066</text:p>
          </table:table-cell>
          <table:table-cell table:formula="of:=[.C1225] - [.$J$4]" office:value-type="float" office:value="6678">
            <text:p>6678</text:p>
          </table:table-cell>
          <table:table-cell table:formula="of:= &quot;X&quot;&amp; [.C1226]" office:value-type="string" office:string-value="X6678">
            <text:p>X6678</text:p>
          </table:table-cell>
          <table:table-cell table:formula="of:=[.E1225] - [.$J$5]" office:value-type="float" office:value="175.25">
            <text:p>175.25</text:p>
          </table:table-cell>
          <table:table-cell table:formula="of:=&quot;Y&quot; &amp; [.E1226]" office:value-type="string" office:string-value="Y175.25">
            <text:p>Y175.25</text:p>
          </table:table-cell>
          <table:table-cell table:number-columns-repeated="8"/>
          <table:table-cell table:style-name="ce8" table:formula="of:=[.B1227]" office:value-type="string" office:string-value="N1065">
            <text:p>N1065</text:p>
          </table:table-cell>
          <table:table-cell table:style-name="ce8" table:formula="of:=[.D1227]" office:value-type="string" office:string-value="X6674">
            <text:p>X6674</text:p>
          </table:table-cell>
          <table:table-cell table:style-name="ce8" table:formula="of:=[.F1227]" office:value-type="string" office:string-value="Y172.375">
            <text:p>Y172.375</text:p>
          </table:table-cell>
        </table:table-row>
        <table:table-row table:style-name="ro1">
          <table:table-cell table:formula="of:=[.A1226] -1" office:value-type="float" office:value="1065">
            <text:p>1065</text:p>
          </table:table-cell>
          <table:table-cell table:formula="of:=&quot;N&quot;&amp;[.A1227]" office:value-type="string" office:string-value="N1065">
            <text:p>N1065</text:p>
          </table:table-cell>
          <table:table-cell table:formula="of:=[.C1226] - [.$J$4]" office:value-type="float" office:value="6674">
            <text:p>6674</text:p>
          </table:table-cell>
          <table:table-cell table:formula="of:= &quot;X&quot;&amp; [.C1227]" office:value-type="string" office:string-value="X6674">
            <text:p>X6674</text:p>
          </table:table-cell>
          <table:table-cell table:formula="of:=[.E1226] - [.$J$5]" office:value-type="float" office:value="172.375">
            <text:p>172.375</text:p>
          </table:table-cell>
          <table:table-cell table:formula="of:=&quot;Y&quot; &amp; [.E1227]" office:value-type="string" office:string-value="Y172.375">
            <text:p>Y172.375</text:p>
          </table:table-cell>
          <table:table-cell table:number-columns-repeated="8"/>
          <table:table-cell table:style-name="ce8" table:formula="of:=[.B1228]" office:value-type="string" office:string-value="N1064">
            <text:p>N1064</text:p>
          </table:table-cell>
          <table:table-cell table:style-name="ce8" table:formula="of:=[.D1228]" office:value-type="string" office:string-value="X6670">
            <text:p>X6670</text:p>
          </table:table-cell>
          <table:table-cell table:style-name="ce8" table:formula="of:=[.F1228]" office:value-type="string" office:string-value="Y169.5">
            <text:p>Y169.5</text:p>
          </table:table-cell>
        </table:table-row>
        <table:table-row table:style-name="ro1">
          <table:table-cell table:formula="of:=[.A1227] -1" office:value-type="float" office:value="1064">
            <text:p>1064</text:p>
          </table:table-cell>
          <table:table-cell table:formula="of:=&quot;N&quot;&amp;[.A1228]" office:value-type="string" office:string-value="N1064">
            <text:p>N1064</text:p>
          </table:table-cell>
          <table:table-cell table:formula="of:=[.C1227] - [.$J$4]" office:value-type="float" office:value="6670">
            <text:p>6670</text:p>
          </table:table-cell>
          <table:table-cell table:formula="of:= &quot;X&quot;&amp; [.C1228]" office:value-type="string" office:string-value="X6670">
            <text:p>X6670</text:p>
          </table:table-cell>
          <table:table-cell table:formula="of:=[.E1227] - [.$J$5]" office:value-type="float" office:value="169.5">
            <text:p>169.5</text:p>
          </table:table-cell>
          <table:table-cell table:formula="of:=&quot;Y&quot; &amp; [.E1228]" office:value-type="string" office:string-value="Y169.5">
            <text:p>Y169.5</text:p>
          </table:table-cell>
          <table:table-cell table:number-columns-repeated="8"/>
          <table:table-cell table:style-name="ce8" table:formula="of:=[.B1229]" office:value-type="string" office:string-value="N1063">
            <text:p>N1063</text:p>
          </table:table-cell>
          <table:table-cell table:style-name="ce8" table:formula="of:=[.D1229]" office:value-type="string" office:string-value="X6666">
            <text:p>X6666</text:p>
          </table:table-cell>
          <table:table-cell table:style-name="ce8" table:formula="of:=[.F1229]" office:value-type="string" office:string-value="Y166.625">
            <text:p>Y166.625</text:p>
          </table:table-cell>
        </table:table-row>
        <table:table-row table:style-name="ro1">
          <table:table-cell table:formula="of:=[.A1228] -1" office:value-type="float" office:value="1063">
            <text:p>1063</text:p>
          </table:table-cell>
          <table:table-cell table:formula="of:=&quot;N&quot;&amp;[.A1229]" office:value-type="string" office:string-value="N1063">
            <text:p>N1063</text:p>
          </table:table-cell>
          <table:table-cell table:formula="of:=[.C1228] - [.$J$4]" office:value-type="float" office:value="6666">
            <text:p>6666</text:p>
          </table:table-cell>
          <table:table-cell table:formula="of:= &quot;X&quot;&amp; [.C1229]" office:value-type="string" office:string-value="X6666">
            <text:p>X6666</text:p>
          </table:table-cell>
          <table:table-cell table:formula="of:=[.E1228] - [.$J$5]" office:value-type="float" office:value="166.625">
            <text:p>166.625</text:p>
          </table:table-cell>
          <table:table-cell table:formula="of:=&quot;Y&quot; &amp; [.E1229]" office:value-type="string" office:string-value="Y166.625">
            <text:p>Y166.625</text:p>
          </table:table-cell>
          <table:table-cell table:number-columns-repeated="8"/>
          <table:table-cell table:style-name="ce8" table:formula="of:=[.B1230]" office:value-type="string" office:string-value="N1062">
            <text:p>N1062</text:p>
          </table:table-cell>
          <table:table-cell table:style-name="ce8" table:formula="of:=[.D1230]" office:value-type="string" office:string-value="X6662">
            <text:p>X6662</text:p>
          </table:table-cell>
          <table:table-cell table:style-name="ce8" table:formula="of:=[.F1230]" office:value-type="string" office:string-value="Y163.75">
            <text:p>Y163.75</text:p>
          </table:table-cell>
        </table:table-row>
        <table:table-row table:style-name="ro1">
          <table:table-cell table:formula="of:=[.A1229] -1" office:value-type="float" office:value="1062">
            <text:p>1062</text:p>
          </table:table-cell>
          <table:table-cell table:formula="of:=&quot;N&quot;&amp;[.A1230]" office:value-type="string" office:string-value="N1062">
            <text:p>N1062</text:p>
          </table:table-cell>
          <table:table-cell table:formula="of:=[.C1229] - [.$J$4]" office:value-type="float" office:value="6662">
            <text:p>6662</text:p>
          </table:table-cell>
          <table:table-cell table:formula="of:= &quot;X&quot;&amp; [.C1230]" office:value-type="string" office:string-value="X6662">
            <text:p>X6662</text:p>
          </table:table-cell>
          <table:table-cell table:formula="of:=[.E1229] - [.$J$5]" office:value-type="float" office:value="163.75">
            <text:p>163.75</text:p>
          </table:table-cell>
          <table:table-cell table:formula="of:=&quot;Y&quot; &amp; [.E1230]" office:value-type="string" office:string-value="Y163.75">
            <text:p>Y163.75</text:p>
          </table:table-cell>
          <table:table-cell table:number-columns-repeated="8"/>
          <table:table-cell table:style-name="ce8" table:formula="of:=[.B1231]" office:value-type="string" office:string-value="N1061">
            <text:p>N1061</text:p>
          </table:table-cell>
          <table:table-cell table:style-name="ce8" table:formula="of:=[.D1231]" office:value-type="string" office:string-value="X6658">
            <text:p>X6658</text:p>
          </table:table-cell>
          <table:table-cell table:style-name="ce8" table:formula="of:=[.F1231]" office:value-type="string" office:string-value="Y160.875">
            <text:p>Y160.875</text:p>
          </table:table-cell>
        </table:table-row>
        <table:table-row table:style-name="ro1">
          <table:table-cell table:formula="of:=[.A1230] -1" office:value-type="float" office:value="1061">
            <text:p>1061</text:p>
          </table:table-cell>
          <table:table-cell table:formula="of:=&quot;N&quot;&amp;[.A1231]" office:value-type="string" office:string-value="N1061">
            <text:p>N1061</text:p>
          </table:table-cell>
          <table:table-cell table:formula="of:=[.C1230] - [.$J$4]" office:value-type="float" office:value="6658">
            <text:p>6658</text:p>
          </table:table-cell>
          <table:table-cell table:formula="of:= &quot;X&quot;&amp; [.C1231]" office:value-type="string" office:string-value="X6658">
            <text:p>X6658</text:p>
          </table:table-cell>
          <table:table-cell table:formula="of:=[.E1230] - [.$J$5]" office:value-type="float" office:value="160.875">
            <text:p>160.875</text:p>
          </table:table-cell>
          <table:table-cell table:formula="of:=&quot;Y&quot; &amp; [.E1231]" office:value-type="string" office:string-value="Y160.875">
            <text:p>Y160.875</text:p>
          </table:table-cell>
          <table:table-cell table:number-columns-repeated="8"/>
          <table:table-cell table:style-name="ce8" table:formula="of:=[.B1232]" office:value-type="string" office:string-value="N1060">
            <text:p>N1060</text:p>
          </table:table-cell>
          <table:table-cell table:style-name="ce8" table:formula="of:=[.D1232]" office:value-type="string" office:string-value="X6654">
            <text:p>X6654</text:p>
          </table:table-cell>
          <table:table-cell table:style-name="ce8" table:formula="of:=[.F1232]" office:value-type="string" office:string-value="Y158">
            <text:p>Y158</text:p>
          </table:table-cell>
        </table:table-row>
        <table:table-row table:style-name="ro1">
          <table:table-cell table:formula="of:=[.A1231] -1" office:value-type="float" office:value="1060">
            <text:p>1060</text:p>
          </table:table-cell>
          <table:table-cell table:formula="of:=&quot;N&quot;&amp;[.A1232]" office:value-type="string" office:string-value="N1060">
            <text:p>N1060</text:p>
          </table:table-cell>
          <table:table-cell table:formula="of:=[.C1231] - [.$J$4]" office:value-type="float" office:value="6654">
            <text:p>6654</text:p>
          </table:table-cell>
          <table:table-cell table:formula="of:= &quot;X&quot;&amp; [.C1232]" office:value-type="string" office:string-value="X6654">
            <text:p>X6654</text:p>
          </table:table-cell>
          <table:table-cell table:formula="of:=[.E1231] - [.$J$5]" office:value-type="float" office:value="158">
            <text:p>158</text:p>
          </table:table-cell>
          <table:table-cell table:formula="of:=&quot;Y&quot; &amp; [.E1232]" office:value-type="string" office:string-value="Y158">
            <text:p>Y158</text:p>
          </table:table-cell>
          <table:table-cell table:number-columns-repeated="8"/>
          <table:table-cell table:style-name="ce8" table:formula="of:=[.B1233]" office:value-type="string" office:string-value="N1059">
            <text:p>N1059</text:p>
          </table:table-cell>
          <table:table-cell table:style-name="ce8" table:formula="of:=[.D1233]" office:value-type="string" office:string-value="X6650">
            <text:p>X6650</text:p>
          </table:table-cell>
          <table:table-cell table:style-name="ce8" table:formula="of:=[.F1233]" office:value-type="string" office:string-value="Y155.125">
            <text:p>Y155.125</text:p>
          </table:table-cell>
        </table:table-row>
        <table:table-row table:style-name="ro1">
          <table:table-cell table:formula="of:=[.A1232] -1" office:value-type="float" office:value="1059">
            <text:p>1059</text:p>
          </table:table-cell>
          <table:table-cell table:formula="of:=&quot;N&quot;&amp;[.A1233]" office:value-type="string" office:string-value="N1059">
            <text:p>N1059</text:p>
          </table:table-cell>
          <table:table-cell table:formula="of:=[.C1232] - [.$J$4]" office:value-type="float" office:value="6650">
            <text:p>6650</text:p>
          </table:table-cell>
          <table:table-cell table:formula="of:= &quot;X&quot;&amp; [.C1233]" office:value-type="string" office:string-value="X6650">
            <text:p>X6650</text:p>
          </table:table-cell>
          <table:table-cell table:formula="of:=[.E1232] - [.$J$5]" office:value-type="float" office:value="155.125">
            <text:p>155.125</text:p>
          </table:table-cell>
          <table:table-cell table:formula="of:=&quot;Y&quot; &amp; [.E1233]" office:value-type="string" office:string-value="Y155.125">
            <text:p>Y155.125</text:p>
          </table:table-cell>
          <table:table-cell table:number-columns-repeated="8"/>
          <table:table-cell table:style-name="ce8" table:formula="of:=[.B1234]" office:value-type="string" office:string-value="N1058">
            <text:p>N1058</text:p>
          </table:table-cell>
          <table:table-cell table:style-name="ce8" table:formula="of:=[.D1234]" office:value-type="string" office:string-value="X6646">
            <text:p>X6646</text:p>
          </table:table-cell>
          <table:table-cell table:style-name="ce8" table:formula="of:=[.F1234]" office:value-type="string" office:string-value="Y152.25">
            <text:p>Y152.25</text:p>
          </table:table-cell>
        </table:table-row>
        <table:table-row table:style-name="ro1">
          <table:table-cell table:formula="of:=[.A1233] -1" office:value-type="float" office:value="1058">
            <text:p>1058</text:p>
          </table:table-cell>
          <table:table-cell table:formula="of:=&quot;N&quot;&amp;[.A1234]" office:value-type="string" office:string-value="N1058">
            <text:p>N1058</text:p>
          </table:table-cell>
          <table:table-cell table:formula="of:=[.C1233] - [.$J$4]" office:value-type="float" office:value="6646">
            <text:p>6646</text:p>
          </table:table-cell>
          <table:table-cell table:formula="of:= &quot;X&quot;&amp; [.C1234]" office:value-type="string" office:string-value="X6646">
            <text:p>X6646</text:p>
          </table:table-cell>
          <table:table-cell table:formula="of:=[.E1233] - [.$J$5]" office:value-type="float" office:value="152.25">
            <text:p>152.25</text:p>
          </table:table-cell>
          <table:table-cell table:formula="of:=&quot;Y&quot; &amp; [.E1234]" office:value-type="string" office:string-value="Y152.25">
            <text:p>Y152.25</text:p>
          </table:table-cell>
          <table:table-cell table:number-columns-repeated="8"/>
          <table:table-cell table:style-name="ce8" table:formula="of:=[.B1235]" office:value-type="string" office:string-value="N1057">
            <text:p>N1057</text:p>
          </table:table-cell>
          <table:table-cell table:style-name="ce8" table:formula="of:=[.D1235]" office:value-type="string" office:string-value="X6642">
            <text:p>X6642</text:p>
          </table:table-cell>
          <table:table-cell table:style-name="ce8" table:formula="of:=[.F1235]" office:value-type="string" office:string-value="Y149.375">
            <text:p>Y149.375</text:p>
          </table:table-cell>
        </table:table-row>
        <table:table-row table:style-name="ro1">
          <table:table-cell table:formula="of:=[.A1234] -1" office:value-type="float" office:value="1057">
            <text:p>1057</text:p>
          </table:table-cell>
          <table:table-cell table:formula="of:=&quot;N&quot;&amp;[.A1235]" office:value-type="string" office:string-value="N1057">
            <text:p>N1057</text:p>
          </table:table-cell>
          <table:table-cell table:formula="of:=[.C1234] - [.$J$4]" office:value-type="float" office:value="6642">
            <text:p>6642</text:p>
          </table:table-cell>
          <table:table-cell table:formula="of:= &quot;X&quot;&amp; [.C1235]" office:value-type="string" office:string-value="X6642">
            <text:p>X6642</text:p>
          </table:table-cell>
          <table:table-cell table:formula="of:=[.E1234] - [.$J$5]" office:value-type="float" office:value="149.375">
            <text:p>149.375</text:p>
          </table:table-cell>
          <table:table-cell table:formula="of:=&quot;Y&quot; &amp; [.E1235]" office:value-type="string" office:string-value="Y149.375">
            <text:p>Y149.375</text:p>
          </table:table-cell>
          <table:table-cell table:number-columns-repeated="8"/>
          <table:table-cell table:style-name="ce8" table:formula="of:=[.B1236]" office:value-type="string" office:string-value="N1056">
            <text:p>N1056</text:p>
          </table:table-cell>
          <table:table-cell table:style-name="ce8" table:formula="of:=[.D1236]" office:value-type="string" office:string-value="X6638">
            <text:p>X6638</text:p>
          </table:table-cell>
          <table:table-cell table:style-name="ce8" table:formula="of:=[.F1236]" office:value-type="string" office:string-value="Y146.5">
            <text:p>Y146.5</text:p>
          </table:table-cell>
        </table:table-row>
        <table:table-row table:style-name="ro1">
          <table:table-cell table:formula="of:=[.A1235] -1" office:value-type="float" office:value="1056">
            <text:p>1056</text:p>
          </table:table-cell>
          <table:table-cell table:formula="of:=&quot;N&quot;&amp;[.A1236]" office:value-type="string" office:string-value="N1056">
            <text:p>N1056</text:p>
          </table:table-cell>
          <table:table-cell table:formula="of:=[.C1235] - [.$J$4]" office:value-type="float" office:value="6638">
            <text:p>6638</text:p>
          </table:table-cell>
          <table:table-cell table:formula="of:= &quot;X&quot;&amp; [.C1236]" office:value-type="string" office:string-value="X6638">
            <text:p>X6638</text:p>
          </table:table-cell>
          <table:table-cell table:formula="of:=[.E1235] - [.$J$5]" office:value-type="float" office:value="146.5">
            <text:p>146.5</text:p>
          </table:table-cell>
          <table:table-cell table:formula="of:=&quot;Y&quot; &amp; [.E1236]" office:value-type="string" office:string-value="Y146.5">
            <text:p>Y146.5</text:p>
          </table:table-cell>
          <table:table-cell table:number-columns-repeated="8"/>
          <table:table-cell table:style-name="ce8" table:formula="of:=[.B1237]" office:value-type="string" office:string-value="N1055">
            <text:p>N1055</text:p>
          </table:table-cell>
          <table:table-cell table:style-name="ce8" table:formula="of:=[.D1237]" office:value-type="string" office:string-value="X6634">
            <text:p>X6634</text:p>
          </table:table-cell>
          <table:table-cell table:style-name="ce8" table:formula="of:=[.F1237]" office:value-type="string" office:string-value="Y143.625">
            <text:p>Y143.625</text:p>
          </table:table-cell>
        </table:table-row>
        <table:table-row table:style-name="ro1">
          <table:table-cell table:formula="of:=[.A1236] -1" office:value-type="float" office:value="1055">
            <text:p>1055</text:p>
          </table:table-cell>
          <table:table-cell table:formula="of:=&quot;N&quot;&amp;[.A1237]" office:value-type="string" office:string-value="N1055">
            <text:p>N1055</text:p>
          </table:table-cell>
          <table:table-cell table:formula="of:=[.C1236] - [.$J$4]" office:value-type="float" office:value="6634">
            <text:p>6634</text:p>
          </table:table-cell>
          <table:table-cell table:formula="of:= &quot;X&quot;&amp; [.C1237]" office:value-type="string" office:string-value="X6634">
            <text:p>X6634</text:p>
          </table:table-cell>
          <table:table-cell table:formula="of:=[.E1236] - [.$J$5]" office:value-type="float" office:value="143.625">
            <text:p>143.625</text:p>
          </table:table-cell>
          <table:table-cell table:formula="of:=&quot;Y&quot; &amp; [.E1237]" office:value-type="string" office:string-value="Y143.625">
            <text:p>Y143.625</text:p>
          </table:table-cell>
          <table:table-cell table:number-columns-repeated="8"/>
          <table:table-cell table:style-name="ce8" table:formula="of:=[.B1238]" office:value-type="string" office:string-value="N1054">
            <text:p>N1054</text:p>
          </table:table-cell>
          <table:table-cell table:style-name="ce8" table:formula="of:=[.D1238]" office:value-type="string" office:string-value="X6630">
            <text:p>X6630</text:p>
          </table:table-cell>
          <table:table-cell table:style-name="ce8" table:formula="of:=[.F1238]" office:value-type="string" office:string-value="Y140.75">
            <text:p>Y140.75</text:p>
          </table:table-cell>
        </table:table-row>
        <table:table-row table:style-name="ro1">
          <table:table-cell table:formula="of:=[.A1237] -1" office:value-type="float" office:value="1054">
            <text:p>1054</text:p>
          </table:table-cell>
          <table:table-cell table:formula="of:=&quot;N&quot;&amp;[.A1238]" office:value-type="string" office:string-value="N1054">
            <text:p>N1054</text:p>
          </table:table-cell>
          <table:table-cell table:formula="of:=[.C1237] - [.$J$4]" office:value-type="float" office:value="6630">
            <text:p>6630</text:p>
          </table:table-cell>
          <table:table-cell table:formula="of:= &quot;X&quot;&amp; [.C1238]" office:value-type="string" office:string-value="X6630">
            <text:p>X6630</text:p>
          </table:table-cell>
          <table:table-cell table:formula="of:=[.E1237] - [.$J$5]" office:value-type="float" office:value="140.75">
            <text:p>140.75</text:p>
          </table:table-cell>
          <table:table-cell table:formula="of:=&quot;Y&quot; &amp; [.E1238]" office:value-type="string" office:string-value="Y140.75">
            <text:p>Y140.75</text:p>
          </table:table-cell>
          <table:table-cell table:number-columns-repeated="8"/>
          <table:table-cell table:style-name="ce8" table:formula="of:=[.B1239]" office:value-type="string" office:string-value="N1053">
            <text:p>N1053</text:p>
          </table:table-cell>
          <table:table-cell table:style-name="ce8" table:formula="of:=[.D1239]" office:value-type="string" office:string-value="X6626">
            <text:p>X6626</text:p>
          </table:table-cell>
          <table:table-cell table:style-name="ce8" table:formula="of:=[.F1239]" office:value-type="string" office:string-value="Y137.875">
            <text:p>Y137.875</text:p>
          </table:table-cell>
        </table:table-row>
        <table:table-row table:style-name="ro1">
          <table:table-cell table:formula="of:=[.A1238] -1" office:value-type="float" office:value="1053">
            <text:p>1053</text:p>
          </table:table-cell>
          <table:table-cell table:formula="of:=&quot;N&quot;&amp;[.A1239]" office:value-type="string" office:string-value="N1053">
            <text:p>N1053</text:p>
          </table:table-cell>
          <table:table-cell table:formula="of:=[.C1238] - [.$J$4]" office:value-type="float" office:value="6626">
            <text:p>6626</text:p>
          </table:table-cell>
          <table:table-cell table:formula="of:= &quot;X&quot;&amp; [.C1239]" office:value-type="string" office:string-value="X6626">
            <text:p>X6626</text:p>
          </table:table-cell>
          <table:table-cell table:formula="of:=[.E1238] - [.$J$5]" office:value-type="float" office:value="137.875">
            <text:p>137.875</text:p>
          </table:table-cell>
          <table:table-cell table:formula="of:=&quot;Y&quot; &amp; [.E1239]" office:value-type="string" office:string-value="Y137.875">
            <text:p>Y137.875</text:p>
          </table:table-cell>
          <table:table-cell table:number-columns-repeated="8"/>
          <table:table-cell table:style-name="ce8" table:formula="of:=[.B1240]" office:value-type="string" office:string-value="N1052">
            <text:p>N1052</text:p>
          </table:table-cell>
          <table:table-cell table:style-name="ce8" table:formula="of:=[.D1240]" office:value-type="string" office:string-value="X6622">
            <text:p>X6622</text:p>
          </table:table-cell>
          <table:table-cell table:style-name="ce8" table:formula="of:=[.F1240]" office:value-type="string" office:string-value="Y135">
            <text:p>Y135</text:p>
          </table:table-cell>
        </table:table-row>
        <table:table-row table:style-name="ro1">
          <table:table-cell table:formula="of:=[.A1239] -1" office:value-type="float" office:value="1052">
            <text:p>1052</text:p>
          </table:table-cell>
          <table:table-cell table:formula="of:=&quot;N&quot;&amp;[.A1240]" office:value-type="string" office:string-value="N1052">
            <text:p>N1052</text:p>
          </table:table-cell>
          <table:table-cell table:formula="of:=[.C1239] - [.$J$4]" office:value-type="float" office:value="6622">
            <text:p>6622</text:p>
          </table:table-cell>
          <table:table-cell table:formula="of:= &quot;X&quot;&amp; [.C1240]" office:value-type="string" office:string-value="X6622">
            <text:p>X6622</text:p>
          </table:table-cell>
          <table:table-cell table:formula="of:=[.E1239] - [.$J$5]" office:value-type="float" office:value="135">
            <text:p>135</text:p>
          </table:table-cell>
          <table:table-cell table:formula="of:=&quot;Y&quot; &amp; [.E1240]" office:value-type="string" office:string-value="Y135">
            <text:p>Y135</text:p>
          </table:table-cell>
          <table:table-cell table:number-columns-repeated="8"/>
          <table:table-cell table:style-name="ce8" table:formula="of:=[.B1241]" office:value-type="string" office:string-value="N1051">
            <text:p>N1051</text:p>
          </table:table-cell>
          <table:table-cell table:style-name="ce8" table:formula="of:=[.D1241]" office:value-type="string" office:string-value="X6618">
            <text:p>X6618</text:p>
          </table:table-cell>
          <table:table-cell table:style-name="ce8" table:formula="of:=[.F1241]" office:value-type="string" office:string-value="Y132.125">
            <text:p>Y132.125</text:p>
          </table:table-cell>
        </table:table-row>
        <table:table-row table:style-name="ro1">
          <table:table-cell table:formula="of:=[.A1240] -1" office:value-type="float" office:value="1051">
            <text:p>1051</text:p>
          </table:table-cell>
          <table:table-cell table:formula="of:=&quot;N&quot;&amp;[.A1241]" office:value-type="string" office:string-value="N1051">
            <text:p>N1051</text:p>
          </table:table-cell>
          <table:table-cell table:formula="of:=[.C1240] - [.$J$4]" office:value-type="float" office:value="6618">
            <text:p>6618</text:p>
          </table:table-cell>
          <table:table-cell table:formula="of:= &quot;X&quot;&amp; [.C1241]" office:value-type="string" office:string-value="X6618">
            <text:p>X6618</text:p>
          </table:table-cell>
          <table:table-cell table:formula="of:=[.E1240] - [.$J$5]" office:value-type="float" office:value="132.125">
            <text:p>132.125</text:p>
          </table:table-cell>
          <table:table-cell table:formula="of:=&quot;Y&quot; &amp; [.E1241]" office:value-type="string" office:string-value="Y132.125">
            <text:p>Y132.125</text:p>
          </table:table-cell>
          <table:table-cell table:number-columns-repeated="8"/>
          <table:table-cell table:style-name="ce8" table:formula="of:=[.B1242]" office:value-type="string" office:string-value="N1050">
            <text:p>N1050</text:p>
          </table:table-cell>
          <table:table-cell table:style-name="ce8" table:formula="of:=[.D1242]" office:value-type="string" office:string-value="X6614">
            <text:p>X6614</text:p>
          </table:table-cell>
          <table:table-cell table:style-name="ce8" table:formula="of:=[.F1242]" office:value-type="string" office:string-value="Y129.25">
            <text:p>Y129.25</text:p>
          </table:table-cell>
        </table:table-row>
        <table:table-row table:style-name="ro1">
          <table:table-cell table:formula="of:=[.A1241] -1" office:value-type="float" office:value="1050">
            <text:p>1050</text:p>
          </table:table-cell>
          <table:table-cell table:formula="of:=&quot;N&quot;&amp;[.A1242]" office:value-type="string" office:string-value="N1050">
            <text:p>N1050</text:p>
          </table:table-cell>
          <table:table-cell table:formula="of:=[.C1241] - [.$J$4]" office:value-type="float" office:value="6614">
            <text:p>6614</text:p>
          </table:table-cell>
          <table:table-cell table:formula="of:= &quot;X&quot;&amp; [.C1242]" office:value-type="string" office:string-value="X6614">
            <text:p>X6614</text:p>
          </table:table-cell>
          <table:table-cell table:formula="of:=[.E1241] - [.$J$5]" office:value-type="float" office:value="129.25">
            <text:p>129.25</text:p>
          </table:table-cell>
          <table:table-cell table:formula="of:=&quot;Y&quot; &amp; [.E1242]" office:value-type="string" office:string-value="Y129.25">
            <text:p>Y129.25</text:p>
          </table:table-cell>
          <table:table-cell table:number-columns-repeated="8"/>
          <table:table-cell table:style-name="ce8" table:formula="of:=[.B1243]" office:value-type="string" office:string-value="N1049">
            <text:p>N1049</text:p>
          </table:table-cell>
          <table:table-cell table:style-name="ce8" table:formula="of:=[.D1243]" office:value-type="string" office:string-value="X6610">
            <text:p>X6610</text:p>
          </table:table-cell>
          <table:table-cell table:style-name="ce8" table:formula="of:=[.F1243]" office:value-type="string" office:string-value="Y126.375">
            <text:p>Y126.375</text:p>
          </table:table-cell>
        </table:table-row>
        <table:table-row table:style-name="ro1">
          <table:table-cell table:formula="of:=[.A1242] -1" office:value-type="float" office:value="1049">
            <text:p>1049</text:p>
          </table:table-cell>
          <table:table-cell table:formula="of:=&quot;N&quot;&amp;[.A1243]" office:value-type="string" office:string-value="N1049">
            <text:p>N1049</text:p>
          </table:table-cell>
          <table:table-cell table:formula="of:=[.C1242] - [.$J$4]" office:value-type="float" office:value="6610">
            <text:p>6610</text:p>
          </table:table-cell>
          <table:table-cell table:formula="of:= &quot;X&quot;&amp; [.C1243]" office:value-type="string" office:string-value="X6610">
            <text:p>X6610</text:p>
          </table:table-cell>
          <table:table-cell table:formula="of:=[.E1242] - [.$J$5]" office:value-type="float" office:value="126.375">
            <text:p>126.375</text:p>
          </table:table-cell>
          <table:table-cell table:formula="of:=&quot;Y&quot; &amp; [.E1243]" office:value-type="string" office:string-value="Y126.375">
            <text:p>Y126.375</text:p>
          </table:table-cell>
          <table:table-cell table:number-columns-repeated="8"/>
          <table:table-cell table:style-name="ce8" table:formula="of:=[.B1244]" office:value-type="string" office:string-value="N1048">
            <text:p>N1048</text:p>
          </table:table-cell>
          <table:table-cell table:style-name="ce8" table:formula="of:=[.D1244]" office:value-type="string" office:string-value="X6606">
            <text:p>X6606</text:p>
          </table:table-cell>
          <table:table-cell table:style-name="ce8" table:formula="of:=[.F1244]" office:value-type="string" office:string-value="Y123.5">
            <text:p>Y123.5</text:p>
          </table:table-cell>
        </table:table-row>
        <table:table-row table:style-name="ro1">
          <table:table-cell table:formula="of:=[.A1243] -1" office:value-type="float" office:value="1048">
            <text:p>1048</text:p>
          </table:table-cell>
          <table:table-cell table:formula="of:=&quot;N&quot;&amp;[.A1244]" office:value-type="string" office:string-value="N1048">
            <text:p>N1048</text:p>
          </table:table-cell>
          <table:table-cell table:formula="of:=[.C1243] - [.$J$4]" office:value-type="float" office:value="6606">
            <text:p>6606</text:p>
          </table:table-cell>
          <table:table-cell table:formula="of:= &quot;X&quot;&amp; [.C1244]" office:value-type="string" office:string-value="X6606">
            <text:p>X6606</text:p>
          </table:table-cell>
          <table:table-cell table:formula="of:=[.E1243] - [.$J$5]" office:value-type="float" office:value="123.5">
            <text:p>123.5</text:p>
          </table:table-cell>
          <table:table-cell table:formula="of:=&quot;Y&quot; &amp; [.E1244]" office:value-type="string" office:string-value="Y123.5">
            <text:p>Y123.5</text:p>
          </table:table-cell>
          <table:table-cell table:number-columns-repeated="8"/>
          <table:table-cell table:style-name="ce8" table:formula="of:=[.B1245]" office:value-type="string" office:string-value="N1047">
            <text:p>N1047</text:p>
          </table:table-cell>
          <table:table-cell table:style-name="ce8" table:formula="of:=[.D1245]" office:value-type="string" office:string-value="X6602">
            <text:p>X6602</text:p>
          </table:table-cell>
          <table:table-cell table:style-name="ce8" table:formula="of:=[.F1245]" office:value-type="string" office:string-value="Y120.625">
            <text:p>Y120.625</text:p>
          </table:table-cell>
        </table:table-row>
        <table:table-row table:style-name="ro1">
          <table:table-cell table:formula="of:=[.A1244] -1" office:value-type="float" office:value="1047">
            <text:p>1047</text:p>
          </table:table-cell>
          <table:table-cell table:formula="of:=&quot;N&quot;&amp;[.A1245]" office:value-type="string" office:string-value="N1047">
            <text:p>N1047</text:p>
          </table:table-cell>
          <table:table-cell table:formula="of:=[.C1244] - [.$J$4]" office:value-type="float" office:value="6602">
            <text:p>6602</text:p>
          </table:table-cell>
          <table:table-cell table:formula="of:= &quot;X&quot;&amp; [.C1245]" office:value-type="string" office:string-value="X6602">
            <text:p>X6602</text:p>
          </table:table-cell>
          <table:table-cell table:formula="of:=[.E1244] - [.$J$5]" office:value-type="float" office:value="120.625">
            <text:p>120.625</text:p>
          </table:table-cell>
          <table:table-cell table:formula="of:=&quot;Y&quot; &amp; [.E1245]" office:value-type="string" office:string-value="Y120.625">
            <text:p>Y120.625</text:p>
          </table:table-cell>
          <table:table-cell table:number-columns-repeated="8"/>
          <table:table-cell table:style-name="ce8" table:formula="of:=[.B1246]" office:value-type="string" office:string-value="N1046">
            <text:p>N1046</text:p>
          </table:table-cell>
          <table:table-cell table:style-name="ce8" table:formula="of:=[.D1246]" office:value-type="string" office:string-value="X6598">
            <text:p>X6598</text:p>
          </table:table-cell>
          <table:table-cell table:style-name="ce8" table:formula="of:=[.F1246]" office:value-type="string" office:string-value="Y117.75">
            <text:p>Y117.75</text:p>
          </table:table-cell>
        </table:table-row>
        <table:table-row table:style-name="ro1">
          <table:table-cell table:formula="of:=[.A1245] -1" office:value-type="float" office:value="1046">
            <text:p>1046</text:p>
          </table:table-cell>
          <table:table-cell table:formula="of:=&quot;N&quot;&amp;[.A1246]" office:value-type="string" office:string-value="N1046">
            <text:p>N1046</text:p>
          </table:table-cell>
          <table:table-cell table:formula="of:=[.C1245] - [.$J$4]" office:value-type="float" office:value="6598">
            <text:p>6598</text:p>
          </table:table-cell>
          <table:table-cell table:formula="of:= &quot;X&quot;&amp; [.C1246]" office:value-type="string" office:string-value="X6598">
            <text:p>X6598</text:p>
          </table:table-cell>
          <table:table-cell table:formula="of:=[.E1245] - [.$J$5]" office:value-type="float" office:value="117.75">
            <text:p>117.75</text:p>
          </table:table-cell>
          <table:table-cell table:formula="of:=&quot;Y&quot; &amp; [.E1246]" office:value-type="string" office:string-value="Y117.75">
            <text:p>Y117.75</text:p>
          </table:table-cell>
          <table:table-cell table:number-columns-repeated="8"/>
          <table:table-cell table:style-name="ce8" table:formula="of:=[.B1247]" office:value-type="string" office:string-value="N1045">
            <text:p>N1045</text:p>
          </table:table-cell>
          <table:table-cell table:style-name="ce8" table:formula="of:=[.D1247]" office:value-type="string" office:string-value="X6594">
            <text:p>X6594</text:p>
          </table:table-cell>
          <table:table-cell table:style-name="ce8" table:formula="of:=[.F1247]" office:value-type="string" office:string-value="Y114.875">
            <text:p>Y114.875</text:p>
          </table:table-cell>
        </table:table-row>
        <table:table-row table:style-name="ro1">
          <table:table-cell table:formula="of:=[.A1246] -1" office:value-type="float" office:value="1045">
            <text:p>1045</text:p>
          </table:table-cell>
          <table:table-cell table:formula="of:=&quot;N&quot;&amp;[.A1247]" office:value-type="string" office:string-value="N1045">
            <text:p>N1045</text:p>
          </table:table-cell>
          <table:table-cell table:formula="of:=[.C1246] - [.$J$4]" office:value-type="float" office:value="6594">
            <text:p>6594</text:p>
          </table:table-cell>
          <table:table-cell table:formula="of:= &quot;X&quot;&amp; [.C1247]" office:value-type="string" office:string-value="X6594">
            <text:p>X6594</text:p>
          </table:table-cell>
          <table:table-cell table:formula="of:=[.E1246] - [.$J$5]" office:value-type="float" office:value="114.875">
            <text:p>114.875</text:p>
          </table:table-cell>
          <table:table-cell table:formula="of:=&quot;Y&quot; &amp; [.E1247]" office:value-type="string" office:string-value="Y114.875">
            <text:p>Y114.875</text:p>
          </table:table-cell>
          <table:table-cell table:number-columns-repeated="8"/>
          <table:table-cell table:style-name="ce8" table:formula="of:=[.B1248]" office:value-type="string" office:string-value="N1044">
            <text:p>N1044</text:p>
          </table:table-cell>
          <table:table-cell table:style-name="ce8" table:formula="of:=[.D1248]" office:value-type="string" office:string-value="X6590">
            <text:p>X6590</text:p>
          </table:table-cell>
          <table:table-cell table:style-name="ce8" table:formula="of:=[.F1248]" office:value-type="string" office:string-value="Y112">
            <text:p>Y112</text:p>
          </table:table-cell>
        </table:table-row>
        <table:table-row table:style-name="ro1">
          <table:table-cell table:formula="of:=[.A1247] -1" office:value-type="float" office:value="1044">
            <text:p>1044</text:p>
          </table:table-cell>
          <table:table-cell table:formula="of:=&quot;N&quot;&amp;[.A1248]" office:value-type="string" office:string-value="N1044">
            <text:p>N1044</text:p>
          </table:table-cell>
          <table:table-cell table:formula="of:=[.C1247] - [.$J$4]" office:value-type="float" office:value="6590">
            <text:p>6590</text:p>
          </table:table-cell>
          <table:table-cell table:formula="of:= &quot;X&quot;&amp; [.C1248]" office:value-type="string" office:string-value="X6590">
            <text:p>X6590</text:p>
          </table:table-cell>
          <table:table-cell table:formula="of:=[.E1247] - [.$J$5]" office:value-type="float" office:value="112">
            <text:p>112</text:p>
          </table:table-cell>
          <table:table-cell table:formula="of:=&quot;Y&quot; &amp; [.E1248]" office:value-type="string" office:string-value="Y112">
            <text:p>Y112</text:p>
          </table:table-cell>
          <table:table-cell table:number-columns-repeated="8"/>
          <table:table-cell table:style-name="ce8" table:formula="of:=[.B1249]" office:value-type="string" office:string-value="N1043">
            <text:p>N1043</text:p>
          </table:table-cell>
          <table:table-cell table:style-name="ce8" table:formula="of:=[.D1249]" office:value-type="string" office:string-value="X6586">
            <text:p>X6586</text:p>
          </table:table-cell>
          <table:table-cell table:style-name="ce8" table:formula="of:=[.F1249]" office:value-type="string" office:string-value="Y109.125">
            <text:p>Y109.125</text:p>
          </table:table-cell>
        </table:table-row>
        <table:table-row table:style-name="ro1">
          <table:table-cell table:formula="of:=[.A1248] -1" office:value-type="float" office:value="1043">
            <text:p>1043</text:p>
          </table:table-cell>
          <table:table-cell table:formula="of:=&quot;N&quot;&amp;[.A1249]" office:value-type="string" office:string-value="N1043">
            <text:p>N1043</text:p>
          </table:table-cell>
          <table:table-cell table:formula="of:=[.C1248] - [.$J$4]" office:value-type="float" office:value="6586">
            <text:p>6586</text:p>
          </table:table-cell>
          <table:table-cell table:formula="of:= &quot;X&quot;&amp; [.C1249]" office:value-type="string" office:string-value="X6586">
            <text:p>X6586</text:p>
          </table:table-cell>
          <table:table-cell table:formula="of:=[.E1248] - [.$J$5]" office:value-type="float" office:value="109.125">
            <text:p>109.125</text:p>
          </table:table-cell>
          <table:table-cell table:formula="of:=&quot;Y&quot; &amp; [.E1249]" office:value-type="string" office:string-value="Y109.125">
            <text:p>Y109.125</text:p>
          </table:table-cell>
          <table:table-cell table:number-columns-repeated="8"/>
          <table:table-cell table:style-name="ce8" table:formula="of:=[.B1250]" office:value-type="string" office:string-value="N1042">
            <text:p>N1042</text:p>
          </table:table-cell>
          <table:table-cell table:style-name="ce8" table:formula="of:=[.D1250]" office:value-type="string" office:string-value="X6582">
            <text:p>X6582</text:p>
          </table:table-cell>
          <table:table-cell table:style-name="ce8" table:formula="of:=[.F1250]" office:value-type="string" office:string-value="Y106.25">
            <text:p>Y106.25</text:p>
          </table:table-cell>
        </table:table-row>
        <table:table-row table:style-name="ro1">
          <table:table-cell table:formula="of:=[.A1249] -1" office:value-type="float" office:value="1042">
            <text:p>1042</text:p>
          </table:table-cell>
          <table:table-cell table:formula="of:=&quot;N&quot;&amp;[.A1250]" office:value-type="string" office:string-value="N1042">
            <text:p>N1042</text:p>
          </table:table-cell>
          <table:table-cell table:formula="of:=[.C1249] - [.$J$4]" office:value-type="float" office:value="6582">
            <text:p>6582</text:p>
          </table:table-cell>
          <table:table-cell table:formula="of:= &quot;X&quot;&amp; [.C1250]" office:value-type="string" office:string-value="X6582">
            <text:p>X6582</text:p>
          </table:table-cell>
          <table:table-cell table:formula="of:=[.E1249] - [.$J$5]" office:value-type="float" office:value="106.25">
            <text:p>106.25</text:p>
          </table:table-cell>
          <table:table-cell table:formula="of:=&quot;Y&quot; &amp; [.E1250]" office:value-type="string" office:string-value="Y106.25">
            <text:p>Y106.25</text:p>
          </table:table-cell>
          <table:table-cell table:number-columns-repeated="8"/>
          <table:table-cell table:style-name="ce8" table:formula="of:=[.B1251]" office:value-type="string" office:string-value="N1041">
            <text:p>N1041</text:p>
          </table:table-cell>
          <table:table-cell table:style-name="ce8" table:formula="of:=[.D1251]" office:value-type="string" office:string-value="X6578">
            <text:p>X6578</text:p>
          </table:table-cell>
          <table:table-cell table:style-name="ce8" table:formula="of:=[.F1251]" office:value-type="string" office:string-value="Y103.375">
            <text:p>Y103.375</text:p>
          </table:table-cell>
        </table:table-row>
        <table:table-row table:style-name="ro1">
          <table:table-cell table:formula="of:=[.A1250] -1" office:value-type="float" office:value="1041">
            <text:p>1041</text:p>
          </table:table-cell>
          <table:table-cell table:formula="of:=&quot;N&quot;&amp;[.A1251]" office:value-type="string" office:string-value="N1041">
            <text:p>N1041</text:p>
          </table:table-cell>
          <table:table-cell table:formula="of:=[.C1250] - [.$J$4]" office:value-type="float" office:value="6578">
            <text:p>6578</text:p>
          </table:table-cell>
          <table:table-cell table:formula="of:= &quot;X&quot;&amp; [.C1251]" office:value-type="string" office:string-value="X6578">
            <text:p>X6578</text:p>
          </table:table-cell>
          <table:table-cell table:formula="of:=[.E1250] - [.$J$5]" office:value-type="float" office:value="103.375">
            <text:p>103.375</text:p>
          </table:table-cell>
          <table:table-cell table:formula="of:=&quot;Y&quot; &amp; [.E1251]" office:value-type="string" office:string-value="Y103.375">
            <text:p>Y103.375</text:p>
          </table:table-cell>
          <table:table-cell table:number-columns-repeated="8"/>
          <table:table-cell table:style-name="ce8" table:formula="of:=[.B1252]" office:value-type="string" office:string-value="N1040">
            <text:p>N1040</text:p>
          </table:table-cell>
          <table:table-cell table:style-name="ce8" table:formula="of:=[.D1252]" office:value-type="string" office:string-value="X6574">
            <text:p>X6574</text:p>
          </table:table-cell>
          <table:table-cell table:style-name="ce8" table:formula="of:=[.F1252]" office:value-type="string" office:string-value="Y100.5">
            <text:p>Y100.5</text:p>
          </table:table-cell>
        </table:table-row>
        <table:table-row table:style-name="ro1">
          <table:table-cell table:formula="of:=[.A1251] -1" office:value-type="float" office:value="1040">
            <text:p>1040</text:p>
          </table:table-cell>
          <table:table-cell table:formula="of:=&quot;N&quot;&amp;[.A1252]" office:value-type="string" office:string-value="N1040">
            <text:p>N1040</text:p>
          </table:table-cell>
          <table:table-cell table:formula="of:=[.C1251] - [.$J$4]" office:value-type="float" office:value="6574">
            <text:p>6574</text:p>
          </table:table-cell>
          <table:table-cell table:formula="of:= &quot;X&quot;&amp; [.C1252]" office:value-type="string" office:string-value="X6574">
            <text:p>X6574</text:p>
          </table:table-cell>
          <table:table-cell table:formula="of:=[.E1251] - [.$J$5]" office:value-type="float" office:value="100.5">
            <text:p>100.5</text:p>
          </table:table-cell>
          <table:table-cell table:formula="of:=&quot;Y&quot; &amp; [.E1252]" office:value-type="string" office:string-value="Y100.5">
            <text:p>Y100.5</text:p>
          </table:table-cell>
          <table:table-cell table:number-columns-repeated="8"/>
          <table:table-cell table:style-name="ce8" table:formula="of:=[.B1253]" office:value-type="string" office:string-value="N1039">
            <text:p>N1039</text:p>
          </table:table-cell>
          <table:table-cell table:style-name="ce8" table:formula="of:=[.D1253]" office:value-type="string" office:string-value="X6570">
            <text:p>X6570</text:p>
          </table:table-cell>
          <table:table-cell table:style-name="ce8" table:formula="of:=[.F1253]" office:value-type="string" office:string-value="Y97.625">
            <text:p>Y97.625</text:p>
          </table:table-cell>
        </table:table-row>
        <table:table-row table:style-name="ro1">
          <table:table-cell table:formula="of:=[.A1252] -1" office:value-type="float" office:value="1039">
            <text:p>1039</text:p>
          </table:table-cell>
          <table:table-cell table:formula="of:=&quot;N&quot;&amp;[.A1253]" office:value-type="string" office:string-value="N1039">
            <text:p>N1039</text:p>
          </table:table-cell>
          <table:table-cell table:formula="of:=[.C1252] - [.$J$4]" office:value-type="float" office:value="6570">
            <text:p>6570</text:p>
          </table:table-cell>
          <table:table-cell table:formula="of:= &quot;X&quot;&amp; [.C1253]" office:value-type="string" office:string-value="X6570">
            <text:p>X6570</text:p>
          </table:table-cell>
          <table:table-cell table:formula="of:=[.E1252] - [.$J$5]" office:value-type="float" office:value="97.625">
            <text:p>97.625</text:p>
          </table:table-cell>
          <table:table-cell table:formula="of:=&quot;Y&quot; &amp; [.E1253]" office:value-type="string" office:string-value="Y97.625">
            <text:p>Y97.625</text:p>
          </table:table-cell>
          <table:table-cell table:number-columns-repeated="8"/>
          <table:table-cell table:style-name="ce8" table:formula="of:=[.B1254]" office:value-type="string" office:string-value="N1038">
            <text:p>N1038</text:p>
          </table:table-cell>
          <table:table-cell table:style-name="ce8" table:formula="of:=[.D1254]" office:value-type="string" office:string-value="X6566">
            <text:p>X6566</text:p>
          </table:table-cell>
          <table:table-cell table:style-name="ce8" table:formula="of:=[.F1254]" office:value-type="string" office:string-value="Y94.75">
            <text:p>Y94.75</text:p>
          </table:table-cell>
        </table:table-row>
        <table:table-row table:style-name="ro1">
          <table:table-cell table:formula="of:=[.A1253] -1" office:value-type="float" office:value="1038">
            <text:p>1038</text:p>
          </table:table-cell>
          <table:table-cell table:formula="of:=&quot;N&quot;&amp;[.A1254]" office:value-type="string" office:string-value="N1038">
            <text:p>N1038</text:p>
          </table:table-cell>
          <table:table-cell table:formula="of:=[.C1253] - [.$J$4]" office:value-type="float" office:value="6566">
            <text:p>6566</text:p>
          </table:table-cell>
          <table:table-cell table:formula="of:= &quot;X&quot;&amp; [.C1254]" office:value-type="string" office:string-value="X6566">
            <text:p>X6566</text:p>
          </table:table-cell>
          <table:table-cell table:formula="of:=[.E1253] - [.$J$5]" office:value-type="float" office:value="94.75">
            <text:p>94.75</text:p>
          </table:table-cell>
          <table:table-cell table:formula="of:=&quot;Y&quot; &amp; [.E1254]" office:value-type="string" office:string-value="Y94.75">
            <text:p>Y94.75</text:p>
          </table:table-cell>
          <table:table-cell table:number-columns-repeated="8"/>
          <table:table-cell table:style-name="ce8" table:formula="of:=[.B1255]" office:value-type="string" office:string-value="N1037">
            <text:p>N1037</text:p>
          </table:table-cell>
          <table:table-cell table:style-name="ce8" table:formula="of:=[.D1255]" office:value-type="string" office:string-value="X6562">
            <text:p>X6562</text:p>
          </table:table-cell>
          <table:table-cell table:style-name="ce8" table:formula="of:=[.F1255]" office:value-type="string" office:string-value="Y91.875">
            <text:p>Y91.875</text:p>
          </table:table-cell>
        </table:table-row>
        <table:table-row table:style-name="ro1">
          <table:table-cell table:formula="of:=[.A1254] -1" office:value-type="float" office:value="1037">
            <text:p>1037</text:p>
          </table:table-cell>
          <table:table-cell table:formula="of:=&quot;N&quot;&amp;[.A1255]" office:value-type="string" office:string-value="N1037">
            <text:p>N1037</text:p>
          </table:table-cell>
          <table:table-cell table:formula="of:=[.C1254] - [.$J$4]" office:value-type="float" office:value="6562">
            <text:p>6562</text:p>
          </table:table-cell>
          <table:table-cell table:formula="of:= &quot;X&quot;&amp; [.C1255]" office:value-type="string" office:string-value="X6562">
            <text:p>X6562</text:p>
          </table:table-cell>
          <table:table-cell table:formula="of:=[.E1254] - [.$J$5]" office:value-type="float" office:value="91.875">
            <text:p>91.875</text:p>
          </table:table-cell>
          <table:table-cell table:formula="of:=&quot;Y&quot; &amp; [.E1255]" office:value-type="string" office:string-value="Y91.875">
            <text:p>Y91.875</text:p>
          </table:table-cell>
          <table:table-cell table:number-columns-repeated="8"/>
          <table:table-cell table:style-name="ce8" table:formula="of:=[.B1256]" office:value-type="string" office:string-value="N1036">
            <text:p>N1036</text:p>
          </table:table-cell>
          <table:table-cell table:style-name="ce8" table:formula="of:=[.D1256]" office:value-type="string" office:string-value="X6558">
            <text:p>X6558</text:p>
          </table:table-cell>
          <table:table-cell table:style-name="ce8" table:formula="of:=[.F1256]" office:value-type="string" office:string-value="Y89">
            <text:p>Y89</text:p>
          </table:table-cell>
        </table:table-row>
        <table:table-row table:style-name="ro1">
          <table:table-cell table:formula="of:=[.A1255] -1" office:value-type="float" office:value="1036">
            <text:p>1036</text:p>
          </table:table-cell>
          <table:table-cell table:formula="of:=&quot;N&quot;&amp;[.A1256]" office:value-type="string" office:string-value="N1036">
            <text:p>N1036</text:p>
          </table:table-cell>
          <table:table-cell table:formula="of:=[.C1255] - [.$J$4]" office:value-type="float" office:value="6558">
            <text:p>6558</text:p>
          </table:table-cell>
          <table:table-cell table:formula="of:= &quot;X&quot;&amp; [.C1256]" office:value-type="string" office:string-value="X6558">
            <text:p>X6558</text:p>
          </table:table-cell>
          <table:table-cell table:formula="of:=[.E1255] - [.$J$5]" office:value-type="float" office:value="89">
            <text:p>89</text:p>
          </table:table-cell>
          <table:table-cell table:formula="of:=&quot;Y&quot; &amp; [.E1256]" office:value-type="string" office:string-value="Y89">
            <text:p>Y89</text:p>
          </table:table-cell>
          <table:table-cell table:number-columns-repeated="8"/>
          <table:table-cell table:style-name="ce8" table:formula="of:=[.B1257]" office:value-type="string" office:string-value="N1035">
            <text:p>N1035</text:p>
          </table:table-cell>
          <table:table-cell table:style-name="ce8" table:formula="of:=[.D1257]" office:value-type="string" office:string-value="X6554">
            <text:p>X6554</text:p>
          </table:table-cell>
          <table:table-cell table:style-name="ce8" table:formula="of:=[.F1257]" office:value-type="string" office:string-value="Y86.125">
            <text:p>Y86.125</text:p>
          </table:table-cell>
        </table:table-row>
        <table:table-row table:style-name="ro1">
          <table:table-cell table:formula="of:=[.A1256] -1" office:value-type="float" office:value="1035">
            <text:p>1035</text:p>
          </table:table-cell>
          <table:table-cell table:formula="of:=&quot;N&quot;&amp;[.A1257]" office:value-type="string" office:string-value="N1035">
            <text:p>N1035</text:p>
          </table:table-cell>
          <table:table-cell table:formula="of:=[.C1256] - [.$J$4]" office:value-type="float" office:value="6554">
            <text:p>6554</text:p>
          </table:table-cell>
          <table:table-cell table:formula="of:= &quot;X&quot;&amp; [.C1257]" office:value-type="string" office:string-value="X6554">
            <text:p>X6554</text:p>
          </table:table-cell>
          <table:table-cell table:formula="of:=[.E1256] - [.$J$5]" office:value-type="float" office:value="86.125">
            <text:p>86.125</text:p>
          </table:table-cell>
          <table:table-cell table:formula="of:=&quot;Y&quot; &amp; [.E1257]" office:value-type="string" office:string-value="Y86.125">
            <text:p>Y86.125</text:p>
          </table:table-cell>
          <table:table-cell table:number-columns-repeated="8"/>
          <table:table-cell table:style-name="ce8" table:formula="of:=[.B1258]" office:value-type="string" office:string-value="N1034">
            <text:p>N1034</text:p>
          </table:table-cell>
          <table:table-cell table:style-name="ce8" table:formula="of:=[.D1258]" office:value-type="string" office:string-value="X6550">
            <text:p>X6550</text:p>
          </table:table-cell>
          <table:table-cell table:style-name="ce8" table:formula="of:=[.F1258]" office:value-type="string" office:string-value="Y83.25">
            <text:p>Y83.25</text:p>
          </table:table-cell>
        </table:table-row>
        <table:table-row table:style-name="ro1">
          <table:table-cell table:formula="of:=[.A1257] -1" office:value-type="float" office:value="1034">
            <text:p>1034</text:p>
          </table:table-cell>
          <table:table-cell table:formula="of:=&quot;N&quot;&amp;[.A1258]" office:value-type="string" office:string-value="N1034">
            <text:p>N1034</text:p>
          </table:table-cell>
          <table:table-cell table:formula="of:=[.C1257] - [.$J$4]" office:value-type="float" office:value="6550">
            <text:p>6550</text:p>
          </table:table-cell>
          <table:table-cell table:formula="of:= &quot;X&quot;&amp; [.C1258]" office:value-type="string" office:string-value="X6550">
            <text:p>X6550</text:p>
          </table:table-cell>
          <table:table-cell table:formula="of:=[.E1257] - [.$J$5]" office:value-type="float" office:value="83.25">
            <text:p>83.25</text:p>
          </table:table-cell>
          <table:table-cell table:formula="of:=&quot;Y&quot; &amp; [.E1258]" office:value-type="string" office:string-value="Y83.25">
            <text:p>Y83.25</text:p>
          </table:table-cell>
          <table:table-cell table:number-columns-repeated="8"/>
          <table:table-cell table:style-name="ce8" table:formula="of:=[.B1259]" office:value-type="string" office:string-value="N1033">
            <text:p>N1033</text:p>
          </table:table-cell>
          <table:table-cell table:style-name="ce8" table:formula="of:=[.D1259]" office:value-type="string" office:string-value="X6546">
            <text:p>X6546</text:p>
          </table:table-cell>
          <table:table-cell table:style-name="ce8" table:formula="of:=[.F1259]" office:value-type="string" office:string-value="Y80.375">
            <text:p>Y80.375</text:p>
          </table:table-cell>
        </table:table-row>
        <table:table-row table:style-name="ro1">
          <table:table-cell table:formula="of:=[.A1258] -1" office:value-type="float" office:value="1033">
            <text:p>1033</text:p>
          </table:table-cell>
          <table:table-cell table:formula="of:=&quot;N&quot;&amp;[.A1259]" office:value-type="string" office:string-value="N1033">
            <text:p>N1033</text:p>
          </table:table-cell>
          <table:table-cell table:formula="of:=[.C1258] - [.$J$4]" office:value-type="float" office:value="6546">
            <text:p>6546</text:p>
          </table:table-cell>
          <table:table-cell table:formula="of:= &quot;X&quot;&amp; [.C1259]" office:value-type="string" office:string-value="X6546">
            <text:p>X6546</text:p>
          </table:table-cell>
          <table:table-cell table:formula="of:=[.E1258] - [.$J$5]" office:value-type="float" office:value="80.375">
            <text:p>80.375</text:p>
          </table:table-cell>
          <table:table-cell table:formula="of:=&quot;Y&quot; &amp; [.E1259]" office:value-type="string" office:string-value="Y80.375">
            <text:p>Y80.375</text:p>
          </table:table-cell>
          <table:table-cell table:number-columns-repeated="8"/>
          <table:table-cell table:style-name="ce8" table:formula="of:=[.B1260]" office:value-type="string" office:string-value="N1032">
            <text:p>N1032</text:p>
          </table:table-cell>
          <table:table-cell table:style-name="ce8" table:formula="of:=[.D1260]" office:value-type="string" office:string-value="X6542">
            <text:p>X6542</text:p>
          </table:table-cell>
          <table:table-cell table:style-name="ce8" table:formula="of:=[.F1260]" office:value-type="string" office:string-value="Y77.5">
            <text:p>Y77.5</text:p>
          </table:table-cell>
        </table:table-row>
        <table:table-row table:style-name="ro1">
          <table:table-cell table:formula="of:=[.A1259] -1" office:value-type="float" office:value="1032">
            <text:p>1032</text:p>
          </table:table-cell>
          <table:table-cell table:formula="of:=&quot;N&quot;&amp;[.A1260]" office:value-type="string" office:string-value="N1032">
            <text:p>N1032</text:p>
          </table:table-cell>
          <table:table-cell table:formula="of:=[.C1259] - [.$J$4]" office:value-type="float" office:value="6542">
            <text:p>6542</text:p>
          </table:table-cell>
          <table:table-cell table:formula="of:= &quot;X&quot;&amp; [.C1260]" office:value-type="string" office:string-value="X6542">
            <text:p>X6542</text:p>
          </table:table-cell>
          <table:table-cell table:formula="of:=[.E1259] - [.$J$5]" office:value-type="float" office:value="77.5">
            <text:p>77.5</text:p>
          </table:table-cell>
          <table:table-cell table:formula="of:=&quot;Y&quot; &amp; [.E1260]" office:value-type="string" office:string-value="Y77.5">
            <text:p>Y77.5</text:p>
          </table:table-cell>
          <table:table-cell table:number-columns-repeated="8"/>
          <table:table-cell table:style-name="ce8" table:formula="of:=[.B1261]" office:value-type="string" office:string-value="N1031">
            <text:p>N1031</text:p>
          </table:table-cell>
          <table:table-cell table:style-name="ce8" table:formula="of:=[.D1261]" office:value-type="string" office:string-value="X6538">
            <text:p>X6538</text:p>
          </table:table-cell>
          <table:table-cell table:style-name="ce8" table:formula="of:=[.F1261]" office:value-type="string" office:string-value="Y74.625">
            <text:p>Y74.625</text:p>
          </table:table-cell>
        </table:table-row>
        <table:table-row table:style-name="ro1">
          <table:table-cell table:formula="of:=[.A1260] -1" office:value-type="float" office:value="1031">
            <text:p>1031</text:p>
          </table:table-cell>
          <table:table-cell table:formula="of:=&quot;N&quot;&amp;[.A1261]" office:value-type="string" office:string-value="N1031">
            <text:p>N1031</text:p>
          </table:table-cell>
          <table:table-cell table:formula="of:=[.C1260] - [.$J$4]" office:value-type="float" office:value="6538">
            <text:p>6538</text:p>
          </table:table-cell>
          <table:table-cell table:formula="of:= &quot;X&quot;&amp; [.C1261]" office:value-type="string" office:string-value="X6538">
            <text:p>X6538</text:p>
          </table:table-cell>
          <table:table-cell table:formula="of:=[.E1260] - [.$J$5]" office:value-type="float" office:value="74.625">
            <text:p>74.625</text:p>
          </table:table-cell>
          <table:table-cell table:formula="of:=&quot;Y&quot; &amp; [.E1261]" office:value-type="string" office:string-value="Y74.625">
            <text:p>Y74.625</text:p>
          </table:table-cell>
          <table:table-cell table:number-columns-repeated="8"/>
          <table:table-cell table:style-name="ce8" table:formula="of:=[.B1262]" office:value-type="string" office:string-value="N1030">
            <text:p>N1030</text:p>
          </table:table-cell>
          <table:table-cell table:style-name="ce8" table:formula="of:=[.D1262]" office:value-type="string" office:string-value="X6534">
            <text:p>X6534</text:p>
          </table:table-cell>
          <table:table-cell table:style-name="ce8" table:formula="of:=[.F1262]" office:value-type="string" office:string-value="Y71.75">
            <text:p>Y71.75</text:p>
          </table:table-cell>
        </table:table-row>
        <table:table-row table:style-name="ro1">
          <table:table-cell table:formula="of:=[.A1261] -1" office:value-type="float" office:value="1030">
            <text:p>1030</text:p>
          </table:table-cell>
          <table:table-cell table:formula="of:=&quot;N&quot;&amp;[.A1262]" office:value-type="string" office:string-value="N1030">
            <text:p>N1030</text:p>
          </table:table-cell>
          <table:table-cell table:formula="of:=[.C1261] - [.$J$4]" office:value-type="float" office:value="6534">
            <text:p>6534</text:p>
          </table:table-cell>
          <table:table-cell table:formula="of:= &quot;X&quot;&amp; [.C1262]" office:value-type="string" office:string-value="X6534">
            <text:p>X6534</text:p>
          </table:table-cell>
          <table:table-cell table:formula="of:=[.E1261] - [.$J$5]" office:value-type="float" office:value="71.75">
            <text:p>71.75</text:p>
          </table:table-cell>
          <table:table-cell table:formula="of:=&quot;Y&quot; &amp; [.E1262]" office:value-type="string" office:string-value="Y71.75">
            <text:p>Y71.75</text:p>
          </table:table-cell>
          <table:table-cell table:number-columns-repeated="8"/>
          <table:table-cell table:style-name="ce8" table:formula="of:=[.B1263]" office:value-type="string" office:string-value="N1029">
            <text:p>N1029</text:p>
          </table:table-cell>
          <table:table-cell table:style-name="ce8" table:formula="of:=[.D1263]" office:value-type="string" office:string-value="X6530">
            <text:p>X6530</text:p>
          </table:table-cell>
          <table:table-cell table:style-name="ce8" table:formula="of:=[.F1263]" office:value-type="string" office:string-value="Y68.875">
            <text:p>Y68.875</text:p>
          </table:table-cell>
        </table:table-row>
        <table:table-row table:style-name="ro1">
          <table:table-cell table:formula="of:=[.A1262] -1" office:value-type="float" office:value="1029">
            <text:p>1029</text:p>
          </table:table-cell>
          <table:table-cell table:formula="of:=&quot;N&quot;&amp;[.A1263]" office:value-type="string" office:string-value="N1029">
            <text:p>N1029</text:p>
          </table:table-cell>
          <table:table-cell table:formula="of:=[.C1262] - [.$J$4]" office:value-type="float" office:value="6530">
            <text:p>6530</text:p>
          </table:table-cell>
          <table:table-cell table:formula="of:= &quot;X&quot;&amp; [.C1263]" office:value-type="string" office:string-value="X6530">
            <text:p>X6530</text:p>
          </table:table-cell>
          <table:table-cell table:formula="of:=[.E1262] - [.$J$5]" office:value-type="float" office:value="68.875">
            <text:p>68.875</text:p>
          </table:table-cell>
          <table:table-cell table:formula="of:=&quot;Y&quot; &amp; [.E1263]" office:value-type="string" office:string-value="Y68.875">
            <text:p>Y68.875</text:p>
          </table:table-cell>
          <table:table-cell table:number-columns-repeated="8"/>
          <table:table-cell table:style-name="ce8" table:formula="of:=[.B1264]" office:value-type="string" office:string-value="N1028">
            <text:p>N1028</text:p>
          </table:table-cell>
          <table:table-cell table:style-name="ce8" table:formula="of:=[.D1264]" office:value-type="string" office:string-value="X6526">
            <text:p>X6526</text:p>
          </table:table-cell>
          <table:table-cell table:style-name="ce8" table:formula="of:=[.F1264]" office:value-type="string" office:string-value="Y66">
            <text:p>Y66</text:p>
          </table:table-cell>
        </table:table-row>
        <table:table-row table:style-name="ro1">
          <table:table-cell table:formula="of:=[.A1263] -1" office:value-type="float" office:value="1028">
            <text:p>1028</text:p>
          </table:table-cell>
          <table:table-cell table:formula="of:=&quot;N&quot;&amp;[.A1264]" office:value-type="string" office:string-value="N1028">
            <text:p>N1028</text:p>
          </table:table-cell>
          <table:table-cell table:formula="of:=[.C1263] - [.$J$4]" office:value-type="float" office:value="6526">
            <text:p>6526</text:p>
          </table:table-cell>
          <table:table-cell table:formula="of:= &quot;X&quot;&amp; [.C1264]" office:value-type="string" office:string-value="X6526">
            <text:p>X6526</text:p>
          </table:table-cell>
          <table:table-cell table:formula="of:=[.E1263] - [.$J$5]" office:value-type="float" office:value="66">
            <text:p>66</text:p>
          </table:table-cell>
          <table:table-cell table:formula="of:=&quot;Y&quot; &amp; [.E1264]" office:value-type="string" office:string-value="Y66">
            <text:p>Y66</text:p>
          </table:table-cell>
          <table:table-cell table:number-columns-repeated="8"/>
          <table:table-cell table:style-name="ce8" table:formula="of:=[.B1265]" office:value-type="string" office:string-value="N1027">
            <text:p>N1027</text:p>
          </table:table-cell>
          <table:table-cell table:style-name="ce8" table:formula="of:=[.D1265]" office:value-type="string" office:string-value="X6522">
            <text:p>X6522</text:p>
          </table:table-cell>
          <table:table-cell table:style-name="ce8" table:formula="of:=[.F1265]" office:value-type="string" office:string-value="Y63.125">
            <text:p>Y63.125</text:p>
          </table:table-cell>
        </table:table-row>
        <table:table-row table:style-name="ro1">
          <table:table-cell table:formula="of:=[.A1264] -1" office:value-type="float" office:value="1027">
            <text:p>1027</text:p>
          </table:table-cell>
          <table:table-cell table:formula="of:=&quot;N&quot;&amp;[.A1265]" office:value-type="string" office:string-value="N1027">
            <text:p>N1027</text:p>
          </table:table-cell>
          <table:table-cell table:formula="of:=[.C1264] - [.$J$4]" office:value-type="float" office:value="6522">
            <text:p>6522</text:p>
          </table:table-cell>
          <table:table-cell table:formula="of:= &quot;X&quot;&amp; [.C1265]" office:value-type="string" office:string-value="X6522">
            <text:p>X6522</text:p>
          </table:table-cell>
          <table:table-cell table:formula="of:=[.E1264] - [.$J$5]" office:value-type="float" office:value="63.125">
            <text:p>63.125</text:p>
          </table:table-cell>
          <table:table-cell table:formula="of:=&quot;Y&quot; &amp; [.E1265]" office:value-type="string" office:string-value="Y63.125">
            <text:p>Y63.125</text:p>
          </table:table-cell>
          <table:table-cell table:number-columns-repeated="8"/>
          <table:table-cell table:style-name="ce8" table:formula="of:=[.B1266]" office:value-type="string" office:string-value="N1026">
            <text:p>N1026</text:p>
          </table:table-cell>
          <table:table-cell table:style-name="ce8" table:formula="of:=[.D1266]" office:value-type="string" office:string-value="X6518">
            <text:p>X6518</text:p>
          </table:table-cell>
          <table:table-cell table:style-name="ce8" table:formula="of:=[.F1266]" office:value-type="string" office:string-value="Y60.25">
            <text:p>Y60.25</text:p>
          </table:table-cell>
        </table:table-row>
        <table:table-row table:style-name="ro1">
          <table:table-cell table:formula="of:=[.A1265] -1" office:value-type="float" office:value="1026">
            <text:p>1026</text:p>
          </table:table-cell>
          <table:table-cell table:formula="of:=&quot;N&quot;&amp;[.A1266]" office:value-type="string" office:string-value="N1026">
            <text:p>N1026</text:p>
          </table:table-cell>
          <table:table-cell table:formula="of:=[.C1265] - [.$J$4]" office:value-type="float" office:value="6518">
            <text:p>6518</text:p>
          </table:table-cell>
          <table:table-cell table:formula="of:= &quot;X&quot;&amp; [.C1266]" office:value-type="string" office:string-value="X6518">
            <text:p>X6518</text:p>
          </table:table-cell>
          <table:table-cell table:formula="of:=[.E1265] - [.$J$5]" office:value-type="float" office:value="60.25">
            <text:p>60.25</text:p>
          </table:table-cell>
          <table:table-cell table:formula="of:=&quot;Y&quot; &amp; [.E1266]" office:value-type="string" office:string-value="Y60.25">
            <text:p>Y60.25</text:p>
          </table:table-cell>
          <table:table-cell table:number-columns-repeated="8"/>
          <table:table-cell table:style-name="ce8" table:formula="of:=[.B1267]" office:value-type="string" office:string-value="N1025">
            <text:p>N1025</text:p>
          </table:table-cell>
          <table:table-cell table:style-name="ce8" table:formula="of:=[.D1267]" office:value-type="string" office:string-value="X6514">
            <text:p>X6514</text:p>
          </table:table-cell>
          <table:table-cell table:style-name="ce8" table:formula="of:=[.F1267]" office:value-type="string" office:string-value="Y57.375">
            <text:p>Y57.375</text:p>
          </table:table-cell>
        </table:table-row>
        <table:table-row table:style-name="ro1">
          <table:table-cell table:formula="of:=[.A1266] -1" office:value-type="float" office:value="1025">
            <text:p>1025</text:p>
          </table:table-cell>
          <table:table-cell table:formula="of:=&quot;N&quot;&amp;[.A1267]" office:value-type="string" office:string-value="N1025">
            <text:p>N1025</text:p>
          </table:table-cell>
          <table:table-cell table:formula="of:=[.C1266] - [.$J$4]" office:value-type="float" office:value="6514">
            <text:p>6514</text:p>
          </table:table-cell>
          <table:table-cell table:formula="of:= &quot;X&quot;&amp; [.C1267]" office:value-type="string" office:string-value="X6514">
            <text:p>X6514</text:p>
          </table:table-cell>
          <table:table-cell table:formula="of:=[.E1266] - [.$J$5]" office:value-type="float" office:value="57.375">
            <text:p>57.375</text:p>
          </table:table-cell>
          <table:table-cell table:formula="of:=&quot;Y&quot; &amp; [.E1267]" office:value-type="string" office:string-value="Y57.375">
            <text:p>Y57.375</text:p>
          </table:table-cell>
          <table:table-cell table:number-columns-repeated="8"/>
          <table:table-cell table:style-name="ce8" table:formula="of:=[.B1268]" office:value-type="string" office:string-value="N1024">
            <text:p>N1024</text:p>
          </table:table-cell>
          <table:table-cell table:style-name="ce8" table:formula="of:=[.D1268]" office:value-type="string" office:string-value="X6510">
            <text:p>X6510</text:p>
          </table:table-cell>
          <table:table-cell table:style-name="ce8" table:formula="of:=[.F1268]" office:value-type="string" office:string-value="Y54.5">
            <text:p>Y54.5</text:p>
          </table:table-cell>
        </table:table-row>
        <table:table-row table:style-name="ro1">
          <table:table-cell table:formula="of:=[.A1267] -1" office:value-type="float" office:value="1024">
            <text:p>1024</text:p>
          </table:table-cell>
          <table:table-cell table:formula="of:=&quot;N&quot;&amp;[.A1268]" office:value-type="string" office:string-value="N1024">
            <text:p>N1024</text:p>
          </table:table-cell>
          <table:table-cell table:formula="of:=[.C1267] - [.$J$4]" office:value-type="float" office:value="6510">
            <text:p>6510</text:p>
          </table:table-cell>
          <table:table-cell table:formula="of:= &quot;X&quot;&amp; [.C1268]" office:value-type="string" office:string-value="X6510">
            <text:p>X6510</text:p>
          </table:table-cell>
          <table:table-cell table:formula="of:=[.E1267] - [.$J$5]" office:value-type="float" office:value="54.5">
            <text:p>54.5</text:p>
          </table:table-cell>
          <table:table-cell table:formula="of:=&quot;Y&quot; &amp; [.E1268]" office:value-type="string" office:string-value="Y54.5">
            <text:p>Y54.5</text:p>
          </table:table-cell>
          <table:table-cell table:number-columns-repeated="8"/>
          <table:table-cell table:style-name="ce8" table:formula="of:=[.B1269]" office:value-type="string" office:string-value="N1023">
            <text:p>N1023</text:p>
          </table:table-cell>
          <table:table-cell table:style-name="ce8" table:formula="of:=[.D1269]" office:value-type="string" office:string-value="X6506">
            <text:p>X6506</text:p>
          </table:table-cell>
          <table:table-cell table:style-name="ce8" table:formula="of:=[.F1269]" office:value-type="string" office:string-value="Y51.625">
            <text:p>Y51.625</text:p>
          </table:table-cell>
        </table:table-row>
        <table:table-row table:style-name="ro1">
          <table:table-cell table:formula="of:=[.A1268] -1" office:value-type="float" office:value="1023">
            <text:p>1023</text:p>
          </table:table-cell>
          <table:table-cell table:formula="of:=&quot;N&quot;&amp;[.A1269]" office:value-type="string" office:string-value="N1023">
            <text:p>N1023</text:p>
          </table:table-cell>
          <table:table-cell table:formula="of:=[.C1268] - [.$J$4]" office:value-type="float" office:value="6506">
            <text:p>6506</text:p>
          </table:table-cell>
          <table:table-cell table:formula="of:= &quot;X&quot;&amp; [.C1269]" office:value-type="string" office:string-value="X6506">
            <text:p>X6506</text:p>
          </table:table-cell>
          <table:table-cell table:formula="of:=[.E1268] - [.$J$5]" office:value-type="float" office:value="51.625">
            <text:p>51.625</text:p>
          </table:table-cell>
          <table:table-cell table:formula="of:=&quot;Y&quot; &amp; [.E1269]" office:value-type="string" office:string-value="Y51.625">
            <text:p>Y51.625</text:p>
          </table:table-cell>
          <table:table-cell table:number-columns-repeated="8"/>
          <table:table-cell table:style-name="ce8" table:formula="of:=[.B1270]" office:value-type="string" office:string-value="N1022">
            <text:p>N1022</text:p>
          </table:table-cell>
          <table:table-cell table:style-name="ce8" table:formula="of:=[.D1270]" office:value-type="string" office:string-value="X6502">
            <text:p>X6502</text:p>
          </table:table-cell>
          <table:table-cell table:style-name="ce8" table:formula="of:=[.F1270]" office:value-type="string" office:string-value="Y48.75">
            <text:p>Y48.75</text:p>
          </table:table-cell>
        </table:table-row>
        <table:table-row table:style-name="ro1">
          <table:table-cell table:formula="of:=[.A1269] -1" office:value-type="float" office:value="1022">
            <text:p>1022</text:p>
          </table:table-cell>
          <table:table-cell table:formula="of:=&quot;N&quot;&amp;[.A1270]" office:value-type="string" office:string-value="N1022">
            <text:p>N1022</text:p>
          </table:table-cell>
          <table:table-cell table:formula="of:=[.C1269] - [.$J$4]" office:value-type="float" office:value="6502">
            <text:p>6502</text:p>
          </table:table-cell>
          <table:table-cell table:formula="of:= &quot;X&quot;&amp; [.C1270]" office:value-type="string" office:string-value="X6502">
            <text:p>X6502</text:p>
          </table:table-cell>
          <table:table-cell table:formula="of:=[.E1269] - [.$J$5]" office:value-type="float" office:value="48.75">
            <text:p>48.75</text:p>
          </table:table-cell>
          <table:table-cell table:formula="of:=&quot;Y&quot; &amp; [.E1270]" office:value-type="string" office:string-value="Y48.75">
            <text:p>Y48.75</text:p>
          </table:table-cell>
          <table:table-cell table:number-columns-repeated="8"/>
          <table:table-cell table:style-name="ce8" table:formula="of:=[.B1271]" office:value-type="string" office:string-value="N1021">
            <text:p>N1021</text:p>
          </table:table-cell>
          <table:table-cell table:style-name="ce8" table:formula="of:=[.D1271]" office:value-type="string" office:string-value="X6498">
            <text:p>X6498</text:p>
          </table:table-cell>
          <table:table-cell table:style-name="ce8" table:formula="of:=[.F1271]" office:value-type="string" office:string-value="Y45.875">
            <text:p>Y45.875</text:p>
          </table:table-cell>
        </table:table-row>
        <table:table-row table:style-name="ro1">
          <table:table-cell table:formula="of:=[.A1270] -1" office:value-type="float" office:value="1021">
            <text:p>1021</text:p>
          </table:table-cell>
          <table:table-cell table:formula="of:=&quot;N&quot;&amp;[.A1271]" office:value-type="string" office:string-value="N1021">
            <text:p>N1021</text:p>
          </table:table-cell>
          <table:table-cell table:formula="of:=[.C1270] - [.$J$4]" office:value-type="float" office:value="6498">
            <text:p>6498</text:p>
          </table:table-cell>
          <table:table-cell table:formula="of:= &quot;X&quot;&amp; [.C1271]" office:value-type="string" office:string-value="X6498">
            <text:p>X6498</text:p>
          </table:table-cell>
          <table:table-cell table:formula="of:=[.E1270] - [.$J$5]" office:value-type="float" office:value="45.875">
            <text:p>45.875</text:p>
          </table:table-cell>
          <table:table-cell table:formula="of:=&quot;Y&quot; &amp; [.E1271]" office:value-type="string" office:string-value="Y45.875">
            <text:p>Y45.875</text:p>
          </table:table-cell>
          <table:table-cell table:number-columns-repeated="8"/>
          <table:table-cell table:style-name="ce8" table:formula="of:=[.B1272]" office:value-type="string" office:string-value="N1020">
            <text:p>N1020</text:p>
          </table:table-cell>
          <table:table-cell table:style-name="ce8" table:formula="of:=[.D1272]" office:value-type="string" office:string-value="X6494">
            <text:p>X6494</text:p>
          </table:table-cell>
          <table:table-cell table:style-name="ce8" table:formula="of:=[.F1272]" office:value-type="string" office:string-value="Y43">
            <text:p>Y43</text:p>
          </table:table-cell>
        </table:table-row>
        <table:table-row table:style-name="ro1">
          <table:table-cell table:formula="of:=[.A1271] -1" office:value-type="float" office:value="1020">
            <text:p>1020</text:p>
          </table:table-cell>
          <table:table-cell table:formula="of:=&quot;N&quot;&amp;[.A1272]" office:value-type="string" office:string-value="N1020">
            <text:p>N1020</text:p>
          </table:table-cell>
          <table:table-cell table:formula="of:=[.C1271] - [.$J$4]" office:value-type="float" office:value="6494">
            <text:p>6494</text:p>
          </table:table-cell>
          <table:table-cell table:formula="of:= &quot;X&quot;&amp; [.C1272]" office:value-type="string" office:string-value="X6494">
            <text:p>X6494</text:p>
          </table:table-cell>
          <table:table-cell table:formula="of:=[.E1271] - [.$J$5]" office:value-type="float" office:value="43">
            <text:p>43</text:p>
          </table:table-cell>
          <table:table-cell table:formula="of:=&quot;Y&quot; &amp; [.E1272]" office:value-type="string" office:string-value="Y43">
            <text:p>Y43</text:p>
          </table:table-cell>
          <table:table-cell table:number-columns-repeated="8"/>
          <table:table-cell table:style-name="ce8" table:formula="of:=[.B1273]" office:value-type="string" office:string-value="N1019">
            <text:p>N1019</text:p>
          </table:table-cell>
          <table:table-cell table:style-name="ce8" table:formula="of:=[.D1273]" office:value-type="string" office:string-value="X6490">
            <text:p>X6490</text:p>
          </table:table-cell>
          <table:table-cell table:style-name="ce8" table:formula="of:=[.F1273]" office:value-type="string" office:string-value="Y40.125">
            <text:p>Y40.125</text:p>
          </table:table-cell>
        </table:table-row>
        <table:table-row table:style-name="ro1">
          <table:table-cell table:formula="of:=[.A1272] -1" office:value-type="float" office:value="1019">
            <text:p>1019</text:p>
          </table:table-cell>
          <table:table-cell table:formula="of:=&quot;N&quot;&amp;[.A1273]" office:value-type="string" office:string-value="N1019">
            <text:p>N1019</text:p>
          </table:table-cell>
          <table:table-cell table:formula="of:=[.C1272] - [.$J$4]" office:value-type="float" office:value="6490">
            <text:p>6490</text:p>
          </table:table-cell>
          <table:table-cell table:formula="of:= &quot;X&quot;&amp; [.C1273]" office:value-type="string" office:string-value="X6490">
            <text:p>X6490</text:p>
          </table:table-cell>
          <table:table-cell table:formula="of:=[.E1272] - [.$J$5]" office:value-type="float" office:value="40.125">
            <text:p>40.125</text:p>
          </table:table-cell>
          <table:table-cell table:formula="of:=&quot;Y&quot; &amp; [.E1273]" office:value-type="string" office:string-value="Y40.125">
            <text:p>Y40.125</text:p>
          </table:table-cell>
          <table:table-cell table:number-columns-repeated="8"/>
          <table:table-cell table:style-name="ce8" table:formula="of:=[.B1274]" office:value-type="string" office:string-value="N1018">
            <text:p>N1018</text:p>
          </table:table-cell>
          <table:table-cell table:style-name="ce8" table:formula="of:=[.D1274]" office:value-type="string" office:string-value="X6486">
            <text:p>X6486</text:p>
          </table:table-cell>
          <table:table-cell table:style-name="ce8" table:formula="of:=[.F1274]" office:value-type="string" office:string-value="Y37.25">
            <text:p>Y37.25</text:p>
          </table:table-cell>
        </table:table-row>
        <table:table-row table:style-name="ro1">
          <table:table-cell table:formula="of:=[.A1273] -1" office:value-type="float" office:value="1018">
            <text:p>1018</text:p>
          </table:table-cell>
          <table:table-cell table:formula="of:=&quot;N&quot;&amp;[.A1274]" office:value-type="string" office:string-value="N1018">
            <text:p>N1018</text:p>
          </table:table-cell>
          <table:table-cell table:formula="of:=[.C1273] - [.$J$4]" office:value-type="float" office:value="6486">
            <text:p>6486</text:p>
          </table:table-cell>
          <table:table-cell table:formula="of:= &quot;X&quot;&amp; [.C1274]" office:value-type="string" office:string-value="X6486">
            <text:p>X6486</text:p>
          </table:table-cell>
          <table:table-cell table:formula="of:=[.E1273] - [.$J$5]" office:value-type="float" office:value="37.25">
            <text:p>37.25</text:p>
          </table:table-cell>
          <table:table-cell table:formula="of:=&quot;Y&quot; &amp; [.E1274]" office:value-type="string" office:string-value="Y37.25">
            <text:p>Y37.25</text:p>
          </table:table-cell>
          <table:table-cell table:number-columns-repeated="8"/>
          <table:table-cell table:style-name="ce8" table:formula="of:=[.B1275]" office:value-type="string" office:string-value="N1017">
            <text:p>N1017</text:p>
          </table:table-cell>
          <table:table-cell table:style-name="ce8" table:formula="of:=[.D1275]" office:value-type="string" office:string-value="X6482">
            <text:p>X6482</text:p>
          </table:table-cell>
          <table:table-cell table:style-name="ce8" table:formula="of:=[.F1275]" office:value-type="string" office:string-value="Y34.375">
            <text:p>Y34.375</text:p>
          </table:table-cell>
        </table:table-row>
        <table:table-row table:style-name="ro1">
          <table:table-cell table:formula="of:=[.A1274] -1" office:value-type="float" office:value="1017">
            <text:p>1017</text:p>
          </table:table-cell>
          <table:table-cell table:formula="of:=&quot;N&quot;&amp;[.A1275]" office:value-type="string" office:string-value="N1017">
            <text:p>N1017</text:p>
          </table:table-cell>
          <table:table-cell table:formula="of:=[.C1274] - [.$J$4]" office:value-type="float" office:value="6482">
            <text:p>6482</text:p>
          </table:table-cell>
          <table:table-cell table:formula="of:= &quot;X&quot;&amp; [.C1275]" office:value-type="string" office:string-value="X6482">
            <text:p>X6482</text:p>
          </table:table-cell>
          <table:table-cell table:formula="of:=[.E1274] - [.$J$5]" office:value-type="float" office:value="34.375">
            <text:p>34.375</text:p>
          </table:table-cell>
          <table:table-cell table:formula="of:=&quot;Y&quot; &amp; [.E1275]" office:value-type="string" office:string-value="Y34.375">
            <text:p>Y34.375</text:p>
          </table:table-cell>
          <table:table-cell table:number-columns-repeated="8"/>
          <table:table-cell table:style-name="ce8" table:formula="of:=[.B1276]" office:value-type="string" office:string-value="N1016">
            <text:p>N1016</text:p>
          </table:table-cell>
          <table:table-cell table:style-name="ce8" table:formula="of:=[.D1276]" office:value-type="string" office:string-value="X6478">
            <text:p>X6478</text:p>
          </table:table-cell>
          <table:table-cell table:style-name="ce8" table:formula="of:=[.F1276]" office:value-type="string" office:string-value="Y31.5">
            <text:p>Y31.5</text:p>
          </table:table-cell>
        </table:table-row>
        <table:table-row table:style-name="ro1">
          <table:table-cell table:formula="of:=[.A1275] -1" office:value-type="float" office:value="1016">
            <text:p>1016</text:p>
          </table:table-cell>
          <table:table-cell table:formula="of:=&quot;N&quot;&amp;[.A1276]" office:value-type="string" office:string-value="N1016">
            <text:p>N1016</text:p>
          </table:table-cell>
          <table:table-cell table:formula="of:=[.C1275] - [.$J$4]" office:value-type="float" office:value="6478">
            <text:p>6478</text:p>
          </table:table-cell>
          <table:table-cell table:formula="of:= &quot;X&quot;&amp; [.C1276]" office:value-type="string" office:string-value="X6478">
            <text:p>X6478</text:p>
          </table:table-cell>
          <table:table-cell table:formula="of:=[.E1275] - [.$J$5]" office:value-type="float" office:value="31.5">
            <text:p>31.5</text:p>
          </table:table-cell>
          <table:table-cell table:formula="of:=&quot;Y&quot; &amp; [.E1276]" office:value-type="string" office:string-value="Y31.5">
            <text:p>Y31.5</text:p>
          </table:table-cell>
          <table:table-cell table:number-columns-repeated="8"/>
          <table:table-cell table:style-name="ce8" table:formula="of:=[.B1277]" office:value-type="string" office:string-value="N1015">
            <text:p>N1015</text:p>
          </table:table-cell>
          <table:table-cell table:style-name="ce8" table:formula="of:=[.D1277]" office:value-type="string" office:string-value="X6474">
            <text:p>X6474</text:p>
          </table:table-cell>
          <table:table-cell table:style-name="ce8" table:formula="of:=[.F1277]" office:value-type="string" office:string-value="Y28.625">
            <text:p>Y28.625</text:p>
          </table:table-cell>
        </table:table-row>
        <table:table-row table:style-name="ro1">
          <table:table-cell table:formula="of:=[.A1276] -1" office:value-type="float" office:value="1015">
            <text:p>1015</text:p>
          </table:table-cell>
          <table:table-cell table:formula="of:=&quot;N&quot;&amp;[.A1277]" office:value-type="string" office:string-value="N1015">
            <text:p>N1015</text:p>
          </table:table-cell>
          <table:table-cell table:formula="of:=[.C1276] - [.$J$4]" office:value-type="float" office:value="6474">
            <text:p>6474</text:p>
          </table:table-cell>
          <table:table-cell table:formula="of:= &quot;X&quot;&amp; [.C1277]" office:value-type="string" office:string-value="X6474">
            <text:p>X6474</text:p>
          </table:table-cell>
          <table:table-cell table:formula="of:=[.E1276] - [.$J$5]" office:value-type="float" office:value="28.625">
            <text:p>28.625</text:p>
          </table:table-cell>
          <table:table-cell table:formula="of:=&quot;Y&quot; &amp; [.E1277]" office:value-type="string" office:string-value="Y28.625">
            <text:p>Y28.625</text:p>
          </table:table-cell>
          <table:table-cell table:number-columns-repeated="8"/>
          <table:table-cell table:style-name="ce8" table:formula="of:=[.B1278]" office:value-type="string" office:string-value="N1014">
            <text:p>N1014</text:p>
          </table:table-cell>
          <table:table-cell table:style-name="ce8" table:formula="of:=[.D1278]" office:value-type="string" office:string-value="X6470">
            <text:p>X6470</text:p>
          </table:table-cell>
          <table:table-cell table:style-name="ce8" table:formula="of:=[.F1278]" office:value-type="string" office:string-value="Y25.75">
            <text:p>Y25.75</text:p>
          </table:table-cell>
        </table:table-row>
        <table:table-row table:style-name="ro1">
          <table:table-cell table:formula="of:=[.A1277] -1" office:value-type="float" office:value="1014">
            <text:p>1014</text:p>
          </table:table-cell>
          <table:table-cell table:formula="of:=&quot;N&quot;&amp;[.A1278]" office:value-type="string" office:string-value="N1014">
            <text:p>N1014</text:p>
          </table:table-cell>
          <table:table-cell table:formula="of:=[.C1277] - [.$J$4]" office:value-type="float" office:value="6470">
            <text:p>6470</text:p>
          </table:table-cell>
          <table:table-cell table:formula="of:= &quot;X&quot;&amp; [.C1278]" office:value-type="string" office:string-value="X6470">
            <text:p>X6470</text:p>
          </table:table-cell>
          <table:table-cell table:formula="of:=[.E1277] - [.$J$5]" office:value-type="float" office:value="25.75">
            <text:p>25.75</text:p>
          </table:table-cell>
          <table:table-cell table:formula="of:=&quot;Y&quot; &amp; [.E1278]" office:value-type="string" office:string-value="Y25.75">
            <text:p>Y25.75</text:p>
          </table:table-cell>
          <table:table-cell table:number-columns-repeated="8"/>
          <table:table-cell table:style-name="ce8" table:formula="of:=[.B1279]" office:value-type="string" office:string-value="N1013">
            <text:p>N1013</text:p>
          </table:table-cell>
          <table:table-cell table:style-name="ce8" table:formula="of:=[.D1279]" office:value-type="string" office:string-value="X6466">
            <text:p>X6466</text:p>
          </table:table-cell>
          <table:table-cell table:style-name="ce8" table:formula="of:=[.F1279]" office:value-type="string" office:string-value="Y22.875">
            <text:p>Y22.875</text:p>
          </table:table-cell>
        </table:table-row>
        <table:table-row table:style-name="ro1">
          <table:table-cell table:formula="of:=[.A1278] -1" office:value-type="float" office:value="1013">
            <text:p>1013</text:p>
          </table:table-cell>
          <table:table-cell table:formula="of:=&quot;N&quot;&amp;[.A1279]" office:value-type="string" office:string-value="N1013">
            <text:p>N1013</text:p>
          </table:table-cell>
          <table:table-cell table:formula="of:=[.C1278] - [.$J$4]" office:value-type="float" office:value="6466">
            <text:p>6466</text:p>
          </table:table-cell>
          <table:table-cell table:formula="of:= &quot;X&quot;&amp; [.C1279]" office:value-type="string" office:string-value="X6466">
            <text:p>X6466</text:p>
          </table:table-cell>
          <table:table-cell table:formula="of:=[.E1278] - [.$J$5]" office:value-type="float" office:value="22.875">
            <text:p>22.875</text:p>
          </table:table-cell>
          <table:table-cell table:formula="of:=&quot;Y&quot; &amp; [.E1279]" office:value-type="string" office:string-value="Y22.875">
            <text:p>Y22.875</text:p>
          </table:table-cell>
          <table:table-cell table:number-columns-repeated="8"/>
          <table:table-cell table:style-name="ce8" table:formula="of:=[.B1280]" office:value-type="string" office:string-value="N1012">
            <text:p>N1012</text:p>
          </table:table-cell>
          <table:table-cell table:style-name="ce8" table:formula="of:=[.D1280]" office:value-type="string" office:string-value="X6462">
            <text:p>X6462</text:p>
          </table:table-cell>
          <table:table-cell table:style-name="ce8" table:formula="of:=[.F1280]" office:value-type="string" office:string-value="Y20">
            <text:p>Y20</text:p>
          </table:table-cell>
        </table:table-row>
        <table:table-row table:style-name="ro1">
          <table:table-cell table:formula="of:=[.A1279] -1" office:value-type="float" office:value="1012">
            <text:p>1012</text:p>
          </table:table-cell>
          <table:table-cell table:formula="of:=&quot;N&quot;&amp;[.A1280]" office:value-type="string" office:string-value="N1012">
            <text:p>N1012</text:p>
          </table:table-cell>
          <table:table-cell table:formula="of:=[.C1279] - [.$J$4]" office:value-type="float" office:value="6462">
            <text:p>6462</text:p>
          </table:table-cell>
          <table:table-cell table:formula="of:= &quot;X&quot;&amp; [.C1280]" office:value-type="string" office:string-value="X6462">
            <text:p>X6462</text:p>
          </table:table-cell>
          <table:table-cell table:formula="of:=[.E1279] - [.$J$5]" office:value-type="float" office:value="20">
            <text:p>20</text:p>
          </table:table-cell>
          <table:table-cell table:formula="of:=&quot;Y&quot; &amp; [.E1280]" office:value-type="string" office:string-value="Y20">
            <text:p>Y20</text:p>
          </table:table-cell>
          <table:table-cell table:number-columns-repeated="8"/>
          <table:table-cell table:style-name="ce8" table:formula="of:=[.B1281]" office:value-type="string" office:string-value="N1011">
            <text:p>N1011</text:p>
          </table:table-cell>
          <table:table-cell table:style-name="ce8" table:formula="of:=[.D1281]" office:value-type="string" office:string-value="X6458">
            <text:p>X6458</text:p>
          </table:table-cell>
          <table:table-cell table:style-name="ce8" table:formula="of:=[.F1281]" office:value-type="string" office:string-value="Y17.125">
            <text:p>Y17.125</text:p>
          </table:table-cell>
        </table:table-row>
        <table:table-row table:style-name="ro1">
          <table:table-cell table:formula="of:=[.A1280] -1" office:value-type="float" office:value="1011">
            <text:p>1011</text:p>
          </table:table-cell>
          <table:table-cell table:formula="of:=&quot;N&quot;&amp;[.A1281]" office:value-type="string" office:string-value="N1011">
            <text:p>N1011</text:p>
          </table:table-cell>
          <table:table-cell table:formula="of:=[.C1280] - [.$J$4]" office:value-type="float" office:value="6458">
            <text:p>6458</text:p>
          </table:table-cell>
          <table:table-cell table:formula="of:= &quot;X&quot;&amp; [.C1281]" office:value-type="string" office:string-value="X6458">
            <text:p>X6458</text:p>
          </table:table-cell>
          <table:table-cell table:formula="of:=[.E1280] - [.$J$5]" office:value-type="float" office:value="17.125">
            <text:p>17.125</text:p>
          </table:table-cell>
          <table:table-cell table:formula="of:=&quot;Y&quot; &amp; [.E1281]" office:value-type="string" office:string-value="Y17.125">
            <text:p>Y17.125</text:p>
          </table:table-cell>
          <table:table-cell table:number-columns-repeated="8"/>
          <table:table-cell table:style-name="ce8" table:formula="of:=[.B1282]" office:value-type="string" office:string-value="N1010">
            <text:p>N1010</text:p>
          </table:table-cell>
          <table:table-cell table:style-name="ce8" table:formula="of:=[.D1282]" office:value-type="string" office:string-value="X6454">
            <text:p>X6454</text:p>
          </table:table-cell>
          <table:table-cell table:style-name="ce8" table:formula="of:=[.F1282]" office:value-type="string" office:string-value="Y14.25">
            <text:p>Y14.25</text:p>
          </table:table-cell>
        </table:table-row>
        <table:table-row table:style-name="ro1">
          <table:table-cell table:formula="of:=[.A1281] -1" office:value-type="float" office:value="1010">
            <text:p>1010</text:p>
          </table:table-cell>
          <table:table-cell table:formula="of:=&quot;N&quot;&amp;[.A1282]" office:value-type="string" office:string-value="N1010">
            <text:p>N1010</text:p>
          </table:table-cell>
          <table:table-cell table:formula="of:=[.C1281] - [.$J$4]" office:value-type="float" office:value="6454">
            <text:p>6454</text:p>
          </table:table-cell>
          <table:table-cell table:formula="of:= &quot;X&quot;&amp; [.C1282]" office:value-type="string" office:string-value="X6454">
            <text:p>X6454</text:p>
          </table:table-cell>
          <table:table-cell table:formula="of:=[.E1281] - [.$J$5]" office:value-type="float" office:value="14.25">
            <text:p>14.25</text:p>
          </table:table-cell>
          <table:table-cell table:formula="of:=&quot;Y&quot; &amp; [.E1282]" office:value-type="string" office:string-value="Y14.25">
            <text:p>Y14.25</text:p>
          </table:table-cell>
          <table:table-cell table:number-columns-repeated="8"/>
          <table:table-cell table:style-name="ce8" table:formula="of:=[.B1283]" office:value-type="string" office:string-value="N1009">
            <text:p>N1009</text:p>
          </table:table-cell>
          <table:table-cell table:style-name="ce8" table:formula="of:=[.D1283]" office:value-type="string" office:string-value="X6450">
            <text:p>X6450</text:p>
          </table:table-cell>
          <table:table-cell table:style-name="ce8" table:formula="of:=[.F1283]" office:value-type="string" office:string-value="Y11.375">
            <text:p>Y11.375</text:p>
          </table:table-cell>
        </table:table-row>
        <table:table-row table:style-name="ro1">
          <table:table-cell table:formula="of:=[.A1282] -1" office:value-type="float" office:value="1009">
            <text:p>1009</text:p>
          </table:table-cell>
          <table:table-cell table:formula="of:=&quot;N&quot;&amp;[.A1283]" office:value-type="string" office:string-value="N1009">
            <text:p>N1009</text:p>
          </table:table-cell>
          <table:table-cell table:formula="of:=[.C1282] - [.$J$4]" office:value-type="float" office:value="6450">
            <text:p>6450</text:p>
          </table:table-cell>
          <table:table-cell table:formula="of:= &quot;X&quot;&amp; [.C1283]" office:value-type="string" office:string-value="X6450">
            <text:p>X6450</text:p>
          </table:table-cell>
          <table:table-cell table:formula="of:=[.E1282] - [.$J$5]" office:value-type="float" office:value="11.375">
            <text:p>11.375</text:p>
          </table:table-cell>
          <table:table-cell table:formula="of:=&quot;Y&quot; &amp; [.E1283]" office:value-type="string" office:string-value="Y11.375">
            <text:p>Y11.375</text:p>
          </table:table-cell>
          <table:table-cell table:number-columns-repeated="8"/>
          <table:table-cell table:style-name="ce8" table:formula="of:=[.B1284]" office:value-type="string" office:string-value="N1008">
            <text:p>N1008</text:p>
          </table:table-cell>
          <table:table-cell table:style-name="ce8" table:formula="of:=[.D1284]" office:value-type="string" office:string-value="X6446">
            <text:p>X6446</text:p>
          </table:table-cell>
          <table:table-cell table:style-name="ce8" table:formula="of:=[.F1284]" office:value-type="string" office:string-value="Y8.5">
            <text:p>Y8.5</text:p>
          </table:table-cell>
        </table:table-row>
        <table:table-row table:style-name="ro1">
          <table:table-cell table:formula="of:=[.A1283] -1" office:value-type="float" office:value="1008">
            <text:p>1008</text:p>
          </table:table-cell>
          <table:table-cell table:formula="of:=&quot;N&quot;&amp;[.A1284]" office:value-type="string" office:string-value="N1008">
            <text:p>N1008</text:p>
          </table:table-cell>
          <table:table-cell table:formula="of:=[.C1283] - [.$J$4]" office:value-type="float" office:value="6446">
            <text:p>6446</text:p>
          </table:table-cell>
          <table:table-cell table:formula="of:= &quot;X&quot;&amp; [.C1284]" office:value-type="string" office:string-value="X6446">
            <text:p>X6446</text:p>
          </table:table-cell>
          <table:table-cell table:formula="of:=[.E1283] - [.$J$5]" office:value-type="float" office:value="8.5">
            <text:p>8.5</text:p>
          </table:table-cell>
          <table:table-cell table:formula="of:=&quot;Y&quot; &amp; [.E1284]" office:value-type="string" office:string-value="Y8.5">
            <text:p>Y8.5</text:p>
          </table:table-cell>
          <table:table-cell table:number-columns-repeated="8"/>
          <table:table-cell table:style-name="ce8" table:formula="of:=[.B1285]" office:value-type="string" office:string-value="N1007">
            <text:p>N1007</text:p>
          </table:table-cell>
          <table:table-cell table:style-name="ce8" table:formula="of:=[.D1285]" office:value-type="string" office:string-value="X6442">
            <text:p>X6442</text:p>
          </table:table-cell>
          <table:table-cell table:style-name="ce8" table:formula="of:=[.F1285]" office:value-type="string" office:string-value="Y5.625">
            <text:p>Y5.625</text:p>
          </table:table-cell>
        </table:table-row>
        <table:table-row table:style-name="ro1">
          <table:table-cell table:formula="of:=[.A1284] -1" office:value-type="float" office:value="1007">
            <text:p>1007</text:p>
          </table:table-cell>
          <table:table-cell table:formula="of:=&quot;N&quot;&amp;[.A1285]" office:value-type="string" office:string-value="N1007">
            <text:p>N1007</text:p>
          </table:table-cell>
          <table:table-cell table:formula="of:=[.C1284] - [.$J$4]" office:value-type="float" office:value="6442">
            <text:p>6442</text:p>
          </table:table-cell>
          <table:table-cell table:formula="of:= &quot;X&quot;&amp; [.C1285]" office:value-type="string" office:string-value="X6442">
            <text:p>X6442</text:p>
          </table:table-cell>
          <table:table-cell table:formula="of:=[.E1284] - [.$J$5]" office:value-type="float" office:value="5.625">
            <text:p>5.625</text:p>
          </table:table-cell>
          <table:table-cell table:formula="of:=&quot;Y&quot; &amp; [.E1285]" office:value-type="string" office:string-value="Y5.625">
            <text:p>Y5.625</text:p>
          </table:table-cell>
          <table:table-cell table:number-columns-repeated="8"/>
          <table:table-cell table:style-name="ce8" table:formula="of:=[.B1286]" office:value-type="string" office:string-value="N1006">
            <text:p>N1006</text:p>
          </table:table-cell>
          <table:table-cell table:style-name="ce8" table:formula="of:=[.D1286]" office:value-type="string" office:string-value="X6438">
            <text:p>X6438</text:p>
          </table:table-cell>
          <table:table-cell table:style-name="ce8" table:formula="of:=[.F1286]" office:value-type="string" office:string-value="Y2.75">
            <text:p>Y2.75</text:p>
          </table:table-cell>
        </table:table-row>
        <table:table-row table:style-name="ro1">
          <table:table-cell table:formula="of:=[.A1285] -1" office:value-type="float" office:value="1006">
            <text:p>1006</text:p>
          </table:table-cell>
          <table:table-cell table:formula="of:=&quot;N&quot;&amp;[.A1286]" office:value-type="string" office:string-value="N1006">
            <text:p>N1006</text:p>
          </table:table-cell>
          <table:table-cell table:formula="of:=[.C1285] - [.$J$4]" office:value-type="float" office:value="6438">
            <text:p>6438</text:p>
          </table:table-cell>
          <table:table-cell table:formula="of:= &quot;X&quot;&amp; [.C1286]" office:value-type="string" office:string-value="X6438">
            <text:p>X6438</text:p>
          </table:table-cell>
          <table:table-cell table:formula="of:=[.E1285] - [.$J$5]" office:value-type="float" office:value="2.75">
            <text:p>2.75</text:p>
          </table:table-cell>
          <table:table-cell table:formula="of:=&quot;Y&quot; &amp; [.E1286]" office:value-type="string" office:string-value="Y2.75">
            <text:p>Y2.75</text:p>
          </table:table-cell>
          <table:table-cell table:number-columns-repeated="8"/>
          <table:table-cell table:style-name="ce8" table:formula="of:=[.B1287]" office:value-type="string" office:string-value="N1005">
            <text:p>N1005</text:p>
          </table:table-cell>
          <table:table-cell table:style-name="ce8" table:formula="of:=[.D1287]" office:value-type="string" office:string-value="X6434">
            <text:p>X6434</text:p>
          </table:table-cell>
          <table:table-cell table:style-name="ce8" table:formula="of:=[.F1287]" office:value-type="string" office:string-value="Y-0.125">
            <text:p>Y-0.125</text:p>
          </table:table-cell>
        </table:table-row>
        <table:table-row table:style-name="ro1">
          <table:table-cell table:formula="of:=[.A1286] -1" office:value-type="float" office:value="1005">
            <text:p>1005</text:p>
          </table:table-cell>
          <table:table-cell table:formula="of:=&quot;N&quot;&amp;[.A1287]" office:value-type="string" office:string-value="N1005">
            <text:p>N1005</text:p>
          </table:table-cell>
          <table:table-cell table:formula="of:=[.C1286] - [.$J$4]" office:value-type="float" office:value="6434">
            <text:p>6434</text:p>
          </table:table-cell>
          <table:table-cell table:formula="of:= &quot;X&quot;&amp; [.C1287]" office:value-type="string" office:string-value="X6434">
            <text:p>X6434</text:p>
          </table:table-cell>
          <table:table-cell table:formula="of:=[.E1286] - [.$J$5]" office:value-type="float" office:value="-0.125">
            <text:p>-0.125</text:p>
          </table:table-cell>
          <table:table-cell table:formula="of:=&quot;Y&quot; &amp; [.E1287]" office:value-type="string" office:string-value="Y-0.125">
            <text:p>Y-0.125</text:p>
          </table:table-cell>
          <table:table-cell table:number-columns-repeated="8"/>
          <table:table-cell table:style-name="ce8" table:formula="of:=[.B1288]" office:value-type="string" office:string-value="N1004">
            <text:p>N1004</text:p>
          </table:table-cell>
          <table:table-cell table:style-name="ce8" table:formula="of:=[.D1288]" office:value-type="string" office:string-value="X6430">
            <text:p>X6430</text:p>
          </table:table-cell>
          <table:table-cell table:style-name="ce8" table:formula="of:=[.F1288]" office:value-type="string" office:string-value="Y-3">
            <text:p>Y-3</text:p>
          </table:table-cell>
        </table:table-row>
        <table:table-row table:style-name="ro1">
          <table:table-cell table:formula="of:=[.A1287] -1" office:value-type="float" office:value="1004">
            <text:p>1004</text:p>
          </table:table-cell>
          <table:table-cell table:formula="of:=&quot;N&quot;&amp;[.A1288]" office:value-type="string" office:string-value="N1004">
            <text:p>N1004</text:p>
          </table:table-cell>
          <table:table-cell table:formula="of:=[.C1287] - [.$J$4]" office:value-type="float" office:value="6430">
            <text:p>6430</text:p>
          </table:table-cell>
          <table:table-cell table:formula="of:= &quot;X&quot;&amp; [.C1288]" office:value-type="string" office:string-value="X6430">
            <text:p>X6430</text:p>
          </table:table-cell>
          <table:table-cell table:formula="of:=[.E1287] - [.$J$5]" office:value-type="float" office:value="-3">
            <text:p>-3</text:p>
          </table:table-cell>
          <table:table-cell table:formula="of:=&quot;Y&quot; &amp; [.E1288]" office:value-type="string" office:string-value="Y-3">
            <text:p>Y-3</text:p>
          </table:table-cell>
          <table:table-cell table:number-columns-repeated="8"/>
          <table:table-cell table:style-name="ce8" table:formula="of:=[.B1289]" office:value-type="string" office:string-value="N1003">
            <text:p>N1003</text:p>
          </table:table-cell>
          <table:table-cell table:style-name="ce8" table:formula="of:=[.D1289]" office:value-type="string" office:string-value="X6426">
            <text:p>X6426</text:p>
          </table:table-cell>
          <table:table-cell table:style-name="ce8" table:formula="of:=[.F1289]" office:value-type="string" office:string-value="Y-5.875">
            <text:p>Y-5.875</text:p>
          </table:table-cell>
        </table:table-row>
        <table:table-row table:style-name="ro1">
          <table:table-cell table:formula="of:=[.A1288] -1" office:value-type="float" office:value="1003">
            <text:p>1003</text:p>
          </table:table-cell>
          <table:table-cell table:formula="of:=&quot;N&quot;&amp;[.A1289]" office:value-type="string" office:string-value="N1003">
            <text:p>N1003</text:p>
          </table:table-cell>
          <table:table-cell table:formula="of:=[.C1288] - [.$J$4]" office:value-type="float" office:value="6426">
            <text:p>6426</text:p>
          </table:table-cell>
          <table:table-cell table:formula="of:= &quot;X&quot;&amp; [.C1289]" office:value-type="string" office:string-value="X6426">
            <text:p>X6426</text:p>
          </table:table-cell>
          <table:table-cell table:formula="of:=[.E1288] - [.$J$5]" office:value-type="float" office:value="-5.875">
            <text:p>-5.875</text:p>
          </table:table-cell>
          <table:table-cell table:formula="of:=&quot;Y&quot; &amp; [.E1289]" office:value-type="string" office:string-value="Y-5.875">
            <text:p>Y-5.875</text:p>
          </table:table-cell>
          <table:table-cell table:number-columns-repeated="8"/>
          <table:table-cell table:style-name="ce8" table:formula="of:=[.B1290]" office:value-type="string" office:string-value="N1002">
            <text:p>N1002</text:p>
          </table:table-cell>
          <table:table-cell table:style-name="ce8" table:formula="of:=[.D1290]" office:value-type="string" office:string-value="X6422">
            <text:p>X6422</text:p>
          </table:table-cell>
          <table:table-cell table:style-name="ce8" table:formula="of:=[.F1290]" office:value-type="string" office:string-value="Y-8.75">
            <text:p>Y-8.75</text:p>
          </table:table-cell>
        </table:table-row>
        <table:table-row table:style-name="ro1">
          <table:table-cell table:formula="of:=[.A1289] -1" office:value-type="float" office:value="1002">
            <text:p>1002</text:p>
          </table:table-cell>
          <table:table-cell table:formula="of:=&quot;N&quot;&amp;[.A1290]" office:value-type="string" office:string-value="N1002">
            <text:p>N1002</text:p>
          </table:table-cell>
          <table:table-cell table:formula="of:=[.C1289] - [.$J$4]" office:value-type="float" office:value="6422">
            <text:p>6422</text:p>
          </table:table-cell>
          <table:table-cell table:formula="of:= &quot;X&quot;&amp; [.C1290]" office:value-type="string" office:string-value="X6422">
            <text:p>X6422</text:p>
          </table:table-cell>
          <table:table-cell table:formula="of:=[.E1289] - [.$J$5]" office:value-type="float" office:value="-8.75">
            <text:p>-8.75</text:p>
          </table:table-cell>
          <table:table-cell table:formula="of:=&quot;Y&quot; &amp; [.E1290]" office:value-type="string" office:string-value="Y-8.75">
            <text:p>Y-8.75</text:p>
          </table:table-cell>
          <table:table-cell table:number-columns-repeated="8"/>
          <table:table-cell table:style-name="ce8" table:formula="of:=[.B1291]" office:value-type="string" office:string-value="N1001">
            <text:p>N1001</text:p>
          </table:table-cell>
          <table:table-cell table:style-name="ce8" table:formula="of:=[.D1291]" office:value-type="string" office:string-value="X6418">
            <text:p>X6418</text:p>
          </table:table-cell>
          <table:table-cell table:style-name="ce8" table:formula="of:=[.F1291]" office:value-type="string" office:string-value="Y-11.625">
            <text:p>Y-11.625</text:p>
          </table:table-cell>
        </table:table-row>
        <table:table-row table:style-name="ro1">
          <table:table-cell table:formula="of:=[.A1290] -1" office:value-type="float" office:value="1001">
            <text:p>1001</text:p>
          </table:table-cell>
          <table:table-cell table:formula="of:=&quot;N&quot;&amp;[.A1291]" office:value-type="string" office:string-value="N1001">
            <text:p>N1001</text:p>
          </table:table-cell>
          <table:table-cell table:formula="of:=[.C1290] - [.$J$4]" office:value-type="float" office:value="6418">
            <text:p>6418</text:p>
          </table:table-cell>
          <table:table-cell table:formula="of:= &quot;X&quot;&amp; [.C1291]" office:value-type="string" office:string-value="X6418">
            <text:p>X6418</text:p>
          </table:table-cell>
          <table:table-cell table:formula="of:=[.E1290] - [.$J$5]" office:value-type="float" office:value="-11.625">
            <text:p>-11.625</text:p>
          </table:table-cell>
          <table:table-cell table:formula="of:=&quot;Y&quot; &amp; [.E1291]" office:value-type="string" office:string-value="Y-11.625">
            <text:p>Y-11.625</text:p>
          </table:table-cell>
          <table:table-cell table:number-columns-repeated="8"/>
          <table:table-cell table:style-name="ce8" table:formula="of:=[.B1292]" office:value-type="string" office:string-value="N1000">
            <text:p>N1000</text:p>
          </table:table-cell>
          <table:table-cell table:style-name="ce8" table:formula="of:=[.D1292]" office:value-type="string" office:string-value="X6414">
            <text:p>X6414</text:p>
          </table:table-cell>
          <table:table-cell table:style-name="ce8" table:formula="of:=[.F1292]" office:value-type="string" office:string-value="Y-14.5">
            <text:p>Y-14.5</text:p>
          </table:table-cell>
        </table:table-row>
        <table:table-row table:style-name="ro1">
          <table:table-cell table:formula="of:=[.A1291] -1" office:value-type="float" office:value="1000">
            <text:p>1000</text:p>
          </table:table-cell>
          <table:table-cell table:formula="of:=&quot;N&quot;&amp;[.A1292]" office:value-type="string" office:string-value="N1000">
            <text:p>N1000</text:p>
          </table:table-cell>
          <table:table-cell table:formula="of:=[.C1291] - [.$J$4]" office:value-type="float" office:value="6414">
            <text:p>6414</text:p>
          </table:table-cell>
          <table:table-cell table:formula="of:= &quot;X&quot;&amp; [.C1292]" office:value-type="string" office:string-value="X6414">
            <text:p>X6414</text:p>
          </table:table-cell>
          <table:table-cell table:formula="of:=[.E1291] - [.$J$5]" office:value-type="float" office:value="-14.5">
            <text:p>-14.5</text:p>
          </table:table-cell>
          <table:table-cell table:formula="of:=&quot;Y&quot; &amp; [.E1292]" office:value-type="string" office:string-value="Y-14.5">
            <text:p>Y-14.5</text:p>
          </table:table-cell>
          <table:table-cell table:number-columns-repeated="8"/>
          <table:table-cell table:style-name="ce8" table:formula="of:=[.B1293]" office:value-type="string" office:string-value="N999">
            <text:p>N999</text:p>
          </table:table-cell>
          <table:table-cell table:style-name="ce8" table:formula="of:=[.D1293]" office:value-type="string" office:string-value="X6410">
            <text:p>X6410</text:p>
          </table:table-cell>
          <table:table-cell table:style-name="ce8" table:formula="of:=[.F1293]" office:value-type="string" office:string-value="Y-17.375">
            <text:p>Y-17.375</text:p>
          </table:table-cell>
        </table:table-row>
        <table:table-row table:style-name="ro1">
          <table:table-cell table:formula="of:=[.A1292] -1" office:value-type="float" office:value="999">
            <text:p>999</text:p>
          </table:table-cell>
          <table:table-cell table:formula="of:=&quot;N&quot;&amp;[.A1293]" office:value-type="string" office:string-value="N999">
            <text:p>N999</text:p>
          </table:table-cell>
          <table:table-cell table:formula="of:=[.C1292] - [.$J$4]" office:value-type="float" office:value="6410">
            <text:p>6410</text:p>
          </table:table-cell>
          <table:table-cell table:formula="of:= &quot;X&quot;&amp; [.C1293]" office:value-type="string" office:string-value="X6410">
            <text:p>X6410</text:p>
          </table:table-cell>
          <table:table-cell table:formula="of:=[.E1292] - [.$J$5]" office:value-type="float" office:value="-17.375">
            <text:p>-17.375</text:p>
          </table:table-cell>
          <table:table-cell table:formula="of:=&quot;Y&quot; &amp; [.E1293]" office:value-type="string" office:string-value="Y-17.375">
            <text:p>Y-17.375</text:p>
          </table:table-cell>
          <table:table-cell table:number-columns-repeated="8"/>
          <table:table-cell table:style-name="ce8" table:formula="of:=[.B1294]" office:value-type="string" office:string-value="N998">
            <text:p>N998</text:p>
          </table:table-cell>
          <table:table-cell table:style-name="ce8" table:formula="of:=[.D1294]" office:value-type="string" office:string-value="X6406">
            <text:p>X6406</text:p>
          </table:table-cell>
          <table:table-cell table:style-name="ce8" table:formula="of:=[.F1294]" office:value-type="string" office:string-value="Y-20.25">
            <text:p>Y-20.25</text:p>
          </table:table-cell>
        </table:table-row>
        <table:table-row table:style-name="ro1">
          <table:table-cell table:formula="of:=[.A1293] -1" office:value-type="float" office:value="998">
            <text:p>998</text:p>
          </table:table-cell>
          <table:table-cell table:formula="of:=&quot;N&quot;&amp;[.A1294]" office:value-type="string" office:string-value="N998">
            <text:p>N998</text:p>
          </table:table-cell>
          <table:table-cell table:formula="of:=[.C1293] - [.$J$4]" office:value-type="float" office:value="6406">
            <text:p>6406</text:p>
          </table:table-cell>
          <table:table-cell table:formula="of:= &quot;X&quot;&amp; [.C1294]" office:value-type="string" office:string-value="X6406">
            <text:p>X6406</text:p>
          </table:table-cell>
          <table:table-cell table:formula="of:=[.E1293] - [.$J$5]" office:value-type="float" office:value="-20.25">
            <text:p>-20.25</text:p>
          </table:table-cell>
          <table:table-cell table:formula="of:=&quot;Y&quot; &amp; [.E1294]" office:value-type="string" office:string-value="Y-20.25">
            <text:p>Y-20.25</text:p>
          </table:table-cell>
          <table:table-cell table:number-columns-repeated="8"/>
          <table:table-cell table:style-name="ce8" table:formula="of:=[.B1295]" office:value-type="string" office:string-value="N997">
            <text:p>N997</text:p>
          </table:table-cell>
          <table:table-cell table:style-name="ce8" table:formula="of:=[.D1295]" office:value-type="string" office:string-value="X6402">
            <text:p>X6402</text:p>
          </table:table-cell>
          <table:table-cell table:style-name="ce8" table:formula="of:=[.F1295]" office:value-type="string" office:string-value="Y-23.125">
            <text:p>Y-23.125</text:p>
          </table:table-cell>
        </table:table-row>
        <table:table-row table:style-name="ro1">
          <table:table-cell table:formula="of:=[.A1294] -1" office:value-type="float" office:value="997">
            <text:p>997</text:p>
          </table:table-cell>
          <table:table-cell table:formula="of:=&quot;N&quot;&amp;[.A1295]" office:value-type="string" office:string-value="N997">
            <text:p>N997</text:p>
          </table:table-cell>
          <table:table-cell table:formula="of:=[.C1294] - [.$J$4]" office:value-type="float" office:value="6402">
            <text:p>6402</text:p>
          </table:table-cell>
          <table:table-cell table:formula="of:= &quot;X&quot;&amp; [.C1295]" office:value-type="string" office:string-value="X6402">
            <text:p>X6402</text:p>
          </table:table-cell>
          <table:table-cell table:formula="of:=[.E1294] - [.$J$5]" office:value-type="float" office:value="-23.125">
            <text:p>-23.125</text:p>
          </table:table-cell>
          <table:table-cell table:formula="of:=&quot;Y&quot; &amp; [.E1295]" office:value-type="string" office:string-value="Y-23.125">
            <text:p>Y-23.125</text:p>
          </table:table-cell>
          <table:table-cell table:number-columns-repeated="8"/>
          <table:table-cell table:style-name="ce8" table:formula="of:=[.B1296]" office:value-type="string" office:string-value="N996">
            <text:p>N996</text:p>
          </table:table-cell>
          <table:table-cell table:style-name="ce8" table:formula="of:=[.D1296]" office:value-type="string" office:string-value="X6398">
            <text:p>X6398</text:p>
          </table:table-cell>
          <table:table-cell table:style-name="ce8" table:formula="of:=[.F1296]" office:value-type="string" office:string-value="Y-26">
            <text:p>Y-26</text:p>
          </table:table-cell>
        </table:table-row>
        <table:table-row table:style-name="ro1">
          <table:table-cell table:formula="of:=[.A1295] -1" office:value-type="float" office:value="996">
            <text:p>996</text:p>
          </table:table-cell>
          <table:table-cell table:formula="of:=&quot;N&quot;&amp;[.A1296]" office:value-type="string" office:string-value="N996">
            <text:p>N996</text:p>
          </table:table-cell>
          <table:table-cell table:formula="of:=[.C1295] - [.$J$4]" office:value-type="float" office:value="6398">
            <text:p>6398</text:p>
          </table:table-cell>
          <table:table-cell table:formula="of:= &quot;X&quot;&amp; [.C1296]" office:value-type="string" office:string-value="X6398">
            <text:p>X6398</text:p>
          </table:table-cell>
          <table:table-cell table:formula="of:=[.E1295] - [.$J$5]" office:value-type="float" office:value="-26">
            <text:p>-26</text:p>
          </table:table-cell>
          <table:table-cell table:formula="of:=&quot;Y&quot; &amp; [.E1296]" office:value-type="string" office:string-value="Y-26">
            <text:p>Y-26</text:p>
          </table:table-cell>
          <table:table-cell table:number-columns-repeated="8"/>
          <table:table-cell table:style-name="ce8" table:formula="of:=[.B1297]" office:value-type="string" office:string-value="N995">
            <text:p>N995</text:p>
          </table:table-cell>
          <table:table-cell table:style-name="ce8" table:formula="of:=[.D1297]" office:value-type="string" office:string-value="X6394">
            <text:p>X6394</text:p>
          </table:table-cell>
          <table:table-cell table:style-name="ce8" table:formula="of:=[.F1297]" office:value-type="string" office:string-value="Y-28.875">
            <text:p>Y-28.875</text:p>
          </table:table-cell>
        </table:table-row>
        <table:table-row table:style-name="ro1">
          <table:table-cell table:formula="of:=[.A1296] -1" office:value-type="float" office:value="995">
            <text:p>995</text:p>
          </table:table-cell>
          <table:table-cell table:formula="of:=&quot;N&quot;&amp;[.A1297]" office:value-type="string" office:string-value="N995">
            <text:p>N995</text:p>
          </table:table-cell>
          <table:table-cell table:formula="of:=[.C1296] - [.$J$4]" office:value-type="float" office:value="6394">
            <text:p>6394</text:p>
          </table:table-cell>
          <table:table-cell table:formula="of:= &quot;X&quot;&amp; [.C1297]" office:value-type="string" office:string-value="X6394">
            <text:p>X6394</text:p>
          </table:table-cell>
          <table:table-cell table:formula="of:=[.E1296] - [.$J$5]" office:value-type="float" office:value="-28.875">
            <text:p>-28.875</text:p>
          </table:table-cell>
          <table:table-cell table:formula="of:=&quot;Y&quot; &amp; [.E1297]" office:value-type="string" office:string-value="Y-28.875">
            <text:p>Y-28.875</text:p>
          </table:table-cell>
          <table:table-cell table:number-columns-repeated="8"/>
          <table:table-cell table:style-name="ce8" table:formula="of:=[.B1298]" office:value-type="string" office:string-value="N994">
            <text:p>N994</text:p>
          </table:table-cell>
          <table:table-cell table:style-name="ce8" table:formula="of:=[.D1298]" office:value-type="string" office:string-value="X6390">
            <text:p>X6390</text:p>
          </table:table-cell>
          <table:table-cell table:style-name="ce8" table:formula="of:=[.F1298]" office:value-type="string" office:string-value="Y-31.75">
            <text:p>Y-31.75</text:p>
          </table:table-cell>
        </table:table-row>
        <table:table-row table:style-name="ro1">
          <table:table-cell table:formula="of:=[.A1297] -1" office:value-type="float" office:value="994">
            <text:p>994</text:p>
          </table:table-cell>
          <table:table-cell table:formula="of:=&quot;N&quot;&amp;[.A1298]" office:value-type="string" office:string-value="N994">
            <text:p>N994</text:p>
          </table:table-cell>
          <table:table-cell table:formula="of:=[.C1297] - [.$J$4]" office:value-type="float" office:value="6390">
            <text:p>6390</text:p>
          </table:table-cell>
          <table:table-cell table:formula="of:= &quot;X&quot;&amp; [.C1298]" office:value-type="string" office:string-value="X6390">
            <text:p>X6390</text:p>
          </table:table-cell>
          <table:table-cell table:formula="of:=[.E1297] - [.$J$5]" office:value-type="float" office:value="-31.75">
            <text:p>-31.75</text:p>
          </table:table-cell>
          <table:table-cell table:formula="of:=&quot;Y&quot; &amp; [.E1298]" office:value-type="string" office:string-value="Y-31.75">
            <text:p>Y-31.75</text:p>
          </table:table-cell>
          <table:table-cell table:number-columns-repeated="8"/>
          <table:table-cell table:style-name="ce8" table:formula="of:=[.B1299]" office:value-type="string" office:string-value="N993">
            <text:p>N993</text:p>
          </table:table-cell>
          <table:table-cell table:style-name="ce8" table:formula="of:=[.D1299]" office:value-type="string" office:string-value="X6386">
            <text:p>X6386</text:p>
          </table:table-cell>
          <table:table-cell table:style-name="ce8" table:formula="of:=[.F1299]" office:value-type="string" office:string-value="Y-34.625">
            <text:p>Y-34.625</text:p>
          </table:table-cell>
        </table:table-row>
        <table:table-row table:style-name="ro1">
          <table:table-cell table:formula="of:=[.A1298] -1" office:value-type="float" office:value="993">
            <text:p>993</text:p>
          </table:table-cell>
          <table:table-cell table:formula="of:=&quot;N&quot;&amp;[.A1299]" office:value-type="string" office:string-value="N993">
            <text:p>N993</text:p>
          </table:table-cell>
          <table:table-cell table:formula="of:=[.C1298] - [.$J$4]" office:value-type="float" office:value="6386">
            <text:p>6386</text:p>
          </table:table-cell>
          <table:table-cell table:formula="of:= &quot;X&quot;&amp; [.C1299]" office:value-type="string" office:string-value="X6386">
            <text:p>X6386</text:p>
          </table:table-cell>
          <table:table-cell table:formula="of:=[.E1298] - [.$J$5]" office:value-type="float" office:value="-34.625">
            <text:p>-34.625</text:p>
          </table:table-cell>
          <table:table-cell table:formula="of:=&quot;Y&quot; &amp; [.E1299]" office:value-type="string" office:string-value="Y-34.625">
            <text:p>Y-34.625</text:p>
          </table:table-cell>
          <table:table-cell table:number-columns-repeated="8"/>
          <table:table-cell table:style-name="ce8" table:formula="of:=[.B1300]" office:value-type="string" office:string-value="N992">
            <text:p>N992</text:p>
          </table:table-cell>
          <table:table-cell table:style-name="ce8" table:formula="of:=[.D1300]" office:value-type="string" office:string-value="X6315">
            <text:p>X6315</text:p>
          </table:table-cell>
          <table:table-cell table:style-name="ce8" table:formula="of:=[.F1300]" office:value-type="string" office:string-value="Y-40.375">
            <text:p>Y-40.375</text:p>
          </table:table-cell>
        </table:table-row>
        <table:table-row table:style-name="ro1">
          <table:table-cell table:formula="of:=[.A1299] -1" office:value-type="float" office:value="992">
            <text:p>992</text:p>
          </table:table-cell>
          <table:table-cell table:formula="of:=&quot;N&quot;&amp;[.A1300]" office:value-type="string" office:string-value="N992">
            <text:p>N992</text:p>
          </table:table-cell>
          <table:table-cell table:formula="of:=6315" office:value-type="float" office:value="6315">
            <text:p>6315</text:p>
          </table:table-cell>
          <table:table-cell table:formula="of:= &quot;X&quot;&amp; [.C1300]" office:value-type="string" office:string-value="X6315">
            <text:p>X6315</text:p>
          </table:table-cell>
          <table:table-cell table:formula="of:=[.E1299] - [.$J$6]" office:value-type="float" office:value="-40.375">
            <text:p>-40.375</text:p>
          </table:table-cell>
          <table:table-cell table:formula="of:=&quot;Y&quot; &amp; [.E1300]" office:value-type="string" office:string-value="Y-40.375">
            <text:p>Y-40.375</text:p>
          </table:table-cell>
          <table:table-cell table:number-columns-repeated="8"/>
          <table:table-cell table:style-name="ce8" table:formula="of:=[.B1301]" office:value-type="string" office:string-value="N991">
            <text:p>N991</text:p>
          </table:table-cell>
          <table:table-cell table:style-name="ce8" table:formula="of:=[.D1301]" office:value-type="string" office:string-value="X6315">
            <text:p>X6315</text:p>
          </table:table-cell>
          <table:table-cell table:style-name="ce8" table:formula="of:=[.F1301]" office:value-type="string" office:string-value="Y-46.125">
            <text:p>Y-46.125</text:p>
          </table:table-cell>
        </table:table-row>
        <table:table-row table:style-name="ro1">
          <table:table-cell table:formula="of:=[.A1300] -1" office:value-type="float" office:value="991">
            <text:p>991</text:p>
          </table:table-cell>
          <table:table-cell table:formula="of:=&quot;N&quot;&amp;[.A1301]" office:value-type="string" office:string-value="N991">
            <text:p>N991</text:p>
          </table:table-cell>
          <table:table-cell table:formula="of:=[.C1300]" office:value-type="float" office:value="6315">
            <text:p>6315</text:p>
          </table:table-cell>
          <table:table-cell table:formula="of:= &quot;X&quot;&amp; [.C1301]" office:value-type="string" office:string-value="X6315">
            <text:p>X6315</text:p>
          </table:table-cell>
          <table:table-cell table:formula="of:=[.E1300] - [.$J$6]" office:value-type="float" office:value="-46.125">
            <text:p>-46.125</text:p>
          </table:table-cell>
          <table:table-cell table:formula="of:=&quot;Y&quot; &amp; [.E1301]" office:value-type="string" office:string-value="Y-46.125">
            <text:p>Y-46.125</text:p>
          </table:table-cell>
          <table:table-cell table:number-columns-repeated="8"/>
          <table:table-cell table:style-name="ce8" table:formula="of:=[.B1302]" office:value-type="string" office:string-value="N990">
            <text:p>N990</text:p>
          </table:table-cell>
          <table:table-cell table:style-name="ce8" table:formula="of:=[.D1302]" office:value-type="string" office:string-value="X6315">
            <text:p>X6315</text:p>
          </table:table-cell>
          <table:table-cell table:style-name="ce8" table:formula="of:=[.F1302]" office:value-type="string" office:string-value="Y-51.875">
            <text:p>Y-51.875</text:p>
          </table:table-cell>
        </table:table-row>
        <table:table-row table:style-name="ro1">
          <table:table-cell table:formula="of:=[.A1301] -1" office:value-type="float" office:value="990">
            <text:p>990</text:p>
          </table:table-cell>
          <table:table-cell table:formula="of:=&quot;N&quot;&amp;[.A1302]" office:value-type="string" office:string-value="N990">
            <text:p>N990</text:p>
          </table:table-cell>
          <table:table-cell table:formula="of:=[.C1301]" office:value-type="float" office:value="6315">
            <text:p>6315</text:p>
          </table:table-cell>
          <table:table-cell table:formula="of:= &quot;X&quot;&amp; [.C1302]" office:value-type="string" office:string-value="X6315">
            <text:p>X6315</text:p>
          </table:table-cell>
          <table:table-cell table:formula="of:=[.E1301] - [.$J$6]" office:value-type="float" office:value="-51.875">
            <text:p>-51.875</text:p>
          </table:table-cell>
          <table:table-cell table:formula="of:=&quot;Y&quot; &amp; [.E1302]" office:value-type="string" office:string-value="Y-51.875">
            <text:p>Y-51.875</text:p>
          </table:table-cell>
          <table:table-cell table:number-columns-repeated="8"/>
          <table:table-cell table:style-name="ce8" table:formula="of:=[.B1303]" office:value-type="string" office:string-value="N989">
            <text:p>N989</text:p>
          </table:table-cell>
          <table:table-cell table:style-name="ce8" table:formula="of:=[.D1303]" office:value-type="string" office:string-value="X6315">
            <text:p>X6315</text:p>
          </table:table-cell>
          <table:table-cell table:style-name="ce8" table:formula="of:=[.F1303]" office:value-type="string" office:string-value="Y-57.625">
            <text:p>Y-57.625</text:p>
          </table:table-cell>
        </table:table-row>
        <table:table-row table:style-name="ro1">
          <table:table-cell table:formula="of:=[.A1302] -1" office:value-type="float" office:value="989">
            <text:p>989</text:p>
          </table:table-cell>
          <table:table-cell table:formula="of:=&quot;N&quot;&amp;[.A1303]" office:value-type="string" office:string-value="N989">
            <text:p>N989</text:p>
          </table:table-cell>
          <table:table-cell table:formula="of:=[.C1302]" office:value-type="float" office:value="6315">
            <text:p>6315</text:p>
          </table:table-cell>
          <table:table-cell table:formula="of:= &quot;X&quot;&amp; [.C1303]" office:value-type="string" office:string-value="X6315">
            <text:p>X6315</text:p>
          </table:table-cell>
          <table:table-cell table:formula="of:=[.E1302] - [.$J$6]" office:value-type="float" office:value="-57.625">
            <text:p>-57.625</text:p>
          </table:table-cell>
          <table:table-cell table:formula="of:=&quot;Y&quot; &amp; [.E1303]" office:value-type="string" office:string-value="Y-57.625">
            <text:p>Y-57.625</text:p>
          </table:table-cell>
          <table:table-cell table:number-columns-repeated="8"/>
          <table:table-cell table:style-name="ce8" table:formula="of:=[.B1304]" office:value-type="string" office:string-value="N988">
            <text:p>N988</text:p>
          </table:table-cell>
          <table:table-cell table:style-name="ce8" table:formula="of:=[.D1304]" office:value-type="string" office:string-value="X6315">
            <text:p>X6315</text:p>
          </table:table-cell>
          <table:table-cell table:style-name="ce8" table:formula="of:=[.F1304]" office:value-type="string" office:string-value="Y-63.375">
            <text:p>Y-63.375</text:p>
          </table:table-cell>
        </table:table-row>
        <table:table-row table:style-name="ro1">
          <table:table-cell table:formula="of:=[.A1303] -1" office:value-type="float" office:value="988">
            <text:p>988</text:p>
          </table:table-cell>
          <table:table-cell table:formula="of:=&quot;N&quot;&amp;[.A1304]" office:value-type="string" office:string-value="N988">
            <text:p>N988</text:p>
          </table:table-cell>
          <table:table-cell table:formula="of:=[.C1303]" office:value-type="float" office:value="6315">
            <text:p>6315</text:p>
          </table:table-cell>
          <table:table-cell table:formula="of:= &quot;X&quot;&amp; [.C1304]" office:value-type="string" office:string-value="X6315">
            <text:p>X6315</text:p>
          </table:table-cell>
          <table:table-cell table:formula="of:=[.E1303] - [.$J$6]" office:value-type="float" office:value="-63.375">
            <text:p>-63.375</text:p>
          </table:table-cell>
          <table:table-cell table:formula="of:=&quot;Y&quot; &amp; [.E1304]" office:value-type="string" office:string-value="Y-63.375">
            <text:p>Y-63.375</text:p>
          </table:table-cell>
          <table:table-cell table:number-columns-repeated="8"/>
          <table:table-cell table:style-name="ce8" table:formula="of:=[.B1305]" office:value-type="string" office:string-value="N987">
            <text:p>N987</text:p>
          </table:table-cell>
          <table:table-cell table:style-name="ce8" table:formula="of:=[.D1305]" office:value-type="string" office:string-value="X6315">
            <text:p>X6315</text:p>
          </table:table-cell>
          <table:table-cell table:style-name="ce8" table:formula="of:=[.F1305]" office:value-type="string" office:string-value="Y-69.125">
            <text:p>Y-69.125</text:p>
          </table:table-cell>
        </table:table-row>
        <table:table-row table:style-name="ro1">
          <table:table-cell table:formula="of:=[.A1304] -1" office:value-type="float" office:value="987">
            <text:p>987</text:p>
          </table:table-cell>
          <table:table-cell table:formula="of:=&quot;N&quot;&amp;[.A1305]" office:value-type="string" office:string-value="N987">
            <text:p>N987</text:p>
          </table:table-cell>
          <table:table-cell table:formula="of:=[.C1304]" office:value-type="float" office:value="6315">
            <text:p>6315</text:p>
          </table:table-cell>
          <table:table-cell table:formula="of:= &quot;X&quot;&amp; [.C1305]" office:value-type="string" office:string-value="X6315">
            <text:p>X6315</text:p>
          </table:table-cell>
          <table:table-cell table:formula="of:=[.E1304] - [.$J$6]" office:value-type="float" office:value="-69.125">
            <text:p>-69.125</text:p>
          </table:table-cell>
          <table:table-cell table:formula="of:=&quot;Y&quot; &amp; [.E1305]" office:value-type="string" office:string-value="Y-69.125">
            <text:p>Y-69.125</text:p>
          </table:table-cell>
          <table:table-cell table:number-columns-repeated="8"/>
          <table:table-cell table:style-name="ce8" table:formula="of:=[.B1306]" office:value-type="string" office:string-value="N986">
            <text:p>N986</text:p>
          </table:table-cell>
          <table:table-cell table:style-name="ce8" table:formula="of:=[.D1306]" office:value-type="string" office:string-value="X6315">
            <text:p>X6315</text:p>
          </table:table-cell>
          <table:table-cell table:style-name="ce8" table:formula="of:=[.F1306]" office:value-type="string" office:string-value="Y-74.875">
            <text:p>Y-74.875</text:p>
          </table:table-cell>
        </table:table-row>
        <table:table-row table:style-name="ro1">
          <table:table-cell table:formula="of:=[.A1305] -1" office:value-type="float" office:value="986">
            <text:p>986</text:p>
          </table:table-cell>
          <table:table-cell table:formula="of:=&quot;N&quot;&amp;[.A1306]" office:value-type="string" office:string-value="N986">
            <text:p>N986</text:p>
          </table:table-cell>
          <table:table-cell table:formula="of:=[.C1305]" office:value-type="float" office:value="6315">
            <text:p>6315</text:p>
          </table:table-cell>
          <table:table-cell table:formula="of:= &quot;X&quot;&amp; [.C1306]" office:value-type="string" office:string-value="X6315">
            <text:p>X6315</text:p>
          </table:table-cell>
          <table:table-cell table:formula="of:=[.E1305] - [.$J$6]" office:value-type="float" office:value="-74.875">
            <text:p>-74.875</text:p>
          </table:table-cell>
          <table:table-cell table:formula="of:=&quot;Y&quot; &amp; [.E1306]" office:value-type="string" office:string-value="Y-74.875">
            <text:p>Y-74.875</text:p>
          </table:table-cell>
          <table:table-cell table:number-columns-repeated="8"/>
          <table:table-cell table:style-name="ce8" table:formula="of:=[.B1307]" office:value-type="string" office:string-value="N985">
            <text:p>N985</text:p>
          </table:table-cell>
          <table:table-cell table:style-name="ce8" table:formula="of:=[.D1307]" office:value-type="string" office:string-value="X6315">
            <text:p>X6315</text:p>
          </table:table-cell>
          <table:table-cell table:style-name="ce8" table:formula="of:=[.F1307]" office:value-type="string" office:string-value="Y-80.625">
            <text:p>Y-80.625</text:p>
          </table:table-cell>
        </table:table-row>
        <table:table-row table:style-name="ro1">
          <table:table-cell table:formula="of:=[.A1306] -1" office:value-type="float" office:value="985">
            <text:p>985</text:p>
          </table:table-cell>
          <table:table-cell table:formula="of:=&quot;N&quot;&amp;[.A1307]" office:value-type="string" office:string-value="N985">
            <text:p>N985</text:p>
          </table:table-cell>
          <table:table-cell table:formula="of:=[.C1306]" office:value-type="float" office:value="6315">
            <text:p>6315</text:p>
          </table:table-cell>
          <table:table-cell table:formula="of:= &quot;X&quot;&amp; [.C1307]" office:value-type="string" office:string-value="X6315">
            <text:p>X6315</text:p>
          </table:table-cell>
          <table:table-cell table:formula="of:=[.E1306] - [.$J$6]" office:value-type="float" office:value="-80.625">
            <text:p>-80.625</text:p>
          </table:table-cell>
          <table:table-cell table:formula="of:=&quot;Y&quot; &amp; [.E1307]" office:value-type="string" office:string-value="Y-80.625">
            <text:p>Y-80.625</text:p>
          </table:table-cell>
          <table:table-cell table:number-columns-repeated="8"/>
          <table:table-cell table:style-name="ce8" table:formula="of:=[.B1308]" office:value-type="string" office:string-value="N984">
            <text:p>N984</text:p>
          </table:table-cell>
          <table:table-cell table:style-name="ce8" table:formula="of:=[.D1308]" office:value-type="string" office:string-value="X6315">
            <text:p>X6315</text:p>
          </table:table-cell>
          <table:table-cell table:style-name="ce8" table:formula="of:=[.F1308]" office:value-type="string" office:string-value="Y-86.375">
            <text:p>Y-86.375</text:p>
          </table:table-cell>
        </table:table-row>
        <table:table-row table:style-name="ro1">
          <table:table-cell table:formula="of:=[.A1307] -1" office:value-type="float" office:value="984">
            <text:p>984</text:p>
          </table:table-cell>
          <table:table-cell table:formula="of:=&quot;N&quot;&amp;[.A1308]" office:value-type="string" office:string-value="N984">
            <text:p>N984</text:p>
          </table:table-cell>
          <table:table-cell table:formula="of:=[.C1307]" office:value-type="float" office:value="6315">
            <text:p>6315</text:p>
          </table:table-cell>
          <table:table-cell table:formula="of:= &quot;X&quot;&amp; [.C1308]" office:value-type="string" office:string-value="X6315">
            <text:p>X6315</text:p>
          </table:table-cell>
          <table:table-cell table:formula="of:=[.E1307] - [.$J$6]" office:value-type="float" office:value="-86.375">
            <text:p>-86.375</text:p>
          </table:table-cell>
          <table:table-cell table:formula="of:=&quot;Y&quot; &amp; [.E1308]" office:value-type="string" office:string-value="Y-86.375">
            <text:p>Y-86.375</text:p>
          </table:table-cell>
          <table:table-cell table:number-columns-repeated="8"/>
          <table:table-cell table:style-name="ce8" table:formula="of:=[.B1309]" office:value-type="string" office:string-value="N983">
            <text:p>N983</text:p>
          </table:table-cell>
          <table:table-cell table:style-name="ce8" table:formula="of:=[.D1309]" office:value-type="string" office:string-value="X6315">
            <text:p>X6315</text:p>
          </table:table-cell>
          <table:table-cell table:style-name="ce8" table:formula="of:=[.F1309]" office:value-type="string" office:string-value="Y-92.125">
            <text:p>Y-92.125</text:p>
          </table:table-cell>
        </table:table-row>
        <table:table-row table:style-name="ro1">
          <table:table-cell table:formula="of:=[.A1308] -1" office:value-type="float" office:value="983">
            <text:p>983</text:p>
          </table:table-cell>
          <table:table-cell table:formula="of:=&quot;N&quot;&amp;[.A1309]" office:value-type="string" office:string-value="N983">
            <text:p>N983</text:p>
          </table:table-cell>
          <table:table-cell table:formula="of:=[.C1308]" office:value-type="float" office:value="6315">
            <text:p>6315</text:p>
          </table:table-cell>
          <table:table-cell table:formula="of:= &quot;X&quot;&amp; [.C1309]" office:value-type="string" office:string-value="X6315">
            <text:p>X6315</text:p>
          </table:table-cell>
          <table:table-cell table:formula="of:=[.E1308] - [.$J$6]" office:value-type="float" office:value="-92.125">
            <text:p>-92.125</text:p>
          </table:table-cell>
          <table:table-cell table:formula="of:=&quot;Y&quot; &amp; [.E1309]" office:value-type="string" office:string-value="Y-92.125">
            <text:p>Y-92.125</text:p>
          </table:table-cell>
          <table:table-cell table:number-columns-repeated="8"/>
          <table:table-cell table:style-name="ce8" table:formula="of:=[.B1310]" office:value-type="string" office:string-value="N982">
            <text:p>N982</text:p>
          </table:table-cell>
          <table:table-cell table:style-name="ce8" table:formula="of:=[.D1310]" office:value-type="string" office:string-value="X6315">
            <text:p>X6315</text:p>
          </table:table-cell>
          <table:table-cell table:style-name="ce8" table:formula="of:=[.F1310]" office:value-type="string" office:string-value="Y-97.875">
            <text:p>Y-97.875</text:p>
          </table:table-cell>
        </table:table-row>
        <table:table-row table:style-name="ro1">
          <table:table-cell table:formula="of:=[.A1309] -1" office:value-type="float" office:value="982">
            <text:p>982</text:p>
          </table:table-cell>
          <table:table-cell table:formula="of:=&quot;N&quot;&amp;[.A1310]" office:value-type="string" office:string-value="N982">
            <text:p>N982</text:p>
          </table:table-cell>
          <table:table-cell table:formula="of:=[.C1309]" office:value-type="float" office:value="6315">
            <text:p>6315</text:p>
          </table:table-cell>
          <table:table-cell table:formula="of:= &quot;X&quot;&amp; [.C1310]" office:value-type="string" office:string-value="X6315">
            <text:p>X6315</text:p>
          </table:table-cell>
          <table:table-cell table:formula="of:=[.E1309] - [.$J$6]" office:value-type="float" office:value="-97.875">
            <text:p>-97.875</text:p>
          </table:table-cell>
          <table:table-cell table:formula="of:=&quot;Y&quot; &amp; [.E1310]" office:value-type="string" office:string-value="Y-97.875">
            <text:p>Y-97.875</text:p>
          </table:table-cell>
          <table:table-cell table:number-columns-repeated="8"/>
          <table:table-cell table:style-name="ce8" table:formula="of:=[.B1311]" office:value-type="string" office:string-value="N981">
            <text:p>N981</text:p>
          </table:table-cell>
          <table:table-cell table:style-name="ce8" table:formula="of:=[.D1311]" office:value-type="string" office:string-value="X6315">
            <text:p>X6315</text:p>
          </table:table-cell>
          <table:table-cell table:style-name="ce8" table:formula="of:=[.F1311]" office:value-type="string" office:string-value="Y-103.625">
            <text:p>Y-103.625</text:p>
          </table:table-cell>
        </table:table-row>
        <table:table-row table:style-name="ro1">
          <table:table-cell table:formula="of:=[.A1310] -1" office:value-type="float" office:value="981">
            <text:p>981</text:p>
          </table:table-cell>
          <table:table-cell table:formula="of:=&quot;N&quot;&amp;[.A1311]" office:value-type="string" office:string-value="N981">
            <text:p>N981</text:p>
          </table:table-cell>
          <table:table-cell table:formula="of:=[.C1310]" office:value-type="float" office:value="6315">
            <text:p>6315</text:p>
          </table:table-cell>
          <table:table-cell table:formula="of:= &quot;X&quot;&amp; [.C1311]" office:value-type="string" office:string-value="X6315">
            <text:p>X6315</text:p>
          </table:table-cell>
          <table:table-cell table:formula="of:=[.E1310] - [.$J$6]" office:value-type="float" office:value="-103.625">
            <text:p>-103.625</text:p>
          </table:table-cell>
          <table:table-cell table:formula="of:=&quot;Y&quot; &amp; [.E1311]" office:value-type="string" office:string-value="Y-103.625">
            <text:p>Y-103.625</text:p>
          </table:table-cell>
          <table:table-cell table:number-columns-repeated="8"/>
          <table:table-cell table:style-name="ce8" table:formula="of:=[.B1312]" office:value-type="string" office:string-value="N980">
            <text:p>N980</text:p>
          </table:table-cell>
          <table:table-cell table:style-name="ce8" table:formula="of:=[.D1312]" office:value-type="string" office:string-value="X6315">
            <text:p>X6315</text:p>
          </table:table-cell>
          <table:table-cell table:style-name="ce8" table:formula="of:=[.F1312]" office:value-type="string" office:string-value="Y-109.375">
            <text:p>Y-109.375</text:p>
          </table:table-cell>
        </table:table-row>
        <table:table-row table:style-name="ro1">
          <table:table-cell table:formula="of:=[.A1311] -1" office:value-type="float" office:value="980">
            <text:p>980</text:p>
          </table:table-cell>
          <table:table-cell table:formula="of:=&quot;N&quot;&amp;[.A1312]" office:value-type="string" office:string-value="N980">
            <text:p>N980</text:p>
          </table:table-cell>
          <table:table-cell table:formula="of:=[.C1311]" office:value-type="float" office:value="6315">
            <text:p>6315</text:p>
          </table:table-cell>
          <table:table-cell table:formula="of:= &quot;X&quot;&amp; [.C1312]" office:value-type="string" office:string-value="X6315">
            <text:p>X6315</text:p>
          </table:table-cell>
          <table:table-cell table:formula="of:=[.E1311] - [.$J$6]" office:value-type="float" office:value="-109.375">
            <text:p>-109.375</text:p>
          </table:table-cell>
          <table:table-cell table:formula="of:=&quot;Y&quot; &amp; [.E1312]" office:value-type="string" office:string-value="Y-109.375">
            <text:p>Y-109.375</text:p>
          </table:table-cell>
          <table:table-cell table:number-columns-repeated="8"/>
          <table:table-cell table:style-name="ce8" table:formula="of:=[.B1313]" office:value-type="string" office:string-value="N979">
            <text:p>N979</text:p>
          </table:table-cell>
          <table:table-cell table:style-name="ce8" table:formula="of:=[.D1313]" office:value-type="string" office:string-value="X6315">
            <text:p>X6315</text:p>
          </table:table-cell>
          <table:table-cell table:style-name="ce8" table:formula="of:=[.F1313]" office:value-type="string" office:string-value="Y-115.125">
            <text:p>Y-115.125</text:p>
          </table:table-cell>
        </table:table-row>
        <table:table-row table:style-name="ro1">
          <table:table-cell table:formula="of:=[.A1312] -1" office:value-type="float" office:value="979">
            <text:p>979</text:p>
          </table:table-cell>
          <table:table-cell table:formula="of:=&quot;N&quot;&amp;[.A1313]" office:value-type="string" office:string-value="N979">
            <text:p>N979</text:p>
          </table:table-cell>
          <table:table-cell table:formula="of:=[.C1312]" office:value-type="float" office:value="6315">
            <text:p>6315</text:p>
          </table:table-cell>
          <table:table-cell table:formula="of:= &quot;X&quot;&amp; [.C1313]" office:value-type="string" office:string-value="X6315">
            <text:p>X6315</text:p>
          </table:table-cell>
          <table:table-cell table:formula="of:=[.E1312] - [.$J$6]" office:value-type="float" office:value="-115.125">
            <text:p>-115.125</text:p>
          </table:table-cell>
          <table:table-cell table:formula="of:=&quot;Y&quot; &amp; [.E1313]" office:value-type="string" office:string-value="Y-115.125">
            <text:p>Y-115.125</text:p>
          </table:table-cell>
          <table:table-cell table:number-columns-repeated="8"/>
          <table:table-cell table:style-name="ce8" table:formula="of:=[.B1314]" office:value-type="string" office:string-value="N978">
            <text:p>N978</text:p>
          </table:table-cell>
          <table:table-cell table:style-name="ce8" table:formula="of:=[.D1314]" office:value-type="string" office:string-value="X6315">
            <text:p>X6315</text:p>
          </table:table-cell>
          <table:table-cell table:style-name="ce8" table:formula="of:=[.F1314]" office:value-type="string" office:string-value="Y-120.875">
            <text:p>Y-120.875</text:p>
          </table:table-cell>
        </table:table-row>
        <table:table-row table:style-name="ro1">
          <table:table-cell table:formula="of:=[.A1313] -1" office:value-type="float" office:value="978">
            <text:p>978</text:p>
          </table:table-cell>
          <table:table-cell table:formula="of:=&quot;N&quot;&amp;[.A1314]" office:value-type="string" office:string-value="N978">
            <text:p>N978</text:p>
          </table:table-cell>
          <table:table-cell table:formula="of:=[.C1313]" office:value-type="float" office:value="6315">
            <text:p>6315</text:p>
          </table:table-cell>
          <table:table-cell table:formula="of:= &quot;X&quot;&amp; [.C1314]" office:value-type="string" office:string-value="X6315">
            <text:p>X6315</text:p>
          </table:table-cell>
          <table:table-cell table:formula="of:=[.E1313] - [.$J$6]" office:value-type="float" office:value="-120.875">
            <text:p>-120.875</text:p>
          </table:table-cell>
          <table:table-cell table:formula="of:=&quot;Y&quot; &amp; [.E1314]" office:value-type="string" office:string-value="Y-120.875">
            <text:p>Y-120.875</text:p>
          </table:table-cell>
          <table:table-cell table:number-columns-repeated="8"/>
          <table:table-cell table:style-name="ce8" table:formula="of:=[.B1315]" office:value-type="string" office:string-value="N977">
            <text:p>N977</text:p>
          </table:table-cell>
          <table:table-cell table:style-name="ce8" table:formula="of:=[.D1315]" office:value-type="string" office:string-value="X6315">
            <text:p>X6315</text:p>
          </table:table-cell>
          <table:table-cell table:style-name="ce8" table:formula="of:=[.F1315]" office:value-type="string" office:string-value="Y-126.625">
            <text:p>Y-126.625</text:p>
          </table:table-cell>
        </table:table-row>
        <table:table-row table:style-name="ro1">
          <table:table-cell table:formula="of:=[.A1314] -1" office:value-type="float" office:value="977">
            <text:p>977</text:p>
          </table:table-cell>
          <table:table-cell table:formula="of:=&quot;N&quot;&amp;[.A1315]" office:value-type="string" office:string-value="N977">
            <text:p>N977</text:p>
          </table:table-cell>
          <table:table-cell table:formula="of:=[.C1314]" office:value-type="float" office:value="6315">
            <text:p>6315</text:p>
          </table:table-cell>
          <table:table-cell table:formula="of:= &quot;X&quot;&amp; [.C1315]" office:value-type="string" office:string-value="X6315">
            <text:p>X6315</text:p>
          </table:table-cell>
          <table:table-cell table:formula="of:=[.E1314] - [.$J$6]" office:value-type="float" office:value="-126.625">
            <text:p>-126.625</text:p>
          </table:table-cell>
          <table:table-cell table:formula="of:=&quot;Y&quot; &amp; [.E1315]" office:value-type="string" office:string-value="Y-126.625">
            <text:p>Y-126.625</text:p>
          </table:table-cell>
          <table:table-cell table:number-columns-repeated="8"/>
          <table:table-cell table:style-name="ce8" table:formula="of:=[.B1316]" office:value-type="string" office:string-value="N976">
            <text:p>N976</text:p>
          </table:table-cell>
          <table:table-cell table:style-name="ce8" table:formula="of:=[.D1316]" office:value-type="string" office:string-value="X6315">
            <text:p>X6315</text:p>
          </table:table-cell>
          <table:table-cell table:style-name="ce8" table:formula="of:=[.F1316]" office:value-type="string" office:string-value="Y-132.375">
            <text:p>Y-132.375</text:p>
          </table:table-cell>
        </table:table-row>
        <table:table-row table:style-name="ro1">
          <table:table-cell table:formula="of:=[.A1315] -1" office:value-type="float" office:value="976">
            <text:p>976</text:p>
          </table:table-cell>
          <table:table-cell table:formula="of:=&quot;N&quot;&amp;[.A1316]" office:value-type="string" office:string-value="N976">
            <text:p>N976</text:p>
          </table:table-cell>
          <table:table-cell table:formula="of:=[.C1315]" office:value-type="float" office:value="6315">
            <text:p>6315</text:p>
          </table:table-cell>
          <table:table-cell table:formula="of:= &quot;X&quot;&amp; [.C1316]" office:value-type="string" office:string-value="X6315">
            <text:p>X6315</text:p>
          </table:table-cell>
          <table:table-cell table:formula="of:=[.E1315] - [.$J$6]" office:value-type="float" office:value="-132.375">
            <text:p>-132.375</text:p>
          </table:table-cell>
          <table:table-cell table:formula="of:=&quot;Y&quot; &amp; [.E1316]" office:value-type="string" office:string-value="Y-132.375">
            <text:p>Y-132.375</text:p>
          </table:table-cell>
          <table:table-cell table:number-columns-repeated="8"/>
          <table:table-cell table:style-name="ce8" table:formula="of:=[.B1317]" office:value-type="string" office:string-value="N975">
            <text:p>N975</text:p>
          </table:table-cell>
          <table:table-cell table:style-name="ce8" table:formula="of:=[.D1317]" office:value-type="string" office:string-value="X6315">
            <text:p>X6315</text:p>
          </table:table-cell>
          <table:table-cell table:style-name="ce8" table:formula="of:=[.F1317]" office:value-type="string" office:string-value="Y-138.125">
            <text:p>Y-138.125</text:p>
          </table:table-cell>
        </table:table-row>
        <table:table-row table:style-name="ro1">
          <table:table-cell table:formula="of:=[.A1316] -1" office:value-type="float" office:value="975">
            <text:p>975</text:p>
          </table:table-cell>
          <table:table-cell table:formula="of:=&quot;N&quot;&amp;[.A1317]" office:value-type="string" office:string-value="N975">
            <text:p>N975</text:p>
          </table:table-cell>
          <table:table-cell table:formula="of:=[.C1316]" office:value-type="float" office:value="6315">
            <text:p>6315</text:p>
          </table:table-cell>
          <table:table-cell table:formula="of:= &quot;X&quot;&amp; [.C1317]" office:value-type="string" office:string-value="X6315">
            <text:p>X6315</text:p>
          </table:table-cell>
          <table:table-cell table:formula="of:=[.E1316] - [.$J$6]" office:value-type="float" office:value="-138.125">
            <text:p>-138.125</text:p>
          </table:table-cell>
          <table:table-cell table:formula="of:=&quot;Y&quot; &amp; [.E1317]" office:value-type="string" office:string-value="Y-138.125">
            <text:p>Y-138.125</text:p>
          </table:table-cell>
          <table:table-cell table:number-columns-repeated="8"/>
          <table:table-cell table:style-name="ce8" table:formula="of:=[.B1318]" office:value-type="string" office:string-value="N974">
            <text:p>N974</text:p>
          </table:table-cell>
          <table:table-cell table:style-name="ce8" table:formula="of:=[.D1318]" office:value-type="string" office:string-value="X6315">
            <text:p>X6315</text:p>
          </table:table-cell>
          <table:table-cell table:style-name="ce8" table:formula="of:=[.F1318]" office:value-type="string" office:string-value="Y-143.875">
            <text:p>Y-143.875</text:p>
          </table:table-cell>
        </table:table-row>
        <table:table-row table:style-name="ro1">
          <table:table-cell table:formula="of:=[.A1317] -1" office:value-type="float" office:value="974">
            <text:p>974</text:p>
          </table:table-cell>
          <table:table-cell table:formula="of:=&quot;N&quot;&amp;[.A1318]" office:value-type="string" office:string-value="N974">
            <text:p>N974</text:p>
          </table:table-cell>
          <table:table-cell table:formula="of:=[.C1317]" office:value-type="float" office:value="6315">
            <text:p>6315</text:p>
          </table:table-cell>
          <table:table-cell table:formula="of:= &quot;X&quot;&amp; [.C1318]" office:value-type="string" office:string-value="X6315">
            <text:p>X6315</text:p>
          </table:table-cell>
          <table:table-cell table:formula="of:=[.E1317] - [.$J$6]" office:value-type="float" office:value="-143.875">
            <text:p>-143.875</text:p>
          </table:table-cell>
          <table:table-cell table:formula="of:=&quot;Y&quot; &amp; [.E1318]" office:value-type="string" office:string-value="Y-143.875">
            <text:p>Y-143.875</text:p>
          </table:table-cell>
          <table:table-cell table:number-columns-repeated="8"/>
          <table:table-cell table:style-name="ce8" table:formula="of:=[.B1319]" office:value-type="string" office:string-value="N973">
            <text:p>N973</text:p>
          </table:table-cell>
          <table:table-cell table:style-name="ce8" table:formula="of:=[.D1319]" office:value-type="string" office:string-value="X6315">
            <text:p>X6315</text:p>
          </table:table-cell>
          <table:table-cell table:style-name="ce8" table:formula="of:=[.F1319]" office:value-type="string" office:string-value="Y-149.625">
            <text:p>Y-149.625</text:p>
          </table:table-cell>
        </table:table-row>
        <table:table-row table:style-name="ro1">
          <table:table-cell table:formula="of:=[.A1318] -1" office:value-type="float" office:value="973">
            <text:p>973</text:p>
          </table:table-cell>
          <table:table-cell table:formula="of:=&quot;N&quot;&amp;[.A1319]" office:value-type="string" office:string-value="N973">
            <text:p>N973</text:p>
          </table:table-cell>
          <table:table-cell table:formula="of:=[.C1318]" office:value-type="float" office:value="6315">
            <text:p>6315</text:p>
          </table:table-cell>
          <table:table-cell table:formula="of:= &quot;X&quot;&amp; [.C1319]" office:value-type="string" office:string-value="X6315">
            <text:p>X6315</text:p>
          </table:table-cell>
          <table:table-cell table:formula="of:=[.E1318] - [.$J$6]" office:value-type="float" office:value="-149.625">
            <text:p>-149.625</text:p>
          </table:table-cell>
          <table:table-cell table:formula="of:=&quot;Y&quot; &amp; [.E1319]" office:value-type="string" office:string-value="Y-149.625">
            <text:p>Y-149.625</text:p>
          </table:table-cell>
          <table:table-cell table:number-columns-repeated="8"/>
          <table:table-cell table:style-name="ce8" table:formula="of:=[.B1320]" office:value-type="string" office:string-value="N972">
            <text:p>N972</text:p>
          </table:table-cell>
          <table:table-cell table:style-name="ce8" table:formula="of:=[.D1320]" office:value-type="string" office:string-value="X6315">
            <text:p>X6315</text:p>
          </table:table-cell>
          <table:table-cell table:style-name="ce8" table:formula="of:=[.F1320]" office:value-type="string" office:string-value="Y-155.375">
            <text:p>Y-155.375</text:p>
          </table:table-cell>
        </table:table-row>
        <table:table-row table:style-name="ro1">
          <table:table-cell table:formula="of:=[.A1319] -1" office:value-type="float" office:value="972">
            <text:p>972</text:p>
          </table:table-cell>
          <table:table-cell table:formula="of:=&quot;N&quot;&amp;[.A1320]" office:value-type="string" office:string-value="N972">
            <text:p>N972</text:p>
          </table:table-cell>
          <table:table-cell table:formula="of:=[.C1319]" office:value-type="float" office:value="6315">
            <text:p>6315</text:p>
          </table:table-cell>
          <table:table-cell table:formula="of:= &quot;X&quot;&amp; [.C1320]" office:value-type="string" office:string-value="X6315">
            <text:p>X6315</text:p>
          </table:table-cell>
          <table:table-cell table:formula="of:=[.E1319] - [.$J$6]" office:value-type="float" office:value="-155.375">
            <text:p>-155.375</text:p>
          </table:table-cell>
          <table:table-cell table:formula="of:=&quot;Y&quot; &amp; [.E1320]" office:value-type="string" office:string-value="Y-155.375">
            <text:p>Y-155.375</text:p>
          </table:table-cell>
          <table:table-cell table:number-columns-repeated="8"/>
          <table:table-cell table:style-name="ce8" table:formula="of:=[.B1321]" office:value-type="string" office:string-value="N971">
            <text:p>N971</text:p>
          </table:table-cell>
          <table:table-cell table:style-name="ce8" table:formula="of:=[.D1321]" office:value-type="string" office:string-value="X6315">
            <text:p>X6315</text:p>
          </table:table-cell>
          <table:table-cell table:style-name="ce8" table:formula="of:=[.F1321]" office:value-type="string" office:string-value="Y-161.125">
            <text:p>Y-161.125</text:p>
          </table:table-cell>
        </table:table-row>
        <table:table-row table:style-name="ro1">
          <table:table-cell table:formula="of:=[.A1320] -1" office:value-type="float" office:value="971">
            <text:p>971</text:p>
          </table:table-cell>
          <table:table-cell table:formula="of:=&quot;N&quot;&amp;[.A1321]" office:value-type="string" office:string-value="N971">
            <text:p>N971</text:p>
          </table:table-cell>
          <table:table-cell table:formula="of:=[.C1320]" office:value-type="float" office:value="6315">
            <text:p>6315</text:p>
          </table:table-cell>
          <table:table-cell table:formula="of:= &quot;X&quot;&amp; [.C1321]" office:value-type="string" office:string-value="X6315">
            <text:p>X6315</text:p>
          </table:table-cell>
          <table:table-cell table:formula="of:=[.E1320] - [.$J$6]" office:value-type="float" office:value="-161.125">
            <text:p>-161.125</text:p>
          </table:table-cell>
          <table:table-cell table:formula="of:=&quot;Y&quot; &amp; [.E1321]" office:value-type="string" office:string-value="Y-161.125">
            <text:p>Y-161.125</text:p>
          </table:table-cell>
          <table:table-cell table:number-columns-repeated="8"/>
          <table:table-cell table:style-name="ce8" table:formula="of:=[.B1322]" office:value-type="string" office:string-value="N970">
            <text:p>N970</text:p>
          </table:table-cell>
          <table:table-cell table:style-name="ce8" table:formula="of:=[.D1322]" office:value-type="string" office:string-value="X6315">
            <text:p>X6315</text:p>
          </table:table-cell>
          <table:table-cell table:style-name="ce8" table:formula="of:=[.F1322]" office:value-type="string" office:string-value="Y-166.875">
            <text:p>Y-166.875</text:p>
          </table:table-cell>
        </table:table-row>
        <table:table-row table:style-name="ro1">
          <table:table-cell table:formula="of:=[.A1321] -1" office:value-type="float" office:value="970">
            <text:p>970</text:p>
          </table:table-cell>
          <table:table-cell table:formula="of:=&quot;N&quot;&amp;[.A1322]" office:value-type="string" office:string-value="N970">
            <text:p>N970</text:p>
          </table:table-cell>
          <table:table-cell table:formula="of:=[.C1321]" office:value-type="float" office:value="6315">
            <text:p>6315</text:p>
          </table:table-cell>
          <table:table-cell table:formula="of:= &quot;X&quot;&amp; [.C1322]" office:value-type="string" office:string-value="X6315">
            <text:p>X6315</text:p>
          </table:table-cell>
          <table:table-cell table:formula="of:=[.E1321] - [.$J$6]" office:value-type="float" office:value="-166.875">
            <text:p>-166.875</text:p>
          </table:table-cell>
          <table:table-cell table:formula="of:=&quot;Y&quot; &amp; [.E1322]" office:value-type="string" office:string-value="Y-166.875">
            <text:p>Y-166.875</text:p>
          </table:table-cell>
          <table:table-cell table:number-columns-repeated="8"/>
          <table:table-cell table:style-name="ce8" table:formula="of:=[.B1323]" office:value-type="string" office:string-value="N969">
            <text:p>N969</text:p>
          </table:table-cell>
          <table:table-cell table:style-name="ce8" table:formula="of:=[.D1323]" office:value-type="string" office:string-value="X6315">
            <text:p>X6315</text:p>
          </table:table-cell>
          <table:table-cell table:style-name="ce8" table:formula="of:=[.F1323]" office:value-type="string" office:string-value="Y-172.625">
            <text:p>Y-172.625</text:p>
          </table:table-cell>
        </table:table-row>
        <table:table-row table:style-name="ro1">
          <table:table-cell table:formula="of:=[.A1322] -1" office:value-type="float" office:value="969">
            <text:p>969</text:p>
          </table:table-cell>
          <table:table-cell table:formula="of:=&quot;N&quot;&amp;[.A1323]" office:value-type="string" office:string-value="N969">
            <text:p>N969</text:p>
          </table:table-cell>
          <table:table-cell table:formula="of:=[.C1322]" office:value-type="float" office:value="6315">
            <text:p>6315</text:p>
          </table:table-cell>
          <table:table-cell table:formula="of:= &quot;X&quot;&amp; [.C1323]" office:value-type="string" office:string-value="X6315">
            <text:p>X6315</text:p>
          </table:table-cell>
          <table:table-cell table:formula="of:=[.E1322] - [.$J$6]" office:value-type="float" office:value="-172.625">
            <text:p>-172.625</text:p>
          </table:table-cell>
          <table:table-cell table:formula="of:=&quot;Y&quot; &amp; [.E1323]" office:value-type="string" office:string-value="Y-172.625">
            <text:p>Y-172.625</text:p>
          </table:table-cell>
          <table:table-cell table:number-columns-repeated="8"/>
          <table:table-cell table:style-name="ce8" table:formula="of:=[.B1324]" office:value-type="string" office:string-value="N968">
            <text:p>N968</text:p>
          </table:table-cell>
          <table:table-cell table:style-name="ce8" table:formula="of:=[.D1324]" office:value-type="string" office:string-value="X6315">
            <text:p>X6315</text:p>
          </table:table-cell>
          <table:table-cell table:style-name="ce8" table:formula="of:=[.F1324]" office:value-type="string" office:string-value="Y-178.375">
            <text:p>Y-178.375</text:p>
          </table:table-cell>
        </table:table-row>
        <table:table-row table:style-name="ro1">
          <table:table-cell table:formula="of:=[.A1323] -1" office:value-type="float" office:value="968">
            <text:p>968</text:p>
          </table:table-cell>
          <table:table-cell table:formula="of:=&quot;N&quot;&amp;[.A1324]" office:value-type="string" office:string-value="N968">
            <text:p>N968</text:p>
          </table:table-cell>
          <table:table-cell table:formula="of:=[.C1323]" office:value-type="float" office:value="6315">
            <text:p>6315</text:p>
          </table:table-cell>
          <table:table-cell table:formula="of:= &quot;X&quot;&amp; [.C1324]" office:value-type="string" office:string-value="X6315">
            <text:p>X6315</text:p>
          </table:table-cell>
          <table:table-cell table:formula="of:=[.E1323] - [.$J$6]" office:value-type="float" office:value="-178.375">
            <text:p>-178.375</text:p>
          </table:table-cell>
          <table:table-cell table:formula="of:=&quot;Y&quot; &amp; [.E1324]" office:value-type="string" office:string-value="Y-178.375">
            <text:p>Y-178.375</text:p>
          </table:table-cell>
          <table:table-cell table:number-columns-repeated="8"/>
          <table:table-cell table:style-name="ce8" table:formula="of:=[.B1325]" office:value-type="string" office:string-value="N967">
            <text:p>N967</text:p>
          </table:table-cell>
          <table:table-cell table:style-name="ce8" table:formula="of:=[.D1325]" office:value-type="string" office:string-value="X6315">
            <text:p>X6315</text:p>
          </table:table-cell>
          <table:table-cell table:style-name="ce8" table:formula="of:=[.F1325]" office:value-type="string" office:string-value="Y-184.125">
            <text:p>Y-184.125</text:p>
          </table:table-cell>
        </table:table-row>
        <table:table-row table:style-name="ro1">
          <table:table-cell table:formula="of:=[.A1324] -1" office:value-type="float" office:value="967">
            <text:p>967</text:p>
          </table:table-cell>
          <table:table-cell table:formula="of:=&quot;N&quot;&amp;[.A1325]" office:value-type="string" office:string-value="N967">
            <text:p>N967</text:p>
          </table:table-cell>
          <table:table-cell table:formula="of:=[.C1324]" office:value-type="float" office:value="6315">
            <text:p>6315</text:p>
          </table:table-cell>
          <table:table-cell table:formula="of:= &quot;X&quot;&amp; [.C1325]" office:value-type="string" office:string-value="X6315">
            <text:p>X6315</text:p>
          </table:table-cell>
          <table:table-cell table:formula="of:=[.E1324] - [.$J$6]" office:value-type="float" office:value="-184.125">
            <text:p>-184.125</text:p>
          </table:table-cell>
          <table:table-cell table:formula="of:=&quot;Y&quot; &amp; [.E1325]" office:value-type="string" office:string-value="Y-184.125">
            <text:p>Y-184.125</text:p>
          </table:table-cell>
          <table:table-cell table:number-columns-repeated="8"/>
          <table:table-cell table:style-name="ce8" table:formula="of:=[.B1326]" office:value-type="string" office:string-value="N966">
            <text:p>N966</text:p>
          </table:table-cell>
          <table:table-cell table:style-name="ce8" table:formula="of:=[.D1326]" office:value-type="string" office:string-value="X6315">
            <text:p>X6315</text:p>
          </table:table-cell>
          <table:table-cell table:style-name="ce8" table:formula="of:=[.F1326]" office:value-type="string" office:string-value="Y-189.875">
            <text:p>Y-189.875</text:p>
          </table:table-cell>
        </table:table-row>
        <table:table-row table:style-name="ro1">
          <table:table-cell table:formula="of:=[.A1325] -1" office:value-type="float" office:value="966">
            <text:p>966</text:p>
          </table:table-cell>
          <table:table-cell table:formula="of:=&quot;N&quot;&amp;[.A1326]" office:value-type="string" office:string-value="N966">
            <text:p>N966</text:p>
          </table:table-cell>
          <table:table-cell table:formula="of:=[.C1325]" office:value-type="float" office:value="6315">
            <text:p>6315</text:p>
          </table:table-cell>
          <table:table-cell table:formula="of:= &quot;X&quot;&amp; [.C1326]" office:value-type="string" office:string-value="X6315">
            <text:p>X6315</text:p>
          </table:table-cell>
          <table:table-cell table:formula="of:=[.E1325] - [.$J$6]" office:value-type="float" office:value="-189.875">
            <text:p>-189.875</text:p>
          </table:table-cell>
          <table:table-cell table:formula="of:=&quot;Y&quot; &amp; [.E1326]" office:value-type="string" office:string-value="Y-189.875">
            <text:p>Y-189.875</text:p>
          </table:table-cell>
          <table:table-cell table:number-columns-repeated="8"/>
          <table:table-cell table:style-name="ce8" table:formula="of:=[.B1327]" office:value-type="string" office:string-value="N965">
            <text:p>N965</text:p>
          </table:table-cell>
          <table:table-cell table:style-name="ce8" table:formula="of:=[.D1327]" office:value-type="string" office:string-value="X6315">
            <text:p>X6315</text:p>
          </table:table-cell>
          <table:table-cell table:style-name="ce8" table:formula="of:=[.F1327]" office:value-type="string" office:string-value="Y-195.625">
            <text:p>Y-195.625</text:p>
          </table:table-cell>
        </table:table-row>
        <table:table-row table:style-name="ro1">
          <table:table-cell table:formula="of:=[.A1326] -1" office:value-type="float" office:value="965">
            <text:p>965</text:p>
          </table:table-cell>
          <table:table-cell table:formula="of:=&quot;N&quot;&amp;[.A1327]" office:value-type="string" office:string-value="N965">
            <text:p>N965</text:p>
          </table:table-cell>
          <table:table-cell table:formula="of:=[.C1326]" office:value-type="float" office:value="6315">
            <text:p>6315</text:p>
          </table:table-cell>
          <table:table-cell table:formula="of:= &quot;X&quot;&amp; [.C1327]" office:value-type="string" office:string-value="X6315">
            <text:p>X6315</text:p>
          </table:table-cell>
          <table:table-cell table:formula="of:=[.E1326] - [.$J$6]" office:value-type="float" office:value="-195.625">
            <text:p>-195.625</text:p>
          </table:table-cell>
          <table:table-cell table:formula="of:=&quot;Y&quot; &amp; [.E1327]" office:value-type="string" office:string-value="Y-195.625">
            <text:p>Y-195.625</text:p>
          </table:table-cell>
          <table:table-cell table:number-columns-repeated="8"/>
          <table:table-cell table:style-name="ce8" table:formula="of:=[.B1328]" office:value-type="string" office:string-value="N964">
            <text:p>N964</text:p>
          </table:table-cell>
          <table:table-cell table:style-name="ce8" table:formula="of:=[.D1328]" office:value-type="string" office:string-value="X6315">
            <text:p>X6315</text:p>
          </table:table-cell>
          <table:table-cell table:style-name="ce8" table:formula="of:=[.F1328]" office:value-type="string" office:string-value="Y-201.375">
            <text:p>Y-201.375</text:p>
          </table:table-cell>
        </table:table-row>
        <table:table-row table:style-name="ro1">
          <table:table-cell table:formula="of:=[.A1327] -1" office:value-type="float" office:value="964">
            <text:p>964</text:p>
          </table:table-cell>
          <table:table-cell table:formula="of:=&quot;N&quot;&amp;[.A1328]" office:value-type="string" office:string-value="N964">
            <text:p>N964</text:p>
          </table:table-cell>
          <table:table-cell table:formula="of:=[.C1327]" office:value-type="float" office:value="6315">
            <text:p>6315</text:p>
          </table:table-cell>
          <table:table-cell table:formula="of:= &quot;X&quot;&amp; [.C1328]" office:value-type="string" office:string-value="X6315">
            <text:p>X6315</text:p>
          </table:table-cell>
          <table:table-cell table:formula="of:=[.E1327] - [.$J$6]" office:value-type="float" office:value="-201.375">
            <text:p>-201.375</text:p>
          </table:table-cell>
          <table:table-cell table:formula="of:=&quot;Y&quot; &amp; [.E1328]" office:value-type="string" office:string-value="Y-201.375">
            <text:p>Y-201.375</text:p>
          </table:table-cell>
          <table:table-cell table:number-columns-repeated="8"/>
          <table:table-cell table:style-name="ce8" table:formula="of:=[.B1329]" office:value-type="string" office:string-value="N963">
            <text:p>N963</text:p>
          </table:table-cell>
          <table:table-cell table:style-name="ce8" table:formula="of:=[.D1329]" office:value-type="string" office:string-value="X6315">
            <text:p>X6315</text:p>
          </table:table-cell>
          <table:table-cell table:style-name="ce8" table:formula="of:=[.F1329]" office:value-type="string" office:string-value="Y-207.125">
            <text:p>Y-207.125</text:p>
          </table:table-cell>
        </table:table-row>
        <table:table-row table:style-name="ro1">
          <table:table-cell table:formula="of:=[.A1328] -1" office:value-type="float" office:value="963">
            <text:p>963</text:p>
          </table:table-cell>
          <table:table-cell table:formula="of:=&quot;N&quot;&amp;[.A1329]" office:value-type="string" office:string-value="N963">
            <text:p>N963</text:p>
          </table:table-cell>
          <table:table-cell table:formula="of:=[.C1328]" office:value-type="float" office:value="6315">
            <text:p>6315</text:p>
          </table:table-cell>
          <table:table-cell table:formula="of:= &quot;X&quot;&amp; [.C1329]" office:value-type="string" office:string-value="X6315">
            <text:p>X6315</text:p>
          </table:table-cell>
          <table:table-cell table:formula="of:=[.E1328] - [.$J$6]" office:value-type="float" office:value="-207.125">
            <text:p>-207.125</text:p>
          </table:table-cell>
          <table:table-cell table:formula="of:=&quot;Y&quot; &amp; [.E1329]" office:value-type="string" office:string-value="Y-207.125">
            <text:p>Y-207.125</text:p>
          </table:table-cell>
          <table:table-cell table:number-columns-repeated="8"/>
          <table:table-cell table:style-name="ce8" table:formula="of:=[.B1330]" office:value-type="string" office:string-value="N962">
            <text:p>N962</text:p>
          </table:table-cell>
          <table:table-cell table:style-name="ce8" table:formula="of:=[.D1330]" office:value-type="string" office:string-value="X6315">
            <text:p>X6315</text:p>
          </table:table-cell>
          <table:table-cell table:style-name="ce8" table:formula="of:=[.F1330]" office:value-type="string" office:string-value="Y-212.875">
            <text:p>Y-212.875</text:p>
          </table:table-cell>
        </table:table-row>
        <table:table-row table:style-name="ro1">
          <table:table-cell table:formula="of:=[.A1329] -1" office:value-type="float" office:value="962">
            <text:p>962</text:p>
          </table:table-cell>
          <table:table-cell table:formula="of:=&quot;N&quot;&amp;[.A1330]" office:value-type="string" office:string-value="N962">
            <text:p>N962</text:p>
          </table:table-cell>
          <table:table-cell table:formula="of:=[.C1329]" office:value-type="float" office:value="6315">
            <text:p>6315</text:p>
          </table:table-cell>
          <table:table-cell table:formula="of:= &quot;X&quot;&amp; [.C1330]" office:value-type="string" office:string-value="X6315">
            <text:p>X6315</text:p>
          </table:table-cell>
          <table:table-cell table:formula="of:=[.E1329] - [.$J$6]" office:value-type="float" office:value="-212.875">
            <text:p>-212.875</text:p>
          </table:table-cell>
          <table:table-cell table:formula="of:=&quot;Y&quot; &amp; [.E1330]" office:value-type="string" office:string-value="Y-212.875">
            <text:p>Y-212.875</text:p>
          </table:table-cell>
          <table:table-cell table:number-columns-repeated="8"/>
          <table:table-cell table:style-name="ce8" table:formula="of:=[.B1331]" office:value-type="string" office:string-value="N961">
            <text:p>N961</text:p>
          </table:table-cell>
          <table:table-cell table:style-name="ce8" table:formula="of:=[.D1331]" office:value-type="string" office:string-value="X6315">
            <text:p>X6315</text:p>
          </table:table-cell>
          <table:table-cell table:style-name="ce8" table:formula="of:=[.F1331]" office:value-type="string" office:string-value="Y-218.625">
            <text:p>Y-218.625</text:p>
          </table:table-cell>
        </table:table-row>
        <table:table-row table:style-name="ro1">
          <table:table-cell table:formula="of:=[.A1330] -1" office:value-type="float" office:value="961">
            <text:p>961</text:p>
          </table:table-cell>
          <table:table-cell table:formula="of:=&quot;N&quot;&amp;[.A1331]" office:value-type="string" office:string-value="N961">
            <text:p>N961</text:p>
          </table:table-cell>
          <table:table-cell table:formula="of:=[.C1330]" office:value-type="float" office:value="6315">
            <text:p>6315</text:p>
          </table:table-cell>
          <table:table-cell table:formula="of:= &quot;X&quot;&amp; [.C1331]" office:value-type="string" office:string-value="X6315">
            <text:p>X6315</text:p>
          </table:table-cell>
          <table:table-cell table:formula="of:=[.E1330] - [.$J$6]" office:value-type="float" office:value="-218.625">
            <text:p>-218.625</text:p>
          </table:table-cell>
          <table:table-cell table:formula="of:=&quot;Y&quot; &amp; [.E1331]" office:value-type="string" office:string-value="Y-218.625">
            <text:p>Y-218.625</text:p>
          </table:table-cell>
          <table:table-cell table:number-columns-repeated="8"/>
          <table:table-cell table:style-name="ce8" table:formula="of:=[.B1332]" office:value-type="string" office:string-value="N960">
            <text:p>N960</text:p>
          </table:table-cell>
          <table:table-cell table:style-name="ce8" table:formula="of:=[.D1332]" office:value-type="string" office:string-value="X6315">
            <text:p>X6315</text:p>
          </table:table-cell>
          <table:table-cell table:style-name="ce8" table:formula="of:=[.F1332]" office:value-type="string" office:string-value="Y-224.375">
            <text:p>Y-224.375</text:p>
          </table:table-cell>
        </table:table-row>
        <table:table-row table:style-name="ro1">
          <table:table-cell table:formula="of:=[.A1331] -1" office:value-type="float" office:value="960">
            <text:p>960</text:p>
          </table:table-cell>
          <table:table-cell table:formula="of:=&quot;N&quot;&amp;[.A1332]" office:value-type="string" office:string-value="N960">
            <text:p>N960</text:p>
          </table:table-cell>
          <table:table-cell table:formula="of:=[.C1331]" office:value-type="float" office:value="6315">
            <text:p>6315</text:p>
          </table:table-cell>
          <table:table-cell table:formula="of:= &quot;X&quot;&amp; [.C1332]" office:value-type="string" office:string-value="X6315">
            <text:p>X6315</text:p>
          </table:table-cell>
          <table:table-cell table:formula="of:=[.E1331] - [.$J$6]" office:value-type="float" office:value="-224.375">
            <text:p>-224.375</text:p>
          </table:table-cell>
          <table:table-cell table:formula="of:=&quot;Y&quot; &amp; [.E1332]" office:value-type="string" office:string-value="Y-224.375">
            <text:p>Y-224.375</text:p>
          </table:table-cell>
          <table:table-cell table:number-columns-repeated="8"/>
          <table:table-cell table:style-name="ce8" table:formula="of:=[.B1333]" office:value-type="string" office:string-value="N959">
            <text:p>N959</text:p>
          </table:table-cell>
          <table:table-cell table:style-name="ce8" table:formula="of:=[.D1333]" office:value-type="string" office:string-value="X6315">
            <text:p>X6315</text:p>
          </table:table-cell>
          <table:table-cell table:style-name="ce8" table:formula="of:=[.F1333]" office:value-type="string" office:string-value="Y-230.125">
            <text:p>Y-230.125</text:p>
          </table:table-cell>
        </table:table-row>
        <table:table-row table:style-name="ro1">
          <table:table-cell table:formula="of:=[.A1332] -1" office:value-type="float" office:value="959">
            <text:p>959</text:p>
          </table:table-cell>
          <table:table-cell table:formula="of:=&quot;N&quot;&amp;[.A1333]" office:value-type="string" office:string-value="N959">
            <text:p>N959</text:p>
          </table:table-cell>
          <table:table-cell table:formula="of:=[.C1332]" office:value-type="float" office:value="6315">
            <text:p>6315</text:p>
          </table:table-cell>
          <table:table-cell table:formula="of:= &quot;X&quot;&amp; [.C1333]" office:value-type="string" office:string-value="X6315">
            <text:p>X6315</text:p>
          </table:table-cell>
          <table:table-cell table:formula="of:=[.E1332] - [.$J$6]" office:value-type="float" office:value="-230.125">
            <text:p>-230.125</text:p>
          </table:table-cell>
          <table:table-cell table:formula="of:=&quot;Y&quot; &amp; [.E1333]" office:value-type="string" office:string-value="Y-230.125">
            <text:p>Y-230.125</text:p>
          </table:table-cell>
          <table:table-cell table:number-columns-repeated="8"/>
          <table:table-cell table:style-name="ce8" table:formula="of:=[.B1334]" office:value-type="string" office:string-value="N958">
            <text:p>N958</text:p>
          </table:table-cell>
          <table:table-cell table:style-name="ce8" table:formula="of:=[.D1334]" office:value-type="string" office:string-value="X6315">
            <text:p>X6315</text:p>
          </table:table-cell>
          <table:table-cell table:style-name="ce8" table:formula="of:=[.F1334]" office:value-type="string" office:string-value="Y-235.875">
            <text:p>Y-235.875</text:p>
          </table:table-cell>
        </table:table-row>
        <table:table-row table:style-name="ro1">
          <table:table-cell table:formula="of:=[.A1333] -1" office:value-type="float" office:value="958">
            <text:p>958</text:p>
          </table:table-cell>
          <table:table-cell table:formula="of:=&quot;N&quot;&amp;[.A1334]" office:value-type="string" office:string-value="N958">
            <text:p>N958</text:p>
          </table:table-cell>
          <table:table-cell table:formula="of:=[.C1333]" office:value-type="float" office:value="6315">
            <text:p>6315</text:p>
          </table:table-cell>
          <table:table-cell table:formula="of:= &quot;X&quot;&amp; [.C1334]" office:value-type="string" office:string-value="X6315">
            <text:p>X6315</text:p>
          </table:table-cell>
          <table:table-cell table:formula="of:=[.E1333] - [.$J$6]" office:value-type="float" office:value="-235.875">
            <text:p>-235.875</text:p>
          </table:table-cell>
          <table:table-cell table:formula="of:=&quot;Y&quot; &amp; [.E1334]" office:value-type="string" office:string-value="Y-235.875">
            <text:p>Y-235.875</text:p>
          </table:table-cell>
          <table:table-cell table:number-columns-repeated="8"/>
          <table:table-cell table:style-name="ce8" table:formula="of:=[.B1335]" office:value-type="string" office:string-value="N957">
            <text:p>N957</text:p>
          </table:table-cell>
          <table:table-cell table:style-name="ce8" table:formula="of:=[.D1335]" office:value-type="string" office:string-value="X6315">
            <text:p>X6315</text:p>
          </table:table-cell>
          <table:table-cell table:style-name="ce8" table:formula="of:=[.F1335]" office:value-type="string" office:string-value="Y-241.625">
            <text:p>Y-241.625</text:p>
          </table:table-cell>
        </table:table-row>
        <table:table-row table:style-name="ro1">
          <table:table-cell table:formula="of:=[.A1334] -1" office:value-type="float" office:value="957">
            <text:p>957</text:p>
          </table:table-cell>
          <table:table-cell table:formula="of:=&quot;N&quot;&amp;[.A1335]" office:value-type="string" office:string-value="N957">
            <text:p>N957</text:p>
          </table:table-cell>
          <table:table-cell table:formula="of:=[.C1334]" office:value-type="float" office:value="6315">
            <text:p>6315</text:p>
          </table:table-cell>
          <table:table-cell table:formula="of:= &quot;X&quot;&amp; [.C1335]" office:value-type="string" office:string-value="X6315">
            <text:p>X6315</text:p>
          </table:table-cell>
          <table:table-cell table:formula="of:=[.E1334] - [.$J$6]" office:value-type="float" office:value="-241.625">
            <text:p>-241.625</text:p>
          </table:table-cell>
          <table:table-cell table:formula="of:=&quot;Y&quot; &amp; [.E1335]" office:value-type="string" office:string-value="Y-241.625">
            <text:p>Y-241.625</text:p>
          </table:table-cell>
          <table:table-cell table:number-columns-repeated="8"/>
          <table:table-cell table:style-name="ce8" table:formula="of:=[.B1336]" office:value-type="string" office:string-value="N956">
            <text:p>N956</text:p>
          </table:table-cell>
          <table:table-cell table:style-name="ce8" table:formula="of:=[.D1336]" office:value-type="string" office:string-value="X6315">
            <text:p>X6315</text:p>
          </table:table-cell>
          <table:table-cell table:style-name="ce8" table:formula="of:=[.F1336]" office:value-type="string" office:string-value="Y-247.375">
            <text:p>Y-247.375</text:p>
          </table:table-cell>
        </table:table-row>
        <table:table-row table:style-name="ro1">
          <table:table-cell table:formula="of:=[.A1335] -1" office:value-type="float" office:value="956">
            <text:p>956</text:p>
          </table:table-cell>
          <table:table-cell table:formula="of:=&quot;N&quot;&amp;[.A1336]" office:value-type="string" office:string-value="N956">
            <text:p>N956</text:p>
          </table:table-cell>
          <table:table-cell table:formula="of:=[.C1335]" office:value-type="float" office:value="6315">
            <text:p>6315</text:p>
          </table:table-cell>
          <table:table-cell table:formula="of:= &quot;X&quot;&amp; [.C1336]" office:value-type="string" office:string-value="X6315">
            <text:p>X6315</text:p>
          </table:table-cell>
          <table:table-cell table:formula="of:=[.E1335] - [.$J$6]" office:value-type="float" office:value="-247.375">
            <text:p>-247.375</text:p>
          </table:table-cell>
          <table:table-cell table:formula="of:=&quot;Y&quot; &amp; [.E1336]" office:value-type="string" office:string-value="Y-247.375">
            <text:p>Y-247.375</text:p>
          </table:table-cell>
          <table:table-cell table:number-columns-repeated="8"/>
          <table:table-cell table:style-name="ce8" table:formula="of:=[.B1337]" office:value-type="string" office:string-value="N955">
            <text:p>N955</text:p>
          </table:table-cell>
          <table:table-cell table:style-name="ce8" table:formula="of:=[.D1337]" office:value-type="string" office:string-value="X6315">
            <text:p>X6315</text:p>
          </table:table-cell>
          <table:table-cell table:style-name="ce8" table:formula="of:=[.F1337]" office:value-type="string" office:string-value="Y-253.125">
            <text:p>Y-253.125</text:p>
          </table:table-cell>
        </table:table-row>
        <table:table-row table:style-name="ro1">
          <table:table-cell table:formula="of:=[.A1336] -1" office:value-type="float" office:value="955">
            <text:p>955</text:p>
          </table:table-cell>
          <table:table-cell table:formula="of:=&quot;N&quot;&amp;[.A1337]" office:value-type="string" office:string-value="N955">
            <text:p>N955</text:p>
          </table:table-cell>
          <table:table-cell table:formula="of:=[.C1336]" office:value-type="float" office:value="6315">
            <text:p>6315</text:p>
          </table:table-cell>
          <table:table-cell table:formula="of:= &quot;X&quot;&amp; [.C1337]" office:value-type="string" office:string-value="X6315">
            <text:p>X6315</text:p>
          </table:table-cell>
          <table:table-cell table:formula="of:=[.E1336] - [.$J$6]" office:value-type="float" office:value="-253.125">
            <text:p>-253.125</text:p>
          </table:table-cell>
          <table:table-cell table:formula="of:=&quot;Y&quot; &amp; [.E1337]" office:value-type="string" office:string-value="Y-253.125">
            <text:p>Y-253.125</text:p>
          </table:table-cell>
          <table:table-cell table:number-columns-repeated="8"/>
          <table:table-cell table:style-name="ce8" table:formula="of:=[.B1338]" office:value-type="string" office:string-value="N954">
            <text:p>N954</text:p>
          </table:table-cell>
          <table:table-cell table:style-name="ce8" table:formula="of:=[.D1338]" office:value-type="string" office:string-value="X6315">
            <text:p>X6315</text:p>
          </table:table-cell>
          <table:table-cell table:style-name="ce8" table:formula="of:=[.F1338]" office:value-type="string" office:string-value="Y-258.875">
            <text:p>Y-258.875</text:p>
          </table:table-cell>
        </table:table-row>
        <table:table-row table:style-name="ro1">
          <table:table-cell table:formula="of:=[.A1337] -1" office:value-type="float" office:value="954">
            <text:p>954</text:p>
          </table:table-cell>
          <table:table-cell table:formula="of:=&quot;N&quot;&amp;[.A1338]" office:value-type="string" office:string-value="N954">
            <text:p>N954</text:p>
          </table:table-cell>
          <table:table-cell table:formula="of:=[.C1337]" office:value-type="float" office:value="6315">
            <text:p>6315</text:p>
          </table:table-cell>
          <table:table-cell table:formula="of:= &quot;X&quot;&amp; [.C1338]" office:value-type="string" office:string-value="X6315">
            <text:p>X6315</text:p>
          </table:table-cell>
          <table:table-cell table:formula="of:=[.E1337] - [.$J$6]" office:value-type="float" office:value="-258.875">
            <text:p>-258.875</text:p>
          </table:table-cell>
          <table:table-cell table:formula="of:=&quot;Y&quot; &amp; [.E1338]" office:value-type="string" office:string-value="Y-258.875">
            <text:p>Y-258.875</text:p>
          </table:table-cell>
          <table:table-cell table:number-columns-repeated="8"/>
          <table:table-cell table:style-name="ce8" table:formula="of:=[.B1339]" office:value-type="string" office:string-value="N953">
            <text:p>N953</text:p>
          </table:table-cell>
          <table:table-cell table:style-name="ce8" table:formula="of:=[.D1339]" office:value-type="string" office:string-value="X6315">
            <text:p>X6315</text:p>
          </table:table-cell>
          <table:table-cell table:style-name="ce8" table:formula="of:=[.F1339]" office:value-type="string" office:string-value="Y-264.625">
            <text:p>Y-264.625</text:p>
          </table:table-cell>
        </table:table-row>
        <table:table-row table:style-name="ro1">
          <table:table-cell table:formula="of:=[.A1338] -1" office:value-type="float" office:value="953">
            <text:p>953</text:p>
          </table:table-cell>
          <table:table-cell table:formula="of:=&quot;N&quot;&amp;[.A1339]" office:value-type="string" office:string-value="N953">
            <text:p>N953</text:p>
          </table:table-cell>
          <table:table-cell table:formula="of:=[.C1338]" office:value-type="float" office:value="6315">
            <text:p>6315</text:p>
          </table:table-cell>
          <table:table-cell table:formula="of:= &quot;X&quot;&amp; [.C1339]" office:value-type="string" office:string-value="X6315">
            <text:p>X6315</text:p>
          </table:table-cell>
          <table:table-cell table:formula="of:=[.E1338] - [.$J$6]" office:value-type="float" office:value="-264.625">
            <text:p>-264.625</text:p>
          </table:table-cell>
          <table:table-cell table:formula="of:=&quot;Y&quot; &amp; [.E1339]" office:value-type="string" office:string-value="Y-264.625">
            <text:p>Y-264.625</text:p>
          </table:table-cell>
          <table:table-cell table:number-columns-repeated="8"/>
          <table:table-cell table:style-name="ce8" table:formula="of:=[.B1340]" office:value-type="string" office:string-value="N952">
            <text:p>N952</text:p>
          </table:table-cell>
          <table:table-cell table:style-name="ce8" table:formula="of:=[.D1340]" office:value-type="string" office:string-value="X6315">
            <text:p>X6315</text:p>
          </table:table-cell>
          <table:table-cell table:style-name="ce8" table:formula="of:=[.F1340]" office:value-type="string" office:string-value="Y-270.375">
            <text:p>Y-270.375</text:p>
          </table:table-cell>
        </table:table-row>
        <table:table-row table:style-name="ro1">
          <table:table-cell table:formula="of:=[.A1339] -1" office:value-type="float" office:value="952">
            <text:p>952</text:p>
          </table:table-cell>
          <table:table-cell table:formula="of:=&quot;N&quot;&amp;[.A1340]" office:value-type="string" office:string-value="N952">
            <text:p>N952</text:p>
          </table:table-cell>
          <table:table-cell table:formula="of:=[.C1339]" office:value-type="float" office:value="6315">
            <text:p>6315</text:p>
          </table:table-cell>
          <table:table-cell table:formula="of:= &quot;X&quot;&amp; [.C1340]" office:value-type="string" office:string-value="X6315">
            <text:p>X6315</text:p>
          </table:table-cell>
          <table:table-cell table:formula="of:=[.E1339] - [.$J$6]" office:value-type="float" office:value="-270.375">
            <text:p>-270.375</text:p>
          </table:table-cell>
          <table:table-cell table:formula="of:=&quot;Y&quot; &amp; [.E1340]" office:value-type="string" office:string-value="Y-270.375">
            <text:p>Y-270.375</text:p>
          </table:table-cell>
          <table:table-cell table:number-columns-repeated="8"/>
          <table:table-cell table:style-name="ce8" table:formula="of:=[.B1341]" office:value-type="string" office:string-value="N951">
            <text:p>N951</text:p>
          </table:table-cell>
          <table:table-cell table:style-name="ce8" table:formula="of:=[.D1341]" office:value-type="string" office:string-value="X6315">
            <text:p>X6315</text:p>
          </table:table-cell>
          <table:table-cell table:style-name="ce8" table:formula="of:=[.F1341]" office:value-type="string" office:string-value="Y-276.125">
            <text:p>Y-276.125</text:p>
          </table:table-cell>
        </table:table-row>
        <table:table-row table:style-name="ro1">
          <table:table-cell table:formula="of:=[.A1340] -1" office:value-type="float" office:value="951">
            <text:p>951</text:p>
          </table:table-cell>
          <table:table-cell table:formula="of:=&quot;N&quot;&amp;[.A1341]" office:value-type="string" office:string-value="N951">
            <text:p>N951</text:p>
          </table:table-cell>
          <table:table-cell table:formula="of:=[.C1340]" office:value-type="float" office:value="6315">
            <text:p>6315</text:p>
          </table:table-cell>
          <table:table-cell table:formula="of:= &quot;X&quot;&amp; [.C1341]" office:value-type="string" office:string-value="X6315">
            <text:p>X6315</text:p>
          </table:table-cell>
          <table:table-cell table:formula="of:=[.E1340] - [.$J$6]" office:value-type="float" office:value="-276.125">
            <text:p>-276.125</text:p>
          </table:table-cell>
          <table:table-cell table:formula="of:=&quot;Y&quot; &amp; [.E1341]" office:value-type="string" office:string-value="Y-276.125">
            <text:p>Y-276.125</text:p>
          </table:table-cell>
          <table:table-cell table:number-columns-repeated="8"/>
          <table:table-cell table:style-name="ce8" table:formula="of:=[.B1342]" office:value-type="string" office:string-value="N950">
            <text:p>N950</text:p>
          </table:table-cell>
          <table:table-cell table:style-name="ce8" table:formula="of:=[.D1342]" office:value-type="string" office:string-value="X6315">
            <text:p>X6315</text:p>
          </table:table-cell>
          <table:table-cell table:style-name="ce8" table:formula="of:=[.F1342]" office:value-type="string" office:string-value="Y-281.875">
            <text:p>Y-281.875</text:p>
          </table:table-cell>
        </table:table-row>
        <table:table-row table:style-name="ro1">
          <table:table-cell table:formula="of:=[.A1341] -1" office:value-type="float" office:value="950">
            <text:p>950</text:p>
          </table:table-cell>
          <table:table-cell table:formula="of:=&quot;N&quot;&amp;[.A1342]" office:value-type="string" office:string-value="N950">
            <text:p>N950</text:p>
          </table:table-cell>
          <table:table-cell table:formula="of:=[.C1341]" office:value-type="float" office:value="6315">
            <text:p>6315</text:p>
          </table:table-cell>
          <table:table-cell table:formula="of:= &quot;X&quot;&amp; [.C1342]" office:value-type="string" office:string-value="X6315">
            <text:p>X6315</text:p>
          </table:table-cell>
          <table:table-cell table:formula="of:=[.E1341] - [.$J$6]" office:value-type="float" office:value="-281.875">
            <text:p>-281.875</text:p>
          </table:table-cell>
          <table:table-cell table:formula="of:=&quot;Y&quot; &amp; [.E1342]" office:value-type="string" office:string-value="Y-281.875">
            <text:p>Y-281.875</text:p>
          </table:table-cell>
          <table:table-cell table:number-columns-repeated="8"/>
          <table:table-cell table:style-name="ce8" table:formula="of:=[.B1343]" office:value-type="string" office:string-value="N949">
            <text:p>N949</text:p>
          </table:table-cell>
          <table:table-cell table:style-name="ce8" table:formula="of:=[.D1343]" office:value-type="string" office:string-value="X6315">
            <text:p>X6315</text:p>
          </table:table-cell>
          <table:table-cell table:style-name="ce8" table:formula="of:=[.F1343]" office:value-type="string" office:string-value="Y-287.625">
            <text:p>Y-287.625</text:p>
          </table:table-cell>
        </table:table-row>
        <table:table-row table:style-name="ro1">
          <table:table-cell table:formula="of:=[.A1342] -1" office:value-type="float" office:value="949">
            <text:p>949</text:p>
          </table:table-cell>
          <table:table-cell table:formula="of:=&quot;N&quot;&amp;[.A1343]" office:value-type="string" office:string-value="N949">
            <text:p>N949</text:p>
          </table:table-cell>
          <table:table-cell table:formula="of:=[.C1342]" office:value-type="float" office:value="6315">
            <text:p>6315</text:p>
          </table:table-cell>
          <table:table-cell table:formula="of:= &quot;X&quot;&amp; [.C1343]" office:value-type="string" office:string-value="X6315">
            <text:p>X6315</text:p>
          </table:table-cell>
          <table:table-cell table:formula="of:=[.E1342] - [.$J$6]" office:value-type="float" office:value="-287.625">
            <text:p>-287.625</text:p>
          </table:table-cell>
          <table:table-cell table:formula="of:=&quot;Y&quot; &amp; [.E1343]" office:value-type="string" office:string-value="Y-287.625">
            <text:p>Y-287.625</text:p>
          </table:table-cell>
          <table:table-cell table:number-columns-repeated="8"/>
          <table:table-cell table:style-name="ce8" table:formula="of:=[.B1344]" office:value-type="string" office:string-value="N948">
            <text:p>N948</text:p>
          </table:table-cell>
          <table:table-cell table:style-name="ce8" table:formula="of:=[.D1344]" office:value-type="string" office:string-value="X6315">
            <text:p>X6315</text:p>
          </table:table-cell>
          <table:table-cell table:style-name="ce8" table:formula="of:=[.F1344]" office:value-type="string" office:string-value="Y-293.375">
            <text:p>Y-293.375</text:p>
          </table:table-cell>
        </table:table-row>
        <table:table-row table:style-name="ro1">
          <table:table-cell table:formula="of:=[.A1343] -1" office:value-type="float" office:value="948">
            <text:p>948</text:p>
          </table:table-cell>
          <table:table-cell table:formula="of:=&quot;N&quot;&amp;[.A1344]" office:value-type="string" office:string-value="N948">
            <text:p>N948</text:p>
          </table:table-cell>
          <table:table-cell table:formula="of:=[.C1343]" office:value-type="float" office:value="6315">
            <text:p>6315</text:p>
          </table:table-cell>
          <table:table-cell table:formula="of:= &quot;X&quot;&amp; [.C1344]" office:value-type="string" office:string-value="X6315">
            <text:p>X6315</text:p>
          </table:table-cell>
          <table:table-cell table:formula="of:=[.E1343] - [.$J$6]" office:value-type="float" office:value="-293.375">
            <text:p>-293.375</text:p>
          </table:table-cell>
          <table:table-cell table:formula="of:=&quot;Y&quot; &amp; [.E1344]" office:value-type="string" office:string-value="Y-293.375">
            <text:p>Y-293.375</text:p>
          </table:table-cell>
          <table:table-cell table:number-columns-repeated="8"/>
          <table:table-cell table:style-name="ce8" table:formula="of:=[.B1345]" office:value-type="string" office:string-value="N947">
            <text:p>N947</text:p>
          </table:table-cell>
          <table:table-cell table:style-name="ce8" table:formula="of:=[.D1345]" office:value-type="string" office:string-value="X6315">
            <text:p>X6315</text:p>
          </table:table-cell>
          <table:table-cell table:style-name="ce8" table:formula="of:=[.F1345]" office:value-type="string" office:string-value="Y-299.125">
            <text:p>Y-299.125</text:p>
          </table:table-cell>
        </table:table-row>
        <table:table-row table:style-name="ro1">
          <table:table-cell table:formula="of:=[.A1344] -1" office:value-type="float" office:value="947">
            <text:p>947</text:p>
          </table:table-cell>
          <table:table-cell table:formula="of:=&quot;N&quot;&amp;[.A1345]" office:value-type="string" office:string-value="N947">
            <text:p>N947</text:p>
          </table:table-cell>
          <table:table-cell table:formula="of:=[.C1344]" office:value-type="float" office:value="6315">
            <text:p>6315</text:p>
          </table:table-cell>
          <table:table-cell table:formula="of:= &quot;X&quot;&amp; [.C1345]" office:value-type="string" office:string-value="X6315">
            <text:p>X6315</text:p>
          </table:table-cell>
          <table:table-cell table:formula="of:=[.E1344] - [.$J$6]" office:value-type="float" office:value="-299.125">
            <text:p>-299.125</text:p>
          </table:table-cell>
          <table:table-cell table:formula="of:=&quot;Y&quot; &amp; [.E1345]" office:value-type="string" office:string-value="Y-299.125">
            <text:p>Y-299.125</text:p>
          </table:table-cell>
          <table:table-cell table:number-columns-repeated="8"/>
          <table:table-cell table:style-name="ce8" table:formula="of:=[.B1346]" office:value-type="string" office:string-value="N946">
            <text:p>N946</text:p>
          </table:table-cell>
          <table:table-cell table:style-name="ce8" table:formula="of:=[.D1346]" office:value-type="string" office:string-value="X6315">
            <text:p>X6315</text:p>
          </table:table-cell>
          <table:table-cell table:style-name="ce8" table:formula="of:=[.F1346]" office:value-type="string" office:string-value="Y-304.875">
            <text:p>Y-304.875</text:p>
          </table:table-cell>
        </table:table-row>
        <table:table-row table:style-name="ro1">
          <table:table-cell table:formula="of:=[.A1345] -1" office:value-type="float" office:value="946">
            <text:p>946</text:p>
          </table:table-cell>
          <table:table-cell table:formula="of:=&quot;N&quot;&amp;[.A1346]" office:value-type="string" office:string-value="N946">
            <text:p>N946</text:p>
          </table:table-cell>
          <table:table-cell table:formula="of:=[.C1345]" office:value-type="float" office:value="6315">
            <text:p>6315</text:p>
          </table:table-cell>
          <table:table-cell table:formula="of:= &quot;X&quot;&amp; [.C1346]" office:value-type="string" office:string-value="X6315">
            <text:p>X6315</text:p>
          </table:table-cell>
          <table:table-cell table:formula="of:=[.E1345] - [.$J$6]" office:value-type="float" office:value="-304.875">
            <text:p>-304.875</text:p>
          </table:table-cell>
          <table:table-cell table:formula="of:=&quot;Y&quot; &amp; [.E1346]" office:value-type="string" office:string-value="Y-304.875">
            <text:p>Y-304.875</text:p>
          </table:table-cell>
          <table:table-cell table:number-columns-repeated="8"/>
          <table:table-cell table:style-name="ce8" table:formula="of:=[.B1347]" office:value-type="string" office:string-value="N945">
            <text:p>N945</text:p>
          </table:table-cell>
          <table:table-cell table:style-name="ce8" table:formula="of:=[.D1347]" office:value-type="string" office:string-value="X6315">
            <text:p>X6315</text:p>
          </table:table-cell>
          <table:table-cell table:style-name="ce8" table:formula="of:=[.F1347]" office:value-type="string" office:string-value="Y-310.625">
            <text:p>Y-310.625</text:p>
          </table:table-cell>
        </table:table-row>
        <table:table-row table:style-name="ro1">
          <table:table-cell table:formula="of:=[.A1346] -1" office:value-type="float" office:value="945">
            <text:p>945</text:p>
          </table:table-cell>
          <table:table-cell table:formula="of:=&quot;N&quot;&amp;[.A1347]" office:value-type="string" office:string-value="N945">
            <text:p>N945</text:p>
          </table:table-cell>
          <table:table-cell table:formula="of:=[.C1346]" office:value-type="float" office:value="6315">
            <text:p>6315</text:p>
          </table:table-cell>
          <table:table-cell table:formula="of:= &quot;X&quot;&amp; [.C1347]" office:value-type="string" office:string-value="X6315">
            <text:p>X6315</text:p>
          </table:table-cell>
          <table:table-cell table:formula="of:=[.E1346] - [.$J$6]" office:value-type="float" office:value="-310.625">
            <text:p>-310.625</text:p>
          </table:table-cell>
          <table:table-cell table:formula="of:=&quot;Y&quot; &amp; [.E1347]" office:value-type="string" office:string-value="Y-310.625">
            <text:p>Y-310.625</text:p>
          </table:table-cell>
          <table:table-cell table:number-columns-repeated="8"/>
          <table:table-cell table:style-name="ce8" table:formula="of:=[.B1348]" office:value-type="string" office:string-value="N944">
            <text:p>N944</text:p>
          </table:table-cell>
          <table:table-cell table:style-name="ce8" table:formula="of:=[.D1348]" office:value-type="string" office:string-value="X6315">
            <text:p>X6315</text:p>
          </table:table-cell>
          <table:table-cell table:style-name="ce8" table:formula="of:=[.F1348]" office:value-type="string" office:string-value="Y-316.375">
            <text:p>Y-316.375</text:p>
          </table:table-cell>
        </table:table-row>
        <table:table-row table:style-name="ro1">
          <table:table-cell table:formula="of:=[.A1347] -1" office:value-type="float" office:value="944">
            <text:p>944</text:p>
          </table:table-cell>
          <table:table-cell table:formula="of:=&quot;N&quot;&amp;[.A1348]" office:value-type="string" office:string-value="N944">
            <text:p>N944</text:p>
          </table:table-cell>
          <table:table-cell table:formula="of:=[.C1347]" office:value-type="float" office:value="6315">
            <text:p>6315</text:p>
          </table:table-cell>
          <table:table-cell table:formula="of:= &quot;X&quot;&amp; [.C1348]" office:value-type="string" office:string-value="X6315">
            <text:p>X6315</text:p>
          </table:table-cell>
          <table:table-cell table:formula="of:=[.E1347] - [.$J$6]" office:value-type="float" office:value="-316.375">
            <text:p>-316.375</text:p>
          </table:table-cell>
          <table:table-cell table:formula="of:=&quot;Y&quot; &amp; [.E1348]" office:value-type="string" office:string-value="Y-316.375">
            <text:p>Y-316.375</text:p>
          </table:table-cell>
          <table:table-cell table:number-columns-repeated="8"/>
          <table:table-cell table:style-name="ce8" table:formula="of:=[.B1349]" office:value-type="string" office:string-value="N943">
            <text:p>N943</text:p>
          </table:table-cell>
          <table:table-cell table:style-name="ce8" table:formula="of:=[.D1349]" office:value-type="string" office:string-value="X6315">
            <text:p>X6315</text:p>
          </table:table-cell>
          <table:table-cell table:style-name="ce8" table:formula="of:=[.F1349]" office:value-type="string" office:string-value="Y-322.125">
            <text:p>Y-322.125</text:p>
          </table:table-cell>
        </table:table-row>
        <table:table-row table:style-name="ro1">
          <table:table-cell table:formula="of:=[.A1348] -1" office:value-type="float" office:value="943">
            <text:p>943</text:p>
          </table:table-cell>
          <table:table-cell table:formula="of:=&quot;N&quot;&amp;[.A1349]" office:value-type="string" office:string-value="N943">
            <text:p>N943</text:p>
          </table:table-cell>
          <table:table-cell table:formula="of:=[.C1348]" office:value-type="float" office:value="6315">
            <text:p>6315</text:p>
          </table:table-cell>
          <table:table-cell table:formula="of:= &quot;X&quot;&amp; [.C1349]" office:value-type="string" office:string-value="X6315">
            <text:p>X6315</text:p>
          </table:table-cell>
          <table:table-cell table:formula="of:=[.E1348] - [.$J$6]" office:value-type="float" office:value="-322.125">
            <text:p>-322.125</text:p>
          </table:table-cell>
          <table:table-cell table:formula="of:=&quot;Y&quot; &amp; [.E1349]" office:value-type="string" office:string-value="Y-322.125">
            <text:p>Y-322.125</text:p>
          </table:table-cell>
          <table:table-cell table:number-columns-repeated="8"/>
          <table:table-cell table:style-name="ce8" table:formula="of:=[.B1350]" office:value-type="string" office:string-value="N942">
            <text:p>N942</text:p>
          </table:table-cell>
          <table:table-cell table:style-name="ce8" table:formula="of:=[.D1350]" office:value-type="string" office:string-value="X6315">
            <text:p>X6315</text:p>
          </table:table-cell>
          <table:table-cell table:style-name="ce8" table:formula="of:=[.F1350]" office:value-type="string" office:string-value="Y-327.875">
            <text:p>Y-327.875</text:p>
          </table:table-cell>
        </table:table-row>
        <table:table-row table:style-name="ro1">
          <table:table-cell table:formula="of:=[.A1349] -1" office:value-type="float" office:value="942">
            <text:p>942</text:p>
          </table:table-cell>
          <table:table-cell table:formula="of:=&quot;N&quot;&amp;[.A1350]" office:value-type="string" office:string-value="N942">
            <text:p>N942</text:p>
          </table:table-cell>
          <table:table-cell table:formula="of:=[.C1349]" office:value-type="float" office:value="6315">
            <text:p>6315</text:p>
          </table:table-cell>
          <table:table-cell table:formula="of:= &quot;X&quot;&amp; [.C1350]" office:value-type="string" office:string-value="X6315">
            <text:p>X6315</text:p>
          </table:table-cell>
          <table:table-cell table:formula="of:=[.E1349] - [.$J$6]" office:value-type="float" office:value="-327.875">
            <text:p>-327.875</text:p>
          </table:table-cell>
          <table:table-cell table:formula="of:=&quot;Y&quot; &amp; [.E1350]" office:value-type="string" office:string-value="Y-327.875">
            <text:p>Y-327.875</text:p>
          </table:table-cell>
          <table:table-cell table:number-columns-repeated="8"/>
          <table:table-cell table:style-name="ce8" table:formula="of:=[.B1351]" office:value-type="string" office:string-value="N941">
            <text:p>N941</text:p>
          </table:table-cell>
          <table:table-cell table:style-name="ce8" table:formula="of:=[.D1351]" office:value-type="string" office:string-value="X6315">
            <text:p>X6315</text:p>
          </table:table-cell>
          <table:table-cell table:style-name="ce8" table:formula="of:=[.F1351]" office:value-type="string" office:string-value="Y-333.625">
            <text:p>Y-333.625</text:p>
          </table:table-cell>
        </table:table-row>
        <table:table-row table:style-name="ro1">
          <table:table-cell table:formula="of:=[.A1350] -1" office:value-type="float" office:value="941">
            <text:p>941</text:p>
          </table:table-cell>
          <table:table-cell table:formula="of:=&quot;N&quot;&amp;[.A1351]" office:value-type="string" office:string-value="N941">
            <text:p>N941</text:p>
          </table:table-cell>
          <table:table-cell table:formula="of:=[.C1350]" office:value-type="float" office:value="6315">
            <text:p>6315</text:p>
          </table:table-cell>
          <table:table-cell table:formula="of:= &quot;X&quot;&amp; [.C1351]" office:value-type="string" office:string-value="X6315">
            <text:p>X6315</text:p>
          </table:table-cell>
          <table:table-cell table:formula="of:=[.E1350] - [.$J$6]" office:value-type="float" office:value="-333.625">
            <text:p>-333.625</text:p>
          </table:table-cell>
          <table:table-cell table:formula="of:=&quot;Y&quot; &amp; [.E1351]" office:value-type="string" office:string-value="Y-333.625">
            <text:p>Y-333.625</text:p>
          </table:table-cell>
          <table:table-cell table:number-columns-repeated="8"/>
          <table:table-cell table:style-name="ce8" table:formula="of:=[.B1352]" office:value-type="string" office:string-value="N940">
            <text:p>N940</text:p>
          </table:table-cell>
          <table:table-cell table:style-name="ce8" table:formula="of:=[.D1352]" office:value-type="string" office:string-value="X6315">
            <text:p>X6315</text:p>
          </table:table-cell>
          <table:table-cell table:style-name="ce8" table:formula="of:=[.F1352]" office:value-type="string" office:string-value="Y-339.375">
            <text:p>Y-339.375</text:p>
          </table:table-cell>
        </table:table-row>
        <table:table-row table:style-name="ro1">
          <table:table-cell table:formula="of:=[.A1351] -1" office:value-type="float" office:value="940">
            <text:p>940</text:p>
          </table:table-cell>
          <table:table-cell table:formula="of:=&quot;N&quot;&amp;[.A1352]" office:value-type="string" office:string-value="N940">
            <text:p>N940</text:p>
          </table:table-cell>
          <table:table-cell table:formula="of:=[.C1351]" office:value-type="float" office:value="6315">
            <text:p>6315</text:p>
          </table:table-cell>
          <table:table-cell table:formula="of:= &quot;X&quot;&amp; [.C1352]" office:value-type="string" office:string-value="X6315">
            <text:p>X6315</text:p>
          </table:table-cell>
          <table:table-cell table:formula="of:=[.E1351] - [.$J$6]" office:value-type="float" office:value="-339.375">
            <text:p>-339.375</text:p>
          </table:table-cell>
          <table:table-cell table:formula="of:=&quot;Y&quot; &amp; [.E1352]" office:value-type="string" office:string-value="Y-339.375">
            <text:p>Y-339.375</text:p>
          </table:table-cell>
          <table:table-cell table:number-columns-repeated="8"/>
          <table:table-cell table:style-name="ce8" table:formula="of:=[.B1353]" office:value-type="string" office:string-value="N939">
            <text:p>N939</text:p>
          </table:table-cell>
          <table:table-cell table:style-name="ce8" table:formula="of:=[.D1353]" office:value-type="string" office:string-value="X6315">
            <text:p>X6315</text:p>
          </table:table-cell>
          <table:table-cell table:style-name="ce8" table:formula="of:=[.F1353]" office:value-type="string" office:string-value="Y-345.125">
            <text:p>Y-345.125</text:p>
          </table:table-cell>
        </table:table-row>
        <table:table-row table:style-name="ro1">
          <table:table-cell table:formula="of:=[.A1352] -1" office:value-type="float" office:value="939">
            <text:p>939</text:p>
          </table:table-cell>
          <table:table-cell table:formula="of:=&quot;N&quot;&amp;[.A1353]" office:value-type="string" office:string-value="N939">
            <text:p>N939</text:p>
          </table:table-cell>
          <table:table-cell table:formula="of:=[.C1352]" office:value-type="float" office:value="6315">
            <text:p>6315</text:p>
          </table:table-cell>
          <table:table-cell table:formula="of:= &quot;X&quot;&amp; [.C1353]" office:value-type="string" office:string-value="X6315">
            <text:p>X6315</text:p>
          </table:table-cell>
          <table:table-cell table:formula="of:=[.E1352] - [.$J$6]" office:value-type="float" office:value="-345.125">
            <text:p>-345.125</text:p>
          </table:table-cell>
          <table:table-cell table:formula="of:=&quot;Y&quot; &amp; [.E1353]" office:value-type="string" office:string-value="Y-345.125">
            <text:p>Y-345.125</text:p>
          </table:table-cell>
          <table:table-cell table:number-columns-repeated="8"/>
          <table:table-cell table:style-name="ce8" table:formula="of:=[.B1354]" office:value-type="string" office:string-value="N938">
            <text:p>N938</text:p>
          </table:table-cell>
          <table:table-cell table:style-name="ce8" table:formula="of:=[.D1354]" office:value-type="string" office:string-value="X6315">
            <text:p>X6315</text:p>
          </table:table-cell>
          <table:table-cell table:style-name="ce8" table:formula="of:=[.F1354]" office:value-type="string" office:string-value="Y-350.875">
            <text:p>Y-350.875</text:p>
          </table:table-cell>
        </table:table-row>
        <table:table-row table:style-name="ro1">
          <table:table-cell table:formula="of:=[.A1353] -1" office:value-type="float" office:value="938">
            <text:p>938</text:p>
          </table:table-cell>
          <table:table-cell table:formula="of:=&quot;N&quot;&amp;[.A1354]" office:value-type="string" office:string-value="N938">
            <text:p>N938</text:p>
          </table:table-cell>
          <table:table-cell table:formula="of:=[.C1353]" office:value-type="float" office:value="6315">
            <text:p>6315</text:p>
          </table:table-cell>
          <table:table-cell table:formula="of:= &quot;X&quot;&amp; [.C1354]" office:value-type="string" office:string-value="X6315">
            <text:p>X6315</text:p>
          </table:table-cell>
          <table:table-cell table:formula="of:=[.E1353] - [.$J$6]" office:value-type="float" office:value="-350.875">
            <text:p>-350.875</text:p>
          </table:table-cell>
          <table:table-cell table:formula="of:=&quot;Y&quot; &amp; [.E1354]" office:value-type="string" office:string-value="Y-350.875">
            <text:p>Y-350.875</text:p>
          </table:table-cell>
          <table:table-cell table:number-columns-repeated="8"/>
          <table:table-cell table:style-name="ce8" table:formula="of:=[.B1355]" office:value-type="string" office:string-value="N937">
            <text:p>N937</text:p>
          </table:table-cell>
          <table:table-cell table:style-name="ce8" table:formula="of:=[.D1355]" office:value-type="string" office:string-value="X6315">
            <text:p>X6315</text:p>
          </table:table-cell>
          <table:table-cell table:style-name="ce8" table:formula="of:=[.F1355]" office:value-type="string" office:string-value="Y-356.625">
            <text:p>Y-356.625</text:p>
          </table:table-cell>
        </table:table-row>
        <table:table-row table:style-name="ro1">
          <table:table-cell table:formula="of:=[.A1354] -1" office:value-type="float" office:value="937">
            <text:p>937</text:p>
          </table:table-cell>
          <table:table-cell table:formula="of:=&quot;N&quot;&amp;[.A1355]" office:value-type="string" office:string-value="N937">
            <text:p>N937</text:p>
          </table:table-cell>
          <table:table-cell table:formula="of:=[.C1354]" office:value-type="float" office:value="6315">
            <text:p>6315</text:p>
          </table:table-cell>
          <table:table-cell table:formula="of:= &quot;X&quot;&amp; [.C1355]" office:value-type="string" office:string-value="X6315">
            <text:p>X6315</text:p>
          </table:table-cell>
          <table:table-cell table:formula="of:=[.E1354] - [.$J$6]" office:value-type="float" office:value="-356.625">
            <text:p>-356.625</text:p>
          </table:table-cell>
          <table:table-cell table:formula="of:=&quot;Y&quot; &amp; [.E1355]" office:value-type="string" office:string-value="Y-356.625">
            <text:p>Y-356.625</text:p>
          </table:table-cell>
          <table:table-cell table:number-columns-repeated="8"/>
          <table:table-cell table:style-name="ce8" table:formula="of:=[.B1356]" office:value-type="string" office:string-value="N936">
            <text:p>N936</text:p>
          </table:table-cell>
          <table:table-cell table:style-name="ce8" table:formula="of:=[.D1356]" office:value-type="string" office:string-value="X6315">
            <text:p>X6315</text:p>
          </table:table-cell>
          <table:table-cell table:style-name="ce8" table:formula="of:=[.F1356]" office:value-type="string" office:string-value="Y-362.375">
            <text:p>Y-362.375</text:p>
          </table:table-cell>
        </table:table-row>
        <table:table-row table:style-name="ro1">
          <table:table-cell table:formula="of:=[.A1355] -1" office:value-type="float" office:value="936">
            <text:p>936</text:p>
          </table:table-cell>
          <table:table-cell table:formula="of:=&quot;N&quot;&amp;[.A1356]" office:value-type="string" office:string-value="N936">
            <text:p>N936</text:p>
          </table:table-cell>
          <table:table-cell table:formula="of:=[.C1355]" office:value-type="float" office:value="6315">
            <text:p>6315</text:p>
          </table:table-cell>
          <table:table-cell table:formula="of:= &quot;X&quot;&amp; [.C1356]" office:value-type="string" office:string-value="X6315">
            <text:p>X6315</text:p>
          </table:table-cell>
          <table:table-cell table:formula="of:=[.E1355] - [.$J$6]" office:value-type="float" office:value="-362.375">
            <text:p>-362.375</text:p>
          </table:table-cell>
          <table:table-cell table:formula="of:=&quot;Y&quot; &amp; [.E1356]" office:value-type="string" office:string-value="Y-362.375">
            <text:p>Y-362.375</text:p>
          </table:table-cell>
          <table:table-cell table:number-columns-repeated="8"/>
          <table:table-cell table:style-name="ce8" table:formula="of:=[.B1357]" office:value-type="string" office:string-value="N935">
            <text:p>N935</text:p>
          </table:table-cell>
          <table:table-cell table:style-name="ce8" table:formula="of:=[.D1357]" office:value-type="string" office:string-value="X6315">
            <text:p>X6315</text:p>
          </table:table-cell>
          <table:table-cell table:style-name="ce8" table:formula="of:=[.F1357]" office:value-type="string" office:string-value="Y-368.125">
            <text:p>Y-368.125</text:p>
          </table:table-cell>
        </table:table-row>
        <table:table-row table:style-name="ro1">
          <table:table-cell table:formula="of:=[.A1356] -1" office:value-type="float" office:value="935">
            <text:p>935</text:p>
          </table:table-cell>
          <table:table-cell table:formula="of:=&quot;N&quot;&amp;[.A1357]" office:value-type="string" office:string-value="N935">
            <text:p>N935</text:p>
          </table:table-cell>
          <table:table-cell table:formula="of:=[.C1356]" office:value-type="float" office:value="6315">
            <text:p>6315</text:p>
          </table:table-cell>
          <table:table-cell table:formula="of:= &quot;X&quot;&amp; [.C1357]" office:value-type="string" office:string-value="X6315">
            <text:p>X6315</text:p>
          </table:table-cell>
          <table:table-cell table:formula="of:=[.E1356] - [.$J$6]" office:value-type="float" office:value="-368.125">
            <text:p>-368.125</text:p>
          </table:table-cell>
          <table:table-cell table:formula="of:=&quot;Y&quot; &amp; [.E1357]" office:value-type="string" office:string-value="Y-368.125">
            <text:p>Y-368.125</text:p>
          </table:table-cell>
          <table:table-cell table:number-columns-repeated="8"/>
          <table:table-cell table:style-name="ce8" table:formula="of:=[.B1358]" office:value-type="string" office:string-value="N934">
            <text:p>N934</text:p>
          </table:table-cell>
          <table:table-cell table:style-name="ce8" table:formula="of:=[.D1358]" office:value-type="string" office:string-value="X6315">
            <text:p>X6315</text:p>
          </table:table-cell>
          <table:table-cell table:style-name="ce8" table:formula="of:=[.F1358]" office:value-type="string" office:string-value="Y-373.875">
            <text:p>Y-373.875</text:p>
          </table:table-cell>
        </table:table-row>
        <table:table-row table:style-name="ro1">
          <table:table-cell table:formula="of:=[.A1357] -1" office:value-type="float" office:value="934">
            <text:p>934</text:p>
          </table:table-cell>
          <table:table-cell table:formula="of:=&quot;N&quot;&amp;[.A1358]" office:value-type="string" office:string-value="N934">
            <text:p>N934</text:p>
          </table:table-cell>
          <table:table-cell table:formula="of:=[.C1357]" office:value-type="float" office:value="6315">
            <text:p>6315</text:p>
          </table:table-cell>
          <table:table-cell table:formula="of:= &quot;X&quot;&amp; [.C1358]" office:value-type="string" office:string-value="X6315">
            <text:p>X6315</text:p>
          </table:table-cell>
          <table:table-cell table:formula="of:=[.E1357] - [.$J$6]" office:value-type="float" office:value="-373.875">
            <text:p>-373.875</text:p>
          </table:table-cell>
          <table:table-cell table:formula="of:=&quot;Y&quot; &amp; [.E1358]" office:value-type="string" office:string-value="Y-373.875">
            <text:p>Y-373.875</text:p>
          </table:table-cell>
          <table:table-cell table:number-columns-repeated="8"/>
          <table:table-cell table:style-name="ce8" table:formula="of:=[.B1359]" office:value-type="string" office:string-value="N933">
            <text:p>N933</text:p>
          </table:table-cell>
          <table:table-cell table:style-name="ce8" table:formula="of:=[.D1359]" office:value-type="string" office:string-value="X6315">
            <text:p>X6315</text:p>
          </table:table-cell>
          <table:table-cell table:style-name="ce8" table:formula="of:=[.F1359]" office:value-type="string" office:string-value="Y-379.625">
            <text:p>Y-379.625</text:p>
          </table:table-cell>
        </table:table-row>
        <table:table-row table:style-name="ro1">
          <table:table-cell table:formula="of:=[.A1358] -1" office:value-type="float" office:value="933">
            <text:p>933</text:p>
          </table:table-cell>
          <table:table-cell table:formula="of:=&quot;N&quot;&amp;[.A1359]" office:value-type="string" office:string-value="N933">
            <text:p>N933</text:p>
          </table:table-cell>
          <table:table-cell table:formula="of:=[.C1358]" office:value-type="float" office:value="6315">
            <text:p>6315</text:p>
          </table:table-cell>
          <table:table-cell table:formula="of:= &quot;X&quot;&amp; [.C1359]" office:value-type="string" office:string-value="X6315">
            <text:p>X6315</text:p>
          </table:table-cell>
          <table:table-cell table:formula="of:=[.E1358] - [.$J$6]" office:value-type="float" office:value="-379.625">
            <text:p>-379.625</text:p>
          </table:table-cell>
          <table:table-cell table:formula="of:=&quot;Y&quot; &amp; [.E1359]" office:value-type="string" office:string-value="Y-379.625">
            <text:p>Y-379.625</text:p>
          </table:table-cell>
          <table:table-cell table:number-columns-repeated="8"/>
          <table:table-cell table:style-name="ce8" table:formula="of:=[.B1360]" office:value-type="string" office:string-value="N932">
            <text:p>N932</text:p>
          </table:table-cell>
          <table:table-cell table:style-name="ce8" table:formula="of:=[.D1360]" office:value-type="string" office:string-value="X6315">
            <text:p>X6315</text:p>
          </table:table-cell>
          <table:table-cell table:style-name="ce8" table:formula="of:=[.F1360]" office:value-type="string" office:string-value="Y-385.375">
            <text:p>Y-385.375</text:p>
          </table:table-cell>
        </table:table-row>
        <table:table-row table:style-name="ro1">
          <table:table-cell table:formula="of:=[.A1359] -1" office:value-type="float" office:value="932">
            <text:p>932</text:p>
          </table:table-cell>
          <table:table-cell table:formula="of:=&quot;N&quot;&amp;[.A1360]" office:value-type="string" office:string-value="N932">
            <text:p>N932</text:p>
          </table:table-cell>
          <table:table-cell table:formula="of:=[.C1359]" office:value-type="float" office:value="6315">
            <text:p>6315</text:p>
          </table:table-cell>
          <table:table-cell table:formula="of:= &quot;X&quot;&amp; [.C1360]" office:value-type="string" office:string-value="X6315">
            <text:p>X6315</text:p>
          </table:table-cell>
          <table:table-cell table:formula="of:=[.E1359] - [.$J$6]" office:value-type="float" office:value="-385.375">
            <text:p>-385.375</text:p>
          </table:table-cell>
          <table:table-cell table:formula="of:=&quot;Y&quot; &amp; [.E1360]" office:value-type="string" office:string-value="Y-385.375">
            <text:p>Y-385.375</text:p>
          </table:table-cell>
          <table:table-cell table:number-columns-repeated="8"/>
          <table:table-cell table:style-name="ce8" table:formula="of:=[.B1361]" office:value-type="string" office:string-value="N931">
            <text:p>N931</text:p>
          </table:table-cell>
          <table:table-cell table:style-name="ce8" table:formula="of:=[.D1361]" office:value-type="string" office:string-value="X6315">
            <text:p>X6315</text:p>
          </table:table-cell>
          <table:table-cell table:style-name="ce8" table:formula="of:=[.F1361]" office:value-type="string" office:string-value="Y-391.125">
            <text:p>Y-391.125</text:p>
          </table:table-cell>
        </table:table-row>
        <table:table-row table:style-name="ro1">
          <table:table-cell table:formula="of:=[.A1360] -1" office:value-type="float" office:value="931">
            <text:p>931</text:p>
          </table:table-cell>
          <table:table-cell table:formula="of:=&quot;N&quot;&amp;[.A1361]" office:value-type="string" office:string-value="N931">
            <text:p>N931</text:p>
          </table:table-cell>
          <table:table-cell table:formula="of:=[.C1360]" office:value-type="float" office:value="6315">
            <text:p>6315</text:p>
          </table:table-cell>
          <table:table-cell table:formula="of:= &quot;X&quot;&amp; [.C1361]" office:value-type="string" office:string-value="X6315">
            <text:p>X6315</text:p>
          </table:table-cell>
          <table:table-cell table:formula="of:=[.E1360] - [.$J$6]" office:value-type="float" office:value="-391.125">
            <text:p>-391.125</text:p>
          </table:table-cell>
          <table:table-cell table:formula="of:=&quot;Y&quot; &amp; [.E1361]" office:value-type="string" office:string-value="Y-391.125">
            <text:p>Y-391.125</text:p>
          </table:table-cell>
          <table:table-cell table:number-columns-repeated="8"/>
          <table:table-cell table:style-name="ce8" table:formula="of:=[.B1362]" office:value-type="string" office:string-value="N930">
            <text:p>N930</text:p>
          </table:table-cell>
          <table:table-cell table:style-name="ce8" table:formula="of:=[.D1362]" office:value-type="string" office:string-value="X6315">
            <text:p>X6315</text:p>
          </table:table-cell>
          <table:table-cell table:style-name="ce8" table:formula="of:=[.F1362]" office:value-type="string" office:string-value="Y-396.875">
            <text:p>Y-396.875</text:p>
          </table:table-cell>
        </table:table-row>
        <table:table-row table:style-name="ro1">
          <table:table-cell table:formula="of:=[.A1361] -1" office:value-type="float" office:value="930">
            <text:p>930</text:p>
          </table:table-cell>
          <table:table-cell table:formula="of:=&quot;N&quot;&amp;[.A1362]" office:value-type="string" office:string-value="N930">
            <text:p>N930</text:p>
          </table:table-cell>
          <table:table-cell table:formula="of:=6315" office:value-type="float" office:value="6315">
            <text:p>6315</text:p>
          </table:table-cell>
          <table:table-cell table:formula="of:= &quot;X&quot;&amp; [.C1362]" office:value-type="string" office:string-value="X6315">
            <text:p>X6315</text:p>
          </table:table-cell>
          <table:table-cell table:formula="of:=[.E1361] - [.$J$6]" office:value-type="float" office:value="-396.875">
            <text:p>-396.875</text:p>
          </table:table-cell>
          <table:table-cell table:formula="of:=&quot;Y&quot; &amp; [.E1362]" office:value-type="string" office:string-value="Y-396.875">
            <text:p>Y-396.875</text:p>
          </table:table-cell>
          <table:table-cell table:number-columns-repeated="8"/>
          <table:table-cell table:style-name="ce8" table:formula="of:=[.B1363]" office:value-type="string" office:string-value="N929">
            <text:p>N929</text:p>
          </table:table-cell>
          <table:table-cell table:style-name="ce8" table:formula="of:=[.D1363]" office:value-type="string" office:string-value="X6315">
            <text:p>X6315</text:p>
          </table:table-cell>
          <table:table-cell table:style-name="ce8" table:formula="of:=[.F1363]" office:value-type="string" office:string-value="Y-402.625">
            <text:p>Y-402.625</text:p>
          </table:table-cell>
        </table:table-row>
        <table:table-row table:style-name="ro1">
          <table:table-cell table:formula="of:=[.A1362] -1" office:value-type="float" office:value="929">
            <text:p>929</text:p>
          </table:table-cell>
          <table:table-cell table:formula="of:=&quot;N&quot;&amp;[.A1363]" office:value-type="string" office:string-value="N929">
            <text:p>N929</text:p>
          </table:table-cell>
          <table:table-cell table:formula="of:=[.C1362]" office:value-type="float" office:value="6315">
            <text:p>6315</text:p>
          </table:table-cell>
          <table:table-cell table:formula="of:= &quot;X&quot;&amp; [.C1363]" office:value-type="string" office:string-value="X6315">
            <text:p>X6315</text:p>
          </table:table-cell>
          <table:table-cell table:formula="of:=[.E1362] - [.$J$6]" office:value-type="float" office:value="-402.625">
            <text:p>-402.625</text:p>
          </table:table-cell>
          <table:table-cell table:formula="of:=&quot;Y&quot; &amp; [.E1363]" office:value-type="string" office:string-value="Y-402.625">
            <text:p>Y-402.625</text:p>
          </table:table-cell>
          <table:table-cell table:number-columns-repeated="8"/>
          <table:table-cell table:style-name="ce8" table:formula="of:=[.B1364]" office:value-type="string" office:string-value="N928">
            <text:p>N928</text:p>
          </table:table-cell>
          <table:table-cell table:style-name="ce8" table:formula="of:=[.D1364]" office:value-type="string" office:string-value="X6315">
            <text:p>X6315</text:p>
          </table:table-cell>
          <table:table-cell table:style-name="ce8" table:formula="of:=[.F1364]" office:value-type="string" office:string-value="Y-408.375">
            <text:p>Y-408.375</text:p>
          </table:table-cell>
        </table:table-row>
        <table:table-row table:style-name="ro1">
          <table:table-cell table:formula="of:=[.A1363] -1" office:value-type="float" office:value="928">
            <text:p>928</text:p>
          </table:table-cell>
          <table:table-cell table:formula="of:=&quot;N&quot;&amp;[.A1364]" office:value-type="string" office:string-value="N928">
            <text:p>N928</text:p>
          </table:table-cell>
          <table:table-cell table:formula="of:=[.C1363]" office:value-type="float" office:value="6315">
            <text:p>6315</text:p>
          </table:table-cell>
          <table:table-cell table:formula="of:= &quot;X&quot;&amp; [.C1364]" office:value-type="string" office:string-value="X6315">
            <text:p>X6315</text:p>
          </table:table-cell>
          <table:table-cell table:formula="of:=[.E1363] - [.$J$6]" office:value-type="float" office:value="-408.375">
            <text:p>-408.375</text:p>
          </table:table-cell>
          <table:table-cell table:formula="of:=&quot;Y&quot; &amp; [.E1364]" office:value-type="string" office:string-value="Y-408.375">
            <text:p>Y-408.375</text:p>
          </table:table-cell>
          <table:table-cell table:number-columns-repeated="8"/>
          <table:table-cell table:style-name="ce8" table:formula="of:=[.B1365]" office:value-type="string" office:string-value="N927">
            <text:p>N927</text:p>
          </table:table-cell>
          <table:table-cell table:style-name="ce8" table:formula="of:=[.D1365]" office:value-type="string" office:string-value="X6315">
            <text:p>X6315</text:p>
          </table:table-cell>
          <table:table-cell table:style-name="ce8" table:formula="of:=[.F1365]" office:value-type="string" office:string-value="Y-414.125">
            <text:p>Y-414.125</text:p>
          </table:table-cell>
        </table:table-row>
        <table:table-row table:style-name="ro1">
          <table:table-cell table:formula="of:=[.A1364] -1" office:value-type="float" office:value="927">
            <text:p>927</text:p>
          </table:table-cell>
          <table:table-cell table:formula="of:=&quot;N&quot;&amp;[.A1365]" office:value-type="string" office:string-value="N927">
            <text:p>N927</text:p>
          </table:table-cell>
          <table:table-cell table:formula="of:=[.C1364]" office:value-type="float" office:value="6315">
            <text:p>6315</text:p>
          </table:table-cell>
          <table:table-cell table:formula="of:= &quot;X&quot;&amp; [.C1365]" office:value-type="string" office:string-value="X6315">
            <text:p>X6315</text:p>
          </table:table-cell>
          <table:table-cell table:formula="of:=[.E1364] - [.$J$6]" office:value-type="float" office:value="-414.125">
            <text:p>-414.125</text:p>
          </table:table-cell>
          <table:table-cell table:formula="of:=&quot;Y&quot; &amp; [.E1365]" office:value-type="string" office:string-value="Y-414.125">
            <text:p>Y-414.125</text:p>
          </table:table-cell>
          <table:table-cell table:number-columns-repeated="8"/>
          <table:table-cell table:style-name="ce8" table:formula="of:=[.B1366]" office:value-type="string" office:string-value="N926">
            <text:p>N926</text:p>
          </table:table-cell>
          <table:table-cell table:style-name="ce8" table:formula="of:=[.D1366]" office:value-type="string" office:string-value="X6315">
            <text:p>X6315</text:p>
          </table:table-cell>
          <table:table-cell table:style-name="ce8" table:formula="of:=[.F1366]" office:value-type="string" office:string-value="Y-419.875">
            <text:p>Y-419.875</text:p>
          </table:table-cell>
        </table:table-row>
        <table:table-row table:style-name="ro1">
          <table:table-cell table:formula="of:=[.A1365] -1" office:value-type="float" office:value="926">
            <text:p>926</text:p>
          </table:table-cell>
          <table:table-cell table:formula="of:=&quot;N&quot;&amp;[.A1366]" office:value-type="string" office:string-value="N926">
            <text:p>N926</text:p>
          </table:table-cell>
          <table:table-cell table:formula="of:=[.C1365]" office:value-type="float" office:value="6315">
            <text:p>6315</text:p>
          </table:table-cell>
          <table:table-cell table:formula="of:= &quot;X&quot;&amp; [.C1366]" office:value-type="string" office:string-value="X6315">
            <text:p>X6315</text:p>
          </table:table-cell>
          <table:table-cell table:formula="of:=[.E1365] - [.$J$6]" office:value-type="float" office:value="-419.875">
            <text:p>-419.875</text:p>
          </table:table-cell>
          <table:table-cell table:formula="of:=&quot;Y&quot; &amp; [.E1366]" office:value-type="string" office:string-value="Y-419.875">
            <text:p>Y-419.875</text:p>
          </table:table-cell>
          <table:table-cell table:number-columns-repeated="8"/>
          <table:table-cell table:style-name="ce8" table:formula="of:=[.B1367]" office:value-type="string" office:string-value="N925">
            <text:p>N925</text:p>
          </table:table-cell>
          <table:table-cell table:style-name="ce8" table:formula="of:=[.D1367]" office:value-type="string" office:string-value="X6315">
            <text:p>X6315</text:p>
          </table:table-cell>
          <table:table-cell table:style-name="ce8" table:formula="of:=[.F1367]" office:value-type="string" office:string-value="Y-425.625">
            <text:p>Y-425.625</text:p>
          </table:table-cell>
        </table:table-row>
        <table:table-row table:style-name="ro1">
          <table:table-cell table:formula="of:=[.A1366] -1" office:value-type="float" office:value="925">
            <text:p>925</text:p>
          </table:table-cell>
          <table:table-cell table:formula="of:=&quot;N&quot;&amp;[.A1367]" office:value-type="string" office:string-value="N925">
            <text:p>N925</text:p>
          </table:table-cell>
          <table:table-cell table:formula="of:=[.C1366]" office:value-type="float" office:value="6315">
            <text:p>6315</text:p>
          </table:table-cell>
          <table:table-cell table:formula="of:= &quot;X&quot;&amp; [.C1367]" office:value-type="string" office:string-value="X6315">
            <text:p>X6315</text:p>
          </table:table-cell>
          <table:table-cell table:formula="of:=[.E1366] - [.$J$6]" office:value-type="float" office:value="-425.625">
            <text:p>-425.625</text:p>
          </table:table-cell>
          <table:table-cell table:formula="of:=&quot;Y&quot; &amp; [.E1367]" office:value-type="string" office:string-value="Y-425.625">
            <text:p>Y-425.625</text:p>
          </table:table-cell>
          <table:table-cell table:number-columns-repeated="8"/>
          <table:table-cell table:style-name="ce8" table:formula="of:=[.B1368]" office:value-type="string" office:string-value="N924">
            <text:p>N924</text:p>
          </table:table-cell>
          <table:table-cell table:style-name="ce8" table:formula="of:=[.D1368]" office:value-type="string" office:string-value="X6315">
            <text:p>X6315</text:p>
          </table:table-cell>
          <table:table-cell table:style-name="ce8" table:formula="of:=[.F1368]" office:value-type="string" office:string-value="Y-431.375">
            <text:p>Y-431.375</text:p>
          </table:table-cell>
        </table:table-row>
        <table:table-row table:style-name="ro1">
          <table:table-cell table:formula="of:=[.A1367] -1" office:value-type="float" office:value="924">
            <text:p>924</text:p>
          </table:table-cell>
          <table:table-cell table:formula="of:=&quot;N&quot;&amp;[.A1368]" office:value-type="string" office:string-value="N924">
            <text:p>N924</text:p>
          </table:table-cell>
          <table:table-cell table:formula="of:=[.C1367]" office:value-type="float" office:value="6315">
            <text:p>6315</text:p>
          </table:table-cell>
          <table:table-cell table:formula="of:= &quot;X&quot;&amp; [.C1368]" office:value-type="string" office:string-value="X6315">
            <text:p>X6315</text:p>
          </table:table-cell>
          <table:table-cell table:formula="of:=[.E1367] - [.$J$6]" office:value-type="float" office:value="-431.375">
            <text:p>-431.375</text:p>
          </table:table-cell>
          <table:table-cell table:formula="of:=&quot;Y&quot; &amp; [.E1368]" office:value-type="string" office:string-value="Y-431.375">
            <text:p>Y-431.375</text:p>
          </table:table-cell>
          <table:table-cell table:number-columns-repeated="8"/>
          <table:table-cell table:style-name="ce8" table:formula="of:=[.B1369]" office:value-type="string" office:string-value="N923">
            <text:p>N923</text:p>
          </table:table-cell>
          <table:table-cell table:style-name="ce8" table:formula="of:=[.D1369]" office:value-type="string" office:string-value="X6315">
            <text:p>X6315</text:p>
          </table:table-cell>
          <table:table-cell table:style-name="ce8" table:formula="of:=[.F1369]" office:value-type="string" office:string-value="Y-437.125">
            <text:p>Y-437.125</text:p>
          </table:table-cell>
        </table:table-row>
        <table:table-row table:style-name="ro1">
          <table:table-cell table:formula="of:=[.A1368] -1" office:value-type="float" office:value="923">
            <text:p>923</text:p>
          </table:table-cell>
          <table:table-cell table:formula="of:=&quot;N&quot;&amp;[.A1369]" office:value-type="string" office:string-value="N923">
            <text:p>N923</text:p>
          </table:table-cell>
          <table:table-cell table:formula="of:=[.C1368]" office:value-type="float" office:value="6315">
            <text:p>6315</text:p>
          </table:table-cell>
          <table:table-cell table:formula="of:= &quot;X&quot;&amp; [.C1369]" office:value-type="string" office:string-value="X6315">
            <text:p>X6315</text:p>
          </table:table-cell>
          <table:table-cell table:formula="of:=[.E1368] - [.$J$6]" office:value-type="float" office:value="-437.125">
            <text:p>-437.125</text:p>
          </table:table-cell>
          <table:table-cell table:formula="of:=&quot;Y&quot; &amp; [.E1369]" office:value-type="string" office:string-value="Y-437.125">
            <text:p>Y-437.125</text:p>
          </table:table-cell>
          <table:table-cell table:number-columns-repeated="8"/>
          <table:table-cell table:style-name="ce8" table:formula="of:=[.B1370]" office:value-type="string" office:string-value="N922">
            <text:p>N922</text:p>
          </table:table-cell>
          <table:table-cell table:style-name="ce8" table:formula="of:=[.D1370]" office:value-type="string" office:string-value="X6315">
            <text:p>X6315</text:p>
          </table:table-cell>
          <table:table-cell table:style-name="ce8" table:formula="of:=[.F1370]" office:value-type="string" office:string-value="Y-442.875">
            <text:p>Y-442.875</text:p>
          </table:table-cell>
        </table:table-row>
        <table:table-row table:style-name="ro1">
          <table:table-cell table:formula="of:=[.A1369] -1" office:value-type="float" office:value="922">
            <text:p>922</text:p>
          </table:table-cell>
          <table:table-cell table:formula="of:=&quot;N&quot;&amp;[.A1370]" office:value-type="string" office:string-value="N922">
            <text:p>N922</text:p>
          </table:table-cell>
          <table:table-cell table:formula="of:=[.C1369]" office:value-type="float" office:value="6315">
            <text:p>6315</text:p>
          </table:table-cell>
          <table:table-cell table:formula="of:= &quot;X&quot;&amp; [.C1370]" office:value-type="string" office:string-value="X6315">
            <text:p>X6315</text:p>
          </table:table-cell>
          <table:table-cell table:formula="of:=[.E1369] - [.$J$6]" office:value-type="float" office:value="-442.875">
            <text:p>-442.875</text:p>
          </table:table-cell>
          <table:table-cell table:formula="of:=&quot;Y&quot; &amp; [.E1370]" office:value-type="string" office:string-value="Y-442.875">
            <text:p>Y-442.875</text:p>
          </table:table-cell>
          <table:table-cell table:number-columns-repeated="8"/>
          <table:table-cell table:style-name="ce8" table:formula="of:=[.B1371]" office:value-type="string" office:string-value="N921">
            <text:p>N921</text:p>
          </table:table-cell>
          <table:table-cell table:style-name="ce8" table:formula="of:=[.D1371]" office:value-type="string" office:string-value="X6315">
            <text:p>X6315</text:p>
          </table:table-cell>
          <table:table-cell table:style-name="ce8" table:formula="of:=[.F1371]" office:value-type="string" office:string-value="Y-448.625">
            <text:p>Y-448.625</text:p>
          </table:table-cell>
        </table:table-row>
        <table:table-row table:style-name="ro1">
          <table:table-cell table:formula="of:=[.A1370] -1" office:value-type="float" office:value="921">
            <text:p>921</text:p>
          </table:table-cell>
          <table:table-cell table:formula="of:=&quot;N&quot;&amp;[.A1371]" office:value-type="string" office:string-value="N921">
            <text:p>N921</text:p>
          </table:table-cell>
          <table:table-cell table:formula="of:=[.C1370]" office:value-type="float" office:value="6315">
            <text:p>6315</text:p>
          </table:table-cell>
          <table:table-cell table:formula="of:= &quot;X&quot;&amp; [.C1371]" office:value-type="string" office:string-value="X6315">
            <text:p>X6315</text:p>
          </table:table-cell>
          <table:table-cell table:formula="of:=[.E1370] - [.$J$6]" office:value-type="float" office:value="-448.625">
            <text:p>-448.625</text:p>
          </table:table-cell>
          <table:table-cell table:formula="of:=&quot;Y&quot; &amp; [.E1371]" office:value-type="string" office:string-value="Y-448.625">
            <text:p>Y-448.625</text:p>
          </table:table-cell>
          <table:table-cell table:number-columns-repeated="8"/>
          <table:table-cell table:style-name="ce8" table:formula="of:=[.B1372]" office:value-type="string" office:string-value="N920">
            <text:p>N920</text:p>
          </table:table-cell>
          <table:table-cell table:style-name="ce8" table:formula="of:=[.D1372]" office:value-type="string" office:string-value="X6315">
            <text:p>X6315</text:p>
          </table:table-cell>
          <table:table-cell table:style-name="ce8" table:formula="of:=[.F1372]" office:value-type="string" office:string-value="Y-454.375">
            <text:p>Y-454.375</text:p>
          </table:table-cell>
        </table:table-row>
        <table:table-row table:style-name="ro1">
          <table:table-cell table:formula="of:=[.A1371] -1" office:value-type="float" office:value="920">
            <text:p>920</text:p>
          </table:table-cell>
          <table:table-cell table:formula="of:=&quot;N&quot;&amp;[.A1372]" office:value-type="string" office:string-value="N920">
            <text:p>N920</text:p>
          </table:table-cell>
          <table:table-cell table:formula="of:=[.C1371]" office:value-type="float" office:value="6315">
            <text:p>6315</text:p>
          </table:table-cell>
          <table:table-cell table:formula="of:= &quot;X&quot;&amp; [.C1372]" office:value-type="string" office:string-value="X6315">
            <text:p>X6315</text:p>
          </table:table-cell>
          <table:table-cell table:formula="of:=[.E1371] - [.$J$6]" office:value-type="float" office:value="-454.375">
            <text:p>-454.375</text:p>
          </table:table-cell>
          <table:table-cell table:formula="of:=&quot;Y&quot; &amp; [.E1372]" office:value-type="string" office:string-value="Y-454.375">
            <text:p>Y-454.375</text:p>
          </table:table-cell>
          <table:table-cell table:number-columns-repeated="8"/>
          <table:table-cell table:style-name="ce8" table:formula="of:=[.B1373]" office:value-type="string" office:string-value="N919">
            <text:p>N919</text:p>
          </table:table-cell>
          <table:table-cell table:style-name="ce8" table:formula="of:=[.D1373]" office:value-type="string" office:string-value="X6315">
            <text:p>X6315</text:p>
          </table:table-cell>
          <table:table-cell table:style-name="ce8" table:formula="of:=[.F1373]" office:value-type="string" office:string-value="Y-460.125">
            <text:p>Y-460.125</text:p>
          </table:table-cell>
        </table:table-row>
        <table:table-row table:style-name="ro1">
          <table:table-cell table:formula="of:=[.A1372] -1" office:value-type="float" office:value="919">
            <text:p>919</text:p>
          </table:table-cell>
          <table:table-cell table:formula="of:=&quot;N&quot;&amp;[.A1373]" office:value-type="string" office:string-value="N919">
            <text:p>N919</text:p>
          </table:table-cell>
          <table:table-cell table:formula="of:=[.C1372]" office:value-type="float" office:value="6315">
            <text:p>6315</text:p>
          </table:table-cell>
          <table:table-cell table:formula="of:= &quot;X&quot;&amp; [.C1373]" office:value-type="string" office:string-value="X6315">
            <text:p>X6315</text:p>
          </table:table-cell>
          <table:table-cell table:formula="of:=[.E1372] - [.$J$6]" office:value-type="float" office:value="-460.125">
            <text:p>-460.125</text:p>
          </table:table-cell>
          <table:table-cell table:formula="of:=&quot;Y&quot; &amp; [.E1373]" office:value-type="string" office:string-value="Y-460.125">
            <text:p>Y-460.125</text:p>
          </table:table-cell>
          <table:table-cell table:number-columns-repeated="8"/>
          <table:table-cell table:style-name="ce8" table:formula="of:=[.B1374]" office:value-type="string" office:string-value="N918">
            <text:p>N918</text:p>
          </table:table-cell>
          <table:table-cell table:style-name="ce8" table:formula="of:=[.D1374]" office:value-type="string" office:string-value="X6315">
            <text:p>X6315</text:p>
          </table:table-cell>
          <table:table-cell table:style-name="ce8" table:formula="of:=[.F1374]" office:value-type="string" office:string-value="Y-465.875">
            <text:p>Y-465.875</text:p>
          </table:table-cell>
        </table:table-row>
        <table:table-row table:style-name="ro1">
          <table:table-cell table:formula="of:=[.A1373] -1" office:value-type="float" office:value="918">
            <text:p>918</text:p>
          </table:table-cell>
          <table:table-cell table:formula="of:=&quot;N&quot;&amp;[.A1374]" office:value-type="string" office:string-value="N918">
            <text:p>N918</text:p>
          </table:table-cell>
          <table:table-cell table:formula="of:=[.C1373]" office:value-type="float" office:value="6315">
            <text:p>6315</text:p>
          </table:table-cell>
          <table:table-cell table:formula="of:= &quot;X&quot;&amp; [.C1374]" office:value-type="string" office:string-value="X6315">
            <text:p>X6315</text:p>
          </table:table-cell>
          <table:table-cell table:formula="of:=[.E1373] - [.$J$6]" office:value-type="float" office:value="-465.875">
            <text:p>-465.875</text:p>
          </table:table-cell>
          <table:table-cell table:formula="of:=&quot;Y&quot; &amp; [.E1374]" office:value-type="string" office:string-value="Y-465.875">
            <text:p>Y-465.875</text:p>
          </table:table-cell>
          <table:table-cell table:number-columns-repeated="8"/>
          <table:table-cell table:style-name="ce8" table:formula="of:=[.B1375]" office:value-type="string" office:string-value="N917">
            <text:p>N917</text:p>
          </table:table-cell>
          <table:table-cell table:style-name="ce8" table:formula="of:=[.D1375]" office:value-type="string" office:string-value="X6315">
            <text:p>X6315</text:p>
          </table:table-cell>
          <table:table-cell table:style-name="ce8" table:formula="of:=[.F1375]" office:value-type="string" office:string-value="Y-471.625">
            <text:p>Y-471.625</text:p>
          </table:table-cell>
        </table:table-row>
        <table:table-row table:style-name="ro1">
          <table:table-cell table:formula="of:=[.A1374] -1" office:value-type="float" office:value="917">
            <text:p>917</text:p>
          </table:table-cell>
          <table:table-cell table:formula="of:=&quot;N&quot;&amp;[.A1375]" office:value-type="string" office:string-value="N917">
            <text:p>N917</text:p>
          </table:table-cell>
          <table:table-cell table:formula="of:=[.C1374]" office:value-type="float" office:value="6315">
            <text:p>6315</text:p>
          </table:table-cell>
          <table:table-cell table:formula="of:= &quot;X&quot;&amp; [.C1375]" office:value-type="string" office:string-value="X6315">
            <text:p>X6315</text:p>
          </table:table-cell>
          <table:table-cell table:formula="of:=[.E1374] - [.$J$6]" office:value-type="float" office:value="-471.625">
            <text:p>-471.625</text:p>
          </table:table-cell>
          <table:table-cell table:formula="of:=&quot;Y&quot; &amp; [.E1375]" office:value-type="string" office:string-value="Y-471.625">
            <text:p>Y-471.625</text:p>
          </table:table-cell>
          <table:table-cell table:number-columns-repeated="8"/>
          <table:table-cell table:style-name="ce8" table:formula="of:=[.B1376]" office:value-type="string" office:string-value="N916">
            <text:p>N916</text:p>
          </table:table-cell>
          <table:table-cell table:style-name="ce8" table:formula="of:=[.D1376]" office:value-type="string" office:string-value="X6315">
            <text:p>X6315</text:p>
          </table:table-cell>
          <table:table-cell table:style-name="ce8" table:formula="of:=[.F1376]" office:value-type="string" office:string-value="Y-477.375">
            <text:p>Y-477.375</text:p>
          </table:table-cell>
        </table:table-row>
        <table:table-row table:style-name="ro1">
          <table:table-cell table:formula="of:=[.A1375] -1" office:value-type="float" office:value="916">
            <text:p>916</text:p>
          </table:table-cell>
          <table:table-cell table:formula="of:=&quot;N&quot;&amp;[.A1376]" office:value-type="string" office:string-value="N916">
            <text:p>N916</text:p>
          </table:table-cell>
          <table:table-cell table:formula="of:=[.C1375]" office:value-type="float" office:value="6315">
            <text:p>6315</text:p>
          </table:table-cell>
          <table:table-cell table:formula="of:= &quot;X&quot;&amp; [.C1376]" office:value-type="string" office:string-value="X6315">
            <text:p>X6315</text:p>
          </table:table-cell>
          <table:table-cell table:formula="of:=[.E1375] - [.$J$6]" office:value-type="float" office:value="-477.375">
            <text:p>-477.375</text:p>
          </table:table-cell>
          <table:table-cell table:formula="of:=&quot;Y&quot; &amp; [.E1376]" office:value-type="string" office:string-value="Y-477.375">
            <text:p>Y-477.375</text:p>
          </table:table-cell>
          <table:table-cell table:number-columns-repeated="8"/>
          <table:table-cell table:style-name="ce8" table:formula="of:=[.B1377]" office:value-type="string" office:string-value="N915">
            <text:p>N915</text:p>
          </table:table-cell>
          <table:table-cell table:style-name="ce8" table:formula="of:=[.D1377]" office:value-type="string" office:string-value="X6315">
            <text:p>X6315</text:p>
          </table:table-cell>
          <table:table-cell table:style-name="ce8" table:formula="of:=[.F1377]" office:value-type="string" office:string-value="Y-483.125">
            <text:p>Y-483.125</text:p>
          </table:table-cell>
        </table:table-row>
        <table:table-row table:style-name="ro1">
          <table:table-cell table:formula="of:=[.A1376] -1" office:value-type="float" office:value="915">
            <text:p>915</text:p>
          </table:table-cell>
          <table:table-cell table:formula="of:=&quot;N&quot;&amp;[.A1377]" office:value-type="string" office:string-value="N915">
            <text:p>N915</text:p>
          </table:table-cell>
          <table:table-cell table:formula="of:=[.C1376]" office:value-type="float" office:value="6315">
            <text:p>6315</text:p>
          </table:table-cell>
          <table:table-cell table:formula="of:= &quot;X&quot;&amp; [.C1377]" office:value-type="string" office:string-value="X6315">
            <text:p>X6315</text:p>
          </table:table-cell>
          <table:table-cell table:formula="of:=[.E1376] - [.$J$6]" office:value-type="float" office:value="-483.125">
            <text:p>-483.125</text:p>
          </table:table-cell>
          <table:table-cell table:formula="of:=&quot;Y&quot; &amp; [.E1377]" office:value-type="string" office:string-value="Y-483.125">
            <text:p>Y-483.125</text:p>
          </table:table-cell>
          <table:table-cell table:number-columns-repeated="8"/>
          <table:table-cell table:style-name="ce8" table:formula="of:=[.B1378]" office:value-type="string" office:string-value="N914">
            <text:p>N914</text:p>
          </table:table-cell>
          <table:table-cell table:style-name="ce8" table:formula="of:=[.D1378]" office:value-type="string" office:string-value="X6315">
            <text:p>X6315</text:p>
          </table:table-cell>
          <table:table-cell table:style-name="ce8" table:formula="of:=[.F1378]" office:value-type="string" office:string-value="Y-488.875">
            <text:p>Y-488.875</text:p>
          </table:table-cell>
        </table:table-row>
        <table:table-row table:style-name="ro1">
          <table:table-cell table:formula="of:=[.A1377] -1" office:value-type="float" office:value="914">
            <text:p>914</text:p>
          </table:table-cell>
          <table:table-cell table:formula="of:=&quot;N&quot;&amp;[.A1378]" office:value-type="string" office:string-value="N914">
            <text:p>N914</text:p>
          </table:table-cell>
          <table:table-cell table:formula="of:=[.C1377]" office:value-type="float" office:value="6315">
            <text:p>6315</text:p>
          </table:table-cell>
          <table:table-cell table:formula="of:= &quot;X&quot;&amp; [.C1378]" office:value-type="string" office:string-value="X6315">
            <text:p>X6315</text:p>
          </table:table-cell>
          <table:table-cell table:formula="of:=[.E1377] - [.$J$6]" office:value-type="float" office:value="-488.875">
            <text:p>-488.875</text:p>
          </table:table-cell>
          <table:table-cell table:formula="of:=&quot;Y&quot; &amp; [.E1378]" office:value-type="string" office:string-value="Y-488.875">
            <text:p>Y-488.875</text:p>
          </table:table-cell>
          <table:table-cell table:number-columns-repeated="8"/>
          <table:table-cell table:style-name="ce8" table:formula="of:=[.B1379]" office:value-type="string" office:string-value="N913">
            <text:p>N913</text:p>
          </table:table-cell>
          <table:table-cell table:style-name="ce8" table:formula="of:=[.D1379]" office:value-type="string" office:string-value="X6315">
            <text:p>X6315</text:p>
          </table:table-cell>
          <table:table-cell table:style-name="ce8" table:formula="of:=[.F1379]" office:value-type="string" office:string-value="Y-494.625">
            <text:p>Y-494.625</text:p>
          </table:table-cell>
        </table:table-row>
        <table:table-row table:style-name="ro1">
          <table:table-cell table:formula="of:=[.A1378] -1" office:value-type="float" office:value="913">
            <text:p>913</text:p>
          </table:table-cell>
          <table:table-cell table:formula="of:=&quot;N&quot;&amp;[.A1379]" office:value-type="string" office:string-value="N913">
            <text:p>N913</text:p>
          </table:table-cell>
          <table:table-cell table:formula="of:=[.C1378]" office:value-type="float" office:value="6315">
            <text:p>6315</text:p>
          </table:table-cell>
          <table:table-cell table:formula="of:= &quot;X&quot;&amp; [.C1379]" office:value-type="string" office:string-value="X6315">
            <text:p>X6315</text:p>
          </table:table-cell>
          <table:table-cell table:formula="of:=[.E1378] - [.$J$6]" office:value-type="float" office:value="-494.625">
            <text:p>-494.625</text:p>
          </table:table-cell>
          <table:table-cell table:formula="of:=&quot;Y&quot; &amp; [.E1379]" office:value-type="string" office:string-value="Y-494.625">
            <text:p>Y-494.625</text:p>
          </table:table-cell>
          <table:table-cell table:number-columns-repeated="8"/>
          <table:table-cell table:style-name="ce8" table:formula="of:=[.B1380]" office:value-type="string" office:string-value="N912">
            <text:p>N912</text:p>
          </table:table-cell>
          <table:table-cell table:style-name="ce8" table:formula="of:=[.D1380]" office:value-type="string" office:string-value="X6315">
            <text:p>X6315</text:p>
          </table:table-cell>
          <table:table-cell table:style-name="ce8" table:formula="of:=[.F1380]" office:value-type="string" office:string-value="Y-500.375">
            <text:p>Y-500.375</text:p>
          </table:table-cell>
        </table:table-row>
        <table:table-row table:style-name="ro1">
          <table:table-cell table:formula="of:=[.A1379] -1" office:value-type="float" office:value="912">
            <text:p>912</text:p>
          </table:table-cell>
          <table:table-cell table:formula="of:=&quot;N&quot;&amp;[.A1380]" office:value-type="string" office:string-value="N912">
            <text:p>N912</text:p>
          </table:table-cell>
          <table:table-cell table:formula="of:=[.C1379]" office:value-type="float" office:value="6315">
            <text:p>6315</text:p>
          </table:table-cell>
          <table:table-cell table:formula="of:= &quot;X&quot;&amp; [.C1380]" office:value-type="string" office:string-value="X6315">
            <text:p>X6315</text:p>
          </table:table-cell>
          <table:table-cell table:formula="of:=[.E1379] - [.$J$6]" office:value-type="float" office:value="-500.375">
            <text:p>-500.375</text:p>
          </table:table-cell>
          <table:table-cell table:formula="of:=&quot;Y&quot; &amp; [.E1380]" office:value-type="string" office:string-value="Y-500.375">
            <text:p>Y-500.375</text:p>
          </table:table-cell>
          <table:table-cell table:number-columns-repeated="8"/>
          <table:table-cell table:style-name="ce8" table:formula="of:=[.B1381]" office:value-type="string" office:string-value="N911">
            <text:p>N911</text:p>
          </table:table-cell>
          <table:table-cell table:style-name="ce8" table:formula="of:=[.D1381]" office:value-type="string" office:string-value="X6315">
            <text:p>X6315</text:p>
          </table:table-cell>
          <table:table-cell table:style-name="ce8" table:formula="of:=[.F1381]" office:value-type="string" office:string-value="Y-506.125">
            <text:p>Y-506.125</text:p>
          </table:table-cell>
        </table:table-row>
        <table:table-row table:style-name="ro1">
          <table:table-cell table:formula="of:=[.A1380] -1" office:value-type="float" office:value="911">
            <text:p>911</text:p>
          </table:table-cell>
          <table:table-cell table:formula="of:=&quot;N&quot;&amp;[.A1381]" office:value-type="string" office:string-value="N911">
            <text:p>N911</text:p>
          </table:table-cell>
          <table:table-cell table:formula="of:=[.C1380]" office:value-type="float" office:value="6315">
            <text:p>6315</text:p>
          </table:table-cell>
          <table:table-cell table:formula="of:= &quot;X&quot;&amp; [.C1381]" office:value-type="string" office:string-value="X6315">
            <text:p>X6315</text:p>
          </table:table-cell>
          <table:table-cell table:formula="of:=[.E1380] - [.$J$6]" office:value-type="float" office:value="-506.125">
            <text:p>-506.125</text:p>
          </table:table-cell>
          <table:table-cell table:formula="of:=&quot;Y&quot; &amp; [.E1381]" office:value-type="string" office:string-value="Y-506.125">
            <text:p>Y-506.125</text:p>
          </table:table-cell>
          <table:table-cell table:number-columns-repeated="8"/>
          <table:table-cell table:style-name="ce8" table:formula="of:=[.B1382]" office:value-type="string" office:string-value="N910">
            <text:p>N910</text:p>
          </table:table-cell>
          <table:table-cell table:style-name="ce8" table:formula="of:=[.D1382]" office:value-type="string" office:string-value="X6315">
            <text:p>X6315</text:p>
          </table:table-cell>
          <table:table-cell table:style-name="ce8" table:formula="of:=[.F1382]" office:value-type="string" office:string-value="Y-511.875">
            <text:p>Y-511.875</text:p>
          </table:table-cell>
        </table:table-row>
        <table:table-row table:style-name="ro1">
          <table:table-cell table:formula="of:=[.A1381] -1" office:value-type="float" office:value="910">
            <text:p>910</text:p>
          </table:table-cell>
          <table:table-cell table:formula="of:=&quot;N&quot;&amp;[.A1382]" office:value-type="string" office:string-value="N910">
            <text:p>N910</text:p>
          </table:table-cell>
          <table:table-cell table:formula="of:=[.C1381]" office:value-type="float" office:value="6315">
            <text:p>6315</text:p>
          </table:table-cell>
          <table:table-cell table:formula="of:= &quot;X&quot;&amp; [.C1382]" office:value-type="string" office:string-value="X6315">
            <text:p>X6315</text:p>
          </table:table-cell>
          <table:table-cell table:formula="of:=[.E1381] - [.$J$6]" office:value-type="float" office:value="-511.875">
            <text:p>-511.875</text:p>
          </table:table-cell>
          <table:table-cell table:formula="of:=&quot;Y&quot; &amp; [.E1382]" office:value-type="string" office:string-value="Y-511.875">
            <text:p>Y-511.875</text:p>
          </table:table-cell>
          <table:table-cell table:number-columns-repeated="8"/>
          <table:table-cell table:style-name="ce8" table:formula="of:=[.B1383]" office:value-type="string" office:string-value="N909">
            <text:p>N909</text:p>
          </table:table-cell>
          <table:table-cell table:style-name="ce8" table:formula="of:=[.D1383]" office:value-type="string" office:string-value="X6315">
            <text:p>X6315</text:p>
          </table:table-cell>
          <table:table-cell table:style-name="ce8" table:formula="of:=[.F1383]" office:value-type="string" office:string-value="Y-517.625">
            <text:p>Y-517.625</text:p>
          </table:table-cell>
        </table:table-row>
        <table:table-row table:style-name="ro1">
          <table:table-cell table:formula="of:=[.A1382] -1" office:value-type="float" office:value="909">
            <text:p>909</text:p>
          </table:table-cell>
          <table:table-cell table:formula="of:=&quot;N&quot;&amp;[.A1383]" office:value-type="string" office:string-value="N909">
            <text:p>N909</text:p>
          </table:table-cell>
          <table:table-cell table:formula="of:=[.C1382]" office:value-type="float" office:value="6315">
            <text:p>6315</text:p>
          </table:table-cell>
          <table:table-cell table:formula="of:= &quot;X&quot;&amp; [.C1383]" office:value-type="string" office:string-value="X6315">
            <text:p>X6315</text:p>
          </table:table-cell>
          <table:table-cell table:formula="of:=[.E1382] - [.$J$6]" office:value-type="float" office:value="-517.625">
            <text:p>-517.625</text:p>
          </table:table-cell>
          <table:table-cell table:formula="of:=&quot;Y&quot; &amp; [.E1383]" office:value-type="string" office:string-value="Y-517.625">
            <text:p>Y-517.625</text:p>
          </table:table-cell>
          <table:table-cell table:number-columns-repeated="8"/>
          <table:table-cell table:style-name="ce8" table:formula="of:=[.B1384]" office:value-type="string" office:string-value="N908">
            <text:p>N908</text:p>
          </table:table-cell>
          <table:table-cell table:style-name="ce8" table:formula="of:=[.D1384]" office:value-type="string" office:string-value="X6315">
            <text:p>X6315</text:p>
          </table:table-cell>
          <table:table-cell table:style-name="ce8" table:formula="of:=[.F1384]" office:value-type="string" office:string-value="Y-523.375">
            <text:p>Y-523.375</text:p>
          </table:table-cell>
        </table:table-row>
        <table:table-row table:style-name="ro1">
          <table:table-cell table:formula="of:=[.A1383] -1" office:value-type="float" office:value="908">
            <text:p>908</text:p>
          </table:table-cell>
          <table:table-cell table:formula="of:=&quot;N&quot;&amp;[.A1384]" office:value-type="string" office:string-value="N908">
            <text:p>N908</text:p>
          </table:table-cell>
          <table:table-cell table:formula="of:=[.C1383]" office:value-type="float" office:value="6315">
            <text:p>6315</text:p>
          </table:table-cell>
          <table:table-cell table:formula="of:= &quot;X&quot;&amp; [.C1384]" office:value-type="string" office:string-value="X6315">
            <text:p>X6315</text:p>
          </table:table-cell>
          <table:table-cell table:formula="of:=[.E1383] - [.$J$6]" office:value-type="float" office:value="-523.375">
            <text:p>-523.375</text:p>
          </table:table-cell>
          <table:table-cell table:formula="of:=&quot;Y&quot; &amp; [.E1384]" office:value-type="string" office:string-value="Y-523.375">
            <text:p>Y-523.375</text:p>
          </table:table-cell>
          <table:table-cell table:number-columns-repeated="8"/>
          <table:table-cell table:style-name="ce8" table:formula="of:=[.B1385]" office:value-type="string" office:string-value="N907">
            <text:p>N907</text:p>
          </table:table-cell>
          <table:table-cell table:style-name="ce8" table:formula="of:=[.D1385]" office:value-type="string" office:string-value="X6315">
            <text:p>X6315</text:p>
          </table:table-cell>
          <table:table-cell table:style-name="ce8" table:formula="of:=[.F1385]" office:value-type="string" office:string-value="Y-529.125">
            <text:p>Y-529.125</text:p>
          </table:table-cell>
        </table:table-row>
        <table:table-row table:style-name="ro1">
          <table:table-cell table:formula="of:=[.A1384] -1" office:value-type="float" office:value="907">
            <text:p>907</text:p>
          </table:table-cell>
          <table:table-cell table:formula="of:=&quot;N&quot;&amp;[.A1385]" office:value-type="string" office:string-value="N907">
            <text:p>N907</text:p>
          </table:table-cell>
          <table:table-cell table:formula="of:=[.C1384]" office:value-type="float" office:value="6315">
            <text:p>6315</text:p>
          </table:table-cell>
          <table:table-cell table:formula="of:= &quot;X&quot;&amp; [.C1385]" office:value-type="string" office:string-value="X6315">
            <text:p>X6315</text:p>
          </table:table-cell>
          <table:table-cell table:formula="of:=[.E1384] - [.$J$6]" office:value-type="float" office:value="-529.125">
            <text:p>-529.125</text:p>
          </table:table-cell>
          <table:table-cell table:formula="of:=&quot;Y&quot; &amp; [.E1385]" office:value-type="string" office:string-value="Y-529.125">
            <text:p>Y-529.125</text:p>
          </table:table-cell>
          <table:table-cell table:number-columns-repeated="8"/>
          <table:table-cell table:style-name="ce8" table:formula="of:=[.B1386]" office:value-type="string" office:string-value="N906">
            <text:p>N906</text:p>
          </table:table-cell>
          <table:table-cell table:style-name="ce8" table:formula="of:=[.D1386]" office:value-type="string" office:string-value="X6315">
            <text:p>X6315</text:p>
          </table:table-cell>
          <table:table-cell table:style-name="ce8" table:formula="of:=[.F1386]" office:value-type="string" office:string-value="Y-534.875">
            <text:p>Y-534.875</text:p>
          </table:table-cell>
        </table:table-row>
        <table:table-row table:style-name="ro1">
          <table:table-cell table:formula="of:=[.A1385] -1" office:value-type="float" office:value="906">
            <text:p>906</text:p>
          </table:table-cell>
          <table:table-cell table:formula="of:=&quot;N&quot;&amp;[.A1386]" office:value-type="string" office:string-value="N906">
            <text:p>N906</text:p>
          </table:table-cell>
          <table:table-cell table:formula="of:=[.C1385]" office:value-type="float" office:value="6315">
            <text:p>6315</text:p>
          </table:table-cell>
          <table:table-cell table:formula="of:= &quot;X&quot;&amp; [.C1386]" office:value-type="string" office:string-value="X6315">
            <text:p>X6315</text:p>
          </table:table-cell>
          <table:table-cell table:formula="of:=[.E1385] - [.$J$6]" office:value-type="float" office:value="-534.875">
            <text:p>-534.875</text:p>
          </table:table-cell>
          <table:table-cell table:formula="of:=&quot;Y&quot; &amp; [.E1386]" office:value-type="string" office:string-value="Y-534.875">
            <text:p>Y-534.875</text:p>
          </table:table-cell>
          <table:table-cell table:number-columns-repeated="8"/>
          <table:table-cell table:style-name="ce8" table:formula="of:=[.B1387]" office:value-type="string" office:string-value="N905">
            <text:p>N905</text:p>
          </table:table-cell>
          <table:table-cell table:style-name="ce8" table:formula="of:=[.D1387]" office:value-type="string" office:string-value="X6315">
            <text:p>X6315</text:p>
          </table:table-cell>
          <table:table-cell table:style-name="ce8" table:formula="of:=[.F1387]" office:value-type="string" office:string-value="Y-540.625">
            <text:p>Y-540.625</text:p>
          </table:table-cell>
        </table:table-row>
        <table:table-row table:style-name="ro1">
          <table:table-cell table:formula="of:=[.A1386] -1" office:value-type="float" office:value="905">
            <text:p>905</text:p>
          </table:table-cell>
          <table:table-cell table:formula="of:=&quot;N&quot;&amp;[.A1387]" office:value-type="string" office:string-value="N905">
            <text:p>N905</text:p>
          </table:table-cell>
          <table:table-cell table:formula="of:=[.C1386]" office:value-type="float" office:value="6315">
            <text:p>6315</text:p>
          </table:table-cell>
          <table:table-cell table:formula="of:= &quot;X&quot;&amp; [.C1387]" office:value-type="string" office:string-value="X6315">
            <text:p>X6315</text:p>
          </table:table-cell>
          <table:table-cell table:formula="of:=[.E1386] - [.$J$6]" office:value-type="float" office:value="-540.625">
            <text:p>-540.625</text:p>
          </table:table-cell>
          <table:table-cell table:formula="of:=&quot;Y&quot; &amp; [.E1387]" office:value-type="string" office:string-value="Y-540.625">
            <text:p>Y-540.625</text:p>
          </table:table-cell>
          <table:table-cell table:number-columns-repeated="8"/>
          <table:table-cell table:style-name="ce8" table:formula="of:=[.B1388]" office:value-type="string" office:string-value="N904">
            <text:p>N904</text:p>
          </table:table-cell>
          <table:table-cell table:style-name="ce8" table:formula="of:=[.D1388]" office:value-type="string" office:string-value="X6315">
            <text:p>X6315</text:p>
          </table:table-cell>
          <table:table-cell table:style-name="ce8" table:formula="of:=[.F1388]" office:value-type="string" office:string-value="Y-546.375">
            <text:p>Y-546.375</text:p>
          </table:table-cell>
        </table:table-row>
        <table:table-row table:style-name="ro1">
          <table:table-cell table:formula="of:=[.A1387] -1" office:value-type="float" office:value="904">
            <text:p>904</text:p>
          </table:table-cell>
          <table:table-cell table:formula="of:=&quot;N&quot;&amp;[.A1388]" office:value-type="string" office:string-value="N904">
            <text:p>N904</text:p>
          </table:table-cell>
          <table:table-cell table:formula="of:=[.C1387]" office:value-type="float" office:value="6315">
            <text:p>6315</text:p>
          </table:table-cell>
          <table:table-cell table:formula="of:= &quot;X&quot;&amp; [.C1388]" office:value-type="string" office:string-value="X6315">
            <text:p>X6315</text:p>
          </table:table-cell>
          <table:table-cell table:formula="of:=[.E1387] - [.$J$6]" office:value-type="float" office:value="-546.375">
            <text:p>-546.375</text:p>
          </table:table-cell>
          <table:table-cell table:formula="of:=&quot;Y&quot; &amp; [.E1388]" office:value-type="string" office:string-value="Y-546.375">
            <text:p>Y-546.375</text:p>
          </table:table-cell>
          <table:table-cell table:number-columns-repeated="8"/>
          <table:table-cell table:style-name="ce8" table:formula="of:=[.B1389]" office:value-type="string" office:string-value="N903">
            <text:p>N903</text:p>
          </table:table-cell>
          <table:table-cell table:style-name="ce8" table:formula="of:=[.D1389]" office:value-type="string" office:string-value="X6315">
            <text:p>X6315</text:p>
          </table:table-cell>
          <table:table-cell table:style-name="ce8" table:formula="of:=[.F1389]" office:value-type="string" office:string-value="Y-552.125">
            <text:p>Y-552.125</text:p>
          </table:table-cell>
        </table:table-row>
        <table:table-row table:style-name="ro1">
          <table:table-cell table:formula="of:=[.A1388] -1" office:value-type="float" office:value="903">
            <text:p>903</text:p>
          </table:table-cell>
          <table:table-cell table:formula="of:=&quot;N&quot;&amp;[.A1389]" office:value-type="string" office:string-value="N903">
            <text:p>N903</text:p>
          </table:table-cell>
          <table:table-cell table:formula="of:=[.C1388]" office:value-type="float" office:value="6315">
            <text:p>6315</text:p>
          </table:table-cell>
          <table:table-cell table:formula="of:= &quot;X&quot;&amp; [.C1389]" office:value-type="string" office:string-value="X6315">
            <text:p>X6315</text:p>
          </table:table-cell>
          <table:table-cell table:formula="of:=[.E1388] - [.$J$6]" office:value-type="float" office:value="-552.125">
            <text:p>-552.125</text:p>
          </table:table-cell>
          <table:table-cell table:formula="of:=&quot;Y&quot; &amp; [.E1389]" office:value-type="string" office:string-value="Y-552.125">
            <text:p>Y-552.125</text:p>
          </table:table-cell>
          <table:table-cell table:number-columns-repeated="8"/>
          <table:table-cell table:style-name="ce8" table:formula="of:=[.B1390]" office:value-type="string" office:string-value="N902">
            <text:p>N902</text:p>
          </table:table-cell>
          <table:table-cell table:style-name="ce8" table:formula="of:=[.D1390]" office:value-type="string" office:string-value="X6315">
            <text:p>X6315</text:p>
          </table:table-cell>
          <table:table-cell table:style-name="ce8" table:formula="of:=[.F1390]" office:value-type="string" office:string-value="Y-557.875">
            <text:p>Y-557.875</text:p>
          </table:table-cell>
        </table:table-row>
        <table:table-row table:style-name="ro1">
          <table:table-cell table:formula="of:=[.A1389] -1" office:value-type="float" office:value="902">
            <text:p>902</text:p>
          </table:table-cell>
          <table:table-cell table:formula="of:=&quot;N&quot;&amp;[.A1390]" office:value-type="string" office:string-value="N902">
            <text:p>N902</text:p>
          </table:table-cell>
          <table:table-cell table:formula="of:=[.C1389]" office:value-type="float" office:value="6315">
            <text:p>6315</text:p>
          </table:table-cell>
          <table:table-cell table:formula="of:= &quot;X&quot;&amp; [.C1390]" office:value-type="string" office:string-value="X6315">
            <text:p>X6315</text:p>
          </table:table-cell>
          <table:table-cell table:formula="of:=[.E1389] - [.$J$6]" office:value-type="float" office:value="-557.875">
            <text:p>-557.875</text:p>
          </table:table-cell>
          <table:table-cell table:formula="of:=&quot;Y&quot; &amp; [.E1390]" office:value-type="string" office:string-value="Y-557.875">
            <text:p>Y-557.875</text:p>
          </table:table-cell>
          <table:table-cell table:number-columns-repeated="8"/>
          <table:table-cell table:style-name="ce8" table:formula="of:=[.B1391]" office:value-type="string" office:string-value="N901">
            <text:p>N901</text:p>
          </table:table-cell>
          <table:table-cell table:style-name="ce8" table:formula="of:=[.D1391]" office:value-type="string" office:string-value="X6315">
            <text:p>X6315</text:p>
          </table:table-cell>
          <table:table-cell table:style-name="ce8" table:formula="of:=[.F1391]" office:value-type="string" office:string-value="Y-563.625">
            <text:p>Y-563.625</text:p>
          </table:table-cell>
        </table:table-row>
        <table:table-row table:style-name="ro1">
          <table:table-cell table:formula="of:=[.A1390] -1" office:value-type="float" office:value="901">
            <text:p>901</text:p>
          </table:table-cell>
          <table:table-cell table:formula="of:=&quot;N&quot;&amp;[.A1391]" office:value-type="string" office:string-value="N901">
            <text:p>N901</text:p>
          </table:table-cell>
          <table:table-cell table:formula="of:=[.C1390]" office:value-type="float" office:value="6315">
            <text:p>6315</text:p>
          </table:table-cell>
          <table:table-cell table:formula="of:= &quot;X&quot;&amp; [.C1391]" office:value-type="string" office:string-value="X6315">
            <text:p>X6315</text:p>
          </table:table-cell>
          <table:table-cell table:formula="of:=[.E1390] - [.$J$6]" office:value-type="float" office:value="-563.625">
            <text:p>-563.625</text:p>
          </table:table-cell>
          <table:table-cell table:formula="of:=&quot;Y&quot; &amp; [.E1391]" office:value-type="string" office:string-value="Y-563.625">
            <text:p>Y-563.625</text:p>
          </table:table-cell>
          <table:table-cell table:number-columns-repeated="8"/>
          <table:table-cell table:style-name="ce8" table:formula="of:=[.B1392]" office:value-type="string" office:string-value="N900">
            <text:p>N900</text:p>
          </table:table-cell>
          <table:table-cell table:style-name="ce8" table:formula="of:=[.D1392]" office:value-type="string" office:string-value="X6315">
            <text:p>X6315</text:p>
          </table:table-cell>
          <table:table-cell table:style-name="ce8" table:formula="of:=[.F1392]" office:value-type="string" office:string-value="Y-569.375">
            <text:p>Y-569.375</text:p>
          </table:table-cell>
        </table:table-row>
        <table:table-row table:style-name="ro1">
          <table:table-cell table:formula="of:=[.A1391] -1" office:value-type="float" office:value="900">
            <text:p>900</text:p>
          </table:table-cell>
          <table:table-cell table:formula="of:=&quot;N&quot;&amp;[.A1392]" office:value-type="string" office:string-value="N900">
            <text:p>N900</text:p>
          </table:table-cell>
          <table:table-cell table:formula="of:=[.C1391]" office:value-type="float" office:value="6315">
            <text:p>6315</text:p>
          </table:table-cell>
          <table:table-cell table:formula="of:= &quot;X&quot;&amp; [.C1392]" office:value-type="string" office:string-value="X6315">
            <text:p>X6315</text:p>
          </table:table-cell>
          <table:table-cell table:formula="of:=[.E1391] - [.$J$6]" office:value-type="float" office:value="-569.375">
            <text:p>-569.375</text:p>
          </table:table-cell>
          <table:table-cell table:formula="of:=&quot;Y&quot; &amp; [.E1392]" office:value-type="string" office:string-value="Y-569.375">
            <text:p>Y-569.375</text:p>
          </table:table-cell>
          <table:table-cell table:number-columns-repeated="8"/>
          <table:table-cell table:style-name="ce8" table:formula="of:=[.B1393]" office:value-type="string" office:string-value="N899">
            <text:p>N899</text:p>
          </table:table-cell>
          <table:table-cell table:style-name="ce8" table:formula="of:=[.D1393]" office:value-type="string" office:string-value="X6315">
            <text:p>X6315</text:p>
          </table:table-cell>
          <table:table-cell table:style-name="ce8" table:formula="of:=[.F1393]" office:value-type="string" office:string-value="Y-575.125">
            <text:p>Y-575.125</text:p>
          </table:table-cell>
        </table:table-row>
        <table:table-row table:style-name="ro1">
          <table:table-cell table:formula="of:=[.A1392] -1" office:value-type="float" office:value="899">
            <text:p>899</text:p>
          </table:table-cell>
          <table:table-cell table:formula="of:=&quot;N&quot;&amp;[.A1393]" office:value-type="string" office:string-value="N899">
            <text:p>N899</text:p>
          </table:table-cell>
          <table:table-cell table:formula="of:=[.C1392]" office:value-type="float" office:value="6315">
            <text:p>6315</text:p>
          </table:table-cell>
          <table:table-cell table:formula="of:= &quot;X&quot;&amp; [.C1393]" office:value-type="string" office:string-value="X6315">
            <text:p>X6315</text:p>
          </table:table-cell>
          <table:table-cell table:formula="of:=[.E1392] - [.$J$6]" office:value-type="float" office:value="-575.125">
            <text:p>-575.125</text:p>
          </table:table-cell>
          <table:table-cell table:formula="of:=&quot;Y&quot; &amp; [.E1393]" office:value-type="string" office:string-value="Y-575.125">
            <text:p>Y-575.125</text:p>
          </table:table-cell>
          <table:table-cell table:number-columns-repeated="8"/>
          <table:table-cell table:style-name="ce8" table:formula="of:=[.B1394]" office:value-type="string" office:string-value="N898">
            <text:p>N898</text:p>
          </table:table-cell>
          <table:table-cell table:style-name="ce8" table:formula="of:=[.D1394]" office:value-type="string" office:string-value="X6315">
            <text:p>X6315</text:p>
          </table:table-cell>
          <table:table-cell table:style-name="ce8" table:formula="of:=[.F1394]" office:value-type="string" office:string-value="Y-580.875">
            <text:p>Y-580.875</text:p>
          </table:table-cell>
        </table:table-row>
        <table:table-row table:style-name="ro1">
          <table:table-cell table:formula="of:=[.A1393] -1" office:value-type="float" office:value="898">
            <text:p>898</text:p>
          </table:table-cell>
          <table:table-cell table:formula="of:=&quot;N&quot;&amp;[.A1394]" office:value-type="string" office:string-value="N898">
            <text:p>N898</text:p>
          </table:table-cell>
          <table:table-cell table:formula="of:=[.C1393]" office:value-type="float" office:value="6315">
            <text:p>6315</text:p>
          </table:table-cell>
          <table:table-cell table:formula="of:= &quot;X&quot;&amp; [.C1394]" office:value-type="string" office:string-value="X6315">
            <text:p>X6315</text:p>
          </table:table-cell>
          <table:table-cell table:formula="of:=[.E1393] - [.$J$6]" office:value-type="float" office:value="-580.875">
            <text:p>-580.875</text:p>
          </table:table-cell>
          <table:table-cell table:formula="of:=&quot;Y&quot; &amp; [.E1394]" office:value-type="string" office:string-value="Y-580.875">
            <text:p>Y-580.875</text:p>
          </table:table-cell>
          <table:table-cell table:number-columns-repeated="8"/>
          <table:table-cell table:style-name="ce8" table:formula="of:=[.B1395]" office:value-type="string" office:string-value="N897">
            <text:p>N897</text:p>
          </table:table-cell>
          <table:table-cell table:style-name="ce8" table:formula="of:=[.D1395]" office:value-type="string" office:string-value="X6315">
            <text:p>X6315</text:p>
          </table:table-cell>
          <table:table-cell table:style-name="ce8" table:formula="of:=[.F1395]" office:value-type="string" office:string-value="Y-586.625">
            <text:p>Y-586.625</text:p>
          </table:table-cell>
        </table:table-row>
        <table:table-row table:style-name="ro1">
          <table:table-cell table:formula="of:=[.A1394] -1" office:value-type="float" office:value="897">
            <text:p>897</text:p>
          </table:table-cell>
          <table:table-cell table:formula="of:=&quot;N&quot;&amp;[.A1395]" office:value-type="string" office:string-value="N897">
            <text:p>N897</text:p>
          </table:table-cell>
          <table:table-cell table:formula="of:=[.C1394]" office:value-type="float" office:value="6315">
            <text:p>6315</text:p>
          </table:table-cell>
          <table:table-cell table:formula="of:= &quot;X&quot;&amp; [.C1395]" office:value-type="string" office:string-value="X6315">
            <text:p>X6315</text:p>
          </table:table-cell>
          <table:table-cell table:formula="of:=[.E1394] - [.$J$6]" office:value-type="float" office:value="-586.625">
            <text:p>-586.625</text:p>
          </table:table-cell>
          <table:table-cell table:formula="of:=&quot;Y&quot; &amp; [.E1395]" office:value-type="string" office:string-value="Y-586.625">
            <text:p>Y-586.625</text:p>
          </table:table-cell>
          <table:table-cell table:number-columns-repeated="8"/>
          <table:table-cell table:style-name="ce8" table:formula="of:=[.B1396]" office:value-type="string" office:string-value="N896">
            <text:p>N896</text:p>
          </table:table-cell>
          <table:table-cell table:style-name="ce8" table:formula="of:=[.D1396]" office:value-type="string" office:string-value="X6315">
            <text:p>X6315</text:p>
          </table:table-cell>
          <table:table-cell table:style-name="ce8" table:formula="of:=[.F1396]" office:value-type="string" office:string-value="Y-592.375">
            <text:p>Y-592.375</text:p>
          </table:table-cell>
        </table:table-row>
        <table:table-row table:style-name="ro1">
          <table:table-cell table:formula="of:=[.A1395] -1" office:value-type="float" office:value="896">
            <text:p>896</text:p>
          </table:table-cell>
          <table:table-cell table:formula="of:=&quot;N&quot;&amp;[.A1396]" office:value-type="string" office:string-value="N896">
            <text:p>N896</text:p>
          </table:table-cell>
          <table:table-cell table:formula="of:=[.C1395]" office:value-type="float" office:value="6315">
            <text:p>6315</text:p>
          </table:table-cell>
          <table:table-cell table:formula="of:= &quot;X&quot;&amp; [.C1396]" office:value-type="string" office:string-value="X6315">
            <text:p>X6315</text:p>
          </table:table-cell>
          <table:table-cell table:formula="of:=[.E1395] - [.$J$6]" office:value-type="float" office:value="-592.375">
            <text:p>-592.375</text:p>
          </table:table-cell>
          <table:table-cell table:formula="of:=&quot;Y&quot; &amp; [.E1396]" office:value-type="string" office:string-value="Y-592.375">
            <text:p>Y-592.375</text:p>
          </table:table-cell>
          <table:table-cell table:number-columns-repeated="8"/>
          <table:table-cell table:style-name="ce8" table:formula="of:=[.B1397]" office:value-type="string" office:string-value="N895">
            <text:p>N895</text:p>
          </table:table-cell>
          <table:table-cell table:style-name="ce8" table:formula="of:=[.D1397]" office:value-type="string" office:string-value="X6315">
            <text:p>X6315</text:p>
          </table:table-cell>
          <table:table-cell table:style-name="ce8" table:formula="of:=[.F1397]" office:value-type="string" office:string-value="Y-598.125">
            <text:p>Y-598.125</text:p>
          </table:table-cell>
        </table:table-row>
        <table:table-row table:style-name="ro1">
          <table:table-cell table:formula="of:=[.A1396] -1" office:value-type="float" office:value="895">
            <text:p>895</text:p>
          </table:table-cell>
          <table:table-cell table:formula="of:=&quot;N&quot;&amp;[.A1397]" office:value-type="string" office:string-value="N895">
            <text:p>N895</text:p>
          </table:table-cell>
          <table:table-cell table:formula="of:=[.C1396]" office:value-type="float" office:value="6315">
            <text:p>6315</text:p>
          </table:table-cell>
          <table:table-cell table:formula="of:= &quot;X&quot;&amp; [.C1397]" office:value-type="string" office:string-value="X6315">
            <text:p>X6315</text:p>
          </table:table-cell>
          <table:table-cell table:formula="of:=[.E1396] - [.$J$6]" office:value-type="float" office:value="-598.125">
            <text:p>-598.125</text:p>
          </table:table-cell>
          <table:table-cell table:formula="of:=&quot;Y&quot; &amp; [.E1397]" office:value-type="string" office:string-value="Y-598.125">
            <text:p>Y-598.125</text:p>
          </table:table-cell>
          <table:table-cell table:number-columns-repeated="8"/>
          <table:table-cell table:style-name="ce8" table:formula="of:=[.B1398]" office:value-type="string" office:string-value="N894">
            <text:p>N894</text:p>
          </table:table-cell>
          <table:table-cell table:style-name="ce8" table:formula="of:=[.D1398]" office:value-type="string" office:string-value="X6315">
            <text:p>X6315</text:p>
          </table:table-cell>
          <table:table-cell table:style-name="ce8" table:formula="of:=[.F1398]" office:value-type="string" office:string-value="Y-603.875">
            <text:p>Y-603.875</text:p>
          </table:table-cell>
        </table:table-row>
        <table:table-row table:style-name="ro1">
          <table:table-cell table:formula="of:=[.A1397] -1" office:value-type="float" office:value="894">
            <text:p>894</text:p>
          </table:table-cell>
          <table:table-cell table:formula="of:=&quot;N&quot;&amp;[.A1398]" office:value-type="string" office:string-value="N894">
            <text:p>N894</text:p>
          </table:table-cell>
          <table:table-cell table:formula="of:=[.C1397]" office:value-type="float" office:value="6315">
            <text:p>6315</text:p>
          </table:table-cell>
          <table:table-cell table:formula="of:= &quot;X&quot;&amp; [.C1398]" office:value-type="string" office:string-value="X6315">
            <text:p>X6315</text:p>
          </table:table-cell>
          <table:table-cell table:formula="of:=[.E1397] - [.$J$6]" office:value-type="float" office:value="-603.875">
            <text:p>-603.875</text:p>
          </table:table-cell>
          <table:table-cell table:formula="of:=&quot;Y&quot; &amp; [.E1398]" office:value-type="string" office:string-value="Y-603.875">
            <text:p>Y-603.875</text:p>
          </table:table-cell>
          <table:table-cell table:number-columns-repeated="8"/>
          <table:table-cell table:style-name="ce8" table:formula="of:=[.B1399]" office:value-type="string" office:string-value="N893">
            <text:p>N893</text:p>
          </table:table-cell>
          <table:table-cell table:style-name="ce8" table:formula="of:=[.D1399]" office:value-type="string" office:string-value="X6315">
            <text:p>X6315</text:p>
          </table:table-cell>
          <table:table-cell table:style-name="ce8" table:formula="of:=[.F1399]" office:value-type="string" office:string-value="Y-609.625">
            <text:p>Y-609.625</text:p>
          </table:table-cell>
        </table:table-row>
        <table:table-row table:style-name="ro1">
          <table:table-cell table:formula="of:=[.A1398] -1" office:value-type="float" office:value="893">
            <text:p>893</text:p>
          </table:table-cell>
          <table:table-cell table:formula="of:=&quot;N&quot;&amp;[.A1399]" office:value-type="string" office:string-value="N893">
            <text:p>N893</text:p>
          </table:table-cell>
          <table:table-cell table:formula="of:=[.C1398]" office:value-type="float" office:value="6315">
            <text:p>6315</text:p>
          </table:table-cell>
          <table:table-cell table:formula="of:= &quot;X&quot;&amp; [.C1399]" office:value-type="string" office:string-value="X6315">
            <text:p>X6315</text:p>
          </table:table-cell>
          <table:table-cell table:formula="of:=[.E1398] - [.$J$6]" office:value-type="float" office:value="-609.625">
            <text:p>-609.625</text:p>
          </table:table-cell>
          <table:table-cell table:formula="of:=&quot;Y&quot; &amp; [.E1399]" office:value-type="string" office:string-value="Y-609.625">
            <text:p>Y-609.625</text:p>
          </table:table-cell>
          <table:table-cell table:number-columns-repeated="8"/>
          <table:table-cell table:style-name="ce8" table:formula="of:=[.B1400]" office:value-type="string" office:string-value="N892">
            <text:p>N892</text:p>
          </table:table-cell>
          <table:table-cell table:style-name="ce8" table:formula="of:=[.D1400]" office:value-type="string" office:string-value="X6315">
            <text:p>X6315</text:p>
          </table:table-cell>
          <table:table-cell table:style-name="ce8" table:formula="of:=[.F1400]" office:value-type="string" office:string-value="Y-615.375">
            <text:p>Y-615.375</text:p>
          </table:table-cell>
        </table:table-row>
        <table:table-row table:style-name="ro1">
          <table:table-cell table:formula="of:=[.A1399] -1" office:value-type="float" office:value="892">
            <text:p>892</text:p>
          </table:table-cell>
          <table:table-cell table:formula="of:=&quot;N&quot;&amp;[.A1400]" office:value-type="string" office:string-value="N892">
            <text:p>N892</text:p>
          </table:table-cell>
          <table:table-cell table:formula="of:=[.C1399]" office:value-type="float" office:value="6315">
            <text:p>6315</text:p>
          </table:table-cell>
          <table:table-cell table:formula="of:= &quot;X&quot;&amp; [.C1400]" office:value-type="string" office:string-value="X6315">
            <text:p>X6315</text:p>
          </table:table-cell>
          <table:table-cell table:formula="of:=[.E1399] - [.$J$6]" office:value-type="float" office:value="-615.375">
            <text:p>-615.375</text:p>
          </table:table-cell>
          <table:table-cell table:formula="of:=&quot;Y&quot; &amp; [.E1400]" office:value-type="string" office:string-value="Y-615.375">
            <text:p>Y-615.375</text:p>
          </table:table-cell>
          <table:table-cell table:number-columns-repeated="8"/>
          <table:table-cell table:style-name="ce8" table:formula="of:=[.B1401]" office:value-type="string" office:string-value="N891">
            <text:p>N891</text:p>
          </table:table-cell>
          <table:table-cell table:style-name="ce8" table:formula="of:=[.D1401]" office:value-type="string" office:string-value="X6315">
            <text:p>X6315</text:p>
          </table:table-cell>
          <table:table-cell table:style-name="ce8" table:formula="of:=[.F1401]" office:value-type="string" office:string-value="Y-621.125">
            <text:p>Y-621.125</text:p>
          </table:table-cell>
        </table:table-row>
        <table:table-row table:style-name="ro1">
          <table:table-cell table:formula="of:=[.A1400] -1" office:value-type="float" office:value="891">
            <text:p>891</text:p>
          </table:table-cell>
          <table:table-cell table:formula="of:=&quot;N&quot;&amp;[.A1401]" office:value-type="string" office:string-value="N891">
            <text:p>N891</text:p>
          </table:table-cell>
          <table:table-cell table:formula="of:=[.C1400]" office:value-type="float" office:value="6315">
            <text:p>6315</text:p>
          </table:table-cell>
          <table:table-cell table:formula="of:= &quot;X&quot;&amp; [.C1401]" office:value-type="string" office:string-value="X6315">
            <text:p>X6315</text:p>
          </table:table-cell>
          <table:table-cell table:formula="of:=[.E1400] - [.$J$6]" office:value-type="float" office:value="-621.125">
            <text:p>-621.125</text:p>
          </table:table-cell>
          <table:table-cell table:formula="of:=&quot;Y&quot; &amp; [.E1401]" office:value-type="string" office:string-value="Y-621.125">
            <text:p>Y-621.125</text:p>
          </table:table-cell>
          <table:table-cell table:number-columns-repeated="8"/>
          <table:table-cell table:style-name="ce8" table:formula="of:=[.B1402]" office:value-type="string" office:string-value="N890">
            <text:p>N890</text:p>
          </table:table-cell>
          <table:table-cell table:style-name="ce8" table:formula="of:=[.D1402]" office:value-type="string" office:string-value="X6315">
            <text:p>X6315</text:p>
          </table:table-cell>
          <table:table-cell table:style-name="ce8" table:formula="of:=[.F1402]" office:value-type="string" office:string-value="Y-626.875">
            <text:p>Y-626.875</text:p>
          </table:table-cell>
        </table:table-row>
        <table:table-row table:style-name="ro1">
          <table:table-cell table:formula="of:=[.A1401] -1" office:value-type="float" office:value="890">
            <text:p>890</text:p>
          </table:table-cell>
          <table:table-cell table:formula="of:=&quot;N&quot;&amp;[.A1402]" office:value-type="string" office:string-value="N890">
            <text:p>N890</text:p>
          </table:table-cell>
          <table:table-cell table:formula="of:=[.C1401]" office:value-type="float" office:value="6315">
            <text:p>6315</text:p>
          </table:table-cell>
          <table:table-cell table:formula="of:= &quot;X&quot;&amp; [.C1402]" office:value-type="string" office:string-value="X6315">
            <text:p>X6315</text:p>
          </table:table-cell>
          <table:table-cell table:formula="of:=[.E1401] - [.$J$6]" office:value-type="float" office:value="-626.875">
            <text:p>-626.875</text:p>
          </table:table-cell>
          <table:table-cell table:formula="of:=&quot;Y&quot; &amp; [.E1402]" office:value-type="string" office:string-value="Y-626.875">
            <text:p>Y-626.875</text:p>
          </table:table-cell>
          <table:table-cell table:number-columns-repeated="8"/>
          <table:table-cell table:style-name="ce8" table:formula="of:=[.B1403]" office:value-type="string" office:string-value="N889">
            <text:p>N889</text:p>
          </table:table-cell>
          <table:table-cell table:style-name="ce8" table:formula="of:=[.D1403]" office:value-type="string" office:string-value="X6315">
            <text:p>X6315</text:p>
          </table:table-cell>
          <table:table-cell table:style-name="ce8" table:formula="of:=[.F1403]" office:value-type="string" office:string-value="Y-632.625">
            <text:p>Y-632.625</text:p>
          </table:table-cell>
        </table:table-row>
        <table:table-row table:style-name="ro1">
          <table:table-cell table:formula="of:=[.A1402] -1" office:value-type="float" office:value="889">
            <text:p>889</text:p>
          </table:table-cell>
          <table:table-cell table:formula="of:=&quot;N&quot;&amp;[.A1403]" office:value-type="string" office:string-value="N889">
            <text:p>N889</text:p>
          </table:table-cell>
          <table:table-cell table:formula="of:=[.C1402]" office:value-type="float" office:value="6315">
            <text:p>6315</text:p>
          </table:table-cell>
          <table:table-cell table:formula="of:= &quot;X&quot;&amp; [.C1403]" office:value-type="string" office:string-value="X6315">
            <text:p>X6315</text:p>
          </table:table-cell>
          <table:table-cell table:formula="of:=[.E1402] - [.$J$6]" office:value-type="float" office:value="-632.625">
            <text:p>-632.625</text:p>
          </table:table-cell>
          <table:table-cell table:formula="of:=&quot;Y&quot; &amp; [.E1403]" office:value-type="string" office:string-value="Y-632.625">
            <text:p>Y-632.625</text:p>
          </table:table-cell>
          <table:table-cell table:number-columns-repeated="8"/>
          <table:table-cell table:style-name="ce8" table:formula="of:=[.B1404]" office:value-type="string" office:string-value="N888">
            <text:p>N888</text:p>
          </table:table-cell>
          <table:table-cell table:style-name="ce8" table:formula="of:=[.D1404]" office:value-type="string" office:string-value="X6315">
            <text:p>X6315</text:p>
          </table:table-cell>
          <table:table-cell table:style-name="ce8" table:formula="of:=[.F1404]" office:value-type="string" office:string-value="Y-638.375">
            <text:p>Y-638.375</text:p>
          </table:table-cell>
        </table:table-row>
        <table:table-row table:style-name="ro1">
          <table:table-cell table:formula="of:=[.A1403] -1" office:value-type="float" office:value="888">
            <text:p>888</text:p>
          </table:table-cell>
          <table:table-cell table:formula="of:=&quot;N&quot;&amp;[.A1404]" office:value-type="string" office:string-value="N888">
            <text:p>N888</text:p>
          </table:table-cell>
          <table:table-cell table:formula="of:=[.C1403]" office:value-type="float" office:value="6315">
            <text:p>6315</text:p>
          </table:table-cell>
          <table:table-cell table:formula="of:= &quot;X&quot;&amp; [.C1404]" office:value-type="string" office:string-value="X6315">
            <text:p>X6315</text:p>
          </table:table-cell>
          <table:table-cell table:formula="of:=[.E1403] - [.$J$6]" office:value-type="float" office:value="-638.375">
            <text:p>-638.375</text:p>
          </table:table-cell>
          <table:table-cell table:formula="of:=&quot;Y&quot; &amp; [.E1404]" office:value-type="string" office:string-value="Y-638.375">
            <text:p>Y-638.375</text:p>
          </table:table-cell>
          <table:table-cell table:number-columns-repeated="8"/>
          <table:table-cell table:style-name="ce8" table:formula="of:=[.B1405]" office:value-type="string" office:string-value="N887">
            <text:p>N887</text:p>
          </table:table-cell>
          <table:table-cell table:style-name="ce8" table:formula="of:=[.D1405]" office:value-type="string" office:string-value="X6315">
            <text:p>X6315</text:p>
          </table:table-cell>
          <table:table-cell table:style-name="ce8" table:formula="of:=[.F1405]" office:value-type="string" office:string-value="Y-644.125">
            <text:p>Y-644.125</text:p>
          </table:table-cell>
        </table:table-row>
        <table:table-row table:style-name="ro1">
          <table:table-cell table:formula="of:=[.A1404] -1" office:value-type="float" office:value="887">
            <text:p>887</text:p>
          </table:table-cell>
          <table:table-cell table:formula="of:=&quot;N&quot;&amp;[.A1405]" office:value-type="string" office:string-value="N887">
            <text:p>N887</text:p>
          </table:table-cell>
          <table:table-cell table:formula="of:=[.C1404]" office:value-type="float" office:value="6315">
            <text:p>6315</text:p>
          </table:table-cell>
          <table:table-cell table:formula="of:= &quot;X&quot;&amp; [.C1405]" office:value-type="string" office:string-value="X6315">
            <text:p>X6315</text:p>
          </table:table-cell>
          <table:table-cell table:formula="of:=[.E1404] - [.$J$6]" office:value-type="float" office:value="-644.125">
            <text:p>-644.125</text:p>
          </table:table-cell>
          <table:table-cell table:formula="of:=&quot;Y&quot; &amp; [.E1405]" office:value-type="string" office:string-value="Y-644.125">
            <text:p>Y-644.125</text:p>
          </table:table-cell>
          <table:table-cell table:number-columns-repeated="8"/>
          <table:table-cell table:style-name="ce8" table:formula="of:=[.B1406]" office:value-type="string" office:string-value="N886">
            <text:p>N886</text:p>
          </table:table-cell>
          <table:table-cell table:style-name="ce8" table:formula="of:=[.D1406]" office:value-type="string" office:string-value="X6315">
            <text:p>X6315</text:p>
          </table:table-cell>
          <table:table-cell table:style-name="ce8" table:formula="of:=[.F1406]" office:value-type="string" office:string-value="Y-649.875">
            <text:p>Y-649.875</text:p>
          </table:table-cell>
        </table:table-row>
        <table:table-row table:style-name="ro1">
          <table:table-cell table:formula="of:=[.A1405] -1" office:value-type="float" office:value="886">
            <text:p>886</text:p>
          </table:table-cell>
          <table:table-cell table:formula="of:=&quot;N&quot;&amp;[.A1406]" office:value-type="string" office:string-value="N886">
            <text:p>N886</text:p>
          </table:table-cell>
          <table:table-cell table:formula="of:=[.C1405]" office:value-type="float" office:value="6315">
            <text:p>6315</text:p>
          </table:table-cell>
          <table:table-cell table:formula="of:= &quot;X&quot;&amp; [.C1406]" office:value-type="string" office:string-value="X6315">
            <text:p>X6315</text:p>
          </table:table-cell>
          <table:table-cell table:formula="of:=[.E1405] - [.$J$6]" office:value-type="float" office:value="-649.875">
            <text:p>-649.875</text:p>
          </table:table-cell>
          <table:table-cell table:formula="of:=&quot;Y&quot; &amp; [.E1406]" office:value-type="string" office:string-value="Y-649.875">
            <text:p>Y-649.875</text:p>
          </table:table-cell>
          <table:table-cell table:number-columns-repeated="8"/>
          <table:table-cell table:style-name="ce8" table:formula="of:=[.B1407]" office:value-type="string" office:string-value="N885">
            <text:p>N885</text:p>
          </table:table-cell>
          <table:table-cell table:style-name="ce8" table:formula="of:=[.D1407]" office:value-type="string" office:string-value="X6315">
            <text:p>X6315</text:p>
          </table:table-cell>
          <table:table-cell table:style-name="ce8" table:formula="of:=[.F1407]" office:value-type="string" office:string-value="Y-655.625">
            <text:p>Y-655.625</text:p>
          </table:table-cell>
        </table:table-row>
        <table:table-row table:style-name="ro1">
          <table:table-cell table:formula="of:=[.A1406] -1" office:value-type="float" office:value="885">
            <text:p>885</text:p>
          </table:table-cell>
          <table:table-cell table:formula="of:=&quot;N&quot;&amp;[.A1407]" office:value-type="string" office:string-value="N885">
            <text:p>N885</text:p>
          </table:table-cell>
          <table:table-cell table:formula="of:=[.C1406]" office:value-type="float" office:value="6315">
            <text:p>6315</text:p>
          </table:table-cell>
          <table:table-cell table:formula="of:= &quot;X&quot;&amp; [.C1407]" office:value-type="string" office:string-value="X6315">
            <text:p>X6315</text:p>
          </table:table-cell>
          <table:table-cell table:formula="of:=[.E1406] - [.$J$6]" office:value-type="float" office:value="-655.625">
            <text:p>-655.625</text:p>
          </table:table-cell>
          <table:table-cell table:formula="of:=&quot;Y&quot; &amp; [.E1407]" office:value-type="string" office:string-value="Y-655.625">
            <text:p>Y-655.625</text:p>
          </table:table-cell>
          <table:table-cell table:number-columns-repeated="8"/>
          <table:table-cell table:style-name="ce8" table:formula="of:=[.B1408]" office:value-type="string" office:string-value="N884">
            <text:p>N884</text:p>
          </table:table-cell>
          <table:table-cell table:style-name="ce8" table:formula="of:=[.D1408]" office:value-type="string" office:string-value="X6315">
            <text:p>X6315</text:p>
          </table:table-cell>
          <table:table-cell table:style-name="ce8" table:formula="of:=[.F1408]" office:value-type="string" office:string-value="Y-661.375">
            <text:p>Y-661.375</text:p>
          </table:table-cell>
        </table:table-row>
        <table:table-row table:style-name="ro1">
          <table:table-cell table:formula="of:=[.A1407] -1" office:value-type="float" office:value="884">
            <text:p>884</text:p>
          </table:table-cell>
          <table:table-cell table:formula="of:=&quot;N&quot;&amp;[.A1408]" office:value-type="string" office:string-value="N884">
            <text:p>N884</text:p>
          </table:table-cell>
          <table:table-cell table:formula="of:=[.C1407]" office:value-type="float" office:value="6315">
            <text:p>6315</text:p>
          </table:table-cell>
          <table:table-cell table:formula="of:= &quot;X&quot;&amp; [.C1408]" office:value-type="string" office:string-value="X6315">
            <text:p>X6315</text:p>
          </table:table-cell>
          <table:table-cell table:formula="of:=[.E1407] - [.$J$6]" office:value-type="float" office:value="-661.375">
            <text:p>-661.375</text:p>
          </table:table-cell>
          <table:table-cell table:formula="of:=&quot;Y&quot; &amp; [.E1408]" office:value-type="string" office:string-value="Y-661.375">
            <text:p>Y-661.375</text:p>
          </table:table-cell>
          <table:table-cell table:number-columns-repeated="8"/>
          <table:table-cell table:style-name="ce8" table:formula="of:=[.B1409]" office:value-type="string" office:string-value="N883">
            <text:p>N883</text:p>
          </table:table-cell>
          <table:table-cell table:style-name="ce8" table:formula="of:=[.D1409]" office:value-type="string" office:string-value="X6315">
            <text:p>X6315</text:p>
          </table:table-cell>
          <table:table-cell table:style-name="ce8" table:formula="of:=[.F1409]" office:value-type="string" office:string-value="Y-667.125">
            <text:p>Y-667.125</text:p>
          </table:table-cell>
        </table:table-row>
        <table:table-row table:style-name="ro1">
          <table:table-cell table:formula="of:=[.A1408] -1" office:value-type="float" office:value="883">
            <text:p>883</text:p>
          </table:table-cell>
          <table:table-cell table:formula="of:=&quot;N&quot;&amp;[.A1409]" office:value-type="string" office:string-value="N883">
            <text:p>N883</text:p>
          </table:table-cell>
          <table:table-cell table:formula="of:=[.C1408]" office:value-type="float" office:value="6315">
            <text:p>6315</text:p>
          </table:table-cell>
          <table:table-cell table:formula="of:= &quot;X&quot;&amp; [.C1409]" office:value-type="string" office:string-value="X6315">
            <text:p>X6315</text:p>
          </table:table-cell>
          <table:table-cell table:formula="of:=[.E1408] - [.$J$6]" office:value-type="float" office:value="-667.125">
            <text:p>-667.125</text:p>
          </table:table-cell>
          <table:table-cell table:formula="of:=&quot;Y&quot; &amp; [.E1409]" office:value-type="string" office:string-value="Y-667.125">
            <text:p>Y-667.125</text:p>
          </table:table-cell>
          <table:table-cell table:number-columns-repeated="8"/>
          <table:table-cell table:style-name="ce8" table:formula="of:=[.B1410]" office:value-type="string" office:string-value="N882">
            <text:p>N882</text:p>
          </table:table-cell>
          <table:table-cell table:style-name="ce8" table:formula="of:=[.D1410]" office:value-type="string" office:string-value="X6315">
            <text:p>X6315</text:p>
          </table:table-cell>
          <table:table-cell table:style-name="ce8" table:formula="of:=[.F1410]" office:value-type="string" office:string-value="Y-672.875">
            <text:p>Y-672.875</text:p>
          </table:table-cell>
        </table:table-row>
        <table:table-row table:style-name="ro1">
          <table:table-cell table:formula="of:=[.A1409] -1" office:value-type="float" office:value="882">
            <text:p>882</text:p>
          </table:table-cell>
          <table:table-cell table:formula="of:=&quot;N&quot;&amp;[.A1410]" office:value-type="string" office:string-value="N882">
            <text:p>N882</text:p>
          </table:table-cell>
          <table:table-cell table:formula="of:=[.C1409]" office:value-type="float" office:value="6315">
            <text:p>6315</text:p>
          </table:table-cell>
          <table:table-cell table:formula="of:= &quot;X&quot;&amp; [.C1410]" office:value-type="string" office:string-value="X6315">
            <text:p>X6315</text:p>
          </table:table-cell>
          <table:table-cell table:formula="of:=[.E1409] - [.$J$6]" office:value-type="float" office:value="-672.875">
            <text:p>-672.875</text:p>
          </table:table-cell>
          <table:table-cell table:formula="of:=&quot;Y&quot; &amp; [.E1410]" office:value-type="string" office:string-value="Y-672.875">
            <text:p>Y-672.875</text:p>
          </table:table-cell>
          <table:table-cell table:number-columns-repeated="8"/>
          <table:table-cell table:style-name="ce8" table:formula="of:=[.B1411]" office:value-type="string" office:string-value="N881">
            <text:p>N881</text:p>
          </table:table-cell>
          <table:table-cell table:style-name="ce8" table:formula="of:=[.D1411]" office:value-type="string" office:string-value="X6315">
            <text:p>X6315</text:p>
          </table:table-cell>
          <table:table-cell table:style-name="ce8" table:formula="of:=[.F1411]" office:value-type="string" office:string-value="Y-678.625">
            <text:p>Y-678.625</text:p>
          </table:table-cell>
        </table:table-row>
        <table:table-row table:style-name="ro1">
          <table:table-cell table:formula="of:=[.A1410] -1" office:value-type="float" office:value="881">
            <text:p>881</text:p>
          </table:table-cell>
          <table:table-cell table:formula="of:=&quot;N&quot;&amp;[.A1411]" office:value-type="string" office:string-value="N881">
            <text:p>N881</text:p>
          </table:table-cell>
          <table:table-cell table:formula="of:=[.C1410]" office:value-type="float" office:value="6315">
            <text:p>6315</text:p>
          </table:table-cell>
          <table:table-cell table:formula="of:= &quot;X&quot;&amp; [.C1411]" office:value-type="string" office:string-value="X6315">
            <text:p>X6315</text:p>
          </table:table-cell>
          <table:table-cell table:formula="of:=[.E1410] - [.$J$6]" office:value-type="float" office:value="-678.625">
            <text:p>-678.625</text:p>
          </table:table-cell>
          <table:table-cell table:formula="of:=&quot;Y&quot; &amp; [.E1411]" office:value-type="string" office:string-value="Y-678.625">
            <text:p>Y-678.625</text:p>
          </table:table-cell>
          <table:table-cell table:number-columns-repeated="8"/>
          <table:table-cell table:style-name="ce8" table:formula="of:=[.B1412]" office:value-type="string" office:string-value="N880">
            <text:p>N880</text:p>
          </table:table-cell>
          <table:table-cell table:style-name="ce8" table:formula="of:=[.D1412]" office:value-type="string" office:string-value="X6315">
            <text:p>X6315</text:p>
          </table:table-cell>
          <table:table-cell table:style-name="ce8" table:formula="of:=[.F1412]" office:value-type="string" office:string-value="Y-684.375">
            <text:p>Y-684.375</text:p>
          </table:table-cell>
        </table:table-row>
        <table:table-row table:style-name="ro1">
          <table:table-cell table:formula="of:=[.A1411] -1" office:value-type="float" office:value="880">
            <text:p>880</text:p>
          </table:table-cell>
          <table:table-cell table:formula="of:=&quot;N&quot;&amp;[.A1412]" office:value-type="string" office:string-value="N880">
            <text:p>N880</text:p>
          </table:table-cell>
          <table:table-cell table:formula="of:=[.C1411]" office:value-type="float" office:value="6315">
            <text:p>6315</text:p>
          </table:table-cell>
          <table:table-cell table:formula="of:= &quot;X&quot;&amp; [.C1412]" office:value-type="string" office:string-value="X6315">
            <text:p>X6315</text:p>
          </table:table-cell>
          <table:table-cell table:formula="of:=[.E1411] - [.$J$6]" office:value-type="float" office:value="-684.375">
            <text:p>-684.375</text:p>
          </table:table-cell>
          <table:table-cell table:formula="of:=&quot;Y&quot; &amp; [.E1412]" office:value-type="string" office:string-value="Y-684.375">
            <text:p>Y-684.375</text:p>
          </table:table-cell>
          <table:table-cell table:number-columns-repeated="8"/>
          <table:table-cell table:style-name="ce8" table:formula="of:=[.B1413]" office:value-type="string" office:string-value="N879">
            <text:p>N879</text:p>
          </table:table-cell>
          <table:table-cell table:style-name="ce8" table:formula="of:=[.D1413]" office:value-type="string" office:string-value="X6315">
            <text:p>X6315</text:p>
          </table:table-cell>
          <table:table-cell table:style-name="ce8" table:formula="of:=[.F1413]" office:value-type="string" office:string-value="Y-690.125">
            <text:p>Y-690.125</text:p>
          </table:table-cell>
        </table:table-row>
        <table:table-row table:style-name="ro1">
          <table:table-cell table:formula="of:=[.A1412] -1" office:value-type="float" office:value="879">
            <text:p>879</text:p>
          </table:table-cell>
          <table:table-cell table:formula="of:=&quot;N&quot;&amp;[.A1413]" office:value-type="string" office:string-value="N879">
            <text:p>N879</text:p>
          </table:table-cell>
          <table:table-cell table:formula="of:=[.C1412]" office:value-type="float" office:value="6315">
            <text:p>6315</text:p>
          </table:table-cell>
          <table:table-cell table:formula="of:= &quot;X&quot;&amp; [.C1413]" office:value-type="string" office:string-value="X6315">
            <text:p>X6315</text:p>
          </table:table-cell>
          <table:table-cell table:formula="of:=[.E1412] - [.$J$6]" office:value-type="float" office:value="-690.125">
            <text:p>-690.125</text:p>
          </table:table-cell>
          <table:table-cell table:formula="of:=&quot;Y&quot; &amp; [.E1413]" office:value-type="string" office:string-value="Y-690.125">
            <text:p>Y-690.125</text:p>
          </table:table-cell>
          <table:table-cell table:number-columns-repeated="8"/>
          <table:table-cell table:style-name="ce8" table:formula="of:=[.B1414]" office:value-type="string" office:string-value="N878">
            <text:p>N878</text:p>
          </table:table-cell>
          <table:table-cell table:style-name="ce8" table:formula="of:=[.D1414]" office:value-type="string" office:string-value="X6315">
            <text:p>X6315</text:p>
          </table:table-cell>
          <table:table-cell table:style-name="ce8" table:formula="of:=[.F1414]" office:value-type="string" office:string-value="Y-695.875">
            <text:p>Y-695.875</text:p>
          </table:table-cell>
        </table:table-row>
        <table:table-row table:style-name="ro1">
          <table:table-cell table:formula="of:=[.A1413] -1" office:value-type="float" office:value="878">
            <text:p>878</text:p>
          </table:table-cell>
          <table:table-cell table:formula="of:=&quot;N&quot;&amp;[.A1414]" office:value-type="string" office:string-value="N878">
            <text:p>N878</text:p>
          </table:table-cell>
          <table:table-cell table:formula="of:=[.C1413]" office:value-type="float" office:value="6315">
            <text:p>6315</text:p>
          </table:table-cell>
          <table:table-cell table:formula="of:= &quot;X&quot;&amp; [.C1414]" office:value-type="string" office:string-value="X6315">
            <text:p>X6315</text:p>
          </table:table-cell>
          <table:table-cell table:formula="of:=[.E1413] - [.$J$6]" office:value-type="float" office:value="-695.875">
            <text:p>-695.875</text:p>
          </table:table-cell>
          <table:table-cell table:formula="of:=&quot;Y&quot; &amp; [.E1414]" office:value-type="string" office:string-value="Y-695.875">
            <text:p>Y-695.875</text:p>
          </table:table-cell>
          <table:table-cell table:number-columns-repeated="8"/>
          <table:table-cell table:style-name="ce8" table:formula="of:=[.B1415]" office:value-type="string" office:string-value="N877">
            <text:p>N877</text:p>
          </table:table-cell>
          <table:table-cell table:style-name="ce8" table:formula="of:=[.D1415]" office:value-type="string" office:string-value="X6315">
            <text:p>X6315</text:p>
          </table:table-cell>
          <table:table-cell table:style-name="ce8" table:formula="of:=[.F1415]" office:value-type="string" office:string-value="Y-701.625">
            <text:p>Y-701.625</text:p>
          </table:table-cell>
        </table:table-row>
        <table:table-row table:style-name="ro1">
          <table:table-cell table:formula="of:=[.A1414] -1" office:value-type="float" office:value="877">
            <text:p>877</text:p>
          </table:table-cell>
          <table:table-cell table:formula="of:=&quot;N&quot;&amp;[.A1415]" office:value-type="string" office:string-value="N877">
            <text:p>N877</text:p>
          </table:table-cell>
          <table:table-cell table:formula="of:=[.C1414]" office:value-type="float" office:value="6315">
            <text:p>6315</text:p>
          </table:table-cell>
          <table:table-cell table:formula="of:= &quot;X&quot;&amp; [.C1415]" office:value-type="string" office:string-value="X6315">
            <text:p>X6315</text:p>
          </table:table-cell>
          <table:table-cell table:formula="of:=[.E1414] - [.$J$6]" office:value-type="float" office:value="-701.625">
            <text:p>-701.625</text:p>
          </table:table-cell>
          <table:table-cell table:formula="of:=&quot;Y&quot; &amp; [.E1415]" office:value-type="string" office:string-value="Y-701.625">
            <text:p>Y-701.625</text:p>
          </table:table-cell>
          <table:table-cell table:number-columns-repeated="8"/>
          <table:table-cell table:style-name="ce8" table:formula="of:=[.B1416]" office:value-type="string" office:string-value="N876">
            <text:p>N876</text:p>
          </table:table-cell>
          <table:table-cell table:style-name="ce8" table:formula="of:=[.D1416]" office:value-type="string" office:string-value="X6315">
            <text:p>X6315</text:p>
          </table:table-cell>
          <table:table-cell table:style-name="ce8" table:formula="of:=[.F1416]" office:value-type="string" office:string-value="Y-707.375">
            <text:p>Y-707.375</text:p>
          </table:table-cell>
        </table:table-row>
        <table:table-row table:style-name="ro1">
          <table:table-cell table:formula="of:=[.A1415] -1" office:value-type="float" office:value="876">
            <text:p>876</text:p>
          </table:table-cell>
          <table:table-cell table:formula="of:=&quot;N&quot;&amp;[.A1416]" office:value-type="string" office:string-value="N876">
            <text:p>N876</text:p>
          </table:table-cell>
          <table:table-cell table:formula="of:=[.C1415]" office:value-type="float" office:value="6315">
            <text:p>6315</text:p>
          </table:table-cell>
          <table:table-cell table:formula="of:= &quot;X&quot;&amp; [.C1416]" office:value-type="string" office:string-value="X6315">
            <text:p>X6315</text:p>
          </table:table-cell>
          <table:table-cell table:formula="of:=[.E1415] - [.$J$6]" office:value-type="float" office:value="-707.375">
            <text:p>-707.375</text:p>
          </table:table-cell>
          <table:table-cell table:formula="of:=&quot;Y&quot; &amp; [.E1416]" office:value-type="string" office:string-value="Y-707.375">
            <text:p>Y-707.375</text:p>
          </table:table-cell>
          <table:table-cell table:number-columns-repeated="8"/>
          <table:table-cell table:style-name="ce8" table:formula="of:=[.B1417]" office:value-type="string" office:string-value="N875">
            <text:p>N875</text:p>
          </table:table-cell>
          <table:table-cell table:style-name="ce8" table:formula="of:=[.D1417]" office:value-type="string" office:string-value="X6315">
            <text:p>X6315</text:p>
          </table:table-cell>
          <table:table-cell table:style-name="ce8" table:formula="of:=[.F1417]" office:value-type="string" office:string-value="Y-713.125">
            <text:p>Y-713.125</text:p>
          </table:table-cell>
        </table:table-row>
        <table:table-row table:style-name="ro1">
          <table:table-cell table:formula="of:=[.A1416] -1" office:value-type="float" office:value="875">
            <text:p>875</text:p>
          </table:table-cell>
          <table:table-cell table:formula="of:=&quot;N&quot;&amp;[.A1417]" office:value-type="string" office:string-value="N875">
            <text:p>N875</text:p>
          </table:table-cell>
          <table:table-cell table:formula="of:=[.C1416]" office:value-type="float" office:value="6315">
            <text:p>6315</text:p>
          </table:table-cell>
          <table:table-cell table:formula="of:= &quot;X&quot;&amp; [.C1417]" office:value-type="string" office:string-value="X6315">
            <text:p>X6315</text:p>
          </table:table-cell>
          <table:table-cell table:formula="of:=[.E1416] - [.$J$6]" office:value-type="float" office:value="-713.125">
            <text:p>-713.125</text:p>
          </table:table-cell>
          <table:table-cell table:formula="of:=&quot;Y&quot; &amp; [.E1417]" office:value-type="string" office:string-value="Y-713.125">
            <text:p>Y-713.125</text:p>
          </table:table-cell>
          <table:table-cell table:number-columns-repeated="8"/>
          <table:table-cell table:style-name="ce8" table:formula="of:=[.B1418]" office:value-type="string" office:string-value="N874">
            <text:p>N874</text:p>
          </table:table-cell>
          <table:table-cell table:style-name="ce8" table:formula="of:=[.D1418]" office:value-type="string" office:string-value="X6315">
            <text:p>X6315</text:p>
          </table:table-cell>
          <table:table-cell table:style-name="ce8" table:formula="of:=[.F1418]" office:value-type="string" office:string-value="Y-718.875">
            <text:p>Y-718.875</text:p>
          </table:table-cell>
        </table:table-row>
        <table:table-row table:style-name="ro1">
          <table:table-cell table:formula="of:=[.A1417] -1" office:value-type="float" office:value="874">
            <text:p>874</text:p>
          </table:table-cell>
          <table:table-cell table:formula="of:=&quot;N&quot;&amp;[.A1418]" office:value-type="string" office:string-value="N874">
            <text:p>N874</text:p>
          </table:table-cell>
          <table:table-cell table:formula="of:=[.C1417]" office:value-type="float" office:value="6315">
            <text:p>6315</text:p>
          </table:table-cell>
          <table:table-cell table:formula="of:= &quot;X&quot;&amp; [.C1418]" office:value-type="string" office:string-value="X6315">
            <text:p>X6315</text:p>
          </table:table-cell>
          <table:table-cell table:formula="of:=[.E1417] - [.$J$6]" office:value-type="float" office:value="-718.875">
            <text:p>-718.875</text:p>
          </table:table-cell>
          <table:table-cell table:formula="of:=&quot;Y&quot; &amp; [.E1418]" office:value-type="string" office:string-value="Y-718.875">
            <text:p>Y-718.875</text:p>
          </table:table-cell>
          <table:table-cell table:number-columns-repeated="8"/>
          <table:table-cell table:style-name="ce8" table:formula="of:=[.B1419]" office:value-type="string" office:string-value="N873">
            <text:p>N873</text:p>
          </table:table-cell>
          <table:table-cell table:style-name="ce8" table:formula="of:=[.D1419]" office:value-type="string" office:string-value="X6315">
            <text:p>X6315</text:p>
          </table:table-cell>
          <table:table-cell table:style-name="ce8" table:formula="of:=[.F1419]" office:value-type="string" office:string-value="Y-724.625">
            <text:p>Y-724.625</text:p>
          </table:table-cell>
        </table:table-row>
        <table:table-row table:style-name="ro1">
          <table:table-cell table:formula="of:=[.A1418] -1" office:value-type="float" office:value="873">
            <text:p>873</text:p>
          </table:table-cell>
          <table:table-cell table:formula="of:=&quot;N&quot;&amp;[.A1419]" office:value-type="string" office:string-value="N873">
            <text:p>N873</text:p>
          </table:table-cell>
          <table:table-cell table:formula="of:=[.C1418]" office:value-type="float" office:value="6315">
            <text:p>6315</text:p>
          </table:table-cell>
          <table:table-cell table:formula="of:= &quot;X&quot;&amp; [.C1419]" office:value-type="string" office:string-value="X6315">
            <text:p>X6315</text:p>
          </table:table-cell>
          <table:table-cell table:formula="of:=[.E1418] - [.$J$6]" office:value-type="float" office:value="-724.625">
            <text:p>-724.625</text:p>
          </table:table-cell>
          <table:table-cell table:formula="of:=&quot;Y&quot; &amp; [.E1419]" office:value-type="string" office:string-value="Y-724.625">
            <text:p>Y-724.625</text:p>
          </table:table-cell>
          <table:table-cell table:number-columns-repeated="8"/>
          <table:table-cell table:style-name="ce8" table:formula="of:=[.B1420]" office:value-type="string" office:string-value="N872">
            <text:p>N872</text:p>
          </table:table-cell>
          <table:table-cell table:style-name="ce8" table:formula="of:=[.D1420]" office:value-type="string" office:string-value="X6315">
            <text:p>X6315</text:p>
          </table:table-cell>
          <table:table-cell table:style-name="ce8" table:formula="of:=[.F1420]" office:value-type="string" office:string-value="Y-730.375">
            <text:p>Y-730.375</text:p>
          </table:table-cell>
        </table:table-row>
        <table:table-row table:style-name="ro1">
          <table:table-cell table:formula="of:=[.A1419] -1" office:value-type="float" office:value="872">
            <text:p>872</text:p>
          </table:table-cell>
          <table:table-cell table:formula="of:=&quot;N&quot;&amp;[.A1420]" office:value-type="string" office:string-value="N872">
            <text:p>N872</text:p>
          </table:table-cell>
          <table:table-cell table:formula="of:=[.C1419]" office:value-type="float" office:value="6315">
            <text:p>6315</text:p>
          </table:table-cell>
          <table:table-cell table:formula="of:= &quot;X&quot;&amp; [.C1420]" office:value-type="string" office:string-value="X6315">
            <text:p>X6315</text:p>
          </table:table-cell>
          <table:table-cell table:formula="of:=[.E1419] - [.$J$6]" office:value-type="float" office:value="-730.375">
            <text:p>-730.375</text:p>
          </table:table-cell>
          <table:table-cell table:formula="of:=&quot;Y&quot; &amp; [.E1420]" office:value-type="string" office:string-value="Y-730.375">
            <text:p>Y-730.375</text:p>
          </table:table-cell>
          <table:table-cell table:number-columns-repeated="8"/>
          <table:table-cell table:style-name="ce8" table:formula="of:=[.B1421]" office:value-type="string" office:string-value="N871">
            <text:p>N871</text:p>
          </table:table-cell>
          <table:table-cell table:style-name="ce8" table:formula="of:=[.D1421]" office:value-type="string" office:string-value="X6315">
            <text:p>X6315</text:p>
          </table:table-cell>
          <table:table-cell table:style-name="ce8" table:formula="of:=[.F1421]" office:value-type="string" office:string-value="Y-736.125">
            <text:p>Y-736.125</text:p>
          </table:table-cell>
        </table:table-row>
        <table:table-row table:style-name="ro1">
          <table:table-cell table:formula="of:=[.A1420] -1" office:value-type="float" office:value="871">
            <text:p>871</text:p>
          </table:table-cell>
          <table:table-cell table:formula="of:=&quot;N&quot;&amp;[.A1421]" office:value-type="string" office:string-value="N871">
            <text:p>N871</text:p>
          </table:table-cell>
          <table:table-cell table:formula="of:=[.C1420]" office:value-type="float" office:value="6315">
            <text:p>6315</text:p>
          </table:table-cell>
          <table:table-cell table:formula="of:= &quot;X&quot;&amp; [.C1421]" office:value-type="string" office:string-value="X6315">
            <text:p>X6315</text:p>
          </table:table-cell>
          <table:table-cell table:formula="of:=[.E1420] - [.$J$6]" office:value-type="float" office:value="-736.125">
            <text:p>-736.125</text:p>
          </table:table-cell>
          <table:table-cell table:formula="of:=&quot;Y&quot; &amp; [.E1421]" office:value-type="string" office:string-value="Y-736.125">
            <text:p>Y-736.125</text:p>
          </table:table-cell>
          <table:table-cell table:number-columns-repeated="8"/>
          <table:table-cell table:style-name="ce8" table:formula="of:=[.B1422]" office:value-type="string" office:string-value="N870">
            <text:p>N870</text:p>
          </table:table-cell>
          <table:table-cell table:style-name="ce8" table:formula="of:=[.D1422]" office:value-type="string" office:string-value="X6315">
            <text:p>X6315</text:p>
          </table:table-cell>
          <table:table-cell table:style-name="ce8" table:formula="of:=[.F1422]" office:value-type="string" office:string-value="Y-741.875">
            <text:p>Y-741.875</text:p>
          </table:table-cell>
        </table:table-row>
        <table:table-row table:style-name="ro1">
          <table:table-cell table:formula="of:=[.A1421] -1" office:value-type="float" office:value="870">
            <text:p>870</text:p>
          </table:table-cell>
          <table:table-cell table:formula="of:=&quot;N&quot;&amp;[.A1422]" office:value-type="string" office:string-value="N870">
            <text:p>N870</text:p>
          </table:table-cell>
          <table:table-cell table:formula="of:=[.C1421]" office:value-type="float" office:value="6315">
            <text:p>6315</text:p>
          </table:table-cell>
          <table:table-cell table:formula="of:= &quot;X&quot;&amp; [.C1422]" office:value-type="string" office:string-value="X6315">
            <text:p>X6315</text:p>
          </table:table-cell>
          <table:table-cell table:formula="of:=[.E1421] - [.$J$6]" office:value-type="float" office:value="-741.875">
            <text:p>-741.875</text:p>
          </table:table-cell>
          <table:table-cell table:formula="of:=&quot;Y&quot; &amp; [.E1422]" office:value-type="string" office:string-value="Y-741.875">
            <text:p>Y-741.875</text:p>
          </table:table-cell>
          <table:table-cell table:number-columns-repeated="8"/>
          <table:table-cell table:style-name="ce8" table:formula="of:=[.B1423]" office:value-type="string" office:string-value="N869">
            <text:p>N869</text:p>
          </table:table-cell>
          <table:table-cell table:style-name="ce8" table:formula="of:=[.D1423]" office:value-type="string" office:string-value="X6315">
            <text:p>X6315</text:p>
          </table:table-cell>
          <table:table-cell table:style-name="ce8" table:formula="of:=[.F1423]" office:value-type="string" office:string-value="Y-747.625">
            <text:p>Y-747.625</text:p>
          </table:table-cell>
        </table:table-row>
        <table:table-row table:style-name="ro1">
          <table:table-cell table:formula="of:=[.A1422] -1" office:value-type="float" office:value="869">
            <text:p>869</text:p>
          </table:table-cell>
          <table:table-cell table:formula="of:=&quot;N&quot;&amp;[.A1423]" office:value-type="string" office:string-value="N869">
            <text:p>N869</text:p>
          </table:table-cell>
          <table:table-cell table:formula="of:=[.C1422]" office:value-type="float" office:value="6315">
            <text:p>6315</text:p>
          </table:table-cell>
          <table:table-cell table:formula="of:= &quot;X&quot;&amp; [.C1423]" office:value-type="string" office:string-value="X6315">
            <text:p>X6315</text:p>
          </table:table-cell>
          <table:table-cell table:formula="of:=[.E1422] - [.$J$6]" office:value-type="float" office:value="-747.625">
            <text:p>-747.625</text:p>
          </table:table-cell>
          <table:table-cell table:formula="of:=&quot;Y&quot; &amp; [.E1423]" office:value-type="string" office:string-value="Y-747.625">
            <text:p>Y-747.625</text:p>
          </table:table-cell>
          <table:table-cell table:number-columns-repeated="8"/>
          <table:table-cell table:style-name="ce8" table:formula="of:=[.B1424]" office:value-type="string" office:string-value="N868">
            <text:p>N868</text:p>
          </table:table-cell>
          <table:table-cell table:style-name="ce8" table:formula="of:=[.D1424]" office:value-type="string" office:string-value="X6315">
            <text:p>X6315</text:p>
          </table:table-cell>
          <table:table-cell table:style-name="ce8" table:formula="of:=[.F1424]" office:value-type="string" office:string-value="Y-753.375">
            <text:p>Y-753.375</text:p>
          </table:table-cell>
        </table:table-row>
        <table:table-row table:style-name="ro1">
          <table:table-cell table:formula="of:=[.A1423] -1" office:value-type="float" office:value="868">
            <text:p>868</text:p>
          </table:table-cell>
          <table:table-cell table:formula="of:=&quot;N&quot;&amp;[.A1424]" office:value-type="string" office:string-value="N868">
            <text:p>N868</text:p>
          </table:table-cell>
          <table:table-cell table:formula="of:=[.C1423]" office:value-type="float" office:value="6315">
            <text:p>6315</text:p>
          </table:table-cell>
          <table:table-cell table:formula="of:= &quot;X&quot;&amp; [.C1424]" office:value-type="string" office:string-value="X6315">
            <text:p>X6315</text:p>
          </table:table-cell>
          <table:table-cell table:formula="of:=[.E1423] - [.$J$6]" office:value-type="float" office:value="-753.375">
            <text:p>-753.375</text:p>
          </table:table-cell>
          <table:table-cell table:formula="of:=&quot;Y&quot; &amp; [.E1424]" office:value-type="string" office:string-value="Y-753.375">
            <text:p>Y-753.375</text:p>
          </table:table-cell>
          <table:table-cell table:number-columns-repeated="8"/>
          <table:table-cell table:style-name="ce8" table:formula="of:=[.B1425]" office:value-type="string" office:string-value="N867">
            <text:p>N867</text:p>
          </table:table-cell>
          <table:table-cell table:style-name="ce8" table:formula="of:=[.D1425]" office:value-type="string" office:string-value="X6315">
            <text:p>X6315</text:p>
          </table:table-cell>
          <table:table-cell table:style-name="ce8" table:formula="of:=[.F1425]" office:value-type="string" office:string-value="Y-759.125">
            <text:p>Y-759.125</text:p>
          </table:table-cell>
        </table:table-row>
        <table:table-row table:style-name="ro1">
          <table:table-cell table:formula="of:=[.A1424] -1" office:value-type="float" office:value="867">
            <text:p>867</text:p>
          </table:table-cell>
          <table:table-cell table:formula="of:=&quot;N&quot;&amp;[.A1425]" office:value-type="string" office:string-value="N867">
            <text:p>N867</text:p>
          </table:table-cell>
          <table:table-cell table:formula="of:=[.C1424]" office:value-type="float" office:value="6315">
            <text:p>6315</text:p>
          </table:table-cell>
          <table:table-cell table:formula="of:= &quot;X&quot;&amp; [.C1425]" office:value-type="string" office:string-value="X6315">
            <text:p>X6315</text:p>
          </table:table-cell>
          <table:table-cell table:formula="of:=[.E1424] - [.$J$6]" office:value-type="float" office:value="-759.125">
            <text:p>-759.125</text:p>
          </table:table-cell>
          <table:table-cell table:formula="of:=&quot;Y&quot; &amp; [.E1425]" office:value-type="string" office:string-value="Y-759.125">
            <text:p>Y-759.125</text:p>
          </table:table-cell>
          <table:table-cell table:number-columns-repeated="8"/>
          <table:table-cell table:style-name="ce8" table:formula="of:=[.B1426]" office:value-type="string" office:string-value="N866">
            <text:p>N866</text:p>
          </table:table-cell>
          <table:table-cell table:style-name="ce8" table:formula="of:=[.D1426]" office:value-type="string" office:string-value="X6315">
            <text:p>X6315</text:p>
          </table:table-cell>
          <table:table-cell table:style-name="ce8" table:formula="of:=[.F1426]" office:value-type="string" office:string-value="Y-764.875">
            <text:p>Y-764.875</text:p>
          </table:table-cell>
        </table:table-row>
        <table:table-row table:style-name="ro1">
          <table:table-cell table:formula="of:=[.A1425] -1" office:value-type="float" office:value="866">
            <text:p>866</text:p>
          </table:table-cell>
          <table:table-cell table:formula="of:=&quot;N&quot;&amp;[.A1426]" office:value-type="string" office:string-value="N866">
            <text:p>N866</text:p>
          </table:table-cell>
          <table:table-cell table:formula="of:=[.C1425]" office:value-type="float" office:value="6315">
            <text:p>6315</text:p>
          </table:table-cell>
          <table:table-cell table:formula="of:= &quot;X&quot;&amp; [.C1426]" office:value-type="string" office:string-value="X6315">
            <text:p>X6315</text:p>
          </table:table-cell>
          <table:table-cell table:formula="of:=[.E1425] - [.$J$6]" office:value-type="float" office:value="-764.875">
            <text:p>-764.875</text:p>
          </table:table-cell>
          <table:table-cell table:formula="of:=&quot;Y&quot; &amp; [.E1426]" office:value-type="string" office:string-value="Y-764.875">
            <text:p>Y-764.875</text:p>
          </table:table-cell>
          <table:table-cell table:number-columns-repeated="8"/>
          <table:table-cell table:style-name="ce8" table:formula="of:=[.B1427]" office:value-type="string" office:string-value="N865">
            <text:p>N865</text:p>
          </table:table-cell>
          <table:table-cell table:style-name="ce8" table:formula="of:=[.D1427]" office:value-type="string" office:string-value="X6315">
            <text:p>X6315</text:p>
          </table:table-cell>
          <table:table-cell table:style-name="ce8" table:formula="of:=[.F1427]" office:value-type="string" office:string-value="Y-770.625">
            <text:p>Y-770.625</text:p>
          </table:table-cell>
        </table:table-row>
        <table:table-row table:style-name="ro1">
          <table:table-cell table:formula="of:=[.A1426] -1" office:value-type="float" office:value="865">
            <text:p>865</text:p>
          </table:table-cell>
          <table:table-cell table:formula="of:=&quot;N&quot;&amp;[.A1427]" office:value-type="string" office:string-value="N865">
            <text:p>N865</text:p>
          </table:table-cell>
          <table:table-cell table:formula="of:=[.C1426]" office:value-type="float" office:value="6315">
            <text:p>6315</text:p>
          </table:table-cell>
          <table:table-cell table:formula="of:= &quot;X&quot;&amp; [.C1427]" office:value-type="string" office:string-value="X6315">
            <text:p>X6315</text:p>
          </table:table-cell>
          <table:table-cell table:formula="of:=[.E1426] - [.$J$6]" office:value-type="float" office:value="-770.625">
            <text:p>-770.625</text:p>
          </table:table-cell>
          <table:table-cell table:formula="of:=&quot;Y&quot; &amp; [.E1427]" office:value-type="string" office:string-value="Y-770.625">
            <text:p>Y-770.625</text:p>
          </table:table-cell>
          <table:table-cell table:number-columns-repeated="8"/>
          <table:table-cell table:style-name="ce8" table:formula="of:=[.B1428]" office:value-type="string" office:string-value="N864">
            <text:p>N864</text:p>
          </table:table-cell>
          <table:table-cell table:style-name="ce8" table:formula="of:=[.D1428]" office:value-type="string" office:string-value="X6315">
            <text:p>X6315</text:p>
          </table:table-cell>
          <table:table-cell table:style-name="ce8" table:formula="of:=[.F1428]" office:value-type="string" office:string-value="Y-776.375">
            <text:p>Y-776.375</text:p>
          </table:table-cell>
        </table:table-row>
        <table:table-row table:style-name="ro1">
          <table:table-cell table:formula="of:=[.A1427] -1" office:value-type="float" office:value="864">
            <text:p>864</text:p>
          </table:table-cell>
          <table:table-cell table:formula="of:=&quot;N&quot;&amp;[.A1428]" office:value-type="string" office:string-value="N864">
            <text:p>N864</text:p>
          </table:table-cell>
          <table:table-cell table:formula="of:=[.C1427]" office:value-type="float" office:value="6315">
            <text:p>6315</text:p>
          </table:table-cell>
          <table:table-cell table:formula="of:= &quot;X&quot;&amp; [.C1428]" office:value-type="string" office:string-value="X6315">
            <text:p>X6315</text:p>
          </table:table-cell>
          <table:table-cell table:formula="of:=[.E1427] - [.$J$6]" office:value-type="float" office:value="-776.375">
            <text:p>-776.375</text:p>
          </table:table-cell>
          <table:table-cell table:formula="of:=&quot;Y&quot; &amp; [.E1428]" office:value-type="string" office:string-value="Y-776.375">
            <text:p>Y-776.375</text:p>
          </table:table-cell>
          <table:table-cell table:number-columns-repeated="8"/>
          <table:table-cell table:style-name="ce8" table:formula="of:=[.B1429]" office:value-type="string" office:string-value="N863">
            <text:p>N863</text:p>
          </table:table-cell>
          <table:table-cell table:style-name="ce8" table:formula="of:=[.D1429]" office:value-type="string" office:string-value="X6315">
            <text:p>X6315</text:p>
          </table:table-cell>
          <table:table-cell table:style-name="ce8" table:formula="of:=[.F1429]" office:value-type="string" office:string-value="Y-782.125">
            <text:p>Y-782.125</text:p>
          </table:table-cell>
        </table:table-row>
        <table:table-row table:style-name="ro1">
          <table:table-cell table:formula="of:=[.A1428] -1" office:value-type="float" office:value="863">
            <text:p>863</text:p>
          </table:table-cell>
          <table:table-cell table:formula="of:=&quot;N&quot;&amp;[.A1429]" office:value-type="string" office:string-value="N863">
            <text:p>N863</text:p>
          </table:table-cell>
          <table:table-cell table:formula="of:=[.C1428]" office:value-type="float" office:value="6315">
            <text:p>6315</text:p>
          </table:table-cell>
          <table:table-cell table:formula="of:= &quot;X&quot;&amp; [.C1429]" office:value-type="string" office:string-value="X6315">
            <text:p>X6315</text:p>
          </table:table-cell>
          <table:table-cell table:formula="of:=[.E1428] - [.$J$6]" office:value-type="float" office:value="-782.125">
            <text:p>-782.125</text:p>
          </table:table-cell>
          <table:table-cell table:formula="of:=&quot;Y&quot; &amp; [.E1429]" office:value-type="string" office:string-value="Y-782.125">
            <text:p>Y-782.125</text:p>
          </table:table-cell>
          <table:table-cell table:number-columns-repeated="8"/>
          <table:table-cell table:style-name="ce8" table:formula="of:=[.B1430]" office:value-type="string" office:string-value="N862">
            <text:p>N862</text:p>
          </table:table-cell>
          <table:table-cell table:style-name="ce8" table:formula="of:=[.D1430]" office:value-type="string" office:string-value="X6315">
            <text:p>X6315</text:p>
          </table:table-cell>
          <table:table-cell table:style-name="ce8" table:formula="of:=[.F1430]" office:value-type="string" office:string-value="Y-787.875">
            <text:p>Y-787.875</text:p>
          </table:table-cell>
        </table:table-row>
        <table:table-row table:style-name="ro1">
          <table:table-cell table:formula="of:=[.A1429] -1" office:value-type="float" office:value="862">
            <text:p>862</text:p>
          </table:table-cell>
          <table:table-cell table:formula="of:=&quot;N&quot;&amp;[.A1430]" office:value-type="string" office:string-value="N862">
            <text:p>N862</text:p>
          </table:table-cell>
          <table:table-cell table:formula="of:=[.C1429]" office:value-type="float" office:value="6315">
            <text:p>6315</text:p>
          </table:table-cell>
          <table:table-cell table:formula="of:= &quot;X&quot;&amp; [.C1430]" office:value-type="string" office:string-value="X6315">
            <text:p>X6315</text:p>
          </table:table-cell>
          <table:table-cell table:formula="of:=[.E1429] - [.$J$6]" office:value-type="float" office:value="-787.875">
            <text:p>-787.875</text:p>
          </table:table-cell>
          <table:table-cell table:formula="of:=&quot;Y&quot; &amp; [.E1430]" office:value-type="string" office:string-value="Y-787.875">
            <text:p>Y-787.875</text:p>
          </table:table-cell>
          <table:table-cell table:number-columns-repeated="8"/>
          <table:table-cell table:style-name="ce8" table:formula="of:=[.B1431]" office:value-type="string" office:string-value="N861">
            <text:p>N861</text:p>
          </table:table-cell>
          <table:table-cell table:style-name="ce8" table:formula="of:=[.D1431]" office:value-type="string" office:string-value="X6315">
            <text:p>X6315</text:p>
          </table:table-cell>
          <table:table-cell table:style-name="ce8" table:formula="of:=[.F1431]" office:value-type="string" office:string-value="Y-793.625">
            <text:p>Y-793.625</text:p>
          </table:table-cell>
        </table:table-row>
        <table:table-row table:style-name="ro1">
          <table:table-cell table:formula="of:=[.A1430] -1" office:value-type="float" office:value="861">
            <text:p>861</text:p>
          </table:table-cell>
          <table:table-cell table:formula="of:=&quot;N&quot;&amp;[.A1431]" office:value-type="string" office:string-value="N861">
            <text:p>N861</text:p>
          </table:table-cell>
          <table:table-cell table:formula="of:=[.C1430]" office:value-type="float" office:value="6315">
            <text:p>6315</text:p>
          </table:table-cell>
          <table:table-cell table:formula="of:= &quot;X&quot;&amp; [.C1431]" office:value-type="string" office:string-value="X6315">
            <text:p>X6315</text:p>
          </table:table-cell>
          <table:table-cell table:formula="of:=[.E1430] - [.$J$6]" office:value-type="float" office:value="-793.625">
            <text:p>-793.625</text:p>
          </table:table-cell>
          <table:table-cell table:formula="of:=&quot;Y&quot; &amp; [.E1431]" office:value-type="string" office:string-value="Y-793.625">
            <text:p>Y-793.625</text:p>
          </table:table-cell>
          <table:table-cell table:number-columns-repeated="8"/>
          <table:table-cell table:style-name="ce8" table:formula="of:=[.B1432]" office:value-type="string" office:string-value="N860">
            <text:p>N860</text:p>
          </table:table-cell>
          <table:table-cell table:style-name="ce8" table:formula="of:=[.D1432]" office:value-type="string" office:string-value="X6315">
            <text:p>X6315</text:p>
          </table:table-cell>
          <table:table-cell table:style-name="ce8" table:formula="of:=[.F1432]" office:value-type="string" office:string-value="Y-799.375">
            <text:p>Y-799.375</text:p>
          </table:table-cell>
        </table:table-row>
        <table:table-row table:style-name="ro1">
          <table:table-cell table:formula="of:=[.A1431] -1" office:value-type="float" office:value="860">
            <text:p>860</text:p>
          </table:table-cell>
          <table:table-cell table:formula="of:=&quot;N&quot;&amp;[.A1432]" office:value-type="string" office:string-value="N860">
            <text:p>N860</text:p>
          </table:table-cell>
          <table:table-cell table:formula="of:=[.C1431]" office:value-type="float" office:value="6315">
            <text:p>6315</text:p>
          </table:table-cell>
          <table:table-cell table:formula="of:= &quot;X&quot;&amp; [.C1432]" office:value-type="string" office:string-value="X6315">
            <text:p>X6315</text:p>
          </table:table-cell>
          <table:table-cell table:formula="of:=[.E1431] - [.$J$6]" office:value-type="float" office:value="-799.375">
            <text:p>-799.375</text:p>
          </table:table-cell>
          <table:table-cell table:formula="of:=&quot;Y&quot; &amp; [.E1432]" office:value-type="string" office:string-value="Y-799.375">
            <text:p>Y-799.375</text:p>
          </table:table-cell>
          <table:table-cell table:number-columns-repeated="8"/>
          <table:table-cell table:style-name="ce8" table:formula="of:=[.B1433]" office:value-type="string" office:string-value="N859">
            <text:p>N859</text:p>
          </table:table-cell>
          <table:table-cell table:style-name="ce8" table:formula="of:=[.D1433]" office:value-type="string" office:string-value="X6315">
            <text:p>X6315</text:p>
          </table:table-cell>
          <table:table-cell table:style-name="ce8" table:formula="of:=[.F1433]" office:value-type="string" office:string-value="Y-805.125">
            <text:p>Y-805.125</text:p>
          </table:table-cell>
        </table:table-row>
        <table:table-row table:style-name="ro1">
          <table:table-cell table:formula="of:=[.A1432] -1" office:value-type="float" office:value="859">
            <text:p>859</text:p>
          </table:table-cell>
          <table:table-cell table:formula="of:=&quot;N&quot;&amp;[.A1433]" office:value-type="string" office:string-value="N859">
            <text:p>N859</text:p>
          </table:table-cell>
          <table:table-cell table:formula="of:=[.C1432]" office:value-type="float" office:value="6315">
            <text:p>6315</text:p>
          </table:table-cell>
          <table:table-cell table:formula="of:= &quot;X&quot;&amp; [.C1433]" office:value-type="string" office:string-value="X6315">
            <text:p>X6315</text:p>
          </table:table-cell>
          <table:table-cell table:formula="of:=[.E1432] - [.$J$6]" office:value-type="float" office:value="-805.125">
            <text:p>-805.125</text:p>
          </table:table-cell>
          <table:table-cell table:formula="of:=&quot;Y&quot; &amp; [.E1433]" office:value-type="string" office:string-value="Y-805.125">
            <text:p>Y-805.125</text:p>
          </table:table-cell>
          <table:table-cell table:number-columns-repeated="8"/>
          <table:table-cell table:style-name="ce8" table:formula="of:=[.B1434]" office:value-type="string" office:string-value="N858">
            <text:p>N858</text:p>
          </table:table-cell>
          <table:table-cell table:style-name="ce8" table:formula="of:=[.D1434]" office:value-type="string" office:string-value="X6315">
            <text:p>X6315</text:p>
          </table:table-cell>
          <table:table-cell table:style-name="ce8" table:formula="of:=[.F1434]" office:value-type="string" office:string-value="Y-810.875">
            <text:p>Y-810.875</text:p>
          </table:table-cell>
        </table:table-row>
        <table:table-row table:style-name="ro1">
          <table:table-cell table:formula="of:=[.A1433] -1" office:value-type="float" office:value="858">
            <text:p>858</text:p>
          </table:table-cell>
          <table:table-cell table:formula="of:=&quot;N&quot;&amp;[.A1434]" office:value-type="string" office:string-value="N858">
            <text:p>N858</text:p>
          </table:table-cell>
          <table:table-cell table:formula="of:=[.C1433]" office:value-type="float" office:value="6315">
            <text:p>6315</text:p>
          </table:table-cell>
          <table:table-cell table:formula="of:= &quot;X&quot;&amp; [.C1434]" office:value-type="string" office:string-value="X6315">
            <text:p>X6315</text:p>
          </table:table-cell>
          <table:table-cell table:formula="of:=[.E1433] - [.$J$6]" office:value-type="float" office:value="-810.875">
            <text:p>-810.875</text:p>
          </table:table-cell>
          <table:table-cell table:formula="of:=&quot;Y&quot; &amp; [.E1434]" office:value-type="string" office:string-value="Y-810.875">
            <text:p>Y-810.875</text:p>
          </table:table-cell>
          <table:table-cell table:number-columns-repeated="8"/>
          <table:table-cell table:style-name="ce8" table:formula="of:=[.B1435]" office:value-type="string" office:string-value="N857">
            <text:p>N857</text:p>
          </table:table-cell>
          <table:table-cell table:style-name="ce8" table:formula="of:=[.D1435]" office:value-type="string" office:string-value="X6315">
            <text:p>X6315</text:p>
          </table:table-cell>
          <table:table-cell table:style-name="ce8" table:formula="of:=[.F1435]" office:value-type="string" office:string-value="Y-816.625">
            <text:p>Y-816.625</text:p>
          </table:table-cell>
        </table:table-row>
        <table:table-row table:style-name="ro1">
          <table:table-cell table:formula="of:=[.A1434] -1" office:value-type="float" office:value="857">
            <text:p>857</text:p>
          </table:table-cell>
          <table:table-cell table:formula="of:=&quot;N&quot;&amp;[.A1435]" office:value-type="string" office:string-value="N857">
            <text:p>N857</text:p>
          </table:table-cell>
          <table:table-cell table:formula="of:=[.C1434]" office:value-type="float" office:value="6315">
            <text:p>6315</text:p>
          </table:table-cell>
          <table:table-cell table:formula="of:= &quot;X&quot;&amp; [.C1435]" office:value-type="string" office:string-value="X6315">
            <text:p>X6315</text:p>
          </table:table-cell>
          <table:table-cell table:formula="of:=[.E1434] - [.$J$6]" office:value-type="float" office:value="-816.625">
            <text:p>-816.625</text:p>
          </table:table-cell>
          <table:table-cell table:formula="of:=&quot;Y&quot; &amp; [.E1435]" office:value-type="string" office:string-value="Y-816.625">
            <text:p>Y-816.625</text:p>
          </table:table-cell>
          <table:table-cell table:number-columns-repeated="8"/>
          <table:table-cell table:style-name="ce8" table:formula="of:=[.B1436]" office:value-type="string" office:string-value="N856">
            <text:p>N856</text:p>
          </table:table-cell>
          <table:table-cell table:style-name="ce8" table:formula="of:=[.D1436]" office:value-type="string" office:string-value="X6315">
            <text:p>X6315</text:p>
          </table:table-cell>
          <table:table-cell table:style-name="ce8" table:formula="of:=[.F1436]" office:value-type="string" office:string-value="Y-822.375">
            <text:p>Y-822.375</text:p>
          </table:table-cell>
        </table:table-row>
        <table:table-row table:style-name="ro1">
          <table:table-cell table:formula="of:=[.A1435] -1" office:value-type="float" office:value="856">
            <text:p>856</text:p>
          </table:table-cell>
          <table:table-cell table:formula="of:=&quot;N&quot;&amp;[.A1436]" office:value-type="string" office:string-value="N856">
            <text:p>N856</text:p>
          </table:table-cell>
          <table:table-cell table:formula="of:=[.C1435]" office:value-type="float" office:value="6315">
            <text:p>6315</text:p>
          </table:table-cell>
          <table:table-cell table:formula="of:= &quot;X&quot;&amp; [.C1436]" office:value-type="string" office:string-value="X6315">
            <text:p>X6315</text:p>
          </table:table-cell>
          <table:table-cell table:formula="of:=[.E1435] - [.$J$6]" office:value-type="float" office:value="-822.375">
            <text:p>-822.375</text:p>
          </table:table-cell>
          <table:table-cell table:formula="of:=&quot;Y&quot; &amp; [.E1436]" office:value-type="string" office:string-value="Y-822.375">
            <text:p>Y-822.375</text:p>
          </table:table-cell>
          <table:table-cell table:number-columns-repeated="8"/>
          <table:table-cell table:style-name="ce8" table:formula="of:=[.B1437]" office:value-type="string" office:string-value="N855">
            <text:p>N855</text:p>
          </table:table-cell>
          <table:table-cell table:style-name="ce8" table:formula="of:=[.D1437]" office:value-type="string" office:string-value="X6315">
            <text:p>X6315</text:p>
          </table:table-cell>
          <table:table-cell table:style-name="ce8" table:formula="of:=[.F1437]" office:value-type="string" office:string-value="Y-828.125">
            <text:p>Y-828.125</text:p>
          </table:table-cell>
        </table:table-row>
        <table:table-row table:style-name="ro1">
          <table:table-cell table:formula="of:=[.A1436] -1" office:value-type="float" office:value="855">
            <text:p>855</text:p>
          </table:table-cell>
          <table:table-cell table:formula="of:=&quot;N&quot;&amp;[.A1437]" office:value-type="string" office:string-value="N855">
            <text:p>N855</text:p>
          </table:table-cell>
          <table:table-cell table:formula="of:=[.C1436]" office:value-type="float" office:value="6315">
            <text:p>6315</text:p>
          </table:table-cell>
          <table:table-cell table:formula="of:= &quot;X&quot;&amp; [.C1437]" office:value-type="string" office:string-value="X6315">
            <text:p>X6315</text:p>
          </table:table-cell>
          <table:table-cell table:formula="of:=[.E1436] - [.$J$6]" office:value-type="float" office:value="-828.125">
            <text:p>-828.125</text:p>
          </table:table-cell>
          <table:table-cell table:formula="of:=&quot;Y&quot; &amp; [.E1437]" office:value-type="string" office:string-value="Y-828.125">
            <text:p>Y-828.125</text:p>
          </table:table-cell>
          <table:table-cell table:number-columns-repeated="8"/>
          <table:table-cell table:style-name="ce8" table:formula="of:=[.B1438]" office:value-type="string" office:string-value="N854">
            <text:p>N854</text:p>
          </table:table-cell>
          <table:table-cell table:style-name="ce8" table:formula="of:=[.D1438]" office:value-type="string" office:string-value="X6315">
            <text:p>X6315</text:p>
          </table:table-cell>
          <table:table-cell table:style-name="ce8" table:formula="of:=[.F1438]" office:value-type="string" office:string-value="Y-833.875">
            <text:p>Y-833.875</text:p>
          </table:table-cell>
        </table:table-row>
        <table:table-row table:style-name="ro1">
          <table:table-cell table:formula="of:=[.A1437] -1" office:value-type="float" office:value="854">
            <text:p>854</text:p>
          </table:table-cell>
          <table:table-cell table:formula="of:=&quot;N&quot;&amp;[.A1438]" office:value-type="string" office:string-value="N854">
            <text:p>N854</text:p>
          </table:table-cell>
          <table:table-cell table:formula="of:=[.C1437]" office:value-type="float" office:value="6315">
            <text:p>6315</text:p>
          </table:table-cell>
          <table:table-cell table:formula="of:= &quot;X&quot;&amp; [.C1438]" office:value-type="string" office:string-value="X6315">
            <text:p>X6315</text:p>
          </table:table-cell>
          <table:table-cell table:formula="of:=[.E1437] - [.$J$6]" office:value-type="float" office:value="-833.875">
            <text:p>-833.875</text:p>
          </table:table-cell>
          <table:table-cell table:formula="of:=&quot;Y&quot; &amp; [.E1438]" office:value-type="string" office:string-value="Y-833.875">
            <text:p>Y-833.875</text:p>
          </table:table-cell>
          <table:table-cell table:number-columns-repeated="8"/>
          <table:table-cell table:style-name="ce8" table:formula="of:=[.B1439]" office:value-type="string" office:string-value="N853">
            <text:p>N853</text:p>
          </table:table-cell>
          <table:table-cell table:style-name="ce8" table:formula="of:=[.D1439]" office:value-type="string" office:string-value="X6315">
            <text:p>X6315</text:p>
          </table:table-cell>
          <table:table-cell table:style-name="ce8" table:formula="of:=[.F1439]" office:value-type="string" office:string-value="Y-839.625">
            <text:p>Y-839.625</text:p>
          </table:table-cell>
        </table:table-row>
        <table:table-row table:style-name="ro1">
          <table:table-cell table:formula="of:=[.A1438] -1" office:value-type="float" office:value="853">
            <text:p>853</text:p>
          </table:table-cell>
          <table:table-cell table:formula="of:=&quot;N&quot;&amp;[.A1439]" office:value-type="string" office:string-value="N853">
            <text:p>N853</text:p>
          </table:table-cell>
          <table:table-cell table:formula="of:=[.C1438]" office:value-type="float" office:value="6315">
            <text:p>6315</text:p>
          </table:table-cell>
          <table:table-cell table:formula="of:= &quot;X&quot;&amp; [.C1439]" office:value-type="string" office:string-value="X6315">
            <text:p>X6315</text:p>
          </table:table-cell>
          <table:table-cell table:formula="of:=[.E1438] - [.$J$6]" office:value-type="float" office:value="-839.625">
            <text:p>-839.625</text:p>
          </table:table-cell>
          <table:table-cell table:formula="of:=&quot;Y&quot; &amp; [.E1439]" office:value-type="string" office:string-value="Y-839.625">
            <text:p>Y-839.625</text:p>
          </table:table-cell>
          <table:table-cell table:number-columns-repeated="8"/>
          <table:table-cell table:style-name="ce8" table:formula="of:=[.B1440]" office:value-type="string" office:string-value="N852">
            <text:p>N852</text:p>
          </table:table-cell>
          <table:table-cell table:style-name="ce8" table:formula="of:=[.D1440]" office:value-type="string" office:string-value="X6315">
            <text:p>X6315</text:p>
          </table:table-cell>
          <table:table-cell table:style-name="ce8" table:formula="of:=[.F1440]" office:value-type="string" office:string-value="Y-845.375">
            <text:p>Y-845.375</text:p>
          </table:table-cell>
        </table:table-row>
        <table:table-row table:style-name="ro1">
          <table:table-cell table:formula="of:=[.A1439] -1" office:value-type="float" office:value="852">
            <text:p>852</text:p>
          </table:table-cell>
          <table:table-cell table:formula="of:=&quot;N&quot;&amp;[.A1440]" office:value-type="string" office:string-value="N852">
            <text:p>N852</text:p>
          </table:table-cell>
          <table:table-cell table:formula="of:=[.C1439]" office:value-type="float" office:value="6315">
            <text:p>6315</text:p>
          </table:table-cell>
          <table:table-cell table:formula="of:= &quot;X&quot;&amp; [.C1440]" office:value-type="string" office:string-value="X6315">
            <text:p>X6315</text:p>
          </table:table-cell>
          <table:table-cell table:formula="of:=[.E1439] - [.$J$6]" office:value-type="float" office:value="-845.375">
            <text:p>-845.375</text:p>
          </table:table-cell>
          <table:table-cell table:formula="of:=&quot;Y&quot; &amp; [.E1440]" office:value-type="string" office:string-value="Y-845.375">
            <text:p>Y-845.375</text:p>
          </table:table-cell>
          <table:table-cell table:number-columns-repeated="8"/>
          <table:table-cell table:style-name="ce8" table:formula="of:=[.B1441]" office:value-type="string" office:string-value="N851">
            <text:p>N851</text:p>
          </table:table-cell>
          <table:table-cell table:style-name="ce8" table:formula="of:=[.D1441]" office:value-type="string" office:string-value="X6315">
            <text:p>X6315</text:p>
          </table:table-cell>
          <table:table-cell table:style-name="ce8" table:formula="of:=[.F1441]" office:value-type="string" office:string-value="Y-851.125">
            <text:p>Y-851.125</text:p>
          </table:table-cell>
        </table:table-row>
        <table:table-row table:style-name="ro1">
          <table:table-cell table:formula="of:=[.A1440] -1" office:value-type="float" office:value="851">
            <text:p>851</text:p>
          </table:table-cell>
          <table:table-cell table:formula="of:=&quot;N&quot;&amp;[.A1441]" office:value-type="string" office:string-value="N851">
            <text:p>N851</text:p>
          </table:table-cell>
          <table:table-cell table:formula="of:=[.C1440]" office:value-type="float" office:value="6315">
            <text:p>6315</text:p>
          </table:table-cell>
          <table:table-cell table:formula="of:= &quot;X&quot;&amp; [.C1441]" office:value-type="string" office:string-value="X6315">
            <text:p>X6315</text:p>
          </table:table-cell>
          <table:table-cell table:formula="of:=[.E1440] - [.$J$6]" office:value-type="float" office:value="-851.125">
            <text:p>-851.125</text:p>
          </table:table-cell>
          <table:table-cell table:formula="of:=&quot;Y&quot; &amp; [.E1441]" office:value-type="string" office:string-value="Y-851.125">
            <text:p>Y-851.125</text:p>
          </table:table-cell>
          <table:table-cell table:number-columns-repeated="8"/>
          <table:table-cell table:style-name="ce8" table:formula="of:=[.B1442]" office:value-type="string" office:string-value="N850">
            <text:p>N850</text:p>
          </table:table-cell>
          <table:table-cell table:style-name="ce8" table:formula="of:=[.D1442]" office:value-type="string" office:string-value="X6315">
            <text:p>X6315</text:p>
          </table:table-cell>
          <table:table-cell table:style-name="ce8" table:formula="of:=[.F1442]" office:value-type="string" office:string-value="Y-856.875">
            <text:p>Y-856.875</text:p>
          </table:table-cell>
        </table:table-row>
        <table:table-row table:style-name="ro1">
          <table:table-cell table:formula="of:=[.A1441] -1" office:value-type="float" office:value="850">
            <text:p>850</text:p>
          </table:table-cell>
          <table:table-cell table:formula="of:=&quot;N&quot;&amp;[.A1442]" office:value-type="string" office:string-value="N850">
            <text:p>N850</text:p>
          </table:table-cell>
          <table:table-cell table:formula="of:=[.C1441]" office:value-type="float" office:value="6315">
            <text:p>6315</text:p>
          </table:table-cell>
          <table:table-cell table:formula="of:= &quot;X&quot;&amp; [.C1442]" office:value-type="string" office:string-value="X6315">
            <text:p>X6315</text:p>
          </table:table-cell>
          <table:table-cell table:formula="of:=[.E1441] - [.$J$6]" office:value-type="float" office:value="-856.875">
            <text:p>-856.875</text:p>
          </table:table-cell>
          <table:table-cell table:formula="of:=&quot;Y&quot; &amp; [.E1442]" office:value-type="string" office:string-value="Y-856.875">
            <text:p>Y-856.875</text:p>
          </table:table-cell>
          <table:table-cell table:number-columns-repeated="8"/>
          <table:table-cell table:style-name="ce8" table:formula="of:=[.B1443]" office:value-type="string" office:string-value="N849">
            <text:p>N849</text:p>
          </table:table-cell>
          <table:table-cell table:style-name="ce8" table:formula="of:=[.D1443]" office:value-type="string" office:string-value="X6315">
            <text:p>X6315</text:p>
          </table:table-cell>
          <table:table-cell table:style-name="ce8" table:formula="of:=[.F1443]" office:value-type="string" office:string-value="Y-862.625">
            <text:p>Y-862.625</text:p>
          </table:table-cell>
        </table:table-row>
        <table:table-row table:style-name="ro1">
          <table:table-cell table:formula="of:=[.A1442] -1" office:value-type="float" office:value="849">
            <text:p>849</text:p>
          </table:table-cell>
          <table:table-cell table:formula="of:=&quot;N&quot;&amp;[.A1443]" office:value-type="string" office:string-value="N849">
            <text:p>N849</text:p>
          </table:table-cell>
          <table:table-cell table:formula="of:=[.C1442]" office:value-type="float" office:value="6315">
            <text:p>6315</text:p>
          </table:table-cell>
          <table:table-cell table:formula="of:= &quot;X&quot;&amp; [.C1443]" office:value-type="string" office:string-value="X6315">
            <text:p>X6315</text:p>
          </table:table-cell>
          <table:table-cell table:formula="of:=[.E1442] - [.$J$6]" office:value-type="float" office:value="-862.625">
            <text:p>-862.625</text:p>
          </table:table-cell>
          <table:table-cell table:formula="of:=&quot;Y&quot; &amp; [.E1443]" office:value-type="string" office:string-value="Y-862.625">
            <text:p>Y-862.625</text:p>
          </table:table-cell>
          <table:table-cell table:number-columns-repeated="8"/>
          <table:table-cell table:style-name="ce8" table:formula="of:=[.B1444]" office:value-type="string" office:string-value="N848">
            <text:p>N848</text:p>
          </table:table-cell>
          <table:table-cell table:style-name="ce8" table:formula="of:=[.D1444]" office:value-type="string" office:string-value="X6315">
            <text:p>X6315</text:p>
          </table:table-cell>
          <table:table-cell table:style-name="ce8" table:formula="of:=[.F1444]" office:value-type="string" office:string-value="Y-868.375">
            <text:p>Y-868.375</text:p>
          </table:table-cell>
        </table:table-row>
        <table:table-row table:style-name="ro1">
          <table:table-cell table:formula="of:=[.A1443] -1" office:value-type="float" office:value="848">
            <text:p>848</text:p>
          </table:table-cell>
          <table:table-cell table:formula="of:=&quot;N&quot;&amp;[.A1444]" office:value-type="string" office:string-value="N848">
            <text:p>N848</text:p>
          </table:table-cell>
          <table:table-cell table:formula="of:=[.C1443]" office:value-type="float" office:value="6315">
            <text:p>6315</text:p>
          </table:table-cell>
          <table:table-cell table:formula="of:= &quot;X&quot;&amp; [.C1444]" office:value-type="string" office:string-value="X6315">
            <text:p>X6315</text:p>
          </table:table-cell>
          <table:table-cell table:formula="of:=[.E1443] - [.$J$6]" office:value-type="float" office:value="-868.375">
            <text:p>-868.375</text:p>
          </table:table-cell>
          <table:table-cell table:formula="of:=&quot;Y&quot; &amp; [.E1444]" office:value-type="string" office:string-value="Y-868.375">
            <text:p>Y-868.375</text:p>
          </table:table-cell>
          <table:table-cell table:number-columns-repeated="8"/>
          <table:table-cell table:style-name="ce8" table:formula="of:=[.B1445]" office:value-type="string" office:string-value="N847">
            <text:p>N847</text:p>
          </table:table-cell>
          <table:table-cell table:style-name="ce8" table:formula="of:=[.D1445]" office:value-type="string" office:string-value="X6315">
            <text:p>X6315</text:p>
          </table:table-cell>
          <table:table-cell table:style-name="ce8" table:formula="of:=[.F1445]" office:value-type="string" office:string-value="Y-874.125">
            <text:p>Y-874.125</text:p>
          </table:table-cell>
        </table:table-row>
        <table:table-row table:style-name="ro1">
          <table:table-cell table:formula="of:=[.A1444] -1" office:value-type="float" office:value="847">
            <text:p>847</text:p>
          </table:table-cell>
          <table:table-cell table:formula="of:=&quot;N&quot;&amp;[.A1445]" office:value-type="string" office:string-value="N847">
            <text:p>N847</text:p>
          </table:table-cell>
          <table:table-cell table:formula="of:=[.C1444]" office:value-type="float" office:value="6315">
            <text:p>6315</text:p>
          </table:table-cell>
          <table:table-cell table:formula="of:= &quot;X&quot;&amp; [.C1445]" office:value-type="string" office:string-value="X6315">
            <text:p>X6315</text:p>
          </table:table-cell>
          <table:table-cell table:formula="of:=[.E1444] - [.$J$6]" office:value-type="float" office:value="-874.125">
            <text:p>-874.125</text:p>
          </table:table-cell>
          <table:table-cell table:formula="of:=&quot;Y&quot; &amp; [.E1445]" office:value-type="string" office:string-value="Y-874.125">
            <text:p>Y-874.125</text:p>
          </table:table-cell>
          <table:table-cell table:number-columns-repeated="8"/>
          <table:table-cell table:style-name="ce8" table:formula="of:=[.B1446]" office:value-type="string" office:string-value="N846">
            <text:p>N846</text:p>
          </table:table-cell>
          <table:table-cell table:style-name="ce8" table:formula="of:=[.D1446]" office:value-type="string" office:string-value="X6315">
            <text:p>X6315</text:p>
          </table:table-cell>
          <table:table-cell table:style-name="ce8" table:formula="of:=[.F1446]" office:value-type="string" office:string-value="Y-879.875">
            <text:p>Y-879.875</text:p>
          </table:table-cell>
        </table:table-row>
        <table:table-row table:style-name="ro1">
          <table:table-cell table:formula="of:=[.A1445] -1" office:value-type="float" office:value="846">
            <text:p>846</text:p>
          </table:table-cell>
          <table:table-cell table:formula="of:=&quot;N&quot;&amp;[.A1446]" office:value-type="string" office:string-value="N846">
            <text:p>N846</text:p>
          </table:table-cell>
          <table:table-cell table:formula="of:=[.C1445]" office:value-type="float" office:value="6315">
            <text:p>6315</text:p>
          </table:table-cell>
          <table:table-cell table:formula="of:= &quot;X&quot;&amp; [.C1446]" office:value-type="string" office:string-value="X6315">
            <text:p>X6315</text:p>
          </table:table-cell>
          <table:table-cell table:formula="of:=[.E1445] - [.$J$6]" office:value-type="float" office:value="-879.875">
            <text:p>-879.875</text:p>
          </table:table-cell>
          <table:table-cell table:formula="of:=&quot;Y&quot; &amp; [.E1446]" office:value-type="string" office:string-value="Y-879.875">
            <text:p>Y-879.875</text:p>
          </table:table-cell>
          <table:table-cell table:number-columns-repeated="8"/>
          <table:table-cell table:style-name="ce8" table:formula="of:=[.B1447]" office:value-type="string" office:string-value="N845">
            <text:p>N845</text:p>
          </table:table-cell>
          <table:table-cell table:style-name="ce8" table:formula="of:=[.D1447]" office:value-type="string" office:string-value="X6315">
            <text:p>X6315</text:p>
          </table:table-cell>
          <table:table-cell table:style-name="ce8" table:formula="of:=[.F1447]" office:value-type="string" office:string-value="Y-885.625">
            <text:p>Y-885.625</text:p>
          </table:table-cell>
        </table:table-row>
        <table:table-row table:style-name="ro1">
          <table:table-cell table:formula="of:=[.A1446] -1" office:value-type="float" office:value="845">
            <text:p>845</text:p>
          </table:table-cell>
          <table:table-cell table:formula="of:=&quot;N&quot;&amp;[.A1447]" office:value-type="string" office:string-value="N845">
            <text:p>N845</text:p>
          </table:table-cell>
          <table:table-cell table:formula="of:=[.C1446]" office:value-type="float" office:value="6315">
            <text:p>6315</text:p>
          </table:table-cell>
          <table:table-cell table:formula="of:= &quot;X&quot;&amp; [.C1447]" office:value-type="string" office:string-value="X6315">
            <text:p>X6315</text:p>
          </table:table-cell>
          <table:table-cell table:formula="of:=[.E1446] - [.$J$6]" office:value-type="float" office:value="-885.625">
            <text:p>-885.625</text:p>
          </table:table-cell>
          <table:table-cell table:formula="of:=&quot;Y&quot; &amp; [.E1447]" office:value-type="string" office:string-value="Y-885.625">
            <text:p>Y-885.625</text:p>
          </table:table-cell>
          <table:table-cell table:number-columns-repeated="8"/>
          <table:table-cell table:style-name="ce8" table:formula="of:=[.B1448]" office:value-type="string" office:string-value="N844">
            <text:p>N844</text:p>
          </table:table-cell>
          <table:table-cell table:style-name="ce8" table:formula="of:=[.D1448]" office:value-type="string" office:string-value="X6315">
            <text:p>X6315</text:p>
          </table:table-cell>
          <table:table-cell table:style-name="ce8" table:formula="of:=[.F1448]" office:value-type="string" office:string-value="Y-891.375">
            <text:p>Y-891.375</text:p>
          </table:table-cell>
        </table:table-row>
        <table:table-row table:style-name="ro1">
          <table:table-cell table:formula="of:=[.A1447] -1" office:value-type="float" office:value="844">
            <text:p>844</text:p>
          </table:table-cell>
          <table:table-cell table:formula="of:=&quot;N&quot;&amp;[.A1448]" office:value-type="string" office:string-value="N844">
            <text:p>N844</text:p>
          </table:table-cell>
          <table:table-cell table:formula="of:=[.C1447]" office:value-type="float" office:value="6315">
            <text:p>6315</text:p>
          </table:table-cell>
          <table:table-cell table:formula="of:= &quot;X&quot;&amp; [.C1448]" office:value-type="string" office:string-value="X6315">
            <text:p>X6315</text:p>
          </table:table-cell>
          <table:table-cell table:formula="of:=[.E1447] - [.$J$6]" office:value-type="float" office:value="-891.375">
            <text:p>-891.375</text:p>
          </table:table-cell>
          <table:table-cell table:formula="of:=&quot;Y&quot; &amp; [.E1448]" office:value-type="string" office:string-value="Y-891.375">
            <text:p>Y-891.375</text:p>
          </table:table-cell>
          <table:table-cell table:number-columns-repeated="8"/>
          <table:table-cell table:style-name="ce8" table:formula="of:=[.B1449]" office:value-type="string" office:string-value="N843">
            <text:p>N843</text:p>
          </table:table-cell>
          <table:table-cell table:style-name="ce8" table:formula="of:=[.D1449]" office:value-type="string" office:string-value="X6315">
            <text:p>X6315</text:p>
          </table:table-cell>
          <table:table-cell table:style-name="ce8" table:formula="of:=[.F1449]" office:value-type="string" office:string-value="Y-897.125">
            <text:p>Y-897.125</text:p>
          </table:table-cell>
        </table:table-row>
        <table:table-row table:style-name="ro1">
          <table:table-cell table:formula="of:=[.A1448] -1" office:value-type="float" office:value="843">
            <text:p>843</text:p>
          </table:table-cell>
          <table:table-cell table:formula="of:=&quot;N&quot;&amp;[.A1449]" office:value-type="string" office:string-value="N843">
            <text:p>N843</text:p>
          </table:table-cell>
          <table:table-cell table:formula="of:=[.C1448]" office:value-type="float" office:value="6315">
            <text:p>6315</text:p>
          </table:table-cell>
          <table:table-cell table:formula="of:= &quot;X&quot;&amp; [.C1449]" office:value-type="string" office:string-value="X6315">
            <text:p>X6315</text:p>
          </table:table-cell>
          <table:table-cell table:formula="of:=[.E1448] - [.$J$6]" office:value-type="float" office:value="-897.125">
            <text:p>-897.125</text:p>
          </table:table-cell>
          <table:table-cell table:formula="of:=&quot;Y&quot; &amp; [.E1449]" office:value-type="string" office:string-value="Y-897.125">
            <text:p>Y-897.125</text:p>
          </table:table-cell>
          <table:table-cell table:number-columns-repeated="8"/>
          <table:table-cell table:style-name="ce8" table:formula="of:=[.B1450]" office:value-type="string" office:string-value="N842">
            <text:p>N842</text:p>
          </table:table-cell>
          <table:table-cell table:style-name="ce8" table:formula="of:=[.D1450]" office:value-type="string" office:string-value="X6315">
            <text:p>X6315</text:p>
          </table:table-cell>
          <table:table-cell table:style-name="ce8" table:formula="of:=[.F1450]" office:value-type="string" office:string-value="Y-902.875">
            <text:p>Y-902.875</text:p>
          </table:table-cell>
        </table:table-row>
        <table:table-row table:style-name="ro1">
          <table:table-cell table:formula="of:=[.A1449] -1" office:value-type="float" office:value="842">
            <text:p>842</text:p>
          </table:table-cell>
          <table:table-cell table:formula="of:=&quot;N&quot;&amp;[.A1450]" office:value-type="string" office:string-value="N842">
            <text:p>N842</text:p>
          </table:table-cell>
          <table:table-cell table:formula="of:=[.C1449]" office:value-type="float" office:value="6315">
            <text:p>6315</text:p>
          </table:table-cell>
          <table:table-cell table:formula="of:= &quot;X&quot;&amp; [.C1450]" office:value-type="string" office:string-value="X6315">
            <text:p>X6315</text:p>
          </table:table-cell>
          <table:table-cell table:formula="of:=[.E1449] - [.$J$6]" office:value-type="float" office:value="-902.875">
            <text:p>-902.875</text:p>
          </table:table-cell>
          <table:table-cell table:formula="of:=&quot;Y&quot; &amp; [.E1450]" office:value-type="string" office:string-value="Y-902.875">
            <text:p>Y-902.875</text:p>
          </table:table-cell>
          <table:table-cell table:number-columns-repeated="8"/>
          <table:table-cell table:style-name="ce8" table:formula="of:=[.B1451]" office:value-type="string" office:string-value="N841">
            <text:p>N841</text:p>
          </table:table-cell>
          <table:table-cell table:style-name="ce8" table:formula="of:=[.D1451]" office:value-type="string" office:string-value="X6315">
            <text:p>X6315</text:p>
          </table:table-cell>
          <table:table-cell table:style-name="ce8" table:formula="of:=[.F1451]" office:value-type="string" office:string-value="Y-908.625">
            <text:p>Y-908.625</text:p>
          </table:table-cell>
        </table:table-row>
        <table:table-row table:style-name="ro1">
          <table:table-cell table:formula="of:=[.A1450] -1" office:value-type="float" office:value="841">
            <text:p>841</text:p>
          </table:table-cell>
          <table:table-cell table:formula="of:=&quot;N&quot;&amp;[.A1451]" office:value-type="string" office:string-value="N841">
            <text:p>N841</text:p>
          </table:table-cell>
          <table:table-cell table:formula="of:=[.C1450]" office:value-type="float" office:value="6315">
            <text:p>6315</text:p>
          </table:table-cell>
          <table:table-cell table:formula="of:= &quot;X&quot;&amp; [.C1451]" office:value-type="string" office:string-value="X6315">
            <text:p>X6315</text:p>
          </table:table-cell>
          <table:table-cell table:formula="of:=[.E1450] - [.$J$6]" office:value-type="float" office:value="-908.625">
            <text:p>-908.625</text:p>
          </table:table-cell>
          <table:table-cell table:formula="of:=&quot;Y&quot; &amp; [.E1451]" office:value-type="string" office:string-value="Y-908.625">
            <text:p>Y-908.625</text:p>
          </table:table-cell>
          <table:table-cell table:number-columns-repeated="8"/>
          <table:table-cell table:style-name="ce8" table:formula="of:=[.B1452]" office:value-type="string" office:string-value="N840">
            <text:p>N840</text:p>
          </table:table-cell>
          <table:table-cell table:style-name="ce8" table:formula="of:=[.D1452]" office:value-type="string" office:string-value="X6315">
            <text:p>X6315</text:p>
          </table:table-cell>
          <table:table-cell table:style-name="ce8" table:formula="of:=[.F1452]" office:value-type="string" office:string-value="Y-914.375">
            <text:p>Y-914.375</text:p>
          </table:table-cell>
        </table:table-row>
        <table:table-row table:style-name="ro1">
          <table:table-cell table:formula="of:=[.A1451] -1" office:value-type="float" office:value="840">
            <text:p>840</text:p>
          </table:table-cell>
          <table:table-cell table:formula="of:=&quot;N&quot;&amp;[.A1452]" office:value-type="string" office:string-value="N840">
            <text:p>N840</text:p>
          </table:table-cell>
          <table:table-cell table:formula="of:=[.C1451]" office:value-type="float" office:value="6315">
            <text:p>6315</text:p>
          </table:table-cell>
          <table:table-cell table:formula="of:= &quot;X&quot;&amp; [.C1452]" office:value-type="string" office:string-value="X6315">
            <text:p>X6315</text:p>
          </table:table-cell>
          <table:table-cell table:formula="of:=[.E1451] - [.$J$6]" office:value-type="float" office:value="-914.375">
            <text:p>-914.375</text:p>
          </table:table-cell>
          <table:table-cell table:formula="of:=&quot;Y&quot; &amp; [.E1452]" office:value-type="string" office:string-value="Y-914.375">
            <text:p>Y-914.375</text:p>
          </table:table-cell>
          <table:table-cell table:number-columns-repeated="8"/>
          <table:table-cell table:style-name="ce8" table:formula="of:=[.B1453]" office:value-type="string" office:string-value="N839">
            <text:p>N839</text:p>
          </table:table-cell>
          <table:table-cell table:style-name="ce8" table:formula="of:=[.D1453]" office:value-type="string" office:string-value="X6315">
            <text:p>X6315</text:p>
          </table:table-cell>
          <table:table-cell table:style-name="ce8" table:formula="of:=[.F1453]" office:value-type="string" office:string-value="Y-920.125">
            <text:p>Y-920.125</text:p>
          </table:table-cell>
        </table:table-row>
        <table:table-row table:style-name="ro1">
          <table:table-cell table:formula="of:=[.A1452] -1" office:value-type="float" office:value="839">
            <text:p>839</text:p>
          </table:table-cell>
          <table:table-cell table:formula="of:=&quot;N&quot;&amp;[.A1453]" office:value-type="string" office:string-value="N839">
            <text:p>N839</text:p>
          </table:table-cell>
          <table:table-cell table:formula="of:=[.C1452]" office:value-type="float" office:value="6315">
            <text:p>6315</text:p>
          </table:table-cell>
          <table:table-cell table:formula="of:= &quot;X&quot;&amp; [.C1453]" office:value-type="string" office:string-value="X6315">
            <text:p>X6315</text:p>
          </table:table-cell>
          <table:table-cell table:formula="of:=[.E1452] - [.$J$6]" office:value-type="float" office:value="-920.125">
            <text:p>-920.125</text:p>
          </table:table-cell>
          <table:table-cell table:formula="of:=&quot;Y&quot; &amp; [.E1453]" office:value-type="string" office:string-value="Y-920.125">
            <text:p>Y-920.125</text:p>
          </table:table-cell>
          <table:table-cell table:number-columns-repeated="8"/>
          <table:table-cell table:style-name="ce8" table:formula="of:=[.B1454]" office:value-type="string" office:string-value="N838">
            <text:p>N838</text:p>
          </table:table-cell>
          <table:table-cell table:style-name="ce8" table:formula="of:=[.D1454]" office:value-type="string" office:string-value="X6315">
            <text:p>X6315</text:p>
          </table:table-cell>
          <table:table-cell table:style-name="ce8" table:formula="of:=[.F1454]" office:value-type="string" office:string-value="Y-925.875">
            <text:p>Y-925.875</text:p>
          </table:table-cell>
        </table:table-row>
        <table:table-row table:style-name="ro1">
          <table:table-cell table:formula="of:=[.A1453] -1" office:value-type="float" office:value="838">
            <text:p>838</text:p>
          </table:table-cell>
          <table:table-cell table:formula="of:=&quot;N&quot;&amp;[.A1454]" office:value-type="string" office:string-value="N838">
            <text:p>N838</text:p>
          </table:table-cell>
          <table:table-cell table:formula="of:=[.C1453]" office:value-type="float" office:value="6315">
            <text:p>6315</text:p>
          </table:table-cell>
          <table:table-cell table:formula="of:= &quot;X&quot;&amp; [.C1454]" office:value-type="string" office:string-value="X6315">
            <text:p>X6315</text:p>
          </table:table-cell>
          <table:table-cell table:formula="of:=[.E1453] - [.$J$6]" office:value-type="float" office:value="-925.875">
            <text:p>-925.875</text:p>
          </table:table-cell>
          <table:table-cell table:formula="of:=&quot;Y&quot; &amp; [.E1454]" office:value-type="string" office:string-value="Y-925.875">
            <text:p>Y-925.875</text:p>
          </table:table-cell>
          <table:table-cell table:number-columns-repeated="8"/>
          <table:table-cell table:style-name="ce8" table:formula="of:=[.B1455]" office:value-type="string" office:string-value="N837">
            <text:p>N837</text:p>
          </table:table-cell>
          <table:table-cell table:style-name="ce8" table:formula="of:=[.D1455]" office:value-type="string" office:string-value="X6315">
            <text:p>X6315</text:p>
          </table:table-cell>
          <table:table-cell table:style-name="ce8" table:formula="of:=[.F1455]" office:value-type="string" office:string-value="Y-931.625">
            <text:p>Y-931.625</text:p>
          </table:table-cell>
        </table:table-row>
        <table:table-row table:style-name="ro1">
          <table:table-cell table:formula="of:=[.A1454] -1" office:value-type="float" office:value="837">
            <text:p>837</text:p>
          </table:table-cell>
          <table:table-cell table:formula="of:=&quot;N&quot;&amp;[.A1455]" office:value-type="string" office:string-value="N837">
            <text:p>N837</text:p>
          </table:table-cell>
          <table:table-cell table:formula="of:=[.C1454]" office:value-type="float" office:value="6315">
            <text:p>6315</text:p>
          </table:table-cell>
          <table:table-cell table:formula="of:= &quot;X&quot;&amp; [.C1455]" office:value-type="string" office:string-value="X6315">
            <text:p>X6315</text:p>
          </table:table-cell>
          <table:table-cell table:formula="of:=[.E1454] - [.$J$6]" office:value-type="float" office:value="-931.625">
            <text:p>-931.625</text:p>
          </table:table-cell>
          <table:table-cell table:formula="of:=&quot;Y&quot; &amp; [.E1455]" office:value-type="string" office:string-value="Y-931.625">
            <text:p>Y-931.625</text:p>
          </table:table-cell>
          <table:table-cell table:number-columns-repeated="8"/>
          <table:table-cell table:style-name="ce8" table:formula="of:=[.B1456]" office:value-type="string" office:string-value="N836">
            <text:p>N836</text:p>
          </table:table-cell>
          <table:table-cell table:style-name="ce8" table:formula="of:=[.D1456]" office:value-type="string" office:string-value="X6315">
            <text:p>X6315</text:p>
          </table:table-cell>
          <table:table-cell table:style-name="ce8" table:formula="of:=[.F1456]" office:value-type="string" office:string-value="Y-937.375">
            <text:p>Y-937.375</text:p>
          </table:table-cell>
        </table:table-row>
        <table:table-row table:style-name="ro1">
          <table:table-cell table:formula="of:=[.A1455] -1" office:value-type="float" office:value="836">
            <text:p>836</text:p>
          </table:table-cell>
          <table:table-cell table:formula="of:=&quot;N&quot;&amp;[.A1456]" office:value-type="string" office:string-value="N836">
            <text:p>N836</text:p>
          </table:table-cell>
          <table:table-cell table:formula="of:=[.C1455]" office:value-type="float" office:value="6315">
            <text:p>6315</text:p>
          </table:table-cell>
          <table:table-cell table:formula="of:= &quot;X&quot;&amp; [.C1456]" office:value-type="string" office:string-value="X6315">
            <text:p>X6315</text:p>
          </table:table-cell>
          <table:table-cell table:formula="of:=[.E1455] - [.$J$6]" office:value-type="float" office:value="-937.375">
            <text:p>-937.375</text:p>
          </table:table-cell>
          <table:table-cell table:formula="of:=&quot;Y&quot; &amp; [.E1456]" office:value-type="string" office:string-value="Y-937.375">
            <text:p>Y-937.375</text:p>
          </table:table-cell>
          <table:table-cell table:number-columns-repeated="8"/>
          <table:table-cell table:style-name="ce8" table:formula="of:=[.B1457]" office:value-type="string" office:string-value="N835">
            <text:p>N835</text:p>
          </table:table-cell>
          <table:table-cell table:style-name="ce8" table:formula="of:=[.D1457]" office:value-type="string" office:string-value="X6315">
            <text:p>X6315</text:p>
          </table:table-cell>
          <table:table-cell table:style-name="ce8" table:formula="of:=[.F1457]" office:value-type="string" office:string-value="Y-943.125">
            <text:p>Y-943.125</text:p>
          </table:table-cell>
        </table:table-row>
        <table:table-row table:style-name="ro1">
          <table:table-cell table:formula="of:=[.A1456] -1" office:value-type="float" office:value="835">
            <text:p>835</text:p>
          </table:table-cell>
          <table:table-cell table:formula="of:=&quot;N&quot;&amp;[.A1457]" office:value-type="string" office:string-value="N835">
            <text:p>N835</text:p>
          </table:table-cell>
          <table:table-cell table:formula="of:=[.C1456]" office:value-type="float" office:value="6315">
            <text:p>6315</text:p>
          </table:table-cell>
          <table:table-cell table:formula="of:= &quot;X&quot;&amp; [.C1457]" office:value-type="string" office:string-value="X6315">
            <text:p>X6315</text:p>
          </table:table-cell>
          <table:table-cell table:formula="of:=[.E1456] - [.$J$6]" office:value-type="float" office:value="-943.125">
            <text:p>-943.125</text:p>
          </table:table-cell>
          <table:table-cell table:formula="of:=&quot;Y&quot; &amp; [.E1457]" office:value-type="string" office:string-value="Y-943.125">
            <text:p>Y-943.125</text:p>
          </table:table-cell>
          <table:table-cell table:number-columns-repeated="8"/>
          <table:table-cell table:style-name="ce8" table:formula="of:=[.B1458]" office:value-type="string" office:string-value="N834">
            <text:p>N834</text:p>
          </table:table-cell>
          <table:table-cell table:style-name="ce8" table:formula="of:=[.D1458]" office:value-type="string" office:string-value="X6315">
            <text:p>X6315</text:p>
          </table:table-cell>
          <table:table-cell table:style-name="ce8" table:formula="of:=[.F1458]" office:value-type="string" office:string-value="Y-948.875">
            <text:p>Y-948.875</text:p>
          </table:table-cell>
        </table:table-row>
        <table:table-row table:style-name="ro1">
          <table:table-cell table:formula="of:=[.A1457] -1" office:value-type="float" office:value="834">
            <text:p>834</text:p>
          </table:table-cell>
          <table:table-cell table:formula="of:=&quot;N&quot;&amp;[.A1458]" office:value-type="string" office:string-value="N834">
            <text:p>N834</text:p>
          </table:table-cell>
          <table:table-cell table:formula="of:=[.C1457]" office:value-type="float" office:value="6315">
            <text:p>6315</text:p>
          </table:table-cell>
          <table:table-cell table:formula="of:= &quot;X&quot;&amp; [.C1458]" office:value-type="string" office:string-value="X6315">
            <text:p>X6315</text:p>
          </table:table-cell>
          <table:table-cell table:formula="of:=[.E1457] - [.$J$6]" office:value-type="float" office:value="-948.875">
            <text:p>-948.875</text:p>
          </table:table-cell>
          <table:table-cell table:formula="of:=&quot;Y&quot; &amp; [.E1458]" office:value-type="string" office:string-value="Y-948.875">
            <text:p>Y-948.875</text:p>
          </table:table-cell>
          <table:table-cell table:number-columns-repeated="8"/>
          <table:table-cell table:style-name="ce8" table:formula="of:=[.B1459]" office:value-type="string" office:string-value="N833">
            <text:p>N833</text:p>
          </table:table-cell>
          <table:table-cell table:style-name="ce8" table:formula="of:=[.D1459]" office:value-type="string" office:string-value="X6315">
            <text:p>X6315</text:p>
          </table:table-cell>
          <table:table-cell table:style-name="ce8" table:formula="of:=[.F1459]" office:value-type="string" office:string-value="Y-954.625">
            <text:p>Y-954.625</text:p>
          </table:table-cell>
        </table:table-row>
        <table:table-row table:style-name="ro1">
          <table:table-cell table:formula="of:=[.A1458] -1" office:value-type="float" office:value="833">
            <text:p>833</text:p>
          </table:table-cell>
          <table:table-cell table:formula="of:=&quot;N&quot;&amp;[.A1459]" office:value-type="string" office:string-value="N833">
            <text:p>N833</text:p>
          </table:table-cell>
          <table:table-cell table:formula="of:=[.C1458]" office:value-type="float" office:value="6315">
            <text:p>6315</text:p>
          </table:table-cell>
          <table:table-cell table:formula="of:= &quot;X&quot;&amp; [.C1459]" office:value-type="string" office:string-value="X6315">
            <text:p>X6315</text:p>
          </table:table-cell>
          <table:table-cell table:formula="of:=[.E1458] - [.$J$6]" office:value-type="float" office:value="-954.625">
            <text:p>-954.625</text:p>
          </table:table-cell>
          <table:table-cell table:formula="of:=&quot;Y&quot; &amp; [.E1459]" office:value-type="string" office:string-value="Y-954.625">
            <text:p>Y-954.625</text:p>
          </table:table-cell>
          <table:table-cell table:number-columns-repeated="8"/>
          <table:table-cell table:style-name="ce8" table:formula="of:=[.B1460]" office:value-type="string" office:string-value="N832">
            <text:p>N832</text:p>
          </table:table-cell>
          <table:table-cell table:style-name="ce8" table:formula="of:=[.D1460]" office:value-type="string" office:string-value="X6315">
            <text:p>X6315</text:p>
          </table:table-cell>
          <table:table-cell table:style-name="ce8" table:formula="of:=[.F1460]" office:value-type="string" office:string-value="Y-960.375">
            <text:p>Y-960.375</text:p>
          </table:table-cell>
        </table:table-row>
        <table:table-row table:style-name="ro1">
          <table:table-cell table:formula="of:=[.A1459] -1" office:value-type="float" office:value="832">
            <text:p>832</text:p>
          </table:table-cell>
          <table:table-cell table:formula="of:=&quot;N&quot;&amp;[.A1460]" office:value-type="string" office:string-value="N832">
            <text:p>N832</text:p>
          </table:table-cell>
          <table:table-cell table:formula="of:=[.C1459]" office:value-type="float" office:value="6315">
            <text:p>6315</text:p>
          </table:table-cell>
          <table:table-cell table:formula="of:= &quot;X&quot;&amp; [.C1460]" office:value-type="string" office:string-value="X6315">
            <text:p>X6315</text:p>
          </table:table-cell>
          <table:table-cell table:formula="of:=[.E1459] - [.$J$6]" office:value-type="float" office:value="-960.375">
            <text:p>-960.375</text:p>
          </table:table-cell>
          <table:table-cell table:formula="of:=&quot;Y&quot; &amp; [.E1460]" office:value-type="string" office:string-value="Y-960.375">
            <text:p>Y-960.375</text:p>
          </table:table-cell>
          <table:table-cell table:number-columns-repeated="8"/>
          <table:table-cell table:style-name="ce8" table:formula="of:=[.B1461]" office:value-type="string" office:string-value="N831">
            <text:p>N831</text:p>
          </table:table-cell>
          <table:table-cell table:style-name="ce8" table:formula="of:=[.D1461]" office:value-type="string" office:string-value="X6315">
            <text:p>X6315</text:p>
          </table:table-cell>
          <table:table-cell table:style-name="ce8" table:formula="of:=[.F1461]" office:value-type="string" office:string-value="Y-966.125">
            <text:p>Y-966.125</text:p>
          </table:table-cell>
        </table:table-row>
        <table:table-row table:style-name="ro1">
          <table:table-cell table:formula="of:=[.A1460] -1" office:value-type="float" office:value="831">
            <text:p>831</text:p>
          </table:table-cell>
          <table:table-cell table:formula="of:=&quot;N&quot;&amp;[.A1461]" office:value-type="string" office:string-value="N831">
            <text:p>N831</text:p>
          </table:table-cell>
          <table:table-cell table:formula="of:=[.C1460]" office:value-type="float" office:value="6315">
            <text:p>6315</text:p>
          </table:table-cell>
          <table:table-cell table:formula="of:= &quot;X&quot;&amp; [.C1461]" office:value-type="string" office:string-value="X6315">
            <text:p>X6315</text:p>
          </table:table-cell>
          <table:table-cell table:formula="of:=[.E1460] - [.$J$6]" office:value-type="float" office:value="-966.125">
            <text:p>-966.125</text:p>
          </table:table-cell>
          <table:table-cell table:formula="of:=&quot;Y&quot; &amp; [.E1461]" office:value-type="string" office:string-value="Y-966.125">
            <text:p>Y-966.125</text:p>
          </table:table-cell>
          <table:table-cell table:number-columns-repeated="8"/>
          <table:table-cell table:style-name="ce8" table:formula="of:=[.B1462]" office:value-type="string" office:string-value="N830">
            <text:p>N830</text:p>
          </table:table-cell>
          <table:table-cell table:style-name="ce8" table:formula="of:=[.D1462]" office:value-type="string" office:string-value="X6315">
            <text:p>X6315</text:p>
          </table:table-cell>
          <table:table-cell table:style-name="ce8" table:formula="of:=[.F1462]" office:value-type="string" office:string-value="Y-971.875">
            <text:p>Y-971.875</text:p>
          </table:table-cell>
        </table:table-row>
        <table:table-row table:style-name="ro1">
          <table:table-cell table:formula="of:=[.A1461] -1" office:value-type="float" office:value="830">
            <text:p>830</text:p>
          </table:table-cell>
          <table:table-cell table:formula="of:=&quot;N&quot;&amp;[.A1462]" office:value-type="string" office:string-value="N830">
            <text:p>N830</text:p>
          </table:table-cell>
          <table:table-cell table:formula="of:=[.C1461]" office:value-type="float" office:value="6315">
            <text:p>6315</text:p>
          </table:table-cell>
          <table:table-cell table:formula="of:= &quot;X&quot;&amp; [.C1462]" office:value-type="string" office:string-value="X6315">
            <text:p>X6315</text:p>
          </table:table-cell>
          <table:table-cell table:formula="of:=[.E1461] - [.$J$6]" office:value-type="float" office:value="-971.875">
            <text:p>-971.875</text:p>
          </table:table-cell>
          <table:table-cell table:formula="of:=&quot;Y&quot; &amp; [.E1462]" office:value-type="string" office:string-value="Y-971.875">
            <text:p>Y-971.875</text:p>
          </table:table-cell>
          <table:table-cell table:number-columns-repeated="8"/>
          <table:table-cell table:style-name="ce8" table:formula="of:=[.B1463]" office:value-type="string" office:string-value="N829">
            <text:p>N829</text:p>
          </table:table-cell>
          <table:table-cell table:style-name="ce8" table:formula="of:=[.D1463]" office:value-type="string" office:string-value="X6315">
            <text:p>X6315</text:p>
          </table:table-cell>
          <table:table-cell table:style-name="ce8" table:formula="of:=[.F1463]" office:value-type="string" office:string-value="Y-977.625">
            <text:p>Y-977.625</text:p>
          </table:table-cell>
        </table:table-row>
        <table:table-row table:style-name="ro1">
          <table:table-cell table:formula="of:=[.A1462] -1" office:value-type="float" office:value="829">
            <text:p>829</text:p>
          </table:table-cell>
          <table:table-cell table:formula="of:=&quot;N&quot;&amp;[.A1463]" office:value-type="string" office:string-value="N829">
            <text:p>N829</text:p>
          </table:table-cell>
          <table:table-cell table:formula="of:=[.C1462]" office:value-type="float" office:value="6315">
            <text:p>6315</text:p>
          </table:table-cell>
          <table:table-cell table:formula="of:= &quot;X&quot;&amp; [.C1463]" office:value-type="string" office:string-value="X6315">
            <text:p>X6315</text:p>
          </table:table-cell>
          <table:table-cell table:formula="of:=[.E1462] - [.$J$6]" office:value-type="float" office:value="-977.625">
            <text:p>-977.625</text:p>
          </table:table-cell>
          <table:table-cell table:formula="of:=&quot;Y&quot; &amp; [.E1463]" office:value-type="string" office:string-value="Y-977.625">
            <text:p>Y-977.625</text:p>
          </table:table-cell>
          <table:table-cell table:number-columns-repeated="8"/>
          <table:table-cell table:style-name="ce8" table:formula="of:=[.B1464]" office:value-type="string" office:string-value="N828">
            <text:p>N828</text:p>
          </table:table-cell>
          <table:table-cell table:style-name="ce8" table:formula="of:=[.D1464]" office:value-type="string" office:string-value="X6315">
            <text:p>X6315</text:p>
          </table:table-cell>
          <table:table-cell table:style-name="ce8" table:formula="of:=[.F1464]" office:value-type="string" office:string-value="Y-983.375">
            <text:p>Y-983.375</text:p>
          </table:table-cell>
        </table:table-row>
        <table:table-row table:style-name="ro1">
          <table:table-cell table:formula="of:=[.A1463] -1" office:value-type="float" office:value="828">
            <text:p>828</text:p>
          </table:table-cell>
          <table:table-cell table:formula="of:=&quot;N&quot;&amp;[.A1464]" office:value-type="string" office:string-value="N828">
            <text:p>N828</text:p>
          </table:table-cell>
          <table:table-cell table:formula="of:=[.C1463]" office:value-type="float" office:value="6315">
            <text:p>6315</text:p>
          </table:table-cell>
          <table:table-cell table:formula="of:= &quot;X&quot;&amp; [.C1464]" office:value-type="string" office:string-value="X6315">
            <text:p>X6315</text:p>
          </table:table-cell>
          <table:table-cell table:formula="of:=[.E1463] - [.$J$6]" office:value-type="float" office:value="-983.375">
            <text:p>-983.375</text:p>
          </table:table-cell>
          <table:table-cell table:formula="of:=&quot;Y&quot; &amp; [.E1464]" office:value-type="string" office:string-value="Y-983.375">
            <text:p>Y-983.375</text:p>
          </table:table-cell>
          <table:table-cell table:number-columns-repeated="8"/>
          <table:table-cell table:style-name="ce8" table:formula="of:=[.B1465]" office:value-type="string" office:string-value="N827">
            <text:p>N827</text:p>
          </table:table-cell>
          <table:table-cell table:style-name="ce8" table:formula="of:=[.D1465]" office:value-type="string" office:string-value="X6315">
            <text:p>X6315</text:p>
          </table:table-cell>
          <table:table-cell table:style-name="ce8" table:formula="of:=[.F1465]" office:value-type="string" office:string-value="Y-989.125">
            <text:p>Y-989.125</text:p>
          </table:table-cell>
        </table:table-row>
        <table:table-row table:style-name="ro1">
          <table:table-cell table:formula="of:=[.A1464] -1" office:value-type="float" office:value="827">
            <text:p>827</text:p>
          </table:table-cell>
          <table:table-cell table:formula="of:=&quot;N&quot;&amp;[.A1465]" office:value-type="string" office:string-value="N827">
            <text:p>N827</text:p>
          </table:table-cell>
          <table:table-cell table:formula="of:=[.C1464]" office:value-type="float" office:value="6315">
            <text:p>6315</text:p>
          </table:table-cell>
          <table:table-cell table:formula="of:= &quot;X&quot;&amp; [.C1465]" office:value-type="string" office:string-value="X6315">
            <text:p>X6315</text:p>
          </table:table-cell>
          <table:table-cell table:formula="of:=[.E1464] - [.$J$6]" office:value-type="float" office:value="-989.125">
            <text:p>-989.125</text:p>
          </table:table-cell>
          <table:table-cell table:formula="of:=&quot;Y&quot; &amp; [.E1465]" office:value-type="string" office:string-value="Y-989.125">
            <text:p>Y-989.125</text:p>
          </table:table-cell>
          <table:table-cell table:number-columns-repeated="8"/>
          <table:table-cell table:style-name="ce8" table:formula="of:=[.B1466]" office:value-type="string" office:string-value="N826">
            <text:p>N826</text:p>
          </table:table-cell>
          <table:table-cell table:style-name="ce8" table:formula="of:=[.D1466]" office:value-type="string" office:string-value="X6315">
            <text:p>X6315</text:p>
          </table:table-cell>
          <table:table-cell table:style-name="ce8" table:formula="of:=[.F1466]" office:value-type="string" office:string-value="Y-994.875">
            <text:p>Y-994.875</text:p>
          </table:table-cell>
        </table:table-row>
        <table:table-row table:style-name="ro1">
          <table:table-cell table:formula="of:=[.A1465] -1" office:value-type="float" office:value="826">
            <text:p>826</text:p>
          </table:table-cell>
          <table:table-cell table:formula="of:=&quot;N&quot;&amp;[.A1466]" office:value-type="string" office:string-value="N826">
            <text:p>N826</text:p>
          </table:table-cell>
          <table:table-cell table:formula="of:=[.C1465]" office:value-type="float" office:value="6315">
            <text:p>6315</text:p>
          </table:table-cell>
          <table:table-cell table:formula="of:= &quot;X&quot;&amp; [.C1466]" office:value-type="string" office:string-value="X6315">
            <text:p>X6315</text:p>
          </table:table-cell>
          <table:table-cell table:formula="of:=[.E1465] - [.$J$6]" office:value-type="float" office:value="-994.875">
            <text:p>-994.875</text:p>
          </table:table-cell>
          <table:table-cell table:formula="of:=&quot;Y&quot; &amp; [.E1466]" office:value-type="string" office:string-value="Y-994.875">
            <text:p>Y-994.875</text:p>
          </table:table-cell>
          <table:table-cell table:number-columns-repeated="8"/>
          <table:table-cell table:style-name="ce8" table:formula="of:=[.B1467]" office:value-type="string" office:string-value="N825">
            <text:p>N825</text:p>
          </table:table-cell>
          <table:table-cell table:style-name="ce8" table:formula="of:=[.D1467]" office:value-type="string" office:string-value="X6315">
            <text:p>X6315</text:p>
          </table:table-cell>
          <table:table-cell table:style-name="ce8" table:formula="of:=[.F1467]" office:value-type="string" office:string-value="Y-1000.625">
            <text:p>Y-1000.625</text:p>
          </table:table-cell>
        </table:table-row>
        <table:table-row table:style-name="ro1">
          <table:table-cell table:formula="of:=[.A1466] -1" office:value-type="float" office:value="825">
            <text:p>825</text:p>
          </table:table-cell>
          <table:table-cell table:formula="of:=&quot;N&quot;&amp;[.A1467]" office:value-type="string" office:string-value="N825">
            <text:p>N825</text:p>
          </table:table-cell>
          <table:table-cell table:formula="of:=[.C1466]" office:value-type="float" office:value="6315">
            <text:p>6315</text:p>
          </table:table-cell>
          <table:table-cell table:formula="of:= &quot;X&quot;&amp; [.C1467]" office:value-type="string" office:string-value="X6315">
            <text:p>X6315</text:p>
          </table:table-cell>
          <table:table-cell table:formula="of:=[.E1466] - [.$J$6]" office:value-type="float" office:value="-1000.625">
            <text:p>-1000.625</text:p>
          </table:table-cell>
          <table:table-cell table:formula="of:=&quot;Y&quot; &amp; [.E1467]" office:value-type="string" office:string-value="Y-1000.625">
            <text:p>Y-1000.625</text:p>
          </table:table-cell>
          <table:table-cell table:number-columns-repeated="8"/>
          <table:table-cell table:style-name="ce8" table:formula="of:=[.B1468]" office:value-type="string" office:string-value="N824">
            <text:p>N824</text:p>
          </table:table-cell>
          <table:table-cell table:style-name="ce8" table:formula="of:=[.D1468]" office:value-type="string" office:string-value="X6315">
            <text:p>X6315</text:p>
          </table:table-cell>
          <table:table-cell table:style-name="ce8" table:formula="of:=[.F1468]" office:value-type="string" office:string-value="Y-1006.375">
            <text:p>Y-1006.375</text:p>
          </table:table-cell>
        </table:table-row>
        <table:table-row table:style-name="ro1">
          <table:table-cell table:formula="of:=[.A1467] -1" office:value-type="float" office:value="824">
            <text:p>824</text:p>
          </table:table-cell>
          <table:table-cell table:formula="of:=&quot;N&quot;&amp;[.A1468]" office:value-type="string" office:string-value="N824">
            <text:p>N824</text:p>
          </table:table-cell>
          <table:table-cell table:formula="of:=[.C1467]" office:value-type="float" office:value="6315">
            <text:p>6315</text:p>
          </table:table-cell>
          <table:table-cell table:formula="of:= &quot;X&quot;&amp; [.C1468]" office:value-type="string" office:string-value="X6315">
            <text:p>X6315</text:p>
          </table:table-cell>
          <table:table-cell table:formula="of:=[.E1467] - [.$J$6]" office:value-type="float" office:value="-1006.375">
            <text:p>-1006.375</text:p>
          </table:table-cell>
          <table:table-cell table:formula="of:=&quot;Y&quot; &amp; [.E1468]" office:value-type="string" office:string-value="Y-1006.375">
            <text:p>Y-1006.375</text:p>
          </table:table-cell>
          <table:table-cell table:number-columns-repeated="8"/>
          <table:table-cell table:style-name="ce8" table:formula="of:=[.B1469]" office:value-type="string" office:string-value="N823">
            <text:p>N823</text:p>
          </table:table-cell>
          <table:table-cell table:style-name="ce8" table:formula="of:=[.D1469]" office:value-type="string" office:string-value="X6315">
            <text:p>X6315</text:p>
          </table:table-cell>
          <table:table-cell table:style-name="ce8" table:formula="of:=[.F1469]" office:value-type="string" office:string-value="Y-1012.125">
            <text:p>Y-1012.125</text:p>
          </table:table-cell>
        </table:table-row>
        <table:table-row table:style-name="ro1">
          <table:table-cell table:formula="of:=[.A1468] -1" office:value-type="float" office:value="823">
            <text:p>823</text:p>
          </table:table-cell>
          <table:table-cell table:formula="of:=&quot;N&quot;&amp;[.A1469]" office:value-type="string" office:string-value="N823">
            <text:p>N823</text:p>
          </table:table-cell>
          <table:table-cell table:formula="of:=[.C1468]" office:value-type="float" office:value="6315">
            <text:p>6315</text:p>
          </table:table-cell>
          <table:table-cell table:formula="of:= &quot;X&quot;&amp; [.C1469]" office:value-type="string" office:string-value="X6315">
            <text:p>X6315</text:p>
          </table:table-cell>
          <table:table-cell table:formula="of:=[.E1468] - [.$J$6]" office:value-type="float" office:value="-1012.125">
            <text:p>-1012.125</text:p>
          </table:table-cell>
          <table:table-cell table:formula="of:=&quot;Y&quot; &amp; [.E1469]" office:value-type="string" office:string-value="Y-1012.125">
            <text:p>Y-1012.125</text:p>
          </table:table-cell>
          <table:table-cell table:number-columns-repeated="8"/>
          <table:table-cell table:style-name="ce8" table:formula="of:=[.B1470]" office:value-type="string" office:string-value="N822">
            <text:p>N822</text:p>
          </table:table-cell>
          <table:table-cell table:style-name="ce8" table:formula="of:=[.D1470]" office:value-type="string" office:string-value="X6315">
            <text:p>X6315</text:p>
          </table:table-cell>
          <table:table-cell table:style-name="ce8" table:formula="of:=[.F1470]" office:value-type="string" office:string-value="Y-1017.875">
            <text:p>Y-1017.875</text:p>
          </table:table-cell>
        </table:table-row>
        <table:table-row table:style-name="ro1">
          <table:table-cell table:formula="of:=[.A1469] -1" office:value-type="float" office:value="822">
            <text:p>822</text:p>
          </table:table-cell>
          <table:table-cell table:formula="of:=&quot;N&quot;&amp;[.A1470]" office:value-type="string" office:string-value="N822">
            <text:p>N822</text:p>
          </table:table-cell>
          <table:table-cell table:formula="of:=[.C1469]" office:value-type="float" office:value="6315">
            <text:p>6315</text:p>
          </table:table-cell>
          <table:table-cell table:formula="of:= &quot;X&quot;&amp; [.C1470]" office:value-type="string" office:string-value="X6315">
            <text:p>X6315</text:p>
          </table:table-cell>
          <table:table-cell table:formula="of:=[.E1469] - [.$J$6]" office:value-type="float" office:value="-1017.875">
            <text:p>-1017.875</text:p>
          </table:table-cell>
          <table:table-cell table:formula="of:=&quot;Y&quot; &amp; [.E1470]" office:value-type="string" office:string-value="Y-1017.875">
            <text:p>Y-1017.875</text:p>
          </table:table-cell>
          <table:table-cell table:number-columns-repeated="8"/>
          <table:table-cell table:style-name="ce8" table:formula="of:=[.B1471]" office:value-type="string" office:string-value="N821">
            <text:p>N821</text:p>
          </table:table-cell>
          <table:table-cell table:style-name="ce8" table:formula="of:=[.D1471]" office:value-type="string" office:string-value="X6315">
            <text:p>X6315</text:p>
          </table:table-cell>
          <table:table-cell table:style-name="ce8" table:formula="of:=[.F1471]" office:value-type="string" office:string-value="Y-1023.625">
            <text:p>Y-1023.625</text:p>
          </table:table-cell>
        </table:table-row>
        <table:table-row table:style-name="ro1">
          <table:table-cell table:formula="of:=[.A1470] -1" office:value-type="float" office:value="821">
            <text:p>821</text:p>
          </table:table-cell>
          <table:table-cell table:formula="of:=&quot;N&quot;&amp;[.A1471]" office:value-type="string" office:string-value="N821">
            <text:p>N821</text:p>
          </table:table-cell>
          <table:table-cell table:formula="of:=[.C1470]" office:value-type="float" office:value="6315">
            <text:p>6315</text:p>
          </table:table-cell>
          <table:table-cell table:formula="of:= &quot;X&quot;&amp; [.C1471]" office:value-type="string" office:string-value="X6315">
            <text:p>X6315</text:p>
          </table:table-cell>
          <table:table-cell table:formula="of:=[.E1470] - [.$J$6]" office:value-type="float" office:value="-1023.625">
            <text:p>-1023.625</text:p>
          </table:table-cell>
          <table:table-cell table:formula="of:=&quot;Y&quot; &amp; [.E1471]" office:value-type="string" office:string-value="Y-1023.625">
            <text:p>Y-1023.625</text:p>
          </table:table-cell>
          <table:table-cell table:number-columns-repeated="8"/>
          <table:table-cell table:style-name="ce8" table:formula="of:=[.B1472]" office:value-type="string" office:string-value="N820">
            <text:p>N820</text:p>
          </table:table-cell>
          <table:table-cell table:style-name="ce8" table:formula="of:=[.D1472]" office:value-type="string" office:string-value="X6315">
            <text:p>X6315</text:p>
          </table:table-cell>
          <table:table-cell table:style-name="ce8" table:formula="of:=[.F1472]" office:value-type="string" office:string-value="Y-1029.375">
            <text:p>Y-1029.375</text:p>
          </table:table-cell>
        </table:table-row>
        <table:table-row table:style-name="ro1">
          <table:table-cell table:formula="of:=[.A1471] -1" office:value-type="float" office:value="820">
            <text:p>820</text:p>
          </table:table-cell>
          <table:table-cell table:formula="of:=&quot;N&quot;&amp;[.A1472]" office:value-type="string" office:string-value="N820">
            <text:p>N820</text:p>
          </table:table-cell>
          <table:table-cell table:formula="of:=[.C1471]" office:value-type="float" office:value="6315">
            <text:p>6315</text:p>
          </table:table-cell>
          <table:table-cell table:formula="of:= &quot;X&quot;&amp; [.C1472]" office:value-type="string" office:string-value="X6315">
            <text:p>X6315</text:p>
          </table:table-cell>
          <table:table-cell table:formula="of:=[.E1471] - [.$J$6]" office:value-type="float" office:value="-1029.375">
            <text:p>-1029.375</text:p>
          </table:table-cell>
          <table:table-cell table:formula="of:=&quot;Y&quot; &amp; [.E1472]" office:value-type="string" office:string-value="Y-1029.375">
            <text:p>Y-1029.375</text:p>
          </table:table-cell>
          <table:table-cell table:number-columns-repeated="8"/>
          <table:table-cell table:style-name="ce8" table:formula="of:=[.B1473]" office:value-type="string" office:string-value="N819">
            <text:p>N819</text:p>
          </table:table-cell>
          <table:table-cell table:style-name="ce8" table:formula="of:=[.D1473]" office:value-type="string" office:string-value="X6315">
            <text:p>X6315</text:p>
          </table:table-cell>
          <table:table-cell table:style-name="ce8" table:formula="of:=[.F1473]" office:value-type="string" office:string-value="Y-1035.125">
            <text:p>Y-1035.125</text:p>
          </table:table-cell>
        </table:table-row>
        <table:table-row table:style-name="ro1">
          <table:table-cell table:formula="of:=[.A1472] -1" office:value-type="float" office:value="819">
            <text:p>819</text:p>
          </table:table-cell>
          <table:table-cell table:formula="of:=&quot;N&quot;&amp;[.A1473]" office:value-type="string" office:string-value="N819">
            <text:p>N819</text:p>
          </table:table-cell>
          <table:table-cell table:formula="of:=[.C1472]" office:value-type="float" office:value="6315">
            <text:p>6315</text:p>
          </table:table-cell>
          <table:table-cell table:formula="of:= &quot;X&quot;&amp; [.C1473]" office:value-type="string" office:string-value="X6315">
            <text:p>X6315</text:p>
          </table:table-cell>
          <table:table-cell table:formula="of:=[.E1472] - [.$J$6]" office:value-type="float" office:value="-1035.125">
            <text:p>-1035.125</text:p>
          </table:table-cell>
          <table:table-cell table:formula="of:=&quot;Y&quot; &amp; [.E1473]" office:value-type="string" office:string-value="Y-1035.125">
            <text:p>Y-1035.125</text:p>
          </table:table-cell>
          <table:table-cell table:number-columns-repeated="8"/>
          <table:table-cell table:style-name="ce8" table:formula="of:=[.B1474]" office:value-type="string" office:string-value="N818">
            <text:p>N818</text:p>
          </table:table-cell>
          <table:table-cell table:style-name="ce8" table:formula="of:=[.D1474]" office:value-type="string" office:string-value="X6315">
            <text:p>X6315</text:p>
          </table:table-cell>
          <table:table-cell table:style-name="ce8" table:formula="of:=[.F1474]" office:value-type="string" office:string-value="Y-1040.875">
            <text:p>Y-1040.875</text:p>
          </table:table-cell>
        </table:table-row>
        <table:table-row table:style-name="ro1">
          <table:table-cell table:formula="of:=[.A1473] -1" office:value-type="float" office:value="818">
            <text:p>818</text:p>
          </table:table-cell>
          <table:table-cell table:formula="of:=&quot;N&quot;&amp;[.A1474]" office:value-type="string" office:string-value="N818">
            <text:p>N818</text:p>
          </table:table-cell>
          <table:table-cell table:formula="of:=[.C1473]" office:value-type="float" office:value="6315">
            <text:p>6315</text:p>
          </table:table-cell>
          <table:table-cell table:formula="of:= &quot;X&quot;&amp; [.C1474]" office:value-type="string" office:string-value="X6315">
            <text:p>X6315</text:p>
          </table:table-cell>
          <table:table-cell table:formula="of:=[.E1473] - [.$J$6]" office:value-type="float" office:value="-1040.875">
            <text:p>-1040.875</text:p>
          </table:table-cell>
          <table:table-cell table:formula="of:=&quot;Y&quot; &amp; [.E1474]" office:value-type="string" office:string-value="Y-1040.875">
            <text:p>Y-1040.875</text:p>
          </table:table-cell>
          <table:table-cell table:number-columns-repeated="8"/>
          <table:table-cell table:style-name="ce8" table:formula="of:=[.B1475]" office:value-type="string" office:string-value="N817">
            <text:p>N817</text:p>
          </table:table-cell>
          <table:table-cell table:style-name="ce8" table:formula="of:=[.D1475]" office:value-type="string" office:string-value="X6315">
            <text:p>X6315</text:p>
          </table:table-cell>
          <table:table-cell table:style-name="ce8" table:formula="of:=[.F1475]" office:value-type="string" office:string-value="Y-1046.625">
            <text:p>Y-1046.625</text:p>
          </table:table-cell>
        </table:table-row>
        <table:table-row table:style-name="ro1">
          <table:table-cell table:formula="of:=[.A1474] -1" office:value-type="float" office:value="817">
            <text:p>817</text:p>
          </table:table-cell>
          <table:table-cell table:formula="of:=&quot;N&quot;&amp;[.A1475]" office:value-type="string" office:string-value="N817">
            <text:p>N817</text:p>
          </table:table-cell>
          <table:table-cell table:formula="of:=[.C1474]" office:value-type="float" office:value="6315">
            <text:p>6315</text:p>
          </table:table-cell>
          <table:table-cell table:formula="of:= &quot;X&quot;&amp; [.C1475]" office:value-type="string" office:string-value="X6315">
            <text:p>X6315</text:p>
          </table:table-cell>
          <table:table-cell table:formula="of:=[.E1474] - [.$J$6]" office:value-type="float" office:value="-1046.625">
            <text:p>-1046.625</text:p>
          </table:table-cell>
          <table:table-cell table:formula="of:=&quot;Y&quot; &amp; [.E1475]" office:value-type="string" office:string-value="Y-1046.625">
            <text:p>Y-1046.625</text:p>
          </table:table-cell>
          <table:table-cell table:number-columns-repeated="8"/>
          <table:table-cell table:style-name="ce8" table:formula="of:=[.B1476]" office:value-type="string" office:string-value="N816">
            <text:p>N816</text:p>
          </table:table-cell>
          <table:table-cell table:style-name="ce8" table:formula="of:=[.D1476]" office:value-type="string" office:string-value="X6315">
            <text:p>X6315</text:p>
          </table:table-cell>
          <table:table-cell table:style-name="ce8" table:formula="of:=[.F1476]" office:value-type="string" office:string-value="Y-1052.375">
            <text:p>Y-1052.375</text:p>
          </table:table-cell>
        </table:table-row>
        <table:table-row table:style-name="ro1">
          <table:table-cell table:formula="of:=[.A1475] -1" office:value-type="float" office:value="816">
            <text:p>816</text:p>
          </table:table-cell>
          <table:table-cell table:formula="of:=&quot;N&quot;&amp;[.A1476]" office:value-type="string" office:string-value="N816">
            <text:p>N816</text:p>
          </table:table-cell>
          <table:table-cell table:formula="of:=[.C1475]" office:value-type="float" office:value="6315">
            <text:p>6315</text:p>
          </table:table-cell>
          <table:table-cell table:formula="of:= &quot;X&quot;&amp; [.C1476]" office:value-type="string" office:string-value="X6315">
            <text:p>X6315</text:p>
          </table:table-cell>
          <table:table-cell table:formula="of:=[.E1475] - [.$J$6]" office:value-type="float" office:value="-1052.375">
            <text:p>-1052.375</text:p>
          </table:table-cell>
          <table:table-cell table:formula="of:=&quot;Y&quot; &amp; [.E1476]" office:value-type="string" office:string-value="Y-1052.375">
            <text:p>Y-1052.375</text:p>
          </table:table-cell>
          <table:table-cell table:number-columns-repeated="8"/>
          <table:table-cell table:style-name="ce8" table:formula="of:=[.B1477]" office:value-type="string" office:string-value="N815">
            <text:p>N815</text:p>
          </table:table-cell>
          <table:table-cell table:style-name="ce8" table:formula="of:=[.D1477]" office:value-type="string" office:string-value="X6315">
            <text:p>X6315</text:p>
          </table:table-cell>
          <table:table-cell table:style-name="ce8" table:formula="of:=[.F1477]" office:value-type="string" office:string-value="Y-1058.125">
            <text:p>Y-1058.125</text:p>
          </table:table-cell>
        </table:table-row>
        <table:table-row table:style-name="ro1">
          <table:table-cell table:formula="of:=[.A1476] -1" office:value-type="float" office:value="815">
            <text:p>815</text:p>
          </table:table-cell>
          <table:table-cell table:formula="of:=&quot;N&quot;&amp;[.A1477]" office:value-type="string" office:string-value="N815">
            <text:p>N815</text:p>
          </table:table-cell>
          <table:table-cell table:formula="of:=[.C1476]" office:value-type="float" office:value="6315">
            <text:p>6315</text:p>
          </table:table-cell>
          <table:table-cell table:formula="of:= &quot;X&quot;&amp; [.C1477]" office:value-type="string" office:string-value="X6315">
            <text:p>X6315</text:p>
          </table:table-cell>
          <table:table-cell table:formula="of:=[.E1476] - [.$J$6]" office:value-type="float" office:value="-1058.125">
            <text:p>-1058.125</text:p>
          </table:table-cell>
          <table:table-cell table:formula="of:=&quot;Y&quot; &amp; [.E1477]" office:value-type="string" office:string-value="Y-1058.125">
            <text:p>Y-1058.125</text:p>
          </table:table-cell>
          <table:table-cell table:number-columns-repeated="8"/>
          <table:table-cell table:style-name="ce8" table:formula="of:=[.B1478]" office:value-type="string" office:string-value="N814">
            <text:p>N814</text:p>
          </table:table-cell>
          <table:table-cell table:style-name="ce8" table:formula="of:=[.D1478]" office:value-type="string" office:string-value="X6315">
            <text:p>X6315</text:p>
          </table:table-cell>
          <table:table-cell table:style-name="ce8" table:formula="of:=[.F1478]" office:value-type="string" office:string-value="Y-1063.875">
            <text:p>Y-1063.875</text:p>
          </table:table-cell>
        </table:table-row>
        <table:table-row table:style-name="ro1">
          <table:table-cell table:formula="of:=[.A1477] -1" office:value-type="float" office:value="814">
            <text:p>814</text:p>
          </table:table-cell>
          <table:table-cell table:formula="of:=&quot;N&quot;&amp;[.A1478]" office:value-type="string" office:string-value="N814">
            <text:p>N814</text:p>
          </table:table-cell>
          <table:table-cell table:formula="of:=[.C1477]" office:value-type="float" office:value="6315">
            <text:p>6315</text:p>
          </table:table-cell>
          <table:table-cell table:formula="of:= &quot;X&quot;&amp; [.C1478]" office:value-type="string" office:string-value="X6315">
            <text:p>X6315</text:p>
          </table:table-cell>
          <table:table-cell table:formula="of:=[.E1477] - [.$J$6]" office:value-type="float" office:value="-1063.875">
            <text:p>-1063.875</text:p>
          </table:table-cell>
          <table:table-cell table:formula="of:=&quot;Y&quot; &amp; [.E1478]" office:value-type="string" office:string-value="Y-1063.875">
            <text:p>Y-1063.875</text:p>
          </table:table-cell>
          <table:table-cell table:number-columns-repeated="8"/>
          <table:table-cell table:style-name="ce8" table:formula="of:=[.B1479]" office:value-type="string" office:string-value="N813">
            <text:p>N813</text:p>
          </table:table-cell>
          <table:table-cell table:style-name="ce8" table:formula="of:=[.D1479]" office:value-type="string" office:string-value="X6315">
            <text:p>X6315</text:p>
          </table:table-cell>
          <table:table-cell table:style-name="ce8" table:formula="of:=[.F1479]" office:value-type="string" office:string-value="Y-1069.625">
            <text:p>Y-1069.625</text:p>
          </table:table-cell>
        </table:table-row>
        <table:table-row table:style-name="ro1">
          <table:table-cell table:formula="of:=[.A1478] -1" office:value-type="float" office:value="813">
            <text:p>813</text:p>
          </table:table-cell>
          <table:table-cell table:formula="of:=&quot;N&quot;&amp;[.A1479]" office:value-type="string" office:string-value="N813">
            <text:p>N813</text:p>
          </table:table-cell>
          <table:table-cell table:formula="of:=[.C1478]" office:value-type="float" office:value="6315">
            <text:p>6315</text:p>
          </table:table-cell>
          <table:table-cell table:formula="of:= &quot;X&quot;&amp; [.C1479]" office:value-type="string" office:string-value="X6315">
            <text:p>X6315</text:p>
          </table:table-cell>
          <table:table-cell table:formula="of:=[.E1478] - [.$J$6]" office:value-type="float" office:value="-1069.625">
            <text:p>-1069.625</text:p>
          </table:table-cell>
          <table:table-cell table:formula="of:=&quot;Y&quot; &amp; [.E1479]" office:value-type="string" office:string-value="Y-1069.625">
            <text:p>Y-1069.625</text:p>
          </table:table-cell>
          <table:table-cell table:number-columns-repeated="8"/>
          <table:table-cell table:style-name="ce8" table:formula="of:=[.B1480]" office:value-type="string" office:string-value="N812">
            <text:p>N812</text:p>
          </table:table-cell>
          <table:table-cell table:style-name="ce8" table:formula="of:=[.D1480]" office:value-type="string" office:string-value="X6315">
            <text:p>X6315</text:p>
          </table:table-cell>
          <table:table-cell table:style-name="ce8" table:formula="of:=[.F1480]" office:value-type="string" office:string-value="Y-1075.375">
            <text:p>Y-1075.375</text:p>
          </table:table-cell>
        </table:table-row>
        <table:table-row table:style-name="ro1">
          <table:table-cell table:formula="of:=[.A1479] -1" office:value-type="float" office:value="812">
            <text:p>812</text:p>
          </table:table-cell>
          <table:table-cell table:formula="of:=&quot;N&quot;&amp;[.A1480]" office:value-type="string" office:string-value="N812">
            <text:p>N812</text:p>
          </table:table-cell>
          <table:table-cell table:formula="of:=[.C1479]" office:value-type="float" office:value="6315">
            <text:p>6315</text:p>
          </table:table-cell>
          <table:table-cell table:formula="of:= &quot;X&quot;&amp; [.C1480]" office:value-type="string" office:string-value="X6315">
            <text:p>X6315</text:p>
          </table:table-cell>
          <table:table-cell table:formula="of:=[.E1479] - [.$J$6]" office:value-type="float" office:value="-1075.375">
            <text:p>-1075.375</text:p>
          </table:table-cell>
          <table:table-cell table:formula="of:=&quot;Y&quot; &amp; [.E1480]" office:value-type="string" office:string-value="Y-1075.375">
            <text:p>Y-1075.375</text:p>
          </table:table-cell>
          <table:table-cell table:number-columns-repeated="8"/>
          <table:table-cell table:style-name="ce8" table:formula="of:=[.B1481]" office:value-type="string" office:string-value="N811">
            <text:p>N811</text:p>
          </table:table-cell>
          <table:table-cell table:style-name="ce8" table:formula="of:=[.D1481]" office:value-type="string" office:string-value="X6315">
            <text:p>X6315</text:p>
          </table:table-cell>
          <table:table-cell table:style-name="ce8" table:formula="of:=[.F1481]" office:value-type="string" office:string-value="Y-1081.125">
            <text:p>Y-1081.125</text:p>
          </table:table-cell>
        </table:table-row>
        <table:table-row table:style-name="ro1">
          <table:table-cell table:formula="of:=[.A1480] -1" office:value-type="float" office:value="811">
            <text:p>811</text:p>
          </table:table-cell>
          <table:table-cell table:formula="of:=&quot;N&quot;&amp;[.A1481]" office:value-type="string" office:string-value="N811">
            <text:p>N811</text:p>
          </table:table-cell>
          <table:table-cell table:formula="of:=[.C1480]" office:value-type="float" office:value="6315">
            <text:p>6315</text:p>
          </table:table-cell>
          <table:table-cell table:formula="of:= &quot;X&quot;&amp; [.C1481]" office:value-type="string" office:string-value="X6315">
            <text:p>X6315</text:p>
          </table:table-cell>
          <table:table-cell table:formula="of:=[.E1480] - [.$J$6]" office:value-type="float" office:value="-1081.125">
            <text:p>-1081.125</text:p>
          </table:table-cell>
          <table:table-cell table:formula="of:=&quot;Y&quot; &amp; [.E1481]" office:value-type="string" office:string-value="Y-1081.125">
            <text:p>Y-1081.125</text:p>
          </table:table-cell>
          <table:table-cell table:number-columns-repeated="8"/>
          <table:table-cell table:style-name="ce8" table:formula="of:=[.B1482]" office:value-type="string" office:string-value="N810">
            <text:p>N810</text:p>
          </table:table-cell>
          <table:table-cell table:style-name="ce8" table:formula="of:=[.D1482]" office:value-type="string" office:string-value="X6315">
            <text:p>X6315</text:p>
          </table:table-cell>
          <table:table-cell table:style-name="ce8" table:formula="of:=[.F1482]" office:value-type="string" office:string-value="Y-1086.875">
            <text:p>Y-1086.875</text:p>
          </table:table-cell>
        </table:table-row>
        <table:table-row table:style-name="ro1">
          <table:table-cell table:formula="of:=[.A1481] -1" office:value-type="float" office:value="810">
            <text:p>810</text:p>
          </table:table-cell>
          <table:table-cell table:formula="of:=&quot;N&quot;&amp;[.A1482]" office:value-type="string" office:string-value="N810">
            <text:p>N810</text:p>
          </table:table-cell>
          <table:table-cell table:formula="of:=[.C1481]" office:value-type="float" office:value="6315">
            <text:p>6315</text:p>
          </table:table-cell>
          <table:table-cell table:formula="of:= &quot;X&quot;&amp; [.C1482]" office:value-type="string" office:string-value="X6315">
            <text:p>X6315</text:p>
          </table:table-cell>
          <table:table-cell table:formula="of:=[.E1481] - [.$J$6]" office:value-type="float" office:value="-1086.875">
            <text:p>-1086.875</text:p>
          </table:table-cell>
          <table:table-cell table:formula="of:=&quot;Y&quot; &amp; [.E1482]" office:value-type="string" office:string-value="Y-1086.875">
            <text:p>Y-1086.875</text:p>
          </table:table-cell>
          <table:table-cell table:number-columns-repeated="8"/>
          <table:table-cell table:style-name="ce8" table:formula="of:=[.B1483]" office:value-type="string" office:string-value="N809">
            <text:p>N809</text:p>
          </table:table-cell>
          <table:table-cell table:style-name="ce8" table:formula="of:=[.D1483]" office:value-type="string" office:string-value="X6315">
            <text:p>X6315</text:p>
          </table:table-cell>
          <table:table-cell table:style-name="ce8" table:formula="of:=[.F1483]" office:value-type="string" office:string-value="Y-1092.625">
            <text:p>Y-1092.625</text:p>
          </table:table-cell>
        </table:table-row>
        <table:table-row table:style-name="ro1">
          <table:table-cell table:formula="of:=[.A1482] -1" office:value-type="float" office:value="809">
            <text:p>809</text:p>
          </table:table-cell>
          <table:table-cell table:formula="of:=&quot;N&quot;&amp;[.A1483]" office:value-type="string" office:string-value="N809">
            <text:p>N809</text:p>
          </table:table-cell>
          <table:table-cell table:formula="of:=[.C1482]" office:value-type="float" office:value="6315">
            <text:p>6315</text:p>
          </table:table-cell>
          <table:table-cell table:formula="of:= &quot;X&quot;&amp; [.C1483]" office:value-type="string" office:string-value="X6315">
            <text:p>X6315</text:p>
          </table:table-cell>
          <table:table-cell table:formula="of:=[.E1482] - [.$J$6]" office:value-type="float" office:value="-1092.625">
            <text:p>-1092.625</text:p>
          </table:table-cell>
          <table:table-cell table:formula="of:=&quot;Y&quot; &amp; [.E1483]" office:value-type="string" office:string-value="Y-1092.625">
            <text:p>Y-1092.625</text:p>
          </table:table-cell>
          <table:table-cell table:number-columns-repeated="8"/>
          <table:table-cell table:style-name="ce8" table:formula="of:=[.B1484]" office:value-type="string" office:string-value="N808">
            <text:p>N808</text:p>
          </table:table-cell>
          <table:table-cell table:style-name="ce8" table:formula="of:=[.D1484]" office:value-type="string" office:string-value="X6315">
            <text:p>X6315</text:p>
          </table:table-cell>
          <table:table-cell table:style-name="ce8" table:formula="of:=[.F1484]" office:value-type="string" office:string-value="Y-1098.375">
            <text:p>Y-1098.375</text:p>
          </table:table-cell>
        </table:table-row>
        <table:table-row table:style-name="ro1">
          <table:table-cell table:formula="of:=[.A1483] -1" office:value-type="float" office:value="808">
            <text:p>808</text:p>
          </table:table-cell>
          <table:table-cell table:formula="of:=&quot;N&quot;&amp;[.A1484]" office:value-type="string" office:string-value="N808">
            <text:p>N808</text:p>
          </table:table-cell>
          <table:table-cell table:formula="of:=[.C1483]" office:value-type="float" office:value="6315">
            <text:p>6315</text:p>
          </table:table-cell>
          <table:table-cell table:formula="of:= &quot;X&quot;&amp; [.C1484]" office:value-type="string" office:string-value="X6315">
            <text:p>X6315</text:p>
          </table:table-cell>
          <table:table-cell table:formula="of:=[.E1483] - [.$J$6]" office:value-type="float" office:value="-1098.375">
            <text:p>-1098.375</text:p>
          </table:table-cell>
          <table:table-cell table:formula="of:=&quot;Y&quot; &amp; [.E1484]" office:value-type="string" office:string-value="Y-1098.375">
            <text:p>Y-1098.375</text:p>
          </table:table-cell>
          <table:table-cell table:number-columns-repeated="8"/>
          <table:table-cell table:style-name="ce8" table:formula="of:=[.B1485]" office:value-type="string" office:string-value="N807">
            <text:p>N807</text:p>
          </table:table-cell>
          <table:table-cell table:style-name="ce8" table:formula="of:=[.D1485]" office:value-type="string" office:string-value="X6315">
            <text:p>X6315</text:p>
          </table:table-cell>
          <table:table-cell table:style-name="ce8" table:formula="of:=[.F1485]" office:value-type="string" office:string-value="Y-1104.125">
            <text:p>Y-1104.125</text:p>
          </table:table-cell>
        </table:table-row>
        <table:table-row table:style-name="ro1">
          <table:table-cell table:formula="of:=[.A1484] -1" office:value-type="float" office:value="807">
            <text:p>807</text:p>
          </table:table-cell>
          <table:table-cell table:formula="of:=&quot;N&quot;&amp;[.A1485]" office:value-type="string" office:string-value="N807">
            <text:p>N807</text:p>
          </table:table-cell>
          <table:table-cell table:formula="of:=[.C1484]" office:value-type="float" office:value="6315">
            <text:p>6315</text:p>
          </table:table-cell>
          <table:table-cell table:formula="of:= &quot;X&quot;&amp; [.C1485]" office:value-type="string" office:string-value="X6315">
            <text:p>X6315</text:p>
          </table:table-cell>
          <table:table-cell table:formula="of:=[.E1484] - [.$J$6]" office:value-type="float" office:value="-1104.125">
            <text:p>-1104.125</text:p>
          </table:table-cell>
          <table:table-cell table:formula="of:=&quot;Y&quot; &amp; [.E1485]" office:value-type="string" office:string-value="Y-1104.125">
            <text:p>Y-1104.125</text:p>
          </table:table-cell>
          <table:table-cell table:number-columns-repeated="8"/>
          <table:table-cell table:style-name="ce8" table:formula="of:=[.B1486]" office:value-type="string" office:string-value="N806">
            <text:p>N806</text:p>
          </table:table-cell>
          <table:table-cell table:style-name="ce8" table:formula="of:=[.D1486]" office:value-type="string" office:string-value="X6315">
            <text:p>X6315</text:p>
          </table:table-cell>
          <table:table-cell table:style-name="ce8" table:formula="of:=[.F1486]" office:value-type="string" office:string-value="Y-1109.875">
            <text:p>Y-1109.875</text:p>
          </table:table-cell>
        </table:table-row>
        <table:table-row table:style-name="ro1">
          <table:table-cell table:formula="of:=[.A1485] -1" office:value-type="float" office:value="806">
            <text:p>806</text:p>
          </table:table-cell>
          <table:table-cell table:formula="of:=&quot;N&quot;&amp;[.A1486]" office:value-type="string" office:string-value="N806">
            <text:p>N806</text:p>
          </table:table-cell>
          <table:table-cell table:formula="of:=[.C1485]" office:value-type="float" office:value="6315">
            <text:p>6315</text:p>
          </table:table-cell>
          <table:table-cell table:formula="of:= &quot;X&quot;&amp; [.C1486]" office:value-type="string" office:string-value="X6315">
            <text:p>X6315</text:p>
          </table:table-cell>
          <table:table-cell table:formula="of:=[.E1485] - [.$J$6]" office:value-type="float" office:value="-1109.875">
            <text:p>-1109.875</text:p>
          </table:table-cell>
          <table:table-cell table:formula="of:=&quot;Y&quot; &amp; [.E1486]" office:value-type="string" office:string-value="Y-1109.875">
            <text:p>Y-1109.875</text:p>
          </table:table-cell>
          <table:table-cell table:number-columns-repeated="8"/>
          <table:table-cell table:style-name="ce8" table:formula="of:=[.B1487]" office:value-type="string" office:string-value="N805">
            <text:p>N805</text:p>
          </table:table-cell>
          <table:table-cell table:style-name="ce8" table:formula="of:=[.D1487]" office:value-type="string" office:string-value="X6315">
            <text:p>X6315</text:p>
          </table:table-cell>
          <table:table-cell table:style-name="ce8" table:formula="of:=[.F1487]" office:value-type="string" office:string-value="Y-1115.625">
            <text:p>Y-1115.625</text:p>
          </table:table-cell>
        </table:table-row>
        <table:table-row table:style-name="ro1">
          <table:table-cell table:formula="of:=[.A1486] -1" office:value-type="float" office:value="805">
            <text:p>805</text:p>
          </table:table-cell>
          <table:table-cell table:formula="of:=&quot;N&quot;&amp;[.A1487]" office:value-type="string" office:string-value="N805">
            <text:p>N805</text:p>
          </table:table-cell>
          <table:table-cell table:formula="of:=[.C1486]" office:value-type="float" office:value="6315">
            <text:p>6315</text:p>
          </table:table-cell>
          <table:table-cell table:formula="of:= &quot;X&quot;&amp; [.C1487]" office:value-type="string" office:string-value="X6315">
            <text:p>X6315</text:p>
          </table:table-cell>
          <table:table-cell table:formula="of:=[.E1486] - [.$J$6]" office:value-type="float" office:value="-1115.625">
            <text:p>-1115.625</text:p>
          </table:table-cell>
          <table:table-cell table:formula="of:=&quot;Y&quot; &amp; [.E1487]" office:value-type="string" office:string-value="Y-1115.625">
            <text:p>Y-1115.625</text:p>
          </table:table-cell>
          <table:table-cell table:number-columns-repeated="8"/>
          <table:table-cell table:style-name="ce8" table:formula="of:=[.B1488]" office:value-type="string" office:string-value="N804">
            <text:p>N804</text:p>
          </table:table-cell>
          <table:table-cell table:style-name="ce8" table:formula="of:=[.D1488]" office:value-type="string" office:string-value="X6315">
            <text:p>X6315</text:p>
          </table:table-cell>
          <table:table-cell table:style-name="ce8" table:formula="of:=[.F1488]" office:value-type="string" office:string-value="Y-1121.375">
            <text:p>Y-1121.375</text:p>
          </table:table-cell>
        </table:table-row>
        <table:table-row table:style-name="ro1">
          <table:table-cell table:formula="of:=[.A1487] -1" office:value-type="float" office:value="804">
            <text:p>804</text:p>
          </table:table-cell>
          <table:table-cell table:formula="of:=&quot;N&quot;&amp;[.A1488]" office:value-type="string" office:string-value="N804">
            <text:p>N804</text:p>
          </table:table-cell>
          <table:table-cell table:formula="of:=[.C1487]" office:value-type="float" office:value="6315">
            <text:p>6315</text:p>
          </table:table-cell>
          <table:table-cell table:formula="of:= &quot;X&quot;&amp; [.C1488]" office:value-type="string" office:string-value="X6315">
            <text:p>X6315</text:p>
          </table:table-cell>
          <table:table-cell table:formula="of:=[.E1487] - [.$J$6]" office:value-type="float" office:value="-1121.375">
            <text:p>-1121.375</text:p>
          </table:table-cell>
          <table:table-cell table:formula="of:=&quot;Y&quot; &amp; [.E1488]" office:value-type="string" office:string-value="Y-1121.375">
            <text:p>Y-1121.375</text:p>
          </table:table-cell>
          <table:table-cell table:number-columns-repeated="8"/>
          <table:table-cell table:style-name="ce8" table:formula="of:=[.B1489]" office:value-type="string" office:string-value="N803">
            <text:p>N803</text:p>
          </table:table-cell>
          <table:table-cell table:style-name="ce8" table:formula="of:=[.D1489]" office:value-type="string" office:string-value="X6315">
            <text:p>X6315</text:p>
          </table:table-cell>
          <table:table-cell table:style-name="ce8" table:formula="of:=[.F1489]" office:value-type="string" office:string-value="Y-1127.125">
            <text:p>Y-1127.125</text:p>
          </table:table-cell>
        </table:table-row>
        <table:table-row table:style-name="ro1">
          <table:table-cell table:formula="of:=[.A1488] -1" office:value-type="float" office:value="803">
            <text:p>803</text:p>
          </table:table-cell>
          <table:table-cell table:formula="of:=&quot;N&quot;&amp;[.A1489]" office:value-type="string" office:string-value="N803">
            <text:p>N803</text:p>
          </table:table-cell>
          <table:table-cell table:formula="of:=[.C1488]" office:value-type="float" office:value="6315">
            <text:p>6315</text:p>
          </table:table-cell>
          <table:table-cell table:formula="of:= &quot;X&quot;&amp; [.C1489]" office:value-type="string" office:string-value="X6315">
            <text:p>X6315</text:p>
          </table:table-cell>
          <table:table-cell table:formula="of:=[.E1488] - [.$J$6]" office:value-type="float" office:value="-1127.125">
            <text:p>-1127.125</text:p>
          </table:table-cell>
          <table:table-cell table:formula="of:=&quot;Y&quot; &amp; [.E1489]" office:value-type="string" office:string-value="Y-1127.125">
            <text:p>Y-1127.125</text:p>
          </table:table-cell>
          <table:table-cell table:number-columns-repeated="8"/>
          <table:table-cell table:style-name="ce8" table:formula="of:=[.B1490]" office:value-type="string" office:string-value="N802">
            <text:p>N802</text:p>
          </table:table-cell>
          <table:table-cell table:style-name="ce8" table:formula="of:=[.D1490]" office:value-type="string" office:string-value="X6315">
            <text:p>X6315</text:p>
          </table:table-cell>
          <table:table-cell table:style-name="ce8" table:formula="of:=[.F1490]" office:value-type="string" office:string-value="Y-1132.875">
            <text:p>Y-1132.875</text:p>
          </table:table-cell>
        </table:table-row>
        <table:table-row table:style-name="ro1">
          <table:table-cell table:formula="of:=[.A1489] -1" office:value-type="float" office:value="802">
            <text:p>802</text:p>
          </table:table-cell>
          <table:table-cell table:formula="of:=&quot;N&quot;&amp;[.A1490]" office:value-type="string" office:string-value="N802">
            <text:p>N802</text:p>
          </table:table-cell>
          <table:table-cell table:formula="of:=[.C1489]" office:value-type="float" office:value="6315">
            <text:p>6315</text:p>
          </table:table-cell>
          <table:table-cell table:formula="of:= &quot;X&quot;&amp; [.C1490]" office:value-type="string" office:string-value="X6315">
            <text:p>X6315</text:p>
          </table:table-cell>
          <table:table-cell table:formula="of:=[.E1489] - [.$J$6]" office:value-type="float" office:value="-1132.875">
            <text:p>-1132.875</text:p>
          </table:table-cell>
          <table:table-cell table:formula="of:=&quot;Y&quot; &amp; [.E1490]" office:value-type="string" office:string-value="Y-1132.875">
            <text:p>Y-1132.875</text:p>
          </table:table-cell>
          <table:table-cell table:number-columns-repeated="8"/>
          <table:table-cell table:style-name="ce8" table:formula="of:=[.B1491]" office:value-type="string" office:string-value="N801">
            <text:p>N801</text:p>
          </table:table-cell>
          <table:table-cell table:style-name="ce8" table:formula="of:=[.D1491]" office:value-type="string" office:string-value="X6315">
            <text:p>X6315</text:p>
          </table:table-cell>
          <table:table-cell table:style-name="ce8" table:formula="of:=[.F1491]" office:value-type="string" office:string-value="Y-1138.625">
            <text:p>Y-1138.625</text:p>
          </table:table-cell>
        </table:table-row>
        <table:table-row table:style-name="ro1">
          <table:table-cell table:formula="of:=[.A1490] -1" office:value-type="float" office:value="801">
            <text:p>801</text:p>
          </table:table-cell>
          <table:table-cell table:formula="of:=&quot;N&quot;&amp;[.A1491]" office:value-type="string" office:string-value="N801">
            <text:p>N801</text:p>
          </table:table-cell>
          <table:table-cell table:formula="of:=[.C1490]" office:value-type="float" office:value="6315">
            <text:p>6315</text:p>
          </table:table-cell>
          <table:table-cell table:formula="of:= &quot;X&quot;&amp; [.C1491]" office:value-type="string" office:string-value="X6315">
            <text:p>X6315</text:p>
          </table:table-cell>
          <table:table-cell table:formula="of:=[.E1490] - [.$J$6]" office:value-type="float" office:value="-1138.625">
            <text:p>-1138.625</text:p>
          </table:table-cell>
          <table:table-cell table:formula="of:=&quot;Y&quot; &amp; [.E1491]" office:value-type="string" office:string-value="Y-1138.625">
            <text:p>Y-1138.625</text:p>
          </table:table-cell>
          <table:table-cell table:number-columns-repeated="8"/>
          <table:table-cell table:style-name="ce8" table:formula="of:=[.B1492]" office:value-type="string" office:string-value="N800">
            <text:p>N800</text:p>
          </table:table-cell>
          <table:table-cell table:style-name="ce8" table:formula="of:=[.D1492]" office:value-type="string" office:string-value="X6315">
            <text:p>X6315</text:p>
          </table:table-cell>
          <table:table-cell table:style-name="ce8" table:formula="of:=[.F1492]" office:value-type="string" office:string-value="Y-1144.375">
            <text:p>Y-1144.375</text:p>
          </table:table-cell>
        </table:table-row>
        <table:table-row table:style-name="ro1">
          <table:table-cell table:formula="of:=[.A1491] -1" office:value-type="float" office:value="800">
            <text:p>800</text:p>
          </table:table-cell>
          <table:table-cell table:formula="of:=&quot;N&quot;&amp;[.A1492]" office:value-type="string" office:string-value="N800">
            <text:p>N800</text:p>
          </table:table-cell>
          <table:table-cell table:formula="of:=[.C1491]" office:value-type="float" office:value="6315">
            <text:p>6315</text:p>
          </table:table-cell>
          <table:table-cell table:formula="of:= &quot;X&quot;&amp; [.C1492]" office:value-type="string" office:string-value="X6315">
            <text:p>X6315</text:p>
          </table:table-cell>
          <table:table-cell table:formula="of:=[.E1491] - [.$J$6]" office:value-type="float" office:value="-1144.375">
            <text:p>-1144.375</text:p>
          </table:table-cell>
          <table:table-cell table:formula="of:=&quot;Y&quot; &amp; [.E1492]" office:value-type="string" office:string-value="Y-1144.375">
            <text:p>Y-1144.375</text:p>
          </table:table-cell>
          <table:table-cell table:number-columns-repeated="8"/>
          <table:table-cell table:style-name="ce8" table:formula="of:=[.B1493]" office:value-type="string" office:string-value="N799">
            <text:p>N799</text:p>
          </table:table-cell>
          <table:table-cell table:style-name="ce8" table:formula="of:=[.D1493]" office:value-type="string" office:string-value="X6315">
            <text:p>X6315</text:p>
          </table:table-cell>
          <table:table-cell table:style-name="ce8" table:formula="of:=[.F1493]" office:value-type="string" office:string-value="Y-1150.125">
            <text:p>Y-1150.125</text:p>
          </table:table-cell>
        </table:table-row>
        <table:table-row table:style-name="ro1">
          <table:table-cell table:formula="of:=[.A1492] -1" office:value-type="float" office:value="799">
            <text:p>799</text:p>
          </table:table-cell>
          <table:table-cell table:formula="of:=&quot;N&quot;&amp;[.A1493]" office:value-type="string" office:string-value="N799">
            <text:p>N799</text:p>
          </table:table-cell>
          <table:table-cell table:formula="of:=[.C1492]" office:value-type="float" office:value="6315">
            <text:p>6315</text:p>
          </table:table-cell>
          <table:table-cell table:formula="of:= &quot;X&quot;&amp; [.C1493]" office:value-type="string" office:string-value="X6315">
            <text:p>X6315</text:p>
          </table:table-cell>
          <table:table-cell table:formula="of:=[.E1492] - [.$J$6]" office:value-type="float" office:value="-1150.125">
            <text:p>-1150.125</text:p>
          </table:table-cell>
          <table:table-cell table:formula="of:=&quot;Y&quot; &amp; [.E1493]" office:value-type="string" office:string-value="Y-1150.125">
            <text:p>Y-1150.125</text:p>
          </table:table-cell>
          <table:table-cell table:number-columns-repeated="8"/>
          <table:table-cell table:style-name="ce8" table:formula="of:=[.B1494]" office:value-type="string" office:string-value="N798">
            <text:p>N798</text:p>
          </table:table-cell>
          <table:table-cell table:style-name="ce8" table:formula="of:=[.D1494]" office:value-type="string" office:string-value="X6315">
            <text:p>X6315</text:p>
          </table:table-cell>
          <table:table-cell table:style-name="ce8" table:formula="of:=[.F1494]" office:value-type="string" office:string-value="Y-1155.875">
            <text:p>Y-1155.875</text:p>
          </table:table-cell>
        </table:table-row>
        <table:table-row table:style-name="ro1">
          <table:table-cell table:formula="of:=[.A1493] -1" office:value-type="float" office:value="798">
            <text:p>798</text:p>
          </table:table-cell>
          <table:table-cell table:formula="of:=&quot;N&quot;&amp;[.A1494]" office:value-type="string" office:string-value="N798">
            <text:p>N798</text:p>
          </table:table-cell>
          <table:table-cell table:formula="of:=[.C1493]" office:value-type="float" office:value="6315">
            <text:p>6315</text:p>
          </table:table-cell>
          <table:table-cell table:formula="of:= &quot;X&quot;&amp; [.C1494]" office:value-type="string" office:string-value="X6315">
            <text:p>X6315</text:p>
          </table:table-cell>
          <table:table-cell table:formula="of:=[.E1493] - [.$J$6]" office:value-type="float" office:value="-1155.875">
            <text:p>-1155.875</text:p>
          </table:table-cell>
          <table:table-cell table:formula="of:=&quot;Y&quot; &amp; [.E1494]" office:value-type="string" office:string-value="Y-1155.875">
            <text:p>Y-1155.875</text:p>
          </table:table-cell>
          <table:table-cell table:number-columns-repeated="8"/>
          <table:table-cell table:style-name="ce8" table:formula="of:=[.B1495]" office:value-type="string" office:string-value="N797">
            <text:p>N797</text:p>
          </table:table-cell>
          <table:table-cell table:style-name="ce8" table:formula="of:=[.D1495]" office:value-type="string" office:string-value="X6315">
            <text:p>X6315</text:p>
          </table:table-cell>
          <table:table-cell table:style-name="ce8" table:formula="of:=[.F1495]" office:value-type="string" office:string-value="Y-1161.625">
            <text:p>Y-1161.625</text:p>
          </table:table-cell>
        </table:table-row>
        <table:table-row table:style-name="ro1">
          <table:table-cell table:formula="of:=[.A1494] -1" office:value-type="float" office:value="797">
            <text:p>797</text:p>
          </table:table-cell>
          <table:table-cell table:formula="of:=&quot;N&quot;&amp;[.A1495]" office:value-type="string" office:string-value="N797">
            <text:p>N797</text:p>
          </table:table-cell>
          <table:table-cell table:formula="of:=[.C1494]" office:value-type="float" office:value="6315">
            <text:p>6315</text:p>
          </table:table-cell>
          <table:table-cell table:formula="of:= &quot;X&quot;&amp; [.C1495]" office:value-type="string" office:string-value="X6315">
            <text:p>X6315</text:p>
          </table:table-cell>
          <table:table-cell table:formula="of:=[.E1494] - [.$J$6]" office:value-type="float" office:value="-1161.625">
            <text:p>-1161.625</text:p>
          </table:table-cell>
          <table:table-cell table:formula="of:=&quot;Y&quot; &amp; [.E1495]" office:value-type="string" office:string-value="Y-1161.625">
            <text:p>Y-1161.625</text:p>
          </table:table-cell>
          <table:table-cell table:number-columns-repeated="8"/>
          <table:table-cell table:style-name="ce8" table:formula="of:=[.B1496]" office:value-type="string" office:string-value="N796">
            <text:p>N796</text:p>
          </table:table-cell>
          <table:table-cell table:style-name="ce8" table:formula="of:=[.D1496]" office:value-type="string" office:string-value="X6315">
            <text:p>X6315</text:p>
          </table:table-cell>
          <table:table-cell table:style-name="ce8" table:formula="of:=[.F1496]" office:value-type="string" office:string-value="Y-1167.375">
            <text:p>Y-1167.375</text:p>
          </table:table-cell>
        </table:table-row>
        <table:table-row table:style-name="ro1">
          <table:table-cell table:formula="of:=[.A1495] -1" office:value-type="float" office:value="796">
            <text:p>796</text:p>
          </table:table-cell>
          <table:table-cell table:formula="of:=&quot;N&quot;&amp;[.A1496]" office:value-type="string" office:string-value="N796">
            <text:p>N796</text:p>
          </table:table-cell>
          <table:table-cell table:formula="of:=[.C1495]" office:value-type="float" office:value="6315">
            <text:p>6315</text:p>
          </table:table-cell>
          <table:table-cell table:formula="of:= &quot;X&quot;&amp; [.C1496]" office:value-type="string" office:string-value="X6315">
            <text:p>X6315</text:p>
          </table:table-cell>
          <table:table-cell table:formula="of:=[.E1495] - [.$J$6]" office:value-type="float" office:value="-1167.375">
            <text:p>-1167.375</text:p>
          </table:table-cell>
          <table:table-cell table:formula="of:=&quot;Y&quot; &amp; [.E1496]" office:value-type="string" office:string-value="Y-1167.375">
            <text:p>Y-1167.375</text:p>
          </table:table-cell>
          <table:table-cell table:number-columns-repeated="8"/>
          <table:table-cell table:style-name="ce8" table:formula="of:=[.B1497]" office:value-type="string" office:string-value="N795">
            <text:p>N795</text:p>
          </table:table-cell>
          <table:table-cell table:style-name="ce8" table:formula="of:=[.D1497]" office:value-type="string" office:string-value="X6315">
            <text:p>X6315</text:p>
          </table:table-cell>
          <table:table-cell table:style-name="ce8" table:formula="of:=[.F1497]" office:value-type="string" office:string-value="Y-1173.125">
            <text:p>Y-1173.125</text:p>
          </table:table-cell>
        </table:table-row>
        <table:table-row table:style-name="ro1">
          <table:table-cell table:formula="of:=[.A1496] -1" office:value-type="float" office:value="795">
            <text:p>795</text:p>
          </table:table-cell>
          <table:table-cell table:formula="of:=&quot;N&quot;&amp;[.A1497]" office:value-type="string" office:string-value="N795">
            <text:p>N795</text:p>
          </table:table-cell>
          <table:table-cell table:formula="of:=[.C1496]" office:value-type="float" office:value="6315">
            <text:p>6315</text:p>
          </table:table-cell>
          <table:table-cell table:formula="of:= &quot;X&quot;&amp; [.C1497]" office:value-type="string" office:string-value="X6315">
            <text:p>X6315</text:p>
          </table:table-cell>
          <table:table-cell table:formula="of:=[.E1496] - [.$J$6]" office:value-type="float" office:value="-1173.125">
            <text:p>-1173.125</text:p>
          </table:table-cell>
          <table:table-cell table:formula="of:=&quot;Y&quot; &amp; [.E1497]" office:value-type="string" office:string-value="Y-1173.125">
            <text:p>Y-1173.125</text:p>
          </table:table-cell>
          <table:table-cell table:number-columns-repeated="8"/>
          <table:table-cell table:style-name="ce8" table:formula="of:=[.B1498]" office:value-type="string" office:string-value="N794">
            <text:p>N794</text:p>
          </table:table-cell>
          <table:table-cell table:style-name="ce8" table:formula="of:=[.D1498]" office:value-type="string" office:string-value="X6315">
            <text:p>X6315</text:p>
          </table:table-cell>
          <table:table-cell table:style-name="ce8" table:formula="of:=[.F1498]" office:value-type="string" office:string-value="Y-1178.875">
            <text:p>Y-1178.875</text:p>
          </table:table-cell>
        </table:table-row>
        <table:table-row table:style-name="ro1">
          <table:table-cell table:formula="of:=[.A1497] -1" office:value-type="float" office:value="794">
            <text:p>794</text:p>
          </table:table-cell>
          <table:table-cell table:formula="of:=&quot;N&quot;&amp;[.A1498]" office:value-type="string" office:string-value="N794">
            <text:p>N794</text:p>
          </table:table-cell>
          <table:table-cell table:formula="of:=[.C1497]" office:value-type="float" office:value="6315">
            <text:p>6315</text:p>
          </table:table-cell>
          <table:table-cell table:formula="of:= &quot;X&quot;&amp; [.C1498]" office:value-type="string" office:string-value="X6315">
            <text:p>X6315</text:p>
          </table:table-cell>
          <table:table-cell table:formula="of:=[.E1497] - [.$J$6]" office:value-type="float" office:value="-1178.875">
            <text:p>-1178.875</text:p>
          </table:table-cell>
          <table:table-cell table:formula="of:=&quot;Y&quot; &amp; [.E1498]" office:value-type="string" office:string-value="Y-1178.875">
            <text:p>Y-1178.875</text:p>
          </table:table-cell>
          <table:table-cell table:number-columns-repeated="8"/>
          <table:table-cell table:style-name="ce8" table:formula="of:=[.B1499]" office:value-type="string" office:string-value="N793">
            <text:p>N793</text:p>
          </table:table-cell>
          <table:table-cell table:style-name="ce8" table:formula="of:=[.D1499]" office:value-type="string" office:string-value="X6315">
            <text:p>X6315</text:p>
          </table:table-cell>
          <table:table-cell table:style-name="ce8" table:formula="of:=[.F1499]" office:value-type="string" office:string-value="Y-1184.625">
            <text:p>Y-1184.625</text:p>
          </table:table-cell>
        </table:table-row>
        <table:table-row table:style-name="ro1">
          <table:table-cell table:formula="of:=[.A1498] -1" office:value-type="float" office:value="793">
            <text:p>793</text:p>
          </table:table-cell>
          <table:table-cell table:formula="of:=&quot;N&quot;&amp;[.A1499]" office:value-type="string" office:string-value="N793">
            <text:p>N793</text:p>
          </table:table-cell>
          <table:table-cell table:formula="of:=[.C1498]" office:value-type="float" office:value="6315">
            <text:p>6315</text:p>
          </table:table-cell>
          <table:table-cell table:formula="of:= &quot;X&quot;&amp; [.C1499]" office:value-type="string" office:string-value="X6315">
            <text:p>X6315</text:p>
          </table:table-cell>
          <table:table-cell table:formula="of:=[.E1498] - [.$J$6]" office:value-type="float" office:value="-1184.625">
            <text:p>-1184.625</text:p>
          </table:table-cell>
          <table:table-cell table:formula="of:=&quot;Y&quot; &amp; [.E1499]" office:value-type="string" office:string-value="Y-1184.625">
            <text:p>Y-1184.625</text:p>
          </table:table-cell>
          <table:table-cell table:number-columns-repeated="8"/>
          <table:table-cell table:style-name="ce8" table:formula="of:=[.B1500]" office:value-type="string" office:string-value="N792">
            <text:p>N792</text:p>
          </table:table-cell>
          <table:table-cell table:style-name="ce8" table:formula="of:=[.D1500]" office:value-type="string" office:string-value="X6315">
            <text:p>X6315</text:p>
          </table:table-cell>
          <table:table-cell table:style-name="ce8" table:formula="of:=[.F1500]" office:value-type="string" office:string-value="Y-1190.375">
            <text:p>Y-1190.375</text:p>
          </table:table-cell>
        </table:table-row>
        <table:table-row table:style-name="ro1">
          <table:table-cell table:formula="of:=[.A1499] -1" office:value-type="float" office:value="792">
            <text:p>792</text:p>
          </table:table-cell>
          <table:table-cell table:formula="of:=&quot;N&quot;&amp;[.A1500]" office:value-type="string" office:string-value="N792">
            <text:p>N792</text:p>
          </table:table-cell>
          <table:table-cell table:formula="of:=[.C1499]" office:value-type="float" office:value="6315">
            <text:p>6315</text:p>
          </table:table-cell>
          <table:table-cell table:formula="of:= &quot;X&quot;&amp; [.C1500]" office:value-type="string" office:string-value="X6315">
            <text:p>X6315</text:p>
          </table:table-cell>
          <table:table-cell table:formula="of:=[.E1499] - [.$J$6]" office:value-type="float" office:value="-1190.375">
            <text:p>-1190.375</text:p>
          </table:table-cell>
          <table:table-cell table:formula="of:=&quot;Y&quot; &amp; [.E1500]" office:value-type="string" office:string-value="Y-1190.375">
            <text:p>Y-1190.375</text:p>
          </table:table-cell>
          <table:table-cell table:number-columns-repeated="8"/>
          <table:table-cell table:style-name="ce8" table:formula="of:=[.B1501]" office:value-type="string" office:string-value="N791">
            <text:p>N791</text:p>
          </table:table-cell>
          <table:table-cell table:style-name="ce8" table:formula="of:=[.D1501]" office:value-type="string" office:string-value="X6315">
            <text:p>X6315</text:p>
          </table:table-cell>
          <table:table-cell table:style-name="ce8" table:formula="of:=[.F1501]" office:value-type="string" office:string-value="Y-1196.125">
            <text:p>Y-1196.125</text:p>
          </table:table-cell>
        </table:table-row>
        <table:table-row table:style-name="ro1">
          <table:table-cell table:formula="of:=[.A1500] -1" office:value-type="float" office:value="791">
            <text:p>791</text:p>
          </table:table-cell>
          <table:table-cell table:formula="of:=&quot;N&quot;&amp;[.A1501]" office:value-type="string" office:string-value="N791">
            <text:p>N791</text:p>
          </table:table-cell>
          <table:table-cell table:formula="of:=[.C1500]" office:value-type="float" office:value="6315">
            <text:p>6315</text:p>
          </table:table-cell>
          <table:table-cell table:formula="of:= &quot;X&quot;&amp; [.C1501]" office:value-type="string" office:string-value="X6315">
            <text:p>X6315</text:p>
          </table:table-cell>
          <table:table-cell table:formula="of:=[.E1500] - [.$J$6]" office:value-type="float" office:value="-1196.125">
            <text:p>-1196.125</text:p>
          </table:table-cell>
          <table:table-cell table:formula="of:=&quot;Y&quot; &amp; [.E1501]" office:value-type="string" office:string-value="Y-1196.125">
            <text:p>Y-1196.125</text:p>
          </table:table-cell>
          <table:table-cell table:number-columns-repeated="8"/>
          <table:table-cell table:style-name="ce8" table:formula="of:=[.B1502]" office:value-type="string" office:string-value="N790">
            <text:p>N790</text:p>
          </table:table-cell>
          <table:table-cell table:style-name="ce8" table:formula="of:=[.D1502]" office:value-type="string" office:string-value="X6315">
            <text:p>X6315</text:p>
          </table:table-cell>
          <table:table-cell table:style-name="ce8" table:formula="of:=[.F1502]" office:value-type="string" office:string-value="Y-1201.875">
            <text:p>Y-1201.875</text:p>
          </table:table-cell>
        </table:table-row>
        <table:table-row table:style-name="ro1">
          <table:table-cell table:formula="of:=[.A1501] -1" office:value-type="float" office:value="790">
            <text:p>790</text:p>
          </table:table-cell>
          <table:table-cell table:formula="of:=&quot;N&quot;&amp;[.A1502]" office:value-type="string" office:string-value="N790">
            <text:p>N790</text:p>
          </table:table-cell>
          <table:table-cell table:formula="of:=[.C1501]" office:value-type="float" office:value="6315">
            <text:p>6315</text:p>
          </table:table-cell>
          <table:table-cell table:formula="of:= &quot;X&quot;&amp; [.C1502]" office:value-type="string" office:string-value="X6315">
            <text:p>X6315</text:p>
          </table:table-cell>
          <table:table-cell table:formula="of:=[.E1501] - [.$J$6]" office:value-type="float" office:value="-1201.875">
            <text:p>-1201.875</text:p>
          </table:table-cell>
          <table:table-cell table:formula="of:=&quot;Y&quot; &amp; [.E1502]" office:value-type="string" office:string-value="Y-1201.875">
            <text:p>Y-1201.875</text:p>
          </table:table-cell>
          <table:table-cell table:number-columns-repeated="8"/>
          <table:table-cell table:style-name="ce8" table:formula="of:=[.B1503]" office:value-type="string" office:string-value="N789">
            <text:p>N789</text:p>
          </table:table-cell>
          <table:table-cell table:style-name="ce8" table:formula="of:=[.D1503]" office:value-type="string" office:string-value="X6315">
            <text:p>X6315</text:p>
          </table:table-cell>
          <table:table-cell table:style-name="ce8" table:formula="of:=[.F1503]" office:value-type="string" office:string-value="Y-1207.625">
            <text:p>Y-1207.625</text:p>
          </table:table-cell>
        </table:table-row>
        <table:table-row table:style-name="ro1">
          <table:table-cell table:formula="of:=[.A1502] -1" office:value-type="float" office:value="789">
            <text:p>789</text:p>
          </table:table-cell>
          <table:table-cell table:formula="of:=&quot;N&quot;&amp;[.A1503]" office:value-type="string" office:string-value="N789">
            <text:p>N789</text:p>
          </table:table-cell>
          <table:table-cell table:formula="of:=[.C1502]" office:value-type="float" office:value="6315">
            <text:p>6315</text:p>
          </table:table-cell>
          <table:table-cell table:formula="of:= &quot;X&quot;&amp; [.C1503]" office:value-type="string" office:string-value="X6315">
            <text:p>X6315</text:p>
          </table:table-cell>
          <table:table-cell table:formula="of:=[.E1502] - [.$J$6]" office:value-type="float" office:value="-1207.625">
            <text:p>-1207.625</text:p>
          </table:table-cell>
          <table:table-cell table:formula="of:=&quot;Y&quot; &amp; [.E1503]" office:value-type="string" office:string-value="Y-1207.625">
            <text:p>Y-1207.625</text:p>
          </table:table-cell>
          <table:table-cell table:number-columns-repeated="8"/>
          <table:table-cell table:style-name="ce8" table:formula="of:=[.B1504]" office:value-type="string" office:string-value="N788">
            <text:p>N788</text:p>
          </table:table-cell>
          <table:table-cell table:style-name="ce8" table:formula="of:=[.D1504]" office:value-type="string" office:string-value="X6315">
            <text:p>X6315</text:p>
          </table:table-cell>
          <table:table-cell table:style-name="ce8" table:formula="of:=[.F1504]" office:value-type="string" office:string-value="Y-1213.375">
            <text:p>Y-1213.375</text:p>
          </table:table-cell>
        </table:table-row>
        <table:table-row table:style-name="ro1">
          <table:table-cell table:formula="of:=[.A1503] -1" office:value-type="float" office:value="788">
            <text:p>788</text:p>
          </table:table-cell>
          <table:table-cell table:formula="of:=&quot;N&quot;&amp;[.A1504]" office:value-type="string" office:string-value="N788">
            <text:p>N788</text:p>
          </table:table-cell>
          <table:table-cell table:formula="of:=[.C1503]" office:value-type="float" office:value="6315">
            <text:p>6315</text:p>
          </table:table-cell>
          <table:table-cell table:formula="of:= &quot;X&quot;&amp; [.C1504]" office:value-type="string" office:string-value="X6315">
            <text:p>X6315</text:p>
          </table:table-cell>
          <table:table-cell table:formula="of:=[.E1503] - [.$J$6]" office:value-type="float" office:value="-1213.375">
            <text:p>-1213.375</text:p>
          </table:table-cell>
          <table:table-cell table:formula="of:=&quot;Y&quot; &amp; [.E1504]" office:value-type="string" office:string-value="Y-1213.375">
            <text:p>Y-1213.375</text:p>
          </table:table-cell>
          <table:table-cell table:number-columns-repeated="8"/>
          <table:table-cell table:style-name="ce8" table:formula="of:=[.B1505]" office:value-type="string" office:string-value="N787">
            <text:p>N787</text:p>
          </table:table-cell>
          <table:table-cell table:style-name="ce8" table:formula="of:=[.D1505]" office:value-type="string" office:string-value="X6315">
            <text:p>X6315</text:p>
          </table:table-cell>
          <table:table-cell table:style-name="ce8" table:formula="of:=[.F1505]" office:value-type="string" office:string-value="Y-1219.125">
            <text:p>Y-1219.125</text:p>
          </table:table-cell>
        </table:table-row>
        <table:table-row table:style-name="ro1">
          <table:table-cell table:formula="of:=[.A1504] -1" office:value-type="float" office:value="787">
            <text:p>787</text:p>
          </table:table-cell>
          <table:table-cell table:formula="of:=&quot;N&quot;&amp;[.A1505]" office:value-type="string" office:string-value="N787">
            <text:p>N787</text:p>
          </table:table-cell>
          <table:table-cell table:formula="of:=[.C1504]" office:value-type="float" office:value="6315">
            <text:p>6315</text:p>
          </table:table-cell>
          <table:table-cell table:formula="of:= &quot;X&quot;&amp; [.C1505]" office:value-type="string" office:string-value="X6315">
            <text:p>X6315</text:p>
          </table:table-cell>
          <table:table-cell table:formula="of:=[.E1504] - [.$J$6]" office:value-type="float" office:value="-1219.125">
            <text:p>-1219.125</text:p>
          </table:table-cell>
          <table:table-cell table:formula="of:=&quot;Y&quot; &amp; [.E1505]" office:value-type="string" office:string-value="Y-1219.125">
            <text:p>Y-1219.125</text:p>
          </table:table-cell>
          <table:table-cell table:number-columns-repeated="8"/>
          <table:table-cell table:style-name="ce8" table:formula="of:=[.B1506]" office:value-type="string" office:string-value="N786">
            <text:p>N786</text:p>
          </table:table-cell>
          <table:table-cell table:style-name="ce8" table:formula="of:=[.D1506]" office:value-type="string" office:string-value="X6315">
            <text:p>X6315</text:p>
          </table:table-cell>
          <table:table-cell table:style-name="ce8" table:formula="of:=[.F1506]" office:value-type="string" office:string-value="Y-1224.875">
            <text:p>Y-1224.875</text:p>
          </table:table-cell>
        </table:table-row>
        <table:table-row table:style-name="ro1">
          <table:table-cell table:formula="of:=[.A1505] -1" office:value-type="float" office:value="786">
            <text:p>786</text:p>
          </table:table-cell>
          <table:table-cell table:formula="of:=&quot;N&quot;&amp;[.A1506]" office:value-type="string" office:string-value="N786">
            <text:p>N786</text:p>
          </table:table-cell>
          <table:table-cell table:formula="of:=[.C1505]" office:value-type="float" office:value="6315">
            <text:p>6315</text:p>
          </table:table-cell>
          <table:table-cell table:formula="of:= &quot;X&quot;&amp; [.C1506]" office:value-type="string" office:string-value="X6315">
            <text:p>X6315</text:p>
          </table:table-cell>
          <table:table-cell table:formula="of:=[.E1505] - [.$J$6]" office:value-type="float" office:value="-1224.875">
            <text:p>-1224.875</text:p>
          </table:table-cell>
          <table:table-cell table:formula="of:=&quot;Y&quot; &amp; [.E1506]" office:value-type="string" office:string-value="Y-1224.875">
            <text:p>Y-1224.875</text:p>
          </table:table-cell>
          <table:table-cell table:number-columns-repeated="8"/>
          <table:table-cell table:style-name="ce8" table:formula="of:=[.B1507]" office:value-type="string" office:string-value="N785">
            <text:p>N785</text:p>
          </table:table-cell>
          <table:table-cell table:style-name="ce8" table:formula="of:=[.D1507]" office:value-type="string" office:string-value="X6315">
            <text:p>X6315</text:p>
          </table:table-cell>
          <table:table-cell table:style-name="ce8" table:formula="of:=[.F1507]" office:value-type="string" office:string-value="Y-1230.625">
            <text:p>Y-1230.625</text:p>
          </table:table-cell>
        </table:table-row>
        <table:table-row table:style-name="ro1">
          <table:table-cell table:formula="of:=[.A1506] -1" office:value-type="float" office:value="785">
            <text:p>785</text:p>
          </table:table-cell>
          <table:table-cell table:formula="of:=&quot;N&quot;&amp;[.A1507]" office:value-type="string" office:string-value="N785">
            <text:p>N785</text:p>
          </table:table-cell>
          <table:table-cell table:formula="of:=[.C1506]" office:value-type="float" office:value="6315">
            <text:p>6315</text:p>
          </table:table-cell>
          <table:table-cell table:formula="of:= &quot;X&quot;&amp; [.C1507]" office:value-type="string" office:string-value="X6315">
            <text:p>X6315</text:p>
          </table:table-cell>
          <table:table-cell table:formula="of:=[.E1506] - [.$J$6]" office:value-type="float" office:value="-1230.625">
            <text:p>-1230.625</text:p>
          </table:table-cell>
          <table:table-cell table:formula="of:=&quot;Y&quot; &amp; [.E1507]" office:value-type="string" office:string-value="Y-1230.625">
            <text:p>Y-1230.625</text:p>
          </table:table-cell>
          <table:table-cell table:number-columns-repeated="8"/>
          <table:table-cell table:style-name="ce8" table:formula="of:=[.B1508]" office:value-type="string" office:string-value="N784">
            <text:p>N784</text:p>
          </table:table-cell>
          <table:table-cell table:style-name="ce8" table:formula="of:=[.D1508]" office:value-type="string" office:string-value="X6315">
            <text:p>X6315</text:p>
          </table:table-cell>
          <table:table-cell table:style-name="ce8" table:formula="of:=[.F1508]" office:value-type="string" office:string-value="Y-1236.375">
            <text:p>Y-1236.375</text:p>
          </table:table-cell>
        </table:table-row>
        <table:table-row table:style-name="ro1">
          <table:table-cell table:formula="of:=[.A1507] -1" office:value-type="float" office:value="784">
            <text:p>784</text:p>
          </table:table-cell>
          <table:table-cell table:formula="of:=&quot;N&quot;&amp;[.A1508]" office:value-type="string" office:string-value="N784">
            <text:p>N784</text:p>
          </table:table-cell>
          <table:table-cell table:formula="of:=[.C1507]" office:value-type="float" office:value="6315">
            <text:p>6315</text:p>
          </table:table-cell>
          <table:table-cell table:formula="of:= &quot;X&quot;&amp; [.C1508]" office:value-type="string" office:string-value="X6315">
            <text:p>X6315</text:p>
          </table:table-cell>
          <table:table-cell table:formula="of:=[.E1507] - [.$J$6]" office:value-type="float" office:value="-1236.375">
            <text:p>-1236.375</text:p>
          </table:table-cell>
          <table:table-cell table:formula="of:=&quot;Y&quot; &amp; [.E1508]" office:value-type="string" office:string-value="Y-1236.375">
            <text:p>Y-1236.375</text:p>
          </table:table-cell>
          <table:table-cell table:number-columns-repeated="8"/>
          <table:table-cell table:style-name="ce8" table:formula="of:=[.B1509]" office:value-type="string" office:string-value="N783">
            <text:p>N783</text:p>
          </table:table-cell>
          <table:table-cell table:style-name="ce8" table:formula="of:=[.D1509]" office:value-type="string" office:string-value="X6315">
            <text:p>X6315</text:p>
          </table:table-cell>
          <table:table-cell table:style-name="ce8" table:formula="of:=[.F1509]" office:value-type="string" office:string-value="Y-1242.125">
            <text:p>Y-1242.125</text:p>
          </table:table-cell>
        </table:table-row>
        <table:table-row table:style-name="ro1">
          <table:table-cell table:formula="of:=[.A1508] -1" office:value-type="float" office:value="783">
            <text:p>783</text:p>
          </table:table-cell>
          <table:table-cell table:formula="of:=&quot;N&quot;&amp;[.A1509]" office:value-type="string" office:string-value="N783">
            <text:p>N783</text:p>
          </table:table-cell>
          <table:table-cell table:formula="of:=[.C1508]" office:value-type="float" office:value="6315">
            <text:p>6315</text:p>
          </table:table-cell>
          <table:table-cell table:formula="of:= &quot;X&quot;&amp; [.C1509]" office:value-type="string" office:string-value="X6315">
            <text:p>X6315</text:p>
          </table:table-cell>
          <table:table-cell table:formula="of:=[.E1508] - [.$J$6]" office:value-type="float" office:value="-1242.125">
            <text:p>-1242.125</text:p>
          </table:table-cell>
          <table:table-cell table:formula="of:=&quot;Y&quot; &amp; [.E1509]" office:value-type="string" office:string-value="Y-1242.125">
            <text:p>Y-1242.125</text:p>
          </table:table-cell>
          <table:table-cell table:number-columns-repeated="8"/>
          <table:table-cell table:style-name="ce8" table:formula="of:=[.B1510]" office:value-type="string" office:string-value="N782">
            <text:p>N782</text:p>
          </table:table-cell>
          <table:table-cell table:style-name="ce8" table:formula="of:=[.D1510]" office:value-type="string" office:string-value="X6315">
            <text:p>X6315</text:p>
          </table:table-cell>
          <table:table-cell table:style-name="ce8" table:formula="of:=[.F1510]" office:value-type="string" office:string-value="Y-1247.875">
            <text:p>Y-1247.875</text:p>
          </table:table-cell>
        </table:table-row>
        <table:table-row table:style-name="ro1">
          <table:table-cell table:formula="of:=[.A1509] -1" office:value-type="float" office:value="782">
            <text:p>782</text:p>
          </table:table-cell>
          <table:table-cell table:formula="of:=&quot;N&quot;&amp;[.A1510]" office:value-type="string" office:string-value="N782">
            <text:p>N782</text:p>
          </table:table-cell>
          <table:table-cell table:formula="of:=[.C1509]" office:value-type="float" office:value="6315">
            <text:p>6315</text:p>
          </table:table-cell>
          <table:table-cell table:formula="of:= &quot;X&quot;&amp; [.C1510]" office:value-type="string" office:string-value="X6315">
            <text:p>X6315</text:p>
          </table:table-cell>
          <table:table-cell table:formula="of:=[.E1509] - [.$J$6]" office:value-type="float" office:value="-1247.875">
            <text:p>-1247.875</text:p>
          </table:table-cell>
          <table:table-cell table:formula="of:=&quot;Y&quot; &amp; [.E1510]" office:value-type="string" office:string-value="Y-1247.875">
            <text:p>Y-1247.875</text:p>
          </table:table-cell>
          <table:table-cell table:number-columns-repeated="8"/>
          <table:table-cell table:style-name="ce8" table:formula="of:=[.B1511]" office:value-type="string" office:string-value="N781">
            <text:p>N781</text:p>
          </table:table-cell>
          <table:table-cell table:style-name="ce8" table:formula="of:=[.D1511]" office:value-type="string" office:string-value="X6315">
            <text:p>X6315</text:p>
          </table:table-cell>
          <table:table-cell table:style-name="ce8" table:formula="of:=[.F1511]" office:value-type="string" office:string-value="Y-1253.625">
            <text:p>Y-1253.625</text:p>
          </table:table-cell>
        </table:table-row>
        <table:table-row table:style-name="ro1">
          <table:table-cell table:formula="of:=[.A1510] -1" office:value-type="float" office:value="781">
            <text:p>781</text:p>
          </table:table-cell>
          <table:table-cell table:formula="of:=&quot;N&quot;&amp;[.A1511]" office:value-type="string" office:string-value="N781">
            <text:p>N781</text:p>
          </table:table-cell>
          <table:table-cell table:formula="of:=[.C1510]" office:value-type="float" office:value="6315">
            <text:p>6315</text:p>
          </table:table-cell>
          <table:table-cell table:formula="of:= &quot;X&quot;&amp; [.C1511]" office:value-type="string" office:string-value="X6315">
            <text:p>X6315</text:p>
          </table:table-cell>
          <table:table-cell table:formula="of:=[.E1510] - [.$J$6]" office:value-type="float" office:value="-1253.625">
            <text:p>-1253.625</text:p>
          </table:table-cell>
          <table:table-cell table:formula="of:=&quot;Y&quot; &amp; [.E1511]" office:value-type="string" office:string-value="Y-1253.625">
            <text:p>Y-1253.625</text:p>
          </table:table-cell>
          <table:table-cell table:number-columns-repeated="8"/>
          <table:table-cell table:style-name="ce8" table:formula="of:=[.B1512]" office:value-type="string" office:string-value="N780">
            <text:p>N780</text:p>
          </table:table-cell>
          <table:table-cell table:style-name="ce8" table:formula="of:=[.D1512]" office:value-type="string" office:string-value="X6315">
            <text:p>X6315</text:p>
          </table:table-cell>
          <table:table-cell table:style-name="ce8" table:formula="of:=[.F1512]" office:value-type="string" office:string-value="Y-1259.375">
            <text:p>Y-1259.375</text:p>
          </table:table-cell>
        </table:table-row>
        <table:table-row table:style-name="ro1">
          <table:table-cell table:formula="of:=[.A1511] -1" office:value-type="float" office:value="780">
            <text:p>780</text:p>
          </table:table-cell>
          <table:table-cell table:formula="of:=&quot;N&quot;&amp;[.A1512]" office:value-type="string" office:string-value="N780">
            <text:p>N780</text:p>
          </table:table-cell>
          <table:table-cell table:formula="of:=[.C1511]" office:value-type="float" office:value="6315">
            <text:p>6315</text:p>
          </table:table-cell>
          <table:table-cell table:formula="of:= &quot;X&quot;&amp; [.C1512]" office:value-type="string" office:string-value="X6315">
            <text:p>X6315</text:p>
          </table:table-cell>
          <table:table-cell table:formula="of:=[.E1511] - [.$J$6]" office:value-type="float" office:value="-1259.375">
            <text:p>-1259.375</text:p>
          </table:table-cell>
          <table:table-cell table:formula="of:=&quot;Y&quot; &amp; [.E1512]" office:value-type="string" office:string-value="Y-1259.375">
            <text:p>Y-1259.375</text:p>
          </table:table-cell>
          <table:table-cell table:number-columns-repeated="8"/>
          <table:table-cell table:style-name="ce8" table:formula="of:=[.B1513]" office:value-type="string" office:string-value="N779">
            <text:p>N779</text:p>
          </table:table-cell>
          <table:table-cell table:style-name="ce8" table:formula="of:=[.D1513]" office:value-type="string" office:string-value="X6315">
            <text:p>X6315</text:p>
          </table:table-cell>
          <table:table-cell table:style-name="ce8" table:formula="of:=[.F1513]" office:value-type="string" office:string-value="Y-1265.125">
            <text:p>Y-1265.125</text:p>
          </table:table-cell>
        </table:table-row>
        <table:table-row table:style-name="ro1">
          <table:table-cell table:formula="of:=[.A1512] -1" office:value-type="float" office:value="779">
            <text:p>779</text:p>
          </table:table-cell>
          <table:table-cell table:formula="of:=&quot;N&quot;&amp;[.A1513]" office:value-type="string" office:string-value="N779">
            <text:p>N779</text:p>
          </table:table-cell>
          <table:table-cell table:formula="of:=[.C1512]" office:value-type="float" office:value="6315">
            <text:p>6315</text:p>
          </table:table-cell>
          <table:table-cell table:formula="of:= &quot;X&quot;&amp; [.C1513]" office:value-type="string" office:string-value="X6315">
            <text:p>X6315</text:p>
          </table:table-cell>
          <table:table-cell table:formula="of:=[.E1512] - [.$J$6]" office:value-type="float" office:value="-1265.125">
            <text:p>-1265.125</text:p>
          </table:table-cell>
          <table:table-cell table:formula="of:=&quot;Y&quot; &amp; [.E1513]" office:value-type="string" office:string-value="Y-1265.125">
            <text:p>Y-1265.125</text:p>
          </table:table-cell>
          <table:table-cell table:number-columns-repeated="8"/>
          <table:table-cell table:style-name="ce8" table:formula="of:=[.B1514]" office:value-type="string" office:string-value="N778">
            <text:p>N778</text:p>
          </table:table-cell>
          <table:table-cell table:style-name="ce8" table:formula="of:=[.D1514]" office:value-type="string" office:string-value="X6315">
            <text:p>X6315</text:p>
          </table:table-cell>
          <table:table-cell table:style-name="ce8" table:formula="of:=[.F1514]" office:value-type="string" office:string-value="Y-1270.875">
            <text:p>Y-1270.875</text:p>
          </table:table-cell>
        </table:table-row>
        <table:table-row table:style-name="ro1">
          <table:table-cell table:formula="of:=[.A1513] -1" office:value-type="float" office:value="778">
            <text:p>778</text:p>
          </table:table-cell>
          <table:table-cell table:formula="of:=&quot;N&quot;&amp;[.A1514]" office:value-type="string" office:string-value="N778">
            <text:p>N778</text:p>
          </table:table-cell>
          <table:table-cell table:formula="of:=[.C1513]" office:value-type="float" office:value="6315">
            <text:p>6315</text:p>
          </table:table-cell>
          <table:table-cell table:formula="of:= &quot;X&quot;&amp; [.C1514]" office:value-type="string" office:string-value="X6315">
            <text:p>X6315</text:p>
          </table:table-cell>
          <table:table-cell table:formula="of:=[.E1513] - [.$J$6]" office:value-type="float" office:value="-1270.875">
            <text:p>-1270.875</text:p>
          </table:table-cell>
          <table:table-cell table:formula="of:=&quot;Y&quot; &amp; [.E1514]" office:value-type="string" office:string-value="Y-1270.875">
            <text:p>Y-1270.875</text:p>
          </table:table-cell>
          <table:table-cell table:number-columns-repeated="8"/>
          <table:table-cell table:style-name="ce8" table:formula="of:=[.B1515]" office:value-type="string" office:string-value="N777">
            <text:p>N777</text:p>
          </table:table-cell>
          <table:table-cell table:style-name="ce8" table:formula="of:=[.D1515]" office:value-type="string" office:string-value="X6315">
            <text:p>X6315</text:p>
          </table:table-cell>
          <table:table-cell table:style-name="ce8" table:formula="of:=[.F1515]" office:value-type="string" office:string-value="Y-1276.625">
            <text:p>Y-1276.625</text:p>
          </table:table-cell>
        </table:table-row>
        <table:table-row table:style-name="ro1">
          <table:table-cell table:formula="of:=[.A1514] -1" office:value-type="float" office:value="777">
            <text:p>777</text:p>
          </table:table-cell>
          <table:table-cell table:formula="of:=&quot;N&quot;&amp;[.A1515]" office:value-type="string" office:string-value="N777">
            <text:p>N777</text:p>
          </table:table-cell>
          <table:table-cell table:formula="of:=[.C1514]" office:value-type="float" office:value="6315">
            <text:p>6315</text:p>
          </table:table-cell>
          <table:table-cell table:formula="of:= &quot;X&quot;&amp; [.C1515]" office:value-type="string" office:string-value="X6315">
            <text:p>X6315</text:p>
          </table:table-cell>
          <table:table-cell table:formula="of:=[.E1514] - [.$J$6]" office:value-type="float" office:value="-1276.625">
            <text:p>-1276.625</text:p>
          </table:table-cell>
          <table:table-cell table:formula="of:=&quot;Y&quot; &amp; [.E1515]" office:value-type="string" office:string-value="Y-1276.625">
            <text:p>Y-1276.625</text:p>
          </table:table-cell>
          <table:table-cell table:number-columns-repeated="8"/>
          <table:table-cell table:style-name="ce8" table:formula="of:=[.B1516]" office:value-type="string" office:string-value="N776">
            <text:p>N776</text:p>
          </table:table-cell>
          <table:table-cell table:style-name="ce8" table:formula="of:=[.D1516]" office:value-type="string" office:string-value="X6315">
            <text:p>X6315</text:p>
          </table:table-cell>
          <table:table-cell table:style-name="ce8" table:formula="of:=[.F1516]" office:value-type="string" office:string-value="Y-1282.375">
            <text:p>Y-1282.375</text:p>
          </table:table-cell>
        </table:table-row>
        <table:table-row table:style-name="ro1">
          <table:table-cell table:formula="of:=[.A1515] -1" office:value-type="float" office:value="776">
            <text:p>776</text:p>
          </table:table-cell>
          <table:table-cell table:formula="of:=&quot;N&quot;&amp;[.A1516]" office:value-type="string" office:string-value="N776">
            <text:p>N776</text:p>
          </table:table-cell>
          <table:table-cell table:formula="of:=[.C1515]" office:value-type="float" office:value="6315">
            <text:p>6315</text:p>
          </table:table-cell>
          <table:table-cell table:formula="of:= &quot;X&quot;&amp; [.C1516]" office:value-type="string" office:string-value="X6315">
            <text:p>X6315</text:p>
          </table:table-cell>
          <table:table-cell table:formula="of:=[.E1515] - [.$J$6]" office:value-type="float" office:value="-1282.375">
            <text:p>-1282.375</text:p>
          </table:table-cell>
          <table:table-cell table:formula="of:=&quot;Y&quot; &amp; [.E1516]" office:value-type="string" office:string-value="Y-1282.375">
            <text:p>Y-1282.375</text:p>
          </table:table-cell>
          <table:table-cell table:number-columns-repeated="8"/>
          <table:table-cell table:style-name="ce8" table:formula="of:=[.B1517]" office:value-type="string" office:string-value="N775">
            <text:p>N775</text:p>
          </table:table-cell>
          <table:table-cell table:style-name="ce8" table:formula="of:=[.D1517]" office:value-type="string" office:string-value="X6315">
            <text:p>X6315</text:p>
          </table:table-cell>
          <table:table-cell table:style-name="ce8" table:formula="of:=[.F1517]" office:value-type="string" office:string-value="Y-1288.125">
            <text:p>Y-1288.125</text:p>
          </table:table-cell>
        </table:table-row>
        <table:table-row table:style-name="ro1">
          <table:table-cell table:formula="of:=[.A1516] -1" office:value-type="float" office:value="775">
            <text:p>775</text:p>
          </table:table-cell>
          <table:table-cell table:formula="of:=&quot;N&quot;&amp;[.A1517]" office:value-type="string" office:string-value="N775">
            <text:p>N775</text:p>
          </table:table-cell>
          <table:table-cell table:formula="of:=[.C1516]" office:value-type="float" office:value="6315">
            <text:p>6315</text:p>
          </table:table-cell>
          <table:table-cell table:formula="of:= &quot;X&quot;&amp; [.C1517]" office:value-type="string" office:string-value="X6315">
            <text:p>X6315</text:p>
          </table:table-cell>
          <table:table-cell table:formula="of:=[.E1516] - [.$J$6]" office:value-type="float" office:value="-1288.125">
            <text:p>-1288.125</text:p>
          </table:table-cell>
          <table:table-cell table:formula="of:=&quot;Y&quot; &amp; [.E1517]" office:value-type="string" office:string-value="Y-1288.125">
            <text:p>Y-1288.125</text:p>
          </table:table-cell>
          <table:table-cell table:number-columns-repeated="8"/>
          <table:table-cell table:style-name="ce8" table:formula="of:=[.B1518]" office:value-type="string" office:string-value="N774">
            <text:p>N774</text:p>
          </table:table-cell>
          <table:table-cell table:style-name="ce8" table:formula="of:=[.D1518]" office:value-type="string" office:string-value="X6315">
            <text:p>X6315</text:p>
          </table:table-cell>
          <table:table-cell table:style-name="ce8" table:formula="of:=[.F1518]" office:value-type="string" office:string-value="Y-1293.875">
            <text:p>Y-1293.875</text:p>
          </table:table-cell>
        </table:table-row>
        <table:table-row table:style-name="ro1">
          <table:table-cell table:formula="of:=[.A1517] -1" office:value-type="float" office:value="774">
            <text:p>774</text:p>
          </table:table-cell>
          <table:table-cell table:formula="of:=&quot;N&quot;&amp;[.A1518]" office:value-type="string" office:string-value="N774">
            <text:p>N774</text:p>
          </table:table-cell>
          <table:table-cell table:formula="of:=[.C1517]" office:value-type="float" office:value="6315">
            <text:p>6315</text:p>
          </table:table-cell>
          <table:table-cell table:formula="of:= &quot;X&quot;&amp; [.C1518]" office:value-type="string" office:string-value="X6315">
            <text:p>X6315</text:p>
          </table:table-cell>
          <table:table-cell table:formula="of:=[.E1517] - [.$J$6]" office:value-type="float" office:value="-1293.875">
            <text:p>-1293.875</text:p>
          </table:table-cell>
          <table:table-cell table:formula="of:=&quot;Y&quot; &amp; [.E1518]" office:value-type="string" office:string-value="Y-1293.875">
            <text:p>Y-1293.875</text:p>
          </table:table-cell>
          <table:table-cell table:number-columns-repeated="8"/>
          <table:table-cell table:style-name="ce8" table:formula="of:=[.B1519]" office:value-type="string" office:string-value="N773">
            <text:p>N773</text:p>
          </table:table-cell>
          <table:table-cell table:style-name="ce8" table:formula="of:=[.D1519]" office:value-type="string" office:string-value="X6315">
            <text:p>X6315</text:p>
          </table:table-cell>
          <table:table-cell table:style-name="ce8" table:formula="of:=[.F1519]" office:value-type="string" office:string-value="Y-1299.625">
            <text:p>Y-1299.625</text:p>
          </table:table-cell>
        </table:table-row>
        <table:table-row table:style-name="ro1">
          <table:table-cell table:formula="of:=[.A1518] -1" office:value-type="float" office:value="773">
            <text:p>773</text:p>
          </table:table-cell>
          <table:table-cell table:formula="of:=&quot;N&quot;&amp;[.A1519]" office:value-type="string" office:string-value="N773">
            <text:p>N773</text:p>
          </table:table-cell>
          <table:table-cell table:formula="of:=[.C1518]" office:value-type="float" office:value="6315">
            <text:p>6315</text:p>
          </table:table-cell>
          <table:table-cell table:formula="of:= &quot;X&quot;&amp; [.C1519]" office:value-type="string" office:string-value="X6315">
            <text:p>X6315</text:p>
          </table:table-cell>
          <table:table-cell table:formula="of:=[.E1518] - [.$J$6]" office:value-type="float" office:value="-1299.625">
            <text:p>-1299.625</text:p>
          </table:table-cell>
          <table:table-cell table:formula="of:=&quot;Y&quot; &amp; [.E1519]" office:value-type="string" office:string-value="Y-1299.625">
            <text:p>Y-1299.625</text:p>
          </table:table-cell>
          <table:table-cell table:number-columns-repeated="8"/>
          <table:table-cell table:style-name="ce8" table:formula="of:=[.B1520]" office:value-type="string" office:string-value="N772">
            <text:p>N772</text:p>
          </table:table-cell>
          <table:table-cell table:style-name="ce8" table:formula="of:=[.D1520]" office:value-type="string" office:string-value="X6315">
            <text:p>X6315</text:p>
          </table:table-cell>
          <table:table-cell table:style-name="ce8" table:formula="of:=[.F1520]" office:value-type="string" office:string-value="Y-1305.375">
            <text:p>Y-1305.375</text:p>
          </table:table-cell>
        </table:table-row>
        <table:table-row table:style-name="ro1">
          <table:table-cell table:formula="of:=[.A1519] -1" office:value-type="float" office:value="772">
            <text:p>772</text:p>
          </table:table-cell>
          <table:table-cell table:formula="of:=&quot;N&quot;&amp;[.A1520]" office:value-type="string" office:string-value="N772">
            <text:p>N772</text:p>
          </table:table-cell>
          <table:table-cell table:formula="of:=[.C1519]" office:value-type="float" office:value="6315">
            <text:p>6315</text:p>
          </table:table-cell>
          <table:table-cell table:formula="of:= &quot;X&quot;&amp; [.C1520]" office:value-type="string" office:string-value="X6315">
            <text:p>X6315</text:p>
          </table:table-cell>
          <table:table-cell table:formula="of:=[.E1519] - [.$J$6]" office:value-type="float" office:value="-1305.375">
            <text:p>-1305.375</text:p>
          </table:table-cell>
          <table:table-cell table:formula="of:=&quot;Y&quot; &amp; [.E1520]" office:value-type="string" office:string-value="Y-1305.375">
            <text:p>Y-1305.375</text:p>
          </table:table-cell>
          <table:table-cell table:number-columns-repeated="8"/>
          <table:table-cell table:style-name="ce8" table:formula="of:=[.B1521]" office:value-type="string" office:string-value="N771">
            <text:p>N771</text:p>
          </table:table-cell>
          <table:table-cell table:style-name="ce8" table:formula="of:=[.D1521]" office:value-type="string" office:string-value="X6315">
            <text:p>X6315</text:p>
          </table:table-cell>
          <table:table-cell table:style-name="ce8" table:formula="of:=[.F1521]" office:value-type="string" office:string-value="Y-1311.125">
            <text:p>Y-1311.125</text:p>
          </table:table-cell>
        </table:table-row>
        <table:table-row table:style-name="ro1">
          <table:table-cell table:formula="of:=[.A1520] -1" office:value-type="float" office:value="771">
            <text:p>771</text:p>
          </table:table-cell>
          <table:table-cell table:formula="of:=&quot;N&quot;&amp;[.A1521]" office:value-type="string" office:string-value="N771">
            <text:p>N771</text:p>
          </table:table-cell>
          <table:table-cell table:formula="of:=[.C1520]" office:value-type="float" office:value="6315">
            <text:p>6315</text:p>
          </table:table-cell>
          <table:table-cell table:formula="of:= &quot;X&quot;&amp; [.C1521]" office:value-type="string" office:string-value="X6315">
            <text:p>X6315</text:p>
          </table:table-cell>
          <table:table-cell table:formula="of:=[.E1520] - [.$J$6]" office:value-type="float" office:value="-1311.125">
            <text:p>-1311.125</text:p>
          </table:table-cell>
          <table:table-cell table:formula="of:=&quot;Y&quot; &amp; [.E1521]" office:value-type="string" office:string-value="Y-1311.125">
            <text:p>Y-1311.125</text:p>
          </table:table-cell>
          <table:table-cell table:number-columns-repeated="8"/>
          <table:table-cell table:style-name="ce8" table:formula="of:=[.B1522]" office:value-type="string" office:string-value="N770">
            <text:p>N770</text:p>
          </table:table-cell>
          <table:table-cell table:style-name="ce8" table:formula="of:=[.D1522]" office:value-type="string" office:string-value="X6315">
            <text:p>X6315</text:p>
          </table:table-cell>
          <table:table-cell table:style-name="ce8" table:formula="of:=[.F1522]" office:value-type="string" office:string-value="Y-1316.875">
            <text:p>Y-1316.875</text:p>
          </table:table-cell>
        </table:table-row>
        <table:table-row table:style-name="ro1">
          <table:table-cell table:formula="of:=[.A1521] -1" office:value-type="float" office:value="770">
            <text:p>770</text:p>
          </table:table-cell>
          <table:table-cell table:formula="of:=&quot;N&quot;&amp;[.A1522]" office:value-type="string" office:string-value="N770">
            <text:p>N770</text:p>
          </table:table-cell>
          <table:table-cell table:formula="of:=[.C1521]" office:value-type="float" office:value="6315">
            <text:p>6315</text:p>
          </table:table-cell>
          <table:table-cell table:formula="of:= &quot;X&quot;&amp; [.C1522]" office:value-type="string" office:string-value="X6315">
            <text:p>X6315</text:p>
          </table:table-cell>
          <table:table-cell table:formula="of:=[.E1521] - [.$J$6]" office:value-type="float" office:value="-1316.875">
            <text:p>-1316.875</text:p>
          </table:table-cell>
          <table:table-cell table:formula="of:=&quot;Y&quot; &amp; [.E1522]" office:value-type="string" office:string-value="Y-1316.875">
            <text:p>Y-1316.875</text:p>
          </table:table-cell>
          <table:table-cell table:number-columns-repeated="8"/>
          <table:table-cell table:style-name="ce8" table:formula="of:=[.B1523]" office:value-type="string" office:string-value="N769">
            <text:p>N769</text:p>
          </table:table-cell>
          <table:table-cell table:style-name="ce8" table:formula="of:=[.D1523]" office:value-type="string" office:string-value="X6315">
            <text:p>X6315</text:p>
          </table:table-cell>
          <table:table-cell table:style-name="ce8" table:formula="of:=[.F1523]" office:value-type="string" office:string-value="Y-1322.625">
            <text:p>Y-1322.625</text:p>
          </table:table-cell>
        </table:table-row>
        <table:table-row table:style-name="ro1">
          <table:table-cell table:formula="of:=[.A1522] -1" office:value-type="float" office:value="769">
            <text:p>769</text:p>
          </table:table-cell>
          <table:table-cell table:formula="of:=&quot;N&quot;&amp;[.A1523]" office:value-type="string" office:string-value="N769">
            <text:p>N769</text:p>
          </table:table-cell>
          <table:table-cell table:formula="of:=[.C1522]" office:value-type="float" office:value="6315">
            <text:p>6315</text:p>
          </table:table-cell>
          <table:table-cell table:formula="of:= &quot;X&quot;&amp; [.C1523]" office:value-type="string" office:string-value="X6315">
            <text:p>X6315</text:p>
          </table:table-cell>
          <table:table-cell table:formula="of:=[.E1522] - [.$J$6]" office:value-type="float" office:value="-1322.625">
            <text:p>-1322.625</text:p>
          </table:table-cell>
          <table:table-cell table:formula="of:=&quot;Y&quot; &amp; [.E1523]" office:value-type="string" office:string-value="Y-1322.625">
            <text:p>Y-1322.625</text:p>
          </table:table-cell>
          <table:table-cell table:number-columns-repeated="8"/>
          <table:table-cell table:style-name="ce8" table:formula="of:=[.B1524]" office:value-type="string" office:string-value="N768">
            <text:p>N768</text:p>
          </table:table-cell>
          <table:table-cell table:style-name="ce8" table:formula="of:=[.D1524]" office:value-type="string" office:string-value="X6315">
            <text:p>X6315</text:p>
          </table:table-cell>
          <table:table-cell table:style-name="ce8" table:formula="of:=[.F1524]" office:value-type="string" office:string-value="Y-1328.375">
            <text:p>Y-1328.375</text:p>
          </table:table-cell>
        </table:table-row>
        <table:table-row table:style-name="ro1">
          <table:table-cell table:formula="of:=[.A1523] -1" office:value-type="float" office:value="768">
            <text:p>768</text:p>
          </table:table-cell>
          <table:table-cell table:formula="of:=&quot;N&quot;&amp;[.A1524]" office:value-type="string" office:string-value="N768">
            <text:p>N768</text:p>
          </table:table-cell>
          <table:table-cell table:formula="of:=[.C1523]" office:value-type="float" office:value="6315">
            <text:p>6315</text:p>
          </table:table-cell>
          <table:table-cell table:formula="of:= &quot;X&quot;&amp; [.C1524]" office:value-type="string" office:string-value="X6315">
            <text:p>X6315</text:p>
          </table:table-cell>
          <table:table-cell table:formula="of:=[.E1523] - [.$J$6]" office:value-type="float" office:value="-1328.375">
            <text:p>-1328.375</text:p>
          </table:table-cell>
          <table:table-cell table:formula="of:=&quot;Y&quot; &amp; [.E1524]" office:value-type="string" office:string-value="Y-1328.375">
            <text:p>Y-1328.375</text:p>
          </table:table-cell>
          <table:table-cell table:number-columns-repeated="8"/>
          <table:table-cell table:style-name="ce8" table:formula="of:=[.B1525]" office:value-type="string" office:string-value="N767">
            <text:p>N767</text:p>
          </table:table-cell>
          <table:table-cell table:style-name="ce8" table:formula="of:=[.D1525]" office:value-type="string" office:string-value="X6315">
            <text:p>X6315</text:p>
          </table:table-cell>
          <table:table-cell table:style-name="ce8" table:formula="of:=[.F1525]" office:value-type="string" office:string-value="Y-1334.125">
            <text:p>Y-1334.125</text:p>
          </table:table-cell>
        </table:table-row>
        <table:table-row table:style-name="ro1">
          <table:table-cell table:formula="of:=[.A1524] -1" office:value-type="float" office:value="767">
            <text:p>767</text:p>
          </table:table-cell>
          <table:table-cell table:formula="of:=&quot;N&quot;&amp;[.A1525]" office:value-type="string" office:string-value="N767">
            <text:p>N767</text:p>
          </table:table-cell>
          <table:table-cell table:formula="of:=[.C1524]" office:value-type="float" office:value="6315">
            <text:p>6315</text:p>
          </table:table-cell>
          <table:table-cell table:formula="of:= &quot;X&quot;&amp; [.C1525]" office:value-type="string" office:string-value="X6315">
            <text:p>X6315</text:p>
          </table:table-cell>
          <table:table-cell table:formula="of:=[.E1524] - [.$J$6]" office:value-type="float" office:value="-1334.125">
            <text:p>-1334.125</text:p>
          </table:table-cell>
          <table:table-cell table:formula="of:=&quot;Y&quot; &amp; [.E1525]" office:value-type="string" office:string-value="Y-1334.125">
            <text:p>Y-1334.125</text:p>
          </table:table-cell>
          <table:table-cell table:number-columns-repeated="8"/>
          <table:table-cell table:style-name="ce8" table:formula="of:=[.B1526]" office:value-type="string" office:string-value="N766">
            <text:p>N766</text:p>
          </table:table-cell>
          <table:table-cell table:style-name="ce8" table:formula="of:=[.D1526]" office:value-type="string" office:string-value="X6315">
            <text:p>X6315</text:p>
          </table:table-cell>
          <table:table-cell table:style-name="ce8" table:formula="of:=[.F1526]" office:value-type="string" office:string-value="Y-1339.875">
            <text:p>Y-1339.875</text:p>
          </table:table-cell>
        </table:table-row>
        <table:table-row table:style-name="ro1">
          <table:table-cell table:formula="of:=[.A1525] -1" office:value-type="float" office:value="766">
            <text:p>766</text:p>
          </table:table-cell>
          <table:table-cell table:formula="of:=&quot;N&quot;&amp;[.A1526]" office:value-type="string" office:string-value="N766">
            <text:p>N766</text:p>
          </table:table-cell>
          <table:table-cell table:formula="of:=[.C1525]" office:value-type="float" office:value="6315">
            <text:p>6315</text:p>
          </table:table-cell>
          <table:table-cell table:formula="of:= &quot;X&quot;&amp; [.C1526]" office:value-type="string" office:string-value="X6315">
            <text:p>X6315</text:p>
          </table:table-cell>
          <table:table-cell table:formula="of:=[.E1525] - [.$J$6]" office:value-type="float" office:value="-1339.875">
            <text:p>-1339.875</text:p>
          </table:table-cell>
          <table:table-cell table:formula="of:=&quot;Y&quot; &amp; [.E1526]" office:value-type="string" office:string-value="Y-1339.875">
            <text:p>Y-1339.875</text:p>
          </table:table-cell>
          <table:table-cell table:number-columns-repeated="8"/>
          <table:table-cell table:style-name="ce8" table:formula="of:=[.B1527]" office:value-type="string" office:string-value="N765">
            <text:p>N765</text:p>
          </table:table-cell>
          <table:table-cell table:style-name="ce8" table:formula="of:=[.D1527]" office:value-type="string" office:string-value="X6315">
            <text:p>X6315</text:p>
          </table:table-cell>
          <table:table-cell table:style-name="ce8" table:formula="of:=[.F1527]" office:value-type="string" office:string-value="Y-1345.625">
            <text:p>Y-1345.625</text:p>
          </table:table-cell>
        </table:table-row>
        <table:table-row table:style-name="ro1">
          <table:table-cell table:formula="of:=[.A1526] -1" office:value-type="float" office:value="765">
            <text:p>765</text:p>
          </table:table-cell>
          <table:table-cell table:formula="of:=&quot;N&quot;&amp;[.A1527]" office:value-type="string" office:string-value="N765">
            <text:p>N765</text:p>
          </table:table-cell>
          <table:table-cell table:formula="of:=[.C1526]" office:value-type="float" office:value="6315">
            <text:p>6315</text:p>
          </table:table-cell>
          <table:table-cell table:formula="of:= &quot;X&quot;&amp; [.C1527]" office:value-type="string" office:string-value="X6315">
            <text:p>X6315</text:p>
          </table:table-cell>
          <table:table-cell table:formula="of:=[.E1526] - [.$J$6]" office:value-type="float" office:value="-1345.625">
            <text:p>-1345.625</text:p>
          </table:table-cell>
          <table:table-cell table:formula="of:=&quot;Y&quot; &amp; [.E1527]" office:value-type="string" office:string-value="Y-1345.625">
            <text:p>Y-1345.625</text:p>
          </table:table-cell>
          <table:table-cell table:number-columns-repeated="8"/>
          <table:table-cell table:style-name="ce8" table:formula="of:=[.B1528]" office:value-type="string" office:string-value="N764">
            <text:p>N764</text:p>
          </table:table-cell>
          <table:table-cell table:style-name="ce8" table:formula="of:=[.D1528]" office:value-type="string" office:string-value="X6315">
            <text:p>X6315</text:p>
          </table:table-cell>
          <table:table-cell table:style-name="ce8" table:formula="of:=[.F1528]" office:value-type="string" office:string-value="Y-1351.375">
            <text:p>Y-1351.375</text:p>
          </table:table-cell>
        </table:table-row>
        <table:table-row table:style-name="ro1">
          <table:table-cell table:formula="of:=[.A1527] -1" office:value-type="float" office:value="764">
            <text:p>764</text:p>
          </table:table-cell>
          <table:table-cell table:formula="of:=&quot;N&quot;&amp;[.A1528]" office:value-type="string" office:string-value="N764">
            <text:p>N764</text:p>
          </table:table-cell>
          <table:table-cell table:formula="of:=[.C1527]" office:value-type="float" office:value="6315">
            <text:p>6315</text:p>
          </table:table-cell>
          <table:table-cell table:formula="of:= &quot;X&quot;&amp; [.C1528]" office:value-type="string" office:string-value="X6315">
            <text:p>X6315</text:p>
          </table:table-cell>
          <table:table-cell table:formula="of:=[.E1527] - [.$J$6]" office:value-type="float" office:value="-1351.375">
            <text:p>-1351.375</text:p>
          </table:table-cell>
          <table:table-cell table:formula="of:=&quot;Y&quot; &amp; [.E1528]" office:value-type="string" office:string-value="Y-1351.375">
            <text:p>Y-1351.375</text:p>
          </table:table-cell>
          <table:table-cell table:number-columns-repeated="8"/>
          <table:table-cell table:style-name="ce8" table:formula="of:=[.B1529]" office:value-type="string" office:string-value="N763">
            <text:p>N763</text:p>
          </table:table-cell>
          <table:table-cell table:style-name="ce8" table:formula="of:=[.D1529]" office:value-type="string" office:string-value="X6315">
            <text:p>X6315</text:p>
          </table:table-cell>
          <table:table-cell table:style-name="ce8" table:formula="of:=[.F1529]" office:value-type="string" office:string-value="Y-1357.125">
            <text:p>Y-1357.125</text:p>
          </table:table-cell>
        </table:table-row>
        <table:table-row table:style-name="ro1">
          <table:table-cell table:formula="of:=[.A1528] -1" office:value-type="float" office:value="763">
            <text:p>763</text:p>
          </table:table-cell>
          <table:table-cell table:formula="of:=&quot;N&quot;&amp;[.A1529]" office:value-type="string" office:string-value="N763">
            <text:p>N763</text:p>
          </table:table-cell>
          <table:table-cell table:formula="of:=[.C1528]" office:value-type="float" office:value="6315">
            <text:p>6315</text:p>
          </table:table-cell>
          <table:table-cell table:formula="of:= &quot;X&quot;&amp; [.C1529]" office:value-type="string" office:string-value="X6315">
            <text:p>X6315</text:p>
          </table:table-cell>
          <table:table-cell table:formula="of:=[.E1528] - [.$J$6]" office:value-type="float" office:value="-1357.125">
            <text:p>-1357.125</text:p>
          </table:table-cell>
          <table:table-cell table:formula="of:=&quot;Y&quot; &amp; [.E1529]" office:value-type="string" office:string-value="Y-1357.125">
            <text:p>Y-1357.125</text:p>
          </table:table-cell>
          <table:table-cell table:number-columns-repeated="8"/>
          <table:table-cell table:style-name="ce8" table:formula="of:=[.B1530]" office:value-type="string" office:string-value="N762">
            <text:p>N762</text:p>
          </table:table-cell>
          <table:table-cell table:style-name="ce8" table:formula="of:=[.D1530]" office:value-type="string" office:string-value="X6315">
            <text:p>X6315</text:p>
          </table:table-cell>
          <table:table-cell table:style-name="ce8" table:formula="of:=[.F1530]" office:value-type="string" office:string-value="Y-1362.875">
            <text:p>Y-1362.875</text:p>
          </table:table-cell>
        </table:table-row>
        <table:table-row table:style-name="ro1">
          <table:table-cell table:formula="of:=[.A1529] -1" office:value-type="float" office:value="762">
            <text:p>762</text:p>
          </table:table-cell>
          <table:table-cell table:formula="of:=&quot;N&quot;&amp;[.A1530]" office:value-type="string" office:string-value="N762">
            <text:p>N762</text:p>
          </table:table-cell>
          <table:table-cell table:formula="of:=[.C1529]" office:value-type="float" office:value="6315">
            <text:p>6315</text:p>
          </table:table-cell>
          <table:table-cell table:formula="of:= &quot;X&quot;&amp; [.C1530]" office:value-type="string" office:string-value="X6315">
            <text:p>X6315</text:p>
          </table:table-cell>
          <table:table-cell table:formula="of:=[.E1529] - [.$J$6]" office:value-type="float" office:value="-1362.875">
            <text:p>-1362.875</text:p>
          </table:table-cell>
          <table:table-cell table:formula="of:=&quot;Y&quot; &amp; [.E1530]" office:value-type="string" office:string-value="Y-1362.875">
            <text:p>Y-1362.875</text:p>
          </table:table-cell>
          <table:table-cell table:number-columns-repeated="8"/>
          <table:table-cell table:style-name="ce8" table:formula="of:=[.B1531]" office:value-type="string" office:string-value="N761">
            <text:p>N761</text:p>
          </table:table-cell>
          <table:table-cell table:style-name="ce8" table:formula="of:=[.D1531]" office:value-type="string" office:string-value="X6315">
            <text:p>X6315</text:p>
          </table:table-cell>
          <table:table-cell table:style-name="ce8" table:formula="of:=[.F1531]" office:value-type="string" office:string-value="Y-1368.625">
            <text:p>Y-1368.625</text:p>
          </table:table-cell>
        </table:table-row>
        <table:table-row table:style-name="ro1">
          <table:table-cell table:formula="of:=[.A1530] -1" office:value-type="float" office:value="761">
            <text:p>761</text:p>
          </table:table-cell>
          <table:table-cell table:formula="of:=&quot;N&quot;&amp;[.A1531]" office:value-type="string" office:string-value="N761">
            <text:p>N761</text:p>
          </table:table-cell>
          <table:table-cell table:formula="of:=[.C1530]" office:value-type="float" office:value="6315">
            <text:p>6315</text:p>
          </table:table-cell>
          <table:table-cell table:formula="of:= &quot;X&quot;&amp; [.C1531]" office:value-type="string" office:string-value="X6315">
            <text:p>X6315</text:p>
          </table:table-cell>
          <table:table-cell table:formula="of:=[.E1530] - [.$J$6]" office:value-type="float" office:value="-1368.625">
            <text:p>-1368.625</text:p>
          </table:table-cell>
          <table:table-cell table:formula="of:=&quot;Y&quot; &amp; [.E1531]" office:value-type="string" office:string-value="Y-1368.625">
            <text:p>Y-1368.625</text:p>
          </table:table-cell>
          <table:table-cell table:number-columns-repeated="8"/>
          <table:table-cell table:style-name="ce8" table:formula="of:=[.B1532]" office:value-type="string" office:string-value="N760">
            <text:p>N760</text:p>
          </table:table-cell>
          <table:table-cell table:style-name="ce8" table:formula="of:=[.D1532]" office:value-type="string" office:string-value="X6315">
            <text:p>X6315</text:p>
          </table:table-cell>
          <table:table-cell table:style-name="ce8" table:formula="of:=[.F1532]" office:value-type="string" office:string-value="Y-1374.375">
            <text:p>Y-1374.375</text:p>
          </table:table-cell>
        </table:table-row>
        <table:table-row table:style-name="ro1">
          <table:table-cell table:formula="of:=[.A1531] -1" office:value-type="float" office:value="760">
            <text:p>760</text:p>
          </table:table-cell>
          <table:table-cell table:formula="of:=&quot;N&quot;&amp;[.A1532]" office:value-type="string" office:string-value="N760">
            <text:p>N760</text:p>
          </table:table-cell>
          <table:table-cell table:formula="of:=[.C1531]" office:value-type="float" office:value="6315">
            <text:p>6315</text:p>
          </table:table-cell>
          <table:table-cell table:formula="of:= &quot;X&quot;&amp; [.C1532]" office:value-type="string" office:string-value="X6315">
            <text:p>X6315</text:p>
          </table:table-cell>
          <table:table-cell table:formula="of:=[.E1531] - [.$J$6]" office:value-type="float" office:value="-1374.375">
            <text:p>-1374.375</text:p>
          </table:table-cell>
          <table:table-cell table:formula="of:=&quot;Y&quot; &amp; [.E1532]" office:value-type="string" office:string-value="Y-1374.375">
            <text:p>Y-1374.375</text:p>
          </table:table-cell>
          <table:table-cell table:number-columns-repeated="8"/>
          <table:table-cell table:style-name="ce8" table:formula="of:=[.B1533]" office:value-type="string" office:string-value="N759">
            <text:p>N759</text:p>
          </table:table-cell>
          <table:table-cell table:style-name="ce8" table:formula="of:=[.D1533]" office:value-type="string" office:string-value="X6315">
            <text:p>X6315</text:p>
          </table:table-cell>
          <table:table-cell table:style-name="ce8" table:formula="of:=[.F1533]" office:value-type="string" office:string-value="Y-1380.125">
            <text:p>Y-1380.125</text:p>
          </table:table-cell>
        </table:table-row>
        <table:table-row table:style-name="ro1">
          <table:table-cell table:formula="of:=[.A1532] -1" office:value-type="float" office:value="759">
            <text:p>759</text:p>
          </table:table-cell>
          <table:table-cell table:formula="of:=&quot;N&quot;&amp;[.A1533]" office:value-type="string" office:string-value="N759">
            <text:p>N759</text:p>
          </table:table-cell>
          <table:table-cell table:formula="of:=[.C1532]" office:value-type="float" office:value="6315">
            <text:p>6315</text:p>
          </table:table-cell>
          <table:table-cell table:formula="of:= &quot;X&quot;&amp; [.C1533]" office:value-type="string" office:string-value="X6315">
            <text:p>X6315</text:p>
          </table:table-cell>
          <table:table-cell table:formula="of:=[.E1532] - [.$J$6]" office:value-type="float" office:value="-1380.125">
            <text:p>-1380.125</text:p>
          </table:table-cell>
          <table:table-cell table:formula="of:=&quot;Y&quot; &amp; [.E1533]" office:value-type="string" office:string-value="Y-1380.125">
            <text:p>Y-1380.125</text:p>
          </table:table-cell>
          <table:table-cell table:number-columns-repeated="8"/>
          <table:table-cell table:style-name="ce8" table:formula="of:=[.B1534]" office:value-type="string" office:string-value="N758">
            <text:p>N758</text:p>
          </table:table-cell>
          <table:table-cell table:style-name="ce8" table:formula="of:=[.D1534]" office:value-type="string" office:string-value="X6315">
            <text:p>X6315</text:p>
          </table:table-cell>
          <table:table-cell table:style-name="ce8" table:formula="of:=[.F1534]" office:value-type="string" office:string-value="Y-1385.875">
            <text:p>Y-1385.875</text:p>
          </table:table-cell>
        </table:table-row>
        <table:table-row table:style-name="ro1">
          <table:table-cell table:formula="of:=[.A1533] -1" office:value-type="float" office:value="758">
            <text:p>758</text:p>
          </table:table-cell>
          <table:table-cell table:formula="of:=&quot;N&quot;&amp;[.A1534]" office:value-type="string" office:string-value="N758">
            <text:p>N758</text:p>
          </table:table-cell>
          <table:table-cell table:formula="of:=[.C1533]" office:value-type="float" office:value="6315">
            <text:p>6315</text:p>
          </table:table-cell>
          <table:table-cell table:formula="of:= &quot;X&quot;&amp; [.C1534]" office:value-type="string" office:string-value="X6315">
            <text:p>X6315</text:p>
          </table:table-cell>
          <table:table-cell table:formula="of:=[.E1533] - [.$J$6]" office:value-type="float" office:value="-1385.875">
            <text:p>-1385.875</text:p>
          </table:table-cell>
          <table:table-cell table:formula="of:=&quot;Y&quot; &amp; [.E1534]" office:value-type="string" office:string-value="Y-1385.875">
            <text:p>Y-1385.875</text:p>
          </table:table-cell>
          <table:table-cell table:number-columns-repeated="8"/>
          <table:table-cell table:style-name="ce8" table:formula="of:=[.B1535]" office:value-type="string" office:string-value="N757">
            <text:p>N757</text:p>
          </table:table-cell>
          <table:table-cell table:style-name="ce8" table:formula="of:=[.D1535]" office:value-type="string" office:string-value="X6315">
            <text:p>X6315</text:p>
          </table:table-cell>
          <table:table-cell table:style-name="ce8" table:formula="of:=[.F1535]" office:value-type="string" office:string-value="Y-1391.625">
            <text:p>Y-1391.625</text:p>
          </table:table-cell>
        </table:table-row>
        <table:table-row table:style-name="ro1">
          <table:table-cell table:formula="of:=[.A1534] -1" office:value-type="float" office:value="757">
            <text:p>757</text:p>
          </table:table-cell>
          <table:table-cell table:formula="of:=&quot;N&quot;&amp;[.A1535]" office:value-type="string" office:string-value="N757">
            <text:p>N757</text:p>
          </table:table-cell>
          <table:table-cell table:formula="of:=[.C1534]" office:value-type="float" office:value="6315">
            <text:p>6315</text:p>
          </table:table-cell>
          <table:table-cell table:formula="of:= &quot;X&quot;&amp; [.C1535]" office:value-type="string" office:string-value="X6315">
            <text:p>X6315</text:p>
          </table:table-cell>
          <table:table-cell table:formula="of:=[.E1534] - [.$J$6]" office:value-type="float" office:value="-1391.625">
            <text:p>-1391.625</text:p>
          </table:table-cell>
          <table:table-cell table:formula="of:=&quot;Y&quot; &amp; [.E1535]" office:value-type="string" office:string-value="Y-1391.625">
            <text:p>Y-1391.625</text:p>
          </table:table-cell>
          <table:table-cell table:number-columns-repeated="8"/>
          <table:table-cell table:style-name="ce8" table:formula="of:=[.B1536]" office:value-type="string" office:string-value="N756">
            <text:p>N756</text:p>
          </table:table-cell>
          <table:table-cell table:style-name="ce8" table:formula="of:=[.D1536]" office:value-type="string" office:string-value="X6315">
            <text:p>X6315</text:p>
          </table:table-cell>
          <table:table-cell table:style-name="ce8" table:formula="of:=[.F1536]" office:value-type="string" office:string-value="Y-1397.375">
            <text:p>Y-1397.375</text:p>
          </table:table-cell>
        </table:table-row>
        <table:table-row table:style-name="ro1">
          <table:table-cell table:formula="of:=[.A1535] -1" office:value-type="float" office:value="756">
            <text:p>756</text:p>
          </table:table-cell>
          <table:table-cell table:formula="of:=&quot;N&quot;&amp;[.A1536]" office:value-type="string" office:string-value="N756">
            <text:p>N756</text:p>
          </table:table-cell>
          <table:table-cell table:formula="of:=[.C1535]" office:value-type="float" office:value="6315">
            <text:p>6315</text:p>
          </table:table-cell>
          <table:table-cell table:formula="of:= &quot;X&quot;&amp; [.C1536]" office:value-type="string" office:string-value="X6315">
            <text:p>X6315</text:p>
          </table:table-cell>
          <table:table-cell table:formula="of:=[.E1535] - [.$J$6]" office:value-type="float" office:value="-1397.375">
            <text:p>-1397.375</text:p>
          </table:table-cell>
          <table:table-cell table:formula="of:=&quot;Y&quot; &amp; [.E1536]" office:value-type="string" office:string-value="Y-1397.375">
            <text:p>Y-1397.375</text:p>
          </table:table-cell>
          <table:table-cell table:number-columns-repeated="8"/>
          <table:table-cell table:style-name="ce8" table:formula="of:=[.B1537]" office:value-type="string" office:string-value="N755">
            <text:p>N755</text:p>
          </table:table-cell>
          <table:table-cell table:style-name="ce8" table:formula="of:=[.D1537]" office:value-type="string" office:string-value="X6315">
            <text:p>X6315</text:p>
          </table:table-cell>
          <table:table-cell table:style-name="ce8" table:formula="of:=[.F1537]" office:value-type="string" office:string-value="Y-1403.125">
            <text:p>Y-1403.125</text:p>
          </table:table-cell>
        </table:table-row>
        <table:table-row table:style-name="ro1">
          <table:table-cell table:formula="of:=[.A1536] -1" office:value-type="float" office:value="755">
            <text:p>755</text:p>
          </table:table-cell>
          <table:table-cell table:formula="of:=&quot;N&quot;&amp;[.A1537]" office:value-type="string" office:string-value="N755">
            <text:p>N755</text:p>
          </table:table-cell>
          <table:table-cell table:formula="of:=[.C1536]" office:value-type="float" office:value="6315">
            <text:p>6315</text:p>
          </table:table-cell>
          <table:table-cell table:formula="of:= &quot;X&quot;&amp; [.C1537]" office:value-type="string" office:string-value="X6315">
            <text:p>X6315</text:p>
          </table:table-cell>
          <table:table-cell table:formula="of:=[.E1536] - [.$J$6]" office:value-type="float" office:value="-1403.125">
            <text:p>-1403.125</text:p>
          </table:table-cell>
          <table:table-cell table:formula="of:=&quot;Y&quot; &amp; [.E1537]" office:value-type="string" office:string-value="Y-1403.125">
            <text:p>Y-1403.125</text:p>
          </table:table-cell>
          <table:table-cell table:number-columns-repeated="8"/>
          <table:table-cell table:style-name="ce8" table:formula="of:=[.B1538]" office:value-type="string" office:string-value="N754">
            <text:p>N754</text:p>
          </table:table-cell>
          <table:table-cell table:style-name="ce8" table:formula="of:=[.D1538]" office:value-type="string" office:string-value="X6315">
            <text:p>X6315</text:p>
          </table:table-cell>
          <table:table-cell table:style-name="ce8" table:formula="of:=[.F1538]" office:value-type="string" office:string-value="Y-1408.875">
            <text:p>Y-1408.875</text:p>
          </table:table-cell>
        </table:table-row>
        <table:table-row table:style-name="ro1">
          <table:table-cell table:formula="of:=[.A1537] -1" office:value-type="float" office:value="754">
            <text:p>754</text:p>
          </table:table-cell>
          <table:table-cell table:formula="of:=&quot;N&quot;&amp;[.A1538]" office:value-type="string" office:string-value="N754">
            <text:p>N754</text:p>
          </table:table-cell>
          <table:table-cell table:formula="of:=[.C1537]" office:value-type="float" office:value="6315">
            <text:p>6315</text:p>
          </table:table-cell>
          <table:table-cell table:formula="of:= &quot;X&quot;&amp; [.C1538]" office:value-type="string" office:string-value="X6315">
            <text:p>X6315</text:p>
          </table:table-cell>
          <table:table-cell table:formula="of:=[.E1537] - [.$J$6]" office:value-type="float" office:value="-1408.875">
            <text:p>-1408.875</text:p>
          </table:table-cell>
          <table:table-cell table:formula="of:=&quot;Y&quot; &amp; [.E1538]" office:value-type="string" office:string-value="Y-1408.875">
            <text:p>Y-1408.875</text:p>
          </table:table-cell>
          <table:table-cell table:number-columns-repeated="8"/>
          <table:table-cell table:style-name="ce8" table:formula="of:=[.B1539]" office:value-type="string" office:string-value="N753">
            <text:p>N753</text:p>
          </table:table-cell>
          <table:table-cell table:style-name="ce8" table:formula="of:=[.D1539]" office:value-type="string" office:string-value="X6315">
            <text:p>X6315</text:p>
          </table:table-cell>
          <table:table-cell table:style-name="ce8" table:formula="of:=[.F1539]" office:value-type="string" office:string-value="Y-1414.625">
            <text:p>Y-1414.625</text:p>
          </table:table-cell>
        </table:table-row>
        <table:table-row table:style-name="ro1">
          <table:table-cell table:formula="of:=[.A1538] -1" office:value-type="float" office:value="753">
            <text:p>753</text:p>
          </table:table-cell>
          <table:table-cell table:formula="of:=&quot;N&quot;&amp;[.A1539]" office:value-type="string" office:string-value="N753">
            <text:p>N753</text:p>
          </table:table-cell>
          <table:table-cell table:formula="of:=[.C1538]" office:value-type="float" office:value="6315">
            <text:p>6315</text:p>
          </table:table-cell>
          <table:table-cell table:formula="of:= &quot;X&quot;&amp; [.C1539]" office:value-type="string" office:string-value="X6315">
            <text:p>X6315</text:p>
          </table:table-cell>
          <table:table-cell table:formula="of:=[.E1538] - [.$J$6]" office:value-type="float" office:value="-1414.625">
            <text:p>-1414.625</text:p>
          </table:table-cell>
          <table:table-cell table:formula="of:=&quot;Y&quot; &amp; [.E1539]" office:value-type="string" office:string-value="Y-1414.625">
            <text:p>Y-1414.625</text:p>
          </table:table-cell>
          <table:table-cell table:number-columns-repeated="8"/>
          <table:table-cell table:style-name="ce8" table:formula="of:=[.B1540]" office:value-type="string" office:string-value="N752">
            <text:p>N752</text:p>
          </table:table-cell>
          <table:table-cell table:style-name="ce8" table:formula="of:=[.D1540]" office:value-type="string" office:string-value="X6315">
            <text:p>X6315</text:p>
          </table:table-cell>
          <table:table-cell table:style-name="ce8" table:formula="of:=[.F1540]" office:value-type="string" office:string-value="Y-1420.375">
            <text:p>Y-1420.375</text:p>
          </table:table-cell>
        </table:table-row>
        <table:table-row table:style-name="ro1">
          <table:table-cell table:formula="of:=[.A1539] -1" office:value-type="float" office:value="752">
            <text:p>752</text:p>
          </table:table-cell>
          <table:table-cell table:formula="of:=&quot;N&quot;&amp;[.A1540]" office:value-type="string" office:string-value="N752">
            <text:p>N752</text:p>
          </table:table-cell>
          <table:table-cell table:formula="of:=[.C1539]" office:value-type="float" office:value="6315">
            <text:p>6315</text:p>
          </table:table-cell>
          <table:table-cell table:formula="of:= &quot;X&quot;&amp; [.C1540]" office:value-type="string" office:string-value="X6315">
            <text:p>X6315</text:p>
          </table:table-cell>
          <table:table-cell table:formula="of:=[.E1539] - [.$J$6]" office:value-type="float" office:value="-1420.375">
            <text:p>-1420.375</text:p>
          </table:table-cell>
          <table:table-cell table:formula="of:=&quot;Y&quot; &amp; [.E1540]" office:value-type="string" office:string-value="Y-1420.375">
            <text:p>Y-1420.375</text:p>
          </table:table-cell>
          <table:table-cell table:number-columns-repeated="8"/>
          <table:table-cell table:style-name="ce8" table:formula="of:=[.B1541]" office:value-type="float" office:value="0">
            <text:p>0</text:p>
          </table:table-cell>
          <table:table-cell table:style-name="ce8" table:formula="of:=[.D1541]" office:value-type="float" office:value="0">
            <text:p>0</text:p>
          </table:table-cell>
          <table:table-cell table:style-name="ce8" table:formula="of:=[.F1541]" office:value-type="float" office:value="0">
            <text:p>0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 table:number-columns-repeated="11"/>
        </table:table-row>
        <table:table-row table:style-name="ro1" table:number-rows-repeated="104703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28/11/2017</text:date>, <text:time>11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7-11-28T11:38:35</dc:date>
    <dc:creator>Proto DUNE</dc:creator>
    <meta:editing-duration>P13DT21H11M15S</meta:editing-duration>
    <meta:editing-cycles>31</meta:editing-cycles>
    <meta:generator>OpenOffice/4.1.3$Win32 OpenOffice.org_project/413m1$Build-9783</meta:generator>
    <meta:document-statistic meta:table-count="3" meta:cell-count="13897" meta:object-count="0"/>
  </office:meta>
</office:document-meta>
</file>